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ArialMT" svg:font-family="ArialMT" style:font-pitch="variable"/>
    <style:font-face style:name="ArialMT1" svg:font-family="ArialMT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218cm" fo:min-width="0.21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09cm" fo:min-width="0.94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solid" svg:stroke-width="0.05cm" svg:stroke-color="#1f1917" draw:stroke-linejoin="miter" svg:stroke-linecap="butt" draw:fill="solid" draw:fill-color="#ffffff" fo:padding-top="0.025cm" fo:padding-bottom="0.025cm" fo:padding-left="0.025cm" fo:padding-right="0.025cm"/>
    </style:style>
    <style:style style:name="gr5" style:family="graphic" style:parent-style-name="standard">
      <style:graphic-properties draw:stroke="solid" svg:stroke-width="0.05cm" svg:stroke-color="#1f1917" draw:stroke-linejoin="miter" svg:stroke-linecap="butt" draw:fill="solid" draw:fill-color="#1f1917" fo:padding-top="0.025cm" fo:padding-bottom="0.025cm" fo:padding-left="0.025cm" fo:padding-right="0.025cm"/>
    </style:style>
    <style:style style:name="gr6" style:family="graphic" style:parent-style-name="standard">
      <style:graphic-properties draw:stroke="solid" svg:stroke-width="0.007cm" svg:stroke-color="#1f1917" draw:stroke-linejoin="miter" svg:stroke-linecap="butt" draw:fill="solid" draw:fill-color="#1f1917" fo:padding-top="0.003cm" fo:padding-bottom="0.003cm" fo:padding-left="0.003cm" fo:padding-right="0.003cm"/>
    </style:style>
    <style:style style:name="gr7" style:family="graphic" style:parent-style-name="standard">
      <style:graphic-properties draw:stroke="none" draw:fill="solid" draw:fill-color="#1f1917"/>
    </style:style>
    <style:style style:name="gr8" style:family="graphic" style:parent-style-name="standard">
      <style:graphic-properties draw:stroke="solid" svg:stroke-width="0.007cm" svg:stroke-color="#1f1917" draw:stroke-linejoin="miter" svg:stroke-linecap="butt" draw:fill="none" fo:padding-top="0.003cm" fo:padding-bottom="0.003cm" fo:padding-left="0.003cm" fo:padding-right="0.003cm"/>
    </style:style>
    <style:style style:name="gr9" style:family="graphic" style:parent-style-name="standard">
      <style:graphic-properties draw:stroke="solid" svg:stroke-width="0.071cm" svg:stroke-color="#1f1917" draw:stroke-linejoin="miter" svg:stroke-linecap="butt" draw:fill="none" fo:padding-top="0.035cm" fo:padding-bottom="0.035cm" fo:padding-left="0.035cm" fo:padding-right="0.035cm"/>
    </style:style>
    <style:style style:name="gr10" style:family="graphic" style:parent-style-name="standard">
      <style:graphic-properties draw:stroke="solid" svg:stroke-width="0.03cm" svg:stroke-color="#1f1917" draw:stroke-linejoin="miter" svg:stroke-linecap="butt" draw:fill="none" fo:padding-top="0.015cm" fo:padding-bottom="0.015cm" fo:padding-left="0.015cm" fo:padding-right="0.015cm"/>
    </style:style>
    <style:style style:name="gr11" style:family="graphic" style:parent-style-name="standard">
      <style:graphic-properties draw:stroke="solid" svg:stroke-width="0.116cm" svg:stroke-color="#1f1917" draw:stroke-linejoin="miter" svg:stroke-linecap="butt" draw:fill="none" fo:padding-top="0.058cm" fo:padding-bottom="0.058cm" fo:padding-left="0.058cm" fo:padding-right="0.058cm"/>
    </style:style>
    <style:style style:name="gr12" style:family="graphic" style:parent-style-name="standard">
      <style:graphic-properties draw:stroke="solid" svg:stroke-width="0.035cm" svg:stroke-color="#1f1917" draw:stroke-linejoin="miter" svg:stroke-linecap="butt" draw:fill="none" fo:padding-top="0.017cm" fo:padding-bottom="0.017cm" fo:padding-left="0.017cm" fo:padding-right="0.017cm"/>
    </style:style>
    <style:style style:name="gr13" style:family="graphic" style:parent-style-name="standard">
      <style:graphic-properties draw:stroke="solid" svg:stroke-width="0.02cm" svg:stroke-color="#1f1917" draw:stroke-linejoin="miter" svg:stroke-linecap="butt" draw:fill="solid" draw:fill-color="#1f1917" fo:padding-top="0.01cm" fo:padding-bottom="0.01cm" fo:padding-left="0.01cm" fo:padding-right="0.01cm"/>
    </style:style>
    <style:style style:name="gr14" style:family="graphic" style:parent-style-name="standard">
      <style:graphic-properties draw:stroke="solid" svg:stroke-width="0.04cm" svg:stroke-color="#1f1917" draw:stroke-linejoin="miter" svg:stroke-linecap="butt" draw:fill="none" fo:padding-top="0.02cm" fo:padding-bottom="0.02cm" fo:padding-left="0.02cm" fo:padding-right="0.02cm"/>
    </style:style>
    <style:style style:name="gr15" style:family="graphic" style:parent-style-name="standard">
      <style:graphic-properties draw:stroke="solid" svg:stroke-width="0.053cm" svg:stroke-color="#211f1c" draw:stroke-linejoin="miter" svg:stroke-linecap="butt" draw:fill="none" fo:padding-top="0.026cm" fo:padding-bottom="0.026cm" fo:padding-left="0.026cm" fo:padding-right="0.026cm"/>
    </style:style>
    <style:style style:name="gr16" style:family="graphic" style:parent-style-name="standard">
      <style:graphic-properties draw:stroke="solid" svg:stroke-width="0.05cm" svg:stroke-color="#1f1917" draw:stroke-linejoin="miter" svg:stroke-linecap="butt" draw:fill="none" fo:padding-top="0.025cm" fo:padding-bottom="0.025cm" fo:padding-left="0.025cm" fo:padding-right="0.025cm"/>
    </style:style>
    <style:style style:name="gr17" style:family="graphic" style:parent-style-name="standard">
      <style:graphic-properties draw:stroke="solid" svg:stroke-width="0.02cm" svg:stroke-color="#1f1917" draw:stroke-linejoin="miter" svg:stroke-linecap="butt" draw:fill="none" fo:padding-top="0.01cm" fo:padding-bottom="0.01cm" fo:padding-left="0.01cm" fo:padding-right="0.01cm"/>
    </style:style>
    <style:style style:name="gr18" style:family="graphic" style:parent-style-name="standard">
      <style:graphic-properties draw:stroke="solid" svg:stroke-width="0.076cm" svg:stroke-color="#1f1917" draw:stroke-linejoin="miter" svg:stroke-linecap="butt" draw:fill="none" fo:padding-top="0.038cm" fo:padding-bottom="0.038cm" fo:padding-left="0.038cm" fo:padding-right="0.038cm"/>
    </style:style>
    <style:style style:name="gr19" style:family="graphic" style:parent-style-name="standard">
      <style:graphic-properties draw:stroke="none" draw:fill="solid" draw:fill-color="#211f1c"/>
    </style:style>
    <style:style style:name="gr20" style:family="graphic" style:parent-style-name="standard">
      <style:graphic-properties draw:stroke="solid" svg:stroke-width="0.028cm" svg:stroke-color="#1f1917" draw:stroke-linejoin="miter" svg:stroke-linecap="butt" draw:fill="none" fo:padding-top="0.014cm" fo:padding-bottom="0.014cm" fo:padding-left="0.014cm" fo:padding-right="0.014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4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48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05cm" fo:min-width="0.30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66cm" fo:min-width="0.36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solid" svg:stroke-width="0.035cm" svg:stroke-color="#ffffff" draw:stroke-linejoin="miter" svg:stroke-linecap="butt" draw:fill="none" fo:padding-top="0.017cm" fo:padding-bottom="0.017cm" fo:padding-left="0.017cm" fo:padding-right="0.017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63cm" fo:min-width="0.26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38cm" fo:min-width="0.174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95cm" fo:min-width="0.20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05cm" fo:min-width="0.211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solid" svg:stroke-width="0.007cm" svg:stroke-color="#ffffff" draw:stroke-linejoin="miter" svg:stroke-linecap="butt" draw:fill="solid" draw:fill-color="#ffffff" fo:padding-top="0.003cm" fo:padding-bottom="0.003cm" fo:padding-left="0.003cm" fo:padding-right="0.003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05cm" fo:min-width="0.19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183cm" fo:min-width="0.35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solid" svg:stroke-width="0.007cm" svg:stroke-color="#1f1917" draw:stroke-linejoin="miter" svg:stroke-linecap="butt" draw:fill="solid" draw:fill-color="#383330" fo:padding-top="0.003cm" fo:padding-bottom="0.003cm" fo:padding-left="0.003cm" fo:padding-right="0.003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44cm" fo:min-width="0.24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21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25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183cm" fo:min-width="0.183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solid" svg:stroke-width="0.007cm" svg:stroke-color="#ffffff" draw:stroke-linejoin="miter" svg:stroke-linecap="butt" draw:fill="solid" draw:fill-color="#1f1917" fo:padding-top="0.003cm" fo:padding-bottom="0.003cm" fo:padding-left="0.003cm" fo:padding-right="0.003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17cm" fo:min-width="0.17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0.509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solid" svg:stroke-width="0.007cm" svg:stroke-color="#ffffff" draw:stroke-linejoin="miter" svg:stroke-linecap="butt" draw:fill="none" fo:padding-top="0.003cm" fo:padding-bottom="0.003cm" fo:padding-left="0.003cm" fo:padding-right="0.003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6.19999980926514pt" style:font-size-asian="6.19999980926514pt" style:font-size-complex="6.19999980926514pt"/>
    </style:style>
    <style:style style:name="P3" style:family="paragraph">
      <loext:graphic-properties draw:fill="none"/>
      <style:text-properties fo:font-size="25.7999992370605pt" style:font-size-asian="25.7999992370605pt" style:font-size-complex="25.7999992370605pt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1f1917"/>
    </style:style>
    <style:style style:name="P6" style:family="paragraph">
      <loext:graphic-properties draw:fill="none"/>
    </style:style>
    <style:style style:name="P7" style:family="paragraph">
      <loext:graphic-properties draw:fill="solid" draw:fill-color="#211f1c"/>
    </style:style>
    <style:style style:name="P8" style:family="paragraph">
      <loext:graphic-properties draw:fill="none"/>
      <style:text-properties fo:font-size="11.6000003814697pt" style:font-size-asian="11.6000003814697pt" style:font-size-complex="11.6000003814697pt"/>
    </style:style>
    <style:style style:name="P9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10" style:family="paragraph">
      <loext:graphic-properties draw:fill="none"/>
      <style:text-properties fo:font-size="8.60000038146973pt" style:font-size-asian="8.60000038146973pt" style:font-size-complex="8.60000038146973pt"/>
    </style:style>
    <style:style style:name="P11" style:family="paragraph">
      <loext:graphic-properties draw:fill="none"/>
      <style:text-properties fo:font-size="10.3999996185303pt" style:font-size-asian="10.3999996185303pt" style:font-size-complex="10.3999996185303pt"/>
    </style:style>
    <style:style style:name="P12" style:family="paragraph">
      <loext:graphic-properties draw:fill="none"/>
      <style:text-properties fo:font-size="7.5pt" style:font-size-asian="7.5pt" style:font-size-complex="7.5pt"/>
    </style:style>
    <style:style style:name="P13" style:family="paragraph">
      <loext:graphic-properties draw:fill="none"/>
      <style:text-properties fo:font-size="6.80000019073486pt" style:font-size-asian="6.80000019073486pt" style:font-size-complex="6.80000019073486pt"/>
    </style:style>
    <style:style style:name="P14" style:family="paragraph">
      <loext:graphic-properties draw:fill="none"/>
      <style:text-properties fo:font-size="8.39999961853027pt" style:font-size-asian="8.39999961853027pt" style:font-size-complex="8.39999961853027pt"/>
    </style:style>
    <style:style style:name="P15" style:family="paragraph">
      <loext:graphic-properties draw:fill="none"/>
      <style:text-properties fo:font-size="5.19999980926514pt" style:font-size-asian="5.19999980926514pt" style:font-size-complex="5.19999980926514pt"/>
    </style:style>
    <style:style style:name="P16" style:family="paragraph">
      <loext:graphic-properties draw:fill="solid" draw:fill-color="#383330"/>
    </style:style>
    <style:style style:name="P17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18" style:family="paragraph">
      <loext:graphic-properties draw:fill="none"/>
      <style:text-properties fo:font-size="6pt" style:font-size-asian="6pt" style:font-size-complex="6pt"/>
    </style:style>
    <style:style style:name="P19" style:family="paragraph">
      <loext:graphic-properties draw:fill="none"/>
      <style:text-properties fo:font-size="6.40000009536743pt" style:font-size-asian="6.40000009536743pt" style:font-size-complex="6.40000009536743pt"/>
    </style:style>
    <style:style style:name="P20" style:family="paragraph">
      <loext:graphic-properties draw:fill="none"/>
      <style:text-properties fo:font-size="4.80000019073486pt" style:font-size-asian="4.80000019073486pt" style:font-size-complex="4.80000019073486pt"/>
    </style:style>
    <style:style style:name="P21" style:family="paragraph">
      <loext:graphic-properties draw:fill="none"/>
      <style:text-properties fo:font-size="14.5pt" style:font-size-asian="14.5pt" style:font-size-complex="14.5pt"/>
    </style:style>
    <style:style style:name="T1" style:family="text">
      <style:text-properties fo:color="#1f1917" loext:opacity="100%" style:font-name="ArialMT1" fo:font-size="6.19999980926514pt" fo:font-weight="bold" style:font-size-asian="6.19999980926514pt" style:font-weight-asian="bold" style:font-name-complex="ArialMT1" style:font-size-complex="6.19999980926514pt" style:font-weight-complex="bold"/>
    </style:style>
    <style:style style:name="T2" style:family="text">
      <style:text-properties fo:color="#ffffff" loext:opacity="100%" style:font-name="ArialMT1" fo:font-size="25.7999992370605pt" fo:font-weight="bold" style:font-size-asian="25.7999992370605pt" style:font-weight-asian="bold" style:font-name-complex="ArialMT1" style:font-size-complex="25.7999992370605pt" style:font-weight-complex="bold" style:text-scale="104%"/>
    </style:style>
    <style:style style:name="T3" style:family="text">
      <style:text-properties fo:color="#ffffff" loext:opacity="100%" style:text-outline="true" style:font-name="ArialMT1" fo:font-size="25.7999992370605pt" fo:font-weight="bold" style:font-size-asian="25.7999992370605pt" style:font-weight-asian="bold" style:font-name-complex="ArialMT1" style:font-size-complex="25.7999992370605pt" style:font-weight-complex="bold" style:text-scale="104%"/>
    </style:style>
    <style:style style:name="T4" style:family="text">
      <style:text-properties fo:color="#ffffff" loext:opacity="100%" style:font-name="Arial1" fo:font-size="11.6000003814697pt" fo:font-weight="normal" style:font-size-asian="11.6000003814697pt" style:font-weight-asian="normal" style:font-name-complex="Arial1" style:font-size-complex="11.6000003814697pt" style:font-weight-complex="normal" style:text-scale="120%"/>
    </style:style>
    <style:style style:name="T5" style:family="text">
      <style:text-properties fo:color="#ffffff" loext:opacity="100%" style:text-outline="true" style:font-name="Arial1" fo:font-size="11.6000003814697pt" fo:font-weight="normal" style:font-size-asian="11.6000003814697pt" style:font-weight-asian="normal" style:font-name-complex="Arial1" style:font-size-complex="11.6000003814697pt" style:font-weight-complex="normal" style:text-scale="120%"/>
    </style:style>
    <style:style style:name="T6" style:family="text">
      <style:text-properties fo:color="#ffffff" loext:opacity="100%" style:font-name="ArialMT1" fo:font-size="13.8999996185303pt" fo:font-weight="bold" style:font-size-asian="13.8999996185303pt" style:font-weight-asian="bold" style:font-name-complex="ArialMT1" style:font-size-complex="13.8999996185303pt" style:font-weight-complex="bold"/>
    </style:style>
    <style:style style:name="T7" style:family="text">
      <style:text-properties fo:color="#ffffff" loext:opacity="100%" style:text-outline="true" style:font-name="ArialMT1" fo:font-size="13.8999996185303pt" fo:font-weight="bold" style:font-size-asian="13.8999996185303pt" style:font-weight-asian="bold" style:font-name-complex="ArialMT1" style:font-size-complex="13.8999996185303pt" style:font-weight-complex="bold"/>
    </style:style>
    <style:style style:name="T8" style:family="text">
      <style:text-properties fo:color="#ffffff" loext:opacity="100%" style:font-name="ArialMT1" fo:font-size="8.60000038146973pt" fo:font-weight="bold" style:font-size-asian="8.60000038146973pt" style:font-weight-asian="bold" style:font-name-complex="ArialMT1" style:font-size-complex="8.60000038146973pt" style:font-weight-complex="bold"/>
    </style:style>
    <style:style style:name="T9" style:family="text">
      <style:text-properties fo:color="#ffffff" loext:opacity="100%" style:text-outline="true" style:font-name="ArialMT1" fo:font-size="8.60000038146973pt" fo:font-weight="bold" style:font-size-asian="8.60000038146973pt" style:font-weight-asian="bold" style:font-name-complex="ArialMT1" style:font-size-complex="8.60000038146973pt" style:font-weight-complex="bold"/>
    </style:style>
    <style:style style:name="T10" style:family="text">
      <style:text-properties fo:color="#ffffff" loext:opacity="100%" style:font-name="ArialMT1" fo:font-size="10.3999996185303pt" fo:font-weight="bold" style:font-size-asian="10.3999996185303pt" style:font-weight-asian="bold" style:font-name-complex="ArialMT1" style:font-size-complex="10.3999996185303pt" style:font-weight-complex="bold"/>
    </style:style>
    <style:style style:name="T11" style:family="text">
      <style:text-properties fo:color="#ffffff" loext:opacity="100%" style:text-outline="true" style:font-name="ArialMT1" fo:font-size="10.3999996185303pt" fo:font-weight="bold" style:font-size-asian="10.3999996185303pt" style:font-weight-asian="bold" style:font-name-complex="ArialMT1" style:font-size-complex="10.3999996185303pt" style:font-weight-complex="bold"/>
    </style:style>
    <style:style style:name="T12" style:family="text">
      <style:text-properties fo:color="#1f1917" loext:opacity="100%" style:font-name="ArialMT1" fo:font-size="7.5pt" fo:font-weight="bold" style:font-size-asian="7.5pt" style:font-weight-asian="bold" style:font-name-complex="ArialMT1" style:font-size-complex="7.5pt" style:font-weight-complex="bold"/>
    </style:style>
    <style:style style:name="T13" style:family="text">
      <style:text-properties fo:color="#1f1917" loext:opacity="100%" style:font-name="ArialMT1" fo:font-size="6.80000019073486pt" fo:font-weight="bold" style:font-size-asian="6.80000019073486pt" style:font-weight-asian="bold" style:font-name-complex="ArialMT1" style:font-size-complex="6.80000019073486pt" style:font-weight-complex="bold" style:text-scale="73%"/>
    </style:style>
    <style:style style:name="T14" style:family="text">
      <style:text-properties fo:color="#1f1917" loext:opacity="100%" style:font-name="ArialMT1" fo:font-size="8.39999961853027pt" fo:font-weight="bold" style:font-size-asian="8.39999961853027pt" style:font-weight-asian="bold" style:font-name-complex="ArialMT1" style:font-size-complex="8.39999961853027pt" style:font-weight-complex="bold" style:text-scale="70%"/>
    </style:style>
    <style:style style:name="T15" style:family="text">
      <style:text-properties fo:color="#1f1917" loext:opacity="100%" style:font-name="ArialMT1" fo:font-size="8.60000038146973pt" fo:font-weight="bold" style:font-size-asian="8.60000038146973pt" style:font-weight-asian="bold" style:font-name-complex="ArialMT1" style:font-size-complex="8.60000038146973pt" style:font-weight-complex="bold" style:text-scale="69%"/>
    </style:style>
    <style:style style:name="T16" style:family="text">
      <style:text-properties fo:color="#1f1917" loext:opacity="100%" style:font-name="ArialMT1" fo:font-size="8.60000038146973pt" fo:font-weight="bold" style:font-size-asian="8.60000038146973pt" style:font-weight-asian="bold" style:font-name-complex="ArialMT1" style:font-size-complex="8.60000038146973pt" style:font-weight-complex="bold" style:text-scale="63%"/>
    </style:style>
    <style:style style:name="T17" style:family="text">
      <style:text-properties fo:color="#1f1917" loext:opacity="100%" style:font-name="ArialMT1" fo:font-size="5.19999980926514pt" fo:font-weight="bold" style:font-size-asian="5.19999980926514pt" style:font-weight-asian="bold" style:font-name-complex="ArialMT1" style:font-size-complex="5.19999980926514pt" style:font-weight-complex="bold" style:text-scale="192%"/>
    </style:style>
    <style:style style:name="T18" style:family="text">
      <style:text-properties fo:color="#1f1917" loext:opacity="100%" style:font-name="ArialMT1" fo:font-size="6.90000009536743pt" fo:font-weight="bold" style:font-size-asian="6.90000009536743pt" style:font-weight-asian="bold" style:font-name-complex="ArialMT1" style:font-size-complex="6.90000009536743pt" style:font-weight-complex="bold"/>
    </style:style>
    <style:style style:name="T19" style:family="text">
      <style:text-properties fo:color="#1f1917" loext:opacity="100%" style:font-name="ArialMT1" fo:font-size="6pt" fo:font-weight="bold" style:font-size-asian="6pt" style:font-weight-asian="bold" style:font-name-complex="ArialMT1" style:font-size-complex="6pt" style:font-weight-complex="bold"/>
    </style:style>
    <style:style style:name="T20" style:family="text">
      <style:text-properties fo:color="#1f1917" loext:opacity="100%" style:font-name="ArialMT1" fo:font-size="6.40000009536743pt" fo:font-weight="bold" style:font-size-asian="6.40000009536743pt" style:font-weight-asian="bold" style:font-name-complex="ArialMT1" style:font-size-complex="6.40000009536743pt" style:font-weight-complex="bold"/>
    </style:style>
    <style:style style:name="T21" style:family="text">
      <style:text-properties fo:color="#ffffff" loext:opacity="100%" style:font-name="ArialMT1" fo:font-size="5.19999980926514pt" fo:font-weight="bold" style:font-size-asian="5.19999980926514pt" style:font-weight-asian="bold" style:font-name-complex="ArialMT1" style:font-size-complex="5.19999980926514pt" style:font-weight-complex="bold"/>
    </style:style>
    <style:style style:name="T22" style:family="text">
      <style:text-properties fo:color="#ffffff" loext:opacity="100%" style:font-name="ArialMT1" fo:font-size="4.80000019073486pt" fo:font-weight="bold" style:font-size-asian="4.80000019073486pt" style:font-weight-asian="bold" style:font-name-complex="ArialMT1" style:font-size-complex="4.80000019073486pt" style:font-weight-complex="bold"/>
    </style:style>
    <style:style style:name="T23" style:family="text">
      <style:text-properties fo:color="#ffffff" loext:opacity="100%" style:font-name="ArialMT1" fo:font-size="14.5pt" fo:font-weight="bold" style:font-size-asian="14.5pt" style:font-weight-asian="bold" style:font-name-complex="ArialMT1" style:font-size-complex="14.5pt" style:font-weight-complex="bold"/>
    </style:style>
    <style:style style:name="T24" style:family="text">
      <style:text-properties fo:color="#ffffff" loext:opacity="100%" style:text-outline="true" style:font-name="ArialMT1" fo:font-size="14.5pt" fo:font-weight="bold" style:font-size-asian="14.5pt" style:font-weight-asian="bold" style:font-name-complex="ArialMT1" style:font-size-complex="14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9.314cm" svg:height="0.255cm" svg:x="0.426cm" svg:y="14.36cm">
          <draw:text-box>
            <text:p text:style-name="P1"><text:span text:style-name="T1">МЕДИЦИН</text:span><text:span text:style-name="T1">СКАЯ </text:span><text:span text:style-name="T1">ЧАСТЬ </text:span><text:span text:style-name="T1">МЕТОДА </text:span><text:span text:style-name="T1">“ТЕСТ </text:span><text:span text:style-name="T1">ОЛЬГИ </text:span><text:span text:style-name="T1">КУЗЬМЕН</text:span><text:span text:style-name="T1">КО” </text:span><text:span text:style-name="T1">УТВЕРЖД</text:span><text:span text:style-name="T1">ЕНА </text:span><text:span text:style-name="T1">МИНЗДРА</text:span><text:span text:style-name="T1">ВОМ </text:span><text:span text:style-name="T1">РОССИИ </text:span><text:span text:style-name="T1">за </text:span><text:span text:style-name="T1">№245/03 </text:span><text:span text:style-name="T1">от </text:span><text:span text:style-name="T1">26.06.03 </text:span><text:span text:style-name="T1">КАК </text:span><text:span text:style-name="T1">ПОСОБИЕ </text:span><text:span text:style-name="T1">ДЛЯ </text:span><text:span text:style-name="T1">ВРАЧЕЙ.</text:span></text:p>
          </draw:text-box>
        </draw:frame>
        <draw:frame draw:style-name="gr1" draw:text-style-name="P2" draw:layer="layout" svg:width="18.256cm" svg:height="0.255cm" svg:x="2.836cm" svg:y="0.424cm">
          <draw:text-box>
            <text:p text:style-name="P1"><text:span text:style-name="T1">ТЕСТ ОЛЬГИ КУЗЬМЕНКО = ФИЗИОЛОГИЯ + ПАТОЛОГИЯ + СЕКСОЛОГИЯ + ПСИХОЛОГИЯ + ПСИХИАТРИЯ + СОЦИОЛОГИЯ + ДУХОВНОСТЬ + ...</text:span></text:p>
          </draw:text-box>
        </draw:frame>
        <draw:frame draw:style-name="gr2" draw:text-style-name="P3" draw:layer="layout" svg:width="1.288cm" svg:height="1.064cm" svg:x="1.959cm" svg:y="9.67cm">
          <draw:text-box>
            <text:p text:style-name="P1"><text:span text:style-name="T2">Е</text:span><text:span text:style-name="T3">Е</text:span></text:p>
          </draw:text-box>
        </draw:frame>
        <draw:frame draw:style-name="gr2" draw:text-style-name="P3" draw:layer="layout" svg:width="1.586cm" svg:height="1.064cm" svg:x="1.959cm" svg:y="10.567cm">
          <draw:text-box>
            <text:p text:style-name="P1"><text:span text:style-name="T2">Н</text:span><text:span text:style-name="T3">Н</text:span></text:p>
          </draw:text-box>
        </draw:frame>
        <draw:frame draw:style-name="gr2" draw:text-style-name="P3" draw:layer="layout" svg:width="1.586cm" svg:height="1.064cm" svg:x="1.959cm" svg:y="11.423cm">
          <draw:text-box>
            <text:p text:style-name="P1"><text:span text:style-name="T2">И</text:span><text:span text:style-name="T3">И</text:span></text:p>
          </draw:text-box>
        </draw:frame>
        <draw:frame draw:style-name="gr2" draw:text-style-name="P3" draw:layer="layout" svg:width="1.288cm" svg:height="1.064cm" svg:x="1.959cm" svg:y="12.3cm">
          <draw:text-box>
            <text:p text:style-name="P1"><text:span text:style-name="T2">Е</text:span><text:span text:style-name="T3">Е</text:span></text:p>
          </draw:text-box>
        </draw:frame>
        <draw:path draw:style-name="gr3" draw:text-style-name="P4" draw:layer="layout" svg:width="0.828cm" svg:height="0.73cm" svg:x="15.719cm" svg:y="10.382cm" svg:viewBox="0 0 829 731" svg:d="M290 191c-45 2-77 14-98 35-20 22-33 46-39 72-5 13-7 26-8 39-1 12-1 24-1 33 1 58 12 98 34 119 22 22 46 33 72 34 1 0 3 0 4 0s2 0 2 0c29 0 50-8 63-23 13-16 22-33 26-51 3-11 4-22 5-33s1-20 1-27l-1-111 145-1 1 92c0 7 1 15 1 23 0 9 2 18 4 27 4 20 12 38 24 54 13 16 33 24 60 24 27-1 47-9 60-25 14-15 23-33 29-53 5-14 8-28 9-41s1-22 1-29 0-14-1-22c-1-7-2-15-5-23-5-22-16-43-35-62-18-19-48-29-91-30v-10l-1-181c98 4 169 35 212 92 43 58 65 142 66 250v11c1 100-13 173-40 219s-57 77-90 92c-15 8-30 12-46 15-15 3-28 4-40 4-50 0-88-11-113-35s-43-51-53-81c-2-5-4-9-5-14s-2-10-4-15h-2c-11 59-34 102-67 130s-77 42-132 42c-79 1-134-25-167-76-32-52-53-109-61-171-3-19-5-39-6-58s-2-37-2-55l-1-10c1-18 2-38 3-59s3-42 7-63c9-58 34-111 73-160 40-48 108-74 205-79v11z">
          <text:p/>
        </draw:path>
        <draw:polygon draw:style-name="gr3" draw:text-style-name="P4" draw:layer="layout" svg:width="0.793cm" svg:height="0.68cm" svg:x="15.819cm" svg:y="12.281cm" svg:viewBox="0 0 794 681" draw:points="1,201 1,190 0,6 789,0 789,10 794,675 5,681 5,671 3,486 640,482 637,196">
          <text:p/>
        </draw:polygon>
        <draw:path draw:style-name="gr3" draw:text-style-name="P4" draw:layer="layout" svg:width="0.618cm" svg:height="0.302cm" svg:x="3.842cm" svg:y="13.353cm" svg:viewBox="0 0 619 303" svg:d="M0 0h5 169c39 0 67 9 84 26 16 18 24 38 24 61 0 20-5 35-13 47-9 11-19 19-30 24-2 1-4 2-6 2-1 1-3 2-5 2v1c17 5 29 12 35 23 6 10 10 21 11 33 0 3 0 6 1 9 0 3 0 6 0 9 0 18 1 31 2 39 1 9 3 16 7 22 1 1 1 2 2 3 0 0 1 1 2 2h-5-78c-5-6-8-14-10-22s-3-22-3-42c0-2 0-3 0-5-1-1-1-3-1-4-1-10-4-18-11-26-6-8-21-12-43-12h-55v111h-4-78zM82 137h66c1 0 1 0 1 0h1c12-1 24-3 34-8 10-6 15-16 15-30 0-16-5-26-15-31-10-6-24-8-38-8h-64zM498 0c2 0 4 0 6 0s4 0 7 1c27 1 51 8 74 22 22 13 34 39 34 76 0 30-7 51-21 65s-29 23-46 28c-10 4-21 6-31 6-10 1-18 1-25 1h-73v104h-5-77v-303h4zM423 141h56c17 0 31-3 40-9 10-6 15-17 15-33 0-15-5-25-14-30-9-6-23-9-41-9h-56z">
          <text:p/>
        </draw:path>
        <draw:polygon draw:style-name="gr4" draw:text-style-name="P4" draw:layer="layout" svg:width="9.966cm" svg:height="13.462cm" svg:x="10.615cm" svg:y="0.797cm" svg:viewBox="0 0 9967 13463" draw:points="0,0 9967,0 9967,13463 0,13463">
          <text:p/>
        </draw:polygon>
        <draw:polygon draw:style-name="gr5" draw:text-style-name="P5" draw:layer="layout" svg:width="12.055cm" svg:height="0.486cm" svg:x="8.523cm" svg:y="0.8cm" svg:viewBox="0 0 12056 487" draw:points="12056,0 0,0 0,487 12056,487">
          <text:p/>
        </draw:polygon>
        <draw:polygon draw:style-name="gr6" draw:text-style-name="P5" draw:layer="layout" svg:width="1.453cm" svg:height="0.681cm" svg:x="17.873cm" svg:y="2.11cm" svg:viewBox="0 0 1454 682" draw:points="0,0 1454,0 1454,682 0,682">
          <text:p/>
        </draw:polygon>
        <draw:polygon draw:style-name="gr7" draw:text-style-name="P5" draw:layer="layout" svg:width="1.453cm" svg:height="0.681cm" svg:x="16.419cm" svg:y="2.11cm" svg:viewBox="0 0 1454 682" draw:points="0,0 1454,0 1454,682 0,682">
          <text:p/>
        </draw:polygon>
        <draw:polygon draw:style-name="gr8" draw:text-style-name="P6" draw:layer="layout" svg:width="1.453cm" svg:height="0.681cm" svg:x="16.419cm" svg:y="2.11cm" svg:viewBox="0 0 1454 682" draw:points="0,0 1454,0 1454,682 0,682">
          <text:p/>
        </draw:polygon>
        <draw:polygon draw:style-name="gr6" draw:text-style-name="P5" draw:layer="layout" svg:width="1.456cm" svg:height="0.681cm" svg:x="14.965cm" svg:y="2.11cm" svg:viewBox="0 0 1457 682" draw:points="0,0 1457,0 1457,682 0,682">
          <text:p/>
        </draw:polygon>
        <draw:polygon draw:style-name="gr6" draw:text-style-name="P5" draw:layer="layout" svg:width="1.453cm" svg:height="0.681cm" svg:x="13.511cm" svg:y="2.11cm" svg:viewBox="0 0 1454 682" draw:points="0,0 1454,0 1454,682 0,682">
          <text:p/>
        </draw:polygon>
        <draw:polygon draw:style-name="gr6" draw:text-style-name="P5" draw:layer="layout" svg:width="1.453cm" svg:height="0.681cm" svg:x="12.057cm" svg:y="2.11cm" svg:viewBox="0 0 1454 682" draw:points="0,0 1454,0 1454,682 0,682">
          <text:p/>
        </draw:polygon>
        <draw:polygon draw:style-name="gr6" draw:text-style-name="P5" draw:layer="layout" svg:width="1.453cm" svg:height="0.681cm" svg:x="10.609cm" svg:y="2.11cm" svg:viewBox="0 0 1454 682" draw:points="0,0 1454,0 1454,682 0,682">
          <text:p/>
        </draw:polygon>
        <draw:line draw:style-name="gr9" draw:text-style-name="P6" draw:layer="layout" svg:x1="10.615cm" svg:y1="2.79cm" svg:x2="19.35cm" svg:y2="2.79cm">
          <text:p/>
        </draw:line>
        <draw:line draw:style-name="gr9" draw:text-style-name="P6" draw:layer="layout" svg:x1="10.61cm" svg:y1="2.11cm" svg:x2="19.329cm" svg:y2="2.11cm">
          <text:p/>
        </draw:line>
        <draw:line draw:style-name="gr9" draw:text-style-name="P6" draw:layer="layout" svg:x1="10.631cm" svg:y1="3.469cm" svg:x2="20.579cm" svg:y2="3.469cm">
          <text:p/>
        </draw:line>
        <draw:line draw:style-name="gr9" draw:text-style-name="P6" draw:layer="layout" svg:x1="10.603cm" svg:y1="12.917cm" svg:x2="19.324cm" svg:y2="12.917cm">
          <text:p/>
        </draw:line>
        <draw:line draw:style-name="gr10" draw:text-style-name="P6" draw:layer="layout" svg:x1="10.571cm" svg:y1="13.769cm" svg:x2="20.576cm" svg:y2="13.769cm">
          <text:p/>
        </draw:line>
        <draw:line draw:style-name="gr9" draw:text-style-name="P6" draw:layer="layout" svg:x1="10.647cm" svg:y1="13.262cm" svg:x2="19.324cm" svg:y2="13.262cm">
          <text:p/>
        </draw:line>
        <draw:line draw:style-name="gr11" draw:text-style-name="P6" draw:layer="layout" svg:x1="10.609cm" svg:y1="0.828cm" svg:x2="10.609cm" svg:y2="14.285cm">
          <text:p/>
        </draw:line>
        <draw:line draw:style-name="gr12" draw:text-style-name="P6" draw:layer="layout" svg:x1="12.057cm" svg:y1="1.284cm" svg:x2="12.057cm" svg:y2="14.273cm">
          <text:p/>
        </draw:line>
        <draw:line draw:style-name="gr12" draw:text-style-name="P6" draw:layer="layout" svg:x1="13.511cm" svg:y1="1.284cm" svg:x2="13.511cm" svg:y2="14.26cm">
          <text:p/>
        </draw:line>
        <draw:line draw:style-name="gr12" draw:text-style-name="P6" draw:layer="layout" svg:x1="14.965cm" svg:y1="1.284cm" svg:x2="14.965cm" svg:y2="14.255cm">
          <text:p/>
        </draw:line>
        <draw:line draw:style-name="gr12" draw:text-style-name="P6" draw:layer="layout" svg:x1="16.419cm" svg:y1="1.284cm" svg:x2="16.419cm" svg:y2="14.262cm">
          <text:p/>
        </draw:line>
        <draw:line draw:style-name="gr12" draw:text-style-name="P6" draw:layer="layout" svg:x1="17.873cm" svg:y1="1.284cm" svg:x2="17.873cm" svg:y2="14.269cm">
          <text:p/>
        </draw:line>
        <draw:line draw:style-name="gr12" draw:text-style-name="P6" draw:layer="layout" svg:x1="19.324cm" svg:y1="1.284cm" svg:x2="19.324cm" svg:y2="14.257cm">
          <text:p/>
        </draw:line>
        <draw:path draw:style-name="gr3" draw:text-style-name="P4" draw:layer="layout" svg:width="0.617cm" svg:height="0.302cm" svg:x="11.061cm" svg:y="2.295cm" svg:viewBox="0 0 618 303" svg:d="M0 0h4 168c39 0 67 8 84 26 16 17 24 37 24 60 0 19-5 35-13 46-9 12-19 20-30 24-2 2-4 2-5 3-2 1-4 1-6 2v1c17 5 29 12 35 22 6 11 10 22 11 33 0 3 0 6 1 9 0 3 0 6 0 9 0 19 1 33 2 41s3 16 8 22c0 1 0 1 1 2 0 1 1 2 2 3h-5-78c-5-7-8-14-10-22-1-9-3-24-3-44 0-1 0-2 0-4-1-2-1-3-1-5-1-9-4-18-10-26-7-8-21-12-43-12h-55v113h-4-77zM81 135h66c1 0 1 0 1 0h1c12 0 23-3 33-8s15-15 15-30-5-26-15-31-22-8-37-8h-64zM497 0c2 0 4 0 6 0s5 0 7 0c27 2 51 9 74 22 23 14 34 39 34 75 0 30-7 52-21 66s-29 23-45 28c-11 3-22 5-32 6s-18 1-24 1h-74v105h-5-78v-303h4zM422 139h56c17 0 31-3 40-8 10-6 15-17 15-33 0-15-5-25-14-31-9-5-23-8-41-8h-56z">
          <text:p/>
        </draw:path>
        <draw:polygon draw:style-name="gr3" draw:text-style-name="P4" draw:layer="layout" svg:width="0.243cm" svg:height="0.302cm" svg:x="12.702cm" svg:y="2.295cm" svg:viewBox="0 0 244 303" draw:points="219,128 219,186 83,186 83,303 78,303 0,303 0,0 6,0 244,0 244,58 83,58 83,128">
          <text:p/>
        </draw:polygon>
        <draw:path draw:style-name="gr3" draw:text-style-name="P4" draw:layer="layout" svg:width="0.286cm" svg:height="0.302cm" svg:x="14.128cm" svg:y="2.295cm" svg:viewBox="0 0 287 303" svg:d="M0 0h4 169c40 0 68 8 84 26 16 17 24 37 24 60 0 19-4 35-13 46-9 12-18 20-29 24-2 2-4 2-6 3s-4 1-5 2v1c17 5 29 12 35 22 6 11 9 22 10 33 1 3 1 6 1 9s0 6 0 9c1 19 1 33 2 41s4 16 8 22c0 1 1 1 1 2 1 1 2 2 2 3h-4-79c-5-7-8-14-9-22-2-9-3-24-4-44 0-1 0-2 0-4s0-3 0-5c-1-9-5-18-11-26s-20-12-42-12h-55v113h-5-78zM83 135h66 1c12 0 23-3 34-8 10-5 15-15 15-30s-5-26-15-31c-11-5-23-8-38-8h-63z">
          <text:p/>
        </draw:path>
        <draw:polygon draw:style-name="gr3" draw:text-style-name="P4" draw:layer="layout" svg:width="0.308cm" svg:height="0.302cm" svg:x="15.563cm" svg:y="2.295cm" svg:viewBox="0 0 309 303" draw:points="218,0 223,0 309,0 197,303 193,303 111,303 0,0 4,0 93,0 157,208">
          <text:p/>
        </draw:polygon>
        <draw:path draw:style-name="gr3" draw:text-style-name="P4" draw:layer="layout" svg:width="0.625cm" svg:height="0.302cm" svg:x="16.842cm" svg:y="2.295cm" svg:viewBox="0 0 626 303" svg:d="M218 0h5 85l-111 303h-4-82l-111-303h4 89l64 208zM509 0c31 0 54 5 68 15s24 21 28 33c2 5 3 10 4 15s1 10 1 14c0 15-4 27-11 36-8 8-16 15-25 19-3 2-6 3-9 5-3 1-6 2-9 2v1c3 1 6 1 9 2s7 2 10 3c12 5 24 13 35 24s16 27 16 48c0 29-9 51-27 62-18 12-38 19-59 22-7 0-14 1-20 1-7 1-13 1-19 1h-5-157v-303h4zM422 246h76c2 0 4 0 8 0 4-1 7-2 11-3 6-2 11-6 16-11 5-6 7-13 7-23 0-13-5-22-14-27-10-5-23-8-39-8h-65zM422 119h67c2 0 4 0 7 0 2-1 5-1 7-2 6-2 12-5 16-9 5-5 8-12 8-20 0-10-4-18-11-24s-17-9-31-9h-63z">
          <text:p/>
        </draw:path>
        <draw:polygon draw:style-name="gr3" draw:text-style-name="P4" draw:layer="layout" svg:width="0.268cm" svg:height="0.302cm" svg:x="18.366cm" svg:y="2.288cm" svg:viewBox="0 0 269 303" draw:points="242,120 242,175 82,175 82,243 269,243 269,303 265,303 0,303 0,0 4,0 265,0 265,59 82,59 82,120">
          <text:p/>
        </draw:polygon>
        <draw:path draw:style-name="gr7" draw:text-style-name="P5" draw:layer="layout" svg:width="3.689cm" svg:height="0.378cm" svg:x="4.919cm" svg:y="0.877cm" svg:viewBox="0 0 3690 379" svg:d="M370 253l-4 126h-4-68v-68h-218v68h-4-68l-4-126h32c19-25 31-51 38-79s10-59 11-95l1-71h4 238v245zM159 67l-1 37c0 31-3 59-8 82-5 24-15 46-29 67h121v-186zM620 8h4 78v303h-5-77v-190l-127 190h-5-77v-303h4 78v190zM937 8l124 303h-5-81l-22-56h-114l-21 56h-4-82l123-303h4zM937 203l-41-109-40 109zM1173 311h-5-77v-303h5 219v59h-142zM1438 311h-5-77v-303h4 78v115h115v-115h4 77v303h-4-77v-130h-115zM1855 320c-60-1-103-17-128-50-25-32-38-69-38-110s13-78 38-111 68-49 128-49h4c60 0 103 16 128 49s38 70 38 111-13 78-38 111c-25 32-68 48-128 48zM1857 261c22 0 39-6 50-17 11-10 19-22 23-35 3-10 5-20 6-29 0-9 1-16 1-20 0-30-5-52-15-66s-21-24-33-30c-5-2-11-4-17-4-6-1-11-2-15-2-5 0-10 1-15 2-6 0-12 2-18 5-12 6-23 15-33 29-9 14-14 36-14 66 0 6 0 12 1 19 0 6 2 13 3 20 4 15 11 29 22 42 12 13 29 20 54 20zM2378 205c-1 6-2 13-4 22-2 8-5 16-9 25-9 17-24 33-44 47-21 14-51 21-92 21l-4 1c-4 0-8-1-12-1-3 0-7 0-11 0-34-3-66-15-95-37-28-21-43-60-43-117 0-48 13-88 39-120 25-30 65-46 119-46h4c41 0 72 7 92 21 21 13 36 28 44 45 4 9 7 17 9 25s3 15 3 21h-4-76c0-3-1-6-2-11-1-4-3-8-6-12-4-7-10-14-19-21-10-6-23-9-39-9-26 0-45 11-58 30-12 19-18 43-18 74 0 4 1 10 1 19 1 9 3 19 7 29 5 13 13 24 23 34 11 11 27 16 47 17 18-1 31-4 40-11 9-8 16-15 20-24 2-4 4-8 5-12s1-7 2-10h4zM2396 67v-59h5 275v59h-99v244h-4-78v-244zM2925 8h4 78v303h-5-77v-190l-126 190h-5-77v-303h4 78v190zM3267 8h5 90l-131 139 139 164h-4-95l-113-143v143h-4-78v-303h5 77v125zM3566 8l124 303h-5-81l-22-56h-114l-21 56h-4-82l123-303h4zM3566 203l-41-109-40 109z">
          <text:p/>
        </draw:path>
        <draw:path draw:style-name="gr13" draw:text-style-name="P5" draw:layer="layout" svg:width="0.396cm" svg:height="0.285cm" svg:x="18.379cm" svg:y="13.383cm" svg:viewBox="0 0 397 286" svg:d="M0 227v-14c4-5 8-10 12-15s7-10 11-16c21-30 40-57 55-83 16-26 27-44 32-54 3-4 5-8 7-12s4-7 6-10c0 0 0-1 1-1v-1c2-3 4-6 6-10 2-3 5-7 7-11l36 18-162 197h112v-106l35-28v134h41v12h-41v33c0 6 2 10 4 13 2 2 4 3 7 4 1 0 2 0 3 1 1 0 2 0 3 0h24v8h-116v-8h23c1 0 2 0 3 0 1-1 2-1 3-1 3-1 5-2 7-4 3-3 4-7 4-13v-33zM325 63c-7 5-13 10-18 14s-10 7-15 10c-3 2-5 4-8 5-3 2-6 3-9 5l-5-8c3-3 6-5 10-8 3-3 7-6 11-9 7-7 14-14 21-22 8-8 14-17 20-25 3-4 6-8 8-12 3-4 5-8 7-12h14v259c0 6 1 10 3 13 3 2 5 3 8 4 1 0 2 0 3 1 1 0 2 0 3 0h19v8h-106v-8h18c4 0 8-1 11-3s5-7 5-15z">
          <text:p/>
        </draw:path>
        <draw:path draw:style-name="gr13" draw:text-style-name="P5" draw:layer="layout" svg:width="0.432cm" svg:height="0.29cm" svg:x="16.925cm" svg:y="13.383cm" svg:viewBox="0 0 433 291" svg:d="M0 227v-14c4-5 8-10 11-15 4-5 8-10 12-16 21-29 39-56 55-83 16-26 27-44 33-54 2-4 5-8 7-12s4-7 6-10v-1c1 0 1-1 1-1 2-3 4-6 6-10 2-3 4-7 7-11l36 18-163 197h113v-105l35-29v134h41v12h-41v33c0 6 1 10 4 13 2 2 4 3 7 4 1 0 2 0 3 1 1 0 2 0 3 0h24v8h-118v-8h25c1 0 2 0 3 0 1-1 2-1 3-1 3-1 5-2 7-4 2-3 4-7 4-13v-33zM286 117c1 0 2 1 5 1s6 1 9 1c3 1 6 1 9 2 3 0 4 0 4 0 23 0 41-4 55-14s21-23 21-40c0-18-6-32-18-42-11-10-26-15-43-15-14 0-24 1-28 5-5 4-8 8-9 13 0 1-1 3-1 4s0 2 0 3c0 8-1 14-4 18-3 3-6 6-10 7-1 0-3 1-4 1-2 0-3 0-4 0-5 0-10-2-14-6-3-4-5-9-5-16 0-2 0-4 1-7 0-2 2-4 3-7 5-6 13-12 25-17 11-6 28-8 50-8 30 0 52 5 67 14 15 10 25 20 30 31 1 4 3 8 3 12 1 3 2 7 2 11 0 14-7 26-20 39-13 11-32 18-56 20 21 3 39 11 55 25 16 13 24 32 24 55s-10 42-29 59c-20 17-46 25-80 25-23 0-41-3-54-10s-22-15-28-24c-2-4-3-7-4-11-1-3-2-6-2-9 0-6 2-10 5-13s7-5 11-6c1 0 2 0 3 0s2 0 3 0c6 0 11 1 15 5 3 3 5 7 6 11 0 1 0 1 0 2s0 1 0 2c0 2 0 4-1 5 0 2-1 4-2 6v1 1c0 1-1 1-1 2v1 1 1c0 1 0 1 0 1v1c0 1 0 1 0 1v1c0 1 1 2 2 4 0 1 2 3 3 5 3 3 8 6 15 8 6 3 16 4 28 4 2 0 7 0 13-1s13-4 19-7c9-5 17-12 24-22s10-24 10-43c0-21-3-37-11-48-7-10-16-18-24-22-7-3-14-5-20-5-7-1-11-1-14-1h-1c-4 0-8 0-14 1-5 0-11 2-19 3z">
          <text:p/>
        </draw:path>
        <draw:path draw:style-name="gr13" draw:text-style-name="P5" draw:layer="layout" svg:width="0.42cm" svg:height="0.291cm" svg:x="15.48cm" svg:y="13.382cm" svg:viewBox="0 0 421 292" svg:d="M46 130c13-8 25-13 36-14 11-2 20-3 25-3 23 0 43 8 61 22 18 16 27 37 27 65 0 25-8 47-25 65-16 18-39 27-69 27-35 0-61-12-77-38-16-25-24-57-24-96 0-44 8-76 23-98 16-22 33-37 51-46 13-6 24-10 36-11 11-2 20-3 27-3 12 0 22 3 30 8 7 5 13 11 16 17 1 2 2 5 2 7 1 2 1 4 1 6 0 6-2 10-5 13s-7 5-11 5h-1c-1 0-1 0-2 0s-2 0-2 0c-1 0-2 0-3 0-5 0-9-2-13-5-3-3-5-7-5-13 0-1 0-2 0-3s0-2 0-4c0-1 0-2 0-3s0-2 0-3 0-1 0-2v-1-1c0-1 0-1 0-1 0-3-1-5-3-7s-6-3-11-3c-24 0-44 11-59 33-16 21-24 51-25 87zM45 142c-1 6-2 14-2 21-1 7-1 15-1 23 0 2 0 4 0 6s0 4 0 7c2 20 6 40 15 57 8 18 23 27 44 27 16 0 27-5 34-16 8-10 12-21 15-33 1-7 2-13 2-19 1-5 1-11 1-15 0-21-4-36-11-46-8-10-16-17-24-21-7-2-13-4-19-4-6-1-10-1-13-1h-1c-6 0-12 1-18 3-5 2-9 3-13 5-2 1-3 2-5 3-1 2-3 3-4 3zM406 1h15l-34 71c-23 49-39 91-47 122s-15 55-21 71c-3 9-7 16-11 21-4 4-9 6-17 6-1 0-2 0-4 0s-4 0-5-1c-3-1-6-2-9-4-2-2-3-6-3-10 0-7 3-20 10-39 8-18 26-54 57-107 7-13 14-24 19-34 6-10 11-19 16-28 1-3 2-5 4-8 1-2 2-5 4-8 1-2 2-5 3-7 2-2 3-5 4-8h-98c-14 0-24 2-31 7-7 4-11 11-12 21h-11l11-60h155z">
          <text:p/>
        </draw:path>
        <draw:path draw:style-name="gr13" draw:text-style-name="P5" draw:layer="layout" svg:width="0.185cm" svg:height="0.29cm" svg:x="14.147cm" svg:y="13.383cm" svg:viewBox="0 0 186 291" svg:d="M171 0h15l-33 71c-23 50-39 91-47 122-9 31-16 55-21 71-3 9-7 16-11 21-4 4-10 6-17 6-1 0-3 0-4 0-2 0-4 0-6-1-3-1-5-2-8-4-2-2-4-6-4-10 0-7 4-20 11-39 7-18 26-54 57-106 7-13 13-24 19-35 6-10 11-19 15-28 2-3 3-5 5-8 1-2 2-5 3-8 2-2 3-5 4-7s3-5 4-8h-98c-14 0-25 2-31 7-7 4-11 11-12 21h-12l12-60h155z">
          <text:p/>
        </draw:path>
        <draw:path draw:style-name="gr13" draw:text-style-name="P5" draw:layer="layout" svg:width="0.197cm" svg:height="0.29cm" svg:x="12.687cm" svg:y="13.383cm" svg:viewBox="0 0 198 291" svg:d="M124 125c3 1 6 3 10 5 3 1 6 3 9 5 17 9 30 19 40 30s15 26 15 46c0 2 0 4 0 5-1 2-1 4-1 5-2 18-11 34-27 49-16 14-40 21-70 21-34 0-60-8-76-24s-24-34-24-53c0-1 0-1 0-1v-1c0-17 6-33 18-47s28-24 47-30c-7-3-14-7-19-11s-10-7-14-12c-7-7-12-16-15-23-2-7-3-13-3-18 0-3 0-7 1-11s2-8 3-12c5-12 14-23 27-33 14-10 33-15 57-15 27 0 47 5 62 17 13 11 21 24 23 37 0 2 1 3 1 5 0 1 0 3 0 4v1 1c-1 12-6 24-17 35-11 12-27 20-47 25zM76 142c-15 6-26 16-33 29-7 12-11 25-12 39 0 1 0 2 0 2 0 1 0 2 0 2 0 21 7 38 21 50s30 19 49 19c20 0 35-6 45-18 12-12 17-24 19-38 0-1 0-2 0-3s0-2 0-3c0-20-8-35-25-45-16-11-34-21-53-29-2-1-4-2-6-3-2 0-3-1-5-2zM113 118c15-4 26-12 33-23 9-11 12-22 12-35 0-15-5-28-16-37-10-9-25-14-43-14s-32 5-40 15c-9 10-14 20-15 32 0 1 0 1 0 2v1c0 10 5 18 13 26 9 8 19 15 29 21 5 3 10 5 15 7 4 3 8 4 12 5z">
          <text:p/>
        </draw:path>
        <draw:path draw:style-name="gr13" draw:text-style-name="P5" draw:layer="layout" svg:width="0.186cm" svg:height="0.286cm" svg:x="11.234cm" svg:y="13.382cm" svg:viewBox="0 0 187 287" svg:d="M180 287h-180v-9l74-75c8-8 16-16 23-24 7-7 14-15 19-22 9-12 16-24 21-35 5-12 9-25 9-40 0-19-5-33-12-43-7-11-15-18-23-22-5-2-10-4-14-5-5-1-9-1-12-1-2 0-4 0-5 0-2 0-4 0-6 1-5 1-10 3-14 6-5 3-7 9-7 16 0 1 0 2 0 4 1 1 1 2 1 2v1c0 1 1 1 1 2s0 2 0 3c0 5-2 10-5 13s-6 5-10 7c-1 0-2 0-4 1-1 0-2 0-4 0h-1-1c-4-1-8-3-12-7s-6-9-6-16c0-2 0-4 1-7 1-2 1-4 3-7 3-6 10-13 20-19s24-9 41-10c2 0 3-1 5-1 1 0 2 0 4 0 0 0 1 0 2 0h1c1 1 2 1 2 1 1 0 2 0 2 0 27 1 49 9 67 24 17 14 26 34 26 60 0 11-4 24-10 40-7 15-22 34-46 54l-97 80h90c16 0 29-1 35-3 7-3 11-5 13-8 1-1 2-2 2-3s1-2 1-3l2-10h11z">
          <text:p/>
        </draw:path>
        <draw:path draw:style-name="gr13" draw:text-style-name="P5" draw:layer="layout" svg:width="0.429cm" svg:height="0.299cm" svg:x="18.379cm" svg:y="13.858cm" svg:viewBox="0 0 430 300" svg:d="M0 234v-13c4-5 8-10 11-15 4-5 8-11 12-16 21-29 39-57 55-82 16-26 26-44 32-54 2-4 5-9 7-12 2-4 4-7 6-10 0-1 0-1 0-1 1-1 1-1 1-1 2-3 4-7 6-10s4-7 7-11l36 18-162 196h112v-105l35-28v133h40v11h-40v33c0 7 1 11 4 13 2 3 4 4 7 5 1 0 2 0 3 0s2 0 3 0h23v9h-116v-9h24c1 0 2 0 3 0s2 0 3 0c3-1 5-2 7-5 2-2 4-6 4-13v-33zM278 105c47 0 81 6 102 18 21 13 35 27 42 42 3 7 5 13 6 20s2 13 2 18c0 30-12 54-34 71-23 16-48 26-75 26h-1c-3 0-5 0-7 0-3 0-5 0-8-1-16-1-31-7-45-15s-22-18-22-30c0-9 3-15 8-18 4-4 9-5 15-5s11 2 15 6 6 8 6 13c0 1-1 2-1 3s0 2-1 3v1c0 1-1 2-1 3 0 0-1 1-1 2s0 2-1 4c0 1 0 3 0 4 0 6 3 10 8 12 5 3 11 5 17 6 4 0 7 0 11 1 3 0 6 0 8 0 23 0 40-9 50-27s15-38 15-60c0-29-9-50-27-63-18-12-38-19-60-22-6-1-11-1-17-2-6 0-11 0-16 0l12-101h92c12 0 21-1 26-2 5-2 8-4 9-6v-1l1-5h10l-10 44h-119z">
          <text:p/>
        </draw:path>
        <draw:path draw:style-name="gr13" draw:text-style-name="P5" draw:layer="layout" svg:width="0.431cm" svg:height="0.29cm" svg:x="16.928cm" svg:y="13.867cm" svg:viewBox="0 0 432 291" svg:d="M50 116c1 0 2 0 5 1 3 0 6 1 10 1 3 1 6 1 9 1 2 1 4 1 4 1 23 0 41-5 55-14s21-22 21-40c0-17-6-31-18-41-11-11-26-16-43-16-14 0-24 2-29 6s-8 8-9 13c-1 1-1 2-1 4 0 1 0 2 0 3 0 8-1 14-4 18-3 3-6 6-10 7-1 0-3 0-4 1-2 0-3 0-4 0-5 0-10-2-14-6s-6-9-6-16c0-2 1-4 1-7 1-2 2-5 4-7 5-7 13-12 25-18 11-5 29-7 50-7 30 0 53 4 68 14 14 9 24 20 29 31 2 4 3 8 4 11 1 4 1 8 1 11 0 14-6 27-19 39-13 11-32 18-57 19 21 4 40 12 56 25 15 14 23 32 23 57 0 22-9 42-29 59-19 17-46 25-80 25-23 0-42-3-55-10-13-8-22-16-27-24-2-4-4-7-5-11-1-3-1-7-1-10 0-5 1-10 5-12 3-3 7-5 11-6 1 0 2 0 3 0 1-1 2-1 3-1 6 0 11 2 14 6 4 3 6 7 6 11 1 0 1 1 1 2 0 0 0 1 0 2s-1 3-1 5c-1 2-1 4-2 5 0 1 0 1 0 2v1c-1 0-1 1-1 1 0 1 0 1 0 2v1c-1 0-1 0-1 0 0 1 0 1 0 1v1 1h1v1c0 1 1 3 1 4 1 2 2 4 4 6 3 3 8 5 15 8 7 2 17 4 29 4 2 0 7-1 13-2s12-3 19-7c9-4 16-11 24-21 7-10 10-24 10-43 0-23-4-39-11-49-8-11-16-18-25-22-7-3-13-5-20-6-6 0-11 0-13 0-1 0-1 0-1 0h-1c-3 0-7 0-13 1-5 0-12 1-20 3zM359 123c3 2 6 4 10 6 3 1 6 3 9 5 16 9 29 19 39 30s15 26 15 47c0 2 0 3 0 5-1 2-1 3-1 5-2 18-11 34-27 48-16 15-39 22-69 22-34 0-60-8-76-24s-24-34-24-54v-1c0-18 6-34 18-48s28-24 47-30c-7-3-14-7-19-11s-10-8-14-12c-7-8-12-15-14-22-3-8-4-14-4-18s0-7 1-11 2-8 3-12c5-12 14-23 27-33 14-10 33-15 57-15 27 0 47 5 61 16 13 12 21 24 23 38 1 2 1 3 1 5 0 1 0 2 0 4v1 1c0 12-6 24-17 35s-26 19-46 23zM311 141c-15 6-25 16-33 28-7 13-11 26-12 41 0 1 0 1 0 2s0 1 0 2c0 21 7 38 21 50s30 18 49 18c20 0 35-6 45-17 11-12 17-25 18-38 0-1 0-2 0-4 0-1 0-2 0-3 0-19-8-35-24-46s-34-20-53-29c-2 0-4-1-6-2s-3-2-5-2zM348 117c15-5 26-12 34-23 7-10 11-22 11-34 0-16-6-28-16-37-10-10-24-14-43-14-18 0-31 5-40 15-9 9-14 20-14 32 0 1 0 1 0 2v1c0 9 4 18 13 26 8 8 18 15 28 20 5 3 10 5 15 7 4 2 9 4 12 5z">
          <text:p/>
        </draw:path>
        <draw:path draw:style-name="gr13" draw:text-style-name="P5" draw:layer="layout" svg:width="0.42cm" svg:height="0.299cm" svg:x="15.48cm" svg:y="13.858cm" svg:viewBox="0 0 421 300" svg:d="M46 138c13-8 25-13 36-15 11-1 20-2 25-2 23 0 43 7 61 22s27 36 27 64c0 25-8 47-25 65-16 18-39 28-69 28-35 0-61-14-77-39s-24-57-24-96c0-43 8-75 23-97 16-22 33-37 51-46 13-6 24-10 36-12 11-1 20-2 27-2 12 0 22 2 30 8 7 5 13 11 16 17 1 2 2 4 2 7 1 2 1 4 1 6 0 5-2 10-5 13-3 2-7 4-11 5h-1c-1 0-1 0-2 0s-2 0-2 0c-1 0-2 0-3 0-5-1-9-2-13-5-3-3-5-7-5-13 0-1 0-2 0-3 0-2 0-3 0-4s0-2 0-3 0-3 0-4v-1-1c0-1 0-1 0-1 0-1 0-1 0-2 0-2-1-5-3-7s-6-3-11-3c-24 0-44 11-59 33-16 22-24 51-25 88zM45 150c-1 6-2 13-2 20-1 7-1 15-1 22 0 3 0 5 0 7s0 4 0 6c2 21 6 41 15 58 8 18 23 27 44 27 16 0 27-6 34-16 8-10 12-21 15-34 1-6 2-12 2-18 1-6 1-11 1-16 0-20-4-35-11-45-8-10-16-16-24-20-7-3-13-4-19-4-6-1-10-1-13-1h-1c-6 0-12 1-18 3-5 1-9 3-13 5-2 1-3 2-5 3-1 1-3 2-4 3zM270 105c46 0 80 6 101 18 21 13 35 27 42 42 3 7 5 13 6 20s2 13 2 18c0 30-12 54-34 71-23 16-48 26-75 26h-1c-3 0-5 0-7 0-3 0-5 0-7-1-17-1-32-7-46-15s-22-18-22-30c0-9 2-15 8-18 4-4 9-5 15-5s11 2 15 6 6 8 6 13c0 1 0 2-1 3 0 1 0 2-1 3v1c0 1-1 2-1 3 0 0-1 1-1 2s0 2-1 4c0 1 0 3 0 4 0 6 3 10 8 12 6 3 11 5 17 6 4 0 7 0 11 1 3 0 6 0 8 0 24 0 40-9 50-27s15-38 15-60c0-29-9-50-27-63-18-12-38-19-60-22-6-1-11-1-17-2-5 0-11 0-16 0l13-101h91c12 0 21-1 26-2 5-2 8-4 9-6v-1l1-5h10l-10 44h-119z">
          <text:p/>
        </draw:path>
        <draw:path draw:style-name="gr13" draw:text-style-name="P5" draw:layer="layout" svg:width="0.186cm" svg:height="0.286cm" svg:x="14.142cm" svg:y="13.866cm" svg:viewBox="0 0 187 287" svg:d="M180 287h-180v-10l75-75c8-9 16-17 23-24 7-8 14-15 19-22 9-12 16-23 21-35 5-11 7-24 7-39 0-19-3-34-10-44s-15-17-24-21c-4-2-9-4-13-5-5-1-9-1-12-1-2 0-4 0-5 0-2 0-4 0-6 0-5 2-10 4-14 7-5 3-7 8-7 16 0 1 0 2 0 3s1 2 1 3 0 2 1 3c0 1 0 2 0 3 0 5-2 9-5 13-3 3-6 5-10 6-1 1-3 1-4 1-1 1-2 1-4 1h-1-1c-4-1-8-4-12-7-4-4-6-10-6-16 0-2 0-5 1-7s1-5 3-7c3-7 10-13 20-19s24-9 41-10c2-1 3-1 5-1 1 0 2 0 4 0 0 0 1 0 2 0h1c1 0 2 1 2 1 1 0 2 0 2 0 27 1 49 9 66 23 17 15 26 35 26 60 0 11-4 25-10 41-7 15-22 33-46 53l-96 81h90c16 0 27-1 34-4 7-2 11-4 13-7 1-1 2-2 2-3s0-2 1-4l2-10h11z">
          <text:p/>
        </draw:path>
        <draw:path draw:style-name="gr13" draw:text-style-name="P5" draw:layer="layout" svg:width="0.186cm" svg:height="0.286cm" svg:x="12.688cm" svg:y="13.866cm" svg:viewBox="0 0 187 287" svg:d="M180 287h-180v-10l74-75c8-9 16-17 23-24 7-8 14-15 19-22 9-12 16-23 21-35 5-11 8-24 8-39 0-19-4-34-11-44s-15-17-23-21c-5-2-10-4-14-5-5-1-9-1-12-1-2 0-4 0-5 0-2 0-4 0-6 0-5 2-10 4-14 7-5 3-7 8-7 16 0 1 0 2 0 3 1 1 1 2 1 3s1 2 1 3 0 2 0 3c0 5-2 9-5 13-3 3-6 5-10 6-1 1-3 1-4 1-1 1-2 1-4 1h-1-1c-4-1-8-4-12-7-4-4-6-10-6-16 0-2 0-5 1-7s1-5 3-7c3-7 10-13 20-19s24-9 41-10c2-1 3-1 5-1 1 0 2 0 4 0 0 0 1 0 2 0h1c1 0 2 1 2 1 1 0 2 0 2 0 27 1 49 9 66 23 18 15 27 35 27 60 0 11-4 25-10 41-8 15-23 33-46 53l-97 81h90c16 0 28-1 34-4 7-2 11-4 14-7 1-1 2-2 2-3s1-2 1-4l2-10h11z">
          <text:p/>
        </draw:path>
        <draw:path draw:style-name="gr13" draw:text-style-name="P5" draw:layer="layout" svg:width="0.191cm" svg:height="0.299cm" svg:x="11.234cm" svg:y="13.858cm" svg:viewBox="0 0 192 300" svg:d="M39 105c48 0 82 6 103 18 21 13 35 27 42 42 3 7 5 13 6 20s2 13 2 18c0 30-12 54-34 71-23 16-48 26-75 26h-1c-3 0-5 0-8 0-2 0-5 0-8-1-16-1-31-7-45-15s-21-18-21-30c0-9 2-15 7-18 4-4 9-5 15-5s11 2 15 6 6 8 6 13c0 1-1 2-1 3s0 2-1 3v1c0 1-1 2-1 3 0 0-1 1-1 2s0 2-1 4c0 1 0 3 0 4 0 6 3 10 8 12 5 3 11 5 17 6 4 0 7 0 11 1 4 0 7 0 9 0 23 0 40-9 50-27s15-38 15-60c0-29-9-50-27-63-18-12-38-19-61-22-6-1-11-1-17-2-6 0-11 0-16 0l12-101h93c12 0 21-1 26-2 5-2 8-4 9-6v-1l1-5h10l-10 44h-120z">
          <text:p/>
        </draw:path>
        <draw:path draw:style-name="gr14" draw:text-style-name="P6" draw:layer="layout" svg:width="0.516cm" svg:height="0.484cm" svg:x="11.068cm" svg:y="13.285cm" svg:viewBox="0 0 517 485" svg:d="M259 0c142 0 258 109 258 242s-116 243-258 243-259-110-259-243 117-242 259-242z">
          <text:p/>
        </draw:path>
        <draw:path draw:style-name="gr14" draw:text-style-name="P6" draw:layer="layout" svg:width="0.516cm" svg:height="0.484cm" svg:x="12.519cm" svg:y="13.285cm" svg:viewBox="0 0 517 485" svg:d="M259 0c142 0 258 109 258 242s-116 243-258 243c-143 0-259-110-259-243s116-242 259-242z">
          <text:p/>
        </draw:path>
        <draw:path draw:style-name="gr14" draw:text-style-name="P6" draw:layer="layout" svg:width="0.516cm" svg:height="0.484cm" svg:x="13.973cm" svg:y="13.285cm" svg:viewBox="0 0 517 485" svg:d="M259 0c142 0 258 109 258 242s-116 243-258 243c-143 0-259-110-259-243s116-242 259-242z">
          <text:p/>
        </draw:path>
        <draw:path draw:style-name="gr14" draw:text-style-name="P6" draw:layer="layout" svg:width="0.516cm" svg:height="0.483cm" svg:x="13.973cm" svg:y="13.772cm" svg:viewBox="0 0 517 484" svg:d="M259 0c142 0 258 108 258 242 0 133-116 242-258 242-143 0-259-109-259-242 0-134 116-242 259-242z">
          <text:p/>
        </draw:path>
        <draw:path draw:style-name="gr14" draw:text-style-name="P6" draw:layer="layout" svg:width="0.516cm" svg:height="0.483cm" svg:x="12.519cm" svg:y="13.772cm" svg:viewBox="0 0 517 484" svg:d="M259 0c142 0 258 108 258 242 0 133-116 242-258 242-143 0-259-109-259-242 0-134 116-242 259-242z">
          <text:p/>
        </draw:path>
        <draw:path draw:style-name="gr14" draw:text-style-name="P6" draw:layer="layout" svg:width="0.516cm" svg:height="0.483cm" svg:x="11.068cm" svg:y="13.772cm" svg:viewBox="0 0 517 484" svg:d="M259 0c142 0 258 108 258 242 0 133-116 242-258 242s-259-109-259-242c0-134 117-242 259-242z">
          <text:p/>
        </draw:path>
        <draw:path draw:style-name="gr14" draw:text-style-name="P6" draw:layer="layout" svg:width="0.63cm" svg:height="0.484cm" svg:x="15.377cm" svg:y="13.285cm" svg:viewBox="0 0 631 485" svg:d="M316 0c174 0 315 109 315 242s-141 243-315 243c-173 0-316-110-316-243s143-242 316-242z">
          <text:p/>
        </draw:path>
        <draw:path draw:style-name="gr14" draw:text-style-name="P6" draw:layer="layout" svg:width="0.63cm" svg:height="0.484cm" svg:x="16.831cm" svg:y="13.285cm" svg:viewBox="0 0 631 485" svg:d="M315 0c174 0 316 109 316 242s-142 243-316 243c-173 0-315-110-315-243s142-242 315-242z">
          <text:p/>
        </draw:path>
        <draw:path draw:style-name="gr14" draw:text-style-name="P6" draw:layer="layout" svg:width="0.606cm" svg:height="0.484cm" svg:x="18.294cm" svg:y="13.285cm" svg:viewBox="0 0 607 485" svg:d="M304 0c167 0 303 109 303 242s-136 243-303 243c-168 0-304-110-304-243s136-242 304-242z">
          <text:p/>
        </draw:path>
        <draw:path draw:style-name="gr14" draw:text-style-name="P6" draw:layer="layout" svg:width="0.63cm" svg:height="0.483cm" svg:x="18.282cm" svg:y="13.772cm" svg:viewBox="0 0 631 484" svg:d="M316 0c174 0 315 108 315 242 0 133-141 242-315 242s-316-109-316-242c0-134 142-242 316-242z">
          <text:p/>
        </draw:path>
        <draw:path draw:style-name="gr14" draw:text-style-name="P6" draw:layer="layout" svg:width="0.63cm" svg:height="0.483cm" svg:x="16.831cm" svg:y="13.772cm" svg:viewBox="0 0 631 484" svg:d="M315 0c174 0 316 108 316 242 0 133-142 242-316 242-173 0-315-109-315-242 0-134 142-242 315-242z">
          <text:p/>
        </draw:path>
        <draw:path draw:style-name="gr14" draw:text-style-name="P6" draw:layer="layout" svg:width="0.596cm" svg:height="0.483cm" svg:x="15.395cm" svg:y="13.772cm" svg:viewBox="0 0 597 484" svg:d="M298 0c165 0 299 108 299 242 0 133-134 242-299 242-164 0-298-109-298-242 0-134 134-242 298-242z">
          <text:p/>
        </draw:path>
        <draw:path draw:style-name="gr15" draw:text-style-name="P6" draw:layer="layout" svg:width="0.622cm" svg:height="0.583cm" svg:x="11.013cm" svg:y="2.846cm" svg:viewBox="0 0 623 584" svg:d="M311 584c171 0 312-131 312-292s-141-292-312-292c-172 0-311 131-311 292s139 292 311 292z">
          <text:p/>
        </draw:path>
        <draw:path draw:style-name="gr15" draw:text-style-name="P6" draw:layer="layout" svg:width="0.622cm" svg:height="0.583cm" svg:x="12.467cm" svg:y="2.846cm" svg:viewBox="0 0 623 584" svg:d="M312 584c171 0 311-131 311-292s-140-292-311-292c-173 0-312 131-312 292s139 292 312 292z">
          <text:p/>
        </draw:path>
        <draw:path draw:style-name="gr15" draw:text-style-name="P6" draw:layer="layout" svg:width="0.623cm" svg:height="0.583cm" svg:x="13.92cm" svg:y="2.846cm" svg:viewBox="0 0 624 584" svg:d="M313 584c171 0 311-131 311-292s-140-292-311-292c-172 0-313 131-313 292s141 292 313 292z">
          <text:p/>
        </draw:path>
        <draw:path draw:style-name="gr15" draw:text-style-name="P6" draw:layer="layout" svg:width="0.622cm" svg:height="0.583cm" svg:x="15.372cm" svg:y="2.846cm" svg:viewBox="0 0 623 584" svg:d="M311 584c171 0 312-131 312-292s-141-292-312-292c-172 0-311 131-311 292s139 292 311 292z">
          <text:p/>
        </draw:path>
        <draw:path draw:style-name="gr15" draw:text-style-name="P6" draw:layer="layout" svg:width="0.623cm" svg:height="0.583cm" svg:x="16.825cm" svg:y="2.846cm" svg:viewBox="0 0 624 584" svg:d="M313 584c171 0 311-131 311-292s-140-292-311-292c-173 0-313 131-313 292s140 292 313 292z">
          <text:p/>
        </draw:path>
        <draw:path draw:style-name="gr15" draw:text-style-name="P6" draw:layer="layout" svg:width="0.623cm" svg:height="0.583cm" svg:x="18.279cm" svg:y="2.846cm" svg:viewBox="0 0 624 584" svg:d="M313 584c171 0 311-131 311-292s-140-292-311-292c-172 0-313 131-313 292s141 292 313 292z">
          <text:p/>
        </draw:path>
        <draw:line draw:style-name="gr10" draw:text-style-name="P6" draw:layer="layout" svg:x1="10.914cm" svg:y1="3.469cm" svg:x2="10.914cm" svg:y2="13.239cm">
          <text:p/>
        </draw:line>
        <draw:line draw:style-name="gr10" draw:text-style-name="P6" draw:layer="layout" svg:x1="13.819cm" svg:y1="3.469cm" svg:x2="13.819cm" svg:y2="13.285cm">
          <text:p/>
        </draw:line>
        <draw:line draw:style-name="gr10" draw:text-style-name="P6" draw:layer="layout" svg:x1="15.273cm" svg:y1="3.469cm" svg:x2="15.273cm" svg:y2="13.285cm">
          <text:p/>
        </draw:line>
        <draw:line draw:style-name="gr10" draw:text-style-name="P6" draw:layer="layout" svg:x1="12.368cm" svg:y1="3.469cm" svg:x2="12.368cm" svg:y2="13.285cm">
          <text:p/>
        </draw:line>
        <draw:line draw:style-name="gr10" draw:text-style-name="P6" draw:layer="layout" svg:x1="16.727cm" svg:y1="3.469cm" svg:x2="16.727cm" svg:y2="13.285cm">
          <text:p/>
        </draw:line>
        <draw:line draw:style-name="gr10" draw:text-style-name="P6" draw:layer="layout" svg:x1="18.184cm" svg:y1="3.469cm" svg:x2="18.184cm" svg:y2="13.285cm">
          <text:p/>
        </draw:line>
        <draw:line draw:style-name="gr10" draw:text-style-name="P6" draw:layer="layout" svg:x1="11.744cm" svg:y1="3.469cm" svg:x2="11.744cm" svg:y2="13.285cm">
          <text:p/>
        </draw:line>
        <draw:line draw:style-name="gr10" draw:text-style-name="P6" draw:layer="layout" svg:x1="14.649cm" svg:y1="3.469cm" svg:x2="14.649cm" svg:y2="13.285cm">
          <text:p/>
        </draw:line>
        <draw:line draw:style-name="gr10" draw:text-style-name="P6" draw:layer="layout" svg:x1="16.103cm" svg:y1="3.469cm" svg:x2="16.103cm" svg:y2="13.285cm">
          <text:p/>
        </draw:line>
        <draw:line draw:style-name="gr10" draw:text-style-name="P6" draw:layer="layout" svg:x1="13.198cm" svg:y1="3.469cm" svg:x2="13.198cm" svg:y2="13.285cm">
          <text:p/>
        </draw:line>
        <draw:line draw:style-name="gr10" draw:text-style-name="P6" draw:layer="layout" svg:x1="17.56cm" svg:y1="3.469cm" svg:x2="17.56cm" svg:y2="13.285cm">
          <text:p/>
        </draw:line>
        <draw:line draw:style-name="gr10" draw:text-style-name="P6" draw:layer="layout" svg:x1="19.014cm" svg:y1="3.469cm" svg:x2="19.014cm" svg:y2="13.285cm">
          <text:p/>
        </draw:line>
        <draw:line draw:style-name="gr10" draw:text-style-name="P6" draw:layer="layout" svg:x1="10.917cm" svg:y1="12.508cm" svg:x2="11.02cm" svg:y2="12.508cm">
          <text:p/>
        </draw:line>
        <draw:line draw:style-name="gr10" draw:text-style-name="P6" draw:layer="layout" svg:x1="10.917cm" svg:y1="11.635cm" svg:x2="11.02cm" svg:y2="11.635cm">
          <text:p/>
        </draw:line>
        <draw:line draw:style-name="gr10" draw:text-style-name="P6" draw:layer="layout" svg:x1="10.917cm" svg:y1="10.757cm" svg:x2="11.02cm" svg:y2="10.757cm">
          <text:p/>
        </draw:line>
        <draw:line draw:style-name="gr10" draw:text-style-name="P6" draw:layer="layout" svg:x1="10.917cm" svg:y1="9.98cm" svg:x2="11.02cm" svg:y2="9.98cm">
          <text:p/>
        </draw:line>
        <draw:line draw:style-name="gr10" draw:text-style-name="P6" draw:layer="layout" svg:x1="10.917cm" svg:y1="9.251cm" svg:x2="11.02cm" svg:y2="9.251cm">
          <text:p/>
        </draw:line>
        <draw:line draw:style-name="gr10" draw:text-style-name="P6" draw:layer="layout" svg:x1="10.917cm" svg:y1="8.62cm" svg:x2="11.02cm" svg:y2="8.62cm">
          <text:p/>
        </draw:line>
        <draw:line draw:style-name="gr10" draw:text-style-name="P6" draw:layer="layout" svg:x1="10.917cm" svg:y1="7.941cm" svg:x2="11.02cm" svg:y2="7.941cm">
          <text:p/>
        </draw:line>
        <draw:line draw:style-name="gr10" draw:text-style-name="P6" draw:layer="layout" svg:x1="10.917cm" svg:y1="7.405cm" svg:x2="11.02cm" svg:y2="7.405cm">
          <text:p/>
        </draw:line>
        <draw:line draw:style-name="gr10" draw:text-style-name="P6" draw:layer="layout" svg:x1="10.917cm" svg:y1="6.824cm" svg:x2="11.02cm" svg:y2="6.824cm">
          <text:p/>
        </draw:line>
        <draw:line draw:style-name="gr10" draw:text-style-name="P6" draw:layer="layout" svg:x1="10.917cm" svg:y1="6.337cm" svg:x2="11.02cm" svg:y2="6.337cm">
          <text:p/>
        </draw:line>
        <draw:line draw:style-name="gr10" draw:text-style-name="P6" draw:layer="layout" svg:x1="10.917cm" svg:y1="5.85cm" svg:x2="11.02cm" svg:y2="5.85cm">
          <text:p/>
        </draw:line>
        <draw:line draw:style-name="gr10" draw:text-style-name="P6" draw:layer="layout" svg:x1="10.917cm" svg:y1="5.416cm" svg:x2="11.02cm" svg:y2="5.416cm">
          <text:p/>
        </draw:line>
        <draw:line draw:style-name="gr10" draw:text-style-name="P6" draw:layer="layout" svg:x1="10.917cm" svg:y1="4.978cm" svg:x2="11.02cm" svg:y2="4.978cm">
          <text:p/>
        </draw:line>
        <draw:line draw:style-name="gr10" draw:text-style-name="P6" draw:layer="layout" svg:x1="10.917cm" svg:y1="4.54cm" svg:x2="11.02cm" svg:y2="4.54cm">
          <text:p/>
        </draw:line>
        <draw:line draw:style-name="gr10" draw:text-style-name="P6" draw:layer="layout" svg:x1="10.917cm" svg:y1="4.152cm" svg:x2="11.02cm" svg:y2="4.152cm">
          <text:p/>
        </draw:line>
        <draw:line draw:style-name="gr10" draw:text-style-name="P6" draw:layer="layout" svg:x1="10.917cm" svg:y1="3.809cm" svg:x2="11.02cm" svg:y2="3.809cm">
          <text:p/>
        </draw:line>
        <draw:line draw:style-name="gr10" draw:text-style-name="P6" draw:layer="layout" svg:x1="10.917cm" svg:y1="12.021cm" svg:x2="11.072cm" svg:y2="12.021cm">
          <text:p/>
        </draw:line>
        <draw:line draw:style-name="gr10" draw:text-style-name="P6" draw:layer="layout" svg:x1="10.917cm" svg:y1="11.198cm" svg:x2="11.072cm" svg:y2="11.198cm">
          <text:p/>
        </draw:line>
        <draw:line draw:style-name="gr10" draw:text-style-name="P6" draw:layer="layout" svg:x1="10.917cm" svg:y1="10.371cm" svg:x2="11.072cm" svg:y2="10.371cm">
          <text:p/>
        </draw:line>
        <draw:line draw:style-name="gr10" draw:text-style-name="P6" draw:layer="layout" svg:x1="10.917cm" svg:y1="9.643cm" svg:x2="11.072cm" svg:y2="9.643cm">
          <text:p/>
        </draw:line>
        <draw:line draw:style-name="gr10" draw:text-style-name="P6" draw:layer="layout" svg:x1="10.917cm" svg:y1="8.911cm" svg:x2="11.072cm" svg:y2="8.911cm">
          <text:p/>
        </draw:line>
        <draw:line draw:style-name="gr10" draw:text-style-name="P6" draw:layer="layout" svg:x1="10.917cm" svg:y1="8.281cm" svg:x2="11.072cm" svg:y2="8.281cm">
          <text:p/>
        </draw:line>
        <draw:line draw:style-name="gr10" draw:text-style-name="P6" draw:layer="layout" svg:x1="10.917cm" svg:y1="7.65cm" svg:x2="11.072cm" svg:y2="7.65cm">
          <text:p/>
        </draw:line>
        <draw:line draw:style-name="gr10" draw:text-style-name="P6" draw:layer="layout" svg:x1="10.917cm" svg:y1="7.066cm" svg:x2="11.072cm" svg:y2="7.066cm">
          <text:p/>
        </draw:line>
        <draw:line draw:style-name="gr10" draw:text-style-name="P6" draw:layer="layout" svg:x1="10.917cm" svg:y1="6.579cm" svg:x2="11.072cm" svg:y2="6.579cm">
          <text:p/>
        </draw:line>
        <draw:line draw:style-name="gr10" draw:text-style-name="P6" draw:layer="layout" svg:x1="10.917cm" svg:y1="6.095cm" svg:x2="11.072cm" svg:y2="6.095cm">
          <text:p/>
        </draw:line>
        <draw:line draw:style-name="gr10" draw:text-style-name="P6" draw:layer="layout" svg:x1="10.917cm" svg:y1="5.609cm" svg:x2="11.072cm" svg:y2="5.609cm">
          <text:p/>
        </draw:line>
        <draw:line draw:style-name="gr10" draw:text-style-name="P6" draw:layer="layout" svg:x1="10.917cm" svg:y1="5.174cm" svg:x2="11.072cm" svg:y2="5.174cm">
          <text:p/>
        </draw:line>
        <draw:line draw:style-name="gr10" draw:text-style-name="P6" draw:layer="layout" svg:x1="10.917cm" svg:y1="4.733cm" svg:x2="11.072cm" svg:y2="4.733cm">
          <text:p/>
        </draw:line>
        <draw:line draw:style-name="gr10" draw:text-style-name="P6" draw:layer="layout" svg:x1="10.917cm" svg:y1="4.345cm" svg:x2="11.072cm" svg:y2="4.345cm">
          <text:p/>
        </draw:line>
        <draw:line draw:style-name="gr10" draw:text-style-name="P6" draw:layer="layout" svg:x1="10.917cm" svg:y1="3.956cm" svg:x2="11.072cm" svg:y2="3.956cm">
          <text:p/>
        </draw:line>
        <draw:line draw:style-name="gr10" draw:text-style-name="P6" draw:layer="layout" svg:x1="10.917cm" svg:y1="3.665cm" svg:x2="11.072cm" svg:y2="3.665cm">
          <text:p/>
        </draw:line>
        <draw:line draw:style-name="gr10" draw:text-style-name="P6" draw:layer="layout" svg:x1="11.747cm" svg:y1="12.514cm" svg:x2="11.644cm" svg:y2="12.514cm">
          <text:p/>
        </draw:line>
        <draw:line draw:style-name="gr10" draw:text-style-name="P6" draw:layer="layout" svg:x1="11.747cm" svg:y1="11.638cm" svg:x2="11.644cm" svg:y2="11.638cm">
          <text:p/>
        </draw:line>
        <draw:line draw:style-name="gr10" draw:text-style-name="P6" draw:layer="layout" svg:x1="11.747cm" svg:y1="10.763cm" svg:x2="11.644cm" svg:y2="10.763cm">
          <text:p/>
        </draw:line>
        <draw:line draw:style-name="gr10" draw:text-style-name="P6" draw:layer="layout" svg:x1="11.747cm" svg:y1="9.985cm" svg:x2="11.644cm" svg:y2="9.985cm">
          <text:p/>
        </draw:line>
        <draw:line draw:style-name="gr10" draw:text-style-name="P6" draw:layer="layout" svg:x1="11.747cm" svg:y1="9.257cm" svg:x2="11.644cm" svg:y2="9.257cm">
          <text:p/>
        </draw:line>
        <draw:line draw:style-name="gr10" draw:text-style-name="P6" draw:layer="layout" svg:x1="11.747cm" svg:y1="8.626cm" svg:x2="11.644cm" svg:y2="8.626cm">
          <text:p/>
        </draw:line>
        <draw:line draw:style-name="gr10" draw:text-style-name="P6" draw:layer="layout" svg:x1="11.747cm" svg:y1="7.947cm" svg:x2="11.644cm" svg:y2="7.947cm">
          <text:p/>
        </draw:line>
        <draw:line draw:style-name="gr10" draw:text-style-name="P6" draw:layer="layout" svg:x1="11.747cm" svg:y1="7.411cm" svg:x2="11.644cm" svg:y2="7.411cm">
          <text:p/>
        </draw:line>
        <draw:line draw:style-name="gr10" draw:text-style-name="P6" draw:layer="layout" svg:x1="11.747cm" svg:y1="6.829cm" svg:x2="11.644cm" svg:y2="6.829cm">
          <text:p/>
        </draw:line>
        <draw:line draw:style-name="gr10" draw:text-style-name="P6" draw:layer="layout" svg:x1="11.747cm" svg:y1="6.343cm" svg:x2="11.644cm" svg:y2="6.343cm">
          <text:p/>
        </draw:line>
        <draw:line draw:style-name="gr10" draw:text-style-name="P6" draw:layer="layout" svg:x1="11.747cm" svg:y1="5.856cm" svg:x2="11.644cm" svg:y2="5.856cm">
          <text:p/>
        </draw:line>
        <draw:line draw:style-name="gr10" draw:text-style-name="P6" draw:layer="layout" svg:x1="11.747cm" svg:y1="5.419cm" svg:x2="11.644cm" svg:y2="5.419cm">
          <text:p/>
        </draw:line>
        <draw:line draw:style-name="gr10" draw:text-style-name="P6" draw:layer="layout" svg:x1="11.747cm" svg:y1="4.984cm" svg:x2="11.644cm" svg:y2="4.984cm">
          <text:p/>
        </draw:line>
        <draw:line draw:style-name="gr10" draw:text-style-name="P6" draw:layer="layout" svg:x1="11.747cm" svg:y1="4.546cm" svg:x2="11.644cm" svg:y2="4.546cm">
          <text:p/>
        </draw:line>
        <draw:line draw:style-name="gr10" draw:text-style-name="P6" draw:layer="layout" svg:x1="11.747cm" svg:y1="4.154cm" svg:x2="11.644cm" svg:y2="4.154cm">
          <text:p/>
        </draw:line>
        <draw:line draw:style-name="gr10" draw:text-style-name="P6" draw:layer="layout" svg:x1="11.747cm" svg:y1="3.815cm" svg:x2="11.644cm" svg:y2="3.815cm">
          <text:p/>
        </draw:line>
        <draw:line draw:style-name="gr10" draw:text-style-name="P6" draw:layer="layout" svg:x1="11.747cm" svg:y1="12.027cm" svg:x2="11.591cm" svg:y2="12.027cm">
          <text:p/>
        </draw:line>
        <draw:line draw:style-name="gr10" draw:text-style-name="P6" draw:layer="layout" svg:x1="12.472cm" svg:y1="12.459cm" svg:x2="12.369cm" svg:y2="12.459cm">
          <text:p/>
        </draw:line>
        <draw:line draw:style-name="gr10" draw:text-style-name="P6" draw:layer="layout" svg:x1="12.472cm" svg:y1="11.293cm" svg:x2="12.369cm" svg:y2="11.293cm">
          <text:p/>
        </draw:line>
        <draw:line draw:style-name="gr10" draw:text-style-name="P6" draw:layer="layout" svg:x1="12.472cm" svg:y1="10.273cm" svg:x2="12.369cm" svg:y2="10.273cm">
          <text:p/>
        </draw:line>
        <draw:line draw:style-name="gr10" draw:text-style-name="P6" draw:layer="layout" svg:x1="12.472cm" svg:y1="9.352cm" svg:x2="12.369cm" svg:y2="9.352cm">
          <text:p/>
        </draw:line>
        <draw:line draw:style-name="gr10" draw:text-style-name="P6" draw:layer="layout" svg:x1="12.472cm" svg:y1="8.474cm" svg:x2="12.369cm" svg:y2="8.474cm">
          <text:p/>
        </draw:line>
        <draw:line draw:style-name="gr10" draw:text-style-name="P6" draw:layer="layout" svg:x1="12.472cm" svg:y1="7.696cm" svg:x2="12.369cm" svg:y2="7.696cm">
          <text:p/>
        </draw:line>
        <draw:line draw:style-name="gr10" draw:text-style-name="P6" draw:layer="layout" svg:x1="12.472cm" svg:y1="7.02cm" svg:x2="12.369cm" svg:y2="7.02cm">
          <text:p/>
        </draw:line>
        <draw:line draw:style-name="gr10" draw:text-style-name="P6" draw:layer="layout" svg:x1="12.472cm" svg:y1="6.337cm" svg:x2="12.369cm" svg:y2="6.337cm">
          <text:p/>
        </draw:line>
        <draw:line draw:style-name="gr10" draw:text-style-name="P6" draw:layer="layout" svg:x1="12.472cm" svg:y1="5.706cm" svg:x2="12.369cm" svg:y2="5.706cm">
          <text:p/>
        </draw:line>
        <draw:line draw:style-name="gr10" draw:text-style-name="P6" draw:layer="layout" svg:x1="12.472cm" svg:y1="5.174cm" svg:x2="12.369cm" svg:y2="5.174cm">
          <text:p/>
        </draw:line>
        <draw:line draw:style-name="gr10" draw:text-style-name="P6" draw:layer="layout" svg:x1="12.472cm" svg:y1="4.638cm" svg:x2="12.369cm" svg:y2="4.638cm">
          <text:p/>
        </draw:line>
        <draw:line draw:style-name="gr10" draw:text-style-name="P6" draw:layer="layout" svg:x1="12.472cm" svg:y1="4.152cm" svg:x2="12.369cm" svg:y2="4.152cm">
          <text:p/>
        </draw:line>
        <draw:line draw:style-name="gr10" draw:text-style-name="P6" draw:layer="layout" svg:x1="12.472cm" svg:y1="3.809cm" svg:x2="12.369cm" svg:y2="3.809cm">
          <text:p/>
        </draw:line>
        <draw:line draw:style-name="gr10" draw:text-style-name="P6" draw:layer="layout" svg:x1="12.525cm" svg:y1="10.757cm" svg:x2="12.369cm" svg:y2="10.757cm">
          <text:p/>
        </draw:line>
        <draw:line draw:style-name="gr10" draw:text-style-name="P6" draw:layer="layout" svg:x1="12.525cm" svg:y1="9.836cm" svg:x2="12.369cm" svg:y2="9.836cm">
          <text:p/>
        </draw:line>
        <draw:line draw:style-name="gr10" draw:text-style-name="P6" draw:layer="layout" svg:x1="12.525cm" svg:y1="8.865cm" svg:x2="12.369cm" svg:y2="8.865cm">
          <text:p/>
        </draw:line>
        <draw:line draw:style-name="gr10" draw:text-style-name="P6" draw:layer="layout" svg:x1="12.525cm" svg:y1="8.039cm" svg:x2="12.369cm" svg:y2="8.039cm">
          <text:p/>
        </draw:line>
        <draw:line draw:style-name="gr10" draw:text-style-name="P6" draw:layer="layout" svg:x1="12.525cm" svg:y1="7.356cm" svg:x2="12.369cm" svg:y2="7.356cm">
          <text:p/>
        </draw:line>
        <draw:line draw:style-name="gr10" draw:text-style-name="P6" draw:layer="layout" svg:x1="12.525cm" svg:y1="6.677cm" svg:x2="12.369cm" svg:y2="6.677cm">
          <text:p/>
        </draw:line>
        <draw:line draw:style-name="gr10" draw:text-style-name="P6" draw:layer="layout" svg:x1="12.525cm" svg:y1="5.997cm" svg:x2="12.369cm" svg:y2="5.997cm">
          <text:p/>
        </draw:line>
        <draw:line draw:style-name="gr10" draw:text-style-name="P6" draw:layer="layout" svg:x1="12.525cm" svg:y1="5.465cm" svg:x2="12.369cm" svg:y2="5.465cm">
          <text:p/>
        </draw:line>
        <draw:line draw:style-name="gr10" draw:text-style-name="P6" draw:layer="layout" svg:x1="12.525cm" svg:y1="4.929cm" svg:x2="12.369cm" svg:y2="4.929cm">
          <text:p/>
        </draw:line>
        <draw:line draw:style-name="gr10" draw:text-style-name="P6" draw:layer="layout" svg:x1="12.525cm" svg:y1="4.396cm" svg:x2="12.369cm" svg:y2="4.396cm">
          <text:p/>
        </draw:line>
        <draw:line draw:style-name="gr10" draw:text-style-name="P6" draw:layer="layout" svg:x1="12.525cm" svg:y1="3.956cm" svg:x2="12.369cm" svg:y2="3.956cm">
          <text:p/>
        </draw:line>
        <draw:line draw:style-name="gr10" draw:text-style-name="P6" draw:layer="layout" svg:x1="12.525cm" svg:y1="3.665cm" svg:x2="12.369cm" svg:y2="3.665cm">
          <text:p/>
        </draw:line>
        <draw:line draw:style-name="gr10" draw:text-style-name="P6" draw:layer="layout" svg:x1="12.525cm" svg:y1="11.877cm" svg:x2="12.369cm" svg:y2="11.877cm">
          <text:p/>
        </draw:line>
        <draw:line draw:style-name="gr10" draw:text-style-name="P6" draw:layer="layout" svg:x1="13.1cm" svg:y1="12.463cm" svg:x2="13.203cm" svg:y2="12.463cm">
          <text:p/>
        </draw:line>
        <draw:line draw:style-name="gr10" draw:text-style-name="P6" draw:layer="layout" svg:x1="13.1cm" svg:y1="11.298cm" svg:x2="13.203cm" svg:y2="11.298cm">
          <text:p/>
        </draw:line>
        <draw:line draw:style-name="gr10" draw:text-style-name="P6" draw:layer="layout" svg:x1="13.1cm" svg:y1="10.279cm" svg:x2="13.203cm" svg:y2="10.279cm">
          <text:p/>
        </draw:line>
        <draw:line draw:style-name="gr10" draw:text-style-name="P6" draw:layer="layout" svg:x1="13.1cm" svg:y1="9.356cm" svg:x2="13.203cm" svg:y2="9.356cm">
          <text:p/>
        </draw:line>
        <draw:line draw:style-name="gr10" draw:text-style-name="P6" draw:layer="layout" svg:x1="13.1cm" svg:y1="8.479cm" svg:x2="13.203cm" svg:y2="8.479cm">
          <text:p/>
        </draw:line>
        <draw:line draw:style-name="gr10" draw:text-style-name="P6" draw:layer="layout" svg:x1="13.1cm" svg:y1="7.702cm" svg:x2="13.203cm" svg:y2="7.702cm">
          <text:p/>
        </draw:line>
        <draw:line draw:style-name="gr10" draw:text-style-name="P6" draw:layer="layout" svg:x1="13.1cm" svg:y1="7.023cm" svg:x2="13.203cm" svg:y2="7.023cm">
          <text:p/>
        </draw:line>
        <draw:line draw:style-name="gr10" draw:text-style-name="P6" draw:layer="layout" svg:x1="13.1cm" svg:y1="6.342cm" svg:x2="13.203cm" svg:y2="6.342cm">
          <text:p/>
        </draw:line>
        <draw:line draw:style-name="gr10" draw:text-style-name="P6" draw:layer="layout" svg:x1="13.1cm" svg:y1="5.71cm" svg:x2="13.203cm" svg:y2="5.71cm">
          <text:p/>
        </draw:line>
        <draw:line draw:style-name="gr10" draw:text-style-name="P6" draw:layer="layout" svg:x1="13.1cm" svg:y1="5.177cm" svg:x2="13.203cm" svg:y2="5.177cm">
          <text:p/>
        </draw:line>
        <draw:line draw:style-name="gr10" draw:text-style-name="P6" draw:layer="layout" svg:x1="13.1cm" svg:y1="4.642cm" svg:x2="13.203cm" svg:y2="4.642cm">
          <text:p/>
        </draw:line>
        <draw:line draw:style-name="gr10" draw:text-style-name="P6" draw:layer="layout" svg:x1="13.1cm" svg:y1="4.155cm" svg:x2="13.203cm" svg:y2="4.155cm">
          <text:p/>
        </draw:line>
        <draw:line draw:style-name="gr10" draw:text-style-name="P6" draw:layer="layout" svg:x1="13.1cm" svg:y1="3.815cm" svg:x2="13.203cm" svg:y2="3.815cm">
          <text:p/>
        </draw:line>
        <draw:line draw:style-name="gr10" draw:text-style-name="P6" draw:layer="layout" svg:x1="13.047cm" svg:y1="10.762cm" svg:x2="13.203cm" svg:y2="10.762cm">
          <text:p/>
        </draw:line>
        <draw:line draw:style-name="gr10" draw:text-style-name="P6" draw:layer="layout" svg:x1="13.047cm" svg:y1="9.839cm" svg:x2="13.203cm" svg:y2="9.839cm">
          <text:p/>
        </draw:line>
        <draw:line draw:style-name="gr10" draw:text-style-name="P6" draw:layer="layout" svg:x1="13.047cm" svg:y1="8.869cm" svg:x2="13.203cm" svg:y2="8.869cm">
          <text:p/>
        </draw:line>
        <draw:line draw:style-name="gr10" draw:text-style-name="P6" draw:layer="layout" svg:x1="13.047cm" svg:y1="8.043cm" svg:x2="13.203cm" svg:y2="8.043cm">
          <text:p/>
        </draw:line>
        <draw:line draw:style-name="gr10" draw:text-style-name="P6" draw:layer="layout" svg:x1="13.047cm" svg:y1="7.361cm" svg:x2="13.203cm" svg:y2="7.361cm">
          <text:p/>
        </draw:line>
        <draw:line draw:style-name="gr10" draw:text-style-name="P6" draw:layer="layout" svg:x1="13.047cm" svg:y1="6.683cm" svg:x2="13.203cm" svg:y2="6.683cm">
          <text:p/>
        </draw:line>
        <draw:line draw:style-name="gr10" draw:text-style-name="P6" draw:layer="layout" svg:x1="13.047cm" svg:y1="6.002cm" svg:x2="13.203cm" svg:y2="6.002cm">
          <text:p/>
        </draw:line>
        <draw:line draw:style-name="gr10" draw:text-style-name="P6" draw:layer="layout" svg:x1="13.047cm" svg:y1="5.468cm" svg:x2="13.203cm" svg:y2="5.468cm">
          <text:p/>
        </draw:line>
        <draw:line draw:style-name="gr10" draw:text-style-name="P6" draw:layer="layout" svg:x1="13.047cm" svg:y1="4.933cm" svg:x2="13.203cm" svg:y2="4.933cm">
          <text:p/>
        </draw:line>
        <draw:line draw:style-name="gr10" draw:text-style-name="P6" draw:layer="layout" svg:x1="13.047cm" svg:y1="4.4cm" svg:x2="13.203cm" svg:y2="4.4cm">
          <text:p/>
        </draw:line>
        <draw:line draw:style-name="gr10" draw:text-style-name="P6" draw:layer="layout" svg:x1="13.047cm" svg:y1="3.96cm" svg:x2="13.203cm" svg:y2="3.96cm">
          <text:p/>
        </draw:line>
        <draw:line draw:style-name="gr10" draw:text-style-name="P6" draw:layer="layout" svg:x1="13.047cm" svg:y1="3.669cm" svg:x2="13.203cm" svg:y2="3.669cm">
          <text:p/>
        </draw:line>
        <draw:line draw:style-name="gr10" draw:text-style-name="P6" draw:layer="layout" svg:x1="13.047cm" svg:y1="11.881cm" svg:x2="13.203cm" svg:y2="11.881cm">
          <text:p/>
        </draw:line>
        <draw:line draw:style-name="gr10" draw:text-style-name="P6" draw:layer="layout" svg:x1="17.462cm" svg:y1="12.463cm" svg:x2="17.565cm" svg:y2="12.463cm">
          <text:p/>
        </draw:line>
        <draw:line draw:style-name="gr10" draw:text-style-name="P6" draw:layer="layout" svg:x1="17.462cm" svg:y1="11.298cm" svg:x2="17.565cm" svg:y2="11.298cm">
          <text:p/>
        </draw:line>
        <draw:line draw:style-name="gr10" draw:text-style-name="P6" draw:layer="layout" svg:x1="17.462cm" svg:y1="10.279cm" svg:x2="17.565cm" svg:y2="10.279cm">
          <text:p/>
        </draw:line>
        <draw:line draw:style-name="gr10" draw:text-style-name="P6" draw:layer="layout" svg:x1="17.462cm" svg:y1="9.356cm" svg:x2="17.565cm" svg:y2="9.356cm">
          <text:p/>
        </draw:line>
        <draw:line draw:style-name="gr10" draw:text-style-name="P6" draw:layer="layout" svg:x1="17.462cm" svg:y1="8.479cm" svg:x2="17.565cm" svg:y2="8.479cm">
          <text:p/>
        </draw:line>
        <draw:line draw:style-name="gr10" draw:text-style-name="P6" draw:layer="layout" svg:x1="17.462cm" svg:y1="7.702cm" svg:x2="17.565cm" svg:y2="7.702cm">
          <text:p/>
        </draw:line>
        <draw:line draw:style-name="gr10" draw:text-style-name="P6" draw:layer="layout" svg:x1="17.462cm" svg:y1="7.023cm" svg:x2="17.565cm" svg:y2="7.023cm">
          <text:p/>
        </draw:line>
        <draw:line draw:style-name="gr10" draw:text-style-name="P6" draw:layer="layout" svg:x1="17.462cm" svg:y1="6.342cm" svg:x2="17.565cm" svg:y2="6.342cm">
          <text:p/>
        </draw:line>
        <draw:line draw:style-name="gr10" draw:text-style-name="P6" draw:layer="layout" svg:x1="17.462cm" svg:y1="5.71cm" svg:x2="17.565cm" svg:y2="5.71cm">
          <text:p/>
        </draw:line>
        <draw:line draw:style-name="gr10" draw:text-style-name="P6" draw:layer="layout" svg:x1="17.462cm" svg:y1="5.177cm" svg:x2="17.565cm" svg:y2="5.177cm">
          <text:p/>
        </draw:line>
        <draw:line draw:style-name="gr10" draw:text-style-name="P6" draw:layer="layout" svg:x1="17.462cm" svg:y1="4.642cm" svg:x2="17.565cm" svg:y2="4.642cm">
          <text:p/>
        </draw:line>
        <draw:line draw:style-name="gr10" draw:text-style-name="P6" draw:layer="layout" svg:x1="17.462cm" svg:y1="4.155cm" svg:x2="17.565cm" svg:y2="4.155cm">
          <text:p/>
        </draw:line>
        <draw:line draw:style-name="gr10" draw:text-style-name="P6" draw:layer="layout" svg:x1="17.462cm" svg:y1="3.815cm" svg:x2="17.565cm" svg:y2="3.815cm">
          <text:p/>
        </draw:line>
        <draw:line draw:style-name="gr10" draw:text-style-name="P6" draw:layer="layout" svg:x1="17.409cm" svg:y1="10.762cm" svg:x2="17.565cm" svg:y2="10.762cm">
          <text:p/>
        </draw:line>
        <draw:line draw:style-name="gr10" draw:text-style-name="P6" draw:layer="layout" svg:x1="17.409cm" svg:y1="9.839cm" svg:x2="17.565cm" svg:y2="9.839cm">
          <text:p/>
        </draw:line>
        <draw:line draw:style-name="gr10" draw:text-style-name="P6" draw:layer="layout" svg:x1="17.409cm" svg:y1="8.869cm" svg:x2="17.565cm" svg:y2="8.869cm">
          <text:p/>
        </draw:line>
        <draw:line draw:style-name="gr10" draw:text-style-name="P6" draw:layer="layout" svg:x1="17.409cm" svg:y1="8.043cm" svg:x2="17.565cm" svg:y2="8.043cm">
          <text:p/>
        </draw:line>
        <draw:line draw:style-name="gr10" draw:text-style-name="P6" draw:layer="layout" svg:x1="17.409cm" svg:y1="7.361cm" svg:x2="17.565cm" svg:y2="7.361cm">
          <text:p/>
        </draw:line>
        <draw:line draw:style-name="gr10" draw:text-style-name="P6" draw:layer="layout" svg:x1="17.409cm" svg:y1="6.683cm" svg:x2="17.565cm" svg:y2="6.683cm">
          <text:p/>
        </draw:line>
        <draw:line draw:style-name="gr10" draw:text-style-name="P6" draw:layer="layout" svg:x1="17.409cm" svg:y1="6.002cm" svg:x2="17.565cm" svg:y2="6.002cm">
          <text:p/>
        </draw:line>
        <draw:line draw:style-name="gr10" draw:text-style-name="P6" draw:layer="layout" svg:x1="17.409cm" svg:y1="5.468cm" svg:x2="17.565cm" svg:y2="5.468cm">
          <text:p/>
        </draw:line>
        <draw:line draw:style-name="gr10" draw:text-style-name="P6" draw:layer="layout" svg:x1="17.409cm" svg:y1="4.933cm" svg:x2="17.565cm" svg:y2="4.933cm">
          <text:p/>
        </draw:line>
        <draw:line draw:style-name="gr10" draw:text-style-name="P6" draw:layer="layout" svg:x1="17.409cm" svg:y1="4.4cm" svg:x2="17.565cm" svg:y2="4.4cm">
          <text:p/>
        </draw:line>
        <draw:line draw:style-name="gr10" draw:text-style-name="P6" draw:layer="layout" svg:x1="17.409cm" svg:y1="3.96cm" svg:x2="17.565cm" svg:y2="3.96cm">
          <text:p/>
        </draw:line>
        <draw:line draw:style-name="gr10" draw:text-style-name="P6" draw:layer="layout" svg:x1="17.409cm" svg:y1="3.669cm" svg:x2="17.565cm" svg:y2="3.669cm">
          <text:p/>
        </draw:line>
        <draw:line draw:style-name="gr10" draw:text-style-name="P6" draw:layer="layout" svg:x1="17.409cm" svg:y1="11.881cm" svg:x2="17.565cm" svg:y2="11.881cm">
          <text:p/>
        </draw:line>
        <draw:line draw:style-name="gr10" draw:text-style-name="P6" draw:layer="layout" svg:x1="16.834cm" svg:y1="12.457cm" svg:x2="16.732cm" svg:y2="12.457cm">
          <text:p/>
        </draw:line>
        <draw:line draw:style-name="gr10" draw:text-style-name="P6" draw:layer="layout" svg:x1="16.834cm" svg:y1="11.292cm" svg:x2="16.732cm" svg:y2="11.292cm">
          <text:p/>
        </draw:line>
        <draw:line draw:style-name="gr10" draw:text-style-name="P6" draw:layer="layout" svg:x1="16.834cm" svg:y1="10.273cm" svg:x2="16.732cm" svg:y2="10.273cm">
          <text:p/>
        </draw:line>
        <draw:line draw:style-name="gr10" draw:text-style-name="P6" draw:layer="layout" svg:x1="16.834cm" svg:y1="9.35cm" svg:x2="16.732cm" svg:y2="9.35cm">
          <text:p/>
        </draw:line>
        <draw:line draw:style-name="gr10" draw:text-style-name="P6" draw:layer="layout" svg:x1="16.834cm" svg:y1="8.474cm" svg:x2="16.732cm" svg:y2="8.474cm">
          <text:p/>
        </draw:line>
        <draw:line draw:style-name="gr10" draw:text-style-name="P6" draw:layer="layout" svg:x1="16.834cm" svg:y1="7.696cm" svg:x2="16.732cm" svg:y2="7.696cm">
          <text:p/>
        </draw:line>
        <draw:line draw:style-name="gr10" draw:text-style-name="P6" draw:layer="layout" svg:x1="16.834cm" svg:y1="7.018cm" svg:x2="16.732cm" svg:y2="7.018cm">
          <text:p/>
        </draw:line>
        <draw:line draw:style-name="gr10" draw:text-style-name="P6" draw:layer="layout" svg:x1="16.834cm" svg:y1="6.336cm" svg:x2="16.732cm" svg:y2="6.336cm">
          <text:p/>
        </draw:line>
        <draw:line draw:style-name="gr10" draw:text-style-name="P6" draw:layer="layout" svg:x1="16.834cm" svg:y1="5.705cm" svg:x2="16.732cm" svg:y2="5.705cm">
          <text:p/>
        </draw:line>
        <draw:line draw:style-name="gr10" draw:text-style-name="P6" draw:layer="layout" svg:x1="16.834cm" svg:y1="5.171cm" svg:x2="16.732cm" svg:y2="5.171cm">
          <text:p/>
        </draw:line>
        <draw:line draw:style-name="gr10" draw:text-style-name="P6" draw:layer="layout" svg:x1="16.834cm" svg:y1="4.636cm" svg:x2="16.732cm" svg:y2="4.636cm">
          <text:p/>
        </draw:line>
        <draw:line draw:style-name="gr10" draw:text-style-name="P6" draw:layer="layout" svg:x1="16.834cm" svg:y1="4.15cm" svg:x2="16.732cm" svg:y2="4.15cm">
          <text:p/>
        </draw:line>
        <draw:line draw:style-name="gr10" draw:text-style-name="P6" draw:layer="layout" svg:x1="16.834cm" svg:y1="3.809cm" svg:x2="16.732cm" svg:y2="3.809cm">
          <text:p/>
        </draw:line>
        <draw:line draw:style-name="gr10" draw:text-style-name="P6" draw:layer="layout" svg:x1="16.887cm" svg:y1="10.757cm" svg:x2="16.732cm" svg:y2="10.757cm">
          <text:p/>
        </draw:line>
        <draw:line draw:style-name="gr10" draw:text-style-name="P6" draw:layer="layout" svg:x1="16.887cm" svg:y1="9.834cm" svg:x2="16.732cm" svg:y2="9.834cm">
          <text:p/>
        </draw:line>
        <draw:line draw:style-name="gr10" draw:text-style-name="P6" draw:layer="layout" svg:x1="16.887cm" svg:y1="8.864cm" svg:x2="16.732cm" svg:y2="8.864cm">
          <text:p/>
        </draw:line>
        <draw:line draw:style-name="gr10" draw:text-style-name="P6" draw:layer="layout" svg:x1="16.887cm" svg:y1="8.037cm" svg:x2="16.732cm" svg:y2="8.037cm">
          <text:p/>
        </draw:line>
        <draw:line draw:style-name="gr10" draw:text-style-name="P6" draw:layer="layout" svg:x1="16.887cm" svg:y1="7.356cm" svg:x2="16.732cm" svg:y2="7.356cm">
          <text:p/>
        </draw:line>
        <draw:line draw:style-name="gr10" draw:text-style-name="P6" draw:layer="layout" svg:x1="16.887cm" svg:y1="6.677cm" svg:x2="16.732cm" svg:y2="6.677cm">
          <text:p/>
        </draw:line>
        <draw:line draw:style-name="gr10" draw:text-style-name="P6" draw:layer="layout" svg:x1="16.887cm" svg:y1="5.996cm" svg:x2="16.732cm" svg:y2="5.996cm">
          <text:p/>
        </draw:line>
        <draw:line draw:style-name="gr10" draw:text-style-name="P6" draw:layer="layout" svg:x1="16.887cm" svg:y1="5.463cm" svg:x2="16.732cm" svg:y2="5.463cm">
          <text:p/>
        </draw:line>
        <draw:line draw:style-name="gr10" draw:text-style-name="P6" draw:layer="layout" svg:x1="16.887cm" svg:y1="4.927cm" svg:x2="16.732cm" svg:y2="4.927cm">
          <text:p/>
        </draw:line>
        <draw:line draw:style-name="gr10" draw:text-style-name="P6" draw:layer="layout" svg:x1="16.887cm" svg:y1="4.394cm" svg:x2="16.732cm" svg:y2="4.394cm">
          <text:p/>
        </draw:line>
        <draw:line draw:style-name="gr10" draw:text-style-name="P6" draw:layer="layout" svg:x1="16.887cm" svg:y1="3.955cm" svg:x2="16.732cm" svg:y2="3.955cm">
          <text:p/>
        </draw:line>
        <draw:line draw:style-name="gr10" draw:text-style-name="P6" draw:layer="layout" svg:x1="16.887cm" svg:y1="3.663cm" svg:x2="16.732cm" svg:y2="3.663cm">
          <text:p/>
        </draw:line>
        <draw:line draw:style-name="gr10" draw:text-style-name="P6" draw:layer="layout" svg:x1="16.887cm" svg:y1="11.875cm" svg:x2="16.732cm" svg:y2="11.875cm">
          <text:p/>
        </draw:line>
        <draw:line draw:style-name="gr10" draw:text-style-name="P6" draw:layer="layout" svg:x1="11.747cm" svg:y1="11.203cm" svg:x2="11.591cm" svg:y2="11.203cm">
          <text:p/>
        </draw:line>
        <draw:line draw:style-name="gr10" draw:text-style-name="P6" draw:layer="layout" svg:x1="11.747cm" svg:y1="10.374cm" svg:x2="11.591cm" svg:y2="10.374cm">
          <text:p/>
        </draw:line>
        <draw:line draw:style-name="gr10" draw:text-style-name="P6" draw:layer="layout" svg:x1="11.747cm" svg:y1="9.648cm" svg:x2="11.591cm" svg:y2="9.648cm">
          <text:p/>
        </draw:line>
        <draw:line draw:style-name="gr10" draw:text-style-name="P6" draw:layer="layout" svg:x1="11.747cm" svg:y1="8.917cm" svg:x2="11.591cm" svg:y2="8.917cm">
          <text:p/>
        </draw:line>
        <draw:line draw:style-name="gr10" draw:text-style-name="P6" draw:layer="layout" svg:x1="11.747cm" svg:y1="8.284cm" svg:x2="11.591cm" svg:y2="8.284cm">
          <text:p/>
        </draw:line>
        <draw:line draw:style-name="gr10" draw:text-style-name="P6" draw:layer="layout" svg:x1="11.747cm" svg:y1="7.656cm" svg:x2="11.591cm" svg:y2="7.656cm">
          <text:p/>
        </draw:line>
        <draw:line draw:style-name="gr10" draw:text-style-name="P6" draw:layer="layout" svg:x1="11.747cm" svg:y1="7.071cm" svg:x2="11.591cm" svg:y2="7.071cm">
          <text:p/>
        </draw:line>
        <draw:line draw:style-name="gr10" draw:text-style-name="P6" draw:layer="layout" svg:x1="11.747cm" svg:y1="6.585cm" svg:x2="11.591cm" svg:y2="6.585cm">
          <text:p/>
        </draw:line>
        <draw:line draw:style-name="gr10" draw:text-style-name="P6" draw:layer="layout" svg:x1="11.747cm" svg:y1="6.101cm" svg:x2="11.591cm" svg:y2="6.101cm">
          <text:p/>
        </draw:line>
        <draw:line draw:style-name="gr10" draw:text-style-name="P6" draw:layer="layout" svg:x1="11.747cm" svg:y1="5.614cm" svg:x2="11.591cm" svg:y2="5.614cm">
          <text:p/>
        </draw:line>
        <draw:line draw:style-name="gr10" draw:text-style-name="P6" draw:layer="layout" svg:x1="11.747cm" svg:y1="5.177cm" svg:x2="11.591cm" svg:y2="5.177cm">
          <text:p/>
        </draw:line>
        <draw:line draw:style-name="gr10" draw:text-style-name="P6" draw:layer="layout" svg:x1="11.747cm" svg:y1="4.739cm" svg:x2="11.591cm" svg:y2="4.739cm">
          <text:p/>
        </draw:line>
        <draw:line draw:style-name="gr10" draw:text-style-name="P6" draw:layer="layout" svg:x1="11.747cm" svg:y1="4.35cm" svg:x2="11.591cm" svg:y2="4.35cm">
          <text:p/>
        </draw:line>
        <draw:line draw:style-name="gr10" draw:text-style-name="P6" draw:layer="layout" svg:x1="11.747cm" svg:y1="3.962cm" svg:x2="11.591cm" svg:y2="3.962cm">
          <text:p/>
        </draw:line>
        <draw:line draw:style-name="gr10" draw:text-style-name="P6" draw:layer="layout" svg:x1="11.747cm" svg:y1="3.671cm" svg:x2="11.591cm" svg:y2="3.671cm">
          <text:p/>
        </draw:line>
        <draw:line draw:style-name="gr10" draw:text-style-name="P6" draw:layer="layout" svg:x1="14.652cm" svg:y1="12.514cm" svg:x2="14.549cm" svg:y2="12.514cm">
          <text:p/>
        </draw:line>
        <draw:line draw:style-name="gr10" draw:text-style-name="P6" draw:layer="layout" svg:x1="14.652cm" svg:y1="11.638cm" svg:x2="14.549cm" svg:y2="11.638cm">
          <text:p/>
        </draw:line>
        <draw:line draw:style-name="gr10" draw:text-style-name="P6" draw:layer="layout" svg:x1="14.652cm" svg:y1="10.763cm" svg:x2="14.549cm" svg:y2="10.763cm">
          <text:p/>
        </draw:line>
        <draw:line draw:style-name="gr10" draw:text-style-name="P6" draw:layer="layout" svg:x1="14.652cm" svg:y1="9.985cm" svg:x2="14.549cm" svg:y2="9.985cm">
          <text:p/>
        </draw:line>
        <draw:line draw:style-name="gr10" draw:text-style-name="P6" draw:layer="layout" svg:x1="14.652cm" svg:y1="9.257cm" svg:x2="14.549cm" svg:y2="9.257cm">
          <text:p/>
        </draw:line>
        <draw:line draw:style-name="gr10" draw:text-style-name="P6" draw:layer="layout" svg:x1="14.652cm" svg:y1="8.626cm" svg:x2="14.549cm" svg:y2="8.626cm">
          <text:p/>
        </draw:line>
        <draw:line draw:style-name="gr10" draw:text-style-name="P6" draw:layer="layout" svg:x1="14.652cm" svg:y1="7.947cm" svg:x2="14.549cm" svg:y2="7.947cm">
          <text:p/>
        </draw:line>
        <draw:line draw:style-name="gr10" draw:text-style-name="P6" draw:layer="layout" svg:x1="14.652cm" svg:y1="7.411cm" svg:x2="14.549cm" svg:y2="7.411cm">
          <text:p/>
        </draw:line>
        <draw:line draw:style-name="gr10" draw:text-style-name="P6" draw:layer="layout" svg:x1="14.652cm" svg:y1="6.829cm" svg:x2="14.549cm" svg:y2="6.829cm">
          <text:p/>
        </draw:line>
        <draw:line draw:style-name="gr10" draw:text-style-name="P6" draw:layer="layout" svg:x1="14.652cm" svg:y1="6.343cm" svg:x2="14.549cm" svg:y2="6.343cm">
          <text:p/>
        </draw:line>
        <draw:line draw:style-name="gr10" draw:text-style-name="P6" draw:layer="layout" svg:x1="14.652cm" svg:y1="5.856cm" svg:x2="14.549cm" svg:y2="5.856cm">
          <text:p/>
        </draw:line>
        <draw:line draw:style-name="gr10" draw:text-style-name="P6" draw:layer="layout" svg:x1="14.652cm" svg:y1="5.419cm" svg:x2="14.549cm" svg:y2="5.419cm">
          <text:p/>
        </draw:line>
        <draw:line draw:style-name="gr10" draw:text-style-name="P6" draw:layer="layout" svg:x1="14.652cm" svg:y1="4.984cm" svg:x2="14.549cm" svg:y2="4.984cm">
          <text:p/>
        </draw:line>
        <draw:line draw:style-name="gr10" draw:text-style-name="P6" draw:layer="layout" svg:x1="14.652cm" svg:y1="4.546cm" svg:x2="14.549cm" svg:y2="4.546cm">
          <text:p/>
        </draw:line>
        <draw:line draw:style-name="gr10" draw:text-style-name="P6" draw:layer="layout" svg:x1="14.652cm" svg:y1="4.154cm" svg:x2="14.549cm" svg:y2="4.154cm">
          <text:p/>
        </draw:line>
        <draw:line draw:style-name="gr10" draw:text-style-name="P6" draw:layer="layout" svg:x1="14.652cm" svg:y1="3.815cm" svg:x2="14.549cm" svg:y2="3.815cm">
          <text:p/>
        </draw:line>
        <draw:line draw:style-name="gr10" draw:text-style-name="P6" draw:layer="layout" svg:x1="14.652cm" svg:y1="12.027cm" svg:x2="14.496cm" svg:y2="12.027cm">
          <text:p/>
        </draw:line>
        <draw:line draw:style-name="gr10" draw:text-style-name="P6" draw:layer="layout" svg:x1="15.38cm" svg:y1="12.459cm" svg:x2="15.277cm" svg:y2="12.459cm">
          <text:p/>
        </draw:line>
        <draw:line draw:style-name="gr10" draw:text-style-name="P6" draw:layer="layout" svg:x1="15.38cm" svg:y1="11.488cm" svg:x2="15.277cm" svg:y2="11.488cm">
          <text:p/>
        </draw:line>
        <draw:line draw:style-name="gr10" draw:text-style-name="P6" draw:layer="layout" svg:x1="15.38cm" svg:y1="10.662cm" svg:x2="15.277cm" svg:y2="10.662cm">
          <text:p/>
        </draw:line>
        <draw:line draw:style-name="gr10" draw:text-style-name="P6" draw:layer="layout" svg:x1="15.38cm" svg:y1="9.787cm" svg:x2="15.277cm" svg:y2="9.787cm">
          <text:p/>
        </draw:line>
        <draw:line draw:style-name="gr10" draw:text-style-name="P6" draw:layer="layout" svg:x1="15.38cm" svg:y1="9.009cm" svg:x2="15.277cm" svg:y2="9.009cm">
          <text:p/>
        </draw:line>
        <draw:line draw:style-name="gr10" draw:text-style-name="P6" draw:layer="layout" svg:x1="15.38cm" svg:y1="8.281cm" svg:x2="15.277cm" svg:y2="8.281cm">
          <text:p/>
        </draw:line>
        <draw:line draw:style-name="gr10" draw:text-style-name="P6" draw:layer="layout" svg:x1="15.38cm" svg:y1="7.65cm" svg:x2="15.277cm" svg:y2="7.65cm">
          <text:p/>
        </draw:line>
        <draw:line draw:style-name="gr10" draw:text-style-name="P6" draw:layer="layout" svg:x1="15.38cm" svg:y1="7.02cm" svg:x2="15.277cm" svg:y2="7.02cm">
          <text:p/>
        </draw:line>
        <draw:line draw:style-name="gr10" draw:text-style-name="P6" draw:layer="layout" svg:x1="15.38cm" svg:y1="6.484cm" svg:x2="15.277cm" svg:y2="6.484cm">
          <text:p/>
        </draw:line>
        <draw:line draw:style-name="gr10" draw:text-style-name="P6" draw:layer="layout" svg:x1="15.38cm" svg:y1="5.899cm" svg:x2="15.277cm" svg:y2="5.899cm">
          <text:p/>
        </draw:line>
        <draw:line draw:style-name="gr10" draw:text-style-name="P6" draw:layer="layout" svg:x1="15.38cm" svg:y1="5.416cm" svg:x2="15.277cm" svg:y2="5.416cm">
          <text:p/>
        </draw:line>
        <draw:line draw:style-name="gr10" draw:text-style-name="P6" draw:layer="layout" svg:x1="15.38cm" svg:y1="4.978cm" svg:x2="15.277cm" svg:y2="4.978cm">
          <text:p/>
        </draw:line>
        <draw:line draw:style-name="gr10" draw:text-style-name="P6" draw:layer="layout" svg:x1="15.38cm" svg:y1="4.54cm" svg:x2="15.277cm" svg:y2="4.54cm">
          <text:p/>
        </draw:line>
        <draw:line draw:style-name="gr10" draw:text-style-name="P6" draw:layer="layout" svg:x1="15.38cm" svg:y1="4.152cm" svg:x2="15.277cm" svg:y2="4.152cm">
          <text:p/>
        </draw:line>
        <draw:line draw:style-name="gr10" draw:text-style-name="P6" draw:layer="layout" svg:x1="15.38cm" svg:y1="3.809cm" svg:x2="15.277cm" svg:y2="3.809cm">
          <text:p/>
        </draw:line>
        <draw:line draw:style-name="gr10" draw:text-style-name="P6" draw:layer="layout" svg:x1="15.432cm" svg:y1="11.975cm" svg:x2="15.277cm" svg:y2="11.975cm">
          <text:p/>
        </draw:line>
        <draw:line draw:style-name="gr10" draw:text-style-name="P6" draw:layer="layout" svg:x1="15.432cm" svg:y1="11.048cm" svg:x2="15.277cm" svg:y2="11.048cm">
          <text:p/>
        </draw:line>
        <draw:line draw:style-name="gr10" draw:text-style-name="P6" draw:layer="layout" svg:x1="15.432cm" svg:y1="10.224cm" svg:x2="15.277cm" svg:y2="10.224cm">
          <text:p/>
        </draw:line>
        <draw:line draw:style-name="gr10" draw:text-style-name="P6" draw:layer="layout" svg:x1="15.432cm" svg:y1="9.398cm" svg:x2="15.277cm" svg:y2="9.398cm">
          <text:p/>
        </draw:line>
        <draw:line draw:style-name="gr10" draw:text-style-name="P6" draw:layer="layout" svg:x1="15.432cm" svg:y1="8.62cm" svg:x2="15.277cm" svg:y2="8.62cm">
          <text:p/>
        </draw:line>
        <draw:line draw:style-name="gr10" draw:text-style-name="P6" draw:layer="layout" svg:x1="15.432cm" svg:y1="7.941cm" svg:x2="15.277cm" svg:y2="7.941cm">
          <text:p/>
        </draw:line>
        <draw:line draw:style-name="gr10" draw:text-style-name="P6" draw:layer="layout" svg:x1="15.432cm" svg:y1="7.356cm" svg:x2="15.277cm" svg:y2="7.356cm">
          <text:p/>
        </draw:line>
        <draw:line draw:style-name="gr10" draw:text-style-name="P6" draw:layer="layout" svg:x1="15.432cm" svg:y1="6.729cm" svg:x2="15.277cm" svg:y2="6.729cm">
          <text:p/>
        </draw:line>
        <draw:line draw:style-name="gr10" draw:text-style-name="P6" draw:layer="layout" svg:x1="15.432cm" svg:y1="6.193cm" svg:x2="15.277cm" svg:y2="6.193cm">
          <text:p/>
        </draw:line>
        <draw:line draw:style-name="gr10" draw:text-style-name="P6" draw:layer="layout" svg:x1="15.432cm" svg:y1="5.658cm" svg:x2="15.277cm" svg:y2="5.658cm">
          <text:p/>
        </draw:line>
        <draw:line draw:style-name="gr10" draw:text-style-name="P6" draw:layer="layout" svg:x1="15.432cm" svg:y1="5.22cm" svg:x2="15.277cm" svg:y2="5.22cm">
          <text:p/>
        </draw:line>
        <draw:line draw:style-name="gr10" draw:text-style-name="P6" draw:layer="layout" svg:x1="15.432cm" svg:y1="4.733cm" svg:x2="15.277cm" svg:y2="4.733cm">
          <text:p/>
        </draw:line>
        <draw:line draw:style-name="gr10" draw:text-style-name="P6" draw:layer="layout" svg:x1="15.432cm" svg:y1="4.345cm" svg:x2="15.277cm" svg:y2="4.345cm">
          <text:p/>
        </draw:line>
        <draw:line draw:style-name="gr10" draw:text-style-name="P6" draw:layer="layout" svg:x1="15.432cm" svg:y1="3.956cm" svg:x2="15.277cm" svg:y2="3.956cm">
          <text:p/>
        </draw:line>
        <draw:line draw:style-name="gr10" draw:text-style-name="P6" draw:layer="layout" svg:x1="15.432cm" svg:y1="3.619cm" svg:x2="15.277cm" svg:y2="3.619cm">
          <text:p/>
        </draw:line>
        <draw:line draw:style-name="gr10" draw:text-style-name="P6" draw:layer="layout" svg:x1="16.007cm" svg:y1="12.457cm" svg:x2="16.11cm" svg:y2="12.457cm">
          <text:p/>
        </draw:line>
        <draw:line draw:style-name="gr10" draw:text-style-name="P6" draw:layer="layout" svg:x1="16.007cm" svg:y1="11.487cm" svg:x2="16.11cm" svg:y2="11.487cm">
          <text:p/>
        </draw:line>
        <draw:line draw:style-name="gr10" draw:text-style-name="P6" draw:layer="layout" svg:x1="16.007cm" svg:y1="10.66cm" svg:x2="16.11cm" svg:y2="10.66cm">
          <text:p/>
        </draw:line>
        <draw:line draw:style-name="gr10" draw:text-style-name="P6" draw:layer="layout" svg:x1="16.007cm" svg:y1="9.787cm" svg:x2="16.11cm" svg:y2="9.787cm">
          <text:p/>
        </draw:line>
        <draw:line draw:style-name="gr10" draw:text-style-name="P6" draw:layer="layout" svg:x1="16.007cm" svg:y1="9.009cm" svg:x2="16.11cm" svg:y2="9.009cm">
          <text:p/>
        </draw:line>
        <draw:line draw:style-name="gr10" draw:text-style-name="P6" draw:layer="layout" svg:x1="16.007cm" svg:y1="8.279cm" svg:x2="16.11cm" svg:y2="8.279cm">
          <text:p/>
        </draw:line>
        <draw:line draw:style-name="gr10" draw:text-style-name="P6" draw:layer="layout" svg:x1="16.007cm" svg:y1="7.649cm" svg:x2="16.11cm" svg:y2="7.649cm">
          <text:p/>
        </draw:line>
        <draw:line draw:style-name="gr10" draw:text-style-name="P6" draw:layer="layout" svg:x1="16.007cm" svg:y1="7.018cm" svg:x2="16.11cm" svg:y2="7.018cm">
          <text:p/>
        </draw:line>
        <draw:line draw:style-name="gr10" draw:text-style-name="P6" draw:layer="layout" svg:x1="16.007cm" svg:y1="6.482cm" svg:x2="16.11cm" svg:y2="6.482cm">
          <text:p/>
        </draw:line>
        <draw:line draw:style-name="gr10" draw:text-style-name="P6" draw:layer="layout" svg:x1="16.007cm" svg:y1="5.9cm" svg:x2="16.11cm" svg:y2="5.9cm">
          <text:p/>
        </draw:line>
        <draw:line draw:style-name="gr10" draw:text-style-name="P6" draw:layer="layout" svg:x1="16.007cm" svg:y1="5.413cm" svg:x2="16.11cm" svg:y2="5.413cm">
          <text:p/>
        </draw:line>
        <draw:line draw:style-name="gr10" draw:text-style-name="P6" draw:layer="layout" svg:x1="16.007cm" svg:y1="4.976cm" svg:x2="16.11cm" svg:y2="4.976cm">
          <text:p/>
        </draw:line>
        <draw:line draw:style-name="gr10" draw:text-style-name="P6" draw:layer="layout" svg:x1="16.007cm" svg:y1="4.54cm" svg:x2="16.11cm" svg:y2="4.54cm">
          <text:p/>
        </draw:line>
        <draw:line draw:style-name="gr10" draw:text-style-name="P6" draw:layer="layout" svg:x1="16.007cm" svg:y1="4.15cm" svg:x2="16.11cm" svg:y2="4.15cm">
          <text:p/>
        </draw:line>
        <draw:line draw:style-name="gr10" draw:text-style-name="P6" draw:layer="layout" svg:x1="16.007cm" svg:y1="3.809cm" svg:x2="16.11cm" svg:y2="3.809cm">
          <text:p/>
        </draw:line>
        <draw:line draw:style-name="gr10" draw:text-style-name="P6" draw:layer="layout" svg:x1="15.954cm" svg:y1="11.973cm" svg:x2="16.11cm" svg:y2="11.973cm">
          <text:p/>
        </draw:line>
        <draw:line draw:style-name="gr10" draw:text-style-name="P6" draw:layer="layout" svg:x1="15.954cm" svg:y1="11.048cm" svg:x2="16.11cm" svg:y2="11.048cm">
          <text:p/>
        </draw:line>
        <draw:line draw:style-name="gr10" draw:text-style-name="P6" draw:layer="layout" svg:x1="15.954cm" svg:y1="10.224cm" svg:x2="16.11cm" svg:y2="10.224cm">
          <text:p/>
        </draw:line>
        <draw:line draw:style-name="gr10" draw:text-style-name="P6" draw:layer="layout" svg:x1="15.954cm" svg:y1="9.397cm" svg:x2="16.11cm" svg:y2="9.397cm">
          <text:p/>
        </draw:line>
        <draw:line draw:style-name="gr10" draw:text-style-name="P6" draw:layer="layout" svg:x1="15.954cm" svg:y1="8.619cm" svg:x2="16.11cm" svg:y2="8.619cm">
          <text:p/>
        </draw:line>
        <draw:line draw:style-name="gr10" draw:text-style-name="P6" draw:layer="layout" svg:x1="15.954cm" svg:y1="7.941cm" svg:x2="16.11cm" svg:y2="7.941cm">
          <text:p/>
        </draw:line>
        <draw:line draw:style-name="gr10" draw:text-style-name="P6" draw:layer="layout" svg:x1="15.954cm" svg:y1="7.356cm" svg:x2="16.11cm" svg:y2="7.356cm">
          <text:p/>
        </draw:line>
        <draw:line draw:style-name="gr10" draw:text-style-name="P6" draw:layer="layout" svg:x1="15.954cm" svg:y1="6.726cm" svg:x2="16.11cm" svg:y2="6.726cm">
          <text:p/>
        </draw:line>
        <draw:line draw:style-name="gr10" draw:text-style-name="P6" draw:layer="layout" svg:x1="15.954cm" svg:y1="6.191cm" svg:x2="16.11cm" svg:y2="6.191cm">
          <text:p/>
        </draw:line>
        <draw:line draw:style-name="gr10" draw:text-style-name="P6" draw:layer="layout" svg:x1="15.954cm" svg:y1="5.655cm" svg:x2="16.11cm" svg:y2="5.655cm">
          <text:p/>
        </draw:line>
        <draw:line draw:style-name="gr10" draw:text-style-name="P6" draw:layer="layout" svg:x1="15.954cm" svg:y1="5.218cm" svg:x2="16.11cm" svg:y2="5.218cm">
          <text:p/>
        </draw:line>
        <draw:line draw:style-name="gr10" draw:text-style-name="P6" draw:layer="layout" svg:x1="15.954cm" svg:y1="4.732cm" svg:x2="16.11cm" svg:y2="4.732cm">
          <text:p/>
        </draw:line>
        <draw:line draw:style-name="gr10" draw:text-style-name="P6" draw:layer="layout" svg:x1="15.954cm" svg:y1="4.345cm" svg:x2="16.11cm" svg:y2="4.345cm">
          <text:p/>
        </draw:line>
        <draw:line draw:style-name="gr10" draw:text-style-name="P6" draw:layer="layout" svg:x1="15.954cm" svg:y1="3.955cm" svg:x2="16.11cm" svg:y2="3.955cm">
          <text:p/>
        </draw:line>
        <draw:line draw:style-name="gr10" draw:text-style-name="P6" draw:layer="layout" svg:x1="15.954cm" svg:y1="3.617cm" svg:x2="16.11cm" svg:y2="3.617cm">
          <text:p/>
        </draw:line>
        <draw:line draw:style-name="gr10" draw:text-style-name="P6" draw:layer="layout" svg:x1="14.652cm" svg:y1="11.203cm" svg:x2="14.496cm" svg:y2="11.203cm">
          <text:p/>
        </draw:line>
        <draw:line draw:style-name="gr10" draw:text-style-name="P6" draw:layer="layout" svg:x1="14.652cm" svg:y1="10.374cm" svg:x2="14.496cm" svg:y2="10.374cm">
          <text:p/>
        </draw:line>
        <draw:line draw:style-name="gr10" draw:text-style-name="P6" draw:layer="layout" svg:x1="14.652cm" svg:y1="9.648cm" svg:x2="14.496cm" svg:y2="9.648cm">
          <text:p/>
        </draw:line>
        <draw:line draw:style-name="gr10" draw:text-style-name="P6" draw:layer="layout" svg:x1="14.652cm" svg:y1="8.917cm" svg:x2="14.496cm" svg:y2="8.917cm">
          <text:p/>
        </draw:line>
        <draw:line draw:style-name="gr10" draw:text-style-name="P6" draw:layer="layout" svg:x1="14.652cm" svg:y1="8.284cm" svg:x2="14.496cm" svg:y2="8.284cm">
          <text:p/>
        </draw:line>
        <draw:line draw:style-name="gr10" draw:text-style-name="P6" draw:layer="layout" svg:x1="14.652cm" svg:y1="7.656cm" svg:x2="14.496cm" svg:y2="7.656cm">
          <text:p/>
        </draw:line>
        <draw:line draw:style-name="gr10" draw:text-style-name="P6" draw:layer="layout" svg:x1="14.652cm" svg:y1="7.071cm" svg:x2="14.496cm" svg:y2="7.071cm">
          <text:p/>
        </draw:line>
        <draw:line draw:style-name="gr10" draw:text-style-name="P6" draw:layer="layout" svg:x1="14.652cm" svg:y1="6.585cm" svg:x2="14.496cm" svg:y2="6.585cm">
          <text:p/>
        </draw:line>
        <draw:line draw:style-name="gr10" draw:text-style-name="P6" draw:layer="layout" svg:x1="14.652cm" svg:y1="6.101cm" svg:x2="14.496cm" svg:y2="6.101cm">
          <text:p/>
        </draw:line>
        <draw:line draw:style-name="gr10" draw:text-style-name="P6" draw:layer="layout" svg:x1="14.652cm" svg:y1="5.614cm" svg:x2="14.496cm" svg:y2="5.614cm">
          <text:p/>
        </draw:line>
        <draw:line draw:style-name="gr10" draw:text-style-name="P6" draw:layer="layout" svg:x1="14.652cm" svg:y1="5.177cm" svg:x2="14.496cm" svg:y2="5.177cm">
          <text:p/>
        </draw:line>
        <draw:line draw:style-name="gr10" draw:text-style-name="P6" draw:layer="layout" svg:x1="14.652cm" svg:y1="4.739cm" svg:x2="14.496cm" svg:y2="4.739cm">
          <text:p/>
        </draw:line>
        <draw:line draw:style-name="gr10" draw:text-style-name="P6" draw:layer="layout" svg:x1="14.652cm" svg:y1="4.35cm" svg:x2="14.496cm" svg:y2="4.35cm">
          <text:p/>
        </draw:line>
        <draw:line draw:style-name="gr10" draw:text-style-name="P6" draw:layer="layout" svg:x1="14.652cm" svg:y1="3.962cm" svg:x2="14.496cm" svg:y2="3.962cm">
          <text:p/>
        </draw:line>
        <draw:line draw:style-name="gr10" draw:text-style-name="P6" draw:layer="layout" svg:x1="14.652cm" svg:y1="3.671cm" svg:x2="14.496cm" svg:y2="3.671cm">
          <text:p/>
        </draw:line>
        <draw:line draw:style-name="gr10" draw:text-style-name="P6" draw:layer="layout" svg:x1="13.825cm" svg:y1="12.507cm" svg:x2="13.927cm" svg:y2="12.507cm">
          <text:p/>
        </draw:line>
        <draw:line draw:style-name="gr10" draw:text-style-name="P6" draw:layer="layout" svg:x1="13.825cm" svg:y1="11.633cm" svg:x2="13.927cm" svg:y2="11.633cm">
          <text:p/>
        </draw:line>
        <draw:line draw:style-name="gr10" draw:text-style-name="P6" draw:layer="layout" svg:x1="13.825cm" svg:y1="10.757cm" svg:x2="13.927cm" svg:y2="10.757cm">
          <text:p/>
        </draw:line>
        <draw:line draw:style-name="gr10" draw:text-style-name="P6" draw:layer="layout" svg:x1="13.825cm" svg:y1="9.979cm" svg:x2="13.927cm" svg:y2="9.979cm">
          <text:p/>
        </draw:line>
        <draw:line draw:style-name="gr10" draw:text-style-name="P6" draw:layer="layout" svg:x1="13.825cm" svg:y1="9.251cm" svg:x2="13.927cm" svg:y2="9.251cm">
          <text:p/>
        </draw:line>
        <draw:line draw:style-name="gr10" draw:text-style-name="P6" draw:layer="layout" svg:x1="13.825cm" svg:y1="8.619cm" svg:x2="13.927cm" svg:y2="8.619cm">
          <text:p/>
        </draw:line>
        <draw:line draw:style-name="gr10" draw:text-style-name="P6" draw:layer="layout" svg:x1="13.825cm" svg:y1="7.941cm" svg:x2="13.927cm" svg:y2="7.941cm">
          <text:p/>
        </draw:line>
        <draw:line draw:style-name="gr10" draw:text-style-name="P6" draw:layer="layout" svg:x1="13.825cm" svg:y1="7.405cm" svg:x2="13.927cm" svg:y2="7.405cm">
          <text:p/>
        </draw:line>
        <draw:line draw:style-name="gr10" draw:text-style-name="P6" draw:layer="layout" svg:x1="13.825cm" svg:y1="6.823cm" svg:x2="13.927cm" svg:y2="6.823cm">
          <text:p/>
        </draw:line>
        <draw:line draw:style-name="gr10" draw:text-style-name="P6" draw:layer="layout" svg:x1="13.825cm" svg:y1="6.336cm" svg:x2="13.927cm" svg:y2="6.336cm">
          <text:p/>
        </draw:line>
        <draw:line draw:style-name="gr10" draw:text-style-name="P6" draw:layer="layout" svg:x1="13.825cm" svg:y1="5.85cm" svg:x2="13.927cm" svg:y2="5.85cm">
          <text:p/>
        </draw:line>
        <draw:line draw:style-name="gr10" draw:text-style-name="P6" draw:layer="layout" svg:x1="13.825cm" svg:y1="5.413cm" svg:x2="13.927cm" svg:y2="5.413cm">
          <text:p/>
        </draw:line>
        <draw:line draw:style-name="gr10" draw:text-style-name="P6" draw:layer="layout" svg:x1="13.825cm" svg:y1="4.976cm" svg:x2="13.927cm" svg:y2="4.976cm">
          <text:p/>
        </draw:line>
        <draw:line draw:style-name="gr10" draw:text-style-name="P6" draw:layer="layout" svg:x1="13.825cm" svg:y1="4.54cm" svg:x2="13.927cm" svg:y2="4.54cm">
          <text:p/>
        </draw:line>
        <draw:line draw:style-name="gr10" draw:text-style-name="P6" draw:layer="layout" svg:x1="13.825cm" svg:y1="4.15cm" svg:x2="13.927cm" svg:y2="4.15cm">
          <text:p/>
        </draw:line>
        <draw:line draw:style-name="gr10" draw:text-style-name="P6" draw:layer="layout" svg:x1="13.825cm" svg:y1="3.809cm" svg:x2="13.927cm" svg:y2="3.809cm">
          <text:p/>
        </draw:line>
        <draw:line draw:style-name="gr10" draw:text-style-name="P6" draw:layer="layout" svg:x1="13.825cm" svg:y1="12.02cm" svg:x2="13.98cm" svg:y2="12.02cm">
          <text:p/>
        </draw:line>
        <draw:line draw:style-name="gr10" draw:text-style-name="P6" draw:layer="layout" svg:x1="13.825cm" svg:y1="11.196cm" svg:x2="13.98cm" svg:y2="11.196cm">
          <text:p/>
        </draw:line>
        <draw:line draw:style-name="gr10" draw:text-style-name="P6" draw:layer="layout" svg:x1="13.825cm" svg:y1="10.369cm" svg:x2="13.98cm" svg:y2="10.369cm">
          <text:p/>
        </draw:line>
        <draw:line draw:style-name="gr10" draw:text-style-name="P6" draw:layer="layout" svg:x1="13.825cm" svg:y1="9.641cm" svg:x2="13.98cm" svg:y2="9.641cm">
          <text:p/>
        </draw:line>
        <draw:line draw:style-name="gr10" draw:text-style-name="P6" draw:layer="layout" svg:x1="13.825cm" svg:y1="8.911cm" svg:x2="13.98cm" svg:y2="8.911cm">
          <text:p/>
        </draw:line>
        <draw:line draw:style-name="gr10" draw:text-style-name="P6" draw:layer="layout" svg:x1="13.825cm" svg:y1="8.279cm" svg:x2="13.98cm" svg:y2="8.279cm">
          <text:p/>
        </draw:line>
        <draw:line draw:style-name="gr10" draw:text-style-name="P6" draw:layer="layout" svg:x1="13.825cm" svg:y1="7.649cm" svg:x2="13.98cm" svg:y2="7.649cm">
          <text:p/>
        </draw:line>
        <draw:line draw:style-name="gr10" draw:text-style-name="P6" draw:layer="layout" svg:x1="13.825cm" svg:y1="7.064cm" svg:x2="13.98cm" svg:y2="7.064cm">
          <text:p/>
        </draw:line>
        <draw:line draw:style-name="gr10" draw:text-style-name="P6" draw:layer="layout" svg:x1="13.825cm" svg:y1="6.578cm" svg:x2="13.98cm" svg:y2="6.578cm">
          <text:p/>
        </draw:line>
        <draw:line draw:style-name="gr10" draw:text-style-name="P6" draw:layer="layout" svg:x1="13.825cm" svg:y1="6.094cm" svg:x2="13.98cm" svg:y2="6.094cm">
          <text:p/>
        </draw:line>
        <draw:line draw:style-name="gr10" draw:text-style-name="P6" draw:layer="layout" svg:x1="13.825cm" svg:y1="5.608cm" svg:x2="13.98cm" svg:y2="5.608cm">
          <text:p/>
        </draw:line>
        <draw:line draw:style-name="gr10" draw:text-style-name="P6" draw:layer="layout" svg:x1="13.825cm" svg:y1="5.171cm" svg:x2="13.98cm" svg:y2="5.171cm">
          <text:p/>
        </draw:line>
        <draw:line draw:style-name="gr10" draw:text-style-name="P6" draw:layer="layout" svg:x1="13.825cm" svg:y1="4.732cm" svg:x2="13.98cm" svg:y2="4.732cm">
          <text:p/>
        </draw:line>
        <draw:line draw:style-name="gr10" draw:text-style-name="P6" draw:layer="layout" svg:x1="13.825cm" svg:y1="4.345cm" svg:x2="13.98cm" svg:y2="4.345cm">
          <text:p/>
        </draw:line>
        <draw:line draw:style-name="gr10" draw:text-style-name="P6" draw:layer="layout" svg:x1="13.825cm" svg:y1="3.955cm" svg:x2="13.98cm" svg:y2="3.955cm">
          <text:p/>
        </draw:line>
        <draw:line draw:style-name="gr10" draw:text-style-name="P6" draw:layer="layout" svg:x1="13.825cm" svg:y1="3.663cm" svg:x2="13.98cm" svg:y2="3.663cm">
          <text:p/>
        </draw:line>
        <draw:line draw:style-name="gr14" draw:text-style-name="P6" draw:layer="layout" svg:x1="19.481cm" svg:y1="12.514cm" svg:x2="19.325cm" svg:y2="12.514cm">
          <text:p/>
        </draw:line>
        <draw:line draw:style-name="gr14" draw:text-style-name="P6" draw:layer="layout" svg:x1="19.481cm" svg:y1="11.638cm" svg:x2="19.325cm" svg:y2="11.638cm">
          <text:p/>
        </draw:line>
        <draw:line draw:style-name="gr14" draw:text-style-name="P6" draw:layer="layout" svg:x1="19.481cm" svg:y1="10.812cm" svg:x2="19.325cm" svg:y2="10.812cm">
          <text:p/>
        </draw:line>
        <draw:line draw:style-name="gr14" draw:text-style-name="P6" draw:layer="layout" svg:x1="19.481cm" svg:y1="10.034cm" svg:x2="19.325cm" svg:y2="10.034cm">
          <text:p/>
        </draw:line>
        <draw:line draw:style-name="gr14" draw:text-style-name="P6" draw:layer="layout" svg:x1="19.481cm" svg:y1="9.306cm" svg:x2="19.325cm" svg:y2="9.306cm">
          <text:p/>
        </draw:line>
        <draw:line draw:style-name="gr14" draw:text-style-name="P6" draw:layer="layout" svg:x1="19.481cm" svg:y1="8.626cm" svg:x2="19.325cm" svg:y2="8.626cm">
          <text:p/>
        </draw:line>
        <draw:line draw:style-name="gr14" draw:text-style-name="P6" draw:layer="layout" svg:x1="19.481cm" svg:y1="7.941cm" svg:x2="19.325cm" svg:y2="7.941cm">
          <text:p/>
        </draw:line>
        <draw:line draw:style-name="gr14" draw:text-style-name="P6" draw:layer="layout" svg:x1="19.481cm" svg:y1="7.356cm" svg:x2="19.325cm" svg:y2="7.356cm">
          <text:p/>
        </draw:line>
        <draw:line draw:style-name="gr14" draw:text-style-name="P6" draw:layer="layout" svg:x1="19.481cm" svg:y1="6.878cm" svg:x2="19.325cm" svg:y2="6.878cm">
          <text:p/>
        </draw:line>
        <draw:line draw:style-name="gr14" draw:text-style-name="P6" draw:layer="layout" svg:x1="19.481cm" svg:y1="6.343cm" svg:x2="19.325cm" svg:y2="6.343cm">
          <text:p/>
        </draw:line>
        <draw:line draw:style-name="gr14" draw:text-style-name="P6" draw:layer="layout" svg:x1="19.481cm" svg:y1="5.905cm" svg:x2="19.325cm" svg:y2="5.905cm">
          <text:p/>
        </draw:line>
        <draw:line draw:style-name="gr14" draw:text-style-name="P6" draw:layer="layout" svg:x1="19.481cm" svg:y1="5.419cm" svg:x2="19.325cm" svg:y2="5.419cm">
          <text:p/>
        </draw:line>
        <draw:line draw:style-name="gr14" draw:text-style-name="P6" draw:layer="layout" svg:x1="19.481cm" svg:y1="4.984cm" svg:x2="19.325cm" svg:y2="4.984cm">
          <text:p/>
        </draw:line>
        <draw:line draw:style-name="gr14" draw:text-style-name="P6" draw:layer="layout" svg:x1="19.481cm" svg:y1="4.592cm" svg:x2="19.325cm" svg:y2="4.592cm">
          <text:p/>
        </draw:line>
        <draw:line draw:style-name="gr14" draw:text-style-name="P6" draw:layer="layout" svg:x1="19.481cm" svg:y1="4.206cm" svg:x2="19.325cm" svg:y2="4.206cm">
          <text:p/>
        </draw:line>
        <draw:line draw:style-name="gr14" draw:text-style-name="P6" draw:layer="layout" svg:x1="19.481cm" svg:y1="3.864cm" svg:x2="19.325cm" svg:y2="3.864cm">
          <text:p/>
        </draw:line>
        <draw:line draw:style-name="gr16" draw:text-style-name="P6" draw:layer="layout" svg:x1="19.582cm" svg:y1="12.027cm" svg:x2="19.324cm" svg:y2="12.027cm">
          <text:p/>
        </draw:line>
        <draw:line draw:style-name="gr16" draw:text-style-name="P6" draw:layer="layout" svg:x1="19.582cm" svg:y1="11.203cm" svg:x2="19.324cm" svg:y2="11.203cm">
          <text:p/>
        </draw:line>
        <draw:line draw:style-name="gr16" draw:text-style-name="P6" draw:layer="layout" svg:x1="19.582cm" svg:y1="10.426cm" svg:x2="19.324cm" svg:y2="10.426cm">
          <text:p/>
        </draw:line>
        <draw:line draw:style-name="gr16" draw:text-style-name="P6" draw:layer="layout" svg:x1="19.582cm" svg:y1="9.648cm" svg:x2="19.324cm" svg:y2="9.648cm">
          <text:p/>
        </draw:line>
        <draw:line draw:style-name="gr16" draw:text-style-name="P6" draw:layer="layout" svg:x1="19.582cm" svg:y1="8.966cm" svg:x2="19.324cm" svg:y2="8.966cm">
          <text:p/>
        </draw:line>
        <draw:line draw:style-name="gr16" draw:text-style-name="P6" draw:layer="layout" svg:x1="19.582cm" svg:y1="8.284cm" svg:x2="19.324cm" svg:y2="8.284cm">
          <text:p/>
        </draw:line>
        <draw:line draw:style-name="gr16" draw:text-style-name="P6" draw:layer="layout" svg:x1="19.582cm" svg:y1="7.607cm" svg:x2="19.324cm" svg:y2="7.607cm">
          <text:p/>
        </draw:line>
        <draw:line draw:style-name="gr16" draw:text-style-name="P6" draw:layer="layout" svg:x1="19.582cm" svg:y1="7.12cm" svg:x2="19.324cm" svg:y2="7.12cm">
          <text:p/>
        </draw:line>
        <draw:line draw:style-name="gr16" draw:text-style-name="P6" draw:layer="layout" svg:x1="19.582cm" svg:y1="6.585cm" svg:x2="19.324cm" svg:y2="6.585cm">
          <text:p/>
        </draw:line>
        <draw:line draw:style-name="gr16" draw:text-style-name="P6" draw:layer="layout" svg:x1="19.582cm" svg:y1="6.101cm" svg:x2="19.324cm" svg:y2="6.101cm">
          <text:p/>
        </draw:line>
        <draw:line draw:style-name="gr16" draw:text-style-name="P6" draw:layer="layout" svg:x1="19.582cm" svg:y1="5.66cm" svg:x2="19.324cm" svg:y2="5.66cm">
          <text:p/>
        </draw:line>
        <draw:line draw:style-name="gr16" draw:text-style-name="P6" draw:layer="layout" svg:x1="19.582cm" svg:y1="5.226cm" svg:x2="19.324cm" svg:y2="5.226cm">
          <text:p/>
        </draw:line>
        <draw:line draw:style-name="gr16" draw:text-style-name="P6" draw:layer="layout" svg:x1="19.582cm" svg:y1="4.739cm" svg:x2="19.324cm" svg:y2="4.739cm">
          <text:p/>
        </draw:line>
        <draw:line draw:style-name="gr16" draw:text-style-name="P6" draw:layer="layout" svg:x1="19.582cm" svg:y1="4.399cm" svg:x2="19.324cm" svg:y2="4.399cm">
          <text:p/>
        </draw:line>
        <draw:line draw:style-name="gr16" draw:text-style-name="P6" draw:layer="layout" svg:x1="19.582cm" svg:y1="4.01cm" svg:x2="19.324cm" svg:y2="4.01cm">
          <text:p/>
        </draw:line>
        <draw:line draw:style-name="gr16" draw:text-style-name="P6" draw:layer="layout" svg:x1="19.582cm" svg:y1="3.72cm" svg:x2="19.324cm" svg:y2="3.72cm">
          <text:p/>
        </draw:line>
        <draw:path draw:style-name="gr7" draw:text-style-name="P5" draw:layer="layout" svg:width="0.151cm" svg:height="0.181cm" svg:x="11.258cm" svg:y="12.425cm" svg:viewBox="0 0 152 182" svg:d="M44 126c0 1 1 1 1 1 0 1 0 1 0 1 1 6 4 12 9 17 4 5 12 7 21 7s16-2 20-7c4-4 7-9 9-14 1-3 1-6 2-8 0-3 0-5 0-7 0-11-3-19-8-24s-11-8-17-9c-1 0-2 0-3 0s-1 0-2 0c-2 0-3 0-5 0s-3 0-5 1c-4 1-7 2-11 4-3 2-5 4-7 7h-3-42l12-95h3 121v31h-92l-5 36c6-3 13-6 20-8 7-1 14-2 23-2h2c18 0 34 5 46 15 13 11 19 25 19 44s-6 34-20 47c-13 13-32 19-57 19h-2c-23 0-40-5-51-13-11-9-18-20-21-31 0-2 0-4-1-6 0-2 0-4 0-6h2z">
          <text:p/>
        </draw:path>
        <draw:path draw:style-name="gr7" draw:text-style-name="P5" draw:layer="layout" svg:width="0.313cm" svg:height="0.184cm" svg:x="11.188cm" svg:y="11.938cm" svg:viewBox="0 0 314 185" svg:d="M0 35h6c12 0 22-3 32-9 10-5 16-13 18-23h3 34v179h-3-45v-126h-45zM234 185c-25 0-45-8-58-25s-19-39-19-68c0-28 6-50 19-67s33-25 58-25h3c23 0 39 5 50 17s18 24 22 38c2 7 3 13 4 20 1 6 1 12 1 17s0 11-1 17c-1 8-2 14-4 21-4 14-11 26-22 38-11 11-27 17-50 17zM236 156c11 0 18-4 23-12 4-8 7-17 8-27 1-5 1-9 1-13 0-5 0-8 0-12 0-3 0-7 0-11 0-5 0-9-1-13-1-10-4-19-8-27-5-8-12-12-23-12s-19 4-23 12c-5 8-8 17-9 27 0 4-1 8-1 12 0 5 0 9 0 12 0 4 0 7 0 12 0 4 1 8 1 14 1 9 4 18 9 26 4 8 12 12 23 12z">
          <text:p/>
        </draw:path>
        <draw:path draw:style-name="gr7" draw:text-style-name="P5" draw:layer="layout" svg:width="0.311cm" svg:height="0.181cm" svg:x="11.188cm" svg:y="11.502cm" svg:viewBox="0 0 312 182" svg:d="M0 31h6c12 0 22-2 32-8s16-14 18-23h3 33v179h-2-45v-126h-45zM205 126c0 1 0 1 0 1v1c1 6 4 11 9 17 5 5 12 7 21 7s16-2 20-7c5-4 8-9 9-14 1-3 2-6 2-8 0-3 0-5 0-7 0-11-2-19-8-24-5-5-11-8-17-9-1 0-2 0-3 0 0 0-1 0-2 0-2 0-3 0-5 0-1 0-3 0-5 1-4 1-7 2-10 4-4 2-6 4-8 7h-3-42l13-95h2 122v31h-93l-5 36c6-3 13-6 20-8s15-2 23-2h3c18 0 33 5 45 15 12 11 19 25 19 44s-7 34-20 46c-12 14-31 20-57 20h-2c-23 0-40-5-51-15-11-9-17-18-20-29-1-2-1-4-2-6 0-2 0-4 0-6h2z">
          <text:p/>
        </draw:path>
        <draw:path draw:style-name="gr7" draw:text-style-name="P5" draw:layer="layout" svg:width="0.331cm" svg:height="0.185cm" svg:x="11.17cm" svg:y="11.111cm" svg:viewBox="0 0 332 186" svg:d="M149 182h-3-146v-7c0-10 2-18 6-26 4-7 10-14 18-21 5-5 11-9 17-13 7-4 14-9 23-14 5-3 10-7 15-9 4-3 8-6 11-9 5-4 8-8 10-13 3-4 4-9 4-14 0-9-3-15-8-19s-10-7-16-8c-1 0-2 0-3 0 0 0-1 0-2 0-9 0-16 3-22 7-6 5-9 13-9 22v7h-3-41v-6c0-3 0-6 1-10 0-4 1-8 3-12 4-9 11-18 22-26 10-7 27-11 49-11h3c18 0 35 4 49 12 15 8 22 22 22 42 0 14-4 25-11 35-8 9-17 16-26 22-2 1-5 3-7 4-3 2-5 3-8 4-7 4-13 8-18 11s-9 5-13 8c-2 2-4 4-6 6-1 2-3 4-4 6h93zM252 186c-25-1-45-9-58-26-13-16-19-39-19-67 0-29 6-51 19-68s33-25 58-25h3c22 0 39 6 50 17 11 12 18 25 22 39 2 6 3 13 4 19 0 6 1 13 1 18s-1 11-1 18c-1 6-2 12-4 19-4 14-11 27-22 38-11 12-28 17-50 17zM253 156c11 0 19-4 24-12 4-8 7-17 8-26 1-5 1-9 1-13s0-8 0-12c0-3 0-7 0-12 0-4 0-9-1-13-1-10-4-18-8-26-5-8-13-13-24-13-10 0-18 5-22 13-5 8-8 16-9 26-1 4-1 8-1 13s0 9 0 12c0 4 0 8 0 12s0 8 1 13c1 9 4 18 9 26 4 8 12 12 22 12z">
          <text:p/>
        </draw:path>
        <draw:path draw:style-name="gr7" draw:text-style-name="P5" draw:layer="layout" svg:width="0.336cm" svg:height="0.185cm" svg:x="11.165cm" svg:y="10.284cm" svg:viewBox="0 0 337 186" svg:d="M45 121c0 2 0 4 1 6 0 2 0 4 1 7 1 5 5 10 9 15 6 5 14 7 24 7s18-3 23-8c6-5 8-11 8-19 0-7-2-13-5-16-4-4-8-7-12-8-2 0-5-1-7-1s-4 0-6 0h-19v-29h15c1 0 3 0 6-1 3 0 5 0 8-1 4-1 8-3 11-6 4-3 6-8 6-15 0-1-1-3-1-4 0-2-1-3-2-5-1-3-4-6-8-9s-11-4-19-4c-1 0-2 0-4 0-1 0-2 0-4 1-5 1-10 3-15 8-5 4-7 12-7 23h-3-40c0-3 1-7 1-11 1-5 2-9 3-14 4-9 11-17 21-25s26-12 49-12h3c22 0 39 5 51 14 11 9 17 20 17 35 0 11-3 19-8 25-6 6-12 10-19 12-1 1-2 1-3 1-2 1-3 1-4 1v1c11 1 20 5 28 12s12 19 12 32c0 14-4 25-11 32-8 7-17 12-26 15-8 2-15 4-22 4-7 1-12 1-14 1l-3 1c-25-1-43-5-54-13s-18-18-22-28c-1-4-2-8-3-12 0-4-1-8-1-12h3zM257 186c-25 0-44-9-57-25-13-17-19-40-19-69 0-28 6-50 19-67s32-25 57-25h3c23 0 39 6 50 17 11 12 18 25 22 39 2 6 3 13 4 19 1 7 1 12 1 17 0 6 0 11-1 18s-2 14-4 20c-4 14-11 27-22 38-11 12-27 18-50 18zM259 157c11-1 18-5 23-13 4-8 7-17 8-26 1-6 1-10 1-14s0-8 0-12c0-3 0-7 0-11s0-8-1-13c-1-9-4-18-8-26-5-8-12-12-23-13-11 1-19 5-23 13-5 8-8 17-9 26 0 4-1 9-1 13s0 8 0 11c0 4 0 8 0 12s1 10 1 14c1 9 4 18 9 26 4 8 12 12 23 13z">
          <text:p/>
        </draw:path>
        <draw:path draw:style-name="gr7" draw:text-style-name="P5" draw:layer="layout" svg:width="0.337cm" svg:height="0.185cm" svg:x="11.164cm" svg:y="9.556cm" svg:viewBox="0 0 338 186" svg:d="M0 142v-32l90-107h3 42v108h27v31h-27v40h-3-44v-40zM90 111v-65l-53 65zM258 186c-25 0-44-9-57-26-13-16-19-39-19-68 0-28 6-50 19-67s32-25 57-25h3c23 0 39 6 50 17 11 12 18 25 22 39 2 6 3 13 4 19 1 7 1 12 1 17 0 6 0 11-1 19-1 6-2 13-4 19-4 14-11 27-22 38-11 12-27 18-50 18zM260 156c11 0 18-4 23-12 4-8 7-17 8-26 1-5 1-9 1-13 0-5 0-9 0-13 0-3 0-7 0-11s0-9-1-13c-1-9-4-18-8-26-5-8-12-12-23-13-11 1-19 5-23 13-5 8-8 16-9 26 0 4-1 9-1 13s0 8 0 11c0 4 0 8 0 13 0 4 1 9 1 13 1 9 4 18 9 26 4 8 12 12 23 12z">
          <text:p/>
        </draw:path>
        <draw:path draw:style-name="gr7" draw:text-style-name="P5" draw:layer="layout" svg:width="0.332cm" svg:height="0.185cm" svg:x="11.169cm" svg:y="8.828cm" svg:viewBox="0 0 333 186" svg:d="M44 131l1 1v1c1 6 4 11 9 16 4 5 11 8 21 8 9 0 16-3 20-7 4-5 7-9 9-15 1-3 1-5 2-8 0-2 0-5 0-7 0-10-3-18-8-23-5-6-11-9-17-10-1-1-2-1-3-1s-1 0-2 0c-2 0-3 0-5 0-2 1-3 1-5 1-4 1-7 3-11 4-3 2-6 6-7 9h-3-42l12-97h3 121v31h-92l-5 37c6-4 13-7 20-8 7-2 14-3 23-3h2c18 0 34 5 46 16 12 10 18 26 18 45 0 18-6 34-19 46s-32 18-57 18l-2 1c-23 0-40-5-51-14s-18-19-21-30c0-2-1-4-1-6 0-1 0-3 0-5h2zM252 186c-25 0-44-9-57-26-13-16-19-39-19-68 0-28 6-50 19-67s32-25 57-25h3c23 0 40 6 51 17 11 12 18 25 22 39 2 6 3 13 4 19s1 12 1 17c0 6 0 12-1 19-1 6-2 12-4 19-4 14-11 27-22 38-11 12-28 17-51 17zM254 156c11 0 18-4 23-12 4-8 7-17 9-26 1-5 1-9 1-13s0-9 0-13c0-3 0-7 0-11s0-9-1-13c-2-10-5-18-9-26-5-8-12-13-23-13s-19 5-23 13c-5 8-8 16-9 26 0 4-1 8-1 13 0 4 0 8 0 11 0 4 0 9 0 13s1 8 1 13c1 9 4 18 9 26 4 8 12 12 23 12z">
          <text:p/>
        </draw:path>
        <draw:path draw:style-name="gr7" draw:text-style-name="P5" draw:layer="layout" svg:width="0.333cm" svg:height="0.185cm" svg:x="11.168cm" svg:y="8.196cm" svg:viewBox="0 0 334 186" svg:d="M110 45c-2-5-6-9-12-11-5-3-11-4-18-4-1 0-1 0-1 0-11 0-20 4-26 12-5 7-8 18-9 31 5-5 11-8 18-11 7-2 14-3 21-3h3c17 0 33 5 47 15 13 10 20 25 20 46 0 3 0 7-1 12-1 4-2 9-3 13-4 10-11 19-21 27-10 10-26 14-47 14h-2c-24 0-42-6-53-18-11-11-18-24-22-37-2-7-3-14-3-20-1-7-1-12-1-18 0-26 6-48 19-66 12-18 33-27 61-27h3c17 0 30 3 39 9 10 5 17 12 21 18 2 4 4 7 5 10s2 6 3 8h-3zM43 120c0 10 4 18 10 25s15 10 25 11c9-1 17-4 24-10 6-6 9-14 9-25 0-10-3-18-9-24-6-7-14-10-25-10-1 0-2 0-3 0-2 0-3 0-4 1-7 1-13 4-18 9-6 5-9 13-9 23zM253 186c-25 0-44-9-57-26s-19-40-19-68 6-50 19-67 32-25 57-25h3c23 0 40 6 50 17 11 12 20 25 23 39 2 6 3 13 4 19 1 7 1 12 1 17 0 6 0 11-1 18-1 6-2 13-4 19-3 14-12 27-23 38-10 13-27 19-50 19zM255 156c11-1 18-5 23-13 4-8 7-17 8-26 1-5 1-9 1-13s1-8 1-12c0-3-1-7-1-11s0-8-1-13c-1-9-4-18-8-26-5-8-12-12-23-13-11 1-19 5-23 13-5 8-8 17-9 26 0 4-1 9-1 13s0 8 0 11c0 4 0 8 0 12s1 9 1 13c1 9 4 18 9 26 4 8 12 12 23 13z">
          <text:p/>
        </draw:path>
        <draw:path draw:style-name="gr7" draw:text-style-name="P5" draw:layer="layout" svg:width="0.337cm" svg:height="0.185cm" svg:x="11.164cm" svg:y="7.564cm" svg:viewBox="0 0 338 186" svg:d="M0 4h3 158v29c-1 1-5 5-12 11-7 7-14 16-22 27-4 5-8 11-11 16-3 6-7 11-9 18-7 13-11 27-14 39-4 13-6 26-6 39h-3-47c1-11 2-21 5-31s6-18 9-26c1-3 2-6 3-8s2-5 3-7c6-13 14-25 24-37 9-13 20-24 30-34 0 0 1-1 2-1 0-1 1-2 1-2v-1h-114zM258 186c-25 0-44-9-57-25-13-17-19-39-19-67 0-29 6-52 19-69 13-16 32-25 57-25h3c23 0 39 6 50 18 11 11 18 24 22 38 2 6 3 13 4 20s1 13 1 18 0 11-1 17-2 13-4 19c-4 14-11 27-22 38-11 12-27 18-50 18zM260 157c11-1 18-5 23-13 4-8 7-17 8-26 1-4 1-9 1-13s0-8 0-11c0-4 0-8 0-12s0-8-1-14c-1-9-4-18-8-26-5-8-12-12-23-12s-19 4-23 12c-5 8-8 17-9 26 0 4-1 10-1 14s0 8 0 12c0 3 0 7 0 11 0 5 1 9 1 13 1 10 4 18 9 26 4 8 12 12 23 13z">
          <text:p/>
        </draw:path>
        <draw:path draw:style-name="gr7" draw:text-style-name="P5" draw:layer="layout" svg:width="0.335cm" svg:height="0.185cm" svg:x="11.166cm" svg:y="6.982cm" svg:viewBox="0 0 336 186" svg:d="M78 185c-1 0-1 0-2 0s-2 0-3 0c-3 0-6 0-9 0-3-1-6-1-9-1-14-2-26-7-38-15-11-8-17-21-17-38 0-12 3-21 10-29 6-7 15-12 25-16-9-3-17-8-22-15-4-7-7-14-7-23 0-12 5-23 16-33 12-10 30-15 56-15h3c1 0 3 0 5 0s4 0 5 1c15 1 29 5 42 12 12 7 19 19 19 35 0 10-3 19-8 25-6 6-13 11-20 13 10 4 18 9 24 16 7 8 10 17 10 29 0 18-6 30-17 38-12 8-24 13-38 15-3 0-6 1-9 1s-6 0-9 0h-3-1-1-1zM79 156h1c2 0 3 0 5 0s4-1 5-1c6-1 12-4 16-8 5-4 8-11 8-19 0-1 0-3-1-5 0-1 0-3-1-5-1-4-5-9-10-12-5-5-12-7-23-8-10 1-18 3-23 8-4 3-8 8-9 12-1 2-1 4-2 5 0 2 0 4 0 5 0 9 3 15 8 19 4 4 10 7 16 8 2 0 3 1 5 1s4 0 5 0zM79 75c2 0 4 0 6 0 2-1 4-1 6-2 5-1 9-3 13-7 4-3 6-8 6-15 0-6-2-11-5-14s-7-5-11-6c-3-1-6-2-9-2-2-1-4-1-6-1-1 0-3 0-6 1-2 0-5 1-8 1-4 2-7 4-11 7-3 3-5 8-5 14 0 7 2 12 6 16 4 3 8 5 13 6 2 1 4 1 6 2 2 0 4 0 5 0zM256 186c-25-1-44-9-57-26-13-16-19-39-19-68 0-28 6-50 19-67s32-25 57-25h3c23 0 39 6 50 17 11 12 18 25 22 38 2 7 3 13 4 20 1 6 1 12 1 17s0 12-1 18c-1 7-2 13-4 20-4 14-11 26-22 38s-27 17-50 17zM258 156c11 0 18-4 23-12 4-8 7-17 8-27 1-4 1-8 1-12 0-5 0-9 0-13 0-3 0-7 0-11 0-5 0-9-1-13-1-10-4-18-8-26-5-8-12-13-23-13s-19 5-23 13c-5 8-8 16-9 26 0 4-1 8-1 13 0 4 0 8 0 11 0 4 0 8 0 13 0 4 1 8 1 13 1 9 4 18 9 26 4 8 12 12 23 12z">
          <text:p/>
        </draw:path>
        <draw:path draw:style-name="gr7" draw:text-style-name="P5" draw:layer="layout" svg:width="0.333cm" svg:height="0.184cm" svg:x="11.168cm" svg:y="6.496cm" svg:viewBox="0 0 334 185" svg:d="M45 140c2 6 6 10 11 12 5 3 11 4 18 4 2 0 4 0 6-1 3 0 5-1 8-2 5-2 9-6 13-12 5-6 7-15 8-28-3 3-7 5-10 7-4 2-7 3-11 4-3 1-6 2-9 2-3 1-6 1-9 1h-3c-18 0-33-5-47-16-13-10-20-25-20-45 0-1 0-2 0-2 0-1 0-2 0-3 1-15 7-30 18-42 11-13 30-19 55-19h3c23 0 41 5 51 16 11 11 18 24 22 37 1 6 3 13 3 19 1 6 1 12 1 17 0 27-6 50-19 69-12 18-33 27-61 27h-2c-17 0-30-3-39-8-9-6-16-12-20-19-3-3-4-6-6-9-1-3-2-6-2-9h2zM109 65c0-2 0-4 0-6-1-3-2-6-3-9-2-5-5-9-10-14s-12-7-21-7-17 3-24 10c-6 7-9 15-9 26 0 10 3 18 9 24 5 7 14 10 24 10s18-3 25-9c6-6 9-14 9-25zM253 185c-25 0-44-8-57-25s-19-39-19-67 6-50 19-68c13-17 32-25 57-25h3c23 0 40 5 50 17 11 12 20 25 23 39 2 7 3 13 4 20 1 6 1 12 1 17s0 11-1 17c-1 7-2 13-4 20-3 14-12 26-23 38-10 11-27 17-50 17zM255 156c11 0 18-4 23-12 4-8 7-17 8-27 1-4 1-8 1-13 0-4 1-8 1-11 0-4-1-7-1-12 0-4 0-8-1-12-1-10-4-19-8-27-5-9-12-13-23-13s-19 4-23 13c-5 8-8 17-9 26 0 5-1 9-1 13 0 5 0 8 0 12 0 3 0 7 0 12 0 4 1 8 1 12 1 10 4 19 9 27 4 8 12 12 23 12z">
          <text:p/>
        </draw:path>
        <draw:path draw:style-name="gr7" draw:text-style-name="P5" draw:layer="layout" svg:width="0.42cm" svg:height="0.158cm" svg:x="11.133cm" svg:y="5.986cm" svg:viewBox="0 0 421 159" svg:d="M0 30h5c10 0 19-2 27-7 9-5 14-12 16-20h2 29v153h-2-39v-108h-38zM199 159c-21 0-38-7-49-21-11-15-16-34-16-59 0-24 5-43 16-58 11-14 28-21 49-21h3c19 0 33 5 43 15 9 10 15 21 19 33 1 5 2 11 3 16 0 6 1 11 1 15s-1 9-1 15c-1 6-2 12-3 18-4 11-10 22-19 32-10 10-24 15-43 15zM200 134c10 0 16-4 20-11 4-6 7-14 8-22 0-5 0-8 1-12 0-4 0-7 0-10s0-6 0-10c-1-3-1-7-1-11-1-8-4-15-8-22s-10-11-20-11c-9 0-15 4-19 11s-7 14-8 22c0 4 0 7 0 11-1 4-1 7-1 10s0 6 1 10c0 4 0 7 0 12 1 8 4 16 8 22 4 7 10 11 19 11zM352 159c-22 0-38-7-49-21-11-15-17-34-17-59 0-24 6-43 17-58 11-14 27-21 49-21h2c20 0 34 5 44 15 9 10 15 21 18 33 3 5 4 11 4 16 1 6 1 11 1 15s0 9-1 15c0 6-1 12-4 18-3 11-9 22-18 32-10 10-24 15-44 15zM353 134c10 0 16-4 20-11 4-6 6-14 7-22 1-5 1-8 1-12s0-7 0-10 0-6 0-10c0-3 0-7-1-11-1-8-3-15-7-22s-10-11-20-11c-9 0-16 4-19 11-4 7-7 14-8 22 0 4-1 7-1 11s0 7 0 10 0 6 0 10 1 7 1 12c1 8 4 16 8 22 3 7 10 11 19 11z">
          <text:p/>
        </draw:path>
        <draw:path draw:style-name="gr7" draw:text-style-name="P5" draw:layer="layout" svg:width="0.42cm" svg:height="0.158cm" svg:x="11.133cm" svg:y="5.5cm" svg:viewBox="0 0 421 159" svg:d="M0 30h5c9 0 19-3 27-8 9-4 14-11 16-19h2 29v153h-3-38v-108h-38zM152 30h6c9 0 19-3 27-8 9-4 14-11 16-19h2 29v153h-3-38v-108h-39zM352 159c-22 0-38-7-49-22-11-14-16-34-16-58s5-43 16-58c11-14 27-21 49-21h2c20 0 34 5 44 15 9 10 15 20 18 32 3 6 4 12 5 17 0 6 0 11 0 15s0 9 0 15c-1 5-2 11-5 17-3 12-9 23-18 33-10 10-24 15-44 15zM353 134c10 0 16-4 20-11s6-15 7-23c1-4 1-8 1-11 0-4 0-7 0-10s0-6 0-10 0-7-1-11c-1-8-3-16-7-23-4-6-10-10-20-10-9 0-15 4-19 10-4 7-7 15-8 23 0 4 0 7-1 11 0 4 0 7 0 10s0 6 0 10c1 3 1 7 1 11 1 8 4 16 8 23s10 11 19 11z">
          <text:p/>
        </draw:path>
        <draw:path draw:style-name="gr7" draw:text-style-name="P5" draw:layer="layout" svg:width="0.42cm" svg:height="0.158cm" svg:x="11.133cm" svg:y="5.063cm" svg:viewBox="0 0 421 159" svg:d="M0 30h5c10 0 19-3 27-7 9-5 14-12 16-20h2 29v153h-2-39v-108h-38zM264 156h-2-125v-6c0-8 2-16 5-22 4-6 9-12 16-18 4-4 9-8 14-11 6-4 12-8 19-12 5-3 9-6 13-8 4-3 7-5 10-9 4-3 7-6 9-10 2-3 3-7 3-12 0-8-2-13-7-16-4-4-9-6-14-7 0 0-1 0-2 0s-1 0-2 0c-7 0-14 2-19 6s-8 11-8 19v6h-2-35v-5c0-3 0-6 0-9 1-3 2-7 3-10 3-8 10-16 19-22 9-7 23-10 42-10h3c15 0 29 3 42 10 12 7 19 19 19 36 0 12-4 22-10 30-7 8-14 14-22 19-2 1-4 3-7 4-2 1-4 2-6 3-6 4-11 7-16 9-4 3-8 5-11 7-1 2-3 4-5 6-1 1-2 3-3 5h79zM352 159c-22 0-38-7-49-21-11-15-17-34-17-58 0-25 6-44 17-59 11-14 27-21 49-21h2c20 0 34 5 44 15 9 10 15 21 18 33 3 5 4 11 4 16 1 6 1 12 1 16s0 9-1 15c0 5-1 11-4 17-3 11-9 22-18 32-10 10-24 15-44 15zM353 134c10 0 16-4 20-11 4-6 6-14 7-22 1-4 1-8 1-11 0-4 0-7 0-10s0-6 0-11c0-3 0-7-1-11-1-8-3-16-7-22-4-7-10-11-20-11-9 0-16 4-19 11-4 6-7 14-8 22 0 4-1 7-1 11 0 5 0 8 0 11s0 6 0 10 1 7 1 11c1 8 4 16 8 22 3 7 10 11 19 11z">
          <text:p/>
        </draw:path>
        <draw:path draw:style-name="gr7" draw:text-style-name="P5" draw:layer="layout" svg:width="0.42cm" svg:height="0.158cm" svg:x="11.133cm" svg:y="4.626cm" svg:viewBox="0 0 421 159" svg:d="M0 30h5c9 0 19-2 27-7 9-5 14-12 16-20h2 29v153h-3-38v-107h-38zM171 104c0 2 1 3 1 5s0 4 1 6c1 4 4 9 8 13s11 6 19 6c9 0 16-3 20-7 5-4 7-10 7-16 0-7-2-11-5-14s-6-5-10-6c-2 0-4-1-6-1-1 0-3 0-4 0h-17v-25h13c1 0 3 0 5 0s4-1 7-1c3-1 7-3 10-6 2-2 4-7 4-12 0-1 0-3-1-4 0-1 0-3-1-4-1-4-4-7-7-9-4-2-9-4-16-4-1 0-2 0-4 1-1 0-2 0-3 0-5 1-9 3-13 7-4 5-5 12-5 21h-3-34c0-3 0-6 1-10 0-3 1-7 3-12 3-8 9-15 17-22 9-7 23-10 42-10h2c19 0 34 4 43 12 10 7 15 17 15 31 0 9-2 16-7 21s-10 9-15 11c-1 0-3 0-4 1-1 0-2 0-3 0v1c9 1 17 4 24 10 7 7 11 16 11 27 0 12-4 21-10 27-7 6-14 11-22 13-7 2-13 4-19 4-6 1-10 1-12 1h-2c-21 0-36-4-46-11-9-7-16-15-19-23-1-4-2-8-2-11-1-4-1-7-1-10h2zM352 159c-22 0-38-7-49-21-11-15-16-34-16-58s5-43 16-58 27-22 49-22h2c20 0 34 5 44 15 9 10 15 22 18 34 3 5 4 11 5 16 0 6 0 11 0 15 0 5 0 10 0 15-1 5-2 11-5 17-3 12-9 22-18 32-10 10-24 15-44 15zM353 134c10 0 16-4 20-10 4-7 6-15 7-23 1-4 1-7 1-11s0-7 0-10 0-6 0-10c0-3 0-7-1-11-1-8-3-15-7-22-4-8-10-12-20-12-9 0-15 4-19 12-4 7-7 14-8 22 0 4 0 8-1 11 0 4 0 7 0 10s0 7 0 10c1 4 1 7 1 11 1 8 4 16 8 23 4 6 10 10 19 10z">
          <text:p/>
        </draw:path>
        <draw:path draw:style-name="gr7" draw:text-style-name="P5" draw:layer="layout" svg:width="0.42cm" svg:height="0.158cm" svg:x="11.133cm" svg:y="4.239cm" svg:viewBox="0 0 421 159" svg:d="M0 30h5c9 0 19-3 27-8 9-5 14-11 16-20h2 29v154h-3-38v-108h-38zM132 122v-29l77-91h2 36v92h22v28h-22v34h-3-37v-34zM209 94v-55l-46 55zM352 159c-22 0-38-7-49-22-11-14-16-34-16-58s5-44 16-58 27-21 49-21h2c20 0 34 4 44 14 9 10 15 21 18 33 3 6 4 11 5 17 0 5 0 10 0 15 0 4 0 9 0 15-1 5-2 11-5 17-3 12-9 23-18 33-10 10-24 15-44 15zM353 134c10 0 16-4 20-11s6-14 7-24c1-3 1-7 1-10 0-4 0-7 0-10s0-7 0-10c0-4 0-7-1-11-1-8-3-16-7-23s-10-10-20-10c-9 0-15 3-19 10s-7 15-8 23c0 3 0 7-1 11 0 3 0 7 0 10s0 6 0 10c1 3 1 7 1 11 1 9 4 16 8 23s10 11 19 11z">
          <text:p/>
        </draw:path>
        <draw:path draw:style-name="gr7" draw:text-style-name="P5" draw:layer="layout" svg:width="0.42cm" svg:height="0.158cm" svg:x="11.133cm" svg:y="3.898cm" svg:viewBox="0 0 421 159" svg:d="M0 30h5c9 0 19-2 27-7 9-5 14-12 16-20h2 29v153h-3-38v-108h-38zM174 111v1 1c1 5 4 10 8 14 4 5 10 7 18 8 8-1 14-3 17-7 4-4 7-8 8-13 1-2 1-5 1-7 1-2 1-4 1-6 0-9-2-16-7-20s-10-7-15-8c-1 0-1 0-2 0s-1 0-2 0-3 0-4 0c-2 0-3 1-5 1-3 1-6 2-9 3-2 2-5 4-6 7h-2-36l10-82h2 104v26h-79l-4 32c5-3 11-6 17-7 6-2 12-2 20-2h2c15 0 28 4 39 13 10 9 16 21 16 38 0 16-6 30-17 40-11 11-27 16-49 16h-2c-19 0-34-4-43-11-9-8-15-18-18-27 0-2-1-3-1-5s0-3 0-5h2zM352 159c-22 0-38-7-49-21-11-16-16-35-16-59s5-43 16-57c11-15 27-22 49-22h2c20 0 34 5 44 15 9 10 15 21 18 33 3 5 4 11 5 16 0 6 0 11 0 15 0 5 0 9 0 15-1 5-2 11-5 17-3 12-9 23-18 33-10 10-24 15-44 15zM353 134c10 0 16-5 20-11 4-7 6-15 7-23 1-4 1-7 1-11s0-7 0-10 0-6 0-10c0-3 0-7-1-11-1-8-3-15-7-22s-10-11-20-11c-9 0-15 4-19 11s-7 14-8 22c0 4 0 8-1 11 0 4 0 7 0 10s0 6 0 10c1 4 1 7 1 11 1 8 4 16 8 23 4 6 10 11 19 11z">
          <text:p/>
        </draw:path>
        <draw:path draw:style-name="gr7" draw:text-style-name="P5" draw:layer="layout" svg:width="0.421cm" svg:height="0.158cm" svg:x="11.132cm" svg:y="3.607cm" svg:viewBox="0 0 422 159" svg:d="M0 30h5c10 0 19-3 29-8 8-4 14-11 16-19h2 29v153h-3-38v-108h-40zM231 39c-1-5-5-8-9-11-5-2-11-3-16-3h-1c-10 0-17 4-22 10-5 7-8 16-8 27 4-4 9-7 15-9s12-3 18-3h2c16 0 29 5 41 13 11 9 17 22 17 39 0 3 0 8-1 11 0 4-1 8-3 12-3 9-9 16-17 23-9 7-22 11-40 11h-2c-21 0-36-5-46-15-9-9-15-20-18-31-2-6-3-13-3-18-1-6-1-11-1-15 0-23 5-42 16-57s28-23 53-23h2c15 0 26 2 34 7s14 10 18 16c2 3 3 6 4 8 1 3 2 5 2 8h-2zM174 103c0 9 3 16 8 22 6 6 13 9 22 9 8 0 15-3 20-8 6-5 8-12 8-23 0-8-2-15-7-21-5-5-12-8-22-8-1 0-2 0-3 0s-2 0-3 1c-6 1-11 4-16 8-4 4-7 11-7 20zM354 159c-21 0-38-7-49-22-11-14-16-34-16-58s5-43 16-58c11-14 28-21 49-21h3c19 0 33 5 43 15 9 10 15 20 19 32 1 6 2 12 3 17 0 6 0 10 0 15 0 4 0 9 0 15-1 5-2 11-3 17-4 12-10 23-19 33-10 10-24 15-43 15zM355 134c10 0 16-4 20-11s6-14 7-23c1-4 1-8 1-11 1-4 1-7 1-10s0-6-1-10c0-4 0-7-1-11-1-8-3-16-7-23-4-6-10-10-20-10-9 0-15 4-19 10-4 7-7 15-8 23 0 4 0 7 0 11-1 4-1 7-1 10s0 6 1 10c0 3 0 7 0 11 1 9 4 16 8 23s10 11 19 11z">
          <text:p/>
        </draw:path>
        <draw:path draw:style-name="gr7" draw:text-style-name="P5" draw:layer="layout" svg:width="0.151cm" svg:height="0.181cm" svg:x="14.163cm" svg:y="12.425cm" svg:viewBox="0 0 152 182" svg:d="M45 126c0 1 0 1 0 1 0 1 0 1 0 1 1 6 4 12 9 17s12 7 21 7 16-2 20-7c5-4 8-9 9-14 1-3 1-6 2-8 0-3 0-5 0-7 0-11-3-19-8-24s-11-8-17-9c-1 0-2 0-3 0 0 0-1 0-2 0-2 0-3 0-5 0s-3 0-5 1c-4 1-7 2-11 4-3 2-5 4-7 7h-3-42l12-95h3 122v31h-93l-5 36c6-3 13-6 20-8 7-1 14-2 23-2h2c18 0 35 5 47 15 12 11 18 25 18 44s-6 34-19 47-33 19-58 19h-2c-23 0-40-5-51-13-11-9-18-20-20-31-1-2-1-4-2-6 0-2 0-4 0-6h2z">
          <text:p/>
        </draw:path>
        <draw:path draw:style-name="gr7" draw:text-style-name="P5" draw:layer="layout" svg:width="0.313cm" svg:height="0.184cm" svg:x="14.093cm" svg:y="11.938cm" svg:viewBox="0 0 314 185" svg:d="M0 35h6c12 0 22-3 32-9 10-5 16-13 18-23h3 34v179h-3-45v-126h-45zM234 185c-25 0-44-8-57-25s-19-39-19-68c0-28 6-50 19-67s32-25 57-25h3c23 0 39 5 50 17s18 24 22 38c2 7 3 13 4 20 1 6 1 12 1 17s0 11-1 17c-1 8-2 14-4 21-4 14-11 26-22 38-11 11-27 17-50 17zM236 156c11 0 18-4 23-12 4-8 7-17 8-27 1-5 1-9 1-13 0-5 1-8 1-12 0-3-1-7-1-11 0-5 0-9-1-13-1-10-4-19-8-27-5-8-12-12-23-12s-19 4-23 12c-5 8-8 17-9 27 0 4-1 8-1 12 0 5 0 9 0 12 0 4 0 7 0 12 0 4 1 8 1 14 1 9 4 18 9 26 4 8 12 12 23 12z">
          <text:p/>
        </draw:path>
        <draw:path draw:style-name="gr7" draw:text-style-name="P5" draw:layer="layout" svg:width="0.311cm" svg:height="0.181cm" svg:x="14.093cm" svg:y="11.502cm" svg:viewBox="0 0 312 182" svg:d="M0 31h6c13 0 23-2 33-8s16-14 18-23h3 34v179h-3-45v-126h-46zM205 126c0 1 0 1 0 1v1c1 6 4 11 9 17 5 5 12 7 21 7s16-2 20-7c5-4 8-9 9-14 1-3 2-6 2-8 0-3 0-5 0-7 0-11-2-19-8-24-5-5-11-8-17-9-1 0-2 0-3 0 0 0-1 0-2 0s-3 0-5 0c-1 0-3 0-5 1-3 1-7 2-10 4-4 2-6 4-8 7h-2-42l12-95h2 122v31h-93l-5 36c7-3 13-6 20-8s15-2 23-2h3c18 0 33 5 45 15 13 11 19 25 19 44s-7 34-20 46c-12 14-31 20-56 20h-3c-23 0-40-5-51-15-11-9-17-18-20-29-1-2-1-4-1-6-1-2-1-4-1-6h2z">
          <text:p/>
        </draw:path>
        <draw:path draw:style-name="gr7" draw:text-style-name="P5" draw:layer="layout" svg:width="0.331cm" svg:height="0.185cm" svg:x="14.075cm" svg:y="11.111cm" svg:viewBox="0 0 332 186" svg:d="M149 182h-3-145v-7c0-10 1-18 5-26 4-7 10-14 18-21 5-5 11-9 17-13 7-4 14-9 23-14 5-3 10-7 15-9 4-3 8-6 11-9 5-4 8-8 11-13 2-4 3-9 3-14 0-9-3-15-8-19s-10-7-16-8c-1 0-2 0-3 0 0 0-1 0-2 0-9 0-16 3-22 7-6 5-9 13-9 22v7h-3-41v-6c0-3 0-6 1-10 0-4 1-8 3-12 4-9 11-18 22-26 10-7 27-11 49-11h3c18 0 35 4 49 12 15 8 22 22 22 42 0 14-4 25-11 35-8 9-16 16-26 22-2 1-5 3-7 4-3 2-5 3-8 4-7 4-13 8-18 11s-9 5-13 8c-2 2-4 4-6 6-1 2-3 4-4 6h93zM251 186c-25-1-44-9-57-26-13-16-19-39-19-67 0-29 6-51 19-68s32-25 57-25h3c23 0 40 6 51 17 11 12 18 25 22 39 2 6 3 13 4 19 0 6 1 13 1 18s-1 11-1 18c-1 6-2 12-4 19-4 14-11 27-22 38-11 12-28 17-51 17zM253 156c10 0 18-4 23-12 4-8 8-17 9-26 1-5 1-9 1-13s0-8 0-12c0-3 0-7 0-12 0-4 0-9-1-13-1-10-5-18-9-26-5-8-13-13-23-13-11 0-19 5-23 13-5 8-8 16-9 26-1 4-1 8-1 13s0 9 0 12c0 4 0 8 0 12s0 8 1 13c1 9 4 18 9 26 4 8 12 12 23 12z">
          <text:p/>
        </draw:path>
        <draw:path draw:style-name="gr7" draw:text-style-name="P5" draw:layer="layout" svg:width="0.335cm" svg:height="0.185cm" svg:x="14.071cm" svg:y="10.284cm" svg:viewBox="0 0 336 186" svg:d="M44 121c0 2 1 4 1 6s0 4 1 7c1 5 5 10 10 15 4 5 12 7 22 7s18-3 23-8c6-5 8-11 8-19 0-7-2-13-5-16-4-4-8-7-12-8-2 0-5-1-7-1s-4 0-5 0h-19v-29h14c1 0 3 0 6-1 3 0 5 0 8-1 4-1 8-3 12-6 3-3 5-8 5-15 0-1-1-3-1-4 0-2-1-3-2-5-1-3-4-6-8-9s-11-4-19-4c-1 0-2 0-4 0-1 0-2 0-4 1-5 1-10 3-14 8-5 4-7 12-7 23h-3-40c0-3 1-7 1-11 1-5 2-9 4-14 3-9 10-17 20-25s26-12 48-12h3c22 0 39 5 51 14 11 9 17 20 17 35 0 11-3 19-8 25-6 6-12 10-18 12-2 1-3 1-4 1-1 1-3 1-4 1v1c11 1 20 5 28 12s12 19 12 32c0 14-4 25-11 32-8 7-17 12-26 15-8 2-15 4-22 4-7 1-12 1-14 1l-3 1c-24-1-41-5-53-13-11-8-18-18-22-28-1-4-2-8-3-12 0-4 0-8 0-12h2zM256 186c-25 0-44-9-57-25-13-17-19-40-19-69 0-28 6-50 19-67s32-25 57-25h3c23 0 39 6 50 17 11 12 18 25 22 39 2 6 3 13 4 19 1 7 1 12 1 17 0 6 0 11-1 18s-2 14-4 20c-4 14-11 27-22 38-11 12-27 18-50 18zM258 157c11-1 18-5 23-13 4-8 7-17 8-26 1-6 1-10 1-14s1-8 1-12c0-3-1-7-1-11s0-8-1-13c-1-9-4-18-8-26-5-8-12-12-23-13-11 1-19 5-23 13-5 8-8 17-9 26 0 4-1 9-1 13s0 8 0 11c0 4 0 8 0 12s1 10 1 14c1 9 4 18 9 26 4 8 12 12 23 13z">
          <text:p/>
        </draw:path>
        <draw:path draw:style-name="gr7" draw:text-style-name="P5" draw:layer="layout" svg:width="0.337cm" svg:height="0.185cm" svg:x="14.069cm" svg:y="9.556cm" svg:viewBox="0 0 338 186" svg:d="M0 142v-32l90-107h3 41v108h27v31h-27v40h-2-44v-40zM90 111v-65l-53 65zM258 186c-25 0-44-9-58-26-13-16-19-39-19-68 0-28 6-50 19-67 14-17 33-25 58-25h3c23 0 39 6 50 17 11 12 18 25 22 39 2 6 3 13 4 19 1 7 1 12 1 17 0 6 0 11-1 19-1 6-2 13-4 19-4 14-11 27-22 38-11 12-27 18-50 18zM260 156c11 0 18-4 23-12 4-8 7-17 8-26 1-5 1-9 1-13 0-5 1-9 1-13 0-3-1-7-1-11s0-9-1-13c-1-9-4-18-8-26-5-8-12-12-23-13-11 1-19 5-23 13-5 8-8 16-9 26 0 4-1 9-1 13s0 8 0 11c0 4 0 8 0 13 0 4 1 9 1 13 1 9 4 18 9 26 4 8 12 12 23 12z">
          <text:p/>
        </draw:path>
        <draw:path draw:style-name="gr7" draw:text-style-name="P5" draw:layer="layout" svg:width="0.332cm" svg:height="0.185cm" svg:x="14.074cm" svg:y="8.828cm" svg:viewBox="0 0 333 186" svg:d="M45 131c0 0 1 0 1 1v1c1 6 4 11 9 16 4 5 12 8 21 8s16-3 20-7c4-5 7-9 9-15 1-3 1-5 2-8 0-2 0-5 0-7 0-10-3-18-8-23-5-6-11-9-17-10-1-1-2-1-3-1s-1 0-2 0c-2 0-3 0-5 0-2 1-3 1-5 1-4 1-7 3-11 4-3 2-5 6-7 9h-3-43l12-97h3 122v31h-92l-5 37c6-4 13-7 20-8 7-2 14-3 23-3h2c18 0 34 5 46 16 12 10 18 26 18 45 0 18-6 34-19 46s-32 18-57 18l-2 1c-23 0-41-5-52-14s-18-19-21-30c0-2 0-4-1-6 0-1 0-3 0-5h2zM253 186c-25 0-44-9-57-26-13-16-19-39-19-68 0-28 6-50 19-67s32-25 57-25h3c23 0 39 6 50 17 11 12 18 25 22 39 2 6 3 13 4 19s1 12 1 17c0 6 0 12-1 19-1 6-2 12-4 19-4 14-11 27-22 38-11 12-27 17-50 17zM255 156c11 0 18-4 23-12 4-8 7-17 8-26 1-5 1-9 1-13s1-9 1-13c0-3-1-7-1-11s0-9-1-13c-1-10-4-18-8-26-5-8-12-13-23-13s-19 5-23 13c-5 8-8 16-9 26 0 4-1 8-1 13 0 4 0 8 0 11 0 4 0 9 0 13s1 8 1 13c1 9 4 18 9 26 4 8 12 12 23 12z">
          <text:p/>
        </draw:path>
        <draw:path draw:style-name="gr7" draw:text-style-name="P5" draw:layer="layout" svg:width="0.333cm" svg:height="0.185cm" svg:x="14.073cm" svg:y="8.196cm" svg:viewBox="0 0 334 186" svg:d="M111 45c-2-5-6-9-11-11-6-3-12-4-19-4h-2c-11 0-20 4-25 12-6 7-9 18-10 31 5-5 11-8 18-11 7-2 14-3 22-3h3c18 0 33 5 47 15 13 10 20 25 20 46 0 3 0 7-1 12 0 4-2 9-3 13-4 10-11 19-21 27-10 10-26 14-47 14h-3c-24 0-42-6-53-18-11-11-18-24-22-37-2-7-3-14-3-20-1-7-1-12-1-18 0-26 6-48 19-66 12-18 33-27 62-27h3c17 0 30 3 40 9 9 5 16 12 20 18 2 4 4 7 5 10 2 3 2 6 3 8h-3zM44 120c0 10 3 18 9 25s15 10 25 11c10-1 18-4 25-10 6-6 9-14 9-25 0-10-3-18-9-24-6-7-14-10-26-10-1 0-2 0-3 0-2 0-3 0-4 1-7 1-13 4-18 9-6 5-8 13-8 23zM255 186c-26 0-45-9-58-26s-19-40-19-68 6-50 19-67 32-25 58-25h2c23 0 40 6 50 17 11 12 19 25 22 39 2 6 3 13 4 19 1 7 1 12 1 17 0 6 0 11-1 18-1 6-2 13-4 19-3 14-11 27-22 38-10 13-27 19-50 19zM256 156c11-1 18-5 23-13 4-8 7-17 8-26 1-5 1-9 2-13 0-4 0-8 0-12 0-3 0-7 0-11-1-4-1-8-2-13-1-9-4-18-8-26-5-8-12-12-23-13-11 1-19 5-23 13-5 8-8 17-9 26 0 4-1 9-1 13s0 8 0 11c0 4 0 8 0 12s1 9 1 13c1 9 4 18 9 26 4 8 12 12 23 13z">
          <text:p/>
        </draw:path>
        <draw:path draw:style-name="gr7" draw:text-style-name="P5" draw:layer="layout" svg:width="0.336cm" svg:height="0.185cm" svg:x="14.07cm" svg:y="7.564cm" svg:viewBox="0 0 337 186" svg:d="M0 4h2 157v29c-1 1-5 5-12 11-7 7-14 16-22 27-4 5-7 11-11 16-3 6-6 11-9 18-7 13-11 27-14 39-3 13-5 26-5 39h-3-47c1-11 3-21 5-31 3-10 6-18 9-26 1-3 2-6 3-8s2-5 3-7c6-13 14-25 24-37 9-13 19-24 29-34 1 0 1-1 2-1 0-1 1-2 2-2v-1h-113zM257 186c-25 0-44-9-58-25-13-17-19-39-19-67 0-29 6-52 19-69 14-16 33-25 58-25h3c23 0 39 6 50 18 11 11 18 24 22 38 2 6 3 13 4 20s1 13 1 18 0 11-1 17-2 13-4 19c-4 14-11 27-22 38-11 12-27 18-50 18zM259 157c11-1 18-5 23-13 4-8 7-17 8-26 1-4 1-9 1-13s1-8 1-11c0-4-1-8-1-12s0-8-1-14c-1-9-4-18-8-26-5-8-12-12-23-12s-19 4-23 12c-5 8-8 17-9 26 0 4-1 10-1 14s0 8 0 12c0 3 0 7 0 11 0 5 1 9 1 13 1 10 4 18 9 26 4 8 12 12 23 13z">
          <text:p/>
        </draw:path>
        <draw:path draw:style-name="gr7" draw:text-style-name="P5" draw:layer="layout" svg:width="0.335cm" svg:height="0.185cm" svg:x="14.071cm" svg:y="6.982cm" svg:viewBox="0 0 336 186" svg:d="M77 185c0 0-1 0-2 0s-2 0-3 0c-3 0-6 0-9 0-3-1-6-1-9-1-14-2-26-7-37-15s-17-21-17-38c0-12 3-21 10-29 6-7 14-12 24-16-9-3-16-8-21-15-4-7-7-14-7-23 0-12 6-23 16-33 11-10 29-15 55-15h3c1 0 3 0 5 0s4 0 5 1c15 1 29 5 43 12 12 7 19 19 19 35 0 10-3 19-8 25-6 6-12 11-21 13 11 4 19 9 25 16 7 8 10 17 10 29 0 18-6 30-17 38s-25 13-39 15c-3 0-6 1-9 1s-6 0-9 0h-2c-1 0-1 0-1 0-1 0-1 0-1 0-1 0-1 0-2 0zM78 156h1c2 0 3 0 5 0s4-1 6-1c5-1 11-4 16-8 4-4 7-11 7-19 0-1 0-3-1-5 0-1 0-3-1-5-1-4-5-9-10-12-4-5-12-7-23-8-10 1-18 3-22 8-5 3-9 8-10 12-1 2-1 4-1 5-1 2-1 4-1 5 0 9 3 15 8 19s10 7 16 8c2 0 3 1 5 1s4 0 5 0zM78 75c2 0 4 0 6 0 2-1 4-1 6-2 5-1 9-3 13-7 4-3 6-8 6-15 0-6-2-11-5-14s-7-5-11-6c-3-1-6-2-8-2-3-1-5-1-7-1-1 0-3 0-6 1-2 0-5 1-8 1-4 2-7 4-11 7-3 3-5 8-5 14 0 7 2 12 6 16 4 3 8 5 13 6 2 1 4 1 6 2 2 0 4 0 5 0zM256 186c-25-1-44-9-57-26-13-16-19-39-19-68 0-28 6-50 19-67s32-25 57-25h3c23 0 39 6 50 17 11 12 18 25 22 38 2 7 3 13 4 20 1 6 1 12 1 17s0 12-1 18c-1 7-2 13-4 20-4 14-11 26-22 38s-27 17-50 17zM258 156c11 0 18-4 23-12 4-8 7-17 8-27 1-4 1-8 1-12 0-5 1-9 1-13 0-3-1-7-1-11 0-5 0-9-1-13-1-10-4-18-8-26-5-8-12-13-23-13s-19 5-23 13c-5 8-8 16-9 26 0 4-1 8-1 13 0 4 0 8 0 11 0 4 0 8 0 13 0 4 1 8 1 13 1 9 4 18 9 26 4 8 12 12 23 12z">
          <text:p/>
        </draw:path>
        <draw:path draw:style-name="gr7" draw:text-style-name="P5" draw:layer="layout" svg:width="0.333cm" svg:height="0.184cm" svg:x="14.073cm" svg:y="6.496cm" svg:viewBox="0 0 334 185" svg:d="M45 140c2 6 6 10 11 12 5 3 11 4 18 4 2 0 4 0 7-1 3 0 5-1 8-2 5-2 9-6 13-12 5-6 7-15 8-28-3 3-6 5-10 7-3 2-7 3-11 4-3 1-6 2-10 2-3 1-6 1-9 1h-3c-18 0-33-5-47-16-13-10-20-25-20-45 0-1 0-2 0-2 0-1 0-2 0-3 1-15 7-30 18-42 11-13 30-19 55-19h3c24 0 42 5 52 16 11 11 18 24 22 37 2 6 3 13 3 19 1 6 1 12 1 17 0 27-6 50-19 69-12 18-33 27-62 27h-2c-17 0-30-3-39-8-9-6-16-12-20-19-2-3-4-6-5-9-2-3-3-6-3-9h2zM110 65c0-2 0-4 0-6-1-3-2-6-3-9-2-5-5-9-10-14s-12-7-22-7c-9 0-17 3-24 10-6 7-9 15-9 26 0 10 3 18 9 24 6 7 14 10 24 10 11 0 19-3 26-9 6-6 9-14 9-25zM255 185c-26 0-45-8-58-25s-19-39-19-67 6-50 19-68c13-17 32-25 58-25h2c23 0 40 5 50 17 11 12 19 25 22 39 2 7 3 13 4 20 1 6 1 12 1 17s0 11-1 17c-1 7-2 13-4 20-3 14-11 26-22 38-10 11-27 17-50 17zM256 156c11 0 18-4 23-12 4-8 7-17 8-27 1-4 1-8 2-13 0-4 0-8 0-11 0-4 0-7 0-12-1-4-1-8-2-12-1-10-4-19-8-27-5-9-12-13-23-13s-19 4-23 13c-5 8-8 17-9 26 0 5-1 9-1 13 0 5 0 8 0 12 0 3 0 7 0 12 0 4 1 8 1 12 1 10 4 19 9 27 4 8 12 12 23 12z">
          <text:p/>
        </draw:path>
        <draw:path draw:style-name="gr7" draw:text-style-name="P5" draw:layer="layout" svg:width="0.42cm" svg:height="0.158cm" svg:x="14.038cm" svg:y="5.986cm" svg:viewBox="0 0 421 159" svg:d="M0 30h5c10 0 19-2 28-7s14-12 16-20h2 29v153h-2-39v-108h-39zM200 159c-21 0-38-7-49-21-11-15-16-34-16-59 0-24 5-43 16-58 11-14 28-21 49-21h3c19 0 34 5 43 15s15 21 19 33c1 5 2 11 3 16 0 6 1 11 1 15s-1 9-1 15c-1 6-2 12-3 18-4 11-10 22-19 32s-24 15-43 15zM202 134c9 0 16-4 19-11 4-6 7-14 8-22 0-5 1-8 1-12s0-7 0-10 0-6 0-10c0-3-1-7-1-11-1-8-4-15-8-22-3-7-10-11-19-11-10 0-16 4-20 11s-6 14-7 22c-1 4-1 7-1 11s-1 7-1 10 1 6 1 10 0 7 1 12c1 8 3 16 7 22 4 7 10 11 20 11zM353 159c-22 0-38-7-49-21-11-15-16-34-16-59 0-24 5-43 16-58 11-14 27-21 49-21h2c20 0 34 5 44 15 9 10 15 21 18 33 2 5 3 11 4 16 0 6 0 11 0 15s0 9 0 15c-1 6-2 12-4 18-3 11-9 22-18 32-10 10-24 15-44 15zM354 134c10 0 16-4 20-11 4-6 6-14 7-22 1-5 1-8 1-12s0-7 0-10 0-6 0-10c0-3 0-7-1-11-1-8-3-15-7-22s-10-11-20-11c-9 0-15 4-19 11s-7 14-8 22c0 4 0 7-1 11 0 4 0 7 0 10s0 6 0 10c1 4 1 7 1 12 1 8 4 16 8 22 4 7 10 11 19 11z">
          <text:p/>
        </draw:path>
        <draw:path draw:style-name="gr7" draw:text-style-name="P5" draw:layer="layout" svg:width="0.42cm" svg:height="0.158cm" svg:x="14.038cm" svg:y="5.5cm" svg:viewBox="0 0 421 159" svg:d="M0 30h5c9 0 19-3 28-8 9-4 14-11 16-19h2 29v153h-2-39v-108h-39zM154 30h5c9 0 19-3 27-8 9-4 14-11 16-19h2 29v153h-3-38v-108h-38zM353 159c-22 0-38-7-49-22-11-14-16-34-16-58s5-43 16-58c11-14 27-21 49-21h3c19 0 33 5 43 15 9 10 15 20 18 32 2 6 3 12 4 17 0 6 0 11 0 15s0 9 0 15c-1 5-2 11-4 17-3 12-9 23-18 33-10 10-24 15-43 15zM354 134c10 0 16-4 20-11s6-15 7-23c1-4 1-8 1-11 1-4 1-7 1-10s0-6-1-10c0-4 0-7-1-11-1-8-3-16-7-23-4-6-10-10-20-10-9 0-15 4-19 10-4 7-7 15-8 23 0 4 0 7 0 11-1 4-1 7-1 10s0 6 1 10c0 3 0 7 0 11 1 8 4 16 8 23s10 11 19 11z">
          <text:p/>
        </draw:path>
        <draw:path draw:style-name="gr7" draw:text-style-name="P5" draw:layer="layout" svg:width="0.42cm" svg:height="0.158cm" svg:x="14.038cm" svg:y="5.063cm" svg:viewBox="0 0 421 159" svg:d="M0 30h5c10 0 19-3 28-7 9-5 14-12 16-20h2 29v153h-2-39v-108h-39zM266 156h-3-125v-6c0-8 2-16 5-22 4-6 9-12 16-18 4-4 9-8 14-11 6-4 12-8 19-12 5-3 10-6 13-8 4-3 7-5 10-9 4-3 7-6 9-10 2-3 3-7 3-12 0-8-2-13-7-16-4-4-8-6-14-7 0 0-1 0-2 0s-1 0-2 0c-7 0-14 2-19 6s-8 11-8 19v6h-2-35v-5c0-3 0-6 0-9 1-3 2-7 3-10 3-8 10-16 19-22 9-7 23-10 42-10h3c15 0 29 3 42 10 12 7 19 19 19 36 0 12-4 22-10 30-7 8-14 14-22 19-2 1-4 3-7 4-2 1-4 2-6 3-6 4-11 7-16 9-4 3-8 5-10 7s-4 4-6 6c-1 1-2 3-3 5h80zM353 159c-22 0-38-7-49-21-11-15-16-34-16-58 0-25 5-44 16-59 11-14 27-21 49-21h2c20 0 34 5 44 15 9 10 15 21 18 33 2 5 3 11 4 16 0 6 0 12 0 16s0 9 0 15c-1 5-2 11-4 17-3 11-9 22-18 32-10 10-24 15-44 15zM354 134c10 0 16-4 20-11 4-6 6-14 7-22 1-4 1-8 1-11 0-4 0-7 0-10s0-6 0-11c0-3 0-7-1-11-1-8-3-16-7-22-4-7-10-11-20-11-9 0-15 4-19 11-4 6-7 14-8 22 0 4 0 7-1 11 0 5 0 8 0 11s0 6 0 10c1 4 1 7 1 11 1 8 4 16 8 22 4 7 10 11 19 11z">
          <text:p/>
        </draw:path>
        <draw:path draw:style-name="gr7" draw:text-style-name="P5" draw:layer="layout" svg:width="0.42cm" svg:height="0.158cm" svg:x="14.038cm" svg:y="4.626cm" svg:viewBox="0 0 421 159" svg:d="M0 30h5c9 0 19-2 28-7s14-12 16-20h2 29v153h-2-39v-107h-39zM172 104c0 2 1 3 1 5s0 4 1 6c1 4 4 9 8 13s11 6 19 6c9 0 16-3 20-7 5-4 7-10 7-16 0-7-2-11-5-14s-6-5-10-6c-2 0-4-1-5-1-2 0-4 0-5 0h-17v-25h13c1 0 3 0 5 0s4-1 7-1c3-1 7-3 10-6 3-2 4-7 4-12 0-1 0-3 0-4-1-1-1-3-2-4-1-4-4-7-7-9-4-2-9-4-16-4-1 0-2 0-3 1-2 0-3 0-4 0-5 1-9 3-13 7-3 5-5 12-5 21h-3-34c0-3 0-6 1-10 0-3 1-7 3-12 3-8 9-15 17-22 9-7 23-10 42-10h2c19 0 34 4 44 12 9 7 14 17 14 31 0 9-2 16-7 21-4 5-10 9-15 11-1 0-2 0-4 1-1 0-2 0-3 0v1c9 1 18 4 24 10 7 7 11 16 11 27 0 12-4 21-10 27-7 6-14 11-22 13-7 2-13 4-19 4-6 1-10 1-12 1h-2c-21 0-36-4-46-11-9-7-16-15-19-23-1-4-2-8-2-11-1-4-1-7-1-10h2zM353 159c-22 0-38-7-49-21-11-15-16-34-16-58s5-43 16-58 27-22 49-22h3c19 0 33 5 43 15 9 10 15 22 18 34 2 5 3 11 4 16 0 6 0 11 0 15 0 5 0 10 0 15-1 5-2 11-4 17-3 12-9 22-18 32-10 10-24 15-43 15zM354 134c10 0 16-4 20-10 4-7 6-15 7-23 1-4 1-7 1-11 1-4 1-7 1-10s0-6-1-10c0-3 0-7-1-11-1-8-3-15-7-22-4-8-10-12-20-12-9 0-15 4-19 12-4 7-7 14-8 22 0 4 0 8 0 11-1 4-1 7-1 10s0 7 1 10c0 4 0 7 0 11 1 8 4 16 8 23 4 6 10 10 19 10z">
          <text:p/>
        </draw:path>
        <draw:path draw:style-name="gr7" draw:text-style-name="P5" draw:layer="layout" svg:width="0.42cm" svg:height="0.158cm" svg:x="14.038cm" svg:y="4.239cm" svg:viewBox="0 0 421 159" svg:d="M0 30h5c9 0 19-3 28-8s14-11 16-20h2 29v154h-2-39v-108h-39zM133 122v-29l77-91h2 36v92h22v28h-22v34h-3-36v-34zM210 94v-55l-46 55zM353 159c-22 0-38-7-49-22-11-14-16-34-16-58s5-44 16-58 27-21 49-21h3c19 0 33 4 43 14 9 10 15 21 18 33 2 6 3 11 4 17 0 5 0 10 0 15 0 4 0 9 0 15-1 5-2 11-4 17-3 12-9 23-18 33-10 10-24 15-43 15zM354 134c10 0 16-4 20-11s6-14 7-24c1-3 1-7 1-10 1-4 1-7 1-10s0-7-1-10c0-4 0-7-1-11-1-8-3-16-7-23s-10-10-20-10c-9 0-15 3-19 10s-7 15-8 23c0 3 0 7 0 11-1 3-1 7-1 10s0 6 1 10c0 3 0 7 0 11 1 9 4 16 8 23s10 11 19 11z">
          <text:p/>
        </draw:path>
        <draw:path draw:style-name="gr7" draw:text-style-name="P5" draw:layer="layout" svg:width="0.42cm" svg:height="0.158cm" svg:x="14.038cm" svg:y="3.898cm" svg:viewBox="0 0 421 159" svg:d="M0 30h5c9 0 19-2 28-7s14-12 16-20h2 29v153h-2-39v-108h-39zM175 111v1 1c1 5 4 10 8 14 4 5 10 7 18 8 8-1 14-3 18-7 3-4 6-8 7-13 1-2 1-5 2-7 0-2 0-4 0-6 0-9-2-16-7-20s-9-7-15-8c-1 0-1 0-2 0s-1 0-2 0-3 0-4 0c-2 0-3 1-4 1-4 1-7 2-10 3-2 2-5 4-6 7h-2-36l10-82h2 104v26h-79l-4 32c5-3 11-6 17-7 6-2 12-2 20-2h2c15 0 28 4 39 13 10 9 16 21 16 38 0 16-6 30-17 40-11 11-27 16-49 16h-2c-19 0-34-4-43-11-9-8-15-18-18-27 0-2-1-3-1-5s0-3 0-5h2zM353 159c-22 0-38-7-49-21-11-16-16-35-16-59s5-43 16-57c11-15 27-22 49-22h3c19 0 33 5 43 15 9 10 15 21 18 33 2 5 3 11 4 16 0 6 0 11 0 15 0 5 0 9 0 15-1 5-2 11-4 17-3 12-9 23-18 33-10 10-24 15-43 15zM354 134c10 0 16-5 20-11 4-7 6-15 7-23 1-4 1-7 1-11 1-4 1-7 1-10s0-6-1-10c0-3 0-7-1-11-1-8-3-15-7-22s-10-11-20-11c-9 0-15 4-19 11s-7 14-8 22c0 4 0 8 0 11-1 4-1 7-1 10s0 6 1 10c0 4 0 7 0 11 1 8 4 16 8 23 4 6 10 11 19 11z">
          <text:p/>
        </draw:path>
        <draw:path draw:style-name="gr7" draw:text-style-name="P5" draw:layer="layout" svg:width="0.421cm" svg:height="0.158cm" svg:x="14.038cm" svg:y="3.607cm" svg:viewBox="0 0 422 159" svg:d="M0 30h5c9 0 19-3 27-8 9-4 14-11 16-19h2 30v153h-3-39v-108h-38zM230 39c-1-5-5-8-9-11-5-2-11-3-16-3h-1c-10 0-17 4-22 10-5 7-8 16-8 27 4-4 9-7 15-9s12-3 18-3h2c16 0 29 5 41 13 12 9 17 22 17 39 0 3 0 8 0 11-1 4-2 8-3 12-4 9-10 16-18 23-9 7-22 11-40 11h-2c-21 0-36-5-46-15-9-9-15-20-18-31-2-6-3-13-3-18-1-6-1-11-1-15 0-23 5-42 16-57s29-23 53-23h2c15 0 26 2 34 7s14 10 18 16c2 3 3 6 4 8 1 3 2 5 3 8h-3zM173 103c0 9 3 16 9 22 5 6 12 9 21 9 8 0 15-3 20-8 6-5 8-12 8-23 0-8-2-15-7-21-5-5-12-8-22-8-1 0-2 0-3 0s-2 0-3 1c-6 1-11 4-16 8-4 4-7 11-7 20zM353 159c-21 0-38-7-49-22-11-14-16-34-16-58s5-43 16-58c11-14 28-21 49-21h3c19 0 34 5 43 15s15 20 19 32c1 6 2 12 3 17 0 6 1 10 1 15 0 4-1 9-1 15-1 5-2 11-3 17-4 12-10 23-19 33s-24 15-43 15zM355 134c9 0 15-4 19-11s7-14 8-23c0-4 0-8 1-11 0-4 0-7 0-10s0-6 0-10c-1-4-1-7-1-11-1-8-4-16-8-23-4-6-10-10-19-10-10 0-16 4-20 10-4 7-6 15-7 23-1 4-1 7-1 11-1 4-1 7-1 10s0 6 1 10c0 3 0 7 1 11 1 9 3 16 7 23s10 11 20 11z">
          <text:p/>
        </draw:path>
        <draw:path draw:style-name="gr7" draw:text-style-name="P5" draw:layer="layout" svg:width="0.152cm" svg:height="0.181cm" svg:x="15.612cm" svg:y="12.379cm" svg:viewBox="0 0 153 182" svg:d="M46 127v1 1c1 6 4 11 9 17 5 5 12 7 21 7s16-2 20-7c5-4 8-9 9-14 1-3 2-6 2-8 0-3 0-5 0-7 0-11-2-19-8-24-5-5-11-8-17-9-1 0-2 0-2 0-1 0-2-1-3-1s-3 1-5 1c-1 0-3 0-5 1-3 1-7 2-10 4-4 2-6 4-8 7h-2-43l12-96h3 122v32h-93l-5 36c7-3 13-6 20-8s15-2 23-2h3c18 0 33 5 45 15 13 11 19 25 19 44s-7 34-20 46c-12 13-31 19-56 19h-3c-23 0-40-5-51-14s-18-18-21-29c-1-2-1-4-1-6-1-2-1-4-1-6h3z">
          <text:p/>
        </draw:path>
        <draw:path draw:style-name="gr7" draw:text-style-name="P5" draw:layer="layout" svg:width="0.312cm" svg:height="0.184cm" svg:x="15.543cm" svg:y="11.889cm" svg:viewBox="0 0 313 185" svg:d="M0 35h6c11 0 22-3 32-9 9-5 16-13 18-23h2 34v179h-3-45v-126h-44zM234 185c-27 0-46-8-59-26-13-17-19-39-19-67s6-50 19-67 32-25 59-25h2c23 0 40 6 51 17 10 12 18 24 22 38 1 7 3 13 3 20 1 6 1 12 1 17s0 11-1 17c0 7-2 13-3 20-4 14-12 26-22 39-11 11-28 17-51 17zM235 155c11 0 19-4 23-12s7-17 8-27c1-4 2-8 2-12 0-5 0-8 0-12 0-3 0-7 0-11 0-5-1-9-2-13-1-10-4-19-8-27s-12-12-23-12-18 4-24 12c-5 8-7 17-9 27 0 4 0 8-1 12 0 5 0 9 0 12 0 4 0 7 0 12 1 4 1 8 1 13 2 9 4 18 9 26 6 8 13 12 24 12z">
          <text:p/>
        </draw:path>
        <draw:path draw:style-name="gr7" draw:text-style-name="P5" draw:layer="layout" svg:width="0.311cm" svg:height="0.182cm" svg:x="15.542cm" svg:y="11.405cm" svg:viewBox="0 0 312 183" svg:d="M0 32h6c12 0 23-3 32-8 10-6 16-14 19-24h2 34v179h-3-45v-126h-45zM205 128v1 1c1 6 4 11 9 16s12 8 22 8c9 0 15-2 20-7 4-4 7-9 9-15 0-2 1-5 1-8 0-2 1-5 1-7 0-10-3-18-8-23-6-6-11-9-18-10-1 0-1-1-2-1s-2 0-3 0-3 0-4 1c-2 0-4 0-5 0-4 1-8 3-11 6-3 1-6 4-8 7h-2-42l12-97h2 122v31h-92l-6 37c7-4 13-6 20-8s15-3 23-3h3c18 0 33 6 45 16 13 10 19 26 19 45 0 18-6 34-19 46s-32 19-57 19h-3c-23 0-40-5-50-14-11-9-18-19-21-29-1-2-1-4-1-6s-1-4-1-6h3z">
          <text:p/>
        </draw:path>
        <draw:path draw:style-name="gr7" draw:text-style-name="P5" draw:layer="layout" svg:width="0.331cm" svg:height="0.185cm" svg:x="15.524cm" svg:y="10.967cm" svg:viewBox="0 0 332 186" svg:d="M149 183h-2-146v-8c0-9 2-18 6-25 4-8 10-15 18-22 4-4 10-8 17-13 6-4 14-9 22-14 6-3 11-6 15-9s8-6 12-8c4-4 8-8 10-12s3-9 3-15c0-8-2-15-7-20-5-4-11-6-17-7-1 0-1 0-2-1-1 0-2 0-3 0-8 0-16 3-22 8-6 6-9 13-9 23v6h-2-42v-5c0-3 0-7 1-11s2-8 3-13c4-9 11-18 22-25 11-8 27-12 50-12h2c19 0 35 4 50 12 14 8 21 23 21 44 0 13-3 25-11 33-8 9-16 16-25 22-3 2-6 3-8 5-3 1-5 2-8 4-7 4-13 7-18 10s-9 6-13 9c-2 1-4 3-5 5-2 2-4 5-5 7h93zM253 186c-26 0-45-9-58-25-13-17-19-39-19-67s6-51 19-69c13-16 32-25 58-25h2c23 0 40 6 50 18 11 11 19 25 22 39 2 7 3 13 4 19 1 7 1 13 1 18s0 11-1 17-2 13-4 19c-3 14-11 27-22 39-10 11-27 17-50 17zM254 157c11-1 18-5 23-13 4-8 7-16 8-26 1-4 1-9 1-13 1-4 1-8 1-11 0-4 0-8-1-12 0-4 0-8-1-13-1-9-4-18-8-26-5-9-12-13-23-13s-19 4-23 13c-5 8-8 17-9 26 0 5-1 9-1 13s0 8 0 12c0 3 0 7 0 11 0 5 1 9 1 13 1 10 4 18 9 26 4 8 12 12 23 13z">
          <text:p/>
        </draw:path>
        <draw:path draw:style-name="gr7" draw:text-style-name="P5" draw:layer="layout" svg:width="0.335cm" svg:height="0.185cm" svg:x="15.52cm" svg:y="10.141cm" svg:viewBox="0 0 336 186" svg:d="M45 121c0 2 0 4 0 6s1 4 1 6c2 6 5 11 10 16 6 4 13 7 23 7s18-3 24-8c5-5 8-12 8-19 0-8-2-13-6-16-4-4-8-6-12-7-2 0-4-1-6-1-3 0-5 0-6 0h-19v-30h14c2 0 4 0 6 0 3 0 6 0 9-1 4-1 7-4 11-7 3-3 5-8 5-15 0-1 0-3-1-4 0-2-1-4-1-5-2-4-5-7-9-9-4-3-10-4-18-5-2 0-3 0-4 1-2 0-3 0-5 0-5 1-10 4-15 9-5 4-7 12-7 23h-2-40c0-3 0-7 0-12 1-4 2-8 4-13 3-9 10-18 20-25 11-8 27-12 49-12h3c23 0 40 5 51 14 12 9 17 20 17 35 0 10-3 19-8 26-5 5-12 10-18 12-1 0-3 1-4 1s-2 1-4 1v1c11 0 21 4 29 12 8 7 12 17 12 31s-4 24-12 32c-8 7-16 12-26 15-7 2-15 4-22 4-7 1-11 1-14 1h-2c-26 0-43-4-54-12-11-9-19-18-22-28-2-4-3-8-3-12-1-5-1-8-1-12h2zM257 186c-26-1-45-9-58-26-13-16-19-39-19-67 0-29 6-51 19-68s32-25 58-25h2c23 0 40 6 51 17 10 12 18 25 22 39 1 6 3 13 3 20 1 6 1 12 1 17s0 11-1 18c0 6-2 12-3 19-4 14-12 27-22 38-11 12-28 17-51 17zM258 156c11 0 19-4 23-12s7-17 8-27c1-4 2-8 2-12s0-8 0-12c0-3 0-7 0-11s-1-9-2-14c-1-10-4-18-8-26s-12-13-23-13-18 5-23 13-7 16-9 26c0 5 0 9-1 14 0 4 0 8 0 11 0 4 0 8 0 12 1 4 1 8 1 13 2 9 4 18 9 26s12 12 23 12z">
          <text:p/>
        </draw:path>
        <draw:path draw:style-name="gr7" draw:text-style-name="P5" draw:layer="layout" svg:width="0.336cm" svg:height="0.185cm" svg:x="15.519cm" svg:y="9.314cm" svg:viewBox="0 0 337 186" svg:d="M0 142v-32l89-106h3 42v107h27v31h-27v41h-2-44v-41zM89 111v-64l-53 64zM258 186c-26 0-45-8-58-26-13-17-19-39-19-67s6-51 19-67c13-17 32-26 58-26h2c23 0 40 6 51 18 10 11 18 24 22 38 1 7 3 13 3 20 1 6 1 12 1 17s0 11-1 17c0 7-2 13-3 20-4 13-12 26-22 39-11 11-28 17-51 17zM259 156c11 0 19-5 23-13s7-16 8-26c1-4 2-8 2-13 0-4 0-8 0-11 0-4 0-8 0-12s-1-8-2-12c-1-10-4-19-8-27s-12-12-23-12-18 4-23 12-7 17-9 26c0 5 0 9-1 13 0 4 0 8 0 12 0 3 0 7 0 11 1 5 1 9 1 13 2 10 4 18 9 26s12 13 23 13z">
          <text:p/>
        </draw:path>
        <draw:path draw:style-name="gr7" draw:text-style-name="P5" draw:layer="layout" svg:width="0.332cm" svg:height="0.185cm" svg:x="15.523cm" svg:y="8.537cm" svg:viewBox="0 0 333 186" svg:d="M45 131v1 1c1 6 4 11 9 16s12 8 21 8 16-2 20-7c5-4 8-9 9-15 1-2 2-5 2-8 0-2 0-5 0-7 0-10-2-18-8-23-5-5-11-8-17-9-1-1-2-1-3-1 0 0-1 0-2 0-2 0-3 0-5 1-1 0-3 0-5 0-3 1-7 3-10 5-4 1-6 4-8 7h-2-43l13-97h2 122v32h-93l-5 37c6-4 13-7 20-8 7-2 15-3 23-3h3c18 0 33 5 45 16 12 10 19 25 19 44 0 18-7 34-20 46-12 12-31 19-57 19h-2c-23 0-40-5-51-14s-17-19-20-29c-1-3-1-5-1-6-1-2-1-4-1-6h2zM254 186c-27 0-46-9-59-26-13-16-19-39-19-67s6-50 19-67c13-18 32-26 59-26h2c23 0 40 6 51 17 10 13 18 26 22 40 1 6 3 13 3 19 1 7 1 12 1 17 0 6 0 11-1 18 0 6-2 13-3 19-4 14-12 27-22 38-11 12-28 18-51 18zM255 157c11-1 19-5 23-13s7-17 8-26c1-5 2-9 2-13s0-8 0-12c0-3 0-7 0-11s-1-9-2-13c-1-9-4-18-8-26s-12-12-23-13c-12 1-19 5-24 13s-7 16-9 26c0 4 0 9-1 13 0 4 0 8 0 11 0 4 0 8 0 12 1 4 1 9 1 13 2 9 4 18 9 26s12 12 24 13z">
          <text:p/>
        </draw:path>
        <draw:path draw:style-name="gr7" draw:text-style-name="P5" draw:layer="layout" svg:width="0.333cm" svg:height="0.185cm" svg:x="15.522cm" svg:y="7.857cm" svg:viewBox="0 0 334 186" svg:d="M110 46c-2-6-5-10-11-12s-12-4-19-4h-1c-11 0-20 4-25 12-6 8-9 18-10 31 5-5 11-8 18-10s14-4 21-4h3c18 0 34 6 47 16 14 10 20 25 20 45 0 4 0 8-1 12 0 4-1 9-3 14-4 11-11 20-21 28s-25 12-46 12h-3c-24 0-42-6-53-17s-18-24-21-38c-2-7-3-13-4-20-1-6-1-12-1-17 0-27 7-49 19-67 13-17 33-26 61-26h3c17 0 30 3 40 8 9 6 16 12 21 19 2 3 3 6 5 9 1 3 2 6 2 9h-2zM44 121c0 10 3 18 9 25 7 7 15 11 25 11s18-4 24-11c6-6 9-14 9-25 0-9-3-17-8-24-6-6-15-10-25-10-2 0-3 0-4 0s-3 1-4 1c-6 1-13 4-18 10-5 5-8 12-8 23zM254 186c-26 0-45-8-58-25-12-18-19-40-19-68s7-51 19-67c13-17 32-26 58-26h2c23 0 41 6 52 18 11 11 18 24 22 38 2 7 3 13 3 20 1 6 1 12 1 17s0 11-1 17c0 7-1 13-3 20-4 13-11 27-22 39-11 11-29 17-52 17zM255 157c11 0 19-5 23-14 5-8 7-16 9-26 0-4 1-8 1-13 0-4 0-8 0-11 0-4 0-8 0-12s-1-8-1-12c-2-10-4-19-9-27-4-8-12-12-23-12s-18 4-23 12c-4 8-7 17-8 26-1 5-1 9-2 13 0 4 0 8 0 12 0 3 0 7 0 11 1 5 1 9 2 13 1 10 4 18 8 26 5 9 12 14 23 14z">
          <text:p/>
        </draw:path>
        <draw:path draw:style-name="gr7" draw:text-style-name="P5" draw:layer="layout" svg:width="0.336cm" svg:height="0.185cm" svg:x="15.519cm" svg:y="7.273cm" svg:viewBox="0 0 337 186" svg:d="M0 3h2 159v30c-1 1-6 4-13 11-7 6-14 15-22 26-4 5-7 10-11 16-3 5-6 11-9 17-7 14-12 27-15 40s-5 26-5 39h-3-46c0-11 2-21 4-31 3-10 6-19 9-27 1-2 2-5 3-7 1-3 2-5 3-7 7-13 15-26 24-38s19-23 30-32c1-1 1-1 2-2 0 0 1-1 2-1v-1h-114zM258 186c-26 0-45-10-58-27-13-16-19-39-19-67s6-50 19-67 32-25 58-25h2c23 0 40 6 51 17 10 12 18 25 22 39 1 6 3 13 3 19 1 6 1 12 1 17s0 11-1 18c0 6-2 12-3 19-4 14-12 27-22 38-11 12-28 18-51 18zM259 155c11 0 19-4 23-12s7-17 8-26c1-5 2-9 2-13s0-8 0-12c0-3 0-7 0-11s-1-9-2-13c-1-10-4-18-8-26s-12-12-23-13c-11 1-18 5-23 13s-7 16-9 26c0 4 0 8-1 13 0 4 0 8 0 11 0 4 0 8 0 12 1 4 1 8 1 13 2 9 4 18 9 26s12 12 23 12z">
          <text:p/>
        </draw:path>
        <draw:path draw:style-name="gr7" draw:text-style-name="P5" draw:layer="layout" svg:width="0.335cm" svg:height="0.185cm" svg:x="15.52cm" svg:y="6.642cm" svg:viewBox="0 0 336 186" svg:d="M78 186c0 0-1 0-2 0s-2 0-2 0c-3 0-7-1-10-1s-6 0-9-1c-13-2-26-7-37-15-12-8-18-20-18-37 0-12 4-22 10-29 7-7 15-12 25-15-9-3-16-8-20-16-6-7-9-15-9-23 0-12 7-23 17-33 11-10 29-15 55-15h3c2 0 3 0 5 0s4 0 6 0c15 1 28 5 41 13 13 7 19 18 19 35 0 10-3 18-8 25-6 7-12 11-20 14 10 3 18 8 25 15 6 7 9 17 9 29 0 17-5 30-17 38-11 8-24 13-37 14-3 1-7 1-10 1-3 1-6 1-9 1h-2c-1 0-1 0-1 0-1 0-1 0-1 0-1 0-1 0-2 0zM79 157c1 0 1 0 1 0 2 0 4-1 5-1 2 0 4 0 6-1 6-1 11-4 16-8s7-10 7-19c0-1 0-2 0-4-1-2-1-4-1-5-2-5-5-9-10-13s-13-6-23-6c-11 0-18 2-23 6s-8 8-10 13c-1 1-1 3-1 5s-1 3-1 4c0 9 3 15 8 20 5 4 10 6 16 8 2 0 4 0 5 0 2 0 4 1 5 1zM80 76c1 0 3 0 5 0s4-2 7-2c4-2 9-4 12-7 4-4 6-9 6-16 0-6-1-10-5-13-3-3-7-5-11-7-3-1-6-2-8-2-3 0-5 0-6 0-2 0-4 0-6 0-3 0-6 1-9 2-4 1-7 4-11 7-3 3-4 7-4 13 0 7 1 13 5 16 4 4 9 6 13 7 2 0 4 2 6 2s4 0 6 0zM257 186c-26 0-45-9-58-25-13-17-19-39-19-67 0-29 6-52 19-68 13-17 32-26 58-26h2c23 0 40 6 51 18 10 11 18 24 22 38 1 7 3 13 3 20 1 7 1 13 1 18s0 11-1 17c0 6-2 13-3 19-4 14-12 27-22 39-11 11-28 17-51 17zM258 157c11-1 19-5 23-13s7-16 8-26c1-4 2-9 2-13s0-8 0-11c0-4 0-8 0-12s-1-9-2-14c-1-9-4-18-8-26s-12-12-23-12-18 4-23 12-7 17-9 26c0 5 0 10-1 14 0 4 0 8 0 12 0 3 0 7 0 11 1 5 1 9 1 13 2 10 4 18 9 26s12 12 23 13z">
          <text:p/>
        </draw:path>
        <draw:path draw:style-name="gr7" draw:text-style-name="P5" draw:layer="layout" svg:width="0.333cm" svg:height="0.185cm" svg:x="15.522cm" svg:y="6.107cm" svg:viewBox="0 0 334 186" svg:d="M45 140c2 6 6 10 11 13 6 2 12 3 18 3 2 0 4 0 7 0 2-1 4-2 7-3 5-2 9-6 14-12 4-6 7-15 7-28-3 3-6 6-10 7-3 2-7 4-10 5-4 1-7 1-10 2-3 0-6 0-9 0h-2c-18 0-34-5-48-16-13-10-20-25-20-45 0-1 0-1 0-2s0-2 0-3c1-16 7-30 18-42 12-13 30-19 56-19h2c24 0 41 5 52 16 10 11 17 23 21 36 2 8 3 14 4 20 0 7 0 12 0 17 0 28-6 50-19 69-12 18-32 27-60 27l-3 1c-17-1-29-3-39-9-9-6-16-12-20-18-2-4-4-7-5-10-2-3-2-6-3-9h3zM110 66c0-2-1-5-1-7-1-4-1-7-2-10-3-5-6-9-11-13s-12-7-21-7-17 4-23 10c-7 6-10 14-10 26 0 10 3 18 9 24 6 7 14 10 25 10 9 0 17-3 24-9 6-6 10-14 10-24zM254 186c-26-1-45-9-58-26-12-17-19-39-19-67s7-51 19-68c13-17 32-25 58-25h2c23 0 41 6 52 17 11 12 18 25 22 38 2 8 3 14 3 21 1 6 1 12 1 17s0 11-1 17c0 7-1 13-3 20-4 14-11 26-22 38s-29 17-52 17zM255 156c11 0 19-4 23-12 5-8 7-17 9-27 0-4 1-8 1-12 0-5 0-8 0-12 0-3 0-7 0-11 0-5-1-9-1-13-2-10-4-19-9-27-4-8-12-13-23-13s-18 5-23 13c-4 8-7 17-8 27-1 4-1 8-2 12 0 5 0 9 0 12 0 4 0 8 0 12 1 4 1 8 2 13 1 9 4 18 8 26 5 8 12 12 23 12z">
          <text:p/>
        </draw:path>
        <draw:path draw:style-name="gr7" draw:text-style-name="P5" draw:layer="layout" svg:width="0.421cm" svg:height="0.158cm" svg:x="15.487cm" svg:y="5.6cm" svg:viewBox="0 0 422 159" svg:d="M0 31h5c10 0 19-2 28-7 8-5 13-12 15-21h2 29v153h-2-39v-107h-38zM200 159c-22 0-38-7-49-21-11-15-17-34-17-58s6-43 17-57c11-16 27-23 49-23h2c19 0 34 5 43 16 9 10 16 21 20 33 2 5 3 11 3 16 1 6 1 11 1 15 0 5 0 9-1 15 0 5-1 11-3 17-4 12-11 22-20 32s-24 15-43 15zM201 134c9 0 16-4 20-10 3-7 6-15 7-23 0-4 1-7 1-11s0-7 0-10 0-6 0-10c0-3-1-7-1-11-1-8-4-15-7-22-4-7-11-11-20-11s-16 4-20 11-6 14-7 22c-1 4-1 8-1 11 0 4 0 7 0 10s0 6 0 10 0 7 1 11c1 8 3 16 7 23 4 6 11 10 20 10zM353 159c-21 0-38-7-49-21-11-15-16-34-16-58s5-43 16-57c11-16 28-23 49-23h3c19 0 34 5 43 16 9 10 15 21 19 33 1 5 2 11 3 16 0 6 1 11 1 15 0 5-1 9-1 15-1 5-2 11-3 17-4 12-10 22-19 32s-24 15-43 15zM355 134c9 0 16-4 19-10 4-7 7-15 8-23 0-4 1-7 1-11s0-7 0-10 0-6 0-10c0-3-1-7-1-11-1-8-4-15-8-22-3-7-10-11-19-11-10 0-16 4-20 11s-6 14-7 22c-1 4-1 8-1 11 0 4-1 7-1 10s1 6 1 10 0 7 1 11c1 8 3 16 7 23 4 6 10 10 20 10z">
          <text:p/>
        </draw:path>
        <draw:path draw:style-name="gr7" draw:text-style-name="P5" draw:layer="layout" svg:width="0.421cm" svg:height="0.159cm" svg:x="15.487cm" svg:y="5.162cm" svg:viewBox="0 0 422 160" svg:d="M0 30h5c10 0 19-2 27-7 9-5 14-11 16-20h2 29v154h-2-39v-108h-38zM153 30h5c10 0 19-2 27-7 9-5 14-11 16-20h2 29v154h-2-39v-108h-38zM354 160c-22 0-39-8-50-22-11-15-16-35-16-59s5-43 16-57c11-15 28-22 50-22h2c19 0 34 5 43 15s16 21 19 33c1 6 2 11 3 17 0 5 1 10 1 14 0 5-1 10-1 15-1 6-2 11-3 17-3 12-10 24-19 34s-24 14-43 14zM355 135c9-1 16-5 19-12 4-7 7-15 8-23 0-3 1-7 1-11 0-3 0-7 0-10s0-6 0-9c0-4-1-8-1-11-1-9-4-16-8-23-3-7-10-10-19-11-10 1-16 4-20 11s-6 14-7 22c-1 4-1 8-1 11 0 4 0 7 0 10s0 7 0 10c0 4 0 8 1 11 1 9 3 16 7 23s10 11 20 12z">
          <text:p/>
        </draw:path>
        <draw:path draw:style-name="gr7" draw:text-style-name="P5" draw:layer="layout" svg:width="0.421cm" svg:height="0.159cm" svg:x="15.487cm" svg:y="4.675cm" svg:viewBox="0 0 422 160" svg:d="M0 31h5c10 0 19-3 28-8 8-4 13-11 15-19h2 29v153h-2-39v-108h-38zM266 157h-2-126v-6c0-10 1-17 5-23 3-7 8-13 15-19 4-3 9-7 15-11 5-3 12-7 19-12 4-2 9-5 13-8 3-2 7-4 9-7 4-3 7-6 9-10 2-3 3-8 3-12 0-8-2-13-6-17-5-3-9-5-14-6-1 0-2 0-3 0 0 0-1 0-2 0-7 0-13 2-18 6-6 4-8 10-8 19v5h-3-35v-4c0-3 0-6 1-9 0-4 1-7 2-10 4-9 10-16 19-23 9-6 24-10 43-10h2c16 0 30 4 42 11 13 7 20 19 20 36 0 12-4 22-11 29-6 8-14 14-22 19-2 1-4 2-6 4-2 1-5 2-7 3-6 3-11 6-15 9-5 3-8 5-11 7-2 2-4 4-5 5-2 2-3 4-4 6h81zM353 160c-21 0-38-7-49-23-11-14-16-33-16-57s5-43 16-58c11-14 28-21 49-21h3c19 0 34 5 43 15s15 20 19 32c1 6 2 12 3 17 0 6 1 10 1 15 0 4-1 9-1 15-1 5-2 11-3 16-4 12-10 23-19 34-9 10-24 15-43 15zM355 134c9 0 16-4 19-11 4-7 7-14 8-22 0-4 1-8 1-11 0-4 0-7 0-10s0-6 0-10-1-7-1-11c-1-8-4-16-8-23-3-6-10-10-19-10-10 0-16 4-20 10-4 7-6 15-7 23-1 4-1 7-1 11s-1 7-1 10 1 6 1 10c0 3 0 7 1 11 1 8 3 15 7 22s10 11 20 11z">
          <text:p/>
        </draw:path>
        <draw:path draw:style-name="gr7" draw:text-style-name="P5" draw:layer="layout" svg:width="0.421cm" svg:height="0.158cm" svg:x="15.487cm" svg:y="4.287cm" svg:viewBox="0 0 422 159" svg:d="M0 30h5c10 0 19-2 27-7 9-5 14-12 16-20h2 29v153h-2-39v-108h-38zM172 104c0 2 0 3 0 5s1 4 1 5c1 5 4 10 8 14s11 6 20 6c8 0 15-3 20-7 4-5 6-10 6-16 0-7-1-11-4-14-4-3-7-5-11-6-2 0-3-1-5-1s-4 0-5 0h-16v-25h12c1 0 3 0 5 0s5-1 7-1c4-1 7-3 10-7 3-2 4-7 4-12 0-2 0-3 0-4 0-2-1-3-2-4-1-3-4-6-7-8-4-2-9-4-16-4-1 0-2 0-3 0-1 1-3 1-4 1-4 1-9 3-12 7-4 4-6 11-6 20h-2-35c0-3 1-6 1-10 1-4 2-7 3-11 3-8 9-15 18-22 8-7 22-10 41-10h2c19 0 34 4 44 12 10 7 15 17 15 30 0 9-3 17-8 22-4 5-9 9-15 11-1 0-2 0-3 1-1 0-2 0-4 0v1c10 1 18 4 25 10 8 7 11 16 11 27 0 12-3 21-11 27-7 6-14 11-22 13-7 2-13 4-19 4-6 1-10 1-12 1h-2c-21 0-36-4-46-11-9-7-15-15-18-23-2-4-3-8-3-11 0-4-1-7-1-10h2zM354 159c-22 0-39-7-50-21-11-15-16-34-16-58 0-25 5-44 16-58 11-15 28-22 50-22h2c19 0 34 5 43 15s16 21 19 33c1 5 2 12 3 17 0 6 1 11 1 15 0 5-1 9-1 15-1 5-2 11-3 17-3 12-10 22-19 32s-24 15-43 15zM355 134c9 0 16-4 19-10 4-7 7-15 8-23 0-4 1-7 1-11s0-7 0-10 0-6 0-10c0-3-1-7-1-11-1-9-4-16-8-23-3-7-10-11-19-11-10 0-16 4-20 11s-6 14-7 23c-1 4-1 8-1 11 0 4 0 7 0 10s0 6 0 10 0 7 1 11c1 8 3 16 7 23 4 6 10 10 20 10z">
          <text:p/>
        </draw:path>
        <draw:path draw:style-name="gr7" draw:text-style-name="P5" draw:layer="layout" svg:width="0.421cm" svg:height="0.159cm" svg:x="15.487cm" svg:y="3.898cm" svg:viewBox="0 0 422 160" svg:d="M0 30h5c10 0 19-2 27-7 9-5 14-12 16-20h2 29v154h-2-39v-108h-38zM132 121v-27l77-91h2 36v92h24v26h-24v36h-2-37v-36zM209 95v-55l-46 55zM354 160c-22-1-39-8-50-22-11-15-16-35-16-59s5-43 16-57c11-15 28-22 50-22h2c19 0 34 5 43 15s16 21 19 33c1 6 2 11 3 17 0 5 1 10 1 14 0 5-1 10-1 15-1 6-2 11-3 17-3 12-10 24-19 34-9 9-24 14-43 14zM355 134c9 0 16-4 19-11 4-7 7-15 8-23 0-4 1-7 1-11 0-3 0-7 0-10s0-6 0-9c0-4-1-8-1-11-1-9-4-16-8-23-3-7-10-10-19-11-10 1-16 4-20 11s-6 14-7 22c-1 4-1 8-1 11 0 4 0 7 0 10s0 7 0 10c0 4 0 8 1 11 1 8 3 16 7 23s10 11 20 11z">
          <text:p/>
        </draw:path>
        <draw:path draw:style-name="gr7" draw:text-style-name="P5" draw:layer="layout" svg:width="0.421cm" svg:height="0.159cm" svg:x="15.487cm" svg:y="3.558cm" svg:viewBox="0 0 422 160" svg:d="M0 30h5c10 0 19-2 27-7 9-5 14-11 16-20h2 29v154h-2-39v-108h-38zM174 112v1c1 0 1 0 1 0 0 5 3 10 7 14 4 5 10 7 19 7 7 0 13-2 17-6s6-8 7-12c1-3 2-5 2-7 0-3 0-5 0-6 0-9-2-16-7-20-4-5-9-7-15-8 0 0-1-1-2-1 0 0-1 0-2 0s-3 0-4 1c-1 0-3 0-4 0-3 1-6 2-9 4-3 1-5 4-7 6h-2-36l10-82h2 105v27h-79l-5 31c6-3 11-5 17-7 6-1 13-2 20-2h2c16 0 29 5 39 13 11 9 17 22 17 38s-6 29-17 40c-11 10-28 17-49 17h-2c-20 0-35-4-44-13-9-8-15-16-18-25 0-2 0-4-1-5 0-2 0-4 0-5h2zM354 160c-22 0-39-9-50-23s-16-33-16-57 5-44 16-58 28-22 50-22h2c19 0 34 5 43 15s16 21 19 33c1 6 2 11 3 17 0 5 1 10 1 15 0 4-1 9-1 14-1 6-2 11-3 17-3 12-10 23-19 33s-24 16-43 16zM355 134c9-1 16-4 19-11 4-7 7-14 8-23 0-3 1-7 1-11 0-3 0-6 0-9s0-7 0-10c0-4-1-7-1-11-1-8-4-16-8-23-3-7-10-10-19-10-10 0-16 3-20 10s-6 15-7 23c-1 3-1 7-1 11 0 3 0 7 0 10s0 6 0 10c0 3 0 7 1 11 1 8 3 15 7 22s10 10 20 11z">
          <text:p/>
        </draw:path>
        <draw:path draw:style-name="gr7" draw:text-style-name="P5" draw:layer="layout" svg:width="0.151cm" svg:height="0.181cm" svg:x="12.711cm" svg:y="12.378cm" svg:viewBox="0 0 152 182" svg:d="M44 127c0 1 1 1 1 1 0 1 0 1 0 1 1 6 5 12 10 17 4 5 12 7 21 8 9-1 16-3 20-7 4-5 7-10 9-15 1-3 1-6 2-8 0-3 0-5 0-7 0-11-3-19-8-24s-11-8-17-9c-1 0-2 0-3 0s-1 0-2 0c-2 0-3 0-5 0s-3 1-5 1c-4 1-7 2-11 4-3 2-5 4-8 7h-3-42l12-96h3 122v32h-93l-5 37c6-4 14-7 21-9 7-1 14-2 23-2h2c18 0 34 5 46 15 12 11 18 25 18 45 0 18-6 33-19 46-13 12-32 18-57 18h-2c-23 0-41-4-52-13s-18-19-21-30c0-2 0-4-1-6 0-2 0-4 0-6h2z">
          <text:p/>
        </draw:path>
        <draw:path draw:style-name="gr7" draw:text-style-name="P5" draw:layer="layout" svg:width="0.313cm" svg:height="0.185cm" svg:x="12.641cm" svg:y="11.792cm" svg:viewBox="0 0 314 186" svg:d="M0 35h6c12 0 22-3 32-8 10-6 16-14 18-24h3 34v179h-3-45v-126h-45zM233 186c-25 0-44-9-57-25-13-17-19-40-19-68 0-29 6-51 19-68s32-25 57-25h3c23 0 39 6 50 17 11 12 18 25 23 39 2 6 3 13 4 19 0 8 1 13 1 18 0 6-1 11-1 18-1 6-2 13-4 19-5 14-12 27-23 38-11 12-27 18-50 18zM235 157c11-1 18-5 23-13 4-8 7-17 8-26 1-5 1-9 1-13s0-8 0-12c0-3 0-7 0-11s0-9-1-14c-1-9-4-18-8-26-5-8-12-12-23-13-11 1-19 5-23 13-5 8-8 17-9 26 0 4-1 10-1 14s0 8 0 11c0 4 0 8 0 12s1 9 1 13c1 9 4 18 9 26 4 8 12 12 23 13z">
          <text:p/>
        </draw:path>
        <draw:path draw:style-name="gr7" draw:text-style-name="P5" draw:layer="layout" svg:width="0.311cm" svg:height="0.182cm" svg:x="12.641cm" svg:y="11.21cm" svg:viewBox="0 0 312 183" svg:d="M0 32h6c11 0 22-3 32-8 10-6 16-14 18-24h3 33v180h-2-45v-126h-45zM204 128v1 1c1 6 4 11 9 16s13 8 22 8 16-2 20-7c5-4 8-9 9-15 1-2 2-5 2-8 0-2 0-5 0-7 0-10-2-19-8-24-5-5-11-8-17-9-1 0-2-1-3-1 0 0-1 0-2 0-2 0-3 0-5 1-1 0-3 0-5 0-5 1-8 3-11 5-4 2-6 4-8 7h-3-42l12-96h3 123v31h-94l-5 37c6-4 13-6 20-8 8-2 16-3 24-3h3c18 0 33 6 45 16s19 25 19 45c0 19-7 34-20 46-12 13-31 19-57 19h-2c-24 0-41-5-52-14s-17-19-20-29c-1-2-1-4-2-6 0-2 0-4 0-6h2z">
          <text:p/>
        </draw:path>
        <draw:path draw:style-name="gr7" draw:text-style-name="P5" draw:layer="layout" svg:width="0.331cm" svg:height="0.185cm" svg:x="12.623cm" svg:y="10.674cm" svg:viewBox="0 0 332 186" svg:d="M150 182h-3-147v-7c0-10 2-18 6-27 4-7 10-14 18-21 5-4 11-9 17-13 7-4 14-9 23-14 5-3 10-6 15-9s9-6 12-9c5-3 8-7 10-11 3-5 4-9 4-15 0-9-3-15-8-19s-10-6-17-7c-1-1-2-1-3-1 0 0-1 0-2 0-9 0-16 3-22 8s-9 12-9 22v6h-3-41v-5c0-4 0-7 1-11 0-4 1-8 3-12 4-9 11-18 22-26 10-7 27-11 49-11h3c19 0 36 4 50 12 15 8 22 22 22 42 0 14-4 25-11 34-8 9-17 16-26 22-2 1-5 3-7 4-3 2-5 3-8 4-7 4-13 8-19 11-5 3-9 6-13 8-2 2-4 4-6 6s-3 4-4 8h94zM252 186c-25 0-44-9-57-26s-19-40-19-68 6-50 19-67 32-25 57-25h3c22 0 39 6 50 17 11 12 18 25 22 39 2 6 3 13 4 19 0 7 1 12 1 17 0 6-1 11-1 18-1 6-2 13-4 19-4 14-11 28-22 39-11 12-28 18-50 18zM253 157c11-1 19-5 24-14 4-8 7-17 8-26 1-5 1-9 1-13s0-8 0-12c0-3 0-7 0-11s0-9-1-13c-1-9-4-18-8-26-5-8-13-12-24-13-10 1-18 5-22 13-5 8-8 17-9 26-1 4-1 9-1 13s0 8 0 11c0 4 0 8 0 12s0 9 1 13c1 9 4 18 9 26 4 9 12 13 22 14z">
          <text:p/>
        </draw:path>
        <draw:path draw:style-name="gr7" draw:text-style-name="P5" draw:layer="layout" svg:width="0.336cm" svg:height="0.185cm" svg:x="12.618cm" svg:y="9.751cm" svg:viewBox="0 0 337 186" svg:d="M45 121c0 2 0 4 1 6 0 2 0 4 1 6 1 6 5 11 9 16 5 4 13 7 23 7s18-3 23-8c6-5 8-12 8-19s-2-13-5-16c-4-4-8-6-12-7-2 0-5-1-7-1s-4 0-6 0h-19v-30h15c1 0 3 0 6-1 3 0 5 0 8-1 4-1 8-3 11-6 4-3 6-8 6-15 0-1-1-3-1-4 0-2-1-4-2-5-1-4-4-6-8-9s-11-4-19-5c-1 0-2 1-4 1-1 0-2 0-4 0-5 2-10 4-14 9-5 4-7 12-7 23h-3-40c0-3 1-7 1-12 1-4 2-8 3-13 4-9 11-18 21-25 10-8 26-12 48-12h3c22 0 39 5 51 14 11 9 17 20 17 35 0 10-3 19-8 25-6 6-12 10-19 12-1 0-2 1-3 1-2 1-3 1-4 1v1c11 1 20 6 28 13s12 18 12 31c0 14-4 24-11 32-8 7-17 12-26 15-8 2-15 4-22 4-7 1-12 1-14 1h-3c-24 0-42-4-53-12-11-9-18-18-22-28-1-4-2-8-3-12 0-4-1-8-1-12h3zM256 186c-25 0-44-9-57-26-13-16-19-39-19-68 0-28 6-50 19-67s32-25 57-25h3c24 0 40 6 51 17 11 12 18 25 22 39 2 6 3 13 4 19 0 6 1 12 1 17 0 6-1 12-1 19-1 6-2 13-4 19-4 14-11 27-22 38-11 12-27 17-51 17zM258 156c11 0 18-4 24-12 4-8 7-17 8-26 1-5 1-9 1-13s0-8 0-13c0-3 0-7 0-11s0-9-1-13c-1-9-4-18-8-26-6-8-13-12-24-13-11 1-19 5-23 13-5 8-8 16-9 26 0 4-1 8-1 13 0 4 0 8 0 11 0 5 0 9 0 13s1 9 1 13c1 9 4 18 9 26 4 8 12 12 23 12z">
          <text:p/>
        </draw:path>
        <draw:path draw:style-name="gr7" draw:text-style-name="P5" draw:layer="layout" svg:width="0.337cm" svg:height="0.184cm" svg:x="12.617cm" svg:y="8.779cm" svg:viewBox="0 0 338 185" svg:d="M0 141v-32l90-106h2 42v107h27v31h-27v41h-3-43v-41zM90 110v-64l-53 64zM257 185c-25 0-44-8-57-25-13-18-19-40-19-68s6-50 19-67 32-25 57-25h3c23 0 39 5 50 17 12 12 19 24 23 38 2 7 3 13 4 20 0 6 1 12 1 17s-1 11-1 17c-1 7-2 13-4 20-4 14-11 27-23 39-11 11-27 17-50 17zM259 156c11 0 18-4 23-13 4-8 7-17 8-27 1-4 1-8 1-13 0-4 0-8 0-11 0-4 0-7 0-12 0-4 0-8-1-12-1-10-4-19-8-27-5-8-12-12-23-12s-19 4-23 12c-5 8-8 17-9 26 0 5-1 9-1 13 0 5 0 8 0 12 0 3 0 7 0 12 0 4 1 8 1 12 1 10 4 19 9 27 4 9 12 13 23 13z">
          <text:p/>
        </draw:path>
        <draw:path draw:style-name="gr7" draw:text-style-name="P5" draw:layer="layout" svg:width="0.332cm" svg:height="0.185cm" svg:x="12.622cm" svg:y="7.952cm" svg:viewBox="0 0 333 186" svg:d="M44 131l1 1c1 6 4 12 9 17 4 5 11 8 21 8 9 0 16-3 20-7 4-5 7-10 9-15 1-3 1-5 2-8 0-3 0-5 0-7 0-11-3-18-8-23s-11-9-17-10c-1 0-2 0-3 0s-1 0-2 0c-2 0-3 0-5 0s-3 1-5 1c-4 1-7 2-11 4-3 2-6 5-7 8h-3-42l12-97h3 121v31h-92l-5 38c6-4 13-7 20-9 7-1 14-2 23-2h2c18 0 34 5 46 16 12 10 18 25 18 44 0 18-6 33-19 46-13 12-32 18-57 18l-2 1c-23-1-40-5-51-14s-18-19-21-30c0-2-1-4-1-6s0-4 0-5h2zM253 186c-25-1-44-9-57-26s-19-39-19-67 6-51 19-68 32-25 57-25h3c23 0 39 6 50 17 11 12 18 24 22 39 2 7 3 13 4 20 0 6 1 12 1 17s-1 11-1 17c-1 7-2 13-4 20-4 14-11 26-22 38s-27 17-50 17zM255 156c11 0 18-4 23-12 4-8 7-17 8-27 1-4 1-8 1-12 0-5 0-8 0-12 0-3 0-7 0-11 0-5 0-9-1-13-1-10-4-20-8-28-5-8-12-12-23-12s-19 4-23 12c-5 8-8 18-9 28 0 4-1 8-1 12 0 5 0 9 0 12 0 4 0 8 0 12s1 8 1 13c1 9 4 18 9 26 4 8 12 12 23 12z">
          <text:p/>
        </draw:path>
        <draw:path draw:style-name="gr7" draw:text-style-name="P5" draw:layer="layout" svg:width="0.333cm" svg:height="0.185cm" svg:x="12.621cm" svg:y="7.273cm" svg:viewBox="0 0 334 186" svg:d="M110 45c-2-5-6-9-12-11-5-3-11-4-18-4-1 0-1 0-1 0-11 0-20 4-26 12-5 7-8 18-9 30 5-4 11-7 18-10 7-2 14-3 21-3h3c17 0 33 5 47 15 13 10 20 25 20 46 0 3 0 7-1 12-1 4-2 9-3 13-4 10-11 19-21 27-10 9-26 14-47 14h-2c-24 0-42-6-53-18-11-11-18-24-22-37-2-7-3-14-3-20-1-7-1-13-1-18 0-26 6-48 19-66 12-18 33-27 61-27h3c17 0 30 3 39 9 10 5 17 11 21 18 2 4 4 7 5 10s2 6 3 8h-3zM43 120c0 10 4 18 10 25s15 10 25 11c9-1 17-4 24-10 6-6 9-14 9-25 0-10-3-18-9-24-6-7-14-10-25-10-1 0-2 0-3 0-2 0-3 0-4 1-7 1-13 4-18 9-6 5-9 13-9 23zM254 186c-25 0-44-10-58-27-13-16-19-39-19-67s6-50 19-67c14-17 33-25 58-25h3c23 0 40 6 50 17 11 12 19 25 22 39 2 6 3 13 4 19 1 7 1 12 1 17 0 6 0 11-1 18-1 6-2 13-4 19-3 14-11 27-22 38-10 12-27 19-50 19zM256 156c11-1 18-5 23-13 4-8 7-17 8-26 1-5 1-9 1-13s1-8 1-12c0-3-1-7-1-11s0-9-1-13c-1-9-4-18-8-26-5-8-12-12-23-13-11 1-19 5-23 13-5 8-8 16-9 26 0 4-1 9-1 13s0 8 0 11c0 4 0 8 0 12s1 9 1 13c1 9 4 18 9 26 4 8 12 12 23 13z">
          <text:p/>
        </draw:path>
        <draw:path draw:style-name="gr7" draw:text-style-name="P5" draw:layer="layout" svg:width="0.337cm" svg:height="0.185cm" svg:x="12.617cm" svg:y="6.592cm" svg:viewBox="0 0 338 186" svg:d="M0 3h3 157v30c-1 1-5 4-12 11-7 6-14 15-22 26-4 5-8 10-11 16-3 5-7 11-9 17-7 14-11 28-14 41s-5 26-5 38h-3-47c1-10 2-20 5-30s6-19 9-28c1-2 2-5 3-7 1-3 2-5 3-7 6-13 14-26 24-38 9-12 19-23 29-32 0-1 1-1 2-2l1-1v-1h-113zM257 186c-25-1-44-9-57-26-13-16-19-40-19-68s6-50 19-67 32-25 57-25h3c23 0 39 6 50 17 12 12 19 25 23 38 2 7 3 14 4 20 0 6 1 12 1 17s-1 11-1 17c-1 7-2 13-4 21-4 14-11 27-23 38-11 12-27 17-50 17zM259 156c11 0 18-4 23-12 4-8 7-17 8-28 1-4 1-8 1-12s0-8 0-12c0-3 0-7 0-11s0-9-1-13c-1-10-4-18-8-26-5-8-12-13-23-13s-19 5-23 13c-5 8-8 16-9 26 0 4-1 8-1 13 0 4 0 8 0 11 0 4 0 8 0 12s1 8 1 13c1 10 4 19 9 27 4 8 12 12 23 12z">
          <text:p/>
        </draw:path>
        <draw:path draw:style-name="gr7" draw:text-style-name="P5" draw:layer="layout" svg:width="0.335cm" svg:height="0.185cm" svg:x="12.619cm" svg:y="5.913cm" svg:viewBox="0 0 336 186" svg:d="M77 186c-1-1-1-1-2-1s-2 0-3 0c-3 0-6 0-9 0s-6-1-9-1c-14-2-26-7-37-15s-17-20-17-37c0-12 3-22 10-29 6-7 14-12 24-15-9-3-16-8-21-15-4-8-7-16-7-24 0-13 5-24 16-34s29-15 55-15h3c1 0 3 0 5 0 2 1 3 1 5 1 15 1 29 5 42 12 12 7 19 19 19 36 0 10-3 19-8 25-6 7-13 11-20 14 10 3 18 8 24 15 7 7 10 17 10 29 0 17-6 30-17 38-12 8-24 12-38 14-3 1-6 1-9 1s-6 0-9 0l-3 1c0-1 0-1-1-1h-1-1-1zM78 156h1c2 0 3 0 5 0s4 0 5-1c6-1 12-4 16-8 5-4 8-10 8-19 0-1 0-3-1-4 0-2 0-4-1-5-1-5-5-9-10-13s-12-6-23-6c-10 0-18 2-23 6-4 4-8 8-9 13-1 1-1 3-2 5 0 1 0 3 0 4 0 9 3 15 7 19 5 4 11 7 17 8 2 1 3 1 5 1s4 0 5 0zM78 76c2 0 4 0 6 0s4-1 6-1c5-2 9-4 13-9 4-3 6-8 6-15 0-6-2-10-5-13s-7-6-11-7c-3-1-6-2-9-2-2 0-4-1-6-1-1 0-3 1-6 1-2 0-5 1-8 2-4 1-7 3-11 6-3 4-5 8-5 14 0 7 2 12 6 16s8 7 13 8c2 0 4 1 6 1s4 0 5 0zM256 186c-26 0-45-9-58-25-13-17-19-40-19-68 0-29 6-51 19-68s32-25 58-25h3c23 0 39 6 50 17 11 12 18 25 22 39 2 6 3 14 4 20 0 7 1 12 1 17 0 6-1 11-1 18-1 6-2 13-4 19-4 14-11 27-22 38-11 12-27 18-50 18zM258 157c11-1 18-5 23-13 4-8 7-17 8-26 1-5 1-9 1-13s0-8 0-12c0-3 0-7 0-11s0-8-1-13c-1-10-4-19-8-27-5-8-12-12-23-13-11 1-20 5-24 13-5 8-8 17-9 27 0 4-1 9-1 13s0 8 0 11c0 4 0 8 0 12s1 9 1 13c1 9 4 18 9 26 4 8 13 12 24 13z">
          <text:p/>
        </draw:path>
        <draw:path draw:style-name="gr7" draw:text-style-name="P5" draw:layer="layout" svg:width="0.333cm" svg:height="0.184cm" svg:x="12.621cm" svg:y="5.378cm" svg:viewBox="0 0 334 185" svg:d="M45 140c2 6 6 10 11 12 5 3 11 4 18 4 2 0 4 0 6-1 3 0 5-1 8-2 5-2 9-6 13-12 5-6 7-15 8-28-3 3-7 5-10 7-4 2-7 3-11 4-3 1-6 2-9 2-3 1-6 1-9 1h-3c-18 0-33-5-47-16-13-10-20-25-20-45 0-1 0-2 0-2 0-1 0-2 0-3 1-16 7-30 18-42 11-13 30-19 55-19h3c23 0 40 5 51 16s18 23 22 37c1 6 3 13 3 19 1 6 1 12 1 17 0 27-6 50-19 69-12 18-33 27-61 27h-2c-17 0-30-3-39-8-9-6-16-12-20-19-3-3-4-6-6-9-1-3-2-6-2-9h2zM109 65c0-2 0-4 0-7-1-2-2-5-3-9-2-5-5-9-10-13-5-5-12-7-21-7s-17 3-24 9c-6 6-9 16-9 27 0 10 3 18 9 24 5 6 14 10 24 10s18-3 24-9c7-6 10-14 10-25zM254 185c-25 0-44-8-58-25-13-17-19-39-19-67s6-51 19-68c14-17 33-25 58-25h3c23 0 40 5 50 17 11 12 19 24 22 39 2 7 3 13 4 20 1 6 1 12 1 17s0 11-1 17c-1 7-2 13-4 20-3 14-11 26-22 38-10 11-27 17-50 17zM256 156c11 0 18-4 23-12 4-8 7-17 8-27 1-4 1-8 1-13 0-4 1-8 1-11 0-4-1-7-1-12 0-4 0-8-1-12-1-10-4-20-8-28-5-8-12-12-23-12s-19 4-23 12c-5 8-8 18-9 27 0 5-1 9-1 13 0 5 0 8 0 12 0 3 0 7 0 12 0 4 1 8 1 12 1 10 4 19 9 27 4 8 12 12 23 12z">
          <text:p/>
        </draw:path>
        <draw:path draw:style-name="gr7" draw:text-style-name="P5" draw:layer="layout" svg:width="0.42cm" svg:height="0.159cm" svg:x="12.586cm" svg:y="4.87cm" svg:viewBox="0 0 421 160" svg:d="M0 30h5c10 0 19-2 27-7 9-5 14-11 16-20h2 29v154h-2-39v-108h-38zM199 160c-21 0-38-8-49-22s-16-34-16-58 5-44 16-58 28-22 49-22h3c19 0 34 5 44 15 9 10 15 21 19 33 1 6 2 11 3 17 0 5 1 10 1 15 0 4-1 9-1 14-1 6-2 11-3 18-4 12-10 23-19 33-10 10-25 14-44 14zM200 135c10-1 16-4 20-11 5-7 7-14 9-24 0-3 0-7 1-11 0-3 0-6 0-9s0-7 0-10c-1-4-1-8-1-11-2-8-4-16-9-23-4-7-10-10-20-11-9 1-15 4-19 11s-7 14-8 23c0 3 0 7 0 11-1 3-1 7-1 10s0 6 1 10c0 3 0 7 0 11 1 9 4 16 8 23s10 10 19 11zM353 160c-22 0-38-8-49-22s-17-34-17-58 6-44 17-58 27-22 49-22h2c20 0 34 5 43 15 10 10 16 21 19 33 2 6 3 11 3 17 1 5 1 10 1 15 0 4 0 9-1 14 0 6-1 11-3 18-3 12-9 23-19 33-9 10-23 14-43 14zM354 135c10-1 16-4 20-11s6-14 7-24c1-3 1-7 1-11 0-3 0-6 0-9s0-7 0-10c0-4 0-8-1-11-1-8-3-16-7-23s-10-10-20-11c-9 1-16 4-19 11-4 7-7 14-8 23 0 3-1 7-1 11 0 3 0 7 0 10s0 6 0 10c0 3 1 7 1 11 1 9 4 16 8 23 3 7 10 10 19 11z">
          <text:p/>
        </draw:path>
        <draw:path draw:style-name="gr7" draw:text-style-name="P5" draw:layer="layout" svg:width="0.42cm" svg:height="0.159cm" svg:x="12.586cm" svg:y="4.285cm" svg:viewBox="0 0 421 160" svg:d="M0 30h5c9 0 19-2 27-7 9-5 14-11 16-20h2 29v154h-3-38v-108h-38zM152 30h6c9 0 19-2 27-7s14-11 16-20h2 30v154h-3-39v-108h-39zM353 160c-22 0-38-8-49-22s-16-33-16-57c0-25 5-45 16-59s27-22 49-22h2c20 0 34 5 44 15 9 10 15 21 18 33 2 6 3 11 4 18 0 5 0 10 0 15 0 4 0 9 0 14-1 6-2 11-4 17-3 12-9 23-18 33-10 10-24 15-44 15zM354 135c10-1 16-4 20-11s6-14 7-23c1-3 1-7 1-11 0-3 0-6 0-9s0-7 0-10c0-4 0-7-1-12-1-8-3-16-7-23s-10-10-20-11c-9 1-15 4-19 11s-7 15-8 23c0 4 0 8-1 12 0 3 0 7 0 10s0 6 0 10c1 3 1 7 1 11 1 8 4 15 8 22s10 10 19 11z">
          <text:p/>
        </draw:path>
        <draw:path draw:style-name="gr7" draw:text-style-name="P5" draw:layer="layout" svg:width="0.42cm" svg:height="0.159cm" svg:x="12.586cm" svg:y="3.848cm" svg:viewBox="0 0 421 160" svg:d="M0 32h5c10 0 19-3 27-8 9-6 14-12 16-21h2 29v154h-2-39v-107h-38zM265 157h-2-126v-6c0-9 2-16 5-22 4-7 9-13 16-19 4-3 9-7 14-11 6-3 12-7 19-12 5-3 9-5 13-8 4-2 7-5 10-7 4-3 7-6 9-10 3-4 4-8 4-13 0-7-2-12-8-16-4-3-9-5-14-6 0 0-1 0-2 0-1-1-1-1-2-1-7 1-14 3-19 7s-8 10-8 19v5h-2-35v-4c0-3 0-6 0-9 1-4 2-7 3-11 3-8 10-16 19-23 9-6 23-10 42-10h3c15 0 30 4 43 11 12 7 19 20 19 37 0 12-4 22-10 29-7 7-14 14-22 19-2 1-4 2-7 3-2 2-5 3-7 4-6 3-11 6-16 9-4 2-8 5-11 7-1 2-3 4-5 5-1 2-2 4-3 6h80zM353 160c-22 0-38-7-49-22-11-14-17-33-17-57s6-43 17-59c11-14 27-21 49-21h2c20 0 34 5 43 14 10 11 16 22 19 34 2 6 3 11 3 17 1 5 1 10 1 15 0 4 0 9-1 15 0 5-1 11-3 16-3 12-9 23-19 33-9 10-23 15-43 15zM354 135c10 0 16-4 20-11s6-14 7-22c1-4 1-8 1-11 0-4 0-7 0-10s0-7 0-10c0-4 0-7-1-11-1-8-3-16-7-23s-10-10-20-10c-9 0-16 3-19 10-4 7-7 15-8 23 0 3-1 7-1 11 0 3 0 7 0 10s0 6 0 10c0 3 1 7 1 11 1 8 4 15 8 22 3 7 10 11 19 11z">
          <text:p/>
        </draw:path>
        <draw:path draw:style-name="gr7" draw:text-style-name="P5" draw:layer="layout" svg:width="0.42cm" svg:height="0.159cm" svg:x="12.586cm" svg:y="3.557cm" svg:viewBox="0 0 421 160" svg:d="M0 30h5c9 0 19-2 27-7 9-5 14-11 16-20h2 29v154h-3-38v-108h-38zM171 103c0 2 1 4 1 5 0 2 0 4 1 6 1 5 4 9 8 13s11 6 19 6c9 0 16-2 20-7 6-4 8-10 8-16s-2-11-6-14c-3-3-6-5-10-5-2-1-4-1-6-1-1-1-3-1-5-1h-16v-25h13c1 0 3 0 5 0s4 0 7-1 7-3 10-5c2-3 5-7 5-13 0-1 0-2-2-4 0-1 0-3-1-4-1-3-4-5-7-8-4-2-9-3-16-3-1 0-2 0-4 0-1 0-2 0-3 0-5 1-9 4-13 8-4 3-5 10-5 20h-3-34c0-3 0-7 1-10 0-4 1-8 3-12 3-8 9-15 17-22 9-6 23-9 42-9h2c19 0 35 3 44 11 10 8 15 18 15 30 0 9-2 16-7 21-5 6-10 9-15 11-1 0-3 1-4 1s-2 1-3 1c9 1 17 5 24 11s11 15 11 26c0 12-4 21-10 28-7 6-14 10-22 13-7 3-14 4-20 5-6 0-10 0-12 0h-2c-21 0-36-4-46-11-9-8-16-15-19-24-1-4-2-7-2-11-1-3-1-7-1-10h2zM353 160c-22 0-38-9-49-23s-16-34-16-57c0-24 5-44 16-58s27-22 49-22h2c20 0 34 5 44 15 9 10 15 21 18 33 2 6 3 11 4 17 0 5 0 10 0 15 0 4 0 9 0 14-1 6-2 11-4 17-3 12-9 23-18 33-10 10-24 15-44 15zM354 134c10-1 16-4 20-11s6-15 7-23c1-3 1-7 1-11 0-3 0-6 0-9 0-4 0-7 0-10 0-4 0-8-1-11-1-9-3-16-7-23s-10-10-20-11c-9 1-15 4-19 11s-7 14-8 23c0 3 0 7-1 11 0 3 0 6 0 10 0 3 0 6 0 9 1 4 1 8 1 11 1 9 4 16 8 23s10 10 19 11z">
          <text:p/>
        </draw:path>
        <draw:path draw:style-name="gr7" draw:text-style-name="P5" draw:layer="layout" svg:width="0.151cm" svg:height="0.181cm" svg:x="17.07cm" svg:y="12.378cm" svg:viewBox="0 0 152 182" svg:d="M45 127c0 1 0 1 0 1 0 1 0 1 0 1 1 6 4 12 9 17s12 7 22 8c9-1 16-3 20-7 5-5 7-10 9-15 1-3 1-6 2-8 0-3 0-5 0-7 0-11-3-19-8-24s-11-8-17-9c-1 0-2 0-3 0s-1 0-2 0c-2 0-3 0-5 0s-4 1-6 1c-4 1-7 2-11 4-3 2-5 4-7 7h-3-42l12-96h3 122v32h-93l-5 37c6-4 13-7 20-9 8-1 15-2 24-2h2c18 0 34 5 46 15 12 11 18 25 18 45 0 18-6 33-19 46-13 12-32 18-57 18h-2c-24 0-41-4-52-13s-18-19-21-30c0-2 0-4-1-6 0-2 0-4 0-6h2z">
          <text:p/>
        </draw:path>
        <draw:path draw:style-name="gr7" draw:text-style-name="P5" draw:layer="layout" svg:width="0.313cm" svg:height="0.185cm" svg:x="17cm" svg:y="11.792cm" svg:viewBox="0 0 314 186" svg:d="M0 35h7c12 0 22-3 32-8 10-6 16-14 18-24h3 34v179h-3-45v-126h-46zM234 186c-25 0-44-9-57-25-13-17-19-40-19-68 0-29 6-51 19-68s32-25 57-25h3c23 0 39 6 50 17 11 12 18 25 22 39 2 6 3 13 4 19 1 8 1 13 1 18 0 6 0 11-1 18-1 6-2 13-4 19-4 14-11 27-22 38-11 12-27 18-50 18zM236 157c11-1 18-5 23-13 4-8 7-17 8-26 1-5 1-9 1-13s0-8 0-12c0-3 0-7 0-11s0-9-1-14c-1-9-4-18-8-26-5-8-12-12-23-13-11 1-19 5-23 13-5 8-8 17-9 26 0 4-1 10-1 14s0 8 0 11c0 4 0 8 0 12s1 9 1 13c1 9 4 18 9 26 4 8 12 12 23 13z">
          <text:p/>
        </draw:path>
        <draw:path draw:style-name="gr7" draw:text-style-name="P5" draw:layer="layout" svg:width="0.311cm" svg:height="0.182cm" svg:x="17cm" svg:y="11.21cm" svg:viewBox="0 0 312 183" svg:d="M0 32h6c12 0 22-3 32-8 10-6 16-14 18-24h3 33v180h-2-45v-126h-45zM204 128v1 1c2 6 5 11 10 16s12 8 21 8 16-2 20-7c5-4 8-9 9-15 1-2 2-5 2-8 0-2 0-5 0-7 0-10-2-19-8-24-5-5-11-8-17-9-1 0-2-1-3-1 0 0-1 0-2 0-2 0-3 0-5 1-1 0-3 0-5 0-3 1-7 3-10 5-4 2-6 4-8 7h-2-44l13-96h2 123v31h-93l-6 37c7-4 14-6 21-8s15-3 23-3h3c18 0 33 6 45 16s19 25 19 45c0 19-7 34-20 46-12 13-31 19-56 19h-3c-23 0-41-5-52-14s-17-19-20-29c-1-2-1-4-1-6-1-2-1-4-1-6h2z">
          <text:p/>
        </draw:path>
        <draw:path draw:style-name="gr7" draw:text-style-name="P5" draw:layer="layout" svg:width="0.331cm" svg:height="0.185cm" svg:x="16.982cm" svg:y="10.674cm" svg:viewBox="0 0 332 186" svg:d="M150 182h-3-146v-7c0-10 1-18 5-27 4-7 11-14 19-21 5-4 11-9 17-13 7-4 14-9 23-14 5-3 10-6 15-9 4-3 8-6 11-9 5-3 8-7 10-11 3-5 4-9 4-15 0-9-3-15-8-19s-10-6-16-7c-1-1-2-1-3-1 0 0-1 0-2 0-9 0-16 3-22 8s-9 12-9 22v6h-3-42v-5c0-4 0-7 1-11 0-4 1-8 3-12 4-9 12-18 23-26 10-7 27-11 49-11h3c18 0 35 4 49 12 15 8 22 22 22 42 0 14-4 25-11 34-8 9-16 16-26 22-2 1-5 3-7 4-3 2-5 3-8 4-7 4-13 8-18 11s-9 6-13 8c-2 2-4 4-6 6-1 2-3 4-4 8h93zM252 186c-25 0-44-9-57-26s-19-40-19-68 6-50 19-67 32-25 57-25h3c23 0 39 6 50 17 11 12 18 25 22 39 2 6 3 13 4 19 0 7 1 12 1 17 0 6-1 11-1 18-1 6-2 13-4 19-4 14-11 28-22 39-11 12-27 18-50 18zM254 157c10-1 18-5 23-14 4-8 7-17 8-26 1-5 1-9 1-13s0-8 0-12c0-3 0-7 0-11s0-9-1-13c-1-9-4-18-8-26-5-8-13-12-23-13-11 1-19 5-23 13-5 8-8 17-9 26-1 4-1 9-1 13s0 8 0 11c0 4 0 8 0 12s0 9 1 13c1 9 4 18 9 26 4 9 12 13 23 14z">
          <text:p/>
        </draw:path>
        <draw:path draw:style-name="gr7" draw:text-style-name="P5" draw:layer="layout" svg:width="0.336cm" svg:height="0.185cm" svg:x="16.977cm" svg:y="9.751cm" svg:viewBox="0 0 337 186" svg:d="M45 121c0 2 0 4 1 6 0 2 0 4 1 6 1 6 5 11 10 16 4 4 12 7 22 7s18-3 23-8c6-5 8-12 8-19s-2-13-5-16c-4-4-8-6-12-7-2 0-5-1-7-1s-4 0-6 0h-18v-30h14c1 0 3 0 6-1 3 0 5 0 8-1 4-1 8-3 11-6 4-3 6-8 6-15 0-1-1-3-1-4 0-2-1-4-2-5-1-4-4-6-8-9s-11-4-19-5c-1 0-2 1-4 1-1 0-2 0-4 0-5 2-10 4-14 9-5 4-7 12-7 23h-3-40c0-3 1-7 1-12 1-4 2-8 3-13 4-9 11-18 21-25 10-8 26-12 48-12h3c22 0 39 5 51 14 11 9 17 20 17 35 0 10-3 19-8 25-6 6-12 10-18 12-2 0-3 1-4 1-1 1-3 1-4 1v1c11 1 20 6 28 13s12 18 12 31c0 14-4 24-11 32-8 7-17 12-26 15-8 2-15 4-22 4-7 1-12 1-14 1h-3c-24 0-41-4-53-12-11-9-18-18-22-28-1-4-2-8-3-12 0-4-1-8-1-12h3zM256 186c-25 0-44-9-57-26-13-16-19-39-19-68 0-28 6-50 19-67s32-25 57-25h3c24 0 40 6 51 17 11 12 18 25 22 39 2 6 3 13 4 19s1 12 1 17c0 6 0 12-1 19-1 6-2 13-4 19-4 14-11 27-22 38-11 12-27 17-51 17zM258 156c11 0 19-4 24-12 4-8 7-17 8-26 1-5 1-9 1-13s0-8 0-13c0-3 0-7 0-11s0-9-1-13c-1-9-4-18-8-26-5-8-13-12-24-13-11 1-19 5-23 13-5 8-8 16-9 26 0 4-1 8-1 13 0 4 0 8 0 11 0 5 0 9 0 13s1 9 1 13c1 9 4 18 9 26 4 8 12 12 23 12z">
          <text:p/>
        </draw:path>
        <draw:path draw:style-name="gr7" draw:text-style-name="P5" draw:layer="layout" svg:width="0.337cm" svg:height="0.184cm" svg:x="16.976cm" svg:y="8.779cm" svg:viewBox="0 0 338 185" svg:d="M0 141v-32l90-106h3 41v107h27v31h-27v41h-3-43v-41zM90 110v-64l-53 64zM257 185c-25 0-44-8-57-25-13-18-19-40-19-68s6-50 19-67 32-25 57-25h3c23 0 39 5 50 17s19 24 23 38c2 7 3 13 4 20 1 6 1 12 1 17s0 11-1 17c-1 7-2 13-4 20-4 14-12 27-23 39-11 11-27 17-50 17zM259 156c11 0 18-4 23-13 4-8 7-17 8-27 1-4 1-8 1-13 0-4 0-8 0-11 0-4 0-7 0-12 0-4 0-8-1-12-1-10-4-19-8-27-5-8-12-12-23-12s-19 4-23 12c-5 8-8 17-9 26 0 5-1 9-1 13 0 5 0 8 0 12 0 3 0 7 0 12 0 4 1 8 1 12 1 10 4 19 9 27 4 9 12 13 23 13z">
          <text:p/>
        </draw:path>
        <draw:path draw:style-name="gr7" draw:text-style-name="P5" draw:layer="layout" svg:width="0.332cm" svg:height="0.185cm" svg:x="16.981cm" svg:y="7.952cm" svg:viewBox="0 0 333 186" svg:d="M44 131l1 1c1 6 4 12 9 17 4 5 12 8 21 8s16-3 20-7c4-5 7-10 9-15 1-3 1-5 2-8 0-3 0-5 0-7 0-11-3-18-8-23s-11-9-17-10c-1 0-2 0-3 0s-1 0-2 0c-2 0-3 0-5 0s-3 1-5 1c-4 1-7 2-11 4-3 2-6 5-7 8h-3-42l12-97h3 122v31h-93l-5 38c6-4 13-7 20-9 7-1 14-2 23-2h2c18 0 35 5 47 16 12 10 18 25 18 44 0 18-6 33-19 46-13 12-33 18-58 18l-2 1c-23-1-40-5-51-14s-18-19-21-30c0-2-1-4-1-6s0-4 0-5h2zM253 186c-25-1-44-9-57-26s-19-39-19-67 6-51 19-68 32-25 57-25h3c23 0 39 6 50 17 11 12 18 24 22 39 2 7 3 13 4 20 1 6 1 12 1 17s0 11-1 17c-1 7-2 13-4 20-4 14-11 26-22 38s-27 17-50 17zM255 156c11 0 18-4 23-12 4-8 7-17 8-27 1-4 1-8 1-12 0-5 0-8 0-12 0-3 0-7 0-11 0-5 0-9-1-13-1-10-4-20-8-28-5-8-12-12-23-12s-19 4-23 12c-5 8-8 18-9 28 0 4-1 8-1 12 0 5 0 9 0 12 0 4 0 8 0 12s1 8 1 13c1 9 4 18 9 26 4 8 12 12 23 12z">
          <text:p/>
        </draw:path>
        <draw:path draw:style-name="gr7" draw:text-style-name="P5" draw:layer="layout" svg:width="0.333cm" svg:height="0.185cm" svg:x="16.98cm" svg:y="7.273cm" svg:viewBox="0 0 334 186" svg:d="M110 45c-2-5-6-9-11-11-6-3-12-4-19-4-1 0-1 0-1 0-11 0-20 4-25 12-6 7-9 18-10 30 5-4 11-7 18-10 7-2 14-3 21-3h3c18 0 33 5 47 15 13 10 20 25 20 46 0 3 0 7-1 12-1 4-2 9-3 13-4 10-11 19-21 27-10 9-26 14-47 14h-2c-24 0-42-6-53-18-11-11-18-24-22-37-2-7-3-14-3-20-1-7-1-13-1-18 0-26 6-48 19-66 12-18 33-27 61-27h3c17 0 30 3 39 9 10 5 17 11 21 18 2 4 4 7 5 10 2 3 2 6 3 8h-3zM44 120c0 10 3 18 9 25s15 10 25 11c9-1 17-4 24-10 6-6 9-14 9-25 0-10-3-18-9-24-6-7-14-10-25-10-1 0-2 0-3 0-2 0-3 0-4 1-7 1-13 4-18 9-6 5-8 13-8 23zM254 186c-25 0-44-10-57-27-13-16-19-39-19-67s6-50 19-67 32-25 57-25h3c23 0 40 6 50 17 11 12 19 25 22 39 2 6 3 13 4 19 1 7 1 12 1 17 0 6 0 11-1 18-1 6-2 13-4 19-3 14-11 27-22 38-10 12-27 19-50 19zM256 156c11-1 18-5 23-13 4-8 7-17 8-26 1-5 1-9 1-13 1-4 1-8 1-12 0-3 0-7-1-11 0-4 0-9-1-13-1-9-4-18-8-26-5-8-12-12-23-13-11 1-19 5-23 13-5 8-8 16-9 26 0 4-1 9-1 13s0 8 0 11c0 4 0 8 0 12s1 9 1 13c1 9 4 18 9 26 4 8 12 12 23 13z">
          <text:p/>
        </draw:path>
        <draw:path draw:style-name="gr7" draw:text-style-name="P5" draw:layer="layout" svg:width="0.337cm" svg:height="0.185cm" svg:x="16.976cm" svg:y="6.592cm" svg:viewBox="0 0 338 186" svg:d="M0 3h3 157v30c-1 1-5 4-12 11-7 6-14 15-22 26-4 5-8 10-11 16-3 5-7 11-9 17-7 14-11 28-14 41s-5 26-5 38h-3-47c1-10 2-20 5-30s6-19 9-28c1-2 2-5 3-7 1-3 2-5 3-7 6-13 14-26 24-38 9-12 19-23 29-32 0-1 1-1 2-2 0 0 1-1 2-1v-1h-114zM257 186c-25-1-44-9-57-26-13-16-19-40-19-68s6-50 19-67 32-25 57-25h3c23 0 39 6 50 17 11 12 19 25 23 38 2 7 3 14 4 20s1 12 1 17 0 11-1 17c-1 7-2 13-4 21-4 14-12 27-23 38-11 12-27 17-50 17zM259 156c11 0 18-4 23-12 4-8 7-17 8-28 1-4 1-8 1-12s0-8 0-12c0-3 0-7 0-11s0-9-1-13c-1-10-4-18-8-26-5-8-12-13-23-13s-19 5-23 13c-5 8-8 16-9 26 0 4-1 8-1 13 0 4 0 8 0 11 0 4 0 8 0 12s1 8 1 13c1 10 4 19 9 27 4 8 12 12 23 12z">
          <text:p/>
        </draw:path>
        <draw:path draw:style-name="gr7" draw:text-style-name="P5" draw:layer="layout" svg:width="0.335cm" svg:height="0.185cm" svg:x="16.978cm" svg:y="5.913cm" svg:viewBox="0 0 336 186" svg:d="M77 186c-1-1-1-1-2-1s-2 0-3 0c-3 0-6 0-9 0s-6-1-9-1c-14-2-26-7-37-15s-17-20-17-37c0-12 3-22 10-29 6-7 14-12 24-15-9-3-16-8-21-15-4-8-7-16-7-24 0-13 6-24 16-34 11-10 29-15 55-15h3c1 0 3 0 5 0 2 1 4 1 5 1 15 1 29 5 42 12 12 7 19 19 19 36 0 10-3 19-8 25-6 7-13 11-20 14 10 3 18 8 24 15 7 7 10 17 10 29 0 17-6 30-17 38-12 8-24 12-38 14-3 1-6 1-9 1s-6 0-9 0l-2 1c-1-1-1-1-2-1h-1-1-1zM78 156h1c2 0 3 0 5 0s4 0 5-1c6-1 12-4 17-8 4-4 7-10 7-19 0-1 0-3-1-4 0-2 0-4-1-5-1-5-5-9-10-13-4-4-12-6-23-6-10 0-18 2-22 6-5 4-9 8-10 13-1 1-1 3-2 5 0 1 0 3 0 4 0 9 3 15 8 19 4 4 10 7 16 8 2 1 3 1 5 1s4 0 5 0zM78 76c2 0 4 0 6 0s4-1 6-1c5-2 9-4 13-9 4-3 6-8 6-15 0-6-2-10-5-13s-7-6-11-7c-3-1-6-2-9-2-2 0-4-1-6-1-1 0-3 1-6 1-2 0-5 1-8 2-4 1-7 3-11 6-3 4-5 8-5 14 0 7 2 12 6 16s8 7 13 8c2 0 4 1 6 1s4 0 5 0zM256 186c-25 0-45-9-58-25-13-17-19-40-19-68 0-29 6-51 19-68s33-25 58-25h3c23 0 39 6 50 17 11 12 18 25 22 39 2 6 3 14 4 20 1 7 1 12 1 17 0 6 0 11-1 18-1 6-2 13-4 19-4 14-11 27-22 38-11 12-27 18-50 18zM258 157c11-1 18-5 23-13 4-8 7-17 8-26 1-5 1-9 1-13s0-8 0-12c0-3 0-7 0-11s0-8-1-13c-1-10-4-19-8-27-5-8-12-12-23-13-11 1-19 5-23 13-5 8-8 17-9 27 0 4-1 9-1 13s0 8 0 11c0 4 0 8 0 12s1 9 1 13c1 9 4 18 9 26 4 8 12 12 23 13z">
          <text:p/>
        </draw:path>
        <draw:path draw:style-name="gr7" draw:text-style-name="P5" draw:layer="layout" svg:width="0.333cm" svg:height="0.184cm" svg:x="16.98cm" svg:y="5.378cm" svg:viewBox="0 0 334 185" svg:d="M45 140c2 6 6 10 11 12 5 3 11 4 18 4 2 0 4 0 6-1 3 0 5-1 8-2 5-2 9-6 13-12 5-6 7-15 8-28-3 3-6 5-10 7-3 2-7 3-11 4-3 1-6 2-9 2-3 1-6 1-9 1h-3c-18 0-33-5-47-16-13-10-20-25-20-45 0-1 0-2 0-2 0-1 0-2 0-3 1-16 7-30 18-42 11-13 30-19 55-19h3c23 0 41 5 51 16 11 11 18 23 22 37 1 6 3 13 3 19 1 6 1 12 1 17 0 27-6 50-19 69-12 18-33 27-61 27h-2c-17 0-30-3-39-8-9-6-16-12-20-19-2-3-4-6-6-9-1-3-2-6-2-9h2zM109 65c0-2 0-4 0-7-1-2-2-5-3-9-2-5-5-9-10-13-5-5-12-7-21-7s-17 3-24 9c-6 6-9 16-9 27 0 10 3 18 9 24s14 10 24 10 18-3 25-9c6-6 9-14 9-25zM254 185c-25 0-44-8-57-25s-19-39-19-67 6-51 19-68 32-25 57-25h3c23 0 40 5 50 17 11 12 19 24 22 39 2 7 3 13 4 20 1 6 1 12 1 17s0 11-1 17c-1 7-2 13-4 20-3 14-11 26-22 38-10 11-27 17-50 17zM256 156c11 0 18-4 23-12 4-8 7-17 8-27 1-4 1-8 1-13 1-4 1-8 1-11 0-4 0-7-1-12 0-4 0-8-1-12-1-10-4-20-8-28-5-8-12-12-23-12s-19 4-23 12c-5 8-8 18-9 27 0 5-1 9-1 13 0 5 0 8 0 12 0 3 0 7 0 12 0 4 1 8 1 12 1 10 4 19 9 27 4 8 12 12 23 12z">
          <text:p/>
        </draw:path>
        <draw:path draw:style-name="gr7" draw:text-style-name="P5" draw:layer="layout" svg:width="0.42cm" svg:height="0.159cm" svg:x="16.945cm" svg:y="4.87cm" svg:viewBox="0 0 421 160" svg:d="M0 30h5c10 0 19-2 27-7 9-5 14-11 16-20h2 30v154h-2-40v-108h-38zM200 160c-21 0-38-8-49-22s-16-34-16-58 5-44 16-58 28-22 49-22h3c19 0 34 5 43 15s15 21 19 33c1 6 2 11 3 17 0 5 1 10 1 15 0 4-1 9-1 14-1 6-2 11-3 18-4 12-10 23-19 33s-24 14-43 14zM202 135c9-1 16-4 19-11 4-7 7-14 8-24 0-3 0-7 1-11 0-3 0-6 0-9s0-7 0-10c-1-4-1-8-1-11-1-8-4-16-8-23-3-7-10-10-19-11-10 1-16 4-20 11s-6 14-7 23c-1 3-1 7-1 11-1 3-1 7-1 10s0 6 1 10c0 3 0 7 1 11 1 9 3 16 7 23s10 10 20 11zM353 160c-22 0-38-8-49-22s-17-34-17-58 6-44 17-58 27-22 49-22h2c20 0 34 5 44 15 9 10 15 21 18 33 2 6 3 11 4 17 0 5 0 10 0 15 0 4 0 9 0 14-1 6-2 11-4 18-3 12-9 23-18 33-10 10-24 14-44 14zM354 135c10-1 16-4 20-11s6-14 7-24c1-3 1-7 1-11 0-3 0-6 0-9s0-7 0-10c0-4 0-8-1-11-1-8-3-16-7-23s-10-10-20-11c-9 1-16 4-19 11-4 7-7 14-8 23 0 3 0 7-1 11 0 3 0 7 0 10s0 6 0 10c1 3 1 7 1 11 1 9 4 16 8 23 3 7 10 10 19 11z">
          <text:p/>
        </draw:path>
        <draw:path draw:style-name="gr7" draw:text-style-name="P5" draw:layer="layout" svg:width="0.42cm" svg:height="0.159cm" svg:x="16.945cm" svg:y="4.285cm" svg:viewBox="0 0 421 160" svg:d="M0 30h5c9 0 19-2 27-7 9-5 14-11 16-20h2 30v154h-3-39v-108h-38zM154 30h5c9 0 19-2 27-7 9-5 14-11 16-20h2 29v154h-3-38v-108h-38zM353 160c-22 0-38-8-49-22s-16-33-16-57c0-25 5-45 16-59s27-22 49-22h2c20 0 34 5 44 15 9 10 15 21 18 33 2 6 3 11 4 18 0 5 0 10 0 15 0 4 0 9 0 14-1 6-2 11-4 17-3 12-9 23-18 33-10 10-24 15-44 15zM354 135c10-1 16-4 20-11s6-14 7-23c1-3 1-7 1-11 0-3 1-6 1-9s-1-7-1-10c0-4 0-7-1-12-1-8-3-16-7-23s-10-10-20-11c-9 1-15 4-19 11s-7 15-8 23c0 4 0 8-1 12 0 3 0 7 0 10s0 6 0 10c1 3 1 7 1 11 1 8 4 15 8 22s10 10 19 11z">
          <text:p/>
        </draw:path>
        <draw:path draw:style-name="gr7" draw:text-style-name="P5" draw:layer="layout" svg:width="0.42cm" svg:height="0.159cm" svg:x="16.945cm" svg:y="3.848cm" svg:viewBox="0 0 421 160" svg:d="M0 32h5c10 0 19-3 27-8 9-6 14-12 16-21h2 30v154h-2-40v-107h-38zM265 157h-2-125v-6c0-9 2-16 5-22 4-7 9-13 16-19 4-3 9-7 14-11 6-3 12-7 19-12 5-3 9-5 13-8 4-2 7-5 10-7 4-3 7-6 9-10s3-8 3-13c0-7-2-12-7-16-4-3-8-5-14-6 0 0-1 0-2 0-1-1-1-1-2-1-7 1-14 3-19 7s-8 10-8 19v5h-2-35v-4c0-3 0-6 0-9 1-4 2-7 3-11 3-8 10-16 19-23 9-6 23-10 42-10h3c15 0 29 4 42 11 12 7 19 20 19 37 0 12-4 22-10 29-7 7-14 14-22 19-2 1-4 2-7 3-2 2-4 3-6 4-6 3-11 6-16 9-4 2-8 5-10 7s-4 4-6 5c-1 2-2 4-3 6h79zM353 160c-22 0-38-7-49-22-11-14-17-33-17-57s6-43 17-59c11-14 27-21 49-21h2c20 0 34 5 44 14 9 11 15 22 18 34 2 6 3 11 4 17 0 5 0 10 0 15 0 4 0 9 0 15-1 5-2 11-4 16-3 12-9 23-18 33-10 10-24 15-44 15zM354 135c10 0 16-4 20-11s6-14 7-22c1-4 1-8 1-11 0-4 0-7 0-10s0-7 0-10c0-4 0-7-1-11-1-8-3-16-7-23s-10-10-20-10c-9 0-16 3-19 10-4 7-7 15-8 23 0 3 0 7-1 11 0 3 0 7 0 10s0 6 0 10c1 3 1 7 1 11 1 8 4 15 8 22 3 7 10 11 19 11z">
          <text:p/>
        </draw:path>
        <draw:path draw:style-name="gr7" draw:text-style-name="P5" draw:layer="layout" svg:width="0.42cm" svg:height="0.159cm" svg:x="16.945cm" svg:y="3.557cm" svg:viewBox="0 0 421 160" svg:d="M0 30h5c9 0 19-2 27-7 9-5 14-11 16-20h2 30v154h-3-39v-108h-38zM172 103c0 2 1 4 1 5 0 2 0 4 1 6 1 5 4 9 8 13s11 6 19 6c9 0 16-2 20-7 5-4 7-10 7-16s-2-11-5-14-6-5-10-5c-2-1-4-1-6-1-1-1-3-1-4-1h-17v-25h13c1 0 3 0 5 0s4 0 7-1 7-3 10-5c2-3 4-7 4-13 0-1 0-2 0-4-1-1-1-3-2-4-1-3-4-5-7-8-4-2-9-3-16-3-1 0-2 0-4 0-1 0-2 0-3 0-5 1-9 4-13 8-3 3-5 10-5 20h-3-34c0-3 0-7 1-10 0-4 1-8 3-12 3-8 9-15 17-22 9-6 23-9 42-9h2c19 0 34 3 43 11 10 8 15 18 15 30 0 9-2 16-7 21-5 6-10 9-15 11-1 0-3 1-4 1s-2 1-3 1c9 1 17 5 24 11s11 15 11 26c0 12-4 21-10 28-7 6-14 10-22 13-7 3-13 4-19 5-6 0-10 0-12 0h-2c-21 0-36-4-46-11-9-8-16-15-19-24-1-4-2-7-2-11-1-3-1-7-1-10h2zM353 160c-22 0-38-9-49-23s-16-34-16-57c0-24 5-44 16-58s27-22 49-22h2c20 0 34 5 44 15 9 10 15 21 18 33 2 6 3 11 4 17 0 5 0 10 0 15 0 4 0 9 0 14-1 6-2 11-4 17-3 12-9 23-18 33-10 10-24 15-44 15zM354 134c10-1 16-4 20-11s6-15 7-23c1-3 1-7 1-11 0-3 1-6 1-9 0-4-1-7-1-10 0-4 0-8-1-11-1-9-3-16-7-23s-10-10-20-11c-9 1-15 4-19 11s-7 14-8 23c0 3 0 7-1 11 0 3 0 6 0 10 0 3 0 6 0 9 1 4 1 8 1 11 1 9 4 16 8 23s10 10 19 11z">
          <text:p/>
        </draw:path>
        <draw:line draw:style-name="gr10" draw:text-style-name="P6" draw:layer="layout" svg:x1="18.184cm" svg:y1="12.459cm" svg:x2="18.287cm" svg:y2="12.459cm">
          <text:p/>
        </draw:line>
        <draw:line draw:style-name="gr10" draw:text-style-name="P6" draw:layer="layout" svg:x1="18.184cm" svg:y1="11.488cm" svg:x2="18.287cm" svg:y2="11.488cm">
          <text:p/>
        </draw:line>
        <draw:line draw:style-name="gr10" draw:text-style-name="P6" draw:layer="layout" svg:x1="18.184cm" svg:y1="10.613cm" svg:x2="18.287cm" svg:y2="10.613cm">
          <text:p/>
        </draw:line>
        <draw:line draw:style-name="gr10" draw:text-style-name="P6" draw:layer="layout" svg:x1="18.184cm" svg:y1="9.738cm" svg:x2="18.287cm" svg:y2="9.738cm">
          <text:p/>
        </draw:line>
        <draw:line draw:style-name="gr10" draw:text-style-name="P6" draw:layer="layout" svg:x1="18.184cm" svg:y1="8.911cm" svg:x2="18.287cm" svg:y2="8.911cm">
          <text:p/>
        </draw:line>
        <draw:line draw:style-name="gr10" draw:text-style-name="P6" draw:layer="layout" svg:x1="18.184cm" svg:y1="8.183cm" svg:x2="18.287cm" svg:y2="8.183cm">
          <text:p/>
        </draw:line>
        <draw:line draw:style-name="gr10" draw:text-style-name="P6" draw:layer="layout" svg:x1="18.184cm" svg:y1="7.552cm" svg:x2="18.287cm" svg:y2="7.552cm">
          <text:p/>
        </draw:line>
        <draw:line draw:style-name="gr10" draw:text-style-name="P6" draw:layer="layout" svg:x1="18.184cm" svg:y1="6.873cm" svg:x2="18.287cm" svg:y2="6.873cm">
          <text:p/>
        </draw:line>
        <draw:line draw:style-name="gr10" draw:text-style-name="P6" draw:layer="layout" svg:x1="18.184cm" svg:y1="6.337cm" svg:x2="18.287cm" svg:y2="6.337cm">
          <text:p/>
        </draw:line>
        <draw:line draw:style-name="gr10" draw:text-style-name="P6" draw:layer="layout" svg:x1="18.184cm" svg:y1="5.804cm" svg:x2="18.287cm" svg:y2="5.804cm">
          <text:p/>
        </draw:line>
        <draw:line draw:style-name="gr10" draw:text-style-name="P6" draw:layer="layout" svg:x1="18.184cm" svg:y1="5.318cm" svg:x2="18.287cm" svg:y2="5.318cm">
          <text:p/>
        </draw:line>
        <draw:line draw:style-name="gr10" draw:text-style-name="P6" draw:layer="layout" svg:x1="18.184cm" svg:y1="4.831cm" svg:x2="18.287cm" svg:y2="4.831cm">
          <text:p/>
        </draw:line>
        <draw:line draw:style-name="gr10" draw:text-style-name="P6" draw:layer="layout" svg:x1="18.184cm" svg:y1="4.396cm" svg:x2="18.287cm" svg:y2="4.396cm">
          <text:p/>
        </draw:line>
        <draw:line draw:style-name="gr10" draw:text-style-name="P6" draw:layer="layout" svg:x1="18.184cm" svg:y1="4.005cm" svg:x2="18.287cm" svg:y2="4.005cm">
          <text:p/>
        </draw:line>
        <draw:line draw:style-name="gr10" draw:text-style-name="P6" draw:layer="layout" svg:x1="18.184cm" svg:y1="11.975cm" svg:x2="18.339cm" svg:y2="11.975cm">
          <text:p/>
        </draw:line>
        <draw:line draw:style-name="gr10" draw:text-style-name="P6" draw:layer="layout" svg:x1="18.184cm" svg:y1="11.048cm" svg:x2="18.339cm" svg:y2="11.048cm">
          <text:p/>
        </draw:line>
        <draw:line draw:style-name="gr10" draw:text-style-name="P6" draw:layer="layout" svg:x1="18.184cm" svg:y1="10.126cm" svg:x2="18.339cm" svg:y2="10.126cm">
          <text:p/>
        </draw:line>
        <draw:line draw:style-name="gr10" draw:text-style-name="P6" draw:layer="layout" svg:x1="18.184cm" svg:y1="9.352cm" svg:x2="18.339cm" svg:y2="9.352cm">
          <text:p/>
        </draw:line>
        <draw:line draw:style-name="gr10" draw:text-style-name="P6" draw:layer="layout" svg:x1="18.184cm" svg:y1="8.525cm" svg:x2="18.339cm" svg:y2="8.525cm">
          <text:p/>
        </draw:line>
        <draw:line draw:style-name="gr10" draw:text-style-name="P6" draw:layer="layout" svg:x1="18.184cm" svg:y1="7.843cm" svg:x2="18.339cm" svg:y2="7.843cm">
          <text:p/>
        </draw:line>
        <draw:line draw:style-name="gr10" draw:text-style-name="P6" draw:layer="layout" svg:x1="18.184cm" svg:y1="7.212cm" svg:x2="18.339cm" svg:y2="7.212cm">
          <text:p/>
        </draw:line>
        <draw:line draw:style-name="gr10" draw:text-style-name="P6" draw:layer="layout" svg:x1="18.184cm" svg:y1="6.579cm" svg:x2="18.339cm" svg:y2="6.579cm">
          <text:p/>
        </draw:line>
        <draw:line draw:style-name="gr10" draw:text-style-name="P6" draw:layer="layout" svg:x1="18.184cm" svg:y1="6.095cm" svg:x2="18.339cm" svg:y2="6.095cm">
          <text:p/>
        </draw:line>
        <draw:line draw:style-name="gr10" draw:text-style-name="P6" draw:layer="layout" svg:x1="18.184cm" svg:y1="5.56cm" svg:x2="18.339cm" svg:y2="5.56cm">
          <text:p/>
        </draw:line>
        <draw:line draw:style-name="gr10" draw:text-style-name="P6" draw:layer="layout" svg:x1="18.184cm" svg:y1="5.073cm" svg:x2="18.339cm" svg:y2="5.073cm">
          <text:p/>
        </draw:line>
        <draw:line draw:style-name="gr10" draw:text-style-name="P6" draw:layer="layout" svg:x1="18.184cm" svg:y1="4.586cm" svg:x2="18.339cm" svg:y2="4.586cm">
          <text:p/>
        </draw:line>
        <draw:line draw:style-name="gr10" draw:text-style-name="P6" draw:layer="layout" svg:x1="18.184cm" svg:y1="4.201cm" svg:x2="18.339cm" svg:y2="4.201cm">
          <text:p/>
        </draw:line>
        <draw:line draw:style-name="gr10" draw:text-style-name="P6" draw:layer="layout" svg:x1="18.184cm" svg:y1="3.809cm" svg:x2="18.339cm" svg:y2="3.809cm">
          <text:p/>
        </draw:line>
        <draw:line draw:style-name="gr10" draw:text-style-name="P6" draw:layer="layout" svg:x1="19.014cm" svg:y1="12.459cm" svg:x2="18.911cm" svg:y2="12.459cm">
          <text:p/>
        </draw:line>
        <draw:line draw:style-name="gr10" draw:text-style-name="P6" draw:layer="layout" svg:x1="19.014cm" svg:y1="11.488cm" svg:x2="18.911cm" svg:y2="11.488cm">
          <text:p/>
        </draw:line>
        <draw:line draw:style-name="gr10" draw:text-style-name="P6" draw:layer="layout" svg:x1="19.014cm" svg:y1="10.613cm" svg:x2="18.911cm" svg:y2="10.613cm">
          <text:p/>
        </draw:line>
        <draw:line draw:style-name="gr10" draw:text-style-name="P6" draw:layer="layout" svg:x1="19.014cm" svg:y1="9.738cm" svg:x2="18.911cm" svg:y2="9.738cm">
          <text:p/>
        </draw:line>
        <draw:line draw:style-name="gr10" draw:text-style-name="P6" draw:layer="layout" svg:x1="19.014cm" svg:y1="8.911cm" svg:x2="18.911cm" svg:y2="8.911cm">
          <text:p/>
        </draw:line>
        <draw:line draw:style-name="gr10" draw:text-style-name="P6" draw:layer="layout" svg:x1="19.014cm" svg:y1="8.183cm" svg:x2="18.911cm" svg:y2="8.183cm">
          <text:p/>
        </draw:line>
        <draw:line draw:style-name="gr10" draw:text-style-name="P6" draw:layer="layout" svg:x1="19.014cm" svg:y1="7.552cm" svg:x2="18.911cm" svg:y2="7.552cm">
          <text:p/>
        </draw:line>
        <draw:line draw:style-name="gr10" draw:text-style-name="P6" draw:layer="layout" svg:x1="19.014cm" svg:y1="6.873cm" svg:x2="18.911cm" svg:y2="6.873cm">
          <text:p/>
        </draw:line>
        <draw:line draw:style-name="gr10" draw:text-style-name="P6" draw:layer="layout" svg:x1="19.014cm" svg:y1="6.337cm" svg:x2="18.911cm" svg:y2="6.337cm">
          <text:p/>
        </draw:line>
        <draw:line draw:style-name="gr10" draw:text-style-name="P6" draw:layer="layout" svg:x1="19.014cm" svg:y1="5.804cm" svg:x2="18.911cm" svg:y2="5.804cm">
          <text:p/>
        </draw:line>
        <draw:line draw:style-name="gr10" draw:text-style-name="P6" draw:layer="layout" svg:x1="19.014cm" svg:y1="5.318cm" svg:x2="18.911cm" svg:y2="5.318cm">
          <text:p/>
        </draw:line>
        <draw:line draw:style-name="gr10" draw:text-style-name="P6" draw:layer="layout" svg:x1="19.014cm" svg:y1="4.831cm" svg:x2="18.911cm" svg:y2="4.831cm">
          <text:p/>
        </draw:line>
        <draw:line draw:style-name="gr10" draw:text-style-name="P6" draw:layer="layout" svg:x1="19.014cm" svg:y1="4.396cm" svg:x2="18.911cm" svg:y2="4.396cm">
          <text:p/>
        </draw:line>
        <draw:line draw:style-name="gr10" draw:text-style-name="P6" draw:layer="layout" svg:x1="19.014cm" svg:y1="4.005cm" svg:x2="18.911cm" svg:y2="4.005cm">
          <text:p/>
        </draw:line>
        <draw:line draw:style-name="gr10" draw:text-style-name="P6" draw:layer="layout" svg:x1="19.014cm" svg:y1="11.975cm" svg:x2="18.858cm" svg:y2="11.975cm">
          <text:p/>
        </draw:line>
        <draw:line draw:style-name="gr10" draw:text-style-name="P6" draw:layer="layout" svg:x1="19.014cm" svg:y1="11.048cm" svg:x2="18.858cm" svg:y2="11.048cm">
          <text:p/>
        </draw:line>
        <draw:line draw:style-name="gr10" draw:text-style-name="P6" draw:layer="layout" svg:x1="19.014cm" svg:y1="10.126cm" svg:x2="18.858cm" svg:y2="10.126cm">
          <text:p/>
        </draw:line>
        <draw:line draw:style-name="gr10" draw:text-style-name="P6" draw:layer="layout" svg:x1="19.014cm" svg:y1="9.352cm" svg:x2="18.858cm" svg:y2="9.352cm">
          <text:p/>
        </draw:line>
        <draw:line draw:style-name="gr10" draw:text-style-name="P6" draw:layer="layout" svg:x1="19.014cm" svg:y1="8.525cm" svg:x2="18.858cm" svg:y2="8.525cm">
          <text:p/>
        </draw:line>
        <draw:line draw:style-name="gr10" draw:text-style-name="P6" draw:layer="layout" svg:x1="19.014cm" svg:y1="7.843cm" svg:x2="18.858cm" svg:y2="7.843cm">
          <text:p/>
        </draw:line>
        <draw:line draw:style-name="gr10" draw:text-style-name="P6" draw:layer="layout" svg:x1="19.014cm" svg:y1="7.212cm" svg:x2="18.858cm" svg:y2="7.212cm">
          <text:p/>
        </draw:line>
        <draw:line draw:style-name="gr10" draw:text-style-name="P6" draw:layer="layout" svg:x1="19.014cm" svg:y1="6.579cm" svg:x2="18.858cm" svg:y2="6.579cm">
          <text:p/>
        </draw:line>
        <draw:line draw:style-name="gr10" draw:text-style-name="P6" draw:layer="layout" svg:x1="19.014cm" svg:y1="6.095cm" svg:x2="18.858cm" svg:y2="6.095cm">
          <text:p/>
        </draw:line>
        <draw:line draw:style-name="gr10" draw:text-style-name="P6" draw:layer="layout" svg:x1="19.014cm" svg:y1="5.56cm" svg:x2="18.858cm" svg:y2="5.56cm">
          <text:p/>
        </draw:line>
        <draw:line draw:style-name="gr10" draw:text-style-name="P6" draw:layer="layout" svg:x1="19.014cm" svg:y1="5.073cm" svg:x2="18.858cm" svg:y2="5.073cm">
          <text:p/>
        </draw:line>
        <draw:line draw:style-name="gr10" draw:text-style-name="P6" draw:layer="layout" svg:x1="19.014cm" svg:y1="4.586cm" svg:x2="18.858cm" svg:y2="4.586cm">
          <text:p/>
        </draw:line>
        <draw:line draw:style-name="gr10" draw:text-style-name="P6" draw:layer="layout" svg:x1="19.014cm" svg:y1="4.201cm" svg:x2="18.858cm" svg:y2="4.201cm">
          <text:p/>
        </draw:line>
        <draw:line draw:style-name="gr10" draw:text-style-name="P6" draw:layer="layout" svg:x1="19.014cm" svg:y1="3.809cm" svg:x2="18.858cm" svg:y2="3.809cm">
          <text:p/>
        </draw:line>
        <draw:path draw:style-name="gr7" draw:text-style-name="P5" draw:layer="layout" svg:width="0.151cm" svg:height="0.181cm" svg:x="18.526cm" svg:y="12.379cm" svg:viewBox="0 0 152 182" svg:d="M45 127v1 1c1 6 4 11 9 17 5 5 12 7 21 7s16-2 20-7c5-4 7-9 9-14 1-3 1-6 2-8 0-3 0-5 0-7 0-11-3-19-8-24s-11-8-17-9c-1 0-2 0-3 0s-1-1-2-1c-2 0-3 1-5 1s-3 0-5 1c-4 1-7 2-11 4-3 2-5 4-7 7h-3-42l12-96h3 122v32h-93l-5 36c6-3 13-6 20-8s14-2 23-2h2c18 0 34 5 47 15 12 11 18 25 18 44s-6 34-19 46c-14 13-33 19-58 19h-2c-23 0-40-5-51-14s-18-18-21-29c0-2 0-4-1-6 0-2 0-4 0-6h2z">
          <text:p/>
        </draw:path>
        <draw:path draw:style-name="gr7" draw:text-style-name="P5" draw:layer="layout" svg:width="0.313cm" svg:height="0.184cm" svg:x="18.456cm" svg:y="11.889cm" svg:viewBox="0 0 314 185" svg:d="M0 35h6c12 0 22-3 32-9 10-5 16-13 18-23h3 34v179h-3-45v-126h-45zM234 185c-25 0-44-8-57-26-13-17-19-39-19-67s6-50 19-67 32-25 57-25h3c23 0 39 6 50 17 11 12 18 24 22 38 2 7 3 13 4 20 1 6 1 12 1 17s0 11-1 17c-1 7-2 13-4 20-4 14-11 26-22 39-11 11-27 17-50 17zM236 155c11 0 18-4 23-12 4-8 7-17 8-27 1-4 1-8 1-12 0-5 0-8 0-12 0-3 0-7 0-11 0-5 0-9-1-13-1-10-4-19-8-27-5-8-12-12-23-12s-19 4-23 12c-5 8-8 17-9 27 0 4-1 8-1 12 0 5 0 9 0 12 0 4 0 7 0 12 0 4 1 8 1 13 1 9 4 18 9 26 4 8 12 12 23 12z">
          <text:p/>
        </draw:path>
        <draw:path draw:style-name="gr7" draw:text-style-name="P5" draw:layer="layout" svg:width="0.311cm" svg:height="0.182cm" svg:x="18.456cm" svg:y="11.405cm" svg:viewBox="0 0 312 183" svg:d="M0 32h6c12 0 22-3 32-8 10-6 16-14 18-24h3 33v179h-2-45v-126h-45zM204 128v1 1c1 6 4 11 9 16s12 8 21 8 16-2 20-7c5-4 8-9 9-15 1-2 2-5 2-8 0-2 0-5 0-7 0-10-2-18-8-23-5-6-11-9-17-10-1 0-2-1-3-1 0 0-1 0-2 0-2 0-3 0-5 1-1 0-3 0-5 0-3 1-7 3-10 6-4 1-6 4-8 7h-2-43l13-97h2 123v31h-94l-5 37c7-4 13-6 20-8s15-3 23-3h3c18 0 33 6 45 16 14 10 20 26 20 45 0 18-7 34-21 46-12 12-31 19-56 19h-3c-23 0-40-5-51-14s-17-19-20-29c-1-2-1-4-1-6-1-2-1-4-1-6h2z">
          <text:p/>
        </draw:path>
        <draw:path draw:style-name="gr7" draw:text-style-name="P5" draw:layer="layout" svg:width="0.331cm" svg:height="0.185cm" svg:x="18.438cm" svg:y="10.967cm" svg:viewBox="0 0 332 186" svg:d="M149 183h-3-145v-8c0-9 1-18 5-25 4-8 10-15 18-22 5-4 11-8 17-13 7-4 14-9 23-14 5-3 10-6 15-9 4-3 8-6 11-8 5-4 8-8 10-12 3-4 4-9 4-15 0-8-3-15-8-20-5-4-10-6-16-7-1 0-2 0-3-1 0 0-1 0-2 0-9 0-16 3-22 8-6 6-9 13-9 23v6h-3-41v-5c0-3 0-7 1-11 0-4 1-8 3-13 4-9 11-18 22-25 10-8 27-12 49-12h3c18 0 35 4 49 12 15 8 22 23 22 44 0 13-4 25-11 33-8 9-16 16-26 22-2 2-5 3-7 5-3 1-5 2-8 4-7 4-13 7-18 10s-9 6-13 9c-2 1-4 3-6 5-1 2-3 5-4 7h93zM252 186c-25 0-44-9-58-25-13-17-19-39-19-67s6-51 19-69c14-16 33-25 58-25h3c23 0 39 6 50 18 11 11 18 25 22 39 2 7 3 13 4 19 0 7 1 13 1 18s-1 11-1 17c-1 6-2 13-4 19-4 14-11 27-22 39-11 11-27 17-50 17zM254 157c10-1 18-5 23-13 4-8 7-16 8-26 1-4 1-9 1-13s0-8 0-11c0-4 0-8 0-12s0-8-1-13c-1-9-4-18-8-26-5-9-13-13-23-13-11 0-19 4-23 13-5 8-8 17-9 26-1 5-1 9-1 13s0 8 0 12c0 3 0 7 0 11 0 5 0 9 1 13 1 10 4 18 9 26 4 8 12 12 23 13z">
          <text:p/>
        </draw:path>
        <draw:path draw:style-name="gr7" draw:text-style-name="P5" draw:layer="layout" svg:width="0.335cm" svg:height="0.185cm" svg:x="18.434cm" svg:y="10.043cm" svg:viewBox="0 0 336 186" svg:d="M44 120c0 2 1 4 1 6s0 4 1 6c1 6 5 11 10 16 4 4 12 7 22 7s18-3 23-8c6-5 8-12 8-19s-2-13-5-16c-4-4-8-6-12-7-2 0-5-1-7-1s-4 0-6 0h-18v-29h14c1 0 3 0 6-1 3 0 5 0 8-1 4-1 8-3 12-6 3-3 5-8 5-15 0-1-1-3-1-4 0-2-1-4-2-5-1-4-4-6-8-9s-11-4-19-5c-1 0-2 1-4 1-1 0-2 0-4 0-5 2-10 4-14 9-5 4-7 12-7 23h-3-40c0-3 1-7 1-12 1-4 2-8 3-13 4-9 11-18 21-25 10-8 26-12 48-12h3c22 0 39 5 51 14 11 9 17 20 17 35 0 10-3 19-8 25-6 6-12 10-18 12-2 0-3 1-4 1-1 1-3 1-4 1v1c11 1 20 5 28 12s12 18 12 31c0 14-4 24-11 32-8 8-17 13-26 16-8 2-15 4-22 4-7 1-12 1-14 1h-3c-24 0-41-4-53-12-11-10-18-19-22-29-1-4-2-8-3-12 0-4 0-8 0-12h2zM256 186c-25 0-44-9-57-27-13-16-19-39-19-67s6-50 19-67 32-25 57-25h3c23 0 39 6 50 17 11 12 18 25 22 39 2 6 3 13 4 19s1 12 1 17 0 11-1 18c-1 6-2 13-4 19-4 14-11 27-22 38-11 13-27 18-50 18zM258 155c11 0 18-4 23-12 4-8 7-17 8-26 1-5 1-9 1-13s0-8 0-12c0-3 0-7 0-11s0-9-1-13c-1-10-4-18-8-26-5-8-12-12-23-13-11 1-19 5-23 13-5 8-8 16-9 26 0 4-1 8-1 13 0 4 0 8 0 11 0 4 0 8 0 12s1 8 1 13c1 9 4 18 9 26 4 8 12 12 23 12z">
          <text:p/>
        </draw:path>
        <draw:path draw:style-name="gr7" draw:text-style-name="P5" draw:layer="layout" svg:width="0.337cm" svg:height="0.184cm" svg:x="18.432cm" svg:y="9.266cm" svg:viewBox="0 0 338 185" svg:d="M0 142v-32l90-107h3 41v108h27v31h-27v40h-3-43v-40zM90 111v-64l-53 64zM258 185c-25 0-45-8-58-25s-19-39-19-67 6-50 19-68c13-17 33-25 58-25h3c23 0 39 5 50 17 11 13 18 25 22 39 2 7 3 13 4 20 1 6 1 12 1 17s0 11-1 17c-1 7-2 13-4 20-4 14-11 26-22 38-11 11-27 17-50 17zM260 156c11 0 18-4 23-12 4-8 7-17 8-27 1-4 1-8 1-13 0-4 0-8 0-11 0-4 0-7 0-12 0-4 0-8-1-12-1-10-4-19-8-27-5-8-12-12-23-12s-19 4-23 12c-5 8-8 17-9 26 0 5-1 9-1 13 0 5 0 8 0 12 0 3 0 7 0 12 0 4 1 8 1 12 1 10 4 19 9 27 4 8 12 12 23 12z">
          <text:p/>
        </draw:path>
        <draw:path draw:style-name="gr7" draw:text-style-name="P5" draw:layer="layout" svg:width="0.332cm" svg:height="0.185cm" svg:x="18.437cm" svg:y="8.439cm" svg:viewBox="0 0 333 186" svg:d="M44 131c0 0 0 1 1 1v1c1 6 4 11 9 16 4 5 12 8 21 8s16-2 20-7c4-4 7-9 9-15 1-2 1-5 2-8 0-2 0-5 0-7 0-11-3-19-8-24s-11-8-17-9c-1 0-2-1-3-1s-1 0-2 0c-2 0-3 0-5 1-2 0-3 0-5 0-4 1-7 3-11 5-3 1-6 4-7 7h-3-42l12-96h3 121v31h-92l-5 37c6-4 13-6 20-8s14-3 23-3h2c18 0 34 6 46 16s18 25 18 45c0 18-6 34-19 46s-32 19-57 19h-2c-23 0-40-5-51-14s-18-19-21-29c0-2-1-4-1-6s0-4 0-6h2zM252 186c-25 0-44-9-57-25-13-17-19-40-19-69 0-27 6-50 19-67 13-16 32-25 57-25h3c23 0 39 6 50 18 11 11 19 24 23 38 2 6 3 13 4 19 1 7 1 12 1 17 0 6 0 11-1 18-1 6-2 14-4 20-4 14-12 27-23 38-11 12-27 18-50 18zM254 157c11-1 18-5 23-13 4-8 7-17 8-26 1-6 1-10 1-14s0-8 0-12c0-3 0-7 0-11s0-8-1-13c-1-9-4-18-8-26-5-8-12-12-23-13-11 1-19 5-23 13-5 8-8 17-9 26 0 4-1 9-1 13s0 8 0 11c0 4 0 8 0 12s1 9 1 14c1 9 4 18 9 26 4 8 12 12 23 13z">
          <text:p/>
        </draw:path>
        <draw:path draw:style-name="gr7" draw:text-style-name="P5" draw:layer="layout" svg:width="0.333cm" svg:height="0.184cm" svg:x="18.436cm" svg:y="7.76cm" svg:viewBox="0 0 334 185" svg:d="M111 45c-2-6-6-9-11-12-6-2-12-4-19-4h-1c-11 0-20 4-25 12-6 8-10 18-11 32 6-4 12-8 19-10s14-4 21-4h3c17 0 33 6 47 16 13 10 20 25 20 45 0 4 0 8-1 12-1 5-2 9-3 14-4 10-11 19-21 27s-26 12-47 12h-2c-24 0-43-6-54-17s-18-23-22-37c-2-7-3-13-3-20-1-6-1-12-1-17 0-26 6-50 19-67 12-18 34-27 62-27h3c17 0 30 3 39 8 10 6 17 12 21 19 2 3 4 6 5 9 2 4 2 6 3 9h-3zM44 121c0 10 4 18 10 25 6 6 15 10 25 10 9 0 17-3 24-9 6-6 9-15 9-26 0-9-3-17-9-24-6-6-14-10-25-10-1 0-2 0-3 0-2 1-3 1-4 1-7 1-13 5-18 10-6 5-9 12-9 23zM254 185c-25 0-44-8-57-25s-19-39-19-67 6-51 19-68 32-25 57-25h3c23 0 40 5 50 17 11 12 19 24 22 38 2 8 3 14 4 21 1 6 1 12 1 17s0 11-1 17c-1 7-2 13-4 20-3 14-11 26-22 38-10 11-27 17-50 17zM256 156c11 0 18-4 23-12 4-8 7-17 8-27 1-4 1-8 1-13 1-4 1-8 1-11 0-4 0-7-1-12 0-4 0-8-1-12-1-11-4-20-8-28-5-8-12-12-23-12s-19 4-23 12c-5 8-8 17-9 27 0 5-1 9-1 13 0 5 0 8 0 12 0 3 0 7 0 12 0 4 1 8 1 12 1 10 4 19 9 27 4 8 12 12 23 12z">
          <text:p/>
        </draw:path>
        <draw:path draw:style-name="gr7" draw:text-style-name="P5" draw:layer="layout" svg:width="0.337cm" svg:height="0.185cm" svg:x="18.432cm" svg:y="7.129cm" svg:viewBox="0 0 338 186" svg:d="M0 3h3 157v30c-1 1-5 5-12 11s-14 15-22 26c-4 5-8 10-11 16-3 5-7 11-9 17-7 14-11 27-14 41-3 13-5 26-5 38h-3-47c1-10 2-20 5-30s6-20 9-28c1-2 2-5 3-7 1-3 2-5 3-7 6-13 14-26 24-38 9-12 19-23 29-32 0-1 1-1 2-2 0 0 1-1 2-1v-1h-114zM258 186c-25 0-45-9-58-26-13-16-19-40-19-68s6-50 19-67 33-25 58-25h3c23 0 39 6 50 17 11 12 18 25 22 39 2 6 3 13 4 19s1 12 1 17 0 11-1 18c-1 6-2 12-4 19-4 15-11 28-22 39-11 12-27 17-50 17zM260 156c11 0 18-4 23-12 4-9 7-18 8-27 1-5 1-9 1-13s0-8 0-12c0-3 0-7 0-11s0-9-1-13c-1-9-4-18-8-26-5-8-12-12-23-13-11 1-19 5-23 13-5 8-8 16-9 26 0 4-1 8-1 13 0 4 0 8 0 11 0 4 0 8 0 12s1 8 1 13c1 9 4 18 9 27 4 8 12 12 23 12z">
          <text:p/>
        </draw:path>
        <draw:path draw:style-name="gr7" draw:text-style-name="P5" draw:layer="layout" svg:width="0.335cm" svg:height="0.185cm" svg:x="18.434cm" svg:y="6.495cm" svg:viewBox="0 0 336 186" svg:d="M77 186c0 0-1 0-2 0s-2 0-3 0c-3 0-6 0-9-1-3 0-6 0-9-1-14-2-26-7-37-15s-17-20-17-37c0-12 3-21 10-28 6-7 14-13 24-16-9-3-16-8-21-15-4-7-7-15-7-23 0-12 6-24 16-34 11-10 29-15 55-15h3c1 0 3 0 5 0s4 0 5 0c16 1 30 5 43 13 12 7 19 19 19 36 0 10-3 18-8 25-6 6-12 11-20 13 10 3 18 9 24 16 7 7 10 16 10 28 0 17-6 30-17 38s-24 13-39 15c-3 0-6 0-9 1-3 0-6 0-9 0h-2c-1 0-1 0-1 0-1 0-1 0-2 0h-1zM78 157h1c2 0 3 0 5-1 2 0 4 0 5 0 6-2 12-4 17-9 5-4 8-10 8-18 0-2 0-3-1-5 0-2 0-3-1-5-1-5-5-9-11-13-4-4-12-6-23-6-10 0-18 2-22 6-5 4-9 8-10 13-1 2-1 3-1 5-1 2-1 3-1 5 0 8 3 15 8 19 4 4 10 6 16 8 2 0 3 0 5 0 2 1 4 1 5 1zM78 77c2 0 4-1 6-1s4 0 6-1c5-1 9-4 14-7 4-4 6-9 6-16 0-5-2-10-5-13-4-4-8-6-12-8-3-1-6-1-9-2-2 0-4 0-6 0-1 0-3 0-6 0-2 1-5 1-8 2-4 1-7 4-11 8-3 3-5 7-5 13 0 8 2 13 6 16 4 4 8 6 13 7 2 1 4 1 6 1s4 1 5 1zM256 186c-25 0-44-8-57-25s-19-39-19-67 6-51 19-68 32-26 57-26h3c23 0 39 6 50 18 11 11 18 25 22 39 2 7 3 13 4 20 1 6 1 12 1 17s0 11-1 17c-1 7-2 13-4 20-4 13-11 26-22 38-11 11-27 17-50 17zM258 157c11 0 18-5 23-13 4-8 7-16 8-26 1-4 1-8 1-13 0-4 0-8 0-11 0-4 0-8 0-12s0-8-1-12c-1-10-4-19-8-27-5-9-12-13-23-13s-19 4-23 13c-5 8-8 17-9 26 0 5-1 9-1 13s0 8 0 12c0 3 0 7 0 11 0 5 1 9 1 13 1 10 4 18 9 26 4 8 12 13 23 13z">
          <text:p/>
        </draw:path>
        <draw:path draw:style-name="gr7" draw:text-style-name="P5" draw:layer="layout" svg:width="0.333cm" svg:height="0.184cm" svg:x="18.436cm" svg:y="6.012cm" svg:viewBox="0 0 334 185" svg:d="M45 139c3 6 7 10 12 12 5 4 11 5 18 5 2 0 4 0 6 0 3-1 5-2 8-4 5-2 9-6 13-12 5-6 7-15 8-28-3 3-6 5-10 7-3 2-7 4-11 5-3 0-6 1-9 1-3 1-6 1-9 1h-3c-18 0-34-5-48-16-13-10-20-25-20-45 0-1 0-1 0-2s0-2 0-3c1-15 7-29 18-41 11-13 31-19 56-19h3c23 0 41 5 51 16 11 11 18 23 22 36 2 7 3 13 3 19 1 6 1 12 1 17 0 28-6 50-19 70-12 18-33 27-61 27h-2c-17 0-31-3-40-8-9-6-16-12-20-18-2-4-4-8-6-11-1-3-2-6-2-9h2zM110 65c0-2 0-5 0-7-1-3-2-6-3-9-2-5-5-9-10-13s-12-7-21-7-17 4-24 10-10 14-10 25c0 10 3 18 10 24 6 7 14 10 24 10s18-3 25-9c6-6 9-14 9-24zM254 185c-25 0-44-8-57-25-13-18-19-40-19-68s6-50 19-67 32-25 57-25h3c23 0 40 6 50 17 11 12 19 24 22 38 2 7 3 13 4 20 1 6 1 12 1 17s0 11-1 17c-1 7-2 13-4 20-3 14-11 27-22 39-10 11-27 17-50 17zM256 156c11 0 18-5 23-13 4-8 7-17 8-27 1-4 1-8 1-12 1-5 1-8 1-12 0-3 0-7-1-11 0-5 0-9-1-13-1-10-4-19-8-27-5-8-12-12-23-12s-19 4-23 12c-5 8-8 17-9 27 0 4-1 8-1 12 0 5 0 9 0 12 0 4 0 8 0 12s1 8 1 13c1 9 4 18 9 26 4 8 12 13 23 13z">
          <text:p/>
        </draw:path>
        <draw:path draw:style-name="gr7" draw:text-style-name="P5" draw:layer="layout" svg:width="0.42cm" svg:height="0.158cm" svg:x="18.401cm" svg:y="5.502cm" svg:viewBox="0 0 421 159" svg:d="M0 30h5c10 0 19-2 27-7 9-5 14-12 16-20h2 29v154h-2-39v-109h-38zM199 159c-21 0-38-7-49-21-11-15-16-35-16-59s5-43 16-57c11-15 28-22 49-22h3c19 0 34 5 43 15s15 21 19 33c1 5 2 11 3 16 0 6 1 11 1 15 0 5-1 10-1 15-1 6-2 11-3 18-4 12-10 23-19 32-9 10-24 15-43 15zM201 134c9 0 16-4 19-10 4-7 7-15 8-24 0-4 1-7 1-11 0-3 0-7 0-10s0-6 0-10c0-3-1-7-1-11-1-8-4-15-8-22-3-7-10-11-19-11-10 0-16 4-20 11s-6 14-7 22c-1 4-1 8-1 11-1 4-1 7-1 10s0 7 1 10c0 4 0 8 1 11 1 9 3 17 7 24 4 6 10 10 20 10zM353 159c-22 0-38-7-49-21-11-15-18-35-18-59s7-43 18-57c11-15 27-22 49-22h2c20 0 34 5 44 15 9 10 15 21 18 33 2 5 3 11 4 16 0 6 0 11 0 15 0 5 0 10 0 15-1 6-2 11-4 18-3 12-9 23-18 32-10 10-24 15-44 15zM354 134c10 0 16-4 20-10 4-7 6-15 7-24 1-4 1-7 1-11 0-3 0-7 0-10s0-6 0-10c0-3 0-7-1-11-1-8-3-15-7-22s-10-11-20-11c-9 0-16 4-19 11-4 7-7 14-8 22 0 4 0 8-1 11 0 4 0 7 0 10s0 7 0 10c1 4 1 8 1 11 1 9 4 17 8 24 3 6 10 10 19 10z">
          <text:p/>
        </draw:path>
        <draw:path draw:style-name="gr7" draw:text-style-name="P5" draw:layer="layout" svg:width="0.42cm" svg:height="0.159cm" svg:x="18.401cm" svg:y="5.018cm" svg:viewBox="0 0 421 160" svg:d="M0 30h5c9 0 19-2 27-7 9-5 14-11 16-20h2 29v154h-3-38v-108h-38zM153 30h5c9 0 19-2 27-7 9-5 14-11 16-20h2 29v154h-3-38v-108h-38zM353 160c-22 0-38-8-49-22s-17-35-17-58c0-24 6-44 17-58s27-22 49-22h2c20 0 34 5 44 15 9 10 15 21 18 33 2 6 3 11 4 17 0 5 0 10 0 15 0 4 0 9 0 14-1 6-2 11-4 17-3 13-9 24-18 34-10 10-24 14-44 14zM354 135c10-1 16-4 20-11 4-8 6-15 7-24 1-3 1-7 1-11 0-3 1-6 1-9 0-4-1-7-1-10 0-4 0-8-1-11-1-9-3-16-7-23s-10-10-20-11c-9 1-15 4-19 11s-7 14-8 23c0 3 0 7-1 11 0 3 0 6 0 10 0 3 0 6 0 9 1 4 1 8 1 11 1 9 4 16 8 24 4 7 10 10 19 11z">
          <text:p/>
        </draw:path>
        <draw:path draw:style-name="gr7" draw:text-style-name="P5" draw:layer="layout" svg:width="0.42cm" svg:height="0.159cm" svg:x="18.401cm" svg:y="4.531cm" svg:viewBox="0 0 421 160" svg:d="M0 31h5c10 0 19-3 27-8 9-4 14-11 16-19h2 29v153h-2-39v-108h-38zM265 157h-3-125v-6c0-8 2-16 5-23 4-7 9-13 16-19 4-3 9-7 14-11 6-3 12-7 19-12 5-2 9-5 13-8 4-2 7-4 10-7 4-3 7-6 9-10 2-3 3-8 3-12 0-8-2-13-7-17-4-3-8-5-14-6 0 0-1 0-2 0s-1 0-2 0c-7 0-14 2-19 6s-8 11-8 19v5h-2-35v-4c0-3 0-6 0-9 1-4 2-7 3-10 3-9 10-16 19-23 9-6 23-10 42-10h3c15 0 29 4 42 11 12 7 19 19 19 36 0 12-4 22-10 29-7 8-14 14-22 19-2 1-4 2-7 4-2 1-4 2-6 3-6 4-11 7-16 9-4 3-8 5-10 7s-4 4-6 5c-1 2-2 4-3 6h80zM353 160c-22 0-38-7-49-22s-18-34-18-58 7-43 18-58c11-14 27-21 49-21h2c20 0 34 5 44 15 9 10 15 20 18 32 2 6 3 12 4 17 0 6 0 10 0 15 0 4 0 9 0 15-1 5-2 11-4 16-3 12-9 24-18 34-10 10-24 15-44 15zM354 135c10 0 16-4 20-12 4-7 6-14 7-22 1-4 1-8 1-11 0-4 0-7 0-10s0-6 0-10 0-7-1-11c-1-8-3-16-7-23-4-6-10-10-20-10-9 0-16 4-19 10-4 7-7 15-8 23 0 4 0 7-1 11 0 4 0 7 0 10s0 6 0 10c1 3 1 7 1 11 1 8 4 15 8 22 3 8 10 12 19 12z">
          <text:p/>
        </draw:path>
        <draw:path draw:style-name="gr7" draw:text-style-name="P5" draw:layer="layout" svg:width="0.42cm" svg:height="0.158cm" svg:x="18.401cm" svg:y="4.14cm" svg:viewBox="0 0 421 159" svg:d="M0 30h5c9 0 19-2 27-7 9-5 14-12 16-20h2 29v154h-3-38v-108h-38zM171 104c0 2 1 3 1 5s0 4 1 6c1 4 4 9 8 13s11 6 19 6c9 0 16-2 20-7 5-4 7-10 7-16 0-7-2-11-5-14s-6-5-10-6c-2 0-4-1-6-1-1 0-3 0-4 0h-17v-25h13c1 0 3 0 5 0s4-1 7-1c3-1 7-3 10-6 2-2 4-7 4-13 0-1 0-3 0-4-1-1-1-3-2-4-1-3-4-6-7-8-4-2-9-3-16-4-1 0-2 0-3 1-2 0-3 0-4 0-5 1-9 4-13 7-3 4-5 11-5 21h-3-34c0-3 0-6 1-11 0-3 1-7 3-11 3-8 9-15 17-22 9-6 23-10 42-10h2c19 0 34 4 43 12 10 7 15 17 15 30 0 10-2 17-7 22s-10 9-15 11c-1 0-3 0-4 1-1 0-2 0-3 1 9 1 17 4 24 11 7 6 11 15 11 26 0 12-4 21-10 27-7 7-14 11-22 13-7 3-13 4-19 4-6 1-10 1-12 1h-2c-21 0-36-4-46-11-9-7-16-15-19-23-1-4-2-7-2-11-1-4-1-7-1-10h2zM353 159c-22 0-38-7-49-21-11-15-17-34-17-58s6-44 17-58c11-15 27-22 49-22h2c20 0 34 5 44 15 9 10 15 21 18 34 2 5 3 11 4 16 0 6 0 11 0 15 0 5 0 10 0 15-1 6-2 11-4 17-3 12-9 23-18 32-10 10-24 15-44 15zM354 134c10 0 16-3 20-10s6-15 7-23c1-4 1-7 1-11 0-3 1-7 1-10s-1-6-1-10c0-3 0-7-1-11-1-8-3-16-7-23s-10-11-20-11c-9 0-15 4-19 11s-7 15-8 23c0 4 0 8-1 11 0 4 0 7 0 10s0 7 0 10c1 4 1 8 1 11 1 8 4 16 8 23s10 10 19 10z">
          <text:p/>
        </draw:path>
        <draw:path draw:style-name="gr7" draw:text-style-name="P5" draw:layer="layout" svg:width="0.42cm" svg:height="0.159cm" svg:x="18.401cm" svg:y="3.705cm" svg:viewBox="0 0 421 160" svg:d="M0 31h5c9 0 19-2 27-7 9-5 14-11 16-21h2 29v154h-3-38v-107h-38zM132 122v-27l77-92h2 36v93h22v26h-22v35h-3-37v-35zM209 96v-55l-46 55zM353 160c-22-1-38-8-49-22s-17-34-17-58 6-43 17-57c11-16 27-23 49-23h2c20 0 34 5 44 16 9 10 15 21 18 33 2 6 3 11 4 17 0 5 0 10 0 14 0 5 0 10 0 15-1 6-2 11-4 17-3 12-9 23-18 33-10 10-24 14-44 14zM354 135c10-1 16-4 20-11s6-15 7-23c1-3 1-7 1-11 0-3 1-7 1-10s-1-6-1-9c0-4 0-8-1-11-1-9-3-16-7-23s-10-10-20-11c-9 1-15 4-19 11s-7 14-8 22c0 4 0 8-1 11 0 4 0 7 0 10s0 7 0 10c1 4 1 8 1 11 1 9 4 16 8 23s10 10 19 11z">
          <text:p/>
        </draw:path>
        <draw:polygon draw:style-name="gr6" draw:text-style-name="P5" draw:layer="layout" svg:width="0.18cm" svg:height="0.219cm" svg:x="10.738cm" svg:y="3.02cm" svg:viewBox="0 0 181 220" draw:points="31,25 31,220 0,220 0,0 181,0 181,220 150,220 150,25">
          <text:p/>
        </draw:polygon>
        <draw:path draw:style-name="gr6" draw:text-style-name="P5" draw:layer="layout" svg:width="0.204cm" svg:height="0.22cm" svg:x="11.759cm" svg:y="3.025cm" svg:viewBox="0 0 205 221" svg:d="M0 221v-26c17 3 30-2 40-16s16-42 18-84l2-95h145v221h-32v-195h-84l-2 75c-2 46-9 78-22 96-8 10-17 17-28 21-11 3-23 4-37 3z">
          <text:p/>
        </draw:path>
        <draw:polygon draw:style-name="gr6" draw:text-style-name="P5" draw:layer="layout" svg:width="0.181cm" svg:height="0.219cm" svg:x="12.186cm" svg:y="3.02cm" svg:viewBox="0 0 182 220" draw:points="32,25 32,220 0,220 0,0 182,0 182,220 151,220 151,25">
          <text:p/>
        </draw:polygon>
        <draw:path draw:style-name="gr6" draw:text-style-name="P5" draw:layer="layout" svg:width="0.204cm" svg:height="0.22cm" svg:x="13.207cm" svg:y="3.025cm" svg:viewBox="0 0 205 221" svg:d="M0 221v-26c17 3 30-2 40-16s16-42 18-84l2-95h145v221h-31v-195h-85l-2 75c-1 46-9 78-22 96-8 10-17 17-28 21-10 3-23 4-37 3z">
          <text:p/>
        </draw:path>
        <draw:polygon draw:style-name="gr6" draw:text-style-name="P5" draw:layer="layout" svg:width="0.18cm" svg:height="0.219cm" svg:x="13.635cm" svg:y="3.02cm" svg:viewBox="0 0 181 220" draw:points="31,25 31,220 0,220 0,0 181,0 181,220 150,220 150,25">
          <text:p/>
        </draw:polygon>
        <draw:path draw:style-name="gr6" draw:text-style-name="P5" draw:layer="layout" svg:width="0.204cm" svg:height="0.22cm" svg:x="14.655cm" svg:y="3.025cm" svg:viewBox="0 0 205 221" svg:d="M0 221v-26c17 3 30-2 40-16 11-14 16-42 18-84l2-95h145v221h-31v-195h-85l-2 75c-1 46-9 78-21 96-8 10-18 17-28 21-11 3-24 4-38 3z">
          <text:p/>
        </draw:path>
        <draw:polygon draw:style-name="gr6" draw:text-style-name="P5" draw:layer="layout" svg:width="0.18cm" svg:height="0.219cm" svg:x="15.083cm" svg:y="3.02cm" svg:viewBox="0 0 181 220" draw:points="31,25 31,220 0,220 0,0 181,0 181,220 150,220 150,25">
          <text:p/>
        </draw:polygon>
        <draw:path draw:style-name="gr6" draw:text-style-name="P5" draw:layer="layout" svg:width="0.204cm" svg:height="0.22cm" svg:x="16.103cm" svg:y="3.025cm" svg:viewBox="0 0 205 221" svg:d="M0 221v-26c17 3 31-2 41-16s16-42 17-84l2-95h145v221h-31v-195h-85l-2 75c-1 46-8 78-21 96-8 10-18 17-28 21-11 3-23 4-38 3z">
          <text:p/>
        </draw:path>
        <draw:polygon draw:style-name="gr6" draw:text-style-name="P5" draw:layer="layout" svg:width="0.18cm" svg:height="0.219cm" svg:x="16.531cm" svg:y="3.02cm" svg:viewBox="0 0 181 220" draw:points="31,25 31,220 0,220 0,0 181,0 181,220 150,220 150,25">
          <text:p/>
        </draw:polygon>
        <draw:path draw:style-name="gr6" draw:text-style-name="P5" draw:layer="layout" svg:width="0.204cm" svg:height="0.22cm" svg:x="17.552cm" svg:y="3.025cm" svg:viewBox="0 0 205 221" svg:d="M0 221v-26c16 3 30-2 40-16s16-42 17-84l2-95h146v221h-32v-195h-84l-2 75c-2 46-9 78-22 96-8 10-17 17-28 21-11 3-23 4-37 3z">
          <text:p/>
        </draw:path>
        <draw:polygon draw:style-name="gr6" draw:text-style-name="P5" draw:layer="layout" svg:width="0.18cm" svg:height="0.219cm" svg:x="17.991cm" svg:y="3.02cm" svg:viewBox="0 0 181 220" draw:points="31,25 31,220 0,220 0,0 181,0 181,220 150,220 150,25">
          <text:p/>
        </draw:polygon>
        <draw:path draw:style-name="gr6" draw:text-style-name="P5" draw:layer="layout" svg:width="0.204cm" svg:height="0.22cm" svg:x="19.011cm" svg:y="3.025cm" svg:viewBox="0 0 205 221" svg:d="M0 221v-26c17 3 30-2 41-16 10-14 16-42 17-84l2-95h145v221h-31v-195h-84l-2 75c-1 46-8 78-21 96-9 10-19 17-29 21-11 3-24 4-38 3z">
          <text:p/>
        </draw:path>
        <draw:polygon draw:style-name="gr6" draw:text-style-name="P5" draw:layer="layout" svg:width="0.145cm" svg:height="0.159cm" svg:x="17.951cm" svg:y="13.023cm" svg:viewBox="0 0 146 160" draw:points="29,20 29,160 0,160 0,0 146,0 146,160 115,160 115,20">
          <text:p/>
        </draw:polygon>
        <draw:path draw:style-name="gr6" draw:text-style-name="P5" draw:layer="layout" svg:width="0.16cm" svg:height="0.16cm" svg:x="19.082cm" svg:y="13.017cm" svg:viewBox="0 0 161 161" svg:d="M0 160v-19c15 2 26-3 33-16 4-8 8-31 9-65l1-60h118v160h-29v-140h-61l-1 40c-1 23-2 39-4 51-1 11-4 20-8 27-6 10-15 17-27 20-11 3-21 4-31 2z">
          <text:p/>
        </draw:path>
        <draw:polygon draw:style-name="gr6" draw:text-style-name="P5" draw:layer="layout" svg:width="0.145cm" svg:height="0.159cm" svg:x="16.506cm" svg:y="13.023cm" svg:viewBox="0 0 146 160" draw:points="29,20 29,160 0,160 0,0 146,0 146,160 115,160 115,20">
          <text:p/>
        </draw:polygon>
        <draw:path draw:style-name="gr6" draw:text-style-name="P5" draw:layer="layout" svg:width="0.16cm" svg:height="0.16cm" svg:x="17.637cm" svg:y="13.017cm" svg:viewBox="0 0 161 161" svg:d="M0 160v-19c15 2 26-3 32-16 5-8 7-31 9-65l1-60h119v160h-30v-140h-61v40c-1 23-2 39-4 51-1 11-4 20-9 27-6 10-15 17-26 20s-22 4-31 2z">
          <text:p/>
        </draw:path>
        <draw:polygon draw:style-name="gr6" draw:text-style-name="P5" draw:layer="layout" svg:width="0.145cm" svg:height="0.159cm" svg:x="15.049cm" svg:y="13.023cm" svg:viewBox="0 0 146 160" draw:points="29,20 29,160 0,160 0,0 146,0 146,160 115,160 115,20">
          <text:p/>
        </draw:polygon>
        <draw:path draw:style-name="gr6" draw:text-style-name="P5" draw:layer="layout" svg:width="0.16cm" svg:height="0.16cm" svg:x="16.18cm" svg:y="13.017cm" svg:viewBox="0 0 161 161" svg:d="M0 160v-19c15 2 26-3 32-16 5-8 8-31 9-65l1-60h119v160h-29v-140h-61l-1 40c-1 23-2 39-4 51-1 11-4 20-10 27-6 10-14 17-25 20s-22 4-31 2z">
          <text:p/>
        </draw:path>
        <draw:polygon draw:style-name="gr6" draw:text-style-name="P5" draw:layer="layout" svg:width="0.145cm" svg:height="0.159cm" svg:x="13.592cm" svg:y="13.023cm" svg:viewBox="0 0 146 160" draw:points="30,20 30,160 0,160 0,0 146,0 146,160 116,160 116,20">
          <text:p/>
        </draw:polygon>
        <draw:path draw:style-name="gr6" draw:text-style-name="P5" draw:layer="layout" svg:width="0.16cm" svg:height="0.16cm" svg:x="14.723cm" svg:y="13.017cm" svg:viewBox="0 0 161 161" svg:d="M0 160v-19c15 2 26-3 32-16 5-8 8-31 9-65l1-60h119v160h-29v-140h-62l-1 40c-1 23-2 39-4 51-1 11-4 20-8 27-6 10-15 17-26 20s-22 4-31 2z">
          <text:p/>
        </draw:path>
        <draw:polygon draw:style-name="gr6" draw:text-style-name="P5" draw:layer="layout" svg:width="0.144cm" svg:height="0.159cm" svg:x="12.147cm" svg:y="13.023cm" svg:viewBox="0 0 145 160" draw:points="30,20 30,160 0,160 0,0 145,0 145,160 116,160 116,20">
          <text:p/>
        </draw:polygon>
        <draw:path draw:style-name="gr6" draw:text-style-name="P5" draw:layer="layout" svg:width="0.16cm" svg:height="0.16cm" svg:x="13.278cm" svg:y="13.017cm" svg:viewBox="0 0 161 161" svg:d="M0 160v-19c15 2 26-3 32-16 5-8 7-31 9-65l1-60h119v160h-30v-140h-62v40c-1 23-2 39-4 51-1 11-4 20-9 27-6 10-14 17-25 20s-22 4-31 2z">
          <text:p/>
        </draw:path>
        <draw:path draw:style-name="gr6" draw:text-style-name="P5" draw:layer="layout" svg:width="0.161cm" svg:height="0.16cm" svg:x="11.832cm" svg:y="13.017cm" svg:viewBox="0 0 162 161" svg:d="M0 160v-19c15 2 26-3 33-16 4-8 7-31 8-65l2-60h119v160h-30v-140h-62v40c-1 23-3 39-4 51-2 11-5 20-9 27-6 10-14 17-26 20-11 3-21 4-31 2z">
          <text:p/>
        </draw:path>
        <draw:path draw:style-name="gr7" draw:text-style-name="P5" draw:layer="layout" svg:width="0.195cm" svg:height="0.233cm" svg:x="19.951cm" svg:y="12.386cm" svg:viewBox="0 0 196 234" svg:d="M59 164v1 1c2 8 5 15 12 21 6 7 15 10 27 10s21-3 26-8c6-6 10-13 11-19 2-4 2-7 3-11 0-3 0-6 0-9 0-13-3-23-10-30-7-6-14-10-23-12-1 0-2 0-3 0s-2 0-3 0c-2 0-4 0-6 0s-4 1-6 1c-5 1-10 3-14 6-4 2-7 5-10 9h-3-55l15-124h4 157v40h-119l-6 48c8-5 16-9 25-11 9-3 19-4 30-4h3c23 0 43 8 59 21 16 14 23 33 23 57s-8 44-24 59c-17 16-41 24-73 24h-4c-29 0-51-6-66-17-14-12-23-24-26-38-1-3-2-5-2-8 0-2 0-5-1-7h4z">
          <text:p/>
        </draw:path>
        <draw:path draw:style-name="gr7" draw:text-style-name="P5" draw:layer="layout" svg:width="0.402cm" svg:height="0.237cm" svg:x="19.862cm" svg:y="11.901cm" svg:viewBox="0 0 403 238" svg:d="M0 45h8c14 0 28-4 41-11 13-8 21-17 23-30h4 43v230h-3-58v-161h-58zM300 238c-33 0-58-11-74-32-17-22-25-51-25-87s8-65 25-87c16-22 41-32 74-32h3c29 0 51 7 65 22s24 31 29 50c2 9 4 17 5 25s1 16 1 22c0 7 0 14-1 23-1 8-3 16-5 25-5 18-15 34-29 49s-36 22-65 22zM301 201c15-1 24-6 30-16 6-11 9-22 11-34 1-6 1-11 1-17 1-5 1-10 1-15 0-4 0-9-1-14 0-6 0-11-1-17-2-12-5-24-11-35-6-10-15-15-30-16-13 1-23 6-29 16-6 11-10 23-11 35-1 6-1 11-1 16-1 6-1 11-1 15 0 5 0 10 1 15 0 6 0 11 1 17 1 12 5 23 11 34 6 10 16 15 29 16z">
          <text:p/>
        </draw:path>
        <draw:path draw:style-name="gr7" draw:text-style-name="P5" draw:layer="layout" svg:width="0.399cm" svg:height="0.233cm" svg:x="19.862cm" svg:y="11.515cm" svg:viewBox="0 0 400 234" svg:d="M0 42h8c14 0 28-4 41-11 13-8 20-18 23-31h4 43v230h-4-57v-161h-58zM262 164v1 1c1 8 5 15 11 21 7 7 17 10 29 10s20-3 26-9c5-5 9-12 11-19 1-3 2-7 2-10 1-3 1-6 1-9 0-14-4-24-10-30-7-7-15-10-23-12-1 0-2 0-3 0s-2-1-3-1c-2 0-4 1-6 1s-4 1-7 1c-5 1-10 3-14 5-5 3-8 6-10 10h-3-54l15-124h3 158v41h-120l-7 47c9-5 17-8 26-11 10-2 20-3 30-3h4c23 0 43 7 58 20 16 14 24 32 24 57 0 24-8 43-25 59-16 16-40 24-73 24h-3c-30 0-52-6-66-17-14-12-23-24-27-38 0-3-1-6-1-8s-1-5-1-7h3z">
          <text:p/>
        </draw:path>
        <draw:path draw:style-name="gr7" draw:text-style-name="P5" draw:layer="layout" svg:width="0.426cm" svg:height="0.238cm" svg:x="19.838cm" svg:y="11.076cm" svg:viewBox="0 0 427 239" svg:d="M192 235h-3-188v-10c0-12 3-24 8-33s13-20 23-28c6-6 13-12 22-17 8-6 18-12 28-18 8-4 14-8 20-12s10-7 15-11c6-5 10-10 13-15s4-12 4-19c0-11-3-19-9-24-7-5-14-9-22-10-1 0-2 0-3 0s-2 0-3 0c-11 0-21 3-28 9-8 7-12 16-12 29v8h-3-54v-7c0-4 1-9 1-14 1-5 3-10 5-15 4-12 14-23 28-33 13-10 35-15 64-15h3c23 0 44 5 63 16 19 10 28 28 28 54 0 18-5 32-14 44-10 11-21 20-33 27-3 2-7 4-10 6s-6 4-9 5c-10 6-18 10-24 14-7 4-12 7-16 11-3 2-6 6-8 8-2 3-4 6-6 9h120zM324 239c-33 0-58-11-74-33-17-21-25-51-25-87s8-65 25-86c16-22 41-33 74-33h3c30 0 52 8 66 23s23 31 28 49c2 8 4 17 5 25 0 8 1 16 1 22 0 7-1 14-1 22-1 9-3 17-5 25-5 19-14 36-28 50-14 15-36 23-66 23zM325 201c14 0 24-6 31-16 6-11 9-22 11-35 1-5 1-11 1-16s0-10 0-15c0-4 0-9 0-15 0-5 0-11-1-16-2-12-5-24-11-34-7-10-17-16-31-16s-23 6-29 16-10 21-11 34c-1 5-1 11-2 16 0 6 0 11 0 15 0 5 0 10 0 15 1 6 1 11 2 17 1 12 5 23 11 34 6 10 15 16 29 16z">
          <text:p/>
        </draw:path>
        <draw:path draw:style-name="gr7" draw:text-style-name="P5" draw:layer="layout" svg:width="0.431cm" svg:height="0.237cm" svg:x="19.833cm" svg:y="10.299cm" svg:viewBox="0 0 432 238" svg:d="M58 155c0 3 0 5 0 8s1 6 2 8c1 7 6 14 12 20s16 9 29 9 23-3 30-10 10-15 10-24c0-10-2-17-7-21-5-5-10-7-16-9-2-1-5-1-8-1s-5-1-7-1h-25v-37h19c2 0 4 0 8 0 3-1 6-1 10-2 5-1 10-4 15-8 4-4 6-11 6-19 0-2 0-4 0-6-1-2-2-4-3-6-2-4-5-8-11-12-5-3-13-5-23-5-2 0-4 0-5 0-2 0-4 1-6 1-7 1-13 5-19 11-5 6-8 16-8 30h-3-52c0-5 0-10 1-15 1-6 2-12 4-17 5-12 14-23 27-33 13-11 34-16 62-16h3c29 0 51 6 66 18 14 12 22 27 22 46 0 13-4 24-11 32-7 7-15 13-23 16-2 0-3 1-5 1-2 1-3 1-5 1v1c14 1 26 6 36 16 11 9 16 22 16 40 0 17-5 31-15 40-10 10-21 16-33 20-10 3-19 5-28 6-9 0-15 1-18 1h-4c-31 0-54-6-68-16-14-11-24-23-28-36-2-5-4-10-4-16-1-5-1-10-1-15h3zM330 238c-33 0-58-11-74-32-17-22-25-50-25-86s8-65 25-87c16-21 41-33 74-33h3c29 0 51 7 65 23 14 15 23 32 28 49 2 9 4 17 5 25 1 9 1 16 1 23 0 6 0 14-1 22s-3 16-5 25c-5 18-14 34-28 49s-36 22-65 22zM331 201c15-1 24-6 30-16 6-11 9-22 11-34 1-6 1-11 1-17 1-5 1-10 1-14 0-5 0-10-1-15 0-5 0-11-1-17-2-12-5-23-11-33-6-11-15-16-30-16-13 0-23 5-29 16-6 10-10 21-11 33-1 6-1 11-1 17-1 5-1 10-1 15 0 4 0 9 1 15 0 5 0 11 1 16 1 12 5 23 11 34 6 10 16 15 29 16z">
          <text:p/>
        </draw:path>
        <draw:path draw:style-name="gr7" draw:text-style-name="P5" draw:layer="layout" svg:width="0.433cm" svg:height="0.238cm" svg:x="19.831cm" svg:y="9.521cm" svg:viewBox="0 0 434 239" svg:d="M0 183v-41l116-137h3 53v138h35v40h-35v52h-3-55v-52zM116 143v-83l-69 83zM332 239c-33 0-58-11-74-33-18-21-26-50-26-86s8-66 26-87c16-22 41-33 74-33h3c29 0 51 8 65 23s23 31 28 49c2 9 4 18 5 26s1 16 1 22c0 7 0 14-1 22-1 9-3 17-5 25-5 18-14 35-28 49-14 15-36 23-65 23zM333 201c15 0 24-5 30-16 6-10 9-21 11-34 1-5 1-11 1-16 1-5 1-10 1-15 0-4 0-9-1-15 0-5 0-10-1-16-2-13-5-25-11-35s-15-16-30-16c-13 0-23 6-29 16s-10 22-11 35c-1 5-1 11-1 16-1 6-1 11-1 15 0 5 0 10 1 15 0 6 0 11 1 17 1 12 5 23 11 33 6 11 16 16 29 16z">
          <text:p/>
        </draw:path>
        <draw:path draw:style-name="gr7" draw:text-style-name="P5" draw:layer="layout" svg:width="0.427cm" svg:height="0.238cm" svg:x="19.837cm" svg:y="8.84cm" svg:viewBox="0 0 428 239" svg:d="M58 168c0 1 1 1 1 1 0 1 0 1 0 2 1 7 5 14 11 21 6 6 16 10 28 10 11 0 20-3 26-9 5-6 9-12 11-19 1-4 2-7 2-10 0-4 1-7 1-9 0-14-4-24-11-31-6-6-14-10-22-11-1-1-2-1-3-1s-2 0-3 0c-2 0-4 0-6 0-2 1-5 1-7 2-5 1-9 3-14 5-4 2-7 5-9 9h-4-55l17-123h3 156v39h-118l-7 49c8-5 17-9 26-11s18-3 29-3h4c23 0 42 6 58 20 16 13 24 32 24 56s-8 44-25 60c-16 16-41 23-73 23l-3 1c-30 0-51-6-65-18-15-11-24-24-28-38-1-2-1-5-1-7-1-3-1-5-1-8h3zM326 239c-33 0-58-11-74-33-17-21-25-50-25-86s8-65 25-87c16-22 41-33 74-33h3c29 0 51 8 65 23s23 32 28 50c2 8 4 17 5 25s1 15 1 22 0 14-1 22-3 17-5 25c-5 18-14 34-28 49s-36 22-65 22zM327 201c15 0 24-6 30-16s9-21 11-34c1-5 1-11 1-16 1-6 1-10 1-15s0-9-1-15c0-5 0-11-1-16-2-12-5-24-11-34-6-11-15-17-30-17-13 0-23 6-29 17-6 10-10 21-11 34-1 5-1 11-1 16-1 6-1 10-1 15s0 10 1 15c0 5 0 11 1 16 1 13 5 24 11 34s16 16 29 16z">
          <text:p/>
        </draw:path>
        <draw:path draw:style-name="gr7" draw:text-style-name="P5" draw:layer="layout" svg:width="0.428cm" svg:height="0.238cm" svg:x="19.836cm" svg:y="8.159cm" svg:viewBox="0 0 429 239" svg:d="M142 59c-2-7-7-12-14-15-8-3-16-5-24-5h-1c-15 0-26 5-33 15-8 10-13 24-14 40 7-6 16-10 25-13 8-3 17-4 27-4h3c23 0 43 6 61 19 17 13 26 33 26 59 0 5-1 10-1 15-1 6-3 12-5 18-5 12-14 24-27 35-13 10-32 15-59 15l-4 1c-31-1-54-8-69-22-14-15-23-31-27-48-3-9-4-17-5-26-1-8-1-15-1-22 0-34 8-62 24-85 16-24 44-36 80-36h3c22 0 39 4 52 11 12 8 21 16 26 25 3 4 5 8 7 12 1 4 2 8 3 11h-3zM56 156c0 12 4 23 13 32 8 8 19 13 32 13 12 0 23-5 31-12 8-8 12-19 12-32s-4-23-12-32c-7-8-18-12-31-13-2 0-4 1-5 1-2 0-4 0-5 1-9 1-16 5-23 12-8 6-12 16-12 30zM327 239c-33-1-57-11-74-33-16-21-25-50-25-86s9-65 25-87c17-22 41-33 74-33h3c29 0 51 8 65 23s23 32 28 50c3 8 4 16 5 25 1 8 1 15 1 22 0 6 0 14-1 22s-2 17-5 25c-5 18-14 34-28 49s-36 22-65 22zM329 201c14 0 24-6 29-16 6-10 10-22 11-34 1-6 2-11 2-16 0-6 0-11 0-15 0-5 0-10 0-15s-1-11-2-16c-1-13-5-24-11-34-5-11-15-16-29-16s-24 5-30 16c-6 10-9 21-11 33-1 6-1 11-1 17 0 5-1 10-1 15 0 4 1 9 1 15 0 5 0 11 1 16 2 12 5 24 11 34s16 16 30 16z">
          <text:p/>
        </draw:path>
        <draw:path draw:style-name="gr7" draw:text-style-name="P5" draw:layer="layout" svg:width="0.432cm" svg:height="0.238cm" svg:x="19.832cm" svg:y="7.48cm" svg:viewBox="0 0 433 239" svg:d="M0 5h3 202v38c-1 1-7 6-16 14s-18 20-29 34c-4 6-9 13-13 20-5 7-9 14-12 22-8 18-14 35-18 52-4 16-6 33-7 50h-3-60c1-15 3-28 6-41 4-12 7-23 11-34 2-3 3-6 4-10 2-3 3-6 4-8 9-17 19-33 31-49 12-15 24-29 37-41 1-1 2-2 2-2 1-1 2-2 3-2v-1h-145zM331 239c-33 0-58-11-74-34-18-21-26-50-26-86s8-65 26-86c16-22 41-33 74-33h3c29 0 51 8 65 23s23 31 28 49c2 8 4 17 5 25s1 16 1 22c0 7 0 14-1 22-1 9-3 17-5 25-5 18-14 35-28 49-14 16-36 24-65 24zM332 200c15 0 24-6 30-16s9-21 11-34c1-5 1-11 1-16 1-5 1-10 1-15 0-4 0-9-1-15 0-5 0-10-1-16-2-12-5-24-11-34s-15-16-30-16c-13 0-23 6-29 16s-10 21-11 34c-1 5-1 11-1 16-1 6-1 11-1 15 0 5 0 10 1 15 0 6 0 11 1 17 1 12 5 23 11 33s16 16 29 16z">
          <text:p/>
        </draw:path>
        <draw:path draw:style-name="gr7" draw:text-style-name="P5" draw:layer="layout" svg:width="0.431cm" svg:height="0.238cm" svg:x="19.833cm" svg:y="6.994cm" svg:viewBox="0 0 432 239" svg:d="M100 238c-1 0-2 0-3 0s-2 0-4 0c-4 0-7 0-11 0-4-1-8-1-13-2-17-3-33-10-47-20s-22-26-22-48c0-15 5-28 13-37s19-15 31-19c-11-4-20-11-26-20-7-9-10-19-10-30 0-15 7-29 21-42s37-20 71-20h3c2 0 4 0 7 1 2 0 4 0 7 0 19 2 37 7 54 16 16 9 24 24 24 45 0 14-3 24-10 32s-16 14-27 18c14 4 25 10 33 19s12 22 12 37c0 22-7 38-22 49-14 10-31 16-49 20-4 0-8 1-12 1s-8 0-11 0h-4-1-1c-1 0-2 0-2 0zM101 200h1c2 0 4 0 7-1 2 0 4 0 7-1 7-1 14-5 20-10s10-13 10-24c0-2-1-4-1-6 0-3-1-5-1-7-3-6-7-11-13-16s-16-8-30-8c-13 0-23 3-29 8s-11 10-13 16c-1 2-1 4-1 7-1 2-1 4-1 6 0 11 3 19 10 24 6 5 13 9 21 10 2 1 4 1 7 1 2 1 4 1 6 1zM101 97c3 0 5 0 8-1 2 0 5-1 8-1 6-2 11-5 16-10 5-4 8-11 8-19s-3-14-7-18-9-6-14-8c-4-2-7-2-11-3-3 0-6 0-8 0-1 0-4 0-7 0-4 1-7 1-11 3-5 1-10 4-14 8s-7 10-7 18c0 9 3 16 8 20s11 7 17 9c2 0 5 1 7 1 3 1 5 1 7 1zM330 239c-33-1-58-12-74-34-17-21-25-50-25-86s8-65 25-86c16-22 41-33 74-33h3c29 0 51 8 65 22 14 15 23 32 28 50 2 8 4 16 5 25 1 8 1 15 1 22 0 6 0 14-1 22s-3 17-5 25c-5 18-14 34-28 49s-36 23-65 23zM331 200c15 0 24-6 30-16s9-22 11-34c1-5 1-11 1-16 1-6 1-11 1-15 0-5 0-10-1-15 0-5 0-11-1-16-2-13-5-24-11-34s-15-16-30-16c-13 0-23 6-29 16s-10 21-11 33c-1 6-1 11-1 17-1 5-1 10-1 15 0 4 0 9 1 15 0 5 0 11 1 16 1 13 5 24 11 34s16 16 29 16z">
          <text:p/>
        </draw:path>
        <draw:path draw:style-name="gr7" draw:text-style-name="P5" draw:layer="layout" svg:width="0.428cm" svg:height="0.237cm" svg:x="19.836cm" svg:y="6.459cm" svg:viewBox="0 0 429 238" svg:d="M58 180c2 8 7 13 15 16 7 3 15 4 23 4 3 0 5 0 8 0 3-1 6-2 10-3 6-3 12-8 17-16 6-8 9-20 10-36-4 4-8 7-13 9-4 3-9 4-13 6-5 1-9 2-13 2-3 1-7 1-11 1h-3c-24 0-45-7-62-20s-26-33-26-58c0-1 0-2 0-3 0-2 0-3 0-4 1-20 9-38 23-54 15-16 38-24 72-24h4c30 0 52 7 66 21 13 14 23 29 27 46 3 9 4 17 5 25 0 8 1 16 1 22 0 35-8 65-24 88-17 24-43 36-79 36h-3c-21 0-39-4-51-11s-20-15-26-23c-3-5-5-9-7-13-1-4-2-8-3-11h3zM142 84c0-3-1-6-1-9-1-3-2-7-3-11-3-7-8-13-14-18-6-6-15-8-26-9-13 1-23 5-31 13-9 7-13 19-13 33 0 13 4 23 11 31 9 9 19 13 33 13 12 0 23-4 31-11 8-8 13-18 13-32zM327 238c-33 0-57-11-74-32-16-22-25-51-25-87s9-65 25-87c17-22 41-32 74-32h3c29 0 51 7 65 22s23 31 28 50c3 9 4 17 5 25s1 16 1 22c0 7 0 14-1 23-1 8-2 16-5 25-5 17-14 34-28 49-14 14-36 22-65 22zM329 200c14 0 24-5 29-16 6-10 10-21 11-34 1-5 2-11 2-16s0-10 0-15c0-4 0-9 0-14 0-6-1-11-2-17-1-12-5-23-11-35-5-10-15-15-29-16-14 1-24 6-30 16-6 12-9 23-11 35-1 5-1 11-1 16 0 6-1 11-1 15 0 5 1 10 1 15 0 6 0 11 1 17 2 12 5 23 11 33 6 11 16 16 30 16z">
          <text:p/>
        </draw:path>
        <draw:path draw:style-name="gr7" draw:text-style-name="P5" draw:layer="layout" svg:width="0.631cm" svg:height="0.237cm" svg:x="19.748cm" svg:y="5.975cm" svg:viewBox="0 0 632 238" svg:d="M0 45h7c15 0 29-4 41-11 13-7 21-17 24-30h3 44v230h-3-59v-161h-57zM300 238c-33 0-57-11-74-32-16-22-24-50-24-86s8-66 24-88c17-21 41-32 74-32h4c29 0 50 7 64 22s24 31 28 50c3 9 5 17 5 25 1 9 1 16 1 23 0 6 0 14-1 22 0 8-2 16-5 25-4 18-14 34-28 49s-35 22-64 22zM302 201c14-1 24-6 30-16 5-11 9-22 10-34 1-6 2-11 2-17 0-5 0-10 0-14 0-5 0-10 0-15 0-6-1-11-2-17-1-12-5-24-10-35-6-10-16-15-30-16-14 1-24 6-30 16-5 11-9 23-11 35 0 6-1 11-1 17 0 5 0 10 0 15 0 4 0 9 0 15 0 5 1 10 1 16 2 12 6 23 11 34 6 10 16 15 30 16zM529 238c-32 0-57-11-73-32-17-22-25-50-25-86s8-66 25-88c16-21 41-32 73-32h4c29 0 50 7 64 22s24 31 29 50c2 9 4 17 4 25 1 9 2 16 2 23 0 6-1 14-2 22 0 8-2 16-4 25-5 18-15 34-29 49s-35 22-64 22zM531 201c14-1 24-6 30-16 5-11 9-22 11-34 0-6 1-11 1-17 0-5 0-10 0-14 0-5 0-10 0-15 0-6-1-11-1-17-2-12-6-24-11-35-6-10-16-15-30-16-14 1-24 6-30 16-5 11-9 23-11 35 0 6-1 11-1 17 0 5 0 10 0 15 0 4 0 9 0 15 0 5 1 10 1 16 2 12 6 23 11 34 6 10 16 15 30 16z">
          <text:p/>
        </draw:path>
        <draw:path draw:style-name="gr7" draw:text-style-name="P5" draw:layer="layout" svg:width="0.632cm" svg:height="0.238cm" svg:x="19.747cm" svg:y="5.535cm" svg:viewBox="0 0 633 239" svg:d="M0 47h8c15 0 29-4 41-11 13-9 21-19 24-31h3 43v230h-3-58v-161h-58zM231 47h7c15 0 29-4 42-11 12-9 20-19 23-31h3 44v230h-4-57v-161h-58zM530 239c-32 0-57-11-73-33-17-21-25-50-25-86s8-65 25-87c16-22 41-33 73-33h4c29 0 51 8 65 23 14 16 23 32 28 50 2 8 4 17 5 25 0 8 1 16 1 22 0 7-1 14-1 22-1 9-3 17-5 25-5 18-14 35-28 50-14 14-36 22-65 22zM532 201c14 0 24-5 30-16 6-10 9-21 11-34 1-5 1-11 1-16s0-10 0-15c0-4 0-9 0-15 0-5 0-10-1-16-2-12-5-24-11-34s-16-15-30-16c-14 1-24 6-29 16-6 10-10 22-11 34-1 5-1 11-2 16 0 6 0 11 0 15 0 5 0 10 0 15 1 6 1 11 2 17 1 12 5 23 11 33 5 11 15 16 29 16z">
          <text:p/>
        </draw:path>
        <draw:path draw:style-name="gr7" draw:text-style-name="P5" draw:layer="layout" svg:width="0.631cm" svg:height="0.238cm" svg:x="19.748cm" svg:y="5.098cm" svg:viewBox="0 0 632 239" svg:d="M0 46h7c15 0 29-4 41-11 13-8 21-17 24-30h3 44v229h-3-59v-161h-57zM398 234h-3-188v-9c0-13 2-24 8-34 5-9 12-18 23-27 6-6 13-11 22-17 8-5 18-11 28-18 7-4 14-8 20-12 5-3 10-7 14-11 6-4 11-9 14-15 2-5 4-11 4-18 0-12-3-20-10-25-6-5-13-8-21-9-1-1-2-1-3-1s-2 0-3 0c-11 0-21 3-29 10-7 6-11 15-11 28v8h-4-53v-7c0-4 0-8 1-13s2-10 4-16c5-12 14-23 28-33s35-15 64-15h3c24 0 45 6 64 16 19 11 28 29 28 54 0 18-5 33-15 44s-20 20-32 28c-4 2-7 4-10 5-4 2-7 4-10 6-9 5-17 9-23 13-7 4-12 8-17 11-3 3-5 5-7 8-2 2-4 5-6 8h120zM529 239c-32 0-57-12-73-33-17-22-25-51-25-87s8-64 25-86c16-22 41-32 73-32h4c29 0 50 7 64 22s24 31 29 49c2 9 4 17 4 25 1 8 2 16 2 22 0 7-1 14-2 23 0 8-2 16-4 25-5 18-15 34-29 49-14 14-35 23-64 23zM531 201c14-1 24-6 30-16 5-11 9-22 11-34 0-6 1-11 1-17 0-5 0-10 0-15 0-4 0-9 0-14 0-6-1-11-1-17-2-12-6-23-11-34-6-10-16-15-30-16-14 1-24 6-30 16-5 11-9 22-11 34 0 6-1 11-1 16 0 6 0 11 0 15 0 5 0 10 0 15 0 6 1 11 1 17 2 12 6 23 11 34 6 10 16 15 30 16z">
          <text:p/>
        </draw:path>
        <draw:path draw:style-name="gr7" draw:text-style-name="P5" draw:layer="layout" svg:width="0.632cm" svg:height="0.238cm" svg:x="19.747cm" svg:y="4.612cm" svg:viewBox="0 0 633 239" svg:d="M0 46h8c15 0 29-3 41-10 13-8 21-18 24-31h3 43v230h-3-58v-161h-58zM259 156c0 2 0 5 1 8 0 2 1 5 1 8 2 7 6 14 13 19 6 6 15 10 28 10 14 0 24-4 30-11 7-6 11-14 11-24s-3-16-7-21c-5-4-10-7-16-8-3-1-5-1-8-2-3 0-5 0-8 0h-24v-38h18c2 0 5 0 8 0 4 0 7-1 11-1 5-2 10-5 14-9 5-4 7-10 7-19 0-1 0-3-1-5 0-2-1-4-2-7-2-4-6-8-11-11-5-4-13-5-24-6-1 0-3 0-5 1-1 0-3 0-5 1-7 1-13 5-19 10-6 6-8 16-8 30h-4-51c0-4 0-9 1-15 0-5 2-11 4-17 5-12 14-23 27-32 13-11 33-16 61-16h4c29 0 51 5 65 18 15 12 22 27 22 45 0 14-3 25-10 32-7 8-15 13-24 16-1 1-3 1-4 2-2 0-4 0-5 1v1c14 1 26 6 36 15 10 10 16 23 16 40 0 18-5 32-15 41s-21 16-33 20c-10 3-20 5-29 5-9 1-15 1-18 1l-3 1c-31-1-54-6-68-17-14-10-24-22-29-35-1-6-3-11-3-16-1-6-1-10-1-15h3zM530 239c-32 0-57-11-73-33-17-21-25-50-25-86s8-65 25-86c16-22 41-34 73-34h4c29 0 51 8 65 24 14 15 23 31 28 49 2 8 4 17 5 25 0 8 1 16 1 22 0 7-1 14-1 22-1 9-3 17-5 25-5 18-14 35-28 49-14 15-36 23-65 23zM532 201c14 0 24-5 30-16 6-10 9-21 11-34 1-5 1-11 1-16s0-10 0-15c0-4 0-9 0-15 0-5 0-10-1-16-2-12-5-24-11-34s-16-16-30-16-24 6-29 16c-6 10-10 22-11 34-1 5-1 11-2 16 0 6 0 11 0 15 0 5 0 10 0 15 1 6 1 11 2 17 1 12 5 23 11 33 5 11 15 16 29 16z">
          <text:p/>
        </draw:path>
        <draw:path draw:style-name="gr7" draw:text-style-name="P5" draw:layer="layout" svg:width="0.632cm" svg:height="0.238cm" svg:x="19.747cm" svg:y="3.884cm" svg:viewBox="0 0 633 239" svg:d="M0 46h8c15 0 29-3 41-11 13-7 21-18 24-30h3 43v230h-3-58v-161h-58zM263 168c0 1 0 1 0 1 0 1 1 1 1 2 1 7 5 14 11 21 6 6 15 10 27 10s21-3 26-9c6-6 10-12 12-19 1-4 1-7 2-10 0-4 0-7 0-9 0-14-3-24-10-30-7-7-14-11-22-12-1 0-2-1-3-1s-3 0-4 0c-2 0-4 0-6 1-2 0-4 0-6 1-5 1-10 3-14 5s-7 6-10 9h-3-54l16-123h3 156v40h-119l-6 48c8-5 17-9 25-11 9-2 19-3 30-3h3c24 0 43 6 59 20 16 13 24 32 24 57 0 23-9 43-25 59-17 16-41 24-73 24h-4c-29 0-51-6-65-18-14-11-22-24-26-38-1-2-1-5-2-7 0-3 0-5-1-8h4zM530 239c-32 0-57-11-73-33-17-21-25-50-25-86s8-65 25-86c16-23 41-34 73-34h4c29 0 51 8 65 23 14 16 23 32 28 50 2 8 4 17 5 25 0 8 1 16 1 22 0 7-1 14-1 22-1 9-3 17-5 25-5 18-14 35-28 49-14 15-36 23-65 23zM532 201c14 0 24-6 30-16s9-21 11-34c1-5 1-11 1-16s0-10 0-15c0-4 0-9 0-15 0-5 0-11-1-16-2-12-5-24-11-34s-16-16-30-16-24 6-29 16c-6 10-10 21-11 34-1 5-1 11-2 16 0 6 0 11 0 15 0 5 0 10 0 15 1 6 1 11 2 17 1 12 5 23 11 33 5 10 15 16 29 16z">
          <text:p/>
        </draw:path>
        <draw:path draw:style-name="gr7" draw:text-style-name="P5" draw:layer="layout" svg:width="0.632cm" svg:height="0.238cm" svg:x="19.747cm" svg:y="3.593cm" svg:viewBox="0 0 633 239" svg:d="M0 45h8c15 0 28-4 41-11s21-17 23-30h4 43v230h-3-58v-161h-58zM346 58c-2-7-7-12-15-15-7-3-15-5-23-5h-1c-15 0-26 5-33 15-8 11-12 24-13 41 7-6 15-10 23-14 9-3 18-4 27-4h4c23 0 43 7 60 20 18 13 26 33 26 59 0 5 0 10-1 15 0 6-2 12-4 18-5 12-14 24-27 35-13 10-33 15-60 15l-3 1c-31-1-54-8-68-22-14-15-23-31-28-48-2-9-4-17-4-26-1-8-1-15-1-22 0-34 8-63 24-86s42-35 79-35h3c22 0 39 4 51 11s21 15 27 24c3 4 5 8 6 12 2 4 3 8 4 11h-3zM261 156c0 12 4 23 12 32 8 8 19 13 32 13 12 0 22-4 30-12s12-19 12-32-3-23-11-32c-7-8-18-12-32-13-1 0-3 1-5 1-1 0-3 0-4 1-9 1-17 5-24 12-7 6-10 16-10 30zM531 239c-33-1-58-11-74-33-17-21-25-50-25-86s8-66 25-88c16-21 41-32 74-32h3c29 0 51 8 65 22 14 15 23 32 28 50 2 8 4 17 5 26 0 8 1 15 1 22 0 6-1 14-1 22-1 8-3 17-5 25-5 18-14 34-28 49s-36 22-65 22zM532 201c14 0 24-6 30-16s9-22 11-34c1-6 1-11 1-16 0-6 1-11 1-15 0-5-1-10-1-15s0-11-1-16c-2-14-5-25-11-35s-16-16-30-16-23 6-29 16-10 21-11 34c-1 6-1 11-2 17 0 5 0 10 0 15 0 4 0 9 0 15 1 5 1 11 2 16 1 12 5 24 11 34s15 16 29 16z">
          <text:p/>
        </draw:path>
        <draw:polygon draw:style-name="gr6" draw:text-style-name="P5" draw:layer="layout" svg:width="0.13cm" svg:height="0.361cm" svg:x="20.384cm" svg:y="13.342cm" svg:viewBox="0 0 131 362" draw:points="65,0 131,141 87,141 87,362 43,362 43,141 0,141">
          <text:p/>
        </draw:polygon>
        <draw:path draw:style-name="gr17" draw:text-style-name="P6" draw:layer="layout" svg:width="0.155cm" svg:height="0.145cm" svg:x="10.759cm" svg:y="12.433cm" svg:viewBox="0 0 156 146" svg:d="M156 72c0-40-35-72-78-72-42 0-78 32-78 72 0 41 36 74 78 74 43 0 78-33 78-74z">
          <text:p/>
        </draw:path>
        <draw:path draw:style-name="gr17" draw:text-style-name="P6" draw:layer="layout" svg:width="0.155cm" svg:height="0.146cm" svg:x="10.759cm" svg:y="11.946cm" svg:viewBox="0 0 156 147" svg:d="M156 74c0-40-35-74-78-74-42 0-78 34-78 74s36 73 78 73c43 0 78-33 78-73z">
          <text:p/>
        </draw:path>
        <draw:path draw:style-name="gr17" draw:text-style-name="P6" draw:layer="layout" svg:width="0.155cm" svg:height="0.145cm" svg:x="10.759cm" svg:y="11.559cm" svg:viewBox="0 0 156 146" svg:d="M156 73c0-40-35-73-78-73-42 0-78 33-78 73s36 73 78 73c43 0 78-33 78-73z">
          <text:p/>
        </draw:path>
        <draw:path draw:style-name="gr17" draw:text-style-name="P6" draw:layer="layout" svg:width="0.155cm" svg:height="0.146cm" svg:x="10.759cm" svg:y="11.122cm" svg:viewBox="0 0 156 147" svg:d="M156 73c0-40-35-73-78-73-42 0-78 33-78 73s36 74 78 74c43 0 78-34 78-74z">
          <text:p/>
        </draw:path>
        <draw:path draw:style-name="gr17" draw:text-style-name="P6" draw:layer="layout" svg:width="0.156cm" svg:height="0.145cm" svg:x="10.764cm" svg:y="10.683cm" svg:viewBox="0 0 157 146" svg:d="M157 72c0-40-35-72-78-72s-79 32-79 72c0 41 36 74 79 74s78-33 78-74z">
          <text:p/>
        </draw:path>
        <draw:path draw:style-name="gr17" draw:text-style-name="P6" draw:layer="layout" svg:width="0.155cm" svg:height="0.146cm" svg:x="10.759cm" svg:y="10.295cm" svg:viewBox="0 0 156 147" svg:d="M156 74c0-41-35-74-78-74-42 0-78 33-78 74 0 40 36 73 78 73 43 0 78-33 78-73z">
          <text:p/>
        </draw:path>
        <draw:path draw:style-name="gr17" draw:text-style-name="P6" draw:layer="layout" svg:width="0.155cm" svg:height="0.146cm" svg:x="10.759cm" svg:y="9.905cm" svg:viewBox="0 0 156 147" svg:d="M156 74c0-40-35-74-78-74-42 0-78 34-78 74s36 73 78 73c43 0 78-33 78-73z">
          <text:p/>
        </draw:path>
        <draw:path draw:style-name="gr17" draw:text-style-name="P6" draw:layer="layout" svg:width="0.155cm" svg:height="0.146cm" svg:x="10.759cm" svg:y="9.567cm" svg:viewBox="0 0 156 147" svg:d="M156 73c0-40-35-73-78-73-42 0-78 33-78 73 0 41 36 74 78 74 43 0 78-33 78-74z">
          <text:p/>
        </draw:path>
        <draw:path draw:style-name="gr17" draw:text-style-name="P6" draw:layer="layout" svg:width="0.155cm" svg:height="0.146cm" svg:x="10.759cm" svg:y="9.177cm" svg:viewBox="0 0 156 147" svg:d="M156 74c0-40-35-74-78-74-42 0-78 34-78 74s36 73 78 73c43 0 78-33 78-73z">
          <text:p/>
        </draw:path>
        <draw:path draw:style-name="gr17" draw:text-style-name="P6" draw:layer="layout" svg:width="0.156cm" svg:height="0.145cm" svg:x="10.761cm" svg:y="8.837cm" svg:viewBox="0 0 157 146" svg:d="M157 72c0-40-35-72-78-72s-79 32-79 72c0 41 36 74 79 74s78-33 78-74z">
          <text:p/>
        </draw:path>
        <draw:path draw:style-name="gr17" draw:text-style-name="P6" draw:layer="layout" svg:width="0.156cm" svg:height="0.146cm" svg:x="10.761cm" svg:y="8.545cm" svg:viewBox="0 0 157 147" svg:d="M157 73c0-40-35-73-78-73s-79 33-79 73c0 41 36 74 79 74s78-33 78-74z">
          <text:p/>
        </draw:path>
        <draw:path draw:style-name="gr17" draw:text-style-name="P6" draw:layer="layout" svg:width="0.155cm" svg:height="0.145cm" svg:x="10.759cm" svg:y="8.205cm" svg:viewBox="0 0 156 146" svg:d="M156 73c0-41-35-73-78-73-42 0-78 32-78 73 0 40 36 73 78 73 43 0 78-33 78-73z">
          <text:p/>
        </draw:path>
        <draw:path draw:style-name="gr17" draw:text-style-name="P6" draw:layer="layout" svg:width="0.155cm" svg:height="0.145cm" svg:x="10.759cm" svg:y="7.867cm" svg:viewBox="0 0 156 146" svg:d="M156 73c0-41-35-73-78-73-42 0-78 32-78 73 0 40 36 73 78 73 43 0 78-33 78-73z">
          <text:p/>
        </draw:path>
        <draw:path draw:style-name="gr17" draw:text-style-name="P6" draw:layer="layout" svg:width="0.155cm" svg:height="0.146cm" svg:x="10.759cm" svg:y="7.575cm" svg:viewBox="0 0 156 147" svg:d="M156 74c0-41-35-74-78-74-42 0-78 33-78 74 0 40 36 73 78 73 43 0 78-33 78-73z">
          <text:p/>
        </draw:path>
        <draw:path draw:style-name="gr17" draw:text-style-name="P6" draw:layer="layout" svg:width="0.155cm" svg:height="0.146cm" svg:x="10.759cm" svg:y="7.331cm" svg:viewBox="0 0 156 147" svg:d="M156 73c0-40-35-73-78-73-42 0-78 33-78 73s36 74 78 74c43 0 78-34 78-74z">
          <text:p/>
        </draw:path>
        <draw:path draw:style-name="gr17" draw:text-style-name="P6" draw:layer="layout" svg:width="0.156cm" svg:height="0.146cm" svg:x="10.761cm" svg:y="6.99cm" svg:viewBox="0 0 157 147" svg:d="M157 74c0-41-35-74-78-74s-79 33-79 74c0 40 36 73 79 73s78-33 78-73z">
          <text:p/>
        </draw:path>
        <draw:path draw:style-name="gr17" draw:text-style-name="P6" draw:layer="layout" svg:width="0.156cm" svg:height="0.145cm" svg:x="10.761cm" svg:y="6.749cm" svg:viewBox="0 0 157 146" svg:d="M157 72c0-40-35-72-78-72s-79 32-79 72 36 74 79 74 78-34 78-74z">
          <text:p/>
        </draw:path>
        <draw:path draw:style-name="gr17" draw:text-style-name="P6" draw:layer="layout" svg:width="0.155cm" svg:height="0.146cm" svg:x="10.759cm" svg:y="6.504cm" svg:viewBox="0 0 156 147" svg:d="M156 73c0-40-35-73-78-73-42 0-78 33-78 73 0 41 36 74 78 74 43 0 78-33 78-74z">
          <text:p/>
        </draw:path>
        <draw:path draw:style-name="gr17" draw:text-style-name="P6" draw:layer="layout" svg:width="0.155cm" svg:height="0.146cm" svg:x="10.759cm" svg:y="6.02cm" svg:viewBox="0 0 156 147" svg:d="M156 73c0-40-35-73-78-73-42 0-78 33-78 73s36 74 78 74c43 0 78-34 78-74z">
          <text:p/>
        </draw:path>
        <draw:path draw:style-name="gr17" draw:text-style-name="P6" draw:layer="layout" svg:width="0.155cm" svg:height="0.146cm" svg:x="10.759cm" svg:y="6.262cm" svg:viewBox="0 0 156 147" svg:d="M156 74c0-41-35-74-78-74-42 0-78 33-78 74 0 40 36 73 78 73 43 0 78-33 78-73z">
          <text:p/>
        </draw:path>
        <draw:path draw:style-name="gr17" draw:text-style-name="P6" draw:layer="layout" svg:width="0.155cm" svg:height="0.146cm" svg:x="10.759cm" svg:y="5.776cm" svg:viewBox="0 0 156 147" svg:d="M156 73c0-40-35-73-78-73-42 0-78 33-78 73 0 41 36 74 78 74 43 0 78-33 78-74z">
          <text:p/>
        </draw:path>
        <draw:path draw:style-name="gr17" draw:text-style-name="P6" draw:layer="layout" svg:width="0.155cm" svg:height="0.146cm" svg:x="10.759cm" svg:y="5.339cm" svg:viewBox="0 0 156 147" svg:d="M156 73c0-40-35-73-78-73-42 0-78 33-78 73 0 41 36 74 78 74 43 0 78-33 78-74z">
          <text:p/>
        </draw:path>
        <draw:path draw:style-name="gr17" draw:text-style-name="P6" draw:layer="layout" svg:width="0.155cm" svg:height="0.146cm" svg:x="10.759cm" svg:y="5.534cm" svg:viewBox="0 0 156 147" svg:d="M156 74c0-41-35-74-78-74-42 0-78 33-78 74 0 40 36 73 78 73 43 0 78-33 78-73z">
          <text:p/>
        </draw:path>
        <draw:path draw:style-name="gr17" draw:text-style-name="P6" draw:layer="layout" svg:width="0.155cm" svg:height="0.146cm" svg:x="10.759cm" svg:y="5.097cm" svg:viewBox="0 0 156 147" svg:d="M156 74c0-41-35-74-78-74-42 0-78 33-78 74 0 40 36 73 78 73 43 0 78-33 78-73z">
          <text:p/>
        </draw:path>
        <draw:path draw:style-name="gr17" draw:text-style-name="P6" draw:layer="layout" svg:width="0.155cm" svg:height="0.146cm" svg:x="10.759cm" svg:y="4.902cm" svg:viewBox="0 0 156 147" svg:d="M156 73c0-40-35-73-78-73-42 0-78 33-78 73 0 41 36 74 78 74 43 0 78-33 78-74z">
          <text:p/>
        </draw:path>
        <draw:path draw:style-name="gr17" draw:text-style-name="P6" draw:layer="layout" svg:width="0.155cm" svg:height="0.146cm" svg:x="10.759cm" svg:y="4.658cm" svg:viewBox="0 0 156 147" svg:d="M156 74c0-41-35-74-78-74-42 0-78 33-78 74 0 40 36 73 78 73 43 0 78-33 78-73z">
          <text:p/>
        </draw:path>
        <draw:path draw:style-name="gr17" draw:text-style-name="P6" draw:layer="layout" svg:width="0.155cm" svg:height="0.145cm" svg:x="10.759cm" svg:y="4.466cm" svg:viewBox="0 0 156 146" svg:d="M156 72c0-40-35-72-78-72-42 0-78 32-78 72 0 41 36 74 78 74 43 0 78-33 78-74z">
          <text:p/>
        </draw:path>
        <draw:path draw:style-name="gr17" draw:text-style-name="P6" draw:layer="layout" svg:width="0.155cm" svg:height="0.145cm" svg:x="10.759cm" svg:y="4.271cm" svg:viewBox="0 0 156 146" svg:d="M156 73c0-40-35-73-78-73-42 0-78 33-78 73s36 73 78 73c43 0 78-33 78-73z">
          <text:p/>
        </draw:path>
        <draw:path draw:style-name="gr17" draw:text-style-name="P6" draw:layer="layout" svg:width="0.156cm" svg:height="0.145cm" svg:x="10.761cm" svg:y="4.076cm" svg:viewBox="0 0 157 146" svg:d="M157 73c0-41-35-73-78-73s-79 32-79 73 36 73 79 73 78-32 78-73z">
          <text:p/>
        </draw:path>
        <draw:path draw:style-name="gr17" draw:text-style-name="P6" draw:layer="layout" svg:width="0.156cm" svg:height="0.145cm" svg:x="10.761cm" svg:y="3.881cm" svg:viewBox="0 0 157 146" svg:d="M157 72c0-40-35-72-78-72s-79 32-79 72c0 42 36 74 79 74s78-32 78-74z">
          <text:p/>
        </draw:path>
        <draw:path draw:style-name="gr17" draw:text-style-name="P6" draw:layer="layout" svg:width="0.156cm" svg:height="0.146cm" svg:x="10.761cm" svg:y="3.589cm" svg:viewBox="0 0 157 147" svg:d="M157 73c0-40-35-73-78-73s-79 33-79 73c0 41 36 74 79 74s78-33 78-74z">
          <text:p/>
        </draw:path>
        <draw:path draw:style-name="gr17" draw:text-style-name="P6" draw:layer="layout" svg:width="0.155cm" svg:height="0.146cm" svg:x="12.212cm" svg:y="12.383cm" svg:viewBox="0 0 156 147" svg:d="M156 74c0-40-35-74-79-74-42 0-77 34-77 74s35 73 77 73c44 0 79-33 79-73z">
          <text:p/>
        </draw:path>
        <draw:path draw:style-name="gr17" draw:text-style-name="P6" draw:layer="layout" svg:width="0.155cm" svg:height="0.145cm" svg:x="12.212cm" svg:y="11.801cm" svg:viewBox="0 0 156 146" svg:d="M156 74c0-41-35-74-79-74-42 0-77 33-77 74 0 40 35 72 77 72 44 0 79-32 79-72z">
          <text:p/>
        </draw:path>
        <draw:path draw:style-name="gr17" draw:text-style-name="P6" draw:layer="layout" svg:width="0.155cm" svg:height="0.146cm" svg:x="12.212cm" svg:y="11.218cm" svg:viewBox="0 0 156 147" svg:d="M156 74c0-40-35-74-79-74-42 0-77 34-77 74s35 73 77 73c44 0 79-33 79-73z">
          <text:p/>
        </draw:path>
        <draw:path draw:style-name="gr17" draw:text-style-name="P6" draw:layer="layout" svg:width="0.156cm" svg:height="0.145cm" svg:x="12.217cm" svg:y="10.683cm" svg:viewBox="0 0 157 146" svg:d="M157 72c0-40-35-72-79-72-43 0-78 32-78 72 0 41 35 74 78 74 44 0 79-33 79-74z">
          <text:p/>
        </draw:path>
        <draw:path draw:style-name="gr17" draw:text-style-name="P6" draw:layer="layout" svg:width="0.155cm" svg:height="0.146cm" svg:x="12.212cm" svg:y="10.199cm" svg:viewBox="0 0 156 147" svg:d="M156 74c0-40-35-74-79-74-42 0-77 34-77 74s35 73 77 73c44 0 79-33 79-73z">
          <text:p/>
        </draw:path>
        <draw:path draw:style-name="gr17" draw:text-style-name="P6" draw:layer="layout" svg:width="0.155cm" svg:height="0.145cm" svg:x="12.212cm" svg:y="9.76cm" svg:viewBox="0 0 156 146" svg:d="M156 73c0-40-35-73-79-73-42 0-77 33-77 73 0 41 35 73 77 73 44 0 79-32 79-73z">
          <text:p/>
        </draw:path>
        <draw:path draw:style-name="gr17" draw:text-style-name="P6" draw:layer="layout" svg:width="0.155cm" svg:height="0.145cm" svg:x="12.212cm" svg:y="9.276cm" svg:viewBox="0 0 156 146" svg:d="M156 73c0-40-35-73-79-73-42 0-77 33-77 73 0 41 35 73 77 73 44 0 79-32 79-73z">
          <text:p/>
        </draw:path>
        <draw:path draw:style-name="gr17" draw:text-style-name="P6" draw:layer="layout" svg:width="0.156cm" svg:height="0.145cm" svg:x="12.214cm" svg:y="8.79cm" svg:viewBox="0 0 157 146" svg:d="M157 72c0-40-35-72-79-72-43 0-78 32-78 72 0 41 35 74 78 74 44 0 79-33 79-74z">
          <text:p/>
        </draw:path>
        <draw:path draw:style-name="gr17" draw:text-style-name="P6" draw:layer="layout" svg:width="0.155cm" svg:height="0.145cm" svg:x="12.212cm" svg:y="8.4cm" svg:viewBox="0 0 156 146" svg:d="M156 72c0-40-35-72-79-72-42 0-77 32-77 72 0 42 35 74 77 74 44 0 79-32 79-74z">
          <text:p/>
        </draw:path>
        <draw:path draw:style-name="gr17" draw:text-style-name="P6" draw:layer="layout" svg:width="0.155cm" svg:height="0.145cm" svg:x="12.212cm" svg:y="7.963cm" svg:viewBox="0 0 156 146" svg:d="M156 73c0-40-35-73-79-73-42 0-77 33-77 73 0 41 35 73 77 73 44 0 79-32 79-73z">
          <text:p/>
        </draw:path>
        <draw:path draw:style-name="gr17" draw:text-style-name="P6" draw:layer="layout" svg:width="0.155cm" svg:height="0.146cm" svg:x="12.212cm" svg:y="7.622cm" svg:viewBox="0 0 156 147" svg:d="M156 73c0-40-35-73-79-73-42 0-77 33-77 73s35 74 77 74c44 0 79-34 79-74z">
          <text:p/>
        </draw:path>
        <draw:path draw:style-name="gr17" draw:text-style-name="P6" draw:layer="layout" svg:width="0.155cm" svg:height="0.145cm" svg:x="12.212cm" svg:y="7.282cm" svg:viewBox="0 0 156 146" svg:d="M156 73c0-41-35-73-79-73-42 0-77 32-77 73s35 73 77 73c44 0 79-32 79-73z">
          <text:p/>
        </draw:path>
        <draw:path draw:style-name="gr17" draw:text-style-name="P6" draw:layer="layout" svg:width="0.156cm" svg:height="0.145cm" svg:x="12.214cm" svg:y="6.944cm" svg:viewBox="0 0 157 146" svg:d="M157 72c0-40-35-72-79-72-43 0-78 32-78 72 0 41 35 74 78 74 44 0 79-33 79-74z">
          <text:p/>
        </draw:path>
        <draw:path draw:style-name="gr17" draw:text-style-name="P6" draw:layer="layout" svg:width="0.155cm" svg:height="0.146cm" svg:x="12.212cm" svg:y="6.603cm" svg:viewBox="0 0 156 147" svg:d="M156 73c0-40-35-73-79-73-42 0-77 33-77 73s35 74 77 74c44 0 79-34 79-74z">
          <text:p/>
        </draw:path>
        <draw:path draw:style-name="gr17" draw:text-style-name="P6" draw:layer="layout" svg:width="0.155cm" svg:height="0.145cm" svg:x="12.212cm" svg:y="5.922cm" svg:viewBox="0 0 156 146" svg:d="M156 73c0-41-35-73-79-73-42 0-77 32-77 73s35 73 77 73c44 0 79-32 79-73z">
          <text:p/>
        </draw:path>
        <draw:path draw:style-name="gr17" draw:text-style-name="P6" draw:layer="layout" svg:width="0.155cm" svg:height="0.146cm" svg:x="12.212cm" svg:y="6.262cm" svg:viewBox="0 0 156 147" svg:d="M156 74c0-41-35-74-79-74-42 0-77 33-77 74 0 40 35 73 77 73 44 0 79-33 79-73z">
          <text:p/>
        </draw:path>
        <draw:path draw:style-name="gr17" draw:text-style-name="P6" draw:layer="layout" svg:width="0.155cm" svg:height="0.146cm" svg:x="12.212cm" svg:y="5.63cm" svg:viewBox="0 0 156 147" svg:d="M156 73c0-40-35-73-79-73-42 0-77 33-77 73 0 41 35 74 77 74 44 0 79-33 79-74z">
          <text:p/>
        </draw:path>
        <draw:path draw:style-name="gr17" draw:text-style-name="P6" draw:layer="layout" svg:width="0.155cm" svg:height="0.145cm" svg:x="12.212cm" svg:y="5.389cm" svg:viewBox="0 0 156 146" svg:d="M156 73c0-41-35-73-79-73-42 0-77 32-77 73s35 73 77 73c44 0 79-32 79-73z">
          <text:p/>
        </draw:path>
        <draw:path draw:style-name="gr17" draw:text-style-name="P6" draw:layer="layout" svg:width="0.155cm" svg:height="0.146cm" svg:x="12.212cm" svg:y="5.097cm" svg:viewBox="0 0 156 147" svg:d="M156 74c0-41-35-74-79-74-42 0-77 33-77 74 0 40 35 73 77 73 44 0 79-33 79-73z">
          <text:p/>
        </draw:path>
        <draw:path draw:style-name="gr17" draw:text-style-name="P6" draw:layer="layout" svg:width="0.155cm" svg:height="0.146cm" svg:x="12.212cm" svg:y="4.853cm" svg:viewBox="0 0 156 147" svg:d="M156 74c0-40-35-74-79-74-42 0-77 34-77 74s35 73 77 73c44 0 79-33 79-73z">
          <text:p/>
        </draw:path>
        <draw:path draw:style-name="gr17" draw:text-style-name="P6" draw:layer="layout" svg:width="0.155cm" svg:height="0.145cm" svg:x="12.212cm" svg:y="4.562cm" svg:viewBox="0 0 156 146" svg:d="M156 74c0-40-35-74-79-74-42 0-77 34-77 74s35 72 77 72c44 0 79-32 79-72z">
          <text:p/>
        </draw:path>
        <draw:path draw:style-name="gr17" draw:text-style-name="P6" draw:layer="layout" svg:width="0.155cm" svg:height="0.146cm" svg:x="12.212cm" svg:y="4.32cm" svg:viewBox="0 0 156 147" svg:d="M156 73c0-40-35-73-79-73-42 0-77 33-77 73 0 41 35 74 77 74 44 0 79-33 79-74z">
          <text:p/>
        </draw:path>
        <draw:path draw:style-name="gr17" draw:text-style-name="P6" draw:layer="layout" svg:width="0.156cm" svg:height="0.145cm" svg:x="12.214cm" svg:y="4.076cm" svg:viewBox="0 0 157 146" svg:d="M157 73c0-41-35-73-79-73-43 0-78 32-78 73s35 73 78 73c44 0 79-32 79-73z">
          <text:p/>
        </draw:path>
        <draw:path draw:style-name="gr17" draw:text-style-name="P6" draw:layer="layout" svg:width="0.156cm" svg:height="0.145cm" svg:x="12.214cm" svg:y="3.881cm" svg:viewBox="0 0 157 146" svg:d="M157 72c0-40-35-72-79-72-43 0-78 32-78 72 0 42 35 74 78 74 44 0 79-32 79-74z">
          <text:p/>
        </draw:path>
        <draw:path draw:style-name="gr17" draw:text-style-name="P6" draw:layer="layout" svg:width="0.156cm" svg:height="0.146cm" svg:x="12.214cm" svg:y="3.589cm" svg:viewBox="0 0 157 147" svg:d="M157 73c0-40-35-73-79-73-43 0-78 33-78 73 0 41 35 74 78 74 44 0 79-33 79-74z">
          <text:p/>
        </draw:path>
        <draw:path draw:style-name="gr17" draw:text-style-name="P6" draw:layer="layout" svg:width="0.155cm" svg:height="0.146cm" svg:x="16.571cm" svg:y="12.383cm" svg:viewBox="0 0 156 147" svg:d="M156 74c0-40-35-74-79-74-42 0-77 34-77 74s35 73 77 73c44 0 79-33 79-73z">
          <text:p/>
        </draw:path>
        <draw:path draw:style-name="gr17" draw:text-style-name="P6" draw:layer="layout" svg:width="0.155cm" svg:height="0.145cm" svg:x="16.571cm" svg:y="11.801cm" svg:viewBox="0 0 156 146" svg:d="M156 74c0-41-35-74-79-74-42 0-77 33-77 74 0 40 35 72 77 72 44 0 79-32 79-72z">
          <text:p/>
        </draw:path>
        <draw:path draw:style-name="gr17" draw:text-style-name="P6" draw:layer="layout" svg:width="0.155cm" svg:height="0.146cm" svg:x="16.571cm" svg:y="11.218cm" svg:viewBox="0 0 156 147" svg:d="M156 74c0-40-35-74-79-74-42 0-77 34-77 74s35 73 77 73c44 0 79-33 79-73z">
          <text:p/>
        </draw:path>
        <draw:path draw:style-name="gr17" draw:text-style-name="P6" draw:layer="layout" svg:width="0.156cm" svg:height="0.145cm" svg:x="16.576cm" svg:y="10.683cm" svg:viewBox="0 0 157 146" svg:d="M157 72c0-40-35-72-79-72-43 0-78 32-78 72 0 41 35 74 78 74 44 0 79-33 79-74z">
          <text:p/>
        </draw:path>
        <draw:path draw:style-name="gr17" draw:text-style-name="P6" draw:layer="layout" svg:width="0.155cm" svg:height="0.146cm" svg:x="16.571cm" svg:y="10.199cm" svg:viewBox="0 0 156 147" svg:d="M156 74c0-40-35-74-79-74-42 0-77 34-77 74s35 73 77 73c44 0 79-33 79-73z">
          <text:p/>
        </draw:path>
        <draw:path draw:style-name="gr17" draw:text-style-name="P6" draw:layer="layout" svg:width="0.155cm" svg:height="0.145cm" svg:x="16.571cm" svg:y="9.76cm" svg:viewBox="0 0 156 146" svg:d="M156 73c0-40-35-73-79-73-42 0-77 33-77 73 0 41 35 73 77 73 44 0 79-32 79-73z">
          <text:p/>
        </draw:path>
        <draw:path draw:style-name="gr17" draw:text-style-name="P6" draw:layer="layout" svg:width="0.155cm" svg:height="0.145cm" svg:x="16.571cm" svg:y="9.276cm" svg:viewBox="0 0 156 146" svg:d="M156 73c0-40-35-73-79-73-42 0-77 33-77 73 0 41 35 73 77 73 44 0 79-32 79-73z">
          <text:p/>
        </draw:path>
        <draw:path draw:style-name="gr17" draw:text-style-name="P6" draw:layer="layout" svg:width="0.156cm" svg:height="0.145cm" svg:x="16.573cm" svg:y="8.79cm" svg:viewBox="0 0 157 146" svg:d="M157 72c0-40-35-72-79-72-43 0-78 32-78 72 0 41 35 74 78 74 44 0 79-33 79-74z">
          <text:p/>
        </draw:path>
        <draw:path draw:style-name="gr17" draw:text-style-name="P6" draw:layer="layout" svg:width="0.155cm" svg:height="0.145cm" svg:x="16.571cm" svg:y="8.4cm" svg:viewBox="0 0 156 146" svg:d="M156 72c0-40-35-72-79-72-42 0-77 32-77 72 0 42 35 74 77 74 44 0 79-32 79-74z">
          <text:p/>
        </draw:path>
        <draw:path draw:style-name="gr17" draw:text-style-name="P6" draw:layer="layout" svg:width="0.155cm" svg:height="0.145cm" svg:x="16.571cm" svg:y="7.963cm" svg:viewBox="0 0 156 146" svg:d="M156 73c0-40-35-73-79-73-42 0-77 33-77 73 0 41 35 73 77 73 44 0 79-32 79-73z">
          <text:p/>
        </draw:path>
        <draw:path draw:style-name="gr17" draw:text-style-name="P6" draw:layer="layout" svg:width="0.155cm" svg:height="0.146cm" svg:x="16.571cm" svg:y="7.622cm" svg:viewBox="0 0 156 147" svg:d="M156 73c0-40-35-73-79-73-42 0-77 33-77 73s35 74 77 74c44 0 79-34 79-74z">
          <text:p/>
        </draw:path>
        <draw:path draw:style-name="gr17" draw:text-style-name="P6" draw:layer="layout" svg:width="0.155cm" svg:height="0.145cm" svg:x="16.571cm" svg:y="7.282cm" svg:viewBox="0 0 156 146" svg:d="M156 73c0-41-35-73-79-73-42 0-77 32-77 73s35 73 77 73c44 0 79-32 79-73z">
          <text:p/>
        </draw:path>
        <draw:path draw:style-name="gr17" draw:text-style-name="P6" draw:layer="layout" svg:width="0.156cm" svg:height="0.145cm" svg:x="16.573cm" svg:y="6.944cm" svg:viewBox="0 0 157 146" svg:d="M157 72c0-40-35-72-79-72-43 0-78 32-78 72 0 41 35 74 78 74 44 0 79-33 79-74z">
          <text:p/>
        </draw:path>
        <draw:path draw:style-name="gr17" draw:text-style-name="P6" draw:layer="layout" svg:width="0.155cm" svg:height="0.146cm" svg:x="16.571cm" svg:y="6.603cm" svg:viewBox="0 0 156 147" svg:d="M156 73c0-40-35-73-79-73-42 0-77 33-77 73s35 74 77 74c44 0 79-34 79-74z">
          <text:p/>
        </draw:path>
        <draw:path draw:style-name="gr17" draw:text-style-name="P6" draw:layer="layout" svg:width="0.155cm" svg:height="0.145cm" svg:x="16.571cm" svg:y="5.922cm" svg:viewBox="0 0 156 146" svg:d="M156 73c0-41-35-73-79-73-42 0-77 32-77 73s35 73 77 73c44 0 79-32 79-73z">
          <text:p/>
        </draw:path>
        <draw:path draw:style-name="gr17" draw:text-style-name="P6" draw:layer="layout" svg:width="0.155cm" svg:height="0.146cm" svg:x="16.571cm" svg:y="6.262cm" svg:viewBox="0 0 156 147" svg:d="M156 74c0-41-35-74-79-74-42 0-77 33-77 74 0 40 35 73 77 73 44 0 79-33 79-73z">
          <text:p/>
        </draw:path>
        <draw:path draw:style-name="gr17" draw:text-style-name="P6" draw:layer="layout" svg:width="0.155cm" svg:height="0.146cm" svg:x="16.571cm" svg:y="5.63cm" svg:viewBox="0 0 156 147" svg:d="M156 73c0-40-35-73-79-73-42 0-77 33-77 73 0 41 35 74 77 74 44 0 79-33 79-74z">
          <text:p/>
        </draw:path>
        <draw:path draw:style-name="gr17" draw:text-style-name="P6" draw:layer="layout" svg:width="0.155cm" svg:height="0.145cm" svg:x="16.571cm" svg:y="5.389cm" svg:viewBox="0 0 156 146" svg:d="M156 73c0-41-35-73-79-73-42 0-77 32-77 73s35 73 77 73c44 0 79-32 79-73z">
          <text:p/>
        </draw:path>
        <draw:path draw:style-name="gr17" draw:text-style-name="P6" draw:layer="layout" svg:width="0.155cm" svg:height="0.146cm" svg:x="16.571cm" svg:y="5.097cm" svg:viewBox="0 0 156 147" svg:d="M156 74c0-41-35-74-79-74-42 0-77 33-77 74 0 40 35 73 77 73 44 0 79-33 79-73z">
          <text:p/>
        </draw:path>
        <draw:path draw:style-name="gr17" draw:text-style-name="P6" draw:layer="layout" svg:width="0.155cm" svg:height="0.146cm" svg:x="16.571cm" svg:y="4.853cm" svg:viewBox="0 0 156 147" svg:d="M156 74c0-40-35-74-79-74-42 0-77 34-77 74s35 73 77 73c44 0 79-33 79-73z">
          <text:p/>
        </draw:path>
        <draw:path draw:style-name="gr17" draw:text-style-name="P6" draw:layer="layout" svg:width="0.155cm" svg:height="0.145cm" svg:x="16.571cm" svg:y="4.562cm" svg:viewBox="0 0 156 146" svg:d="M156 74c0-40-35-74-79-74-42 0-77 34-77 74s35 72 77 72c44 0 79-32 79-72z">
          <text:p/>
        </draw:path>
        <draw:path draw:style-name="gr17" draw:text-style-name="P6" draw:layer="layout" svg:width="0.155cm" svg:height="0.146cm" svg:x="16.571cm" svg:y="4.32cm" svg:viewBox="0 0 156 147" svg:d="M156 73c0-40-35-73-79-73-42 0-77 33-77 73 0 41 35 74 77 74 44 0 79-33 79-74z">
          <text:p/>
        </draw:path>
        <draw:path draw:style-name="gr17" draw:text-style-name="P6" draw:layer="layout" svg:width="0.156cm" svg:height="0.145cm" svg:x="16.573cm" svg:y="4.076cm" svg:viewBox="0 0 157 146" svg:d="M157 73c0-41-35-73-79-73-43 0-78 32-78 73s35 73 78 73c44 0 79-32 79-73z">
          <text:p/>
        </draw:path>
        <draw:path draw:style-name="gr17" draw:text-style-name="P6" draw:layer="layout" svg:width="0.156cm" svg:height="0.145cm" svg:x="16.573cm" svg:y="3.881cm" svg:viewBox="0 0 157 146" svg:d="M157 72c0-40-35-72-79-72-43 0-78 32-78 72 0 42 35 74 78 74 44 0 79-32 79-74z">
          <text:p/>
        </draw:path>
        <draw:path draw:style-name="gr17" draw:text-style-name="P6" draw:layer="layout" svg:width="0.156cm" svg:height="0.146cm" svg:x="16.573cm" svg:y="3.589cm" svg:viewBox="0 0 157 147" svg:d="M157 73c0-40-35-73-79-73-43 0-78 33-78 73 0 41 35 74 78 74 44 0 79-33 79-74z">
          <text:p/>
        </draw:path>
        <draw:path draw:style-name="gr17" draw:text-style-name="P6" draw:layer="layout" svg:width="0.156cm" svg:height="0.146cm" svg:x="15.12cm" svg:y="12.383cm" svg:viewBox="0 0 157 147" svg:d="M157 74c0-40-36-74-79-74s-78 34-78 74 35 73 78 73 79-33 79-73z">
          <text:p/>
        </draw:path>
        <draw:path draw:style-name="gr17" draw:text-style-name="P6" draw:layer="layout" svg:width="0.156cm" svg:height="0.146cm" svg:x="15.12cm" svg:y="11.899cm" svg:viewBox="0 0 157 147" svg:d="M157 74c0-41-36-74-79-74s-78 33-78 74c0 40 35 73 78 73s79-33 79-73z">
          <text:p/>
        </draw:path>
        <draw:path draw:style-name="gr17" draw:text-style-name="P6" draw:layer="layout" svg:width="0.156cm" svg:height="0.146cm" svg:x="15.12cm" svg:y="10.974cm" svg:viewBox="0 0 157 147" svg:d="M157 73c0-40-36-73-79-73s-78 33-78 73 35 74 78 74 79-34 79-74z">
          <text:p/>
        </draw:path>
        <draw:path draw:style-name="gr17" draw:text-style-name="P6" draw:layer="layout" svg:width="0.156cm" svg:height="0.146cm" svg:x="15.12cm" svg:y="11.413cm" svg:viewBox="0 0 157 147" svg:d="M157 73c0-40-36-73-79-73s-78 33-78 73 35 74 78 74 79-34 79-74z">
          <text:p/>
        </draw:path>
        <draw:path draw:style-name="gr17" draw:text-style-name="P6" draw:layer="layout" svg:width="0.155cm" svg:height="0.146cm" svg:x="15.126cm" svg:y="10.586cm" svg:viewBox="0 0 156 147" svg:d="M156 74c0-41-36-74-79-74s-77 33-77 74c0 40 34 73 77 73s79-33 79-73z">
          <text:p/>
        </draw:path>
        <draw:path draw:style-name="gr17" draw:text-style-name="P6" draw:layer="layout" svg:width="0.156cm" svg:height="0.145cm" svg:x="15.12cm" svg:y="10.15cm" svg:viewBox="0 0 157 146" svg:d="M157 72c0-40-36-72-79-72s-78 32-78 72c0 41 35 74 78 74s79-33 79-74z">
          <text:p/>
        </draw:path>
        <draw:path draw:style-name="gr17" draw:text-style-name="P6" draw:layer="layout" svg:width="0.156cm" svg:height="0.145cm" svg:x="15.12cm" svg:y="9.76cm" svg:viewBox="0 0 157 146" svg:d="M157 73c0-40-36-73-79-73s-78 33-78 73c0 41 35 73 78 73s79-32 79-73z">
          <text:p/>
        </draw:path>
        <draw:path draw:style-name="gr17" draw:text-style-name="P6" draw:layer="layout" svg:width="0.156cm" svg:height="0.145cm" svg:x="15.12cm" svg:y="9.323cm" svg:viewBox="0 0 157 146" svg:d="M157 74c0-41-36-74-79-74s-78 33-78 74c0 40 35 72 78 72s79-32 79-72z">
          <text:p/>
        </draw:path>
        <draw:path draw:style-name="gr17" draw:text-style-name="P6" draw:layer="layout" svg:width="0.155cm" svg:height="0.146cm" svg:x="15.123cm" svg:y="8.935cm" svg:viewBox="0 0 156 147" svg:d="M156 73c0-40-35-73-78-73s-78 33-78 73 35 74 78 74 78-34 78-74z">
          <text:p/>
        </draw:path>
        <draw:path draw:style-name="gr17" draw:text-style-name="P6" draw:layer="layout" svg:width="0.155cm" svg:height="0.146cm" svg:x="15.123cm" svg:y="8.545cm" svg:viewBox="0 0 156 147" svg:d="M156 73c0-40-35-73-78-73s-78 33-78 73c0 41 35 74 78 74s78-33 78-74z">
          <text:p/>
        </draw:path>
        <draw:path draw:style-name="gr17" draw:text-style-name="P6" draw:layer="layout" svg:width="0.156cm" svg:height="0.145cm" svg:x="15.12cm" svg:y="8.205cm" svg:viewBox="0 0 157 146" svg:d="M157 73c0-41-36-73-79-73s-78 32-78 73c0 40 35 73 78 73s79-33 79-73z">
          <text:p/>
        </draw:path>
        <draw:path draw:style-name="gr17" draw:text-style-name="P6" draw:layer="layout" svg:width="0.156cm" svg:height="0.145cm" svg:x="15.12cm" svg:y="7.867cm" svg:viewBox="0 0 157 146" svg:d="M157 73c0-41-36-73-79-73s-78 32-78 73c0 40 35 73 78 73s79-33 79-73z">
          <text:p/>
        </draw:path>
        <draw:path draw:style-name="gr17" draw:text-style-name="P6" draw:layer="layout" svg:width="0.156cm" svg:height="0.146cm" svg:x="15.12cm" svg:y="7.575cm" svg:viewBox="0 0 157 147" svg:d="M157 74c0-41-36-74-79-74s-78 33-78 74c0 40 35 73 78 73s79-33 79-73z">
          <text:p/>
        </draw:path>
        <draw:path draw:style-name="gr17" draw:text-style-name="P6" draw:layer="layout" svg:width="0.156cm" svg:height="0.145cm" svg:x="15.12cm" svg:y="7.282cm" svg:viewBox="0 0 157 146" svg:d="M157 73c0-41-36-73-79-73s-78 32-78 73 35 73 78 73 79-32 79-73z">
          <text:p/>
        </draw:path>
        <draw:path draw:style-name="gr17" draw:text-style-name="P6" draw:layer="layout" svg:width="0.155cm" svg:height="0.145cm" svg:x="15.123cm" svg:y="6.944cm" svg:viewBox="0 0 156 146" svg:d="M156 72c0-40-35-72-78-72s-78 32-78 72c0 41 35 74 78 74s78-33 78-74z">
          <text:p/>
        </draw:path>
        <draw:path draw:style-name="gr17" draw:text-style-name="P6" draw:layer="layout" svg:width="0.155cm" svg:height="0.146cm" svg:x="15.123cm" svg:y="6.652cm" svg:viewBox="0 0 156 147" svg:d="M156 73c0-40-35-73-78-73s-78 33-78 73c0 41 35 74 78 74s78-33 78-74z">
          <text:p/>
        </draw:path>
        <draw:path draw:style-name="gr17" draw:text-style-name="P6" draw:layer="layout" svg:width="0.156cm" svg:height="0.146cm" svg:x="15.12cm" svg:y="6.408cm" svg:viewBox="0 0 157 147" svg:d="M157 74c0-41-36-74-79-74s-78 33-78 74c0 40 35 73 78 73s79-33 79-73z">
          <text:p/>
        </draw:path>
        <draw:path draw:style-name="gr17" draw:text-style-name="P6" draw:layer="layout" svg:width="0.156cm" svg:height="0.146cm" svg:x="15.12cm" svg:y="5.825cm" svg:viewBox="0 0 157 147" svg:d="M157 74c0-41-36-74-79-74s-78 33-78 74c0 40 35 73 78 73s79-33 79-73z">
          <text:p/>
        </draw:path>
        <draw:path draw:style-name="gr17" draw:text-style-name="P6" draw:layer="layout" svg:width="0.155cm" svg:height="0.146cm" svg:x="15.126cm" svg:y="5.581cm" svg:viewBox="0 0 156 147" svg:d="M156 74c0-40-36-74-79-74s-77 34-77 74 34 73 77 73 79-33 79-73z">
          <text:p/>
        </draw:path>
        <draw:path draw:style-name="gr17" draw:text-style-name="P6" draw:layer="layout" svg:width="0.156cm" svg:height="0.145cm" svg:x="15.12cm" svg:y="6.117cm" svg:viewBox="0 0 157 146" svg:d="M157 74c0-42-36-74-79-74s-78 32-78 74c0 40 35 72 78 72s79-32 79-72z">
          <text:p/>
        </draw:path>
        <draw:path draw:style-name="gr17" draw:text-style-name="P6" draw:layer="layout" svg:width="0.156cm" svg:height="0.146cm" svg:x="15.12cm" svg:y="5.339cm" svg:viewBox="0 0 157 147" svg:d="M157 73c0-40-36-73-79-73s-78 33-78 73c0 41 35 74 78 74s79-33 79-74z">
          <text:p/>
        </draw:path>
        <draw:path draw:style-name="gr17" draw:text-style-name="P6" draw:layer="layout" svg:width="0.156cm" svg:height="0.146cm" svg:x="15.12cm" svg:y="5.144cm" svg:viewBox="0 0 157 147" svg:d="M157 74c0-40-36-74-79-74s-78 34-78 74 35 73 78 73 79-33 79-73z">
          <text:p/>
        </draw:path>
        <draw:path draw:style-name="gr17" draw:text-style-name="P6" draw:layer="layout" svg:width="0.156cm" svg:height="0.146cm" svg:x="15.12cm" svg:y="4.902cm" svg:viewBox="0 0 157 147" svg:d="M157 73c0-40-36-73-79-73s-78 33-78 73c0 41 35 74 78 74s79-33 79-74z">
          <text:p/>
        </draw:path>
        <draw:path draw:style-name="gr17" draw:text-style-name="P6" draw:layer="layout" svg:width="0.156cm" svg:height="0.146cm" svg:x="15.12cm" svg:y="4.658cm" svg:viewBox="0 0 157 147" svg:d="M157 74c0-41-36-74-79-74s-78 33-78 74c0 40 35 73 78 73s79-33 79-73z">
          <text:p/>
        </draw:path>
        <draw:path draw:style-name="gr17" draw:text-style-name="P6" draw:layer="layout" svg:width="0.156cm" svg:height="0.145cm" svg:x="15.12cm" svg:y="4.466cm" svg:viewBox="0 0 157 146" svg:d="M157 72c0-40-36-72-79-72s-78 32-78 72c0 41 35 74 78 74s79-33 79-74z">
          <text:p/>
        </draw:path>
        <draw:path draw:style-name="gr17" draw:text-style-name="P6" draw:layer="layout" svg:width="0.156cm" svg:height="0.145cm" svg:x="15.12cm" svg:y="4.271cm" svg:viewBox="0 0 157 146" svg:d="M157 73c0-40-36-73-79-73s-78 33-78 73 35 73 78 73 79-33 79-73z">
          <text:p/>
        </draw:path>
        <draw:path draw:style-name="gr17" draw:text-style-name="P6" draw:layer="layout" svg:width="0.155cm" svg:height="0.145cm" svg:x="15.123cm" svg:y="4.076cm" svg:viewBox="0 0 156 146" svg:d="M156 73c0-41-35-73-78-73s-78 32-78 73 35 73 78 73 78-32 78-73z">
          <text:p/>
        </draw:path>
        <draw:path draw:style-name="gr17" draw:text-style-name="P6" draw:layer="layout" svg:width="0.155cm" svg:height="0.145cm" svg:x="15.123cm" svg:y="3.881cm" svg:viewBox="0 0 156 146" svg:d="M156 72c0-40-35-72-78-72s-78 32-78 72c0 42 35 74 78 74s78-32 78-74z">
          <text:p/>
        </draw:path>
        <draw:path draw:style-name="gr17" draw:text-style-name="P6" draw:layer="layout" svg:width="0.155cm" svg:height="0.145cm" svg:x="15.123cm" svg:y="3.543cm" svg:viewBox="0 0 156 146" svg:d="M156 73c0-40-35-73-78-73s-78 33-78 73 35 73 78 73 78-33 78-73z">
          <text:p/>
        </draw:path>
        <draw:path draw:style-name="gr17" draw:text-style-name="P6" draw:layer="layout" svg:width="0.156cm" svg:height="0.146cm" svg:x="16.104cm" svg:y="12.383cm" svg:viewBox="0 0 157 147" svg:d="M157 74c0-40-35-74-79-74-43 0-78 34-78 74s35 73 78 73c44 0 79-33 79-73z">
          <text:p/>
        </draw:path>
        <draw:path draw:style-name="gr17" draw:text-style-name="P6" draw:layer="layout" svg:width="0.156cm" svg:height="0.146cm" svg:x="16.104cm" svg:y="11.899cm" svg:viewBox="0 0 157 147" svg:d="M157 74c0-41-35-74-79-74-43 0-78 33-78 74 0 40 35 73 78 73 44 0 79-33 79-73z">
          <text:p/>
        </draw:path>
        <draw:path draw:style-name="gr17" draw:text-style-name="P6" draw:layer="layout" svg:width="0.156cm" svg:height="0.146cm" svg:x="16.104cm" svg:y="10.974cm" svg:viewBox="0 0 157 147" svg:d="M157 73c0-40-35-73-79-73-43 0-78 33-78 73s35 74 78 74c44 0 79-34 79-74z">
          <text:p/>
        </draw:path>
        <draw:path draw:style-name="gr17" draw:text-style-name="P6" draw:layer="layout" svg:width="0.156cm" svg:height="0.146cm" svg:x="16.104cm" svg:y="11.413cm" svg:viewBox="0 0 157 147" svg:d="M157 73c0-40-35-73-79-73-43 0-78 33-78 73s35 74 78 74c44 0 79-34 79-74z">
          <text:p/>
        </draw:path>
        <draw:path draw:style-name="gr17" draw:text-style-name="P6" draw:layer="layout" svg:width="0.156cm" svg:height="0.146cm" svg:x="16.109cm" svg:y="10.586cm" svg:viewBox="0 0 157 147" svg:d="M157 74c0-41-35-74-79-74-43 0-78 33-78 74 0 40 35 73 78 73 44 0 79-33 79-73z">
          <text:p/>
        </draw:path>
        <draw:path draw:style-name="gr17" draw:text-style-name="P6" draw:layer="layout" svg:width="0.156cm" svg:height="0.145cm" svg:x="16.104cm" svg:y="10.15cm" svg:viewBox="0 0 157 146" svg:d="M157 72c0-40-35-72-79-72-43 0-78 32-78 72 0 41 35 74 78 74 44 0 79-33 79-74z">
          <text:p/>
        </draw:path>
        <draw:path draw:style-name="gr17" draw:text-style-name="P6" draw:layer="layout" svg:width="0.156cm" svg:height="0.145cm" svg:x="16.104cm" svg:y="9.76cm" svg:viewBox="0 0 157 146" svg:d="M157 73c0-40-35-73-79-73-43 0-78 33-78 73 0 41 35 73 78 73 44 0 79-32 79-73z">
          <text:p/>
        </draw:path>
        <draw:path draw:style-name="gr17" draw:text-style-name="P6" draw:layer="layout" svg:width="0.156cm" svg:height="0.145cm" svg:x="16.104cm" svg:y="9.323cm" svg:viewBox="0 0 157 146" svg:d="M157 74c0-41-35-74-79-74-43 0-78 33-78 74 0 40 35 72 78 72 44 0 79-32 79-72z">
          <text:p/>
        </draw:path>
        <draw:path draw:style-name="gr17" draw:text-style-name="P6" draw:layer="layout" svg:width="0.155cm" svg:height="0.146cm" svg:x="16.107cm" svg:y="8.935cm" svg:viewBox="0 0 156 147" svg:d="M156 73c0-40-35-73-78-73s-78 33-78 73 35 74 78 74 78-34 78-74z">
          <text:p/>
        </draw:path>
        <draw:path draw:style-name="gr17" draw:text-style-name="P6" draw:layer="layout" svg:width="0.155cm" svg:height="0.146cm" svg:x="16.107cm" svg:y="8.545cm" svg:viewBox="0 0 156 147" svg:d="M156 73c0-40-35-73-78-73s-78 33-78 73c0 41 35 74 78 74s78-33 78-74z">
          <text:p/>
        </draw:path>
        <draw:path draw:style-name="gr17" draw:text-style-name="P6" draw:layer="layout" svg:width="0.156cm" svg:height="0.145cm" svg:x="16.104cm" svg:y="8.205cm" svg:viewBox="0 0 157 146" svg:d="M157 73c0-41-35-73-79-73-43 0-78 32-78 73 0 40 35 73 78 73 44 0 79-33 79-73z">
          <text:p/>
        </draw:path>
        <draw:path draw:style-name="gr17" draw:text-style-name="P6" draw:layer="layout" svg:width="0.156cm" svg:height="0.145cm" svg:x="16.104cm" svg:y="7.867cm" svg:viewBox="0 0 157 146" svg:d="M157 73c0-41-35-73-79-73-43 0-78 32-78 73 0 40 35 73 78 73 44 0 79-33 79-73z">
          <text:p/>
        </draw:path>
        <draw:path draw:style-name="gr17" draw:text-style-name="P6" draw:layer="layout" svg:width="0.156cm" svg:height="0.146cm" svg:x="16.104cm" svg:y="7.575cm" svg:viewBox="0 0 157 147" svg:d="M157 74c0-41-35-74-79-74-43 0-78 33-78 74 0 40 35 73 78 73 44 0 79-33 79-73z">
          <text:p/>
        </draw:path>
        <draw:path draw:style-name="gr17" draw:text-style-name="P6" draw:layer="layout" svg:width="0.156cm" svg:height="0.145cm" svg:x="16.104cm" svg:y="7.282cm" svg:viewBox="0 0 157 146" svg:d="M157 73c0-41-35-73-79-73-43 0-78 32-78 73s35 73 78 73c44 0 79-32 79-73z">
          <text:p/>
        </draw:path>
        <draw:path draw:style-name="gr17" draw:text-style-name="P6" draw:layer="layout" svg:width="0.155cm" svg:height="0.145cm" svg:x="16.107cm" svg:y="6.944cm" svg:viewBox="0 0 156 146" svg:d="M156 72c0-40-35-72-78-72s-78 32-78 72c0 41 35 74 78 74s78-33 78-74z">
          <text:p/>
        </draw:path>
        <draw:path draw:style-name="gr17" draw:text-style-name="P6" draw:layer="layout" svg:width="0.155cm" svg:height="0.146cm" svg:x="16.107cm" svg:y="6.652cm" svg:viewBox="0 0 156 147" svg:d="M156 73c0-40-35-73-78-73s-78 33-78 73c0 41 35 74 78 74s78-33 78-74z">
          <text:p/>
        </draw:path>
        <draw:path draw:style-name="gr17" draw:text-style-name="P6" draw:layer="layout" svg:width="0.156cm" svg:height="0.146cm" svg:x="16.104cm" svg:y="6.408cm" svg:viewBox="0 0 157 147" svg:d="M157 74c0-41-35-74-79-74-43 0-78 33-78 74 0 40 35 73 78 73 44 0 79-33 79-73z">
          <text:p/>
        </draw:path>
        <draw:path draw:style-name="gr17" draw:text-style-name="P6" draw:layer="layout" svg:width="0.156cm" svg:height="0.146cm" svg:x="16.104cm" svg:y="5.825cm" svg:viewBox="0 0 157 147" svg:d="M157 74c0-41-35-74-79-74-43 0-78 33-78 74 0 40 35 73 78 73 44 0 79-33 79-73z">
          <text:p/>
        </draw:path>
        <draw:path draw:style-name="gr17" draw:text-style-name="P6" draw:layer="layout" svg:width="0.156cm" svg:height="0.146cm" svg:x="16.109cm" svg:y="5.581cm" svg:viewBox="0 0 157 147" svg:d="M157 74c0-40-35-74-79-74-43 0-78 34-78 74s35 73 78 73c44 0 79-33 79-73z">
          <text:p/>
        </draw:path>
        <draw:path draw:style-name="gr17" draw:text-style-name="P6" draw:layer="layout" svg:width="0.156cm" svg:height="0.145cm" svg:x="16.104cm" svg:y="6.117cm" svg:viewBox="0 0 157 146" svg:d="M157 74c0-42-35-74-79-74-43 0-78 32-78 74 0 40 35 72 78 72 44 0 79-32 79-72z">
          <text:p/>
        </draw:path>
        <draw:path draw:style-name="gr17" draw:text-style-name="P6" draw:layer="layout" svg:width="0.156cm" svg:height="0.146cm" svg:x="16.104cm" svg:y="5.339cm" svg:viewBox="0 0 157 147" svg:d="M157 73c0-40-35-73-79-73-43 0-78 33-78 73 0 41 35 74 78 74 44 0 79-33 79-74z">
          <text:p/>
        </draw:path>
        <draw:path draw:style-name="gr17" draw:text-style-name="P6" draw:layer="layout" svg:width="0.156cm" svg:height="0.146cm" svg:x="16.104cm" svg:y="5.144cm" svg:viewBox="0 0 157 147" svg:d="M157 74c0-40-35-74-79-74-43 0-78 34-78 74s35 73 78 73c44 0 79-33 79-73z">
          <text:p/>
        </draw:path>
        <draw:path draw:style-name="gr17" draw:text-style-name="P6" draw:layer="layout" svg:width="0.156cm" svg:height="0.146cm" svg:x="16.104cm" svg:y="4.902cm" svg:viewBox="0 0 157 147" svg:d="M157 73c0-40-35-73-79-73-43 0-78 33-78 73 0 41 35 74 78 74 44 0 79-33 79-74z">
          <text:p/>
        </draw:path>
        <draw:path draw:style-name="gr17" draw:text-style-name="P6" draw:layer="layout" svg:width="0.156cm" svg:height="0.146cm" svg:x="16.104cm" svg:y="4.658cm" svg:viewBox="0 0 157 147" svg:d="M157 74c0-41-35-74-79-74-43 0-78 33-78 74 0 40 35 73 78 73 44 0 79-33 79-73z">
          <text:p/>
        </draw:path>
        <draw:path draw:style-name="gr17" draw:text-style-name="P6" draw:layer="layout" svg:width="0.156cm" svg:height="0.145cm" svg:x="16.104cm" svg:y="4.466cm" svg:viewBox="0 0 157 146" svg:d="M157 72c0-40-35-72-79-72-43 0-78 32-78 72 0 41 35 74 78 74 44 0 79-33 79-74z">
          <text:p/>
        </draw:path>
        <draw:path draw:style-name="gr17" draw:text-style-name="P6" draw:layer="layout" svg:width="0.156cm" svg:height="0.145cm" svg:x="16.104cm" svg:y="4.271cm" svg:viewBox="0 0 157 146" svg:d="M157 73c0-40-35-73-79-73-43 0-78 33-78 73s35 73 78 73c44 0 79-33 79-73z">
          <text:p/>
        </draw:path>
        <draw:path draw:style-name="gr17" draw:text-style-name="P6" draw:layer="layout" svg:width="0.155cm" svg:height="0.145cm" svg:x="16.107cm" svg:y="4.076cm" svg:viewBox="0 0 156 146" svg:d="M156 73c0-41-35-73-78-73s-78 32-78 73 35 73 78 73 78-32 78-73z">
          <text:p/>
        </draw:path>
        <draw:path draw:style-name="gr17" draw:text-style-name="P6" draw:layer="layout" svg:width="0.155cm" svg:height="0.145cm" svg:x="16.107cm" svg:y="3.881cm" svg:viewBox="0 0 156 146" svg:d="M156 72c0-40-35-72-78-72s-78 32-78 72c0 42 35 74 78 74s78-32 78-74z">
          <text:p/>
        </draw:path>
        <draw:path draw:style-name="gr17" draw:text-style-name="P6" draw:layer="layout" svg:width="0.155cm" svg:height="0.145cm" svg:x="16.107cm" svg:y="3.543cm" svg:viewBox="0 0 156 146" svg:d="M156 73c0-40-35-73-78-73s-78 33-78 73 35 73 78 73 78-33 78-73z">
          <text:p/>
        </draw:path>
        <draw:path draw:style-name="gr17" draw:text-style-name="P6" draw:layer="layout" svg:width="0.156cm" svg:height="0.146cm" svg:x="13.195cm" svg:y="12.383cm" svg:viewBox="0 0 157 147" svg:d="M157 74c0-40-35-74-78-74-44 0-79 34-79 74s35 73 79 73c43 0 78-33 78-73z">
          <text:p/>
        </draw:path>
        <draw:path draw:style-name="gr17" draw:text-style-name="P6" draw:layer="layout" svg:width="0.156cm" svg:height="0.145cm" svg:x="13.195cm" svg:y="11.801cm" svg:viewBox="0 0 157 146" svg:d="M157 74c0-41-35-74-78-74-44 0-79 33-79 74 0 40 35 72 79 72 43 0 78-32 78-72z">
          <text:p/>
        </draw:path>
        <draw:path draw:style-name="gr17" draw:text-style-name="P6" draw:layer="layout" svg:width="0.156cm" svg:height="0.146cm" svg:x="13.195cm" svg:y="11.218cm" svg:viewBox="0 0 157 147" svg:d="M157 74c0-40-35-74-78-74-44 0-79 34-79 74s35 73 79 73c43 0 78-33 78-73z">
          <text:p/>
        </draw:path>
        <draw:path draw:style-name="gr17" draw:text-style-name="P6" draw:layer="layout" svg:width="0.155cm" svg:height="0.145cm" svg:x="13.201cm" svg:y="10.683cm" svg:viewBox="0 0 156 146" svg:d="M156 72c0-40-35-72-77-72-44 0-79 32-79 72 0 41 35 74 79 74 42 0 77-33 77-74z">
          <text:p/>
        </draw:path>
        <draw:path draw:style-name="gr17" draw:text-style-name="P6" draw:layer="layout" svg:width="0.156cm" svg:height="0.146cm" svg:x="13.195cm" svg:y="10.199cm" svg:viewBox="0 0 157 147" svg:d="M157 74c0-40-35-74-78-74-44 0-79 34-79 74s35 73 79 73c43 0 78-33 78-73z">
          <text:p/>
        </draw:path>
        <draw:path draw:style-name="gr17" draw:text-style-name="P6" draw:layer="layout" svg:width="0.156cm" svg:height="0.145cm" svg:x="13.195cm" svg:y="9.76cm" svg:viewBox="0 0 157 146" svg:d="M157 73c0-40-35-73-78-73-44 0-79 33-79 73 0 41 35 73 79 73 43 0 78-32 78-73z">
          <text:p/>
        </draw:path>
        <draw:path draw:style-name="gr17" draw:text-style-name="P6" draw:layer="layout" svg:width="0.156cm" svg:height="0.145cm" svg:x="13.195cm" svg:y="9.276cm" svg:viewBox="0 0 157 146" svg:d="M157 73c0-40-35-73-78-73-44 0-79 33-79 73 0 41 35 73 79 73 43 0 78-32 78-73z">
          <text:p/>
        </draw:path>
        <draw:path draw:style-name="gr17" draw:text-style-name="P6" draw:layer="layout" svg:width="0.156cm" svg:height="0.145cm" svg:x="13.198cm" svg:y="8.79cm" svg:viewBox="0 0 157 146" svg:d="M157 72c0-40-35-72-78-72-44 0-79 32-79 72 0 41 35 74 79 74 43 0 78-33 78-74z">
          <text:p/>
        </draw:path>
        <draw:path draw:style-name="gr17" draw:text-style-name="P6" draw:layer="layout" svg:width="0.156cm" svg:height="0.145cm" svg:x="13.195cm" svg:y="8.4cm" svg:viewBox="0 0 157 146" svg:d="M157 72c0-40-35-72-78-72-44 0-79 32-79 72 0 42 35 74 79 74 43 0 78-32 78-74z">
          <text:p/>
        </draw:path>
        <draw:path draw:style-name="gr17" draw:text-style-name="P6" draw:layer="layout" svg:width="0.156cm" svg:height="0.145cm" svg:x="13.195cm" svg:y="7.963cm" svg:viewBox="0 0 157 146" svg:d="M157 73c0-40-35-73-78-73-44 0-79 33-79 73 0 41 35 73 79 73 43 0 78-32 78-73z">
          <text:p/>
        </draw:path>
        <draw:path draw:style-name="gr17" draw:text-style-name="P6" draw:layer="layout" svg:width="0.156cm" svg:height="0.146cm" svg:x="13.195cm" svg:y="7.622cm" svg:viewBox="0 0 157 147" svg:d="M157 73c0-40-35-73-78-73-44 0-79 33-79 73s35 74 79 74c43 0 78-34 78-74z">
          <text:p/>
        </draw:path>
        <draw:path draw:style-name="gr17" draw:text-style-name="P6" draw:layer="layout" svg:width="0.156cm" svg:height="0.145cm" svg:x="13.195cm" svg:y="7.282cm" svg:viewBox="0 0 157 146" svg:d="M157 73c0-41-35-73-78-73-44 0-79 32-79 73s35 73 79 73c43 0 78-32 78-73z">
          <text:p/>
        </draw:path>
        <draw:path draw:style-name="gr17" draw:text-style-name="P6" draw:layer="layout" svg:width="0.156cm" svg:height="0.145cm" svg:x="13.198cm" svg:y="6.944cm" svg:viewBox="0 0 157 146" svg:d="M157 72c0-40-35-72-78-72-44 0-79 32-79 72 0 41 35 74 79 74 43 0 78-33 78-74z">
          <text:p/>
        </draw:path>
        <draw:path draw:style-name="gr17" draw:text-style-name="P6" draw:layer="layout" svg:width="0.156cm" svg:height="0.146cm" svg:x="13.195cm" svg:y="6.603cm" svg:viewBox="0 0 157 147" svg:d="M157 73c0-40-35-73-78-73-44 0-79 33-79 73s35 74 79 74c43 0 78-34 78-74z">
          <text:p/>
        </draw:path>
        <draw:path draw:style-name="gr17" draw:text-style-name="P6" draw:layer="layout" svg:width="0.156cm" svg:height="0.145cm" svg:x="13.195cm" svg:y="5.922cm" svg:viewBox="0 0 157 146" svg:d="M157 73c0-41-35-73-78-73-44 0-79 32-79 73s35 73 79 73c43 0 78-32 78-73z">
          <text:p/>
        </draw:path>
        <draw:path draw:style-name="gr17" draw:text-style-name="P6" draw:layer="layout" svg:width="0.156cm" svg:height="0.146cm" svg:x="13.195cm" svg:y="6.262cm" svg:viewBox="0 0 157 147" svg:d="M157 74c0-41-35-74-78-74-44 0-79 33-79 74 0 40 35 73 79 73 43 0 78-33 78-73z">
          <text:p/>
        </draw:path>
        <draw:path draw:style-name="gr17" draw:text-style-name="P6" draw:layer="layout" svg:width="0.156cm" svg:height="0.146cm" svg:x="13.195cm" svg:y="5.63cm" svg:viewBox="0 0 157 147" svg:d="M157 73c0-40-35-73-78-73-44 0-79 33-79 73 0 41 35 74 79 74 43 0 78-33 78-74z">
          <text:p/>
        </draw:path>
        <draw:path draw:style-name="gr17" draw:text-style-name="P6" draw:layer="layout" svg:width="0.156cm" svg:height="0.145cm" svg:x="13.195cm" svg:y="5.389cm" svg:viewBox="0 0 157 146" svg:d="M157 73c0-41-35-73-78-73-44 0-79 32-79 73s35 73 79 73c43 0 78-32 78-73z">
          <text:p/>
        </draw:path>
        <draw:path draw:style-name="gr17" draw:text-style-name="P6" draw:layer="layout" svg:width="0.156cm" svg:height="0.146cm" svg:x="13.195cm" svg:y="5.097cm" svg:viewBox="0 0 157 147" svg:d="M157 74c0-41-35-74-78-74-44 0-79 33-79 74 0 40 35 73 79 73 43 0 78-33 78-73z">
          <text:p/>
        </draw:path>
        <draw:path draw:style-name="gr17" draw:text-style-name="P6" draw:layer="layout" svg:width="0.156cm" svg:height="0.146cm" svg:x="13.195cm" svg:y="4.853cm" svg:viewBox="0 0 157 147" svg:d="M157 74c0-40-35-74-78-74-44 0-79 34-79 74s35 73 79 73c43 0 78-33 78-73z">
          <text:p/>
        </draw:path>
        <draw:path draw:style-name="gr17" draw:text-style-name="P6" draw:layer="layout" svg:width="0.156cm" svg:height="0.145cm" svg:x="13.195cm" svg:y="4.562cm" svg:viewBox="0 0 157 146" svg:d="M157 74c0-40-35-74-78-74-44 0-79 34-79 74s35 72 79 72c43 0 78-32 78-72z">
          <text:p/>
        </draw:path>
        <draw:path draw:style-name="gr17" draw:text-style-name="P6" draw:layer="layout" svg:width="0.156cm" svg:height="0.146cm" svg:x="13.195cm" svg:y="4.32cm" svg:viewBox="0 0 157 147" svg:d="M157 73c0-40-35-73-78-73-44 0-79 33-79 73 0 41 35 74 79 74 43 0 78-33 78-74z">
          <text:p/>
        </draw:path>
        <draw:path draw:style-name="gr17" draw:text-style-name="P6" draw:layer="layout" svg:width="0.156cm" svg:height="0.145cm" svg:x="13.198cm" svg:y="4.076cm" svg:viewBox="0 0 157 146" svg:d="M157 73c0-41-35-73-78-73-44 0-79 32-79 73s35 73 79 73c43 0 78-32 78-73z">
          <text:p/>
        </draw:path>
        <draw:path draw:style-name="gr17" draw:text-style-name="P6" draw:layer="layout" svg:width="0.156cm" svg:height="0.145cm" svg:x="13.198cm" svg:y="3.881cm" svg:viewBox="0 0 157 146" svg:d="M157 72c0-40-35-72-78-72-44 0-79 32-79 72 0 42 35 74 79 74 43 0 78-32 78-74z">
          <text:p/>
        </draw:path>
        <draw:path draw:style-name="gr17" draw:text-style-name="P6" draw:layer="layout" svg:width="0.156cm" svg:height="0.146cm" svg:x="13.198cm" svg:y="3.589cm" svg:viewBox="0 0 157 147" svg:d="M157 73c0-40-35-73-78-73-44 0-79 33-79 73 0 41 35 74 79 74 43 0 78-33 78-74z">
          <text:p/>
        </draw:path>
        <draw:path draw:style-name="gr17" draw:text-style-name="P6" draw:layer="layout" svg:width="0.156cm" svg:height="0.146cm" svg:x="17.557cm" svg:y="12.383cm" svg:viewBox="0 0 157 147" svg:d="M157 74c0-40-35-74-78-74-44 0-79 34-79 74s35 73 79 73c43 0 78-33 78-73z">
          <text:p/>
        </draw:path>
        <draw:path draw:style-name="gr17" draw:text-style-name="P6" draw:layer="layout" svg:width="0.156cm" svg:height="0.145cm" svg:x="17.557cm" svg:y="11.801cm" svg:viewBox="0 0 157 146" svg:d="M157 74c0-41-35-74-78-74-44 0-79 33-79 74 0 40 35 72 79 72 43 0 78-32 78-72z">
          <text:p/>
        </draw:path>
        <draw:path draw:style-name="gr17" draw:text-style-name="P6" draw:layer="layout" svg:width="0.156cm" svg:height="0.146cm" svg:x="17.557cm" svg:y="11.218cm" svg:viewBox="0 0 157 147" svg:d="M157 74c0-40-35-74-78-74-44 0-79 34-79 74s35 73 79 73c43 0 78-33 78-73z">
          <text:p/>
        </draw:path>
        <draw:path draw:style-name="gr17" draw:text-style-name="P6" draw:layer="layout" svg:width="0.155cm" svg:height="0.145cm" svg:x="17.563cm" svg:y="10.683cm" svg:viewBox="0 0 156 146" svg:d="M156 72c0-40-35-72-78-72-42 0-78 32-78 72 0 41 36 74 78 74 43 0 78-33 78-74z">
          <text:p/>
        </draw:path>
        <draw:path draw:style-name="gr17" draw:text-style-name="P6" draw:layer="layout" svg:width="0.156cm" svg:height="0.146cm" svg:x="17.557cm" svg:y="10.199cm" svg:viewBox="0 0 157 147" svg:d="M157 74c0-40-35-74-78-74-44 0-79 34-79 74s35 73 79 73c43 0 78-33 78-73z">
          <text:p/>
        </draw:path>
        <draw:path draw:style-name="gr17" draw:text-style-name="P6" draw:layer="layout" svg:width="0.156cm" svg:height="0.145cm" svg:x="17.557cm" svg:y="9.76cm" svg:viewBox="0 0 157 146" svg:d="M157 73c0-40-35-73-78-73-44 0-79 33-79 73 0 41 35 73 79 73 43 0 78-32 78-73z">
          <text:p/>
        </draw:path>
        <draw:path draw:style-name="gr17" draw:text-style-name="P6" draw:layer="layout" svg:width="0.156cm" svg:height="0.145cm" svg:x="17.557cm" svg:y="9.276cm" svg:viewBox="0 0 157 146" svg:d="M157 73c0-40-35-73-78-73-44 0-79 33-79 73 0 41 35 73 79 73 43 0 78-32 78-73z">
          <text:p/>
        </draw:path>
        <draw:path draw:style-name="gr17" draw:text-style-name="P6" draw:layer="layout" svg:width="0.156cm" svg:height="0.145cm" svg:x="17.56cm" svg:y="8.79cm" svg:viewBox="0 0 157 146" svg:d="M157 72c0-40-35-72-78-72s-79 32-79 72c0 41 36 74 79 74s78-33 78-74z">
          <text:p/>
        </draw:path>
        <draw:path draw:style-name="gr17" draw:text-style-name="P6" draw:layer="layout" svg:width="0.156cm" svg:height="0.145cm" svg:x="17.557cm" svg:y="8.4cm" svg:viewBox="0 0 157 146" svg:d="M157 72c0-40-35-72-78-72-44 0-79 32-79 72 0 42 35 74 79 74 43 0 78-32 78-74z">
          <text:p/>
        </draw:path>
        <draw:path draw:style-name="gr17" draw:text-style-name="P6" draw:layer="layout" svg:width="0.156cm" svg:height="0.145cm" svg:x="17.557cm" svg:y="7.963cm" svg:viewBox="0 0 157 146" svg:d="M157 73c0-40-35-73-78-73-44 0-79 33-79 73 0 41 35 73 79 73 43 0 78-32 78-73z">
          <text:p/>
        </draw:path>
        <draw:path draw:style-name="gr17" draw:text-style-name="P6" draw:layer="layout" svg:width="0.156cm" svg:height="0.146cm" svg:x="17.557cm" svg:y="7.622cm" svg:viewBox="0 0 157 147" svg:d="M157 73c0-40-35-73-78-73-44 0-79 33-79 73s35 74 79 74c43 0 78-34 78-74z">
          <text:p/>
        </draw:path>
        <draw:path draw:style-name="gr17" draw:text-style-name="P6" draw:layer="layout" svg:width="0.156cm" svg:height="0.145cm" svg:x="17.557cm" svg:y="7.282cm" svg:viewBox="0 0 157 146" svg:d="M157 73c0-41-35-73-78-73-44 0-79 32-79 73s35 73 79 73c43 0 78-32 78-73z">
          <text:p/>
        </draw:path>
        <draw:path draw:style-name="gr17" draw:text-style-name="P6" draw:layer="layout" svg:width="0.156cm" svg:height="0.145cm" svg:x="17.56cm" svg:y="6.944cm" svg:viewBox="0 0 157 146" svg:d="M157 72c0-40-35-72-78-72s-79 32-79 72c0 41 36 74 79 74s78-33 78-74z">
          <text:p/>
        </draw:path>
        <draw:path draw:style-name="gr17" draw:text-style-name="P6" draw:layer="layout" svg:width="0.156cm" svg:height="0.146cm" svg:x="17.557cm" svg:y="6.603cm" svg:viewBox="0 0 157 147" svg:d="M157 73c0-40-35-73-78-73-44 0-79 33-79 73s35 74 79 74c43 0 78-34 78-74z">
          <text:p/>
        </draw:path>
        <draw:path draw:style-name="gr17" draw:text-style-name="P6" draw:layer="layout" svg:width="0.156cm" svg:height="0.145cm" svg:x="17.557cm" svg:y="5.922cm" svg:viewBox="0 0 157 146" svg:d="M157 73c0-41-35-73-78-73-44 0-79 32-79 73s35 73 79 73c43 0 78-32 78-73z">
          <text:p/>
        </draw:path>
        <draw:path draw:style-name="gr17" draw:text-style-name="P6" draw:layer="layout" svg:width="0.156cm" svg:height="0.146cm" svg:x="17.557cm" svg:y="6.262cm" svg:viewBox="0 0 157 147" svg:d="M157 74c0-41-35-74-78-74-44 0-79 33-79 74 0 40 35 73 79 73 43 0 78-33 78-73z">
          <text:p/>
        </draw:path>
        <draw:path draw:style-name="gr17" draw:text-style-name="P6" draw:layer="layout" svg:width="0.156cm" svg:height="0.146cm" svg:x="17.557cm" svg:y="5.63cm" svg:viewBox="0 0 157 147" svg:d="M157 73c0-40-35-73-78-73-44 0-79 33-79 73 0 41 35 74 79 74 43 0 78-33 78-74z">
          <text:p/>
        </draw:path>
        <draw:path draw:style-name="gr17" draw:text-style-name="P6" draw:layer="layout" svg:width="0.156cm" svg:height="0.145cm" svg:x="17.557cm" svg:y="5.389cm" svg:viewBox="0 0 157 146" svg:d="M157 73c0-41-35-73-78-73-44 0-79 32-79 73s35 73 79 73c43 0 78-32 78-73z">
          <text:p/>
        </draw:path>
        <draw:path draw:style-name="gr17" draw:text-style-name="P6" draw:layer="layout" svg:width="0.156cm" svg:height="0.146cm" svg:x="17.557cm" svg:y="5.097cm" svg:viewBox="0 0 157 147" svg:d="M157 74c0-41-35-74-78-74-44 0-79 33-79 74 0 40 35 73 79 73 43 0 78-33 78-73z">
          <text:p/>
        </draw:path>
        <draw:path draw:style-name="gr17" draw:text-style-name="P6" draw:layer="layout" svg:width="0.156cm" svg:height="0.146cm" svg:x="17.557cm" svg:y="4.853cm" svg:viewBox="0 0 157 147" svg:d="M157 74c0-40-35-74-78-74-44 0-79 34-79 74s35 73 79 73c43 0 78-33 78-73z">
          <text:p/>
        </draw:path>
        <draw:path draw:style-name="gr17" draw:text-style-name="P6" draw:layer="layout" svg:width="0.156cm" svg:height="0.145cm" svg:x="17.557cm" svg:y="4.562cm" svg:viewBox="0 0 157 146" svg:d="M157 74c0-40-35-74-78-74-44 0-79 34-79 74s35 72 79 72c43 0 78-32 78-72z">
          <text:p/>
        </draw:path>
        <draw:path draw:style-name="gr17" draw:text-style-name="P6" draw:layer="layout" svg:width="0.156cm" svg:height="0.146cm" svg:x="17.557cm" svg:y="4.32cm" svg:viewBox="0 0 157 147" svg:d="M157 73c0-40-35-73-78-73-44 0-79 33-79 73 0 41 35 74 79 74 43 0 78-33 78-74z">
          <text:p/>
        </draw:path>
        <draw:path draw:style-name="gr17" draw:text-style-name="P6" draw:layer="layout" svg:width="0.156cm" svg:height="0.145cm" svg:x="17.56cm" svg:y="4.076cm" svg:viewBox="0 0 157 146" svg:d="M157 73c0-41-35-73-78-73s-79 32-79 73 36 73 79 73 78-32 78-73z">
          <text:p/>
        </draw:path>
        <draw:path draw:style-name="gr17" draw:text-style-name="P6" draw:layer="layout" svg:width="0.156cm" svg:height="0.145cm" svg:x="17.56cm" svg:y="3.881cm" svg:viewBox="0 0 157 146" svg:d="M157 72c0-40-35-72-78-72s-79 32-79 72c0 42 36 74 79 74s78-32 78-74z">
          <text:p/>
        </draw:path>
        <draw:path draw:style-name="gr17" draw:text-style-name="P6" draw:layer="layout" svg:width="0.156cm" svg:height="0.146cm" svg:x="17.56cm" svg:y="3.589cm" svg:viewBox="0 0 157 147" svg:d="M157 73c0-40-35-73-78-73s-79 33-79 73c0 41 36 74 79 74s78-33 78-74z">
          <text:p/>
        </draw:path>
        <draw:path draw:style-name="gr17" draw:text-style-name="P6" draw:layer="layout" svg:width="0.155cm" svg:height="0.145cm" svg:x="13.664cm" svg:y="12.433cm" svg:viewBox="0 0 156 146" svg:d="M156 72c0-40-35-72-77-72-44 0-79 32-79 72 0 41 35 74 79 74 42 0 77-33 77-74z">
          <text:p/>
        </draw:path>
        <draw:path draw:style-name="gr17" draw:text-style-name="P6" draw:layer="layout" svg:width="0.155cm" svg:height="0.146cm" svg:x="13.664cm" svg:y="11.946cm" svg:viewBox="0 0 156 147" svg:d="M156 74c0-40-35-74-77-74-44 0-79 34-79 74s35 73 79 73c42 0 77-33 77-73z">
          <text:p/>
        </draw:path>
        <draw:path draw:style-name="gr17" draw:text-style-name="P6" draw:layer="layout" svg:width="0.155cm" svg:height="0.145cm" svg:x="13.664cm" svg:y="11.559cm" svg:viewBox="0 0 156 146" svg:d="M156 73c0-40-35-73-77-73-44 0-79 33-79 73s35 73 79 73c42 0 77-33 77-73z">
          <text:p/>
        </draw:path>
        <draw:path draw:style-name="gr17" draw:text-style-name="P6" draw:layer="layout" svg:width="0.155cm" svg:height="0.146cm" svg:x="13.664cm" svg:y="11.122cm" svg:viewBox="0 0 156 147" svg:d="M156 73c0-40-35-73-77-73-44 0-79 33-79 73s35 74 79 74c42 0 77-34 77-74z">
          <text:p/>
        </draw:path>
        <draw:path draw:style-name="gr17" draw:text-style-name="P6" draw:layer="layout" svg:width="0.156cm" svg:height="0.145cm" svg:x="13.669cm" svg:y="10.683cm" svg:viewBox="0 0 157 146" svg:d="M157 72c0-40-35-72-78-72-44 0-79 32-79 72 0 41 35 74 79 74 43 0 78-33 78-74z">
          <text:p/>
        </draw:path>
        <draw:path draw:style-name="gr17" draw:text-style-name="P6" draw:layer="layout" svg:width="0.155cm" svg:height="0.146cm" svg:x="13.664cm" svg:y="10.295cm" svg:viewBox="0 0 156 147" svg:d="M156 74c0-41-35-74-77-74-44 0-79 33-79 74 0 40 35 73 79 73 42 0 77-33 77-73z">
          <text:p/>
        </draw:path>
        <draw:path draw:style-name="gr17" draw:text-style-name="P6" draw:layer="layout" svg:width="0.155cm" svg:height="0.146cm" svg:x="13.664cm" svg:y="9.905cm" svg:viewBox="0 0 156 147" svg:d="M156 74c0-40-35-74-77-74-44 0-79 34-79 74s35 73 79 73c42 0 77-33 77-73z">
          <text:p/>
        </draw:path>
        <draw:path draw:style-name="gr17" draw:text-style-name="P6" draw:layer="layout" svg:width="0.155cm" svg:height="0.146cm" svg:x="13.664cm" svg:y="9.567cm" svg:viewBox="0 0 156 147" svg:d="M156 73c0-40-35-73-77-73-44 0-79 33-79 73 0 41 35 74 79 74 42 0 77-33 77-74z">
          <text:p/>
        </draw:path>
        <draw:path draw:style-name="gr17" draw:text-style-name="P6" draw:layer="layout" svg:width="0.155cm" svg:height="0.146cm" svg:x="13.664cm" svg:y="9.177cm" svg:viewBox="0 0 156 147" svg:d="M156 74c0-40-35-74-77-74-44 0-79 34-79 74s35 73 79 73c42 0 77-33 77-73z">
          <text:p/>
        </draw:path>
        <draw:path draw:style-name="gr17" draw:text-style-name="P6" draw:layer="layout" svg:width="0.156cm" svg:height="0.145cm" svg:x="13.666cm" svg:y="8.837cm" svg:viewBox="0 0 157 146" svg:d="M157 72c0-40-35-72-78-72-44 0-79 32-79 72 0 41 35 74 79 74 43 0 78-33 78-74z">
          <text:p/>
        </draw:path>
        <draw:path draw:style-name="gr17" draw:text-style-name="P6" draw:layer="layout" svg:width="0.156cm" svg:height="0.146cm" svg:x="13.666cm" svg:y="8.545cm" svg:viewBox="0 0 157 147" svg:d="M157 73c0-40-35-73-78-73-44 0-79 33-79 73 0 41 35 74 79 74 43 0 78-33 78-74z">
          <text:p/>
        </draw:path>
        <draw:path draw:style-name="gr17" draw:text-style-name="P6" draw:layer="layout" svg:width="0.155cm" svg:height="0.145cm" svg:x="13.664cm" svg:y="8.205cm" svg:viewBox="0 0 156 146" svg:d="M156 73c0-41-35-73-77-73-44 0-79 32-79 73 0 40 35 73 79 73 42 0 77-33 77-73z">
          <text:p/>
        </draw:path>
        <draw:path draw:style-name="gr17" draw:text-style-name="P6" draw:layer="layout" svg:width="0.155cm" svg:height="0.145cm" svg:x="13.664cm" svg:y="7.867cm" svg:viewBox="0 0 156 146" svg:d="M156 73c0-41-35-73-77-73-44 0-79 32-79 73 0 40 35 73 79 73 42 0 77-33 77-73z">
          <text:p/>
        </draw:path>
        <draw:path draw:style-name="gr17" draw:text-style-name="P6" draw:layer="layout" svg:width="0.155cm" svg:height="0.146cm" svg:x="13.664cm" svg:y="7.575cm" svg:viewBox="0 0 156 147" svg:d="M156 74c0-41-35-74-77-74-44 0-79 33-79 74 0 40 35 73 79 73 42 0 77-33 77-73z">
          <text:p/>
        </draw:path>
        <draw:path draw:style-name="gr17" draw:text-style-name="P6" draw:layer="layout" svg:width="0.155cm" svg:height="0.146cm" svg:x="13.664cm" svg:y="7.331cm" svg:viewBox="0 0 156 147" svg:d="M156 73c0-40-35-73-77-73-44 0-79 33-79 73s35 74 79 74c42 0 77-34 77-74z">
          <text:p/>
        </draw:path>
        <draw:path draw:style-name="gr17" draw:text-style-name="P6" draw:layer="layout" svg:width="0.156cm" svg:height="0.146cm" svg:x="13.666cm" svg:y="6.99cm" svg:viewBox="0 0 157 147" svg:d="M157 74c0-41-35-74-78-74-44 0-79 33-79 74 0 40 35 73 79 73 43 0 78-33 78-73z">
          <text:p/>
        </draw:path>
        <draw:path draw:style-name="gr17" draw:text-style-name="P6" draw:layer="layout" svg:width="0.156cm" svg:height="0.145cm" svg:x="13.666cm" svg:y="6.749cm" svg:viewBox="0 0 157 146" svg:d="M157 72c0-40-35-72-78-72-44 0-79 32-79 72s35 74 79 74c43 0 78-34 78-74z">
          <text:p/>
        </draw:path>
        <draw:path draw:style-name="gr17" draw:text-style-name="P6" draw:layer="layout" svg:width="0.155cm" svg:height="0.146cm" svg:x="13.664cm" svg:y="6.504cm" svg:viewBox="0 0 156 147" svg:d="M156 73c0-40-35-73-77-73-44 0-79 33-79 73 0 41 35 74 79 74 42 0 77-33 77-74z">
          <text:p/>
        </draw:path>
        <draw:path draw:style-name="gr17" draw:text-style-name="P6" draw:layer="layout" svg:width="0.155cm" svg:height="0.146cm" svg:x="13.664cm" svg:y="6.02cm" svg:viewBox="0 0 156 147" svg:d="M156 73c0-40-35-73-77-73-44 0-79 33-79 73s35 74 79 74c42 0 77-34 77-74z">
          <text:p/>
        </draw:path>
        <draw:path draw:style-name="gr17" draw:text-style-name="P6" draw:layer="layout" svg:width="0.155cm" svg:height="0.146cm" svg:x="13.664cm" svg:y="6.262cm" svg:viewBox="0 0 156 147" svg:d="M156 74c0-41-35-74-77-74-44 0-79 33-79 74 0 40 35 73 79 73 42 0 77-33 77-73z">
          <text:p/>
        </draw:path>
        <draw:path draw:style-name="gr17" draw:text-style-name="P6" draw:layer="layout" svg:width="0.155cm" svg:height="0.146cm" svg:x="13.664cm" svg:y="5.776cm" svg:viewBox="0 0 156 147" svg:d="M156 73c0-40-35-73-77-73-44 0-79 33-79 73 0 41 35 74 79 74 42 0 77-33 77-74z">
          <text:p/>
        </draw:path>
        <draw:path draw:style-name="gr17" draw:text-style-name="P6" draw:layer="layout" svg:width="0.155cm" svg:height="0.146cm" svg:x="13.664cm" svg:y="5.339cm" svg:viewBox="0 0 156 147" svg:d="M156 73c0-40-35-73-77-73-44 0-79 33-79 73 0 41 35 74 79 74 42 0 77-33 77-74z">
          <text:p/>
        </draw:path>
        <draw:path draw:style-name="gr17" draw:text-style-name="P6" draw:layer="layout" svg:width="0.155cm" svg:height="0.146cm" svg:x="13.664cm" svg:y="5.534cm" svg:viewBox="0 0 156 147" svg:d="M156 74c0-41-35-74-77-74-44 0-79 33-79 74 0 40 35 73 79 73 42 0 77-33 77-73z">
          <text:p/>
        </draw:path>
        <draw:path draw:style-name="gr17" draw:text-style-name="P6" draw:layer="layout" svg:width="0.155cm" svg:height="0.146cm" svg:x="13.664cm" svg:y="5.097cm" svg:viewBox="0 0 156 147" svg:d="M156 74c0-41-35-74-77-74-44 0-79 33-79 74 0 40 35 73 79 73 42 0 77-33 77-73z">
          <text:p/>
        </draw:path>
        <draw:path draw:style-name="gr17" draw:text-style-name="P6" draw:layer="layout" svg:width="0.155cm" svg:height="0.146cm" svg:x="13.664cm" svg:y="4.902cm" svg:viewBox="0 0 156 147" svg:d="M156 73c0-40-35-73-77-73-44 0-79 33-79 73 0 41 35 74 79 74 42 0 77-33 77-74z">
          <text:p/>
        </draw:path>
        <draw:path draw:style-name="gr17" draw:text-style-name="P6" draw:layer="layout" svg:width="0.155cm" svg:height="0.146cm" svg:x="13.664cm" svg:y="4.658cm" svg:viewBox="0 0 156 147" svg:d="M156 74c0-41-35-74-77-74-44 0-79 33-79 74 0 40 35 73 79 73 42 0 77-33 77-73z">
          <text:p/>
        </draw:path>
        <draw:path draw:style-name="gr17" draw:text-style-name="P6" draw:layer="layout" svg:width="0.155cm" svg:height="0.145cm" svg:x="13.664cm" svg:y="4.466cm" svg:viewBox="0 0 156 146" svg:d="M156 72c0-40-35-72-77-72-44 0-79 32-79 72 0 41 35 74 79 74 42 0 77-33 77-74z">
          <text:p/>
        </draw:path>
        <draw:path draw:style-name="gr17" draw:text-style-name="P6" draw:layer="layout" svg:width="0.155cm" svg:height="0.145cm" svg:x="13.664cm" svg:y="4.271cm" svg:viewBox="0 0 156 146" svg:d="M156 73c0-40-35-73-77-73-44 0-79 33-79 73s35 73 79 73c42 0 77-33 77-73z">
          <text:p/>
        </draw:path>
        <draw:path draw:style-name="gr17" draw:text-style-name="P6" draw:layer="layout" svg:width="0.156cm" svg:height="0.145cm" svg:x="13.666cm" svg:y="4.076cm" svg:viewBox="0 0 157 146" svg:d="M157 73c0-41-35-73-78-73-44 0-79 32-79 73s35 73 79 73c43 0 78-32 78-73z">
          <text:p/>
        </draw:path>
        <draw:path draw:style-name="gr17" draw:text-style-name="P6" draw:layer="layout" svg:width="0.156cm" svg:height="0.145cm" svg:x="13.666cm" svg:y="3.881cm" svg:viewBox="0 0 157 146" svg:d="M157 72c0-40-35-72-78-72-44 0-79 32-79 72 0 42 35 74 79 74 43 0 78-32 78-74z">
          <text:p/>
        </draw:path>
        <draw:path draw:style-name="gr17" draw:text-style-name="P6" draw:layer="layout" svg:width="0.156cm" svg:height="0.146cm" svg:x="13.666cm" svg:y="3.589cm" svg:viewBox="0 0 157 147" svg:d="M157 73c0-40-35-73-78-73-44 0-79 33-79 73 0 41 35 74 79 74 43 0 78-33 78-74z">
          <text:p/>
        </draw:path>
        <draw:path draw:style-name="gr17" draw:text-style-name="P6" draw:layer="layout" svg:width="0.156cm" svg:height="0.145cm" svg:x="14.65cm" svg:y="12.433cm" svg:viewBox="0 0 157 146" svg:d="M157 72c0-40-36-72-79-72s-78 32-78 72c0 41 35 74 78 74s79-33 79-74z">
          <text:p/>
        </draw:path>
        <draw:path draw:style-name="gr17" draw:text-style-name="P6" draw:layer="layout" svg:width="0.156cm" svg:height="0.146cm" svg:x="14.65cm" svg:y="11.946cm" svg:viewBox="0 0 157 147" svg:d="M157 74c0-40-36-74-79-74s-78 34-78 74 35 73 78 73 79-33 79-73z">
          <text:p/>
        </draw:path>
        <draw:path draw:style-name="gr17" draw:text-style-name="P6" draw:layer="layout" svg:width="0.156cm" svg:height="0.145cm" svg:x="14.65cm" svg:y="11.559cm" svg:viewBox="0 0 157 146" svg:d="M157 73c0-40-36-73-79-73s-78 33-78 73 35 73 78 73 79-33 79-73z">
          <text:p/>
        </draw:path>
        <draw:path draw:style-name="gr17" draw:text-style-name="P6" draw:layer="layout" svg:width="0.156cm" svg:height="0.146cm" svg:x="14.65cm" svg:y="11.122cm" svg:viewBox="0 0 157 147" svg:d="M157 73c0-40-36-73-79-73s-78 33-78 73 35 74 78 74 79-34 79-74z">
          <text:p/>
        </draw:path>
        <draw:path draw:style-name="gr17" draw:text-style-name="P6" draw:layer="layout" svg:width="0.155cm" svg:height="0.145cm" svg:x="14.656cm" svg:y="10.683cm" svg:viewBox="0 0 156 146" svg:d="M156 72c0-40-36-72-78-72-43 0-78 32-78 72 0 41 35 74 78 74 42 0 78-33 78-74z">
          <text:p/>
        </draw:path>
        <draw:path draw:style-name="gr17" draw:text-style-name="P6" draw:layer="layout" svg:width="0.156cm" svg:height="0.146cm" svg:x="14.65cm" svg:y="10.295cm" svg:viewBox="0 0 157 147" svg:d="M157 74c0-41-36-74-79-74s-78 33-78 74c0 40 35 73 78 73s79-33 79-73z">
          <text:p/>
        </draw:path>
        <draw:path draw:style-name="gr17" draw:text-style-name="P6" draw:layer="layout" svg:width="0.156cm" svg:height="0.146cm" svg:x="14.65cm" svg:y="9.905cm" svg:viewBox="0 0 157 147" svg:d="M157 74c0-40-36-74-79-74s-78 34-78 74 35 73 78 73 79-33 79-73z">
          <text:p/>
        </draw:path>
        <draw:path draw:style-name="gr17" draw:text-style-name="P6" draw:layer="layout" svg:width="0.156cm" svg:height="0.146cm" svg:x="14.65cm" svg:y="9.567cm" svg:viewBox="0 0 157 147" svg:d="M157 73c0-40-36-73-79-73s-78 33-78 73c0 41 35 74 78 74s79-33 79-74z">
          <text:p/>
        </draw:path>
        <draw:path draw:style-name="gr17" draw:text-style-name="P6" draw:layer="layout" svg:width="0.156cm" svg:height="0.146cm" svg:x="14.65cm" svg:y="9.177cm" svg:viewBox="0 0 157 147" svg:d="M157 74c0-40-36-74-79-74s-78 34-78 74 35 73 78 73 79-33 79-73z">
          <text:p/>
        </draw:path>
        <draw:path draw:style-name="gr17" draw:text-style-name="P6" draw:layer="layout" svg:width="0.156cm" svg:height="0.145cm" svg:x="14.653cm" svg:y="8.837cm" svg:viewBox="0 0 157 146" svg:d="M157 72c0-40-36-72-79-72s-78 32-78 72c0 41 35 74 78 74s79-33 79-74z">
          <text:p/>
        </draw:path>
        <draw:path draw:style-name="gr17" draw:text-style-name="P6" draw:layer="layout" svg:width="0.156cm" svg:height="0.146cm" svg:x="14.653cm" svg:y="8.545cm" svg:viewBox="0 0 157 147" svg:d="M157 73c0-40-36-73-79-73s-78 33-78 73c0 41 35 74 78 74s79-33 79-74z">
          <text:p/>
        </draw:path>
        <draw:path draw:style-name="gr17" draw:text-style-name="P6" draw:layer="layout" svg:width="0.156cm" svg:height="0.145cm" svg:x="14.65cm" svg:y="8.205cm" svg:viewBox="0 0 157 146" svg:d="M157 73c0-41-36-73-79-73s-78 32-78 73c0 40 35 73 78 73s79-33 79-73z">
          <text:p/>
        </draw:path>
        <draw:path draw:style-name="gr17" draw:text-style-name="P6" draw:layer="layout" svg:width="0.156cm" svg:height="0.145cm" svg:x="14.65cm" svg:y="7.867cm" svg:viewBox="0 0 157 146" svg:d="M157 73c0-41-36-73-79-73s-78 32-78 73c0 40 35 73 78 73s79-33 79-73z">
          <text:p/>
        </draw:path>
        <draw:path draw:style-name="gr17" draw:text-style-name="P6" draw:layer="layout" svg:width="0.156cm" svg:height="0.146cm" svg:x="14.65cm" svg:y="7.575cm" svg:viewBox="0 0 157 147" svg:d="M157 74c0-41-36-74-79-74s-78 33-78 74c0 40 35 73 78 73s79-33 79-73z">
          <text:p/>
        </draw:path>
        <draw:path draw:style-name="gr17" draw:text-style-name="P6" draw:layer="layout" svg:width="0.156cm" svg:height="0.146cm" svg:x="14.65cm" svg:y="7.331cm" svg:viewBox="0 0 157 147" svg:d="M157 73c0-40-36-73-79-73s-78 33-78 73 35 74 78 74 79-34 79-74z">
          <text:p/>
        </draw:path>
        <draw:path draw:style-name="gr17" draw:text-style-name="P6" draw:layer="layout" svg:width="0.156cm" svg:height="0.146cm" svg:x="14.653cm" svg:y="6.99cm" svg:viewBox="0 0 157 147" svg:d="M157 74c0-41-36-74-79-74s-78 33-78 74c0 40 35 73 78 73s79-33 79-73z">
          <text:p/>
        </draw:path>
        <draw:path draw:style-name="gr17" draw:text-style-name="P6" draw:layer="layout" svg:width="0.156cm" svg:height="0.145cm" svg:x="14.653cm" svg:y="6.749cm" svg:viewBox="0 0 157 146" svg:d="M157 72c0-40-36-72-79-72s-78 32-78 72 35 74 78 74 79-34 79-74z">
          <text:p/>
        </draw:path>
        <draw:path draw:style-name="gr17" draw:text-style-name="P6" draw:layer="layout" svg:width="0.156cm" svg:height="0.146cm" svg:x="14.65cm" svg:y="6.504cm" svg:viewBox="0 0 157 147" svg:d="M157 73c0-40-36-73-79-73s-78 33-78 73c0 41 35 74 78 74s79-33 79-74z">
          <text:p/>
        </draw:path>
        <draw:path draw:style-name="gr17" draw:text-style-name="P6" draw:layer="layout" svg:width="0.156cm" svg:height="0.146cm" svg:x="14.65cm" svg:y="6.02cm" svg:viewBox="0 0 157 147" svg:d="M157 73c0-40-36-73-79-73s-78 33-78 73 35 74 78 74 79-34 79-74z">
          <text:p/>
        </draw:path>
        <draw:path draw:style-name="gr17" draw:text-style-name="P6" draw:layer="layout" svg:width="0.156cm" svg:height="0.146cm" svg:x="14.65cm" svg:y="6.262cm" svg:viewBox="0 0 157 147" svg:d="M157 74c0-41-36-74-79-74s-78 33-78 74c0 40 35 73 78 73s79-33 79-73z">
          <text:p/>
        </draw:path>
        <draw:path draw:style-name="gr17" draw:text-style-name="P6" draw:layer="layout" svg:width="0.156cm" svg:height="0.146cm" svg:x="14.65cm" svg:y="5.776cm" svg:viewBox="0 0 157 147" svg:d="M157 73c0-40-36-73-79-73s-78 33-78 73c0 41 35 74 78 74s79-33 79-74z">
          <text:p/>
        </draw:path>
        <draw:path draw:style-name="gr17" draw:text-style-name="P6" draw:layer="layout" svg:width="0.156cm" svg:height="0.146cm" svg:x="14.65cm" svg:y="5.339cm" svg:viewBox="0 0 157 147" svg:d="M157 73c0-40-36-73-79-73s-78 33-78 73c0 41 35 74 78 74s79-33 79-74z">
          <text:p/>
        </draw:path>
        <draw:path draw:style-name="gr17" draw:text-style-name="P6" draw:layer="layout" svg:width="0.156cm" svg:height="0.146cm" svg:x="14.65cm" svg:y="5.534cm" svg:viewBox="0 0 157 147" svg:d="M157 74c0-41-36-74-79-74s-78 33-78 74c0 40 35 73 78 73s79-33 79-73z">
          <text:p/>
        </draw:path>
        <draw:path draw:style-name="gr17" draw:text-style-name="P6" draw:layer="layout" svg:width="0.156cm" svg:height="0.146cm" svg:x="14.65cm" svg:y="5.097cm" svg:viewBox="0 0 157 147" svg:d="M157 74c0-41-36-74-79-74s-78 33-78 74c0 40 35 73 78 73s79-33 79-73z">
          <text:p/>
        </draw:path>
        <draw:path draw:style-name="gr17" draw:text-style-name="P6" draw:layer="layout" svg:width="0.156cm" svg:height="0.146cm" svg:x="14.65cm" svg:y="4.902cm" svg:viewBox="0 0 157 147" svg:d="M157 73c0-40-36-73-79-73s-78 33-78 73c0 41 35 74 78 74s79-33 79-74z">
          <text:p/>
        </draw:path>
        <draw:path draw:style-name="gr17" draw:text-style-name="P6" draw:layer="layout" svg:width="0.156cm" svg:height="0.146cm" svg:x="14.65cm" svg:y="4.658cm" svg:viewBox="0 0 157 147" svg:d="M157 74c0-41-36-74-79-74s-78 33-78 74c0 40 35 73 78 73s79-33 79-73z">
          <text:p/>
        </draw:path>
        <draw:path draw:style-name="gr17" draw:text-style-name="P6" draw:layer="layout" svg:width="0.156cm" svg:height="0.145cm" svg:x="14.65cm" svg:y="4.466cm" svg:viewBox="0 0 157 146" svg:d="M157 72c0-40-36-72-79-72s-78 32-78 72c0 41 35 74 78 74s79-33 79-74z">
          <text:p/>
        </draw:path>
        <draw:path draw:style-name="gr17" draw:text-style-name="P6" draw:layer="layout" svg:width="0.156cm" svg:height="0.145cm" svg:x="14.65cm" svg:y="4.271cm" svg:viewBox="0 0 157 146" svg:d="M157 73c0-40-36-73-79-73s-78 33-78 73 35 73 78 73 79-33 79-73z">
          <text:p/>
        </draw:path>
        <draw:path draw:style-name="gr17" draw:text-style-name="P6" draw:layer="layout" svg:width="0.156cm" svg:height="0.145cm" svg:x="14.653cm" svg:y="4.076cm" svg:viewBox="0 0 157 146" svg:d="M157 73c0-41-36-73-79-73s-78 32-78 73 35 73 78 73 79-32 79-73z">
          <text:p/>
        </draw:path>
        <draw:path draw:style-name="gr17" draw:text-style-name="P6" draw:layer="layout" svg:width="0.156cm" svg:height="0.145cm" svg:x="14.653cm" svg:y="3.881cm" svg:viewBox="0 0 157 146" svg:d="M157 72c0-40-36-72-79-72s-78 32-78 72c0 42 35 74 78 74s79-32 79-74z">
          <text:p/>
        </draw:path>
        <draw:path draw:style-name="gr17" draw:text-style-name="P6" draw:layer="layout" svg:width="0.156cm" svg:height="0.146cm" svg:x="14.653cm" svg:y="3.589cm" svg:viewBox="0 0 157 147" svg:d="M157 73c0-40-36-73-79-73s-78 33-78 73c0 41 35 74 78 74s79-33 79-74z">
          <text:p/>
        </draw:path>
        <draw:path draw:style-name="gr17" draw:text-style-name="P6" draw:layer="layout" svg:width="0.156cm" svg:height="0.145cm" svg:x="11.742cm" svg:y="12.433cm" svg:viewBox="0 0 157 146" svg:d="M157 72c0-40-35-72-79-72-43 0-78 32-78 72 0 41 35 74 78 74 44 0 79-33 79-74z">
          <text:p/>
        </draw:path>
        <draw:path draw:style-name="gr17" draw:text-style-name="P6" draw:layer="layout" svg:width="0.156cm" svg:height="0.146cm" svg:x="11.742cm" svg:y="11.946cm" svg:viewBox="0 0 157 147" svg:d="M157 74c0-40-35-74-79-74-43 0-78 34-78 74s35 73 78 73c44 0 79-33 79-73z">
          <text:p/>
        </draw:path>
        <draw:path draw:style-name="gr17" draw:text-style-name="P6" draw:layer="layout" svg:width="0.156cm" svg:height="0.145cm" svg:x="11.742cm" svg:y="11.559cm" svg:viewBox="0 0 157 146" svg:d="M157 73c0-40-35-73-79-73-43 0-78 33-78 73s35 73 78 73c44 0 79-33 79-73z">
          <text:p/>
        </draw:path>
        <draw:path draw:style-name="gr17" draw:text-style-name="P6" draw:layer="layout" svg:width="0.156cm" svg:height="0.146cm" svg:x="11.742cm" svg:y="11.122cm" svg:viewBox="0 0 157 147" svg:d="M157 73c0-40-35-73-79-73-43 0-78 33-78 73s35 74 78 74c44 0 79-34 79-74z">
          <text:p/>
        </draw:path>
        <draw:path draw:style-name="gr17" draw:text-style-name="P6" draw:layer="layout" svg:width="0.155cm" svg:height="0.145cm" svg:x="11.748cm" svg:y="10.683cm" svg:viewBox="0 0 156 146" svg:d="M156 72c0-40-35-72-78-72s-78 32-78 72c0 41 35 74 78 74s78-33 78-74z">
          <text:p/>
        </draw:path>
        <draw:path draw:style-name="gr17" draw:text-style-name="P6" draw:layer="layout" svg:width="0.156cm" svg:height="0.146cm" svg:x="11.742cm" svg:y="10.295cm" svg:viewBox="0 0 157 147" svg:d="M157 74c0-41-35-74-79-74-43 0-78 33-78 74 0 40 35 73 78 73 44 0 79-33 79-73z">
          <text:p/>
        </draw:path>
        <draw:path draw:style-name="gr17" draw:text-style-name="P6" draw:layer="layout" svg:width="0.156cm" svg:height="0.146cm" svg:x="11.742cm" svg:y="9.905cm" svg:viewBox="0 0 157 147" svg:d="M157 74c0-40-35-74-79-74-43 0-78 34-78 74s35 73 78 73c44 0 79-33 79-73z">
          <text:p/>
        </draw:path>
        <draw:path draw:style-name="gr17" draw:text-style-name="P6" draw:layer="layout" svg:width="0.156cm" svg:height="0.146cm" svg:x="11.742cm" svg:y="9.567cm" svg:viewBox="0 0 157 147" svg:d="M157 73c0-40-35-73-79-73-43 0-78 33-78 73 0 41 35 74 78 74 44 0 79-33 79-74z">
          <text:p/>
        </draw:path>
        <draw:path draw:style-name="gr17" draw:text-style-name="P6" draw:layer="layout" svg:width="0.156cm" svg:height="0.146cm" svg:x="11.742cm" svg:y="9.177cm" svg:viewBox="0 0 157 147" svg:d="M157 74c0-40-35-74-79-74-43 0-78 34-78 74s35 73 78 73c44 0 79-33 79-73z">
          <text:p/>
        </draw:path>
        <draw:path draw:style-name="gr17" draw:text-style-name="P6" draw:layer="layout" svg:width="0.156cm" svg:height="0.145cm" svg:x="11.745cm" svg:y="8.837cm" svg:viewBox="0 0 157 146" svg:d="M157 72c0-40-35-72-79-72-43 0-78 32-78 72 0 41 35 74 78 74 44 0 79-33 79-74z">
          <text:p/>
        </draw:path>
        <draw:path draw:style-name="gr17" draw:text-style-name="P6" draw:layer="layout" svg:width="0.156cm" svg:height="0.146cm" svg:x="11.745cm" svg:y="8.545cm" svg:viewBox="0 0 157 147" svg:d="M157 73c0-40-35-73-79-73-43 0-78 33-78 73 0 41 35 74 78 74 44 0 79-33 79-74z">
          <text:p/>
        </draw:path>
        <draw:path draw:style-name="gr17" draw:text-style-name="P6" draw:layer="layout" svg:width="0.156cm" svg:height="0.145cm" svg:x="11.742cm" svg:y="8.205cm" svg:viewBox="0 0 157 146" svg:d="M157 73c0-41-35-73-79-73-43 0-78 32-78 73 0 40 35 73 78 73 44 0 79-33 79-73z">
          <text:p/>
        </draw:path>
        <draw:path draw:style-name="gr17" draw:text-style-name="P6" draw:layer="layout" svg:width="0.156cm" svg:height="0.145cm" svg:x="11.742cm" svg:y="7.867cm" svg:viewBox="0 0 157 146" svg:d="M157 73c0-41-35-73-79-73-43 0-78 32-78 73 0 40 35 73 78 73 44 0 79-33 79-73z">
          <text:p/>
        </draw:path>
        <draw:path draw:style-name="gr17" draw:text-style-name="P6" draw:layer="layout" svg:width="0.156cm" svg:height="0.146cm" svg:x="11.742cm" svg:y="7.575cm" svg:viewBox="0 0 157 147" svg:d="M157 74c0-41-35-74-79-74-43 0-78 33-78 74 0 40 35 73 78 73 44 0 79-33 79-73z">
          <text:p/>
        </draw:path>
        <draw:path draw:style-name="gr17" draw:text-style-name="P6" draw:layer="layout" svg:width="0.156cm" svg:height="0.146cm" svg:x="11.742cm" svg:y="7.331cm" svg:viewBox="0 0 157 147" svg:d="M157 73c0-40-35-73-79-73-43 0-78 33-78 73s35 74 78 74c44 0 79-34 79-74z">
          <text:p/>
        </draw:path>
        <draw:path draw:style-name="gr17" draw:text-style-name="P6" draw:layer="layout" svg:width="0.156cm" svg:height="0.146cm" svg:x="11.745cm" svg:y="6.99cm" svg:viewBox="0 0 157 147" svg:d="M157 74c0-41-35-74-79-74-43 0-78 33-78 74 0 40 35 73 78 73 44 0 79-33 79-73z">
          <text:p/>
        </draw:path>
        <draw:path draw:style-name="gr17" draw:text-style-name="P6" draw:layer="layout" svg:width="0.156cm" svg:height="0.145cm" svg:x="11.745cm" svg:y="6.749cm" svg:viewBox="0 0 157 146" svg:d="M157 72c0-40-35-72-79-72-43 0-78 32-78 72s35 74 78 74c44 0 79-34 79-74z">
          <text:p/>
        </draw:path>
        <draw:path draw:style-name="gr17" draw:text-style-name="P6" draw:layer="layout" svg:width="0.156cm" svg:height="0.146cm" svg:x="11.742cm" svg:y="6.504cm" svg:viewBox="0 0 157 147" svg:d="M157 73c0-40-35-73-79-73-43 0-78 33-78 73 0 41 35 74 78 74 44 0 79-33 79-74z">
          <text:p/>
        </draw:path>
        <draw:path draw:style-name="gr17" draw:text-style-name="P6" draw:layer="layout" svg:width="0.156cm" svg:height="0.146cm" svg:x="11.742cm" svg:y="6.02cm" svg:viewBox="0 0 157 147" svg:d="M157 73c0-40-35-73-79-73-43 0-78 33-78 73s35 74 78 74c44 0 79-34 79-74z">
          <text:p/>
        </draw:path>
        <draw:path draw:style-name="gr17" draw:text-style-name="P6" draw:layer="layout" svg:width="0.156cm" svg:height="0.146cm" svg:x="11.742cm" svg:y="6.262cm" svg:viewBox="0 0 157 147" svg:d="M157 74c0-41-35-74-79-74-43 0-78 33-78 74 0 40 35 73 78 73 44 0 79-33 79-73z">
          <text:p/>
        </draw:path>
        <draw:path draw:style-name="gr17" draw:text-style-name="P6" draw:layer="layout" svg:width="0.156cm" svg:height="0.146cm" svg:x="11.742cm" svg:y="5.776cm" svg:viewBox="0 0 157 147" svg:d="M157 73c0-40-35-73-79-73-43 0-78 33-78 73 0 41 35 74 78 74 44 0 79-33 79-74z">
          <text:p/>
        </draw:path>
        <draw:path draw:style-name="gr17" draw:text-style-name="P6" draw:layer="layout" svg:width="0.156cm" svg:height="0.146cm" svg:x="11.742cm" svg:y="5.339cm" svg:viewBox="0 0 157 147" svg:d="M157 73c0-40-35-73-79-73-43 0-78 33-78 73 0 41 35 74 78 74 44 0 79-33 79-74z">
          <text:p/>
        </draw:path>
        <draw:path draw:style-name="gr17" draw:text-style-name="P6" draw:layer="layout" svg:width="0.156cm" svg:height="0.146cm" svg:x="11.742cm" svg:y="5.534cm" svg:viewBox="0 0 157 147" svg:d="M157 74c0-41-35-74-79-74-43 0-78 33-78 74 0 40 35 73 78 73 44 0 79-33 79-73z">
          <text:p/>
        </draw:path>
        <draw:path draw:style-name="gr17" draw:text-style-name="P6" draw:layer="layout" svg:width="0.156cm" svg:height="0.146cm" svg:x="11.742cm" svg:y="5.097cm" svg:viewBox="0 0 157 147" svg:d="M157 74c0-41-35-74-79-74-43 0-78 33-78 74 0 40 35 73 78 73 44 0 79-33 79-73z">
          <text:p/>
        </draw:path>
        <draw:path draw:style-name="gr17" draw:text-style-name="P6" draw:layer="layout" svg:width="0.156cm" svg:height="0.146cm" svg:x="11.742cm" svg:y="4.902cm" svg:viewBox="0 0 157 147" svg:d="M157 73c0-40-35-73-79-73-43 0-78 33-78 73 0 41 35 74 78 74 44 0 79-33 79-74z">
          <text:p/>
        </draw:path>
        <draw:path draw:style-name="gr17" draw:text-style-name="P6" draw:layer="layout" svg:width="0.156cm" svg:height="0.146cm" svg:x="11.742cm" svg:y="4.658cm" svg:viewBox="0 0 157 147" svg:d="M157 74c0-41-35-74-79-74-43 0-78 33-78 74 0 40 35 73 78 73 44 0 79-33 79-73z">
          <text:p/>
        </draw:path>
        <draw:path draw:style-name="gr17" draw:text-style-name="P6" draw:layer="layout" svg:width="0.156cm" svg:height="0.145cm" svg:x="11.742cm" svg:y="4.466cm" svg:viewBox="0 0 157 146" svg:d="M157 72c0-40-35-72-79-72-43 0-78 32-78 72 0 41 35 74 78 74 44 0 79-33 79-74z">
          <text:p/>
        </draw:path>
        <draw:path draw:style-name="gr17" draw:text-style-name="P6" draw:layer="layout" svg:width="0.156cm" svg:height="0.145cm" svg:x="11.742cm" svg:y="4.271cm" svg:viewBox="0 0 157 146" svg:d="M157 73c0-40-35-73-79-73-43 0-78 33-78 73s35 73 78 73c44 0 79-33 79-73z">
          <text:p/>
        </draw:path>
        <draw:path draw:style-name="gr17" draw:text-style-name="P6" draw:layer="layout" svg:width="0.156cm" svg:height="0.145cm" svg:x="11.745cm" svg:y="4.076cm" svg:viewBox="0 0 157 146" svg:d="M157 73c0-41-35-73-79-73-43 0-78 32-78 73s35 73 78 73c44 0 79-32 79-73z">
          <text:p/>
        </draw:path>
        <draw:path draw:style-name="gr17" draw:text-style-name="P6" draw:layer="layout" svg:width="0.156cm" svg:height="0.145cm" svg:x="11.745cm" svg:y="3.881cm" svg:viewBox="0 0 157 146" svg:d="M157 72c0-40-35-72-79-72-43 0-78 32-78 72 0 42 35 74 78 74 44 0 79-32 79-74z">
          <text:p/>
        </draw:path>
        <draw:path draw:style-name="gr17" draw:text-style-name="P6" draw:layer="layout" svg:width="0.156cm" svg:height="0.146cm" svg:x="11.745cm" svg:y="3.589cm" svg:viewBox="0 0 157 147" svg:d="M157 73c0-40-35-73-79-73-43 0-78 33-78 73 0 41 35 74 78 74 44 0 79-33 79-74z">
          <text:p/>
        </draw:path>
        <draw:path draw:style-name="gr17" draw:text-style-name="P6" draw:layer="layout" svg:width="0.156cm" svg:height="0.146cm" svg:x="18.022cm" svg:y="12.385cm" svg:viewBox="0 0 157 147" svg:d="M157 74c0-40-35-74-78-74-44 0-79 34-79 74s35 73 79 73c43 0 78-33 78-73z">
          <text:p/>
        </draw:path>
        <draw:path draw:style-name="gr17" draw:text-style-name="P6" draw:layer="layout" svg:width="0.156cm" svg:height="0.146cm" svg:x="18.022cm" svg:y="11.901cm" svg:viewBox="0 0 157 147" svg:d="M157 74c0-41-35-74-78-74-44 0-79 33-79 74 0 40 35 73 79 73 43 0 78-33 78-73z">
          <text:p/>
        </draw:path>
        <draw:path draw:style-name="gr17" draw:text-style-name="P6" draw:layer="layout" svg:width="0.156cm" svg:height="0.145cm" svg:x="18.022cm" svg:y="11.415cm" svg:viewBox="0 0 157 146" svg:d="M157 73c0-40-35-73-78-73-44 0-79 33-79 73 0 41 35 73 79 73 43 0 78-32 78-73z">
          <text:p/>
        </draw:path>
        <draw:path draw:style-name="gr17" draw:text-style-name="P6" draw:layer="layout" svg:width="0.156cm" svg:height="0.146cm" svg:x="18.022cm" svg:y="10.974cm" svg:viewBox="0 0 157 147" svg:d="M157 73c0-40-35-73-78-73-44 0-79 33-79 73s35 74 79 74c43 0 78-34 78-74z">
          <text:p/>
        </draw:path>
        <draw:path draw:style-name="gr17" draw:text-style-name="P6" draw:layer="layout" svg:width="0.156cm" svg:height="0.146cm" svg:x="18.022cm" svg:y="10.539cm" svg:viewBox="0 0 157 147" svg:d="M157 73c0-40-35-73-78-73-44 0-79 33-79 73s35 74 79 74c43 0 78-34 78-74z">
          <text:p/>
        </draw:path>
        <draw:path draw:style-name="gr17" draw:text-style-name="P6" draw:layer="layout" svg:width="0.156cm" svg:height="0.145cm" svg:x="18.022cm" svg:y="10.053cm" svg:viewBox="0 0 157 146" svg:d="M157 74c0-40-35-74-78-74-44 0-79 34-79 74s35 72 79 72c43 0 78-32 78-72z">
          <text:p/>
        </draw:path>
        <draw:path draw:style-name="gr17" draw:text-style-name="P6" draw:layer="layout" svg:width="0.156cm" svg:height="0.146cm" svg:x="18.022cm" svg:y="9.664cm" svg:viewBox="0 0 157 147" svg:d="M157 73c0-40-35-73-78-73-44 0-79 33-79 73s35 74 79 74c43 0 78-34 78-74z">
          <text:p/>
        </draw:path>
        <draw:path draw:style-name="gr17" draw:text-style-name="P6" draw:layer="layout" svg:width="0.156cm" svg:height="0.146cm" svg:x="18.022cm" svg:y="9.278cm" svg:viewBox="0 0 157 147" svg:d="M157 73c0-40-35-73-78-73-44 0-79 33-79 73 0 41 35 74 79 74 43 0 78-33 78-74z">
          <text:p/>
        </draw:path>
        <draw:path draw:style-name="gr17" draw:text-style-name="P6" draw:layer="layout" svg:width="0.156cm" svg:height="0.145cm" svg:x="18.022cm" svg:y="8.838cm" svg:viewBox="0 0 157 146" svg:d="M157 73c0-41-35-73-78-73-44 0-79 32-79 73s35 73 79 73c43 0 78-32 78-73z">
          <text:p/>
        </draw:path>
        <draw:path draw:style-name="gr17" draw:text-style-name="P6" draw:layer="layout" svg:width="0.156cm" svg:height="0.146cm" svg:x="18.022cm" svg:y="8.449cm" svg:viewBox="0 0 157 147" svg:d="M157 74c0-41-35-74-78-74-44 0-79 33-79 74 0 40 35 73 79 73 43 0 78-33 78-73z">
          <text:p/>
        </draw:path>
        <draw:path draw:style-name="gr17" draw:text-style-name="P6" draw:layer="layout" svg:width="0.156cm" svg:height="0.146cm" svg:x="18.022cm" svg:y="8.109cm" svg:viewBox="0 0 157 147" svg:d="M157 73c0-40-35-73-78-73-44 0-79 33-79 73 0 41 35 74 79 74 43 0 78-33 78-74z">
          <text:p/>
        </draw:path>
        <draw:path draw:style-name="gr17" draw:text-style-name="P6" draw:layer="layout" svg:width="0.156cm" svg:height="0.146cm" svg:x="18.025cm" svg:y="7.769cm" svg:viewBox="0 0 157 147" svg:d="M157 73c0-40-35-73-78-73s-79 33-79 73 36 74 79 74 78-34 78-74z">
          <text:p/>
        </draw:path>
        <draw:path draw:style-name="gr17" draw:text-style-name="P6" draw:layer="layout" svg:width="0.156cm" svg:height="0.145cm" svg:x="18.022cm" svg:y="7.479cm" svg:viewBox="0 0 157 146" svg:d="M157 72c0-40-35-72-78-72-44 0-79 32-79 72 0 41 35 74 79 74 43 0 78-33 78-74z">
          <text:p/>
        </draw:path>
        <draw:path draw:style-name="gr17" draw:text-style-name="P6" draw:layer="layout" svg:width="0.156cm" svg:height="0.146cm" svg:x="18.022cm" svg:y="7.136cm" svg:viewBox="0 0 157 147" svg:d="M157 74c0-41-35-74-78-74-44 0-79 33-79 74 0 40 35 73 79 73 43 0 78-33 78-73z">
          <text:p/>
        </draw:path>
        <draw:path draw:style-name="gr17" draw:text-style-name="P6" draw:layer="layout" svg:width="0.156cm" svg:height="0.146cm" svg:x="18.025cm" svg:y="6.799cm" svg:viewBox="0 0 157 147" svg:d="M157 73c0-40-35-73-78-73s-79 33-79 73c0 41 36 74 79 74s78-33 78-74z">
          <text:p/>
        </draw:path>
        <draw:path draw:style-name="gr17" draw:text-style-name="P6" draw:layer="layout" svg:width="0.156cm" svg:height="0.146cm" svg:x="18.022cm" svg:y="6.505cm" svg:viewBox="0 0 157 147" svg:d="M157 73c0-40-35-73-78-73-44 0-79 33-79 73 0 41 35 74 79 74 43 0 78-33 78-74z">
          <text:p/>
        </draw:path>
        <draw:path draw:style-name="gr17" draw:text-style-name="P6" draw:layer="layout" svg:width="0.156cm" svg:height="0.146cm" svg:x="18.022cm" svg:y="6.263cm" svg:viewBox="0 0 157 147" svg:d="M157 74c0-41-35-74-78-74-44 0-79 33-79 74 0 40 35 73 79 73 43 0 78-33 78-73z">
          <text:p/>
        </draw:path>
        <draw:path draw:style-name="gr17" draw:text-style-name="P6" draw:layer="layout" svg:width="0.156cm" svg:height="0.145cm" svg:x="18.022cm" svg:y="6.022cm" svg:viewBox="0 0 157 146" svg:d="M157 72c0-40-35-72-78-72-44 0-79 32-79 72s35 74 79 74c43 0 78-34 78-74z">
          <text:p/>
        </draw:path>
        <draw:path draw:style-name="gr17" draw:text-style-name="P6" draw:layer="layout" svg:width="0.156cm" svg:height="0.145cm" svg:x="18.022cm" svg:y="5.731cm" svg:viewBox="0 0 157 146" svg:d="M157 73c0-41-35-73-78-73-44 0-79 32-79 73 0 40 35 73 79 73 43 0 78-33 78-73z">
          <text:p/>
        </draw:path>
        <draw:path draw:style-name="gr17" draw:text-style-name="P6" draw:layer="layout" svg:width="0.156cm" svg:height="0.146cm" svg:x="18.022cm" svg:y="5.486cm" svg:viewBox="0 0 157 147" svg:d="M157 73c0-40-35-73-78-73-44 0-79 33-79 73 0 41 35 74 79 74 43 0 78-33 78-74z">
          <text:p/>
        </draw:path>
        <draw:path draw:style-name="gr17" draw:text-style-name="P6" draw:layer="layout" svg:width="0.156cm" svg:height="0.146cm" svg:x="18.022cm" svg:y="5.244cm" svg:viewBox="0 0 157 147" svg:d="M157 74c0-41-35-74-78-74-44 0-79 33-79 74 0 40 35 73 79 73 43 0 78-33 78-73z">
          <text:p/>
        </draw:path>
        <draw:path draw:style-name="gr17" draw:text-style-name="P6" draw:layer="layout" svg:width="0.156cm" svg:height="0.146cm" svg:x="18.022cm" svg:y="4.999cm" svg:viewBox="0 0 157 147" svg:d="M157 74c0-40-35-74-78-74-44 0-79 34-79 74s35 73 79 73c43 0 78-33 78-73z">
          <text:p/>
        </draw:path>
        <draw:path draw:style-name="gr17" draw:text-style-name="P6" draw:layer="layout" svg:width="0.156cm" svg:height="0.145cm" svg:x="18.022cm" svg:y="4.758cm" svg:viewBox="0 0 157 146" svg:d="M157 72c0-40-35-72-78-72-44 0-79 32-79 72 0 41 35 74 79 74 43 0 78-33 78-74z">
          <text:p/>
        </draw:path>
        <draw:path draw:style-name="gr17" draw:text-style-name="P6" draw:layer="layout" svg:width="0.156cm" svg:height="0.145cm" svg:x="18.022cm" svg:y="4.513cm" svg:viewBox="0 0 157 146" svg:d="M157 74c0-42-35-74-78-74-44 0-79 32-79 74 0 40 35 72 79 72 43 0 78-32 78-72z">
          <text:p/>
        </draw:path>
        <draw:path draw:style-name="gr17" draw:text-style-name="P6" draw:layer="layout" svg:width="0.156cm" svg:height="0.145cm" svg:x="18.022cm" svg:y="4.32cm" svg:viewBox="0 0 157 146" svg:d="M157 73c0-40-35-73-78-73-44 0-79 33-79 73 0 41 35 73 79 73 43 0 78-32 78-73z">
          <text:p/>
        </draw:path>
        <draw:path draw:style-name="gr17" draw:text-style-name="P6" draw:layer="layout" svg:width="0.156cm" svg:height="0.146cm" svg:x="18.022cm" svg:y="4.127cm" svg:viewBox="0 0 157 147" svg:d="M157 74c0-40-35-74-78-74-44 0-79 34-79 74s35 73 79 73c43 0 78-33 78-73z">
          <text:p/>
        </draw:path>
        <draw:path draw:style-name="gr17" draw:text-style-name="P6" draw:layer="layout" svg:width="0.156cm" svg:height="0.146cm" svg:x="18.025cm" svg:y="3.931cm" svg:viewBox="0 0 157 147" svg:d="M157 74c0-41-35-74-78-74s-79 33-79 74c0 40 36 73 79 73s78-33 78-73z">
          <text:p/>
        </draw:path>
        <draw:path draw:style-name="gr17" draw:text-style-name="P6" draw:layer="layout" svg:width="0.156cm" svg:height="0.146cm" svg:x="18.025cm" svg:y="3.735cm" svg:viewBox="0 0 157 147" svg:d="M157 73c0-40-35-73-78-73s-79 33-79 73c0 41 36 74 79 74s78-33 78-74z">
          <text:p/>
        </draw:path>
        <draw:path draw:style-name="gr17" draw:text-style-name="P6" draw:layer="layout" svg:width="0.156cm" svg:height="0.146cm" svg:x="19.009cm" svg:y="12.385cm" svg:viewBox="0 0 157 147" svg:d="M157 74c0-40-36-74-79-74s-78 34-78 74 35 73 78 73 79-33 79-73z">
          <text:p/>
        </draw:path>
        <draw:path draw:style-name="gr17" draw:text-style-name="P6" draw:layer="layout" svg:width="0.156cm" svg:height="0.146cm" svg:x="19.009cm" svg:y="11.901cm" svg:viewBox="0 0 157 147" svg:d="M157 74c0-41-36-74-79-74s-78 33-78 74c0 40 35 73 78 73s79-33 79-73z">
          <text:p/>
        </draw:path>
        <draw:path draw:style-name="gr17" draw:text-style-name="P6" draw:layer="layout" svg:width="0.156cm" svg:height="0.145cm" svg:x="19.009cm" svg:y="11.415cm" svg:viewBox="0 0 157 146" svg:d="M157 73c0-40-36-73-79-73s-78 33-78 73c0 41 35 73 78 73s79-32 79-73z">
          <text:p/>
        </draw:path>
        <draw:path draw:style-name="gr17" draw:text-style-name="P6" draw:layer="layout" svg:width="0.156cm" svg:height="0.146cm" svg:x="19.009cm" svg:y="10.974cm" svg:viewBox="0 0 157 147" svg:d="M157 73c0-40-36-73-79-73s-78 33-78 73 35 74 78 74 79-34 79-74z">
          <text:p/>
        </draw:path>
        <draw:path draw:style-name="gr17" draw:text-style-name="P6" draw:layer="layout" svg:width="0.156cm" svg:height="0.146cm" svg:x="19.009cm" svg:y="10.539cm" svg:viewBox="0 0 157 147" svg:d="M157 73c0-40-36-73-79-73s-78 33-78 73 35 74 78 74 79-34 79-74z">
          <text:p/>
        </draw:path>
        <draw:path draw:style-name="gr17" draw:text-style-name="P6" draw:layer="layout" svg:width="0.156cm" svg:height="0.145cm" svg:x="19.009cm" svg:y="10.053cm" svg:viewBox="0 0 157 146" svg:d="M157 74c0-40-36-74-79-74s-78 34-78 74 35 72 78 72 79-32 79-72z">
          <text:p/>
        </draw:path>
        <draw:path draw:style-name="gr17" draw:text-style-name="P6" draw:layer="layout" svg:width="0.156cm" svg:height="0.146cm" svg:x="19.009cm" svg:y="9.664cm" svg:viewBox="0 0 157 147" svg:d="M157 73c0-40-36-73-79-73s-78 33-78 73 35 74 78 74 79-34 79-74z">
          <text:p/>
        </draw:path>
        <draw:path draw:style-name="gr17" draw:text-style-name="P6" draw:layer="layout" svg:width="0.156cm" svg:height="0.146cm" svg:x="19.009cm" svg:y="9.278cm" svg:viewBox="0 0 157 147" svg:d="M157 73c0-40-36-73-79-73s-78 33-78 73c0 41 35 74 78 74s79-33 79-74z">
          <text:p/>
        </draw:path>
        <draw:path draw:style-name="gr17" draw:text-style-name="P6" draw:layer="layout" svg:width="0.156cm" svg:height="0.145cm" svg:x="19.009cm" svg:y="8.838cm" svg:viewBox="0 0 157 146" svg:d="M157 73c0-41-36-73-79-73s-78 32-78 73 35 73 78 73 79-32 79-73z">
          <text:p/>
        </draw:path>
        <draw:path draw:style-name="gr17" draw:text-style-name="P6" draw:layer="layout" svg:width="0.156cm" svg:height="0.146cm" svg:x="19.009cm" svg:y="8.449cm" svg:viewBox="0 0 157 147" svg:d="M157 74c0-41-36-74-79-74s-78 33-78 74c0 40 35 73 78 73s79-33 79-73z">
          <text:p/>
        </draw:path>
        <draw:path draw:style-name="gr17" draw:text-style-name="P6" draw:layer="layout" svg:width="0.156cm" svg:height="0.146cm" svg:x="19.009cm" svg:y="8.109cm" svg:viewBox="0 0 157 147" svg:d="M157 73c0-40-36-73-79-73s-78 33-78 73c0 41 35 74 78 74s79-33 79-74z">
          <text:p/>
        </draw:path>
        <draw:path draw:style-name="gr17" draw:text-style-name="P6" draw:layer="layout" svg:width="0.155cm" svg:height="0.146cm" svg:x="19.012cm" svg:y="7.769cm" svg:viewBox="0 0 156 147" svg:d="M156 73c0-40-35-73-78-73s-78 33-78 73 35 74 78 74 78-34 78-74z">
          <text:p/>
        </draw:path>
        <draw:path draw:style-name="gr17" draw:text-style-name="P6" draw:layer="layout" svg:width="0.156cm" svg:height="0.145cm" svg:x="19.009cm" svg:y="7.479cm" svg:viewBox="0 0 157 146" svg:d="M157 72c0-40-36-72-79-72s-78 32-78 72c0 41 35 74 78 74s79-33 79-74z">
          <text:p/>
        </draw:path>
        <draw:path draw:style-name="gr17" draw:text-style-name="P6" draw:layer="layout" svg:width="0.156cm" svg:height="0.146cm" svg:x="19.009cm" svg:y="7.136cm" svg:viewBox="0 0 157 147" svg:d="M157 74c0-41-36-74-79-74s-78 33-78 74c0 40 35 73 78 73s79-33 79-73z">
          <text:p/>
        </draw:path>
        <draw:path draw:style-name="gr17" draw:text-style-name="P6" draw:layer="layout" svg:width="0.155cm" svg:height="0.146cm" svg:x="19.012cm" svg:y="6.799cm" svg:viewBox="0 0 156 147" svg:d="M156 73c0-40-35-73-78-73s-78 33-78 73c0 41 35 74 78 74s78-33 78-74z">
          <text:p/>
        </draw:path>
        <draw:path draw:style-name="gr17" draw:text-style-name="P6" draw:layer="layout" svg:width="0.156cm" svg:height="0.146cm" svg:x="19.009cm" svg:y="6.505cm" svg:viewBox="0 0 157 147" svg:d="M157 73c0-40-36-73-79-73s-78 33-78 73c0 41 35 74 78 74s79-33 79-74z">
          <text:p/>
        </draw:path>
        <draw:path draw:style-name="gr17" draw:text-style-name="P6" draw:layer="layout" svg:width="0.156cm" svg:height="0.146cm" svg:x="19.009cm" svg:y="6.263cm" svg:viewBox="0 0 157 147" svg:d="M157 74c0-41-36-74-79-74s-78 33-78 74c0 40 35 73 78 73s79-33 79-73z">
          <text:p/>
        </draw:path>
        <draw:path draw:style-name="gr17" draw:text-style-name="P6" draw:layer="layout" svg:width="0.156cm" svg:height="0.145cm" svg:x="19.009cm" svg:y="6.022cm" svg:viewBox="0 0 157 146" svg:d="M157 72c0-40-36-72-79-72s-78 32-78 72 35 74 78 74 79-34 79-74z">
          <text:p/>
        </draw:path>
        <draw:path draw:style-name="gr17" draw:text-style-name="P6" draw:layer="layout" svg:width="0.156cm" svg:height="0.145cm" svg:x="19.009cm" svg:y="5.731cm" svg:viewBox="0 0 157 146" svg:d="M157 73c0-41-36-73-79-73s-78 32-78 73c0 40 35 73 78 73s79-33 79-73z">
          <text:p/>
        </draw:path>
        <draw:path draw:style-name="gr17" draw:text-style-name="P6" draw:layer="layout" svg:width="0.156cm" svg:height="0.146cm" svg:x="19.009cm" svg:y="5.486cm" svg:viewBox="0 0 157 147" svg:d="M157 73c0-40-36-73-79-73s-78 33-78 73c0 41 35 74 78 74s79-33 79-74z">
          <text:p/>
        </draw:path>
        <draw:path draw:style-name="gr17" draw:text-style-name="P6" draw:layer="layout" svg:width="0.156cm" svg:height="0.146cm" svg:x="19.009cm" svg:y="5.244cm" svg:viewBox="0 0 157 147" svg:d="M157 74c0-41-36-74-79-74s-78 33-78 74c0 40 35 73 78 73s79-33 79-73z">
          <text:p/>
        </draw:path>
        <draw:path draw:style-name="gr17" draw:text-style-name="P6" draw:layer="layout" svg:width="0.156cm" svg:height="0.146cm" svg:x="19.009cm" svg:y="4.999cm" svg:viewBox="0 0 157 147" svg:d="M157 74c0-40-36-74-79-74s-78 34-78 74 35 73 78 73 79-33 79-73z">
          <text:p/>
        </draw:path>
        <draw:path draw:style-name="gr17" draw:text-style-name="P6" draw:layer="layout" svg:width="0.156cm" svg:height="0.145cm" svg:x="19.009cm" svg:y="4.758cm" svg:viewBox="0 0 157 146" svg:d="M157 72c0-40-36-72-79-72s-78 32-78 72c0 41 35 74 78 74s79-33 79-74z">
          <text:p/>
        </draw:path>
        <draw:path draw:style-name="gr17" draw:text-style-name="P6" draw:layer="layout" svg:width="0.156cm" svg:height="0.145cm" svg:x="19.009cm" svg:y="4.513cm" svg:viewBox="0 0 157 146" svg:d="M157 74c0-42-36-74-79-74s-78 32-78 74c0 40 35 72 78 72s79-32 79-72z">
          <text:p/>
        </draw:path>
        <draw:path draw:style-name="gr17" draw:text-style-name="P6" draw:layer="layout" svg:width="0.156cm" svg:height="0.145cm" svg:x="19.009cm" svg:y="4.32cm" svg:viewBox="0 0 157 146" svg:d="M157 73c0-40-36-73-79-73s-78 33-78 73c0 41 35 73 78 73s79-32 79-73z">
          <text:p/>
        </draw:path>
        <draw:path draw:style-name="gr17" draw:text-style-name="P6" draw:layer="layout" svg:width="0.156cm" svg:height="0.146cm" svg:x="19.009cm" svg:y="4.127cm" svg:viewBox="0 0 157 147" svg:d="M157 74c0-40-36-74-79-74s-78 34-78 74 35 73 78 73 79-33 79-73z">
          <text:p/>
        </draw:path>
        <draw:path draw:style-name="gr17" draw:text-style-name="P6" draw:layer="layout" svg:width="0.155cm" svg:height="0.146cm" svg:x="19.012cm" svg:y="3.931cm" svg:viewBox="0 0 156 147" svg:d="M156 74c0-41-35-74-78-74s-78 33-78 74c0 40 35 73 78 73s78-33 78-73z">
          <text:p/>
        </draw:path>
        <draw:path draw:style-name="gr17" draw:text-style-name="P6" draw:layer="layout" svg:width="0.155cm" svg:height="0.146cm" svg:x="19.012cm" svg:y="3.735cm" svg:viewBox="0 0 156 147" svg:d="M156 73c0-40-35-73-78-73s-78 33-78 73c0 41 35 74 78 74s78-33 78-74z">
          <text:p/>
        </draw:path>
        <draw:line draw:style-name="gr18" draw:text-style-name="P6" draw:layer="layout" svg:x1="10.578cm" svg:y1="0.828cm" svg:x2="10.578cm" svg:y2="14.277cm">
          <text:p/>
        </draw:line>
        <draw:polygon draw:style-name="gr4" draw:text-style-name="P4" draw:layer="layout" svg:width="10.154cm" svg:height="13.42cm" svg:x="0.392cm" svg:y="0.842cm" svg:viewBox="0 0 10155 13421" draw:points="0,0 10155,0 10155,13421 0,13421">
          <text:p/>
        </draw:polygon>
        <draw:polygon draw:style-name="gr5" draw:text-style-name="P5" draw:layer="layout" svg:width="11.617cm" svg:height="0.487cm" svg:x="0.444cm" svg:y="0.807cm" svg:viewBox="0 0 11618 488" draw:points="11618,0 0,0 0,488 11618,488">
          <text:p/>
        </draw:polygon>
        <draw:polygon draw:style-name="gr6" draw:text-style-name="P5" draw:layer="layout" svg:width="1.453cm" svg:height="0.681cm" svg:x="1.874cm" svg:y="2.118cm" svg:viewBox="0 0 1454 682" draw:points="0,0 1454,0 1454,682 0,682">
          <text:p/>
        </draw:polygon>
        <draw:polygon draw:style-name="gr6" draw:text-style-name="P5" draw:layer="layout" svg:width="1.453cm" svg:height="0.681cm" svg:x="3.325cm" svg:y="2.118cm" svg:viewBox="0 0 1454 682" draw:points="0,0 1454,0 1454,682 0,682">
          <text:p/>
        </draw:polygon>
        <draw:polygon draw:style-name="gr6" draw:text-style-name="P5" draw:layer="layout" svg:width="1.453cm" svg:height="0.681cm" svg:x="4.779cm" svg:y="2.118cm" svg:viewBox="0 0 1454 682" draw:points="0,0 1454,0 1454,682 0,682">
          <text:p/>
        </draw:polygon>
        <draw:polygon draw:style-name="gr6" draw:text-style-name="P5" draw:layer="layout" svg:width="1.453cm" svg:height="0.681cm" svg:x="6.233cm" svg:y="2.118cm" svg:viewBox="0 0 1454 682" draw:points="0,0 1454,0 1454,682 0,682">
          <text:p/>
        </draw:polygon>
        <draw:polygon draw:style-name="gr6" draw:text-style-name="P5" draw:layer="layout" svg:width="1.456cm" svg:height="0.681cm" svg:x="7.684cm" svg:y="2.118cm" svg:viewBox="0 0 1457 682" draw:points="0,0 1457,0 1457,682 0,682">
          <text:p/>
        </draw:polygon>
        <draw:polygon draw:style-name="gr6" draw:text-style-name="P5" draw:layer="layout" svg:width="1.453cm" svg:height="0.681cm" svg:x="9.141cm" svg:y="2.118cm" svg:viewBox="0 0 1454 682" draw:points="0,0 1454,0 1454,682 0,682">
          <text:p/>
        </draw:polygon>
        <draw:line draw:style-name="gr9" draw:text-style-name="P6" draw:layer="layout" svg:x1="1.839cm" svg:y1="2.797cm" svg:x2="10.616cm" svg:y2="2.797cm">
          <text:p/>
        </draw:line>
        <draw:line draw:style-name="gr9" draw:text-style-name="P6" draw:layer="layout" svg:x1="1.875cm" svg:y1="2.118cm" svg:x2="10.58cm" svg:y2="2.118cm">
          <text:p/>
        </draw:line>
        <draw:line draw:style-name="gr9" draw:text-style-name="P6" draw:layer="layout" svg:x1="0.42cm" svg:y1="3.477cm" svg:x2="10.553cm" svg:y2="3.477cm">
          <text:p/>
        </draw:line>
        <draw:line draw:style-name="gr9" draw:text-style-name="P6" draw:layer="layout" svg:x1="1.88cm" svg:y1="12.924cm" svg:x2="10.553cm" svg:y2="12.924cm">
          <text:p/>
        </draw:line>
        <draw:line draw:style-name="gr10" draw:text-style-name="P6" draw:layer="layout" svg:x1="1.88cm" svg:y1="13.777cm" svg:x2="10.533cm" svg:y2="13.777cm">
          <text:p/>
        </draw:line>
        <draw:line draw:style-name="gr9" draw:text-style-name="P6" draw:layer="layout" svg:x1="1.858cm" svg:y1="13.27cm" svg:x2="10.585cm" svg:y2="13.27cm">
          <text:p/>
        </draw:line>
        <draw:line draw:style-name="gr12" draw:text-style-name="P6" draw:layer="layout" svg:x1="1.874cm" svg:y1="1.291cm" svg:x2="1.874cm" svg:y2="14.289cm">
          <text:p/>
        </draw:line>
        <draw:line draw:style-name="gr12" draw:text-style-name="P6" draw:layer="layout" svg:x1="3.325cm" svg:y1="1.291cm" svg:x2="3.325cm" svg:y2="14.262cm">
          <text:p/>
        </draw:line>
        <draw:line draw:style-name="gr12" draw:text-style-name="P6" draw:layer="layout" svg:x1="4.779cm" svg:y1="1.291cm" svg:x2="4.779cm" svg:y2="14.287cm">
          <text:p/>
        </draw:line>
        <draw:line draw:style-name="gr12" draw:text-style-name="P6" draw:layer="layout" svg:x1="6.233cm" svg:y1="1.291cm" svg:x2="6.233cm" svg:y2="14.285cm">
          <text:p/>
        </draw:line>
        <draw:line draw:style-name="gr12" draw:text-style-name="P6" draw:layer="layout" svg:x1="7.684cm" svg:y1="1.291cm" svg:x2="7.684cm" svg:y2="14.28cm">
          <text:p/>
        </draw:line>
        <draw:line draw:style-name="gr12" draw:text-style-name="P6" draw:layer="layout" svg:x1="9.161cm" svg:y1="1.291cm" svg:x2="9.141cm" svg:y2="14.293cm">
          <text:p/>
        </draw:line>
        <draw:path draw:style-name="gr3" draw:text-style-name="P4" draw:layer="layout" svg:width="0.278cm" svg:height="0.302cm" svg:x="2.501cm" svg:y="2.302cm" svg:viewBox="0 0 279 303" svg:d="M158 0c2 0 5 0 7 0s4 1 6 1c27 1 52 9 74 22 23 13 34 38 34 75 0 30-7 52-21 66-14 13-29 23-45 28-11 3-22 5-32 6-10 0-18 1-24 1h-75v104h-4-78v-303h5zM82 140h57c17 0 31-3 41-9 9-6 14-17 14-33 0-14-4-25-14-30-9-6-23-9-41-9h-57z">
          <text:p/>
        </draw:path>
        <draw:path draw:style-name="gr3" draw:text-style-name="P4" draw:layer="layout" svg:width="0.746cm" svg:height="0.32cm" svg:x="3.718cm" svg:y="2.294cm" svg:viewBox="0 0 747 321" svg:d="M82 104v207h-5-77v-303h4 109l76 203 76-203h4 109v303h-4-78v-207l-79 207h-4-52zM747 205c0 6-2 14-4 22s-5 17-9 25c-8 17-23 33-44 47-20 14-51 22-92 22h-4c-4 0-8 0-11-1-4 0-8 0-11 0-35-3-66-15-95-37-29-21-43-60-43-117 0-48 13-89 38-120 25-30 65-46 119-46h5c40 0 71 7 92 21 21 13 35 28 43 45 5 8 8 16 10 24 1 8 2 16 3 22h-5-76c0-3-1-6-2-10-1-6-3-10-5-14-4-7-11-14-20-20s-22-9-39-9c-26 0-45 10-57 29-12 20-18 45-18 75 0 4 0 10 1 19 0 9 3 19 7 30 4 12 12 23 23 34 11 10 26 15 47 16 17-1 30-4 40-11 9-7 15-15 19-24 2-4 4-8 5-12 1-3 2-7 2-10h4z">
          <text:p/>
        </draw:path>
        <draw:path draw:style-name="gr3" draw:text-style-name="P4" draw:layer="layout" svg:width="0.313cm" svg:height="0.32cm" svg:x="5.381cm" svg:y="2.294cm" svg:viewBox="0 0 314 321" svg:d="M314 205c0 6-2 14-4 22s-5 17-9 25c-8 17-23 33-44 47-20 14-51 22-91 22h-5c-4 0-7 0-11-1-4 0-8 0-11 0-35-3-67-15-96-37-29-21-43-60-43-117 0-48 13-89 38-120 26-30 66-46 121-46h4c41 0 71 7 92 21 21 13 35 28 43 45 5 8 8 16 10 24s3 16 3 22h-5-76c0-3-1-6-2-10-1-6-3-10-5-14-4-7-11-14-20-20s-22-9-39-9c-26 0-45 10-57 29-13 20-19 45-19 75 0 4 0 10 1 19s3 19 7 30c5 12 13 23 24 34 11 10 26 15 47 16 17-1 30-4 40-11 9-7 15-15 20-24 2-4 3-8 4-12 1-3 2-7 2-10h5z">
          <text:p/>
        </draw:path>
        <draw:path draw:style-name="gr3" draw:text-style-name="P4" draw:layer="layout" svg:width="0.46cm" svg:height="0.32cm" svg:x="6.761cm" svg:y="2.294cm" svg:viewBox="0 0 461 321" svg:d="M82 8v303h-5-77v-303h4zM461 147v164h-5-57v-28c-9 11-19 19-30 24s-23 9-35 11c-5 1-11 1-16 2-6 0-11 0-16 0l-4 1c-1-1-1-1-1-1h-1c-6 0-17 0-31-1-14-2-30-5-45-12-21-9-40-24-58-46-17-22-25-56-25-101 0-48 13-87 41-116s72-44 131-44h5c33 0 61 5 80 17 19 11 33 23 43 37 8 12 14 23 16 33 3 10 5 18 5 20h-4-81c-1-12-6-23-15-33-11-10-26-15-47-15-25 0-44 6-56 18-12 11-20 25-24 39-3 9-5 17-6 25 0 8-1 15-1 21 0 33 8 58 23 73 15 14 31 23 48 25 3 1 5 1 7 1 2 1 4 1 6 1 23-1 40-7 54-19 12-11 19-25 21-41h-67v-55h5z">
          <text:p/>
        </draw:path>
        <draw:path draw:style-name="gr3" draw:text-style-name="P4" draw:layer="layout" svg:width="0.607cm" svg:height="0.302cm" svg:x="8.129cm" svg:y="2.302cm" svg:viewBox="0 0 608 303" svg:d="M0 59v-59h5 276v59h-99v244h-4-78v-244zM322 0h4 168c40 0 68 9 84 26s24 37 24 60c0 20-4 36-13 47s-19 19-29 24c-2 1-4 2-6 3-2 0-4 1-6 1v2c18 4 29 11 36 22 6 10 9 21 10 33 1 3 1 6 1 9s0 6 0 9c1 18 1 32 2 41 1 8 4 15 8 21 0 1 1 2 1 3 1 1 1 1 2 2h-4-79c-5-6-8-13-9-22-2-8-3-22-4-43 0-1 0-3 0-5 0-1 0-3 0-4-1-9-5-18-11-26s-20-12-42-12h-55v112h-5-77zM404 136h66c1 0 1 0 1 0 12 0 23-3 33-8 11-5 16-15 16-30 0-16-5-26-16-31-10-5-22-8-37-8h-63z">
          <text:p/>
        </draw:path>
        <draw:path draw:style-name="gr3" draw:text-style-name="P4" draw:layer="layout" svg:width="0.469cm" svg:height="0.32cm" svg:x="9.651cm" svg:y="2.294cm" svg:viewBox="0 0 470 321" svg:d="M323 147v164h-4-58v-28c-8 11-18 19-29 24s-23 9-34 11c-6 1-11 1-17 2-5 0-10 0-15 0l-5 1c0-1 0-1 0-1-1 0-1 0-1 0-7 0-17 0-31-1-15-2-30-5-46-12-21-9-40-24-57-46s-26-56-26-101c0-48 14-87 42-116s71-44 131-44h4c34 0 60 5 80 17 19 11 33 23 42 37 9 12 14 23 17 33s4 18 5 20h-5-81c0-12-5-23-15-33-9-10-25-15-46-15-25 0-43 6-55 18-12 11-20 25-25 39-3 9-4 17-5 25s-1 15-1 21c0 33 7 58 22 73 15 14 31 23 49 25 2 1 5 1 7 1 2 1 4 1 6 1 22-1 40-7 52-19 13-11 20-25 21-41h-65v-55h4zM470 8v303h-5-78v-303h4z">
          <text:p/>
        </draw:path>
        <draw:path draw:style-name="gr13" draw:text-style-name="P5" draw:layer="layout" svg:width="0.357cm" svg:height="0.285cm" svg:x="9.688cm" svg:y="13.391cm" svg:viewBox="0 0 358 286" svg:d="M55 62c-7 6-13 10-18 14s-10 8-15 11c-3 1-6 3-8 5-3 1-6 3-9 4l-5-8c3-2 6-5 10-7 3-3 7-6 10-9 8-7 15-15 22-23 8-8 14-16 20-25 3-4 6-8 8-12 3-4 5-8 7-12h14v259c0 6 1 11 3 13 3 2 5 4 8 5 1 0 2 0 3 0s2 0 3 0h18v9h-105v-9h18c4 0 7-1 11-2 3-2 5-7 5-16zM288 62c-7 6-13 10-18 14s-10 8-15 11c-3 1-6 3-8 5-3 1-6 3-9 4l-5-8c3-2 6-5 10-7 3-3 7-6 10-9 8-7 15-15 22-23s14-16 20-25c3-4 5-8 8-12 2-4 5-8 7-12h14v259c0 6 1 11 3 13s5 4 8 5c1 0 2 0 3 0s2 0 3 0h17v9h-104v-9h17c4 0 8-1 12-2 3-2 5-7 5-16z">
          <text:p/>
        </draw:path>
        <draw:path draw:style-name="gr13" draw:text-style-name="P5" draw:layer="layout" svg:width="0.196cm" svg:height="0.291cm" svg:x="6.861cm" svg:y="13.39cm" svg:viewBox="0 0 197 292" svg:d="M50 118c1 0 2 0 5 0 2 1 6 1 9 2 3 0 6 1 9 1 2 1 4 1 4 1 24 0 42-5 56-14s21-24 21-41-6-31-18-41c-11-11-26-16-44-16-14 0-24 2-29 6-4 4-7 8-8 13-1 1-1 2-1 3 0 2 0 3 0 4 0 8-1 14-4 17-3 4-6 6-10 7-1 1-3 1-4 1-2 1-3 1-4 1-5 0-10-2-14-6s-6-9-6-16c0-2 1-5 1-7 1-2 2-5 4-7 5-7 13-13 25-18 11-5 28-8 49-8 31 0 54 5 69 15 15 9 25 20 30 31 1 4 3 7 3 11 1 4 1 8 1 11 0 14-6 27-19 39s-32 19-57 20c21 3 40 12 56 25 16 14 23 32 23 56 0 22-9 42-28 59-20 17-46 25-82 25-23 0-40-4-53-11s-23-15-28-24c-2-3-3-7-4-10-1-4-2-7-2-10 0-5 2-10 5-13 3-2 7-4 11-5 1 0 2 0 3-1 1 0 2 0 3 0 6 0 11 2 14 5 4 4 6 8 6 12 1 0 1 1 1 2v1c0 2 0 4-1 6s-1 3-2 5c0 1 0 1 0 1 0 1 0 1 0 2-1 0-1 1-1 1 0 1 0 1 0 2s-1 1-1 1v1 1l1 1v1c0 1 1 3 1 4 1 2 2 4 4 5 3 3 8 6 15 9 6 2 16 4 28 4 2 0 7-1 14-2 6-1 12-3 19-7 9-4 17-11 24-21s10-24 10-43c0-22-4-38-11-48-8-11-16-18-25-23-7-3-13-4-20-5-7 0-11-1-14-1h-1c-4 0-8 1-14 1-5 1-12 2-19 3z">
          <text:p/>
        </draw:path>
        <draw:path draw:style-name="gr13" draw:text-style-name="P5" draw:layer="layout" svg:width="0.195cm" svg:height="0.291cm" svg:x="5.413cm" svg:y="13.391cm" svg:viewBox="0 0 196 292" svg:d="M150 163c-6 3-11 5-16 7s-10 4-16 5c-5 2-10 3-15 3-5 1-11 1-16 1-22 0-42-7-60-22s-27-37-27-65c0-24 8-46 25-65 16-18 40-27 70-27 34 0 61 13 77 38 16 26 24 58 24 96 0 52-12 90-37 115s-52 39-82 42c-2 1-5 1-7 1-3 0-5 0-8 0-15 0-28-3-37-10-9-6-14-14-16-22 0 0 0-1 0-2s0-2 0-3c0-6 2-11 5-14 4-3 8-4 12-5h1c1 0 1 0 1 0 1 0 2 0 3 0 0 0 1 0 2 1 5 0 9 2 13 5 4 2 6 7 6 12 0 1 0 2 0 3s0 2-1 3v1c0 1 0 2 0 3s0 3 0 4 0 2 0 3 0 1 0 2c1 3 2 5 3 7 2 2 6 3 11 3 1 0 3 0 5 0s4-1 6-1c18-3 34-14 49-33 15-18 24-47 25-86zM151 150c1-5 1-12 2-19 1-8 1-15 1-23 0-3 0-6 0-9-1-4-1-7-1-10-2-20-6-38-15-55-8-16-23-24-43-24-16 0-28 5-35 15s-12 22-14 34c-2 6-2 12-3 18 0 6-1 11-1 16 0 24 5 41 15 51 9 10 19 16 31 18 4 1 8 2 11 2 4 0 7 0 11 0 3 0 5 0 8 0 3-1 6-1 9-2 4-1 8-3 12-5s9-4 12-7z">
          <text:p/>
        </draw:path>
        <draw:path draw:style-name="gr13" draw:text-style-name="P5" draw:layer="layout" svg:width="0.195cm" svg:height="0.291cm" svg:x="3.959cm" svg:y="13.391cm" svg:viewBox="0 0 196 292" svg:d="M150 163c-5 3-10 5-15 7s-10 4-16 5c-5 2-10 3-15 3-5 1-10 1-15 1-23 0-43-7-62-22-18-15-27-37-27-65 0-24 8-46 25-65 17-18 41-27 71-27 34 0 60 13 76 38 16 26 24 58 24 96 0 52-12 90-37 115-24 25-51 39-81 42-2 1-5 1-7 1-3 0-5 0-8 0-15 0-29-3-38-10-8-6-14-14-16-22 0 0 0-1 0-2s0-2 0-3c0-6 2-11 5-14 4-3 8-4 12-5h1c1 0 1 0 1 0 1 0 2 0 3 0s1 0 2 1c5 0 10 2 14 5 4 2 6 7 6 12 0 1 0 2 0 3s0 2-1 3v1c0 1 0 2 0 3s0 3 0 4 0 2 0 3 0 1 0 2c1 3 2 5 3 7 2 2 6 3 11 3 1 0 3 0 5 0s4-1 6-1c18-3 34-14 49-33 15-18 23-47 24-86zM151 150c1-5 1-12 2-19 1-8 1-15 1-23 0-3 0-6 0-9 0-4-1-7-1-10-1-20-6-38-14-55-8-16-23-24-43-24-16 0-27 5-35 15-7 10-12 22-14 34-2 6-2 12-3 18 0 6-1 11-1 16 0 24 5 41 15 51 9 10 19 16 31 18 4 1 8 2 11 2 4 0 7 0 11 0 3 0 5 0 8 0 3-1 6-1 9-2 4-1 8-3 12-5s8-4 11-7z">
          <text:p/>
        </draw:path>
        <draw:path draw:style-name="gr13" draw:text-style-name="P5" draw:layer="layout" svg:width="0.195cm" svg:height="0.291cm" svg:x="2.505cm" svg:y="13.391cm" svg:viewBox="0 0 196 292" svg:d="M150 163c-5 3-10 5-15 7s-11 4-17 5c-5 2-10 3-15 3-5 1-10 1-15 1-23 0-43-7-61-22s-27-37-27-65c0-24 8-46 25-65 16-18 40-27 70-27 35 0 61 13 77 38 16 26 24 58 24 96 0 52-12 90-37 115-24 25-52 39-82 42-2 1-5 1-7 1-3 0-5 0-8 0-15 0-27-3-36-10-9-6-15-14-17-22 0 0 0-1 0-2s0-2 0-3c0-6 2-11 5-14 4-3 8-4 12-5h1c1 0 1 0 1 0 1 0 2 0 3 0s1 0 2 1c5 0 9 2 13 5 4 2 6 7 6 12 0 1 0 2 0 3s0 2-1 3v1c0 1 0 2 0 3s0 3 0 4 0 2 0 3 0 1 0 2c1 3 2 5 3 7 2 2 6 3 11 3 1 0 3 0 5 0s4-1 6-1c18-3 34-14 49-33 16-18 24-47 25-86zM151 150c1-5 1-12 2-19 1-8 1-15 1-23 0-3 0-6 0-9 0-4-1-7-1-10-1-20-6-38-14-55-8-16-24-24-44-24-16 0-27 5-35 15-7 10-12 22-14 34-2 6-2 12-3 18 0 6 0 11 0 16 0 24 4 41 14 51 9 10 20 16 31 18 4 1 8 2 11 2 4 0 7 0 11 0 3 0 6 0 8 0 3-1 6-1 9-2 5-1 9-3 13-5s8-4 11-7z">
          <text:p/>
        </draw:path>
        <draw:path draw:style-name="gr13" draw:text-style-name="P5" draw:layer="layout" svg:width="0.196cm" svg:height="0.291cm" svg:x="8.315cm" svg:y="13.39cm" svg:viewBox="0 0 197 292" svg:d="M51 118c1 0 2 0 5 0 2 1 5 1 9 2 3 0 6 1 9 1 2 1 4 1 4 1 23 0 41-5 55-14s21-24 21-41-6-31-18-41c-11-11-26-16-43-16-14 0-24 2-29 6s-7 8-8 13c-1 1-1 2-1 3 0 2 0 3 0 4 0 8-1 14-4 17-3 4-6 6-10 7-1 1-3 1-4 1-2 1-3 1-4 1-5 0-10-2-14-6-5-4-7-9-7-16 0-2 1-5 1-7 1-2 3-5 5-7 5-7 13-13 25-18 11-5 28-8 49-8 30 0 53 5 68 15 15 9 24 20 30 31 1 4 3 7 3 11 1 4 1 8 1 11 0 14-6 27-19 39s-32 19-57 20c21 3 40 12 56 25 16 14 23 32 23 56 0 22-9 42-28 59-20 17-46 25-81 25-23 0-41-4-53-11-13-7-24-15-29-24-2-3-3-7-4-10-2-4-2-7-2-10 0-5 2-10 5-13 3-2 7-4 12-5 1 0 2 0 3-1 1 0 2 0 3 0 6 0 11 2 14 5 4 4 6 8 6 12 1 0 1 1 1 2v1c0 2 0 4-1 6s-1 3-2 5c0 1 0 1 0 1 0 1 0 1 0 2-1 0-1 1-1 1 0 1 0 1 0 2-1 1-1 1-1 1v1 1l1 1v1c0 1 1 3 1 4 1 2 2 4 4 5 3 3 8 6 14 9 7 2 17 4 29 4 2 0 7-1 13-2s12-3 19-7c9-4 17-11 24-21s10-24 10-43c0-22-4-38-11-48-8-11-16-18-25-23-7-3-13-4-20-5-6 0-10-1-13-1h-1c-4 0-8 1-14 1-5 1-12 2-19 3z">
          <text:p/>
        </draw:path>
        <draw:path draw:style-name="gr13" draw:text-style-name="P5" draw:layer="layout" svg:width="0.199cm" svg:height="0.286cm" svg:x="9.766cm" svg:y="13.874cm" svg:viewBox="0 0 200 287" svg:d="M0 226v-13c4-6 8-11 12-16s7-10 11-16c22-29 40-56 56-82s26-44 32-53c2-5 5-9 7-13 2-3 4-7 6-10v-1c1 0 1 0 1-1 2-3 4-6 6-9 2-4 5-8 7-12l36 18-163 197h113v-106l35-27v133h41v11h-41v34c0 6 1 10 4 13 2 2 4 4 7 4 1 0 2 1 3 1s2 0 3 0h24v9h-117v-9h24c1 0 2 0 3 0s2-1 3-1c3 0 5-2 7-4 2-3 4-7 4-13v-34z">
          <text:p/>
        </draw:path>
        <draw:path draw:style-name="gr13" draw:text-style-name="P5" draw:layer="layout" svg:width="0.197cm" svg:height="0.291cm" svg:x="6.863cm" svg:y="13.874cm" svg:viewBox="0 0 198 292" svg:d="M125 124c3 2 6 3 10 5 3 2 6 3 9 5 16 9 29 20 39 30 10 11 15 27 15 48 0 1 0 3-1 5 0 1 0 3 0 5-3 17-12 33-27 48-16 14-39 22-69 22-35 0-61-8-77-24-16-17-24-34-24-54v-1c0-18 6-34 18-48s28-24 47-30c-7-4-14-7-19-11-6-4-10-8-14-12-7-8-12-16-15-23-2-7-3-13-3-18 0-3 0-7 1-11s2-7 3-12c5-12 14-23 27-33 14-10 32-15 58-15 27 0 47 6 61 17 13 11 21 24 23 38 0 1 1 3 1 4 0 2 0 3 0 4s0 1 0 1v1c-1 13-6 24-17 35-11 12-26 19-46 24zM76 141c-15 7-26 16-33 29-7 12-11 27-12 41 0 0 0 1 0 2 0 0 0 1 0 2 0 21 7 37 21 50 14 12 30 18 50 18s35-6 45-18c11-11 16-24 18-38 0-1 0-2 0-3s0-2 0-3c0-19-8-35-24-46s-34-21-54-29c-2-1-4-2-6-2-2-1-4-2-5-3zM114 117c15-4 26-12 33-22 8-11 11-22 11-34 0-16-5-28-15-38-10-9-25-14-43-14-19 0-33 5-41 15-9 10-14 21-15 33v1c0 1 0 1 0 2 0 9 5 18 13 26 9 8 19 14 29 20 5 2 11 5 15 7 5 2 9 3 13 4z">
          <text:p/>
        </draw:path>
        <draw:path draw:style-name="gr13" draw:text-style-name="P5" draw:layer="layout" svg:width="0.185cm" svg:height="0.291cm" svg:x="5.418cm" svg:y="13.874cm" svg:viewBox="0 0 186 292" svg:d="M171 0h15l-33 71c-23 50-39 90-47 122-9 31-16 55-21 71-3 10-7 17-11 21-4 5-10 7-17 7-1 0-3 0-4 0-2-1-4-1-6-1-3-2-5-3-9-5-2-2-4-5-4-10 0-7 4-20 12-38 7-19 26-55 56-108 8-13 14-24 20-34 5-10 11-19 15-28 2-3 3-5 5-8 1-2 2-5 3-7 1-3 3-5 4-8 1-2 3-5 4-7h-98c-14 0-26 2-32 6-7 4-11 11-13 21h-10l10-59h157z">
          <text:p/>
        </draw:path>
        <draw:path draw:style-name="gr13" draw:text-style-name="P5" draw:layer="layout" svg:width="0.185cm" svg:height="0.291cm" svg:x="3.964cm" svg:y="13.874cm" svg:viewBox="0 0 186 292" svg:d="M171 0h15l-33 71c-23 50-39 90-47 122-9 31-16 55-21 71-3 10-7 17-11 21-4 5-10 7-17 7-1 0-3 0-4 0-2-1-4-1-6-1-3-2-5-3-8-5-2-2-4-5-4-10 0-7 4-20 11-38 7-19 26-55 57-108 7-13 13-24 19-34s11-19 15-28c2-3 3-5 5-8 1-2 2-5 3-7 2-3 3-5 4-8 1-2 3-5 4-7h-98c-14 0-25 2-31 6-7 4-12 11-13 21h-11l11-59h156z">
          <text:p/>
        </draw:path>
        <draw:path draw:style-name="gr13" draw:text-style-name="P5" draw:layer="layout" svg:width="0.19cm" svg:height="0.299cm" svg:x="2.505cm" svg:y="13.866cm" svg:viewBox="0 0 191 300" svg:d="M39 105c48-1 82 5 103 18 21 12 35 26 41 41 4 7 6 14 7 21 1 6 1 12 1 18 0 30-11 53-34 70-22 18-47 26-74 27h-1-1c-2 0-4 0-7 0-2-1-4-1-7-1-17-2-32-7-46-16-14-8-21-18-21-29 0-9 2-15 7-19 4-3 9-5 15-5s11 2 15 6 6 9 6 14c0 1-1 2-1 3s-1 2-1 3v1c-1 1-1 1-1 2s-1 2-1 3-1 2-1 3c0 2 0 3 0 5 0 5 3 9 8 12s11 4 18 5c4 1 7 1 10 1 4 0 6 0 9 0 23 0 40-9 50-27 10-17 15-37 15-59 0-30-9-51-27-63s-38-20-60-22c-7-1-12-2-18-2s-11 0-16 0l12-101h93c12 0 21-1 26-3 5-1 8-3 9-5 0-1 0-1 0-1v-1l1-4h10l-10 43h-120z">
          <text:p/>
        </draw:path>
        <draw:path draw:style-name="gr13" draw:text-style-name="P5" draw:layer="layout" svg:width="0.395cm" svg:height="0.291cm" svg:x="8.233cm" svg:y="13.874cm" svg:viewBox="0 0 396 292" svg:d="M56 63c-7 5-13 10-18 14s-10 7-15 11c-3 1-6 3-8 4-3 2-6 4-9 5l-6-8c4-2 7-5 11-8 3-2 7-6 10-9 8-6 15-14 22-22s14-16 20-25c3-4 5-8 8-12 2-4 5-8 7-12h14v259c0 6 1 10 3 13 2 2 5 4 7 4s3 1 4 1 2 0 3 0h17v9h-104v-9h17c4 0 8-1 12-3 3-1 5-6 5-15zM202 146c0-4 0-9 0-13 1-4 1-8 1-12 4-30 13-58 29-83 17-25 39-38 68-38s51 13 67 38c15 25 25 53 28 83 0 4 1 8 1 12s0 9 0 13c0 3 0 7 0 11s0 8-1 12c-3 32-12 60-28 85s-38 38-67 38-51-13-68-38c-16-25-25-52-29-83 0-5 0-9-1-13 0-4 0-8 0-12zM246 146c0 39 3 69 10 88 6 19 14 32 21 38 4 4 8 6 12 7s8 2 11 2c2 0 6-1 10-2s8-4 12-7c8-7 15-20 21-39 7-19 10-48 10-87 0-8 0-17-1-26 0-10-1-20-2-31-3-19-8-37-15-53s-19-25-35-25c-17 0-28 9-36 25-7 16-12 34-15 53-1 11-2 21-2 31-1 9-1 18-1 26z">
          <text:p/>
        </draw:path>
        <draw:path draw:style-name="gr14" draw:text-style-name="P6" draw:layer="layout" svg:width="0.516cm" svg:height="0.483cm" svg:x="2.339cm" svg:y="13.293cm" svg:viewBox="0 0 517 484" svg:d="M258 0c142 0 259 108 259 241 0 134-117 243-259 243s-258-109-258-243c0-133 116-241 258-241z">
          <text:p/>
        </draw:path>
        <draw:path draw:style-name="gr14" draw:text-style-name="P6" draw:layer="layout" svg:width="0.516cm" svg:height="0.483cm" svg:x="3.79cm" svg:y="13.293cm" svg:viewBox="0 0 517 484" svg:d="M259 0c142 0 258 108 258 241 0 134-116 243-258 243s-259-109-259-243c0-133 117-241 259-241z">
          <text:p/>
        </draw:path>
        <draw:path draw:style-name="gr14" draw:text-style-name="P6" draw:layer="layout" svg:width="0.516cm" svg:height="0.483cm" svg:x="5.244cm" svg:y="13.293cm" svg:viewBox="0 0 517 484" svg:d="M259 0c142 0 258 108 258 241 0 134-116 243-258 243-143 0-259-109-259-243 0-133 116-241 259-241z">
          <text:p/>
        </draw:path>
        <draw:path draw:style-name="gr14" draw:text-style-name="P6" draw:layer="layout" svg:width="0.516cm" svg:height="0.483cm" svg:x="6.698cm" svg:y="13.293cm" svg:viewBox="0 0 517 484" svg:d="M258 0c143 0 259 108 259 241 0 134-116 243-259 243-142 0-258-109-258-243 0-133 116-241 258-241z">
          <text:p/>
        </draw:path>
        <draw:path draw:style-name="gr14" draw:text-style-name="P6" draw:layer="layout" svg:width="0.516cm" svg:height="0.483cm" svg:x="8.149cm" svg:y="13.293cm" svg:viewBox="0 0 517 484" svg:d="M258 0c143 0 259 108 259 241 0 134-116 243-259 243-142 0-258-109-258-243 0-133 116-241 258-241z">
          <text:p/>
        </draw:path>
        <draw:path draw:style-name="gr14" draw:text-style-name="P6" draw:layer="layout" svg:width="0.516cm" svg:height="0.484cm" svg:x="9.603cm" svg:y="13.779cm" svg:viewBox="0 0 517 485" svg:d="M258 0c142 0 259 109 259 242s-117 243-259 243-258-110-258-243 116-242 258-242z">
          <text:p/>
        </draw:path>
        <draw:path draw:style-name="gr14" draw:text-style-name="P6" draw:layer="layout" svg:width="0.516cm" svg:height="0.484cm" svg:x="6.698cm" svg:y="13.779cm" svg:viewBox="0 0 517 485" svg:d="M258 0c143 0 259 109 259 242s-116 243-259 243c-142 0-258-110-258-243s116-242 258-242z">
          <text:p/>
        </draw:path>
        <draw:path draw:style-name="gr14" draw:text-style-name="P6" draw:layer="layout" svg:width="0.516cm" svg:height="0.484cm" svg:x="5.244cm" svg:y="13.779cm" svg:viewBox="0 0 517 485" svg:d="M259 0c142 0 258 109 258 242s-116 243-258 243c-143 0-259-110-259-243s116-242 259-242z">
          <text:p/>
        </draw:path>
        <draw:path draw:style-name="gr14" draw:text-style-name="P6" draw:layer="layout" svg:width="0.516cm" svg:height="0.484cm" svg:x="3.79cm" svg:y="13.779cm" svg:viewBox="0 0 517 485" svg:d="M259 0c142 0 258 109 258 242s-116 243-258 243-259-110-259-243 117-242 259-242z">
          <text:p/>
        </draw:path>
        <draw:path draw:style-name="gr14" draw:text-style-name="P6" draw:layer="layout" svg:width="0.516cm" svg:height="0.484cm" svg:x="2.339cm" svg:y="13.779cm" svg:viewBox="0 0 517 485" svg:d="M258 0c142 0 259 109 259 242s-117 243-259 243-258-110-258-243 116-242 258-242z">
          <text:p/>
        </draw:path>
        <draw:path draw:style-name="gr14" draw:text-style-name="P6" draw:layer="layout" svg:width="0.646cm" svg:height="0.484cm" svg:x="8.085cm" svg:y="13.779cm" svg:viewBox="0 0 647 485" svg:d="M323 0c178 0 324 109 324 242s-146 243-324 243-323-110-323-243 145-242 323-242z">
          <text:p/>
        </draw:path>
        <draw:path draw:style-name="gr14" draw:text-style-name="P6" draw:layer="layout" svg:width="0.583cm" svg:height="0.483cm" svg:x="9.582cm" svg:y="13.293cm" svg:viewBox="0 0 584 484" svg:d="M292 0c161 0 292 108 292 241 0 134-131 243-292 243-160 0-292-109-292-243 0-133 132-241 292-241z">
          <text:p/>
        </draw:path>
        <draw:path draw:style-name="gr15" draw:text-style-name="P6" draw:layer="layout" svg:width="0.623cm" svg:height="0.582cm" svg:x="3.737cm" svg:y="2.854cm" svg:viewBox="0 0 624 583" svg:d="M313 583c171 0 311-130 311-292 0-160-140-291-311-291-173 0-313 131-313 291 0 162 140 292 313 292z">
          <text:p/>
        </draw:path>
        <draw:path draw:style-name="gr15" draw:text-style-name="P6" draw:layer="layout" svg:width="0.622cm" svg:height="0.582cm" svg:x="2.298cm" svg:y="2.854cm" svg:viewBox="0 0 623 583" svg:d="M311 583c172 0 312-130 312-292 0-160-140-291-312-291-171 0-311 131-311 291 0 162 140 292 311 292z">
          <text:p/>
        </draw:path>
        <draw:path draw:style-name="gr15" draw:text-style-name="P6" draw:layer="layout" svg:width="0.623cm" svg:height="0.582cm" svg:x="5.191cm" svg:y="2.854cm" svg:viewBox="0 0 624 583" svg:d="M313 583c171 0 311-130 311-292 0-160-140-291-311-291-172 0-313 131-313 291 0 162 141 292 313 292z">
          <text:p/>
        </draw:path>
        <draw:path draw:style-name="gr15" draw:text-style-name="P6" draw:layer="layout" svg:width="0.623cm" svg:height="0.582cm" svg:x="6.642cm" svg:y="2.854cm" svg:viewBox="0 0 624 583" svg:d="M312 583c171 0 312-130 312-292 0-160-141-291-312-291-172 0-312 131-312 291 0 162 140 292 312 292z">
          <text:p/>
        </draw:path>
        <draw:path draw:style-name="gr15" draw:text-style-name="P6" draw:layer="layout" svg:width="0.623cm" svg:height="0.582cm" svg:x="8.096cm" svg:y="2.854cm" svg:viewBox="0 0 624 583" svg:d="M313 583c171 0 311-130 311-292 0-160-140-291-311-291-173 0-313 131-313 291 0 162 140 292 313 292z">
          <text:p/>
        </draw:path>
        <draw:path draw:style-name="gr15" draw:text-style-name="P6" draw:layer="layout" svg:width="0.623cm" svg:height="0.582cm" svg:x="9.55cm" svg:y="2.854cm" svg:viewBox="0 0 624 583" svg:d="M313 583c171 0 311-130 311-292 0-160-140-291-311-291-172 0-313 131-313 291 0 162 141 292 313 292z">
          <text:p/>
        </draw:path>
        <draw:line draw:style-name="gr10" draw:text-style-name="P6" draw:layer="layout" svg:x1="2.185cm" svg:y1="3.477cm" svg:x2="2.185cm" svg:y2="13.292cm">
          <text:p/>
        </draw:line>
        <draw:line draw:style-name="gr10" draw:text-style-name="P6" draw:layer="layout" svg:x1="7.998cm" svg:y1="3.477cm" svg:x2="7.998cm" svg:y2="13.292cm">
          <text:p/>
        </draw:line>
        <draw:line draw:style-name="gr10" draw:text-style-name="P6" draw:layer="layout" svg:x1="9.449cm" svg:y1="3.477cm" svg:x2="9.449cm" svg:y2="13.292cm">
          <text:p/>
        </draw:line>
        <draw:line draw:style-name="gr10" draw:text-style-name="P6" draw:layer="layout" svg:x1="3.639cm" svg:y1="3.477cm" svg:x2="3.639cm" svg:y2="13.292cm">
          <text:p/>
        </draw:line>
        <draw:line draw:style-name="gr10" draw:text-style-name="P6" draw:layer="layout" svg:x1="6.544cm" svg:y1="3.477cm" svg:x2="6.544cm" svg:y2="13.292cm">
          <text:p/>
        </draw:line>
        <draw:line draw:style-name="gr10" draw:text-style-name="P6" draw:layer="layout" svg:x1="3.015cm" svg:y1="3.477cm" svg:x2="3.015cm" svg:y2="13.292cm">
          <text:p/>
        </draw:line>
        <draw:line draw:style-name="gr10" draw:text-style-name="P6" draw:layer="layout" svg:x1="5.92cm" svg:y1="3.477cm" svg:x2="5.92cm" svg:y2="13.292cm">
          <text:p/>
        </draw:line>
        <draw:line draw:style-name="gr10" draw:text-style-name="P6" draw:layer="layout" svg:x1="8.828cm" svg:y1="3.477cm" svg:x2="8.828cm" svg:y2="13.292cm">
          <text:p/>
        </draw:line>
        <draw:line draw:style-name="gr10" draw:text-style-name="P6" draw:layer="layout" svg:x1="10.279cm" svg:y1="3.477cm" svg:x2="10.279cm" svg:y2="13.292cm">
          <text:p/>
        </draw:line>
        <draw:line draw:style-name="gr10" draw:text-style-name="P6" draw:layer="layout" svg:x1="4.469cm" svg:y1="3.477cm" svg:x2="4.469cm" svg:y2="13.292cm">
          <text:p/>
        </draw:line>
        <draw:line draw:style-name="gr10" draw:text-style-name="P6" draw:layer="layout" svg:x1="7.374cm" svg:y1="3.477cm" svg:x2="7.374cm" svg:y2="13.292cm">
          <text:p/>
        </draw:line>
        <draw:line draw:style-name="gr14" draw:text-style-name="P6" draw:layer="layout" svg:x1="1.718cm" svg:y1="12.515cm" svg:x2="1.873cm" svg:y2="12.515cm">
          <text:p/>
        </draw:line>
        <draw:line draw:style-name="gr14" draw:text-style-name="P6" draw:layer="layout" svg:x1="1.718cm" svg:y1="11.643cm" svg:x2="1.873cm" svg:y2="11.643cm">
          <text:p/>
        </draw:line>
        <draw:line draw:style-name="gr14" draw:text-style-name="P6" draw:layer="layout" svg:x1="1.718cm" svg:y1="10.814cm" svg:x2="1.873cm" svg:y2="10.814cm">
          <text:p/>
        </draw:line>
        <draw:line draw:style-name="gr14" draw:text-style-name="P6" draw:layer="layout" svg:x1="1.718cm" svg:y1="10.036cm" svg:x2="1.873cm" svg:y2="10.036cm">
          <text:p/>
        </draw:line>
        <draw:line draw:style-name="gr14" draw:text-style-name="P6" draw:layer="layout" svg:x1="1.718cm" svg:y1="9.311cm" svg:x2="1.873cm" svg:y2="9.311cm">
          <text:p/>
        </draw:line>
        <draw:line draw:style-name="gr14" draw:text-style-name="P6" draw:layer="layout" svg:x1="1.718cm" svg:y1="8.628cm" svg:x2="1.873cm" svg:y2="8.628cm">
          <text:p/>
        </draw:line>
        <draw:line draw:style-name="gr14" draw:text-style-name="P6" draw:layer="layout" svg:x1="1.718cm" svg:y1="7.949cm" svg:x2="1.873cm" svg:y2="7.949cm">
          <text:p/>
        </draw:line>
        <draw:line draw:style-name="gr14" draw:text-style-name="P6" draw:layer="layout" svg:x1="1.718cm" svg:y1="7.364cm" svg:x2="1.873cm" svg:y2="7.364cm">
          <text:p/>
        </draw:line>
        <draw:line draw:style-name="gr14" draw:text-style-name="P6" draw:layer="layout" svg:x1="1.718cm" svg:y1="6.88cm" svg:x2="1.873cm" svg:y2="6.88cm">
          <text:p/>
        </draw:line>
        <draw:line draw:style-name="gr14" draw:text-style-name="P6" draw:layer="layout" svg:x1="1.718cm" svg:y1="6.345cm" svg:x2="1.873cm" svg:y2="6.345cm">
          <text:p/>
        </draw:line>
        <draw:line draw:style-name="gr14" draw:text-style-name="P6" draw:layer="layout" svg:x1="1.718cm" svg:y1="5.907cm" svg:x2="1.873cm" svg:y2="5.907cm">
          <text:p/>
        </draw:line>
        <draw:line draw:style-name="gr14" draw:text-style-name="P6" draw:layer="layout" svg:x1="1.718cm" svg:y1="5.423cm" svg:x2="1.873cm" svg:y2="5.423cm">
          <text:p/>
        </draw:line>
        <draw:line draw:style-name="gr14" draw:text-style-name="P6" draw:layer="layout" svg:x1="1.718cm" svg:y1="4.986cm" svg:x2="1.873cm" svg:y2="4.986cm">
          <text:p/>
        </draw:line>
        <draw:line draw:style-name="gr14" draw:text-style-name="P6" draw:layer="layout" svg:x1="1.718cm" svg:y1="4.594cm" svg:x2="1.873cm" svg:y2="4.594cm">
          <text:p/>
        </draw:line>
        <draw:line draw:style-name="gr16" draw:text-style-name="P6" draw:layer="layout" svg:x1="1.616cm" svg:y1="12.029cm" svg:x2="1.874cm" svg:y2="12.029cm">
          <text:p/>
        </draw:line>
        <draw:line draw:style-name="gr10" draw:text-style-name="P6" draw:layer="layout" svg:x1="2.185cm" svg:y1="12.659cm" svg:x2="2.288cm" svg:y2="12.659cm">
          <text:p/>
        </draw:line>
        <draw:line draw:style-name="gr10" draw:text-style-name="P6" draw:layer="layout" svg:x1="2.185cm" svg:y1="11.833cm" svg:x2="2.288cm" svg:y2="11.833cm">
          <text:p/>
        </draw:line>
        <draw:line draw:style-name="gr10" draw:text-style-name="P6" draw:layer="layout" svg:x1="2.185cm" svg:y1="11.055cm" svg:x2="2.288cm" svg:y2="11.055cm">
          <text:p/>
        </draw:line>
        <draw:line draw:style-name="gr10" draw:text-style-name="P6" draw:layer="layout" svg:x1="2.185cm" svg:y1="10.379cm" svg:x2="2.288cm" svg:y2="10.379cm">
          <text:p/>
        </draw:line>
        <draw:line draw:style-name="gr10" draw:text-style-name="P6" draw:layer="layout" svg:x1="2.185cm" svg:y1="9.745cm" svg:x2="2.288cm" svg:y2="9.745cm">
          <text:p/>
        </draw:line>
        <draw:line draw:style-name="gr10" draw:text-style-name="P6" draw:layer="layout" svg:x1="2.185cm" svg:y1="9.164cm" svg:x2="2.288cm" svg:y2="9.164cm">
          <text:p/>
        </draw:line>
        <draw:line draw:style-name="gr10" draw:text-style-name="P6" draw:layer="layout" svg:x1="2.185cm" svg:y1="8.582cm" svg:x2="2.288cm" svg:y2="8.582cm">
          <text:p/>
        </draw:line>
        <draw:line draw:style-name="gr10" draw:text-style-name="P6" draw:layer="layout" svg:x1="2.185cm" svg:y1="7.997cm" svg:x2="2.288cm" svg:y2="7.997cm">
          <text:p/>
        </draw:line>
        <draw:line draw:style-name="gr10" draw:text-style-name="P6" draw:layer="layout" svg:x1="2.185cm" svg:y1="7.511cm" svg:x2="2.288cm" svg:y2="7.511cm">
          <text:p/>
        </draw:line>
        <draw:line draw:style-name="gr10" draw:text-style-name="P6" draw:layer="layout" svg:x1="2.185cm" svg:y1="7.027cm" svg:x2="2.288cm" svg:y2="7.027cm">
          <text:p/>
        </draw:line>
        <draw:line draw:style-name="gr10" draw:text-style-name="P6" draw:layer="layout" svg:x1="2.185cm" svg:y1="6.587cm" svg:x2="2.288cm" svg:y2="6.587cm">
          <text:p/>
        </draw:line>
        <draw:line draw:style-name="gr10" draw:text-style-name="P6" draw:layer="layout" svg:x1="2.185cm" svg:y1="6.149cm" svg:x2="2.288cm" svg:y2="6.149cm">
          <text:p/>
        </draw:line>
        <draw:line draw:style-name="gr10" draw:text-style-name="P6" draw:layer="layout" svg:x1="2.185cm" svg:y1="5.763cm" svg:x2="2.288cm" svg:y2="5.763cm">
          <text:p/>
        </draw:line>
        <draw:line draw:style-name="gr10" draw:text-style-name="P6" draw:layer="layout" svg:x1="2.185cm" svg:y1="5.371cm" svg:x2="2.288cm" svg:y2="5.371cm">
          <text:p/>
        </draw:line>
        <draw:line draw:style-name="gr10" draw:text-style-name="P6" draw:layer="layout" svg:x1="2.185cm" svg:y1="4.986cm" svg:x2="2.288cm" svg:y2="4.986cm">
          <text:p/>
        </draw:line>
        <draw:line draw:style-name="gr10" draw:text-style-name="P6" draw:layer="layout" svg:x1="2.185cm" svg:y1="4.695cm" svg:x2="2.288cm" svg:y2="4.695cm">
          <text:p/>
        </draw:line>
        <draw:line draw:style-name="gr10" draw:text-style-name="P6" draw:layer="layout" svg:x1="2.185cm" svg:y1="4.303cm" svg:x2="2.288cm" svg:y2="4.303cm">
          <text:p/>
        </draw:line>
        <draw:line draw:style-name="gr10" draw:text-style-name="P6" draw:layer="layout" svg:x1="2.185cm" svg:y1="4.012cm" svg:x2="2.288cm" svg:y2="4.012cm">
          <text:p/>
        </draw:line>
        <draw:line draw:style-name="gr10" draw:text-style-name="P6" draw:layer="layout" svg:x1="2.185cm" svg:y1="3.77cm" svg:x2="2.288cm" svg:y2="3.77cm">
          <text:p/>
        </draw:line>
        <draw:line draw:style-name="gr10" draw:text-style-name="P6" draw:layer="layout" svg:x1="2.185cm" svg:y1="12.176cm" svg:x2="2.34cm" svg:y2="12.176cm">
          <text:p/>
        </draw:line>
        <draw:line draw:style-name="gr10" draw:text-style-name="P6" draw:layer="layout" svg:x1="2.861cm" svg:y1="12.176cm" svg:x2="3.017cm" svg:y2="12.176cm">
          <text:p/>
        </draw:line>
        <draw:line draw:style-name="gr10" draw:text-style-name="P6" draw:layer="layout" svg:x1="3.639cm" svg:y1="12.564cm" svg:x2="3.742cm" svg:y2="12.564cm">
          <text:p/>
        </draw:line>
        <draw:line draw:style-name="gr10" draw:text-style-name="P6" draw:layer="layout" svg:x1="3.639cm" svg:y1="11.689cm" svg:x2="3.742cm" svg:y2="11.689cm">
          <text:p/>
        </draw:line>
        <draw:line draw:style-name="gr10" draw:text-style-name="P6" draw:layer="layout" svg:x1="3.639cm" svg:y1="10.911cm" svg:x2="3.742cm" svg:y2="10.911cm">
          <text:p/>
        </draw:line>
        <draw:line draw:style-name="gr10" draw:text-style-name="P6" draw:layer="layout" svg:x1="3.639cm" svg:y1="10.134cm" svg:x2="3.742cm" svg:y2="10.134cm">
          <text:p/>
        </draw:line>
        <draw:line draw:style-name="gr10" draw:text-style-name="P6" draw:layer="layout" svg:x1="3.639cm" svg:y1="9.454cm" svg:x2="3.742cm" svg:y2="9.454cm">
          <text:p/>
        </draw:line>
        <draw:line draw:style-name="gr10" draw:text-style-name="P6" draw:layer="layout" svg:x1="3.639cm" svg:y1="8.824cm" svg:x2="3.742cm" svg:y2="8.824cm">
          <text:p/>
        </draw:line>
        <draw:line draw:style-name="gr10" draw:text-style-name="P6" draw:layer="layout" svg:x1="3.639cm" svg:y1="8.19cm" svg:x2="3.742cm" svg:y2="8.19cm">
          <text:p/>
        </draw:line>
        <draw:line draw:style-name="gr10" draw:text-style-name="P6" draw:layer="layout" svg:x1="3.639cm" svg:y1="7.658cm" svg:x2="3.742cm" svg:y2="7.658cm">
          <text:p/>
        </draw:line>
        <draw:line draw:style-name="gr10" draw:text-style-name="P6" draw:layer="layout" svg:x1="3.639cm" svg:y1="7.122cm" svg:x2="3.742cm" svg:y2="7.122cm">
          <text:p/>
        </draw:line>
        <draw:line draw:style-name="gr10" draw:text-style-name="P6" draw:layer="layout" svg:x1="3.639cm" svg:y1="6.635cm" svg:x2="3.742cm" svg:y2="6.635cm">
          <text:p/>
        </draw:line>
        <draw:line draw:style-name="gr10" draw:text-style-name="P6" draw:layer="layout" svg:x1="3.639cm" svg:y1="6.149cm" svg:x2="3.742cm" svg:y2="6.149cm">
          <text:p/>
        </draw:line>
        <draw:line draw:style-name="gr10" draw:text-style-name="P6" draw:layer="layout" svg:x1="3.639cm" svg:y1="5.714cm" svg:x2="3.742cm" svg:y2="5.714cm">
          <text:p/>
        </draw:line>
        <draw:line draw:style-name="gr10" draw:text-style-name="P6" draw:layer="layout" svg:x1="3.639cm" svg:y1="5.325cm" svg:x2="3.742cm" svg:y2="5.325cm">
          <text:p/>
        </draw:line>
        <draw:line draw:style-name="gr10" draw:text-style-name="P6" draw:layer="layout" svg:x1="3.639cm" svg:y1="4.937cm" svg:x2="3.742cm" svg:y2="4.937cm">
          <text:p/>
        </draw:line>
        <draw:line draw:style-name="gr10" draw:text-style-name="P6" draw:layer="layout" svg:x1="3.639cm" svg:y1="4.159cm" svg:x2="3.742cm" svg:y2="4.159cm">
          <text:p/>
        </draw:line>
        <draw:line draw:style-name="gr10" draw:text-style-name="P6" draw:layer="layout" svg:x1="3.639cm" svg:y1="3.868cm" svg:x2="3.742cm" svg:y2="3.868cm">
          <text:p/>
        </draw:line>
        <draw:line draw:style-name="gr10" draw:text-style-name="P6" draw:layer="layout" svg:x1="3.639cm" svg:y1="4.548cm" svg:x2="3.742cm" svg:y2="4.548cm">
          <text:p/>
        </draw:line>
        <draw:line draw:style-name="gr10" draw:text-style-name="P6" draw:layer="layout" svg:x1="3.639cm" svg:y1="12.078cm" svg:x2="3.794cm" svg:y2="12.078cm">
          <text:p/>
        </draw:line>
        <draw:line draw:style-name="gr10" draw:text-style-name="P6" draw:layer="layout" svg:x1="3.639cm" svg:y1="11.3cm" svg:x2="3.794cm" svg:y2="11.3cm">
          <text:p/>
        </draw:line>
        <draw:line draw:style-name="gr10" draw:text-style-name="P6" draw:layer="layout" svg:x1="3.639cm" svg:y1="10.523cm" svg:x2="3.794cm" svg:y2="10.523cm">
          <text:p/>
        </draw:line>
        <draw:line draw:style-name="gr10" draw:text-style-name="P6" draw:layer="layout" svg:x1="3.639cm" svg:y1="9.794cm" svg:x2="3.794cm" svg:y2="9.794cm">
          <text:p/>
        </draw:line>
        <draw:line draw:style-name="gr10" draw:text-style-name="P6" draw:layer="layout" svg:x1="3.639cm" svg:y1="9.164cm" svg:x2="3.794cm" svg:y2="9.164cm">
          <text:p/>
        </draw:line>
        <draw:line draw:style-name="gr10" draw:text-style-name="P6" draw:layer="layout" svg:x1="3.639cm" svg:y1="8.533cm" svg:x2="3.794cm" svg:y2="8.533cm">
          <text:p/>
        </draw:line>
        <draw:line draw:style-name="gr10" draw:text-style-name="P6" draw:layer="layout" svg:x1="3.639cm" svg:y1="7.9cm" svg:x2="3.794cm" svg:y2="7.9cm">
          <text:p/>
        </draw:line>
        <draw:line draw:style-name="gr10" draw:text-style-name="P6" draw:layer="layout" svg:x1="3.639cm" svg:y1="7.364cm" svg:x2="3.794cm" svg:y2="7.364cm">
          <text:p/>
        </draw:line>
        <draw:line draw:style-name="gr10" draw:text-style-name="P6" draw:layer="layout" svg:x1="3.639cm" svg:y1="6.88cm" svg:x2="3.794cm" svg:y2="6.88cm">
          <text:p/>
        </draw:line>
        <draw:line draw:style-name="gr10" draw:text-style-name="P6" draw:layer="layout" svg:x1="3.639cm" svg:y1="6.394cm" svg:x2="3.794cm" svg:y2="6.394cm">
          <text:p/>
        </draw:line>
        <draw:line draw:style-name="gr10" draw:text-style-name="P6" draw:layer="layout" svg:x1="3.639cm" svg:y1="5.907cm" svg:x2="3.794cm" svg:y2="5.907cm">
          <text:p/>
        </draw:line>
        <draw:line draw:style-name="gr10" draw:text-style-name="P6" draw:layer="layout" svg:x1="3.639cm" svg:y1="5.518cm" svg:x2="3.794cm" svg:y2="5.518cm">
          <text:p/>
        </draw:line>
        <draw:line draw:style-name="gr10" draw:text-style-name="P6" draw:layer="layout" svg:x1="3.639cm" svg:y1="5.13cm" svg:x2="3.794cm" svg:y2="5.13cm">
          <text:p/>
        </draw:line>
        <draw:line draw:style-name="gr10" draw:text-style-name="P6" draw:layer="layout" svg:x1="3.639cm" svg:y1="4.741cm" svg:x2="3.794cm" svg:y2="4.741cm">
          <text:p/>
        </draw:line>
        <draw:line draw:style-name="gr10" draw:text-style-name="P6" draw:layer="layout" svg:x1="3.639cm" svg:y1="4.352cm" svg:x2="3.794cm" svg:y2="4.352cm">
          <text:p/>
        </draw:line>
        <draw:line draw:style-name="gr10" draw:text-style-name="P6" draw:layer="layout" svg:x1="3.639cm" svg:y1="4.012cm" svg:x2="3.794cm" svg:y2="4.012cm">
          <text:p/>
        </draw:line>
        <draw:line draw:style-name="gr10" draw:text-style-name="P6" draw:layer="layout" svg:x1="3.639cm" svg:y1="3.721cm" svg:x2="3.794cm" svg:y2="3.721cm">
          <text:p/>
        </draw:line>
        <draw:line draw:style-name="gr10" draw:text-style-name="P6" draw:layer="layout" svg:x1="6.543cm" svg:y1="12.563cm" svg:x2="6.646cm" svg:y2="12.563cm">
          <text:p/>
        </draw:line>
        <draw:line draw:style-name="gr10" draw:text-style-name="P6" draw:layer="layout" svg:x1="6.543cm" svg:y1="11.687cm" svg:x2="6.646cm" svg:y2="11.687cm">
          <text:p/>
        </draw:line>
        <draw:line draw:style-name="gr10" draw:text-style-name="P6" draw:layer="layout" svg:x1="6.543cm" svg:y1="10.91cm" svg:x2="6.646cm" svg:y2="10.91cm">
          <text:p/>
        </draw:line>
        <draw:line draw:style-name="gr10" draw:text-style-name="P6" draw:layer="layout" svg:x1="6.543cm" svg:y1="10.132cm" svg:x2="6.646cm" svg:y2="10.132cm">
          <text:p/>
        </draw:line>
        <draw:line draw:style-name="gr10" draw:text-style-name="P6" draw:layer="layout" svg:x1="6.543cm" svg:y1="9.454cm" svg:x2="6.646cm" svg:y2="9.454cm">
          <text:p/>
        </draw:line>
        <draw:line draw:style-name="gr10" draw:text-style-name="P6" draw:layer="layout" svg:x1="6.543cm" svg:y1="8.822cm" svg:x2="6.646cm" svg:y2="8.822cm">
          <text:p/>
        </draw:line>
        <draw:line draw:style-name="gr10" draw:text-style-name="P6" draw:layer="layout" svg:x1="6.543cm" svg:y1="8.19cm" svg:x2="6.646cm" svg:y2="8.19cm">
          <text:p/>
        </draw:line>
        <draw:line draw:style-name="gr10" draw:text-style-name="P6" draw:layer="layout" svg:x1="6.543cm" svg:y1="7.657cm" svg:x2="6.646cm" svg:y2="7.657cm">
          <text:p/>
        </draw:line>
        <draw:line draw:style-name="gr10" draw:text-style-name="P6" draw:layer="layout" svg:x1="6.543cm" svg:y1="7.121cm" svg:x2="6.646cm" svg:y2="7.121cm">
          <text:p/>
        </draw:line>
        <draw:line draw:style-name="gr10" draw:text-style-name="P6" draw:layer="layout" svg:x1="6.543cm" svg:y1="6.635cm" svg:x2="6.646cm" svg:y2="6.635cm">
          <text:p/>
        </draw:line>
        <draw:line draw:style-name="gr10" draw:text-style-name="P6" draw:layer="layout" svg:x1="6.543cm" svg:y1="6.149cm" svg:x2="6.646cm" svg:y2="6.149cm">
          <text:p/>
        </draw:line>
        <draw:line draw:style-name="gr10" draw:text-style-name="P6" draw:layer="layout" svg:x1="6.543cm" svg:y1="5.712cm" svg:x2="6.646cm" svg:y2="5.712cm">
          <text:p/>
        </draw:line>
        <draw:line draw:style-name="gr10" draw:text-style-name="P6" draw:layer="layout" svg:x1="6.543cm" svg:y1="5.325cm" svg:x2="6.646cm" svg:y2="5.325cm">
          <text:p/>
        </draw:line>
        <draw:line draw:style-name="gr10" draw:text-style-name="P6" draw:layer="layout" svg:x1="6.543cm" svg:y1="4.935cm" svg:x2="6.646cm" svg:y2="4.935cm">
          <text:p/>
        </draw:line>
        <draw:line draw:style-name="gr10" draw:text-style-name="P6" draw:layer="layout" svg:x1="6.543cm" svg:y1="4.157cm" svg:x2="6.646cm" svg:y2="4.157cm">
          <text:p/>
        </draw:line>
        <draw:line draw:style-name="gr10" draw:text-style-name="P6" draw:layer="layout" svg:x1="6.543cm" svg:y1="3.866cm" svg:x2="6.646cm" svg:y2="3.866cm">
          <text:p/>
        </draw:line>
        <draw:line draw:style-name="gr10" draw:text-style-name="P6" draw:layer="layout" svg:x1="6.543cm" svg:y1="4.547cm" svg:x2="6.646cm" svg:y2="4.547cm">
          <text:p/>
        </draw:line>
        <draw:line draw:style-name="gr10" draw:text-style-name="P6" draw:layer="layout" svg:x1="6.543cm" svg:y1="12.077cm" svg:x2="6.699cm" svg:y2="12.077cm">
          <text:p/>
        </draw:line>
        <draw:line draw:style-name="gr10" draw:text-style-name="P6" draw:layer="layout" svg:x1="6.543cm" svg:y1="11.3cm" svg:x2="6.699cm" svg:y2="11.3cm">
          <text:p/>
        </draw:line>
        <draw:line draw:style-name="gr10" draw:text-style-name="P6" draw:layer="layout" svg:x1="6.543cm" svg:y1="10.522cm" svg:x2="6.699cm" svg:y2="10.522cm">
          <text:p/>
        </draw:line>
        <draw:line draw:style-name="gr10" draw:text-style-name="P6" draw:layer="layout" svg:x1="6.543cm" svg:y1="9.794cm" svg:x2="6.699cm" svg:y2="9.794cm">
          <text:p/>
        </draw:line>
        <draw:line draw:style-name="gr10" draw:text-style-name="P6" draw:layer="layout" svg:x1="6.543cm" svg:y1="9.162cm" svg:x2="6.699cm" svg:y2="9.162cm">
          <text:p/>
        </draw:line>
        <draw:line draw:style-name="gr10" draw:text-style-name="P6" draw:layer="layout" svg:x1="6.543cm" svg:y1="8.531cm" svg:x2="6.699cm" svg:y2="8.531cm">
          <text:p/>
        </draw:line>
        <draw:line draw:style-name="gr10" draw:text-style-name="P6" draw:layer="layout" svg:x1="6.543cm" svg:y1="7.899cm" svg:x2="6.699cm" svg:y2="7.899cm">
          <text:p/>
        </draw:line>
        <draw:line draw:style-name="gr10" draw:text-style-name="P6" draw:layer="layout" svg:x1="6.543cm" svg:y1="7.363cm" svg:x2="6.699cm" svg:y2="7.363cm">
          <text:p/>
        </draw:line>
        <draw:line draw:style-name="gr10" draw:text-style-name="P6" draw:layer="layout" svg:x1="6.543cm" svg:y1="6.88cm" svg:x2="6.699cm" svg:y2="6.88cm">
          <text:p/>
        </draw:line>
        <draw:line draw:style-name="gr10" draw:text-style-name="P6" draw:layer="layout" svg:x1="6.543cm" svg:y1="6.393cm" svg:x2="6.699cm" svg:y2="6.393cm">
          <text:p/>
        </draw:line>
        <draw:line draw:style-name="gr10" draw:text-style-name="P6" draw:layer="layout" svg:x1="6.543cm" svg:y1="5.907cm" svg:x2="6.699cm" svg:y2="5.907cm">
          <text:p/>
        </draw:line>
        <draw:line draw:style-name="gr10" draw:text-style-name="P6" draw:layer="layout" svg:x1="6.543cm" svg:y1="5.517cm" svg:x2="6.699cm" svg:y2="5.517cm">
          <text:p/>
        </draw:line>
        <draw:line draw:style-name="gr10" draw:text-style-name="P6" draw:layer="layout" svg:x1="6.543cm" svg:y1="5.13cm" svg:x2="6.699cm" svg:y2="5.13cm">
          <text:p/>
        </draw:line>
        <draw:line draw:style-name="gr10" draw:text-style-name="P6" draw:layer="layout" svg:x1="6.543cm" svg:y1="4.74cm" svg:x2="6.699cm" svg:y2="4.74cm">
          <text:p/>
        </draw:line>
        <draw:line draw:style-name="gr10" draw:text-style-name="P6" draw:layer="layout" svg:x1="6.543cm" svg:y1="4.352cm" svg:x2="6.699cm" svg:y2="4.352cm">
          <text:p/>
        </draw:line>
        <draw:line draw:style-name="gr10" draw:text-style-name="P6" draw:layer="layout" svg:x1="6.543cm" svg:y1="4.012cm" svg:x2="6.699cm" svg:y2="4.012cm">
          <text:p/>
        </draw:line>
        <draw:line draw:style-name="gr10" draw:text-style-name="P6" draw:layer="layout" svg:x1="6.543cm" svg:y1="3.72cm" svg:x2="6.699cm" svg:y2="3.72cm">
          <text:p/>
        </draw:line>
        <draw:line draw:style-name="gr10" draw:text-style-name="P6" draw:layer="layout" svg:x1="4.47cm" svg:y1="12.569cm" svg:x2="4.367cm" svg:y2="12.569cm">
          <text:p/>
        </draw:line>
        <draw:line draw:style-name="gr10" draw:text-style-name="P6" draw:layer="layout" svg:x1="4.47cm" svg:y1="11.693cm" svg:x2="4.367cm" svg:y2="11.693cm">
          <text:p/>
        </draw:line>
        <draw:line draw:style-name="gr10" draw:text-style-name="P6" draw:layer="layout" svg:x1="4.47cm" svg:y1="10.916cm" svg:x2="4.367cm" svg:y2="10.916cm">
          <text:p/>
        </draw:line>
        <draw:line draw:style-name="gr10" draw:text-style-name="P6" draw:layer="layout" svg:x1="4.47cm" svg:y1="10.138cm" svg:x2="4.367cm" svg:y2="10.138cm">
          <text:p/>
        </draw:line>
        <draw:line draw:style-name="gr10" draw:text-style-name="P6" draw:layer="layout" svg:x1="4.47cm" svg:y1="9.459cm" svg:x2="4.367cm" svg:y2="9.459cm">
          <text:p/>
        </draw:line>
        <draw:line draw:style-name="gr10" draw:text-style-name="P6" draw:layer="layout" svg:x1="4.47cm" svg:y1="8.828cm" svg:x2="4.367cm" svg:y2="8.828cm">
          <text:p/>
        </draw:line>
        <draw:line draw:style-name="gr10" draw:text-style-name="P6" draw:layer="layout" svg:x1="4.47cm" svg:y1="8.196cm" svg:x2="4.367cm" svg:y2="8.196cm">
          <text:p/>
        </draw:line>
        <draw:line draw:style-name="gr10" draw:text-style-name="P6" draw:layer="layout" svg:x1="4.47cm" svg:y1="7.663cm" svg:x2="4.367cm" svg:y2="7.663cm">
          <text:p/>
        </draw:line>
        <draw:line draw:style-name="gr10" draw:text-style-name="P6" draw:layer="layout" svg:x1="4.47cm" svg:y1="7.127cm" svg:x2="4.367cm" svg:y2="7.127cm">
          <text:p/>
        </draw:line>
        <draw:line draw:style-name="gr10" draw:text-style-name="P6" draw:layer="layout" svg:x1="4.47cm" svg:y1="6.641cm" svg:x2="4.367cm" svg:y2="6.641cm">
          <text:p/>
        </draw:line>
        <draw:line draw:style-name="gr10" draw:text-style-name="P6" draw:layer="layout" svg:x1="4.47cm" svg:y1="6.155cm" svg:x2="4.367cm" svg:y2="6.155cm">
          <text:p/>
        </draw:line>
        <draw:line draw:style-name="gr10" draw:text-style-name="P6" draw:layer="layout" svg:x1="4.47cm" svg:y1="5.718cm" svg:x2="4.367cm" svg:y2="5.718cm">
          <text:p/>
        </draw:line>
        <draw:line draw:style-name="gr10" draw:text-style-name="P6" draw:layer="layout" svg:x1="4.47cm" svg:y1="5.33cm" svg:x2="4.367cm" svg:y2="5.33cm">
          <text:p/>
        </draw:line>
        <draw:line draw:style-name="gr10" draw:text-style-name="P6" draw:layer="layout" svg:x1="4.47cm" svg:y1="4.94cm" svg:x2="4.367cm" svg:y2="4.94cm">
          <text:p/>
        </draw:line>
        <draw:line draw:style-name="gr10" draw:text-style-name="P6" draw:layer="layout" svg:x1="4.47cm" svg:y1="4.163cm" svg:x2="4.367cm" svg:y2="4.163cm">
          <text:p/>
        </draw:line>
        <draw:line draw:style-name="gr10" draw:text-style-name="P6" draw:layer="layout" svg:x1="4.47cm" svg:y1="3.872cm" svg:x2="4.367cm" svg:y2="3.872cm">
          <text:p/>
        </draw:line>
        <draw:line draw:style-name="gr10" draw:text-style-name="P6" draw:layer="layout" svg:x1="4.47cm" svg:y1="4.553cm" svg:x2="4.367cm" svg:y2="4.553cm">
          <text:p/>
        </draw:line>
        <draw:line draw:style-name="gr10" draw:text-style-name="P6" draw:layer="layout" svg:x1="4.47cm" svg:y1="12.083cm" svg:x2="4.315cm" svg:y2="12.083cm">
          <text:p/>
        </draw:line>
        <draw:line draw:style-name="gr10" draw:text-style-name="P6" draw:layer="layout" svg:x1="4.47cm" svg:y1="11.306cm" svg:x2="4.315cm" svg:y2="11.306cm">
          <text:p/>
        </draw:line>
        <draw:line draw:style-name="gr10" draw:text-style-name="P6" draw:layer="layout" svg:x1="4.47cm" svg:y1="10.528cm" svg:x2="4.315cm" svg:y2="10.528cm">
          <text:p/>
        </draw:line>
        <draw:line draw:style-name="gr10" draw:text-style-name="P6" draw:layer="layout" svg:x1="4.47cm" svg:y1="9.8cm" svg:x2="4.315cm" svg:y2="9.8cm">
          <text:p/>
        </draw:line>
        <draw:line draw:style-name="gr10" draw:text-style-name="P6" draw:layer="layout" svg:x1="4.47cm" svg:y1="9.168cm" svg:x2="4.315cm" svg:y2="9.168cm">
          <text:p/>
        </draw:line>
        <draw:line draw:style-name="gr10" draw:text-style-name="P6" draw:layer="layout" svg:x1="4.47cm" svg:y1="8.536cm" svg:x2="4.315cm" svg:y2="8.536cm">
          <text:p/>
        </draw:line>
        <draw:line draw:style-name="gr10" draw:text-style-name="P6" draw:layer="layout" svg:x1="4.47cm" svg:y1="7.905cm" svg:x2="4.315cm" svg:y2="7.905cm">
          <text:p/>
        </draw:line>
        <draw:line draw:style-name="gr10" draw:text-style-name="P6" draw:layer="layout" svg:x1="4.47cm" svg:y1="7.369cm" svg:x2="4.315cm" svg:y2="7.369cm">
          <text:p/>
        </draw:line>
        <draw:line draw:style-name="gr10" draw:text-style-name="P6" draw:layer="layout" svg:x1="4.47cm" svg:y1="6.885cm" svg:x2="4.315cm" svg:y2="6.885cm">
          <text:p/>
        </draw:line>
        <draw:line draw:style-name="gr10" draw:text-style-name="P6" draw:layer="layout" svg:x1="4.47cm" svg:y1="6.399cm" svg:x2="4.315cm" svg:y2="6.399cm">
          <text:p/>
        </draw:line>
        <draw:line draw:style-name="gr10" draw:text-style-name="P6" draw:layer="layout" svg:x1="4.47cm" svg:y1="5.913cm" svg:x2="4.315cm" svg:y2="5.913cm">
          <text:p/>
        </draw:line>
        <draw:line draw:style-name="gr10" draw:text-style-name="P6" draw:layer="layout" svg:x1="4.47cm" svg:y1="5.523cm" svg:x2="4.315cm" svg:y2="5.523cm">
          <text:p/>
        </draw:line>
        <draw:line draw:style-name="gr10" draw:text-style-name="P6" draw:layer="layout" svg:x1="4.47cm" svg:y1="5.135cm" svg:x2="4.315cm" svg:y2="5.135cm">
          <text:p/>
        </draw:line>
        <draw:line draw:style-name="gr10" draw:text-style-name="P6" draw:layer="layout" svg:x1="4.47cm" svg:y1="4.745cm" svg:x2="4.315cm" svg:y2="4.745cm">
          <text:p/>
        </draw:line>
        <draw:line draw:style-name="gr10" draw:text-style-name="P6" draw:layer="layout" svg:x1="4.47cm" svg:y1="4.358cm" svg:x2="4.315cm" svg:y2="4.358cm">
          <text:p/>
        </draw:line>
        <draw:line draw:style-name="gr10" draw:text-style-name="P6" draw:layer="layout" svg:x1="4.47cm" svg:y1="4.017cm" svg:x2="4.315cm" svg:y2="4.017cm">
          <text:p/>
        </draw:line>
        <draw:line draw:style-name="gr10" draw:text-style-name="P6" draw:layer="layout" svg:x1="4.47cm" svg:y1="3.726cm" svg:x2="4.315cm" svg:y2="3.726cm">
          <text:p/>
        </draw:line>
        <draw:line draw:style-name="gr10" draw:text-style-name="P6" draw:layer="layout" svg:x1="7.374cm" svg:y1="12.57cm" svg:x2="7.271cm" svg:y2="12.57cm">
          <text:p/>
        </draw:line>
        <draw:line draw:style-name="gr10" draw:text-style-name="P6" draw:layer="layout" svg:x1="7.374cm" svg:y1="11.695cm" svg:x2="7.271cm" svg:y2="11.695cm">
          <text:p/>
        </draw:line>
        <draw:line draw:style-name="gr10" draw:text-style-name="P6" draw:layer="layout" svg:x1="7.374cm" svg:y1="10.917cm" svg:x2="7.271cm" svg:y2="10.917cm">
          <text:p/>
        </draw:line>
        <draw:line draw:style-name="gr10" draw:text-style-name="P6" draw:layer="layout" svg:x1="7.374cm" svg:y1="10.14cm" svg:x2="7.271cm" svg:y2="10.14cm">
          <text:p/>
        </draw:line>
        <draw:line draw:style-name="gr10" draw:text-style-name="P6" draw:layer="layout" svg:x1="7.374cm" svg:y1="9.46cm" svg:x2="7.271cm" svg:y2="9.46cm">
          <text:p/>
        </draw:line>
        <draw:line draw:style-name="gr10" draw:text-style-name="P6" draw:layer="layout" svg:x1="7.374cm" svg:y1="8.827cm" svg:x2="7.271cm" svg:y2="8.827cm">
          <text:p/>
        </draw:line>
        <draw:line draw:style-name="gr10" draw:text-style-name="P6" draw:layer="layout" svg:x1="7.374cm" svg:y1="8.196cm" svg:x2="7.271cm" svg:y2="8.196cm">
          <text:p/>
        </draw:line>
        <draw:line draw:style-name="gr10" draw:text-style-name="P6" draw:layer="layout" svg:x1="7.374cm" svg:y1="7.663cm" svg:x2="7.271cm" svg:y2="7.663cm">
          <text:p/>
        </draw:line>
        <draw:line draw:style-name="gr10" draw:text-style-name="P6" draw:layer="layout" svg:x1="7.374cm" svg:y1="7.128cm" svg:x2="7.271cm" svg:y2="7.128cm">
          <text:p/>
        </draw:line>
        <draw:line draw:style-name="gr10" draw:text-style-name="P6" draw:layer="layout" svg:x1="7.374cm" svg:y1="6.641cm" svg:x2="7.271cm" svg:y2="6.641cm">
          <text:p/>
        </draw:line>
        <draw:line draw:style-name="gr10" draw:text-style-name="P6" draw:layer="layout" svg:x1="7.374cm" svg:y1="6.155cm" svg:x2="7.271cm" svg:y2="6.155cm">
          <text:p/>
        </draw:line>
        <draw:line draw:style-name="gr10" draw:text-style-name="P6" draw:layer="layout" svg:x1="7.374cm" svg:y1="5.717cm" svg:x2="7.271cm" svg:y2="5.717cm">
          <text:p/>
        </draw:line>
        <draw:line draw:style-name="gr10" draw:text-style-name="P6" draw:layer="layout" svg:x1="7.374cm" svg:y1="5.331cm" svg:x2="7.271cm" svg:y2="5.331cm">
          <text:p/>
        </draw:line>
        <draw:line draw:style-name="gr10" draw:text-style-name="P6" draw:layer="layout" svg:x1="7.374cm" svg:y1="4.939cm" svg:x2="7.271cm" svg:y2="4.939cm">
          <text:p/>
        </draw:line>
        <draw:line draw:style-name="gr10" draw:text-style-name="P6" draw:layer="layout" svg:x1="7.374cm" svg:y1="4.162cm" svg:x2="7.271cm" svg:y2="4.162cm">
          <text:p/>
        </draw:line>
        <draw:line draw:style-name="gr10" draw:text-style-name="P6" draw:layer="layout" svg:x1="7.374cm" svg:y1="3.871cm" svg:x2="7.271cm" svg:y2="3.871cm">
          <text:p/>
        </draw:line>
        <draw:line draw:style-name="gr10" draw:text-style-name="P6" draw:layer="layout" svg:x1="7.374cm" svg:y1="4.554cm" svg:x2="7.271cm" svg:y2="4.554cm">
          <text:p/>
        </draw:line>
        <draw:line draw:style-name="gr10" draw:text-style-name="P6" draw:layer="layout" svg:x1="7.374cm" svg:y1="12.083cm" svg:x2="7.218cm" svg:y2="12.083cm">
          <text:p/>
        </draw:line>
        <draw:line draw:style-name="gr10" draw:text-style-name="P6" draw:layer="layout" svg:x1="8.102cm" svg:y1="12.711cm" svg:x2="7.999cm" svg:y2="12.711cm">
          <text:p/>
        </draw:line>
        <draw:line draw:style-name="gr10" draw:text-style-name="P6" draw:layer="layout" svg:x1="8.102cm" svg:y1="11.833cm" svg:x2="7.999cm" svg:y2="11.833cm">
          <text:p/>
        </draw:line>
        <draw:line draw:style-name="gr10" draw:text-style-name="P6" draw:layer="layout" svg:x1="8.102cm" svg:y1="11.205cm" svg:x2="7.999cm" svg:y2="11.205cm">
          <text:p/>
        </draw:line>
        <draw:line draw:style-name="gr10" draw:text-style-name="P6" draw:layer="layout" svg:x1="8.102cm" svg:y1="10.523cm" svg:x2="7.999cm" svg:y2="10.523cm">
          <text:p/>
        </draw:line>
        <draw:line draw:style-name="gr10" draw:text-style-name="P6" draw:layer="layout" svg:x1="8.102cm" svg:y1="9.892cm" svg:x2="7.999cm" svg:y2="9.892cm">
          <text:p/>
        </draw:line>
        <draw:line draw:style-name="gr10" draw:text-style-name="P6" draw:layer="layout" svg:x1="8.102cm" svg:y1="9.311cm" svg:x2="7.999cm" svg:y2="9.311cm">
          <text:p/>
        </draw:line>
        <draw:line draw:style-name="gr10" draw:text-style-name="P6" draw:layer="layout" svg:x1="8.102cm" svg:y1="8.726cm" svg:x2="7.999cm" svg:y2="8.726cm">
          <text:p/>
        </draw:line>
        <draw:line draw:style-name="gr10" draw:text-style-name="P6" draw:layer="layout" svg:x1="8.102cm" svg:y1="8.239cm" svg:x2="7.999cm" svg:y2="8.239cm">
          <text:p/>
        </draw:line>
        <draw:line draw:style-name="gr10" draw:text-style-name="P6" draw:layer="layout" svg:x1="8.102cm" svg:y1="7.704cm" svg:x2="7.999cm" svg:y2="7.704cm">
          <text:p/>
        </draw:line>
        <draw:line draw:style-name="gr10" draw:text-style-name="P6" draw:layer="layout" svg:x1="8.102cm" svg:y1="7.269cm" svg:x2="7.999cm" svg:y2="7.269cm">
          <text:p/>
        </draw:line>
        <draw:line draw:style-name="gr10" draw:text-style-name="P6" draw:layer="layout" svg:x1="8.102cm" svg:y1="6.831cm" svg:x2="7.999cm" svg:y2="6.831cm">
          <text:p/>
        </draw:line>
        <draw:line draw:style-name="gr10" draw:text-style-name="P6" draw:layer="layout" svg:x1="8.102cm" svg:y1="6.443cm" svg:x2="7.999cm" svg:y2="6.443cm">
          <text:p/>
        </draw:line>
        <draw:line draw:style-name="gr10" draw:text-style-name="P6" draw:layer="layout" svg:x1="8.102cm" svg:y1="6.054cm" svg:x2="7.999cm" svg:y2="6.054cm">
          <text:p/>
        </draw:line>
        <draw:line draw:style-name="gr10" draw:text-style-name="P6" draw:layer="layout" svg:x1="8.102cm" svg:y1="5.665cm" svg:x2="7.999cm" svg:y2="5.665cm">
          <text:p/>
        </draw:line>
        <draw:line draw:style-name="gr10" draw:text-style-name="P6" draw:layer="layout" svg:x1="8.102cm" svg:y1="5.276cm" svg:x2="7.999cm" svg:y2="5.276cm">
          <text:p/>
        </draw:line>
        <draw:line draw:style-name="gr10" draw:text-style-name="P6" draw:layer="layout" svg:x1="8.102cm" svg:y1="4.937cm" svg:x2="7.999cm" svg:y2="4.937cm">
          <text:p/>
        </draw:line>
        <draw:line draw:style-name="gr10" draw:text-style-name="P6" draw:layer="layout" svg:x1="8.102cm" svg:y1="4.646cm" svg:x2="7.999cm" svg:y2="4.646cm">
          <text:p/>
        </draw:line>
        <draw:line draw:style-name="gr10" draw:text-style-name="P6" draw:layer="layout" svg:x1="8.102cm" svg:y1="4.303cm" svg:x2="7.999cm" svg:y2="4.303cm">
          <text:p/>
        </draw:line>
        <draw:line draw:style-name="gr10" draw:text-style-name="P6" draw:layer="layout" svg:x1="8.102cm" svg:y1="3.816cm" svg:x2="7.999cm" svg:y2="3.816cm">
          <text:p/>
        </draw:line>
        <draw:line draw:style-name="gr10" draw:text-style-name="P6" draw:layer="layout" svg:x1="8.102cm" svg:y1="4.041cm" svg:x2="7.999cm" svg:y2="4.041cm">
          <text:p/>
        </draw:line>
        <draw:line draw:style-name="gr10" draw:text-style-name="P6" draw:layer="layout" svg:x1="8.154cm" svg:y1="12.225cm" svg:x2="7.999cm" svg:y2="12.225cm">
          <text:p/>
        </draw:line>
        <draw:line draw:style-name="gr10" draw:text-style-name="P6" draw:layer="layout" svg:x1="8.154cm" svg:y1="11.496cm" svg:x2="7.999cm" svg:y2="11.496cm">
          <text:p/>
        </draw:line>
        <draw:line draw:style-name="gr10" draw:text-style-name="P6" draw:layer="layout" svg:x1="8.154cm" svg:y1="10.865cm" svg:x2="7.999cm" svg:y2="10.865cm">
          <text:p/>
        </draw:line>
        <draw:line draw:style-name="gr10" draw:text-style-name="P6" draw:layer="layout" svg:x1="8.154cm" svg:y1="10.232cm" svg:x2="7.999cm" svg:y2="10.232cm">
          <text:p/>
        </draw:line>
        <draw:line draw:style-name="gr10" draw:text-style-name="P6" draw:layer="layout" svg:x1="8.154cm" svg:y1="9.601cm" svg:x2="7.999cm" svg:y2="9.601cm">
          <text:p/>
        </draw:line>
        <draw:line draw:style-name="gr10" draw:text-style-name="P6" draw:layer="layout" svg:x1="8.154cm" svg:y1="9.017cm" svg:x2="7.999cm" svg:y2="9.017cm">
          <text:p/>
        </draw:line>
        <draw:line draw:style-name="gr10" draw:text-style-name="P6" draw:layer="layout" svg:x1="8.154cm" svg:y1="8.481cm" svg:x2="7.999cm" svg:y2="8.481cm">
          <text:p/>
        </draw:line>
        <draw:line draw:style-name="gr10" draw:text-style-name="P6" draw:layer="layout" svg:x1="8.154cm" svg:y1="7.949cm" svg:x2="7.999cm" svg:y2="7.949cm">
          <text:p/>
        </draw:line>
        <draw:line draw:style-name="gr10" draw:text-style-name="P6" draw:layer="layout" svg:x1="8.154cm" svg:y1="7.511cm" svg:x2="7.999cm" svg:y2="7.511cm">
          <text:p/>
        </draw:line>
        <draw:line draw:style-name="gr10" draw:text-style-name="P6" draw:layer="layout" svg:x1="8.154cm" svg:y1="7.027cm" svg:x2="7.999cm" svg:y2="7.027cm">
          <text:p/>
        </draw:line>
        <draw:line draw:style-name="gr10" draw:text-style-name="P6" draw:layer="layout" svg:x1="8.154cm" svg:y1="6.587cm" svg:x2="7.999cm" svg:y2="6.587cm">
          <text:p/>
        </draw:line>
        <draw:line draw:style-name="gr10" draw:text-style-name="P6" draw:layer="layout" svg:x1="8.154cm" svg:y1="6.25cm" svg:x2="7.999cm" svg:y2="6.25cm">
          <text:p/>
        </draw:line>
        <draw:line draw:style-name="gr10" draw:text-style-name="P6" draw:layer="layout" svg:x1="8.154cm" svg:y1="5.858cm" svg:x2="7.999cm" svg:y2="5.858cm">
          <text:p/>
        </draw:line>
        <draw:line draw:style-name="gr10" draw:text-style-name="P6" draw:layer="layout" svg:x1="8.154cm" svg:y1="5.472cm" svg:x2="7.999cm" svg:y2="5.472cm">
          <text:p/>
        </draw:line>
        <draw:line draw:style-name="gr10" draw:text-style-name="P6" draw:layer="layout" svg:x1="8.154cm" svg:y1="5.081cm" svg:x2="7.999cm" svg:y2="5.081cm">
          <text:p/>
        </draw:line>
        <draw:line draw:style-name="gr10" draw:text-style-name="P6" draw:layer="layout" svg:x1="8.154cm" svg:y1="4.79cm" svg:x2="7.999cm" svg:y2="4.79cm">
          <text:p/>
        </draw:line>
        <draw:line draw:style-name="gr10" draw:text-style-name="P6" draw:layer="layout" svg:x1="8.154cm" svg:y1="4.45cm" svg:x2="7.999cm" svg:y2="4.45cm">
          <text:p/>
        </draw:line>
        <draw:line draw:style-name="gr10" draw:text-style-name="P6" draw:layer="layout" svg:x1="8.154cm" svg:y1="4.159cm" svg:x2="7.999cm" svg:y2="4.159cm">
          <text:p/>
        </draw:line>
        <draw:line draw:style-name="gr10" draw:text-style-name="P6" draw:layer="layout" svg:x1="8.154cm" svg:y1="3.721cm" svg:x2="7.999cm" svg:y2="3.721cm">
          <text:p/>
        </draw:line>
        <draw:line draw:style-name="gr10" draw:text-style-name="P6" draw:layer="layout" svg:x1="8.154cm" svg:y1="3.917cm" svg:x2="7.999cm" svg:y2="3.917cm">
          <text:p/>
        </draw:line>
        <draw:line draw:style-name="gr10" draw:text-style-name="P6" draw:layer="layout" svg:x1="9.553cm" svg:y1="12.709cm" svg:x2="9.451cm" svg:y2="12.709cm">
          <text:p/>
        </draw:line>
        <draw:line draw:style-name="gr10" draw:text-style-name="P6" draw:layer="layout" svg:x1="9.553cm" svg:y1="11.833cm" svg:x2="9.451cm" svg:y2="11.833cm">
          <text:p/>
        </draw:line>
        <draw:line draw:style-name="gr10" draw:text-style-name="P6" draw:layer="layout" svg:x1="9.553cm" svg:y1="11.204cm" svg:x2="9.451cm" svg:y2="11.204cm">
          <text:p/>
        </draw:line>
        <draw:line draw:style-name="gr10" draw:text-style-name="P6" draw:layer="layout" svg:x1="9.553cm" svg:y1="10.522cm" svg:x2="9.451cm" svg:y2="10.522cm">
          <text:p/>
        </draw:line>
        <draw:line draw:style-name="gr10" draw:text-style-name="P6" draw:layer="layout" svg:x1="9.553cm" svg:y1="9.891cm" svg:x2="9.451cm" svg:y2="9.891cm">
          <text:p/>
        </draw:line>
        <draw:line draw:style-name="gr10" draw:text-style-name="P6" draw:layer="layout" svg:x1="9.553cm" svg:y1="9.308cm" svg:x2="9.451cm" svg:y2="9.308cm">
          <text:p/>
        </draw:line>
        <draw:line draw:style-name="gr10" draw:text-style-name="P6" draw:layer="layout" svg:x1="9.553cm" svg:y1="8.726cm" svg:x2="9.451cm" svg:y2="8.726cm">
          <text:p/>
        </draw:line>
        <draw:line draw:style-name="gr10" draw:text-style-name="P6" draw:layer="layout" svg:x1="9.553cm" svg:y1="8.239cm" svg:x2="9.451cm" svg:y2="8.239cm">
          <text:p/>
        </draw:line>
        <draw:line draw:style-name="gr10" draw:text-style-name="P6" draw:layer="layout" svg:x1="9.553cm" svg:y1="7.704cm" svg:x2="9.451cm" svg:y2="7.704cm">
          <text:p/>
        </draw:line>
        <draw:line draw:style-name="gr10" draw:text-style-name="P6" draw:layer="layout" svg:x1="9.553cm" svg:y1="7.267cm" svg:x2="9.451cm" svg:y2="7.267cm">
          <text:p/>
        </draw:line>
        <draw:line draw:style-name="gr10" draw:text-style-name="P6" draw:layer="layout" svg:x1="9.553cm" svg:y1="6.83cm" svg:x2="9.451cm" svg:y2="6.83cm">
          <text:p/>
        </draw:line>
        <draw:line draw:style-name="gr10" draw:text-style-name="P6" draw:layer="layout" svg:x1="9.553cm" svg:y1="6.44cm" svg:x2="9.451cm" svg:y2="6.44cm">
          <text:p/>
        </draw:line>
        <draw:line draw:style-name="gr10" draw:text-style-name="P6" draw:layer="layout" svg:x1="9.553cm" svg:y1="6.053cm" svg:x2="9.451cm" svg:y2="6.053cm">
          <text:p/>
        </draw:line>
        <draw:line draw:style-name="gr10" draw:text-style-name="P6" draw:layer="layout" svg:x1="9.553cm" svg:y1="5.663cm" svg:x2="9.451cm" svg:y2="5.663cm">
          <text:p/>
        </draw:line>
        <draw:line draw:style-name="gr10" draw:text-style-name="P6" draw:layer="layout" svg:x1="9.553cm" svg:y1="5.275cm" svg:x2="9.451cm" svg:y2="5.275cm">
          <text:p/>
        </draw:line>
        <draw:line draw:style-name="gr10" draw:text-style-name="P6" draw:layer="layout" svg:x1="9.553cm" svg:y1="4.935cm" svg:x2="9.451cm" svg:y2="4.935cm">
          <text:p/>
        </draw:line>
        <draw:line draw:style-name="gr10" draw:text-style-name="P6" draw:layer="layout" svg:x1="9.553cm" svg:y1="4.643cm" svg:x2="9.451cm" svg:y2="4.643cm">
          <text:p/>
        </draw:line>
        <draw:line draw:style-name="gr10" draw:text-style-name="P6" draw:layer="layout" svg:x1="9.553cm" svg:y1="4.303cm" svg:x2="9.451cm" svg:y2="4.303cm">
          <text:p/>
        </draw:line>
        <draw:line draw:style-name="gr10" draw:text-style-name="P6" draw:layer="layout" svg:x1="9.553cm" svg:y1="3.817cm" svg:x2="9.451cm" svg:y2="3.817cm">
          <text:p/>
        </draw:line>
        <draw:line draw:style-name="gr10" draw:text-style-name="P6" draw:layer="layout" svg:x1="9.553cm" svg:y1="4.041cm" svg:x2="9.451cm" svg:y2="4.041cm">
          <text:p/>
        </draw:line>
        <draw:line draw:style-name="gr10" draw:text-style-name="P6" draw:layer="layout" svg:x1="9.606cm" svg:y1="12.223cm" svg:x2="9.451cm" svg:y2="12.223cm">
          <text:p/>
        </draw:line>
        <draw:line draw:style-name="gr10" draw:text-style-name="P6" draw:layer="layout" svg:x1="9.606cm" svg:y1="11.495cm" svg:x2="9.451cm" svg:y2="11.495cm">
          <text:p/>
        </draw:line>
        <draw:line draw:style-name="gr10" draw:text-style-name="P6" draw:layer="layout" svg:x1="9.606cm" svg:y1="10.863cm" svg:x2="9.451cm" svg:y2="10.863cm">
          <text:p/>
        </draw:line>
        <draw:line draw:style-name="gr10" draw:text-style-name="P6" draw:layer="layout" svg:x1="9.606cm" svg:y1="10.231cm" svg:x2="9.451cm" svg:y2="10.231cm">
          <text:p/>
        </draw:line>
        <draw:line draw:style-name="gr10" draw:text-style-name="P6" draw:layer="layout" svg:x1="9.606cm" svg:y1="9.599cm" svg:x2="9.451cm" svg:y2="9.599cm">
          <text:p/>
        </draw:line>
        <draw:line draw:style-name="gr10" draw:text-style-name="P6" draw:layer="layout" svg:x1="9.606cm" svg:y1="9.017cm" svg:x2="9.451cm" svg:y2="9.017cm">
          <text:p/>
        </draw:line>
        <draw:line draw:style-name="gr10" draw:text-style-name="P6" draw:layer="layout" svg:x1="9.606cm" svg:y1="8.481cm" svg:x2="9.451cm" svg:y2="8.481cm">
          <text:p/>
        </draw:line>
        <draw:line draw:style-name="gr10" draw:text-style-name="P6" draw:layer="layout" svg:x1="9.606cm" svg:y1="7.948cm" svg:x2="9.451cm" svg:y2="7.948cm">
          <text:p/>
        </draw:line>
        <draw:line draw:style-name="gr10" draw:text-style-name="P6" draw:layer="layout" svg:x1="9.606cm" svg:y1="7.509cm" svg:x2="9.451cm" svg:y2="7.509cm">
          <text:p/>
        </draw:line>
        <draw:line draw:style-name="gr10" draw:text-style-name="P6" draw:layer="layout" svg:x1="9.606cm" svg:y1="7.025cm" svg:x2="9.451cm" svg:y2="7.025cm">
          <text:p/>
        </draw:line>
        <draw:line draw:style-name="gr10" draw:text-style-name="P6" draw:layer="layout" svg:x1="9.606cm" svg:y1="6.586cm" svg:x2="9.451cm" svg:y2="6.586cm">
          <text:p/>
        </draw:line>
        <draw:line draw:style-name="gr10" draw:text-style-name="P6" draw:layer="layout" svg:x1="9.606cm" svg:y1="6.248cm" svg:x2="9.451cm" svg:y2="6.248cm">
          <text:p/>
        </draw:line>
        <draw:line draw:style-name="gr10" draw:text-style-name="P6" draw:layer="layout" svg:x1="9.606cm" svg:y1="5.858cm" svg:x2="9.451cm" svg:y2="5.858cm">
          <text:p/>
        </draw:line>
        <draw:line draw:style-name="gr10" draw:text-style-name="P6" draw:layer="layout" svg:x1="9.606cm" svg:y1="5.47cm" svg:x2="9.451cm" svg:y2="5.47cm">
          <text:p/>
        </draw:line>
        <draw:line draw:style-name="gr10" draw:text-style-name="P6" draw:layer="layout" svg:x1="9.606cm" svg:y1="5.08cm" svg:x2="9.451cm" svg:y2="5.08cm">
          <text:p/>
        </draw:line>
        <draw:line draw:style-name="gr10" draw:text-style-name="P6" draw:layer="layout" svg:x1="9.606cm" svg:y1="4.789cm" svg:x2="9.451cm" svg:y2="4.789cm">
          <text:p/>
        </draw:line>
        <draw:line draw:style-name="gr10" draw:text-style-name="P6" draw:layer="layout" svg:x1="9.606cm" svg:y1="4.448cm" svg:x2="9.451cm" svg:y2="4.448cm">
          <text:p/>
        </draw:line>
        <draw:line draw:style-name="gr10" draw:text-style-name="P6" draw:layer="layout" svg:x1="9.606cm" svg:y1="4.157cm" svg:x2="9.451cm" svg:y2="4.157cm">
          <text:p/>
        </draw:line>
        <draw:line draw:style-name="gr10" draw:text-style-name="P6" draw:layer="layout" svg:x1="9.606cm" svg:y1="3.72cm" svg:x2="9.451cm" svg:y2="3.72cm">
          <text:p/>
        </draw:line>
        <draw:line draw:style-name="gr10" draw:text-style-name="P6" draw:layer="layout" svg:x1="9.606cm" svg:y1="3.915cm" svg:x2="9.451cm" svg:y2="3.915cm">
          <text:p/>
        </draw:line>
        <draw:line draw:style-name="gr10" draw:text-style-name="P6" draw:layer="layout" svg:x1="8.73cm" svg:y1="12.709cm" svg:x2="8.832cm" svg:y2="12.709cm">
          <text:p/>
        </draw:line>
        <draw:line draw:style-name="gr10" draw:text-style-name="P6" draw:layer="layout" svg:x1="8.73cm" svg:y1="11.833cm" svg:x2="8.832cm" svg:y2="11.833cm">
          <text:p/>
        </draw:line>
        <draw:line draw:style-name="gr10" draw:text-style-name="P6" draw:layer="layout" svg:x1="8.73cm" svg:y1="11.204cm" svg:x2="8.832cm" svg:y2="11.204cm">
          <text:p/>
        </draw:line>
        <draw:line draw:style-name="gr10" draw:text-style-name="P6" draw:layer="layout" svg:x1="8.73cm" svg:y1="10.522cm" svg:x2="8.832cm" svg:y2="10.522cm">
          <text:p/>
        </draw:line>
        <draw:line draw:style-name="gr10" draw:text-style-name="P6" draw:layer="layout" svg:x1="8.73cm" svg:y1="9.891cm" svg:x2="8.832cm" svg:y2="9.891cm">
          <text:p/>
        </draw:line>
        <draw:line draw:style-name="gr10" draw:text-style-name="P6" draw:layer="layout" svg:x1="8.73cm" svg:y1="9.308cm" svg:x2="8.832cm" svg:y2="9.308cm">
          <text:p/>
        </draw:line>
        <draw:line draw:style-name="gr10" draw:text-style-name="P6" draw:layer="layout" svg:x1="8.73cm" svg:y1="8.726cm" svg:x2="8.832cm" svg:y2="8.726cm">
          <text:p/>
        </draw:line>
        <draw:line draw:style-name="gr10" draw:text-style-name="P6" draw:layer="layout" svg:x1="8.73cm" svg:y1="8.239cm" svg:x2="8.832cm" svg:y2="8.239cm">
          <text:p/>
        </draw:line>
        <draw:line draw:style-name="gr10" draw:text-style-name="P6" draw:layer="layout" svg:x1="8.73cm" svg:y1="7.704cm" svg:x2="8.832cm" svg:y2="7.704cm">
          <text:p/>
        </draw:line>
        <draw:line draw:style-name="gr10" draw:text-style-name="P6" draw:layer="layout" svg:x1="8.73cm" svg:y1="7.267cm" svg:x2="8.832cm" svg:y2="7.267cm">
          <text:p/>
        </draw:line>
        <draw:line draw:style-name="gr10" draw:text-style-name="P6" draw:layer="layout" svg:x1="8.73cm" svg:y1="6.83cm" svg:x2="8.832cm" svg:y2="6.83cm">
          <text:p/>
        </draw:line>
        <draw:line draw:style-name="gr10" draw:text-style-name="P6" draw:layer="layout" svg:x1="8.73cm" svg:y1="6.44cm" svg:x2="8.832cm" svg:y2="6.44cm">
          <text:p/>
        </draw:line>
        <draw:line draw:style-name="gr10" draw:text-style-name="P6" draw:layer="layout" svg:x1="8.73cm" svg:y1="6.053cm" svg:x2="8.832cm" svg:y2="6.053cm">
          <text:p/>
        </draw:line>
        <draw:line draw:style-name="gr10" draw:text-style-name="P6" draw:layer="layout" svg:x1="8.73cm" svg:y1="5.663cm" svg:x2="8.832cm" svg:y2="5.663cm">
          <text:p/>
        </draw:line>
        <draw:line draw:style-name="gr10" draw:text-style-name="P6" draw:layer="layout" svg:x1="8.73cm" svg:y1="5.275cm" svg:x2="8.832cm" svg:y2="5.275cm">
          <text:p/>
        </draw:line>
        <draw:line draw:style-name="gr10" draw:text-style-name="P6" draw:layer="layout" svg:x1="8.73cm" svg:y1="4.935cm" svg:x2="8.832cm" svg:y2="4.935cm">
          <text:p/>
        </draw:line>
        <draw:line draw:style-name="gr10" draw:text-style-name="P6" draw:layer="layout" svg:x1="8.73cm" svg:y1="4.643cm" svg:x2="8.832cm" svg:y2="4.643cm">
          <text:p/>
        </draw:line>
        <draw:line draw:style-name="gr10" draw:text-style-name="P6" draw:layer="layout" svg:x1="8.73cm" svg:y1="4.303cm" svg:x2="8.832cm" svg:y2="4.303cm">
          <text:p/>
        </draw:line>
        <draw:line draw:style-name="gr10" draw:text-style-name="P6" draw:layer="layout" svg:x1="8.73cm" svg:y1="3.817cm" svg:x2="8.832cm" svg:y2="3.817cm">
          <text:p/>
        </draw:line>
        <draw:line draw:style-name="gr10" draw:text-style-name="P6" draw:layer="layout" svg:x1="8.73cm" svg:y1="4.041cm" svg:x2="8.832cm" svg:y2="4.041cm">
          <text:p/>
        </draw:line>
        <draw:line draw:style-name="gr10" draw:text-style-name="P6" draw:layer="layout" svg:x1="8.677cm" svg:y1="12.223cm" svg:x2="8.832cm" svg:y2="12.223cm">
          <text:p/>
        </draw:line>
        <draw:line draw:style-name="gr10" draw:text-style-name="P6" draw:layer="layout" svg:x1="8.677cm" svg:y1="11.495cm" svg:x2="8.832cm" svg:y2="11.495cm">
          <text:p/>
        </draw:line>
        <draw:line draw:style-name="gr10" draw:text-style-name="P6" draw:layer="layout" svg:x1="8.677cm" svg:y1="10.863cm" svg:x2="8.832cm" svg:y2="10.863cm">
          <text:p/>
        </draw:line>
        <draw:line draw:style-name="gr10" draw:text-style-name="P6" draw:layer="layout" svg:x1="8.677cm" svg:y1="10.231cm" svg:x2="8.832cm" svg:y2="10.231cm">
          <text:p/>
        </draw:line>
        <draw:line draw:style-name="gr10" draw:text-style-name="P6" draw:layer="layout" svg:x1="8.677cm" svg:y1="9.599cm" svg:x2="8.832cm" svg:y2="9.599cm">
          <text:p/>
        </draw:line>
        <draw:line draw:style-name="gr10" draw:text-style-name="P6" draw:layer="layout" svg:x1="8.677cm" svg:y1="9.017cm" svg:x2="8.832cm" svg:y2="9.017cm">
          <text:p/>
        </draw:line>
        <draw:line draw:style-name="gr10" draw:text-style-name="P6" draw:layer="layout" svg:x1="8.677cm" svg:y1="8.481cm" svg:x2="8.832cm" svg:y2="8.481cm">
          <text:p/>
        </draw:line>
        <draw:line draw:style-name="gr10" draw:text-style-name="P6" draw:layer="layout" svg:x1="8.677cm" svg:y1="7.948cm" svg:x2="8.832cm" svg:y2="7.948cm">
          <text:p/>
        </draw:line>
        <draw:line draw:style-name="gr10" draw:text-style-name="P6" draw:layer="layout" svg:x1="8.677cm" svg:y1="7.509cm" svg:x2="8.832cm" svg:y2="7.509cm">
          <text:p/>
        </draw:line>
        <draw:line draw:style-name="gr10" draw:text-style-name="P6" draw:layer="layout" svg:x1="8.677cm" svg:y1="7.025cm" svg:x2="8.832cm" svg:y2="7.025cm">
          <text:p/>
        </draw:line>
        <draw:line draw:style-name="gr10" draw:text-style-name="P6" draw:layer="layout" svg:x1="8.677cm" svg:y1="6.586cm" svg:x2="8.832cm" svg:y2="6.586cm">
          <text:p/>
        </draw:line>
        <draw:line draw:style-name="gr10" draw:text-style-name="P6" draw:layer="layout" svg:x1="8.677cm" svg:y1="6.248cm" svg:x2="8.832cm" svg:y2="6.248cm">
          <text:p/>
        </draw:line>
        <draw:line draw:style-name="gr10" draw:text-style-name="P6" draw:layer="layout" svg:x1="8.677cm" svg:y1="5.858cm" svg:x2="8.832cm" svg:y2="5.858cm">
          <text:p/>
        </draw:line>
        <draw:line draw:style-name="gr10" draw:text-style-name="P6" draw:layer="layout" svg:x1="8.677cm" svg:y1="5.47cm" svg:x2="8.832cm" svg:y2="5.47cm">
          <text:p/>
        </draw:line>
        <draw:line draw:style-name="gr10" draw:text-style-name="P6" draw:layer="layout" svg:x1="8.677cm" svg:y1="5.08cm" svg:x2="8.832cm" svg:y2="5.08cm">
          <text:p/>
        </draw:line>
        <draw:line draw:style-name="gr10" draw:text-style-name="P6" draw:layer="layout" svg:x1="8.677cm" svg:y1="4.789cm" svg:x2="8.832cm" svg:y2="4.789cm">
          <text:p/>
        </draw:line>
        <draw:line draw:style-name="gr10" draw:text-style-name="P6" draw:layer="layout" svg:x1="8.677cm" svg:y1="4.448cm" svg:x2="8.832cm" svg:y2="4.448cm">
          <text:p/>
        </draw:line>
        <draw:line draw:style-name="gr10" draw:text-style-name="P6" draw:layer="layout" svg:x1="8.677cm" svg:y1="4.157cm" svg:x2="8.832cm" svg:y2="4.157cm">
          <text:p/>
        </draw:line>
        <draw:line draw:style-name="gr10" draw:text-style-name="P6" draw:layer="layout" svg:x1="8.677cm" svg:y1="3.72cm" svg:x2="8.832cm" svg:y2="3.72cm">
          <text:p/>
        </draw:line>
        <draw:line draw:style-name="gr10" draw:text-style-name="P6" draw:layer="layout" svg:x1="8.677cm" svg:y1="3.915cm" svg:x2="8.832cm" svg:y2="3.915cm">
          <text:p/>
        </draw:line>
        <draw:line draw:style-name="gr10" draw:text-style-name="P6" draw:layer="layout" svg:x1="10.18cm" svg:y1="12.711cm" svg:x2="10.283cm" svg:y2="12.711cm">
          <text:p/>
        </draw:line>
        <draw:line draw:style-name="gr10" draw:text-style-name="P6" draw:layer="layout" svg:x1="10.18cm" svg:y1="11.833cm" svg:x2="10.283cm" svg:y2="11.833cm">
          <text:p/>
        </draw:line>
        <draw:line draw:style-name="gr10" draw:text-style-name="P6" draw:layer="layout" svg:x1="10.18cm" svg:y1="11.205cm" svg:x2="10.283cm" svg:y2="11.205cm">
          <text:p/>
        </draw:line>
        <draw:line draw:style-name="gr10" draw:text-style-name="P6" draw:layer="layout" svg:x1="10.18cm" svg:y1="10.523cm" svg:x2="10.283cm" svg:y2="10.523cm">
          <text:p/>
        </draw:line>
        <draw:line draw:style-name="gr10" draw:text-style-name="P6" draw:layer="layout" svg:x1="10.18cm" svg:y1="9.892cm" svg:x2="10.283cm" svg:y2="9.892cm">
          <text:p/>
        </draw:line>
        <draw:line draw:style-name="gr10" draw:text-style-name="P6" draw:layer="layout" svg:x1="10.18cm" svg:y1="9.311cm" svg:x2="10.283cm" svg:y2="9.311cm">
          <text:p/>
        </draw:line>
        <draw:line draw:style-name="gr10" draw:text-style-name="P6" draw:layer="layout" svg:x1="10.18cm" svg:y1="8.726cm" svg:x2="10.283cm" svg:y2="8.726cm">
          <text:p/>
        </draw:line>
        <draw:line draw:style-name="gr10" draw:text-style-name="P6" draw:layer="layout" svg:x1="10.18cm" svg:y1="8.239cm" svg:x2="10.283cm" svg:y2="8.239cm">
          <text:p/>
        </draw:line>
        <draw:line draw:style-name="gr10" draw:text-style-name="P6" draw:layer="layout" svg:x1="10.18cm" svg:y1="7.704cm" svg:x2="10.283cm" svg:y2="7.704cm">
          <text:p/>
        </draw:line>
        <draw:line draw:style-name="gr10" draw:text-style-name="P6" draw:layer="layout" svg:x1="10.18cm" svg:y1="7.269cm" svg:x2="10.283cm" svg:y2="7.269cm">
          <text:p/>
        </draw:line>
        <draw:line draw:style-name="gr10" draw:text-style-name="P6" draw:layer="layout" svg:x1="10.18cm" svg:y1="6.831cm" svg:x2="10.283cm" svg:y2="6.831cm">
          <text:p/>
        </draw:line>
        <draw:line draw:style-name="gr10" draw:text-style-name="P6" draw:layer="layout" svg:x1="10.18cm" svg:y1="6.443cm" svg:x2="10.283cm" svg:y2="6.443cm">
          <text:p/>
        </draw:line>
        <draw:line draw:style-name="gr10" draw:text-style-name="P6" draw:layer="layout" svg:x1="10.18cm" svg:y1="6.054cm" svg:x2="10.283cm" svg:y2="6.054cm">
          <text:p/>
        </draw:line>
        <draw:line draw:style-name="gr10" draw:text-style-name="P6" draw:layer="layout" svg:x1="10.18cm" svg:y1="5.665cm" svg:x2="10.283cm" svg:y2="5.665cm">
          <text:p/>
        </draw:line>
        <draw:line draw:style-name="gr10" draw:text-style-name="P6" draw:layer="layout" svg:x1="10.18cm" svg:y1="5.276cm" svg:x2="10.283cm" svg:y2="5.276cm">
          <text:p/>
        </draw:line>
        <draw:line draw:style-name="gr10" draw:text-style-name="P6" draw:layer="layout" svg:x1="10.18cm" svg:y1="4.937cm" svg:x2="10.283cm" svg:y2="4.937cm">
          <text:p/>
        </draw:line>
        <draw:line draw:style-name="gr10" draw:text-style-name="P6" draw:layer="layout" svg:x1="10.18cm" svg:y1="4.646cm" svg:x2="10.283cm" svg:y2="4.646cm">
          <text:p/>
        </draw:line>
        <draw:line draw:style-name="gr10" draw:text-style-name="P6" draw:layer="layout" svg:x1="10.18cm" svg:y1="4.303cm" svg:x2="10.283cm" svg:y2="4.303cm">
          <text:p/>
        </draw:line>
        <draw:line draw:style-name="gr10" draw:text-style-name="P6" draw:layer="layout" svg:x1="10.18cm" svg:y1="3.816cm" svg:x2="10.283cm" svg:y2="3.816cm">
          <text:p/>
        </draw:line>
        <draw:line draw:style-name="gr10" draw:text-style-name="P6" draw:layer="layout" svg:x1="10.18cm" svg:y1="4.041cm" svg:x2="10.283cm" svg:y2="4.041cm">
          <text:p/>
        </draw:line>
        <draw:line draw:style-name="gr10" draw:text-style-name="P6" draw:layer="layout" svg:x1="10.128cm" svg:y1="12.225cm" svg:x2="10.283cm" svg:y2="12.225cm">
          <text:p/>
        </draw:line>
        <draw:line draw:style-name="gr10" draw:text-style-name="P6" draw:layer="layout" svg:x1="10.128cm" svg:y1="11.496cm" svg:x2="10.283cm" svg:y2="11.496cm">
          <text:p/>
        </draw:line>
        <draw:line draw:style-name="gr10" draw:text-style-name="P6" draw:layer="layout" svg:x1="10.128cm" svg:y1="10.865cm" svg:x2="10.283cm" svg:y2="10.865cm">
          <text:p/>
        </draw:line>
        <draw:line draw:style-name="gr10" draw:text-style-name="P6" draw:layer="layout" svg:x1="10.128cm" svg:y1="10.232cm" svg:x2="10.283cm" svg:y2="10.232cm">
          <text:p/>
        </draw:line>
        <draw:line draw:style-name="gr10" draw:text-style-name="P6" draw:layer="layout" svg:x1="10.128cm" svg:y1="9.601cm" svg:x2="10.283cm" svg:y2="9.601cm">
          <text:p/>
        </draw:line>
        <draw:line draw:style-name="gr10" draw:text-style-name="P6" draw:layer="layout" svg:x1="10.128cm" svg:y1="9.017cm" svg:x2="10.283cm" svg:y2="9.017cm">
          <text:p/>
        </draw:line>
        <draw:line draw:style-name="gr10" draw:text-style-name="P6" draw:layer="layout" svg:x1="10.128cm" svg:y1="8.481cm" svg:x2="10.283cm" svg:y2="8.481cm">
          <text:p/>
        </draw:line>
        <draw:line draw:style-name="gr10" draw:text-style-name="P6" draw:layer="layout" svg:x1="10.128cm" svg:y1="7.949cm" svg:x2="10.283cm" svg:y2="7.949cm">
          <text:p/>
        </draw:line>
        <draw:line draw:style-name="gr10" draw:text-style-name="P6" draw:layer="layout" svg:x1="10.128cm" svg:y1="7.511cm" svg:x2="10.283cm" svg:y2="7.511cm">
          <text:p/>
        </draw:line>
        <draw:line draw:style-name="gr10" draw:text-style-name="P6" draw:layer="layout" svg:x1="10.128cm" svg:y1="7.027cm" svg:x2="10.283cm" svg:y2="7.027cm">
          <text:p/>
        </draw:line>
        <draw:line draw:style-name="gr10" draw:text-style-name="P6" draw:layer="layout" svg:x1="10.128cm" svg:y1="6.587cm" svg:x2="10.283cm" svg:y2="6.587cm">
          <text:p/>
        </draw:line>
        <draw:line draw:style-name="gr10" draw:text-style-name="P6" draw:layer="layout" svg:x1="10.128cm" svg:y1="6.25cm" svg:x2="10.283cm" svg:y2="6.25cm">
          <text:p/>
        </draw:line>
        <draw:line draw:style-name="gr10" draw:text-style-name="P6" draw:layer="layout" svg:x1="10.128cm" svg:y1="5.858cm" svg:x2="10.283cm" svg:y2="5.858cm">
          <text:p/>
        </draw:line>
        <draw:line draw:style-name="gr10" draw:text-style-name="P6" draw:layer="layout" svg:x1="10.128cm" svg:y1="5.472cm" svg:x2="10.283cm" svg:y2="5.472cm">
          <text:p/>
        </draw:line>
        <draw:line draw:style-name="gr10" draw:text-style-name="P6" draw:layer="layout" svg:x1="10.128cm" svg:y1="5.081cm" svg:x2="10.283cm" svg:y2="5.081cm">
          <text:p/>
        </draw:line>
        <draw:line draw:style-name="gr10" draw:text-style-name="P6" draw:layer="layout" svg:x1="10.128cm" svg:y1="4.79cm" svg:x2="10.283cm" svg:y2="4.79cm">
          <text:p/>
        </draw:line>
        <draw:line draw:style-name="gr10" draw:text-style-name="P6" draw:layer="layout" svg:x1="10.128cm" svg:y1="4.45cm" svg:x2="10.283cm" svg:y2="4.45cm">
          <text:p/>
        </draw:line>
        <draw:line draw:style-name="gr10" draw:text-style-name="P6" draw:layer="layout" svg:x1="10.128cm" svg:y1="4.159cm" svg:x2="10.283cm" svg:y2="4.159cm">
          <text:p/>
        </draw:line>
        <draw:line draw:style-name="gr10" draw:text-style-name="P6" draw:layer="layout" svg:x1="10.128cm" svg:y1="3.721cm" svg:x2="10.283cm" svg:y2="3.721cm">
          <text:p/>
        </draw:line>
        <draw:line draw:style-name="gr10" draw:text-style-name="P6" draw:layer="layout" svg:x1="10.128cm" svg:y1="3.917cm" svg:x2="10.283cm" svg:y2="3.917cm">
          <text:p/>
        </draw:line>
        <draw:line draw:style-name="gr10" draw:text-style-name="P6" draw:layer="layout" svg:x1="7.374cm" svg:y1="11.306cm" svg:x2="7.218cm" svg:y2="11.306cm">
          <text:p/>
        </draw:line>
        <draw:line draw:style-name="gr10" draw:text-style-name="P6" draw:layer="layout" svg:x1="7.374cm" svg:y1="10.529cm" svg:x2="7.218cm" svg:y2="10.529cm">
          <text:p/>
        </draw:line>
        <draw:line draw:style-name="gr10" draw:text-style-name="P6" draw:layer="layout" svg:x1="7.374cm" svg:y1="9.8cm" svg:x2="7.218cm" svg:y2="9.8cm">
          <text:p/>
        </draw:line>
        <draw:line draw:style-name="gr10" draw:text-style-name="P6" draw:layer="layout" svg:x1="7.374cm" svg:y1="9.169cm" svg:x2="7.218cm" svg:y2="9.169cm">
          <text:p/>
        </draw:line>
        <draw:line draw:style-name="gr10" draw:text-style-name="P6" draw:layer="layout" svg:x1="7.374cm" svg:y1="8.536cm" svg:x2="7.218cm" svg:y2="8.536cm">
          <text:p/>
        </draw:line>
        <draw:line draw:style-name="gr10" draw:text-style-name="P6" draw:layer="layout" svg:x1="7.374cm" svg:y1="7.905cm" svg:x2="7.218cm" svg:y2="7.905cm">
          <text:p/>
        </draw:line>
        <draw:line draw:style-name="gr10" draw:text-style-name="P6" draw:layer="layout" svg:x1="7.374cm" svg:y1="7.37cm" svg:x2="7.218cm" svg:y2="7.37cm">
          <text:p/>
        </draw:line>
        <draw:line draw:style-name="gr10" draw:text-style-name="P6" draw:layer="layout" svg:x1="7.374cm" svg:y1="6.886cm" svg:x2="7.218cm" svg:y2="6.886cm">
          <text:p/>
        </draw:line>
        <draw:line draw:style-name="gr10" draw:text-style-name="P6" draw:layer="layout" svg:x1="7.374cm" svg:y1="6.399cm" svg:x2="7.218cm" svg:y2="6.399cm">
          <text:p/>
        </draw:line>
        <draw:line draw:style-name="gr10" draw:text-style-name="P6" draw:layer="layout" svg:x1="7.374cm" svg:y1="5.913cm" svg:x2="7.218cm" svg:y2="5.913cm">
          <text:p/>
        </draw:line>
        <draw:line draw:style-name="gr10" draw:text-style-name="P6" draw:layer="layout" svg:x1="7.374cm" svg:y1="5.524cm" svg:x2="7.218cm" svg:y2="5.524cm">
          <text:p/>
        </draw:line>
        <draw:line draw:style-name="gr10" draw:text-style-name="P6" draw:layer="layout" svg:x1="7.374cm" svg:y1="5.135cm" svg:x2="7.218cm" svg:y2="5.135cm">
          <text:p/>
        </draw:line>
        <draw:line draw:style-name="gr10" draw:text-style-name="P6" draw:layer="layout" svg:x1="7.374cm" svg:y1="4.747cm" svg:x2="7.218cm" svg:y2="4.747cm">
          <text:p/>
        </draw:line>
        <draw:line draw:style-name="gr10" draw:text-style-name="P6" draw:layer="layout" svg:x1="7.374cm" svg:y1="4.358cm" svg:x2="7.218cm" svg:y2="4.358cm">
          <text:p/>
        </draw:line>
        <draw:line draw:style-name="gr10" draw:text-style-name="P6" draw:layer="layout" svg:x1="7.374cm" svg:y1="4.018cm" svg:x2="7.218cm" svg:y2="4.018cm">
          <text:p/>
        </draw:line>
        <draw:line draw:style-name="gr10" draw:text-style-name="P6" draw:layer="layout" svg:x1="7.374cm" svg:y1="3.727cm" svg:x2="7.218cm" svg:y2="3.727cm">
          <text:p/>
        </draw:line>
        <draw:line draw:style-name="gr10" draw:text-style-name="P6" draw:layer="layout" svg:x1="2.185cm" svg:y1="11.398cm" svg:x2="2.34cm" svg:y2="11.398cm">
          <text:p/>
        </draw:line>
        <draw:line draw:style-name="gr10" draw:text-style-name="P6" draw:layer="layout" svg:x1="2.861cm" svg:y1="11.398cm" svg:x2="3.017cm" svg:y2="11.398cm">
          <text:p/>
        </draw:line>
        <draw:line draw:style-name="gr10" draw:text-style-name="P6" draw:layer="layout" svg:x1="2.185cm" svg:y1="10.719cm" svg:x2="2.34cm" svg:y2="10.719cm">
          <text:p/>
        </draw:line>
        <draw:line draw:style-name="gr10" draw:text-style-name="P6" draw:layer="layout" svg:x1="2.185cm" svg:y1="10.036cm" svg:x2="2.34cm" svg:y2="10.036cm">
          <text:p/>
        </draw:line>
        <draw:line draw:style-name="gr10" draw:text-style-name="P6" draw:layer="layout" svg:x1="2.861cm" svg:y1="10.036cm" svg:x2="3.017cm" svg:y2="10.036cm">
          <text:p/>
        </draw:line>
        <draw:line draw:style-name="gr10" draw:text-style-name="P6" draw:layer="layout" svg:x1="2.185cm" svg:y1="9.454cm" svg:x2="2.34cm" svg:y2="9.454cm">
          <text:p/>
        </draw:line>
        <draw:line draw:style-name="gr10" draw:text-style-name="P6" draw:layer="layout" svg:x1="2.185cm" svg:y1="8.824cm" svg:x2="2.34cm" svg:y2="8.824cm">
          <text:p/>
        </draw:line>
        <draw:line draw:style-name="gr10" draw:text-style-name="P6" draw:layer="layout" svg:x1="2.861cm" svg:y1="8.824cm" svg:x2="3.017cm" svg:y2="8.824cm">
          <text:p/>
        </draw:line>
        <draw:line draw:style-name="gr10" draw:text-style-name="P6" draw:layer="layout" svg:x1="2.185cm" svg:y1="8.288cm" svg:x2="2.34cm" svg:y2="8.288cm">
          <text:p/>
        </draw:line>
        <draw:line draw:style-name="gr10" draw:text-style-name="P6" draw:layer="layout" svg:x1="2.861cm" svg:y1="8.288cm" svg:x2="3.017cm" svg:y2="8.288cm">
          <text:p/>
        </draw:line>
        <draw:line draw:style-name="gr10" draw:text-style-name="P6" draw:layer="layout" svg:x1="2.185cm" svg:y1="7.704cm" svg:x2="2.34cm" svg:y2="7.704cm">
          <text:p/>
        </draw:line>
        <draw:line draw:style-name="gr10" draw:text-style-name="P6" draw:layer="layout" svg:x1="2.185cm" svg:y1="7.267cm" svg:x2="2.341cm" svg:y2="7.267cm">
          <text:p/>
        </draw:line>
        <draw:line draw:style-name="gr10" draw:text-style-name="P6" draw:layer="layout" svg:x1="2.185cm" svg:y1="6.781cm" svg:x2="2.341cm" svg:y2="6.781cm">
          <text:p/>
        </draw:line>
        <draw:line draw:style-name="gr10" draw:text-style-name="P6" draw:layer="layout" svg:x1="2.185cm" svg:y1="6.344cm" svg:x2="2.341cm" svg:y2="6.344cm">
          <text:p/>
        </draw:line>
        <draw:line draw:style-name="gr10" draw:text-style-name="P6" draw:layer="layout" svg:x1="2.185cm" svg:y1="5.907cm" svg:x2="2.341cm" svg:y2="5.907cm">
          <text:p/>
        </draw:line>
        <draw:line draw:style-name="gr10" draw:text-style-name="P6" draw:layer="layout" svg:x1="2.185cm" svg:y1="5.566cm" svg:x2="2.341cm" svg:y2="5.566cm">
          <text:p/>
        </draw:line>
        <draw:line draw:style-name="gr10" draw:text-style-name="P6" draw:layer="layout" svg:x1="2.858cm" svg:y1="7.267cm" svg:x2="3.014cm" svg:y2="7.267cm">
          <text:p/>
        </draw:line>
        <draw:line draw:style-name="gr10" draw:text-style-name="P6" draw:layer="layout" svg:x1="2.858cm" svg:y1="6.781cm" svg:x2="3.014cm" svg:y2="6.781cm">
          <text:p/>
        </draw:line>
        <draw:line draw:style-name="gr10" draw:text-style-name="P6" draw:layer="layout" svg:x1="2.858cm" svg:y1="6.344cm" svg:x2="3.014cm" svg:y2="6.344cm">
          <text:p/>
        </draw:line>
        <draw:line draw:style-name="gr10" draw:text-style-name="P6" draw:layer="layout" svg:x1="2.858cm" svg:y1="5.907cm" svg:x2="3.014cm" svg:y2="5.907cm">
          <text:p/>
        </draw:line>
        <draw:line draw:style-name="gr10" draw:text-style-name="P6" draw:layer="layout" svg:x1="2.858cm" svg:y1="5.566cm" svg:x2="3.014cm" svg:y2="5.566cm">
          <text:p/>
        </draw:line>
        <draw:line draw:style-name="gr10" draw:text-style-name="P6" draw:layer="layout" svg:x1="2.185cm" svg:y1="3.868cm" svg:x2="2.34cm" svg:y2="3.868cm">
          <text:p/>
        </draw:line>
        <draw:line draw:style-name="gr10" draw:text-style-name="P6" draw:layer="layout" svg:x1="2.185cm" svg:y1="5.179cm" svg:x2="2.341cm" svg:y2="5.179cm">
          <text:p/>
        </draw:line>
        <draw:line draw:style-name="gr10" draw:text-style-name="P6" draw:layer="layout" svg:x1="2.185cm" svg:y1="4.838cm" svg:x2="2.341cm" svg:y2="4.838cm">
          <text:p/>
        </draw:line>
        <draw:line draw:style-name="gr10" draw:text-style-name="P6" draw:layer="layout" svg:x1="2.185cm" svg:y1="4.498cm" svg:x2="2.341cm" svg:y2="4.498cm">
          <text:p/>
        </draw:line>
        <draw:line draw:style-name="gr10" draw:text-style-name="P6" draw:layer="layout" svg:x1="2.185cm" svg:y1="4.157cm" svg:x2="2.341cm" svg:y2="4.157cm">
          <text:p/>
        </draw:line>
        <draw:line draw:style-name="gr10" draw:text-style-name="P6" draw:layer="layout" svg:x1="2.185cm" svg:y1="3.624cm" svg:x2="2.341cm" svg:y2="3.624cm">
          <text:p/>
        </draw:line>
        <draw:line draw:style-name="gr10" draw:text-style-name="P6" draw:layer="layout" svg:x1="2.858cm" svg:y1="5.179cm" svg:x2="3.014cm" svg:y2="5.179cm">
          <text:p/>
        </draw:line>
        <draw:line draw:style-name="gr10" draw:text-style-name="P6" draw:layer="layout" svg:x1="2.858cm" svg:y1="4.838cm" svg:x2="3.014cm" svg:y2="4.838cm">
          <text:p/>
        </draw:line>
        <draw:line draw:style-name="gr10" draw:text-style-name="P6" draw:layer="layout" svg:x1="2.858cm" svg:y1="4.498cm" svg:x2="3.014cm" svg:y2="4.498cm">
          <text:p/>
        </draw:line>
        <draw:line draw:style-name="gr10" draw:text-style-name="P6" draw:layer="layout" svg:x1="2.858cm" svg:y1="4.157cm" svg:x2="3.014cm" svg:y2="4.157cm">
          <text:p/>
        </draw:line>
        <draw:line draw:style-name="gr10" draw:text-style-name="P6" draw:layer="layout" svg:x1="2.858cm" svg:y1="3.624cm" svg:x2="3.014cm" svg:y2="3.624cm">
          <text:p/>
        </draw:line>
        <draw:line draw:style-name="gr10" draw:text-style-name="P6" draw:layer="layout" svg:x1="3.015cm" svg:y1="12.665cm" svg:x2="2.912cm" svg:y2="12.665cm">
          <text:p/>
        </draw:line>
        <draw:line draw:style-name="gr10" draw:text-style-name="P6" draw:layer="layout" svg:x1="3.015cm" svg:y1="11.839cm" svg:x2="2.912cm" svg:y2="11.839cm">
          <text:p/>
        </draw:line>
        <draw:line draw:style-name="gr10" draw:text-style-name="P6" draw:layer="layout" svg:x1="3.015cm" svg:y1="11.061cm" svg:x2="2.912cm" svg:y2="11.061cm">
          <text:p/>
        </draw:line>
        <draw:line draw:style-name="gr10" draw:text-style-name="P6" draw:layer="layout" svg:x1="3.015cm" svg:y1="10.382cm" svg:x2="2.912cm" svg:y2="10.382cm">
          <text:p/>
        </draw:line>
        <draw:line draw:style-name="gr10" draw:text-style-name="P6" draw:layer="layout" svg:x1="3.015cm" svg:y1="9.751cm" svg:x2="2.912cm" svg:y2="9.751cm">
          <text:p/>
        </draw:line>
        <draw:line draw:style-name="gr10" draw:text-style-name="P6" draw:layer="layout" svg:x1="3.015cm" svg:y1="9.169cm" svg:x2="2.912cm" svg:y2="9.169cm">
          <text:p/>
        </draw:line>
        <draw:line draw:style-name="gr10" draw:text-style-name="P6" draw:layer="layout" svg:x1="3.015cm" svg:y1="8.585cm" svg:x2="2.912cm" svg:y2="8.585cm">
          <text:p/>
        </draw:line>
        <draw:line draw:style-name="gr10" draw:text-style-name="P6" draw:layer="layout" svg:x1="3.015cm" svg:y1="8cm" svg:x2="2.912cm" svg:y2="8cm">
          <text:p/>
        </draw:line>
        <draw:line draw:style-name="gr10" draw:text-style-name="P6" draw:layer="layout" svg:x1="3.015cm" svg:y1="7.514cm" svg:x2="2.912cm" svg:y2="7.514cm">
          <text:p/>
        </draw:line>
        <draw:line draw:style-name="gr10" draw:text-style-name="P6" draw:layer="layout" svg:x1="3.015cm" svg:y1="7.03cm" svg:x2="2.912cm" svg:y2="7.03cm">
          <text:p/>
        </draw:line>
        <draw:line draw:style-name="gr10" draw:text-style-name="P6" draw:layer="layout" svg:x1="3.015cm" svg:y1="6.592cm" svg:x2="2.912cm" svg:y2="6.592cm">
          <text:p/>
        </draw:line>
        <draw:line draw:style-name="gr10" draw:text-style-name="P6" draw:layer="layout" svg:x1="3.015cm" svg:y1="6.155cm" svg:x2="2.912cm" svg:y2="6.155cm">
          <text:p/>
        </draw:line>
        <draw:line draw:style-name="gr10" draw:text-style-name="P6" draw:layer="layout" svg:x1="3.015cm" svg:y1="5.769cm" svg:x2="2.912cm" svg:y2="5.769cm">
          <text:p/>
        </draw:line>
        <draw:line draw:style-name="gr10" draw:text-style-name="P6" draw:layer="layout" svg:x1="3.015cm" svg:y1="5.377cm" svg:x2="2.912cm" svg:y2="5.377cm">
          <text:p/>
        </draw:line>
        <draw:line draw:style-name="gr10" draw:text-style-name="P6" draw:layer="layout" svg:x1="3.015cm" svg:y1="4.991cm" svg:x2="2.912cm" svg:y2="4.991cm">
          <text:p/>
        </draw:line>
        <draw:line draw:style-name="gr10" draw:text-style-name="P6" draw:layer="layout" svg:x1="3.015cm" svg:y1="4.698cm" svg:x2="2.912cm" svg:y2="4.698cm">
          <text:p/>
        </draw:line>
        <draw:line draw:style-name="gr10" draw:text-style-name="P6" draw:layer="layout" svg:x1="3.015cm" svg:y1="4.309cm" svg:x2="2.912cm" svg:y2="4.309cm">
          <text:p/>
        </draw:line>
        <draw:line draw:style-name="gr10" draw:text-style-name="P6" draw:layer="layout" svg:x1="3.015cm" svg:y1="4.018cm" svg:x2="2.912cm" svg:y2="4.018cm">
          <text:p/>
        </draw:line>
        <draw:line draw:style-name="gr10" draw:text-style-name="P6" draw:layer="layout" svg:x1="3.015cm" svg:y1="3.776cm" svg:x2="2.912cm" svg:y2="3.776cm">
          <text:p/>
        </draw:line>
        <draw:line draw:style-name="gr10" draw:text-style-name="P6" draw:layer="layout" svg:x1="3.016cm" svg:y1="10.725cm" svg:x2="2.859cm" svg:y2="10.719cm">
          <text:p/>
        </draw:line>
        <draw:line draw:style-name="gr10" draw:text-style-name="P6" draw:layer="layout" svg:x1="3.016cm" svg:y1="9.461cm" svg:x2="2.859cm" svg:y2="9.455cm">
          <text:p/>
        </draw:line>
        <draw:line draw:style-name="gr10" draw:text-style-name="P6" draw:layer="layout" svg:x1="3.016cm" svg:y1="7.712cm" svg:x2="2.859cm" svg:y2="7.705cm">
          <text:p/>
        </draw:line>
        <draw:line draw:style-name="gr10" draw:text-style-name="P6" draw:layer="layout" svg:x1="3.016cm" svg:y1="3.872cm" svg:x2="2.859cm" svg:y2="3.866cm">
          <text:p/>
        </draw:line>
        <draw:line draw:style-name="gr16" draw:text-style-name="P6" draw:layer="layout" svg:x1="1.616cm" svg:y1="11.205cm" svg:x2="1.874cm" svg:y2="11.205cm">
          <text:p/>
        </draw:line>
        <draw:line draw:style-name="gr16" draw:text-style-name="P6" draw:layer="layout" svg:x1="1.616cm" svg:y1="10.428cm" svg:x2="1.874cm" svg:y2="10.428cm">
          <text:p/>
        </draw:line>
        <draw:line draw:style-name="gr16" draw:text-style-name="P6" draw:layer="layout" svg:x1="1.616cm" svg:y1="9.65cm" svg:x2="1.874cm" svg:y2="9.65cm">
          <text:p/>
        </draw:line>
        <draw:line draw:style-name="gr16" draw:text-style-name="P6" draw:layer="layout" svg:x1="1.616cm" svg:y1="8.968cm" svg:x2="1.874cm" svg:y2="8.968cm">
          <text:p/>
        </draw:line>
        <draw:line draw:style-name="gr16" draw:text-style-name="P6" draw:layer="layout" svg:x1="1.616cm" svg:y1="8.288cm" svg:x2="1.874cm" svg:y2="8.288cm">
          <text:p/>
        </draw:line>
        <draw:line draw:style-name="gr16" draw:text-style-name="P6" draw:layer="layout" svg:x1="1.616cm" svg:y1="7.609cm" svg:x2="1.874cm" svg:y2="7.609cm">
          <text:p/>
        </draw:line>
        <draw:line draw:style-name="gr16" draw:text-style-name="P6" draw:layer="layout" svg:x1="1.616cm" svg:y1="7.122cm" svg:x2="1.874cm" svg:y2="7.122cm">
          <text:p/>
        </draw:line>
        <draw:line draw:style-name="gr16" draw:text-style-name="P6" draw:layer="layout" svg:x1="1.616cm" svg:y1="6.587cm" svg:x2="1.874cm" svg:y2="6.587cm">
          <text:p/>
        </draw:line>
        <draw:line draw:style-name="gr16" draw:text-style-name="P6" draw:layer="layout" svg:x1="1.616cm" svg:y1="6.103cm" svg:x2="1.874cm" svg:y2="6.103cm">
          <text:p/>
        </draw:line>
        <draw:line draw:style-name="gr16" draw:text-style-name="P6" draw:layer="layout" svg:x1="1.616cm" svg:y1="5.665cm" svg:x2="1.874cm" svg:y2="5.665cm">
          <text:p/>
        </draw:line>
        <draw:line draw:style-name="gr16" draw:text-style-name="P6" draw:layer="layout" svg:x1="1.616cm" svg:y1="5.227cm" svg:x2="1.874cm" svg:y2="5.227cm">
          <text:p/>
        </draw:line>
        <draw:line draw:style-name="gr16" draw:text-style-name="P6" draw:layer="layout" svg:x1="1.616cm" svg:y1="4.741cm" svg:x2="1.874cm" svg:y2="4.741cm">
          <text:p/>
        </draw:line>
        <draw:line draw:style-name="gr16" draw:text-style-name="P6" draw:layer="layout" svg:x1="1.616cm" svg:y1="4.404cm" svg:x2="1.874cm" svg:y2="4.404cm">
          <text:p/>
        </draw:line>
        <draw:path draw:style-name="gr7" draw:text-style-name="P5" draw:layer="layout" svg:width="0.195cm" svg:height="0.233cm" svg:x="0.947cm" svg:y="12.396cm" svg:viewBox="0 0 196 234" svg:d="M57 163c0 1 0 1 1 2v1c1 8 5 15 11 21 6 7 16 10 28 10 11 0 20-3 26-9s10-12 12-19c1-3 2-7 2-10s1-6 1-9c0-14-4-24-11-30-7-7-15-11-23-12-1 0-2 0-3-1-1 0-2 0-3 0-2 0-4 0-6 1-3 0-5 0-7 1-5 1-9 3-14 5-4 3-7 6-9 10h-4-54l16-124h3 157v40h-119l-7 48c8-5 17-9 26-11s18-3 29-3h3c25 0 44 7 60 20s24 32 24 57c0 23-8 43-25 59-16 16-41 24-74 24h-3c-30 0-51-6-65-18-14-11-23-24-27-37-1-3-1-6-1-8-1-3-1-5-1-8h3z">
          <text:p/>
        </draw:path>
        <draw:path draw:style-name="gr7" draw:text-style-name="P5" draw:layer="layout" svg:width="0.151cm" svg:height="0.181cm" svg:x="3.979cm" svg:y="12.482cm" svg:viewBox="0 0 152 182" svg:d="M46 127v1 1c1 6 4 11 9 17 5 5 12 7 21 7s16-2 20-7c5-4 7-9 9-14 1-3 1-6 2-8 0-3 0-5 0-7 0-11-3-20-8-25s-11-8-17-9c-1 0-2 0-3 0s-1-1-2-1c-2 0-3 1-5 1s-3 0-5 1c-4 1-7 2-11 4-3 2-5 4-7 7h-3-43l12-95h3 122v31h-92l-5 36c6-3 13-6 20-8s14-2 23-2h2c18 0 34 5 46 15 12 11 18 25 18 45 0 19-6 34-19 46-13 13-32 19-57 19h-2c-23 0-40-5-52-14-11-9-18-18-21-29 0-2 0-4-1-6 0-2 0-4 0-6h2z">
          <text:p/>
        </draw:path>
        <draw:path draw:style-name="gr7" draw:text-style-name="P5" draw:layer="layout" svg:width="0.313cm" svg:height="0.185cm" svg:x="3.909cm" svg:y="11.992cm" svg:viewBox="0 0 314 186" svg:d="M0 35h6c12 0 22-3 32-8 10-6 16-14 18-24h3 34v180h-3-45v-126h-45zM233 186c-25 0-44-9-57-25-13-17-19-39-19-67s6-52 19-69c13-16 32-25 57-25h3c23 0 39 6 50 18 11 11 19 24 23 38 2 7 3 14 4 20 1 7 1 12 1 18 0 5 0 10-1 17-1 6-2 13-4 19-4 14-12 27-23 38-11 12-27 18-50 18zM235 157c11-1 18-5 23-13 4-8 7-17 8-26 1-5 1-9 1-13s0-8 0-11c0-4 0-8 0-12s0-8-1-13c-1-10-4-19-8-27-5-8-12-12-23-13-11 1-19 5-23 13-5 8-8 17-9 27 0 4-1 9-1 13s0 8 0 12c0 3 0 7 0 11s1 9 1 13c1 9 4 18 9 26 4 8 12 12 23 13z">
          <text:p/>
        </draw:path>
        <draw:path draw:style-name="gr7" draw:text-style-name="P5" draw:layer="layout" svg:width="0.311cm" svg:height="0.181cm" svg:x="3.909cm" svg:y="11.608cm" svg:viewBox="0 0 312 182" svg:d="M0 32h6c12 0 22-3 32-9s16-13 18-23h3 33v179h-2-45v-126h-45zM204 127c0 1 0 1 0 1 0 1 0 1 0 1 1 6 4 12 9 17s12 7 21 8c9-1 16-3 20-7 5-5 8-10 9-15 1-3 2-6 2-8 0-3 0-5 0-7 0-11-2-18-8-23-5-6-11-9-17-10-1 0-2 0-3 0 0 0-1 0-2 0s-3 0-5 0c-1 0-3 1-5 1-3 1-7 2-10 4-4 2-6 4-8 8h-2-43l13-97h2 123v31h-94l-5 38c7-5 13-8 20-10 7-1 15-2 23-2h3c18 0 34 5 46 16 13 11 19 26 19 45 0 18-7 33-20 46-12 12-32 18-57 18h-3c-23 0-40-4-51-13s-17-19-20-30c-1-2-1-4-1-6-1-2-1-4-1-6h2z">
          <text:p/>
        </draw:path>
        <draw:path draw:style-name="gr7" draw:text-style-name="P5" draw:layer="layout" svg:width="0.331cm" svg:height="0.185cm" svg:x="3.891cm" svg:y="11.214cm" svg:viewBox="0 0 332 186" svg:d="M149 183h-3-145v-7c0-10 1-19 5-26s10-15 18-21c5-5 11-9 17-13 7-5 14-9 23-15 5-4 10-7 15-10 4-2 8-5 11-8 5-4 8-8 11-12 2-4 3-9 3-14 0-9-3-15-8-19s-10-7-16-8c-1 0-2 0-3 0 0 0-1 0-2 0-9 0-16 2-22 7s-9 12-9 22v7h-3-41v-6c0-3 0-7 1-10 0-4 1-8 3-12 4-10 11-18 22-26 10-8 27-12 49-12h3c18 0 35 5 49 13 15 8 22 22 22 42 0 14-4 25-11 34-8 8-16 17-26 22-2 2-5 3-7 5-3 1-5 3-8 4-7 4-13 7-18 10s-9 6-13 9c-2 2-4 4-6 6-1 2-3 4-4 6h93zM252 186c-26 0-45-8-58-25s-19-39-19-68c0-28 6-50 19-67s32-25 58-25h3c23 0 39 5 50 17s18 24 22 38c2 7 3 13 4 20 0 6 1 12 1 17s-1 12-1 18c-1 7-2 13-4 20-4 14-11 26-22 38-11 11-27 17-50 17zM254 157c10 0 18-4 23-12 4-8 7-17 8-27 1-4 1-8 1-12 0-6 0-9 0-13 0-3 0-7 0-11 0-5 0-9-1-13-1-10-4-19-8-27-5-8-13-12-23-12-11 0-19 4-24 12s-8 17-9 27c-1 4-1 8-1 12 0 5 0 9 0 12 0 4 0 7 0 13 0 4 0 8 1 13 1 9 4 18 9 26s13 12 24 12z">
          <text:p/>
        </draw:path>
        <draw:path draw:style-name="gr7" draw:text-style-name="P5" draw:layer="layout" svg:width="0.335cm" svg:height="0.185cm" svg:x="3.887cm" svg:y="10.437cm" svg:viewBox="0 0 336 186" svg:d="M44 120c0 2 1 4 1 6 0 3 0 5 1 7 1 5 5 10 10 16 4 5 12 7 22 7s18-3 23-8c6-6 8-12 8-20 0-7-2-13-5-16-4-3-8-5-12-6-2-1-5-1-7-2-2 0-4 0-5 0h-19v-29h14c1 0 3 0 6 0 3-1 5-1 8-2 4-1 8-3 12-6 3-3 5-8 5-15 0-1-1-2-1-4s-1-3-2-5c-1-3-4-6-8-9s-11-4-19-4c-1 0-2 0-4 0-1 0-2 0-4 1-5 1-10 4-14 8-5 5-7 12-7 23h-3-40c0-3 1-7 1-11 1-5 2-9 3-14 4-9 11-17 21-25s26-12 48-12h3c22 0 39 5 51 14 11 9 17 21 17 35 0 11-3 19-8 25-6 6-12 10-18 12-2 1-3 1-4 1-1 1-3 1-4 1v1c11 1 20 5 28 12s12 18 12 31c0 15-4 26-11 33-8 7-17 12-26 15-8 3-15 4-22 5-7 0-12 1-14 1h-3c-24 0-41-5-53-13-11-8-18-17-22-28-1-5-2-9-3-13 0-4 0-8 0-12h2zM255 186c-25 0-44-9-57-25-13-18-19-40-19-68s6-51 19-68c13-16 32-25 57-25h3c23 0 39 6 51 18 11 11 18 24 22 38 2 6 3 13 4 19 1 7 1 13 1 18s0 11-1 17-2 13-4 19c-4 15-11 28-22 39-12 12-28 18-51 18zM257 157c11-1 18-5 23-14 4-8 7-17 8-26 1-4 1-9 1-13s0-8 0-11c0-4 0-8 0-12s0-8-1-13c-1-9-4-18-8-26-5-8-12-12-23-12s-19 4-23 12c-5 8-8 17-9 26 0 4-1 9-1 13s0 8 0 12c0 3 0 7 0 11 0 5 1 9 1 13 1 10 4 18 9 26 4 9 12 13 23 14z">
          <text:p/>
        </draw:path>
        <draw:path draw:style-name="gr7" draw:text-style-name="P5" draw:layer="layout" svg:width="0.337cm" svg:height="0.185cm" svg:x="3.885cm" svg:y="9.709cm" svg:viewBox="0 0 338 186" svg:d="M0 142v-32l90-106h3 41v107h27v31h-27v41h-3-43v-41zM90 111v-65l-53 65zM257 186c-25 0-44-9-57-25-13-17-19-40-19-68s6-51 19-68c13-16 32-25 57-25h3c23 0 39 6 50 18 12 11 19 24 23 38 2 6 3 13 4 19 1 7 1 12 1 18 0 5 0 10-1 17-1 6-2 13-4 19-4 15-11 28-23 39-11 12-27 18-50 18zM259 157c11-1 18-5 23-13 4-9 7-18 8-27 1-5 1-9 1-13s0-8 0-11c0-4 0-8 0-12s0-8-1-13c-1-9-4-18-8-26-5-8-12-12-23-13-11 1-19 5-23 13-5 8-8 17-9 26 0 4-1 9-1 13s0 8 0 12c0 3 0 7 0 11s1 9 1 13c1 9 4 18 9 27 4 8 12 12 23 13z">
          <text:p/>
        </draw:path>
        <draw:path draw:style-name="gr7" draw:text-style-name="P5" draw:layer="layout" svg:width="0.332cm" svg:height="0.185cm" svg:x="3.89cm" svg:y="9.077cm" svg:viewBox="0 0 333 186" svg:d="M44 131c0 0 0 1 1 1v1c1 6 4 11 9 16 4 6 12 8 21 8s16-2 20-7c4-4 7-9 9-14 1-3 1-6 2-8 0-3 0-5 0-7 0-11-3-19-8-24s-11-8-17-9c-1 0-2 0-3 0s-1-1-2-1c-2 0-3 1-5 1s-3 0-5 1c-4 1-7 2-11 4-3 2-6 4-7 7h-3-42l12-96h3 121v32h-92l-5 36c6-3 13-6 20-8s14-2 23-2h2c18 0 34 5 46 15 12 11 18 25 18 44s-6 34-19 46c-13 13-32 19-57 19h-2c-23 0-40-5-51-14s-18-18-21-29c0-2 0-4-1-6 0-2 0-4 0-6h2zM252 186c-25 0-44-9-57-25-13-17-19-39-19-67s6-51 19-68 32-26 57-26h3c24 0 40 6 51 18 11 11 18 25 22 39 2 7 3 13 4 19 1 7 1 13 1 18s0 11-1 17-2 13-4 19c-4 14-11 27-22 39-11 11-27 17-51 17zM254 157c12-1 19-5 24-13 4-8 7-16 8-26 1-4 1-9 1-13s0-8 0-11c0-4 0-8 0-12s0-8-1-13c-1-9-4-18-8-26-5-8-12-13-24-13-11 0-19 5-23 13-5 8-8 17-9 26 0 5-1 9-1 13s0 8 0 12c0 3 0 7 0 11 0 5 1 9 1 13 1 10 4 18 9 26 4 8 12 12 23 13z">
          <text:p/>
        </draw:path>
        <draw:path draw:style-name="gr7" draw:text-style-name="P5" draw:layer="layout" svg:width="0.333cm" svg:height="0.185cm" svg:x="3.889cm" svg:y="8.445cm" svg:viewBox="0 0 334 186" svg:d="M110 46c-2-6-6-10-11-12-6-2-12-4-19-4h-1c-11 0-20 4-25 12-6 8-9 18-10 31 5-5 11-8 18-10s14-3 21-3h3c18 0 33 5 47 15 13 10 20 25 20 46 0 4 0 8-1 12-1 5-2 9-3 14-4 10-11 19-21 27s-26 12-47 12h-2c-24 0-42-6-53-17s-18-23-22-37c-2-7-3-13-3-20-1-7-1-13-1-18 0-27 6-49 19-66 12-18 33-27 61-27h3c17 0 30 3 39 8 10 6 17 12 21 19 2 3 4 6 5 9 2 3 2 6 3 9h-3zM44 122c0 10 3 18 9 25 6 6 15 10 25 10 9 0 17-3 24-9 6-6 9-15 9-26 0-9-3-18-9-25-6-6-14-10-25-10-1 0-2 0-3 0-2 1-3 1-4 1-7 1-13 5-18 10-6 5-8 12-8 24zM254 186c-26 0-45-8-58-25s-19-39-19-68c0-28 6-50 19-67s32-26 58-26h2c24 0 41 6 51 18 11 11 19 24 22 38 2 7 3 13 4 20 1 6 1 12 1 17s0 11-1 17c-1 8-2 14-4 21-3 14-11 26-22 38-10 11-27 17-51 17zM255 157c11 0 18-4 24-12 4-8 7-17 8-27 1-4 1-9 1-14 1-4 1-8 1-11 0-4 0-7-1-12 0-4 0-8-1-12-1-10-4-19-8-27-6-8-13-12-24-12s-19 4-23 12c-5 8-8 17-9 26 0 5-1 9-1 13s0 8 0 12c0 3 0 7 0 12 0 4 1 9 1 13 1 10 4 19 9 27 4 8 12 12 23 12z">
          <text:p/>
        </draw:path>
        <draw:path draw:style-name="gr7" draw:text-style-name="P5" draw:layer="layout" svg:width="0.337cm" svg:height="0.184cm" svg:x="3.885cm" svg:y="7.814cm" svg:viewBox="0 0 338 185" svg:d="M0 3h3 157v31c-1 1-5 4-12 11-7 6-14 15-22 26-4 5-8 10-11 15-3 6-7 12-9 18-7 14-11 27-14 40s-5 26-5 38h-3-47c1-10 3-21 5-30 3-10 6-19 9-27 1-3 2-5 3-8 1-2 2-4 3-6 6-13 14-26 24-38 9-12 19-23 29-32 0-1 1-1 2-2 0-1 1-1 2-2h-114zM257 185c-25 0-44-8-57-25s-19-39-19-67 6-50 19-67 32-26 57-26h3c23 0 39 5 50 18 12 12 19 24 23 38 2 7 3 13 4 20 1 6 1 12 1 17s0 11-1 17c-1 7-2 13-4 20-4 14-11 26-23 38-11 11-27 17-50 17zM259 156c11 0 18-4 23-12 4-8 7-17 8-27 1-4 1-8 1-12 0-5 0-8 0-12 0-3 0-7 0-11 0-5 0-9-1-13-1-10-4-19-8-27-5-8-12-12-23-12s-19 4-23 12c-5 8-8 17-9 27 0 4-1 8-1 12 0 5 0 9 0 12 0 4 0 7 0 12 0 4 1 8 1 13 1 9 4 18 9 26 4 8 12 12 23 12z">
          <text:p/>
        </draw:path>
        <draw:path draw:style-name="gr7" draw:text-style-name="P5" draw:layer="layout" svg:width="0.335cm" svg:height="0.184cm" svg:x="3.887cm" svg:y="7.281cm" svg:viewBox="0 0 336 185" svg:d="M77 185c0 0-1 0-2 0s-2 0-3 0c-3 0-6 0-9-1-3 0-6 0-9-1-14-2-26-6-37-15-11-8-17-21-17-38 0-12 3-21 10-28 6-7 14-12 24-16-9-3-16-8-21-15-4-7-7-14-7-23 0-12 6-23 16-33 11-10 29-15 55-15h3c1 0 3 0 5 0s4 0 5 0c15 1 29 6 42 13 12 7 19 19 19 35 0 10-3 19-8 25-6 6-12 11-20 13 10 4 18 9 24 16 7 7 10 16 10 28 0 17-6 30-17 38-11 9-24 14-38 16-3 0-6 0-9 1-3 0-6 0-9 0h-2c-1 0-1 0-1 0-1 0-1 0-1 0-1 0-1 0-2 0zM78 155h1c2 0 3 0 5 0 2-1 4-1 5-1 6-2 12-4 17-8 4-5 7-11 7-19 0-2 0-3-1-5 0-2 0-3-1-5-1-4-5-9-10-13-4-4-12-6-23-6-10 0-18 2-22 6-5 4-9 9-10 13-1 2-1 3-1 5-1 2-1 3-1 5 0 8 3 15 8 19s10 7 16 8c2 0 3 0 5 1 2 0 4 0 5 0zM78 75c2 0 4 0 6-1 2 0 4 0 6-1 5-1 9-4 13-7 4-4 6-9 6-16 0-5-2-10-5-13s-7-5-11-6c-3-2-6-2-8-3-3 0-5 0-7 0-1 0-3 0-6 0-2 1-5 1-8 2-4 2-7 4-11 7-3 3-5 8-5 13 0 8 2 13 6 16 4 4 8 6 13 7 2 1 4 1 6 1 2 1 4 1 5 1zM255 185c-25 0-44-8-57-26-13-17-19-39-19-67s6-50 19-67 32-25 57-25h3c23 0 40 5 51 17s18 24 22 38c2 7 3 13 4 20 1 6 1 12 1 17s0 11-1 17c-1 7-2 13-4 20-4 14-11 26-22 38s-28 18-51 18zM257 155c11 0 18-4 23-12 4-8 7-17 9-27 1-4 1-8 1-13 0-4 0-8 0-11 0-4 0-7 0-12 0-4 0-8-1-12-2-10-5-19-9-27-5-8-12-12-23-12s-19 4-23 12c-5 8-8 17-9 26 0 5-1 9-1 13 0 5 0 8 0 12 0 3 0 7 0 12 0 4 1 8 1 12 1 10 4 19 9 27 4 8 12 12 23 12z">
          <text:p/>
        </draw:path>
        <draw:path draw:style-name="gr7" draw:text-style-name="P5" draw:layer="layout" svg:width="0.333cm" svg:height="0.185cm" svg:x="3.889cm" svg:y="6.794cm" svg:viewBox="0 0 334 186" svg:d="M45 141c2 6 6 10 11 12s11 4 18 4c2 0 4 0 6-1 3 0 5-1 8-2 5-2 9-6 13-12 5-6 7-16 8-28-3 3-6 5-10 7-3 2-7 3-11 4-3 1-6 2-9 2s-6 1-9 1h-3c-18 0-33-6-47-16-13-11-20-26-20-46 0-1 0-2 0-3s0-1 0-2c1-15 7-29 18-42 11-12 30-18 55-18h3c23 0 41 5 51 16 11 11 18 22 22 35 2 7 3 14 3 20 1 6 1 12 1 17 0 28-6 51-19 69-12 19-33 28-61 28h-2c-17 0-30-3-39-8-9-6-16-12-20-19-2-3-4-6-6-9-1-4-2-6-2-9h2zM109 65c0-2 0-4 0-7-1-2-2-5-3-8-2-5-5-9-10-14-5-4-12-6-21-6s-17 3-24 9c-6 6-9 15-9 26 0 9 3 18 9 24s14 10 24 10 18-3 25-9c6-6 9-14 9-25zM254 186c-26 0-45-8-58-25s-19-39-19-68c0-28 6-51 19-67 13-17 32-26 58-26h2c24 0 41 6 51 18 11 11 19 24 22 38 2 7 3 13 4 19 1 7 1 13 1 18s0 11-1 18c-1 6-2 13-4 19-3 14-11 27-22 39-10 11-27 17-51 17zM255 157c11 0 18-5 24-13 4-8 7-16 8-26 1-4 1-9 1-14 1-4 1-8 1-11 0-4 0-8-1-12 0-4 0-8-1-12-1-10-4-19-8-27-6-8-13-12-24-12s-19 4-23 12c-5 8-8 17-9 26 0 5-1 9-1 13s0 8 0 12c0 3 0 7 0 11 0 6 1 10 1 14 1 10 4 18 9 26 4 8 12 13 23 13z">
          <text:p/>
        </draw:path>
        <draw:path draw:style-name="gr7" draw:text-style-name="P5" draw:layer="layout" svg:width="0.42cm" svg:height="0.158cm" svg:x="3.854cm" svg:y="6.334cm" svg:viewBox="0 0 421 159" svg:d="M0 30h5c10 0 19-2 27-7 9-5 14-12 16-20h2 29v154h-2-39v-109h-38zM200 159c-21 0-38-7-49-21-11-15-17-34-17-58 0-25 6-44 17-58 11-15 28-22 49-22h3c19 0 34 5 43 15s15 21 19 33c1 5 2 11 3 16 0 7 1 12 1 16 0 5-1 10-1 15-1 6-2 11-3 17-4 12-10 23-19 32-9 10-24 15-43 15zM202 134c9 0 16-3 19-10 4-7 7-15 8-23 0-4 1-7 1-11 0-3 0-7 0-10s0-6 0-10c0-3-1-8-1-12-1-8-4-15-8-22-3-7-10-11-19-11-10 0-16 4-20 11s-6 14-7 22c-1 4-1 9-1 12 0 4-1 7-1 10s1 7 1 10c0 4 0 8 1 11 1 8 3 16 7 23s10 10 20 10zM353 159c-22 0-38-7-49-21-11-15-17-34-17-58 0-25 6-44 17-58 11-15 27-22 49-22h2c20 0 34 5 44 15 9 10 15 21 18 33 2 5 3 11 4 16 0 7 0 12 0 16 0 5 0 10 0 15-1 6-2 11-4 17-3 12-9 23-18 32-10 10-24 15-44 15zM354 134c10 0 16-3 20-10s6-15 7-23c1-4 1-7 1-11 0-3 0-7 0-10s0-6 0-10c0-3 0-8-1-12-1-8-3-15-7-22s-10-11-20-11c-9 0-16 4-19 11-4 7-7 14-8 22 0 4 0 9-1 12 0 4 0 7 0 10s0 7 0 10c1 4 1 8 1 11 1 8 4 16 8 23 3 7 10 10 19 10z">
          <text:p/>
        </draw:path>
        <draw:path draw:style-name="gr7" draw:text-style-name="P5" draw:layer="layout" svg:width="0.42cm" svg:height="0.158cm" svg:x="3.854cm" svg:y="5.848cm" svg:viewBox="0 0 421 159" svg:d="M0 30h5c9 0 19-3 27-7 9-5 14-12 16-20h2 29v153h-2-39v-108h-38zM154 30h5c9 0 19-3 27-7 9-5 14-12 16-20h2 29v153h-3-38v-108h-38zM353 159c-22 0-38-7-49-21-11-15-16-34-16-58 0-25 5-44 16-59 11-14 27-21 49-21h2c20 0 34 5 44 15 9 10 15 21 18 33 2 5 3 11 4 16 0 6 0 11 0 16 0 4 0 9 0 15-1 5-2 11-4 17-3 11-9 22-18 32-10 10-24 15-44 15zM354 134c10 0 16-4 20-11 4-6 6-14 7-22 1-4 1-8 1-11 1-4 1-7 1-10 0-4 0-7-1-11 0-3 0-7-1-11-1-8-3-16-7-22-4-7-10-11-20-11-9 0-15 4-19 11-4 6-7 14-8 22 0 4 0 7-1 11 0 4 0 7 0 11 0 3 0 6 0 10 1 4 1 7 1 11 1 8 4 16 8 22 4 7 10 11 19 11z">
          <text:p/>
        </draw:path>
        <draw:path draw:style-name="gr7" draw:text-style-name="P5" draw:layer="layout" svg:width="0.42cm" svg:height="0.159cm" svg:x="3.854cm" svg:y="5.46cm" svg:viewBox="0 0 421 160" svg:d="M0 30h5c10 0 19-2 27-7 9-5 14-11 16-20h2 29v154h-2-39v-108h-38zM266 157h-3-125v-6c0-10 2-17 5-24 4-6 9-12 16-18 4-4 9-7 14-11 6-4 12-8 19-12 5-3 10-5 13-8 4-2 7-5 10-7 4-3 7-7 9-10 2-4 3-8 3-13 0-7-2-13-7-16-4-3-8-6-14-6 0 0-1-1-2-1s-1 0-2 0c-7 0-14 3-19 7s-8 10-8 19v5h-2-35v-5c0-2 0-5 0-9 1-3 2-6 3-10 3-8 10-15 19-22s23-10 42-10h3c15 0 29 4 42 11 12 7 19 19 19 36 0 12-4 21-10 29-7 7-14 13-22 18-2 2-4 3-6 4-3 1-5 3-7 4-6 3-11 6-16 9-4 2-8 5-10 7s-4 3-6 5c-1 2-2 4-3 5h80zM353 160c-22 0-38-8-49-23-11-14-17-33-17-57s6-44 17-58 27-22 49-22h2c20 0 34 5 44 15 9 10 15 21 18 33 2 6 3 11 4 17 0 5 0 10 0 15 0 4 0 9 0 14-1 6-2 11-4 17-3 12-9 23-18 33-10 11-24 16-44 16zM354 134c10-1 16-4 20-11s6-14 7-23c1-3 1-7 1-11 0-3 0-6 0-9s0-7 0-10c0-4 0-8-1-11-1-8-3-16-7-23s-10-10-20-11c-9 1-16 4-19 11-4 7-7 14-8 23 0 3 0 7-1 11 0 3 0 7 0 10s0 6 0 10c1 3 1 7 1 11 1 8 4 15 8 22 3 7 10 10 19 11z">
          <text:p/>
        </draw:path>
        <draw:path draw:style-name="gr7" draw:text-style-name="P5" draw:layer="layout" svg:width="0.42cm" svg:height="0.159cm" svg:x="3.854cm" svg:y="5.07cm" svg:viewBox="0 0 421 160" svg:d="M0 30h5c9 0 19-2 27-7 9-5 14-11 16-20h2 29v154h-2-39v-108h-38zM172 104c0 2 1 4 1 6 0 1 0 3 1 5 1 5 4 9 8 13s11 6 19 6c9 0 16-2 20-7 5-4 7-9 7-16 0-6-2-11-5-14s-6-4-10-5c-2-1-4-1-5-1-2 0-4-1-5-1h-17v-26h13c1 0 3 0 5 0s4 0 7-1 7-3 10-5c3-3 4-7 4-13 0-1 0-2 0-4-1-1-1-2-2-4-1-3-4-5-7-8-4-2-9-3-16-3-1 0-2 0-4 0-1 0-2 0-3 1-5 0-9 3-13 7-3 4-5 10-5 20h-3-34c0-3 0-7 1-10 0-4 1-8 3-12 3-8 9-15 17-22 9-6 23-9 42-9h2c19 0 34 3 44 11 9 8 14 18 14 30 0 9-2 16-7 22-4 6-10 9-15 11-1 1-3 1-4 1s-2 1-3 1c9 1 18 5 24 11 7 6 11 15 11 27 0 11-4 20-10 27-7 6-14 10-22 13-7 2-13 3-19 4-6 0-10 0-12 0l-2 1c-21-1-36-4-46-11-9-7-16-15-19-24-2-4-3-7-3-11-1-3-1-7-1-10h2zM353 160c-22 0-38-8-49-22s-16-33-16-57c0-25 5-45 16-59s27-22 49-22h2c20 0 34 5 44 15 9 10 15 21 18 33 2 6 3 11 4 18 0 5 0 10 0 15 0 4 0 9 0 14-1 6-2 11-4 17-3 12-9 23-18 33-10 10-24 15-44 15zM354 135c10-1 16-4 20-11s6-14 7-23c1-3 1-7 1-11 1-3 1-6 1-9s0-7-1-10c0-4 0-8-1-12-1-8-3-16-7-23s-10-10-20-11c-9 1-15 4-19 11s-7 14-8 23c0 3 0 8-1 12 0 3 0 7 0 10s0 6 0 10c1 3 1 7 1 11 1 8 4 15 8 22s10 10 19 11z">
          <text:p/>
        </draw:path>
        <draw:path draw:style-name="gr7" draw:text-style-name="P5" draw:layer="layout" svg:width="0.42cm" svg:height="0.158cm" svg:x="3.854cm" svg:y="4.683cm" svg:viewBox="0 0 421 159" svg:d="M0 30h5c9 0 19-2 27-7 9-5 14-12 16-20h2 29v153h-2-39v-108h-38zM132 121v-27l78-91h2 36v92h22v26h-22v35h-3-37v-35zM210 95v-55l-46 55zM353 159c-22 0-38-7-49-21-11-16-16-35-16-59s5-43 16-57c11-15 27-22 49-22h2c20 0 34 5 44 15 9 10 15 21 18 33 2 5 3 11 4 16 0 6 0 11 0 15s0 9 0 15c-1 5-2 11-4 17-3 11-9 22-18 33-10 10-24 15-44 15zM354 133c10 0 16-4 20-11 4-6 6-14 7-22 1-4 1-7 1-11 1-4 1-7 1-10s0-6-1-10c0-3 0-7-1-11-1-8-3-15-7-22s-10-11-20-11c-9 0-15 4-19 11s-7 14-8 22c0 4 0 7-1 11 0 4 0 7 0 10s0 6 0 10c1 4 1 7 1 11 1 8 4 16 8 22 4 7 10 11 19 11z">
          <text:p/>
        </draw:path>
        <draw:path draw:style-name="gr7" draw:text-style-name="P5" draw:layer="layout" svg:width="0.42cm" svg:height="0.158cm" svg:x="3.854cm" svg:y="4.293cm" svg:viewBox="0 0 421 159" svg:d="M0 30h5c9 0 19-2 27-7 9-5 14-12 16-20h2 29v153h-2-39v-108h-38zM175 112v1 1c1 5 4 10 8 14s10 7 18 7 14-2 17-6c4-4 7-8 8-13 1-2 1-5 2-7 0-2 0-4 0-6 0-9-2-16-7-20s-10-7-15-8c-1 0-1 0-2 0s-1 0-2 0-3 0-4 0c-2 0-3 1-4 1-4 1-7 2-10 3-2 2-5 4-6 7h-2-36l10-83h2 104v26h-79l-4 33c5-3 11-6 17-7 6-2 12-2 20-2h2c15 0 28 4 39 13 10 9 16 21 16 38 0 16-6 29-17 39-11 11-27 16-49 16h-2c-19 0-34-4-43-11-9-8-15-17-18-26 0-1-1-3-1-5 0-1 0-3 0-5h2zM353 159c-22 0-38-7-49-21-11-15-16-34-16-58s5-44 16-58c11-15 27-22 49-22h2c20 0 34 5 44 15 9 10 15 21 18 33 2 6 3 12 4 17 0 6 0 11 0 15 0 5 0 9 0 15-1 5-2 11-4 17-3 12-9 22-18 32-10 10-24 15-44 15zM354 134c10 0 16-4 20-10 4-7 6-15 7-23 1-4 1-7 1-11 1-4 1-7 1-10s0-6-1-10c0-3 0-7-1-11-1-9-3-16-7-23s-10-11-20-11c-9 0-15 4-19 11s-7 14-8 23c0 4 0 8-1 11 0 4 0 7 0 10s0 6 0 10c1 4 1 7 1 11 1 8 4 16 8 23 4 6 10 10 19 10z">
          <text:p/>
        </draw:path>
        <draw:path draw:style-name="gr7" draw:text-style-name="P5" draw:layer="layout" svg:width="0.422cm" svg:height="0.158cm" svg:x="3.853cm" svg:y="3.955cm" svg:viewBox="0 0 423 159" svg:d="M0 30h6c9 0 19-3 27-7 9-5 14-12 16-20h2 29v153h-3-38v-108h-39zM231 39c-1-5-5-8-9-10-5-2-11-4-16-4h-1c-10 0-17 4-22 10-5 7-8 16-8 27 4-4 9-7 15-9s12-3 18-3h2c16 0 29 5 41 13 11 9 17 23 17 40 0 3 0 7-1 11 0 3-1 7-2 11-4 9-10 17-18 24-9 6-22 10-40 10h-2c-21 0-36-5-46-14-9-10-16-21-19-32-2-6-3-12-3-17-1-6-1-11-1-15 0-24 5-43 17-58 11-15 29-23 53-23h2c15 0 26 2 34 7s14 10 18 16c2 3 3 6 4 8 1 3 2 6 3 8h-3zM174 104c0 8 3 15 9 21 5 6 12 9 21 9 8 0 15-3 20-8 6-5 8-12 8-22 0-8-2-15-7-20-5-6-12-9-22-9-1 0-2 0-3 0s-2 1-3 1c-6 1-11 4-16 8-4 4-7 11-7 20zM354 159c-21 0-38-7-49-22-11-14-16-33-16-57 0-25 5-44 16-59 11-14 28-21 49-21h3c19 0 33 5 43 15 9 10 15 21 19 33 1 5 2 11 3 16 0 6 1 12 1 16s-1 9-1 15c-1 5-2 11-3 16-4 12-10 23-19 33-10 10-24 15-43 15zM356 134c9 0 15-4 19-11 4-6 7-14 8-22 0-4 0-8 1-11 0-4 0-7 0-10s0-7 0-11c-1-3-1-7-1-11-1-8-4-16-8-22-4-7-10-11-19-11-10 0-16 4-20 11-4 6-6 14-8 22 0 4 0 7 0 11-1 4-1 8-1 11s0 6 1 10c0 4 0 7 0 11 2 8 4 16 8 22 4 7 10 11 20 11z">
          <text:p/>
        </draw:path>
        <draw:path draw:style-name="gr7" draw:text-style-name="P5" draw:layer="layout" svg:width="0.42cm" svg:height="0.159cm" svg:x="3.854cm" svg:y="3.614cm" svg:viewBox="0 0 421 160" svg:d="M0 30h5c9 0 19-2 27-7 9-5 14-12 16-20h2 29v154h-2-39v-108h-38zM132 3h2 136v25c-1 1-4 4-10 10s-13 13-20 22c-3 5-6 9-9 14-3 4-5 10-8 15-5 13-9 24-12 35-2 11-4 22-4 33h-2-40c0-9 2-18 4-26 2-9 5-16 7-23 1-2 2-5 3-7 1-3 2-5 3-7 5-11 12-21 20-32 8-10 16-19 25-27 0-1 1-1 1-2 1 0 1-1 2-1v-1h-98zM353 160c-22-1-38-8-49-22s-16-34-16-59c0-24 5-43 16-57 11-15 27-22 49-22h2c20 0 34 5 44 15 9 10 15 21 18 33 2 6 3 11 4 17 0 5 0 10 0 14 0 5 0 10 0 15-1 7-2 12-4 18-3 12-9 23-18 33-10 9-24 14-44 14zM354 135c10-1 16-4 20-11s6-15 7-23c1-5 1-8 1-12 1-3 1-7 1-10s0-6-1-9c0-4 0-8-1-11-1-9-3-16-7-23s-10-10-20-11c-9 1-15 4-19 11s-7 14-8 22c0 4 0 8-1 11 0 4 0 7 0 10s0 7 0 10c1 4 1 8 1 12 1 8 4 16 8 23s10 10 19 11z">
          <text:p/>
        </draw:path>
        <draw:path draw:style-name="gr7" draw:text-style-name="P5" draw:layer="layout" svg:width="0.152cm" svg:height="0.181cm" svg:x="6.884cm" svg:y="12.482cm" svg:viewBox="0 0 153 182" svg:d="M45 127v1 1c1 6 4 11 9 17 5 5 12 7 21 7s16-2 20-7c5-4 8-9 9-14 1-3 2-6 2-8 0-3 0-5 0-7 0-11-3-20-8-25s-11-8-17-9c-1 0-2 0-3 0 0 0-1 0-2 0-2 0-3 0-5 0-1 0-3 0-5 1-4 1-7 2-11 4-3 2-5 4-7 7h-3-42l12-95h3 122v31h-93l-5 36c6-3 13-6 20-8s14-2 23-2h2c19 0 34 5 46 15 13 11 20 25 20 45 0 19-7 34-21 46-13 13-32 19-57 19h-2c-23 0-40-5-51-14s-18-18-20-29c-1-2-1-4-2-6 0-2 0-4 0-6h2z">
          <text:p/>
        </draw:path>
        <draw:path draw:style-name="gr7" draw:text-style-name="P5" draw:layer="layout" svg:width="0.313cm" svg:height="0.185cm" svg:x="6.814cm" svg:y="11.992cm" svg:viewBox="0 0 314 186" svg:d="M0 35h6c12 0 22-3 32-8 10-6 16-14 19-24h2 34v180h-3-45v-126h-45zM234 186c-25 0-45-9-58-25-13-17-19-39-19-67s6-52 19-69c13-16 33-25 58-25h3c23 0 40 6 50 18 11 11 19 24 22 38 2 7 3 14 4 20 1 7 1 12 1 18 0 5 0 10-1 17-1 6-2 13-4 19-3 14-11 27-22 38-10 12-27 18-50 18zM236 157c11-1 18-5 23-13 4-8 7-17 8-26 1-5 1-9 1-13s1-8 1-11c0-4-1-8-1-12s0-8-1-13c-1-10-4-19-8-27-5-8-12-12-23-13-11 1-19 5-23 13-5 8-9 17-10 27 0 4-1 9-1 13s0 8 0 12c0 3 0 7 0 11s1 9 1 13c1 9 5 18 10 26 4 8 12 12 23 13z">
          <text:p/>
        </draw:path>
        <draw:path draw:style-name="gr7" draw:text-style-name="P5" draw:layer="layout" svg:width="0.311cm" svg:height="0.181cm" svg:x="6.814cm" svg:y="11.608cm" svg:viewBox="0 0 312 182" svg:d="M0 32h6c12 0 22-3 32-9s16-13 18-23h3 34v179h-3-45v-126h-45zM205 127c0 1 0 1 0 1 0 1 0 1 0 1 1 6 4 12 9 17s12 7 21 8c9-1 16-3 20-7 5-5 8-10 9-15 1-3 2-6 2-8 0-3 0-5 0-7 0-11-2-18-8-23-5-6-11-9-17-10-1 0-2 0-2 0-1 0-2 0-3 0s-3 0-5 0c-1 0-3 1-5 1-3 1-7 2-10 4-4 2-6 4-8 8h-2-42l12-97h2 122v31h-93l-5 38c7-5 13-8 20-10 7-1 15-2 23-2h3c18 0 33 5 45 16 13 11 19 26 19 45 0 18-7 33-19 46-13 12-32 18-57 18h-3c-23 0-40-4-51-13-10-9-17-19-20-30-2-2-2-4-2-6-1-2-1-4-1-6h4z">
          <text:p/>
        </draw:path>
        <draw:path draw:style-name="gr7" draw:text-style-name="P5" draw:layer="layout" svg:width="0.331cm" svg:height="0.185cm" svg:x="6.796cm" svg:y="11.214cm" svg:viewBox="0 0 332 186" svg:d="M149 183h-3-145v-7c0-10 2-20 5-27 4-7 10-14 18-21 5-5 11-9 17-13 7-5 14-9 23-14 5-4 10-7 15-10 4-2 8-5 11-8 5-4 8-8 11-12 2-4 3-9 3-14 0-9-3-15-8-19-4-4-10-7-16-8-1 0-2 0-2 0-1 0-2 0-3 0-9 0-16 2-22 7s-9 12-9 22v7h-3-41v-6c0-3 0-7 1-10 0-4 1-8 3-12 4-10 11-18 22-26 10-8 27-12 49-12h3c18 0 35 5 49 13 15 8 22 22 22 42 0 14-4 25-11 34-8 8-16 16-26 21-2 2-5 3-7 5-3 1-5 3-8 4-7 4-13 7-18 10s-9 6-13 9c-2 2-4 4-6 6-1 2-3 4-4 6h93zM251 186c-25 0-44-8-57-26-13-17-19-39-19-67s6-50 19-67 32-25 57-25h3c23 0 39 5 51 17 11 12 18 24 22 38 2 7 3 13 4 20 0 6 1 12 1 17s-1 11-1 17c-1 7-2 13-4 20-4 14-11 26-22 39-12 11-28 17-51 17zM253 156c11 0 18-4 23-12 4-8 7-17 8-27 1-4 1-8 1-12 0-5 0-8 0-12 0-3 0-7 0-11 0-5 0-9-1-13-1-10-4-19-8-27-5-8-12-12-23-12s-19 4-23 12c-5 8-8 17-9 27 0 4-1 8-1 12 0 5 0 9 0 12 0 4 0 7 0 12 0 4 1 8 1 13 1 9 4 18 9 26 4 8 12 12 23 12z">
          <text:p/>
        </draw:path>
        <draw:path draw:style-name="gr7" draw:text-style-name="P5" draw:layer="layout" svg:width="0.335cm" svg:height="0.185cm" svg:x="6.792cm" svg:y="10.437cm" svg:viewBox="0 0 336 186" svg:d="M44 120c0 2 1 4 1 6 0 3 0 5 1 7 2 5 5 10 10 16 4 5 12 7 23 8 10-1 18-4 23-9 6-6 8-12 8-20 0-7-2-13-5-16-4-3-8-5-12-6-2-1-5-1-7-2-2 0-4 0-5 0h-20v-29h14c2 0 5 0 7 0 3-1 5-1 8-2 4-1 8-3 12-6 3-3 5-8 5-15 0-1 0-2-1-4 0-2-1-3-2-5-1-3-4-6-8-9s-10-4-19-4c-2 0-3 0-4 0-2 0-3 0-5 1-5 1-10 4-14 8-5 5-7 12-7 23h-3-40c0-3 1-7 1-11 1-5 2-9 4-14 3-9 10-17 20-25s26-11 49-11h3c22 0 39 4 51 13 11 9 17 21 17 35 0 11-3 19-8 25-6 6-12 10-18 12-2 1-3 1-4 1-1 1-3 1-4 1v1c11 1 20 5 28 12s12 18 12 31c0 15-3 26-11 33s-17 12-26 15c-8 3-15 4-22 5-7 0-11 1-14 1h-2c-26 0-43-5-55-13-11-8-18-17-22-28-1-5-2-9-3-13 0-4 0-8 0-12h2zM256 186c-25 0-44-9-57-25-13-18-19-40-19-68s6-51 19-68c13-16 32-25 57-25h3c23 0 40 6 50 18 11 11 19 24 22 38 2 6 3 13 4 19 1 7 1 13 1 18s0 11-1 17-2 13-4 19c-3 15-11 28-22 39-10 12-27 18-50 18zM258 157c11-1 18-5 23-14 4-8 7-17 8-26 1-4 1-9 1-13s1-8 1-11c0-4-1-8-1-12s0-8-1-13c-1-9-4-18-8-26-5-8-12-12-23-12s-19 4-23 12c-5 8-8 17-9 26 0 4-1 9-1 13s0 8 0 12c0 3 0 7 0 11 0 5 1 9 1 13 1 10 4 18 9 26 4 9 12 13 23 14z">
          <text:p/>
        </draw:path>
        <draw:path draw:style-name="gr7" draw:text-style-name="P5" draw:layer="layout" svg:width="0.337cm" svg:height="0.185cm" svg:x="6.79cm" svg:y="9.709cm" svg:viewBox="0 0 338 186" svg:d="M0 142v-32l90-106h3 42v107h27v31h-27v41h-2-45v-41zM90 111v-65l-53 65zM258 186c-25 0-44-9-57-25-13-17-19-40-19-68s6-51 19-68c13-16 32-25 57-25h3c23 0 40 6 50 18 11 11 19 24 22 38 2 6 3 13 4 19 1 7 1 12 1 18 0 5 0 10-1 17-1 6-2 13-4 19-3 15-11 28-22 39-10 12-27 18-50 18zM260 157c11-1 18-5 23-13 4-9 7-18 8-27 1-5 1-9 1-13s1-8 1-11c0-4-1-8-1-12s0-8-1-13c-1-9-4-18-8-26-5-8-12-12-23-13-11 1-19 5-23 13-5 8-8 17-9 26 0 4-1 9-1 13s0 8 0 12c0 3 0 7 0 11s1 9 1 13c1 9 4 18 9 27 4 8 12 12 23 13z">
          <text:p/>
        </draw:path>
        <draw:path draw:style-name="gr7" draw:text-style-name="P5" draw:layer="layout" svg:width="0.332cm" svg:height="0.185cm" svg:x="6.795cm" svg:y="9.077cm" svg:viewBox="0 0 333 186" svg:d="M46 131v1 1c1 6 4 11 9 16 4 6 12 8 21 8s16-2 20-7c5-4 7-9 9-14 1-3 1-6 2-8 0-3 0-5 0-7 0-11-3-19-8-24s-11-8-17-9c-1 0-2 0-3 0s-1-1-2-1c-2 0-3 1-5 1s-3 0-5 1c-4 1-7 2-11 4-3 2-5 4-7 7h-3-43l13-96h3 121v32h-92l-5 36c6-3 13-6 20-8s14-2 23-2h2c18 0 34 5 46 15 12 11 18 25 18 44s-6 34-19 46c-13 13-32 19-57 19h-2c-23 0-40-5-51-14s-19-18-22-29c0-2 0-4-1-6 0-2 0-4 0-6h2zM253 186c-25 0-44-9-57-25-13-17-19-39-19-67s6-51 19-68 32-26 57-26h3c23 0 40 6 50 18 11 11 19 25 22 39 2 7 3 13 4 19 1 7 1 13 1 18s0 11-1 17-2 13-4 19c-3 14-11 27-22 39-10 11-27 17-50 17zM255 157c11-1 18-5 23-13 4-8 7-16 8-26 1-4 1-9 1-13s1-8 1-11c0-4-1-8-1-12s0-8-1-13c-1-9-4-18-8-26-5-8-12-13-23-13s-19 5-23 13c-5 8-8 17-9 26 0 5-1 9-1 13s0 8 0 12c0 3 0 7 0 11 0 5 1 9 1 13 1 10 4 18 9 26 4 8 12 12 23 13z">
          <text:p/>
        </draw:path>
        <draw:path draw:style-name="gr7" draw:text-style-name="P5" draw:layer="layout" svg:width="0.333cm" svg:height="0.184cm" svg:x="6.794cm" svg:y="8.446cm" svg:viewBox="0 0 334 185" svg:d="M111 45c-2-6-6-9-11-12-6-2-12-4-19-4h-1c-11 0-20 4-25 12-6 8-9 18-10 31 5-4 11-8 18-10s14-3 21-3h3c18 0 33 5 47 15 13 10 20 25 20 46 0 4 0 8-1 12 0 5-2 9-3 14-4 10-11 19-21 27s-26 12-46 12h-3c-24 0-42-6-54-17-11-11-18-23-22-37-1-7-3-13-3-20-1-7-1-13-1-18 0-27 6-49 19-66 12-18 34-27 62-27h3c17 0 30 3 40 8 9 6 16 12 20 19 2 3 4 6 5 9 2 3 3 6 3 9h-3zM45 121c0 10 3 18 9 25 6 6 15 10 25 10s17-3 24-9c6-6 9-15 9-26 0-9-3-18-9-25-5-6-14-10-25-10-1 0-2 0-3 0-2 1-3 1-4 1-7 1-13 5-18 10-6 5-8 12-8 24zM255 185c-26 0-45-8-58-25s-19-39-19-68c0-28 6-50 19-67s32-25 58-25h2c23 0 40 5 51 17 10 12 18 24 21 38 2 7 4 13 4 20 1 6 1 12 1 17s0 11-1 17c0 8-2 14-4 21-3 14-11 26-21 38-11 11-28 17-51 17zM256 156c11 0 18-4 23-12 4-8 7-17 8-27 1-4 1-9 2-14 0-4 0-8 0-11 0-4 0-7 0-12-1-4-1-8-2-12-1-10-4-19-8-27-5-8-12-12-23-12s-19 4-23 12c-5 8-7 17-9 26 0 5-1 9-1 13s0 8 0 12c0 3 0 7 0 12 0 4 1 9 1 13 2 10 4 19 9 27 4 8 12 12 23 12z">
          <text:p/>
        </draw:path>
        <draw:path draw:style-name="gr7" draw:text-style-name="P5" draw:layer="layout" svg:width="0.336cm" svg:height="0.184cm" svg:x="6.791cm" svg:y="7.814cm" svg:viewBox="0 0 337 185" svg:d="M0 3h2 159v31c-2 1-6 4-13 11-7 6-14 15-22 26-4 5-7 10-11 15-3 6-6 12-9 18-7 14-12 27-15 40s-5 26-5 38h-3-47c1-10 3-21 5-30 3-10 6-19 9-27 1-2 2-5 3-8 1-2 2-4 3-6 7-13 14-26 24-38 9-12 20-23 30-32 1-1 1-1 2-2 0-1 1-1 2-2h-114zM257 185c-25 0-44-8-57-25s-19-39-19-67 6-50 19-67 32-26 57-26h3c23 0 40 5 50 18 11 12 19 24 22 38 2 7 3 13 4 20 1 6 1 12 1 17s0 11-1 17c-1 7-2 13-4 20-3 14-11 26-22 38-10 11-27 17-50 17zM259 156c11 0 18-4 23-12 4-8 7-17 8-27 1-4 1-8 1-12 0-5 1-8 1-12 0-3-1-7-1-11 0-5 0-9-1-13-1-10-4-19-8-27-5-8-12-12-23-12s-19 4-23 12c-5 8-8 17-9 27 0 4-1 8-1 12 0 5 0 9 0 12 0 4 0 7 0 12 0 4 1 8 1 13 1 9 4 18 9 26 4 8 12 12 23 12z">
          <text:p/>
        </draw:path>
        <draw:path draw:style-name="gr7" draw:text-style-name="P5" draw:layer="layout" svg:width="0.335cm" svg:height="0.184cm" svg:x="6.792cm" svg:y="7.281cm" svg:viewBox="0 0 336 185" svg:d="M78 185c0 0-1 0-2 0s-2 0-3 0c-3 0-6 0-9-1-3 0-6 0-10-1-14-2-26-6-37-15-11-8-17-21-17-38 0-12 3-21 10-28 6-7 14-12 24-16-9-3-16-8-21-15-4-7-7-14-7-23 0-12 6-23 16-33 11-10 29-15 56-15h3c2 0 3 0 5 0s4 0 5 0c15 1 29 6 42 13s19 19 19 35c0 10-3 19-8 25-6 6-12 11-20 13 10 4 18 9 24 16 7 7 10 16 10 28 0 17-6 30-17 38-11 9-24 14-38 16-3 0-6 0-9 1-3 0-6 0-9 0h-2c-1 0-1 0-1 0-1 0-1 0-1 0-1 0-1 0-2 0zM79 155h1c2 0 3 0 5 0 2-1 4-1 6-1 5-2 11-4 16-8 4-4 7-11 7-19 0-2 0-3 0-5-1-2-1-3-2-5-1-4-5-9-10-13-4-4-12-6-22-6-11 0-19 2-23 6-6 4-10 9-11 13-1 2-1 3-1 5-1 2-1 3-1 5 0 8 3 15 8 19 6 4 11 7 17 8 2 0 4 0 5 1 2 0 4 0 5 0zM80 75c1 0 3 0 5-1 2 0 4 0 6-1 5-1 9-4 13-7 4-4 6-9 6-16 0-5-2-10-5-13s-7-5-11-6c-3-2-6-2-8-3-3 0-5 0-6 0-2 0-4 0-6 0-3 1-6 1-9 2-4 2-7 4-12 7-3 3-5 8-5 13 0 8 2 13 6 16 5 4 9 6 14 7 2 1 4 1 6 1 2 1 4 1 6 1zM256 185c-25 0-44-8-57-26-13-17-19-39-19-67s6-50 19-67 32-25 57-25h3c23 0 40 5 50 17 11 12 19 24 22 38 2 7 3 13 4 20 1 6 1 12 1 17s0 11-1 17c-1 7-2 13-4 20-3 14-11 26-22 38-10 12-27 18-50 18zM258 155c11 0 18-4 23-12 4-8 7-17 8-27 1-4 1-8 1-13 0-4 1-8 1-11 0-4-1-7-1-12 0-4 0-8-1-12-1-10-4-19-8-27-5-8-12-12-23-12s-19 4-23 12c-5 8-8 17-9 26 0 5-1 9-1 13 0 5 0 8 0 12 0 3 0 7 0 12 0 4 1 8 1 12 1 10 4 19 9 27 4 8 12 12 23 12z">
          <text:p/>
        </draw:path>
        <draw:path draw:style-name="gr7" draw:text-style-name="P5" draw:layer="layout" svg:width="0.333cm" svg:height="0.185cm" svg:x="6.794cm" svg:y="6.794cm" svg:viewBox="0 0 334 186" svg:d="M46 141c2 6 6 10 11 12s11 4 18 4c2 0 4 0 6-1 3 0 5-1 8-2 5-2 9-6 14-12 4-6 6-16 7-28-3 3-6 5-10 7-3 2-7 3-11 4-3 1-6 2-9 2s-6 1-9 1h-3c-17 0-33-6-48-16-13-11-20-26-20-46 0-1 0-2 0-3s0-1 0-2c1-15 7-29 18-42 11-12 31-18 56-18h3c23 0 41 5 51 16 11 11 18 22 22 35 2 7 3 14 3 20 1 6 1 12 1 17 0 28-6 51-19 69-12 19-33 28-61 28h-2c-17 0-30-3-40-8-9-6-16-12-20-19-2-3-4-6-5-9-2-4-3-6-3-9h2zM110 65c0-2 0-4 0-7-1-2-2-5-3-8-2-5-5-9-10-14-5-4-12-6-21-6s-17 3-23 9c-7 6-10 15-10 26 0 9 3 18 9 24s14 10 24 10 18-3 25-9c6-6 9-14 9-25zM255 186c-26 0-45-8-58-25s-19-39-19-68c0-28 6-51 19-67 13-17 32-26 58-26h2c23 0 40 6 51 18 10 11 18 24 21 38 2 7 4 13 4 19 1 7 1 13 1 18s0 11-1 18c0 6-2 13-4 19-3 14-11 27-21 39-11 11-28 17-51 17zM256 157c11 0 18-5 23-13 4-8 7-16 8-26 1-4 1-9 2-14 0-4 0-8 0-11 0-4 0-8 0-12-1-4-1-8-2-12-1-10-4-19-8-27-5-8-12-12-23-12s-19 4-23 12c-5 8-7 17-9 26 0 5-1 9-1 13s0 8 0 12c0 3 0 7 0 11 0 6 1 10 1 14 2 10 4 18 9 26 4 8 12 13 23 13z">
          <text:p/>
        </draw:path>
        <draw:path draw:style-name="gr7" draw:text-style-name="P5" draw:layer="layout" svg:width="0.42cm" svg:height="0.158cm" svg:x="6.759cm" svg:y="6.334cm" svg:viewBox="0 0 421 159" svg:d="M0 30h5c10 0 19-2 27-7 9-5 14-12 16-20h2 29v154h-2-39v-109h-38zM201 159c-22 0-40-7-51-21-11-15-16-34-16-58 0-25 5-44 16-58 11-15 29-22 51-22h2c19 0 34 5 43 15s15 21 19 33c1 5 2 11 3 16 0 7 1 12 1 16 0 5-1 10-1 15-1 6-2 11-3 17-4 12-10 23-19 32-9 10-24 15-43 15zM202 134c9 0 16-3 19-10 4-7 7-15 8-23 0-4 1-7 1-11 0-3 0-7 0-10s0-6 0-10c0-3-1-8-1-12-1-8-4-15-8-22-3-7-10-11-19-11-10 0-16 4-20 11s-6 14-7 22c-1 4-1 9-1 12 0 4 0 7 0 10s0 7 0 10c0 4 0 8 1 11 1 8 3 16 7 23s10 10 20 10zM353 159c-22 0-38-7-49-21-11-15-16-34-16-58 0-25 5-44 16-58 11-15 27-22 49-22h2c20 0 34 5 44 15 9 10 15 21 18 33 2 5 3 11 4 16 0 7 0 12 0 16 0 5 0 10 0 15-1 6-2 11-4 17-3 12-9 23-18 32-10 10-24 15-44 15zM354 134c10 0 16-3 20-10s6-15 7-23c1-4 1-7 1-11 0-3 0-7 0-10s0-6 0-10c0-3 0-8-1-12-1-8-3-15-7-22s-10-11-20-11c-9 0-15 4-19 11s-7 14-8 22c0 4 0 9-1 12 0 4 0 7 0 10s0 7 0 10c1 4 1 8 1 11 1 8 4 16 8 23s10 10 19 10z">
          <text:p/>
        </draw:path>
        <draw:path draw:style-name="gr7" draw:text-style-name="P5" draw:layer="layout" svg:width="0.421cm" svg:height="0.158cm" svg:x="6.759cm" svg:y="5.848cm" svg:viewBox="0 0 422 159" svg:d="M0 30h5c10 0 19-3 27-7 9-5 14-12 16-20h2 29v153h-2-39v-108h-38zM153 30h5c9 0 20-3 28-7 9-5 14-12 16-20h2 29v153h-2-39v-108h-39zM353 159c-21 0-38-7-49-21-11-15-16-34-16-58 0-25 5-44 16-59 11-14 28-21 49-21h3c19 0 33 5 43 15 9 10 15 21 19 33 1 5 2 11 3 16 0 6 1 11 1 16 0 4-1 9-1 15-1 5-2 11-3 17-4 11-10 22-19 32-10 10-24 15-43 15zM354 134c10 0 16-4 20-11 4-6 6-14 7-22 1-4 1-8 1-11 1-4 1-7 1-10 0-4 0-7-1-11 0-3 0-7-1-11-1-8-3-16-7-22-4-7-10-11-20-11-9 0-15 4-19 11-4 6-7 14-8 22 0 4 0 7 0 11-1 4-1 7-1 11 0 3 0 6 1 10 0 4 0 7 0 11 1 8 4 16 8 22 4 7 10 11 19 11z">
          <text:p/>
        </draw:path>
        <draw:path draw:style-name="gr7" draw:text-style-name="P5" draw:layer="layout" svg:width="0.42cm" svg:height="0.159cm" svg:x="6.759cm" svg:y="5.46cm" svg:viewBox="0 0 421 160" svg:d="M0 30h5c10 0 19-2 27-7 9-5 14-11 16-20h2 29v154h-2-39v-108h-38zM266 157h-3-126v-6c0-10 2-17 5-24 4-6 9-12 16-18 4-4 9-7 15-11s12-8 19-12c5-3 10-5 13-8 4-2 7-5 10-7 4-3 7-7 9-10 2-4 3-8 3-13 0-7-2-13-6-16-5-3-9-6-15-6 0 0-1-1-2-1 0 0-1 0-2 0-7 0-14 3-19 7s-8 10-8 19v5h-2-36v-5c0-2 0-5 0-9 1-3 2-6 3-10 3-8 10-15 19-22s24-10 44-10h2c15 0 29 4 42 11s19 19 19 36c0 12-3 21-10 29-7 7-14 13-22 18-2 2-4 3-6 4-3 2-5 3-7 4-6 3-11 6-16 9-4 2-7 5-10 7-2 2-4 3-5 5-2 2-3 4-4 6h80zM353 160c-22 0-38-8-49-23-11-14-16-33-16-57s5-44 16-58 27-22 49-22h2c20 0 34 5 44 15 9 10 15 21 18 33 2 6 3 11 4 17 0 5 0 10 0 15 0 4 0 9 0 14-1 6-2 11-4 17-3 12-9 23-18 33-10 11-24 16-44 16zM354 134c10-1 16-4 20-11s6-14 7-23c1-3 1-7 1-11 0-3 0-6 0-9s0-7 0-10c0-4 0-8-1-11-1-8-3-16-7-23s-10-10-20-11c-9 1-15 4-19 11s-7 14-8 23c0 3 0 7-1 11 0 3 0 7 0 10s0 6 0 10c1 3 1 7 1 11 1 8 4 15 8 22s10 10 19 11z">
          <text:p/>
        </draw:path>
        <draw:path draw:style-name="gr7" draw:text-style-name="P5" draw:layer="layout" svg:width="0.421cm" svg:height="0.159cm" svg:x="6.759cm" svg:y="5.07cm" svg:viewBox="0 0 422 160" svg:d="M0 30h5c10 0 19-2 27-7 9-5 14-11 16-20h2 29v154h-2-39v-108h-38zM173 104c0 2 0 4 0 6 0 1 0 3 1 5 1 5 4 9 8 13s11 6 19 6c9 0 16-2 20-7 5-4 7-9 7-16 0-6-1-11-5-14-3-3-6-4-10-5-2-1-4-1-5-1-2 0-4-1-5-1h-17v-26h13c1 0 3 0 5 0s4 0 7-1 7-3 10-5c3-3 4-7 4-13 0-1 0-2 0-4-1-1-1-2-2-4-1-3-4-5-7-8-4-2-9-3-16-3-1 0-2 0-3 0-2 0-3 0-4 1-5 0-9 3-13 7-3 4-5 10-5 20h-2-36c0-3 0-7 1-10 0-4 1-8 3-12 3-8 9-15 17-22 9-6 24-9 43-9h2c19 0 34 3 44 11 9 8 14 18 14 30 0 9-2 16-7 22-4 6-10 9-15 11-1 1-2 1-4 1-1 1-2 1-3 1v1c10 0 18 4 24 10 7 6 11 15 11 27 0 11-4 21-10 27-7 6-14 10-22 13-7 2-13 3-19 4-6 0-10 0-12 0l-2 1c-21-1-37-4-47-11-9-7-16-15-19-24-1-4-2-7-2-11-1-3-1-7-1-10h2zM353 160c-21 0-38-8-49-22s-16-33-16-57c0-25 5-45 16-59s28-22 49-22h3c19 0 33 5 43 15 9 10 15 21 19 33 1 6 2 11 3 18 0 5 1 10 1 15 0 4-1 9-1 14-1 6-2 11-3 17-4 12-10 23-19 33-10 10-24 15-43 15zM354 135c10-1 16-4 20-11s6-14 7-23c1-3 1-7 1-11 1-3 1-6 1-9s0-7-1-10c0-4 0-8-1-12-1-8-3-16-7-23s-10-10-20-11c-9 1-15 4-19 11s-7 15-8 23c0 3 0 8 0 12-1 3-1 7-1 10s0 6 1 10c0 3 0 7 0 11 1 8 4 15 8 22s10 10 19 11z">
          <text:p/>
        </draw:path>
        <draw:path draw:style-name="gr7" draw:text-style-name="P5" draw:layer="layout" svg:width="0.421cm" svg:height="0.158cm" svg:x="6.759cm" svg:y="4.683cm" svg:viewBox="0 0 422 159" svg:d="M0 30h5c10 0 19-2 27-7 9-5 14-12 16-20h2 29v153h-2-39v-108h-38zM132 121v-27l78-91h2 36v92h23v26h-23v35h-3-36v-35zM210 95v-55l-47 55zM353 159c-21 0-38-7-49-21-11-16-16-35-16-59s5-43 16-57c11-15 28-22 49-22h3c19 0 33 5 43 15 9 10 15 21 19 33 1 5 2 11 3 16 0 6 1 11 1 15 0 5-1 9-1 15-1 5-2 11-3 17-4 12-10 22-19 33-10 10-24 15-43 15zM354 133c10 0 16-4 20-10 4-7 6-15 7-23 1-4 1-7 1-11 1-4 1-7 1-10s0-6-1-10c0-3 0-7-1-11-1-8-3-15-7-22s-10-11-20-11c-9 0-15 4-19 11s-7 14-8 22c0 4 0 8 0 11-1 4-1 7-1 10s0 6 1 10c0 4 0 7 0 11 1 8 4 16 8 23 4 6 10 10 19 10z">
          <text:p/>
        </draw:path>
        <draw:path draw:style-name="gr7" draw:text-style-name="P5" draw:layer="layout" svg:width="0.421cm" svg:height="0.158cm" svg:x="6.759cm" svg:y="4.293cm" svg:viewBox="0 0 422 159" svg:d="M0 30h5c10 0 19-2 27-7 9-5 14-12 16-20h2 29v153h-2-39v-108h-38zM175 112v1 1c1 5 4 10 8 14s10 7 18 7 14-2 18-6c3-4 6-8 7-13 1-2 1-5 2-7 0-2 0-4 0-6 0-9-2-16-7-20-4-4-9-7-15-8-1 0-1 0-2 0s-1 0-2 0-3 0-4 0-3 1-4 1c-4 1-7 2-10 3-2 2-5 4-6 7h-2-37l10-83h2 105v26h-79l-4 33c5-3 11-6 17-7 6-2 12-2 20-2h2c15 0 28 4 39 13s16 21 16 38c0 16-6 29-17 39-11 11-27 16-48 16h-3c-19 0-35-4-44-11-9-8-15-17-18-26 0-1-1-3-1-5 0-1 0-3 0-5h2zM353 159c-21 0-38-7-49-21-11-15-16-34-16-58s5-44 16-58c11-15 28-22 49-22h3c19 0 33 5 43 15 9 10 15 21 19 33 1 6 2 12 3 17 0 6 1 11 1 15 0 5-1 9-1 15-1 5-2 11-3 17-4 12-10 22-19 32-10 10-24 15-43 15zM354 134c10 0 16-4 20-10 4-7 6-15 7-23 1-4 1-7 1-11 1-4 1-7 1-10s0-6-1-10c0-3 0-7-1-11-1-9-3-16-7-23s-10-11-20-11c-9 0-15 4-19 11s-7 14-8 23c0 4 0 8 0 11-1 4-1 7-1 10s0 6 1 10c0 4 0 7 0 11 1 8 4 16 8 23 4 6 10 10 19 10z">
          <text:p/>
        </draw:path>
        <draw:path draw:style-name="gr7" draw:text-style-name="P5" draw:layer="layout" svg:width="0.421cm" svg:height="0.158cm" svg:x="6.759cm" svg:y="3.955cm" svg:viewBox="0 0 422 159" svg:d="M0 30h5c9 0 19-3 27-7 9-5 14-12 16-20h2 29v153h-3-38v-108h-38zM230 39c-1-5-4-8-9-10s-11-4-16-4h-1c-10 0-18 4-23 10-5 7-8 16-8 27 4-4 9-7 16-9 6-2 12-3 18-3h3c15 0 28 5 40 13 12 9 17 23 17 40 0 3 0 7 0 11-1 3-2 7-3 11-4 9-10 17-18 24-9 7-22 10-40 10h-2c-22 0-37-5-47-14-9-10-15-21-18-32-2-6-3-12-3-17-1-6-1-11-1-15 0-24 6-43 16-58 11-15 29-23 54-23h2c15 0 26 2 34 7s14 10 18 16c2 3 3 6 4 8 1 3 2 6 3 8h-3zM173 104c0 8 2 15 8 21 5 6 13 9 22 9 8 0 15-3 20-8 6-5 8-12 8-21s-2-16-7-21c-5-6-12-9-21-9-2 0-3 0-4 0s-2 1-3 1c-6 1-12 4-16 8-5 4-7 11-7 20zM353 159c-21 0-38-7-49-21-11-15-16-34-16-58 0-25 5-44 16-59 11-14 28-21 49-21h3c19 0 34 5 43 15s15 21 19 33c1 5 2 11 3 16 0 6 1 12 1 16s-1 9-1 15c-1 5-2 11-3 17-4 11-10 22-19 32s-24 15-43 15zM355 134c9 0 16-4 19-11 4-6 7-14 8-22 0-4 1-8 1-11 0-4 0-7 0-10s0-7 0-11c0-3-1-7-1-11-1-8-4-16-8-22-3-7-10-11-19-11-10 0-16 4-20 11-4 6-6 14-7 22-1 4-1 7-1 11s-1 8-1 11 1 6 1 10 0 7 1 11c1 8 3 16 7 22 4 7 10 11 20 11z">
          <text:p/>
        </draw:path>
        <draw:path draw:style-name="gr7" draw:text-style-name="P5" draw:layer="layout" svg:width="0.421cm" svg:height="0.159cm" svg:x="6.759cm" svg:y="3.614cm" svg:viewBox="0 0 422 160" svg:d="M0 30h5c10 0 19-2 27-7 9-5 14-12 16-20h2 29v154h-2-39v-108h-38zM132 3h2 136v25c-1 1-4 4-10 10s-13 13-20 23c-3 4-6 8-9 13-3 4-5 10-8 15-5 13-9 24-12 35-2 11-4 22-4 33h-2-41c0-9 2-18 4-26 2-9 6-16 8-23 1-2 2-5 3-7 1-3 2-5 3-7 5-11 12-21 20-32 8-10 16-19 25-27 0-1 1-1 1-2 1 0 2-1 2-1v-1h-98zM353 160c-21-1-38-8-49-22s-16-34-16-59c0-24 5-43 16-57 11-15 28-22 49-22h3c19 0 33 5 43 15 9 10 15 21 19 33 1 6 2 11 3 17 0 5 1 10 1 14 0 5-1 10-1 15-1 7-2 12-3 18-4 12-10 23-19 33-10 9-24 14-43 14zM354 135c10-1 16-4 20-11s6-15 7-23c1-5 1-8 1-12 1-3 1-7 1-10s0-6-1-9c0-4 0-8-1-11-1-9-3-16-7-23s-10-10-20-11c-9 1-15 4-19 11s-7 14-8 22c0 4 0 8 0 11-1 4-1 7-1 10s0 7 1 10c0 4 0 8 0 12 1 8 4 16 8 23s10 10 19 11z">
          <text:p/>
        </draw:path>
        <draw:path draw:style-name="gr7" draw:text-style-name="P5" draw:layer="layout" svg:width="0.151cm" svg:height="0.182cm" svg:x="8.338cm" svg:y="12.627cm" svg:viewBox="0 0 152 183" svg:d="M45 127c0 0 1 0 1 1v1c1 7 4 12 9 17 4 5 12 8 21 8s16-3 20-7c4-5 7-9 9-16 1-3 1-5 2-8 0-2 0-5 0-7 0-10-3-18-8-23s-11-8-17-9c-1-1-2-1-3-1s-1 0-2 0c-2 0-3 0-5 0-2 1-3 1-5 1-4 1-7 3-11 5-3 1-5 4-7 7h-3-43l12-96h3 122v31h-92l-6 37c7-4 14-7 21-8 7-2 14-3 23-3h2c18 0 34 5 46 16 12 10 18 25 18 44s-6 35-19 47-32 19-57 19h-2c-23 0-41-5-52-14s-18-19-21-29c0-3 0-5-1-7 0-2 0-4 0-6h2z">
          <text:p/>
        </draw:path>
        <draw:path draw:style-name="gr7" draw:text-style-name="P5" draw:layer="layout" svg:width="0.313cm" svg:height="0.185cm" svg:x="8.268cm" svg:y="12.138cm" svg:viewBox="0 0 314 186" svg:d="M0 35h6c12 0 22-3 32-9 10-5 16-13 18-23h3 34v179h-3-45v-126h-45zM233 186c-25-1-44-9-57-26s-19-39-19-68c0-28 6-50 19-67s32-25 57-25h3c23 0 39 6 50 17 11 12 18 25 22 38 2 7 3 13 5 20 0 6 1 12 1 17s-1 12-1 18c-2 7-3 13-5 20-4 14-11 26-22 38s-27 17-50 17zM235 156c11 0 18-4 23-12 4-8 7-17 8-27 1-4 1-8 1-12s0-9 0-13c0-3 0-7 0-11 0-5 0-9-1-13-1-10-4-18-8-26-5-8-12-13-23-13s-19 5-23 13c-5 8-8 16-9 26 0 4-1 8-1 13 0 4 0 8 0 11 0 4 0 9 0 13s1 8 1 13c1 9 4 18 9 26 4 8 12 12 23 12z">
          <text:p/>
        </draw:path>
        <draw:path draw:style-name="gr7" draw:text-style-name="P5" draw:layer="layout" svg:width="0.311cm" svg:height="0.181cm" svg:x="8.268cm" svg:y="11.754cm" svg:viewBox="0 0 312 182" svg:d="M0 31h6c11 0 22-3 32-8 10-6 16-14 18-23h3 33v179h-2-45v-126h-45zM204 127v1 1c1 6 4 11 9 16s12 8 21 8 16-2 20-7c6-4 9-9 10-14 1-3 2-6 2-9 0-2 0-4 0-6 0-11-2-20-8-25s-12-8-18-9c-1 0-2 0-3 0 0-1-1-1-2-1-2 0-3 1-5 1-1 0-3 0-5 1-4 1-7 2-10 4-4 2-6 4-8 7h-3-42l12-95h3 123v31h-94l-5 36c6-4 13-6 20-8s15-3 23-3h3c19 0 34 6 46 16s19 25 19 45c0 19-7 34-20 46-12 13-31 19-58 19h-2c-23 0-40-5-51-14s-17-18-20-29c-1-2-1-4-2-6 0-2 0-4 0-6h2z">
          <text:p/>
        </draw:path>
        <draw:path draw:style-name="gr7" draw:text-style-name="P5" draw:layer="layout" svg:width="0.331cm" svg:height="0.185cm" svg:x="8.25cm" svg:y="11.409cm" svg:viewBox="0 0 332 186" svg:d="M149 183h-3-146v-7c0-10 2-19 6-27 4-7 10-15 18-21 5-5 11-9 17-13 7-5 14-9 23-14 5-4 10-7 15-10 4-2 8-5 11-8 5-4 8-8 10-12 3-4 4-9 4-14 0-9-3-15-8-19s-10-7-16-8c-1 0-2 0-3 0 0 0-1 0-2 0-9 0-16 2-22 7s-9 12-9 22v7h-3-41v-6c0-3 0-7 1-10 0-4 1-8 3-12 4-10 11-18 22-26 10-8 27-12 49-12h3c18 0 35 5 49 13 15 8 22 22 22 42 0 14-4 25-11 34-8 8-17 16-26 21-2 2-5 3-7 5-3 1-5 3-8 4-7 4-13 7-18 10s-9 6-13 9c-2 2-4 4-6 6s-3 4-4 6h93zM252 186c-25 0-44-8-57-25-13-18-19-40-19-68s6-50 19-67 32-25 57-25h3c22 0 39 5 50 17s18 24 22 38c2 7 3 13 4 20 0 6 1 12 1 17s-1 11-1 17c-1 7-2 13-4 20-4 14-11 27-22 39-11 11-28 17-50 17zM253 157c11 0 19-5 24-13 4-8 7-17 8-27 1-4 1-8 1-12 0-5 0-8 0-12 0-3 0-7 0-11 0-5 0-9-1-13-1-10-4-19-8-27-5-8-13-12-24-12-10 0-18 4-22 12-5 8-8 17-9 27-1 4-1 8-1 12 0 5 0 9 0 12 0 4 0 7 0 12 0 4 0 8 1 13 1 9 4 18 9 26 4 8 12 13 22 13z">
          <text:p/>
        </draw:path>
        <draw:path draw:style-name="gr7" draw:text-style-name="P5" draw:layer="layout" svg:width="0.336cm" svg:height="0.185cm" svg:x="8.245cm" svg:y="10.778cm" svg:viewBox="0 0 337 186" svg:d="M45 120c0 2 0 4 1 6 0 2 0 4 1 6 1 6 5 11 9 16 5 4 13 7 23 7s18-3 23-8c6-5 8-12 8-19 0-8-2-13-5-16-4-4-8-6-12-7-2 0-5-1-7-1s-4 0-6 0h-19v-30h15c1 0 3 0 6 0s5 0 8-1c4-1 8-3 11-6 4-3 6-8 6-15 0-1-1-3-1-4 0-2-1-4-2-5-1-4-4-7-8-9-4-3-11-4-19-5-1 0-2 0-4 1-1 0-2 0-4 0-5 1-10 4-14 9-5 4-7 12-7 23h-3-40c0-3 1-7 1-12 1-4 2-8 3-13 4-9 11-18 21-25 10-8 26-12 48-12h3c22 0 39 5 51 14 11 8 17 20 17 35 0 10-3 19-8 25-6 5-12 10-19 12-1 0-2 1-3 1-2 0-3 1-4 1v1c11 0 20 4 28 12 8 7 12 17 12 31s-4 24-11 31c-8 9-17 14-26 17-8 2-15 4-22 4-7 1-12 1-14 1h-3c-24 0-42-4-53-12-11-10-18-19-22-29-1-4-2-8-3-12 0-5-1-8-1-12h3zM256 186c-25-1-44-9-57-27-13-16-19-39-19-67s6-50 19-67 32-25 57-25h3c23 0 40 6 51 17 11 12 18 25 22 38 2 7 3 14 4 20 0 6 1 12 1 17s-1 11-1 17c-1 7-2 13-4 20-4 14-11 27-22 38-11 13-28 18-51 18zM258 155c11 0 18-4 23-12 4-8 7-17 8-27 1-4 1-8 1-12s0-8 0-12c0-3 0-7 0-11s0-9-1-13c-1-10-4-18-8-26-5-8-12-13-23-13s-19 5-23 13c-5 8-8 16-9 26 0 4-1 8-1 13 0 4 0 8 0 11 0 4 0 8 0 12s1 8 1 13c1 9 4 18 9 26 4 8 12 12 23 12z">
          <text:p/>
        </draw:path>
        <draw:path draw:style-name="gr7" draw:text-style-name="P5" draw:layer="layout" svg:width="0.337cm" svg:height="0.185cm" svg:x="8.244cm" svg:y="10.146cm" svg:viewBox="0 0 338 186" svg:d="M0 142v-32l90-107h2 42v108h27v31h-27v40h-3-43v-40zM90 111v-65l-53 65zM257 186c-25 0-44-9-57-26-13-16-19-39-19-67 0-29 6-51 19-68s32-25 57-25h3c23 0 39 6 50 17 11 12 19 25 23 39 2 6 3 14 4 20 0 7 1 12 1 17 0 6-1 11-1 18-1 6-2 13-4 19-4 14-12 27-23 38-11 12-27 18-50 18zM259 157c11-1 18-5 23-13 4-8 7-17 8-26 1-5 1-9 1-13s0-8 0-12c0-3 0-7 0-11s0-9-1-13c-1-10-4-19-8-27-5-8-12-12-23-13-11 1-19 5-23 13-5 8-8 16-9 27 0 4-1 9-1 13s0 8 0 11c0 4 0 8 0 12s1 9 1 13c1 9 4 18 9 26 4 8 12 12 23 13z">
          <text:p/>
        </draw:path>
        <draw:path draw:style-name="gr7" draw:text-style-name="P5" draw:layer="layout" svg:width="0.332cm" svg:height="0.185cm" svg:x="8.249cm" svg:y="9.514cm" svg:viewBox="0 0 333 186" svg:d="M44 130c0 0 0 1 1 1v1c1 6 4 11 9 17 4 5 12 8 21 8s16-2 20-7 7-10 9-15c1-3 1-6 2-9 0-2 0-4 0-7 0-10-3-18-8-23s-11-8-17-9c-1 0-2 0-3-1-1 0-1 0-2 0-2 0-3 0-5 1-2 0-3 0-5 1-4 0-7 2-11 4-3 2-6 4-7 7h-3-42l12-95h3 121v30h-92l-5 37c6-4 13-6 20-8s14-3 23-3h2c18 0 34 6 46 16s18 25 18 44-6 35-19 47c-13 13-32 19-57 19h-2c-23 0-40-5-51-14s-18-19-21-30c0-2-1-4-1-6s0-4 0-6h2zM253 186c-25 0-45-9-58-25-13-18-19-40-19-68s6-51 19-68c13-16 33-25 58-25h3c23 0 39 6 50 18 11 11 18 24 22 38 2 6 3 13 4 19 0 7 1 12 1 18 0 5-1 10-1 17-1 6-2 13-4 19-4 14-11 28-22 39-11 12-27 18-50 18zM255 157c11-1 18-5 23-14 4-8 7-17 8-26 1-5 1-9 1-13s0-8 0-11c0-4 0-8 0-12s0-8-1-13c-1-9-4-18-8-26-5-8-12-12-23-13-11 1-19 5-23 13-5 8-8 17-9 26 0 4-1 9-1 13s0 8 0 12c0 3 0 7 0 11s1 9 1 13c1 9 4 18 9 26 4 9 12 13 23 14z">
          <text:p/>
        </draw:path>
        <draw:path draw:style-name="gr7" draw:text-style-name="P5" draw:layer="layout" svg:width="0.333cm" svg:height="0.184cm" svg:x="8.248cm" svg:y="8.932cm" svg:viewBox="0 0 334 185" svg:d="M110 45c-2-5-6-9-12-12-5-2-11-3-18-4-1 0-1 0-1 0-11 0-20 4-26 12-5 8-8 18-9 31 5-4 11-8 18-10s14-3 21-3h3c17 0 33 5 47 15 13 10 20 25 20 45 0 4 0 8-1 12-1 5-2 9-3 14-4 10-11 19-21 27-10 9-26 13-47 13h-2c-24 0-42-5-53-18-11-11-18-23-22-37-2-6-3-13-3-20-1-6-1-12-1-17 0-26 6-48 19-66 12-18 33-27 61-27h3c17 0 30 3 39 8 10 6 17 12 21 19 2 3 4 6 5 10 1 3 2 6 3 8h-3zM43 120c0 10 4 18 10 25 6 6 15 10 25 10 9 0 17-3 24-9 6-6 9-15 9-25s-3-18-9-25c-6-6-14-10-25-10-1 0-2 0-3 1-2 0-3 0-4 0-7 2-13 5-18 10-6 5-9 13-9 23zM254 185c-26 0-45-8-58-26-13-17-19-39-19-67s6-50 19-67 32-25 58-25h3c23 0 40 6 50 17 11 12 19 24 22 38 2 7 3 13 4 20 1 6 1 12 1 17s0 11-1 17c-1 7-2 13-4 20-3 14-11 26-22 38-10 12-27 18-50 18zM256 155c11 0 18-4 23-12 4-8 7-17 8-27 1-4 1-8 1-12 0-5 1-8 1-12 0-3-1-7-1-11 0-5 0-9-1-13-1-10-4-19-8-27-5-8-12-12-23-12s-20 4-24 12c-5 8-8 17-9 27 0 4-1 8-1 12 0 5 0 9 0 12 0 4 0 8 0 12s1 8 1 13c1 9 4 18 9 26 4 8 13 12 24 12z">
          <text:p/>
        </draw:path>
        <draw:path draw:style-name="gr7" draw:text-style-name="P5" draw:layer="layout" svg:width="0.337cm" svg:height="0.184cm" svg:x="8.244cm" svg:y="8.399cm" svg:viewBox="0 0 338 185" svg:d="M0 3h3 157v29c-1 1-5 5-12 12-7 6-14 15-22 26-4 5-8 10-11 15-3 6-7 12-9 18-7 14-11 27-14 40s-5 27-5 39h-3-47c1-11 2-21 5-31s6-19 9-27c1-3 2-5 3-8 1-2 2-4 3-6 6-13 14-26 24-38 9-12 19-23 29-32 0-1 1-2 2-2 0-1 1-1 1-2h-113zM257 185c-25 0-44-8-57-25-13-18-19-40-19-68s6-50 19-67 32-25 57-25h3c23 0 39 5 50 17s19 24 23 38c2 7 3 13 4 20 0 6 1 12 1 17s-1 11-1 17c-1 7-2 13-4 20-4 14-12 26-23 39-11 11-27 17-50 17zM259 155c11 0 18-4 23-12 4-8 7-17 8-27 1-4 1-8 1-12 0-5 0-8 0-12s0-7 0-12c0-4 0-8-1-12-1-10-4-19-8-27-5-8-12-12-23-12s-19 4-23 12c-5 8-8 17-9 27 0 4-1 8-1 12 0 5 0 8 0 12s0 7 0 12c0 4 1 8 1 12 1 10 4 19 9 27 4 8 12 12 23 12z">
          <text:p/>
        </draw:path>
        <draw:path draw:style-name="gr7" draw:text-style-name="P5" draw:layer="layout" svg:width="0.335cm" svg:height="0.185cm" svg:x="8.246cm" svg:y="7.863cm" svg:viewBox="0 0 336 186" svg:d="M77 186c-1-1-1-1-2-1s-2 0-3 0c-3 0-6 0-9 0s-6-1-9-1c-14-2-26-7-37-15s-17-20-17-38c0-12 3-22 10-29 6-7 14-12 24-15-9-3-16-8-21-15-4-7-7-15-7-23 0-13 5-24 16-34s29-15 55-15h3c1 0 3 0 5 0s3 1 5 1c15 1 29 5 42 12 12 7 19 19 19 36 0 10-3 18-8 24-6 7-13 11-20 14 10 3 18 8 24 15 7 7 10 17 10 29 0 18-6 30-17 38-12 8-24 13-38 15-3 1-6 1-9 1s-6 0-9 0l-3 1c0-1 0-1-1-1h-1-1-1zM78 156h1c2 0 3 0 5 0s4 0 5-1c6-1 12-4 16-8 5-4 8-11 8-20 0-1 0-3-1-4 0-2 0-4-1-5-1-5-5-9-10-13s-12-6-23-6c-10 0-18 2-23 6-4 4-8 8-9 13-1 1-1 3-2 5 0 1 0 3 0 4 0 9 3 16 8 20 4 4 10 7 16 8 2 1 3 1 5 1s4 0 5 0zM78 75c2 0 4 0 6 0s4-1 6-2c5-1 9-3 13-7 4-3 6-8 6-15 0-6-2-10-5-13-3-4-7-6-11-7-3-1-6-2-9-2-2 0-4-1-6-1-1 0-3 1-6 1-2 0-5 1-8 2-4 1-7 3-11 6-3 3-5 8-5 14 0 7 2 12 6 16 4 3 8 6 13 7 2 0 4 1 6 1s4 0 5 0zM255 186c-25 0-44-9-57-26-13-16-19-40-19-68s6-50 19-67 32-25 57-25h3c24 0 40 6 51 17 11 12 18 25 22 39 2 6 3 13 4 19 0 7 1 12 1 17 0 6-1 11-1 18-1 6-2 13-4 19-4 15-11 28-22 39-11 12-27 18-51 18zM257 157c11-1 19-5 24-13 4-9 7-18 8-27 1-5 1-9 1-13s0-8 0-12c0-3 0-7 0-11s0-8-1-13c-1-9-4-18-8-26-5-8-13-12-24-13-11 1-19 5-23 13-5 8-8 17-9 26 0 4-1 9-1 13s0 8 0 11c0 4 0 8 0 12s1 9 1 13c1 9 4 18 9 27 4 8 12 12 23 13z">
          <text:p/>
        </draw:path>
        <draw:path draw:style-name="gr7" draw:text-style-name="P5" draw:layer="layout" svg:width="0.333cm" svg:height="0.185cm" svg:x="8.248cm" svg:y="7.426cm" svg:viewBox="0 0 334 186" svg:d="M45 141c2 6 6 10 11 12s11 4 18 4c2 0 4-1 6-1 3 0 5-1 8-2 5-2 9-7 13-13 5-6 7-15 8-27-3 3-7 5-10 7-4 2-7 3-11 4-3 1-6 2-9 2s-6 0-9 0h-3c-18 0-33-5-47-15-13-10-20-25-20-45 0-1 0-2 0-3s0-2 0-2c1-15 7-29 18-43 11-12 30-19 55-19h3c23 0 40 6 51 17s18 23 22 36c1 7 3 13 3 20 1 6 1 12 1 16 0 28-6 51-19 69-12 19-33 28-61 28h-2c-17 0-30-3-39-9-9-5-16-11-20-18-3-3-4-6-6-10-1-3-2-6-2-8h2zM109 66c0-2 0-4 0-7-1-2-2-5-3-8-2-5-5-10-10-14s-12-6-21-6-17 3-24 9c-6 6-9 15-9 26 0 9 3 17 9 24 5 6 14 9 24 10 10-1 18-4 24-9 7-6 10-14 10-25zM254 186c-26 0-45-9-58-25-13-17-19-39-19-67s6-51 19-69c13-16 32-25 58-25h3c23 0 40 6 50 18 11 12 19 25 22 39 2 6 3 13 4 19 1 7 1 12 1 18 0 5 0 10-1 17-1 6-2 13-4 19-3 14-11 27-22 38-10 12-27 18-50 18zM256 157c11-1 18-5 23-13 4-8 7-17 8-26 1-4 1-9 1-13s1-8 1-11c0-4-1-8-1-12s0-8-1-13c-1-9-4-18-8-26-5-8-12-12-23-13-11 1-20 5-24 13-5 8-8 17-9 26 0 4-1 9-1 13s0 8 0 12c0 3 0 7 0 11s1 9 1 13c1 9 4 18 9 26 4 8 13 12 24 13z">
          <text:p/>
        </draw:path>
        <draw:path draw:style-name="gr7" draw:text-style-name="P5" draw:layer="layout" svg:width="0.42cm" svg:height="0.158cm" svg:x="8.213cm" svg:y="6.917cm" svg:viewBox="0 0 421 159" svg:d="M0 30h5c10 0 19-3 27-8 9-5 14-11 16-20h2 29v154h-2-39v-108h-38zM199 159c-21 0-38-7-49-22-11-14-16-34-16-58s5-43 16-58c11-14 28-21 49-21h3c19 0 33 5 43 14 9 10 15 21 19 33 1 6 2 11 3 17 0 5 1 10 1 15 0 4-1 9-1 15-1 5-2 11-3 16-4 13-10 24-19 34-10 10-24 15-43 15zM200 134c10 0 16-4 20-11s7-15 8-24c0-3 0-7 1-10 0-4 0-7 0-10s0-7 0-10c-1-4-1-7-1-11-1-8-4-16-8-23s-10-10-20-10c-9 0-15 3-19 10s-6 15-8 23c0 3 0 7 0 11-1 3-1 7-1 10s0 6 1 10c0 3 0 7 0 11 2 8 4 16 8 23s10 11 19 11zM352 159c-22 0-38-7-49-22-11-14-17-34-17-58s6-43 17-58c11-14 27-21 49-21h2c20 0 34 5 44 14 10 10 16 21 19 33 2 6 3 11 3 17 1 5 1 10 1 15 0 4 0 9-1 15 0 5-1 11-3 16-3 13-9 24-19 34s-24 15-44 15zM353 134c10 0 16-4 20-11s6-15 7-24c1-3 1-7 1-10 0-4 0-7 0-10s0-7 0-10c0-4 0-7-1-11-1-8-3-16-7-23s-10-10-20-10c-9 0-16 3-19 10-4 7-7 15-8 23 0 3-1 7-1 11 0 3 0 7 0 10s0 6 0 10c0 3 1 7 1 11 1 8 4 16 8 23 3 7 10 11 19 11z">
          <text:p/>
        </draw:path>
        <draw:path draw:style-name="gr7" draw:text-style-name="P5" draw:layer="layout" svg:width="0.42cm" svg:height="0.158cm" svg:x="8.213cm" svg:y="6.48cm" svg:viewBox="0 0 421 159" svg:d="M0 30h5c9 0 19-3 27-8 9-4 14-11 16-19h2 29v153h-3-38v-108h-38zM152 30h6c9 0 19-3 27-8 9-4 14-11 16-19h2 29v153h-3-38v-108h-39zM352 159c-22 0-38-7-49-22-11-14-16-33-16-57 0-25 5-44 16-59 11-14 27-21 49-21h2c20 0 34 5 45 15 9 10 15 20 18 32 2 6 3 12 4 17 0 6 0 10 0 16 0 4 0 9 0 15-1 5-2 11-4 16-3 12-9 23-18 33-11 10-25 15-45 15zM353 134c10 0 16-4 20-11s6-14 7-22c1-4 1-8 1-11 0-4 0-7 0-10 0-4 0-7 0-11s0-7-1-11c-1-8-3-16-7-23-4-6-10-10-20-10-9 0-15 4-19 10-4 7-7 15-8 23 0 4 0 7-1 11 0 4 0 7 0 11 0 3 0 6 0 10 1 3 1 7 1 11 1 8 4 15 8 22s10 11 19 11z">
          <text:p/>
        </draw:path>
        <draw:path draw:style-name="gr7" draw:text-style-name="P5" draw:layer="layout" svg:width="0.42cm" svg:height="0.158cm" svg:x="8.213cm" svg:y="6.139cm" svg:viewBox="0 0 421 159" svg:d="M0 30h5c10 0 19-2 27-7 9-5 14-12 16-20h2 29v154h-2-39v-109h-38zM264 157h-2-125v-7c0-8 2-16 5-22 4-6 9-12 16-18 4-4 9-9 14-12 6-4 12-8 19-12 5-3 9-6 13-8 4-3 7-5 10-7 4-4 7-7 9-10 2-4 3-8 3-13 0-7-2-13-7-16-4-4-9-6-14-7 0 0-1 0-2 0s-1 0-2 0c-7 0-14 2-19 6-5 5-8 11-8 19v6h-2-35v-5c0-3 0-6 0-9 1-3 2-7 3-10 3-8 10-15 19-22s23-10 42-10h3c15 0 29 3 42 10 12 7 19 19 19 37 0 12-4 21-10 29-7 7-14 13-22 18-2 1-4 3-7 4-2 1-4 2-6 3-6 5-11 8-16 10-4 3-8 5-11 8-1 1-3 3-5 5-1 1-2 3-3 5h79zM352 159c-22 0-38-7-49-21-11-15-17-34-17-59 0-24 6-43 17-57 11-15 27-22 49-22h2c20 0 34 5 44 15s16 21 19 33c2 5 3 11 3 16 1 6 1 11 1 15 0 5 0 10-1 15 0 6-1 12-3 18-3 12-9 23-19 32-10 10-24 15-44 15zM353 134c10 0 16-3 20-10s6-15 7-24c1-4 1-7 1-11 0-3 0-7 0-10s0-6 0-10c0-3 0-7-1-10-1-9-3-16-7-23s-10-11-20-11c-9 0-16 4-19 11-4 7-7 14-8 22 0 4-1 8-1 11 0 4 0 7 0 10s0 7 0 10c0 4 1 8 1 11 1 9 4 17 8 24 3 7 10 10 19 10z">
          <text:p/>
        </draw:path>
        <draw:path draw:style-name="gr7" draw:text-style-name="P5" draw:layer="layout" svg:width="0.42cm" svg:height="0.158cm" svg:x="8.213cm" svg:y="5.752cm" svg:viewBox="0 0 421 159" svg:d="M0 31h5c9 0 19-3 27-8 9-5 14-12 16-21h2 29v154h-3-38v-107h-38zM171 104c0 1 1 3 1 5s0 3 1 5c1 5 4 9 8 13s11 6 19 7c9-1 16-3 20-7 5-5 7-10 7-17 0-6-2-11-5-14-3-2-6-4-10-5-2-1-4-1-6-1-1 0-3 0-5 0h-16v-25h13c1 0 3-1 5-1s4 0 7-1 7-2 10-5c2-3 4-7 4-13 0-1 0-2-1-3 0-2 0-3-1-5-1-3-4-5-7-7-4-3-9-4-16-4-1 0-2 0-4 0-1 0-2 0-3 1-5 1-9 3-13 7s-5 10-5 20h-3-34c0-3 0-6 1-10 0-4 1-8 3-12 3-7 9-15 17-22 9-7 23-10 42-10h2c19 0 34 4 43 11 10 9 15 19 15 31 0 10-2 17-7 22s-10 8-15 10c-1 1-3 1-4 1-1 1-2 1-3 1v1c9 0 17 4 24 10s11 15 11 27-4 21-10 27c-7 6-14 10-22 13-7 2-13 3-19 4-6 0-10 1-12 1h-2c-21 0-36-4-46-11-9-7-16-15-19-24-1-3-2-7-2-10-1-4-1-7-1-10h2zM352 159c-22 0-38-7-49-22-11-14-16-33-16-57s5-43 16-58 27-22 49-22h2c20 0 34 5 45 16 9 9 15 20 18 32 2 6 3 11 4 17 0 5 0 10 0 15 0 4 0 9 0 15-1 5-2 11-4 16-3 12-9 23-18 33-11 10-25 15-45 15zM353 134c10 0 16-4 20-11s6-14 7-22c1-4 1-8 1-11 0-4 0-7 0-10s0-7 0-10c0-4 0-7-1-11-1-8-3-16-7-23-4-6-10-10-20-10-9 0-15 4-19 10-4 7-7 15-8 23 0 4 0 7-1 11 0 3 0 7 0 10s0 6 0 10c1 3 1 7 1 11 1 8 4 15 8 22s10 11 19 11z">
          <text:p/>
        </draw:path>
        <draw:path draw:style-name="gr7" draw:text-style-name="P5" draw:layer="layout" svg:width="0.42cm" svg:height="0.158cm" svg:x="8.213cm" svg:y="5.362cm" svg:viewBox="0 0 421 159" svg:d="M0 30h5c9 0 19-3 27-8 9-4 14-11 16-19h2 29v153h-3-38v-108h-38zM132 122v-28l77-91h2 36v92h22v27h-22v34h-3-37v-34zM209 95v-56l-46 56zM352 159c-22 0-38-7-49-22-11-14-16-33-16-58 0-24 5-43 16-58 11-14 27-21 49-21h2c20 0 34 5 45 15 9 10 15 20 18 32 2 6 3 12 4 17 0 6 0 10 0 15 0 4 0 9 0 16-1 5-2 11-4 16-3 12-9 23-18 33-11 10-25 15-45 15zM353 134c10 0 16-4 20-11s6-14 7-22c1-4 1-8 1-11 0-5 0-8 0-11s0-6 0-10 0-7-1-11c-1-8-3-16-7-23-4-6-10-10-20-10-9 0-15 4-19 10-4 7-7 15-8 23 0 4 0 7-1 11 0 3 0 7 0 10s0 6 0 11c1 3 1 7 1 11 1 8 4 15 8 22s10 11 19 11z">
          <text:p/>
        </draw:path>
        <draw:path draw:style-name="gr7" draw:text-style-name="P5" draw:layer="layout" svg:width="0.42cm" svg:height="0.158cm" svg:x="8.213cm" svg:y="5.024cm" svg:viewBox="0 0 421 159" svg:d="M0 30h5c9 0 19-3 27-8 9-5 14-11 16-20h2 29v154h-3-38v-108h-38zM174 112v1c1 6 4 10 8 15 4 4 10 6 18 6s14-2 17-6c4-4 7-8 8-12 1-3 1-6 1-8 1-2 1-4 1-6 0-9-3-16-7-20-5-5-10-7-15-8-1 0-1 0-2-1-1 0-1 0-2 0s-3 0-4 1c-2 0-3 0-5 0-3 1-6 2-9 4-2 2-5 4-6 6h-2-36l10-82h2 104v27h-79l-4 31c5-3 11-5 17-7 6-1 12-2 20-2h2c15 0 28 5 39 14 10 8 16 21 16 37 0 17-6 30-17 41-11 10-27 16-49 16h-2c-19 0-34-4-43-12-10-8-15-16-18-25 0-2-1-4-1-5 0-2 0-4 0-5h2zM352 159c-22 0-38-7-49-22-11-14-16-34-16-58s5-43 16-58c11-14 27-21 49-21h2c20 0 34 4 45 14 9 10 15 21 18 33 2 6 3 11 4 17 0 5 0 10 0 15 0 4 0 9 0 15-1 5-2 11-4 16-3 13-9 24-18 34-11 10-25 15-45 15zM353 134c10 0 16-4 20-11s6-15 7-24c1-3 1-7 1-10 0-4 0-7 0-10s0-7 0-10c0-4 0-7-1-11-1-8-3-16-7-23s-10-10-20-10c-9 0-15 3-19 10s-7 15-8 23c0 3 0 7-1 11 0 3 0 7 0 10s0 6 0 10c1 3 1 7 1 11 1 8 4 16 8 23s10 11 19 11z">
          <text:p/>
        </draw:path>
        <draw:path draw:style-name="gr7" draw:text-style-name="P5" draw:layer="layout" svg:width="0.421cm" svg:height="0.158cm" svg:x="8.212cm" svg:y="4.73cm" svg:viewBox="0 0 422 159" svg:d="M0 30h5c10 0 19-3 28-7 8-5 14-12 16-20h2 29v153h-3-38v-108h-39zM230 39c-1-5-5-8-9-10-5-2-11-4-16-4h-1c-10 0-17 4-22 10-5 7-8 16-8 27 4-4 9-7 15-9s12-3 18-3h2c16 0 29 5 41 13 11 9 17 22 17 40 0 3 0 7-1 11 0 3-1 7-3 11-3 9-9 16-17 23-9 7-22 11-40 11h-2c-21 0-36-5-46-14-9-10-15-21-18-32-2-6-3-12-3-17-1-6-1-12-1-16 0-23 5-42 16-57s28-23 53-23h2c15 0 26 2 34 7s14 10 18 16c2 3 3 6 4 8 1 3 2 5 2 8h-2zM173 104c0 8 3 15 9 21 5 6 12 9 21 9 8 0 15-3 20-8s8-12 8-22c0-8-2-16-7-21-5-6-12-9-22-9-1 0-2 0-3 0s-2 1-3 1c-6 1-11 4-16 8-4 4-7 12-7 21zM353 159c-21 0-38-7-49-22-11-14-16-33-16-58 0-24 5-43 16-58 11-14 28-21 49-21h3c19 0 33 5 43 15 9 10 15 21 19 33 2 5 3 11 4 16 0 6 0 11 0 15s0 9 0 16c-1 5-2 11-4 16-4 12-10 23-19 33-10 10-24 15-43 15zM354 134c10 0 16-4 20-11 4-6 6-14 7-22 1-4 1-8 1-11 1-5 1-8 1-11s0-6-1-10c0-3 0-7-1-11-1-8-3-16-7-22-4-7-10-11-20-11-9 0-15 4-19 11-4 6-7 14-8 22 0 4 0 7 0 11-1 4-1 7-1 10s0 6 1 11c0 4 0 7 0 11 1 8 4 16 8 22 4 7 10 11 19 11z">
          <text:p/>
        </draw:path>
        <draw:path draw:style-name="gr7" draw:text-style-name="P5" draw:layer="layout" svg:width="0.42cm" svg:height="0.158cm" svg:x="8.213cm" svg:y="4.392cm" svg:viewBox="0 0 421 159" svg:d="M0 30h5c9 0 19-3 27-8 9-4 14-11 16-19h2 29v153h-3-38v-108h-38zM132 3h2 135v25c-1 1-4 4-10 9-6 6-13 13-20 23-3 4-6 8-9 13s-5 10-8 15c-5 12-9 24-12 35-2 12-4 22-4 33h-2-40c0-9 1-18 4-26 2-8 4-16 7-24 1-2 2-4 3-6s2-4 3-6c5-11 12-22 20-32 8-11 16-20 25-28 0-1 1-1 1-2 1 0 1 0 2-1h-97zM352 159c-22 0-38-7-49-22-11-14-16-34-16-58s5-43 16-58c11-14 27-21 49-21h2c20 0 34 5 45 15 9 10 15 20 18 32 2 6 3 12 4 17 0 6 0 10 0 15 0 4 0 9 0 15-1 5-2 11-4 16-3 13-9 24-18 34-11 10-25 15-45 15zM353 134c10 0 16-4 20-11s6-15 7-23c1-4 1-8 1-11 0-4 0-7 0-10s0-6 0-10 0-7-1-11c-1-8-3-16-7-23-4-6-10-10-20-10-9 0-15 4-19 10-4 7-7 15-8 23 0 4 0 7-1 11 0 4 0 7 0 10s0 6 0 10c1 3 1 7 1 11 1 8 4 16 8 23s10 11 19 11z">
          <text:p/>
        </draw:path>
        <draw:path draw:style-name="gr7" draw:text-style-name="P5" draw:layer="layout" svg:width="0.42cm" svg:height="0.159cm" svg:x="8.213cm" svg:y="4.1cm" svg:viewBox="0 0 421 160" svg:d="M0 30h5c9 0 19-2 27-7 9-5 14-11 16-20h2 29v154h-3-38v-108h-38zM200 160c-1-1-2-1-2-1-1 0-2 0-3 0-2 0-5 0-8 0-2 0-5 0-8-1-11-1-22-6-31-13-10-6-15-17-15-32 0-10 3-18 9-24 5-7 12-11 21-14-8-3-14-7-18-13s-6-13-6-20c0-10 4-20 13-28 10-9 25-13 48-13h2c1 0 3 0 4 0 2 0 3 0 5 0 13 1 24 5 35 11s17 16 17 30c0 9-3 16-7 21-5 6-11 10-17 12 8 3 15 7 21 14 5 6 8 14 8 24 0 15-5 26-15 33-9 7-20 11-32 12-3 1-5 1-8 1-2 0-5 0-8 0l-2 1c0-1 0-1-1-1h-1-1zM200 135c1 0 1 0 1 0 2 0 3-1 4-1 2 0 3 0 5 0 5-2 10-4 14-7 4-4 6-9 6-17 0-1 0-2 0-4 0-1-1-2-1-4-2-4-5-7-9-11-4-3-10-6-19-6s-16 3-20 6c-4 4-7 7-9 11 0 2 0 3 0 4-1 2-1 3-1 4 0 8 2 13 7 17 4 3 8 6 14 7 1 0 3 0 4 0 2 0 3 1 4 1zM201 65c1 0 3 0 4 0 2-1 4-1 6-2 4-1 8-3 11-6s5-7 5-13c0-5-2-9-5-11-2-3-6-5-9-6-2-1-5-2-7-2s-4 0-5 0c-2 0-3 0-6 0-2 0-4 1-7 2s-6 3-9 5c-3 3-4 7-4 12 0 6 1 11 5 14 3 3 7 5 11 6 2 0 3 0 5 1 2 0 3 0 5 0zM352 160c-22 0-38-8-49-22s-16-33-16-58c0-24 5-44 16-58s27-22 49-22h2c20 0 34 5 45 15 9 10 15 21 18 33 2 6 3 11 4 17 0 5 0 10 0 15 0 4 0 10 0 15-1 6-2 11-4 17-3 12-9 23-18 33-11 10-25 15-45 15zM353 135c10-1 16-4 20-11s6-14 7-23c1-3 1-7 1-10 0-5 0-8 0-11s0-7 0-10c0-4 0-7-1-11-1-8-3-16-7-23s-10-10-20-10c-9 0-15 3-19 10s-7 15-8 23c0 3 0 7-1 11 0 3 0 7 0 10s0 6 0 11c1 3 1 7 1 11 1 8 4 15 8 22s10 10 19 11z">
          <text:p/>
        </draw:path>
        <draw:path draw:style-name="gr7" draw:text-style-name="P5" draw:layer="layout" svg:width="0.421cm" svg:height="0.158cm" svg:x="8.212cm" svg:y="3.856cm" svg:viewBox="0 0 422 159" svg:d="M0 31h5c10 0 19-2 28-7 8-5 14-13 16-21h2 29v154h-3-38v-108h-39zM175 121c1 5 4 8 9 10s10 3 15 3c2 0 4 0 6 0s4-1 6-2c4-2 8-6 12-11s6-13 7-23c-3 2-6 4-9 6-3 1-6 2-9 3s-6 2-8 2c-3 0-6 0-8 0h-2c-16 0-29-4-41-13-11-9-17-22-17-39 0 0 0-1 0-2s0-1 0-2c1-13 6-25 16-36 9-11 25-17 47-17h2c20 0 35 5 44 14 9 10 15 21 18 32 2 5 3 11 4 16 0 6 0 11 0 15 0 23-5 43-16 59-11 15-28 23-52 23h-2c-15 0-26-2-34-7-7-5-13-10-17-16-2-2-3-5-4-8s-2-5-3-7h3zM230 57c0-2 0-4-1-6 0-2-1-5-2-7-2-5-5-8-9-12s-10-5-18-6c-8 1-14 3-20 8-5 6-8 13-8 22s3 16 8 21 12 8 21 9c8-1 15-3 20-8 6-5 9-12 9-21zM353 159c-21 0-38-7-49-21-11-15-16-34-16-58s5-43 16-57c11-16 28-23 49-23h3c19 0 33 5 43 16 9 10 15 21 19 33 2 5 3 11 4 16 0 6 0 11 0 15 0 5 0 10 0 15-1 6-2 11-4 17-4 12-10 23-19 32-10 10-24 15-43 15zM354 134c10 0 16-3 20-10s6-15 7-23c1-4 1-7 1-11 1-3 1-7 1-10s0-6-1-10c0-3 0-7-1-10-1-9-3-16-7-23s-10-11-20-11c-9 0-15 4-19 11s-7 14-8 22c0 4 0 8 0 11-1 4-1 7-1 10s0 7 1 10c0 4 0 8 0 11 1 8 4 16 8 23s10 10 19 10z">
          <text:p/>
        </draw:path>
        <draw:path draw:style-name="gr7" draw:text-style-name="P5" draw:layer="layout" svg:width="0.436cm" svg:height="0.159cm" svg:x="8.197cm" svg:y="3.614cm" svg:viewBox="0 0 437 160" svg:d="M128 157h-3-125v-6c0-9 2-16 5-23 4-6 9-12 16-18 4-4 9-7 14-12 6-4 12-8 19-12 5-3 10-6 13-8 4-2 8-5 10-7 4-3 7-7 9-10 2-4 3-8 3-13 0-7-2-13-6-16-5-4-9-6-15-6 0-1-1-1-2-1 0 0-1 0-2 0-7 0-13 2-19 7-5 4-7 10-7 18v6h-3-35v-5c0-3 0-6 1-9 0-3 1-6 2-10 3-8 10-15 19-22s23-10 43-10h2c15 0 30 4 42 11 13 7 19 19 19 36 0 12-3 21-10 29-7 7-14 13-22 18-2 2-4 3-6 4-3 2-5 4-7 5-6 3-11 6-15 9-5 2-8 5-11 7-2 2-4 3-5 5-2 2-3 3-4 5h80zM215 160c-22-1-38-8-49-22s-16-34-16-59c0-24 5-43 16-57 11-15 27-22 49-22h2c20 0 34 5 44 15 9 10 15 21 18 33 2 6 3 11 4 17 0 5 0 10 0 14 0 5 0 10 0 15-1 7-2 12-4 18-3 12-9 23-18 33-10 9-24 14-44 14zM216 135c10-1 16-4 20-11s6-15 7-23c1-5 1-8 1-12 0-3 1-7 1-10s-1-6-1-9c0-4 0-8-1-11-1-9-3-16-7-23s-10-10-20-11c-9 1-15 4-19 11s-7 14-8 22c0 4 0 8-1 11 0 4 0 7 0 10s0 7 0 10c1 4 1 8 1 12 1 8 4 16 8 23s10 10 19 11zM369 160c-22-1-38-8-49-22s-18-34-18-59c0-24 7-43 18-57 11-15 27-22 49-22h2c20 0 34 5 43 15 10 10 16 21 19 33 2 6 3 11 3 17 1 5 1 10 1 14 0 5 0 10-1 15 0 7-1 12-3 18-3 12-9 23-19 33-9 9-23 14-43 14zM370 135c9-1 16-4 20-11s6-15 7-23c1-5 1-8 1-12 0-3 0-7 0-10s0-6 0-9c0-4 0-8-1-11-1-9-3-16-7-23s-11-10-20-11c-9 1-16 4-20 11-3 7-6 14-7 22 0 4-1 8-1 11 0 4 0 7 0 10s0 7 0 10c0 4 1 8 1 12 1 8 4 16 7 23 4 7 11 10 20 11z">
          <text:p/>
        </draw:path>
        <draw:path draw:style-name="gr7" draw:text-style-name="P5" draw:layer="layout" svg:width="0.151cm" svg:height="0.182cm" svg:x="9.789cm" svg:y="12.627cm" svg:viewBox="0 0 152 183" svg:d="M45 127v1 1c1 7 4 12 9 17s12 8 21 8 16-3 20-7c5-5 9-9 10-16 1-3 1-5 2-8 0-2 0-5 0-7 0-10-3-18-9-23-5-5-11-8-17-9-1-1-2-1-3-1 0 0-1 0-2 0-2 0-3 0-5 0-2 1-3 1-5 1-4 1-7 3-11 5-3 1-5 4-7 7h-3-42l12-96h3 122v31h-93l-5 37c6-4 13-7 20-8 7-2 14-3 23-3h2c19 0 35 5 47 16 12 10 18 25 18 44s-6 35-19 47-33 19-58 19h-2c-23 0-40-5-51-14s-18-19-20-29c-1-3-1-5-2-7 0-2 0-4 0-6h2z">
          <text:p/>
        </draw:path>
        <draw:path draw:style-name="gr7" draw:text-style-name="P5" draw:layer="layout" svg:width="0.313cm" svg:height="0.185cm" svg:x="9.719cm" svg:y="12.138cm" svg:viewBox="0 0 314 186" svg:d="M0 35h6c12 0 22-3 32-9 10-5 16-13 19-23h2 34v179h-3-45v-126h-45zM234 186c-25-1-44-9-57-26s-19-39-19-68c0-28 6-50 19-67s32-25 57-25h3c23 0 39 6 50 17 11 12 18 25 22 38 2 7 3 13 4 20 1 6 1 12 1 17s0 12-1 18c-1 7-2 13-4 20-4 14-11 26-22 38s-27 17-50 17zM236 156c11 0 18-4 23-12 4-8 7-17 8-27 1-4 1-8 1-12s1-9 1-13c0-3-1-7-1-11 0-5 0-9-1-13-1-10-4-18-8-26-5-8-12-13-23-13s-19 5-23 13c-5 8-8 16-9 26 0 4-1 8-1 13 0 4 0 8 0 11 0 4 0 9 0 13s1 8 1 13c1 9 4 18 9 26 4 8 12 12 23 12z">
          <text:p/>
        </draw:path>
        <draw:path draw:style-name="gr7" draw:text-style-name="P5" draw:layer="layout" svg:width="0.311cm" svg:height="0.181cm" svg:x="9.719cm" svg:y="11.754cm" svg:viewBox="0 0 312 182" svg:d="M0 31h6c12 0 22-3 32-8 11-6 17-14 19-23h3 34v179h-3-46v-126h-45zM205 127v1 1c1 6 4 11 9 16s12 8 21 8 16-2 20-7c5-4 8-9 9-14 1-3 2-6 2-9 0-2 0-4 0-6 0-11-2-20-8-25-5-5-11-8-17-9-1 0-2 0-3 0 0-1-1-1-2-1s-3 1-5 1c-1 0-3 0-5 1-3 1-7 2-10 4-4 2-6 4-8 7h-2-42l12-95h2 122v31h-93l-5 36c7-4 13-6 20-8s15-3 23-3h3c18 0 33 6 45 16 13 10 19 25 19 45 0 19-7 34-20 46-12 13-31 19-56 19h-3c-23 0-40-5-51-14-10-9-17-18-20-29-1-2-1-4-1-6-1-2-1-4-1-6h2z">
          <text:p/>
        </draw:path>
        <draw:path draw:style-name="gr7" draw:text-style-name="P5" draw:layer="layout" svg:width="0.331cm" svg:height="0.185cm" svg:x="9.701cm" svg:y="11.409cm" svg:viewBox="0 0 332 186" svg:d="M150 183h-3-146v-7c0-10 1-19 5-27 4-7 10-15 18-21 5-5 12-9 18-13 7-5 14-9 23-14 5-4 10-7 15-10 4-2 8-5 11-8 5-4 8-8 11-12 2-4 3-9 3-14 0-9-3-15-8-19s-10-7-16-8c-1 0-2 0-3 0 0 0-1 0-2 0-9 0-16 2-22 7s-9 12-9 22v7h-3-42v-6c0-3 0-7 1-10 0-4 1-8 3-12 4-10 11-18 22-26s28-12 50-12h3c18 0 35 5 49 13 15 8 22 22 22 42 0 14-4 25-11 34-8 8-16 16-26 21-2 2-5 3-7 5-3 1-5 3-8 4-7 4-13 7-18 10s-9 6-13 9c-2 2-4 4-6 6-1 2-3 4-4 6h93zM252 186c-25 0-44-8-57-25-13-18-19-40-19-68s6-50 19-67 32-25 57-25h3c23 0 39 5 50 17s18 24 22 38c2 7 3 13 4 20 0 6 1 12 1 17s-1 11-1 17c-1 7-2 13-4 20-4 14-11 27-22 39-11 11-27 17-50 17zM254 157c10 0 18-5 23-13 4-8 7-17 8-27 1-4 1-8 1-12 0-5 0-8 0-12 0-3 0-7 0-11 0-5 0-9-1-13-1-10-4-19-8-27-5-8-13-12-23-12-11 0-19 4-23 12-5 8-8 17-9 27-1 4-1 8-1 12 0 5 0 9 0 12 0 4 0 7 0 12 0 4 0 8 1 13 1 9 4 18 9 26 4 8 12 13 23 13z">
          <text:p/>
        </draw:path>
        <draw:path draw:style-name="gr7" draw:text-style-name="P5" draw:layer="layout" svg:width="0.335cm" svg:height="0.185cm" svg:x="9.697cm" svg:y="10.778cm" svg:viewBox="0 0 336 186" svg:d="M44 120c0 2 1 4 1 6s0 4 1 6c1 6 5 11 10 16 4 4 12 7 22 7s18-3 23-8c6-5 8-12 8-19 0-8-2-13-5-16-4-4-8-6-12-7-2 0-5-1-7-1s-4 0-5 0h-19v-30h14c1 0 4 0 6 0 3 0 5 0 8-1 4-1 8-3 12-6 3-3 5-8 5-15 0-1-1-3-1-4 0-2-1-4-2-5-1-4-4-7-8-9-4-3-11-4-19-5-1 0-2 0-4 1-1 0-2 0-4 0-5 1-10 4-14 9-5 4-7 12-7 23h-3-40c0-3 1-7 1-12 1-4 2-8 4-13 3-9 10-18 20-25 10-8 26-12 48-12h3c22 0 39 5 51 14 11 8 17 20 17 35 0 10-3 19-8 25-6 5-12 10-18 12-2 0-3 1-4 1s-3 1-4 1v1c11 0 20 4 28 12 8 7 12 17 12 31s-4 24-11 31c-8 9-17 14-26 17-8 2-15 4-22 4-7 1-12 1-14 1h-2c-25 0-42-4-54-12-11-10-18-19-22-29-1-4-2-8-3-12 0-5 0-8 0-12h2zM256 186c-25-1-44-9-57-27-14-16-20-39-20-67s6-50 20-67c13-17 32-25 57-25h3c23 0 39 6 50 17 11 12 18 25 22 38 2 7 3 14 4 20s1 12 1 17 0 11-1 17c-1 7-2 13-4 20-4 14-11 27-22 38-11 13-27 18-50 18zM258 155c11 0 18-4 23-12 4-8 7-17 8-27 1-4 1-8 1-12s1-8 1-12c0-3-1-7-1-11s0-9-1-13c-1-10-4-18-8-26-5-8-12-13-23-13s-19 5-23 13c-5 8-8 16-9 26 0 4-1 8-1 13 0 4 0 8 0 11 0 4 0 8 0 12s1 8 1 13c1 9 4 18 9 26 4 8 12 12 23 12z">
          <text:p/>
        </draw:path>
        <draw:path draw:style-name="gr7" draw:text-style-name="P5" draw:layer="layout" svg:width="0.337cm" svg:height="0.185cm" svg:x="9.695cm" svg:y="10.146cm" svg:viewBox="0 0 338 186" svg:d="M0 142v-32l90-107h3 41v108h27v31h-27v40h-2-44v-40zM90 111v-65l-53 65zM258 186c-25 0-45-9-58-26-13-16-19-39-19-67 0-29 6-51 19-68s33-25 58-25h3c23 0 39 6 50 17 11 12 18 25 22 39 2 6 3 14 4 20 1 7 1 12 1 17 0 6 0 11-1 18-1 6-2 13-4 19-4 14-11 27-22 38-11 12-27 18-50 18zM260 157c11-1 18-5 23-13 4-8 7-17 8-26 1-5 1-9 1-13s1-8 1-12c0-3-1-7-1-11s0-9-1-13c-1-10-4-19-8-27-5-8-12-12-23-13-11 1-19 5-23 13-5 8-8 16-9 27 0 4-1 9-1 13s0 8 0 11c0 4 0 8 0 12s1 9 1 13c1 9 4 18 9 26 4 8 12 12 23 13z">
          <text:p/>
        </draw:path>
        <draw:path draw:style-name="gr7" draw:text-style-name="P5" draw:layer="layout" svg:width="0.332cm" svg:height="0.185cm" svg:x="9.7cm" svg:y="9.514cm" svg:viewBox="0 0 333 186" svg:d="M44 130l1 1v1c1 6 4 11 9 17 4 5 12 8 21 8s16-2 21-7c4-5 7-10 9-15 1-3 1-6 2-9 0-2 0-4 0-7 0-10-3-18-8-23-6-5-12-8-18-9-1 0-2 0-3-1-1 0-1 0-2 0-2 0-3 0-5 1-2 0-3 0-5 1-4 0-7 2-11 4-3 2-5 4-7 7h-3-42l12-95h3 122v30h-93l-5 37c6-4 13-6 20-8s14-3 23-3h2c19 0 35 6 47 16s18 25 18 44-6 35-19 47c-13 13-32 19-58 19h-2c-23 0-40-5-51-14s-18-19-21-30c0-2 0-4-1-6 0-2 0-4 0-6h2zM253 186c-25 0-44-9-57-25-13-18-19-40-19-68s6-51 19-68c13-16 32-25 57-25h3c23 0 39 6 50 18 11 11 18 24 22 38 2 6 3 13 4 19 1 7 1 12 1 18 0 5 0 10-1 17-1 6-2 13-4 19-4 14-11 28-22 39-11 12-27 18-50 18zM255 157c11-1 18-5 23-14 4-8 7-17 8-26 1-5 1-9 1-13s1-8 1-11c0-4-1-8-1-12s0-8-1-13c-1-9-4-18-8-26-5-8-12-12-23-13-11 1-19 5-23 13-5 8-8 17-9 26 0 4-1 9-1 13s0 8 0 12c0 3 0 7 0 11s1 9 1 13c1 9 4 18 9 26 4 9 12 13 23 14z">
          <text:p/>
        </draw:path>
        <draw:path draw:style-name="gr7" draw:text-style-name="P5" draw:layer="layout" svg:width="0.333cm" svg:height="0.184cm" svg:x="9.699cm" svg:y="8.932cm" svg:viewBox="0 0 334 185" svg:d="M110 45c-2-5-6-9-11-12-6-2-12-3-19-4h-1c-11 0-20 4-25 12-6 8-9 18-10 31 5-4 11-8 18-10s14-3 21-3h3c18 0 33 5 48 15 13 10 20 25 20 45 0 4 0 8-1 12 0 5-2 9-3 14-4 10-11 19-21 27-11 9-27 13-48 13h-2c-24 0-42-5-53-18-11-11-18-23-22-37-2-6-3-13-3-20-1-6-1-12-1-17 0-26 6-48 19-66 12-18 33-27 61-27h3c17 0 30 3 40 8 10 6 17 12 21 19 2 3 4 6 5 10 2 3 2 6 3 8h-3zM44 120c0 10 3 18 9 25 6 6 15 10 25 10 9 0 17-3 24-9 6-6 9-15 9-25s-3-18-9-25c-6-6-14-10-25-10-1 0-2 0-3 1-2 0-3 0-4 0-7 2-13 5-18 10-6 5-8 13-8 23zM255 185c-26 0-45-8-58-26-13-17-19-39-19-67s6-50 19-67 32-25 58-25h2c23 0 40 6 50 17 11 12 19 24 22 38 2 7 3 13 4 20 1 6 1 12 1 17s0 11-1 17c-1 7-2 13-4 20-3 14-11 26-22 38-10 12-27 18-50 18zM256 155c11 0 18-4 23-12 4-8 7-17 8-27 1-4 1-8 2-12 0-5 0-8 0-12 0-3 0-7 0-11-1-5-1-9-2-13-1-10-4-19-8-27-5-8-12-12-23-12s-19 4-23 12c-5 8-8 17-9 27 0 4-1 8-1 12 0 5 0 9 0 12 0 4 0 8 0 12s1 8 1 13c1 9 4 18 9 26 4 8 12 12 23 12z">
          <text:p/>
        </draw:path>
        <draw:path draw:style-name="gr7" draw:text-style-name="P5" draw:layer="layout" svg:width="0.336cm" svg:height="0.184cm" svg:x="9.696cm" svg:y="8.399cm" svg:viewBox="0 0 337 185" svg:d="M0 3h2 157v29c-1 1-5 5-12 12-7 6-14 15-22 26-4 5-7 10-11 15-3 6-6 12-9 18-7 14-11 27-14 40s-5 27-5 39h-3-47c1-11 3-21 5-31 3-10 6-19 9-27 1-3 2-5 3-8 1-2 2-4 3-6 6-13 14-26 24-38 9-12 19-23 29-32 1-1 1-2 2-2 0-1 1-1 2-2h-113zM257 185c-25 0-45-8-58-25-13-18-19-40-19-68s6-50 19-67 33-25 58-25h3c23 0 39 5 50 17s18 24 22 38c2 7 3 13 4 20 1 6 1 12 1 17s0 11-1 17c-1 7-2 13-4 20-4 14-11 26-22 39-11 11-27 17-50 17zM259 155c11 0 18-4 23-12 4-8 7-17 8-27 1-4 1-8 1-12 0-5 1-8 1-12s-1-7-1-12c0-4 0-8-1-12-1-10-4-19-8-27-5-8-12-12-23-12s-19 4-23 12c-5 8-8 17-9 27 0 4-1 8-1 12 0 5 0 8 0 12s0 7 0 12c0 4 1 8 1 12 1 10 4 19 9 27 4 8 12 12 23 12z">
          <text:p/>
        </draw:path>
        <draw:path draw:style-name="gr7" draw:text-style-name="P5" draw:layer="layout" svg:width="0.335cm" svg:height="0.185cm" svg:x="9.697cm" svg:y="7.863cm" svg:viewBox="0 0 336 186" svg:d="M77 186c0-1-1-1-2-1s-2 0-3 0c-3 0-6 0-9 0s-6-1-9-1c-14-2-26-7-37-15s-17-20-17-38c0-12 3-22 10-29 6-7 14-12 24-15-9-3-16-8-21-15-4-7-7-15-7-23 0-13 6-24 16-34 11-10 29-15 55-15h3c1 0 3 0 5 0s4 1 5 1c15 1 29 5 42 12 12 7 19 19 19 36 0 10-3 18-8 24-6 7-12 11-20 14 10 3 18 8 24 15 7 7 11 17 11 29 0 18-7 30-18 38s-24 13-38 15c-3 1-6 1-9 1s-6 0-9 0l-2 1c-1-1-1-1-1-1-1 0-1 0-1 0-1 0-1 0-2 0h-1zM78 156h1c2 0 3 0 5 0s4 0 6-1c5-1 11-4 16-8 4-4 7-11 7-20 0-1 0-3-1-4 0-2 0-4-1-5-1-5-5-9-10-13-4-4-12-6-22-6-11 0-19 2-23 6-5 4-9 8-10 13-1 1-1 3-1 5-1 1-1 3-1 4 0 9 3 16 8 20s10 7 16 8c2 1 3 1 5 1s4 0 5 0zM79 75c1 0 3 0 5 0s4-1 6-2c5-1 9-3 13-7 4-3 6-8 6-15 0-6-2-10-5-13-3-4-7-6-11-7-3-1-6-2-8-2-3 0-5-1-6-1-2 0-4 1-7 1-2 0-5 1-8 2-4 1-7 3-11 6-3 3-5 8-5 14 0 7 2 12 6 16 4 3 8 6 13 7 2 0 4 1 6 1s4 0 6 0zM256 186c-25 0-44-9-57-26-13-16-19-40-19-68s6-50 19-67 32-25 57-25h3c23 0 39 6 50 17 11 12 18 25 22 39 2 6 3 13 4 19 1 7 1 12 1 17 0 6 0 11-1 18-1 6-2 13-4 19-4 15-11 28-22 39-11 12-27 18-50 18zM258 157c11-1 18-5 23-13 4-9 7-18 8-27 1-5 1-9 1-13s1-8 1-12c0-3-1-7-1-11s0-8-1-13c-1-9-4-18-8-26-5-8-12-12-23-13-11 1-19 5-23 13-5 8-8 17-9 26 0 4-1 9-1 13s0 8 0 11c0 4 0 8 0 12s1 9 1 13c1 9 4 18 9 27 4 8 12 12 23 13z">
          <text:p/>
        </draw:path>
        <draw:path draw:style-name="gr7" draw:text-style-name="P5" draw:layer="layout" svg:width="0.333cm" svg:height="0.185cm" svg:x="9.699cm" svg:y="7.426cm" svg:viewBox="0 0 334 186" svg:d="M45 141c2 6 6 10 11 12s11 4 18 4c2 0 4-1 6-1 3 0 5-1 8-2 5-2 9-7 13-13 5-6 7-15 8-27-3 3-6 5-10 7-3 2-7 3-11 4-3 1-6 2-9 2s-6 0-9 0h-3c-18 0-33-5-47-15-13-10-20-25-20-45 0-1 0-2 0-3s0-2 0-2c1-15 7-29 18-43 11-12 30-19 55-19h3c23 0 41 6 52 17s18 23 22 36c2 7 3 13 3 20 1 6 1 12 1 16 0 28-6 51-19 69-13 19-34 28-62 28h-2c-17 0-30-3-39-9-9-5-16-11-20-18-2-3-4-6-5-10-2-3-3-6-3-8h2zM109 66c0-2 0-4 0-7-1-2-2-5-3-8-2-5-5-10-10-14s-12-6-21-6-17 3-23 9c-7 6-10 15-10 26 0 9 3 17 9 24 6 6 14 9 24 10 10-1 18-4 25-9 6-6 9-14 9-25zM255 186c-26 0-45-9-58-25-13-17-19-39-19-67s6-51 19-69c13-16 32-25 58-25h2c23 0 40 6 50 18 11 12 19 25 22 39 2 6 3 13 4 19 1 7 1 12 1 18 0 5 0 10-1 17-1 6-2 13-4 19-3 14-11 27-22 38-10 12-27 18-50 18zM256 157c11-1 18-5 23-13 4-8 7-17 8-26 1-4 1-9 2-13 0-4 0-8 0-11 0-4 0-8 0-12-1-4-1-8-2-13-1-9-4-18-8-26-5-8-12-12-23-13-11 1-19 5-23 13-5 8-8 17-9 26 0 4-1 9-1 13s0 8 0 12c0 3 0 7 0 11s1 9 1 13c1 9 4 18 9 26 4 8 12 12 23 13z">
          <text:p/>
        </draw:path>
        <draw:path draw:style-name="gr7" draw:text-style-name="P5" draw:layer="layout" svg:width="0.42cm" svg:height="0.158cm" svg:x="9.664cm" svg:y="6.917cm" svg:viewBox="0 0 421 159" svg:d="M0 30h5c10 0 19-3 27-8 9-5 14-11 16-20h2 29v154h-2-39v-108h-38zM199 159c-21 0-38-7-49-22-11-14-16-34-16-58s5-43 16-58c11-14 28-21 49-21h3c20 0 35 5 44 14 9 10 15 21 19 33 1 6 2 11 3 17 0 5 1 10 1 15 0 4-1 9-1 15-1 5-2 11-3 16-4 13-10 24-19 34s-24 15-44 15zM201 134c10 0 17-4 20-11 4-7 7-15 8-24 0-3 1-7 1-10 0-4 0-7 0-10s0-7 0-10c0-4-1-7-1-11-1-8-4-16-8-23-3-7-10-10-20-10s-16 3-20 10-6 15-7 23c-1 3-1 7-1 11 0 3-1 7-1 10s1 6 1 10c0 3 0 7 1 11 1 8 3 16 7 23s10 11 20 11zM353 159c-22 0-38-7-49-22-11-14-16-34-16-58s5-43 16-58c11-14 27-21 49-21h2c20 0 34 5 44 14 9 10 15 21 18 33 2 6 3 11 4 17 0 5 0 10 0 15 0 4 0 9 0 15-1 5-2 11-4 16-3 13-9 24-18 34-10 10-24 15-44 15zM354 134c10 0 16-4 20-11s6-15 7-24c1-3 1-7 1-10 0-4 0-7 0-10s0-7 0-10c0-4 0-7-1-11-1-8-3-16-7-23s-10-10-20-10c-9 0-15 3-19 10s-7 15-8 23c0 3 0 7-1 11 0 3 0 7 0 10s0 6 0 10c1 3 1 7 1 11 1 8 4 16 8 23s10 11 19 11z">
          <text:p/>
        </draw:path>
        <draw:path draw:style-name="gr7" draw:text-style-name="P5" draw:layer="layout" svg:width="0.42cm" svg:height="0.158cm" svg:x="9.664cm" svg:y="6.48cm" svg:viewBox="0 0 421 159" svg:d="M0 30h5c9 0 19-3 27-8 9-4 14-11 16-19h2 29v153h-2-39v-108h-38zM153 30h5c9 0 19-3 27-8 9-4 14-11 16-19h2 30v153h-3-39v-108h-38zM353 159c-22 0-38-7-49-22-11-14-16-33-16-57 0-25 5-44 16-59 11-14 27-21 49-21h3c19 0 33 5 43 15 9 10 15 20 18 32 2 6 3 12 4 17 0 6 0 10 0 16 0 4 0 9 0 15-1 5-2 11-4 16-3 12-9 23-18 33-10 10-24 15-43 15zM354 134c10 0 16-4 20-11s6-14 7-22c1-4 1-8 1-11 1-4 1-7 1-10 0-4 0-7-1-11 0-4 0-7-1-11-1-8-3-16-7-23-4-6-10-10-20-10-9 0-15 4-19 10-4 7-7 15-8 23 0 4 0 7 0 11-1 4-1 7-1 11 0 3 0 6 1 10 0 3 0 7 0 11 1 8 4 15 8 22s10 11 19 11z">
          <text:p/>
        </draw:path>
        <draw:path draw:style-name="gr7" draw:text-style-name="P5" draw:layer="layout" svg:width="0.42cm" svg:height="0.158cm" svg:x="9.664cm" svg:y="6.139cm" svg:viewBox="0 0 421 159" svg:d="M0 30h5c10 0 19-2 27-7 9-5 14-12 16-20h2 29v154h-2-39v-109h-38zM266 157h-3-126v-7c0-8 2-16 5-22 4-6 9-12 16-18 4-4 9-9 14-12 6-4 12-8 19-12 5-3 10-6 13-8 5-3 8-5 11-7 4-4 7-7 9-10 2-4 3-8 3-13 0-7-2-13-7-16-4-4-8-6-15-7 0 0-1 0-2 0s-1 0-2 0c-7 0-14 2-19 6-5 5-8 11-8 19v6h-2-35v-5c0-3 0-6 0-9 1-3 2-7 3-10 3-8 10-15 19-22s23-10 42-10h3c16 0 30 3 43 10 12 7 19 19 19 37 0 12-4 21-10 29-7 7-14 13-22 18-2 1-4 3-7 4-2 1-4 2-6 3-6 5-11 8-17 10-4 3-8 5-10 8-2 1-4 3-6 5-1 1-2 3-3 5h81zM353 159c-22 0-38-7-49-21-11-15-16-34-16-59 0-24 5-43 16-57 11-15 27-22 49-22h2c20 0 34 5 44 15 9 10 15 21 18 33 2 5 3 11 4 16 0 6 0 11 0 15 0 5 0 10 0 15-1 6-2 12-4 18-3 12-9 23-18 32-10 10-24 15-44 15zM354 134c10 0 16-3 20-10s6-15 7-24c1-4 1-7 1-11 0-3 0-7 0-10s0-6 0-10c0-3 0-7-1-10-1-9-3-16-7-23s-10-11-20-11c-9 0-15 4-19 11s-7 14-8 22c0 4 0 8-1 11 0 4 0 7 0 10s0 7 0 10c1 4 1 8 1 11 1 9 4 17 8 24s10 10 19 10z">
          <text:p/>
        </draw:path>
        <draw:path draw:style-name="gr7" draw:text-style-name="P5" draw:layer="layout" svg:width="0.42cm" svg:height="0.158cm" svg:x="9.664cm" svg:y="5.752cm" svg:viewBox="0 0 421 159" svg:d="M0 31h5c9 0 19-3 27-8 9-5 14-12 16-21h2 29v154h-2-39v-107h-38zM171 104c0 1 1 3 1 5s0 3 1 5c1 5 4 9 8 13s11 6 19 7c10-1 17-3 21-7 5-5 7-10 7-17 0-6-1-11-5-14-3-2-6-4-10-5-2-1-4-1-5-1-3 0-5 0-6 0h-17v-25h13c1 0 3-1 5-1s5 0 8-1 7-2 10-5 4-7 4-13c0-1 0-2 0-3-1-2-1-3-2-5-1-3-4-5-7-7-4-3-9-4-17-4-1 0-2 0-3 0-2 0-3 0-4 1-5 1-9 3-13 7-3 4-5 10-5 20h-3-34c0-3 0-6 1-10 0-4 1-8 3-12 3-7 9-15 17-22 9-7 23-10 42-10h2c20 0 35 4 45 11 9 9 14 19 14 31 0 10-2 17-7 22-4 5-10 8-15 10-1 1-2 1-4 1-1 1-2 1-3 1v1c9 0 18 4 24 10 7 6 11 15 11 27s-4 21-10 27c-7 6-14 10-22 13-7 2-13 3-19 4-6 0-11 1-13 1h-2c-21 0-36-4-46-11-9-7-16-15-19-24-1-3-2-7-2-10-1-4-1-7-1-10h2zM353 159c-22 0-38-7-49-22-11-14-16-33-16-57s5-43 16-58 27-22 49-22h3c19 0 33 5 43 16 9 9 15 20 18 32 2 6 3 11 4 17 0 5 0 10 0 15 0 4 0 9 0 15-1 5-2 11-4 16-3 12-9 23-18 33-10 10-24 15-43 15zM354 134c10 0 16-4 20-11s6-14 7-22c1-4 1-8 1-11 1-4 1-7 1-10s0-7-1-10c0-4 0-7-1-11-1-8-3-16-7-23-4-6-10-10-20-10-9 0-15 4-19 10-4 7-7 15-8 23 0 4 0 7 0 11-1 3-1 7-1 10s0 6 1 10c0 3 0 7 0 11 1 8 4 15 8 22s10 11 19 11z">
          <text:p/>
        </draw:path>
        <draw:path draw:style-name="gr7" draw:text-style-name="P5" draw:layer="layout" svg:width="0.42cm" svg:height="0.158cm" svg:x="9.664cm" svg:y="5.362cm" svg:viewBox="0 0 421 159" svg:d="M0 30h5c9 0 19-3 27-8 9-4 14-11 16-19h2 29v153h-2-39v-108h-38zM132 122v-28l78-91h2 36v92h22v27h-22v34h-3-36v-34zM210 95v-56l-47 56zM353 159c-22 0-38-7-49-22-11-14-16-33-16-58 0-24 5-43 16-58 11-14 27-21 49-21h3c19 0 33 5 43 15 9 10 15 20 18 32 2 6 3 12 4 17 0 6 0 10 0 15 0 4 0 9 0 16-1 5-2 11-4 16-3 12-9 23-18 33-10 10-24 15-43 15zM354 134c10 0 16-4 20-11s6-14 7-22c1-4 1-8 1-11 1-5 1-8 1-11s0-6-1-10c0-4 0-7-1-11-1-8-3-16-7-23-4-6-10-10-20-10-9 0-15 4-19 10-4 7-7 15-8 23 0 4 0 7 0 11-1 3-1 7-1 10s0 6 1 11c0 3 0 7 0 11 1 8 4 15 8 22s10 11 19 11z">
          <text:p/>
        </draw:path>
        <draw:path draw:style-name="gr7" draw:text-style-name="P5" draw:layer="layout" svg:width="0.42cm" svg:height="0.158cm" svg:x="9.664cm" svg:y="5.024cm" svg:viewBox="0 0 421 159" svg:d="M0 30h5c9 0 19-3 27-8 9-5 14-11 16-20h2 29v154h-2-39v-108h-38zM174 112v1c1 6 4 10 8 15 4 4 10 6 18 6 9 0 15-2 19-6 3-4 6-8 7-12 1-3 1-6 2-8 0-2 0-4 0-6 0-9-2-16-7-20-5-5-9-7-16-8-1 0-1 0-2-1-1 0-1 0-2 0s-3 0-4 1c-2 0-3 0-4 0-4 1-7 2-10 4-2 2-5 4-6 6h-2-36l10-82h2 105v27h-80l-4 31c5-3 11-5 17-7 6-1 12-2 21-2h2c15 0 28 5 39 14 10 8 16 21 16 37 0 17-6 30-17 41-11 10-27 16-50 16h-2c-19 0-34-4-43-12s-15-16-18-25c0-2-1-4-1-5 0-2 0-4 0-5h2zM353 159c-22 0-38-7-49-22-11-14-16-34-16-58s5-43 16-58c11-14 27-21 49-21h3c19 0 33 4 43 14 9 10 15 21 18 33 2 6 3 11 4 17 0 5 0 10 0 15 0 4 0 9 0 15-1 5-2 11-4 16-3 13-9 24-18 34-10 10-24 15-43 15zM354 134c10 0 16-4 20-11s6-15 7-24c1-3 1-7 1-10 1-4 1-7 1-10s0-7-1-10c0-4 0-7-1-11-1-8-3-16-7-23s-10-10-20-10c-9 0-15 3-19 10s-7 15-8 23c0 3 0 7 0 11-1 3-1 7-1 10s0 6 1 10c0 3 0 7 0 11 1 8 4 16 8 23s10 11 19 11z">
          <text:p/>
        </draw:path>
        <draw:path draw:style-name="gr7" draw:text-style-name="P5" draw:layer="layout" svg:width="0.421cm" svg:height="0.158cm" svg:x="9.664cm" svg:y="4.73cm" svg:viewBox="0 0 422 159" svg:d="M0 30h5c9 0 19-3 27-7 9-5 14-12 16-20h2 29v153h-3-38v-108h-38zM229 39c-1-5-4-8-9-10s-11-4-16-4h-1c-10 0-17 4-22 10-5 7-8 16-8 27 4-4 9-7 15-9s12-3 18-3h2c16 0 30 5 42 13 12 9 17 22 17 40 0 3 0 7 0 11-1 3-2 7-3 11-4 9-10 16-18 23-9 7-23 11-41 11h-2c-21 0-36-5-46-14-9-10-15-21-18-32-2-6-3-12-3-17-1-6-1-12-1-16 0-23 5-42 16-57s29-23 53-23h2c15 0 27 2 35 7s14 10 18 16c2 3 3 6 4 8 1 3 2 5 3 8h-3zM172 104c0 8 3 15 9 21 5 6 12 9 21 9 8 0 15-3 20-8 6-5 9-12 9-22 0-8-3-16-8-21-5-6-12-9-22-9-1 0-2 0-3 0s-2 1-3 1c-6 1-11 4-16 8-4 4-7 12-7 21zM353 159c-21 0-38-7-49-22-11-14-16-33-16-58 0-24 5-43 16-58 11-14 28-21 49-21h3c19 0 34 5 43 15s15 21 19 33c1 5 2 11 3 16 0 6 1 11 1 15s-1 9-1 16c-1 5-2 11-3 16-4 12-10 23-19 33s-24 15-43 15zM355 134c9 0 15-4 19-11 4-6 7-14 8-22 0-4 0-8 1-11 0-5 0-8 0-11s0-6 0-10c-1-3-1-7-1-11-1-8-4-16-8-22-4-7-10-11-19-11-10 0-16 4-20 11-4 6-6 14-8 22 0 4 0 7 0 11-1 4-1 7-1 10s0 6 1 11c0 4 0 7 0 11 2 8 4 16 8 22 4 7 10 11 20 11z">
          <text:p/>
        </draw:path>
        <draw:path draw:style-name="gr7" draw:text-style-name="P5" draw:layer="layout" svg:width="0.42cm" svg:height="0.158cm" svg:x="9.664cm" svg:y="4.392cm" svg:viewBox="0 0 421 159" svg:d="M0 30h5c9 0 19-3 27-8 9-4 14-11 16-19h2 29v153h-2-39v-108h-38zM132 3h2 136v25c-1 1-4 4-10 9-6 6-13 13-20 23-3 4-6 8-9 13s-5 10-8 15c-5 12-9 24-12 35-2 12-4 22-4 33h-3-40c0-9 2-18 4-26s5-16 7-24c1-2 2-4 3-6s2-4 3-6c5-11 12-22 20-32 9-11 17-20 26-28 0-1 1-1 1-2 1 0 1 0 2-1h-98zM353 159c-22 0-38-7-49-22-11-14-16-34-16-58s5-43 16-58c11-14 27-21 49-21h3c19 0 33 5 43 15 9 10 15 20 18 32 2 6 3 12 4 17 0 6 0 10 0 15 0 4 0 9 0 15-1 5-2 11-4 16-3 13-9 24-18 34-10 10-24 15-43 15zM354 134c10 0 16-4 20-11s6-15 7-23c1-4 1-8 1-11 1-4 1-7 1-10s0-6-1-10c0-4 0-7-1-11-1-8-3-16-7-23-4-6-10-10-20-10-9 0-15 4-19 10-4 7-7 15-8 23 0 4 0 7 0 11-1 4-1 7-1 10s0 6 1 10c0 3 0 7 0 11 1 8 4 16 8 23s10 11 19 11z">
          <text:p/>
        </draw:path>
        <draw:path draw:style-name="gr7" draw:text-style-name="P5" draw:layer="layout" svg:width="0.42cm" svg:height="0.159cm" svg:x="9.664cm" svg:y="4.1cm" svg:viewBox="0 0 421 160" svg:d="M0 30h5c9 0 19-2 27-7 9-5 14-11 16-20h2 29v154h-2-39v-108h-38zM200 160c-1-1-2-1-2-1-1 0-2 0-3 0-2 0-5 0-7 0-3 0-6 0-9-1-11-1-22-6-31-13-10-6-15-17-15-32 0-10 3-18 9-24 5-7 12-11 21-14-8-3-14-7-18-13s-6-13-6-20c0-10 4-20 13-28 10-9 25-13 48-13h2c1 0 3 0 5 0s3 0 5 0c13 1 25 5 35 11 11 6 17 16 17 30 0 9-3 16-7 21-5 6-11 10-17 12 8 3 15 7 21 14 5 6 8 14 8 24 0 15-5 26-15 33-9 7-20 11-32 12-3 1-5 1-8 1-2 0-5 0-7 0l-4 1c0-1 0-1-1-1s-1 0-2 0zM200 135c1 0 1 0 1 0 2 0 3-1 6-1 1 0 3 0 4 0 5-2 10-4 14-7 4-4 6-9 6-17 0-1 0-2 0-4 0-1-1-2-1-4-2-4-4-7-9-11-4-3-10-6-20-6-9 0-16 3-20 6-4 4-7 7-8 11-1 2-1 3-1 4-1 2-1 3-1 4 0 8 2 13 7 17 4 3 9 6 14 7 1 0 3 0 4 0 2 0 3 1 4 1zM201 65c1 0 3 0 6 0 1-1 3-1 5-2 4-1 8-3 11-6s5-7 5-13c0-5-2-9-4-11-3-3-6-5-10-6-2-1-5-2-7-2-3 0-5 0-6 0s-3 0-5 0c-3 0-5 1-8 2s-6 3-9 5c-3 3-4 7-4 12 0 6 1 11 5 14 3 3 7 5 11 6 2 0 3 0 5 1 2 0 3 0 5 0zM353 160c-22 0-38-8-49-22s-16-33-16-58c0-24 5-44 16-58s27-22 49-22h3c19 0 33 5 43 15 9 10 15 21 18 33 2 6 3 11 4 17 0 5 0 10 0 15 0 4 0 10 0 15-1 6-2 11-4 17-3 12-9 23-18 33-10 10-24 15-43 15zM354 135c10-1 16-4 20-11s6-14 7-23c1-3 1-7 1-10 1-5 1-8 1-11s0-7-1-10c0-4 0-7-1-11-1-8-3-16-7-23s-10-10-20-10c-9 0-15 3-19 10s-7 15-8 23c0 3 0 7 0 11-1 3-1 7-1 10s0 6 1 11c0 3 0 7 0 11 1 8 4 15 8 22s10 10 19 11z">
          <text:p/>
        </draw:path>
        <draw:path draw:style-name="gr7" draw:text-style-name="P5" draw:layer="layout" svg:width="0.421cm" svg:height="0.158cm" svg:x="9.664cm" svg:y="3.856cm" svg:viewBox="0 0 422 159" svg:d="M0 31h5c9 0 19-2 27-7 9-5 14-13 16-21h2 29v154h-3-38v-108h-38zM174 121c1 5 4 8 9 10s10 3 15 3c2 0 4 0 6 0s4-1 6-2c4-2 8-6 12-11s6-13 7-23c-3 2-6 4-9 6-3 1-6 2-9 3s-6 2-8 2c-3 0-5 0-8 0h-2c-15 0-29-4-41-13-11-9-17-22-17-39 0 0 0-1 0-2s0-1 0-2c1-13 6-25 16-36 9-11 25-17 47-17h2c20 0 36 5 45 14 9 10 15 21 19 32 1 5 2 11 3 16 0 6 0 11 0 15 0 23-5 43-16 59-11 15-29 23-53 23h-2c-14 0-26-2-33-7-8-5-14-10-18-16-2-2-3-5-4-8s-2-5-3-7h3zM229 57c0-2 0-4-1-6 0-2-1-5-2-7-2-5-5-8-9-12s-10-5-18-6c-8 1-14 3-20 8-5 6-8 13-8 22s3 16 8 21 12 8 21 9c8-1 15-3 20-8 6-5 9-12 9-21zM353 159c-21 0-38-7-49-21-11-15-16-34-16-58s5-43 16-57c11-16 28-23 49-23h3c19 0 34 5 43 16 9 10 15 21 19 33 1 5 2 11 3 16 0 6 1 11 1 15 0 5-1 10-1 15-1 6-2 11-3 17-4 12-10 23-19 32-9 10-24 15-43 15zM355 134c9 0 15-3 19-10s7-15 8-23c0-4 0-7 1-11 0-3 0-7 0-10s0-6 0-10c-1-3-1-7-1-10-1-9-4-16-8-23s-10-11-19-11c-10 0-16 4-20 11s-6 14-8 22c0 4 0 8 0 11-1 4-1 7-1 10s0 7 1 10c0 4 0 8 0 11 2 8 4 16 8 23s10 10 20 10z">
          <text:p/>
        </draw:path>
        <draw:path draw:style-name="gr7" draw:text-style-name="P5" draw:layer="layout" svg:width="0.436cm" svg:height="0.159cm" svg:x="9.648cm" svg:y="3.614cm" svg:viewBox="0 0 437 160" svg:d="M128 157h-2-126v-6c0-9 2-16 6-23 3-6 8-12 15-18 4-4 9-7 15-12 5-4 11-8 19-12 4-3 9-6 12-8 4-2 8-5 10-7 4-3 7-7 9-10 2-4 3-8 3-13 0-7-2-13-6-16-5-4-9-6-14-6-1-1-2-1-3-1 0 0-1 0-2 0-7 0-13 2-19 7-5 4-7 10-7 18v6h-3-35v-5c0-3 0-6 1-9 0-3 1-6 2-10 4-8 10-15 19-22s23-10 43-10h2c16 0 30 4 42 11 13 7 19 19 19 36 0 12-3 21-10 29-7 7-14 13-22 18-2 2-4 3-6 4-3 2-5 4-7 5-6 3-11 6-15 9-5 2-8 5-11 7-2 2-4 3-5 5-2 2-3 3-4 5h80zM216 160c-21-1-38-8-49-22-12-14-17-34-17-59 0-24 5-43 17-57 11-15 28-22 49-22h3c19 0 33 5 43 15 9 10 15 21 19 33 1 6 2 11 3 17 0 5 0 10 0 14 0 5 0 10 0 15-1 7-2 12-3 18-4 12-10 23-19 33-10 9-24 14-43 14zM217 135c10-1 16-4 20-11s6-15 8-23c0-5 0-8 1-12 0-3 0-7 0-10s0-6 0-9c-1-4-1-8-1-11-2-9-4-16-8-23s-10-10-20-11c-9 1-15 4-19 11s-7 14-8 22c0 4 0 8 0 11-1 4-1 7-1 10s0 7 1 10c0 4 0 8 0 12 1 8 4 16 8 23s10 10 19 11zM369 160c-22-1-38-8-49-22s-17-34-17-59c0-24 6-43 17-57 11-15 27-22 49-22h2c20 0 34 5 43 15 10 10 16 21 19 33 2 6 3 11 3 17 1 5 1 10 1 14 0 5 0 10-1 15 0 7-1 12-3 18-3 12-9 23-19 33-9 9-23 14-43 14zM370 135c10-1 16-4 20-11s6-15 7-23c1-5 1-8 1-12 0-3 0-7 0-10s0-6 0-9c0-4 0-8-1-11-1-9-3-16-7-23s-10-10-20-11c-9 1-16 4-19 11-4 7-7 14-8 22 0 4-1 8-1 11 0 4 0 7 0 10s0 7 0 10c0 4 1 8 1 12 1 8 4 16 8 23 3 7 10 10 19 11z">
          <text:p/>
        </draw:path>
        <draw:path draw:style-name="gr7" draw:text-style-name="P5" draw:layer="layout" svg:width="0.151cm" svg:height="0.181cm" svg:x="2.526cm" svg:y="12.571cm" svg:viewBox="0 0 152 182" svg:d="M45 127v1 1c1 6 4 11 9 16s12 8 21 8 16-2 20-7c5-4 7-9 9-14 1-3 1-6 2-9 0-2 0-4 0-7 0-10-3-18-8-23s-11-8-17-9c-1 0-2 0-3-1 0 0-1 0-2 0-2 0-3 0-5 1-2 0-3 0-5 1-4 0-7 2-11 4-3 2-5 4-7 7h-3-42l12-96h3 122v32h-93l-5 36c6-4 13-6 20-8s14-3 23-3h2c18 0 35 6 47 16s18 25 18 44-6 34-19 46c-13 13-33 19-58 19h-2c-23 0-40-5-51-14s-18-19-21-29c0-2 0-4-1-6 0-2 0-4 0-6h2z">
          <text:p/>
        </draw:path>
        <draw:path draw:style-name="gr7" draw:text-style-name="P5" draw:layer="layout" svg:width="0.313cm" svg:height="0.185cm" svg:x="2.456cm" svg:y="12.091cm" svg:viewBox="0 0 314 186" svg:d="M0 35h6c12 0 22-3 32-9 10-5 16-13 18-23h3 34v179h-3-45v-126h-45zM234 186c-25-1-45-9-58-26s-19-40-19-68 6-50 19-67 33-25 58-25h3c23 0 39 6 50 17 11 12 18 25 22 39 2 6 3 13 4 19s1 12 1 17 0 11-1 18c-1 6-2 12-4 19-4 14-11 28-22 39-11 12-27 17-50 17zM236 156c11 0 18-4 23-13 4-8 7-17 8-27 1-4 1-8 1-12s0-8 0-12c0-3 0-7 0-11s0-9-1-13c-1-10-4-18-8-26-5-8-12-13-23-13s-19 5-23 13c-5 8-8 16-9 26 0 4-1 8-1 13 0 4 0 8 0 11 0 4 0 8 0 12s1 8 1 13c1 9 4 18 9 26 4 9 12 13 23 13z">
          <text:p/>
        </draw:path>
        <draw:path draw:style-name="gr7" draw:text-style-name="P5" draw:layer="layout" svg:width="0.311cm" svg:height="0.181cm" svg:x="2.456cm" svg:y="11.754cm" svg:viewBox="0 0 312 182" svg:d="M0 31h6c12 0 22-3 32-8 10-6 16-14 18-23h3 34v179h-3-45v-126h-45zM205 127v1 1c1 6 4 11 9 16s12 8 21 8 16-2 20-7c5-4 8-9 9-14 1-3 2-6 2-9 0-2 0-4 0-6 0-11-2-20-8-25-5-5-11-8-17-9-1 0-2 0-2 0-1-1-2-1-3-1s-3 1-5 1c-1 0-3 0-5 1-3 1-7 2-10 4-4 2-6 4-8 7h-2-43l12-95h2 123v31h-93l-5 36c7-4 13-6 20-8s15-2 23-2h3c18 0 33 5 45 15 13 10 19 25 19 45 0 19-7 34-20 46-12 13-31 19-56 19h-3c-23 0-40-5-51-14-12-9-18-18-21-29-1-2-1-4-1-6-1-2-1-4-1-6h2z">
          <text:p/>
        </draw:path>
        <draw:path draw:style-name="gr7" draw:text-style-name="P5" draw:layer="layout" svg:width="0.331cm" svg:height="0.185cm" svg:x="2.438cm" svg:y="11.313cm" svg:viewBox="0 0 332 186" svg:d="M150 183h-3-146v-7c0-10 1-19 5-26 4-8 10-15 18-22 5-4 11-8 18-13 7-4 14-9 23-14 5-3 10-6 15-9 4-3 8-6 11-8 5-4 8-8 11-12 2-4 3-10 3-16 0-8-3-15-8-19s-10-6-16-7c-1 0-2 0-3 0 0-1-1-1-2-1-9 1-16 3-22 8s-9 12-9 22v7h-3-42v-6c0-3 0-7 1-11 0-3 1-7 3-11 4-10 11-18 22-26 10-8 28-12 50-12h3c18 0 35 4 49 12 15 9 22 23 22 43 0 15-4 26-11 34-8 9-16 16-26 22-2 2-5 3-7 5-3 1-5 2-8 4-7 4-13 7-18 10s-9 6-13 9c-2 2-4 4-6 6-1 2-3 4-4 6h93zM252 186c-25 0-44-8-57-25s-19-39-19-67 6-52 19-68c13-17 32-26 57-26h3c23 0 39 6 50 18 11 11 18 24 22 38 2 7 3 14 4 21 0 6 1 12 1 17s-1 11-1 17c-1 6-2 13-4 19-4 14-11 27-22 39-11 11-27 17-50 17zM254 157c10 0 18-5 23-13 4-8 7-16 8-26 1-4 1-9 1-13s0-8 0-11c0-4 0-8 0-12s0-8-1-12c-1-11-4-20-8-28-5-8-13-12-23-12-11 0-19 4-23 12-5 8-8 17-9 27-1 5-1 9-1 13s0 8 0 12c0 3 0 7 0 11 0 5 0 9 1 13 1 10 4 18 9 26 4 8 12 13 23 13z">
          <text:p/>
        </draw:path>
        <draw:path draw:style-name="gr7" draw:text-style-name="P5" draw:layer="layout" svg:width="0.335cm" svg:height="0.185cm" svg:x="2.434cm" svg:y="10.632cm" svg:viewBox="0 0 336 186" svg:d="M44 120c0 2 1 4 1 6 0 3 0 5 1 8 1 5 5 10 10 15 4 5 12 7 22 7 11 0 19-3 24-8 6-5 8-11 8-20 0-7-2-13-5-16-4-3-8-5-12-6-2-1-5-1-7-2-2 0-4 0-5 0h-20v-29h14c1 0 3 0 7 0 3-1 5-1 8-2 4-1 8-3 12-6 3-3 5-8 5-15 0-1 0-2-1-4 0-2-1-3-2-5-1-3-4-6-8-9s-11-4-20-4c-1 0-2 0-4 0-1 0-2 0-4 1-5 1-10 4-14 8-5 5-7 12-7 23h-3-40c0-3 1-7 1-11 1-5 2-9 4-14 3-9 10-17 20-25s26-12 48-12h4c22 0 39 5 51 14 11 9 17 21 17 35 0 11-3 19-8 25-6 6-12 10-18 12-2 1-3 1-4 1-1 1-3 1-4 1v1c11 1 20 5 28 12s12 18 12 31c0 15-4 26-11 33-8 7-17 12-26 15-8 3-15 4-22 5-7 0-12 0-14 0l-4 1c-24 0-41-5-53-13-11-8-18-17-22-28-1-4-2-8-3-13 0-4 0-8 0-12h2zM256 186c-25 0-44-9-57-25-13-17-19-40-19-68s6-51 19-68c13-16 32-25 57-25h3c23 0 39 6 50 18 11 11 18 24 22 38 2 6 3 13 4 19 1 7 1 12 1 18 0 5 0 10-1 17-1 6-2 13-4 19-4 15-11 28-22 39-11 12-27 18-50 18zM258 157c11-1 18-5 23-13 4-8 7-18 8-27 1-4 1-9 1-13s0-8 0-11c0-4 0-8 0-12s0-8-1-13c-1-9-4-18-8-26-5-8-12-12-23-13-11 1-19 5-23 13-5 8-8 17-9 26 0 4-1 9-1 13s0 8 0 12c0 3 0 7 0 11s1 9 1 13c1 10 4 19 9 27 4 8 12 12 23 13z">
          <text:p/>
        </draw:path>
        <draw:path draw:style-name="gr7" draw:text-style-name="P5" draw:layer="layout" svg:width="0.337cm" svg:height="0.185cm" svg:x="2.432cm" svg:y="9.951cm" svg:viewBox="0 0 338 186" svg:d="M0 142v-32l91-107h3 41v108h27v31h-27v40h-2-44v-40zM91 111v-65l-54 65zM258 186c-25 0-44-9-57-26-13-16-19-39-19-67 0-29 6-51 19-68s32-25 57-25h3c23 0 39 6 50 17 11 12 18 25 22 39 2 6 3 13 4 19 1 8 1 13 1 18 0 6 0 11-1 18-1 6-2 13-4 19-4 14-11 27-22 38-11 12-27 18-50 18zM260 157c11-1 18-5 23-13 4-8 7-17 8-26 1-5 1-9 1-13s0-8 0-12c0-3 0-7 0-11s0-10-1-14c-1-9-4-18-8-26-5-8-12-12-23-13-11 1-19 5-23 13-5 8-8 17-9 26 0 4-1 10-1 14s0 8 0 11c0 4 0 8 0 12s1 9 1 13c1 9 4 18 9 26 4 8 12 12 23 13z">
          <text:p/>
        </draw:path>
        <draw:path draw:style-name="gr7" draw:text-style-name="P5" draw:layer="layout" svg:width="0.332cm" svg:height="0.184cm" svg:x="2.437cm" svg:y="9.369cm" svg:viewBox="0 0 333 185" svg:d="M44 130c0 1 1 1 1 1 0 1 0 1 0 1 1 6 4 12 10 17 4 5 12 7 21 8 9-1 16-3 20-7 4-5 7-10 9-15 1-3 1-6 2-8 0-3 0-5 0-7 0-11-3-20-8-25s-11-8-17-9c-1 0-2 0-3 0s-1 0-2 0c-2 0-3 0-5 0s-3 1-5 1c-4 1-7 2-11 4s-6 4-8 7h-3-42l12-95h3 122v31h-93l-5 37c6-4 14-7 21-9 7-1 14-2 23-2h2c18 0 34 5 46 15 12 11 18 25 18 46 0 18-6 33-19 46-13 12-32 18-57 18h-2c-24 0-41-4-52-13s-18-19-21-30c0-2 0-4-1-6 0-2 0-4 0-6h2zM253 185c-25 0-44-8-57-25s-19-39-19-68c0-28 6-50 19-67s32-25 57-25h3c23 0 39 5 50 17s18 24 22 38c2 7 3 13 4 20 1 6 1 12 1 17s0 11-1 18-2 13-4 20c-4 14-11 26-22 38-11 11-27 17-50 17zM255 156c11 0 18-4 23-12 4-8 7-17 8-27 1-4 1-8 1-14 0-4 0-8 0-11 0-4 0-7 0-12 0-4 0-8-1-12-1-10-4-19-8-27-5-8-12-12-23-12s-19 4-23 12c-5 8-8 17-9 26 0 5-1 9-1 13 0 5 0 8 0 12 0 3 0 7 0 12s1 9 1 13c1 10 4 19 9 27 4 8 12 12 23 12z">
          <text:p/>
        </draw:path>
        <draw:path draw:style-name="gr7" draw:text-style-name="P5" draw:layer="layout" svg:width="0.333cm" svg:height="0.185cm" svg:x="2.436cm" svg:y="8.737cm" svg:viewBox="0 0 334 186" svg:d="M111 46c-2-5-6-9-11-12-6-2-12-3-19-4h-1c-11 0-21 4-26 12-6 8-9 18-10 31 5-4 11-8 19-10 7-2 14-3 21-3h3c18 0 33 5 47 15 13 10 20 25 20 45 0 4 0 8-1 12 0 5-2 9-3 14-4 10-11 19-21 27s-26 12-46 12l-3 1c-25-1-43-6-54-18-11-11-18-23-22-37-2-6-3-13-3-20-1-6-1-12-1-17 0-26 6-48 19-66 12-18 33-28 62-28h3c17 0 30 3 40 9 9 6 16 12 20 19 2 3 4 6 5 10 2 3 2 6 3 8h-3zM44 121c0 10 3 18 9 25 6 6 16 10 26 10 9 0 17-3 24-9 6-6 9-15 9-25s-3-18-9-25c-6-6-14-9-25-10-1 0-2 0-3 1-2 0-3 0-4 0-7 2-14 5-19 10-6 5-8 13-8 23zM255 186c-26-1-45-9-58-26s-19-39-19-67 6-50 19-67 32-26 58-26h2c23 0 40 7 50 18 11 12 19 24 22 38 2 7 4 13 4 20 1 6 1 12 1 17s0 11-1 17c0 7-2 13-4 20-3 14-11 26-22 38-10 11-27 17-50 17zM256 156c11 0 18-4 23-12 4-8 7-17 8-27 1-4 1-8 1-12 1-5 1-8 1-12 0-3 0-7-1-11 0-5 0-9-1-13-1-10-4-19-8-27-5-8-12-12-23-12s-19 4-23 12c-5 8-8 17-9 27 0 4-1 8-1 12 0 5 0 9 0 12 0 4 0 8 0 12s1 8 1 13c1 9 4 18 9 26 4 8 12 12 23 12z">
          <text:p/>
        </draw:path>
        <draw:path draw:style-name="gr7" draw:text-style-name="P5" draw:layer="layout" svg:width="0.337cm" svg:height="0.184cm" svg:x="2.432cm" svg:y="8.204cm" svg:viewBox="0 0 338 185" svg:d="M0 3h3 158v29c-1 1-5 5-12 12-7 6-14 15-22 26-4 5-7 10-11 15-3 6-6 12-9 18-7 14-11 27-14 40s-6 27-6 39h-3-47c1-11 3-22 5-31 3-10 6-19 9-27 1-3 2-5 3-8 1-2 2-4 3-6 6-13 14-26 24-38s20-23 30-32c0-1 1-2 2-2 0-1 1-1 2-2h-115zM258 185c-25 0-44-8-57-26-13-17-19-39-19-67s6-50 19-67 32-25 57-25h3c23 0 39 5 50 17s18 24 22 38c2 7 3 13 4 20 1 6 1 12 1 17s0 11-1 17c-1 7-2 13-4 20-4 14-11 26-22 38s-27 18-50 18zM260 155c11 0 18-4 23-12 4-8 7-17 8-27 1-4 1-8 1-12 0-5 0-8 0-12s0-7 0-12c0-4 0-8-1-12-1-10-4-19-8-27-5-8-12-12-23-12s-19 4-23 12c-5 8-8 17-9 27 0 4-1 8-1 12 0 5 0 8 0 12s0 7 0 12c0 4 1 8 1 12 1 10 4 19 9 27 4 8 12 12 23 12z">
          <text:p/>
        </draw:path>
        <draw:path draw:style-name="gr7" draw:text-style-name="P5" draw:layer="layout" svg:width="0.335cm" svg:height="0.185cm" svg:x="2.434cm" svg:y="7.621cm" svg:viewBox="0 0 336 186" svg:d="M78 186c0 0-1-1-2-1s-2 0-3 0c-4 0-7 0-10 0s-6-1-9-1c-14-2-26-7-37-15s-17-20-17-37c0-12 3-22 10-29 6-7 14-12 24-15-9-3-16-8-21-15-4-7-7-15-7-23 0-13 6-24 16-35 11-10 29-15 56-15h3c1 0 3 0 5 1 2 0 4 0 5 0 15 1 29 5 42 12 12 9 19 20 19 37 0 10-3 18-8 24-6 7-12 11-20 14 10 3 18 8 24 15 7 7 10 17 10 29 0 17-6 30-17 38s-24 12-38 14c-3 1-6 1-9 1s-6 0-9 0l-2 1c-1 0-1-1-1-1-1 0-1 0-1 0-1 0-1 0-2 0h-1zM79 156h1c2 0 3 0 5 0s4 0 6-1c5-1 11-4 16-8 4-4 7-10 7-19 0-1 0-3-1-4 0-2 0-4-1-5-1-5-5-9-10-13-4-4-12-6-23-6s-19 2-23 6c-5 4-9 8-10 13-1 1-1 3-1 5-1 1-1 3-1 4 0 9 3 15 8 19s10 7 16 8c2 1 4 1 6 1s4 0 5 0zM79 76c2 0 4 0 6 0s4-1 6-1c5-2 9-4 13-7 4-4 6-9 6-16 0-6-2-10-5-13s-7-6-11-7c-3-1-6-2-8-2-3 0-5-1-7-1-1 0-3 1-6 1s-6 1-9 2c-4 1-7 3-11 6-3 4-5 8-5 14 0 7 2 13 6 16s8 6 13 7c2 0 5 1 7 1s4 0 5 0zM256 186c-25 0-44-9-57-25-13-17-19-39-19-67s6-51 19-68 32-26 57-26h3c23 0 39 6 50 19 11 11 18 24 22 38 2 6 3 13 4 19 1 7 1 12 1 18 0 5 0 10-1 17-1 6-2 13-4 19-4 14-11 27-22 38-11 12-27 18-50 18zM258 157c11-1 18-5 23-13 4-8 7-17 8-26 1-5 1-9 1-13s0-8 0-11c0-4 0-8 0-12s0-8-1-13c-1-9-4-18-8-26-5-8-12-12-23-13-11 1-19 5-23 13-5 8-8 17-9 26 0 4-1 9-1 13s0 8 0 12c0 3 0 7 0 11s1 9 1 13c1 9 4 18 9 26 4 8 12 12 23 13z">
          <text:p/>
        </draw:path>
        <draw:path draw:style-name="gr7" draw:text-style-name="P5" draw:layer="layout" svg:width="0.333cm" svg:height="0.185cm" svg:x="2.436cm" svg:y="7.182cm" svg:viewBox="0 0 334 186" svg:d="M45 141c2 5 6 9 11 12 5 2 12 3 19 3 2 0 4 0 6 0 3-1 5-1 8-3 5-2 9-6 13-12 5-6 7-15 8-28-3 3-6 6-10 7-3 2-7 4-11 5-3 1-6 1-9 2-3 0-6 0-9 0h-3c-19 0-34-5-48-15-13-11-20-27-20-47 0 0 0-1 0-2s0-2 0-3c1-15 7-29 18-41 11-13 30-19 56-19h3c23 0 41 5 51 16 11 11 18 23 22 36 2 7 3 13 3 19 1 7 1 12 1 18 0 28-6 51-19 69-12 18-33 27-61 27l-2 1c-18-1-31-3-40-9-9-5-16-12-20-18-2-3-4-7-5-10-2-3-3-6-3-8h2zM110 65c0-2 0-5 0-7-1-3-2-6-3-8-2-5-5-10-10-14s-12-6-21-7c-9 1-18 4-24 10-7 6-10 14-10 25 0 10 3 18 9 25s15 10 25 10 18-3 25-9c6-6 9-15 9-25zM255 186c-26-1-45-9-58-26-13-16-19-39-19-67 0-29 6-51 19-68s32-25 58-25h2c23 0 40 6 50 17 11 12 19 25 22 39 2 6 4 13 4 19 1 6 1 13 1 18s0 11-1 17c0 7-2 13-4 20-3 14-11 27-22 38-10 12-27 17-50 17zM256 156c11 0 18-4 23-12 4-8 7-17 8-27 1-4 1-8 1-12 1-4 1-8 1-12 0-3 0-8-1-12 0-4 0-9-1-13-1-10-4-18-8-26-5-8-12-13-23-13s-19 5-23 13c-5 8-8 16-9 26 0 4-1 8-1 13 0 4 0 9 0 12 0 4 0 8 0 12s1 8 1 13c1 9 4 18 9 26 4 8 12 12 23 12z">
          <text:p/>
        </draw:path>
        <draw:path draw:style-name="gr7" draw:text-style-name="P5" draw:layer="layout" svg:width="0.42cm" svg:height="0.158cm" svg:x="2.401cm" svg:y="6.724cm" svg:viewBox="0 0 421 159" svg:d="M0 30h5c10 0 19-2 27-7 9-5 14-12 16-20h2 29v154h-2-39v-109h-38zM199 159c-21 0-38-7-49-22s-16-34-16-58 5-43 16-57c11-15 28-22 49-22h3c19 0 34 5 43 15s15 21 19 33c1 5 2 11 3 16 0 6 1 11 1 15 0 5-1 10-1 15-1 5-2 11-3 17-4 12-10 22-19 32-9 11-24 16-43 16zM201 133c9 0 16-4 19-10 4-7 7-15 8-23 0-4 1-7 1-11 0-3 0-7 0-10s0-6 0-10c0-3-1-7-1-11-1-8-4-15-8-22-3-7-10-11-19-11-10 0-16 4-20 11s-6 14-7 22c-1 4-1 8-1 11 0 4-1 7-1 10s1 7 1 10c0 4 0 7 1 11 1 8 3 16 7 23 4 6 10 10 20 10zM353 159c-22 0-39-7-50-22s-16-34-16-58 5-43 16-57c11-15 28-22 50-22h2c20 0 34 5 44 15 9 10 15 21 18 33 2 5 3 11 4 16 0 6 0 11 0 15 0 5 0 10 0 15-1 5-2 11-4 17-3 12-9 22-18 32-10 11-24 16-44 16zM354 133c10 0 16-4 20-10 4-7 6-15 7-23 1-4 1-7 1-11 0-3 0-7 0-10s0-6 0-10c0-3 0-7-1-11-1-8-3-15-7-22s-10-11-20-11c-9 0-15 4-19 11s-8 14-9 22c0 4 0 8-1 11 0 4 0 7 0 10s0 7 0 10c1 4 1 7 1 11 1 8 5 16 9 23 4 6 10 10 19 10z">
          <text:p/>
        </draw:path>
        <draw:path draw:style-name="gr7" draw:text-style-name="P5" draw:layer="layout" svg:width="0.42cm" svg:height="0.158cm" svg:x="2.401cm" svg:y="6.285cm" svg:viewBox="0 0 421 159" svg:d="M0 30h5c9 0 19-3 27-8 9-4 14-11 16-19h2 29v153h-2-39v-108h-38zM153 30h5c9 0 19-3 27-8 9-4 14-11 16-19h2 29v153h-3-38v-108h-38zM353 159c-22 0-39-7-50-22-11-14-16-34-16-58s5-43 16-58c11-14 28-21 50-21h3c19 0 33 5 43 15 9 10 15 20 18 32 2 6 3 12 4 17 0 6 0 10 0 15 0 4 0 9 0 15-1 5-2 11-4 16-3 13-9 24-18 34-10 10-24 15-43 15zM354 134c10 0 16-4 20-11s6-15 7-23c1-4 1-8 1-11 1-4 1-7 1-10s0-6-1-10c0-4 0-7-1-11-1-8-3-16-7-23-4-6-10-10-20-10-9 0-15 4-19 10-4 7-8 15-9 23 0 4 0 7 0 11-1 4-1 7-1 10s0 6 1 10c0 3 0 7 0 11 1 8 5 16 9 23s10 11 19 11z">
          <text:p/>
        </draw:path>
        <draw:path draw:style-name="gr7" draw:text-style-name="P5" draw:layer="layout" svg:width="0.42cm" svg:height="0.158cm" svg:x="2.401cm" svg:y="5.848cm" svg:viewBox="0 0 421 159" svg:d="M0 30h5c10 0 19-3 27-7 9-5 14-12 16-20h2 29v153h-2-39v-108h-38zM265 156h-3-125v-6c0-8 2-16 5-22 4-6 9-12 16-18 4-4 9-8 14-11 6-4 12-8 19-12 5-3 10-6 13-8 4-4 7-6 10-9 4-3 7-6 9-10 2-3 3-7 3-12 0-8-2-13-7-16-4-4-8-6-14-7 0 0-1 0-2 0s-1 0-2 0c-7 0-14 2-19 6s-8 11-8 19v6h-2-35v-5c0-3 0-6 0-9 1-3 2-7 3-10 3-8 10-16 19-22 9-7 23-10 42-10h3c15 0 29 3 42 10 12 7 19 19 19 36 0 12-4 22-10 29-7 9-14 15-22 20-2 1-4 3-6 4-3 1-5 2-7 3-6 4-11 7-16 9-4 3-8 5-10 7s-4 4-5 6c-2 1-3 3-4 5h80zM353 159c-22 0-39-7-50-21-11-15-16-34-16-58 0-25 5-44 16-59 11-14 28-21 50-21h2c20 0 34 5 44 15 9 10 15 21 18 33 2 5 3 11 4 16 0 6 0 11 0 16 0 4 0 9 0 15-1 5-2 11-4 17-3 11-9 22-18 32-10 10-24 15-44 15zM354 134c10 0 16-4 20-11 4-6 6-14 7-22 1-4 1-8 1-11 0-4 0-7 0-10 0-4 0-7 0-11 0-3 0-7-1-11-1-8-3-16-7-22-4-7-10-11-20-11-9 0-15 4-19 11-4 6-8 14-9 22 0 4 0 7-1 11 0 4 0 7 0 11 0 3 0 6 0 10 1 4 1 7 1 11 1 8 5 16 9 22 4 7 10 11 19 11z">
          <text:p/>
        </draw:path>
        <draw:path draw:style-name="gr7" draw:text-style-name="P5" draw:layer="layout" svg:width="0.42cm" svg:height="0.159cm" svg:x="2.401cm" svg:y="5.507cm" svg:viewBox="0 0 421 160" svg:d="M0 30h5c9 0 19-2 27-7 9-5 14-12 16-20h2 29v154h-2-39v-108h-38zM171 104c0 2 1 4 1 5 0 2 0 4 1 6 1 5 4 9 8 13s11 6 19 6c9 0 16-2 20-7 5-4 7-10 7-16s-2-12-5-15-6-5-10-5c-2-1-4-1-5-1-2-1-4-1-5-1h-17v-25h13c1 0 3 0 5 0s4 0 7-1 7-3 10-5c3-3 4-7 4-13 0-1 0-2 0-4-1-1-1-3-2-4-1-3-4-5-7-8-4-2-9-3-16-3-1 0-2 0-3 0-2 0-3 0-4 0-5 1-9 4-13 8-3 3-5 10-5 20h-3-34c0-3 0-7 1-10 0-4 1-8 3-12 3-8 9-15 17-22 9-6 23-10 42-10h2c19 0 34 4 44 12 9 8 14 18 14 30 0 9-2 16-7 21-4 5-10 9-15 11-1 0-2 1-4 1-1 0-2 1-3 1 9 1 18 4 24 11 7 6 11 16 11 27 0 12-4 21-10 28-7 6-14 10-22 13-7 2-13 3-19 3-6 1-10 1-12 1h-2c-21 0-36-3-46-10-9-8-16-16-19-24-1-4-2-7-2-11-1-3-1-7-1-10h2zM353 160c-22-1-39-8-50-22s-16-34-16-59c0-24 5-43 16-57 11-15 28-22 50-22h3c19 0 33 5 43 15 9 10 15 21 18 33 2 6 3 11 4 17 0 5 0 10 0 14 0 5 0 10 0 15-1 6-2 12-4 18-3 12-9 23-18 33-10 9-24 14-43 14zM354 135c10-1 16-4 20-11s6-15 7-24c1-3 1-7 1-11 1-3 1-7 1-10s0-6-1-9c0-4 0-8-1-11-1-9-3-16-7-23s-10-10-20-11c-9 1-15 4-19 11s-8 14-9 22c0 4 0 8 0 11-1 4-1 7-1 10s0 7 1 10c0 4 0 8 0 11 1 9 5 17 9 24s10 10 19 11z">
          <text:p/>
        </draw:path>
        <draw:path draw:style-name="gr7" draw:text-style-name="P5" draw:layer="layout" svg:width="0.42cm" svg:height="0.158cm" svg:x="2.401cm" svg:y="5.12cm" svg:viewBox="0 0 421 159" svg:d="M0 31h5c9 0 19-3 27-8 9-4 14-12 16-20h2 29v153h-2-39v-107h-38zM132 122v-27l77-92h2 36v92h22v27h-22v34h-3-37v-34zM209 95v-55l-46 55zM353 159c-22 0-39-7-50-22-11-14-16-33-16-57s5-43 16-58 28-22 50-22h3c19 0 33 5 43 16 9 10 15 21 18 32 2 6 3 12 4 17 0 6 0 11 0 15s0 9 0 15c-1 5-2 11-4 16-3 12-9 23-18 33-10 10-24 15-43 15zM354 134c10 0 16-4 20-11s6-14 7-22c1-4 1-8 1-11 1-4 1-7 1-10s0-6-1-10c0-3 0-7-1-11-1-8-3-16-7-22-4-7-10-11-20-11-9 0-15 4-19 11-4 6-8 14-9 22 0 4 0 7 0 11-1 4-1 7-1 10s0 6 1 10c0 4 0 7 0 11 1 8 5 15 9 22s10 11 19 11z">
          <text:p/>
        </draw:path>
        <draw:path draw:style-name="gr7" draw:text-style-name="P5" draw:layer="layout" svg:width="0.42cm" svg:height="0.159cm" svg:x="2.401cm" svg:y="4.779cm" svg:viewBox="0 0 421 160" svg:d="M0 30h5c9 0 19-2 27-7 9-5 14-12 16-20h2 29v154h-2-39v-107h-38zM174 112c0 1 0 1 0 1 0 1 0 1 0 1 1 5 4 10 8 14s10 7 18 7 14-2 17-6c4-4 7-8 8-13 1-2 1-4 2-7 0-2 0-4 0-6 0-9-2-15-7-20-5-4-9-7-15-8-1 0-1 0-2 0s-1 0-2 0-3 0-4 0c-2 1-3 1-4 1-4 1-7 2-10 4-2 1-5 3-6 6h-2-36l10-83h2 104v27h-79l-4 32c5-3 11-6 17-7s12-2 20-2h2c15 0 28 4 39 13 10 9 16 22 16 38s-6 29-17 39c-11 11-27 16-49 16l-2 1c-19-1-34-5-43-12-9-8-15-16-18-25 0-2-1-4-1-6 0-1 0-3 0-5h2zM353 160c-22-1-39-8-50-22s-16-34-16-58 5-44 16-58c11-15 28-22 50-22h3c19 0 33 5 43 15 9 10 15 21 18 34 2 5 3 11 4 17 0 5 0 10 0 14 0 5 0 10 0 15-1 6-2 11-4 17-3 12-9 23-18 33-10 9-24 14-43 14zM354 134c10 0 16-3 20-10s6-15 7-23c1-4 1-7 1-11 1-3 1-7 1-10s0-6-1-10c0-3 0-7-1-10-1-9-3-16-7-24-4-7-10-10-20-11-9 1-15 4-19 11-4 8-8 15-9 23 0 4 0 8 0 11-1 4-1 7-1 10s0 7 1 10c0 4 0 8 0 11 1 8 5 16 9 23s10 10 19 10z">
          <text:p/>
        </draw:path>
        <draw:path draw:style-name="gr7" draw:text-style-name="P5" draw:layer="layout" svg:width="0.421cm" svg:height="0.158cm" svg:x="2.401cm" svg:y="4.439cm" svg:viewBox="0 0 422 159" svg:d="M0 30h5c9 0 19-3 27-8 9-5 14-11 16-20h2 29v154h-3-38v-108h-38zM229 38c-1-4-4-8-9-10s-11-3-16-3h-1c-10 0-17 3-22 10s-8 16-8 27c4-4 9-7 15-9s12-3 18-3h2c16 0 29 4 41 13 12 10 17 23 17 40 0 3 0 7 0 10-1 4-2 8-3 12-4 9-10 16-18 23-9 7-22 11-40 11h-2c-21 0-36-5-46-15-9-9-15-20-18-32-2-5-3-11-3-17-1-5-1-10-1-14 0-24 5-43 16-58 11-16 29-23 53-23h2c15 0 26 2 34 7s14 10 18 16c2 3 3 5 4 8s2 5 3 7h-3zM172 104c0 8 3 15 9 21 5 6 12 9 21 9 8 0 15-3 20-8 6-5 8-13 8-22 0-8-2-15-7-21-5-5-12-8-22-8-1 0-2 0-3 0s-2 0-3 1c-6 1-11 3-16 8-4 4-7 11-7 20zM353 159c-22 0-39-7-50-22-11-14-16-33-16-57 0-25 5-44 16-59 11-14 28-21 50-21h3c19 0 34 5 43 14 9 10 15 21 19 33 1 6 2 11 3 18 0 5 1 10 1 15 0 4-1 9-1 15-1 5-2 11-3 16-4 12-10 23-19 33s-24 15-43 15zM355 134c9 0 16-4 19-11 4-7 7-14 8-22 0-4 0-8 1-11 0-4 0-7 0-10s0-7 0-10c-1-4-1-8-1-12-1-8-4-16-8-23-3-6-10-10-19-10-10 0-16 4-21 10-4 7-6 15-8 23 0 3 0 8 0 12-1 3-1 7-1 10s0 6 1 10c0 3 0 7 0 11 2 8 4 15 8 22 5 7 11 11 21 11z">
          <text:p/>
        </draw:path>
        <draw:path draw:style-name="gr7" draw:text-style-name="P5" draw:layer="layout" svg:width="0.42cm" svg:height="0.159cm" svg:x="2.401cm" svg:y="4.1cm" svg:viewBox="0 0 421 160" svg:d="M0 30h5c9 0 19-2 27-7 9-5 14-11 16-20h2 29v154h-2-39v-108h-38zM132 3h2 135v26c-1 0-4 4-10 9-6 6-13 13-20 23-3 4-6 8-9 13s-5 10-8 16c-5 12-9 23-12 34-2 11-4 22-4 33h-2-40c0-9 2-18 4-26 2-9 5-16 7-23 1-2 2-4 3-6 1-3 2-5 3-6 5-12 12-23 20-34 8-10 16-19 25-27 0-1 1-1 1-2 1 0 1-1 2-1v-1h-97zM353 160c-22 0-39-8-50-22s-16-33-16-58c0-24 5-44 16-58s28-22 50-22h3c19 0 33 5 43 15 9 10 15 21 18 33 2 6 3 11 4 17 0 5 0 10 0 15 0 4 0 10 0 15-1 6-2 11-4 17-3 12-9 23-18 33-10 10-24 15-43 15zM354 135c10-1 16-4 20-11s6-14 7-23c1-3 1-7 1-10 1-5 1-8 1-11s0-7-1-10c0-4 0-7-1-11-1-8-3-16-7-23s-10-10-20-10c-9 0-15 3-19 10s-8 15-9 23c0 3 0 7 0 11-1 3-1 7-1 10s0 6 1 11c0 3 0 7 0 11 1 8 5 15 9 22s10 10 19 11z">
          <text:p/>
        </draw:path>
        <draw:path draw:style-name="gr7" draw:text-style-name="P5" draw:layer="layout" svg:width="0.42cm" svg:height="0.158cm" svg:x="2.401cm" svg:y="3.807cm" svg:viewBox="0 0 421 159" svg:d="M0 30h5c9 0 19-3 27-8 9-4 14-11 16-19h2 29v153h-2-39v-108h-38zM200 159c-1 0-2 0-2 0-1 0-2 0-3 0-2 0-5 0-7-1-3 0-6 0-9-1-11-1-22-5-31-12-10-7-15-18-15-32 0-11 3-19 9-25 5-6 12-10 21-13-8-3-14-7-18-14-4-6-6-12-6-20 0-10 4-20 13-28 10-9 25-13 48-13h2c1 0 3 0 4 0 2 0 3 0 5 0 13 1 25 5 35 11 11 6 17 16 17 30 0 9-3 16-7 22-5 6-11 10-17 12 8 3 15 7 21 13 5 6 8 14 8 25 0 14-5 25-15 32-9 7-20 11-32 13-3 0-5 0-8 0-2 1-5 1-7 1h-3-1c-1 0-1 0-2 0zM200 134c1 0 1 0 1 0 2 0 3 0 5 0 1-1 3-1 4-1 5-1 10-4 14-7 4-4 6-9 6-16 0-1 0-3 0-4 0-2-1-3-1-4-2-4-4-8-9-11-4-4-10-6-19-6s-16 2-20 6c-4 3-7 7-8 11-1 1-1 2-1 4-1 1-1 3-1 4 0 7 2 13 7 16 4 4 9 6 14 7 1 0 3 0 4 1 2 0 3 0 4 0zM201 65c1 0 3 0 5 0 1 0 3-2 5-2 4-1 8-3 11-6s5-8 5-14c0-5-2-8-4-11-3-3-6-5-10-6-2-1-5-1-7-2-2 0-4 0-5 0s-3 0-5 0c-3 1-5 1-8 2s-6 3-9 6c-3 2-4 6-4 11 0 7 1 11 5 14 3 3 7 5 11 6 2 0 3 2 5 2s3 0 5 0zM353 159c-22 0-39-7-50-22-11-14-16-33-16-57 0-25 5-44 16-59 11-14 28-21 50-21h3c19 0 33 5 43 15 9 10 15 21 18 32 2 6 3 12 4 18 0 6 0 11 0 15s0 9 0 15c-1 5-2 11-4 16-3 12-9 23-18 33-10 10-24 15-43 15zM354 134c10 0 16-4 20-11s6-14 7-22c1-4 1-8 1-11 1-4 1-7 1-10s0-6-1-10c0-4 0-8-1-12-1-8-3-16-7-22-4-7-10-11-20-11-9 0-15 4-19 11-4 6-8 14-9 22 0 4 0 8 0 12-1 4-1 7-1 10s0 6 1 10c0 4 0 7 0 11 1 8 5 15 9 22s10 11 19 11z">
          <text:p/>
        </draw:path>
        <draw:path draw:style-name="gr7" draw:text-style-name="P5" draw:layer="layout" svg:width="0.421cm" svg:height="0.158cm" svg:x="2.401cm" svg:y="3.565cm" svg:viewBox="0 0 422 159" svg:d="M0 30h5c9 0 19-3 27-7 9-5 14-12 16-20h2 29v153h-3-38v-108h-38zM174 120c1 5 5 8 9 10 5 2 10 3 15 3 2 0 4 0 6 0 2-1 4-1 6-2 5-2 8-6 12-11s6-13 7-24c-3 3-6 5-9 6-3 2-6 3-9 4s-6 1-8 2c-3 0-5 0-8 0h-2c-15 0-29-4-41-13-11-9-17-22-17-39 0-1 0-1 0-2s0-2 0-2c1-13 6-25 16-36 9-11 25-16 47-16h2c20 0 35 5 44 14s15 19 19 30c1 6 2 12 3 17 0 6 0 10 0 15 0 23-5 43-16 58-11 17-28 25-52 25h-2c-14 0-26-2-33-7-8-6-14-11-18-17-2-3-3-5-4-8s-2-5-3-7h3zM229 55c0-1 0-3-1-5 0-3-1-5-2-8-2-4-5-8-9-11-4-4-10-6-18-6s-14 3-20 8c-5 5-8 13-8 22 0 8 3 15 8 21 5 5 12 8 21 8 8 0 15-2 20-7 6-5 9-12 9-22zM353 159c-22 0-39-7-50-22s-16-34-16-58 5-43 16-58c11-14 28-21 50-21h3c19 0 34 5 43 15s15 21 19 33c1 5 2 11 3 16 0 6 1 11 1 15s-1 9-1 15c-1 5-2 11-3 17-4 11-10 22-19 32-9 11-24 16-43 16zM355 133c9 0 16-4 19-11 4-6 7-14 8-22 0-4 0-8 1-11 0-4 0-7 0-10s0-6 0-10c-1-3-1-7-1-11-1-8-4-15-8-22-3-7-10-11-19-11-10 0-16 4-21 11-4 7-6 14-8 22 0 4 0 7 0 11-1 4-1 7-1 10s0 6 1 10c0 4 0 7 0 11 2 8 4 16 8 22 5 7 11 11 21 11z">
          <text:p/>
        </draw:path>
        <draw:line draw:style-name="gr10" draw:text-style-name="P6" draw:layer="layout" svg:x1="5.09cm" svg:y1="12.466cm" svg:x2="5.193cm" svg:y2="12.466cm">
          <text:p/>
        </draw:line>
        <draw:line draw:style-name="gr10" draw:text-style-name="P6" draw:layer="layout" svg:x1="5.09cm" svg:y1="11.496cm" svg:x2="5.193cm" svg:y2="11.496cm">
          <text:p/>
        </draw:line>
        <draw:line draw:style-name="gr10" draw:text-style-name="P6" draw:layer="layout" svg:x1="5.09cm" svg:y1="10.621cm" svg:x2="5.193cm" svg:y2="10.621cm">
          <text:p/>
        </draw:line>
        <draw:line draw:style-name="gr10" draw:text-style-name="P6" draw:layer="layout" svg:x1="5.09cm" svg:y1="9.745cm" svg:x2="5.193cm" svg:y2="9.745cm">
          <text:p/>
        </draw:line>
        <draw:line draw:style-name="gr10" draw:text-style-name="P6" draw:layer="layout" svg:x1="5.09cm" svg:y1="8.919cm" svg:x2="5.193cm" svg:y2="8.919cm">
          <text:p/>
        </draw:line>
        <draw:line draw:style-name="gr10" draw:text-style-name="P6" draw:layer="layout" svg:x1="5.09cm" svg:y1="8.19cm" svg:x2="5.193cm" svg:y2="8.19cm">
          <text:p/>
        </draw:line>
        <draw:line draw:style-name="gr10" draw:text-style-name="P6" draw:layer="layout" svg:x1="5.09cm" svg:y1="7.56cm" svg:x2="5.193cm" svg:y2="7.56cm">
          <text:p/>
        </draw:line>
        <draw:line draw:style-name="gr10" draw:text-style-name="P6" draw:layer="layout" svg:x1="5.09cm" svg:y1="6.88cm" svg:x2="5.193cm" svg:y2="6.88cm">
          <text:p/>
        </draw:line>
        <draw:line draw:style-name="gr10" draw:text-style-name="P6" draw:layer="layout" svg:x1="5.09cm" svg:y1="6.345cm" svg:x2="5.193cm" svg:y2="6.345cm">
          <text:p/>
        </draw:line>
        <draw:line draw:style-name="gr10" draw:text-style-name="P6" draw:layer="layout" svg:x1="5.09cm" svg:y1="5.812cm" svg:x2="5.193cm" svg:y2="5.812cm">
          <text:p/>
        </draw:line>
        <draw:line draw:style-name="gr10" draw:text-style-name="P6" draw:layer="layout" svg:x1="5.09cm" svg:y1="5.325cm" svg:x2="5.193cm" svg:y2="5.325cm">
          <text:p/>
        </draw:line>
        <draw:line draw:style-name="gr10" draw:text-style-name="P6" draw:layer="layout" svg:x1="5.09cm" svg:y1="4.839cm" svg:x2="5.193cm" svg:y2="4.839cm">
          <text:p/>
        </draw:line>
        <draw:line draw:style-name="gr10" draw:text-style-name="P6" draw:layer="layout" svg:x1="5.09cm" svg:y1="4.404cm" svg:x2="5.193cm" svg:y2="4.404cm">
          <text:p/>
        </draw:line>
        <draw:line draw:style-name="gr10" draw:text-style-name="P6" draw:layer="layout" svg:x1="5.09cm" svg:y1="4.012cm" svg:x2="5.193cm" svg:y2="4.012cm">
          <text:p/>
        </draw:line>
        <draw:line draw:style-name="gr10" draw:text-style-name="P6" draw:layer="layout" svg:x1="5.09cm" svg:y1="11.983cm" svg:x2="5.245cm" svg:y2="11.983cm">
          <text:p/>
        </draw:line>
        <draw:line draw:style-name="gr10" draw:text-style-name="P6" draw:layer="layout" svg:x1="5.09cm" svg:y1="11.055cm" svg:x2="5.245cm" svg:y2="11.055cm">
          <text:p/>
        </draw:line>
        <draw:line draw:style-name="gr10" draw:text-style-name="P6" draw:layer="layout" svg:x1="5.09cm" svg:y1="10.134cm" svg:x2="5.245cm" svg:y2="10.134cm">
          <text:p/>
        </draw:line>
        <draw:line draw:style-name="gr10" draw:text-style-name="P6" draw:layer="layout" svg:x1="5.09cm" svg:y1="9.359cm" svg:x2="5.245cm" svg:y2="9.359cm">
          <text:p/>
        </draw:line>
        <draw:line draw:style-name="gr10" draw:text-style-name="P6" draw:layer="layout" svg:x1="5.09cm" svg:y1="8.533cm" svg:x2="5.245cm" svg:y2="8.533cm">
          <text:p/>
        </draw:line>
        <draw:line draw:style-name="gr10" draw:text-style-name="P6" draw:layer="layout" svg:x1="5.09cm" svg:y1="7.851cm" svg:x2="5.245cm" svg:y2="7.851cm">
          <text:p/>
        </draw:line>
        <draw:line draw:style-name="gr10" draw:text-style-name="P6" draw:layer="layout" svg:x1="5.09cm" svg:y1="7.22cm" svg:x2="5.245cm" svg:y2="7.22cm">
          <text:p/>
        </draw:line>
        <draw:line draw:style-name="gr10" draw:text-style-name="P6" draw:layer="layout" svg:x1="5.09cm" svg:y1="6.587cm" svg:x2="5.245cm" svg:y2="6.587cm">
          <text:p/>
        </draw:line>
        <draw:line draw:style-name="gr10" draw:text-style-name="P6" draw:layer="layout" svg:x1="5.09cm" svg:y1="6.103cm" svg:x2="5.245cm" svg:y2="6.103cm">
          <text:p/>
        </draw:line>
        <draw:line draw:style-name="gr10" draw:text-style-name="P6" draw:layer="layout" svg:x1="5.09cm" svg:y1="5.567cm" svg:x2="5.245cm" svg:y2="5.567cm">
          <text:p/>
        </draw:line>
        <draw:line draw:style-name="gr10" draw:text-style-name="P6" draw:layer="layout" svg:x1="5.09cm" svg:y1="5.081cm" svg:x2="5.245cm" svg:y2="5.081cm">
          <text:p/>
        </draw:line>
        <draw:line draw:style-name="gr10" draw:text-style-name="P6" draw:layer="layout" svg:x1="5.09cm" svg:y1="4.594cm" svg:x2="5.245cm" svg:y2="4.594cm">
          <text:p/>
        </draw:line>
        <draw:line draw:style-name="gr10" draw:text-style-name="P6" draw:layer="layout" svg:x1="5.09cm" svg:y1="4.208cm" svg:x2="5.245cm" svg:y2="4.208cm">
          <text:p/>
        </draw:line>
        <draw:line draw:style-name="gr10" draw:text-style-name="P6" draw:layer="layout" svg:x1="5.09cm" svg:y1="3.816cm" svg:x2="5.245cm" svg:y2="3.816cm">
          <text:p/>
        </draw:line>
        <draw:line draw:style-name="gr10" draw:text-style-name="P6" draw:layer="layout" svg:x1="5.92cm" svg:y1="12.466cm" svg:x2="5.817cm" svg:y2="12.466cm">
          <text:p/>
        </draw:line>
        <draw:line draw:style-name="gr10" draw:text-style-name="P6" draw:layer="layout" svg:x1="5.92cm" svg:y1="11.496cm" svg:x2="5.817cm" svg:y2="11.496cm">
          <text:p/>
        </draw:line>
        <draw:line draw:style-name="gr10" draw:text-style-name="P6" draw:layer="layout" svg:x1="5.92cm" svg:y1="10.621cm" svg:x2="5.817cm" svg:y2="10.621cm">
          <text:p/>
        </draw:line>
        <draw:line draw:style-name="gr10" draw:text-style-name="P6" draw:layer="layout" svg:x1="5.92cm" svg:y1="9.745cm" svg:x2="5.817cm" svg:y2="9.745cm">
          <text:p/>
        </draw:line>
        <draw:line draw:style-name="gr10" draw:text-style-name="P6" draw:layer="layout" svg:x1="5.92cm" svg:y1="8.919cm" svg:x2="5.817cm" svg:y2="8.919cm">
          <text:p/>
        </draw:line>
        <draw:line draw:style-name="gr10" draw:text-style-name="P6" draw:layer="layout" svg:x1="5.92cm" svg:y1="8.19cm" svg:x2="5.817cm" svg:y2="8.19cm">
          <text:p/>
        </draw:line>
        <draw:line draw:style-name="gr10" draw:text-style-name="P6" draw:layer="layout" svg:x1="5.92cm" svg:y1="7.56cm" svg:x2="5.817cm" svg:y2="7.56cm">
          <text:p/>
        </draw:line>
        <draw:line draw:style-name="gr10" draw:text-style-name="P6" draw:layer="layout" svg:x1="5.92cm" svg:y1="6.88cm" svg:x2="5.817cm" svg:y2="6.88cm">
          <text:p/>
        </draw:line>
        <draw:line draw:style-name="gr10" draw:text-style-name="P6" draw:layer="layout" svg:x1="5.92cm" svg:y1="6.345cm" svg:x2="5.817cm" svg:y2="6.345cm">
          <text:p/>
        </draw:line>
        <draw:line draw:style-name="gr10" draw:text-style-name="P6" draw:layer="layout" svg:x1="5.92cm" svg:y1="5.812cm" svg:x2="5.817cm" svg:y2="5.812cm">
          <text:p/>
        </draw:line>
        <draw:line draw:style-name="gr10" draw:text-style-name="P6" draw:layer="layout" svg:x1="5.92cm" svg:y1="5.325cm" svg:x2="5.817cm" svg:y2="5.325cm">
          <text:p/>
        </draw:line>
        <draw:line draw:style-name="gr10" draw:text-style-name="P6" draw:layer="layout" svg:x1="5.92cm" svg:y1="4.839cm" svg:x2="5.817cm" svg:y2="4.839cm">
          <text:p/>
        </draw:line>
        <draw:line draw:style-name="gr10" draw:text-style-name="P6" draw:layer="layout" svg:x1="5.92cm" svg:y1="4.404cm" svg:x2="5.817cm" svg:y2="4.404cm">
          <text:p/>
        </draw:line>
        <draw:line draw:style-name="gr10" draw:text-style-name="P6" draw:layer="layout" svg:x1="5.92cm" svg:y1="4.012cm" svg:x2="5.817cm" svg:y2="4.012cm">
          <text:p/>
        </draw:line>
        <draw:line draw:style-name="gr10" draw:text-style-name="P6" draw:layer="layout" svg:x1="5.92cm" svg:y1="11.983cm" svg:x2="5.764cm" svg:y2="11.983cm">
          <text:p/>
        </draw:line>
        <draw:line draw:style-name="gr10" draw:text-style-name="P6" draw:layer="layout" svg:x1="5.92cm" svg:y1="11.055cm" svg:x2="5.764cm" svg:y2="11.055cm">
          <text:p/>
        </draw:line>
        <draw:line draw:style-name="gr10" draw:text-style-name="P6" draw:layer="layout" svg:x1="5.92cm" svg:y1="10.134cm" svg:x2="5.764cm" svg:y2="10.134cm">
          <text:p/>
        </draw:line>
        <draw:line draw:style-name="gr10" draw:text-style-name="P6" draw:layer="layout" svg:x1="5.92cm" svg:y1="9.359cm" svg:x2="5.764cm" svg:y2="9.359cm">
          <text:p/>
        </draw:line>
        <draw:line draw:style-name="gr10" draw:text-style-name="P6" draw:layer="layout" svg:x1="5.92cm" svg:y1="8.533cm" svg:x2="5.764cm" svg:y2="8.533cm">
          <text:p/>
        </draw:line>
        <draw:line draw:style-name="gr10" draw:text-style-name="P6" draw:layer="layout" svg:x1="5.92cm" svg:y1="7.851cm" svg:x2="5.764cm" svg:y2="7.851cm">
          <text:p/>
        </draw:line>
        <draw:line draw:style-name="gr10" draw:text-style-name="P6" draw:layer="layout" svg:x1="5.92cm" svg:y1="7.22cm" svg:x2="5.764cm" svg:y2="7.22cm">
          <text:p/>
        </draw:line>
        <draw:line draw:style-name="gr10" draw:text-style-name="P6" draw:layer="layout" svg:x1="5.92cm" svg:y1="6.587cm" svg:x2="5.764cm" svg:y2="6.587cm">
          <text:p/>
        </draw:line>
        <draw:line draw:style-name="gr10" draw:text-style-name="P6" draw:layer="layout" svg:x1="5.92cm" svg:y1="6.103cm" svg:x2="5.764cm" svg:y2="6.103cm">
          <text:p/>
        </draw:line>
        <draw:line draw:style-name="gr10" draw:text-style-name="P6" draw:layer="layout" svg:x1="5.92cm" svg:y1="5.567cm" svg:x2="5.764cm" svg:y2="5.567cm">
          <text:p/>
        </draw:line>
        <draw:line draw:style-name="gr10" draw:text-style-name="P6" draw:layer="layout" svg:x1="5.92cm" svg:y1="5.081cm" svg:x2="5.764cm" svg:y2="5.081cm">
          <text:p/>
        </draw:line>
        <draw:line draw:style-name="gr10" draw:text-style-name="P6" draw:layer="layout" svg:x1="5.92cm" svg:y1="4.594cm" svg:x2="5.764cm" svg:y2="4.594cm">
          <text:p/>
        </draw:line>
        <draw:line draw:style-name="gr10" draw:text-style-name="P6" draw:layer="layout" svg:x1="5.92cm" svg:y1="4.208cm" svg:x2="5.764cm" svg:y2="4.208cm">
          <text:p/>
        </draw:line>
        <draw:line draw:style-name="gr10" draw:text-style-name="P6" draw:layer="layout" svg:x1="5.92cm" svg:y1="3.816cm" svg:x2="5.764cm" svg:y2="3.816cm">
          <text:p/>
        </draw:line>
        <draw:path draw:style-name="gr7" draw:text-style-name="P5" draw:layer="layout" svg:width="0.152cm" svg:height="0.182cm" svg:x="5.432cm" svg:y="12.386cm" svg:viewBox="0 0 153 183" svg:d="M45 128v1 1c1 6 4 11 9 16s12 8 21 8c10 0 17-3 21-7 5-5 8-9 9-15 1-3 2-5 2-8 0-2 0-5 0-7 0-10-2-18-8-23-5-5-11-8-17-9-1-1-3-1-4-1 0 0-1 0-2 0-2 0-3 0-5 0-1 1-3 1-5 1-4 1-7 3-10 4-4 2-6 5-8 8h-3-42l12-97h3 123v32h-94l-5 37c6-4 13-7 20-8 7-2 15-3 24-3h3c18 0 33 5 45 16 12 10 19 25 19 44 0 18-7 34-20 46-12 12-31 18-58 18l-2 1c-23 0-40-5-51-14s-17-19-20-30c-1-2-1-4-2-6 0-1 0-3 0-5h2z">
          <text:p/>
        </draw:path>
        <draw:path draw:style-name="gr7" draw:text-style-name="P5" draw:layer="layout" svg:width="0.312cm" svg:height="0.185cm" svg:x="5.363cm" svg:y="11.896cm" svg:viewBox="0 0 313 186" svg:d="M0 35h5c12 0 23-3 32-8 10-6 16-14 19-23h2 34v179h-3-45v-126h-44zM234 186c-26 0-45-9-58-25-13-18-19-40-19-68s6-51 19-68c13-16 32-25 58-25h2c23 0 40 6 50 18 11 11 19 24 22 38 2 7 4 13 4 19 1 7 1 13 1 18s0 11-1 17c0 6-2 13-4 19-3 14-11 28-22 40-10 11-27 17-50 17zM235 156c11-1 18-5 23-13 4-8 7-17 8-26 1-4 1-9 2-13 0-4 0-8 0-11 0-4 0-8 0-12-1-4-1-8-2-13-1-9-4-18-8-26-5-8-12-12-23-12s-19 4-23 12c-5 8-7 17-9 26 0 5-1 9-1 13s0 8 0 12c0 3 0 7 0 11 0 5 1 9 1 13 2 10 4 18 9 26 4 8 12 12 23 13z">
          <text:p/>
        </draw:path>
        <draw:path draw:style-name="gr7" draw:text-style-name="P5" draw:layer="layout" svg:width="0.311cm" svg:height="0.181cm" svg:x="5.362cm" svg:y="11.413cm" svg:viewBox="0 0 312 182" svg:d="M0 32h6c12 0 22-3 32-9s16-13 19-23h2 35v179h-3-46v-126h-45zM205 127c0 1 0 1 0 1 0 1 0 1 0 1 1 6 4 12 9 17s12 7 21 8c10-1 16-3 21-7 4-5 7-10 8-15 1-3 2-6 2-8 0-3 0-5 0-7 0-11-2-18-7-23-6-6-12-9-18-10-1 0-2 0-2 0-1 0-2 0-3 0s-3 0-5 0c-1 0-3 1-5 1-3 1-7 2-10 4s-6 4-8 8h-2-42l12-97h2 122v31h-93l-5 37c7-4 13-7 20-9 7-1 15-2 23-2h3c18 0 33 5 45 15 13 12 19 27 19 46 0 18-7 33-19 46-13 12-32 18-57 18h-3c-23 0-40-4-50-13-11-9-18-19-21-30-1-2-1-4-1-6-1-2-1-4-1-6h3z">
          <text:p/>
        </draw:path>
        <draw:path draw:style-name="gr7" draw:text-style-name="P5" draw:layer="layout" svg:width="0.331cm" svg:height="0.185cm" svg:x="5.344cm" svg:y="10.975cm" svg:viewBox="0 0 332 186" svg:d="M150 182h-2-147v-7c0-10 2-19 6-26s10-14 18-21c4-5 10-9 17-13 6-4 14-9 22-14 5-3 10-7 15-9 4-3 8-6 11-9 5-4 8-7 11-12 3-4 4-9 4-14 0-9-2-15-8-19-5-4-11-8-17-9-1 0-2 0-2 0-1 0-2 0-3 0-8 0-16 3-22 8s-9 13-9 22v7h-3-41v-6c0-3 0-6 1-10 0-4 1-8 3-12 4-10 11-19 22-27 11-7 27-11 50-11h2c18 0 36 4 50 12 15 8 22 23 22 43 0 14-3 25-11 34s-16 16-26 22c-2 1-5 3-7 4-3 2-6 3-9 4-7 4-13 8-18 11s-9 5-13 8c-2 2-4 4-6 6-1 2-3 4-4 6h94zM252 186c-25-1-44-9-57-26-13-16-19-39-19-67s6-50 19-68c13-17 32-25 57-25h3c23 0 40 6 50 17 11 12 19 26 22 40 2 6 3 13 4 19s1 12 1 17 0 11-1 18c-1 6-2 12-4 19-3 14-11 27-22 38-10 12-27 17-50 17zM254 156c11 0 18-4 23-12 4-8 7-17 8-27 1-4 1-8 1-12s1-8 1-12c0-3-1-7-1-11s0-9-1-13c-1-10-4-18-8-26-5-8-12-14-23-14s-19 6-23 14c-5 8-8 16-9 26 0 4-1 8-1 13 0 4 0 8 0 11 0 4 0 8 0 12s1 8 1 13c1 9 4 18 9 26 4 8 12 12 23 12z">
          <text:p/>
        </draw:path>
        <draw:path draw:style-name="gr7" draw:text-style-name="P5" draw:layer="layout" svg:width="0.335cm" svg:height="0.184cm" svg:x="5.34cm" svg:y="10.051cm" svg:viewBox="0 0 336 185" svg:d="M45 120c0 2 0 4 0 6s1 4 1 6c2 6 5 11 10 15 5 5 12 7 22 8 10-1 18-3 23-8 6-6 8-12 8-19 0-8-1-13-5-17-4-3-8-5-12-6-2-1-4-1-7-1-2 0-4-1-5-1h-19v-29h14c2 0 4 0 6 0 3 0 6-1 8-1 5-1 8-4 12-7 3-3 5-8 5-14 0-2 0-3-1-5 0-1-1-3-1-5-2-3-5-6-9-9-4-2-10-4-18-4-2 0-3 0-4 0-2 0-3 1-5 1-5 1-10 4-14 8-5 5-7 13-7 24h-2-40c0-4 0-8 0-12 1-4 2-9 4-13 3-10 10-18 20-26 10-7 27-11 48-11h3c23 0 40 4 51 13s17 21 17 35c0 11-3 19-8 25-6 6-12 10-18 13-1 0-3 0-4 1-1 0-3 0-4 1 11 1 20 5 28 12 9 8 13 18 13 32 0 13-4 24-12 32-8 7-16 12-26 16-8 2-15 3-22 4s-11 1-14 1h-2c-25 0-42-4-53-13-12-8-19-18-22-28-2-4-3-9-4-13 0-4 0-8 0-11h2zM257 185c-26 0-45-8-58-26-14-17-20-39-20-67s6-50 20-67c13-17 32-25 58-25h2c23 0 40 5 50 17 11 12 19 24 22 38 2 7 4 13 4 20 1 6 1 12 1 17s0 11-1 17c0 7-2 13-4 20-3 14-11 26-22 39-10 11-27 17-50 17zM258 155c11 0 18-4 23-12 4-8 7-17 8-27 1-4 1-8 2-13 0-4 0-8 0-11 0-4 0-7 0-12-1-4-1-8-2-12-1-10-4-19-8-27-5-8-12-12-23-12s-19 4-23 12c-5 8-7 17-9 26 0 5-1 9-1 13 0 5 0 8 0 12 0 3 0 7 0 12 0 4 1 8 1 12 2 10 4 19 9 27 4 8 12 12 23 12z">
          <text:p/>
        </draw:path>
        <draw:path draw:style-name="gr7" draw:text-style-name="P5" draw:layer="layout" svg:width="0.337cm" svg:height="0.185cm" svg:x="5.338cm" svg:y="9.273cm" svg:viewBox="0 0 338 186" svg:d="M0 142v-31l90-108h3 41v108h27v31h-27v40h-2-43v-40zM90 111v-64l-53 64zM259 186c-26 0-45-9-59-25-13-17-19-40-19-68s6-50 19-67c14-18 33-26 59-26h2c23 0 40 6 50 17 11 13 19 26 22 40 2 6 4 13 4 19 1 7 1 12 1 17 0 6 0 11-1 18 0 6-2 13-4 19-3 14-11 27-22 38-10 12-27 18-50 18zM260 157c11-1 18-5 23-13 4-8 7-17 8-26 1-5 1-9 2-13 0-4 0-8 0-12 0-3 0-7 0-11-1-4-1-8-2-13-1-9-4-18-8-26-5-8-12-12-23-13-11 1-19 5-23 13-5 8-7 17-9 26 0 4-1 9-1 13s0 8 0 11c0 4 0 8 0 12s1 9 1 13c2 9 4 18 9 26 4 8 12 12 23 13z">
          <text:p/>
        </draw:path>
        <draw:path draw:style-name="gr7" draw:text-style-name="P5" draw:layer="layout" svg:width="0.332cm" svg:height="0.184cm" svg:x="5.343cm" svg:y="8.447cm" svg:viewBox="0 0 333 185" svg:d="M45 130c0 1 0 1 0 1 0 1 0 1 0 1 1 6 4 12 9 17s12 7 21 8c9-1 16-3 20-7 5-5 8-10 9-15 1-3 2-6 2-8 0-3 0-5 0-7 0-12-2-19-8-24-5-5-11-9-17-10-1 0-2 0-3 0 0 0-1 0-2 0-2 0-3 0-5 0-1 0-3 1-5 1-4 1-7 2-10 4-4 2-6 4-8 8h-3-42l12-96h3 122v31h-93l-5 37c6-4 13-7 20-9 7-1 15-2 23-2h2c19 0 34 5 46 16 13 10 20 25 20 45 0 18-7 33-21 46-12 12-31 18-57 18h-2c-23 0-40-4-51-13s-18-19-20-30c-1-2-1-4-2-6 0-2 0-4 0-6h2zM254 185c-26 0-45-8-58-25s-19-39-19-68c0-28 6-50 19-67s32-25 58-25h2c23 0 40 5 50 17 11 12 19 24 22 38 2 7 4 13 4 20 1 6 1 12 1 17s0 11-1 18c0 7-2 13-4 20-3 14-11 26-22 38-10 11-27 17-50 17zM255 156c11 0 18-4 23-12 4-8 7-17 8-27 1-4 1-9 2-13 0-5 0-8 0-12 0-3 0-7 0-11-1-5-1-9-2-13-1-10-4-19-8-27-5-8-12-12-23-12s-19 4-23 12c-5 8-7 17-9 27 0 4-1 8-1 12 0 5 0 9 0 12 0 4 0 7 0 12 0 4 1 9 1 14 2 9 4 18 9 26 4 8 12 12 23 12z">
          <text:p/>
        </draw:path>
        <draw:path draw:style-name="gr7" draw:text-style-name="P5" draw:layer="layout" svg:width="0.333cm" svg:height="0.185cm" svg:x="5.342cm" svg:y="7.767cm" svg:viewBox="0 0 334 186" svg:d="M110 45c-2-5-6-9-11-11-6-3-12-4-19-4h-1c-11 0-20 4-25 12-6 7-9 19-10 32 5-5 11-8 18-10 7-3 14-4 21-4h3c18 0 33 5 47 15 13 10 21 26 21 46 0 3 0 7-2 12 0 4-1 9-3 13-4 10-11 19-21 27-10 9-25 13-46 13h-3c-24 0-42-6-53-17s-18-24-22-37c-1-7-3-14-3-20-1-7-1-12-1-18 0-26 6-49 19-67s33-27 61-27h3c17 0 30 3 40 9 9 5 16 12 20 18 2 4 4 7 5 10 2 3 3 6 3 8h-2zM44 121c0 10 3 19 9 25 7 7 15 10 25 11 10-1 18-4 24-10s9-14 9-25c0-10-3-18-9-24-5-7-14-10-24-10-2 0-3 0-4 0s-3 0-4 1c-7 1-13 4-18 9-6 5-8 13-8 23zM255 186c-26 0-45-9-58-25-13-17-19-39-19-68 0-27 6-51 19-68 13-16 32-25 58-25h2c23 0 40 6 51 18 10 11 18 24 22 39 1 6 3 13 3 19 1 7 1 12 1 17 0 6 0 11-1 18 0 6-2 13-3 19-4 14-12 27-22 38-11 12-28 18-51 18zM256 157c11-1 19-5 23-13s7-17 8-26c1-5 2-9 2-13s0-8 0-12c0-3 0-7 0-11s-1-8-2-13c-1-9-4-19-8-27s-12-12-23-13c-11 1-18 5-23 13s-7 18-9 27c0 4 0 9-1 13 0 4 0 8 0 11 0 4 0 8 0 12 1 4 1 9 1 13 2 9 4 18 9 26s12 12 23 13z">
          <text:p/>
        </draw:path>
        <draw:path draw:style-name="gr7" draw:text-style-name="P5" draw:layer="layout" svg:width="0.336cm" svg:height="0.184cm" svg:x="5.339cm" svg:y="7.137cm" svg:viewBox="0 0 337 185" svg:d="M0 3h2 158v29c-2 1-6 5-13 12-7 6-14 15-22 26-4 5-7 10-11 15-3 6-6 12-9 18-7 14-11 27-14 41-3 13-5 25-5 38h-3-46c0-11 2-21 4-31 3-9 6-18 9-27 1-3 2-5 3-8 1-2 2-4 3-7 7-13 15-25 24-37s19-23 29-32c1-1 1-2 2-2 0-1 1-1 2-2h-113zM258 185c-26 0-45-8-59-25-13-17-19-40-19-68s6-50 19-67c14-17 33-25 59-25h2c23 0 40 5 50 17 11 12 19 24 22 38 2 7 4 13 4 20 1 6 1 12 1 17s0 11-1 17c0 7-2 13-4 20-3 15-11 27-22 39-10 11-27 17-50 17zM259 156c11 0 18-4 23-12 4-8 7-18 8-28 1-4 1-8 2-13 0-4 0-8 0-11 0-4 0-7 0-12-1-4-1-8-2-12-1-10-4-19-8-27-5-8-12-12-23-12s-19 4-23 12c-5 8-7 17-9 26 0 5-1 9-1 13 0 5 0 8 0 12 0 3 0 7 0 12 0 4 1 8 1 12 2 10 4 20 9 28 4 8 12 12 23 12z">
          <text:p/>
        </draw:path>
        <draw:path draw:style-name="gr7" draw:text-style-name="P5" draw:layer="layout" svg:width="0.335cm" svg:height="0.185cm" svg:x="5.34cm" svg:y="6.503cm" svg:viewBox="0 0 336 186" svg:d="M77 186c0-1-1-1-2-1s-2 0-3 0c-3 0-6 0-9 0s-6-1-9-1c-14-2-26-7-37-15s-17-20-17-37c0-12 3-22 10-29 6-7 14-12 24-15-9-3-16-8-20-15-5-7-8-15-8-23 0-13 6-25 16-35 11-10 29-15 55-15h3c2 0 3 0 5 0s4 1 5 1c15 1 29 5 42 12s19 20 19 37c0 10-3 18-8 24-6 7-12 11-20 14 10 3 18 8 24 15 7 7 10 17 10 29 0 17-6 29-17 37s-24 13-37 15c-4 1-7 1-10 1s-6 0-9 0l-2 1c-1-1-1-1-1-1-1 0-1 0-1 0-1 0-1 0-2 0h-1zM78 156c1 0 1 0 1 0 2 0 4 0 5 0 2 0 4 0 6-1 5-1 11-4 16-8s7-10 7-19c0-1 0-3 0-4-1-2-1-4-2-5-1-5-5-9-9-13-5-4-13-6-23-6-11 0-18 2-23 6s-8 8-10 13c-1 1-1 3-1 5-1 1-1 3-1 4 0 9 3 15 8 19s10 7 16 8c2 1 4 1 5 1 2 0 4 0 5 0zM79 76c1 0 3 0 5 0s4-1 6-2c5-1 10-3 13-7 4-3 6-8 6-15 0-6-2-10-5-13-3-4-7-6-11-7-3-1-6-3-8-3-3 0-5-1-6-1-2 0-4 1-6 1-3 0-6 2-9 3-4 1-7 3-11 6-3 3-5 8-5 14 0 7 2 12 6 16 4 3 9 6 13 7 2 0 4 1 6 1s4 0 6 0zM257 186c-26 0-45-9-58-26-13-16-19-39-19-67s6-50 19-68c13-17 32-25 58-25h2c23 0 40 6 50 17 11 12 19 26 22 40 2 6 4 13 4 19 1 7 1 12 1 17 0 6 0 11-1 18 0 6-2 13-4 19-3 14-11 27-22 38-10 12-27 18-50 18zM258 157c11-1 18-5 23-13 4-8 7-17 8-26 1-5 1-9 2-13 0-4 0-8 0-12 0-3 0-7 0-11-1-4-1-8-2-13-1-9-4-18-8-26-5-8-12-12-23-14-11 2-19 6-23 14-5 8-7 17-9 26 0 4-1 9-1 13s0 8 0 11c0 4 0 8 0 12s1 9 1 13c2 9 4 18 9 26 4 8 12 12 23 13z">
          <text:p/>
        </draw:path>
        <draw:path draw:style-name="gr7" draw:text-style-name="P5" draw:layer="layout" svg:width="0.333cm" svg:height="0.185cm" svg:x="5.342cm" svg:y="6.019cm" svg:viewBox="0 0 334 186" svg:d="M45 140c2 7 6 11 11 13 6 2 11 4 18 4 2 0 4 0 6-1 3 0 5-1 8-2 5-2 9-6 14-13 4-6 6-16 7-28-3 3-6 5-10 7-3 2-7 3-10 4-4 1-7 2-10 2s-6 1-9 1h-2c-18 0-34-6-48-16-13-10-20-25-20-45 0-1 0-2 0-3s0-1 0-2c1-15 7-29 18-42 11-12 30-18 55-18h3c24 0 41 5 51 16 11 11 18 22 22 35 2 7 3 14 3 20 2 6 2 12 2 17 0 27-7 50-20 69-12 19-33 28-61 28h-2c-17 0-30-3-39-8-9-6-16-12-20-19-2-3-4-6-5-9-2-5-3-8-3-10h3zM110 65c0-2-1-4-1-7-1-2-1-5-2-8-3-5-6-10-11-14s-12-6-21-6-17 3-23 9c-7 6-10 15-10 26 0 9 3 17 9 24 6 6 14 10 25 10 9 0 17-3 24-9 6-6 10-14 10-25zM255 186c-26 0-45-9-58-25-13-18-19-40-19-68s6-51 19-68c13-16 32-25 58-25h2c23 0 40 6 51 18 10 11 18 24 22 38 1 7 3 13 3 19 1 7 1 13 1 18s0 11-1 17c0 6-2 13-3 19-4 14-12 28-22 40-11 11-28 17-51 17zM256 157c11-1 19-5 23-14 4-8 7-16 8-26 1-4 2-9 2-13s0-8 0-11c0-4 0-8 0-12s-1-8-2-13c-1-9-4-18-8-26s-12-12-23-12-18 4-23 12-7 17-9 26c0 5 0 9-1 13 0 4 0 8 0 12 0 3 0 7 0 11 1 5 1 9 1 13 2 10 4 18 9 26 5 9 12 13 23 14z">
          <text:p/>
        </draw:path>
        <draw:path draw:style-name="gr7" draw:text-style-name="P5" draw:layer="layout" svg:width="0.42cm" svg:height="0.158cm" svg:x="5.307cm" svg:y="5.51cm" svg:viewBox="0 0 421 159" svg:d="M0 30h5c10 0 19-3 27-8 9-5 14-11 16-19h2 29v153h-2-39v-108h-38zM200 159c-22 0-39-7-50-22-11-14-16-33-16-58 0-24 5-43 16-58 11-14 28-21 50-21h2c19 0 34 5 43 15 9 9 16 20 19 32 1 6 2 12 3 17s1 10 1 15c0 4 0 9-1 15s-2 12-3 17c-3 12-10 23-19 33s-24 15-43 15zM201 134c9 0 16-4 20-11 3-7 6-14 7-22 0-5 1-9 1-12 0-4 0-7 0-10s0-6 0-10-1-7-1-11c-1-8-4-16-7-23-4-6-11-10-20-10s-16 4-20 10c-4 7-6 15-7 23-1 4-1 7-1 11 0 3 0 7 0 10s0 6 0 10c0 3 0 7 1 12 1 8 3 15 7 22s11 11 20 11zM352 159c-21 0-38-7-49-22-11-14-16-33-16-58 0-24 5-43 16-58 11-14 28-21 49-21h3c20 0 34 5 44 15 9 9 15 20 19 32 1 6 2 12 3 17 0 5 0 10 0 15 0 4 0 9 0 15-1 6-2 12-3 17-4 12-10 23-19 33-10 10-24 15-44 15zM353 134c11 0 17-4 21-11s6-14 7-22c1-5 1-9 1-12 1-4 1-7 1-10s0-6-1-10c0-4 0-7-1-11-1-8-3-16-7-23-4-6-10-10-21-10-9 0-15 4-19 10-4 7-7 15-8 23 0 4 0 7 0 11-1 3-1 7-1 10s0 6 1 10c0 3 0 7 0 12 1 8 4 15 8 22s10 11 19 11z">
          <text:p/>
        </draw:path>
        <draw:path draw:style-name="gr7" draw:text-style-name="P5" draw:layer="layout" svg:width="0.421cm" svg:height="0.158cm" svg:x="5.307cm" svg:y="5.026cm" svg:viewBox="0 0 422 159" svg:d="M0 30h5c10 0 19-3 27-7 9-5 14-12 16-20h2 29v153h-2-39v-108h-38zM153 30h5c10 0 19-3 27-7 9-5 14-12 16-20h2 29v153h-2-39v-108h-38zM352 159c-21 0-38-7-49-21-11-15-16-35-16-59s5-43 16-58c11-14 28-21 49-21h3c20 0 35 5 44 15s15 21 19 33c1 5 2 11 3 16 0 6 1 11 1 15s-1 9-1 15c-1 5-2 11-3 18-4 11-10 22-19 32s-24 15-44 15zM354 134c10 0 17-4 20-11 4-6 7-15 8-23 0-4 1-8 1-11 0-4 0-7 0-10s0-6 0-10c0-3-1-7-1-11-1-8-4-15-8-22-3-7-10-11-20-11s-16 4-20 11-6 14-7 22c-1 4-1 7-1 11s-1 7-1 10 1 6 1 10 0 7 1 11c1 8 3 17 7 23 4 7 10 11 20 11z">
          <text:p/>
        </draw:path>
        <draw:path draw:style-name="gr7" draw:text-style-name="P5" draw:layer="layout" svg:width="0.42cm" svg:height="0.159cm" svg:x="5.307cm" svg:y="4.539cm" svg:viewBox="0 0 421 160" svg:d="M0 30h5c10 0 19-2 27-7 9-5 14-12 16-20h2 29v154h-2-39v-108h-38zM265 157h-3-125v-6c0-9 2-16 6-23 3-7 8-13 15-19 4-4 9-7 15-11 5-4 11-8 19-12 4-3 9-6 12-8 4-2 8-5 10-7 4-3 7-7 9-10 2-4 3-8 3-13 0-7-2-13-6-16-5-4-9-6-14-6-1-1-2-1-3-1 0 0-1 0-2 0-7 0-13 2-19 7-5 4-7 10-7 18v6h-3-35v-5c0-2 0-6 1-9 0-3 1-6 2-10 4-8 10-15 19-22s23-10 43-10h2c15 0 30 4 42 11 13 7 19 19 19 36 0 12-3 21-10 29-7 7-14 13-22 18-2 2-4 3-6 4-3 1-5 3-7 4-6 3-11 6-15 9-5 2-8 5-11 7-2 2-4 3-5 6-2 2-3 3-4 5h80zM352 160c-21-1-38-8-49-22s-16-35-16-59 5-43 16-57c11-15 28-22 49-22h3c20 0 34 5 44 15 9 10 15 21 19 33 1 6 2 11 3 17 0 5 0 10 0 14 0 5 0 10 0 15-1 6-2 11-3 17-4 13-10 24-19 34-10 9-24 14-44 14zM353 135c11-1 17-4 21-11 4-8 6-16 7-24 1-3 1-7 1-11 1-3 1-7 1-10s0-6-1-9c0-4 0-8-1-11-1-9-3-16-7-23s-10-10-21-11c-9 1-15 4-19 11s-7 14-8 22c0 4 0 8 0 11-1 4-1 7-1 10s0 7 1 10c0 4 0 8 0 11 1 9 4 16 8 24 4 7 10 10 19 11z">
          <text:p/>
        </draw:path>
        <draw:path draw:style-name="gr7" draw:text-style-name="P5" draw:layer="layout" svg:width="0.421cm" svg:height="0.158cm" svg:x="5.307cm" svg:y="4.148cm" svg:viewBox="0 0 422 159" svg:d="M0 30h5c10 0 19-3 27-8 9-4 14-11 16-19h2 29v153h-2-39v-107h-38zM172 104c0 1 0 3 0 5s1 3 1 5c1 5 4 9 8 13s11 6 19 7c9-1 16-3 20-7 5-5 7-10 7-17 0-6-1-11-5-14-3-2-6-4-10-5-2-1-3-1-5-1s-4 0-5 0h-17v-25h13c1 0 3 0 5-1 2 0 5 0 7-1 4-1 7-2 10-5s4-7 4-13c0-1 0-2 0-3-1-2-1-4-2-6s-4-5-7-7c-4-3-9-4-16-4-1 0-2 0-3 0s-3 0-4 1c-4 1-9 3-12 7-4 4-6 11-6 21h-2-35c0-3 1-6 1-10s1-9 3-12c3-8 9-16 18-22 8-7 22-10 41-10h2c19 0 34 4 44 11 9 8 14 18 14 31 0 10-2 17-7 22-4 5-10 8-15 10-1 1-2 1-3 1-2 1-3 1-4 1v1c10 0 18 4 25 10 6 6 10 15 10 27s-3 21-10 27-14 10-22 13c-7 2-13 3-19 4-6 0-10 1-12 1h-2c-21 0-36-4-46-11-9-7-15-15-19-24-1-3-2-7-2-10-1-4-1-7-1-10h2zM352 159c-21 0-38-7-49-22-11-14-16-33-16-57s5-44 16-59c11-14 28-21 49-21h3c20 0 35 5 44 15 9 9 15 20 19 33 1 6 2 12 3 17 0 5 1 10 1 15 0 4-1 9-1 15-1 5-2 11-3 16-4 12-10 23-19 33s-24 15-44 15zM354 134c10 0 17-4 20-11 4-7 7-14 8-22 0-4 1-8 1-11 0-4 0-7 0-10s0-6 0-10-1-7-1-11c-1-8-4-16-8-24-3-6-10-10-20-10s-16 4-20 10c-4 8-6 16-7 24-1 4-1 7-1 11 0 3-1 7-1 10s1 6 1 10c0 3 0 7 1 11 1 8 3 15 7 22s10 11 20 11z">
          <text:p/>
        </draw:path>
        <draw:path draw:style-name="gr7" draw:text-style-name="P5" draw:layer="layout" svg:width="0.421cm" svg:height="0.158cm" svg:x="5.307cm" svg:y="3.713cm" svg:viewBox="0 0 422 159" svg:d="M0 30h5c10 0 19-3 27-7 9-5 14-12 16-20h2 29v152h-2-39v-107h-38zM132 121v-27l77-91h2 36v91h23v27h-23v34h-2-37v-34zM209 94v-54l-46 54zM352 159c-21 0-38-8-49-22-11-15-16-34-16-58s5-43 16-58c11-14 28-21 49-21h3c20 0 35 5 44 15s15 21 19 33c1 5 2 11 3 16 0 6 1 11 1 15s-1 9-1 15c-1 5-2 11-3 16-4 12-10 23-19 33s-24 16-44 16zM354 133c10 0 17-4 20-11 4-6 7-14 8-22 0-4 1-8 1-11 0-4 0-7 0-10s0-6 0-10c0-3-1-7-1-11-1-8-4-16-8-22-3-7-10-11-20-11s-16 4-20 11c-4 6-6 14-7 22-1 4-1 7-1 11s-1 7-1 10 1 6 1 10 0 7 1 11c1 8 3 16 7 22 4 7 10 11 20 11z">
          <text:p/>
        </draw:path>
        <draw:path draw:style-name="gr7" draw:text-style-name="P5" draw:layer="layout" svg:width="0.401cm" svg:height="0.237cm" svg:x="0.858cm" svg:y="11.908cm" svg:viewBox="0 0 402 238" svg:d="M0 45h7c15 0 29-4 41-11 13-7 21-17 24-30h3 43v230h-3-58v-161h-57zM300 238c-33 0-57-11-74-32-16-22-24-50-24-86s8-66 24-88c17-21 41-32 74-32h3c30 0 51 7 65 22s24 31 28 50c3 9 4 17 5 25 1 9 1 16 1 23 0 6 0 14-1 22s-2 16-5 25c-4 18-14 34-28 49s-35 22-65 22zM302 201c14-1 24-6 29-16 6-11 10-22 11-34 1-6 2-11 2-17 0-5 0-10 0-14 0-5 0-10 0-15 0-6-1-11-2-17-1-12-5-23-11-35-5-10-15-15-29-16-14 1-24 6-30 16-5 12-9 23-11 35 0 6-1 11-1 17 0 5 0 10 0 15 0 4 0 9 0 15 0 5 1 10 1 16 2 12 6 23 11 34 6 10 16 15 30 16z">
          <text:p/>
        </draw:path>
        <draw:path draw:style-name="gr7" draw:text-style-name="P5" draw:layer="layout" svg:width="0.4cm" svg:height="0.234cm" svg:x="0.857cm" svg:y="11.523cm" svg:viewBox="0 0 401 235" svg:d="M0 42h8c15 0 28-4 41-11s21-17 24-31h3 43v230h-3-58v-160h-58zM263 164v1c0 1 0 1 0 1 2 8 6 15 12 22 6 6 15 9 27 10 12-1 21-4 26-9 6-6 10-12 12-19 1-4 1-7 2-11 0-3 0-6 0-9 0-13-3-23-10-30-7-6-14-10-22-12-1 0-3 0-4 0s-2 0-3 0c-2 0-4 0-6 0-2 1-4 1-6 1-5 2-10 3-14 6-4 2-7 5-10 9h-3-54l16-124h3 156v41h-119l-6 47c8-5 16-8 25-10s19-3 30-3h3c23 0 43 6 59 20 16 13 24 32 24 56s-9 44-25 60c-17 15-41 23-73 23l-4 1c-29-1-51-6-65-18-14-11-23-24-26-38-1-3-1-5-2-8 0-2 0-5-1-7h4z">
          <text:p/>
        </draw:path>
        <draw:path draw:style-name="gr7" draw:text-style-name="P5" draw:layer="layout" svg:width="0.425cm" svg:height="0.238cm" svg:x="0.834cm" svg:y="11.084cm" svg:viewBox="0 0 426 239" svg:d="M192 234h-4-187v-9c0-13 2-24 7-33 5-10 13-20 23-29 6-5 14-11 22-16 9-6 18-12 29-18 7-4 13-8 19-12s11-7 15-11c6-5 10-10 13-15s5-12 5-19c0-11-4-19-10-24s-13-9-21-10c-1 0-2 0-3 0-2 0-3 0-4 0-11 0-20 3-28 9-8 7-12 16-12 29v8h-3-53v-7c0-4 0-9 1-14s2-10 4-15c5-12 14-23 28-33s35-15 64-15h3c24 0 45 5 64 16 18 10 28 28 28 54 0 18-5 32-15 43-10 12-21 21-33 28-3 2-6 4-10 6-3 2-6 4-9 5-9 5-17 10-24 14-6 4-12 7-16 12-3 2-5 5-8 7-2 3-4 6-5 8h120zM324 239c-33 0-57-11-74-33-16-21-26-51-26-87s10-65 26-86c17-22 41-33 74-33h3c30 0 51 8 65 23s23 31 28 49c3 8 4 17 5 25s1 15 1 22 0 14-1 22-2 17-5 25c-5 19-14 35-28 50s-35 23-65 23zM326 201c14 0 24-6 29-16 6-10 10-22 11-35 1-5 2-11 2-16 0-6 0-10 0-15 0-4 0-9 0-15 0-5-1-11-2-16-1-12-5-24-11-34-5-10-15-16-29-16s-24 6-30 16-9 21-11 34c-1 5-1 11-1 16 0 6-1 11-1 15 0 5 1 10 1 15s0 11 1 17c2 12 5 24 11 34s16 16 30 16z">
          <text:p/>
        </draw:path>
        <draw:path draw:style-name="gr7" draw:text-style-name="P5" draw:layer="layout" svg:width="0.431cm" svg:height="0.237cm" svg:x="0.828cm" svg:y="10.307cm" svg:viewBox="0 0 432 238" svg:d="M58 155c0 3 0 5 0 8 1 3 1 5 2 8 2 7 6 14 12 20 7 6 16 9 29 9s23-4 30-10c7-7 10-15 10-24 0-10-2-17-7-21-5-5-10-8-15-9-3-1-6-1-9-1-2-1-5-1-7-1h-24v-37h18c2 0 5 0 8-1 3 0 7 0 11-1 5-2 10-4 14-8s7-11 7-19c0-2-1-4-1-6s-1-4-2-6c-2-4-6-8-11-12-6-3-14-5-24-5-2 0-3 0-5 0s-3 1-5 1c-7 1-13 5-19 11s-9 16-9 30h-3-51c0-5 0-10 0-15 1-6 3-12 5-17 4-12 13-23 26-33s34-16 62-16h3c29 0 51 7 66 18 15 12 22 27 22 45 0 14-3 25-10 33-7 7-15 12-24 16-1 0-3 0-5 1-1 0-3 1-4 1v1c13 1 26 6 36 16 10 9 15 22 15 39 0 18-5 32-15 41s-21 16-33 20c-10 3-19 5-28 6-9 0-15 1-18 1h-3c-31 0-54-6-68-16-15-11-24-23-29-36-2-5-3-10-4-16 0-5-1-10-1-15h4zM330 238c-33 0-57-11-74-32-17-22-25-50-25-86s8-65 25-87c17-21 41-33 74-33h3c30 0 51 8 65 23s24 31 28 49c3 9 4 17 5 25 1 9 1 16 1 23 0 6 0 14-1 22s-2 16-5 25c-4 18-14 34-28 49s-35 22-65 22zM332 201c14-1 24-6 29-16 6-11 10-22 11-34 1-6 2-11 2-17 0-5 0-10 0-14 0-5 0-10 0-15 0-6-1-11-2-17-1-12-5-23-11-34-5-10-15-15-29-16-14 1-24 6-30 16-5 11-9 22-11 34 0 6-1 11-1 17 0 5 0 10 0 15 0 4 0 9 0 15 0 5 1 11 1 16 2 12 6 23 11 34 6 10 16 15 30 16z">
          <text:p/>
        </draw:path>
        <draw:path draw:style-name="gr7" draw:text-style-name="P5" draw:layer="layout" svg:width="0.432cm" svg:height="0.238cm" svg:x="0.827cm" svg:y="9.529cm" svg:viewBox="0 0 433 239" svg:d="M0 183v-41l115-137h3 54v138h34v40h-34v52h-4-55v-52zM115 143v-83l-69 83zM331 239c-33 0-57-11-74-33-17-21-25-50-25-86s8-66 25-87c17-22 41-33 74-33h3c30 0 51 8 65 23s24 31 28 50c3 8 4 17 5 25s1 16 1 22c0 7 0 14-1 22-1 9-2 17-5 25-4 18-14 35-28 49-14 15-35 23-65 23zM333 201c14 0 24-5 29-16 6-10 10-21 11-34 1-5 2-11 2-16s0-10 0-15c0-4 0-9 0-15 0-5-1-10-2-16-1-12-5-25-11-35-5-10-15-16-29-16s-24 6-30 16c-5 10-9 23-11 35 0 5-1 11-1 16 0 6 0 11 0 15 0 5 0 10 0 15 0 6 1 11 1 17 2 12 6 23 11 33 6 11 16 16 30 16z">
          <text:p/>
        </draw:path>
        <draw:path draw:style-name="gr7" draw:text-style-name="P5" draw:layer="layout" svg:width="0.427cm" svg:height="0.237cm" svg:x="0.832cm" svg:y="8.85cm" svg:viewBox="0 0 428 238" svg:d="M58 168v1 1c2 8 5 15 12 21 6 7 15 10 27 10s20-3 26-9c6-5 9-12 11-18 1-4 2-8 2-11 1-3 1-6 1-9 0-13-3-23-10-30-7-6-15-10-23-12-1 0-2 0-3 0s-2 0-3 0c-2 0-4 0-6 0s-4 1-6 1c-5 1-10 3-14 6-4 2-8 5-10 9h-3-54l15-124h4 156v41h-119l-6 47c8-5 16-8 25-11 9-2 19-3 30-3h3c23 0 43 7 59 20 15 14 23 33 23 57s-8 43-24 59c-17 16-41 24-74 24h-3c-29 0-51-6-65-17-14-12-23-24-26-38-1-3-2-5-2-8 0-2-1-5-1-7h3zM326 238c-33 0-57-11-74-32-17-22-25-50-25-86s8-65 25-88c17-21 41-32 74-32h3c30 0 51 7 65 22s24 32 28 50c3 9 4 17 5 25 1 9 1 16 1 23 0 6 0 14-1 22s-2 16-5 25c-4 18-14 34-28 49s-35 22-65 22zM328 201c14-1 24-6 29-16 6-11 10-22 11-34 1-6 2-11 2-17 0-5 0-10 0-14 0-5 0-10 0-15 0-6-1-11-2-17-1-12-5-23-11-34-5-10-15-15-29-17-14 2-24 7-30 17-5 11-9 22-11 34 0 6-1 11-1 17 0 5 0 10 0 15 0 4 0 9 0 15 0 5 1 10 1 16 2 12 6 23 11 34 6 10 16 15 30 16z">
          <text:p/>
        </draw:path>
        <draw:path draw:style-name="gr7" draw:text-style-name="P5" draw:layer="layout" svg:width="0.429cm" svg:height="0.238cm" svg:x="0.831cm" svg:y="8.167cm" svg:viewBox="0 0 430 239" svg:d="M141 60c-2-7-7-12-14-15-7-4-15-5-23-6-1 0-1 0-1 0h-1c-14 1-25 6-33 16-7 10-11 23-12 40 7-6 14-11 23-13 9-3 18-5 27-5h3c24 0 44 7 61 20s26 32 26 58c0 5 0 10-1 16-1 5-2 11-4 17-5 13-14 24-27 35-13 10-33 16-60 16h-3c-31 0-54-8-68-22s-24-30-28-48c-2-8-4-17-5-25 0-9-1-16-1-23 0-34 8-62 25-85 16-23 42-35 79-35h3c22 0 39 3 51 11s21 16 27 25c2 4 4 8 6 12s3 7 4 11h-4zM56 156c0 13 4 23 13 32 8 8 18 13 32 13 12 0 22-4 30-12s12-18 12-32c0-13-4-23-11-31-8-9-18-13-32-13-2 0-3 0-5 0s-3 1-5 1c-8 2-16 6-23 12-7 7-11 17-11 30zM327 239c-32 0-57-11-73-33-18-21-26-50-26-86s8-65 26-86c16-22 41-34 73-34h4c29 0 50 8 64 24 14 15 24 31 29 49 2 8 4 17 4 25 1 8 2 16 2 22 0 7-1 14-2 22 0 9-2 17-4 25-5 18-15 35-29 49-14 15-35 23-64 23zM329 201c14 0 24-5 30-16 5-10 9-21 11-34 0-5 1-11 1-16s0-10 0-15c0-4 0-9 0-15 0-5-1-10-1-16-2-12-6-24-11-34-6-10-16-16-30-16s-24 6-29 16c-6 10-10 22-12 34 0 5-1 11-1 16 0 6 0 11 0 15 0 5 0 10 0 15 0 6 1 11 1 17 2 12 6 23 12 33 5 11 15 16 29 16z">
          <text:p/>
        </draw:path>
        <draw:path draw:style-name="gr7" draw:text-style-name="P5" draw:layer="layout" svg:width="0.432cm" svg:height="0.237cm" svg:x="0.827cm" svg:y="7.488cm" svg:viewBox="0 0 433 238" svg:d="M0 4h3 203v38c-2 1-7 6-16 14-9 9-19 20-29 34-5 6-9 13-14 20-4 7-8 15-12 23-8 17-14 34-18 51s-6 34-6 50h-4-60c1-14 3-28 6-40 4-13 8-24 12-34 1-4 2-7 4-10 1-3 2-6 4-9 8-17 18-33 30-48 12-16 25-30 38-42 0 0 1-1 2-2s1-1 2-2v-1h-145zM331 238c-33 0-57-11-74-33s-25-50-25-86 8-65 25-87c17-21 41-32 74-32h3c30 0 51 7 65 22s24 32 28 49c3 9 4 17 5 25 1 9 1 16 1 23 0 6 0 14-1 22s-2 16-5 25c-4 18-14 34-28 50-14 15-35 22-65 22zM333 200c14-1 24-6 29-16 6-11 10-22 11-34 1-6 2-11 2-17 0-5 0-10 0-14 0-5 0-10 0-15 0-6-1-11-2-17-1-12-5-23-11-33-5-11-15-16-29-17-14 1-24 6-30 17-5 10-9 21-11 33 0 6-1 11-1 17 0 5 0 10 0 15 0 4 0 9 0 15 0 5 1 10 1 16 2 12 6 23 11 34 6 10 16 15 30 16z">
          <text:p/>
        </draw:path>
        <draw:path draw:style-name="gr7" draw:text-style-name="P5" draw:layer="layout" svg:width="0.43cm" svg:height="0.238cm" svg:x="0.829cm" svg:y="7.004cm" svg:viewBox="0 0 431 239" svg:d="M99 238c-1 0-2 0-3 0s-2 0-3 0c-4 0-8 0-12 0-4-1-8-1-12-2-17-2-33-9-48-20-14-10-21-26-21-48 0-16 4-28 12-37 9-9 19-15 32-20-12-3-21-10-27-19s-9-19-9-30c0-15 7-29 20-42 14-13 38-20 71-20h3c3 0 5 0 7 1 2 0 5 0 7 0 19 1 37 7 53 16 17 9 25 24 25 45 0 14-4 24-11 32s-15 14-25 17c13 5 23 11 31 20 9 9 13 21 13 37 0 22-8 38-22 49-15 11-31 17-49 19-4 1-7 1-11 2-4 0-8 0-12 0h-3c-1 0-1 0-2 0h-1c-1 0-1 0-2 0zM100 200c1 0 1 0 1 0 3 0 5 0 7-1 2 0 5 0 7-1 7-2 14-5 21-10 6-5 9-14 9-24 0-2 0-4-1-6 0-3 0-5-1-7-2-6-6-11-13-16-6-5-16-8-29-8-14 0-23 3-30 8-6 5-10 10-12 16-1 2-2 4-2 7 0 2 0 4 0 6 0 11 3 19 9 24 7 5 14 9 21 10 2 1 5 1 7 1 2 1 4 1 6 1zM101 97c2 0 4-1 7-1s5-1 8-2c6-1 12-4 17-9 4-4 7-11 7-20 0-7-2-13-6-17-5-4-9-6-14-8-4-2-8-2-11-3-4 0-6-1-8-1s-5 1-8 1c-3 1-7 1-11 3-5 1-9 4-14 8-4 4-6 10-6 17 0 10 2 17 7 21 6 4 11 7 17 9 3 0 5 1 8 1 2 0 5 1 7 1zM329 239c-33-1-57-11-74-34-17-21-25-50-25-86s8-65 25-87c17-21 41-32 74-32h3c30 0 51 8 65 22 14 15 24 32 28 50 3 8 4 16 5 25 1 8 1 15 1 22 0 6 0 14-1 22s-2 17-5 25c-4 18-14 34-28 49-14 16-35 23-65 23zM331 200c14 0 24-6 29-16 6-10 10-22 11-34 1-6 2-11 2-16 0-6 0-11 0-15 0-5 0-10 0-15s-1-11-2-16c-1-13-5-24-11-34-5-11-15-16-29-16s-24 5-30 16c-5 10-9 21-11 33 0 6-1 11-1 17 0 5 0 10 0 15 0 4 0 9 0 15 0 5 1 11 1 16 2 12 6 24 11 34 6 10 16 16 30 16z">
          <text:p/>
        </draw:path>
        <draw:path draw:style-name="gr7" draw:text-style-name="P5" draw:layer="layout" svg:width="0.429cm" svg:height="0.238cm" svg:x="0.831cm" svg:y="6.468cm" svg:viewBox="0 0 430 239" svg:d="M58 181c3 7 7 13 14 16s15 4 23 4c3 0 6 0 9 0 3-1 6-2 9-3 6-3 12-8 18-16 5-8 9-20 10-36-4 4-9 7-13 9-5 3-9 4-14 6-4 1-8 2-12 2-4 1-8 1-12 1h-3c-23 0-43-7-61-20-17-13-26-33-26-58 0-1 0-2 0-4 0-1 0-2 1-3 1-19 8-38 23-54 14-16 38-24 71-24h3c30 0 52 7 66 21 14 13 23 30 28 46 2 9 3 17 4 25s1 16 1 22c0 35-8 65-24 88-16 24-42 36-78 36h-4c-21 0-38-4-49-11-12-7-21-15-26-24-3-4-6-8-7-12-2-4-3-8-4-11h4zM141 85c0-3 0-6-1-9s-2-7-3-11c-3-6-7-12-14-18-6-6-15-8-26-9-12 1-22 5-30 13-9 8-13 19-13 33 0 13 4 23 12 31 7 9 18 13 31 13s23-4 31-11c9-8 13-18 13-32zM327 239c-32 0-57-11-73-33-18-21-26-50-26-86s8-65 26-87c16-22 41-33 73-33h4c29 0 50 8 64 23s24 32 29 50c2 8 4 17 4 25 1 8 2 16 2 22 0 7-1 14-2 22 0 9-2 17-4 25-5 18-15 35-29 50-14 14-35 22-64 22zM329 201c14 0 24-5 30-16 5-10 9-21 11-34 0-5 1-11 1-16s0-10 0-15c0-4 0-9 0-15 0-5-1-10-1-16-2-12-6-24-11-34-6-11-16-16-30-17-14 1-24 6-29 17-6 10-10 22-12 34 0 5-1 11-1 16 0 6 0 11 0 15 0 5 0 10 0 15 0 6 1 11 1 17 2 12 6 23 12 33 5 11 15 16 29 16z">
          <text:p/>
        </draw:path>
        <draw:path draw:style-name="gr7" draw:text-style-name="P5" draw:layer="layout" svg:width="0.631cm" svg:height="0.237cm" svg:x="0.743cm" svg:y="5.985cm" svg:viewBox="0 0 632 238" svg:d="M0 45h8c14 0 28-4 41-11s20-17 23-30h4 43v230h-4-57v-161h-58zM301 238c-33 0-58-11-74-32-17-22-26-50-26-86s9-66 26-88c16-21 41-32 74-32h3c29 0 51 7 65 22s23 31 28 50c2 9 4 17 5 25 0 9 1 16 1 23 0 6-1 13-1 22-1 8-3 16-5 25-5 18-14 34-28 49s-36 22-65 22zM302 201c14-1 24-6 30-16 6-11 9-22 11-34 1-6 1-11 1-17 0-5 0-10 0-14 0-5 0-10 0-15 0-6 0-11-1-17-2-12-5-23-11-35-6-10-16-15-30-16-14 1-23 6-29 16-6 12-10 23-11 35-1 6-1 11-2 17 0 5 0 10 0 15 0 4 0 9 0 14 1 6 1 11 2 17 1 12 5 23 11 34 6 10 15 15 29 16zM530 238c-33 0-58-11-74-32-17-22-25-50-25-86s8-66 25-88c16-21 41-32 74-32h3c29 0 51 7 65 22s23 31 28 50c2 9 4 17 5 25 1 9 1 16 1 23 0 6 0 13-1 22-1 8-3 16-5 25-5 18-14 34-28 49s-36 22-65 22zM531 201c14-1 24-6 30-16 6-11 9-22 11-34 1-6 1-11 1-17 1-5 1-10 1-14 0-5 0-10-1-15 0-6 0-11-1-17-2-12-5-23-11-35-6-10-16-15-30-16-13 1-23 6-29 16-6 12-10 23-11 35-1 6-1 11-1 17-1 5-1 10-1 15 0 4 0 9 1 14 0 6 0 11 1 17 1 12 5 23 11 34 6 10 16 15 29 16z">
          <text:p/>
        </draw:path>
        <draw:path draw:style-name="gr7" draw:text-style-name="P5" draw:layer="layout" svg:width="0.631cm" svg:height="0.238cm" svg:x="0.743cm" svg:y="5.544cm" svg:viewBox="0 0 632 239" svg:d="M0 46h7c15 0 29-3 42-11 12-7 20-18 23-30h3 44v229h-4-57v-160h-58zM230 46h8c15 0 28-3 41-11 13-7 21-18 23-30h4 43v229h-3-58v-160h-58zM530 239c-33 0-57-11-74-33-16-21-25-50-25-86s9-65 25-86c17-23 41-34 74-34h3c29 0 51 8 65 23s23 32 28 50c3 8 4 17 5 25s1 15 1 22 0 14-1 22-2 17-5 25c-5 18-14 34-28 49s-36 22-65 22zM532 201c14 0 23-6 29-16s10-22 11-34c1-5 1-11 2-16 0-6 0-11 0-15 0-5 0-10 0-15-1-5-1-11-2-16-1-13-5-24-11-34s-15-16-29-16-24 6-30 16-9 21-11 33c-1 6-1 12-1 17-1 5-1 10-1 15 0 4 0 9 1 15 0 5 0 11 1 16 2 13 5 24 11 34s16 16 30 16z">
          <text:p/>
        </draw:path>
        <draw:polygon draw:style-name="gr6" draw:text-style-name="P5" draw:layer="layout" svg:width="0.18cm" svg:height="0.219cm" svg:x="1.984cm" svg:y="3.027cm" svg:viewBox="0 0 181 220" draw:points="31,26 31,220 0,220 0,0 181,0 181,220 150,220 150,26">
          <text:p/>
        </draw:polygon>
        <draw:path draw:style-name="gr6" draw:text-style-name="P5" draw:layer="layout" svg:width="0.204cm" svg:height="0.22cm" svg:x="3.005cm" svg:y="3.033cm" svg:viewBox="0 0 205 221" svg:d="M0 220v-26c16 4 30-2 40-16s16-42 17-84l2-94h146v220h-32v-195h-84l-2 75c-2 47-9 79-22 96-8 11-17 18-28 21-11 4-23 5-37 3z">
          <text:p/>
        </draw:path>
        <draw:polygon draw:style-name="gr6" draw:text-style-name="P5" draw:layer="layout" svg:width="0.181cm" svg:height="0.22cm" svg:x="3.448cm" svg:y="3.027cm" svg:viewBox="0 0 182 221" draw:points="32,26 32,221 0,221 0,0 182,0 182,221 151,221 151,26">
          <text:p/>
        </draw:polygon>
        <draw:path draw:style-name="gr6" draw:text-style-name="P5" draw:layer="layout" svg:width="0.204cm" svg:height="0.22cm" svg:x="4.469cm" svg:y="3.033cm" svg:viewBox="0 0 205 221" svg:d="M0 220v-26c17 4 30-1 40-15s16-43 18-84l2-95h145v220h-31v-194h-85l-2 75c-1 46-9 78-22 95-8 11-17 18-28 21-10 4-23 5-37 3z">
          <text:p/>
        </draw:path>
        <draw:polygon draw:style-name="gr6" draw:text-style-name="P5" draw:layer="layout" svg:width="0.18cm" svg:height="0.22cm" svg:x="4.897cm" svg:y="3.027cm" svg:viewBox="0 0 181 221" draw:points="31,26 31,221 0,221 0,0 181,0 181,221 150,221 150,26">
          <text:p/>
        </draw:polygon>
        <draw:path draw:style-name="gr6" draw:text-style-name="P5" draw:layer="layout" svg:width="0.204cm" svg:height="0.22cm" svg:x="5.917cm" svg:y="3.033cm" svg:viewBox="0 0 205 221" svg:d="M0 220v-26c17 4 30-1 41-15 10-14 15-43 17-84l2-95h145v220h-31v-194h-85l-2 75c-1 46-8 78-21 95-8 11-18 18-28 21-11 4-24 5-38 3z">
          <text:p/>
        </draw:path>
        <draw:polygon draw:style-name="gr6" draw:text-style-name="P5" draw:layer="layout" svg:width="0.18cm" svg:height="0.22cm" svg:x="6.345cm" svg:y="3.027cm" svg:viewBox="0 0 181 221" draw:points="31,26 31,221 0,221 0,0 181,0 181,221 150,221 150,26">
          <text:p/>
        </draw:polygon>
        <draw:path draw:style-name="gr6" draw:text-style-name="P5" draw:layer="layout" svg:width="0.205cm" svg:height="0.22cm" svg:x="7.365cm" svg:y="3.033cm" svg:viewBox="0 0 206 221" svg:d="M0 220v-26c17 4 31-1 41-15s16-43 17-84l2-95h146v220h-32v-194h-84l-2 75c-1 46-9 78-22 95-8 11-18 18-28 21-11 4-23 5-38 3z">
          <text:p/>
        </draw:path>
        <draw:polygon draw:style-name="gr6" draw:text-style-name="P5" draw:layer="layout" svg:width="0.18cm" svg:height="0.22cm" svg:x="7.793cm" svg:y="3.027cm" svg:viewBox="0 0 181 221" draw:points="31,26 31,221 0,221 0,0 181,0 181,221 150,221 150,26">
          <text:p/>
        </draw:polygon>
        <draw:path draw:style-name="gr6" draw:text-style-name="P5" draw:layer="layout" svg:width="0.204cm" svg:height="0.22cm" svg:x="8.814cm" svg:y="3.033cm" svg:viewBox="0 0 205 221" svg:d="M0 220v-26c16 4 30-1 40-15s16-43 17-84l2-95h146v220h-32v-194h-83l-2 75c-2 46-9 78-22 95-9 11-18 18-29 21-11 4-23 5-37 3z">
          <text:p/>
        </draw:path>
        <draw:polygon draw:style-name="gr6" draw:text-style-name="P5" draw:layer="layout" svg:width="0.18cm" svg:height="0.22cm" svg:x="9.241cm" svg:y="3.027cm" svg:viewBox="0 0 181 221" draw:points="32,26 32,221 0,221 0,0 181,0 181,221 150,221 150,26">
          <text:p/>
        </draw:polygon>
        <draw:path draw:style-name="gr6" draw:text-style-name="P5" draw:layer="layout" svg:width="0.204cm" svg:height="0.22cm" svg:x="10.262cm" svg:y="3.033cm" svg:viewBox="0 0 205 221" svg:d="M0 220v-26c17 4 30-1 41-15 10-14 16-43 18-84l1-95h145v220h-31v-194h-84l-2 75c-2 46-9 78-22 95-8 11-17 18-29 21-11 4-23 5-37 3z">
          <text:p/>
        </draw:path>
        <draw:polygon draw:style-name="gr6" draw:text-style-name="P5" draw:layer="layout" svg:width="0.144cm" svg:height="0.159cm" svg:x="9.228cm" svg:y="13.031cm" svg:viewBox="0 0 145 160" draw:points="29,20 29,160 0,160 0,0 145,0 145,160 116,160 116,20">
          <text:p/>
        </draw:polygon>
        <draw:path draw:style-name="gr6" draw:text-style-name="P5" draw:layer="layout" svg:width="0.161cm" svg:height="0.159cm" svg:x="10.328cm" svg:y="13.023cm" svg:viewBox="0 0 162 160" svg:d="M0 160v-20c15 2 26-3 33-15 4-9 7-31 8-65l2-60h119v160h-31v-141h-61l-1 41c-1 22-2 40-3 51-2 11-5 20-9 27-6 10-15 17-26 19-11 3-21 4-31 3z">
          <text:p/>
        </draw:path>
        <draw:polygon draw:style-name="gr6" draw:text-style-name="P5" draw:layer="layout" svg:width="0.145cm" svg:height="0.159cm" svg:x="7.782cm" svg:y="13.031cm" svg:viewBox="0 0 146 160" draw:points="29,20 29,160 0,160 0,0 146,0 146,160 116,160 116,20">
          <text:p/>
        </draw:polygon>
        <draw:path draw:style-name="gr6" draw:text-style-name="P5" draw:layer="layout" svg:width="0.161cm" svg:height="0.159cm" svg:x="8.913cm" svg:y="13.025cm" svg:viewBox="0 0 162 160" svg:d="M0 160v-20c15 2 26-3 33-15 4-9 7-30 8-65l2-60h119v160h-30v-141h-62l-1 41c0 22-2 40-3 51-2 11-5 20-9 27-6 10-15 16-26 19s-21 4-31 3z">
          <text:p/>
        </draw:path>
        <draw:polygon draw:style-name="gr6" draw:text-style-name="P5" draw:layer="layout" svg:width="0.145cm" svg:height="0.159cm" svg:x="6.337cm" svg:y="13.031cm" svg:viewBox="0 0 146 160" draw:points="29,20 29,160 0,160 0,0 146,0 146,160 116,160 116,20">
          <text:p/>
        </draw:polygon>
        <draw:path draw:style-name="gr6" draw:text-style-name="P5" draw:layer="layout" svg:width="0.16cm" svg:height="0.159cm" svg:x="7.468cm" svg:y="13.025cm" svg:viewBox="0 0 161 160" svg:d="M0 160v-20c15 2 26-3 33-15 4-9 7-30 8-65l1-60h119v160h-30v-141h-61l-1 41c-1 22-2 40-4 51-1 11-4 20-8 27-6 10-15 16-26 19s-21 4-31 3z">
          <text:p/>
        </draw:path>
        <draw:polygon draw:style-name="gr6" draw:text-style-name="P5" draw:layer="layout" svg:width="0.145cm" svg:height="0.159cm" svg:x="4.857cm" svg:y="13.031cm" svg:viewBox="0 0 146 160" draw:points="29,20 29,160 0,160 0,0 146,0 146,160 116,160 116,20">
          <text:p/>
        </draw:polygon>
        <draw:path draw:style-name="gr6" draw:text-style-name="P5" draw:layer="layout" svg:width="0.16cm" svg:height="0.159cm" svg:x="5.988cm" svg:y="13.025cm" svg:viewBox="0 0 161 160" svg:d="M0 160v-20c16 2 27-3 33-15 5-9 8-30 9-65l1-60h118v160h-29v-141h-61l-1 41c-1 22-2 40-4 51-1 11-4 20-9 27-5 10-14 16-25 19s-23 4-32 3z">
          <text:p/>
        </draw:path>
        <draw:polygon draw:style-name="gr6" draw:text-style-name="P5" draw:layer="layout" svg:width="0.145cm" svg:height="0.159cm" svg:x="3.4cm" svg:y="13.031cm" svg:viewBox="0 0 146 160" draw:points="29,20 29,160 0,160 0,0 146,0 146,160 115,160 115,20">
          <text:p/>
        </draw:polygon>
        <draw:path draw:style-name="gr6" draw:text-style-name="P5" draw:layer="layout" svg:width="0.16cm" svg:height="0.159cm" svg:x="4.531cm" svg:y="13.025cm" svg:viewBox="0 0 161 160" svg:d="M0 160v-20c15 2 26-3 34-15 4-9 7-30 8-65l1-60h118v160h-29v-141h-61l-1 41c-1 22-2 40-3 51-2 11-5 20-9 27-6 10-15 16-26 19-12 3-22 4-32 3z">
          <text:p/>
        </draw:path>
        <draw:polygon draw:style-name="gr6" draw:text-style-name="P5" draw:layer="layout" svg:width="0.145cm" svg:height="0.159cm" svg:x="1.969cm" svg:y="13.031cm" svg:viewBox="0 0 146 160" draw:points="29,20 29,160 0,160 0,0 146,0 146,160 115,160 115,20">
          <text:p/>
        </draw:polygon>
        <draw:path draw:style-name="gr6" draw:text-style-name="P5" draw:layer="layout" svg:width="0.161cm" svg:height="0.159cm" svg:x="3.1cm" svg:y="13.025cm" svg:viewBox="0 0 162 160" svg:d="M0 160v-20c15 2 27-3 34-15 4-9 7-30 8-65l2-60h118v160h-30v-141h-61l-1 41c-1 22-2 40-3 51-2 11-5 20-9 27-6 10-15 16-26 19s-22 4-32 3z">
          <text:p/>
        </draw:path>
        <draw:path draw:style-name="gr17" draw:text-style-name="P6" draw:layer="layout" svg:width="0.156cm" svg:height="0.146cm" svg:x="2.026cm" svg:y="10.645cm" svg:viewBox="0 0 157 147" svg:d="M157 74c0-40-35-74-78-74-44 0-79 34-79 74s35 73 79 73c43 0 78-33 78-73z">
          <text:p/>
        </draw:path>
        <draw:path draw:style-name="gr17" draw:text-style-name="P6" draw:layer="layout" svg:width="0.155cm" svg:height="0.145cm" svg:x="2.027cm" svg:y="12.586cm" svg:viewBox="0 0 156 146" svg:d="M156 73c0-41-35-73-77-73-44 0-79 32-79 73s35 73 79 73c42 0 77-32 77-73z">
          <text:p/>
        </draw:path>
        <draw:path draw:style-name="gr17" draw:text-style-name="P6" draw:layer="layout" svg:width="0.155cm" svg:height="0.146cm" svg:x="2.027cm" svg:y="12.099cm" svg:viewBox="0 0 156 147" svg:d="M156 74c0-40-35-74-77-74-44 0-79 34-79 74s35 73 79 73c42 0 77-33 77-73z">
          <text:p/>
        </draw:path>
        <draw:path draw:style-name="gr17" draw:text-style-name="P6" draw:layer="layout" svg:width="0.155cm" svg:height="0.146cm" svg:x="2.027cm" svg:y="11.759cm" svg:viewBox="0 0 156 147" svg:d="M156 74c0-41-35-74-77-74-44 0-79 33-79 74 0 40 35 73 79 73 42 0 77-33 77-73z">
          <text:p/>
        </draw:path>
        <draw:path draw:style-name="gr17" draw:text-style-name="P6" draw:layer="layout" svg:width="0.155cm" svg:height="0.146cm" svg:x="2.027cm" svg:y="11.322cm" svg:viewBox="0 0 156 147" svg:d="M156 74c0-41-35-74-77-74-44 0-79 33-79 74 0 40 35 73 79 73 42 0 77-33 77-73z">
          <text:p/>
        </draw:path>
        <draw:path draw:style-name="gr17" draw:text-style-name="P6" draw:layer="layout" svg:width="0.155cm" svg:height="0.146cm" svg:x="2.027cm" svg:y="10.981cm" svg:viewBox="0 0 156 147" svg:d="M156 73c0-40-35-73-77-73-44 0-79 33-79 73 0 41 35 74 79 74 42 0 77-33 77-74z">
          <text:p/>
        </draw:path>
        <draw:path draw:style-name="gr17" draw:text-style-name="P6" draw:layer="layout" svg:width="0.155cm" svg:height="0.146cm" svg:x="2.027cm" svg:y="10.643cm" svg:viewBox="0 0 156 147" svg:d="M156 74c0-40-35-74-77-74-44 0-79 34-79 74s35 73 79 73c42 0 77-33 77-73z">
          <text:p/>
        </draw:path>
        <draw:path draw:style-name="gr17" draw:text-style-name="P6" draw:layer="layout" svg:width="0.155cm" svg:height="0.145cm" svg:x="2.027cm" svg:y="10.303cm" svg:viewBox="0 0 156 146" svg:d="M156 74c0-42-35-74-77-74-44 0-79 32-79 74 0 40 35 72 79 72 42 0 77-32 77-72z">
          <text:p/>
        </draw:path>
        <draw:path draw:style-name="gr17" draw:text-style-name="P6" draw:layer="layout" svg:width="0.155cm" svg:height="0.146cm" svg:x="2.027cm" svg:y="9.962cm" svg:viewBox="0 0 156 147" svg:d="M156 73c0-40-35-73-77-73-44 0-79 33-79 73s35 74 79 74c42 0 77-34 77-74z">
          <text:p/>
        </draw:path>
        <draw:path draw:style-name="gr17" draw:text-style-name="P6" draw:layer="layout" svg:width="0.155cm" svg:height="0.146cm" svg:x="2.027cm" svg:y="9.671cm" svg:viewBox="0 0 156 147" svg:d="M156 73c0-40-35-73-77-73-44 0-79 33-79 73s35 74 79 74c42 0 77-34 77-74z">
          <text:p/>
        </draw:path>
        <draw:path draw:style-name="gr17" draw:text-style-name="P6" draw:layer="layout" svg:width="0.155cm" svg:height="0.145cm" svg:x="2.027cm" svg:y="9.38cm" svg:viewBox="0 0 156 146" svg:d="M156 72c0-40-35-72-77-72-44 0-79 32-79 72 0 41 35 74 79 74 42 0 77-33 77-74z">
          <text:p/>
        </draw:path>
        <draw:path draw:style-name="gr17" draw:text-style-name="P6" draw:layer="layout" svg:width="0.155cm" svg:height="0.146cm" svg:x="2.027cm" svg:y="9.088cm" svg:viewBox="0 0 156 147" svg:d="M156 73c0-40-35-73-77-73-44 0-79 33-79 73s35 74 79 74c42 0 77-34 77-74z">
          <text:p/>
        </draw:path>
        <draw:path draw:style-name="gr17" draw:text-style-name="P6" draw:layer="layout" svg:width="0.155cm" svg:height="0.145cm" svg:x="2.027cm" svg:y="8.748cm" svg:viewBox="0 0 156 146" svg:d="M156 74c0-40-35-74-77-74-44 0-79 34-79 74s35 72 79 72c42 0 77-32 77-72z">
          <text:p/>
        </draw:path>
        <draw:path draw:style-name="gr17" draw:text-style-name="P6" draw:layer="layout" svg:width="0.155cm" svg:height="0.146cm" svg:x="2.027cm" svg:y="8.506cm" svg:viewBox="0 0 156 147" svg:d="M156 73c0-40-35-73-77-73-44 0-79 33-79 73s35 74 79 74c42 0 77-34 77-74z">
          <text:p/>
        </draw:path>
        <draw:path draw:style-name="gr17" draw:text-style-name="P6" draw:layer="layout" svg:width="0.155cm" svg:height="0.146cm" svg:x="2.027cm" svg:y="8.212cm" svg:viewBox="0 0 156 147" svg:d="M156 73c0-40-35-73-77-73-44 0-79 33-79 73s35 74 79 74c42 0 77-34 77-74z">
          <text:p/>
        </draw:path>
        <draw:path draw:style-name="gr17" draw:text-style-name="P6" draw:layer="layout" svg:width="0.155cm" svg:height="0.146cm" svg:x="2.027cm" svg:y="7.921cm" svg:viewBox="0 0 156 147" svg:d="M156 73c0-40-35-73-77-73-44 0-79 33-79 73s35 74 79 74c42 0 77-34 77-74z">
          <text:p/>
        </draw:path>
        <draw:path draw:style-name="gr17" draw:text-style-name="P6" draw:layer="layout" svg:width="0.155cm" svg:height="0.145cm" svg:x="2.027cm" svg:y="7.63cm" svg:viewBox="0 0 156 146" svg:d="M156 73c0-40-35-73-77-73-44 0-79 33-79 73s35 73 79 73c42 0 77-33 77-73z">
          <text:p/>
        </draw:path>
        <draw:path draw:style-name="gr17" draw:text-style-name="P6" draw:layer="layout" svg:width="0.155cm" svg:height="0.145cm" svg:x="2.027cm" svg:y="7.435cm" svg:viewBox="0 0 156 146" svg:d="M156 74c0-40-35-74-77-74-44 0-79 34-79 74s35 72 79 72c42 0 77-32 77-72z">
          <text:p/>
        </draw:path>
        <draw:path draw:style-name="gr17" draw:text-style-name="P6" draw:layer="layout" svg:width="0.155cm" svg:height="0.146cm" svg:x="2.027cm" svg:y="7.193cm" svg:viewBox="0 0 156 147" svg:d="M156 73c0-40-35-73-77-73-44 0-79 33-79 73s35 74 79 74c42 0 77-34 77-74z">
          <text:p/>
        </draw:path>
        <draw:path draw:style-name="gr17" draw:text-style-name="P6" draw:layer="layout" svg:width="0.155cm" svg:height="0.146cm" svg:x="2.027cm" svg:y="6.951cm" svg:viewBox="0 0 156 147" svg:d="M156 73c0-40-35-73-77-73-44 0-79 33-79 73 0 41 35 74 79 74 42 0 77-33 77-74z">
          <text:p/>
        </draw:path>
        <draw:path draw:style-name="gr17" draw:text-style-name="P6" draw:layer="layout" svg:width="0.155cm" svg:height="0.145cm" svg:x="2.027cm" svg:y="6.707cm" svg:viewBox="0 0 156 146" svg:d="M156 74c0-42-35-74-77-74-44 0-79 32-79 74 0 40 35 72 79 72 42 0 77-32 77-72z">
          <text:p/>
        </draw:path>
        <draw:path draw:style-name="gr17" draw:text-style-name="P6" draw:layer="layout" svg:width="0.155cm" svg:height="0.145cm" svg:x="2.027cm" svg:y="6.512cm" svg:viewBox="0 0 156 146" svg:d="M156 73c0-41-35-73-77-73-44 0-79 32-79 73s35 73 79 73c42 0 77-32 77-73z">
          <text:p/>
        </draw:path>
        <draw:path draw:style-name="gr17" draw:text-style-name="P6" draw:layer="layout" svg:width="0.155cm" svg:height="0.146cm" svg:x="2.027cm" svg:y="6.27cm" svg:viewBox="0 0 156 147" svg:d="M156 74c0-41-35-74-77-74-44 0-79 33-79 74 0 40 35 73 79 73 42 0 77-33 77-73z">
          <text:p/>
        </draw:path>
        <draw:path draw:style-name="gr17" draw:text-style-name="P6" draw:layer="layout" svg:width="0.155cm" svg:height="0.146cm" svg:x="2.027cm" svg:y="6.075cm" svg:viewBox="0 0 156 147" svg:d="M156 73c0-40-35-73-77-73-44 0-79 33-79 73 0 41 35 74 79 74 42 0 77-33 77-74z">
          <text:p/>
        </draw:path>
        <draw:path draw:style-name="gr17" draw:text-style-name="P6" draw:layer="layout" svg:width="0.155cm" svg:height="0.146cm" svg:x="2.027cm" svg:y="5.833cm" svg:viewBox="0 0 156 147" svg:d="M156 74c0-41-35-74-77-74-44 0-79 33-79 74 0 40 35 73 79 73 42 0 77-33 77-73z">
          <text:p/>
        </draw:path>
        <draw:path draw:style-name="gr17" draw:text-style-name="P6" draw:layer="layout" svg:width="0.155cm" svg:height="0.146cm" svg:x="2.027cm" svg:y="5.687cm" svg:viewBox="0 0 156 147" svg:d="M156 74c0-41-35-74-77-74-44 0-79 33-79 74 0 40 35 73 79 73 42 0 77-33 77-73z">
          <text:p/>
        </draw:path>
        <draw:path draw:style-name="gr17" draw:text-style-name="P6" draw:layer="layout" svg:width="0.155cm" svg:height="0.146cm" svg:x="2.027cm" svg:y="5.492cm" svg:viewBox="0 0 156 147" svg:d="M156 73c0-40-35-73-77-73-44 0-79 33-79 73 0 41 35 74 79 74 42 0 77-33 77-74z">
          <text:p/>
        </draw:path>
        <draw:path draw:style-name="gr17" draw:text-style-name="P6" draw:layer="layout" svg:width="0.155cm" svg:height="0.146cm" svg:x="2.027cm" svg:y="5.297cm" svg:viewBox="0 0 156 147" svg:d="M156 73c0-40-35-73-77-73-44 0-79 33-79 73s35 74 79 74c42 0 77-34 77-74z">
          <text:p/>
        </draw:path>
        <draw:path draw:style-name="gr17" draw:text-style-name="P6" draw:layer="layout" svg:width="0.155cm" svg:height="0.146cm" svg:x="2.027cm" svg:y="5.105cm" svg:viewBox="0 0 156 147" svg:d="M156 74c0-41-35-74-77-74-44 0-79 33-79 74 0 40 35 73 79 73 42 0 77-33 77-73z">
          <text:p/>
        </draw:path>
        <draw:path draw:style-name="gr17" draw:text-style-name="P6" draw:layer="layout" svg:width="0.155cm" svg:height="0.146cm" svg:x="2.027cm" svg:y="4.91cm" svg:viewBox="0 0 156 147" svg:d="M156 73c0-40-35-73-77-73-44 0-79 33-79 73 0 41 35 74 79 74 42 0 77-33 77-74z">
          <text:p/>
        </draw:path>
        <draw:path draw:style-name="gr17" draw:text-style-name="P6" draw:layer="layout" svg:width="0.155cm" svg:height="0.146cm" svg:x="2.027cm" svg:y="4.764cm" svg:viewBox="0 0 156 147" svg:d="M156 73c0-40-35-73-77-73-44 0-79 33-79 73 0 41 35 74 79 74 42 0 77-33 77-74z">
          <text:p/>
        </draw:path>
        <draw:path draw:style-name="gr17" draw:text-style-name="P6" draw:layer="layout" svg:width="0.155cm" svg:height="0.145cm" svg:x="2.027cm" svg:y="4.619cm" svg:viewBox="0 0 156 146" svg:d="M156 73c0-41-35-73-77-73-44 0-79 32-79 73s35 73 79 73c42 0 77-32 77-73z">
          <text:p/>
        </draw:path>
        <draw:path draw:style-name="gr17" draw:text-style-name="P6" draw:layer="layout" svg:width="0.155cm" svg:height="0.145cm" svg:x="2.027cm" svg:y="4.424cm" svg:viewBox="0 0 156 146" svg:d="M156 73c0-41-35-73-77-73-44 0-79 32-79 73 0 40 35 73 79 73 42 0 77-33 77-73z">
          <text:p/>
        </draw:path>
        <draw:path draw:style-name="gr17" draw:text-style-name="P6" draw:layer="layout" svg:width="0.156cm" svg:height="0.146cm" svg:x="2.029cm" svg:y="4.083cm" svg:viewBox="0 0 157 147" svg:d="M157 74c0-41-35-74-78-74-44 0-79 33-79 74 0 40 35 73 79 73 43 0 78-33 78-73z">
          <text:p/>
        </draw:path>
        <draw:path draw:style-name="gr17" draw:text-style-name="P6" draw:layer="layout" svg:width="0.156cm" svg:height="0.146cm" svg:x="2.029cm" svg:y="3.792cm" svg:viewBox="0 0 157 147" svg:d="M157 74c0-41-35-74-78-74-44 0-79 33-79 74 0 40 35 73 79 73 43 0 78-33 78-73z">
          <text:p/>
        </draw:path>
        <draw:path draw:style-name="gr17" draw:text-style-name="P6" draw:layer="layout" svg:width="0.156cm" svg:height="0.146cm" svg:x="2.029cm" svg:y="3.55cm" svg:viewBox="0 0 157 147" svg:d="M157 74c0-40-35-74-78-74-44 0-79 34-79 74s35 73 79 73c43 0 78-33 78-73z">
          <text:p/>
        </draw:path>
        <draw:path draw:style-name="gr17" draw:text-style-name="P6" draw:layer="layout" svg:width="0.155cm" svg:height="0.145cm" svg:x="3.011cm" svg:y="12.586cm" svg:viewBox="0 0 156 146" svg:d="M156 73c0-41-35-73-78-73-42 0-78 32-78 73s36 73 78 73c43 0 78-32 78-73z">
          <text:p/>
        </draw:path>
        <draw:path draw:style-name="gr17" draw:text-style-name="P6" draw:layer="layout" svg:width="0.155cm" svg:height="0.146cm" svg:x="3.011cm" svg:y="12.099cm" svg:viewBox="0 0 156 147" svg:d="M156 74c0-40-35-74-78-74-42 0-78 34-78 74s36 73 78 73c43 0 78-33 78-73z">
          <text:p/>
        </draw:path>
        <draw:path draw:style-name="gr17" draw:text-style-name="P6" draw:layer="layout" svg:width="0.155cm" svg:height="0.146cm" svg:x="3.011cm" svg:y="11.759cm" svg:viewBox="0 0 156 147" svg:d="M156 74c0-41-35-74-78-74-42 0-78 33-78 74 0 40 36 73 78 73 43 0 78-33 78-73z">
          <text:p/>
        </draw:path>
        <draw:path draw:style-name="gr17" draw:text-style-name="P6" draw:layer="layout" svg:width="0.155cm" svg:height="0.146cm" svg:x="3.011cm" svg:y="11.322cm" svg:viewBox="0 0 156 147" svg:d="M156 74c0-41-35-74-78-74-42 0-78 33-78 74 0 40 36 73 78 73 43 0 78-33 78-73z">
          <text:p/>
        </draw:path>
        <draw:path draw:style-name="gr17" draw:text-style-name="P6" draw:layer="layout" svg:width="0.155cm" svg:height="0.146cm" svg:x="3.011cm" svg:y="10.981cm" svg:viewBox="0 0 156 147" svg:d="M156 73c0-40-35-73-78-73-42 0-78 33-78 73 0 41 36 74 78 74 43 0 78-33 78-74z">
          <text:p/>
        </draw:path>
        <draw:path draw:style-name="gr17" draw:text-style-name="P6" draw:layer="layout" svg:width="0.155cm" svg:height="0.146cm" svg:x="3.011cm" svg:y="10.643cm" svg:viewBox="0 0 156 147" svg:d="M156 74c0-40-35-74-78-74-42 0-78 34-78 74s36 73 78 73c43 0 78-33 78-73z">
          <text:p/>
        </draw:path>
        <draw:path draw:style-name="gr17" draw:text-style-name="P6" draw:layer="layout" svg:width="0.155cm" svg:height="0.145cm" svg:x="3.011cm" svg:y="10.303cm" svg:viewBox="0 0 156 146" svg:d="M156 74c0-42-35-74-78-74-42 0-78 32-78 74 0 40 36 72 78 72 43 0 78-32 78-72z">
          <text:p/>
        </draw:path>
        <draw:path draw:style-name="gr17" draw:text-style-name="P6" draw:layer="layout" svg:width="0.155cm" svg:height="0.146cm" svg:x="3.011cm" svg:y="9.962cm" svg:viewBox="0 0 156 147" svg:d="M156 73c0-40-35-73-78-73-42 0-78 33-78 73s36 74 78 74c43 0 78-34 78-74z">
          <text:p/>
        </draw:path>
        <draw:path draw:style-name="gr17" draw:text-style-name="P6" draw:layer="layout" svg:width="0.155cm" svg:height="0.146cm" svg:x="3.011cm" svg:y="9.671cm" svg:viewBox="0 0 156 147" svg:d="M156 73c0-40-35-73-78-73-42 0-78 33-78 73s36 74 78 74c43 0 78-34 78-74z">
          <text:p/>
        </draw:path>
        <draw:path draw:style-name="gr17" draw:text-style-name="P6" draw:layer="layout" svg:width="0.155cm" svg:height="0.145cm" svg:x="3.011cm" svg:y="9.38cm" svg:viewBox="0 0 156 146" svg:d="M156 72c0-40-35-72-78-72-42 0-78 32-78 72 0 41 36 74 78 74 43 0 78-33 78-74z">
          <text:p/>
        </draw:path>
        <draw:path draw:style-name="gr17" draw:text-style-name="P6" draw:layer="layout" svg:width="0.155cm" svg:height="0.146cm" svg:x="3.011cm" svg:y="9.088cm" svg:viewBox="0 0 156 147" svg:d="M156 73c0-40-35-73-78-73-42 0-78 33-78 73s36 74 78 74c43 0 78-34 78-74z">
          <text:p/>
        </draw:path>
        <draw:path draw:style-name="gr17" draw:text-style-name="P6" draw:layer="layout" svg:width="0.155cm" svg:height="0.145cm" svg:x="3.011cm" svg:y="8.748cm" svg:viewBox="0 0 156 146" svg:d="M156 74c0-40-35-74-78-74-42 0-78 34-78 74s36 72 78 72c43 0 78-32 78-72z">
          <text:p/>
        </draw:path>
        <draw:path draw:style-name="gr17" draw:text-style-name="P6" draw:layer="layout" svg:width="0.155cm" svg:height="0.146cm" svg:x="3.011cm" svg:y="8.506cm" svg:viewBox="0 0 156 147" svg:d="M156 73c0-40-35-73-78-73-42 0-78 33-78 73s36 74 78 74c43 0 78-34 78-74z">
          <text:p/>
        </draw:path>
        <draw:path draw:style-name="gr17" draw:text-style-name="P6" draw:layer="layout" svg:width="0.155cm" svg:height="0.146cm" svg:x="3.011cm" svg:y="8.212cm" svg:viewBox="0 0 156 147" svg:d="M156 73c0-40-35-73-78-73-42 0-78 33-78 73s36 74 78 74c43 0 78-34 78-74z">
          <text:p/>
        </draw:path>
        <draw:path draw:style-name="gr17" draw:text-style-name="P6" draw:layer="layout" svg:width="0.155cm" svg:height="0.146cm" svg:x="3.011cm" svg:y="7.921cm" svg:viewBox="0 0 156 147" svg:d="M156 73c0-40-35-73-78-73-42 0-78 33-78 73s36 74 78 74c43 0 78-34 78-74z">
          <text:p/>
        </draw:path>
        <draw:path draw:style-name="gr17" draw:text-style-name="P6" draw:layer="layout" svg:width="0.155cm" svg:height="0.145cm" svg:x="3.011cm" svg:y="7.63cm" svg:viewBox="0 0 156 146" svg:d="M156 73c0-40-35-73-78-73-42 0-78 33-78 73s36 73 78 73c43 0 78-33 78-73z">
          <text:p/>
        </draw:path>
        <draw:path draw:style-name="gr17" draw:text-style-name="P6" draw:layer="layout" svg:width="0.155cm" svg:height="0.145cm" svg:x="3.011cm" svg:y="7.435cm" svg:viewBox="0 0 156 146" svg:d="M156 74c0-40-35-74-78-74-42 0-78 34-78 74s36 72 78 72c43 0 78-32 78-72z">
          <text:p/>
        </draw:path>
        <draw:path draw:style-name="gr17" draw:text-style-name="P6" draw:layer="layout" svg:width="0.155cm" svg:height="0.146cm" svg:x="3.011cm" svg:y="7.193cm" svg:viewBox="0 0 156 147" svg:d="M156 73c0-40-35-73-78-73-42 0-78 33-78 73s36 74 78 74c43 0 78-34 78-74z">
          <text:p/>
        </draw:path>
        <draw:path draw:style-name="gr17" draw:text-style-name="P6" draw:layer="layout" svg:width="0.155cm" svg:height="0.146cm" svg:x="3.011cm" svg:y="6.951cm" svg:viewBox="0 0 156 147" svg:d="M156 73c0-40-35-73-78-73-42 0-78 33-78 73 0 41 36 74 78 74 43 0 78-33 78-74z">
          <text:p/>
        </draw:path>
        <draw:path draw:style-name="gr17" draw:text-style-name="P6" draw:layer="layout" svg:width="0.155cm" svg:height="0.145cm" svg:x="3.011cm" svg:y="6.707cm" svg:viewBox="0 0 156 146" svg:d="M156 74c0-42-35-74-78-74-42 0-78 32-78 74 0 40 36 72 78 72 43 0 78-32 78-72z">
          <text:p/>
        </draw:path>
        <draw:path draw:style-name="gr17" draw:text-style-name="P6" draw:layer="layout" svg:width="0.155cm" svg:height="0.145cm" svg:x="3.011cm" svg:y="6.512cm" svg:viewBox="0 0 156 146" svg:d="M156 73c0-41-35-73-78-73-42 0-78 32-78 73s36 73 78 73c43 0 78-32 78-73z">
          <text:p/>
        </draw:path>
        <draw:path draw:style-name="gr17" draw:text-style-name="P6" draw:layer="layout" svg:width="0.155cm" svg:height="0.146cm" svg:x="3.011cm" svg:y="6.27cm" svg:viewBox="0 0 156 147" svg:d="M156 74c0-41-35-74-78-74-42 0-78 33-78 74 0 40 36 73 78 73 43 0 78-33 78-73z">
          <text:p/>
        </draw:path>
        <draw:path draw:style-name="gr17" draw:text-style-name="P6" draw:layer="layout" svg:width="0.155cm" svg:height="0.146cm" svg:x="3.011cm" svg:y="6.075cm" svg:viewBox="0 0 156 147" svg:d="M156 73c0-40-35-73-78-73-42 0-78 33-78 73 0 41 36 74 78 74 43 0 78-33 78-74z">
          <text:p/>
        </draw:path>
        <draw:path draw:style-name="gr17" draw:text-style-name="P6" draw:layer="layout" svg:width="0.155cm" svg:height="0.146cm" svg:x="3.011cm" svg:y="5.833cm" svg:viewBox="0 0 156 147" svg:d="M156 74c0-41-35-74-78-74-42 0-78 33-78 74 0 40 36 73 78 73 43 0 78-33 78-73z">
          <text:p/>
        </draw:path>
        <draw:path draw:style-name="gr17" draw:text-style-name="P6" draw:layer="layout" svg:width="0.155cm" svg:height="0.146cm" svg:x="3.011cm" svg:y="5.687cm" svg:viewBox="0 0 156 147" svg:d="M156 74c0-41-35-74-78-74-42 0-78 33-78 74 0 40 36 73 78 73 43 0 78-33 78-73z">
          <text:p/>
        </draw:path>
        <draw:path draw:style-name="gr17" draw:text-style-name="P6" draw:layer="layout" svg:width="0.155cm" svg:height="0.146cm" svg:x="3.011cm" svg:y="5.492cm" svg:viewBox="0 0 156 147" svg:d="M156 73c0-40-35-73-78-73-42 0-78 33-78 73 0 41 36 74 78 74 43 0 78-33 78-74z">
          <text:p/>
        </draw:path>
        <draw:path draw:style-name="gr17" draw:text-style-name="P6" draw:layer="layout" svg:width="0.155cm" svg:height="0.146cm" svg:x="3.011cm" svg:y="5.297cm" svg:viewBox="0 0 156 147" svg:d="M156 73c0-40-35-73-78-73-42 0-78 33-78 73s36 74 78 74c43 0 78-34 78-74z">
          <text:p/>
        </draw:path>
        <draw:path draw:style-name="gr17" draw:text-style-name="P6" draw:layer="layout" svg:width="0.155cm" svg:height="0.146cm" svg:x="3.011cm" svg:y="5.105cm" svg:viewBox="0 0 156 147" svg:d="M156 74c0-41-35-74-78-74-42 0-78 33-78 74 0 40 36 73 78 73 43 0 78-33 78-73z">
          <text:p/>
        </draw:path>
        <draw:path draw:style-name="gr17" draw:text-style-name="P6" draw:layer="layout" svg:width="0.155cm" svg:height="0.146cm" svg:x="3.011cm" svg:y="4.91cm" svg:viewBox="0 0 156 147" svg:d="M156 73c0-40-35-73-78-73-42 0-78 33-78 73 0 41 36 74 78 74 43 0 78-33 78-74z">
          <text:p/>
        </draw:path>
        <draw:path draw:style-name="gr17" draw:text-style-name="P6" draw:layer="layout" svg:width="0.155cm" svg:height="0.146cm" svg:x="3.011cm" svg:y="4.764cm" svg:viewBox="0 0 156 147" svg:d="M156 73c0-40-35-73-78-73-42 0-78 33-78 73 0 41 36 74 78 74 43 0 78-33 78-74z">
          <text:p/>
        </draw:path>
        <draw:path draw:style-name="gr17" draw:text-style-name="P6" draw:layer="layout" svg:width="0.155cm" svg:height="0.145cm" svg:x="3.011cm" svg:y="4.619cm" svg:viewBox="0 0 156 146" svg:d="M156 73c0-41-35-73-78-73-42 0-78 32-78 73s36 73 78 73c43 0 78-32 78-73z">
          <text:p/>
        </draw:path>
        <draw:path draw:style-name="gr17" draw:text-style-name="P6" draw:layer="layout" svg:width="0.155cm" svg:height="0.145cm" svg:x="3.011cm" svg:y="4.424cm" svg:viewBox="0 0 156 146" svg:d="M156 73c0-41-35-73-78-73-42 0-78 32-78 73 0 40 36 73 78 73 43 0 78-33 78-73z">
          <text:p/>
        </draw:path>
        <draw:path draw:style-name="gr17" draw:text-style-name="P6" draw:layer="layout" svg:width="0.156cm" svg:height="0.146cm" svg:x="3.013cm" svg:y="4.083cm" svg:viewBox="0 0 157 147" svg:d="M157 74c0-41-35-74-78-74s-79 33-79 74c0 40 36 73 79 73s78-33 78-73z">
          <text:p/>
        </draw:path>
        <draw:path draw:style-name="gr17" draw:text-style-name="P6" draw:layer="layout" svg:width="0.156cm" svg:height="0.146cm" svg:x="3.013cm" svg:y="3.792cm" svg:viewBox="0 0 157 147" svg:d="M157 74c0-41-35-74-78-74s-79 33-79 74c0 40 36 73 79 73s78-33 78-73z">
          <text:p/>
        </draw:path>
        <draw:path draw:style-name="gr17" draw:text-style-name="P6" draw:layer="layout" svg:width="0.156cm" svg:height="0.146cm" svg:x="3.013cm" svg:y="3.55cm" svg:viewBox="0 0 157 147" svg:d="M157 74c0-40-35-74-78-74s-79 34-79 74 36 73 79 73 78-33 78-73z">
          <text:p/>
        </draw:path>
        <draw:path draw:style-name="gr17" draw:text-style-name="P6" draw:layer="layout" svg:width="0.155cm" svg:height="0.146cm" svg:x="3.48cm" svg:y="12.489cm" svg:viewBox="0 0 156 147" svg:d="M156 74c0-41-35-74-78-74-42 0-78 33-78 74 0 40 36 73 78 73 43 0 78-33 78-73z">
          <text:p/>
        </draw:path>
        <draw:path draw:style-name="gr17" draw:text-style-name="P6" draw:layer="layout" svg:width="0.155cm" svg:height="0.146cm" svg:x="3.48cm" svg:y="12.003cm" svg:viewBox="0 0 156 147" svg:d="M156 73c0-40-35-73-78-73-42 0-78 33-78 73 0 41 36 74 78 74 43 0 78-33 78-74z">
          <text:p/>
        </draw:path>
        <draw:path draw:style-name="gr17" draw:text-style-name="P6" draw:layer="layout" svg:width="0.155cm" svg:height="0.146cm" svg:x="3.48cm" svg:y="11.613cm" svg:viewBox="0 0 156 147" svg:d="M156 74c0-41-35-74-78-74-42 0-78 33-78 74 0 40 36 73 78 73 43 0 78-33 78-73z">
          <text:p/>
        </draw:path>
        <draw:path draw:style-name="gr17" draw:text-style-name="P6" draw:layer="layout" svg:width="0.155cm" svg:height="0.145cm" svg:x="3.48cm" svg:y="11.226cm" svg:viewBox="0 0 156 146" svg:d="M156 74c0-41-35-74-78-74-42 0-78 33-78 74 0 40 36 72 78 72 43 0 78-32 78-72z">
          <text:p/>
        </draw:path>
        <draw:path draw:style-name="gr17" draw:text-style-name="P6" draw:layer="layout" svg:width="0.155cm" svg:height="0.145cm" svg:x="3.48cm" svg:y="10.836cm" svg:viewBox="0 0 156 146" svg:d="M156 73c0-40-35-73-78-73-42 0-78 33-78 73 0 41 36 73 78 73 43 0 78-32 78-73z">
          <text:p/>
        </draw:path>
        <draw:path draw:style-name="gr17" draw:text-style-name="P6" draw:layer="layout" svg:width="0.155cm" svg:height="0.146cm" svg:x="3.48cm" svg:y="10.448cm" svg:viewBox="0 0 156 147" svg:d="M156 74c0-41-35-74-78-74-42 0-78 33-78 74 0 40 36 73 78 73 43 0 78-33 78-73z">
          <text:p/>
        </draw:path>
        <draw:path draw:style-name="gr17" draw:text-style-name="P6" draw:layer="layout" svg:width="0.155cm" svg:height="0.146cm" svg:x="3.48cm" svg:y="10.058cm" svg:viewBox="0 0 156 147" svg:d="M156 74c0-40-35-74-78-74-42 0-78 34-78 74s36 73 78 73c43 0 78-33 78-73z">
          <text:p/>
        </draw:path>
        <draw:path draw:style-name="gr17" draw:text-style-name="P6" draw:layer="layout" svg:width="0.155cm" svg:height="0.146cm" svg:x="3.48cm" svg:y="9.72cm" svg:viewBox="0 0 156 147" svg:d="M156 74c0-41-35-74-78-74-42 0-78 33-78 74 0 40 36 73 78 73 43 0 78-33 78-73z">
          <text:p/>
        </draw:path>
        <draw:path draw:style-name="gr17" draw:text-style-name="P6" draw:layer="layout" svg:width="0.155cm" svg:height="0.145cm" svg:x="3.48cm" svg:y="9.38cm" svg:viewBox="0 0 156 146" svg:d="M156 72c0-40-35-72-78-72-42 0-78 32-78 72 0 41 36 74 78 74 43 0 78-33 78-74z">
          <text:p/>
        </draw:path>
        <draw:path draw:style-name="gr17" draw:text-style-name="P6" draw:layer="layout" svg:width="0.155cm" svg:height="0.146cm" svg:x="3.48cm" svg:y="9.088cm" svg:viewBox="0 0 156 147" svg:d="M156 73c0-40-35-73-78-73-42 0-78 33-78 73s36 74 78 74c43 0 78-34 78-74z">
          <text:p/>
        </draw:path>
        <draw:path draw:style-name="gr17" draw:text-style-name="P6" draw:layer="layout" svg:width="0.155cm" svg:height="0.145cm" svg:x="3.48cm" svg:y="8.748cm" svg:viewBox="0 0 156 146" svg:d="M156 74c0-40-35-74-78-74-42 0-78 34-78 74s36 72 78 72c43 0 78-32 78-72z">
          <text:p/>
        </draw:path>
        <draw:path draw:style-name="gr17" draw:text-style-name="P6" draw:layer="layout" svg:width="0.155cm" svg:height="0.145cm" svg:x="3.48cm" svg:y="8.457cm" svg:viewBox="0 0 156 146" svg:d="M156 73c0-40-35-73-78-73-42 0-78 33-78 73 0 41 36 73 78 73 43 0 78-32 78-73z">
          <text:p/>
        </draw:path>
        <draw:path draw:style-name="gr17" draw:text-style-name="P6" draw:layer="layout" svg:width="0.155cm" svg:height="0.146cm" svg:x="3.48cm" svg:y="8.116cm" svg:viewBox="0 0 156 147" svg:d="M156 73c0-40-35-73-78-73-42 0-78 33-78 73 0 41 36 74 78 74 43 0 78-33 78-74z">
          <text:p/>
        </draw:path>
        <draw:path draw:style-name="gr17" draw:text-style-name="P6" draw:layer="layout" svg:width="0.155cm" svg:height="0.145cm" svg:x="3.48cm" svg:y="7.825cm" svg:viewBox="0 0 156 146" svg:d="M156 73c0-41-35-73-78-73-42 0-78 32-78 73s36 73 78 73c43 0 78-32 78-73z">
          <text:p/>
        </draw:path>
        <draw:path draw:style-name="gr17" draw:text-style-name="P6" draw:layer="layout" svg:width="0.155cm" svg:height="0.146cm" svg:x="3.48cm" svg:y="7.583cm" svg:viewBox="0 0 156 147" svg:d="M156 74c0-40-35-74-78-74-42 0-78 34-78 74s36 73 78 73c43 0 78-33 78-73z">
          <text:p/>
        </draw:path>
        <draw:path draw:style-name="gr17" draw:text-style-name="P6" draw:layer="layout" svg:width="0.155cm" svg:height="0.146cm" svg:x="3.48cm" svg:y="7.289cm" svg:viewBox="0 0 156 147" svg:d="M156 74c0-41-35-74-78-74-42 0-78 33-78 74 0 40 36 73 78 73 43 0 78-33 78-73z">
          <text:p/>
        </draw:path>
        <draw:path draw:style-name="gr17" draw:text-style-name="P6" draw:layer="layout" svg:width="0.155cm" svg:height="0.146cm" svg:x="3.48cm" svg:y="7.047cm" svg:viewBox="0 0 156 147" svg:d="M156 73c0-40-35-73-78-73-42 0-78 33-78 73s36 74 78 74c43 0 78-34 78-74z">
          <text:p/>
        </draw:path>
        <draw:path draw:style-name="gr17" draw:text-style-name="P6" draw:layer="layout" svg:width="0.156cm" svg:height="0.146cm" svg:x="3.482cm" svg:y="6.805cm" svg:viewBox="0 0 157 147" svg:d="M157 73c0-40-35-73-78-73s-79 33-79 73c0 41 36 74 79 74s78-33 78-74z">
          <text:p/>
        </draw:path>
        <draw:path draw:style-name="gr17" draw:text-style-name="P6" draw:layer="layout" svg:width="0.155cm" svg:height="0.146cm" svg:x="3.48cm" svg:y="6.561cm" svg:viewBox="0 0 156 147" svg:d="M156 74c0-41-35-74-78-74-42 0-78 33-78 74 0 40 36 73 78 73 43 0 78-33 78-73z">
          <text:p/>
        </draw:path>
        <draw:path draw:style-name="gr17" draw:text-style-name="P6" draw:layer="layout" svg:width="0.155cm" svg:height="0.146cm" svg:x="3.48cm" svg:y="6.319cm" svg:viewBox="0 0 156 147" svg:d="M156 73c0-40-35-73-78-73-42 0-78 33-78 73s36 74 78 74c43 0 78-34 78-74z">
          <text:p/>
        </draw:path>
        <draw:path draw:style-name="gr17" draw:text-style-name="P6" draw:layer="layout" svg:width="0.155cm" svg:height="0.146cm" svg:x="3.48cm" svg:y="6.075cm" svg:viewBox="0 0 156 147" svg:d="M156 73c0-40-35-73-78-73-42 0-78 33-78 73 0 41 36 74 78 74 43 0 78-33 78-74z">
          <text:p/>
        </draw:path>
        <draw:path draw:style-name="gr17" draw:text-style-name="P6" draw:layer="layout" svg:width="0.155cm" svg:height="0.146cm" svg:x="3.48cm" svg:y="5.833cm" svg:viewBox="0 0 156 147" svg:d="M156 74c0-41-35-74-78-74-42 0-78 33-78 74 0 40 36 73 78 73 43 0 78-33 78-73z">
          <text:p/>
        </draw:path>
        <draw:path draw:style-name="gr17" draw:text-style-name="P6" draw:layer="layout" svg:width="0.155cm" svg:height="0.146cm" svg:x="3.48cm" svg:y="5.638cm" svg:viewBox="0 0 156 147" svg:d="M156 73c0-40-35-73-78-73-42 0-78 33-78 73 0 41 36 74 78 74 43 0 78-33 78-74z">
          <text:p/>
        </draw:path>
        <draw:path draw:style-name="gr17" draw:text-style-name="P6" draw:layer="layout" svg:width="0.155cm" svg:height="0.146cm" svg:x="3.48cm" svg:y="5.443cm" svg:viewBox="0 0 156 147" svg:d="M156 73c0-40-35-73-78-73-42 0-78 33-78 73s36 74 78 74c43 0 78-34 78-74z">
          <text:p/>
        </draw:path>
        <draw:path draw:style-name="gr17" draw:text-style-name="P6" draw:layer="layout" svg:width="0.155cm" svg:height="0.145cm" svg:x="3.48cm" svg:y="5.251cm" svg:viewBox="0 0 156 146" svg:d="M156 73c0-41-35-73-78-73-42 0-78 32-78 73 0 40 36 73 78 73 43 0 78-33 78-73z">
          <text:p/>
        </draw:path>
        <draw:path draw:style-name="gr17" draw:text-style-name="P6" draw:layer="layout" svg:width="0.155cm" svg:height="0.145cm" svg:x="3.48cm" svg:y="5.056cm" svg:viewBox="0 0 156 146" svg:d="M156 72c0-40-35-72-78-72-42 0-78 32-78 72 0 41 36 74 78 74 43 0 78-33 78-74z">
          <text:p/>
        </draw:path>
        <draw:path draw:style-name="gr17" draw:text-style-name="P6" draw:layer="layout" svg:width="0.155cm" svg:height="0.145cm" svg:x="3.48cm" svg:y="4.861cm" svg:viewBox="0 0 156 146" svg:d="M156 72c0-40-35-72-78-72-42 0-78 32-78 72 0 41 36 74 78 74 43 0 78-33 78-74z">
          <text:p/>
        </draw:path>
        <draw:path draw:style-name="gr17" draw:text-style-name="P6" draw:layer="layout" svg:width="0.155cm" svg:height="0.145cm" svg:x="3.48cm" svg:y="4.666cm" svg:viewBox="0 0 156 146" svg:d="M156 73c0-41-35-73-78-73-42 0-78 32-78 73s36 73 78 73c43 0 78-32 78-73z">
          <text:p/>
        </draw:path>
        <draw:path draw:style-name="gr17" draw:text-style-name="P6" draw:layer="layout" svg:width="0.155cm" svg:height="0.146cm" svg:x="3.48cm" svg:y="4.473cm" svg:viewBox="0 0 156 147" svg:d="M156 73c0-40-35-73-78-73-42 0-78 33-78 73 0 41 36 74 78 74 43 0 78-33 78-74z">
          <text:p/>
        </draw:path>
        <draw:path draw:style-name="gr17" draw:text-style-name="P6" draw:layer="layout" svg:width="0.155cm" svg:height="0.146cm" svg:x="3.48cm" svg:y="4.278cm" svg:viewBox="0 0 156 147" svg:d="M156 73c0-40-35-73-78-73-42 0-78 33-78 73s36 74 78 74c43 0 78-34 78-74z">
          <text:p/>
        </draw:path>
        <draw:path draw:style-name="gr17" draw:text-style-name="P6" draw:layer="layout" svg:width="0.156cm" svg:height="0.145cm" svg:x="3.482cm" svg:y="3.938cm" svg:viewBox="0 0 157 146" svg:d="M157 73c0-41-35-73-78-73s-79 32-79 73c0 40 36 73 79 73s78-33 78-73z">
          <text:p/>
        </draw:path>
        <draw:path draw:style-name="gr17" draw:text-style-name="P6" draw:layer="layout" svg:width="0.156cm" svg:height="0.146cm" svg:x="3.482cm" svg:y="3.646cm" svg:viewBox="0 0 157 147" svg:d="M157 74c0-41-35-74-78-74s-79 33-79 74c0 40 36 73 79 73s78-33 78-73z">
          <text:p/>
        </draw:path>
        <draw:path draw:style-name="gr17" draw:text-style-name="P6" draw:layer="layout" svg:width="0.155cm" svg:height="0.146cm" svg:x="4.464cm" svg:y="12.489cm" svg:viewBox="0 0 156 147" svg:d="M156 74c0-41-35-74-79-74-43 0-77 33-77 74 0 40 34 73 77 73 44 0 79-33 79-73z">
          <text:p/>
        </draw:path>
        <draw:path draw:style-name="gr17" draw:text-style-name="P6" draw:layer="layout" svg:width="0.155cm" svg:height="0.146cm" svg:x="4.464cm" svg:y="12.003cm" svg:viewBox="0 0 156 147" svg:d="M156 73c0-40-35-73-79-73-43 0-77 33-77 73 0 41 34 74 77 74 44 0 79-33 79-74z">
          <text:p/>
        </draw:path>
        <draw:path draw:style-name="gr17" draw:text-style-name="P6" draw:layer="layout" svg:width="0.155cm" svg:height="0.146cm" svg:x="4.464cm" svg:y="11.613cm" svg:viewBox="0 0 156 147" svg:d="M156 74c0-41-35-74-79-74-43 0-77 33-77 74 0 40 34 73 77 73 44 0 79-33 79-73z">
          <text:p/>
        </draw:path>
        <draw:path draw:style-name="gr17" draw:text-style-name="P6" draw:layer="layout" svg:width="0.155cm" svg:height="0.145cm" svg:x="4.464cm" svg:y="11.226cm" svg:viewBox="0 0 156 146" svg:d="M156 74c0-41-35-74-79-74-43 0-77 33-77 74 0 40 34 72 77 72 44 0 79-32 79-72z">
          <text:p/>
        </draw:path>
        <draw:path draw:style-name="gr17" draw:text-style-name="P6" draw:layer="layout" svg:width="0.155cm" svg:height="0.145cm" svg:x="4.464cm" svg:y="10.836cm" svg:viewBox="0 0 156 146" svg:d="M156 73c0-40-35-73-79-73-43 0-77 33-77 73 0 41 34 73 77 73 44 0 79-32 79-73z">
          <text:p/>
        </draw:path>
        <draw:path draw:style-name="gr17" draw:text-style-name="P6" draw:layer="layout" svg:width="0.155cm" svg:height="0.146cm" svg:x="4.464cm" svg:y="10.448cm" svg:viewBox="0 0 156 147" svg:d="M156 74c0-41-35-74-79-74-43 0-77 33-77 74 0 40 34 73 77 73 44 0 79-33 79-73z">
          <text:p/>
        </draw:path>
        <draw:path draw:style-name="gr17" draw:text-style-name="P6" draw:layer="layout" svg:width="0.155cm" svg:height="0.146cm" svg:x="4.464cm" svg:y="10.058cm" svg:viewBox="0 0 156 147" svg:d="M156 74c0-40-35-74-79-74-43 0-77 34-77 74s34 73 77 73c44 0 79-33 79-73z">
          <text:p/>
        </draw:path>
        <draw:path draw:style-name="gr17" draw:text-style-name="P6" draw:layer="layout" svg:width="0.155cm" svg:height="0.146cm" svg:x="4.464cm" svg:y="9.72cm" svg:viewBox="0 0 156 147" svg:d="M156 74c0-41-35-74-79-74-43 0-77 33-77 74 0 40 34 73 77 73 44 0 79-33 79-73z">
          <text:p/>
        </draw:path>
        <draw:path draw:style-name="gr17" draw:text-style-name="P6" draw:layer="layout" svg:width="0.155cm" svg:height="0.145cm" svg:x="4.464cm" svg:y="9.38cm" svg:viewBox="0 0 156 146" svg:d="M156 72c0-40-35-72-79-72-43 0-77 32-77 72 0 41 34 74 77 74 44 0 79-33 79-74z">
          <text:p/>
        </draw:path>
        <draw:path draw:style-name="gr17" draw:text-style-name="P6" draw:layer="layout" svg:width="0.155cm" svg:height="0.146cm" svg:x="4.464cm" svg:y="9.088cm" svg:viewBox="0 0 156 147" svg:d="M156 73c0-40-35-73-79-73-43 0-77 33-77 73s34 74 77 74c44 0 79-34 79-74z">
          <text:p/>
        </draw:path>
        <draw:path draw:style-name="gr17" draw:text-style-name="P6" draw:layer="layout" svg:width="0.155cm" svg:height="0.145cm" svg:x="4.464cm" svg:y="8.748cm" svg:viewBox="0 0 156 146" svg:d="M156 74c0-40-35-74-79-74-43 0-77 34-77 74s34 72 77 72c44 0 79-32 79-72z">
          <text:p/>
        </draw:path>
        <draw:path draw:style-name="gr17" draw:text-style-name="P6" draw:layer="layout" svg:width="0.155cm" svg:height="0.145cm" svg:x="4.464cm" svg:y="8.457cm" svg:viewBox="0 0 156 146" svg:d="M156 73c0-40-35-73-79-73-43 0-77 33-77 73 0 41 34 73 77 73 44 0 79-32 79-73z">
          <text:p/>
        </draw:path>
        <draw:path draw:style-name="gr17" draw:text-style-name="P6" draw:layer="layout" svg:width="0.155cm" svg:height="0.146cm" svg:x="4.464cm" svg:y="8.116cm" svg:viewBox="0 0 156 147" svg:d="M156 73c0-40-35-73-79-73-43 0-77 33-77 73 0 41 34 74 77 74 44 0 79-33 79-74z">
          <text:p/>
        </draw:path>
        <draw:path draw:style-name="gr17" draw:text-style-name="P6" draw:layer="layout" svg:width="0.155cm" svg:height="0.145cm" svg:x="4.464cm" svg:y="7.825cm" svg:viewBox="0 0 156 146" svg:d="M156 73c0-41-35-73-79-73-43 0-77 32-77 73s34 73 77 73c44 0 79-32 79-73z">
          <text:p/>
        </draw:path>
        <draw:path draw:style-name="gr17" draw:text-style-name="P6" draw:layer="layout" svg:width="0.155cm" svg:height="0.146cm" svg:x="4.464cm" svg:y="7.583cm" svg:viewBox="0 0 156 147" svg:d="M156 74c0-40-35-74-79-74-43 0-77 34-77 74s34 73 77 73c44 0 79-33 79-73z">
          <text:p/>
        </draw:path>
        <draw:path draw:style-name="gr17" draw:text-style-name="P6" draw:layer="layout" svg:width="0.155cm" svg:height="0.146cm" svg:x="4.464cm" svg:y="7.289cm" svg:viewBox="0 0 156 147" svg:d="M156 74c0-41-35-74-79-74-43 0-77 33-77 74 0 40 34 73 77 73 44 0 79-33 79-73z">
          <text:p/>
        </draw:path>
        <draw:path draw:style-name="gr17" draw:text-style-name="P6" draw:layer="layout" svg:width="0.155cm" svg:height="0.146cm" svg:x="4.464cm" svg:y="7.047cm" svg:viewBox="0 0 156 147" svg:d="M156 73c0-40-35-73-79-73-43 0-77 33-77 73s34 74 77 74c44 0 79-34 79-74z">
          <text:p/>
        </draw:path>
        <draw:path draw:style-name="gr17" draw:text-style-name="P6" draw:layer="layout" svg:width="0.156cm" svg:height="0.146cm" svg:x="4.466cm" svg:y="6.805cm" svg:viewBox="0 0 157 147" svg:d="M157 73c0-40-35-73-79-73-43 0-78 33-78 73 0 41 35 74 78 74 44 0 79-33 79-74z">
          <text:p/>
        </draw:path>
        <draw:path draw:style-name="gr17" draw:text-style-name="P6" draw:layer="layout" svg:width="0.155cm" svg:height="0.146cm" svg:x="4.464cm" svg:y="6.561cm" svg:viewBox="0 0 156 147" svg:d="M156 74c0-41-35-74-79-74-43 0-77 33-77 74 0 40 34 73 77 73 44 0 79-33 79-73z">
          <text:p/>
        </draw:path>
        <draw:path draw:style-name="gr17" draw:text-style-name="P6" draw:layer="layout" svg:width="0.155cm" svg:height="0.146cm" svg:x="4.464cm" svg:y="6.319cm" svg:viewBox="0 0 156 147" svg:d="M156 73c0-40-35-73-79-73-43 0-77 33-77 73s34 74 77 74c44 0 79-34 79-74z">
          <text:p/>
        </draw:path>
        <draw:path draw:style-name="gr17" draw:text-style-name="P6" draw:layer="layout" svg:width="0.155cm" svg:height="0.146cm" svg:x="4.464cm" svg:y="6.075cm" svg:viewBox="0 0 156 147" svg:d="M156 73c0-40-35-73-79-73-43 0-77 33-77 73 0 41 34 74 77 74 44 0 79-33 79-74z">
          <text:p/>
        </draw:path>
        <draw:path draw:style-name="gr17" draw:text-style-name="P6" draw:layer="layout" svg:width="0.155cm" svg:height="0.146cm" svg:x="4.464cm" svg:y="5.833cm" svg:viewBox="0 0 156 147" svg:d="M156 74c0-41-35-74-79-74-43 0-77 33-77 74 0 40 34 73 77 73 44 0 79-33 79-73z">
          <text:p/>
        </draw:path>
        <draw:path draw:style-name="gr17" draw:text-style-name="P6" draw:layer="layout" svg:width="0.155cm" svg:height="0.146cm" svg:x="4.464cm" svg:y="5.638cm" svg:viewBox="0 0 156 147" svg:d="M156 73c0-40-35-73-79-73-43 0-77 33-77 73 0 41 34 74 77 74 44 0 79-33 79-74z">
          <text:p/>
        </draw:path>
        <draw:path draw:style-name="gr17" draw:text-style-name="P6" draw:layer="layout" svg:width="0.155cm" svg:height="0.146cm" svg:x="4.464cm" svg:y="5.443cm" svg:viewBox="0 0 156 147" svg:d="M156 73c0-40-35-73-79-73-43 0-77 33-77 73s34 74 77 74c44 0 79-34 79-74z">
          <text:p/>
        </draw:path>
        <draw:path draw:style-name="gr17" draw:text-style-name="P6" draw:layer="layout" svg:width="0.155cm" svg:height="0.145cm" svg:x="4.464cm" svg:y="5.251cm" svg:viewBox="0 0 156 146" svg:d="M156 73c0-41-35-73-79-73-43 0-77 32-77 73 0 40 34 73 77 73 44 0 79-33 79-73z">
          <text:p/>
        </draw:path>
        <draw:path draw:style-name="gr17" draw:text-style-name="P6" draw:layer="layout" svg:width="0.155cm" svg:height="0.145cm" svg:x="4.464cm" svg:y="5.056cm" svg:viewBox="0 0 156 146" svg:d="M156 72c0-40-35-72-79-72-43 0-77 32-77 72 0 41 34 74 77 74 44 0 79-33 79-74z">
          <text:p/>
        </draw:path>
        <draw:path draw:style-name="gr17" draw:text-style-name="P6" draw:layer="layout" svg:width="0.155cm" svg:height="0.145cm" svg:x="4.464cm" svg:y="4.861cm" svg:viewBox="0 0 156 146" svg:d="M156 72c0-40-35-72-79-72-43 0-77 32-77 72 0 41 34 74 77 74 44 0 79-33 79-74z">
          <text:p/>
        </draw:path>
        <draw:path draw:style-name="gr17" draw:text-style-name="P6" draw:layer="layout" svg:width="0.155cm" svg:height="0.145cm" svg:x="4.464cm" svg:y="4.666cm" svg:viewBox="0 0 156 146" svg:d="M156 73c0-41-35-73-79-73-43 0-77 32-77 73s34 73 77 73c44 0 79-32 79-73z">
          <text:p/>
        </draw:path>
        <draw:path draw:style-name="gr17" draw:text-style-name="P6" draw:layer="layout" svg:width="0.155cm" svg:height="0.146cm" svg:x="4.464cm" svg:y="4.473cm" svg:viewBox="0 0 156 147" svg:d="M156 73c0-40-35-73-79-73-43 0-77 33-77 73 0 41 34 74 77 74 44 0 79-33 79-74z">
          <text:p/>
        </draw:path>
        <draw:path draw:style-name="gr17" draw:text-style-name="P6" draw:layer="layout" svg:width="0.155cm" svg:height="0.146cm" svg:x="4.464cm" svg:y="4.278cm" svg:viewBox="0 0 156 147" svg:d="M156 73c0-40-35-73-79-73-43 0-77 33-77 73s34 74 77 74c44 0 79-34 79-74z">
          <text:p/>
        </draw:path>
        <draw:path draw:style-name="gr17" draw:text-style-name="P6" draw:layer="layout" svg:width="0.156cm" svg:height="0.145cm" svg:x="4.466cm" svg:y="3.938cm" svg:viewBox="0 0 157 146" svg:d="M157 73c0-41-35-73-79-73-43 0-78 32-78 73 0 40 35 73 78 73 44 0 79-33 79-73z">
          <text:p/>
        </draw:path>
        <draw:path draw:style-name="gr17" draw:text-style-name="P6" draw:layer="layout" svg:width="0.156cm" svg:height="0.146cm" svg:x="4.466cm" svg:y="3.646cm" svg:viewBox="0 0 157 147" svg:d="M157 74c0-41-35-74-79-74-43 0-78 33-78 74 0 40 35 73 78 73 44 0 79-33 79-73z">
          <text:p/>
        </draw:path>
        <draw:path draw:style-name="gr17" draw:text-style-name="P6" draw:layer="layout" svg:width="0.155cm" svg:height="0.146cm" svg:x="6.385cm" svg:y="12.489cm" svg:viewBox="0 0 156 147" svg:d="M156 74c0-41-35-74-77-74-44 0-79 33-79 74 0 40 35 73 79 73 42 0 77-33 77-73z">
          <text:p/>
        </draw:path>
        <draw:path draw:style-name="gr17" draw:text-style-name="P6" draw:layer="layout" svg:width="0.155cm" svg:height="0.146cm" svg:x="6.385cm" svg:y="12.003cm" svg:viewBox="0 0 156 147" svg:d="M156 73c0-40-35-73-77-73-44 0-79 33-79 73 0 41 35 74 79 74 42 0 77-33 77-74z">
          <text:p/>
        </draw:path>
        <draw:path draw:style-name="gr17" draw:text-style-name="P6" draw:layer="layout" svg:width="0.155cm" svg:height="0.146cm" svg:x="6.385cm" svg:y="11.613cm" svg:viewBox="0 0 156 147" svg:d="M156 74c0-41-35-74-77-74-44 0-79 33-79 74 0 40 35 73 79 73 42 0 77-33 77-73z">
          <text:p/>
        </draw:path>
        <draw:path draw:style-name="gr17" draw:text-style-name="P6" draw:layer="layout" svg:width="0.155cm" svg:height="0.145cm" svg:x="6.385cm" svg:y="11.226cm" svg:viewBox="0 0 156 146" svg:d="M156 74c0-41-35-74-77-74-44 0-79 33-79 74 0 40 35 72 79 72 42 0 77-32 77-72z">
          <text:p/>
        </draw:path>
        <draw:path draw:style-name="gr17" draw:text-style-name="P6" draw:layer="layout" svg:width="0.155cm" svg:height="0.145cm" svg:x="6.385cm" svg:y="10.836cm" svg:viewBox="0 0 156 146" svg:d="M156 73c0-40-35-73-77-73-44 0-79 33-79 73 0 41 35 73 79 73 42 0 77-32 77-73z">
          <text:p/>
        </draw:path>
        <draw:path draw:style-name="gr17" draw:text-style-name="P6" draw:layer="layout" svg:width="0.155cm" svg:height="0.146cm" svg:x="6.385cm" svg:y="10.448cm" svg:viewBox="0 0 156 147" svg:d="M156 74c0-41-35-74-77-74-44 0-79 33-79 74 0 40 35 73 79 73 42 0 77-33 77-73z">
          <text:p/>
        </draw:path>
        <draw:path draw:style-name="gr17" draw:text-style-name="P6" draw:layer="layout" svg:width="0.155cm" svg:height="0.146cm" svg:x="6.385cm" svg:y="10.058cm" svg:viewBox="0 0 156 147" svg:d="M156 74c0-40-35-74-77-74-44 0-79 34-79 74s35 73 79 73c42 0 77-33 77-73z">
          <text:p/>
        </draw:path>
        <draw:path draw:style-name="gr17" draw:text-style-name="P6" draw:layer="layout" svg:width="0.155cm" svg:height="0.146cm" svg:x="6.385cm" svg:y="9.72cm" svg:viewBox="0 0 156 147" svg:d="M156 74c0-41-35-74-77-74-44 0-79 33-79 74 0 40 35 73 79 73 42 0 77-33 77-73z">
          <text:p/>
        </draw:path>
        <draw:path draw:style-name="gr17" draw:text-style-name="P6" draw:layer="layout" svg:width="0.155cm" svg:height="0.145cm" svg:x="6.385cm" svg:y="9.38cm" svg:viewBox="0 0 156 146" svg:d="M156 72c0-40-35-72-77-72-44 0-79 32-79 72 0 41 35 74 79 74 42 0 77-33 77-74z">
          <text:p/>
        </draw:path>
        <draw:path draw:style-name="gr17" draw:text-style-name="P6" draw:layer="layout" svg:width="0.155cm" svg:height="0.146cm" svg:x="6.385cm" svg:y="9.088cm" svg:viewBox="0 0 156 147" svg:d="M156 73c0-40-35-73-77-73-44 0-79 33-79 73s35 74 79 74c42 0 77-34 77-74z">
          <text:p/>
        </draw:path>
        <draw:path draw:style-name="gr17" draw:text-style-name="P6" draw:layer="layout" svg:width="0.155cm" svg:height="0.145cm" svg:x="6.385cm" svg:y="8.748cm" svg:viewBox="0 0 156 146" svg:d="M156 74c0-40-35-74-77-74-44 0-79 34-79 74s35 72 79 72c42 0 77-32 77-72z">
          <text:p/>
        </draw:path>
        <draw:path draw:style-name="gr17" draw:text-style-name="P6" draw:layer="layout" svg:width="0.155cm" svg:height="0.145cm" svg:x="6.385cm" svg:y="8.457cm" svg:viewBox="0 0 156 146" svg:d="M156 73c0-40-35-73-77-73-44 0-79 33-79 73 0 41 35 73 79 73 42 0 77-32 77-73z">
          <text:p/>
        </draw:path>
        <draw:path draw:style-name="gr17" draw:text-style-name="P6" draw:layer="layout" svg:width="0.155cm" svg:height="0.146cm" svg:x="6.385cm" svg:y="8.116cm" svg:viewBox="0 0 156 147" svg:d="M156 73c0-40-35-73-77-73-44 0-79 33-79 73 0 41 35 74 79 74 42 0 77-33 77-74z">
          <text:p/>
        </draw:path>
        <draw:path draw:style-name="gr17" draw:text-style-name="P6" draw:layer="layout" svg:width="0.155cm" svg:height="0.145cm" svg:x="6.385cm" svg:y="7.825cm" svg:viewBox="0 0 156 146" svg:d="M156 73c0-41-35-73-77-73-44 0-79 32-79 73s35 73 79 73c42 0 77-32 77-73z">
          <text:p/>
        </draw:path>
        <draw:path draw:style-name="gr17" draw:text-style-name="P6" draw:layer="layout" svg:width="0.155cm" svg:height="0.146cm" svg:x="6.385cm" svg:y="7.583cm" svg:viewBox="0 0 156 147" svg:d="M156 74c0-40-35-74-77-74-44 0-79 34-79 74s35 73 79 73c42 0 77-33 77-73z">
          <text:p/>
        </draw:path>
        <draw:path draw:style-name="gr17" draw:text-style-name="P6" draw:layer="layout" svg:width="0.155cm" svg:height="0.146cm" svg:x="6.385cm" svg:y="7.289cm" svg:viewBox="0 0 156 147" svg:d="M156 74c0-41-35-74-77-74-44 0-79 33-79 74 0 40 35 73 79 73 42 0 77-33 77-73z">
          <text:p/>
        </draw:path>
        <draw:path draw:style-name="gr17" draw:text-style-name="P6" draw:layer="layout" svg:width="0.155cm" svg:height="0.146cm" svg:x="6.385cm" svg:y="7.047cm" svg:viewBox="0 0 156 147" svg:d="M156 73c0-40-35-73-77-73-44 0-79 33-79 73s35 74 79 74c42 0 77-34 77-74z">
          <text:p/>
        </draw:path>
        <draw:path draw:style-name="gr17" draw:text-style-name="P6" draw:layer="layout" svg:width="0.156cm" svg:height="0.146cm" svg:x="6.387cm" svg:y="6.805cm" svg:viewBox="0 0 157 147" svg:d="M157 73c0-40-35-73-78-73-44 0-79 33-79 73 0 41 35 74 79 74 43 0 78-33 78-74z">
          <text:p/>
        </draw:path>
        <draw:path draw:style-name="gr17" draw:text-style-name="P6" draw:layer="layout" svg:width="0.155cm" svg:height="0.146cm" svg:x="6.385cm" svg:y="6.561cm" svg:viewBox="0 0 156 147" svg:d="M156 74c0-41-35-74-77-74-44 0-79 33-79 74 0 40 35 73 79 73 42 0 77-33 77-73z">
          <text:p/>
        </draw:path>
        <draw:path draw:style-name="gr17" draw:text-style-name="P6" draw:layer="layout" svg:width="0.155cm" svg:height="0.146cm" svg:x="6.385cm" svg:y="6.319cm" svg:viewBox="0 0 156 147" svg:d="M156 73c0-40-35-73-77-73-44 0-79 33-79 73s35 74 79 74c42 0 77-34 77-74z">
          <text:p/>
        </draw:path>
        <draw:path draw:style-name="gr17" draw:text-style-name="P6" draw:layer="layout" svg:width="0.155cm" svg:height="0.146cm" svg:x="6.385cm" svg:y="6.075cm" svg:viewBox="0 0 156 147" svg:d="M156 73c0-40-35-73-77-73-44 0-79 33-79 73 0 41 35 74 79 74 42 0 77-33 77-74z">
          <text:p/>
        </draw:path>
        <draw:path draw:style-name="gr17" draw:text-style-name="P6" draw:layer="layout" svg:width="0.155cm" svg:height="0.146cm" svg:x="6.385cm" svg:y="5.833cm" svg:viewBox="0 0 156 147" svg:d="M156 74c0-41-35-74-77-74-44 0-79 33-79 74 0 40 35 73 79 73 42 0 77-33 77-73z">
          <text:p/>
        </draw:path>
        <draw:path draw:style-name="gr17" draw:text-style-name="P6" draw:layer="layout" svg:width="0.155cm" svg:height="0.146cm" svg:x="6.385cm" svg:y="5.638cm" svg:viewBox="0 0 156 147" svg:d="M156 73c0-40-35-73-77-73-44 0-79 33-79 73 0 41 35 74 79 74 42 0 77-33 77-74z">
          <text:p/>
        </draw:path>
        <draw:path draw:style-name="gr17" draw:text-style-name="P6" draw:layer="layout" svg:width="0.155cm" svg:height="0.146cm" svg:x="6.385cm" svg:y="5.443cm" svg:viewBox="0 0 156 147" svg:d="M156 73c0-40-35-73-77-73-44 0-79 33-79 73s35 74 79 74c42 0 77-34 77-74z">
          <text:p/>
        </draw:path>
        <draw:path draw:style-name="gr17" draw:text-style-name="P6" draw:layer="layout" svg:width="0.155cm" svg:height="0.145cm" svg:x="6.385cm" svg:y="5.251cm" svg:viewBox="0 0 156 146" svg:d="M156 73c0-41-35-73-77-73-44 0-79 32-79 73 0 40 35 73 79 73 42 0 77-33 77-73z">
          <text:p/>
        </draw:path>
        <draw:path draw:style-name="gr17" draw:text-style-name="P6" draw:layer="layout" svg:width="0.155cm" svg:height="0.145cm" svg:x="6.385cm" svg:y="5.056cm" svg:viewBox="0 0 156 146" svg:d="M156 72c0-40-35-72-77-72-44 0-79 32-79 72 0 41 35 74 79 74 42 0 77-33 77-74z">
          <text:p/>
        </draw:path>
        <draw:path draw:style-name="gr17" draw:text-style-name="P6" draw:layer="layout" svg:width="0.155cm" svg:height="0.145cm" svg:x="6.385cm" svg:y="4.861cm" svg:viewBox="0 0 156 146" svg:d="M156 72c0-40-35-72-77-72-44 0-79 32-79 72 0 41 35 74 79 74 42 0 77-33 77-74z">
          <text:p/>
        </draw:path>
        <draw:path draw:style-name="gr17" draw:text-style-name="P6" draw:layer="layout" svg:width="0.155cm" svg:height="0.145cm" svg:x="6.385cm" svg:y="4.666cm" svg:viewBox="0 0 156 146" svg:d="M156 73c0-41-35-73-77-73-44 0-79 32-79 73s35 73 79 73c42 0 77-32 77-73z">
          <text:p/>
        </draw:path>
        <draw:path draw:style-name="gr17" draw:text-style-name="P6" draw:layer="layout" svg:width="0.155cm" svg:height="0.146cm" svg:x="6.385cm" svg:y="4.473cm" svg:viewBox="0 0 156 147" svg:d="M156 73c0-40-35-73-77-73-44 0-79 33-79 73 0 41 35 74 79 74 42 0 77-33 77-74z">
          <text:p/>
        </draw:path>
        <draw:path draw:style-name="gr17" draw:text-style-name="P6" draw:layer="layout" svg:width="0.155cm" svg:height="0.146cm" svg:x="6.385cm" svg:y="4.278cm" svg:viewBox="0 0 156 147" svg:d="M156 73c0-40-35-73-77-73-44 0-79 33-79 73s35 74 79 74c42 0 77-34 77-74z">
          <text:p/>
        </draw:path>
        <draw:path draw:style-name="gr17" draw:text-style-name="P6" draw:layer="layout" svg:width="0.156cm" svg:height="0.145cm" svg:x="6.387cm" svg:y="3.938cm" svg:viewBox="0 0 157 146" svg:d="M157 73c0-41-35-73-78-73-44 0-79 32-79 73 0 40 35 73 79 73 43 0 78-33 78-73z">
          <text:p/>
        </draw:path>
        <draw:path draw:style-name="gr17" draw:text-style-name="P6" draw:layer="layout" svg:width="0.156cm" svg:height="0.146cm" svg:x="6.387cm" svg:y="3.646cm" svg:viewBox="0 0 157 147" svg:d="M157 74c0-41-35-74-78-74-44 0-79 33-79 74 0 40 35 73 79 73 43 0 78-33 78-73z">
          <text:p/>
        </draw:path>
        <draw:path draw:style-name="gr17" draw:text-style-name="P6" draw:layer="layout" svg:width="0.155cm" svg:height="0.146cm" svg:x="7.839cm" svg:y="12.635cm" svg:viewBox="0 0 156 147" svg:d="M156 74c0-41-36-74-79-74-42 0-77 33-77 74 0 40 35 73 77 73 43 0 79-33 79-73z">
          <text:p/>
        </draw:path>
        <draw:path draw:style-name="gr17" draw:text-style-name="P6" draw:layer="layout" svg:width="0.155cm" svg:height="0.145cm" svg:x="7.839cm" svg:y="12.149cm" svg:viewBox="0 0 156 146" svg:d="M156 73c0-40-36-73-79-73-42 0-77 33-77 73 0 41 35 73 77 73 43 0 79-32 79-73z">
          <text:p/>
        </draw:path>
        <draw:path draw:style-name="gr17" draw:text-style-name="P6" draw:layer="layout" svg:width="0.155cm" svg:height="0.146cm" svg:x="7.839cm" svg:y="11.759cm" svg:viewBox="0 0 156 147" svg:d="M156 74c0-41-36-74-79-74-42 0-77 33-77 74 0 40 35 73 77 73 43 0 79-33 79-73z">
          <text:p/>
        </draw:path>
        <draw:path draw:style-name="gr17" draw:text-style-name="P6" draw:layer="layout" svg:width="0.155cm" svg:height="0.145cm" svg:x="7.839cm" svg:y="11.421cm" svg:viewBox="0 0 156 146" svg:d="M156 73c0-41-36-73-79-73-42 0-77 32-77 73s35 73 77 73c43 0 79-32 79-73z">
          <text:p/>
        </draw:path>
        <draw:path draw:style-name="gr17" draw:text-style-name="P6" draw:layer="layout" svg:width="0.155cm" svg:height="0.145cm" svg:x="7.839cm" svg:y="11.13cm" svg:viewBox="0 0 156 146" svg:d="M156 72c0-40-36-72-79-72-42 0-77 32-77 72 0 41 35 74 77 74 43 0 79-33 79-74z">
          <text:p/>
        </draw:path>
        <draw:path draw:style-name="gr17" draw:text-style-name="P6" draw:layer="layout" svg:width="0.156cm" svg:height="0.146cm" svg:x="7.844cm" svg:y="10.789cm" svg:viewBox="0 0 157 147" svg:d="M157 74c0-40-36-74-79-74s-78 34-78 74 35 73 78 73 79-33 79-73z">
          <text:p/>
        </draw:path>
        <draw:path draw:style-name="gr17" draw:text-style-name="P6" draw:layer="layout" svg:width="0.155cm" svg:height="0.146cm" svg:x="7.839cm" svg:y="10.448cm" svg:viewBox="0 0 156 147" svg:d="M156 74c0-41-36-74-79-74-42 0-77 33-77 74 0 40 35 73 77 73 43 0 79-33 79-73z">
          <text:p/>
        </draw:path>
        <draw:path draw:style-name="gr17" draw:text-style-name="P6" draw:layer="layout" svg:width="0.155cm" svg:height="0.146cm" svg:x="7.839cm" svg:y="10.157cm" svg:viewBox="0 0 156 147" svg:d="M156 74c0-41-36-74-79-74-42 0-77 33-77 74 0 40 35 73 77 73 43 0 79-33 79-73z">
          <text:p/>
        </draw:path>
        <draw:path draw:style-name="gr17" draw:text-style-name="P6" draw:layer="layout" svg:width="0.155cm" svg:height="0.145cm" svg:x="7.839cm" svg:y="9.817cm" svg:viewBox="0 0 156 146" svg:d="M156 72c0-40-36-72-79-72-42 0-77 32-77 72s35 74 77 74c43 0 79-34 79-74z">
          <text:p/>
        </draw:path>
        <draw:path draw:style-name="gr17" draw:text-style-name="P6" draw:layer="layout" svg:width="0.155cm" svg:height="0.146cm" svg:x="7.839cm" svg:y="9.525cm" svg:viewBox="0 0 156 147" svg:d="M156 73c0-40-36-73-79-73-42 0-77 33-77 73s35 74 77 74c43 0 79-34 79-74z">
          <text:p/>
        </draw:path>
        <draw:path draw:style-name="gr17" draw:text-style-name="P6" draw:layer="layout" svg:width="0.155cm" svg:height="0.146cm" svg:x="7.839cm" svg:y="9.234cm" svg:viewBox="0 0 156 147" svg:d="M156 73c0-40-36-73-79-73-42 0-77 33-77 73s35 74 77 74c43 0 79-34 79-74z">
          <text:p/>
        </draw:path>
        <draw:path draw:style-name="gr17" draw:text-style-name="P6" draw:layer="layout" svg:width="0.156cm" svg:height="0.145cm" svg:x="7.841cm" svg:y="8.943cm" svg:viewBox="0 0 157 146" svg:d="M157 73c0-40-36-73-79-73s-78 33-78 73 35 73 78 73 79-33 79-73z">
          <text:p/>
        </draw:path>
        <draw:path draw:style-name="gr17" draw:text-style-name="P6" draw:layer="layout" svg:width="0.156cm" svg:height="0.145cm" svg:x="7.841cm" svg:y="8.652cm" svg:viewBox="0 0 157 146" svg:d="M157 72c0-40-36-72-79-72s-78 32-78 72 35 74 78 74 79-34 79-74z">
          <text:p/>
        </draw:path>
        <draw:path draw:style-name="gr17" draw:text-style-name="P6" draw:layer="layout" svg:width="0.155cm" svg:height="0.146cm" svg:x="7.839cm" svg:y="8.407cm" svg:viewBox="0 0 156 147" svg:d="M156 73c0-40-36-73-79-73-42 0-77 33-77 73 0 41 35 74 77 74 43 0 79-33 79-74z">
          <text:p/>
        </draw:path>
        <draw:path draw:style-name="gr17" draw:text-style-name="P6" draw:layer="layout" svg:width="0.155cm" svg:height="0.146cm" svg:x="7.839cm" svg:y="8.165cm" svg:viewBox="0 0 156 147" svg:d="M156 74c0-40-36-74-79-74-42 0-77 34-77 74s35 73 77 73c43 0 79-33 79-73z">
          <text:p/>
        </draw:path>
        <draw:path draw:style-name="gr17" draw:text-style-name="P6" draw:layer="layout" svg:width="0.155cm" svg:height="0.146cm" svg:x="7.839cm" svg:y="7.874cm" svg:viewBox="0 0 156 147" svg:d="M156 74c0-40-36-74-79-74-42 0-77 34-77 74s35 73 77 73c43 0 79-33 79-73z">
          <text:p/>
        </draw:path>
        <draw:path draw:style-name="gr17" draw:text-style-name="P6" draw:layer="layout" svg:width="0.155cm" svg:height="0.145cm" svg:x="7.839cm" svg:y="7.63cm" svg:viewBox="0 0 156 146" svg:d="M156 73c0-40-36-73-79-73-42 0-77 33-77 73s35 73 77 73c43 0 79-33 79-73z">
          <text:p/>
        </draw:path>
        <draw:path draw:style-name="gr17" draw:text-style-name="P6" draw:layer="layout" svg:width="0.155cm" svg:height="0.145cm" svg:x="7.839cm" svg:y="7.435cm" svg:viewBox="0 0 156 146" svg:d="M156 74c0-40-36-74-79-74-42 0-77 34-77 74s35 72 77 72c43 0 79-32 79-72z">
          <text:p/>
        </draw:path>
        <draw:path draw:style-name="gr17" draw:text-style-name="P6" draw:layer="layout" svg:width="0.155cm" svg:height="0.146cm" svg:x="7.839cm" svg:y="7.193cm" svg:viewBox="0 0 156 147" svg:d="M156 73c0-40-36-73-79-73-42 0-77 33-77 73s35 74 77 74c43 0 79-34 79-74z">
          <text:p/>
        </draw:path>
        <draw:path draw:style-name="gr17" draw:text-style-name="P6" draw:layer="layout" svg:width="0.156cm" svg:height="0.146cm" svg:x="7.841cm" svg:y="6.951cm" svg:viewBox="0 0 157 147" svg:d="M157 73c0-40-36-73-79-73s-78 33-78 73c0 41 35 74 78 74s79-33 79-74z">
          <text:p/>
        </draw:path>
        <draw:path draw:style-name="gr17" draw:text-style-name="P6" draw:layer="layout" svg:width="0.156cm" svg:height="0.146cm" svg:x="7.841cm" svg:y="6.756cm" svg:viewBox="0 0 157 147" svg:d="M157 73c0-40-36-73-79-73s-78 33-78 73 35 74 78 74 79-34 79-74z">
          <text:p/>
        </draw:path>
        <draw:path draw:style-name="gr17" draw:text-style-name="P6" draw:layer="layout" svg:width="0.155cm" svg:height="0.145cm" svg:x="7.839cm" svg:y="6.512cm" svg:viewBox="0 0 156 146" svg:d="M156 73c0-41-36-73-79-73-42 0-77 32-77 73s35 73 77 73c43 0 79-32 79-73z">
          <text:p/>
        </draw:path>
        <draw:path draw:style-name="gr17" draw:text-style-name="P6" draw:layer="layout" svg:width="0.155cm" svg:height="0.145cm" svg:x="7.839cm" svg:y="6.174cm" svg:viewBox="0 0 156 146" svg:d="M156 72c0-40-36-72-79-72-42 0-77 32-77 72 0 41 35 74 77 74 43 0 79-33 79-74z">
          <text:p/>
        </draw:path>
        <draw:path draw:style-name="gr17" draw:text-style-name="P6" draw:layer="layout" svg:width="0.155cm" svg:height="0.145cm" svg:x="7.839cm" svg:y="5.784cm" svg:viewBox="0 0 156 146" svg:d="M156 72c0-40-36-72-79-72-42 0-77 32-77 72 0 42 35 74 77 74 43 0 79-32 79-74z">
          <text:p/>
        </draw:path>
        <draw:path draw:style-name="gr17" draw:text-style-name="P6" draw:layer="layout" svg:width="0.155cm" svg:height="0.146cm" svg:x="7.839cm" svg:y="5.396cm" svg:viewBox="0 0 156 147" svg:d="M156 74c0-41-36-74-79-74-42 0-77 33-77 74 0 40 35 73 77 73 43 0 79-33 79-73z">
          <text:p/>
        </draw:path>
        <draw:path draw:style-name="gr17" draw:text-style-name="P6" draw:layer="layout" svg:width="0.155cm" svg:height="0.146cm" svg:x="7.839cm" svg:y="5.006cm" svg:viewBox="0 0 156 147" svg:d="M156 73c0-40-36-73-79-73-42 0-77 33-77 73s35 74 77 74c43 0 79-34 79-74z">
          <text:p/>
        </draw:path>
        <draw:path draw:style-name="gr17" draw:text-style-name="P6" draw:layer="layout" svg:width="0.155cm" svg:height="0.146cm" svg:x="7.839cm" svg:y="4.715cm" svg:viewBox="0 0 156 147" svg:d="M156 73c0-40-36-73-79-73-42 0-77 33-77 73s35 74 77 74c43 0 79-34 79-74z">
          <text:p/>
        </draw:path>
        <draw:path draw:style-name="gr17" draw:text-style-name="P6" draw:layer="layout" svg:width="0.155cm" svg:height="0.146cm" svg:x="7.839cm" svg:y="4.374cm" svg:viewBox="0 0 156 147" svg:d="M156 74c0-41-36-74-79-74-42 0-77 33-77 74 0 40 35 73 77 73 43 0 79-33 79-73z">
          <text:p/>
        </draw:path>
        <draw:path draw:style-name="gr17" draw:text-style-name="P6" draw:layer="layout" svg:width="0.156cm" svg:height="0.146cm" svg:x="7.841cm" svg:y="4.083cm" svg:viewBox="0 0 157 147" svg:d="M157 74c0-41-36-74-79-74s-78 33-78 74c0 40 35 73 78 73s79-33 79-73z">
          <text:p/>
        </draw:path>
        <draw:path draw:style-name="gr17" draw:text-style-name="P6" draw:layer="layout" svg:width="0.156cm" svg:height="0.146cm" svg:x="7.841cm" svg:y="3.841cm" svg:viewBox="0 0 157 147" svg:d="M157 74c0-40-36-74-79-74s-78 34-78 74 35 73 78 73 79-33 79-73z">
          <text:p/>
        </draw:path>
        <draw:path draw:style-name="gr17" draw:text-style-name="P6" draw:layer="layout" svg:width="0.156cm" svg:height="0.146cm" svg:x="7.841cm" svg:y="3.646cm" svg:viewBox="0 0 157 147" svg:d="M157 74c0-41-36-74-79-74s-78 33-78 74c0 40 35 73 78 73s79-33 79-73z">
          <text:p/>
        </draw:path>
        <draw:path draw:style-name="gr17" draw:text-style-name="P6" draw:layer="layout" svg:width="0.156cm" svg:height="0.146cm" svg:x="8.822cm" svg:y="12.635cm" svg:viewBox="0 0 157 147" svg:d="M157 74c0-41-35-74-79-74-43 0-78 33-78 74 0 40 35 73 78 73 44 0 79-33 79-73z">
          <text:p/>
        </draw:path>
        <draw:path draw:style-name="gr17" draw:text-style-name="P6" draw:layer="layout" svg:width="0.156cm" svg:height="0.145cm" svg:x="8.822cm" svg:y="12.149cm" svg:viewBox="0 0 157 146" svg:d="M157 73c0-40-35-73-79-73-43 0-78 33-78 73 0 41 35 73 78 73 44 0 79-32 79-73z">
          <text:p/>
        </draw:path>
        <draw:path draw:style-name="gr17" draw:text-style-name="P6" draw:layer="layout" svg:width="0.156cm" svg:height="0.146cm" svg:x="8.822cm" svg:y="11.759cm" svg:viewBox="0 0 157 147" svg:d="M157 74c0-41-35-74-79-74-43 0-78 33-78 74 0 40 35 73 78 73 44 0 79-33 79-73z">
          <text:p/>
        </draw:path>
        <draw:path draw:style-name="gr17" draw:text-style-name="P6" draw:layer="layout" svg:width="0.156cm" svg:height="0.145cm" svg:x="8.822cm" svg:y="11.421cm" svg:viewBox="0 0 157 146" svg:d="M157 73c0-41-35-73-79-73-43 0-78 32-78 73s35 73 78 73c44 0 79-32 79-73z">
          <text:p/>
        </draw:path>
        <draw:path draw:style-name="gr17" draw:text-style-name="P6" draw:layer="layout" svg:width="0.156cm" svg:height="0.145cm" svg:x="8.822cm" svg:y="11.13cm" svg:viewBox="0 0 157 146" svg:d="M157 72c0-40-35-72-79-72-43 0-78 32-78 72 0 41 35 74 78 74 44 0 79-33 79-74z">
          <text:p/>
        </draw:path>
        <draw:path draw:style-name="gr17" draw:text-style-name="P6" draw:layer="layout" svg:width="0.155cm" svg:height="0.146cm" svg:x="8.828cm" svg:y="10.789cm" svg:viewBox="0 0 156 147" svg:d="M156 74c0-40-35-74-78-74s-78 34-78 74 35 73 78 73 78-33 78-73z">
          <text:p/>
        </draw:path>
        <draw:path draw:style-name="gr17" draw:text-style-name="P6" draw:layer="layout" svg:width="0.156cm" svg:height="0.146cm" svg:x="8.822cm" svg:y="10.448cm" svg:viewBox="0 0 157 147" svg:d="M157 74c0-41-35-74-79-74-43 0-78 33-78 74 0 40 35 73 78 73 44 0 79-33 79-73z">
          <text:p/>
        </draw:path>
        <draw:path draw:style-name="gr17" draw:text-style-name="P6" draw:layer="layout" svg:width="0.156cm" svg:height="0.146cm" svg:x="8.822cm" svg:y="10.157cm" svg:viewBox="0 0 157 147" svg:d="M157 74c0-41-35-74-79-74-43 0-78 33-78 74 0 40 35 73 78 73 44 0 79-33 79-73z">
          <text:p/>
        </draw:path>
        <draw:path draw:style-name="gr17" draw:text-style-name="P6" draw:layer="layout" svg:width="0.156cm" svg:height="0.145cm" svg:x="8.822cm" svg:y="9.817cm" svg:viewBox="0 0 157 146" svg:d="M157 72c0-40-35-72-79-72-43 0-78 32-78 72s35 74 78 74c44 0 79-34 79-74z">
          <text:p/>
        </draw:path>
        <draw:path draw:style-name="gr17" draw:text-style-name="P6" draw:layer="layout" svg:width="0.156cm" svg:height="0.146cm" svg:x="8.822cm" svg:y="9.525cm" svg:viewBox="0 0 157 147" svg:d="M157 73c0-40-35-73-79-73-43 0-78 33-78 73s35 74 78 74c44 0 79-34 79-74z">
          <text:p/>
        </draw:path>
        <draw:path draw:style-name="gr17" draw:text-style-name="P6" draw:layer="layout" svg:width="0.156cm" svg:height="0.146cm" svg:x="8.822cm" svg:y="9.234cm" svg:viewBox="0 0 157 147" svg:d="M157 73c0-40-35-73-79-73-43 0-78 33-78 73s35 74 78 74c44 0 79-34 79-74z">
          <text:p/>
        </draw:path>
        <draw:path draw:style-name="gr17" draw:text-style-name="P6" draw:layer="layout" svg:width="0.156cm" svg:height="0.145cm" svg:x="8.825cm" svg:y="8.943cm" svg:viewBox="0 0 157 146" svg:d="M157 73c0-40-35-73-79-73-43 0-78 33-78 73s35 73 78 73c44 0 79-33 79-73z">
          <text:p/>
        </draw:path>
        <draw:path draw:style-name="gr17" draw:text-style-name="P6" draw:layer="layout" svg:width="0.156cm" svg:height="0.145cm" svg:x="8.825cm" svg:y="8.652cm" svg:viewBox="0 0 157 146" svg:d="M157 72c0-40-35-72-79-72-43 0-78 32-78 72s35 74 78 74c44 0 79-34 79-74z">
          <text:p/>
        </draw:path>
        <draw:path draw:style-name="gr17" draw:text-style-name="P6" draw:layer="layout" svg:width="0.156cm" svg:height="0.146cm" svg:x="8.822cm" svg:y="8.407cm" svg:viewBox="0 0 157 147" svg:d="M157 73c0-40-35-73-79-73-43 0-78 33-78 73 0 41 35 74 78 74 44 0 79-33 79-74z">
          <text:p/>
        </draw:path>
        <draw:path draw:style-name="gr17" draw:text-style-name="P6" draw:layer="layout" svg:width="0.156cm" svg:height="0.146cm" svg:x="8.822cm" svg:y="8.165cm" svg:viewBox="0 0 157 147" svg:d="M157 74c0-40-35-74-79-74-43 0-78 34-78 74s35 73 78 73c44 0 79-33 79-73z">
          <text:p/>
        </draw:path>
        <draw:path draw:style-name="gr17" draw:text-style-name="P6" draw:layer="layout" svg:width="0.156cm" svg:height="0.146cm" svg:x="8.822cm" svg:y="7.874cm" svg:viewBox="0 0 157 147" svg:d="M157 74c0-40-35-74-79-74-43 0-78 34-78 74s35 73 78 73c44 0 79-33 79-73z">
          <text:p/>
        </draw:path>
        <draw:path draw:style-name="gr17" draw:text-style-name="P6" draw:layer="layout" svg:width="0.156cm" svg:height="0.145cm" svg:x="8.822cm" svg:y="7.63cm" svg:viewBox="0 0 157 146" svg:d="M157 73c0-40-35-73-79-73-43 0-78 33-78 73s35 73 78 73c44 0 79-33 79-73z">
          <text:p/>
        </draw:path>
        <draw:path draw:style-name="gr17" draw:text-style-name="P6" draw:layer="layout" svg:width="0.156cm" svg:height="0.145cm" svg:x="8.822cm" svg:y="7.435cm" svg:viewBox="0 0 157 146" svg:d="M157 74c0-40-35-74-79-74-43 0-78 34-78 74s35 72 78 72c44 0 79-32 79-72z">
          <text:p/>
        </draw:path>
        <draw:path draw:style-name="gr17" draw:text-style-name="P6" draw:layer="layout" svg:width="0.156cm" svg:height="0.146cm" svg:x="8.822cm" svg:y="7.193cm" svg:viewBox="0 0 157 147" svg:d="M157 73c0-40-35-73-79-73-43 0-78 33-78 73s35 74 78 74c44 0 79-34 79-74z">
          <text:p/>
        </draw:path>
        <draw:path draw:style-name="gr17" draw:text-style-name="P6" draw:layer="layout" svg:width="0.156cm" svg:height="0.146cm" svg:x="8.825cm" svg:y="6.951cm" svg:viewBox="0 0 157 147" svg:d="M157 73c0-40-35-73-79-73-43 0-78 33-78 73 0 41 35 74 78 74 44 0 79-33 79-74z">
          <text:p/>
        </draw:path>
        <draw:path draw:style-name="gr17" draw:text-style-name="P6" draw:layer="layout" svg:width="0.156cm" svg:height="0.146cm" svg:x="8.825cm" svg:y="6.756cm" svg:viewBox="0 0 157 147" svg:d="M157 73c0-40-35-73-79-73-43 0-78 33-78 73s35 74 78 74c44 0 79-34 79-74z">
          <text:p/>
        </draw:path>
        <draw:path draw:style-name="gr17" draw:text-style-name="P6" draw:layer="layout" svg:width="0.156cm" svg:height="0.145cm" svg:x="8.822cm" svg:y="6.512cm" svg:viewBox="0 0 157 146" svg:d="M157 73c0-41-35-73-79-73-43 0-78 32-78 73s35 73 78 73c44 0 79-32 79-73z">
          <text:p/>
        </draw:path>
        <draw:path draw:style-name="gr17" draw:text-style-name="P6" draw:layer="layout" svg:width="0.156cm" svg:height="0.145cm" svg:x="8.822cm" svg:y="6.174cm" svg:viewBox="0 0 157 146" svg:d="M157 72c0-40-35-72-79-72-43 0-78 32-78 72 0 41 35 74 78 74 44 0 79-33 79-74z">
          <text:p/>
        </draw:path>
        <draw:path draw:style-name="gr17" draw:text-style-name="P6" draw:layer="layout" svg:width="0.156cm" svg:height="0.145cm" svg:x="8.822cm" svg:y="5.784cm" svg:viewBox="0 0 157 146" svg:d="M157 72c0-40-35-72-79-72-43 0-78 32-78 72 0 42 35 74 78 74 44 0 79-32 79-74z">
          <text:p/>
        </draw:path>
        <draw:path draw:style-name="gr17" draw:text-style-name="P6" draw:layer="layout" svg:width="0.156cm" svg:height="0.146cm" svg:x="8.822cm" svg:y="5.396cm" svg:viewBox="0 0 157 147" svg:d="M157 74c0-41-35-74-79-74-43 0-78 33-78 74 0 40 35 73 78 73 44 0 79-33 79-73z">
          <text:p/>
        </draw:path>
        <draw:path draw:style-name="gr17" draw:text-style-name="P6" draw:layer="layout" svg:width="0.156cm" svg:height="0.146cm" svg:x="8.822cm" svg:y="5.006cm" svg:viewBox="0 0 157 147" svg:d="M157 73c0-40-35-73-79-73-43 0-78 33-78 73s35 74 78 74c44 0 79-34 79-74z">
          <text:p/>
        </draw:path>
        <draw:path draw:style-name="gr17" draw:text-style-name="P6" draw:layer="layout" svg:width="0.156cm" svg:height="0.146cm" svg:x="8.822cm" svg:y="4.715cm" svg:viewBox="0 0 157 147" svg:d="M157 73c0-40-35-73-79-73-43 0-78 33-78 73s35 74 78 74c44 0 79-34 79-74z">
          <text:p/>
        </draw:path>
        <draw:path draw:style-name="gr17" draw:text-style-name="P6" draw:layer="layout" svg:width="0.156cm" svg:height="0.146cm" svg:x="8.822cm" svg:y="4.374cm" svg:viewBox="0 0 157 147" svg:d="M157 74c0-41-35-74-79-74-43 0-78 33-78 74 0 40 35 73 78 73 44 0 79-33 79-73z">
          <text:p/>
        </draw:path>
        <draw:path draw:style-name="gr17" draw:text-style-name="P6" draw:layer="layout" svg:width="0.156cm" svg:height="0.146cm" svg:x="8.825cm" svg:y="4.083cm" svg:viewBox="0 0 157 147" svg:d="M157 74c0-41-35-74-79-74-43 0-78 33-78 74 0 40 35 73 78 73 44 0 79-33 79-73z">
          <text:p/>
        </draw:path>
        <draw:path draw:style-name="gr17" draw:text-style-name="P6" draw:layer="layout" svg:width="0.156cm" svg:height="0.146cm" svg:x="8.825cm" svg:y="3.841cm" svg:viewBox="0 0 157 147" svg:d="M157 74c0-40-35-74-79-74-43 0-78 34-78 74s35 73 78 73c44 0 79-33 79-73z">
          <text:p/>
        </draw:path>
        <draw:path draw:style-name="gr17" draw:text-style-name="P6" draw:layer="layout" svg:width="0.156cm" svg:height="0.146cm" svg:x="8.825cm" svg:y="3.646cm" svg:viewBox="0 0 157 147" svg:d="M157 74c0-41-35-74-79-74-43 0-78 33-78 74 0 40 35 73 78 73 44 0 79-33 79-73z">
          <text:p/>
        </draw:path>
        <draw:path draw:style-name="gr17" draw:text-style-name="P6" draw:layer="layout" svg:width="0.155cm" svg:height="0.146cm" svg:x="9.29cm" svg:y="12.635cm" svg:viewBox="0 0 156 147" svg:d="M156 74c0-41-35-74-78-74s-78 33-78 74c0 40 35 73 78 73s78-33 78-73z">
          <text:p/>
        </draw:path>
        <draw:path draw:style-name="gr17" draw:text-style-name="P6" draw:layer="layout" svg:width="0.155cm" svg:height="0.145cm" svg:x="9.29cm" svg:y="12.149cm" svg:viewBox="0 0 156 146" svg:d="M156 73c0-40-35-73-78-73s-78 33-78 73c0 41 35 73 78 73s78-32 78-73z">
          <text:p/>
        </draw:path>
        <draw:path draw:style-name="gr17" draw:text-style-name="P6" draw:layer="layout" svg:width="0.155cm" svg:height="0.146cm" svg:x="9.29cm" svg:y="11.759cm" svg:viewBox="0 0 156 147" svg:d="M156 74c0-41-35-74-78-74s-78 33-78 74c0 40 35 73 78 73s78-33 78-73z">
          <text:p/>
        </draw:path>
        <draw:path draw:style-name="gr17" draw:text-style-name="P6" draw:layer="layout" svg:width="0.155cm" svg:height="0.145cm" svg:x="9.29cm" svg:y="11.421cm" svg:viewBox="0 0 156 146" svg:d="M156 73c0-41-35-73-78-73s-78 32-78 73 35 73 78 73 78-32 78-73z">
          <text:p/>
        </draw:path>
        <draw:path draw:style-name="gr17" draw:text-style-name="P6" draw:layer="layout" svg:width="0.155cm" svg:height="0.145cm" svg:x="9.29cm" svg:y="11.13cm" svg:viewBox="0 0 156 146" svg:d="M156 72c0-40-35-72-78-72s-78 32-78 72c0 41 35 74 78 74s78-33 78-74z">
          <text:p/>
        </draw:path>
        <draw:path draw:style-name="gr17" draw:text-style-name="P6" draw:layer="layout" svg:width="0.156cm" svg:height="0.146cm" svg:x="9.295cm" svg:y="10.789cm" svg:viewBox="0 0 157 147" svg:d="M157 74c0-40-35-74-79-74-43 0-78 34-78 74s35 73 78 73c44 0 79-33 79-73z">
          <text:p/>
        </draw:path>
        <draw:path draw:style-name="gr17" draw:text-style-name="P6" draw:layer="layout" svg:width="0.155cm" svg:height="0.146cm" svg:x="9.29cm" svg:y="10.448cm" svg:viewBox="0 0 156 147" svg:d="M156 74c0-41-35-74-78-74s-78 33-78 74c0 40 35 73 78 73s78-33 78-73z">
          <text:p/>
        </draw:path>
        <draw:path draw:style-name="gr17" draw:text-style-name="P6" draw:layer="layout" svg:width="0.155cm" svg:height="0.146cm" svg:x="9.29cm" svg:y="10.157cm" svg:viewBox="0 0 156 147" svg:d="M156 74c0-41-35-74-78-74s-78 33-78 74c0 40 35 73 78 73s78-33 78-73z">
          <text:p/>
        </draw:path>
        <draw:path draw:style-name="gr17" draw:text-style-name="P6" draw:layer="layout" svg:width="0.155cm" svg:height="0.145cm" svg:x="9.29cm" svg:y="9.817cm" svg:viewBox="0 0 156 146" svg:d="M156 72c0-40-35-72-78-72s-78 32-78 72 35 74 78 74 78-34 78-74z">
          <text:p/>
        </draw:path>
        <draw:path draw:style-name="gr17" draw:text-style-name="P6" draw:layer="layout" svg:width="0.155cm" svg:height="0.146cm" svg:x="9.29cm" svg:y="9.525cm" svg:viewBox="0 0 156 147" svg:d="M156 73c0-40-35-73-78-73s-78 33-78 73 35 74 78 74 78-34 78-74z">
          <text:p/>
        </draw:path>
        <draw:path draw:style-name="gr17" draw:text-style-name="P6" draw:layer="layout" svg:width="0.155cm" svg:height="0.146cm" svg:x="9.29cm" svg:y="9.234cm" svg:viewBox="0 0 156 147" svg:d="M156 73c0-40-35-73-78-73s-78 33-78 73 35 74 78 74 78-34 78-74z">
          <text:p/>
        </draw:path>
        <draw:path draw:style-name="gr17" draw:text-style-name="P6" draw:layer="layout" svg:width="0.156cm" svg:height="0.145cm" svg:x="9.292cm" svg:y="8.943cm" svg:viewBox="0 0 157 146" svg:d="M157 73c0-40-35-73-79-73-43 0-78 33-78 73s35 73 78 73c44 0 79-33 79-73z">
          <text:p/>
        </draw:path>
        <draw:path draw:style-name="gr17" draw:text-style-name="P6" draw:layer="layout" svg:width="0.156cm" svg:height="0.145cm" svg:x="9.292cm" svg:y="8.652cm" svg:viewBox="0 0 157 146" svg:d="M157 72c0-40-35-72-79-72-43 0-78 32-78 72s35 74 78 74c44 0 79-34 79-74z">
          <text:p/>
        </draw:path>
        <draw:path draw:style-name="gr17" draw:text-style-name="P6" draw:layer="layout" svg:width="0.155cm" svg:height="0.146cm" svg:x="9.29cm" svg:y="8.407cm" svg:viewBox="0 0 156 147" svg:d="M156 73c0-40-35-73-78-73s-78 33-78 73c0 41 35 74 78 74s78-33 78-74z">
          <text:p/>
        </draw:path>
        <draw:path draw:style-name="gr17" draw:text-style-name="P6" draw:layer="layout" svg:width="0.155cm" svg:height="0.146cm" svg:x="9.29cm" svg:y="8.165cm" svg:viewBox="0 0 156 147" svg:d="M156 74c0-40-35-74-78-74s-78 34-78 74 35 73 78 73 78-33 78-73z">
          <text:p/>
        </draw:path>
        <draw:path draw:style-name="gr17" draw:text-style-name="P6" draw:layer="layout" svg:width="0.155cm" svg:height="0.146cm" svg:x="9.29cm" svg:y="7.874cm" svg:viewBox="0 0 156 147" svg:d="M156 74c0-40-35-74-78-74s-78 34-78 74 35 73 78 73 78-33 78-73z">
          <text:p/>
        </draw:path>
        <draw:path draw:style-name="gr17" draw:text-style-name="P6" draw:layer="layout" svg:width="0.155cm" svg:height="0.145cm" svg:x="9.29cm" svg:y="7.63cm" svg:viewBox="0 0 156 146" svg:d="M156 73c0-40-35-73-78-73s-78 33-78 73 35 73 78 73 78-33 78-73z">
          <text:p/>
        </draw:path>
        <draw:path draw:style-name="gr17" draw:text-style-name="P6" draw:layer="layout" svg:width="0.155cm" svg:height="0.145cm" svg:x="9.29cm" svg:y="7.435cm" svg:viewBox="0 0 156 146" svg:d="M156 74c0-40-35-74-78-74s-78 34-78 74 35 72 78 72 78-32 78-72z">
          <text:p/>
        </draw:path>
        <draw:path draw:style-name="gr17" draw:text-style-name="P6" draw:layer="layout" svg:width="0.155cm" svg:height="0.146cm" svg:x="9.29cm" svg:y="7.193cm" svg:viewBox="0 0 156 147" svg:d="M156 73c0-40-35-73-78-73s-78 33-78 73 35 74 78 74 78-34 78-74z">
          <text:p/>
        </draw:path>
        <draw:path draw:style-name="gr17" draw:text-style-name="P6" draw:layer="layout" svg:width="0.156cm" svg:height="0.146cm" svg:x="9.292cm" svg:y="6.951cm" svg:viewBox="0 0 157 147" svg:d="M157 73c0-40-35-73-79-73-43 0-78 33-78 73 0 41 35 74 78 74 44 0 79-33 79-74z">
          <text:p/>
        </draw:path>
        <draw:path draw:style-name="gr17" draw:text-style-name="P6" draw:layer="layout" svg:width="0.156cm" svg:height="0.146cm" svg:x="9.292cm" svg:y="6.756cm" svg:viewBox="0 0 157 147" svg:d="M157 73c0-40-35-73-79-73-43 0-78 33-78 73s35 74 78 74c44 0 79-34 79-74z">
          <text:p/>
        </draw:path>
        <draw:path draw:style-name="gr17" draw:text-style-name="P6" draw:layer="layout" svg:width="0.155cm" svg:height="0.145cm" svg:x="9.29cm" svg:y="6.512cm" svg:viewBox="0 0 156 146" svg:d="M156 73c0-41-35-73-78-73s-78 32-78 73 35 73 78 73 78-32 78-73z">
          <text:p/>
        </draw:path>
        <draw:path draw:style-name="gr17" draw:text-style-name="P6" draw:layer="layout" svg:width="0.155cm" svg:height="0.145cm" svg:x="9.29cm" svg:y="6.174cm" svg:viewBox="0 0 156 146" svg:d="M156 72c0-40-35-72-78-72s-78 32-78 72c0 41 35 74 78 74s78-33 78-74z">
          <text:p/>
        </draw:path>
        <draw:path draw:style-name="gr17" draw:text-style-name="P6" draw:layer="layout" svg:width="0.155cm" svg:height="0.145cm" svg:x="9.29cm" svg:y="5.784cm" svg:viewBox="0 0 156 146" svg:d="M156 72c0-40-35-72-78-72s-78 32-78 72c0 42 35 74 78 74s78-32 78-74z">
          <text:p/>
        </draw:path>
        <draw:path draw:style-name="gr17" draw:text-style-name="P6" draw:layer="layout" svg:width="0.155cm" svg:height="0.146cm" svg:x="9.29cm" svg:y="5.396cm" svg:viewBox="0 0 156 147" svg:d="M156 74c0-41-35-74-78-74s-78 33-78 74c0 40 35 73 78 73s78-33 78-73z">
          <text:p/>
        </draw:path>
        <draw:path draw:style-name="gr17" draw:text-style-name="P6" draw:layer="layout" svg:width="0.155cm" svg:height="0.146cm" svg:x="9.29cm" svg:y="5.006cm" svg:viewBox="0 0 156 147" svg:d="M156 73c0-40-35-73-78-73s-78 33-78 73 35 74 78 74 78-34 78-74z">
          <text:p/>
        </draw:path>
        <draw:path draw:style-name="gr17" draw:text-style-name="P6" draw:layer="layout" svg:width="0.155cm" svg:height="0.146cm" svg:x="9.29cm" svg:y="4.715cm" svg:viewBox="0 0 156 147" svg:d="M156 73c0-40-35-73-78-73s-78 33-78 73 35 74 78 74 78-34 78-74z">
          <text:p/>
        </draw:path>
        <draw:path draw:style-name="gr17" draw:text-style-name="P6" draw:layer="layout" svg:width="0.155cm" svg:height="0.146cm" svg:x="9.29cm" svg:y="4.374cm" svg:viewBox="0 0 156 147" svg:d="M156 74c0-41-35-74-78-74s-78 33-78 74c0 40 35 73 78 73s78-33 78-73z">
          <text:p/>
        </draw:path>
        <draw:path draw:style-name="gr17" draw:text-style-name="P6" draw:layer="layout" svg:width="0.156cm" svg:height="0.146cm" svg:x="9.292cm" svg:y="4.083cm" svg:viewBox="0 0 157 147" svg:d="M157 74c0-41-35-74-79-74-43 0-78 33-78 74 0 40 35 73 78 73 44 0 79-33 79-73z">
          <text:p/>
        </draw:path>
        <draw:path draw:style-name="gr17" draw:text-style-name="P6" draw:layer="layout" svg:width="0.156cm" svg:height="0.146cm" svg:x="9.292cm" svg:y="3.841cm" svg:viewBox="0 0 157 147" svg:d="M157 74c0-40-35-74-79-74-43 0-78 34-78 74s35 73 78 73c44 0 79-33 79-73z">
          <text:p/>
        </draw:path>
        <draw:path draw:style-name="gr17" draw:text-style-name="P6" draw:layer="layout" svg:width="0.156cm" svg:height="0.146cm" svg:x="9.292cm" svg:y="3.646cm" svg:viewBox="0 0 157 147" svg:d="M157 74c0-41-35-74-79-74-43 0-78 33-78 74 0 40 35 73 78 73 44 0 79-33 79-73z">
          <text:p/>
        </draw:path>
        <draw:path draw:style-name="gr17" draw:text-style-name="P6" draw:layer="layout" svg:width="0.156cm" svg:height="0.146cm" svg:x="10.276cm" svg:y="12.635cm" svg:viewBox="0 0 157 147" svg:d="M157 74c0-41-35-74-78-74s-79 33-79 74c0 40 36 73 79 73s78-33 78-73z">
          <text:p/>
        </draw:path>
        <draw:path draw:style-name="gr17" draw:text-style-name="P6" draw:layer="layout" svg:width="0.156cm" svg:height="0.145cm" svg:x="10.276cm" svg:y="12.149cm" svg:viewBox="0 0 157 146" svg:d="M157 73c0-40-35-73-78-73s-79 33-79 73c0 41 36 73 79 73s78-32 78-73z">
          <text:p/>
        </draw:path>
        <draw:path draw:style-name="gr17" draw:text-style-name="P6" draw:layer="layout" svg:width="0.156cm" svg:height="0.146cm" svg:x="10.276cm" svg:y="11.759cm" svg:viewBox="0 0 157 147" svg:d="M157 74c0-41-35-74-78-74s-79 33-79 74c0 40 36 73 79 73s78-33 78-73z">
          <text:p/>
        </draw:path>
        <draw:path draw:style-name="gr17" draw:text-style-name="P6" draw:layer="layout" svg:width="0.156cm" svg:height="0.145cm" svg:x="10.276cm" svg:y="11.421cm" svg:viewBox="0 0 157 146" svg:d="M157 73c0-41-35-73-78-73s-79 32-79 73 36 73 79 73 78-32 78-73z">
          <text:p/>
        </draw:path>
        <draw:path draw:style-name="gr17" draw:text-style-name="P6" draw:layer="layout" svg:width="0.156cm" svg:height="0.145cm" svg:x="10.276cm" svg:y="11.13cm" svg:viewBox="0 0 157 146" svg:d="M157 72c0-40-35-72-78-72s-79 32-79 72c0 41 36 74 79 74s78-33 78-74z">
          <text:p/>
        </draw:path>
        <draw:path draw:style-name="gr17" draw:text-style-name="P6" draw:layer="layout" svg:width="0.155cm" svg:height="0.146cm" svg:x="10.282cm" svg:y="10.789cm" svg:viewBox="0 0 156 147" svg:d="M156 74c0-40-35-74-77-74-43 0-79 34-79 74s36 73 79 73c42 0 77-33 77-73z">
          <text:p/>
        </draw:path>
        <draw:path draw:style-name="gr17" draw:text-style-name="P6" draw:layer="layout" svg:width="0.156cm" svg:height="0.146cm" svg:x="10.276cm" svg:y="10.448cm" svg:viewBox="0 0 157 147" svg:d="M157 74c0-41-35-74-78-74s-79 33-79 74c0 40 36 73 79 73s78-33 78-73z">
          <text:p/>
        </draw:path>
        <draw:path draw:style-name="gr17" draw:text-style-name="P6" draw:layer="layout" svg:width="0.156cm" svg:height="0.146cm" svg:x="10.276cm" svg:y="10.157cm" svg:viewBox="0 0 157 147" svg:d="M157 74c0-41-35-74-78-74s-79 33-79 74c0 40 36 73 79 73s78-33 78-73z">
          <text:p/>
        </draw:path>
        <draw:path draw:style-name="gr17" draw:text-style-name="P6" draw:layer="layout" svg:width="0.156cm" svg:height="0.145cm" svg:x="10.276cm" svg:y="9.817cm" svg:viewBox="0 0 157 146" svg:d="M157 72c0-40-35-72-78-72s-79 32-79 72 36 74 79 74 78-34 78-74z">
          <text:p/>
        </draw:path>
        <draw:path draw:style-name="gr17" draw:text-style-name="P6" draw:layer="layout" svg:width="0.156cm" svg:height="0.146cm" svg:x="10.276cm" svg:y="9.525cm" svg:viewBox="0 0 157 147" svg:d="M157 73c0-40-35-73-78-73s-79 33-79 73 36 74 79 74 78-34 78-74z">
          <text:p/>
        </draw:path>
        <draw:path draw:style-name="gr17" draw:text-style-name="P6" draw:layer="layout" svg:width="0.156cm" svg:height="0.146cm" svg:x="10.276cm" svg:y="9.234cm" svg:viewBox="0 0 157 147" svg:d="M157 73c0-40-35-73-78-73s-79 33-79 73 36 74 79 74 78-34 78-74z">
          <text:p/>
        </draw:path>
        <draw:path draw:style-name="gr17" draw:text-style-name="P6" draw:layer="layout" svg:width="0.156cm" svg:height="0.145cm" svg:x="10.279cm" svg:y="8.943cm" svg:viewBox="0 0 157 146" svg:d="M157 73c0-40-35-73-78-73s-79 33-79 73 36 73 79 73 78-33 78-73z">
          <text:p/>
        </draw:path>
        <draw:path draw:style-name="gr17" draw:text-style-name="P6" draw:layer="layout" svg:width="0.156cm" svg:height="0.145cm" svg:x="10.279cm" svg:y="8.652cm" svg:viewBox="0 0 157 146" svg:d="M157 72c0-40-35-72-78-72s-79 32-79 72 36 74 79 74 78-34 78-74z">
          <text:p/>
        </draw:path>
        <draw:path draw:style-name="gr17" draw:text-style-name="P6" draw:layer="layout" svg:width="0.156cm" svg:height="0.146cm" svg:x="10.276cm" svg:y="8.407cm" svg:viewBox="0 0 157 147" svg:d="M157 73c0-40-35-73-78-73s-79 33-79 73c0 41 36 74 79 74s78-33 78-74z">
          <text:p/>
        </draw:path>
        <draw:path draw:style-name="gr17" draw:text-style-name="P6" draw:layer="layout" svg:width="0.156cm" svg:height="0.146cm" svg:x="10.276cm" svg:y="8.165cm" svg:viewBox="0 0 157 147" svg:d="M157 74c0-40-35-74-78-74s-79 34-79 74 36 73 79 73 78-33 78-73z">
          <text:p/>
        </draw:path>
        <draw:path draw:style-name="gr17" draw:text-style-name="P6" draw:layer="layout" svg:width="0.156cm" svg:height="0.146cm" svg:x="10.276cm" svg:y="7.874cm" svg:viewBox="0 0 157 147" svg:d="M157 74c0-40-35-74-78-74s-79 34-79 74 36 73 79 73 78-33 78-73z">
          <text:p/>
        </draw:path>
        <draw:path draw:style-name="gr17" draw:text-style-name="P6" draw:layer="layout" svg:width="0.156cm" svg:height="0.145cm" svg:x="10.276cm" svg:y="7.63cm" svg:viewBox="0 0 157 146" svg:d="M157 73c0-40-35-73-78-73s-79 33-79 73 36 73 79 73 78-33 78-73z">
          <text:p/>
        </draw:path>
        <draw:path draw:style-name="gr17" draw:text-style-name="P6" draw:layer="layout" svg:width="0.156cm" svg:height="0.145cm" svg:x="10.276cm" svg:y="7.435cm" svg:viewBox="0 0 157 146" svg:d="M157 74c0-40-35-74-78-74s-79 34-79 74 36 72 79 72 78-32 78-72z">
          <text:p/>
        </draw:path>
        <draw:path draw:style-name="gr17" draw:text-style-name="P6" draw:layer="layout" svg:width="0.156cm" svg:height="0.146cm" svg:x="10.276cm" svg:y="7.193cm" svg:viewBox="0 0 157 147" svg:d="M157 73c0-40-35-73-78-73s-79 33-79 73 36 74 79 74 78-34 78-74z">
          <text:p/>
        </draw:path>
        <draw:path draw:style-name="gr17" draw:text-style-name="P6" draw:layer="layout" svg:width="0.156cm" svg:height="0.146cm" svg:x="10.279cm" svg:y="6.951cm" svg:viewBox="0 0 157 147" svg:d="M157 73c0-40-35-73-78-73s-79 33-79 73c0 41 36 74 79 74s78-33 78-74z">
          <text:p/>
        </draw:path>
        <draw:path draw:style-name="gr17" draw:text-style-name="P6" draw:layer="layout" svg:width="0.156cm" svg:height="0.146cm" svg:x="10.279cm" svg:y="6.756cm" svg:viewBox="0 0 157 147" svg:d="M157 73c0-40-35-73-78-73s-79 33-79 73 36 74 79 74 78-34 78-74z">
          <text:p/>
        </draw:path>
        <draw:path draw:style-name="gr17" draw:text-style-name="P6" draw:layer="layout" svg:width="0.156cm" svg:height="0.145cm" svg:x="10.276cm" svg:y="6.512cm" svg:viewBox="0 0 157 146" svg:d="M157 73c0-41-35-73-78-73s-79 32-79 73 36 73 79 73 78-32 78-73z">
          <text:p/>
        </draw:path>
        <draw:path draw:style-name="gr17" draw:text-style-name="P6" draw:layer="layout" svg:width="0.156cm" svg:height="0.145cm" svg:x="10.276cm" svg:y="6.174cm" svg:viewBox="0 0 157 146" svg:d="M157 72c0-40-35-72-78-72s-79 32-79 72c0 41 36 74 79 74s78-33 78-74z">
          <text:p/>
        </draw:path>
        <draw:path draw:style-name="gr17" draw:text-style-name="P6" draw:layer="layout" svg:width="0.156cm" svg:height="0.145cm" svg:x="10.276cm" svg:y="5.784cm" svg:viewBox="0 0 157 146" svg:d="M157 72c0-40-35-72-78-72s-79 32-79 72c0 42 36 74 79 74s78-32 78-74z">
          <text:p/>
        </draw:path>
        <draw:path draw:style-name="gr17" draw:text-style-name="P6" draw:layer="layout" svg:width="0.156cm" svg:height="0.146cm" svg:x="10.276cm" svg:y="5.396cm" svg:viewBox="0 0 157 147" svg:d="M157 74c0-41-35-74-78-74s-79 33-79 74c0 40 36 73 79 73s78-33 78-73z">
          <text:p/>
        </draw:path>
        <draw:path draw:style-name="gr17" draw:text-style-name="P6" draw:layer="layout" svg:width="0.156cm" svg:height="0.146cm" svg:x="10.276cm" svg:y="5.006cm" svg:viewBox="0 0 157 147" svg:d="M157 73c0-40-35-73-78-73s-79 33-79 73 36 74 79 74 78-34 78-74z">
          <text:p/>
        </draw:path>
        <draw:path draw:style-name="gr17" draw:text-style-name="P6" draw:layer="layout" svg:width="0.156cm" svg:height="0.146cm" svg:x="10.276cm" svg:y="4.715cm" svg:viewBox="0 0 157 147" svg:d="M157 73c0-40-35-73-78-73s-79 33-79 73 36 74 79 74 78-34 78-74z">
          <text:p/>
        </draw:path>
        <draw:path draw:style-name="gr17" draw:text-style-name="P6" draw:layer="layout" svg:width="0.156cm" svg:height="0.146cm" svg:x="10.276cm" svg:y="4.374cm" svg:viewBox="0 0 157 147" svg:d="M157 74c0-41-35-74-78-74s-79 33-79 74c0 40 36 73 79 73s78-33 78-73z">
          <text:p/>
        </draw:path>
        <draw:path draw:style-name="gr17" draw:text-style-name="P6" draw:layer="layout" svg:width="0.156cm" svg:height="0.146cm" svg:x="10.279cm" svg:y="4.083cm" svg:viewBox="0 0 157 147" svg:d="M157 74c0-41-35-74-78-74s-79 33-79 74c0 40 36 73 79 73s78-33 78-73z">
          <text:p/>
        </draw:path>
        <draw:path draw:style-name="gr17" draw:text-style-name="P6" draw:layer="layout" svg:width="0.156cm" svg:height="0.146cm" svg:x="10.279cm" svg:y="3.841cm" svg:viewBox="0 0 157 147" svg:d="M157 74c0-40-35-74-78-74s-79 34-79 74 36 73 79 73 78-33 78-73z">
          <text:p/>
        </draw:path>
        <draw:path draw:style-name="gr17" draw:text-style-name="P6" draw:layer="layout" svg:width="0.156cm" svg:height="0.146cm" svg:x="10.279cm" svg:y="3.646cm" svg:viewBox="0 0 157 147" svg:d="M157 74c0-41-35-74-78-74s-79 33-79 74c0 40 36 73 79 73s78-33 78-73z">
          <text:p/>
        </draw:path>
        <draw:path draw:style-name="gr17" draw:text-style-name="P6" draw:layer="layout" svg:width="0.155cm" svg:height="0.146cm" svg:x="7.372cm" svg:y="12.489cm" svg:viewBox="0 0 156 147" svg:d="M156 74c0-41-36-74-79-74s-77 33-77 74c0 40 34 73 77 73s79-33 79-73z">
          <text:p/>
        </draw:path>
        <draw:path draw:style-name="gr17" draw:text-style-name="P6" draw:layer="layout" svg:width="0.155cm" svg:height="0.146cm" svg:x="7.372cm" svg:y="12.003cm" svg:viewBox="0 0 156 147" svg:d="M156 73c0-40-36-73-79-73s-77 33-77 73c0 41 34 74 77 74s79-33 79-74z">
          <text:p/>
        </draw:path>
        <draw:path draw:style-name="gr17" draw:text-style-name="P6" draw:layer="layout" svg:width="0.155cm" svg:height="0.146cm" svg:x="7.372cm" svg:y="11.613cm" svg:viewBox="0 0 156 147" svg:d="M156 74c0-41-36-74-79-74s-77 33-77 74c0 40 34 73 77 73s79-33 79-73z">
          <text:p/>
        </draw:path>
        <draw:path draw:style-name="gr17" draw:text-style-name="P6" draw:layer="layout" svg:width="0.155cm" svg:height="0.145cm" svg:x="7.372cm" svg:y="11.226cm" svg:viewBox="0 0 156 146" svg:d="M156 74c0-41-36-74-79-74s-77 33-77 74c0 40 34 72 77 72s79-32 79-72z">
          <text:p/>
        </draw:path>
        <draw:path draw:style-name="gr17" draw:text-style-name="P6" draw:layer="layout" svg:width="0.155cm" svg:height="0.145cm" svg:x="7.372cm" svg:y="10.836cm" svg:viewBox="0 0 156 146" svg:d="M156 73c0-40-36-73-79-73s-77 33-77 73c0 41 34 73 77 73s79-32 79-73z">
          <text:p/>
        </draw:path>
        <draw:path draw:style-name="gr17" draw:text-style-name="P6" draw:layer="layout" svg:width="0.155cm" svg:height="0.146cm" svg:x="7.372cm" svg:y="10.448cm" svg:viewBox="0 0 156 147" svg:d="M156 74c0-41-36-74-79-74s-77 33-77 74c0 40 34 73 77 73s79-33 79-73z">
          <text:p/>
        </draw:path>
        <draw:path draw:style-name="gr17" draw:text-style-name="P6" draw:layer="layout" svg:width="0.155cm" svg:height="0.146cm" svg:x="7.372cm" svg:y="10.058cm" svg:viewBox="0 0 156 147" svg:d="M156 74c0-40-36-74-79-74s-77 34-77 74 34 73 77 73 79-33 79-73z">
          <text:p/>
        </draw:path>
        <draw:path draw:style-name="gr17" draw:text-style-name="P6" draw:layer="layout" svg:width="0.155cm" svg:height="0.146cm" svg:x="7.372cm" svg:y="9.72cm" svg:viewBox="0 0 156 147" svg:d="M156 74c0-41-36-74-79-74s-77 33-77 74c0 40 34 73 77 73s79-33 79-73z">
          <text:p/>
        </draw:path>
        <draw:path draw:style-name="gr17" draw:text-style-name="P6" draw:layer="layout" svg:width="0.155cm" svg:height="0.145cm" svg:x="7.372cm" svg:y="9.38cm" svg:viewBox="0 0 156 146" svg:d="M156 72c0-40-36-72-79-72s-77 32-77 72c0 41 34 74 77 74s79-33 79-74z">
          <text:p/>
        </draw:path>
        <draw:path draw:style-name="gr17" draw:text-style-name="P6" draw:layer="layout" svg:width="0.155cm" svg:height="0.146cm" svg:x="7.372cm" svg:y="9.088cm" svg:viewBox="0 0 156 147" svg:d="M156 73c0-40-36-73-79-73s-77 33-77 73 34 74 77 74 79-34 79-74z">
          <text:p/>
        </draw:path>
        <draw:path draw:style-name="gr17" draw:text-style-name="P6" draw:layer="layout" svg:width="0.155cm" svg:height="0.145cm" svg:x="7.372cm" svg:y="8.748cm" svg:viewBox="0 0 156 146" svg:d="M156 74c0-40-36-74-79-74s-77 34-77 74 34 72 77 72 79-32 79-72z">
          <text:p/>
        </draw:path>
        <draw:path draw:style-name="gr17" draw:text-style-name="P6" draw:layer="layout" svg:width="0.155cm" svg:height="0.145cm" svg:x="7.372cm" svg:y="8.457cm" svg:viewBox="0 0 156 146" svg:d="M156 73c0-40-36-73-79-73s-77 33-77 73c0 41 34 73 77 73s79-32 79-73z">
          <text:p/>
        </draw:path>
        <draw:path draw:style-name="gr17" draw:text-style-name="P6" draw:layer="layout" svg:width="0.155cm" svg:height="0.146cm" svg:x="7.372cm" svg:y="8.116cm" svg:viewBox="0 0 156 147" svg:d="M156 73c0-40-36-73-79-73s-77 33-77 73c0 41 34 74 77 74s79-33 79-74z">
          <text:p/>
        </draw:path>
        <draw:path draw:style-name="gr17" draw:text-style-name="P6" draw:layer="layout" svg:width="0.155cm" svg:height="0.145cm" svg:x="7.372cm" svg:y="7.825cm" svg:viewBox="0 0 156 146" svg:d="M156 73c0-41-36-73-79-73s-77 32-77 73 34 73 77 73 79-32 79-73z">
          <text:p/>
        </draw:path>
        <draw:path draw:style-name="gr17" draw:text-style-name="P6" draw:layer="layout" svg:width="0.155cm" svg:height="0.146cm" svg:x="7.372cm" svg:y="7.583cm" svg:viewBox="0 0 156 147" svg:d="M156 74c0-40-36-74-79-74s-77 34-77 74 34 73 77 73 79-33 79-73z">
          <text:p/>
        </draw:path>
        <draw:path draw:style-name="gr17" draw:text-style-name="P6" draw:layer="layout" svg:width="0.155cm" svg:height="0.146cm" svg:x="7.372cm" svg:y="7.289cm" svg:viewBox="0 0 156 147" svg:d="M156 74c0-41-36-74-79-74s-77 33-77 74c0 40 34 73 77 73s79-33 79-73z">
          <text:p/>
        </draw:path>
        <draw:path draw:style-name="gr17" draw:text-style-name="P6" draw:layer="layout" svg:width="0.155cm" svg:height="0.146cm" svg:x="7.372cm" svg:y="7.047cm" svg:viewBox="0 0 156 147" svg:d="M156 73c0-40-36-73-79-73s-77 33-77 73 34 74 77 74 79-34 79-74z">
          <text:p/>
        </draw:path>
        <draw:path draw:style-name="gr17" draw:text-style-name="P6" draw:layer="layout" svg:width="0.156cm" svg:height="0.146cm" svg:x="7.374cm" svg:y="6.805cm" svg:viewBox="0 0 157 147" svg:d="M157 73c0-40-36-73-79-73s-78 33-78 73c0 41 35 74 78 74s79-33 79-74z">
          <text:p/>
        </draw:path>
        <draw:path draw:style-name="gr17" draw:text-style-name="P6" draw:layer="layout" svg:width="0.155cm" svg:height="0.146cm" svg:x="7.372cm" svg:y="6.561cm" svg:viewBox="0 0 156 147" svg:d="M156 74c0-41-36-74-79-74s-77 33-77 74c0 40 34 73 77 73s79-33 79-73z">
          <text:p/>
        </draw:path>
        <draw:path draw:style-name="gr17" draw:text-style-name="P6" draw:layer="layout" svg:width="0.155cm" svg:height="0.146cm" svg:x="7.372cm" svg:y="6.319cm" svg:viewBox="0 0 156 147" svg:d="M156 73c0-40-36-73-79-73s-77 33-77 73 34 74 77 74 79-34 79-74z">
          <text:p/>
        </draw:path>
        <draw:path draw:style-name="gr17" draw:text-style-name="P6" draw:layer="layout" svg:width="0.155cm" svg:height="0.146cm" svg:x="7.372cm" svg:y="6.075cm" svg:viewBox="0 0 156 147" svg:d="M156 73c0-40-36-73-79-73s-77 33-77 73c0 41 34 74 77 74s79-33 79-74z">
          <text:p/>
        </draw:path>
        <draw:path draw:style-name="gr17" draw:text-style-name="P6" draw:layer="layout" svg:width="0.155cm" svg:height="0.146cm" svg:x="7.372cm" svg:y="5.833cm" svg:viewBox="0 0 156 147" svg:d="M156 74c0-41-36-74-79-74s-77 33-77 74c0 40 34 73 77 73s79-33 79-73z">
          <text:p/>
        </draw:path>
        <draw:path draw:style-name="gr17" draw:text-style-name="P6" draw:layer="layout" svg:width="0.155cm" svg:height="0.146cm" svg:x="7.372cm" svg:y="5.638cm" svg:viewBox="0 0 156 147" svg:d="M156 73c0-40-36-73-79-73s-77 33-77 73c0 41 34 74 77 74s79-33 79-74z">
          <text:p/>
        </draw:path>
        <draw:path draw:style-name="gr17" draw:text-style-name="P6" draw:layer="layout" svg:width="0.155cm" svg:height="0.146cm" svg:x="7.372cm" svg:y="5.443cm" svg:viewBox="0 0 156 147" svg:d="M156 73c0-40-36-73-79-73s-77 33-77 73 34 74 77 74 79-34 79-74z">
          <text:p/>
        </draw:path>
        <draw:path draw:style-name="gr17" draw:text-style-name="P6" draw:layer="layout" svg:width="0.155cm" svg:height="0.145cm" svg:x="7.372cm" svg:y="5.251cm" svg:viewBox="0 0 156 146" svg:d="M156 73c0-41-36-73-79-73s-77 32-77 73c0 40 34 73 77 73s79-33 79-73z">
          <text:p/>
        </draw:path>
        <draw:path draw:style-name="gr17" draw:text-style-name="P6" draw:layer="layout" svg:width="0.155cm" svg:height="0.145cm" svg:x="7.372cm" svg:y="5.056cm" svg:viewBox="0 0 156 146" svg:d="M156 72c0-40-36-72-79-72s-77 32-77 72c0 41 34 74 77 74s79-33 79-74z">
          <text:p/>
        </draw:path>
        <draw:path draw:style-name="gr17" draw:text-style-name="P6" draw:layer="layout" svg:width="0.155cm" svg:height="0.145cm" svg:x="7.372cm" svg:y="4.861cm" svg:viewBox="0 0 156 146" svg:d="M156 72c0-40-36-72-79-72s-77 32-77 72c0 41 34 74 77 74s79-33 79-74z">
          <text:p/>
        </draw:path>
        <draw:path draw:style-name="gr17" draw:text-style-name="P6" draw:layer="layout" svg:width="0.155cm" svg:height="0.145cm" svg:x="7.372cm" svg:y="4.666cm" svg:viewBox="0 0 156 146" svg:d="M156 73c0-41-36-73-79-73s-77 32-77 73 34 73 77 73 79-32 79-73z">
          <text:p/>
        </draw:path>
        <draw:path draw:style-name="gr17" draw:text-style-name="P6" draw:layer="layout" svg:width="0.155cm" svg:height="0.146cm" svg:x="7.372cm" svg:y="4.473cm" svg:viewBox="0 0 156 147" svg:d="M156 73c0-40-36-73-79-73s-77 33-77 73c0 41 34 74 77 74s79-33 79-74z">
          <text:p/>
        </draw:path>
        <draw:path draw:style-name="gr17" draw:text-style-name="P6" draw:layer="layout" svg:width="0.155cm" svg:height="0.146cm" svg:x="7.372cm" svg:y="4.278cm" svg:viewBox="0 0 156 147" svg:d="M156 73c0-40-36-73-79-73s-77 33-77 73 34 74 77 74 79-34 79-74z">
          <text:p/>
        </draw:path>
        <draw:path draw:style-name="gr17" draw:text-style-name="P6" draw:layer="layout" svg:width="0.156cm" svg:height="0.145cm" svg:x="7.374cm" svg:y="3.938cm" svg:viewBox="0 0 157 146" svg:d="M157 73c0-41-36-73-79-73s-78 32-78 73c0 40 35 73 78 73s79-33 79-73z">
          <text:p/>
        </draw:path>
        <draw:path draw:style-name="gr17" draw:text-style-name="P6" draw:layer="layout" svg:width="0.156cm" svg:height="0.146cm" svg:x="7.374cm" svg:y="3.646cm" svg:viewBox="0 0 157 147" svg:d="M157 74c0-41-36-74-79-74s-78 33-78 74c0 40 35 73 78 73s79-33 79-73z">
          <text:p/>
        </draw:path>
        <draw:path draw:style-name="gr17" draw:text-style-name="P6" draw:layer="layout" svg:width="0.156cm" svg:height="0.145cm" svg:x="4.928cm" svg:y="12.393cm" svg:viewBox="0 0 157 146" svg:d="M157 74c0-41-35-74-79-74-43 0-78 33-78 74 0 40 35 72 78 72 44 0 79-32 79-72z">
          <text:p/>
        </draw:path>
        <draw:path draw:style-name="gr17" draw:text-style-name="P6" draw:layer="layout" svg:width="0.156cm" svg:height="0.146cm" svg:x="4.928cm" svg:y="11.909cm" svg:viewBox="0 0 157 147" svg:d="M157 74c0-41-35-74-79-74-43 0-78 33-78 74 0 40 35 73 78 73 44 0 79-33 79-73z">
          <text:p/>
        </draw:path>
        <draw:path draw:style-name="gr17" draw:text-style-name="P6" draw:layer="layout" svg:width="0.156cm" svg:height="0.146cm" svg:x="4.928cm" svg:y="11.422cm" svg:viewBox="0 0 157 147" svg:d="M157 73c0-40-35-73-79-73-43 0-78 33-78 73 0 41 35 74 78 74 44 0 79-33 79-74z">
          <text:p/>
        </draw:path>
        <draw:path draw:style-name="gr17" draw:text-style-name="P6" draw:layer="layout" svg:width="0.156cm" svg:height="0.145cm" svg:x="4.928cm" svg:y="10.982cm" svg:viewBox="0 0 157 146" svg:d="M157 73c0-40-35-73-79-73-43 0-78 33-78 73 0 41 35 73 78 73 44 0 79-32 79-73z">
          <text:p/>
        </draw:path>
        <draw:path draw:style-name="gr17" draw:text-style-name="P6" draw:layer="layout" svg:width="0.156cm" svg:height="0.146cm" svg:x="4.928cm" svg:y="10.547cm" svg:viewBox="0 0 157 147" svg:d="M157 73c0-40-35-73-79-73-43 0-78 33-78 73 0 41 35 74 78 74 44 0 79-33 79-74z">
          <text:p/>
        </draw:path>
        <draw:path draw:style-name="gr17" draw:text-style-name="P6" draw:layer="layout" svg:width="0.156cm" svg:height="0.146cm" svg:x="4.928cm" svg:y="10.06cm" svg:viewBox="0 0 157 147" svg:d="M157 74c0-40-35-74-79-74-43 0-78 34-78 74s35 73 78 73c44 0 79-33 79-73z">
          <text:p/>
        </draw:path>
        <draw:path draw:style-name="gr17" draw:text-style-name="P6" draw:layer="layout" svg:width="0.156cm" svg:height="0.145cm" svg:x="4.928cm" svg:y="9.672cm" svg:viewBox="0 0 157 146" svg:d="M157 72c0-40-35-72-79-72-43 0-78 32-78 72 0 41 35 74 78 74 44 0 79-33 79-74z">
          <text:p/>
        </draw:path>
        <draw:path draw:style-name="gr17" draw:text-style-name="P6" draw:layer="layout" svg:width="0.156cm" svg:height="0.145cm" svg:x="4.928cm" svg:y="9.286cm" svg:viewBox="0 0 157 146" svg:d="M157 74c0-41-35-74-79-74-43 0-78 33-78 74 0 40 35 72 78 72 44 0 79-32 79-72z">
          <text:p/>
        </draw:path>
        <draw:path draw:style-name="gr17" draw:text-style-name="P6" draw:layer="layout" svg:width="0.156cm" svg:height="0.146cm" svg:x="4.928cm" svg:y="8.845cm" svg:viewBox="0 0 157 147" svg:d="M157 74c0-41-35-74-79-74-43 0-78 33-78 74 0 40 35 73 78 73 44 0 79-33 79-73z">
          <text:p/>
        </draw:path>
        <draw:path draw:style-name="gr17" draw:text-style-name="P6" draw:layer="layout" svg:width="0.156cm" svg:height="0.145cm" svg:x="4.928cm" svg:y="8.457cm" svg:viewBox="0 0 157 146" svg:d="M157 73c0-40-35-73-79-73-43 0-78 33-78 73s35 73 78 73c44 0 79-33 79-73z">
          <text:p/>
        </draw:path>
        <draw:path draw:style-name="gr17" draw:text-style-name="P6" draw:layer="layout" svg:width="0.156cm" svg:height="0.145cm" svg:x="4.928cm" svg:y="8.117cm" svg:viewBox="0 0 157 146" svg:d="M157 73c0-41-35-73-79-73-43 0-78 32-78 73s35 73 78 73c44 0 79-32 79-73z">
          <text:p/>
        </draw:path>
        <draw:path draw:style-name="gr17" draw:text-style-name="P6" draw:layer="layout" svg:width="0.156cm" svg:height="0.146cm" svg:x="4.931cm" svg:y="7.777cm" svg:viewBox="0 0 157 147" svg:d="M157 73c0-40-35-73-79-73-43 0-78 33-78 73s35 74 78 74c44 0 79-34 79-74z">
          <text:p/>
        </draw:path>
        <draw:path draw:style-name="gr17" draw:text-style-name="P6" draw:layer="layout" svg:width="0.156cm" svg:height="0.146cm" svg:x="4.928cm" svg:y="7.486cm" svg:viewBox="0 0 157 147" svg:d="M157 73c0-40-35-73-79-73-43 0-78 33-78 73s35 74 78 74c44 0 79-34 79-74z">
          <text:p/>
        </draw:path>
        <draw:path draw:style-name="gr17" draw:text-style-name="P6" draw:layer="layout" svg:width="0.156cm" svg:height="0.145cm" svg:x="4.928cm" svg:y="7.144cm" svg:viewBox="0 0 157 146" svg:d="M157 73c0-41-35-73-79-73-43 0-78 32-78 73 0 40 35 73 78 73 44 0 79-33 79-73z">
          <text:p/>
        </draw:path>
        <draw:path draw:style-name="gr17" draw:text-style-name="P6" draw:layer="layout" svg:width="0.156cm" svg:height="0.145cm" svg:x="4.931cm" svg:y="6.807cm" svg:viewBox="0 0 157 146" svg:d="M157 72c0-40-35-72-79-72-43 0-78 32-78 72 0 42 35 74 78 74 44 0 79-32 79-74z">
          <text:p/>
        </draw:path>
        <draw:path draw:style-name="gr17" draw:text-style-name="P6" draw:layer="layout" svg:width="0.156cm" svg:height="0.146cm" svg:x="4.928cm" svg:y="6.513cm" svg:viewBox="0 0 157 147" svg:d="M157 73c0-40-35-73-79-73-43 0-78 33-78 73 0 41 35 74 78 74 44 0 79-33 79-74z">
          <text:p/>
        </draw:path>
        <draw:path draw:style-name="gr17" draw:text-style-name="P6" draw:layer="layout" svg:width="0.156cm" svg:height="0.146cm" svg:x="4.928cm" svg:y="6.271cm" svg:viewBox="0 0 157 147" svg:d="M157 74c0-41-35-74-79-74-43 0-78 33-78 74 0 40 35 73 78 73 44 0 79-33 79-73z">
          <text:p/>
        </draw:path>
        <draw:path draw:style-name="gr17" draw:text-style-name="P6" draw:layer="layout" svg:width="0.156cm" svg:height="0.146cm" svg:x="4.928cm" svg:y="6.029cm" svg:viewBox="0 0 157 147" svg:d="M157 73c0-40-35-73-79-73-43 0-78 33-78 73s35 74 78 74c44 0 79-34 79-74z">
          <text:p/>
        </draw:path>
        <draw:path draw:style-name="gr17" draw:text-style-name="P6" draw:layer="layout" svg:width="0.156cm" svg:height="0.146cm" svg:x="4.928cm" svg:y="5.738cm" svg:viewBox="0 0 157 147" svg:d="M157 73c0-40-35-73-79-73-43 0-78 33-78 73s35 74 78 74c44 0 79-34 79-74z">
          <text:p/>
        </draw:path>
        <draw:path draw:style-name="gr17" draw:text-style-name="P6" draw:layer="layout" svg:width="0.156cm" svg:height="0.145cm" svg:x="4.928cm" svg:y="5.494cm" svg:viewBox="0 0 157 146" svg:d="M157 72c0-40-35-72-79-72-43 0-78 32-78 72 0 41 35 74 78 74 44 0 79-33 79-74z">
          <text:p/>
        </draw:path>
        <draw:path draw:style-name="gr17" draw:text-style-name="P6" draw:layer="layout" svg:width="0.156cm" svg:height="0.145cm" svg:x="4.928cm" svg:y="5.252cm" svg:viewBox="0 0 157 146" svg:d="M157 74c0-42-35-74-79-74-43 0-78 32-78 74 0 40 35 72 78 72 44 0 79-32 79-72z">
          <text:p/>
        </draw:path>
        <draw:path draw:style-name="gr17" draw:text-style-name="P6" draw:layer="layout" svg:width="0.156cm" svg:height="0.146cm" svg:x="4.928cm" svg:y="5.007cm" svg:viewBox="0 0 157 147" svg:d="M157 73c0-40-35-73-79-73-43 0-78 33-78 73s35 74 78 74c44 0 79-34 79-74z">
          <text:p/>
        </draw:path>
        <draw:path draw:style-name="gr17" draw:text-style-name="P6" draw:layer="layout" svg:width="0.156cm" svg:height="0.146cm" svg:x="4.928cm" svg:y="4.765cm" svg:viewBox="0 0 157 147" svg:d="M157 73c0-40-35-73-79-73-43 0-78 33-78 73 0 41 35 74 78 74 44 0 79-33 79-74z">
          <text:p/>
        </draw:path>
        <draw:path draw:style-name="gr17" draw:text-style-name="P6" draw:layer="layout" svg:width="0.156cm" svg:height="0.146cm" svg:x="4.928cm" svg:y="4.52cm" svg:viewBox="0 0 157 147" svg:d="M157 74c0-41-35-74-79-74-43 0-78 33-78 74 0 40 35 73 78 73 44 0 79-33 79-73z">
          <text:p/>
        </draw:path>
        <draw:path draw:style-name="gr17" draw:text-style-name="P6" draw:layer="layout" svg:width="0.156cm" svg:height="0.146cm" svg:x="4.928cm" svg:y="4.327cm" svg:viewBox="0 0 157 147" svg:d="M157 73c0-40-35-73-79-73-43 0-78 33-78 73 0 41 35 74 78 74 44 0 79-33 79-74z">
          <text:p/>
        </draw:path>
        <draw:path draw:style-name="gr17" draw:text-style-name="P6" draw:layer="layout" svg:width="0.156cm" svg:height="0.146cm" svg:x="4.928cm" svg:y="4.134cm" svg:viewBox="0 0 157 147" svg:d="M157 73c0-40-35-73-79-73-43 0-78 33-78 73s35 74 78 74c44 0 79-34 79-74z">
          <text:p/>
        </draw:path>
        <draw:path draw:style-name="gr17" draw:text-style-name="P6" draw:layer="layout" svg:width="0.156cm" svg:height="0.145cm" svg:x="4.931cm" svg:y="3.939cm" svg:viewBox="0 0 157 146" svg:d="M157 73c0-41-35-73-79-73-43 0-78 32-78 73s35 73 78 73c44 0 79-32 79-73z">
          <text:p/>
        </draw:path>
        <draw:path draw:style-name="gr17" draw:text-style-name="P6" draw:layer="layout" svg:width="0.156cm" svg:height="0.145cm" svg:x="4.931cm" svg:y="3.743cm" svg:viewBox="0 0 157 146" svg:d="M157 73c0-40-35-73-79-73-43 0-78 33-78 73 0 41 35 73 78 73 44 0 79-32 79-73z">
          <text:p/>
        </draw:path>
        <draw:path draw:style-name="gr17" draw:text-style-name="P6" draw:layer="layout" svg:width="0.156cm" svg:height="0.145cm" svg:x="5.915cm" svg:y="12.393cm" svg:viewBox="0 0 157 146" svg:d="M157 74c0-41-35-74-78-74-44 0-79 33-79 74 0 40 35 72 79 72 43 0 78-32 78-72z">
          <text:p/>
        </draw:path>
        <draw:path draw:style-name="gr17" draw:text-style-name="P6" draw:layer="layout" svg:width="0.156cm" svg:height="0.146cm" svg:x="5.915cm" svg:y="11.909cm" svg:viewBox="0 0 157 147" svg:d="M157 74c0-41-35-74-78-74-44 0-79 33-79 74 0 40 35 73 79 73 43 0 78-33 78-73z">
          <text:p/>
        </draw:path>
        <draw:path draw:style-name="gr17" draw:text-style-name="P6" draw:layer="layout" svg:width="0.156cm" svg:height="0.146cm" svg:x="5.915cm" svg:y="11.422cm" svg:viewBox="0 0 157 147" svg:d="M157 73c0-40-35-73-78-73-44 0-79 33-79 73 0 41 35 74 79 74 43 0 78-33 78-74z">
          <text:p/>
        </draw:path>
        <draw:path draw:style-name="gr17" draw:text-style-name="P6" draw:layer="layout" svg:width="0.156cm" svg:height="0.145cm" svg:x="5.915cm" svg:y="10.982cm" svg:viewBox="0 0 157 146" svg:d="M157 73c0-40-35-73-78-73-44 0-79 33-79 73 0 41 35 73 79 73 43 0 78-32 78-73z">
          <text:p/>
        </draw:path>
        <draw:path draw:style-name="gr17" draw:text-style-name="P6" draw:layer="layout" svg:width="0.156cm" svg:height="0.146cm" svg:x="5.915cm" svg:y="10.547cm" svg:viewBox="0 0 157 147" svg:d="M157 73c0-40-35-73-78-73-44 0-79 33-79 73 0 41 35 74 79 74 43 0 78-33 78-74z">
          <text:p/>
        </draw:path>
        <draw:path draw:style-name="gr17" draw:text-style-name="P6" draw:layer="layout" svg:width="0.156cm" svg:height="0.146cm" svg:x="5.915cm" svg:y="10.06cm" svg:viewBox="0 0 157 147" svg:d="M157 74c0-40-35-74-78-74-44 0-79 34-79 74s35 73 79 73c43 0 78-33 78-73z">
          <text:p/>
        </draw:path>
        <draw:path draw:style-name="gr17" draw:text-style-name="P6" draw:layer="layout" svg:width="0.156cm" svg:height="0.145cm" svg:x="5.915cm" svg:y="9.672cm" svg:viewBox="0 0 157 146" svg:d="M157 72c0-40-35-72-78-72-44 0-79 32-79 72 0 41 35 74 79 74 43 0 78-33 78-74z">
          <text:p/>
        </draw:path>
        <draw:path draw:style-name="gr17" draw:text-style-name="P6" draw:layer="layout" svg:width="0.156cm" svg:height="0.145cm" svg:x="5.915cm" svg:y="9.286cm" svg:viewBox="0 0 157 146" svg:d="M157 74c0-41-35-74-78-74-44 0-79 33-79 74 0 40 35 72 79 72 43 0 78-32 78-72z">
          <text:p/>
        </draw:path>
        <draw:path draw:style-name="gr17" draw:text-style-name="P6" draw:layer="layout" svg:width="0.156cm" svg:height="0.146cm" svg:x="5.915cm" svg:y="8.845cm" svg:viewBox="0 0 157 147" svg:d="M157 74c0-41-35-74-78-74-44 0-79 33-79 74 0 40 35 73 79 73 43 0 78-33 78-73z">
          <text:p/>
        </draw:path>
        <draw:path draw:style-name="gr17" draw:text-style-name="P6" draw:layer="layout" svg:width="0.156cm" svg:height="0.145cm" svg:x="5.915cm" svg:y="8.457cm" svg:viewBox="0 0 157 146" svg:d="M157 73c0-40-35-73-78-73-44 0-79 33-79 73s35 73 79 73c43 0 78-33 78-73z">
          <text:p/>
        </draw:path>
        <draw:path draw:style-name="gr17" draw:text-style-name="P6" draw:layer="layout" svg:width="0.156cm" svg:height="0.145cm" svg:x="5.915cm" svg:y="8.117cm" svg:viewBox="0 0 157 146" svg:d="M157 73c0-41-35-73-78-73-44 0-79 32-79 73s35 73 79 73c43 0 78-32 78-73z">
          <text:p/>
        </draw:path>
        <draw:path draw:style-name="gr17" draw:text-style-name="P6" draw:layer="layout" svg:width="0.156cm" svg:height="0.146cm" svg:x="5.918cm" svg:y="7.777cm" svg:viewBox="0 0 157 147" svg:d="M157 73c0-40-35-73-78-73-44 0-79 33-79 73s35 74 79 74c43 0 78-34 78-74z">
          <text:p/>
        </draw:path>
        <draw:path draw:style-name="gr17" draw:text-style-name="P6" draw:layer="layout" svg:width="0.156cm" svg:height="0.146cm" svg:x="5.915cm" svg:y="7.486cm" svg:viewBox="0 0 157 147" svg:d="M157 73c0-40-35-73-78-73-44 0-79 33-79 73s35 74 79 74c43 0 78-34 78-74z">
          <text:p/>
        </draw:path>
        <draw:path draw:style-name="gr17" draw:text-style-name="P6" draw:layer="layout" svg:width="0.156cm" svg:height="0.145cm" svg:x="5.915cm" svg:y="7.144cm" svg:viewBox="0 0 157 146" svg:d="M157 73c0-41-35-73-78-73-44 0-79 32-79 73 0 40 35 73 79 73 43 0 78-33 78-73z">
          <text:p/>
        </draw:path>
        <draw:path draw:style-name="gr17" draw:text-style-name="P6" draw:layer="layout" svg:width="0.156cm" svg:height="0.145cm" svg:x="5.918cm" svg:y="6.807cm" svg:viewBox="0 0 157 146" svg:d="M157 72c0-40-35-72-78-72-44 0-79 32-79 72 0 42 35 74 79 74 43 0 78-32 78-74z">
          <text:p/>
        </draw:path>
        <draw:path draw:style-name="gr17" draw:text-style-name="P6" draw:layer="layout" svg:width="0.156cm" svg:height="0.146cm" svg:x="5.915cm" svg:y="6.513cm" svg:viewBox="0 0 157 147" svg:d="M157 73c0-40-35-73-78-73-44 0-79 33-79 73 0 41 35 74 79 74 43 0 78-33 78-74z">
          <text:p/>
        </draw:path>
        <draw:path draw:style-name="gr17" draw:text-style-name="P6" draw:layer="layout" svg:width="0.156cm" svg:height="0.146cm" svg:x="5.915cm" svg:y="6.32cm" svg:viewBox="0 0 157 147" svg:d="M157 73c0-40-35-73-78-73-44 0-79 33-79 73s35 74 79 74c43 0 78-34 78-74z">
          <text:p/>
        </draw:path>
        <draw:path draw:style-name="gr17" draw:text-style-name="P6" draw:layer="layout" svg:width="0.156cm" svg:height="0.146cm" svg:x="5.915cm" svg:y="6.029cm" svg:viewBox="0 0 157 147" svg:d="M157 73c0-40-35-73-78-73-44 0-79 33-79 73s35 74 79 74c43 0 78-34 78-74z">
          <text:p/>
        </draw:path>
        <draw:path draw:style-name="gr17" draw:text-style-name="P6" draw:layer="layout" svg:width="0.156cm" svg:height="0.146cm" svg:x="5.915cm" svg:y="5.738cm" svg:viewBox="0 0 157 147" svg:d="M157 73c0-40-35-73-78-73-44 0-79 33-79 73s35 74 79 74c43 0 78-34 78-74z">
          <text:p/>
        </draw:path>
        <draw:path draw:style-name="gr17" draw:text-style-name="P6" draw:layer="layout" svg:width="0.156cm" svg:height="0.145cm" svg:x="5.915cm" svg:y="5.494cm" svg:viewBox="0 0 157 146" svg:d="M157 72c0-40-35-72-78-72-44 0-79 32-79 72 0 41 35 74 79 74 43 0 78-33 78-74z">
          <text:p/>
        </draw:path>
        <draw:path draw:style-name="gr17" draw:text-style-name="P6" draw:layer="layout" svg:width="0.156cm" svg:height="0.145cm" svg:x="5.915cm" svg:y="5.252cm" svg:viewBox="0 0 157 146" svg:d="M157 74c0-42-35-74-78-74-44 0-79 32-79 74 0 40 35 72 79 72 43 0 78-32 78-72z">
          <text:p/>
        </draw:path>
        <draw:path draw:style-name="gr17" draw:text-style-name="P6" draw:layer="layout" svg:width="0.156cm" svg:height="0.146cm" svg:x="5.915cm" svg:y="5.007cm" svg:viewBox="0 0 157 147" svg:d="M157 73c0-40-35-73-78-73-44 0-79 33-79 73s35 74 79 74c43 0 78-34 78-74z">
          <text:p/>
        </draw:path>
        <draw:path draw:style-name="gr17" draw:text-style-name="P6" draw:layer="layout" svg:width="0.156cm" svg:height="0.146cm" svg:x="5.915cm" svg:y="4.765cm" svg:viewBox="0 0 157 147" svg:d="M157 73c0-40-35-73-78-73-44 0-79 33-79 73 0 41 35 74 79 74 43 0 78-33 78-74z">
          <text:p/>
        </draw:path>
        <draw:path draw:style-name="gr17" draw:text-style-name="P6" draw:layer="layout" svg:width="0.156cm" svg:height="0.146cm" svg:x="5.915cm" svg:y="4.52cm" svg:viewBox="0 0 157 147" svg:d="M157 74c0-41-35-74-78-74-44 0-79 33-79 74 0 40 35 73 79 73 43 0 78-33 78-73z">
          <text:p/>
        </draw:path>
        <draw:path draw:style-name="gr17" draw:text-style-name="P6" draw:layer="layout" svg:width="0.156cm" svg:height="0.146cm" svg:x="5.915cm" svg:y="4.327cm" svg:viewBox="0 0 157 147" svg:d="M157 73c0-40-35-73-78-73-44 0-79 33-79 73 0 41 35 74 79 74 43 0 78-33 78-74z">
          <text:p/>
        </draw:path>
        <draw:path draw:style-name="gr17" draw:text-style-name="P6" draw:layer="layout" svg:width="0.156cm" svg:height="0.146cm" svg:x="5.915cm" svg:y="4.134cm" svg:viewBox="0 0 157 147" svg:d="M157 73c0-40-35-73-78-73-44 0-79 33-79 73s35 74 79 74c43 0 78-34 78-74z">
          <text:p/>
        </draw:path>
        <draw:path draw:style-name="gr17" draw:text-style-name="P6" draw:layer="layout" svg:width="0.156cm" svg:height="0.145cm" svg:x="5.918cm" svg:y="3.939cm" svg:viewBox="0 0 157 146" svg:d="M157 73c0-41-35-73-78-73-44 0-79 32-79 73s35 73 79 73c43 0 78-32 78-73z">
          <text:p/>
        </draw:path>
        <draw:path draw:style-name="gr17" draw:text-style-name="P6" draw:layer="layout" svg:width="0.156cm" svg:height="0.145cm" svg:x="5.918cm" svg:y="3.743cm" svg:viewBox="0 0 157 146" svg:d="M157 73c0-40-35-73-78-73-44 0-79 33-79 73 0 41 35 73 79 73 43 0 78-32 78-73z">
          <text:p/>
        </draw:path>
        <draw:polygon draw:style-name="gr17" draw:text-style-name="P6" draw:layer="layout" svg:width="0.334cm" svg:height="0.38cm" svg:x="3.417cm" svg:y="13.339cm" svg:viewBox="0 0 335 381" draw:points="0,381 161,0 335,381">
          <text:p/>
        </draw:polygon>
        <draw:polygon draw:style-name="gr17" draw:text-style-name="P6" draw:layer="layout" svg:width="0.334cm" svg:height="0.38cm" svg:x="4.363cm" svg:y="13.339cm" svg:viewBox="0 0 335 381" draw:points="0,381 161,0 335,381">
          <text:p/>
        </draw:polygon>
        <draw:polygon draw:style-name="gr17" draw:text-style-name="P6" draw:layer="layout" svg:width="0.333cm" svg:height="0.38cm" svg:x="4.88cm" svg:y="13.339cm" svg:viewBox="0 0 334 381" draw:points="0,381 159,0 334,381">
          <text:p/>
        </draw:polygon>
        <draw:polygon draw:style-name="gr17" draw:text-style-name="P6" draw:layer="layout" svg:width="0.334cm" svg:height="0.38cm" svg:x="5.826cm" svg:y="13.339cm" svg:viewBox="0 0 335 381" draw:points="0,381 160,0 335,381">
          <text:p/>
        </draw:polygon>
        <draw:polygon draw:style-name="gr17" draw:text-style-name="P6" draw:layer="layout" svg:width="0.334cm" svg:height="0.38cm" svg:x="6.328cm" svg:y="13.339cm" svg:viewBox="0 0 335 381" draw:points="0,381 159,0 335,381">
          <text:p/>
        </draw:polygon>
        <draw:polygon draw:style-name="gr17" draw:text-style-name="P6" draw:layer="layout" svg:width="0.334cm" svg:height="0.38cm" svg:x="7.274cm" svg:y="13.339cm" svg:viewBox="0 0 335 381" draw:points="0,381 160,0 335,381">
          <text:p/>
        </draw:polygon>
        <draw:polygon draw:style-name="gr17" draw:text-style-name="P6" draw:layer="layout" svg:width="0.334cm" svg:height="0.38cm" svg:x="7.776cm" svg:y="13.339cm" svg:viewBox="0 0 335 381" draw:points="0,381 161,0 335,381">
          <text:p/>
        </draw:polygon>
        <draw:polygon draw:style-name="gr17" draw:text-style-name="P6" draw:layer="layout" svg:width="0.334cm" svg:height="0.38cm" svg:x="8.722cm" svg:y="13.339cm" svg:viewBox="0 0 335 381" draw:points="0,381 161,0 335,381">
          <text:p/>
        </draw:polygon>
        <draw:polygon draw:style-name="gr17" draw:text-style-name="P6" draw:layer="layout" svg:width="0.334cm" svg:height="0.38cm" svg:x="9.224cm" svg:y="13.339cm" svg:viewBox="0 0 335 381" draw:points="0,381 160,0 335,381">
          <text:p/>
        </draw:polygon>
        <draw:polygon draw:style-name="gr17" draw:text-style-name="P6" draw:layer="layout" svg:width="0.334cm" svg:height="0.38cm" svg:x="10.17cm" svg:y="13.339cm" svg:viewBox="0 0 335 381" draw:points="0,381 160,0 335,381">
          <text:p/>
        </draw:polygon>
        <draw:polygon draw:style-name="gr17" draw:text-style-name="P6" draw:layer="layout" svg:width="0.334cm" svg:height="0.38cm" svg:x="9.224cm" svg:y="13.835cm" svg:viewBox="0 0 335 381" draw:points="0,0 160,381 335,0">
          <text:p/>
        </draw:polygon>
        <draw:polygon draw:style-name="gr17" draw:text-style-name="P6" draw:layer="layout" svg:width="0.334cm" svg:height="0.38cm" svg:x="10.17cm" svg:y="13.835cm" svg:viewBox="0 0 335 381" draw:points="0,0 160,381 335,0">
          <text:p/>
        </draw:polygon>
        <draw:polygon draw:style-name="gr17" draw:text-style-name="P6" draw:layer="layout" svg:width="0.334cm" svg:height="0.38cm" svg:x="7.77cm" svg:y="13.835cm" svg:viewBox="0 0 335 381" draw:points="0,0 161,381 335,0">
          <text:p/>
        </draw:polygon>
        <draw:polygon draw:style-name="gr17" draw:text-style-name="P6" draw:layer="layout" svg:width="0.334cm" svg:height="0.38cm" svg:x="8.716cm" svg:y="13.835cm" svg:viewBox="0 0 335 381" draw:points="0,0 161,381 335,0">
          <text:p/>
        </draw:polygon>
        <draw:polygon draw:style-name="gr17" draw:text-style-name="P6" draw:layer="layout" svg:width="0.334cm" svg:height="0.38cm" svg:x="6.316cm" svg:y="13.835cm" svg:viewBox="0 0 335 381" draw:points="0,0 160,381 335,0">
          <text:p/>
        </draw:polygon>
        <draw:polygon draw:style-name="gr17" draw:text-style-name="P6" draw:layer="layout" svg:width="0.334cm" svg:height="0.38cm" svg:x="7.262cm" svg:y="13.835cm" svg:viewBox="0 0 335 381" draw:points="0,0 160,381 335,0">
          <text:p/>
        </draw:polygon>
        <draw:polygon draw:style-name="gr17" draw:text-style-name="P6" draw:layer="layout" svg:width="0.334cm" svg:height="0.38cm" svg:x="4.862cm" svg:y="13.835cm" svg:viewBox="0 0 335 381" draw:points="0,0 160,381 335,0">
          <text:p/>
        </draw:polygon>
        <draw:polygon draw:style-name="gr17" draw:text-style-name="P6" draw:layer="layout" svg:width="0.334cm" svg:height="0.38cm" svg:x="5.808cm" svg:y="13.835cm" svg:viewBox="0 0 335 381" draw:points="0,0 161,381 335,0">
          <text:p/>
        </draw:polygon>
        <draw:polygon draw:style-name="gr17" draw:text-style-name="P6" draw:layer="layout" svg:width="0.334cm" svg:height="0.38cm" svg:x="3.408cm" svg:y="13.835cm" svg:viewBox="0 0 335 381" draw:points="0,0 161,381 335,0">
          <text:p/>
        </draw:polygon>
        <draw:polygon draw:style-name="gr17" draw:text-style-name="P6" draw:layer="layout" svg:width="0.334cm" svg:height="0.38cm" svg:x="4.354cm" svg:y="13.835cm" svg:viewBox="0 0 335 381" draw:points="0,0 161,381 335,0">
          <text:p/>
        </draw:polygon>
        <draw:polygon draw:style-name="gr17" draw:text-style-name="P6" draw:layer="layout" svg:width="0.334cm" svg:height="0.38cm" svg:x="1.966cm" svg:y="13.339cm" svg:viewBox="0 0 335 381" draw:points="0,381 160,0 335,381">
          <text:p/>
        </draw:polygon>
        <draw:polygon draw:style-name="gr17" draw:text-style-name="P6" draw:layer="layout" svg:width="0.334cm" svg:height="0.38cm" svg:x="2.912cm" svg:y="13.339cm" svg:viewBox="0 0 335 381" draw:points="0,381 160,0 335,381">
          <text:p/>
        </draw:polygon>
        <draw:polygon draw:style-name="gr17" draw:text-style-name="P6" draw:layer="layout" svg:width="0.334cm" svg:height="0.38cm" svg:x="1.954cm" svg:y="13.835cm" svg:viewBox="0 0 335 381" draw:points="0,0 160,381 335,0">
          <text:p/>
        </draw:polygon>
        <draw:polygon draw:style-name="gr17" draw:text-style-name="P6" draw:layer="layout" svg:width="0.334cm" svg:height="0.38cm" svg:x="2.9cm" svg:y="13.835cm" svg:viewBox="0 0 335 381" draw:points="0,0 160,381 335,0">
          <text:p/>
        </draw:polygon>
        <draw:polygon draw:style-name="gr17" draw:text-style-name="P6" draw:layer="layout" svg:width="0.334cm" svg:height="0.38cm" svg:x="10.704cm" svg:y="13.332cm" svg:viewBox="0 0 335 381" draw:points="0,381 160,0 335,381">
          <text:p/>
        </draw:polygon>
        <draw:polygon draw:style-name="gr17" draw:text-style-name="P6" draw:layer="layout" svg:width="0.334cm" svg:height="0.38cm" svg:x="11.65cm" svg:y="13.332cm" svg:viewBox="0 0 335 381" draw:points="0,381 160,0 335,381">
          <text:p/>
        </draw:polygon>
        <draw:polygon draw:style-name="gr17" draw:text-style-name="P6" draw:layer="layout" svg:width="0.334cm" svg:height="0.38cm" svg:x="12.143cm" svg:y="13.332cm" svg:viewBox="0 0 335 381" draw:points="0,381 161,0 335,381">
          <text:p/>
        </draw:polygon>
        <draw:polygon draw:style-name="gr17" draw:text-style-name="P6" draw:layer="layout" svg:width="0.334cm" svg:height="0.38cm" svg:x="13.089cm" svg:y="13.332cm" svg:viewBox="0 0 335 381" draw:points="0,381 161,0 335,381">
          <text:p/>
        </draw:polygon>
        <draw:polygon draw:style-name="gr17" draw:text-style-name="P6" draw:layer="layout" svg:width="0.334cm" svg:height="0.38cm" svg:x="13.583cm" svg:y="13.332cm" svg:viewBox="0 0 335 381" draw:points="0,381 159,0 335,381">
          <text:p/>
        </draw:polygon>
        <draw:polygon draw:style-name="gr17" draw:text-style-name="P6" draw:layer="layout" svg:width="0.334cm" svg:height="0.38cm" svg:x="14.529cm" svg:y="13.332cm" svg:viewBox="0 0 335 381" draw:points="0,381 160,0 335,381">
          <text:p/>
        </draw:polygon>
        <draw:polygon draw:style-name="gr17" draw:text-style-name="P6" draw:layer="layout" svg:width="0.334cm" svg:height="0.38cm" svg:x="15.057cm" svg:y="13.332cm" svg:viewBox="0 0 335 381" draw:points="0,381 161,0 335,381">
          <text:p/>
        </draw:polygon>
        <draw:polygon draw:style-name="gr17" draw:text-style-name="P6" draw:layer="layout" svg:width="0.334cm" svg:height="0.38cm" svg:x="16.015cm" svg:y="13.332cm" svg:viewBox="0 0 335 381" draw:points="0,381 160,0 335,381">
          <text:p/>
        </draw:polygon>
        <draw:polygon draw:style-name="gr17" draw:text-style-name="P6" draw:layer="layout" svg:width="0.334cm" svg:height="0.38cm" svg:x="16.508cm" svg:y="13.332cm" svg:viewBox="0 0 335 381" draw:points="0,381 160,0 335,381">
          <text:p/>
        </draw:polygon>
        <draw:polygon draw:style-name="gr17" draw:text-style-name="P6" draw:layer="layout" svg:width="0.334cm" svg:height="0.38cm" svg:x="17.454cm" svg:y="13.332cm" svg:viewBox="0 0 335 381" draw:points="0,381 161,0 335,381">
          <text:p/>
        </draw:polygon>
        <draw:polygon draw:style-name="gr17" draw:text-style-name="P6" draw:layer="layout" svg:width="0.333cm" svg:height="0.38cm" svg:x="17.948cm" svg:y="13.332cm" svg:viewBox="0 0 334 381" draw:points="0,381 159,0 334,381">
          <text:p/>
        </draw:polygon>
        <draw:polygon draw:style-name="gr17" draw:text-style-name="P6" draw:layer="layout" svg:width="0.334cm" svg:height="0.38cm" svg:x="18.894cm" svg:y="13.332cm" svg:viewBox="0 0 335 381" draw:points="0,381 159,0 335,381">
          <text:p/>
        </draw:polygon>
        <draw:polygon draw:style-name="gr17" draw:text-style-name="P6" draw:layer="layout" svg:width="0.334cm" svg:height="0.38cm" svg:x="10.701cm" svg:y="13.836cm" svg:viewBox="0 0 335 381" draw:points="0,0 161,381 335,0">
          <text:p/>
        </draw:polygon>
        <draw:polygon draw:style-name="gr17" draw:text-style-name="P6" draw:layer="layout" svg:width="0.334cm" svg:height="0.38cm" svg:x="11.647cm" svg:y="13.836cm" svg:viewBox="0 0 335 381" draw:points="0,0 160,381 335,0">
          <text:p/>
        </draw:polygon>
        <draw:polygon draw:style-name="gr17" draw:text-style-name="P6" draw:layer="layout" svg:width="0.333cm" svg:height="0.38cm" svg:x="12.167cm" svg:y="13.836cm" svg:viewBox="0 0 334 381" draw:points="0,0 159,381 334,0">
          <text:p/>
        </draw:polygon>
        <draw:polygon draw:style-name="gr17" draw:text-style-name="P6" draw:layer="layout" svg:width="0.333cm" svg:height="0.38cm" svg:x="13.113cm" svg:y="13.836cm" svg:viewBox="0 0 334 381" draw:points="0,0 160,381 334,0">
          <text:p/>
        </draw:polygon>
        <draw:polygon draw:style-name="gr17" draw:text-style-name="P6" draw:layer="layout" svg:width="0.333cm" svg:height="0.38cm" svg:x="13.589cm" svg:y="13.836cm" svg:viewBox="0 0 334 381" draw:points="0,0 159,381 334,0">
          <text:p/>
        </draw:polygon>
        <draw:polygon draw:style-name="gr17" draw:text-style-name="P6" draw:layer="layout" svg:width="0.333cm" svg:height="0.38cm" svg:x="14.535cm" svg:y="13.836cm" svg:viewBox="0 0 334 381" draw:points="0,0 159,381 334,0">
          <text:p/>
        </draw:polygon>
        <draw:polygon draw:style-name="gr17" draw:text-style-name="P6" draw:layer="layout" svg:width="0.334cm" svg:height="0.38cm" svg:x="15.063cm" svg:y="13.836cm" svg:viewBox="0 0 335 381" draw:points="0,0 161,381 335,0">
          <text:p/>
        </draw:polygon>
        <draw:polygon draw:style-name="gr17" draw:text-style-name="P6" draw:layer="layout" svg:width="0.334cm" svg:height="0.38cm" svg:x="16.009cm" svg:y="13.836cm" svg:viewBox="0 0 335 381" draw:points="0,0 161,381 335,0">
          <text:p/>
        </draw:polygon>
        <draw:polygon draw:style-name="gr17" draw:text-style-name="P6" draw:layer="layout" svg:width="0.334cm" svg:height="0.38cm" svg:x="16.511cm" svg:y="13.836cm" svg:viewBox="0 0 335 381" draw:points="0,0 160,381 335,0">
          <text:p/>
        </draw:polygon>
        <draw:polygon draw:style-name="gr17" draw:text-style-name="P6" draw:layer="layout" svg:width="0.334cm" svg:height="0.38cm" svg:x="17.457cm" svg:y="13.836cm" svg:viewBox="0 0 335 381" draw:points="0,0 161,381 335,0">
          <text:p/>
        </draw:polygon>
        <draw:polygon draw:style-name="gr17" draw:text-style-name="P6" draw:layer="layout" svg:width="0.333cm" svg:height="0.38cm" svg:x="17.951cm" svg:y="13.836cm" svg:viewBox="0 0 334 381" draw:points="0,0 159,381 334,0">
          <text:p/>
        </draw:polygon>
        <draw:polygon draw:style-name="gr17" draw:text-style-name="P6" draw:layer="layout" svg:width="0.333cm" svg:height="0.38cm" svg:x="18.897cm" svg:y="13.836cm" svg:viewBox="0 0 334 381" draw:points="0,0 159,381 334,0">
          <text:p/>
        </draw:polygon>
        <draw:path draw:style-name="gr19" draw:text-style-name="P7" draw:layer="layout" svg:width="0.44cm" svg:height="0.291cm" svg:x="18.339cm" svg:y="2.982cm" svg:viewBox="0 0 441 292" svg:d="M0 236v-20c16-22 30-42 40-59s19-34 27-50c2-5 4-9 6-14s4-10 7-14c2-6 3-10 5-15 2-4 4-8 6-13 2-7 5-12 6-16 2-5 4-8 5-12 1-1 1-1 1-1v-1c1-3 3-6 4-9 2-3 3-7 5-12h5l60 23c-4 5-8 11-12 17s-8 12-13 17c-4 6-9 12-13 19-4 5-8 11-13 16-10 13-21 26-31 38s-19 23-28 33c-3 4-6 8-9 11-3 4-6 7-9 10-1 2-2 3-3 4-1 2-2 3-3 4-3 4-6 8-9 12-3 5-6 10-10 15h81v-71l62-59h5v130h23v17h-23v24c0 7 1 12 4 13 3 2 7 2 11 2h1 21v17h-5-136v-17h20 1c5 0 9 0 12-2 3-1 4-6 4-13v-24zM435 226l-10 66h-4-183v-18c16-14 32-27 46-40 14-12 27-24 39-37 14-15 25-31 34-47 8-16 12-34 12-53 0-30-4-49-11-61s-15-19-23-20c-1 0-2-1-2-1-1 0-1 0-2 0-3 0-5 2-7 4s-3 4-4 6c0 0 0 1-2 1 0 1 0 1 0 2v1c0 1 0 2 0 3s0 1 0 1v1 1c0 1 2 2 2 3 0 2 1 2 1 3s0 1 0 2c0 0 1 0 1 1 0 0 0 1 1 2 0 1 0 1 0 2s1 2 1 3 0 2 0 2c0 1 0 2 0 3s0 2 0 3v1c0 1 0 2 0 3-2 6-6 12-12 17s-13 7-23 7h-4c-10 0-18-3-24-8-5-7-9-13-10-19 0-1 0-2 0-3 0 0 0-1 0-2 0-3 0-5 1-8 0-3 1-6 2-9 4-9 13-18 26-26s32-12 59-12h4c26 0 47 6 62 18s25 25 30 39c2 5 4 10 5 15 1 6 1 10 1 15 0 27-12 52-35 75s-49 45-77 66c-6 4-12 8-17 12-6 4-11 7-16 12h75c8 0 16-1 21-2 6-1 12-3 17-7l1-1 1-1 2-15h5z">
          <text:p/>
        </draw:path>
        <draw:path draw:style-name="gr19" draw:text-style-name="P7" draw:layer="layout" svg:width="0.445cm" svg:height="0.295cm" svg:x="16.904cm" svg:y="2.982cm" svg:viewBox="0 0 446 296" svg:d="M0 236v-20c16-22 29-42 39-59s19-34 27-50c2-6 4-10 6-15s5-10 7-14c2-5 4-9 5-14 2-4 4-8 6-13 3-7 5-12 7-16 1-5 3-8 5-12 0-1 0-1 0-1v-1c2-3 3-6 4-9 2-3 4-7 6-12h4l60 23c-4 5-8 11-12 17s-8 12-13 17c-4 6-8 12-13 18-4 5-8 11-13 16-10 13-21 27-31 39s-19 23-27 33c-4 4-7 8-10 11-3 4-6 7-8 10-1 2-2 3-3 4-1 2-2 3-4 4-3 4-6 8-9 12-3 5-6 10-10 15h82v-71l61-60h5v131h24v17h-24v24c0 7 1 12 4 13 3 2 7 2 11 2 1 0 1 0 1 0h1 20v17h-4-136v-17h19c1 0 1 0 1 0h1c4 0 8 0 11-2 3-1 5-6 5-13v-24zM244 148c0-40 8-74 24-98 17-24 35-40 54-46 3-2 7-2 11-3 3-1 6-1 10-1h4c28 0 52 15 71 44 19 30 28 65 28 104 0 40-9 74-28 103-19 30-43 44-71 44l-4 1c-28 0-52-15-71-44s-28-64-28-104zM314 148c0 1 0 2 0 3s0 1 0 2c0 7 0 15 0 25s1 20 2 31c1 17 4 32 8 47 5 14 12 22 21 23 10-1 17-10 22-27 4-16 6-35 8-54 0-9 0-18 1-26 0-9 0-16 0-24 0-7 0-14 0-23-1-8-1-16-1-26-1-20-4-38-8-55-4-16-12-26-22-27-10 1-17 10-21 25-4 14-7 31-9 48 0 11-1 22-1 32 0 9 0 18 0 25 0 1 0 1 0 1z">
          <text:p/>
        </draw:path>
        <draw:path draw:style-name="gr19" draw:text-style-name="P7" draw:layer="layout" svg:width="0.434cm" svg:height="0.308cm" svg:x="15.457cm" svg:y="2.971cm" svg:viewBox="0 0 435 309" svg:d="M75 130c5-1 10-2 16-3 5 0 11-1 17-1h5c28 0 50 9 66 26 15 17 22 37 22 59 0 27-8 51-25 69-17 19-38 28-62 28l-5 1c-29 0-54-11-76-33-22-21-33-59-33-110 0-6 1-13 2-19 0-7 1-14 3-20 6-29 20-56 40-80s48-36 82-36h5c18 0 32 4 42 10 10 7 16 15 18 23 1 2 1 3 1 5 1 1 1 3 1 5 0 9-3 17-9 23s-13 8-20 8h-5c-9 0-17-2-24-7-8-4-11-11-11-19 0-1 0-2 0-3 0 0 0-1 0-2s0-2 0-3 1-2 1-2c0-1 0-1 0-2 1 0 1-1 1-1 0-1 1-2 1-3s0-2 0-3c0-3 0-6-2-9-1-3-4-4-8-5-1 0-3 1-4 1-1 1-3 1-4 2-8 4-16 14-23 31-7 16-12 39-12 70zM74 148c0 10-1 19-1 28-1 9-1 17-1 24 0 32 3 55 8 68s10 21 15 24c2 1 3 1 4 2 1 0 2 0 3 0 11-1 19-8 22-22s5-30 5-46c0-2 0-4 0-5s0-3 0-4 0-1 0-1c0-3 0-6 0-9 0-2 0-5 0-8-1-13-3-25-8-37-4-11-14-17-30-17-3 0-5 0-8 1-3 0-6 1-9 2zM418 0l-5 57h-126l-3 49c45 3 82 12 110 29 27 16 41 42 41 78 0 27-10 50-30 68-19 18-45 27-77 27l-4 1c-25 0-46-5-64-14-17-9-26-21-26-36 0-11 2-21 7-29s14-12 26-12h4c10 0 18 2 24 7 5 5 9 10 11 16 0 1 0 3 1 4 0 1 0 2 0 3 0 2 0 4-1 7-1 1-1 3-2 5 0 1 0 2-1 2 0 1-1 2-1 3-1 1-1 2-2 3 0 1-1 3-1 4 0 6 2 10 4 15 3 4 7 6 14 7 2 0 5-1 8-2 2-1 5-2 8-4 7-4 13-12 19-23 6-10 9-27 9-47 0-27-6-48-17-62s-23-23-36-28c-5-2-9-3-14-4-5 0-9-1-13-1h-22l10-106h65c29 0 46-2 53-5 7-4 11-8 11-12h4z">
          <text:p/>
        </draw:path>
        <draw:path draw:style-name="gr19" draw:text-style-name="P7" draw:layer="layout" svg:width="0.209cm" svg:height="0.291cm" svg:x="14.116cm" svg:y="2.982cm" svg:viewBox="0 0 210 292" svg:d="M0 236v-20c16-22 30-42 40-59s19-34 26-50c3-5 5-9 7-14s4-10 7-14c1-6 3-10 5-15 2-4 4-8 6-13 2-7 5-12 6-16 2-5 4-8 5-12 0-1 1-1 1-1v-1c1-3 3-6 4-9s3-7 5-12h5l61 23c-4 5-8 11-12 17s-9 12-13 17c-4 6-9 12-13 19-4 5-10 11-14 16-11 13-21 26-31 38s-19 23-28 33c-3 4-6 8-9 11-3 4-6 7-9 10-1 2-2 3-3 4-1 2-2 3-3 4-3 4-6 8-9 12-3 5-6 10-10 15h81v-71l63-59h4v130h24v17h-24v24c0 7 2 12 5 13 3 2 7 2 11 2h1 21v17h-5-137v-17h20 1c5 0 9 0 12-2 3-1 4-6 4-13v-24z">
          <text:p/>
        </draw:path>
        <draw:path draw:style-name="gr19" draw:text-style-name="P7" draw:layer="layout" svg:width="0.202cm" svg:height="0.291cm" svg:x="12.705cm" svg:y="2.982cm" svg:viewBox="0 0 203 292" svg:d="M197 226l-10 66h-5-182v-18c16-14 31-27 46-40 14-12 27-24 38-37 14-15 25-31 33-47 9-16 13-34 13-53 0-30-3-49-11-61-7-12-15-19-24-20l-1-1c-1 0-2 0-2 0-3 0-6 2-7 4-2 2-4 4-4 6-1 0-1 1-1 1 0 1 0 1 0 2l-1 1c0 1 0 2 0 3s1 1 1 1v1 1c0 1 0 2 1 3 0 2 0 2 1 3 0 1 0 1 0 2l1 1c0 0 0 1 0 2s1 1 1 2 0 2 1 3c0 1 0 2 0 2 0 1 0 2 0 3s0 2 0 3v1c0 1 0 2-1 3-1 6-4 12-10 17s-14 7-23 7h-5c-10 0-17-3-23-8-6-7-9-13-10-19-1-1-1-2-1-3 0 0 0-1 0-2 0-3 1-5 1-8 1-3 2-6 3-9 4-9 13-18 26-26s32-12 58-12h4c27 0 47 6 62 18s25 25 31 39c2 5 4 10 4 15 1 6 2 10 2 15 0 27-12 52-35 75-24 23-50 45-78 66-6 4-11 8-17 12-5 4-10 7-16 12h76c8 0 15-1 21-2s11-3 16-7c1 0 1 0 1-1 1 0 1 0 1-1l3-15h4z">
          <text:p/>
        </draw:path>
        <draw:path draw:style-name="gr19" draw:text-style-name="P7" draw:layer="layout" svg:width="0.204cm" svg:height="0.297cm" svg:x="11.252cm" svg:y="2.982cm" svg:viewBox="0 0 205 298" svg:d="M49 119h4c5 2 10 3 14 4 5 1 10 1 15 1 14 0 24-4 31-10 6-7 11-14 13-21 1-4 2-8 3-12 0-4 0-8 0-11 0-21-3-35-10-43s-15-12-24-12c-6 0-10 2-12 6-3 4-4 10-4 15 0 2 0 3 0 3 1 1 1 2 1 2 0 0 0 1 0 2 0 0 1 1 1 3v1c0 1 0 1 0 2s0 1 0 2 0 1 0 2c0 8-3 15-9 20s-12 7-20 7c-1 0-1 0-1 0h-5c-9 0-17-2-24-7-8-6-12-14-12-24 0-2 0-4 1-6 0-2 0-4 1-6 4-9 12-18 25-25 12-8 32-12 58-12h4c29 0 52 5 67 16 16 11 26 22 31 35 1 3 2 5 2 8s1 5 1 8c0 2 0 3-1 5 0 2 0 3 0 5-2 13-9 26-21 37-11 11-28 19-49 20l1 2c21 2 39 10 53 24s22 32 22 54c0 29-12 50-34 63-22 14-47 20-74 20l-5 1c-24 0-44-4-58-11-14-8-25-16-30-25-1-2-3-5-3-8-1-2-1-5-1-7 0-10 2-18 8-26 5-7 14-11 26-11h5c9 0 17 2 23 7s10 11 11 17c1 1 1 2 1 3s0 3 0 4 0 2 0 3 0 2 0 3c0 2-1 3-1 4s-1 2-1 4c-1 1-1 2-1 3-1 1-1 2-2 3 0 1 0 2 0 3s0 2 0 3 0 1 0 2 0 1 0 2c2 3 4 6 8 8 4 3 9 4 15 4 11 0 20-4 26-12s10-16 13-25c1-5 2-10 2-14 1-5 1-9 1-13 0-25-4-44-11-55-8-11-17-18-26-21-3-1-5-2-8-2-3-1-5-1-8-1-1 0-3 0-6 1-2 0-5 1-7 1-1 0-2 0-3 1-1 0-2 0-3 0-1 1-3 1-5 1-1 1-3 1-4 1h-4z">
          <text:p/>
        </draw:path>
        <draw:path draw:style-name="gr19" draw:text-style-name="P7" draw:layer="layout" svg:width="0.2cm" svg:height="0.308cm" svg:x="9.764cm" svg:y="2.978cm" svg:viewBox="0 0 201 309" svg:d="M184 0l-5 58h-126l-3 49c46 2 82 12 110 28 27 16 41 43 41 79 0 27-10 50-30 68-19 18-44 27-75 27h-5c-25 0-47-5-64-14-18-9-27-21-27-35 0-11 3-21 8-29 4-8 13-12 25-12h4c10 0 18 2 24 7s9 10 11 16c0 1 1 2 1 3 0 3 0 4 0 5 0 2 0 3-1 5 0 2-1 4-2 6 0 0 0 1-1 2 0 1 0 1-1 2 0 1-1 2-2 4 0 1 0 2 0 4 0 5 1 10 3 14 3 5 7 7 14 7 2 0 6 0 9-1s6-3 9-5c6-4 12-11 18-22 5-11 8-27 8-47 0-28-5-49-16-62-11-14-23-24-37-28-4-2-9-3-14-4-4-1-9-1-13-1h-22l10-107h66c28 0 45-1 52-5 7-3 11-7 11-12h5z">
          <text:p/>
        </draw:path>
        <draw:path draw:style-name="gr19" draw:text-style-name="P7" draw:layer="layout" svg:width="0.2cm" svg:height="0.308cm" svg:x="6.858cm" svg:y="2.978cm" svg:viewBox="0 0 201 309" svg:d="M185 0l-6 58h-125l-3 49c45 2 81 12 109 28 27 16 41 43 41 79 0 27-10 50-29 68-20 18-45 27-76 27h-5c-24 0-46-5-63-14-18-9-28-21-28-35 0-11 3-21 9-29 4-8 13-12 25-12h4c10 0 18 2 24 7s10 10 11 16c1 1 1 2 1 3 0 3 0 4 0 5 0 2 0 3-1 5 0 2-1 4-1 6-1 0-1 1-2 2 0 1 0 1-1 2 0 1-1 2-1 4-1 1-1 2-1 4 0 5 1 10 3 14 3 5 7 7 14 7 2 0 5 0 8-1s6-3 9-5c6-4 12-11 18-22 5-11 8-27 8-47 0-28-5-49-16-62-11-14-23-24-35-28-5-2-10-3-15-4-4-1-9-1-13-1h-22l10-107h65c28 0 46-1 52-5 7-3 11-7 11-12h5z">
          <text:p/>
        </draw:path>
        <draw:path draw:style-name="gr19" draw:text-style-name="P7" draw:layer="layout" svg:width="0.191cm" svg:height="0.296cm" svg:x="5.411cm" svg:y="2.99cm" svg:viewBox="0 0 192 297" svg:d="M0 71l11-66h155l2-5h5 19c-25 54-43 92-53 114-10 23-17 41-21 56-1 5-2 10-3 16-1 5-2 10-3 17 0 5-1 11-2 17-1 7-2 14-3 22-2 19-5 33-9 42-5 9-14 13-28 13h-4c-13 0-22-3-29-10-6-6-10-14-10-23 0-13 5-31 15-54s28-53 53-89c2-2 3-6 5-9 2-2 4-5 6-7 0-1 0-1 0-2 5-7 11-15 16-23 6-9 13-21 21-35h-44c-28 0-47 1-56 4-10 3-16 6-18 9 0 1 0 1-1 2 0 1 0 2 0 3l-1 8h-4z">
          <text:p/>
        </draw:path>
        <draw:path draw:style-name="gr19" draw:text-style-name="P7" draw:layer="layout" svg:width="0.191cm" svg:height="0.296cm" svg:x="3.958cm" svg:y="2.99cm" svg:viewBox="0 0 192 297" svg:d="M0 71l11-66h155l2-5h5 19c-25 54-42 92-53 114-10 23-18 41-22 56-1 5-2 10-3 16-1 5-2 10-3 17 0 5-1 11-2 17-1 7-2 14-3 22-2 19-5 33-9 42-5 9-14 13-28 13h-4c-13 0-22-3-29-10-6-6-10-14-10-23 0-13 5-31 15-54s28-53 53-89c2-2 4-6 5-9 2-2 4-5 6-7 0-1 0-1 0-2 5-7 11-15 16-23 7-9 14-21 23-35h-46c-28 0-47 1-56 4-10 3-16 6-18 9 0 1 0 1-1 2 0 1 0 2 0 3l-1 8h-4z">
          <text:p/>
        </draw:path>
        <draw:path draw:style-name="gr19" draw:text-style-name="P7" draw:layer="layout" svg:width="0.202cm" svg:height="0.296cm" svg:x="2.501cm" svg:y="2.99cm" svg:viewBox="0 0 203 297" svg:d="M128 178c-3 1-7 1-11 2s-8 1-12 2c-2 0-4 0-6 0-1 0-3 0-5 0h-4c-4 0-8 0-12-1-4 0-9-1-13-2-16-4-31-12-44-25-14-13-21-32-21-58 0-27 9-50 26-68 17-19 38-28 63-28h4c30 0 56 11 77 32 22 22 33 58 33 110 0 7-1 14-2 21s-2 14-4 21c-7 28-20 54-40 78-21 23-48 35-82 35h-4c-19 0-33-3-42-10-10-7-16-15-20-23 0-2 0-4-1-5 0-2 0-3 0-4 0-10 3-17 10-23 6-6 12-9 20-9h5c9 0 17 2 24 7 8 5 11 11 11 20 0 2 0 3 0 5s0 3-1 5v1c-1 1-1 1-1 2s0 1-1 2c0 1 0 2 0 3s-1 1-1 1v1 1 1l1 2c0 2 1 4 3 6 2 1 4 2 7 3 2 0 3-1 5-1 2-1 3-2 5-2 7-5 14-14 21-29 6-15 10-40 12-73zM129 160c0-7 1-13 1-19s0-12 0-17c0-2 0-6 0-8 0-3 0-5 0-7 0-5 0-11-1-16 0-6 0-11-1-17-2-21-4-36-8-46-3-10-10-15-19-16-12 1-19 8-23 22-3 13-4 32-4 55 0 3 0 5 0 8s0 5 0 8c0 15 3 27 8 39 4 11 14 17 30 18 2 0 4-1 7-1s6-1 10-3z">
          <text:p/>
        </draw:path>
        <draw:path draw:style-name="gr19" draw:text-style-name="P7" draw:layer="layout" svg:width="0.208cm" svg:height="0.291cm" svg:x="8.308cm" svg:y="2.99cm" svg:viewBox="0 0 209 292" svg:d="M0 236v-20c16-23 29-43 39-60s19-33 27-49c2-5 5-10 7-15 2-4 4-9 6-14 2-4 4-9 6-14 1-4 3-9 5-13 3-7 5-13 7-17s3-8 5-12c0-1 0-1 1-1 1-3 2-6 4-10 1-3 3-7 5-11h5l60 22c-3 6-7 12-12 17-4 6-8 12-12 18-5 6-9 12-13 18-5 6-9 11-13 17-12 13-22 26-32 38s-20 23-28 33c-4 4-7 8-10 11-2 3-5 7-8 10-1 1-2 2-3 4-1 1-2 2-3 3-3 4-6 9-10 13-3 4-6 9-9 15h81v-72l63-58h4v130h24v17h-24v23c0 8 2 13 4 14 3 1 7 2 12 2h1 20v17h-4-137v-17h20 1c4 0 8-1 11-2s5-6 5-14v-23z">
          <text:p/>
        </draw:path>
        <draw:polygon draw:style-name="gr6" draw:text-style-name="P5" draw:layer="layout" svg:width="1.461cm" svg:height="0.043cm" svg:x="0.419cm" svg:y="13.744cm" svg:viewBox="0 0 1462 44" draw:points="0,0 1462,0 1462,44 0,44">
          <text:p/>
        </draw:polygon>
        <draw:line draw:style-name="gr10" draw:text-style-name="P6" draw:layer="layout" svg:x1="5.103cm" svg:y1="3.477cm" svg:x2="5.103cm" svg:y2="13.292cm">
          <text:p/>
        </draw:line>
        <draw:polygon draw:style-name="gr6" draw:text-style-name="P5" draw:layer="layout" svg:width="0.828cm" svg:height="0.287cm" svg:x="2.196cm" svg:y="12.958cm" svg:viewBox="0 0 829 288" draw:points="0,0 829,0 829,288 0,288">
          <text:p/>
        </draw:polygon>
        <draw:polygon draw:style-name="gr6" draw:text-style-name="P5" draw:layer="layout" svg:width="0.796cm" svg:height="0.279cm" svg:x="3.654cm" svg:y="12.958cm" svg:viewBox="0 0 797 280" draw:points="0,0 797,0 797,280 0,280">
          <text:p/>
        </draw:polygon>
        <draw:polygon draw:style-name="gr6" draw:text-style-name="P5" draw:layer="layout" svg:width="0.817cm" svg:height="0.298cm" svg:x="5.103cm" svg:y="12.958cm" svg:viewBox="0 0 818 299" draw:points="0,0 818,0 818,299 0,299">
          <text:p/>
        </draw:polygon>
        <draw:polygon draw:style-name="gr6" draw:text-style-name="P5" draw:layer="layout" svg:width="0.824cm" svg:height="0.294cm" svg:x="6.544cm" svg:y="12.958cm" svg:viewBox="0 0 825 295" draw:points="0,0 825,0 825,295 0,295">
          <text:p/>
        </draw:polygon>
        <draw:polygon draw:style-name="gr6" draw:text-style-name="P5" draw:layer="layout" svg:width="0.818cm" svg:height="0.284cm" svg:x="7.998cm" svg:y="12.958cm" svg:viewBox="0 0 819 285" draw:points="0,0 819,0 819,285 0,285">
          <text:p/>
        </draw:polygon>
        <draw:polygon draw:style-name="gr6" draw:text-style-name="P5" draw:layer="layout" svg:width="0.815cm" svg:height="0.298cm" svg:x="9.449cm" svg:y="12.947cm" svg:viewBox="0 0 816 299" draw:points="0,0 816,0 816,299 0,299">
          <text:p/>
        </draw:polygon>
        <draw:polygon draw:style-name="gr6" draw:text-style-name="P5" draw:layer="layout" svg:width="0.83cm" svg:height="0.308cm" svg:x="10.914cm" svg:y="12.931cm" svg:viewBox="0 0 831 309" draw:points="0,0 831,0 831,309 0,309">
          <text:p/>
        </draw:polygon>
        <draw:polygon draw:style-name="gr6" draw:text-style-name="P5" draw:layer="layout" svg:width="0.827cm" svg:height="0.321cm" svg:x="15.273cm" svg:y="12.917cm" svg:viewBox="0 0 828 322" draw:points="0,0 828,0 828,322 0,322">
          <text:p/>
        </draw:polygon>
        <draw:polygon draw:style-name="gr6" draw:text-style-name="P5" draw:layer="layout" svg:width="0.815cm" svg:height="0.345cm" svg:x="13.834cm" svg:y="12.917cm" svg:viewBox="0 0 816 346" draw:points="0,0 816,0 816,346 0,346">
          <text:p/>
        </draw:polygon>
        <draw:polygon draw:style-name="gr6" draw:text-style-name="P5" draw:layer="layout" svg:width="0.796cm" svg:height="0.316cm" svg:x="12.386cm" svg:y="12.926cm" svg:viewBox="0 0 797 317" draw:points="0,0 797,0 797,317 0,317">
          <text:p/>
        </draw:polygon>
        <draw:polygon draw:style-name="gr6" draw:text-style-name="P5" draw:layer="layout" svg:width="0.796cm" svg:height="0.317cm" svg:x="18.2cm" svg:y="12.93cm" svg:viewBox="0 0 797 318" draw:points="0,0 797,0 797,318 0,318">
          <text:p/>
        </draw:polygon>
        <draw:polygon draw:style-name="gr6" draw:text-style-name="P5" draw:layer="layout" svg:width="0.821cm" svg:height="0.33cm" svg:x="16.727cm" svg:y="12.932cm" svg:viewBox="0 0 822 331" draw:points="0,0 822,0 822,331 0,331">
          <text:p/>
        </draw:polygon>
        <draw:path draw:style-name="gr3" draw:text-style-name="P4" draw:layer="layout" svg:width="0.617cm" svg:height="0.301cm" svg:x="11.039cm" svg:y="12.94cm" svg:viewBox="0 0 618 302" svg:d="M0 0h4 168c40 0 67 8 84 25 16 18 24 38 24 60 0 20-4 36-13 47s-19 19-29 25c-2 1-4 2-6 3s-4 1-6 2v1c17 4 29 12 35 22s10 22 11 33c0 3 1 6 1 9s0 6 0 9c0 18 1 31 2 40 1 8 3 15 8 22 0 0 0 1 1 2s1 2 2 2h-5-78c-5-6-8-13-10-22-1-8-3-22-3-42 0-1 0-3 0-4 0-2-1-3-1-5 0-9-4-18-10-26-7-8-21-12-43-12h-55v111h-4-77zM81 135h66c1 0 1 0 1 0h1c12 0 23-3 33-8s15-15 15-30c0-16-5-26-15-31s-22-8-37-8h-64zM497 0c2 0 4 0 6 0 3 0 5 0 7 0 27 1 52 9 74 22 23 13 34 38 34 75 0 30-7 52-21 67-14 14-29 23-45 28-11 3-22 5-32 6-10 0-18 1-24 1h-74v103h-5-78v-302h5zM422 139h56c17 0 31-3 41-9 9-5 14-16 14-32 0-15-5-26-14-31-9-6-23-8-41-8h-56z">
          <text:p/>
        </draw:path>
        <draw:path draw:style-name="gr3" draw:text-style-name="P4" draw:layer="layout" svg:width="0.278cm" svg:height="0.302cm" svg:x="2.457cm" svg:y="12.941cm" svg:viewBox="0 0 279 303" svg:d="M158 0c2 0 4 0 6 0s4 0 6 1c28 1 53 8 75 22 23 13 34 38 34 75 0 30-7 52-21 66s-29 24-45 28c-11 4-22 6-32 6-11 1-19 1-25 1h-74v104h-4-78v-303h5zM82 140h56c17 0 31-3 42-9 9-6 14-17 14-33 0-15-4-25-14-30-10-6-24-9-42-9h-56z">
          <text:p/>
        </draw:path>
        <draw:path draw:style-name="gr3" draw:text-style-name="P4" draw:layer="layout" svg:width="0.746cm" svg:height="0.32cm" svg:x="3.69cm" svg:y="12.927cm" svg:viewBox="0 0 747 321" svg:d="M82 103v207h-4-78v-302h5 108l76 202 76-202h5 108v302h-4-77v-207l-79 207h-5-52zM747 204c0 6-1 14-4 22-2 8-5 17-9 25-8 17-23 33-43 47-21 15-52 23-92 23h-5c-4 0-7-1-11-1s-7 0-11 0c-35-3-66-16-95-38-29-21-43-60-43-117 0-48 13-88 38-119 26-30 65-46 120-46h4c41 0 71 7 92 21 21 13 35 28 44 45 4 8 7 16 9 24s3 15 3 21h-4-76c-1-3-1-6-3-10-1-5-3-9-5-13-4-7-11-14-20-20s-22-9-39-9c-26 0-45 10-57 29s-18 44-18 74c0 4 0 10 1 19s3 19 7 30c4 12 12 23 23 34 11 10 26 15 47 16 17-1 31-4 40-11s16-15 20-24c2-4 3-8 4-12s2-7 2-10h5z">
          <text:p/>
        </draw:path>
        <draw:path draw:style-name="gr3" draw:text-style-name="P4" draw:layer="layout" svg:width="0.313cm" svg:height="0.32cm" svg:x="5.337cm" svg:y="12.937cm" svg:viewBox="0 0 314 321" svg:d="M314 204c0 6-1 14-3 22-3 8-6 17-10 25-8 17-23 33-43 47-21 15-52 23-92 23h-5c-4 0-7 0-11-1-4 0-7 0-12 0-35-3-66-15-95-38-29-21-43-60-43-117 0-48 13-88 38-119 26-30 65-46 121-46h4c41 0 71 7 92 21 21 13 35 28 44 45 4 8 7 16 9 24s3 15 3 21h-4-76c-1-3-1-6-3-10-1-5-3-9-5-13-4-7-11-14-20-20s-22-9-39-9c-27 0-46 10-58 29s-18 44-18 74c0 4 0 10 1 19s3 19 7 30c4 12 12 23 23 34 11 10 27 15 48 16 17-1 31-4 40-11s16-15 20-24c2-4 3-8 4-12 1-3 2-7 2-10h5z">
          <text:p/>
        </draw:path>
        <draw:path draw:style-name="gr3" draw:text-style-name="P4" draw:layer="layout" svg:width="0.46cm" svg:height="0.319cm" svg:x="6.717cm" svg:y="12.939cm" svg:viewBox="0 0 461 320" svg:d="M82 8v303h-5-77v-303h5zM461 146v165h-5-57v-29c-10 11-19 20-31 25-11 5-22 9-34 10-5 1-11 2-16 2-6 1-11 1-16 1h-4-1-1c-6 0-16-1-31-2-14-1-29-5-45-11-21-10-40-25-58-47-17-22-25-56-25-102 0-47 14-85 41-114 28-30 72-44 131-44h5c34 0 60 5 79 16 20 12 35 24 44 37 8 12 14 23 17 34 2 10 4 16 4 19h-4-82c-1-12-6-23-15-32-10-10-25-15-46-15-25 0-44 6-56 17-12 12-20 25-24 39-3 8-5 17-5 25-1 8-2 15-2 20 0 34 8 59 23 73 15 15 31 24 49 26 2 1 4 1 6 1s4 0 6 0c23 0 40-6 53-18s19-25 21-41h-66v-55h5z">
          <text:p/>
        </draw:path>
        <draw:path draw:style-name="gr3" draw:text-style-name="P4" draw:layer="layout" svg:width="0.607cm" svg:height="0.301cm" svg:x="8.113cm" svg:y="12.94cm" svg:viewBox="0 0 608 302" svg:d="M0 58v-58h5 276v58h-99v244h-5-77v-244zM322 0h4 168c40 0 68 8 84 25 16 18 24 38 24 60 0 20-4 36-13 47s-19 19-29 25c-2 1-4 2-6 3-2 0-4 1-6 2v1c18 4 29 12 35 22s10 22 11 33c1 3 1 6 1 9s0 6 0 9c0 18 1 31 2 40 1 8 4 15 8 22 0 0 1 1 1 2 1 1 1 2 2 2h-4-79c-5-6-8-13-10-22-1-8-2-22-3-42 0-1 0-3 0-4 0-2 0-3 0-5-1-9-5-18-11-26s-21-12-42-12h-55v111h-5-77zM404 135h66c1 0 1 0 1 0 12 0 23-3 33-8 11-5 16-15 16-30 0-16-5-26-16-31-10-5-22-8-37-8h-63z">
          <text:p/>
        </draw:path>
        <draw:path draw:style-name="gr3" draw:text-style-name="P4" draw:layer="layout" svg:width="0.469cm" svg:height="0.319cm" svg:x="9.629cm" svg:y="12.939cm" svg:viewBox="0 0 470 320" svg:d="M323 146v165h-4-57v-29c-9 11-19 20-30 25s-23 9-34 10c-6 1-11 2-17 2-5 1-10 1-15 1h-5c-1 0-1 0-1 0-7 0-17-1-31-2-15-1-30-5-46-11-21-10-40-25-57-47s-26-56-26-102c0-47 14-85 42-114 28-30 71-44 131-44h4c34 0 61 5 80 16 19 12 33 24 43 37 8 12 13 23 16 34 3 10 4 16 5 19h-5-81c0-12-5-23-15-32-9-10-25-15-45-15-26 0-44 6-56 17-12 12-20 25-25 39-2 8-4 17-5 25s-1 15-1 20c0 34 7 59 22 73 15 15 31 24 49 26 2 1 5 1 7 1s4 0 6 0c22 0 40-6 52-18 13-12 20-25 21-41h-65v-55h4zM470 8v303h-5-78v-303h4z">
          <text:p/>
        </draw:path>
        <draw:polygon draw:style-name="gr3" draw:text-style-name="P4" draw:layer="layout" svg:width="0.243cm" svg:height="0.302cm" svg:x="12.642cm" svg:y="12.926cm" svg:viewBox="0 0 244 303" draw:points="219,128 219,187 83,187 83,303 78,303 0,303 0,0 5,0 244,0 244,59 83,59 83,128">
          <text:p/>
        </draw:polygon>
        <draw:path draw:style-name="gr3" draw:text-style-name="P4" draw:layer="layout" svg:width="0.286cm" svg:height="0.302cm" svg:x="14.062cm" svg:y="12.938cm" svg:viewBox="0 0 287 303" svg:d="M0 0h5 168c40 0 68 8 84 26 16 17 25 37 25 60 0 19-5 35-14 46-9 12-18 20-29 25-2 2-4 2-6 3s-4 1-5 2v1c17 5 29 12 35 22 6 11 9 22 11 33 0 3 0 6 0 9s0 6 0 9c1 19 1 32 3 40 1 8 3 16 7 22 1 1 1 1 2 2 0 1 1 2 1 3h-4-79c-4-7-8-14-9-22-2-9-3-23-4-43 0-1 0-2 0-4s0-3 0-5c-1-9-4-18-11-26-6-8-20-12-42-12h-56v112h-5-77zM82 135h67 1c13 0 24-3 34-8s15-15 15-30-5-26-15-31-23-8-38-8h-64z">
          <text:p/>
        </draw:path>
        <draw:polygon draw:style-name="gr3" draw:text-style-name="P4" draw:layer="layout" svg:width="0.309cm" svg:height="0.301cm" svg:x="15.54cm" svg:y="12.937cm" svg:viewBox="0 0 310 302" draw:points="220,0 224,0 310,0 198,302 194,302 112,302 0,0 4,0 94,0 158,209">
          <text:p/>
        </draw:polygon>
        <draw:path draw:style-name="gr3" draw:text-style-name="P4" draw:layer="layout" svg:width="0.625cm" svg:height="0.301cm" svg:x="16.828cm" svg:y="12.932cm" svg:viewBox="0 0 626 302" svg:d="M218 0h5 85l-111 302h-4-82l-111-302h4 89l64 209zM509 0c31 0 54 5 68 15s24 21 28 33c2 5 3 10 4 15s1 9 1 13c0 15-4 27-11 36-8 9-16 16-25 20-3 2-6 3-9 4s-6 2-9 3v1c3 0 6 1 9 2s7 2 10 3c12 4 24 12 35 25 11 11 16 27 16 48 0 29-9 49-27 61s-38 19-59 21c-7 1-14 2-20 2-7 0-13 0-19 0h-5-157v-302h4zM422 247h76c2 0 4 0 8-1 3 0 7-1 11-3 6-2 11-5 16-11 5-5 7-13 7-22 0-13-5-22-14-27-10-5-23-8-39-8h-65zM422 119h67c2 0 4 0 7-1 2 0 5 0 7-1 6-2 12-5 16-10 5-4 8-11 8-20s-4-17-11-23-17-9-31-9h-63z">
          <text:p/>
        </draw:path>
        <draw:polygon draw:style-name="gr3" draw:text-style-name="P4" draw:layer="layout" svg:width="0.268cm" svg:height="0.301cm" svg:x="18.442cm" svg:y="12.93cm" svg:viewBox="0 0 269 302" draw:points="243,120 243,176 82,176 82,244 269,244 269,302 265,302 0,302 0,0 4,0 265,0 265,58 82,58 82,120">
          <text:p/>
        </draw:polygon>
        <draw:polygon draw:style-name="gr20" draw:text-style-name="P6" draw:layer="layout" svg:width="1.488cm" svg:height="0.022cm" svg:x="0.392cm" svg:y="13.274cm" svg:viewBox="0 0 1489 23" draw:points="0,0 1489,0 1489,23 0,23">
          <text:p/>
        </draw:polygon>
        <draw:polygon draw:style-name="gr20" draw:text-style-name="P6" draw:layer="layout" svg:width="1.51cm" svg:height="0.021cm" svg:x="0.392cm" svg:y="12.902cm" svg:viewBox="0 0 1511 22" draw:points="0,0 1511,0 1511,22 0,22">
          <text:p/>
        </draw:polygon>
        <draw:polygon draw:style-name="gr20" draw:text-style-name="P6" draw:layer="layout" svg:width="1.391cm" svg:height="0.021cm" svg:x="19.19cm" svg:y="13.253cm" svg:viewBox="0 0 1392 22" draw:points="0,0 1392,0 1392,22 0,22">
          <text:p/>
        </draw:polygon>
        <draw:polygon draw:style-name="gr20" draw:text-style-name="P6" draw:layer="layout" svg:width="1.404cm" svg:height="0.022cm" svg:x="19.159cm" svg:y="12.893cm" svg:viewBox="0 0 1405 23" draw:points="0,0 1405,0 1405,23 0,23">
          <text:p/>
        </draw:polygon>
        <draw:frame draw:style-name="gr21" draw:text-style-name="P8" draw:layer="layout" svg:width="0.552cm" svg:height="0.463cm" svg:x="2.029cm" svg:y="11.242cm">
          <draw:text-box>
            <text:p text:style-name="P1"><text:span text:style-name="T4">2</text:span><text:span text:style-name="T5">2</text:span></text:p>
          </draw:text-box>
        </draw:frame>
        <draw:frame draw:style-name="gr22" draw:text-style-name="P9" draw:layer="layout" svg:width="14.704cm" svg:height="0.573cm" svg:x="4.146cm" svg:y="0.744cm">
          <draw:text-box>
            <text:p text:style-name="P1"><text:span text:style-name="T6">ПАСПОРТ <text:s/>ПСИХОФИЗИОЛОГИЧЕСКОГО <text:s/>ЗДОРОВЬЯ</text:span></text:p>
          </draw:text-box>
        </draw:frame>
        <draw:frame draw:style-name="gr22" draw:text-style-name="P9" draw:layer="layout" svg:width="14.704cm" svg:height="0.573cm" svg:x="4.146cm" svg:y="0.744cm">
          <draw:text-box>
            <text:p text:style-name="P1"><text:span text:style-name="T7">ПАСПОРТ <text:s/>ПСИХОФИЗИОЛОГИЧЕСКОГО <text:s/>ЗДОРОВЬЯ</text:span></text:p>
          </draw:text-box>
        </draw:frame>
        <draw:frame draw:style-name="gr23" draw:text-style-name="P10" draw:layer="layout" svg:width="2.631cm" svg:height="0.357cm" svg:x="0.622cm" svg:y="0.883cm">
          <draw:text-box>
            <text:p text:style-name="P1"><text:span text:style-name="T8">WWW.03OK.RU</text:span></text:p>
          </draw:text-box>
        </draw:frame>
        <draw:frame draw:style-name="gr23" draw:text-style-name="P10" draw:layer="layout" svg:width="2.631cm" svg:height="0.357cm" svg:x="0.622cm" svg:y="0.883cm">
          <draw:text-box>
            <text:p text:style-name="P1"><text:span text:style-name="T9">WWW.03OK.RU</text:span></text:p>
          </draw:text-box>
        </draw:frame>
        <draw:frame draw:style-name="gr24" draw:text-style-name="P11" draw:layer="layout" svg:width="2.86cm" svg:height="0.433cm" svg:x="17.977cm" svg:y="0.808cm">
          <draw:text-box>
            <text:p text:style-name="P1"><text:span text:style-name="T10">03ok@mail.ru</text:span></text:p>
          </draw:text-box>
        </draw:frame>
        <draw:path draw:style-name="gr7" draw:text-style-name="P5" draw:layer="layout" svg:width="0.68cm" svg:height="0.624cm" svg:x="0.758cm" svg:y="3.636cm" svg:viewBox="0 0 681 625" svg:d="M681 191v-111c-423-219-685 65-681 232 2 176 238 450 680 234v-112c-155 63-280-31-281-125 2-81 118-186 282-118z">
          <text:p/>
        </draw:path>
        <draw:polygon draw:style-name="gr7" draw:text-style-name="P5" draw:layer="layout" svg:width="0.155cm" svg:height="0.146cm" svg:x="1.344cm" svg:y="3.876cm" svg:viewBox="0 0 156 147" draw:points="119,147 119,54 156,54 156,0 0,0 0,51 41,51 41,145">
          <text:p/>
        </draw:polygon>
        <draw:path draw:style-name="gr3" draw:text-style-name="P4" draw:layer="layout" svg:width="0.222cm" svg:height="0.391cm" svg:x="0.882cm" svg:y="3.753cm" svg:viewBox="0 0 223 392" svg:d="M0 359v-249c0-46 49-110 119-110 57 0 103 55 104 110 0 62-54 146-144 112v-62c52 28 88-4 86-40-1-23-9-56-55-58-38 0-56 38-58 59v271z">
          <text:p/>
        </draw:path>
        <draw:frame draw:style-name="gr24" draw:text-style-name="P11" draw:layer="layout" svg:width="2.86cm" svg:height="0.433cm" svg:x="17.977cm" svg:y="0.808cm">
          <draw:text-box>
            <text:p text:style-name="P1"><text:span text:style-name="T11">03ok@mail.ru</text:span></text:p>
          </draw:text-box>
        </draw:frame>
        <draw:line draw:style-name="gr25" draw:text-style-name="P6" draw:layer="layout" svg:x1="3.328cm" svg:y1="2.056cm" svg:x2="3.328cm" svg:y2="2.855cm">
          <text:p/>
        </draw:line>
        <draw:frame draw:style-name="gr26" draw:text-style-name="P12" draw:layer="layout" svg:width="0.764cm" svg:height="0.311cm" svg:x="0.801cm" svg:y="4.278cm">
          <draw:text-box>
            <text:p text:style-name="P1"><text:span text:style-name="T12">АЕ63</text:span></text:p>
          </draw:text-box>
        </draw:frame>
        <draw:frame draw:style-name="gr27" draw:text-style-name="P13" draw:layer="layout" svg:width="1.213cm" svg:height="0.28cm" svg:x="19.426cm" svg:y="12.941cm">
          <draw:text-box>
            <text:p text:style-name="P1"><text:span text:style-name="T13">РЕГУЛЯЦИЯ</text:span></text:p>
          </draw:text-box>
        </draw:frame>
        <draw:polygon draw:style-name="gr6" draw:text-style-name="P5" draw:layer="layout" svg:width="0.13cm" svg:height="0.36cm" svg:x="0.525cm" svg:y="13.345cm" svg:viewBox="0 0 131 361" draw:points="66,0 131,140 88,140 88,361 43,361 43,140 0,140">
          <text:p/>
        </draw:polygon>
        <draw:polygon draw:style-name="gr6" draw:text-style-name="P5" draw:layer="layout" svg:width="0.129cm" svg:height="0.361cm" svg:x="0.522cm" svg:y="13.825cm" svg:viewBox="0 0 130 362" draw:points="65,362 0,222 43,222 43,0 87,0 87,222 130,222">
          <text:p/>
        </draw:polygon>
        <draw:frame draw:style-name="gr28" draw:text-style-name="P14" draw:layer="layout" svg:width="1.17cm" svg:height="0.348cm" svg:x="19.363cm" svg:y="13.38cm">
          <draw:text-box>
            <text:p text:style-name="P1"><text:span text:style-name="T14">ПОДНЯТЬ</text:span></text:p>
          </draw:text-box>
        </draw:frame>
        <draw:frame draw:style-name="gr29" draw:text-style-name="P10" draw:layer="layout" svg:width="1.2cm" svg:height="0.357cm" svg:x="0.7cm" svg:y="13.352cm">
          <draw:text-box>
            <text:p text:style-name="P1"><text:span text:style-name="T15">ПОДНЯТЬ</text:span></text:p>
          </draw:text-box>
        </draw:frame>
        <draw:line draw:style-name="gr25" draw:text-style-name="P6" draw:layer="layout" svg:x1="4.777cm" svg:y1="2.049cm" svg:x2="4.777cm" svg:y2="2.849cm">
          <text:p/>
        </draw:line>
        <draw:line draw:style-name="gr25" draw:text-style-name="P6" draw:layer="layout" svg:x1="6.233cm" svg:y1="2.056cm" svg:x2="6.233cm" svg:y2="2.855cm">
          <text:p/>
        </draw:line>
        <draw:line draw:style-name="gr25" draw:text-style-name="P6" draw:layer="layout" svg:x1="7.688cm" svg:y1="2.056cm" svg:x2="7.688cm" svg:y2="2.855cm">
          <text:p/>
        </draw:line>
        <draw:line draw:style-name="gr25" draw:text-style-name="P6" draw:layer="layout" svg:x1="9.157cm" svg:y1="2.062cm" svg:x2="9.157cm" svg:y2="2.862cm">
          <text:p/>
        </draw:line>
        <draw:line draw:style-name="gr25" draw:text-style-name="P6" draw:layer="layout" svg:x1="12.055cm" svg:y1="2.04cm" svg:x2="12.055cm" svg:y2="2.836cm">
          <text:p/>
        </draw:line>
        <draw:polygon draw:style-name="gr30" draw:text-style-name="P4" draw:layer="layout" svg:width="0.155cm" svg:height="0.783cm" svg:x="10.554cm" svg:y="2.06cm" svg:viewBox="0 0 156 784" draw:points="0,0 156,0 156,784 0,784">
          <text:p/>
        </draw:polygon>
        <draw:line draw:style-name="gr25" draw:text-style-name="P6" draw:layer="layout" svg:x1="13.511cm" svg:y1="2.04cm" svg:x2="13.511cm" svg:y2="2.836cm">
          <text:p/>
        </draw:line>
        <draw:line draw:style-name="gr25" draw:text-style-name="P6" draw:layer="layout" svg:x1="14.96cm" svg:y1="2.04cm" svg:x2="14.96cm" svg:y2="2.836cm">
          <text:p/>
        </draw:line>
        <draw:line draw:style-name="gr25" draw:text-style-name="P6" draw:layer="layout" svg:x1="16.422cm" svg:y1="2.053cm" svg:x2="16.422cm" svg:y2="2.849cm">
          <text:p/>
        </draw:line>
        <draw:line draw:style-name="gr25" draw:text-style-name="P6" draw:layer="layout" svg:x1="17.877cm" svg:y1="2.06cm" svg:x2="17.877cm" svg:y2="2.855cm">
          <text:p/>
        </draw:line>
        <draw:polygon draw:style-name="gr6" draw:text-style-name="P5" draw:layer="layout" svg:width="0.138cm" svg:height="0.158cm" svg:x="10.722cm" svg:y="13.016cm" svg:viewBox="0 0 139 159" draw:points="28,20 28,159 0,159 0,0 139,0 139,159 111,159 111,20">
          <text:p/>
        </draw:polygon>
        <draw:frame draw:style-name="gr31" draw:text-style-name="P10" draw:layer="layout" svg:width="1.035cm" svg:height="0.357cm" svg:x="0.771cm" svg:y="13.829cm">
          <draw:text-box>
            <text:p text:style-name="P1"><text:span text:style-name="T16">СНИЗИТЬ</text:span></text:p>
          </draw:text-box>
        </draw:frame>
        <draw:frame draw:style-name="gr27" draw:text-style-name="P13" draw:layer="layout" svg:width="1.213cm" svg:height="0.28cm" svg:x="0.619cm" svg:y="12.961cm">
          <draw:text-box>
            <text:p text:style-name="P1"><text:span text:style-name="T13">РЕГУЛЯЦИЯ</text:span></text:p>
          </draw:text-box>
        </draw:frame>
        <draw:frame draw:style-name="gr32" draw:text-style-name="P15" draw:layer="layout" svg:width="0.641cm" svg:height="0.213cm" draw:transform="rotate (1.57498511699968) translate (0.466cm 6.712cm)">
          <draw:text-box>
            <text:p text:style-name="P1"><text:span text:style-name="T17">S A</text:span></text:p>
          </draw:text-box>
        </draw:frame>
        <draw:frame draw:style-name="gr32" draw:text-style-name="P15" draw:layer="layout" svg:width="0.497cm" svg:height="0.213cm" draw:transform="rotate (1.57498511699968) translate (0.457cm 4.679cm)">
          <draw:text-box>
            <text:p text:style-name="P1"><text:span text:style-name="T17">, 1</text:span></text:p>
          </draw:text-box>
        </draw:frame>
        <draw:frame draw:style-name="gr32" draw:text-style-name="P15" draw:layer="layout" svg:width="0.352cm" svg:height="0.213cm" draw:transform="rotate (1.57498511699968) translate (0.454cm 3.893cm)">
          <draw:text-box>
            <text:p text:style-name="P1"><text:span text:style-name="T17">5</text:span></text:p>
          </draw:text-box>
        </draw:frame>
        <draw:path draw:style-name="gr33" draw:text-style-name="P16" draw:layer="layout" svg:width="0.189cm" svg:height="0.249cm" svg:x="0.477cm" svg:y="6.775cm" svg:viewBox="0 0 190 250" svg:d="M0 121c0-20 5-41 13-60 9-21 21-36 37-46 15-11 31-15 47-15 17 1 32 7 47 19 15 11 26 28 34 48s12 41 12 63c-1 21-6 42-15 61s-21 34-37 45c-15 10-31 15-47 14s-32-7-47-19-26-28-34-48c-7-20-11-41-10-62zM15 122c0 18 3 35 9 52 7 16 16 30 28 40 13 10 26 15 40 15 13 1 26-3 39-12 13-8 23-21 30-37 8-16 11-33 12-51 0-18-3-35-9-52-7-17-16-30-28-41-13-9-26-14-39-15-14-1-27 3-40 12s-23 22-30 39c-7 16-11 33-12 50zM110 86l5-20c11 4 19 11 25 22s9 24 8 40c0 19-5 35-15 46-10 12-23 17-40 17-11-1-21-4-29-10s-14-14-17-24c-4-10-6-22-6-35 1-15 4-27 9-36 6-10 13-16 22-19l3 20c-6 3-11 7-14 14-4 6-6 13-6 22 0 13 3 23 10 32 6 8 16 13 29 13 13 1 22-3 29-10 7-8 10-17 11-30 0-10-2-18-6-26s-10-13-18-16z">
          <text:p/>
        </draw:path>
        <draw:path draw:style-name="gr7" draw:text-style-name="P5" draw:layer="layout" svg:width="1.081cm" svg:height="1.386cm" svg:x="19.411cm" svg:y="1.63cm" svg:viewBox="0 0 1082 1387" svg:d="M254 180v-180h2 30v180h38v-180h1 30v223h-2-168v-223h2 30v180zM459 0h1 35l-50 102 53 121h-1-37l-43-106v106h-2-30v-223h2 30v91zM578 0l47 223h-1-32l-8-42h-45l-8 42h-2-31l47-223h2zM578 143l-17-80-15 80zM629 180h2c1 0 2 0 2 0 1 0 2 0 3 0 10 0 16-8 19-22 2-15 4-32 4-52l1-106h1 94v223h-2-30v-180h-34l-1 78c0 6 0 12 0 20 0 7-1 15-2 23-2 15-6 28-12 41-7 13-17 19-32 19h-2c-1 0-3 0-5 0-2-1-4-1-6-1zM849 0l47 223h-2-31l-8-42h-44l-8 42h-2-32l48-223h1zM848 143l-15-80-16 80zM73 579h2 35l-51 102 54 121h-2-37l-43-106v106h-2-29v-223h1 30v91zM186 808c-24 0-40-12-50-36-9-24-14-51-14-81 0-31 5-58 14-82 10-24 26-36 50-36h1c24 0 40 12 50 36 9 24 14 51 14 82 0 30-5 57-14 81-10 24-26 36-50 36zM186 765c9 0 16-4 20-12s7-17 9-27c1-7 2-14 2-21s0-11 0-14c0-23-2-39-5-50-4-10-8-17-13-20-2-2-4-3-7-4-2-1-4-1-6-1-1 0-3 0-5 1-3 1-5 2-7 4-5 3-9 10-13 21-3 10-5 26-5 49 0 4 0 8 0 13s1 10 1 15c2 12 5 22 9 31 4 10 11 15 20 15zM336 579c1 0 1 0 2 0s2 0 3 0c10 1 20 7 28 17 9 9 13 28 13 55 0 22-2 38-8 49-5 10-11 17-17 20-4 3-8 4-12 5-4 0-7 0-10 0h-28v77h-2-30v-223h2zM307 682h21c7 0 12-2 16-6 4-5 6-13 6-24s-2-19-6-23c-3-4-9-6-16-6h-21zM484 579h1 30v223h-2-29v-141l-49 141h-2-29v-223h1 30v139zM675 759l-1 94h-2-26v-51h-85v51h-2-26l-1-94h12c7-18 12-37 15-58 2-21 4-44 4-70v-52h2 92v180zM594 622v27c0 23-1 44-3 61-3 17-6 33-12 49h47v-137zM752 808c-23 0-39-12-49-36s-15-51-15-81c0-31 5-58 15-82s26-36 49-36h2c23 0 40 12 49 36 10 24 15 51 15 82 0 30-5 57-15 81-9 24-26 36-49 36zM753 765c9 0 15-4 19-12 5-8 8-17 9-27 2-7 2-14 2-21 1-7 1-11 1-14 0-23-2-39-6-50-4-10-8-17-12-20-3-2-5-3-7-4s-4-1-6-1-4 0-6 1-4 2-7 4c-4 3-8 10-12 21-4 10-6 26-6 49 0 4 0 8 1 13 0 5 0 10 1 15 1 12 4 22 8 31 5 10 12 15 21 15zM902 579c1 0 2 0 3 0s1 0 2 0c11 1 20 7 29 17 9 9 13 28 13 55 0 22-3 38-8 49-5 10-11 17-18 20-4 3-8 4-12 5-4 0-7 0-9 0h-29v77h-1-30v-223h2zM873 682h22c7 0 12-2 16-6 3-5 5-13 5-24s-2-19-5-23c-4-4-9-6-16-6h-22zM1034 579l48 223h-2-32l-8-42h-44l-8 42h-2-31l47-223h2zM1034 722l-16-80-15 80zM196 1380h-2-30v-223h2 30v84h44v-84h2 30v223h-2-30v-96h-44zM360 1387c-24-1-40-13-50-37-9-24-14-51-14-81 0-31 5-58 14-82 10-24 26-36 50-36h1c24 0 40 12 50 36 9 24 14 51 14 82 0 30-5 58-14 81-10 24-26 36-50 36zM360 1343c9 0 15-4 20-12 4-8 7-17 9-26 1-8 2-15 2-22 0-6 0-11 0-14 0-23-2-39-5-49-4-11-8-18-13-21-2-2-4-3-7-4-2 0-4-1-6-1-1 0-3 1-5 1-3 1-5 2-7 4-5 4-9 11-13 21-3 10-5 27-5 49 0 4 0 8 0 13s1 11 1 16c2 11 5 21 9 31 4 9 11 14 20 14zM510 1157c1 0 1 0 2 0s2 0 3 1c10 1 20 6 28 16 9 10 13 28 13 56 0 22-2 38-8 48-5 10-11 17-17 21-4 2-9 3-12 4-4 0-7 1-10 1h-28v76h-2-30v-223h2zM481 1260h21c7 0 12-2 16-6s6-12 6-24c0-11-2-19-6-23-3-4-9-6-16-6h-21zM610 1227v153h-2-29v-223h1 42l29 149 30-149h1 42v223h-2-29v-153l-31 153h-1-21zM786 1238h31c14 0 25 5 31 15 7 11 11 22 13 34 0 4 1 8 1 12s0 8 0 12c0 22-3 39-11 51-7 12-18 18-34 18h-2-61v-223h2 30zM786 1337h23c6 0 11-2 14-6 4-4 6-11 6-22 0-10-2-18-6-21-3-5-8-7-15-7h-22zM902 1157v223h-2-30v-223h2z">
          <text:p/>
        </draw:path>
        <draw:frame draw:style-name="gr32" draw:text-style-name="P15" draw:layer="layout" svg:width="2.508cm" svg:height="0.213cm" draw:transform="rotate (1.57498511699968) translate (0.465cm 6.476cm)">
          <draw:text-box>
            <text:p text:style-name="P1"><text:span text:style-name="T17">T NISLAW 99</text:span></text:p>
          </draw:text-box>
        </draw:frame>
        <draw:frame draw:style-name="gr34" draw:text-style-name="P17" draw:layer="layout" svg:width="1.302cm" svg:height="0.289cm" svg:x="7.882cm" svg:y="1.406cm">
          <draw:text-box>
            <text:p text:style-name="P1"><text:span text:style-name="T18">ГОРМОН.</text:span></text:p>
          </draw:text-box>
        </draw:frame>
        <draw:frame draw:style-name="gr34" draw:text-style-name="P17" draw:layer="layout" svg:width="1.348cm" svg:height="0.289cm" svg:x="7.836cm" svg:y="1.679cm">
          <draw:text-box>
            <text:p text:style-name="P1"><text:span text:style-name="T18">СИСТЕМА</text:span></text:p>
          </draw:text-box>
        </draw:frame>
        <draw:frame draw:style-name="gr34" draw:text-style-name="P17" draw:layer="layout" svg:width="1.314cm" svg:height="0.289cm" svg:x="9.271cm" svg:y="1.404cm">
          <draw:text-box>
            <text:p text:style-name="P1"><text:span text:style-name="T18">ТОЛСТАЯ</text:span></text:p>
          </draw:text-box>
        </draw:frame>
        <draw:frame draw:style-name="gr34" draw:text-style-name="P17" draw:layer="layout" svg:width="1.103cm" svg:height="0.289cm" svg:x="9.401cm" svg:y="1.678cm">
          <draw:text-box>
            <text:p text:style-name="P1"><text:span text:style-name="T18">КИШКА</text:span></text:p>
          </draw:text-box>
        </draw:frame>
        <draw:frame draw:style-name="gr34" draw:text-style-name="P17" draw:layer="layout" svg:width="1.369cm" svg:height="0.289cm" svg:x="10.761cm" svg:y="1.423cm">
          <draw:text-box>
            <text:p text:style-name="P1"><text:span text:style-name="T18">СЕЛЕЗЁН,</text:span></text:p>
          </draw:text-box>
        </draw:frame>
        <draw:frame draw:style-name="gr35" draw:text-style-name="P18" draw:layer="layout" svg:width="1.488cm" svg:height="0.247cm" svg:x="10.764cm" svg:y="1.697cm">
          <draw:text-box>
            <text:p text:style-name="P1"><text:span text:style-name="T19">ПОДЖЕЛУД</text:span></text:p>
          </draw:text-box>
        </draw:frame>
        <draw:frame draw:style-name="gr34" draw:text-style-name="P17" draw:layer="layout" svg:width="1.141cm" svg:height="0.289cm" svg:x="12.229cm" svg:y="1.519cm">
          <draw:text-box>
            <text:p text:style-name="P1"><text:span text:style-name="T18">ПЕЧЕНЬ</text:span></text:p>
          </draw:text-box>
        </draw:frame>
        <draw:frame draw:style-name="gr34" draw:text-style-name="P17" draw:layer="layout" svg:width="1.022cm" svg:height="0.289cm" svg:x="13.788cm" svg:y="1.519cm">
          <draw:text-box>
            <text:p text:style-name="P1"><text:span text:style-name="T18">ПОЧКИ</text:span></text:p>
          </draw:text-box>
        </draw:frame>
        <draw:frame draw:style-name="gr36" draw:text-style-name="P19" draw:layer="layout" svg:width="1.297cm" svg:height="0.259cm" svg:x="15.117cm" svg:y="1.425cm">
          <draw:text-box>
            <text:p text:style-name="P1"><text:span text:style-name="T20">МОЧЕВОЙ</text:span></text:p>
          </draw:text-box>
        </draw:frame>
        <draw:path draw:style-name="gr7" draw:text-style-name="P5" draw:layer="layout" svg:width="0.632cm" svg:height="0.238cm" svg:x="19.747cm" svg:y="4.274cm" svg:viewBox="0 0 633 239" svg:d="M0 45h8c15 0 29-3 41-11 13-7 21-17 24-29h3 43v230h-3-58v-162h-58zM200 183v-41l115-137h4 53v138h34v40h-34v52h-3-56v-52zM316 143v-83l-69 83zM530 239c-32 0-57-11-73-33-17-21-25-50-25-86 0-37 8-66 25-87 16-22 41-33 73-33h4c29 0 51 8 65 23s23 31 28 49c2 8 4 17 5 25 0 8 1 16 1 23s-1 14-1 22c-1 9-3 17-5 25-5 18-14 35-28 49-14 15-36 23-65 23zM532 201c14 0 24-6 30-16s9-21 11-34c1-5 1-11 1-16s0-10 0-15c0-4 0-10 0-16 0-5 0-11-1-16-2-12-5-24-11-34s-16-16-30-16-24 6-29 16c-6 10-10 21-11 34-1 5-1 11-2 16 0 6 0 12 0 16 0 5 0 10 0 15 1 5 1 11 2 17 1 12 5 23 11 33 5 10 15 16 29 16z">
          <text:p/>
        </draw:path>
        <draw:frame draw:style-name="gr34" draw:text-style-name="P17" draw:layer="layout" svg:width="1.196cm" svg:height="0.289cm" svg:x="15.173cm" svg:y="1.677cm">
          <draw:text-box>
            <text:p text:style-name="P1"><text:span text:style-name="T18">ПУЗЫРЬ</text:span></text:p>
          </draw:text-box>
        </draw:frame>
        <draw:frame draw:style-name="gr36" draw:text-style-name="P19" draw:layer="layout" svg:width="1.403cm" svg:height="0.259cm" svg:x="16.557cm" svg:y="1.43cm">
          <draw:text-box>
            <text:p text:style-name="P1"><text:span text:style-name="T20">ЖЕЛЧНЫЙ</text:span></text:p>
          </draw:text-box>
        </draw:frame>
        <draw:frame draw:style-name="gr34" draw:text-style-name="P17" draw:layer="layout" svg:width="1.196cm" svg:height="0.289cm" svg:x="16.637cm" svg:y="1.683cm">
          <draw:text-box>
            <text:p text:style-name="P1"><text:span text:style-name="T18">ПУЗЫРЬ</text:span></text:p>
          </draw:text-box>
        </draw:frame>
        <draw:path draw:style-name="gr7" draw:text-style-name="P5" draw:layer="layout" svg:width="1.081cm" svg:height="1.386cm" svg:x="0.584cm" svg:y="1.63cm" svg:viewBox="0 0 1082 1387" svg:d="M255 180v-180h2 29v180h38v-180h2 30v223h-2-168v-223h1 30v180zM459 0h2 35l-51 102 54 121h-2-37l-43-106v106h-2-30v-223h2 30v91zM577 0l48 223h-2-31l-8-42h-45l-8 42h-1-32l48-223h1zM577 143l-15-80-16 80zM629 180h1c1 0 2 0 3 0s1 0 2 0c10 0 16-8 19-22 3-15 4-32 4-52l1-106h2 93v223h-2-29v-180h-34l-1 78c0 6 0 12-1 20 0 7-1 15-2 23-2 15-6 28-12 41s-17 19-31 19h-2c-2 0-4 0-6 0-1-1-3-1-5-1zM848 0l47 223h-1-32l-8-42h-44l-8 42h-2-31l47-223h2zM848 143l-16-80-16 80zM74 579h1 35l-50 102 53 121h-2-36l-44-106v106h-1-30v-223h2 29v91zM186 808c-23 0-40-12-49-36-10-24-15-51-15-81 0-31 5-58 15-82 9-24 26-36 49-36h2c23 0 39 12 49 36s14 51 14 82c0 30-4 57-14 81s-26 36-49 36zM187 765c8 0 15-4 19-12s7-17 9-27c1-7 2-14 2-21 1-7 1-11 1-14 0-23-2-39-6-50-4-10-8-17-13-20-2-2-4-3-6-4-3-1-4-1-6-1s-4 0-6 1-5 2-7 4c-4 3-9 10-12 21-4 10-6 26-6 49 0 4 0 8 0 13 1 5 1 10 2 15 1 12 4 22 8 31 5 10 11 15 21 15zM336 579c1 0 2 0 3 0 0 0 1 0 2 0 10 1 20 7 29 17 8 9 13 28 13 55 0 22-3 38-8 49-6 10-12 17-18 20-4 3-8 4-12 5-4 0-7 0-9 0h-29v77h-2-29v-223h1zM307 682h22c6 0 12-2 15-6 4-5 6-13 6-24s-2-19-5-23c-4-4-9-6-16-6h-22zM484 579h2 30v223h-2-30v-141l-49 141h-1-30v-223h2 29v139zM675 759l-2 94h-2-26v-51h-84v51h-1-26l-2-94h12c8-18 12-37 15-58s4-44 4-70l1-52h1 92v180zM593 622v27c0 23-1 44-3 61s-6 33-12 49h47v-137zM752 808c-24 0-40-12-50-36-9-24-14-51-14-81 0-31 5-58 14-82 10-24 26-36 50-36h1c23 0 40 12 50 36 9 24 14 51 14 82 0 30-5 57-14 81-10 24-27 36-50 36zM752 765c9 0 15-4 20-12 4-8 7-17 9-27 1-7 2-14 2-21s0-11 0-14c0-23-2-39-6-50-3-10-7-17-12-20-2-2-5-3-7-4s-4-1-6-1c-1 0-3 0-5 1-3 1-5 2-7 4-5 3-9 10-13 21-4 10-5 26-5 49 0 4 0 8 0 13s1 10 1 15c2 12 5 22 9 31 4 10 11 15 20 15zM902 579c1 0 1 0 2 0s2 0 3 0c10 1 20 7 28 17 9 9 13 28 13 55 0 22-2 38-8 49-5 10-11 17-17 20-4 3-9 4-12 5-4 0-8 0-10 0h-28v77h-2-30v-223h2zM873 682h21c7 0 12-2 16-6 4-5 6-13 6-24s-2-19-6-23c-3-4-9-6-16-6h-21zM1033 579l49 223h-2-31l-8-42h-45l-8 42h-2-32l48-223h1zM1033 722l-15-80-16 80zM196 1380h-1-30v-223h2 29v84h44v-84h2 30v223h-2-30v-96h-44zM360 1387c-23-1-40-13-49-37-10-24-15-51-15-81 0-31 5-58 15-82 9-24 26-36 49-36h2c23 0 39 12 49 36s14 51 14 82c0 30-4 58-14 81-10 24-26 36-49 36zM361 1343c8 0 15-4 19-12s7-17 9-26c1-8 2-15 2-22 0-6 1-11 1-14 0-23-2-39-6-49-4-11-8-18-13-21-2-2-4-3-6-4-3 0-4-1-6-1s-4 1-6 1c-2 1-5 2-7 4-5 4-9 11-12 21-4 10-6 27-6 49 0 4 0 8 0 13 1 5 1 11 2 16 1 11 4 21 8 31 5 9 11 14 21 14zM510 1157c1 0 2 0 3 0 0 0 1 0 2 1 10 1 20 6 29 16 8 10 13 28 13 56 0 22-3 38-8 48-6 10-12 17-18 21-4 2-8 3-12 4-4 0-7 1-9 1h-29v76h-2-29v-223h1zM481 1260h22c6 0 12-2 15-6 4-4 6-12 6-24 0-11-2-19-5-23-4-4-9-6-16-6h-22zM609 1227v153h-1-30v-223h2 41l30 149 29-149h2 42v223h-2-30v-153l-30 153h-2-20zM785 1238h31c15 0 25 5 31 15 7 11 11 22 13 34 1 4 1 8 1 12 1 4 1 8 1 12 0 22-4 39-11 51-8 12-19 18-35 18h-1-61v-223h1 30zM785 1337h24c5 0 10-2 14-6 3-4 5-11 5-22 0-10-2-18-5-21-4-5-9-7-15-7h-23zM901 1157v223h-2-29v-223h1z">
          <text:p/>
        </draw:path>
        <draw:frame draw:style-name="gr34" draw:text-style-name="P17" draw:layer="layout" svg:width="1.492cm" svg:height="0.289cm" svg:x="18.011cm" svg:y="1.512cm">
          <draw:text-box>
            <text:p text:style-name="P1"><text:span text:style-name="T18">ЖЕЛУДОК</text:span></text:p>
          </draw:text-box>
        </draw:frame>
        <draw:frame draw:style-name="gr34" draw:text-style-name="P17" draw:layer="layout" svg:width="1.166cm" svg:height="0.289cm" svg:x="6.485cm" svg:y="1.406cm">
          <draw:text-box>
            <text:p text:style-name="P1"><text:span text:style-name="T18">ТОНКАЯ</text:span></text:p>
          </draw:text-box>
        </draw:frame>
        <draw:frame draw:style-name="gr34" draw:text-style-name="P17" draw:layer="layout" svg:width="1.188cm" svg:height="0.289cm" svg:x="6.509cm" svg:y="1.679cm">
          <draw:text-box>
            <text:p text:style-name="P1"><text:span text:style-name="T18"><text:s/></text:span><text:span text:style-name="T18">КИШКА</text:span></text:p>
          </draw:text-box>
        </draw:frame>
        <draw:frame draw:style-name="gr34" draw:text-style-name="P17" draw:layer="layout" svg:width="1.153cm" svg:height="0.289cm" svg:x="5.016cm" svg:y="1.537cm">
          <draw:text-box>
            <text:p text:style-name="P1"><text:span text:style-name="T18">СЕРДЦЕ</text:span></text:p>
          </draw:text-box>
        </draw:frame>
        <draw:frame draw:style-name="gr34" draw:text-style-name="P17" draw:layer="layout" svg:width="1.505cm" svg:height="0.289cm" svg:x="3.413cm" svg:y="1.42cm">
          <draw:text-box>
            <text:p text:style-name="P1"><text:span text:style-name="T18">СЕКСУАЛЬ</text:span></text:p>
          </draw:text-box>
        </draw:frame>
        <draw:frame draw:style-name="gr34" draw:text-style-name="P17" draw:layer="layout" svg:width="1.636cm" svg:height="0.289cm" svg:x="3.38cm" svg:y="1.693cm">
          <draw:text-box>
            <text:p text:style-name="P1"><text:span text:style-name="T18">СОСУДИСТ.</text:span></text:p>
          </draw:text-box>
        </draw:frame>
        <draw:frame draw:style-name="gr34" draw:text-style-name="P17" draw:layer="layout" svg:width="1.107cm" svg:height="0.289cm" svg:x="2.131cm" svg:y="1.526cm">
          <draw:text-box>
            <text:p text:style-name="P1"><text:span text:style-name="T18">ЛЁГКИЕ</text:span></text:p>
          </draw:text-box>
        </draw:frame>
        <draw:frame draw:style-name="gr37" draw:text-style-name="P15" draw:layer="layout" svg:width="1.429cm" svg:height="0.213cm" svg:x="1.945cm" svg:y="2.099cm">
          <draw:text-box>
            <text:p text:style-name="P1"><text:span text:style-name="T21">ВОСПИТАНИЕ</text:span></text:p>
          </draw:text-box>
        </draw:frame>
        <draw:frame draw:style-name="gr37" draw:text-style-name="P15" draw:layer="layout" svg:width="1.45cm" svg:height="0.213cm" svg:x="3.433cm" svg:y="2.093cm">
          <draw:text-box>
            <text:p text:style-name="P1"><text:span text:style-name="T21">ОБЩИТЕЛЬН.</text:span></text:p>
          </draw:text-box>
        </draw:frame>
        <draw:frame draw:style-name="gr37" draw:text-style-name="P15" draw:layer="layout" svg:width="1.412cm" svg:height="0.213cm" svg:x="4.86cm" svg:y="2.095cm">
          <draw:text-box>
            <text:p text:style-name="P1"><text:span text:style-name="T21">ВОСПРИЯТИЕ</text:span></text:p>
          </draw:text-box>
        </draw:frame>
        <draw:frame draw:style-name="gr37" draw:text-style-name="P15" draw:layer="layout" svg:width="1.331cm" svg:height="0.213cm" svg:x="7.854cm" svg:y="2.081cm">
          <draw:text-box>
            <text:p text:style-name="P1"><text:span text:style-name="T21">ОЩУЩЕНИЕ</text:span></text:p>
          </draw:text-box>
        </draw:frame>
        <draw:frame draw:style-name="gr37" draw:text-style-name="P15" draw:layer="layout" svg:width="1.505cm" svg:height="0.213cm" svg:x="9.201cm" svg:y="2.104cm">
          <draw:text-box>
            <text:p text:style-name="P1"><text:span text:style-name="T21">САМООЦЕНКА</text:span></text:p>
          </draw:text-box>
        </draw:frame>
        <draw:frame draw:style-name="gr37" draw:text-style-name="P15" draw:layer="layout" svg:width="1.488cm" svg:height="0.213cm" svg:x="10.739cm" svg:y="2.089cm">
          <draw:text-box>
            <text:p text:style-name="P1"><text:span text:style-name="T21">ПРИН.РЕШЕН.</text:span></text:p>
          </draw:text-box>
        </draw:frame>
        <draw:frame draw:style-name="gr37" draw:text-style-name="P15" draw:layer="layout" svg:width="1.086cm" svg:height="0.213cm" svg:x="12.252cm" svg:y="2.078cm">
          <draw:text-box>
            <text:p text:style-name="P1"><text:span text:style-name="T21">ХАРАКТЕР</text:span></text:p>
          </draw:text-box>
        </draw:frame>
        <draw:frame draw:style-name="gr37" draw:text-style-name="P15" draw:layer="layout" svg:width="1.391cm" svg:height="0.213cm" svg:x="13.605cm" svg:y="2.089cm">
          <draw:text-box>
            <text:p text:style-name="P1"><text:span text:style-name="T21">КАЧ.РАБОТЫ</text:span></text:p>
          </draw:text-box>
        </draw:frame>
        <draw:frame draw:style-name="gr37" draw:text-style-name="P15" draw:layer="layout" svg:width="1.302cm" svg:height="0.213cm" svg:x="15.105cm" svg:y="2.091cm">
          <draw:text-box>
            <text:p text:style-name="P1"><text:span text:style-name="T21">МЫШЛЕНИЕ</text:span></text:p>
          </draw:text-box>
        </draw:frame>
        <draw:frame draw:style-name="gr37" draw:text-style-name="P15" draw:layer="layout" svg:width="1.162cm" svg:height="0.213cm" svg:x="16.625cm" svg:y="2.089cm">
          <draw:text-box>
            <text:p text:style-name="P1"><text:span text:style-name="T21">ПОСТУПКИ</text:span></text:p>
          </draw:text-box>
        </draw:frame>
        <draw:frame draw:style-name="gr37" draw:text-style-name="P15" draw:layer="layout" svg:width="1.209cm" svg:height="0.213cm" svg:x="18.125cm" svg:y="2.084cm">
          <draw:text-box>
            <text:p text:style-name="P1"><text:span text:style-name="T21">РЕЗУЛЬТАТ</text:span></text:p>
          </draw:text-box>
        </draw:frame>
        <draw:frame draw:style-name="gr37" draw:text-style-name="P15" draw:layer="layout" svg:width="1.526cm" svg:height="0.213cm" svg:x="1.923cm" svg:y="2.605cm">
          <draw:text-box>
            <text:p text:style-name="P1"><text:span text:style-name="T21">БЛАГОДАРНО-</text:span></text:p>
          </draw:text-box>
        </draw:frame>
        <draw:frame draw:style-name="gr37" draw:text-style-name="P15" draw:layer="layout" svg:width="1.086cm" svg:height="0.213cm" svg:x="3.567cm" svg:y="2.611cm">
          <draw:text-box>
            <text:p text:style-name="P1"><text:span text:style-name="T21">ЖЕЛАНИЯ</text:span></text:p>
          </draw:text-box>
        </draw:frame>
        <draw:frame draw:style-name="gr37" draw:text-style-name="P15" draw:layer="layout" svg:width="0.942cm" svg:height="0.213cm" svg:x="5.159cm" svg:y="2.625cm">
          <draw:text-box>
            <text:p text:style-name="P1"><text:span text:style-name="T21">ЛЮБОВЬ</text:span></text:p>
          </draw:text-box>
        </draw:frame>
        <draw:frame draw:style-name="gr37" draw:text-style-name="P15" draw:layer="layout" svg:width="1.488cm" svg:height="0.213cm" svg:x="13.56cm" svg:y="2.62cm">
          <draw:text-box>
            <text:p text:style-name="P1"><text:span text:style-name="T21">ГЕНИАЛЬНОС.</text:span></text:p>
          </draw:text-box>
        </draw:frame>
        <draw:frame draw:style-name="gr37" draw:text-style-name="P15" draw:layer="layout" svg:width="1.458cm" svg:height="0.213cm" svg:x="12.15cm" svg:y="2.611cm">
          <draw:text-box>
            <text:p text:style-name="P1"><text:span text:style-name="T21">РЕАГИРОВАН.</text:span></text:p>
          </draw:text-box>
        </draw:frame>
        <draw:frame draw:style-name="gr37" draw:text-style-name="P15" draw:layer="layout" svg:width="1.399cm" svg:height="0.213cm" svg:x="10.748cm" svg:y="2.614cm">
          <draw:text-box>
            <text:p text:style-name="P1"><text:span text:style-name="T21">ВЛАСТНОСТЬ</text:span></text:p>
          </draw:text-box>
        </draw:frame>
        <draw:frame draw:style-name="gr37" draw:text-style-name="P15" draw:layer="layout" svg:width="0.828cm" svg:height="0.213cm" svg:x="9.496cm" svg:y="2.608cm">
          <draw:text-box>
            <text:p text:style-name="P1"><text:span text:style-name="T21">СТРАХИ</text:span></text:p>
          </draw:text-box>
        </draw:frame>
        <draw:frame draw:style-name="gr37" draw:text-style-name="P15" draw:layer="layout" svg:width="1.145cm" svg:height="0.213cm" svg:x="7.95cm" svg:y="2.629cm">
          <draw:text-box>
            <text:p text:style-name="P1"><text:span text:style-name="T21">ЗДОРОВЬЕ</text:span></text:p>
          </draw:text-box>
        </draw:frame>
        <draw:frame draw:style-name="gr37" draw:text-style-name="P15" draw:layer="layout" svg:width="0.857cm" svg:height="0.213cm" svg:x="6.602cm" svg:y="2.618cm">
          <draw:text-box>
            <text:p text:style-name="P1"><text:span text:style-name="T21">СУДЬБА</text:span></text:p>
          </draw:text-box>
        </draw:frame>
        <draw:frame draw:style-name="gr37" draw:text-style-name="P15" draw:layer="layout" svg:width="0.844cm" svg:height="0.213cm" svg:x="18.187cm" svg:y="2.619cm">
          <draw:text-box>
            <text:p text:style-name="P1"><text:span text:style-name="T21">ДЕНЬГИ</text:span></text:p>
          </draw:text-box>
        </draw:frame>
        <draw:frame draw:style-name="gr37" draw:text-style-name="P15" draw:layer="layout" svg:width="1.031cm" svg:height="0.213cm" svg:x="16.736cm" svg:y="2.621cm">
          <draw:text-box>
            <text:p text:style-name="P1"><text:span text:style-name="T21">СВОБОДА</text:span></text:p>
          </draw:text-box>
        </draw:frame>
        <draw:frame draw:style-name="gr37" draw:text-style-name="P15" draw:layer="layout" svg:width="1.348cm" svg:height="0.213cm" svg:x="15.109cm" svg:y="2.631cm">
          <draw:text-box>
            <text:p text:style-name="P1"><text:span text:style-name="T21">ВНЕШНОСТЬ</text:span></text:p>
          </draw:text-box>
        </draw:frame>
        <draw:path draw:style-name="gr38" draw:text-style-name="P5" draw:layer="layout" svg:width="1.282cm" svg:height="0.59cm" svg:x="19.136cm" svg:y="13.81cm" svg:viewBox="0 0 1283 591" svg:d="M641 591h-641c0-326 287-591 641-591 355 0 642 265 642 591z">
          <text:p/>
        </draw:path>
        <draw:polygon draw:style-name="gr30" draw:text-style-name="P4" draw:layer="layout" svg:width="0.387cm" svg:height="0.063cm" svg:x="0.426cm" svg:y="14.287cm" svg:viewBox="0 0 388 64" draw:points="0,0 388,1 388,64 0,63">
          <text:p/>
        </draw:polygon>
        <draw:path draw:style-name="gr7" draw:text-style-name="P5" draw:layer="layout" svg:width="0.631cm" svg:height="0.238cm" svg:x="0.787cm" svg:y="5.114cm" svg:viewBox="0 0 632 239" svg:d="M0 46h7c15 0 29-4 41-11 13-7 21-17 24-30h3 43v230h-3-58v-162h-57zM398 235h-3-188v-9c0-14 3-25 8-35 5-9 12-18 23-27 6-6 13-11 22-17 8-5 18-11 28-18 7-4 14-8 20-12 5-3 10-7 14-10 6-5 11-10 14-15 2-6 4-12 4-19 0-11-3-20-10-25-6-5-13-8-21-9-1 0-2-1-3-1s-2 0-3 0c-11 0-21 4-29 10-7 6-11 16-11 28v8h-4-53v-7c0-4 0-8 1-13s2-10 4-15c5-13 14-24 28-34s35-15 64-15h4c23 0 44 6 63 16 19 11 28 29 28 55 0 17-5 32-15 43s-20 20-32 28c-4 2-7 4-10 6-3 1-7 3-10 5-9 5-17 10-23 13-7 4-12 8-17 11-2 3-5 5-7 8-2 2-4 5-6 8h120zM529 239c-32 0-57-11-73-33-17-22-25-50-25-86s8-65 25-87c16-21 41-32 73-32h4c29 0 50 7 64 22s24 31 29 49c2 9 4 17 4 25 1 9 2 16 2 23 0 6-1 14-2 22 0 8-2 16-4 25-5 18-15 34-29 49-14 16-35 23-64 23zM531 201c14-1 24-6 30-16 5-11 9-22 11-34 0-6 1-11 1-17 0-5 0-10 0-14 0-5 0-10 0-15 0-6-1-11-1-17-2-12-6-23-11-34-6-10-16-15-30-16-14 1-24 6-29 16-6 11-10 22-12 34 0 6-1 11-1 17 0 5 0 10 0 15 0 4 0 9 0 15 0 5 1 10 1 16 2 12 6 23 12 34 5 10 15 15 29 16z">
          <text:p/>
        </draw:path>
        <draw:path draw:style-name="gr7" draw:text-style-name="P5" draw:layer="layout" svg:width="0.631cm" svg:height="0.238cm" svg:x="0.752cm" svg:y="4.634cm" svg:viewBox="0 0 632 239" svg:d="M0 45h8c14 0 28-3 41-11 13-7 20-17 23-30h3 44v230h-4-57v-161h-58zM259 155c0 2 0 5 0 7 1 3 1 6 2 8 2 8 6 14 12 20s16 9 29 10c13-1 23-4 30-11s10-15 10-24c0-10-2-17-7-21s-10-7-15-8c-3-1-6-2-9-2-2 0-5 0-7 0h-24v-38h18c2 0 5 0 8 0s7-1 10-2c6-1 11-4 15-8s7-10 7-19c0-2-1-3-1-5-1-3-1-5-2-7-2-4-6-8-11-11-6-4-14-6-24-6-2 0-4 0-5 0-2 1-4 1-6 1-6 2-13 5-18 11-6 6-9 16-9 30h-3-52c0-4 1-9 1-15 1-6 2-11 5-17 4-12 13-23 26-33s34-15 62-15h3c29 0 51 6 66 18 15 11 22 26 22 45 0 14-4 24-11 32-7 7-14 13-23 16-2 0-3 1-5 1-1 1-3 1-5 1v1c14 1 26 6 37 16 10 9 15 23 15 40 0 18-5 31-15 41-10 9-21 16-33 20-10 3-19 5-28 6s-15 1-18 1h-3c-32 0-54-5-69-17-14-11-23-23-28-35-2-6-3-11-4-17-1-5-1-10-1-14h3zM530 239c-33-1-57-11-74-34-16-21-25-50-25-86s9-65 25-86c17-22 41-33 74-33h3c30 0 51 8 65 22 14 15 23 32 28 50 3 8 4 16 5 25 1 8 1 15 1 22 0 6 0 14-1 22s-2 17-5 25c-5 18-14 34-28 49-14 16-35 23-65 23zM532 200c14 0 24-6 29-16 6-10 10-22 11-34 1-5 2-11 2-16 0-6 0-11 0-15 0-5 0-10 0-15s-1-11-2-16c-1-13-5-24-11-34-5-10-15-16-29-16s-24 6-30 16-9 21-11 33c-1 6-1 11-1 17 0 5-1 10-1 15 0 4 1 9 1 15 0 5 0 11 1 16 2 13 5 24 11 34s16 16 30 16z">
          <text:p/>
        </draw:path>
        <draw:frame draw:style-name="gr39" draw:text-style-name="P20" draw:layer="layout" svg:width="1.501cm" svg:height="0.196cm" svg:x="6.3cm" svg:y="2.095cm">
          <draw:text-box>
            <text:p text:style-name="P1"><text:span text:style-name="T22">РАССУЖДЕНИЕ</text:span></text:p>
          </draw:text-box>
        </draw:frame>
        <draw:polygon draw:style-name="gr6" draw:text-style-name="P5" draw:layer="layout" svg:width="0.13cm" svg:height="0.36cm" svg:x="20.383cm" svg:y="13.826cm" svg:viewBox="0 0 131 361" draw:points="65,361 0,221 43,221 43,0 87,0 87,221 131,221">
          <text:p/>
        </draw:polygon>
        <draw:frame draw:style-name="gr1" draw:text-style-name="P2" draw:layer="layout" svg:width="20.91cm" svg:height="0.255cm" svg:x="0.426cm" svg:y="14.606cm">
          <draw:text-box>
            <text:p text:style-name="P1"><text:span text:style-name="T1">МЕТОД РЕЦЕНЗИРОВАЛИ ВИДНЫЕ РОССИЙСКИЕ УЧЁНЫЕ А.М.ВАСИЛЕНКО, В.Г.ЗИЛОВ, С.А.РАДЗИЕВСКИЙ. УЧЕБНОЕ ПОСОБИЕ РЕЦЕНЗИРОВАЛ А.М.ВАСИЛЕНКО. <text:s/></text:span></text:p>
          </draw:text-box>
        </draw:frame>
        <draw:frame draw:style-name="gr40" draw:text-style-name="P21" draw:layer="layout" svg:width="0.925cm" svg:height="0.59cm" svg:x="19.342cm" svg:y="13.87cm">
          <draw:text-box>
            <text:p text:style-name="P1"><text:span text:style-name="T23">SW</text:span></text:p>
          </draw:text-box>
        </draw:frame>
        <draw:line draw:style-name="gr41" draw:text-style-name="P6" draw:layer="layout" svg:x1="20.162cm" svg:y1="13.981cm" svg:x2="20.182cm" svg:y2="13.9cm">
          <text:p/>
        </draw:line>
        <draw:line draw:style-name="gr41" draw:text-style-name="P6" draw:layer="layout" svg:x1="20.087cm" svg:y1="13.985cm" svg:x2="20.115cm" svg:y2="13.864cm">
          <text:p/>
        </draw:line>
        <draw:polygon draw:style-name="gr30" draw:text-style-name="P4" draw:layer="layout" svg:width="0.037cm" svg:height="0.099cm" svg:x="20.107cm" svg:y="13.882cm" svg:viewBox="0 0 38 100" draw:points="38,0 0,0 0,100 38,100">
          <text:p/>
        </draw:polygon>
        <draw:polygon draw:style-name="gr3" draw:text-style-name="P4" draw:layer="layout" svg:width="0.057cm" svg:height="0.044cm" svg:x="20.124cm" svg:y="13.89cm" svg:viewBox="0 0 58 45" draw:points="58,0 0,0 0,45 58,45">
          <text:p/>
        </draw:polygon>
        <draw:polygon draw:style-name="gr41" draw:text-style-name="P6" draw:layer="layout" svg:width="0.057cm" svg:height="0.044cm" svg:x="20.124cm" svg:y="13.89cm" svg:viewBox="0 0 58 45" draw:points="58,0 0,0 0,45 58,45">
          <text:p/>
        </draw:polygon>
        <draw:polygon draw:style-name="gr30" draw:text-style-name="P4" draw:layer="layout" svg:width="0.024cm" svg:height="0.042cm" svg:x="20.139cm" svg:y="13.929cm" svg:viewBox="0 0 25 43" draw:points="0,0 25,0 25,43 0,43">
          <text:p/>
        </draw:polygon>
        <draw:polygon draw:style-name="gr30" draw:text-style-name="P4" draw:layer="layout" svg:width="0.011cm" svg:height="0.023cm" svg:x="20.157cm" svg:y="13.92cm" svg:viewBox="0 0 12 24" draw:points="0,0 12,0 12,24 0,24">
          <text:p/>
        </draw:polygon>
        <draw:polygon draw:style-name="gr30" draw:text-style-name="P4" draw:layer="layout" svg:width="0.022cm" svg:height="0.054cm" svg:x="20.102cm" svg:y="13.921cm" svg:viewBox="0 0 23 55" draw:points="23,0 0,0 0,55 23,55">
          <text:p/>
        </draw:polygon>
        <draw:polygon draw:style-name="gr30" draw:text-style-name="P4" draw:layer="layout" svg:width="0.012cm" svg:height="0.041cm" svg:x="20.094cm" svg:y="13.955cm" svg:viewBox="0 0 13 42" draw:points="0,42 13,42 13,0 0,0">
          <text:p/>
        </draw:polygon>
        <draw:polygon draw:style-name="gr30" draw:text-style-name="P4" draw:layer="layout" svg:width="0.012cm" svg:height="0.016cm" svg:x="20.099cm" svg:y="13.939cm" svg:viewBox="0 0 13 17" draw:points="13,0 0,0 0,17 13,17">
          <text:p/>
        </draw:polygon>
        <draw:polygon draw:style-name="gr6" draw:text-style-name="P5" draw:layer="layout" svg:width="0.084cm" svg:height="0.083cm" svg:x="19.401cm" svg:y="14.18cm" svg:viewBox="0 0 85 84" draw:points="24,0 85,52 60,84 0,32">
          <text:p/>
        </draw:polygon>
        <draw:polygon draw:style-name="gr6" draw:text-style-name="P5" draw:layer="layout" svg:width="0.154cm" svg:height="0.07cm" svg:x="19.355cm" svg:y="14.209cm" svg:viewBox="0 0 155 71" draw:points="0,0 155,0 155,71 0,71">
          <text:p/>
        </draw:polygon>
        <draw:polygon draw:style-name="gr3" draw:text-style-name="P4" draw:layer="layout" svg:width="0.044cm" svg:height="0.043cm" svg:x="20.124cm" svg:y="13.912cm" svg:viewBox="0 0 45 44" draw:points="0,0 45,0 45,44 0,44">
          <text:p/>
        </draw:polygon>
        <draw:polygon draw:style-name="gr41" draw:text-style-name="P6" draw:layer="layout" svg:width="0.044cm" svg:height="0.043cm" svg:x="20.124cm" svg:y="13.912cm" svg:viewBox="0 0 45 44" draw:points="0,0 45,0 45,44 0,44">
          <text:p/>
        </draw:polygon>
        <draw:polygon draw:style-name="gr30" draw:text-style-name="P4" draw:layer="layout" svg:width="0.023cm" svg:height="0.009cm" svg:x="20.139cm" svg:y="13.971cm" svg:viewBox="0 0 24 10" draw:points="0,0 24,0 24,10 0,10">
          <text:p/>
        </draw:polygon>
        <draw:polygon draw:style-name="gr3" draw:text-style-name="P4" draw:layer="layout" svg:width="0.385cm" svg:height="0.07cm" svg:x="19.137cm" svg:y="14.283cm" svg:viewBox="0 0 386 71" draw:points="0,71 386,71 386,0 0,0">
          <text:p/>
        </draw:polygon>
        <draw:frame draw:style-name="gr40" draw:text-style-name="P21" draw:layer="layout" svg:width="0.925cm" svg:height="0.59cm" svg:x="19.342cm" svg:y="13.87cm">
          <draw:text-box>
            <text:p text:style-name="P1"><text:span text:style-name="T24">SW</text:span></text:p>
          </draw:text-box>
        </draw:frame>
        <draw:frame draw:style-name="gr1" draw:text-style-name="P2" draw:layer="layout" svg:width="19.314cm" svg:height="0.255cm" svg:x="0.426cm" svg:y="28.959cm">
          <draw:text-box>
            <text:p text:style-name="P1"><text:span text:style-name="T1">МЕДИЦИНСКАЯ ЧАСТЬ МЕТОДА “ТЕСТ ОЛЬГИ КУЗЬМЕНКО” УТВЕРЖДЕНА МИНЗДРАВОМ РОССИИ за №245/03 от 26.06.03 КАК ПОСОБИЕ ДЛЯ ВРАЧЕЙ.</text:span></text:p>
          </draw:text-box>
        </draw:frame>
        <draw:frame draw:style-name="gr1" draw:text-style-name="P2" draw:layer="layout" svg:width="18.256cm" svg:height="0.255cm" svg:x="2.836cm" svg:y="15.024cm">
          <draw:text-box>
            <text:p text:style-name="P1"><text:span text:style-name="T1">ТЕСТ ОЛЬГИ КУЗЬМЕНКО = ФИЗИОЛОГИЯ + ПАТОЛОГИЯ + СЕКСОЛОГИЯ + ПСИХОЛОГИЯ + ПСИХИАТРИЯ + СОЦИОЛОГИЯ + ДУХОВНОСТЬ + ...</text:span></text:p>
          </draw:text-box>
        </draw:frame>
        <draw:frame draw:style-name="gr2" draw:text-style-name="P3" draw:layer="layout" svg:width="1.288cm" svg:height="1.064cm" svg:x="1.959cm" svg:y="24.27cm">
          <draw:text-box>
            <text:p text:style-name="P1"><text:span text:style-name="T2">Е</text:span><text:span text:style-name="T3">Е</text:span></text:p>
          </draw:text-box>
        </draw:frame>
        <draw:frame draw:style-name="gr2" draw:text-style-name="P3" draw:layer="layout" svg:width="1.586cm" svg:height="1.064cm" svg:x="1.959cm" svg:y="25.167cm">
          <draw:text-box>
            <text:p text:style-name="P1"><text:span text:style-name="T2">Н</text:span><text:span text:style-name="T3">Н</text:span></text:p>
          </draw:text-box>
        </draw:frame>
        <draw:frame draw:style-name="gr2" draw:text-style-name="P3" draw:layer="layout" svg:width="1.586cm" svg:height="1.064cm" svg:x="1.959cm" svg:y="26.023cm">
          <draw:text-box>
            <text:p text:style-name="P1"><text:span text:style-name="T2">И</text:span><text:span text:style-name="T3">И</text:span></text:p>
          </draw:text-box>
        </draw:frame>
        <draw:frame draw:style-name="gr2" draw:text-style-name="P3" draw:layer="layout" svg:width="1.288cm" svg:height="1.064cm" svg:x="1.959cm" svg:y="26.899cm">
          <draw:text-box>
            <text:p text:style-name="P1"><text:span text:style-name="T2">Е</text:span><text:span text:style-name="T3">Е</text:span></text:p>
          </draw:text-box>
        </draw:frame>
        <draw:path draw:style-name="gr3" draw:text-style-name="P4" draw:layer="layout" svg:width="0.828cm" svg:height="0.73cm" svg:x="15.719cm" svg:y="24.982cm" svg:viewBox="0 0 829 731" svg:d="M290 191c-45 1-77 13-98 35-20 21-33 45-39 71-5 14-7 27-8 39-1 13-1 24-1 34 1 58 12 97 34 119 22 21 46 33 72 34 1 0 3 0 4 0s2 0 2 0c29 0 50-8 63-24 13-15 22-32 26-51 3-11 4-22 5-33s1-20 1-27l-1-110 145-1 1 91c0 7 1 15 1 24s2 18 4 27c4 19 12 37 24 53 13 16 33 24 60 24s47-8 60-24c14-16 23-34 29-53 5-15 8-28 9-41s1-23 1-29c0-7 0-14-1-22s-2-16-5-23c-5-23-16-43-35-62-18-19-48-29-91-30v-11l-1-181c98 4 169 35 212 93s65 141 66 250v10c1 101-13 174-40 220s-57 76-90 92c-15 7-30 12-46 15-15 2-28 4-40 4-50 0-88-12-113-36s-43-51-53-80c-2-5-4-10-5-15s-2-10-4-15h-2c-11 60-34 103-67 131-33 27-77 41-132 42-79 0-134-25-167-77-32-52-53-108-61-170-3-20-5-39-6-58s-2-37-2-55l-1-11c1-18 2-37 3-59 1-21 3-42 7-63 9-57 34-111 73-159 40-48 108-75 205-79v10z">
          <text:p/>
        </draw:path>
        <draw:polygon draw:style-name="gr3" draw:text-style-name="P4" draw:layer="layout" svg:width="0.793cm" svg:height="0.681cm" svg:x="15.819cm" svg:y="26.88cm" svg:viewBox="0 0 794 682" draw:points="1,201 1,191 0,6 789,0 789,11 794,676 5,682 5,671 3,486 640,481 637,197">
          <text:p/>
        </draw:polygon>
        <draw:path draw:style-name="gr3" draw:text-style-name="P4" draw:layer="layout" svg:width="0.618cm" svg:height="0.302cm" svg:x="3.842cm" svg:y="27.953cm" svg:viewBox="0 0 619 303" svg:d="M0 0h5 169c39 0 67 8 84 26 16 17 24 37 24 60 0 19-5 35-13 46-9 11-19 19-30 24-2 1-4 2-6 3-1 1-3 1-5 2v1c17 4 29 12 35 22 6 12 10 23 11 34 0 3 0 6 1 9 0 3 0 6 0 9 0 18 1 32 2 40s3 15 7 22c1 0 1 1 2 2 0 1 1 2 2 3h-5-78c-5-7-8-14-10-22-2-9-3-23-3-43 0-1 0-3 0-4-1-2-1-3-1-5-1-9-4-18-11-26-6-8-21-13-43-13h-55v113h-4-78zM82 135h66c1 0 1 0 1 0h1c12 0 24-3 34-8s15-15 15-30-5-26-15-31-24-8-38-8h-64zM498 0c2 0 4 0 6 0s4 0 7 0c27 2 51 9 74 22 22 13 34 38 34 75 0 30-7 52-21 66s-29 23-46 29c-10 3-21 5-31 6-10 0-18 1-25 1h-73v104h-5-77v-303h4zM423 139h56c17 0 31-3 40-8 10-6 15-17 15-33 0-15-5-25-14-31-9-5-23-8-41-8h-56z">
          <text:p/>
        </draw:path>
        <draw:polygon draw:style-name="gr4" draw:text-style-name="P4" draw:layer="layout" svg:width="9.966cm" svg:height="13.462cm" svg:x="10.615cm" svg:y="15.397cm" svg:viewBox="0 0 9967 13463" draw:points="0,0 9967,0 9967,13463 0,13463">
          <text:p/>
        </draw:polygon>
        <draw:polygon draw:style-name="gr5" draw:text-style-name="P5" draw:layer="layout" svg:width="12.055cm" svg:height="0.487cm" svg:x="8.523cm" svg:y="15.399cm" svg:viewBox="0 0 12056 488" draw:points="12056,0 0,0 0,488 12056,488">
          <text:p/>
        </draw:polygon>
        <draw:polygon draw:style-name="gr6" draw:text-style-name="P5" draw:layer="layout" svg:width="1.453cm" svg:height="0.681cm" svg:x="17.873cm" svg:y="16.71cm" svg:viewBox="0 0 1454 682" draw:points="0,0 1454,0 1454,682 0,682">
          <text:p/>
        </draw:polygon>
        <draw:polygon draw:style-name="gr6" draw:text-style-name="P5" draw:layer="layout" svg:width="1.453cm" svg:height="0.681cm" svg:x="16.419cm" svg:y="16.71cm" svg:viewBox="0 0 1454 682" draw:points="0,0 1454,0 1454,682 0,682">
          <text:p/>
        </draw:polygon>
        <draw:polygon draw:style-name="gr6" draw:text-style-name="P5" draw:layer="layout" svg:width="1.456cm" svg:height="0.681cm" svg:x="14.965cm" svg:y="16.71cm" svg:viewBox="0 0 1457 682" draw:points="0,0 1457,0 1457,682 0,682">
          <text:p/>
        </draw:polygon>
        <draw:polygon draw:style-name="gr6" draw:text-style-name="P5" draw:layer="layout" svg:width="1.453cm" svg:height="0.681cm" svg:x="13.511cm" svg:y="16.71cm" svg:viewBox="0 0 1454 682" draw:points="0,0 1454,0 1454,682 0,682">
          <text:p/>
        </draw:polygon>
        <draw:polygon draw:style-name="gr6" draw:text-style-name="P5" draw:layer="layout" svg:width="1.453cm" svg:height="0.681cm" svg:x="12.057cm" svg:y="16.71cm" svg:viewBox="0 0 1454 682" draw:points="0,0 1454,0 1454,682 0,682">
          <text:p/>
        </draw:polygon>
        <draw:polygon draw:style-name="gr6" draw:text-style-name="P5" draw:layer="layout" svg:width="1.453cm" svg:height="0.681cm" svg:x="10.609cm" svg:y="16.71cm" svg:viewBox="0 0 1454 682" draw:points="0,0 1454,0 1454,682 0,682">
          <text:p/>
        </draw:polygon>
        <draw:line draw:style-name="gr9" draw:text-style-name="P6" draw:layer="layout" svg:x1="10.615cm" svg:y1="17.389cm" svg:x2="19.35cm" svg:y2="17.389cm">
          <text:p/>
        </draw:line>
        <draw:line draw:style-name="gr9" draw:text-style-name="P6" draw:layer="layout" svg:x1="10.61cm" svg:y1="16.71cm" svg:x2="19.329cm" svg:y2="16.71cm">
          <text:p/>
        </draw:line>
        <draw:line draw:style-name="gr9" draw:text-style-name="P6" draw:layer="layout" svg:x1="10.631cm" svg:y1="18.069cm" svg:x2="20.579cm" svg:y2="18.069cm">
          <text:p/>
        </draw:line>
        <draw:line draw:style-name="gr9" draw:text-style-name="P6" draw:layer="layout" svg:x1="10.603cm" svg:y1="27.516cm" svg:x2="19.324cm" svg:y2="27.516cm">
          <text:p/>
        </draw:line>
        <draw:line draw:style-name="gr10" draw:text-style-name="P6" draw:layer="layout" svg:x1="10.571cm" svg:y1="28.369cm" svg:x2="20.576cm" svg:y2="28.369cm">
          <text:p/>
        </draw:line>
        <draw:line draw:style-name="gr9" draw:text-style-name="P6" draw:layer="layout" svg:x1="10.647cm" svg:y1="27.862cm" svg:x2="19.324cm" svg:y2="27.862cm">
          <text:p/>
        </draw:line>
        <draw:line draw:style-name="gr11" draw:text-style-name="P6" draw:layer="layout" svg:x1="10.609cm" svg:y1="15.427cm" svg:x2="10.609cm" svg:y2="28.884cm">
          <text:p/>
        </draw:line>
        <draw:line draw:style-name="gr12" draw:text-style-name="P6" draw:layer="layout" svg:x1="12.057cm" svg:y1="15.883cm" svg:x2="12.057cm" svg:y2="28.873cm">
          <text:p/>
        </draw:line>
        <draw:line draw:style-name="gr12" draw:text-style-name="P6" draw:layer="layout" svg:x1="13.511cm" svg:y1="15.883cm" svg:x2="13.511cm" svg:y2="28.859cm">
          <text:p/>
        </draw:line>
        <draw:line draw:style-name="gr12" draw:text-style-name="P6" draw:layer="layout" svg:x1="14.965cm" svg:y1="15.883cm" svg:x2="14.965cm" svg:y2="28.855cm">
          <text:p/>
        </draw:line>
        <draw:line draw:style-name="gr12" draw:text-style-name="P6" draw:layer="layout" svg:x1="16.419cm" svg:y1="15.883cm" svg:x2="16.419cm" svg:y2="28.862cm">
          <text:p/>
        </draw:line>
        <draw:line draw:style-name="gr12" draw:text-style-name="P6" draw:layer="layout" svg:x1="17.873cm" svg:y1="15.883cm" svg:x2="17.873cm" svg:y2="28.868cm">
          <text:p/>
        </draw:line>
        <draw:line draw:style-name="gr12" draw:text-style-name="P6" draw:layer="layout" svg:x1="19.324cm" svg:y1="15.883cm" svg:x2="19.324cm" svg:y2="28.857cm">
          <text:p/>
        </draw:line>
        <draw:path draw:style-name="gr3" draw:text-style-name="P4" draw:layer="layout" svg:width="0.617cm" svg:height="0.302cm" svg:x="11.061cm" svg:y="16.894cm" svg:viewBox="0 0 618 303" svg:d="M0 0h4 168c39 0 67 9 84 26 16 17 24 37 24 60 0 20-5 37-13 48-9 11-19 19-30 24-2 1-4 2-5 3-2 0-4 1-6 1v2c17 4 29 11 35 22 6 10 10 21 11 33 0 3 0 6 1 9 0 3 0 6 0 9 0 18 1 31 2 40 1 8 3 15 8 21 0 1 0 2 1 3 0 1 1 1 2 2h-5-78c-5-6-8-13-10-22-1-8-3-22-3-42 0-1 0-3 0-5-1-1-1-3-1-4-1-9-4-18-10-26-7-8-21-12-43-12h-55v111h-4-77zM81 137h66c1 0 1 0 1 0h1c12 0 23-3 33-8s15-15 15-31-5-26-15-31-22-8-37-8h-64zM497 0c2 0 4 0 6 0s5 1 7 1c27 1 51 8 74 22 23 13 34 38 34 75 0 31-7 53-21 67-14 13-29 23-45 28-11 3-22 5-32 5-10 1-18 2-24 2h-74v103h-5-78v-303h4zM422 141h56c17 0 31-3 40-9 10-6 15-17 15-34 0-14-5-25-14-30-9-6-23-9-41-9h-56z">
          <text:p/>
        </draw:path>
        <draw:polygon draw:style-name="gr3" draw:text-style-name="P4" draw:layer="layout" svg:width="0.243cm" svg:height="0.302cm" svg:x="12.702cm" svg:y="16.894cm" svg:viewBox="0 0 244 303" draw:points="219,129 219,188 83,188 83,303 78,303 0,303 0,0 6,0 244,0 244,59 83,59 83,129">
          <text:p/>
        </draw:polygon>
        <draw:path draw:style-name="gr3" draw:text-style-name="P4" draw:layer="layout" svg:width="0.286cm" svg:height="0.302cm" svg:x="14.128cm" svg:y="16.894cm" svg:viewBox="0 0 287 303" svg:d="M0 0h4 169c40 0 68 9 84 26s24 37 24 60c0 20-4 37-13 48s-18 19-29 24c-2 1-4 2-6 3-2 0-4 1-5 1v2c17 4 29 11 35 22 6 10 9 21 10 33 1 3 1 6 1 9s0 6 0 9c1 18 1 31 2 40 1 8 4 15 8 21 0 1 1 2 1 3 1 1 2 1 2 2h-4-79c-5-6-8-13-9-22-2-8-3-22-4-42 0-1 0-3 0-5 0-1 0-3 0-4-1-9-5-18-11-26s-20-12-42-12h-55v111h-5-78zM83 137h66 1c12 0 23-3 34-8 10-5 15-15 15-31s-5-26-15-31c-11-5-23-8-38-8h-63z">
          <text:p/>
        </draw:path>
        <draw:polygon draw:style-name="gr3" draw:text-style-name="P4" draw:layer="layout" svg:width="0.308cm" svg:height="0.302cm" svg:x="15.563cm" svg:y="16.894cm" svg:viewBox="0 0 309 303" draw:points="218,0 223,0 309,0 197,303 193,303 111,303 0,0 4,0 93,0 157,210">
          <text:p/>
        </draw:polygon>
        <draw:path draw:style-name="gr3" draw:text-style-name="P4" draw:layer="layout" svg:width="0.625cm" svg:height="0.302cm" svg:x="16.842cm" svg:y="16.894cm" svg:viewBox="0 0 626 303" svg:d="M218 0h5 85l-111 303h-4-82l-111-303h4 89l64 210zM509 0c31 0 54 5 68 15s24 21 28 33c2 6 3 11 4 16s1 9 1 13c0 15-4 27-11 37-8 9-16 16-25 20-3 2-6 3-9 4s-6 2-9 3v1c3 0 6 1 9 2s7 2 10 3c12 4 24 12 35 24 11 11 16 27 16 48 0 29-9 49-27 61-18 11-38 18-59 21-7 1-14 2-20 2-7 0-13 0-19 0h-5-157v-303h4zM422 248h76c2 0 4 0 8-1 4 0 7-1 11-3 6-2 11-6 16-11s7-13 7-23c0-13-5-22-14-27-10-5-23-7-39-7h-65zM422 121h67c2 0 4-1 7-1 2 0 5-1 7-1 6-2 12-5 16-11 5-4 8-11 8-20 0-10-4-17-11-23s-17-9-31-9h-63z">
          <text:p/>
        </draw:path>
        <draw:polygon draw:style-name="gr3" draw:text-style-name="P4" draw:layer="layout" svg:width="0.268cm" svg:height="0.301cm" svg:x="18.366cm" svg:y="16.888cm" svg:viewBox="0 0 269 302" draw:points="242,121 242,176 82,176 82,244 269,244 269,302 265,302 0,302 0,0 4,0 265,0 265,58 82,58 82,121">
          <text:p/>
        </draw:polygon>
        <draw:path draw:style-name="gr7" draw:text-style-name="P5" draw:layer="layout" svg:width="3.689cm" svg:height="0.379cm" svg:x="4.919cm" svg:y="15.476cm" svg:viewBox="0 0 3690 380" svg:d="M370 253l-4 127h-4-68v-68h-218v68h-4-68l-4-127h32c19-24 31-51 38-79s10-60 11-95l1-70h4 238v244zM159 67l-1 36c0 32-3 59-8 83-5 23-15 46-29 67h121v-186zM620 9h4 78v303h-5-77v-192l-127 192h-5-77v-303h4 78v188zM937 9l124 303h-5-81l-22-57h-114l-21 57h-4-82l123-303h4zM937 203l-41-109-40 109zM1173 312h-5-77v-303h5 219v58h-142zM1438 312h-5-77v-303h4 78v113h115v-113h4 77v303h-4-77v-131h-115zM1855 320c-60 0-103-16-128-49s-38-70-38-111 13-78 38-111c25-32 68-49 128-49h4c60 0 103 17 128 49 25 33 38 70 38 111s-13 79-38 111c-25 33-68 49-128 49zM1857 262c22-1 39-7 50-17 11-11 19-23 23-37 3-10 5-19 6-28 0-10 1-16 1-20 0-31-5-53-15-67s-21-23-33-28c-5-2-11-4-17-5s-11-1-15-1c-5 0-10 0-15 1-6 1-12 3-18 5-12 5-23 15-33 29-9 14-14 36-14 66 0 5 0 11 1 18 0 7 2 14 3 21 4 16 11 30 22 43 12 12 29 19 54 20zM2378 204c-1 7-2 15-4 23-2 9-5 17-9 26-9 17-24 32-44 47-21 14-51 21-92 21h-4c-4 0-8 0-12 0-3 0-7-1-11-1-34-3-66-15-95-36-28-21-43-61-43-119 0-48 13-87 39-118 25-31 65-46 119-46h4c41 0 72 7 92 20 21 14 36 29 44 45 4 8 7 16 9 24s3 15 3 21h-4-76c0-2-1-6-2-10s-3-8-6-13c-4-7-10-13-19-19-10-6-23-9-39-10-26 1-45 11-58 29-12 19-18 44-18 75 0 3 1 9 1 19 1 9 3 18 7 29 5 13 13 25 23 35 11 10 27 16 47 16 18 0 31-4 40-11s16-15 20-23c2-4 4-8 5-12 1-5 1-9 2-12h4zM2396 67v-58h5 275v58h-99v245h-4-78v-245zM2925 9h4 78v303h-5-77v-192l-126 192h-5-77v-303h4 78v188zM3267 9h5 90l-131 138 139 165h-4-95l-113-145v145h-4-78v-303h5 77v123zM3566 9l124 303h-5-81l-22-57h-114l-21 57h-4-82l123-303h4zM3566 203l-41-109-40 109z">
          <text:p/>
        </draw:path>
        <draw:path draw:style-name="gr13" draw:text-style-name="P5" draw:layer="layout" svg:width="0.396cm" svg:height="0.286cm" svg:x="18.379cm" svg:y="27.982cm" svg:viewBox="0 0 397 287" svg:d="M0 227v-13c4-5 8-10 12-16 4-5 7-10 11-15 21-29 40-57 55-83 16-27 27-44 32-54 3-5 5-9 7-12 2-4 4-7 6-11h1c0-1 0-1 0-1 2-3 4-7 6-10s5-7 7-12l36 19-162 197h112v-105l35-29v134h41v11h-41v33c0 6 2 11 4 13s4 4 7 4c1 1 2 1 3 1s2 0 3 0h24v9h-116v-9h23c1 0 2 0 3 0s2 0 3-1c3 0 5-2 7-4 3-2 4-7 4-13v-33zM325 63c-7 6-13 10-18 14s-10 8-15 11c-3 1-5 4-8 6-3 1-6 3-9 4l-5-9c3-2 6-5 10-7 3-3 7-6 11-9 7-7 14-15 21-23 8-8 14-16 20-25 3-4 6-8 8-12 3-4 5-8 7-12h14v259c0 6 1 11 3 13 3 2 5 4 8 4 1 1 2 1 3 1s2 0 3 0h19v9h-106v-9h18c4 0 8-1 11-2 3-2 5-7 5-16z">
          <text:p/>
        </draw:path>
        <draw:path draw:style-name="gr13" draw:text-style-name="P5" draw:layer="layout" svg:width="0.432cm" svg:height="0.291cm" svg:x="16.925cm" svg:y="27.982cm" svg:viewBox="0 0 433 292" svg:d="M0 227v-13c4-5 8-10 11-16 4-5 8-10 12-15 21-29 39-57 55-83s27-43 33-53c2-5 5-9 7-12 2-4 4-7 6-11 1-1 1-1 1-1 2-3 4-7 6-10s4-7 7-13l36 20-163 196h113v-105l35-28v133h41v11h-41v33c0 6 1 11 4 13 2 2 4 4 7 4 1 1 2 1 3 1s2 0 3 0h24v9h-118v-9h25c1 0 2 0 3 0s2 0 3-1c3 0 5-2 7-4s4-7 4-13v-33zM286 118c1 0 2 0 5 0 3 1 6 1 9 2 3 0 6 1 9 1 3 1 4 1 4 1 23 0 41-5 55-14s21-23 21-40-6-31-18-41c-11-11-26-16-43-16-14 0-24 2-28 6-5 4-8 8-9 13 0 1-1 2-1 3 0 2 0 3 0 4 0 8-1 14-4 17-3 4-6 6-10 7-1 1-3 1-4 1-2 1-3 1-4 1-5 0-10-2-14-6-3-4-5-9-5-16 0-2 0-5 1-7 0-2 2-5 3-7 5-7 13-13 25-18 11-6 28-9 50-9 30 0 52 6 67 16 15 9 25 20 30 31 1 4 3 7 3 11 1 4 2 8 2 11 0 14-7 27-20 38-13 12-32 19-56 20 21 3 39 12 55 25 16 14 24 32 24 56 0 22-10 42-29 59-20 17-46 25-80 25-23 0-41-4-54-11s-22-15-28-24c-2-3-3-7-4-10-1-4-2-7-2-10 0-5 2-10 5-13 3-2 7-4 11-5 1 0 2 0 3-1 1 0 2 0 3 0 6 0 11 2 15 5 3 4 5 8 6 12 0 0 0 1 0 2v1c0 2 0 4-1 6 0 2-1 3-2 5 0 1 0 1 0 1 0 1 0 1 0 2l-1 1c0 1 0 1 0 2s0 1 0 1v1 1 1 1c0 1 1 3 2 4 0 2 2 4 3 5 3 3 8 6 15 9 6 2 16 4 28 4 2 0 7-1 13-2s13-3 19-7c9-4 17-11 24-21s10-24 10-43c0-22-3-38-11-48-7-11-16-18-24-23-7-3-14-4-20-5-7 0-11-1-14-1h-1c-4 0-8 1-14 1-5 1-11 2-19 3z">
          <text:p/>
        </draw:path>
        <draw:path draw:style-name="gr13" draw:text-style-name="P5" draw:layer="layout" svg:width="0.42cm" svg:height="0.291cm" svg:x="15.48cm" svg:y="27.982cm" svg:viewBox="0 0 421 292" svg:d="M46 130c13-7 25-12 36-14 11-1 20-2 25-2 23 0 43 7 61 22 18 14 27 36 27 64 0 25-8 46-25 65-16 18-39 27-69 27-35 0-61-13-77-38s-24-58-24-96c0-43 8-77 23-98 16-22 33-37 51-46 13-6 24-10 36-12 11-2 20-2 27-2 12 0 22 2 30 7 7 6 13 11 16 18 1 2 2 4 2 6 1 3 1 5 1 6 0 6-2 10-5 13s-7 5-11 6h-1c-1 0-1 0-2 0s-2 0-2 0c-1 0-2 0-3 0-5-1-9-3-13-5-3-3-5-8-5-13 0-1 0-2 0-4 0-1 0-2 0-3s0-2 0-3c0-2 0-3 0-4v-1c0-1 0-1 0-1 0-1 0-1 0-2v-1c0-2-1-5-3-7s-6-3-11-3c-24 0-44 11-59 33-16 22-24 51-25 88zM45 143c-1 6-2 12-2 20-1 7-1 14-1 22 0 2 0 4 0 7 0 2 0 4 0 6 2 21 6 40 15 58 8 18 23 26 44 26 16 0 27-5 34-15 8-10 12-21 15-34 1-6 2-12 2-18 1-6 1-11 1-16 0-20-4-35-11-45-8-10-16-17-24-20-7-3-13-4-19-5-6 0-10 0-13 0h-1c-6 0-12 1-18 2-5 2-9 4-13 6-2 1-3 2-5 3-1 1-3 2-4 3zM406 0h15l-34 72c-23 50-39 90-47 121s-15 55-21 71c-3 10-7 17-11 21-4 5-9 7-17 7-1 0-2 0-4 0s-4-1-5-1c-3-1-6-3-9-5-2-2-3-5-3-9 0-8 3-20 10-39 8-19 26-54 57-107 7-12 14-24 19-34 6-10 11-20 16-29 1-2 2-5 4-7 1-3 2-6 4-8 1-3 2-5 3-7 2-3 3-5 4-8h-98c-14 0-24 2-31 6s-11 11-12 22h-11l11-60h155z">
          <text:p/>
        </draw:path>
        <draw:path draw:style-name="gr13" draw:text-style-name="P5" draw:layer="layout" svg:width="0.185cm" svg:height="0.291cm" svg:x="14.147cm" svg:y="27.982cm" svg:viewBox="0 0 186 292" svg:d="M171 0h15l-33 73c-23 49-39 89-47 120-9 31-16 55-21 71-3 10-7 17-11 21-4 5-10 7-17 7-1 0-3 0-4 0-2 0-4-1-6-1-3-1-5-3-8-5-2-2-4-5-4-9 0-8 4-20 11-39s26-54 57-107c7-12 13-24 19-33 6-10 11-20 15-29 2-2 3-5 5-7 1-3 2-6 3-8 2-3 3-5 4-7 1-3 3-5 4-8h-98c-14 0-25 2-31 6-7 4-11 11-12 22h-12l12-60h155z">
          <text:p/>
        </draw:path>
        <draw:path draw:style-name="gr13" draw:text-style-name="P5" draw:layer="layout" svg:width="0.197cm" svg:height="0.291cm" svg:x="12.687cm" svg:y="27.982cm" svg:viewBox="0 0 198 292" svg:d="M124 125c3 2 6 4 10 5 3 2 6 4 9 6 17 9 30 19 40 30s15 26 15 46c0 1 0 3 0 5-1 2-1 3-1 5-2 18-11 34-27 48-16 15-40 22-70 22-34 0-60-8-76-24s-24-34-24-54c0-1 0-1 0-1 0-17 6-33 18-47s28-24 47-30c-7-3-14-7-19-11s-10-8-14-12c-7-8-12-15-15-23-2-7-3-13-3-17s0-7 1-11 2-8 3-12c5-12 14-23 27-33 14-11 33-17 57-17 27 0 47 7 62 18 13 12 21 24 23 38 0 1 1 3 1 4 0 2 0 3 0 5 0 1 0 1 0 2-1 12-6 24-17 35s-27 19-47 23zM76 142c-15 7-26 16-33 29s-11 26-12 40c0 1 0 1 0 2 0 0 0 1 0 2 0 21 7 38 21 50s30 18 49 18c20 0 35-6 45-17 12-12 17-25 19-38 0-2 0-3 0-4s0-2 0-3c0-19-8-34-25-45-16-11-34-20-53-29-2-1-4-1-6-2s-3-2-5-3zM113 119c15-5 26-12 33-23 9-10 12-22 12-34 0-16-5-28-16-37-10-10-25-14-43-14s-32 5-40 14c-9 10-14 21-15 33v1c0 1 0 2 0 2 0 9 5 18 13 26 9 8 19 15 29 20 5 3 10 5 15 7 4 2 8 4 12 5z">
          <text:p/>
        </draw:path>
        <draw:path draw:style-name="gr13" draw:text-style-name="P5" draw:layer="layout" svg:width="0.186cm" svg:height="0.286cm" svg:x="11.234cm" svg:y="27.982cm" svg:viewBox="0 0 187 287" svg:d="M180 287h-180v-10l74-74c8-9 16-17 23-24 7-8 14-15 19-22 9-12 16-23 21-35s9-25 9-40c0-19-5-34-12-44s-15-17-23-21c-5-3-10-4-14-5-5-1-9-2-12-2-2 0-4 1-5 1-2 0-4 0-6 0-5 1-10 3-14 7-5 3-7 8-7 16 0 1 0 2 0 3 1 1 1 2 1 3s1 2 1 3c0 0 0 1 0 3 0 5-2 9-5 12-3 4-6 6-10 7-1 1-2 1-4 1-1 0-2 0-4 0h-1-1c-4 0-8-3-12-7-4-3-6-9-6-16 0-2 0-4 1-6s1-5 3-7c3-7 10-13 20-19s24-10 41-11c2 0 3 0 5 0 1 0 2 0 4 0 0 0 1 0 2 0h1c1 0 2 0 2 0 1 0 2 0 2 0 27 1 49 9 67 24 17 15 26 35 26 60 0 12-4 26-10 41-7 16-22 34-46 53l-97 81h90c16 0 29-2 35-4 7-2 11-5 13-7 1-1 2-2 2-4 0-1 1-2 1-2l2-10h11z">
          <text:p/>
        </draw:path>
        <draw:path draw:style-name="gr13" draw:text-style-name="P5" draw:layer="layout" svg:width="0.429cm" svg:height="0.3cm" svg:x="18.379cm" svg:y="28.458cm" svg:viewBox="0 0 430 301" svg:d="M0 235v-13c4-6 8-11 11-16 4-5 8-10 12-16 21-29 39-56 55-82s26-44 32-53c2-5 5-9 7-13 2-3 4-7 6-10v-1c1 0 1 0 1-1 2-3 4-6 6-9 2-4 4-8 7-12l36 18-162 197h112v-106l35-27v133h40v11h-40v33c0 6 1 10 4 13 2 2 4 4 7 4 1 0 2 1 3 1s2 0 3 0h23v8h-116v-8h24c1 0 2 0 3 0s2-1 3-1c3 0 5-2 7-4 2-3 4-7 4-13v-33zM278 106c47-1 81 5 102 18 21 12 35 26 42 41 3 7 5 14 6 21 1 6 2 12 2 18 0 30-12 53-34 70-23 17-48 25-75 27h-1c-3 0-5 0-7 0-3-2-5-2-8-2-16-2-31-7-45-15s-22-18-22-29c0-9 3-15 8-19 4-3 9-5 15-5s11 2 15 6 6 9 6 14c0 1-1 2-1 3s0 2-1 3v1c0 1-1 1-1 2s-1 2-1 3 0 2-1 3c0 2 0 3 0 5 0 5 3 9 8 12s11 4 17 5c4 1 7 1 11 1 3 0 6 0 8 0 23 0 40-9 50-27 10-17 15-37 15-59 0-30-9-51-27-63s-38-20-60-22c-6-1-11-2-17-2s-11 0-16 0l12-101h92c12 0 21-1 26-3 5-1 8-3 9-5 0-1 0-1 0-1v-1l1-5h10l-10 44h-119z">
          <text:p/>
        </draw:path>
        <draw:path draw:style-name="gr13" draw:text-style-name="P5" draw:layer="layout" svg:width="0.431cm" svg:height="0.291cm" svg:x="16.928cm" svg:y="28.466cm" svg:viewBox="0 0 432 292" svg:d="M50 118c1 0 2 0 5 0 3 1 6 1 10 2 3 0 6 1 9 1 2 0 4 1 4 1 23 0 41-5 55-14 14-11 21-24 21-41s-6-31-18-42c-11-10-26-15-43-15-14 0-24 2-29 6s-8 8-9 12c-1 2-1 3-1 4s0 3 0 4c0 8-1 13-4 17s-6 6-10 7c-1 1-3 1-4 1-2 0-3 0-4 0-5 0-10-2-14-5-4-4-6-10-6-16 0-3 1-5 1-7 1-3 2-5 4-8 5-6 13-12 25-17 11-5 29-8 50-8 30 0 53 5 68 14 14 10 24 20 29 32 2 3 3 7 4 11s1 7 1 11c0 14-6 27-19 39s-32 18-57 20c21 3 40 11 56 25 15 13 23 32 23 55s-9 42-29 59c-19 17-46 26-80 26-23 0-42-4-55-11s-22-15-27-24c-2-3-4-7-5-10-1-4-1-7-1-10 0-6 1-10 5-13 3-3 7-4 11-5 1-1 2-1 3-1s2 0 3 0c6 0 11 2 14 5 4 4 6 7 6 11 1 1 1 2 1 2 0 1 0 2 0 2 0 2-1 4-1 6-1 1-1 3-2 5v1c0 1 0 1 0 1-1 1-1 1-1 2v1c0 1 0 1 0 1-1 0-1 1-1 1v1c0 1 0 1 0 1l1 1v1c0 1 1 2 1 4 1 2 2 3 4 5 3 3 8 6 15 8 7 3 17 4 29 4 2 0 7 0 13-1s12-3 19-7c9-5 16-12 24-22 7-10 10-24 10-42 0-22-4-38-11-49-8-10-16-18-25-22-7-3-13-5-20-5-6-1-11-1-13-1-1 0-1 0-1 0h-1c-3 0-7 0-13 1-5 1-12 2-20 3zM359 125c3 2 6 3 10 5 3 2 6 3 9 5 16 9 29 19 39 30s15 27 15 47c0 1 0 3 0 5-1 1-1 3-1 5-2 17-11 33-27 48-16 14-39 22-69 22-34 0-60-8-76-24-16-17-24-34-24-54v-1c0-18 6-33 18-47s28-24 47-30c-7-4-14-7-19-11s-10-8-14-12c-7-8-12-17-14-24-3-7-4-13-4-18 0-3 0-7 1-11s2-7 3-12c5-12 14-23 27-33 14-10 33-15 57-15 27 0 47 6 61 17 13 11 21 24 23 38 1 1 1 3 1 4 0 2 0 3 0 4s0 1 0 1v1c0 13-6 24-17 36s-26 19-46 24zM311 142c-15 7-25 16-33 29-7 12-11 26-12 40 0 0 0 1 0 2 0 0 0 1 0 2 0 21 7 37 21 50 14 12 30 18 49 18 20 0 35-6 45-18 11-11 17-24 18-38 0-1 0-2 0-3s0-2 0-3c0-19-8-34-24-45s-34-21-53-29c-2-1-4-2-6-2-2-1-3-2-5-3zM348 118c15-4 26-12 34-23 7-11 11-22 11-34 0-16-6-28-16-38-10-9-24-14-43-14-18 0-31 5-40 15s-14 21-14 33v1c0 1 0 1 0 2 0 9 4 17 13 26 8 8 18 15 28 21 5 2 10 5 15 7 4 2 9 3 12 4z">
          <text:p/>
        </draw:path>
        <draw:path draw:style-name="gr13" draw:text-style-name="P5" draw:layer="layout" svg:width="0.42cm" svg:height="0.3cm" svg:x="15.48cm" svg:y="28.458cm" svg:viewBox="0 0 421 301" svg:d="M46 138c13-8 25-12 36-14s20-2 25-2c23 0 43 7 61 22 18 14 27 35 27 63 0 25-8 47-25 65-16 19-39 29-69 29-35 0-61-14-77-39-16-26-24-58-24-96 0-43 8-76 23-98 16-21 33-37 51-46 13-6 24-9 36-11 11-2 20-3 27-3 12 0 22 3 30 8 7 5 13 11 16 17 1 3 2 5 2 7 1 2 1 4 1 6 0 6-2 10-5 13s-7 5-11 5c0 1-1 1-1 1-1 0-1 0-2 0s-2 0-2 0c-1 0-2 0-3-1-5 0-9-2-13-5-3-3-5-7-5-12 0-1 0-3 0-4s0-2 0-3 0-2 0-4c0-1 0-2 0-3s0-1 0-2v-1-1-1c0-3-1-5-3-7s-6-3-11-3c-24 0-44 11-59 33-16 22-24 51-25 87zM45 151c-1 6-2 12-2 19-1 8-1 15-1 23 0 2 0 4 0 6 0 3 0 5 0 7 2 21 6 40 15 58 8 17 23 26 44 26 16 0 27-5 34-15 8-10 12-22 15-34 1-6 2-12 2-18 1-6 1-11 1-16 0-20-4-36-11-45-8-10-16-17-24-20-7-3-13-5-19-5s-10-1-13-1h-1c-6 0-12 1-18 3-5 2-9 4-13 6-2 1-3 2-5 3-1 1-3 2-4 3zM270 106c46-1 80 5 101 18 21 12 35 26 42 41 3 7 5 14 6 21 1 6 2 12 2 18 0 30-12 53-34 70-23 17-48 25-75 27h-1c-3 0-5 0-7 0-3-2-5-2-7-2-17-2-32-7-46-15s-22-18-22-29c0-9 2-15 8-19 4-3 9-5 15-5s11 2 15 6 6 9 6 14c0 1 0 2-1 3 0 1 0 2-1 3v1c0 1-1 1-1 2s-1 2-1 3 0 2-1 3c0 2 0 3 0 5 0 5 3 9 8 12 6 3 11 4 17 5 4 1 7 1 11 1 3 0 6 0 8 0 24 0 40-9 50-27 10-17 15-37 15-59 0-30-9-51-27-63s-38-20-60-22c-6-1-11-2-17-2-5 0-11 0-16 0l13-101h91c12 0 21-1 26-3 5-1 8-3 9-5 0-1 0-1 0-1v-1l1-5h10l-10 44h-119z">
          <text:p/>
        </draw:path>
        <draw:path draw:style-name="gr13" draw:text-style-name="P5" draw:layer="layout" svg:width="0.186cm" svg:height="0.285cm" svg:x="14.142cm" svg:y="28.466cm" svg:viewBox="0 0 187 286" svg:d="M180 286h-180v-9l75-75c8-8 16-16 23-24s14-15 19-23c9-11 16-22 21-34s7-25 7-39c0-20-3-34-10-44s-15-17-24-21c-4-3-9-4-13-5-5-1-9-2-12-2-2 0-4 0-5 0-2 1-4 1-6 1-5 1-10 3-14 6-5 4-7 9-7 17 0 1 0 2 0 3s1 2 1 3 0 2 1 2c0 1 0 2 0 3 0 6-2 10-5 13s-6 6-10 7c-1 0-3 1-4 1s-2 0-4 0h-1-1c-4-1-8-3-12-7s-6-9-6-16c0-2 0-4 1-6 1-3 1-5 3-7 3-7 10-14 20-19 10-6 24-10 41-11 2 0 3 0 5 0 1 0 2 0 4 0 0 0 1 0 2 0h1c1 0 2 0 2 0 1 0 2 0 2 0 27 1 49 9 66 24s26 35 26 60c0 11-4 24-10 40-7 16-22 33-46 54l-96 80h90c16 0 27-1 34-3s11-5 13-8c1-1 2-2 2-3s0-2 1-3l2-10h11z">
          <text:p/>
        </draw:path>
        <draw:path draw:style-name="gr13" draw:text-style-name="P5" draw:layer="layout" svg:width="0.186cm" svg:height="0.285cm" svg:x="12.688cm" svg:y="28.466cm" svg:viewBox="0 0 187 286" svg:d="M180 286h-180v-9l74-75c8-8 16-16 23-24s14-15 19-23c9-11 16-22 21-34s8-25 8-39c0-20-4-34-11-44s-15-17-23-21c-5-3-10-4-14-5-5-1-9-2-12-2-2 0-4 0-5 0-2 1-4 1-6 1-5 1-10 3-14 6-5 4-7 9-7 17 0 1 0 2 0 3 1 1 1 2 1 3s1 2 1 2c0 1 0 2 0 3 0 6-2 10-5 13s-6 6-10 7c-1 0-3 1-4 1s-2 0-4 0h-1-1c-4-1-8-3-12-7s-6-9-6-16c0-2 0-4 1-6 1-3 1-5 3-7 3-7 10-14 20-19 10-6 24-10 41-11 2 0 3 0 5 0 1 0 2 0 4 0 0 0 1 0 2 0h1c1 0 2 0 2 0 1 0 2 0 2 0 27 1 49 9 66 24 18 15 27 35 27 60 0 11-4 24-10 40-8 16-23 33-46 54l-97 80h90c16 0 28-1 34-3 7-2 11-5 14-8 1-1 2-2 2-3s1-2 1-3l2-10h11z">
          <text:p/>
        </draw:path>
        <draw:path draw:style-name="gr13" draw:text-style-name="P5" draw:layer="layout" svg:width="0.191cm" svg:height="0.3cm" svg:x="11.234cm" svg:y="28.458cm" svg:viewBox="0 0 192 301" svg:d="M39 106c48-1 82 5 103 18 21 12 35 26 42 41 3 7 5 14 6 21 1 6 2 12 2 18 0 30-12 53-34 70-23 17-48 25-75 27h-1c-3 0-5 0-8 0-2-2-5-2-8-2-16-2-31-7-45-15s-21-18-21-29c0-9 2-15 7-19 4-3 9-5 15-5s11 2 15 6 6 9 6 14c0 1-1 2-1 3s0 2-1 3v1c0 1-1 1-1 2s-1 2-1 3 0 2-1 3c0 2 0 3 0 5 0 5 3 9 8 12s11 4 17 5c4 1 7 1 11 1s7 0 9 0c23 0 40-9 50-27 10-17 15-37 15-59 0-30-9-51-27-63s-38-20-61-22c-6-1-11-2-17-2s-11 0-16 0l12-101h93c12 0 21-1 26-3 5-1 8-3 9-5 0-1 0-1 0-1v-1l1-5h10l-10 44h-120z">
          <text:p/>
        </draw:path>
        <draw:path draw:style-name="gr14" draw:text-style-name="P6" draw:layer="layout" svg:width="0.516cm" svg:height="0.483cm" svg:x="11.068cm" svg:y="27.885cm" svg:viewBox="0 0 517 484" svg:d="M259 0c142 0 258 108 258 241 0 135-116 243-258 243s-259-108-259-243c0-133 117-241 259-241z">
          <text:p/>
        </draw:path>
        <draw:path draw:style-name="gr14" draw:text-style-name="P6" draw:layer="layout" svg:width="0.516cm" svg:height="0.483cm" svg:x="12.519cm" svg:y="27.885cm" svg:viewBox="0 0 517 484" svg:d="M259 0c142 0 258 108 258 241 0 135-116 243-258 243-143 0-259-108-259-243 0-133 116-241 259-241z">
          <text:p/>
        </draw:path>
        <draw:path draw:style-name="gr14" draw:text-style-name="P6" draw:layer="layout" svg:width="0.516cm" svg:height="0.483cm" svg:x="13.973cm" svg:y="27.885cm" svg:viewBox="0 0 517 484" svg:d="M259 0c142 0 258 108 258 241 0 135-116 243-258 243-143 0-259-108-259-243 0-133 116-241 259-241z">
          <text:p/>
        </draw:path>
        <draw:path draw:style-name="gr14" draw:text-style-name="P6" draw:layer="layout" svg:width="0.516cm" svg:height="0.484cm" svg:x="13.973cm" svg:y="28.371cm" svg:viewBox="0 0 517 485" svg:d="M259 0c142 0 258 109 258 242 0 134-116 243-258 243-143 0-259-109-259-243 0-133 116-242 259-242z">
          <text:p/>
        </draw:path>
        <draw:path draw:style-name="gr14" draw:text-style-name="P6" draw:layer="layout" svg:width="0.516cm" svg:height="0.484cm" svg:x="12.519cm" svg:y="28.371cm" svg:viewBox="0 0 517 485" svg:d="M259 0c142 0 258 109 258 242 0 134-116 243-258 243-143 0-259-109-259-243 0-133 116-242 259-242z">
          <text:p/>
        </draw:path>
        <draw:path draw:style-name="gr14" draw:text-style-name="P6" draw:layer="layout" svg:width="0.516cm" svg:height="0.484cm" svg:x="11.068cm" svg:y="28.371cm" svg:viewBox="0 0 517 485" svg:d="M259 0c142 0 258 109 258 242 0 134-116 243-258 243s-259-109-259-243c0-133 117-242 259-242z">
          <text:p/>
        </draw:path>
        <draw:path draw:style-name="gr14" draw:text-style-name="P6" draw:layer="layout" svg:width="0.63cm" svg:height="0.483cm" svg:x="15.377cm" svg:y="27.885cm" svg:viewBox="0 0 631 484" svg:d="M316 0c174 0 315 108 315 241 0 135-141 243-315 243-173 0-316-108-316-243 0-133 143-241 316-241z">
          <text:p/>
        </draw:path>
        <draw:path draw:style-name="gr14" draw:text-style-name="P6" draw:layer="layout" svg:width="0.63cm" svg:height="0.483cm" svg:x="16.831cm" svg:y="27.885cm" svg:viewBox="0 0 631 484" svg:d="M315 0c174 0 316 108 316 241 0 135-142 243-316 243-173 0-315-108-315-243 0-133 142-241 315-241z">
          <text:p/>
        </draw:path>
        <draw:path draw:style-name="gr14" draw:text-style-name="P6" draw:layer="layout" svg:width="0.606cm" svg:height="0.483cm" svg:x="18.294cm" svg:y="27.885cm" svg:viewBox="0 0 607 484" svg:d="M304 0c167 0 303 108 303 241 0 135-136 243-303 243-168 0-304-108-304-243 0-133 136-241 304-241z">
          <text:p/>
        </draw:path>
        <draw:path draw:style-name="gr14" draw:text-style-name="P6" draw:layer="layout" svg:width="0.63cm" svg:height="0.484cm" svg:x="18.282cm" svg:y="28.371cm" svg:viewBox="0 0 631 485" svg:d="M316 0c174 0 315 109 315 242 0 134-141 243-315 243s-316-109-316-243c0-133 142-242 316-242z">
          <text:p/>
        </draw:path>
        <draw:path draw:style-name="gr14" draw:text-style-name="P6" draw:layer="layout" svg:width="0.63cm" svg:height="0.484cm" svg:x="16.831cm" svg:y="28.371cm" svg:viewBox="0 0 631 485" svg:d="M315 0c174 0 316 109 316 242 0 134-142 243-316 243-173 0-315-109-315-243 0-133 142-242 315-242z">
          <text:p/>
        </draw:path>
        <draw:path draw:style-name="gr14" draw:text-style-name="P6" draw:layer="layout" svg:width="0.596cm" svg:height="0.484cm" svg:x="15.395cm" svg:y="28.371cm" svg:viewBox="0 0 597 485" svg:d="M298 0c165 0 299 109 299 242 0 134-134 243-299 243-164 0-298-109-298-243 0-133 134-242 298-242z">
          <text:p/>
        </draw:path>
        <draw:path draw:style-name="gr15" draw:text-style-name="P6" draw:layer="layout" svg:width="0.622cm" svg:height="0.582cm" svg:x="11.013cm" svg:y="17.446cm" svg:viewBox="0 0 623 583" svg:d="M311 583c171 0 312-130 312-292 0-160-141-291-312-291-172 0-311 131-311 291 0 162 139 292 311 292z">
          <text:p/>
        </draw:path>
        <draw:path draw:style-name="gr15" draw:text-style-name="P6" draw:layer="layout" svg:width="0.622cm" svg:height="0.582cm" svg:x="12.467cm" svg:y="17.446cm" svg:viewBox="0 0 623 583" svg:d="M312 583c171 0 311-130 311-292 0-160-140-291-311-291-173 0-312 131-312 291 0 162 139 292 312 292z">
          <text:p/>
        </draw:path>
        <draw:path draw:style-name="gr15" draw:text-style-name="P6" draw:layer="layout" svg:width="0.623cm" svg:height="0.582cm" svg:x="13.92cm" svg:y="17.446cm" svg:viewBox="0 0 624 583" svg:d="M313 583c171 0 311-130 311-292 0-160-140-291-311-291-172 0-313 131-313 291 0 162 141 292 313 292z">
          <text:p/>
        </draw:path>
        <draw:path draw:style-name="gr15" draw:text-style-name="P6" draw:layer="layout" svg:width="0.622cm" svg:height="0.582cm" svg:x="15.372cm" svg:y="17.446cm" svg:viewBox="0 0 623 583" svg:d="M311 583c171 0 312-130 312-292 0-160-141-291-312-291-172 0-311 131-311 291 0 162 139 292 311 292z">
          <text:p/>
        </draw:path>
        <draw:path draw:style-name="gr15" draw:text-style-name="P6" draw:layer="layout" svg:width="0.623cm" svg:height="0.582cm" svg:x="16.825cm" svg:y="17.446cm" svg:viewBox="0 0 624 583" svg:d="M313 583c171 0 311-130 311-292 0-160-140-291-311-291-173 0-313 131-313 291 0 162 140 292 313 292z">
          <text:p/>
        </draw:path>
        <draw:path draw:style-name="gr15" draw:text-style-name="P6" draw:layer="layout" svg:width="0.623cm" svg:height="0.582cm" svg:x="18.279cm" svg:y="17.446cm" svg:viewBox="0 0 624 583" svg:d="M313 583c171 0 311-130 311-292 0-160-140-291-311-291-172 0-313 131-313 291 0 162 141 292 313 292z">
          <text:p/>
        </draw:path>
        <draw:line draw:style-name="gr10" draw:text-style-name="P6" draw:layer="layout" svg:x1="10.914cm" svg:y1="18.069cm" svg:x2="10.914cm" svg:y2="27.839cm">
          <text:p/>
        </draw:line>
        <draw:line draw:style-name="gr10" draw:text-style-name="P6" draw:layer="layout" svg:x1="13.819cm" svg:y1="18.069cm" svg:x2="13.819cm" svg:y2="27.884cm">
          <text:p/>
        </draw:line>
        <draw:line draw:style-name="gr10" draw:text-style-name="P6" draw:layer="layout" svg:x1="15.273cm" svg:y1="18.069cm" svg:x2="15.273cm" svg:y2="27.884cm">
          <text:p/>
        </draw:line>
        <draw:line draw:style-name="gr10" draw:text-style-name="P6" draw:layer="layout" svg:x1="12.368cm" svg:y1="18.069cm" svg:x2="12.368cm" svg:y2="27.884cm">
          <text:p/>
        </draw:line>
        <draw:line draw:style-name="gr10" draw:text-style-name="P6" draw:layer="layout" svg:x1="16.727cm" svg:y1="18.069cm" svg:x2="16.727cm" svg:y2="27.884cm">
          <text:p/>
        </draw:line>
        <draw:line draw:style-name="gr10" draw:text-style-name="P6" draw:layer="layout" svg:x1="18.184cm" svg:y1="18.069cm" svg:x2="18.184cm" svg:y2="27.884cm">
          <text:p/>
        </draw:line>
        <draw:line draw:style-name="gr10" draw:text-style-name="P6" draw:layer="layout" svg:x1="11.744cm" svg:y1="18.069cm" svg:x2="11.744cm" svg:y2="27.884cm">
          <text:p/>
        </draw:line>
        <draw:line draw:style-name="gr10" draw:text-style-name="P6" draw:layer="layout" svg:x1="14.649cm" svg:y1="18.069cm" svg:x2="14.649cm" svg:y2="27.884cm">
          <text:p/>
        </draw:line>
        <draw:line draw:style-name="gr10" draw:text-style-name="P6" draw:layer="layout" svg:x1="16.103cm" svg:y1="18.069cm" svg:x2="16.103cm" svg:y2="27.884cm">
          <text:p/>
        </draw:line>
        <draw:line draw:style-name="gr10" draw:text-style-name="P6" draw:layer="layout" svg:x1="13.198cm" svg:y1="18.069cm" svg:x2="13.198cm" svg:y2="27.884cm">
          <text:p/>
        </draw:line>
        <draw:line draw:style-name="gr10" draw:text-style-name="P6" draw:layer="layout" svg:x1="17.56cm" svg:y1="18.069cm" svg:x2="17.56cm" svg:y2="27.884cm">
          <text:p/>
        </draw:line>
        <draw:line draw:style-name="gr10" draw:text-style-name="P6" draw:layer="layout" svg:x1="19.014cm" svg:y1="18.069cm" svg:x2="19.014cm" svg:y2="27.884cm">
          <text:p/>
        </draw:line>
        <draw:line draw:style-name="gr10" draw:text-style-name="P6" draw:layer="layout" svg:x1="10.917cm" svg:y1="27.107cm" svg:x2="11.02cm" svg:y2="27.107cm">
          <text:p/>
        </draw:line>
        <draw:line draw:style-name="gr10" draw:text-style-name="P6" draw:layer="layout" svg:x1="10.917cm" svg:y1="26.235cm" svg:x2="11.02cm" svg:y2="26.235cm">
          <text:p/>
        </draw:line>
        <draw:line draw:style-name="gr10" draw:text-style-name="P6" draw:layer="layout" svg:x1="10.917cm" svg:y1="25.357cm" svg:x2="11.02cm" svg:y2="25.357cm">
          <text:p/>
        </draw:line>
        <draw:line draw:style-name="gr10" draw:text-style-name="P6" draw:layer="layout" svg:x1="10.917cm" svg:y1="24.579cm" svg:x2="11.02cm" svg:y2="24.579cm">
          <text:p/>
        </draw:line>
        <draw:line draw:style-name="gr10" draw:text-style-name="P6" draw:layer="layout" svg:x1="10.917cm" svg:y1="23.851cm" svg:x2="11.02cm" svg:y2="23.851cm">
          <text:p/>
        </draw:line>
        <draw:line draw:style-name="gr10" draw:text-style-name="P6" draw:layer="layout" svg:x1="10.917cm" svg:y1="23.22cm" svg:x2="11.02cm" svg:y2="23.22cm">
          <text:p/>
        </draw:line>
        <draw:line draw:style-name="gr10" draw:text-style-name="P6" draw:layer="layout" svg:x1="10.917cm" svg:y1="22.541cm" svg:x2="11.02cm" svg:y2="22.541cm">
          <text:p/>
        </draw:line>
        <draw:line draw:style-name="gr10" draw:text-style-name="P6" draw:layer="layout" svg:x1="10.917cm" svg:y1="22.005cm" svg:x2="11.02cm" svg:y2="22.005cm">
          <text:p/>
        </draw:line>
        <draw:line draw:style-name="gr10" draw:text-style-name="P6" draw:layer="layout" svg:x1="10.917cm" svg:y1="21.423cm" svg:x2="11.02cm" svg:y2="21.423cm">
          <text:p/>
        </draw:line>
        <draw:line draw:style-name="gr10" draw:text-style-name="P6" draw:layer="layout" svg:x1="10.917cm" svg:y1="20.937cm" svg:x2="11.02cm" svg:y2="20.937cm">
          <text:p/>
        </draw:line>
        <draw:line draw:style-name="gr10" draw:text-style-name="P6" draw:layer="layout" svg:x1="10.917cm" svg:y1="20.45cm" svg:x2="11.02cm" svg:y2="20.45cm">
          <text:p/>
        </draw:line>
        <draw:line draw:style-name="gr10" draw:text-style-name="P6" draw:layer="layout" svg:x1="10.917cm" svg:y1="20.015cm" svg:x2="11.02cm" svg:y2="20.015cm">
          <text:p/>
        </draw:line>
        <draw:line draw:style-name="gr10" draw:text-style-name="P6" draw:layer="layout" svg:x1="10.917cm" svg:y1="19.578cm" svg:x2="11.02cm" svg:y2="19.578cm">
          <text:p/>
        </draw:line>
        <draw:line draw:style-name="gr10" draw:text-style-name="P6" draw:layer="layout" svg:x1="10.917cm" svg:y1="19.14cm" svg:x2="11.02cm" svg:y2="19.14cm">
          <text:p/>
        </draw:line>
        <draw:line draw:style-name="gr10" draw:text-style-name="P6" draw:layer="layout" svg:x1="10.917cm" svg:y1="18.751cm" svg:x2="11.02cm" svg:y2="18.751cm">
          <text:p/>
        </draw:line>
        <draw:line draw:style-name="gr10" draw:text-style-name="P6" draw:layer="layout" svg:x1="10.917cm" svg:y1="18.408cm" svg:x2="11.02cm" svg:y2="18.408cm">
          <text:p/>
        </draw:line>
        <draw:line draw:style-name="gr10" draw:text-style-name="P6" draw:layer="layout" svg:x1="10.917cm" svg:y1="26.621cm" svg:x2="11.072cm" svg:y2="26.621cm">
          <text:p/>
        </draw:line>
        <draw:line draw:style-name="gr10" draw:text-style-name="P6" draw:layer="layout" svg:x1="10.917cm" svg:y1="25.797cm" svg:x2="11.072cm" svg:y2="25.797cm">
          <text:p/>
        </draw:line>
        <draw:line draw:style-name="gr10" draw:text-style-name="P6" draw:layer="layout" svg:x1="10.917cm" svg:y1="24.971cm" svg:x2="11.072cm" svg:y2="24.971cm">
          <text:p/>
        </draw:line>
        <draw:line draw:style-name="gr10" draw:text-style-name="P6" draw:layer="layout" svg:x1="10.917cm" svg:y1="24.242cm" svg:x2="11.072cm" svg:y2="24.242cm">
          <text:p/>
        </draw:line>
        <draw:line draw:style-name="gr10" draw:text-style-name="P6" draw:layer="layout" svg:x1="10.917cm" svg:y1="23.511cm" svg:x2="11.072cm" svg:y2="23.511cm">
          <text:p/>
        </draw:line>
        <draw:line draw:style-name="gr10" draw:text-style-name="P6" draw:layer="layout" svg:x1="10.917cm" svg:y1="22.88cm" svg:x2="11.072cm" svg:y2="22.88cm">
          <text:p/>
        </draw:line>
        <draw:line draw:style-name="gr10" draw:text-style-name="P6" draw:layer="layout" svg:x1="10.917cm" svg:y1="22.25cm" svg:x2="11.072cm" svg:y2="22.25cm">
          <text:p/>
        </draw:line>
        <draw:line draw:style-name="gr10" draw:text-style-name="P6" draw:layer="layout" svg:x1="10.917cm" svg:y1="21.665cm" svg:x2="11.072cm" svg:y2="21.665cm">
          <text:p/>
        </draw:line>
        <draw:line draw:style-name="gr10" draw:text-style-name="P6" draw:layer="layout" svg:x1="10.917cm" svg:y1="21.179cm" svg:x2="11.072cm" svg:y2="21.179cm">
          <text:p/>
        </draw:line>
        <draw:line draw:style-name="gr10" draw:text-style-name="P6" draw:layer="layout" svg:x1="10.917cm" svg:y1="20.695cm" svg:x2="11.072cm" svg:y2="20.695cm">
          <text:p/>
        </draw:line>
        <draw:line draw:style-name="gr10" draw:text-style-name="P6" draw:layer="layout" svg:x1="10.917cm" svg:y1="20.208cm" svg:x2="11.072cm" svg:y2="20.208cm">
          <text:p/>
        </draw:line>
        <draw:line draw:style-name="gr10" draw:text-style-name="P6" draw:layer="layout" svg:x1="10.917cm" svg:y1="19.773cm" svg:x2="11.072cm" svg:y2="19.773cm">
          <text:p/>
        </draw:line>
        <draw:line draw:style-name="gr10" draw:text-style-name="P6" draw:layer="layout" svg:x1="10.917cm" svg:y1="19.333cm" svg:x2="11.072cm" svg:y2="19.333cm">
          <text:p/>
        </draw:line>
        <draw:line draw:style-name="gr10" draw:text-style-name="P6" draw:layer="layout" svg:x1="10.917cm" svg:y1="18.944cm" svg:x2="11.072cm" svg:y2="18.944cm">
          <text:p/>
        </draw:line>
        <draw:line draw:style-name="gr10" draw:text-style-name="P6" draw:layer="layout" svg:x1="10.917cm" svg:y1="18.555cm" svg:x2="11.072cm" svg:y2="18.555cm">
          <text:p/>
        </draw:line>
        <draw:line draw:style-name="gr10" draw:text-style-name="P6" draw:layer="layout" svg:x1="10.917cm" svg:y1="18.265cm" svg:x2="11.072cm" svg:y2="18.265cm">
          <text:p/>
        </draw:line>
        <draw:line draw:style-name="gr10" draw:text-style-name="P6" draw:layer="layout" svg:x1="11.747cm" svg:y1="27.113cm" svg:x2="11.644cm" svg:y2="27.113cm">
          <text:p/>
        </draw:line>
        <draw:line draw:style-name="gr10" draw:text-style-name="P6" draw:layer="layout" svg:x1="11.747cm" svg:y1="26.238cm" svg:x2="11.644cm" svg:y2="26.238cm">
          <text:p/>
        </draw:line>
        <draw:line draw:style-name="gr10" draw:text-style-name="P6" draw:layer="layout" svg:x1="11.747cm" svg:y1="25.362cm" svg:x2="11.644cm" svg:y2="25.362cm">
          <text:p/>
        </draw:line>
        <draw:line draw:style-name="gr10" draw:text-style-name="P6" draw:layer="layout" svg:x1="11.747cm" svg:y1="24.585cm" svg:x2="11.644cm" svg:y2="24.585cm">
          <text:p/>
        </draw:line>
        <draw:line draw:style-name="gr10" draw:text-style-name="P6" draw:layer="layout" svg:x1="11.747cm" svg:y1="23.856cm" svg:x2="11.644cm" svg:y2="23.856cm">
          <text:p/>
        </draw:line>
        <draw:line draw:style-name="gr10" draw:text-style-name="P6" draw:layer="layout" svg:x1="11.747cm" svg:y1="23.226cm" svg:x2="11.644cm" svg:y2="23.226cm">
          <text:p/>
        </draw:line>
        <draw:line draw:style-name="gr10" draw:text-style-name="P6" draw:layer="layout" svg:x1="11.747cm" svg:y1="22.546cm" svg:x2="11.644cm" svg:y2="22.546cm">
          <text:p/>
        </draw:line>
        <draw:line draw:style-name="gr10" draw:text-style-name="P6" draw:layer="layout" svg:x1="11.747cm" svg:y1="22.011cm" svg:x2="11.644cm" svg:y2="22.011cm">
          <text:p/>
        </draw:line>
        <draw:line draw:style-name="gr10" draw:text-style-name="P6" draw:layer="layout" svg:x1="11.747cm" svg:y1="21.429cm" svg:x2="11.644cm" svg:y2="21.429cm">
          <text:p/>
        </draw:line>
        <draw:line draw:style-name="gr10" draw:text-style-name="P6" draw:layer="layout" svg:x1="11.747cm" svg:y1="20.942cm" svg:x2="11.644cm" svg:y2="20.942cm">
          <text:p/>
        </draw:line>
        <draw:line draw:style-name="gr10" draw:text-style-name="P6" draw:layer="layout" svg:x1="11.747cm" svg:y1="20.456cm" svg:x2="11.644cm" svg:y2="20.456cm">
          <text:p/>
        </draw:line>
        <draw:line draw:style-name="gr10" draw:text-style-name="P6" draw:layer="layout" svg:x1="11.747cm" svg:y1="20.018cm" svg:x2="11.644cm" svg:y2="20.018cm">
          <text:p/>
        </draw:line>
        <draw:line draw:style-name="gr10" draw:text-style-name="P6" draw:layer="layout" svg:x1="11.747cm" svg:y1="19.583cm" svg:x2="11.644cm" svg:y2="19.583cm">
          <text:p/>
        </draw:line>
        <draw:line draw:style-name="gr10" draw:text-style-name="P6" draw:layer="layout" svg:x1="11.747cm" svg:y1="19.146cm" svg:x2="11.644cm" svg:y2="19.146cm">
          <text:p/>
        </draw:line>
        <draw:line draw:style-name="gr10" draw:text-style-name="P6" draw:layer="layout" svg:x1="11.747cm" svg:y1="18.754cm" svg:x2="11.644cm" svg:y2="18.754cm">
          <text:p/>
        </draw:line>
        <draw:line draw:style-name="gr10" draw:text-style-name="P6" draw:layer="layout" svg:x1="11.747cm" svg:y1="18.414cm" svg:x2="11.644cm" svg:y2="18.414cm">
          <text:p/>
        </draw:line>
        <draw:line draw:style-name="gr10" draw:text-style-name="P6" draw:layer="layout" svg:x1="11.747cm" svg:y1="26.626cm" svg:x2="11.591cm" svg:y2="26.626cm">
          <text:p/>
        </draw:line>
        <draw:line draw:style-name="gr10" draw:text-style-name="P6" draw:layer="layout" svg:x1="12.472cm" svg:y1="27.058cm" svg:x2="12.369cm" svg:y2="27.058cm">
          <text:p/>
        </draw:line>
        <draw:line draw:style-name="gr10" draw:text-style-name="P6" draw:layer="layout" svg:x1="12.472cm" svg:y1="25.892cm" svg:x2="12.369cm" svg:y2="25.892cm">
          <text:p/>
        </draw:line>
        <draw:line draw:style-name="gr10" draw:text-style-name="P6" draw:layer="layout" svg:x1="12.472cm" svg:y1="24.873cm" svg:x2="12.369cm" svg:y2="24.873cm">
          <text:p/>
        </draw:line>
        <draw:line draw:style-name="gr10" draw:text-style-name="P6" draw:layer="layout" svg:x1="12.472cm" svg:y1="23.951cm" svg:x2="12.369cm" svg:y2="23.951cm">
          <text:p/>
        </draw:line>
        <draw:line draw:style-name="gr10" draw:text-style-name="P6" draw:layer="layout" svg:x1="12.472cm" svg:y1="23.073cm" svg:x2="12.369cm" svg:y2="23.073cm">
          <text:p/>
        </draw:line>
        <draw:line draw:style-name="gr10" draw:text-style-name="P6" draw:layer="layout" svg:x1="12.472cm" svg:y1="22.296cm" svg:x2="12.369cm" svg:y2="22.296cm">
          <text:p/>
        </draw:line>
        <draw:line draw:style-name="gr10" draw:text-style-name="P6" draw:layer="layout" svg:x1="12.472cm" svg:y1="21.619cm" svg:x2="12.369cm" svg:y2="21.619cm">
          <text:p/>
        </draw:line>
        <draw:line draw:style-name="gr10" draw:text-style-name="P6" draw:layer="layout" svg:x1="12.472cm" svg:y1="20.937cm" svg:x2="12.369cm" svg:y2="20.937cm">
          <text:p/>
        </draw:line>
        <draw:line draw:style-name="gr10" draw:text-style-name="P6" draw:layer="layout" svg:x1="12.472cm" svg:y1="20.306cm" svg:x2="12.369cm" svg:y2="20.306cm">
          <text:p/>
        </draw:line>
        <draw:line draw:style-name="gr10" draw:text-style-name="P6" draw:layer="layout" svg:x1="12.472cm" svg:y1="19.773cm" svg:x2="12.369cm" svg:y2="19.773cm">
          <text:p/>
        </draw:line>
        <draw:line draw:style-name="gr10" draw:text-style-name="P6" draw:layer="layout" svg:x1="12.472cm" svg:y1="19.238cm" svg:x2="12.369cm" svg:y2="19.238cm">
          <text:p/>
        </draw:line>
        <draw:line draw:style-name="gr10" draw:text-style-name="P6" draw:layer="layout" svg:x1="12.472cm" svg:y1="18.751cm" svg:x2="12.369cm" svg:y2="18.751cm">
          <text:p/>
        </draw:line>
        <draw:line draw:style-name="gr10" draw:text-style-name="P6" draw:layer="layout" svg:x1="12.472cm" svg:y1="18.408cm" svg:x2="12.369cm" svg:y2="18.408cm">
          <text:p/>
        </draw:line>
        <draw:line draw:style-name="gr10" draw:text-style-name="P6" draw:layer="layout" svg:x1="12.525cm" svg:y1="25.357cm" svg:x2="12.369cm" svg:y2="25.357cm">
          <text:p/>
        </draw:line>
        <draw:line draw:style-name="gr10" draw:text-style-name="P6" draw:layer="layout" svg:x1="12.525cm" svg:y1="24.435cm" svg:x2="12.369cm" svg:y2="24.435cm">
          <text:p/>
        </draw:line>
        <draw:line draw:style-name="gr10" draw:text-style-name="P6" draw:layer="layout" svg:x1="12.525cm" svg:y1="23.465cm" svg:x2="12.369cm" svg:y2="23.465cm">
          <text:p/>
        </draw:line>
        <draw:line draw:style-name="gr10" draw:text-style-name="P6" draw:layer="layout" svg:x1="12.525cm" svg:y1="22.638cm" svg:x2="12.369cm" svg:y2="22.638cm">
          <text:p/>
        </draw:line>
        <draw:line draw:style-name="gr10" draw:text-style-name="P6" draw:layer="layout" svg:x1="12.525cm" svg:y1="21.956cm" svg:x2="12.369cm" svg:y2="21.956cm">
          <text:p/>
        </draw:line>
        <draw:line draw:style-name="gr10" draw:text-style-name="P6" draw:layer="layout" svg:x1="12.525cm" svg:y1="21.276cm" svg:x2="12.369cm" svg:y2="21.276cm">
          <text:p/>
        </draw:line>
        <draw:line draw:style-name="gr10" draw:text-style-name="P6" draw:layer="layout" svg:x1="12.525cm" svg:y1="20.597cm" svg:x2="12.369cm" svg:y2="20.597cm">
          <text:p/>
        </draw:line>
        <draw:line draw:style-name="gr10" draw:text-style-name="P6" draw:layer="layout" svg:x1="12.525cm" svg:y1="20.064cm" svg:x2="12.369cm" svg:y2="20.064cm">
          <text:p/>
        </draw:line>
        <draw:line draw:style-name="gr10" draw:text-style-name="P6" draw:layer="layout" svg:x1="12.525cm" svg:y1="19.529cm" svg:x2="12.369cm" svg:y2="19.529cm">
          <text:p/>
        </draw:line>
        <draw:line draw:style-name="gr10" draw:text-style-name="P6" draw:layer="layout" svg:x1="12.525cm" svg:y1="18.996cm" svg:x2="12.369cm" svg:y2="18.996cm">
          <text:p/>
        </draw:line>
        <draw:line draw:style-name="gr10" draw:text-style-name="P6" draw:layer="layout" svg:x1="12.525cm" svg:y1="18.555cm" svg:x2="12.369cm" svg:y2="18.555cm">
          <text:p/>
        </draw:line>
        <draw:line draw:style-name="gr10" draw:text-style-name="P6" draw:layer="layout" svg:x1="12.525cm" svg:y1="18.265cm" svg:x2="12.369cm" svg:y2="18.265cm">
          <text:p/>
        </draw:line>
        <draw:line draw:style-name="gr10" draw:text-style-name="P6" draw:layer="layout" svg:x1="12.525cm" svg:y1="26.477cm" svg:x2="12.369cm" svg:y2="26.477cm">
          <text:p/>
        </draw:line>
        <draw:line draw:style-name="gr10" draw:text-style-name="P6" draw:layer="layout" svg:x1="13.1cm" svg:y1="27.063cm" svg:x2="13.203cm" svg:y2="27.063cm">
          <text:p/>
        </draw:line>
        <draw:line draw:style-name="gr10" draw:text-style-name="P6" draw:layer="layout" svg:x1="13.1cm" svg:y1="25.898cm" svg:x2="13.203cm" svg:y2="25.898cm">
          <text:p/>
        </draw:line>
        <draw:line draw:style-name="gr10" draw:text-style-name="P6" draw:layer="layout" svg:x1="13.1cm" svg:y1="24.878cm" svg:x2="13.203cm" svg:y2="24.878cm">
          <text:p/>
        </draw:line>
        <draw:line draw:style-name="gr10" draw:text-style-name="P6" draw:layer="layout" svg:x1="13.1cm" svg:y1="23.955cm" svg:x2="13.203cm" svg:y2="23.955cm">
          <text:p/>
        </draw:line>
        <draw:line draw:style-name="gr10" draw:text-style-name="P6" draw:layer="layout" svg:x1="13.1cm" svg:y1="23.079cm" svg:x2="13.203cm" svg:y2="23.079cm">
          <text:p/>
        </draw:line>
        <draw:line draw:style-name="gr10" draw:text-style-name="P6" draw:layer="layout" svg:x1="13.1cm" svg:y1="22.302cm" svg:x2="13.203cm" svg:y2="22.302cm">
          <text:p/>
        </draw:line>
        <draw:line draw:style-name="gr10" draw:text-style-name="P6" draw:layer="layout" svg:x1="13.1cm" svg:y1="21.623cm" svg:x2="13.203cm" svg:y2="21.623cm">
          <text:p/>
        </draw:line>
        <draw:line draw:style-name="gr10" draw:text-style-name="P6" draw:layer="layout" svg:x1="13.1cm" svg:y1="20.942cm" svg:x2="13.203cm" svg:y2="20.942cm">
          <text:p/>
        </draw:line>
        <draw:line draw:style-name="gr10" draw:text-style-name="P6" draw:layer="layout" svg:x1="13.1cm" svg:y1="20.31cm" svg:x2="13.203cm" svg:y2="20.31cm">
          <text:p/>
        </draw:line>
        <draw:line draw:style-name="gr10" draw:text-style-name="P6" draw:layer="layout" svg:x1="13.1cm" svg:y1="19.777cm" svg:x2="13.203cm" svg:y2="19.777cm">
          <text:p/>
        </draw:line>
        <draw:line draw:style-name="gr10" draw:text-style-name="P6" draw:layer="layout" svg:x1="13.1cm" svg:y1="19.241cm" svg:x2="13.203cm" svg:y2="19.241cm">
          <text:p/>
        </draw:line>
        <draw:line draw:style-name="gr10" draw:text-style-name="P6" draw:layer="layout" svg:x1="13.1cm" svg:y1="18.755cm" svg:x2="13.203cm" svg:y2="18.755cm">
          <text:p/>
        </draw:line>
        <draw:line draw:style-name="gr10" draw:text-style-name="P6" draw:layer="layout" svg:x1="13.1cm" svg:y1="18.414cm" svg:x2="13.203cm" svg:y2="18.414cm">
          <text:p/>
        </draw:line>
        <draw:line draw:style-name="gr10" draw:text-style-name="P6" draw:layer="layout" svg:x1="13.047cm" svg:y1="25.362cm" svg:x2="13.203cm" svg:y2="25.362cm">
          <text:p/>
        </draw:line>
        <draw:line draw:style-name="gr10" draw:text-style-name="P6" draw:layer="layout" svg:x1="13.047cm" svg:y1="24.439cm" svg:x2="13.203cm" svg:y2="24.439cm">
          <text:p/>
        </draw:line>
        <draw:line draw:style-name="gr10" draw:text-style-name="P6" draw:layer="layout" svg:x1="13.047cm" svg:y1="23.469cm" svg:x2="13.203cm" svg:y2="23.469cm">
          <text:p/>
        </draw:line>
        <draw:line draw:style-name="gr10" draw:text-style-name="P6" draw:layer="layout" svg:x1="13.047cm" svg:y1="22.642cm" svg:x2="13.203cm" svg:y2="22.642cm">
          <text:p/>
        </draw:line>
        <draw:line draw:style-name="gr10" draw:text-style-name="P6" draw:layer="layout" svg:x1="13.047cm" svg:y1="21.961cm" svg:x2="13.203cm" svg:y2="21.961cm">
          <text:p/>
        </draw:line>
        <draw:line draw:style-name="gr10" draw:text-style-name="P6" draw:layer="layout" svg:x1="13.047cm" svg:y1="21.282cm" svg:x2="13.203cm" svg:y2="21.282cm">
          <text:p/>
        </draw:line>
        <draw:line draw:style-name="gr10" draw:text-style-name="P6" draw:layer="layout" svg:x1="13.047cm" svg:y1="20.601cm" svg:x2="13.203cm" svg:y2="20.601cm">
          <text:p/>
        </draw:line>
        <draw:line draw:style-name="gr10" draw:text-style-name="P6" draw:layer="layout" svg:x1="13.047cm" svg:y1="20.068cm" svg:x2="13.203cm" svg:y2="20.068cm">
          <text:p/>
        </draw:line>
        <draw:line draw:style-name="gr10" draw:text-style-name="P6" draw:layer="layout" svg:x1="13.047cm" svg:y1="19.532cm" svg:x2="13.203cm" svg:y2="19.532cm">
          <text:p/>
        </draw:line>
        <draw:line draw:style-name="gr10" draw:text-style-name="P6" draw:layer="layout" svg:x1="13.047cm" svg:y1="18.999cm" svg:x2="13.203cm" svg:y2="18.999cm">
          <text:p/>
        </draw:line>
        <draw:line draw:style-name="gr10" draw:text-style-name="P6" draw:layer="layout" svg:x1="13.047cm" svg:y1="18.56cm" svg:x2="13.203cm" svg:y2="18.56cm">
          <text:p/>
        </draw:line>
        <draw:line draw:style-name="gr10" draw:text-style-name="P6" draw:layer="layout" svg:x1="13.047cm" svg:y1="18.269cm" svg:x2="13.203cm" svg:y2="18.269cm">
          <text:p/>
        </draw:line>
        <draw:line draw:style-name="gr10" draw:text-style-name="P6" draw:layer="layout" svg:x1="13.047cm" svg:y1="26.48cm" svg:x2="13.203cm" svg:y2="26.48cm">
          <text:p/>
        </draw:line>
        <draw:line draw:style-name="gr10" draw:text-style-name="P6" draw:layer="layout" svg:x1="17.462cm" svg:y1="27.063cm" svg:x2="17.565cm" svg:y2="27.063cm">
          <text:p/>
        </draw:line>
        <draw:line draw:style-name="gr10" draw:text-style-name="P6" draw:layer="layout" svg:x1="17.462cm" svg:y1="25.898cm" svg:x2="17.565cm" svg:y2="25.898cm">
          <text:p/>
        </draw:line>
        <draw:line draw:style-name="gr10" draw:text-style-name="P6" draw:layer="layout" svg:x1="17.462cm" svg:y1="24.878cm" svg:x2="17.565cm" svg:y2="24.878cm">
          <text:p/>
        </draw:line>
        <draw:line draw:style-name="gr10" draw:text-style-name="P6" draw:layer="layout" svg:x1="17.462cm" svg:y1="23.955cm" svg:x2="17.565cm" svg:y2="23.955cm">
          <text:p/>
        </draw:line>
        <draw:line draw:style-name="gr10" draw:text-style-name="P6" draw:layer="layout" svg:x1="17.462cm" svg:y1="23.079cm" svg:x2="17.565cm" svg:y2="23.079cm">
          <text:p/>
        </draw:line>
        <draw:line draw:style-name="gr10" draw:text-style-name="P6" draw:layer="layout" svg:x1="17.462cm" svg:y1="22.302cm" svg:x2="17.565cm" svg:y2="22.302cm">
          <text:p/>
        </draw:line>
        <draw:line draw:style-name="gr10" draw:text-style-name="P6" draw:layer="layout" svg:x1="17.462cm" svg:y1="21.623cm" svg:x2="17.565cm" svg:y2="21.623cm">
          <text:p/>
        </draw:line>
        <draw:line draw:style-name="gr10" draw:text-style-name="P6" draw:layer="layout" svg:x1="17.462cm" svg:y1="20.942cm" svg:x2="17.565cm" svg:y2="20.942cm">
          <text:p/>
        </draw:line>
        <draw:line draw:style-name="gr10" draw:text-style-name="P6" draw:layer="layout" svg:x1="17.462cm" svg:y1="20.31cm" svg:x2="17.565cm" svg:y2="20.31cm">
          <text:p/>
        </draw:line>
        <draw:line draw:style-name="gr10" draw:text-style-name="P6" draw:layer="layout" svg:x1="17.462cm" svg:y1="19.777cm" svg:x2="17.565cm" svg:y2="19.777cm">
          <text:p/>
        </draw:line>
        <draw:line draw:style-name="gr10" draw:text-style-name="P6" draw:layer="layout" svg:x1="17.462cm" svg:y1="19.241cm" svg:x2="17.565cm" svg:y2="19.241cm">
          <text:p/>
        </draw:line>
        <draw:line draw:style-name="gr10" draw:text-style-name="P6" draw:layer="layout" svg:x1="17.462cm" svg:y1="18.755cm" svg:x2="17.565cm" svg:y2="18.755cm">
          <text:p/>
        </draw:line>
        <draw:line draw:style-name="gr10" draw:text-style-name="P6" draw:layer="layout" svg:x1="17.462cm" svg:y1="18.414cm" svg:x2="17.565cm" svg:y2="18.414cm">
          <text:p/>
        </draw:line>
        <draw:line draw:style-name="gr10" draw:text-style-name="P6" draw:layer="layout" svg:x1="17.409cm" svg:y1="25.362cm" svg:x2="17.565cm" svg:y2="25.362cm">
          <text:p/>
        </draw:line>
        <draw:line draw:style-name="gr10" draw:text-style-name="P6" draw:layer="layout" svg:x1="17.409cm" svg:y1="24.439cm" svg:x2="17.565cm" svg:y2="24.439cm">
          <text:p/>
        </draw:line>
        <draw:line draw:style-name="gr10" draw:text-style-name="P6" draw:layer="layout" svg:x1="17.409cm" svg:y1="23.469cm" svg:x2="17.565cm" svg:y2="23.469cm">
          <text:p/>
        </draw:line>
        <draw:line draw:style-name="gr10" draw:text-style-name="P6" draw:layer="layout" svg:x1="17.409cm" svg:y1="22.642cm" svg:x2="17.565cm" svg:y2="22.642cm">
          <text:p/>
        </draw:line>
        <draw:line draw:style-name="gr10" draw:text-style-name="P6" draw:layer="layout" svg:x1="17.409cm" svg:y1="21.961cm" svg:x2="17.565cm" svg:y2="21.961cm">
          <text:p/>
        </draw:line>
        <draw:line draw:style-name="gr10" draw:text-style-name="P6" draw:layer="layout" svg:x1="17.409cm" svg:y1="21.282cm" svg:x2="17.565cm" svg:y2="21.282cm">
          <text:p/>
        </draw:line>
        <draw:line draw:style-name="gr10" draw:text-style-name="P6" draw:layer="layout" svg:x1="17.409cm" svg:y1="20.601cm" svg:x2="17.565cm" svg:y2="20.601cm">
          <text:p/>
        </draw:line>
        <draw:line draw:style-name="gr10" draw:text-style-name="P6" draw:layer="layout" svg:x1="17.409cm" svg:y1="20.068cm" svg:x2="17.565cm" svg:y2="20.068cm">
          <text:p/>
        </draw:line>
        <draw:line draw:style-name="gr10" draw:text-style-name="P6" draw:layer="layout" svg:x1="17.409cm" svg:y1="19.532cm" svg:x2="17.565cm" svg:y2="19.532cm">
          <text:p/>
        </draw:line>
        <draw:line draw:style-name="gr10" draw:text-style-name="P6" draw:layer="layout" svg:x1="17.409cm" svg:y1="18.999cm" svg:x2="17.565cm" svg:y2="18.999cm">
          <text:p/>
        </draw:line>
        <draw:line draw:style-name="gr10" draw:text-style-name="P6" draw:layer="layout" svg:x1="17.409cm" svg:y1="18.56cm" svg:x2="17.565cm" svg:y2="18.56cm">
          <text:p/>
        </draw:line>
        <draw:line draw:style-name="gr10" draw:text-style-name="P6" draw:layer="layout" svg:x1="17.409cm" svg:y1="18.269cm" svg:x2="17.565cm" svg:y2="18.269cm">
          <text:p/>
        </draw:line>
        <draw:line draw:style-name="gr10" draw:text-style-name="P6" draw:layer="layout" svg:x1="17.409cm" svg:y1="26.48cm" svg:x2="17.565cm" svg:y2="26.48cm">
          <text:p/>
        </draw:line>
        <draw:line draw:style-name="gr10" draw:text-style-name="P6" draw:layer="layout" svg:x1="16.834cm" svg:y1="27.057cm" svg:x2="16.732cm" svg:y2="27.057cm">
          <text:p/>
        </draw:line>
        <draw:line draw:style-name="gr10" draw:text-style-name="P6" draw:layer="layout" svg:x1="16.834cm" svg:y1="25.892cm" svg:x2="16.732cm" svg:y2="25.892cm">
          <text:p/>
        </draw:line>
        <draw:line draw:style-name="gr10" draw:text-style-name="P6" draw:layer="layout" svg:x1="16.834cm" svg:y1="24.873cm" svg:x2="16.732cm" svg:y2="24.873cm">
          <text:p/>
        </draw:line>
        <draw:line draw:style-name="gr10" draw:text-style-name="P6" draw:layer="layout" svg:x1="16.834cm" svg:y1="23.949cm" svg:x2="16.732cm" svg:y2="23.949cm">
          <text:p/>
        </draw:line>
        <draw:line draw:style-name="gr10" draw:text-style-name="P6" draw:layer="layout" svg:x1="16.834cm" svg:y1="23.073cm" svg:x2="16.732cm" svg:y2="23.073cm">
          <text:p/>
        </draw:line>
        <draw:line draw:style-name="gr10" draw:text-style-name="P6" draw:layer="layout" svg:x1="16.834cm" svg:y1="22.296cm" svg:x2="16.732cm" svg:y2="22.296cm">
          <text:p/>
        </draw:line>
        <draw:line draw:style-name="gr10" draw:text-style-name="P6" draw:layer="layout" svg:x1="16.834cm" svg:y1="21.617cm" svg:x2="16.732cm" svg:y2="21.617cm">
          <text:p/>
        </draw:line>
        <draw:line draw:style-name="gr10" draw:text-style-name="P6" draw:layer="layout" svg:x1="16.834cm" svg:y1="20.936cm" svg:x2="16.732cm" svg:y2="20.936cm">
          <text:p/>
        </draw:line>
        <draw:line draw:style-name="gr10" draw:text-style-name="P6" draw:layer="layout" svg:x1="16.834cm" svg:y1="20.304cm" svg:x2="16.732cm" svg:y2="20.304cm">
          <text:p/>
        </draw:line>
        <draw:line draw:style-name="gr10" draw:text-style-name="P6" draw:layer="layout" svg:x1="16.834cm" svg:y1="19.771cm" svg:x2="16.732cm" svg:y2="19.771cm">
          <text:p/>
        </draw:line>
        <draw:line draw:style-name="gr10" draw:text-style-name="P6" draw:layer="layout" svg:x1="16.834cm" svg:y1="19.235cm" svg:x2="16.732cm" svg:y2="19.235cm">
          <text:p/>
        </draw:line>
        <draw:line draw:style-name="gr10" draw:text-style-name="P6" draw:layer="layout" svg:x1="16.834cm" svg:y1="18.749cm" svg:x2="16.732cm" svg:y2="18.749cm">
          <text:p/>
        </draw:line>
        <draw:line draw:style-name="gr10" draw:text-style-name="P6" draw:layer="layout" svg:x1="16.834cm" svg:y1="18.409cm" svg:x2="16.732cm" svg:y2="18.409cm">
          <text:p/>
        </draw:line>
        <draw:line draw:style-name="gr10" draw:text-style-name="P6" draw:layer="layout" svg:x1="16.887cm" svg:y1="25.356cm" svg:x2="16.732cm" svg:y2="25.356cm">
          <text:p/>
        </draw:line>
        <draw:line draw:style-name="gr10" draw:text-style-name="P6" draw:layer="layout" svg:x1="16.887cm" svg:y1="24.433cm" svg:x2="16.732cm" svg:y2="24.433cm">
          <text:p/>
        </draw:line>
        <draw:line draw:style-name="gr10" draw:text-style-name="P6" draw:layer="layout" svg:x1="16.887cm" svg:y1="23.463cm" svg:x2="16.732cm" svg:y2="23.463cm">
          <text:p/>
        </draw:line>
        <draw:line draw:style-name="gr10" draw:text-style-name="P6" draw:layer="layout" svg:x1="16.887cm" svg:y1="22.636cm" svg:x2="16.732cm" svg:y2="22.636cm">
          <text:p/>
        </draw:line>
        <draw:line draw:style-name="gr10" draw:text-style-name="P6" draw:layer="layout" svg:x1="16.887cm" svg:y1="21.955cm" svg:x2="16.732cm" svg:y2="21.955cm">
          <text:p/>
        </draw:line>
        <draw:line draw:style-name="gr10" draw:text-style-name="P6" draw:layer="layout" svg:x1="16.887cm" svg:y1="21.277cm" svg:x2="16.732cm" svg:y2="21.277cm">
          <text:p/>
        </draw:line>
        <draw:line draw:style-name="gr10" draw:text-style-name="P6" draw:layer="layout" svg:x1="16.887cm" svg:y1="20.595cm" svg:x2="16.732cm" svg:y2="20.595cm">
          <text:p/>
        </draw:line>
        <draw:line draw:style-name="gr10" draw:text-style-name="P6" draw:layer="layout" svg:x1="16.887cm" svg:y1="20.062cm" svg:x2="16.732cm" svg:y2="20.062cm">
          <text:p/>
        </draw:line>
        <draw:line draw:style-name="gr10" draw:text-style-name="P6" draw:layer="layout" svg:x1="16.887cm" svg:y1="19.527cm" svg:x2="16.732cm" svg:y2="19.527cm">
          <text:p/>
        </draw:line>
        <draw:line draw:style-name="gr10" draw:text-style-name="P6" draw:layer="layout" svg:x1="16.887cm" svg:y1="18.994cm" svg:x2="16.732cm" svg:y2="18.994cm">
          <text:p/>
        </draw:line>
        <draw:line draw:style-name="gr10" draw:text-style-name="P6" draw:layer="layout" svg:x1="16.887cm" svg:y1="18.554cm" svg:x2="16.732cm" svg:y2="18.554cm">
          <text:p/>
        </draw:line>
        <draw:line draw:style-name="gr10" draw:text-style-name="P6" draw:layer="layout" svg:x1="16.887cm" svg:y1="18.263cm" svg:x2="16.732cm" svg:y2="18.263cm">
          <text:p/>
        </draw:line>
        <draw:line draw:style-name="gr10" draw:text-style-name="P6" draw:layer="layout" svg:x1="16.887cm" svg:y1="26.474cm" svg:x2="16.732cm" svg:y2="26.474cm">
          <text:p/>
        </draw:line>
        <draw:line draw:style-name="gr10" draw:text-style-name="P6" draw:layer="layout" svg:x1="11.747cm" svg:y1="25.803cm" svg:x2="11.591cm" svg:y2="25.803cm">
          <text:p/>
        </draw:line>
        <draw:line draw:style-name="gr10" draw:text-style-name="P6" draw:layer="layout" svg:x1="11.747cm" svg:y1="24.974cm" svg:x2="11.591cm" svg:y2="24.974cm">
          <text:p/>
        </draw:line>
        <draw:line draw:style-name="gr10" draw:text-style-name="P6" draw:layer="layout" svg:x1="11.747cm" svg:y1="24.248cm" svg:x2="11.591cm" svg:y2="24.248cm">
          <text:p/>
        </draw:line>
        <draw:line draw:style-name="gr10" draw:text-style-name="P6" draw:layer="layout" svg:x1="11.747cm" svg:y1="23.517cm" svg:x2="11.591cm" svg:y2="23.517cm">
          <text:p/>
        </draw:line>
        <draw:line draw:style-name="gr10" draw:text-style-name="P6" draw:layer="layout" svg:x1="11.747cm" svg:y1="22.883cm" svg:x2="11.591cm" svg:y2="22.883cm">
          <text:p/>
        </draw:line>
        <draw:line draw:style-name="gr10" draw:text-style-name="P6" draw:layer="layout" svg:x1="11.747cm" svg:y1="22.255cm" svg:x2="11.591cm" svg:y2="22.255cm">
          <text:p/>
        </draw:line>
        <draw:line draw:style-name="gr10" draw:text-style-name="P6" draw:layer="layout" svg:x1="11.747cm" svg:y1="21.671cm" svg:x2="11.591cm" svg:y2="21.671cm">
          <text:p/>
        </draw:line>
        <draw:line draw:style-name="gr10" draw:text-style-name="P6" draw:layer="layout" svg:x1="11.747cm" svg:y1="21.184cm" svg:x2="11.591cm" svg:y2="21.184cm">
          <text:p/>
        </draw:line>
        <draw:line draw:style-name="gr10" draw:text-style-name="P6" draw:layer="layout" svg:x1="11.747cm" svg:y1="20.701cm" svg:x2="11.591cm" svg:y2="20.701cm">
          <text:p/>
        </draw:line>
        <draw:line draw:style-name="gr10" draw:text-style-name="P6" draw:layer="layout" svg:x1="11.747cm" svg:y1="20.214cm" svg:x2="11.591cm" svg:y2="20.214cm">
          <text:p/>
        </draw:line>
        <draw:line draw:style-name="gr10" draw:text-style-name="P6" draw:layer="layout" svg:x1="11.747cm" svg:y1="19.776cm" svg:x2="11.591cm" svg:y2="19.776cm">
          <text:p/>
        </draw:line>
        <draw:line draw:style-name="gr10" draw:text-style-name="P6" draw:layer="layout" svg:x1="11.747cm" svg:y1="19.339cm" svg:x2="11.591cm" svg:y2="19.339cm">
          <text:p/>
        </draw:line>
        <draw:line draw:style-name="gr10" draw:text-style-name="P6" draw:layer="layout" svg:x1="11.747cm" svg:y1="18.95cm" svg:x2="11.591cm" svg:y2="18.95cm">
          <text:p/>
        </draw:line>
        <draw:line draw:style-name="gr10" draw:text-style-name="P6" draw:layer="layout" svg:x1="11.747cm" svg:y1="18.561cm" svg:x2="11.591cm" svg:y2="18.561cm">
          <text:p/>
        </draw:line>
        <draw:line draw:style-name="gr10" draw:text-style-name="P6" draw:layer="layout" svg:x1="11.747cm" svg:y1="18.27cm" svg:x2="11.591cm" svg:y2="18.27cm">
          <text:p/>
        </draw:line>
        <draw:line draw:style-name="gr10" draw:text-style-name="P6" draw:layer="layout" svg:x1="14.652cm" svg:y1="27.113cm" svg:x2="14.549cm" svg:y2="27.113cm">
          <text:p/>
        </draw:line>
        <draw:line draw:style-name="gr10" draw:text-style-name="P6" draw:layer="layout" svg:x1="14.652cm" svg:y1="26.238cm" svg:x2="14.549cm" svg:y2="26.238cm">
          <text:p/>
        </draw:line>
        <draw:line draw:style-name="gr10" draw:text-style-name="P6" draw:layer="layout" svg:x1="14.652cm" svg:y1="25.362cm" svg:x2="14.549cm" svg:y2="25.362cm">
          <text:p/>
        </draw:line>
        <draw:line draw:style-name="gr10" draw:text-style-name="P6" draw:layer="layout" svg:x1="14.652cm" svg:y1="24.585cm" svg:x2="14.549cm" svg:y2="24.585cm">
          <text:p/>
        </draw:line>
        <draw:line draw:style-name="gr10" draw:text-style-name="P6" draw:layer="layout" svg:x1="14.652cm" svg:y1="23.856cm" svg:x2="14.549cm" svg:y2="23.856cm">
          <text:p/>
        </draw:line>
        <draw:line draw:style-name="gr10" draw:text-style-name="P6" draw:layer="layout" svg:x1="14.652cm" svg:y1="23.226cm" svg:x2="14.549cm" svg:y2="23.226cm">
          <text:p/>
        </draw:line>
        <draw:line draw:style-name="gr10" draw:text-style-name="P6" draw:layer="layout" svg:x1="14.652cm" svg:y1="22.546cm" svg:x2="14.549cm" svg:y2="22.546cm">
          <text:p/>
        </draw:line>
        <draw:line draw:style-name="gr10" draw:text-style-name="P6" draw:layer="layout" svg:x1="14.652cm" svg:y1="22.011cm" svg:x2="14.549cm" svg:y2="22.011cm">
          <text:p/>
        </draw:line>
        <draw:line draw:style-name="gr10" draw:text-style-name="P6" draw:layer="layout" svg:x1="14.652cm" svg:y1="21.429cm" svg:x2="14.549cm" svg:y2="21.429cm">
          <text:p/>
        </draw:line>
        <draw:line draw:style-name="gr10" draw:text-style-name="P6" draw:layer="layout" svg:x1="14.652cm" svg:y1="20.942cm" svg:x2="14.549cm" svg:y2="20.942cm">
          <text:p/>
        </draw:line>
        <draw:line draw:style-name="gr10" draw:text-style-name="P6" draw:layer="layout" svg:x1="14.652cm" svg:y1="20.456cm" svg:x2="14.549cm" svg:y2="20.456cm">
          <text:p/>
        </draw:line>
        <draw:line draw:style-name="gr10" draw:text-style-name="P6" draw:layer="layout" svg:x1="14.652cm" svg:y1="20.018cm" svg:x2="14.549cm" svg:y2="20.018cm">
          <text:p/>
        </draw:line>
        <draw:line draw:style-name="gr10" draw:text-style-name="P6" draw:layer="layout" svg:x1="14.652cm" svg:y1="19.583cm" svg:x2="14.549cm" svg:y2="19.583cm">
          <text:p/>
        </draw:line>
        <draw:line draw:style-name="gr10" draw:text-style-name="P6" draw:layer="layout" svg:x1="14.652cm" svg:y1="19.146cm" svg:x2="14.549cm" svg:y2="19.146cm">
          <text:p/>
        </draw:line>
        <draw:line draw:style-name="gr10" draw:text-style-name="P6" draw:layer="layout" svg:x1="14.652cm" svg:y1="18.754cm" svg:x2="14.549cm" svg:y2="18.754cm">
          <text:p/>
        </draw:line>
        <draw:line draw:style-name="gr10" draw:text-style-name="P6" draw:layer="layout" svg:x1="14.652cm" svg:y1="18.414cm" svg:x2="14.549cm" svg:y2="18.414cm">
          <text:p/>
        </draw:line>
        <draw:line draw:style-name="gr10" draw:text-style-name="P6" draw:layer="layout" svg:x1="14.652cm" svg:y1="26.626cm" svg:x2="14.496cm" svg:y2="26.626cm">
          <text:p/>
        </draw:line>
        <draw:line draw:style-name="gr10" draw:text-style-name="P6" draw:layer="layout" svg:x1="15.38cm" svg:y1="27.058cm" svg:x2="15.277cm" svg:y2="27.058cm">
          <text:p/>
        </draw:line>
        <draw:line draw:style-name="gr10" draw:text-style-name="P6" draw:layer="layout" svg:x1="15.38cm" svg:y1="26.088cm" svg:x2="15.277cm" svg:y2="26.088cm">
          <text:p/>
        </draw:line>
        <draw:line draw:style-name="gr10" draw:text-style-name="P6" draw:layer="layout" svg:x1="15.38cm" svg:y1="25.262cm" svg:x2="15.277cm" svg:y2="25.262cm">
          <text:p/>
        </draw:line>
        <draw:line draw:style-name="gr10" draw:text-style-name="P6" draw:layer="layout" svg:x1="15.38cm" svg:y1="24.386cm" svg:x2="15.277cm" svg:y2="24.386cm">
          <text:p/>
        </draw:line>
        <draw:line draw:style-name="gr10" draw:text-style-name="P6" draw:layer="layout" svg:x1="15.38cm" svg:y1="23.609cm" svg:x2="15.277cm" svg:y2="23.609cm">
          <text:p/>
        </draw:line>
        <draw:line draw:style-name="gr10" draw:text-style-name="P6" draw:layer="layout" svg:x1="15.38cm" svg:y1="22.88cm" svg:x2="15.277cm" svg:y2="22.88cm">
          <text:p/>
        </draw:line>
        <draw:line draw:style-name="gr10" draw:text-style-name="P6" draw:layer="layout" svg:x1="15.38cm" svg:y1="22.25cm" svg:x2="15.277cm" svg:y2="22.25cm">
          <text:p/>
        </draw:line>
        <draw:line draw:style-name="gr10" draw:text-style-name="P6" draw:layer="layout" svg:x1="15.38cm" svg:y1="21.619cm" svg:x2="15.277cm" svg:y2="21.619cm">
          <text:p/>
        </draw:line>
        <draw:line draw:style-name="gr10" draw:text-style-name="P6" draw:layer="layout" svg:x1="15.38cm" svg:y1="21.083cm" svg:x2="15.277cm" svg:y2="21.083cm">
          <text:p/>
        </draw:line>
        <draw:line draw:style-name="gr10" draw:text-style-name="P6" draw:layer="layout" svg:x1="15.38cm" svg:y1="20.499cm" svg:x2="15.277cm" svg:y2="20.499cm">
          <text:p/>
        </draw:line>
        <draw:line draw:style-name="gr10" draw:text-style-name="P6" draw:layer="layout" svg:x1="15.38cm" svg:y1="20.015cm" svg:x2="15.277cm" svg:y2="20.015cm">
          <text:p/>
        </draw:line>
        <draw:line draw:style-name="gr10" draw:text-style-name="P6" draw:layer="layout" svg:x1="15.38cm" svg:y1="19.578cm" svg:x2="15.277cm" svg:y2="19.578cm">
          <text:p/>
        </draw:line>
        <draw:line draw:style-name="gr10" draw:text-style-name="P6" draw:layer="layout" svg:x1="15.38cm" svg:y1="19.14cm" svg:x2="15.277cm" svg:y2="19.14cm">
          <text:p/>
        </draw:line>
        <draw:line draw:style-name="gr10" draw:text-style-name="P6" draw:layer="layout" svg:x1="15.38cm" svg:y1="18.751cm" svg:x2="15.277cm" svg:y2="18.751cm">
          <text:p/>
        </draw:line>
        <draw:line draw:style-name="gr10" draw:text-style-name="P6" draw:layer="layout" svg:x1="15.38cm" svg:y1="18.408cm" svg:x2="15.277cm" svg:y2="18.408cm">
          <text:p/>
        </draw:line>
        <draw:line draw:style-name="gr10" draw:text-style-name="P6" draw:layer="layout" svg:x1="15.432cm" svg:y1="26.575cm" svg:x2="15.277cm" svg:y2="26.575cm">
          <text:p/>
        </draw:line>
        <draw:line draw:style-name="gr10" draw:text-style-name="P6" draw:layer="layout" svg:x1="15.432cm" svg:y1="25.647cm" svg:x2="15.277cm" svg:y2="25.647cm">
          <text:p/>
        </draw:line>
        <draw:line draw:style-name="gr10" draw:text-style-name="P6" draw:layer="layout" svg:x1="15.432cm" svg:y1="24.824cm" svg:x2="15.277cm" svg:y2="24.824cm">
          <text:p/>
        </draw:line>
        <draw:line draw:style-name="gr10" draw:text-style-name="P6" draw:layer="layout" svg:x1="15.432cm" svg:y1="23.998cm" svg:x2="15.277cm" svg:y2="23.998cm">
          <text:p/>
        </draw:line>
        <draw:line draw:style-name="gr10" draw:text-style-name="P6" draw:layer="layout" svg:x1="15.432cm" svg:y1="23.22cm" svg:x2="15.277cm" svg:y2="23.22cm">
          <text:p/>
        </draw:line>
        <draw:line draw:style-name="gr10" draw:text-style-name="P6" draw:layer="layout" svg:x1="15.432cm" svg:y1="22.541cm" svg:x2="15.277cm" svg:y2="22.541cm">
          <text:p/>
        </draw:line>
        <draw:line draw:style-name="gr10" draw:text-style-name="P6" draw:layer="layout" svg:x1="15.432cm" svg:y1="21.956cm" svg:x2="15.277cm" svg:y2="21.956cm">
          <text:p/>
        </draw:line>
        <draw:line draw:style-name="gr10" draw:text-style-name="P6" draw:layer="layout" svg:x1="15.432cm" svg:y1="21.328cm" svg:x2="15.277cm" svg:y2="21.328cm">
          <text:p/>
        </draw:line>
        <draw:line draw:style-name="gr10" draw:text-style-name="P6" draw:layer="layout" svg:x1="15.432cm" svg:y1="20.793cm" svg:x2="15.277cm" svg:y2="20.793cm">
          <text:p/>
        </draw:line>
        <draw:line draw:style-name="gr10" draw:text-style-name="P6" draw:layer="layout" svg:x1="15.432cm" svg:y1="20.257cm" svg:x2="15.277cm" svg:y2="20.257cm">
          <text:p/>
        </draw:line>
        <draw:line draw:style-name="gr10" draw:text-style-name="P6" draw:layer="layout" svg:x1="15.432cm" svg:y1="19.819cm" svg:x2="15.277cm" svg:y2="19.819cm">
          <text:p/>
        </draw:line>
        <draw:line draw:style-name="gr10" draw:text-style-name="P6" draw:layer="layout" svg:x1="15.432cm" svg:y1="19.333cm" svg:x2="15.277cm" svg:y2="19.333cm">
          <text:p/>
        </draw:line>
        <draw:line draw:style-name="gr10" draw:text-style-name="P6" draw:layer="layout" svg:x1="15.432cm" svg:y1="18.944cm" svg:x2="15.277cm" svg:y2="18.944cm">
          <text:p/>
        </draw:line>
        <draw:line draw:style-name="gr10" draw:text-style-name="P6" draw:layer="layout" svg:x1="15.432cm" svg:y1="18.555cm" svg:x2="15.277cm" svg:y2="18.555cm">
          <text:p/>
        </draw:line>
        <draw:line draw:style-name="gr10" draw:text-style-name="P6" draw:layer="layout" svg:x1="15.432cm" svg:y1="18.218cm" svg:x2="15.277cm" svg:y2="18.218cm">
          <text:p/>
        </draw:line>
        <draw:line draw:style-name="gr10" draw:text-style-name="P6" draw:layer="layout" svg:x1="16.007cm" svg:y1="27.057cm" svg:x2="16.11cm" svg:y2="27.057cm">
          <text:p/>
        </draw:line>
        <draw:line draw:style-name="gr10" draw:text-style-name="P6" draw:layer="layout" svg:x1="16.007cm" svg:y1="26.087cm" svg:x2="16.11cm" svg:y2="26.087cm">
          <text:p/>
        </draw:line>
        <draw:line draw:style-name="gr10" draw:text-style-name="P6" draw:layer="layout" svg:x1="16.007cm" svg:y1="25.26cm" svg:x2="16.11cm" svg:y2="25.26cm">
          <text:p/>
        </draw:line>
        <draw:line draw:style-name="gr10" draw:text-style-name="P6" draw:layer="layout" svg:x1="16.007cm" svg:y1="24.386cm" svg:x2="16.11cm" svg:y2="24.386cm">
          <text:p/>
        </draw:line>
        <draw:line draw:style-name="gr10" draw:text-style-name="P6" draw:layer="layout" svg:x1="16.007cm" svg:y1="23.609cm" svg:x2="16.11cm" svg:y2="23.609cm">
          <text:p/>
        </draw:line>
        <draw:line draw:style-name="gr10" draw:text-style-name="P6" draw:layer="layout" svg:x1="16.007cm" svg:y1="22.878cm" svg:x2="16.11cm" svg:y2="22.878cm">
          <text:p/>
        </draw:line>
        <draw:line draw:style-name="gr10" draw:text-style-name="P6" draw:layer="layout" svg:x1="16.007cm" svg:y1="22.249cm" svg:x2="16.11cm" svg:y2="22.249cm">
          <text:p/>
        </draw:line>
        <draw:line draw:style-name="gr10" draw:text-style-name="P6" draw:layer="layout" svg:x1="16.007cm" svg:y1="21.617cm" svg:x2="16.11cm" svg:y2="21.617cm">
          <text:p/>
        </draw:line>
        <draw:line draw:style-name="gr10" draw:text-style-name="P6" draw:layer="layout" svg:x1="16.007cm" svg:y1="21.082cm" svg:x2="16.11cm" svg:y2="21.082cm">
          <text:p/>
        </draw:line>
        <draw:line draw:style-name="gr10" draw:text-style-name="P6" draw:layer="layout" svg:x1="16.007cm" svg:y1="20.499cm" svg:x2="16.11cm" svg:y2="20.499cm">
          <text:p/>
        </draw:line>
        <draw:line draw:style-name="gr10" draw:text-style-name="P6" draw:layer="layout" svg:x1="16.007cm" svg:y1="20.013cm" svg:x2="16.11cm" svg:y2="20.013cm">
          <text:p/>
        </draw:line>
        <draw:line draw:style-name="gr10" draw:text-style-name="P6" draw:layer="layout" svg:x1="16.007cm" svg:y1="19.576cm" svg:x2="16.11cm" svg:y2="19.576cm">
          <text:p/>
        </draw:line>
        <draw:line draw:style-name="gr10" draw:text-style-name="P6" draw:layer="layout" svg:x1="16.007cm" svg:y1="19.139cm" svg:x2="16.11cm" svg:y2="19.139cm">
          <text:p/>
        </draw:line>
        <draw:line draw:style-name="gr10" draw:text-style-name="P6" draw:layer="layout" svg:x1="16.007cm" svg:y1="18.749cm" svg:x2="16.11cm" svg:y2="18.749cm">
          <text:p/>
        </draw:line>
        <draw:line draw:style-name="gr10" draw:text-style-name="P6" draw:layer="layout" svg:x1="16.007cm" svg:y1="18.409cm" svg:x2="16.11cm" svg:y2="18.409cm">
          <text:p/>
        </draw:line>
        <draw:line draw:style-name="gr10" draw:text-style-name="P6" draw:layer="layout" svg:x1="15.954cm" svg:y1="26.573cm" svg:x2="16.11cm" svg:y2="26.573cm">
          <text:p/>
        </draw:line>
        <draw:line draw:style-name="gr10" draw:text-style-name="P6" draw:layer="layout" svg:x1="15.954cm" svg:y1="25.647cm" svg:x2="16.11cm" svg:y2="25.647cm">
          <text:p/>
        </draw:line>
        <draw:line draw:style-name="gr10" draw:text-style-name="P6" draw:layer="layout" svg:x1="15.954cm" svg:y1="24.823cm" svg:x2="16.11cm" svg:y2="24.823cm">
          <text:p/>
        </draw:line>
        <draw:line draw:style-name="gr10" draw:text-style-name="P6" draw:layer="layout" svg:x1="15.954cm" svg:y1="23.996cm" svg:x2="16.11cm" svg:y2="23.996cm">
          <text:p/>
        </draw:line>
        <draw:line draw:style-name="gr10" draw:text-style-name="P6" draw:layer="layout" svg:x1="15.954cm" svg:y1="23.219cm" svg:x2="16.11cm" svg:y2="23.219cm">
          <text:p/>
        </draw:line>
        <draw:line draw:style-name="gr10" draw:text-style-name="P6" draw:layer="layout" svg:x1="15.954cm" svg:y1="22.54cm" svg:x2="16.11cm" svg:y2="22.54cm">
          <text:p/>
        </draw:line>
        <draw:line draw:style-name="gr10" draw:text-style-name="P6" draw:layer="layout" svg:x1="15.954cm" svg:y1="21.955cm" svg:x2="16.11cm" svg:y2="21.955cm">
          <text:p/>
        </draw:line>
        <draw:line draw:style-name="gr10" draw:text-style-name="P6" draw:layer="layout" svg:x1="15.954cm" svg:y1="21.326cm" svg:x2="16.11cm" svg:y2="21.326cm">
          <text:p/>
        </draw:line>
        <draw:line draw:style-name="gr10" draw:text-style-name="P6" draw:layer="layout" svg:x1="15.954cm" svg:y1="20.79cm" svg:x2="16.11cm" svg:y2="20.79cm">
          <text:p/>
        </draw:line>
        <draw:line draw:style-name="gr10" draw:text-style-name="P6" draw:layer="layout" svg:x1="15.954cm" svg:y1="20.255cm" svg:x2="16.11cm" svg:y2="20.255cm">
          <text:p/>
        </draw:line>
        <draw:line draw:style-name="gr10" draw:text-style-name="P6" draw:layer="layout" svg:x1="15.954cm" svg:y1="19.818cm" svg:x2="16.11cm" svg:y2="19.818cm">
          <text:p/>
        </draw:line>
        <draw:line draw:style-name="gr10" draw:text-style-name="P6" draw:layer="layout" svg:x1="15.954cm" svg:y1="19.332cm" svg:x2="16.11cm" svg:y2="19.332cm">
          <text:p/>
        </draw:line>
        <draw:line draw:style-name="gr10" draw:text-style-name="P6" draw:layer="layout" svg:x1="15.954cm" svg:y1="18.944cm" svg:x2="16.11cm" svg:y2="18.944cm">
          <text:p/>
        </draw:line>
        <draw:line draw:style-name="gr10" draw:text-style-name="P6" draw:layer="layout" svg:x1="15.954cm" svg:y1="18.554cm" svg:x2="16.11cm" svg:y2="18.554cm">
          <text:p/>
        </draw:line>
        <draw:line draw:style-name="gr10" draw:text-style-name="P6" draw:layer="layout" svg:x1="15.954cm" svg:y1="18.216cm" svg:x2="16.11cm" svg:y2="18.216cm">
          <text:p/>
        </draw:line>
        <draw:line draw:style-name="gr10" draw:text-style-name="P6" draw:layer="layout" svg:x1="14.652cm" svg:y1="25.803cm" svg:x2="14.496cm" svg:y2="25.803cm">
          <text:p/>
        </draw:line>
        <draw:line draw:style-name="gr10" draw:text-style-name="P6" draw:layer="layout" svg:x1="14.652cm" svg:y1="24.974cm" svg:x2="14.496cm" svg:y2="24.974cm">
          <text:p/>
        </draw:line>
        <draw:line draw:style-name="gr10" draw:text-style-name="P6" draw:layer="layout" svg:x1="14.652cm" svg:y1="24.248cm" svg:x2="14.496cm" svg:y2="24.248cm">
          <text:p/>
        </draw:line>
        <draw:line draw:style-name="gr10" draw:text-style-name="P6" draw:layer="layout" svg:x1="14.652cm" svg:y1="23.517cm" svg:x2="14.496cm" svg:y2="23.517cm">
          <text:p/>
        </draw:line>
        <draw:line draw:style-name="gr10" draw:text-style-name="P6" draw:layer="layout" svg:x1="14.652cm" svg:y1="22.883cm" svg:x2="14.496cm" svg:y2="22.883cm">
          <text:p/>
        </draw:line>
        <draw:line draw:style-name="gr10" draw:text-style-name="P6" draw:layer="layout" svg:x1="14.652cm" svg:y1="22.255cm" svg:x2="14.496cm" svg:y2="22.255cm">
          <text:p/>
        </draw:line>
        <draw:line draw:style-name="gr10" draw:text-style-name="P6" draw:layer="layout" svg:x1="14.652cm" svg:y1="21.671cm" svg:x2="14.496cm" svg:y2="21.671cm">
          <text:p/>
        </draw:line>
        <draw:line draw:style-name="gr10" draw:text-style-name="P6" draw:layer="layout" svg:x1="14.652cm" svg:y1="21.184cm" svg:x2="14.496cm" svg:y2="21.184cm">
          <text:p/>
        </draw:line>
        <draw:line draw:style-name="gr10" draw:text-style-name="P6" draw:layer="layout" svg:x1="14.652cm" svg:y1="20.701cm" svg:x2="14.496cm" svg:y2="20.701cm">
          <text:p/>
        </draw:line>
        <draw:line draw:style-name="gr10" draw:text-style-name="P6" draw:layer="layout" svg:x1="14.652cm" svg:y1="20.214cm" svg:x2="14.496cm" svg:y2="20.214cm">
          <text:p/>
        </draw:line>
        <draw:line draw:style-name="gr10" draw:text-style-name="P6" draw:layer="layout" svg:x1="14.652cm" svg:y1="19.776cm" svg:x2="14.496cm" svg:y2="19.776cm">
          <text:p/>
        </draw:line>
        <draw:line draw:style-name="gr10" draw:text-style-name="P6" draw:layer="layout" svg:x1="14.652cm" svg:y1="19.339cm" svg:x2="14.496cm" svg:y2="19.339cm">
          <text:p/>
        </draw:line>
        <draw:line draw:style-name="gr10" draw:text-style-name="P6" draw:layer="layout" svg:x1="14.652cm" svg:y1="18.95cm" svg:x2="14.496cm" svg:y2="18.95cm">
          <text:p/>
        </draw:line>
        <draw:line draw:style-name="gr10" draw:text-style-name="P6" draw:layer="layout" svg:x1="14.652cm" svg:y1="18.561cm" svg:x2="14.496cm" svg:y2="18.561cm">
          <text:p/>
        </draw:line>
        <draw:line draw:style-name="gr10" draw:text-style-name="P6" draw:layer="layout" svg:x1="14.652cm" svg:y1="18.27cm" svg:x2="14.496cm" svg:y2="18.27cm">
          <text:p/>
        </draw:line>
        <draw:line draw:style-name="gr10" draw:text-style-name="P6" draw:layer="layout" svg:x1="13.825cm" svg:y1="27.106cm" svg:x2="13.927cm" svg:y2="27.106cm">
          <text:p/>
        </draw:line>
        <draw:line draw:style-name="gr10" draw:text-style-name="P6" draw:layer="layout" svg:x1="13.825cm" svg:y1="26.232cm" svg:x2="13.927cm" svg:y2="26.232cm">
          <text:p/>
        </draw:line>
        <draw:line draw:style-name="gr10" draw:text-style-name="P6" draw:layer="layout" svg:x1="13.825cm" svg:y1="25.356cm" svg:x2="13.927cm" svg:y2="25.356cm">
          <text:p/>
        </draw:line>
        <draw:line draw:style-name="gr10" draw:text-style-name="P6" draw:layer="layout" svg:x1="13.825cm" svg:y1="24.579cm" svg:x2="13.927cm" svg:y2="24.579cm">
          <text:p/>
        </draw:line>
        <draw:line draw:style-name="gr10" draw:text-style-name="P6" draw:layer="layout" svg:x1="13.825cm" svg:y1="23.851cm" svg:x2="13.927cm" svg:y2="23.851cm">
          <text:p/>
        </draw:line>
        <draw:line draw:style-name="gr10" draw:text-style-name="P6" draw:layer="layout" svg:x1="13.825cm" svg:y1="23.219cm" svg:x2="13.927cm" svg:y2="23.219cm">
          <text:p/>
        </draw:line>
        <draw:line draw:style-name="gr10" draw:text-style-name="P6" draw:layer="layout" svg:x1="13.825cm" svg:y1="22.54cm" svg:x2="13.927cm" svg:y2="22.54cm">
          <text:p/>
        </draw:line>
        <draw:line draw:style-name="gr10" draw:text-style-name="P6" draw:layer="layout" svg:x1="13.825cm" svg:y1="22.005cm" svg:x2="13.927cm" svg:y2="22.005cm">
          <text:p/>
        </draw:line>
        <draw:line draw:style-name="gr10" draw:text-style-name="P6" draw:layer="layout" svg:x1="13.825cm" svg:y1="21.422cm" svg:x2="13.927cm" svg:y2="21.422cm">
          <text:p/>
        </draw:line>
        <draw:line draw:style-name="gr10" draw:text-style-name="P6" draw:layer="layout" svg:x1="13.825cm" svg:y1="20.936cm" svg:x2="13.927cm" svg:y2="20.936cm">
          <text:p/>
        </draw:line>
        <draw:line draw:style-name="gr10" draw:text-style-name="P6" draw:layer="layout" svg:x1="13.825cm" svg:y1="20.45cm" svg:x2="13.927cm" svg:y2="20.45cm">
          <text:p/>
        </draw:line>
        <draw:line draw:style-name="gr10" draw:text-style-name="P6" draw:layer="layout" svg:x1="13.825cm" svg:y1="20.013cm" svg:x2="13.927cm" svg:y2="20.013cm">
          <text:p/>
        </draw:line>
        <draw:line draw:style-name="gr10" draw:text-style-name="P6" draw:layer="layout" svg:x1="13.825cm" svg:y1="19.576cm" svg:x2="13.927cm" svg:y2="19.576cm">
          <text:p/>
        </draw:line>
        <draw:line draw:style-name="gr10" draw:text-style-name="P6" draw:layer="layout" svg:x1="13.825cm" svg:y1="19.139cm" svg:x2="13.927cm" svg:y2="19.139cm">
          <text:p/>
        </draw:line>
        <draw:line draw:style-name="gr10" draw:text-style-name="P6" draw:layer="layout" svg:x1="13.825cm" svg:y1="18.749cm" svg:x2="13.927cm" svg:y2="18.749cm">
          <text:p/>
        </draw:line>
        <draw:line draw:style-name="gr10" draw:text-style-name="P6" draw:layer="layout" svg:x1="13.825cm" svg:y1="18.409cm" svg:x2="13.927cm" svg:y2="18.409cm">
          <text:p/>
        </draw:line>
        <draw:line draw:style-name="gr10" draw:text-style-name="P6" draw:layer="layout" svg:x1="13.825cm" svg:y1="26.62cm" svg:x2="13.98cm" svg:y2="26.62cm">
          <text:p/>
        </draw:line>
        <draw:line draw:style-name="gr10" draw:text-style-name="P6" draw:layer="layout" svg:x1="13.825cm" svg:y1="25.796cm" svg:x2="13.98cm" svg:y2="25.796cm">
          <text:p/>
        </draw:line>
        <draw:line draw:style-name="gr10" draw:text-style-name="P6" draw:layer="layout" svg:x1="13.825cm" svg:y1="24.969cm" svg:x2="13.98cm" svg:y2="24.969cm">
          <text:p/>
        </draw:line>
        <draw:line draw:style-name="gr10" draw:text-style-name="P6" draw:layer="layout" svg:x1="13.825cm" svg:y1="24.241cm" svg:x2="13.98cm" svg:y2="24.241cm">
          <text:p/>
        </draw:line>
        <draw:line draw:style-name="gr10" draw:text-style-name="P6" draw:layer="layout" svg:x1="13.825cm" svg:y1="23.51cm" svg:x2="13.98cm" svg:y2="23.51cm">
          <text:p/>
        </draw:line>
        <draw:line draw:style-name="gr10" draw:text-style-name="P6" draw:layer="layout" svg:x1="13.825cm" svg:y1="22.878cm" svg:x2="13.98cm" svg:y2="22.878cm">
          <text:p/>
        </draw:line>
        <draw:line draw:style-name="gr10" draw:text-style-name="P6" draw:layer="layout" svg:x1="13.825cm" svg:y1="22.249cm" svg:x2="13.98cm" svg:y2="22.249cm">
          <text:p/>
        </draw:line>
        <draw:line draw:style-name="gr10" draw:text-style-name="P6" draw:layer="layout" svg:x1="13.825cm" svg:y1="21.664cm" svg:x2="13.98cm" svg:y2="21.664cm">
          <text:p/>
        </draw:line>
        <draw:line draw:style-name="gr10" draw:text-style-name="P6" draw:layer="layout" svg:x1="13.825cm" svg:y1="21.178cm" svg:x2="13.98cm" svg:y2="21.178cm">
          <text:p/>
        </draw:line>
        <draw:line draw:style-name="gr10" draw:text-style-name="P6" draw:layer="layout" svg:x1="13.825cm" svg:y1="20.694cm" svg:x2="13.98cm" svg:y2="20.694cm">
          <text:p/>
        </draw:line>
        <draw:line draw:style-name="gr10" draw:text-style-name="P6" draw:layer="layout" svg:x1="13.825cm" svg:y1="20.208cm" svg:x2="13.98cm" svg:y2="20.208cm">
          <text:p/>
        </draw:line>
        <draw:line draw:style-name="gr10" draw:text-style-name="P6" draw:layer="layout" svg:x1="13.825cm" svg:y1="19.771cm" svg:x2="13.98cm" svg:y2="19.771cm">
          <text:p/>
        </draw:line>
        <draw:line draw:style-name="gr10" draw:text-style-name="P6" draw:layer="layout" svg:x1="13.825cm" svg:y1="19.332cm" svg:x2="13.98cm" svg:y2="19.332cm">
          <text:p/>
        </draw:line>
        <draw:line draw:style-name="gr10" draw:text-style-name="P6" draw:layer="layout" svg:x1="13.825cm" svg:y1="18.944cm" svg:x2="13.98cm" svg:y2="18.944cm">
          <text:p/>
        </draw:line>
        <draw:line draw:style-name="gr10" draw:text-style-name="P6" draw:layer="layout" svg:x1="13.825cm" svg:y1="18.554cm" svg:x2="13.98cm" svg:y2="18.554cm">
          <text:p/>
        </draw:line>
        <draw:line draw:style-name="gr10" draw:text-style-name="P6" draw:layer="layout" svg:x1="13.825cm" svg:y1="18.263cm" svg:x2="13.98cm" svg:y2="18.263cm">
          <text:p/>
        </draw:line>
        <draw:line draw:style-name="gr14" draw:text-style-name="P6" draw:layer="layout" svg:x1="19.481cm" svg:y1="27.113cm" svg:x2="19.325cm" svg:y2="27.113cm">
          <text:p/>
        </draw:line>
        <draw:line draw:style-name="gr14" draw:text-style-name="P6" draw:layer="layout" svg:x1="19.481cm" svg:y1="26.238cm" svg:x2="19.325cm" svg:y2="26.238cm">
          <text:p/>
        </draw:line>
        <draw:line draw:style-name="gr14" draw:text-style-name="P6" draw:layer="layout" svg:x1="19.481cm" svg:y1="25.411cm" svg:x2="19.325cm" svg:y2="25.411cm">
          <text:p/>
        </draw:line>
        <draw:line draw:style-name="gr14" draw:text-style-name="P6" draw:layer="layout" svg:x1="19.481cm" svg:y1="24.634cm" svg:x2="19.325cm" svg:y2="24.634cm">
          <text:p/>
        </draw:line>
        <draw:line draw:style-name="gr14" draw:text-style-name="P6" draw:layer="layout" svg:x1="19.481cm" svg:y1="23.905cm" svg:x2="19.325cm" svg:y2="23.905cm">
          <text:p/>
        </draw:line>
        <draw:line draw:style-name="gr14" draw:text-style-name="P6" draw:layer="layout" svg:x1="19.481cm" svg:y1="23.226cm" svg:x2="19.325cm" svg:y2="23.226cm">
          <text:p/>
        </draw:line>
        <draw:line draw:style-name="gr14" draw:text-style-name="P6" draw:layer="layout" svg:x1="19.481cm" svg:y1="22.541cm" svg:x2="19.325cm" svg:y2="22.541cm">
          <text:p/>
        </draw:line>
        <draw:line draw:style-name="gr14" draw:text-style-name="P6" draw:layer="layout" svg:x1="19.481cm" svg:y1="21.956cm" svg:x2="19.325cm" svg:y2="21.956cm">
          <text:p/>
        </draw:line>
        <draw:line draw:style-name="gr14" draw:text-style-name="P6" draw:layer="layout" svg:x1="19.481cm" svg:y1="21.478cm" svg:x2="19.325cm" svg:y2="21.478cm">
          <text:p/>
        </draw:line>
        <draw:line draw:style-name="gr14" draw:text-style-name="P6" draw:layer="layout" svg:x1="19.481cm" svg:y1="20.942cm" svg:x2="19.325cm" svg:y2="20.942cm">
          <text:p/>
        </draw:line>
        <draw:line draw:style-name="gr14" draw:text-style-name="P6" draw:layer="layout" svg:x1="19.481cm" svg:y1="20.505cm" svg:x2="19.325cm" svg:y2="20.505cm">
          <text:p/>
        </draw:line>
        <draw:line draw:style-name="gr14" draw:text-style-name="P6" draw:layer="layout" svg:x1="19.481cm" svg:y1="20.018cm" svg:x2="19.325cm" svg:y2="20.018cm">
          <text:p/>
        </draw:line>
        <draw:line draw:style-name="gr14" draw:text-style-name="P6" draw:layer="layout" svg:x1="19.481cm" svg:y1="19.583cm" svg:x2="19.325cm" svg:y2="19.583cm">
          <text:p/>
        </draw:line>
        <draw:line draw:style-name="gr14" draw:text-style-name="P6" draw:layer="layout" svg:x1="19.481cm" svg:y1="19.192cm" svg:x2="19.325cm" svg:y2="19.192cm">
          <text:p/>
        </draw:line>
        <draw:line draw:style-name="gr14" draw:text-style-name="P6" draw:layer="layout" svg:x1="19.481cm" svg:y1="18.806cm" svg:x2="19.325cm" svg:y2="18.806cm">
          <text:p/>
        </draw:line>
        <draw:line draw:style-name="gr14" draw:text-style-name="P6" draw:layer="layout" svg:x1="19.481cm" svg:y1="18.463cm" svg:x2="19.325cm" svg:y2="18.463cm">
          <text:p/>
        </draw:line>
        <draw:line draw:style-name="gr16" draw:text-style-name="P6" draw:layer="layout" svg:x1="19.582cm" svg:y1="26.626cm" svg:x2="19.324cm" svg:y2="26.626cm">
          <text:p/>
        </draw:line>
        <draw:line draw:style-name="gr16" draw:text-style-name="P6" draw:layer="layout" svg:x1="19.582cm" svg:y1="25.803cm" svg:x2="19.324cm" svg:y2="25.803cm">
          <text:p/>
        </draw:line>
        <draw:line draw:style-name="gr16" draw:text-style-name="P6" draw:layer="layout" svg:x1="19.582cm" svg:y1="25.025cm" svg:x2="19.324cm" svg:y2="25.025cm">
          <text:p/>
        </draw:line>
        <draw:line draw:style-name="gr16" draw:text-style-name="P6" draw:layer="layout" svg:x1="19.582cm" svg:y1="24.248cm" svg:x2="19.324cm" svg:y2="24.248cm">
          <text:p/>
        </draw:line>
        <draw:line draw:style-name="gr16" draw:text-style-name="P6" draw:layer="layout" svg:x1="19.582cm" svg:y1="23.566cm" svg:x2="19.324cm" svg:y2="23.566cm">
          <text:p/>
        </draw:line>
        <draw:line draw:style-name="gr16" draw:text-style-name="P6" draw:layer="layout" svg:x1="19.582cm" svg:y1="22.883cm" svg:x2="19.324cm" svg:y2="22.883cm">
          <text:p/>
        </draw:line>
        <draw:line draw:style-name="gr16" draw:text-style-name="P6" draw:layer="layout" svg:x1="19.582cm" svg:y1="22.206cm" svg:x2="19.324cm" svg:y2="22.206cm">
          <text:p/>
        </draw:line>
        <draw:line draw:style-name="gr16" draw:text-style-name="P6" draw:layer="layout" svg:x1="19.582cm" svg:y1="21.72cm" svg:x2="19.324cm" svg:y2="21.72cm">
          <text:p/>
        </draw:line>
        <draw:line draw:style-name="gr16" draw:text-style-name="P6" draw:layer="layout" svg:x1="19.582cm" svg:y1="21.184cm" svg:x2="19.324cm" svg:y2="21.184cm">
          <text:p/>
        </draw:line>
        <draw:line draw:style-name="gr16" draw:text-style-name="P6" draw:layer="layout" svg:x1="19.582cm" svg:y1="20.701cm" svg:x2="19.324cm" svg:y2="20.701cm">
          <text:p/>
        </draw:line>
        <draw:line draw:style-name="gr16" draw:text-style-name="P6" draw:layer="layout" svg:x1="19.582cm" svg:y1="20.26cm" svg:x2="19.324cm" svg:y2="20.26cm">
          <text:p/>
        </draw:line>
        <draw:line draw:style-name="gr16" draw:text-style-name="P6" draw:layer="layout" svg:x1="19.582cm" svg:y1="19.825cm" svg:x2="19.324cm" svg:y2="19.825cm">
          <text:p/>
        </draw:line>
        <draw:line draw:style-name="gr16" draw:text-style-name="P6" draw:layer="layout" svg:x1="19.582cm" svg:y1="19.339cm" svg:x2="19.324cm" svg:y2="19.339cm">
          <text:p/>
        </draw:line>
        <draw:line draw:style-name="gr16" draw:text-style-name="P6" draw:layer="layout" svg:x1="19.582cm" svg:y1="18.999cm" svg:x2="19.324cm" svg:y2="18.999cm">
          <text:p/>
        </draw:line>
        <draw:line draw:style-name="gr16" draw:text-style-name="P6" draw:layer="layout" svg:x1="19.582cm" svg:y1="18.61cm" svg:x2="19.324cm" svg:y2="18.61cm">
          <text:p/>
        </draw:line>
        <draw:line draw:style-name="gr16" draw:text-style-name="P6" draw:layer="layout" svg:x1="19.582cm" svg:y1="18.319cm" svg:x2="19.324cm" svg:y2="18.319cm">
          <text:p/>
        </draw:line>
        <draw:path draw:style-name="gr7" draw:text-style-name="P5" draw:layer="layout" svg:width="0.151cm" svg:height="0.182cm" svg:x="11.258cm" svg:y="27.024cm" svg:viewBox="0 0 152 183" svg:d="M44 128c0 0 1 0 1 1v1c1 6 4 11 9 16 4 5 12 8 21 8s16-3 20-7 7-9 9-15c1-3 1-5 2-8 0-2 0-5 0-7 0-10-3-18-8-23s-11-8-17-9c-1-1-2-1-3-1s-1 0-2 0c-2 0-3 0-5 0-2 1-3 1-5 1-4 1-7 3-11 5-3 1-5 4-7 7h-3-42l12-97h3 121v31h-92l-5 38c6-4 13-7 20-8 7-2 14-3 23-3h2c18 0 34 5 46 16 13 10 19 25 19 44 0 18-6 34-20 46-13 12-32 19-57 19h-2c-23 0-40-5-51-14s-18-19-21-29c0-3 0-5-1-6 0-2 0-4 0-6h2z">
          <text:p/>
        </draw:path>
        <draw:path draw:style-name="gr7" draw:text-style-name="P5" draw:layer="layout" svg:width="0.313cm" svg:height="0.185cm" svg:x="11.188cm" svg:y="26.537cm" svg:viewBox="0 0 314 186" svg:d="M0 35h6c12 0 22-3 32-8 10-6 16-14 18-23h3 34v179h-3-45v-125h-45zM234 186c-25 0-45-9-58-25-13-17-19-39-19-67s6-52 19-69c13-16 33-25 58-25h3c23 0 39 6 50 18 11 11 18 24 22 39 2 6 3 13 4 19 1 7 1 12 1 18 0 5 0 11-1 17s-2 13-4 19c-4 14-11 27-22 38-11 12-27 18-50 18zM236 157c11-1 18-5 23-13 4-8 7-17 8-26 1-4 1-9 1-13s0-8 0-11c0-4 0-8 0-12s0-8-1-13c-1-9-4-19-8-27-5-8-12-12-23-12s-19 4-23 12c-5 8-8 18-9 27 0 4-1 9-1 13s0 8 0 12c0 3 0 7 0 11 0 5 1 9 1 13 1 10 4 18 9 26 4 8 12 12 23 13z">
          <text:p/>
        </draw:path>
        <draw:path draw:style-name="gr7" draw:text-style-name="P5" draw:layer="layout" svg:width="0.311cm" svg:height="0.182cm" svg:x="11.188cm" svg:y="26.101cm" svg:viewBox="0 0 312 183" svg:d="M0 32h6c12 0 22-3 32-9 10-5 16-13 18-23h3 33v179h-2-45v-126h-45zM205 128v1 1c1 6 4 11 9 16s12 8 21 8 16-3 20-7c5-5 8-9 9-15 1-3 2-5 2-8 0-2 0-5 0-7 0-10-2-18-8-23-5-5-11-8-17-9-1-1-2-1-3-1 0 0-1 0-2 0-2 0-3 0-5 0-1 1-3 1-5 1-4 1-7 3-10 4-4 2-6 5-8 8h-3-42l13-97h2 122v31h-93l-5 38c6-4 13-7 20-8 7-2 15-3 23-3h3c18 0 33 5 45 16 12 10 19 25 19 44 0 18-7 34-20 46-12 12-31 18-57 18l-2 1c-23 0-40-5-51-14s-17-19-20-30c-1-2-1-4-2-6 0-1 0-3 0-5h2z">
          <text:p/>
        </draw:path>
        <draw:path draw:style-name="gr7" draw:text-style-name="P5" draw:layer="layout" svg:width="0.331cm" svg:height="0.185cm" svg:x="11.17cm" svg:y="25.71cm" svg:viewBox="0 0 332 186" svg:d="M149 183h-3-146v-7c0-10 2-19 6-26 4-8 10-15 18-22 5-4 11-8 17-13 7-4 14-9 23-14 5-4 10-7 15-10 4-3 8-6 11-8 5-4 8-8 10-12 3-4 4-9 4-15 0-8-3-15-8-19s-10-6-16-7c-1 0-2 0-3 0 0 0-1-1-2-1-9 1-16 3-22 8s-9 12-9 22v6h-3-41v-5c0-3 0-7 1-11 0-3 1-7 3-11 4-10 11-18 22-26 10-8 27-12 49-12h3c18 0 35 4 49 12 15 9 22 23 22 43 0 14-4 25-11 33-8 9-17 17-26 23-2 2-5 3-7 5-3 1-5 2-8 4-7 4-13 7-18 10s-9 6-13 9c-2 2-4 4-6 6-1 2-3 4-4 6h93zM252 186c-25 0-45-8-58-25s-19-39-19-68c0-28 6-51 19-67 13-17 33-26 58-26h3c22 0 39 6 50 18 11 11 18 24 22 38 2 7 3 13 4 20 0 6 1 12 1 17 0 6-1 12-1 18-1 6-2 13-4 20-4 13-11 26-22 38-11 11-28 17-50 17zM253 157c11 0 19-5 24-13 4-8 7-16 8-26 1-4 1-9 1-13s0-9 0-12c0-4 0-8 0-12s0-8-1-12c-1-10-4-19-8-27-5-8-13-12-24-12-10 0-18 4-22 12-5 8-8 17-9 26-1 5-1 9-1 13s0 8 0 12c0 3 0 8 0 12 0 5 0 9 1 13 1 10 4 18 9 26 4 8 12 13 22 13z">
          <text:p/>
        </draw:path>
        <draw:path draw:style-name="gr7" draw:text-style-name="P5" draw:layer="layout" svg:width="0.336cm" svg:height="0.184cm" svg:x="11.165cm" svg:y="24.884cm" svg:viewBox="0 0 337 185" svg:d="M45 121c0 2 0 4 1 6 0 2 0 4 1 6 1 6 5 11 9 15 6 5 14 8 24 8s18-3 23-8c6-6 8-12 8-19 0-8-2-13-5-17-4-3-8-5-12-6-2-1-5-1-7-1s-4 0-6 0h-19v-30h15c1 0 3 0 6 0s5-1 8-1c4-1 8-3 11-7 4-3 6-8 6-14 0-2-1-3-1-6 0-1-1-3-2-5-1-3-4-6-8-9-4-2-11-4-19-4-1 0-2 0-4 0-1 1-2 1-4 1-5 1-10 4-15 9-5 4-7 13-7 24h-3-40c0-4 1-7 1-12 1-5 2-10 3-14 4-9 11-18 21-26 10-7 26-11 49-11h3c22 0 39 4 51 13 11 9 17 21 17 35 0 12-3 20-8 26-6 6-12 10-19 13-1 0-2 0-3 1-2 0-3 1-4 1 11 1 20 5 28 13 8 7 12 17 12 31s-4 24-11 31c-8 7-17 13-26 16-8 2-15 4-22 4-7 1-12 1-14 1h-3c-25 0-43-4-54-13-11-8-18-17-22-27-1-4-2-8-3-13 0-4-1-8-1-11h3zM257 185c-25 0-44-8-57-25s-19-39-19-67 6-51 19-68 32-25 57-25h3c23 0 39 5 50 17s18 24 22 39c2 7 3 13 4 20 1 6 1 12 1 17s0 11-1 17c-1 7-2 13-4 20-4 14-11 26-22 38-11 11-27 17-50 17zM259 156c11 0 18-4 23-12 4-8 7-17 8-27 1-4 1-8 1-12 0-5 0-8 0-12s0-7 0-12c0-4 0-8-1-12-1-10-4-19-8-28-5-8-12-12-23-12s-19 4-23 12c-5 9-8 18-9 28 0 4-1 8-1 12 0 5 0 8 0 12s0 7 0 12c0 4 1 8 1 12 1 10 4 19 9 27 4 8 12 12 23 12z">
          <text:p/>
        </draw:path>
        <draw:path draw:style-name="gr7" draw:text-style-name="P5" draw:layer="layout" svg:width="0.337cm" svg:height="0.184cm" svg:x="11.164cm" svg:y="24.156cm" svg:viewBox="0 0 338 185" svg:d="M0 142v-32l90-107h3 42v108h27v31h-27v40h-3-44v-40zM90 111v-64l-53 64zM258 185c-25 0-44-8-57-25s-19-39-19-67 6-50 19-68c13-17 32-25 57-25h3c23 0 39 5 50 17s18 25 22 39c2 7 3 13 4 20 1 6 1 12 1 17s0 11-1 17c-1 7-2 13-4 20-4 14-11 26-22 38-11 11-27 17-50 17zM260 156c11 0 18-4 23-12 4-8 7-17 8-27 1-4 1-8 1-13 0-4 0-8 0-11 0-4 0-7 0-12 0-4 0-8-1-12-1-10-4-19-8-27-5-9-12-13-23-13s-19 4-23 13c-5 8-8 17-9 26 0 5-1 9-1 13 0 5 0 8 0 12 0 3 0 7 0 12 0 4 1 8 1 12 1 10 4 19 9 27 4 8 12 12 23 12z">
          <text:p/>
        </draw:path>
        <draw:path draw:style-name="gr7" draw:text-style-name="P5" draw:layer="layout" svg:width="0.332cm" svg:height="0.185cm" svg:x="11.169cm" svg:y="23.427cm" svg:viewBox="0 0 333 186" svg:d="M44 131c0 1 0 1 1 1 0 1 0 1 0 1 1 6 4 12 9 17 4 5 11 7 21 7 9 0 16-2 20-7 4-4 7-9 9-14 1-3 1-6 2-8 0-3 0-5 0-7 0-11-3-19-8-24s-11-8-17-9c-1 0-2 0-3 0s-1 0-2 0c-2 0-3 0-5 0s-3 0-5 1c-4 1-7 2-11 4-3 2-6 4-7 7h-3-42l12-96h3 121v32h-92l-5 36c6-3 13-6 20-8 7-1 14-2 23-2h2c18 0 34 5 46 15 12 11 18 25 18 44s-6 34-19 47c-13 12-32 18-57 18h-2c-23 0-40-5-51-13-11-9-18-19-21-30 0-2-1-4-1-6s0-4 0-6h2zM252 186c-25 0-44-8-57-25s-19-39-19-67 6-51 19-68 32-26 57-26h3c23 0 40 6 51 18 11 11 18 25 22 39 2 7 3 13 4 20 1 6 1 12 1 17s0 11-1 17c-1 7-2 13-4 20-4 13-11 26-22 38-11 11-28 17-51 17zM254 157c11 0 18-5 23-13 4-8 7-16 9-26 1-4 1-9 1-13s0-8 0-11c0-4 0-8 0-12s0-8-1-12c-2-10-5-19-9-27-5-8-12-13-23-13s-19 5-23 13c-5 8-8 17-9 26 0 5-1 9-1 13s0 8 0 12c0 3 0 7 0 11 0 5 1 9 1 13 1 10 4 18 9 26 4 8 12 13 23 13z">
          <text:p/>
        </draw:path>
        <draw:path draw:style-name="gr7" draw:text-style-name="P5" draw:layer="layout" svg:width="0.333cm" svg:height="0.184cm" svg:x="11.168cm" svg:y="22.796cm" svg:viewBox="0 0 334 185" svg:d="M110 45c-2-5-6-9-12-12-5-2-11-4-18-4-1 0-1 0-1 0-11 0-20 4-26 12-5 8-8 18-9 31 5-4 11-8 18-10s14-3 21-3h3c17 0 33 5 47 15 13 10 20 25 20 46 0 4 0 8-1 12-1 5-2 9-3 14-4 10-11 19-21 27s-26 12-47 12h-2c-24 0-42-5-53-17-11-11-18-23-22-37-2-7-3-13-3-21-1-6-1-12-1-17 0-26 6-49 19-66 12-18 33-27 61-27h3c17 0 30 3 39 8 10 6 17 12 21 19 2 3 4 6 5 9 1 4 2 6 3 9h-3zM43 121c0 10 4 18 10 25 6 6 15 10 25 10 9 0 17-3 24-9 6-6 9-15 9-25 0-11-3-19-9-26-6-6-14-10-25-10-1 0-2 0-3 0-2 1-3 1-4 1-7 1-13 5-18 10-6 5-9 12-9 24zM253 185c-25 0-44-8-57-25s-19-39-19-68c0-28 6-50 19-67s32-25 57-25h3c23 0 40 5 50 17 11 12 20 24 23 38 2 7 3 13 4 20 1 6 1 12 1 17s0 11-1 17c-1 8-2 14-4 21-3 14-12 26-23 38-10 11-27 17-50 17zM255 156c11 0 18-4 23-12 4-8 7-17 8-27 1-5 1-9 1-13 0-5 1-8 1-12s-1-7-1-12c0-4 0-8-1-12-1-10-4-19-8-27-5-8-12-12-23-12s-19 4-23 12c-5 8-8 17-9 27 0 4-1 8-1 12 0 5 0 8 0 12s0 7 0 12c0 4 1 8 1 13 1 10 4 19 9 27 4 8 12 12 23 12z">
          <text:p/>
        </draw:path>
        <draw:path draw:style-name="gr7" draw:text-style-name="P5" draw:layer="layout" svg:width="0.337cm" svg:height="0.185cm" svg:x="11.164cm" svg:y="22.164cm" svg:viewBox="0 0 338 186" svg:d="M0 3h3 158v31c-1 1-5 4-12 11-7 6-14 15-22 26-4 5-8 10-11 16-3 5-7 11-9 17-7 14-11 27-14 40-4 13-6 26-6 38h-3-47c1-10 2-21 5-30 3-10 6-19 9-27 1-2 2-5 3-7 1-3 2-5 3-7 6-13 14-26 24-38 9-12 20-23 30-32 0-1 1-1 2-2l1-1v-1h-114zM258 186c-25-1-44-9-57-26-13-16-19-39-19-67s6-50 19-67c13-18 32-26 57-26h3c23 0 39 6 50 18s18 25 22 38c2 7 3 14 4 20s1 12 1 17 0 11-1 17c-1 7-2 13-4 20-4 14-11 27-22 38-11 12-27 17-50 17zM260 156c11 0 18-4 23-12 4-8 7-17 8-27 1-4 1-8 1-12s0-8 0-12c0-3 0-7 0-11s0-9-1-13c-1-10-4-18-8-26-5-8-12-13-23-13s-19 5-23 13c-5 8-8 16-9 26 0 4-1 8-1 13 0 4 0 8 0 11 0 4 0 8 0 12s1 8 1 13c1 9 4 18 9 26 4 8 12 12 23 12z">
          <text:p/>
        </draw:path>
        <draw:path draw:style-name="gr7" draw:text-style-name="P5" draw:layer="layout" svg:width="0.335cm" svg:height="0.185cm" svg:x="11.166cm" svg:y="21.581cm" svg:viewBox="0 0 336 186" svg:d="M78 186c-1 0-1 0-2 0s-2 0-3 0c-3 0-6-1-9-1s-6 0-9-1c-14-2-26-7-38-15-11-8-17-20-17-37 0-12 3-22 10-29 6-7 15-12 25-15-9-3-17-8-22-15-4-7-7-15-7-23 0-13 5-24 16-34 12-10 30-15 56-15h3c1 0 3 0 5 0s4 0 5 0c15 1 29 5 42 13 12 7 19 18 19 36 0 10-3 18-8 25-6 6-13 10-20 13 10 3 18 8 24 15 7 7 10 17 10 29 0 17-6 30-17 38-12 8-24 13-38 14-3 1-6 1-9 1-3 1-6 1-9 1h-3-1-1-1zM79 157h1c2 0 3-1 5-1s4 0 5-1c6-1 12-4 16-8 5-4 8-10 8-18 0-2 0-3-1-5 0-2 0-3-1-5-1-5-5-9-10-13s-12-6-23-6c-10 0-18 2-23 6-4 4-8 8-9 13-1 2-1 3-2 5 0 2 0 3 0 5 0 8 3 15 8 19 4 4 10 6 16 8 2 0 3 0 5 0s4 1 5 1zM79 76c2 0 4 0 6 0s4-1 6-1c5-2 9-4 13-7 4-4 6-9 6-16 0-6-2-10-5-14-3-3-7-5-11-7-3-1-6-2-9-2-2 0-4 0-6 0-1 0-3 0-6 0-2 0-5 1-8 2-4 1-7 4-11 7-3 4-5 8-5 14 0 7 2 13 6 16 4 4 8 6 13 7 2 0 4 1 6 1s4 0 5 0zM256 186c-25 0-44-9-57-25-13-17-19-39-19-67s6-51 19-68 32-26 57-26h3c23 0 39 6 50 18 11 11 18 25 22 39 2 7 3 13 4 19 1 7 1 13 1 18s0 11-1 17-2 13-4 19c-4 14-11 27-22 39-11 11-27 17-50 17zM258 157c11-1 18-5 23-13 4-8 7-16 8-26 1-4 1-9 1-13s0-8 0-11c0-4 0-8 0-12s0-8-1-13c-1-9-4-18-8-26-5-9-12-13-23-13s-19 4-23 13c-5 8-8 17-9 26 0 5-1 9-1 13s0 8 0 12c0 3 0 7 0 11 0 5 1 9 1 13 1 10 4 18 9 26 4 8 12 12 23 13z">
          <text:p/>
        </draw:path>
        <draw:path draw:style-name="gr7" draw:text-style-name="P5" draw:layer="layout" svg:width="0.333cm" svg:height="0.185cm" svg:x="11.168cm" svg:y="21.095cm" svg:viewBox="0 0 334 186" svg:d="M45 140c2 6 6 10 11 12s11 3 18 4c2 0 4-1 6-1 3 0 5-1 8-2 5-2 9-7 13-13 5-6 7-15 8-27-3 3-7 5-10 7-4 2-7 3-11 4-3 1-6 2-9 2s-6 0-9 0h-3c-18 0-33-5-47-15-13-10-20-26-20-45 0-1 0-2 0-3s0-2 0-2c1-15 7-29 18-42 11-12 30-19 55-19h3c23 0 41 6 51 17 11 10 18 22 22 35 1 7 3 13 3 20 1 6 1 11 1 16 0 28-6 51-19 69-12 19-33 29-61 29h-2c-17 0-30-3-39-9-9-5-16-11-20-18-3-4-4-7-6-11-1-3-2-6-2-8h2zM109 65c0-2 0-4 0-7-1-3-2-5-3-8-2-5-5-10-10-14s-12-6-21-6-17 3-24 9c-6 6-9 15-9 25s3 18 9 25c5 6 14 9 24 10 10-1 18-4 25-9 6-6 9-14 9-25zM253 186c-25 0-44-9-57-25-13-18-19-40-19-68s6-51 19-68c13-16 32-25 57-25h3c23 0 40 6 50 18 11 11 20 24 23 38 2 6 3 13 4 19 1 7 1 12 1 18 0 5 0 10-1 17-1 6-2 13-4 19-3 14-12 27-23 39-10 12-27 18-50 18zM255 156c11-1 18-5 23-13 4-8 7-17 8-26 1-5 1-9 1-13s1-8 1-11c0-4-1-8-1-12s0-8-1-13c-1-9-4-18-8-26-5-8-12-12-23-13-11 1-19 5-23 13-5 8-8 17-9 26 0 4-1 9-1 13s0 8 0 12c0 3 0 7 0 11s1 9 1 13c1 9 4 18 9 26 4 8 12 12 23 13z">
          <text:p/>
        </draw:path>
        <draw:path draw:style-name="gr7" draw:text-style-name="P5" draw:layer="layout" svg:width="0.42cm" svg:height="0.159cm" svg:x="11.133cm" svg:y="20.585cm" svg:viewBox="0 0 421 160" svg:d="M0 30h5c10 0 19-2 27-7 9-5 14-11 16-20h2 29v154h-2-39v-107h-38zM199 160c-21 0-38-8-49-22s-16-33-16-57 5-44 16-59c11-14 28-22 49-22h3c19 0 33 5 43 15 9 10 15 22 19 34 1 6 2 11 3 17 0 5 1 10 1 15 0 4-1 9-1 14-1 6-2 11-3 17-4 12-10 23-19 33-10 10-24 15-43 15zM200 135c10-1 16-4 20-11s7-14 8-23c0-3 0-7 1-10 0-4 0-7 0-10s0-7 0-10c-1-4-1-7-1-11-1-8-4-16-8-23-4-8-10-11-20-11-9 0-15 3-19 11-4 7-7 15-8 23 0 3 0 7 0 11-1 3-1 7-1 10s0 6 1 10c0 3 0 7 0 11 1 8 4 15 8 22s10 10 19 11zM352 160c-22 0-38-8-49-22s-17-33-17-57 6-44 17-59c11-14 27-22 49-22h2c20 0 34 5 44 15 9 10 15 22 18 34 3 6 4 11 4 17 1 5 1 10 1 15 0 4 0 9-1 14 0 6-1 11-4 17-3 12-9 23-18 33-10 10-24 15-44 15zM353 135c10-1 16-4 20-11s6-14 7-23c1-3 1-7 1-10 0-4 0-7 0-10s0-7 0-10c0-4 0-7-1-11-1-8-3-16-7-23-4-8-10-11-20-11-9 0-16 3-19 11-4 7-7 15-8 23 0 3-1 7-1 11 0 3 0 7 0 10s0 6 0 10c0 3 1 7 1 11 1 8 4 15 8 22 3 7 10 10 19 11z">
          <text:p/>
        </draw:path>
        <draw:path draw:style-name="gr7" draw:text-style-name="P5" draw:layer="layout" svg:width="0.42cm" svg:height="0.159cm" svg:x="11.133cm" svg:y="20.099cm" svg:viewBox="0 0 421 160" svg:d="M0 30h5c9 0 19-2 27-7 9-5 14-12 16-20h2 29v154h-3-38v-107h-38zM152 30h6c9 0 19-2 27-7 9-5 14-12 16-20h2 29v154h-3-38v-107h-39zM352 160c-22-1-38-8-49-22s-16-34-16-58 5-44 16-58c11-15 27-22 49-22h2c20 0 34 5 44 15 9 10 15 21 18 34 3 6 4 11 5 17 0 5 0 10 0 14 0 5 0 10 0 15-1 6-2 11-5 17-3 12-9 23-18 33-10 9-24 14-44 14zM353 135c10-1 16-4 20-11s6-15 7-23c1-3 1-7 1-11 0-3 0-7 0-10s0-6 0-9c0-4 0-8-1-11-1-9-3-17-7-24s-10-10-20-11c-9 1-15 4-19 11s-7 15-8 23c0 4 0 8-1 11 0 4 0 7 0 10s0 7 0 10c1 4 1 8 1 11 1 9 4 16 8 23s10 10 19 11z">
          <text:p/>
        </draw:path>
        <draw:path draw:style-name="gr7" draw:text-style-name="P5" draw:layer="layout" svg:width="0.42cm" svg:height="0.159cm" svg:x="11.133cm" svg:y="19.662cm" svg:viewBox="0 0 421 160" svg:d="M0 31h5c10 0 19-2 27-7 9-5 14-11 16-21h2 29v154h-2-39v-107h-38zM264 157h-2-125v-6c0-9 2-16 5-22 4-7 9-13 16-19 4-3 9-7 14-11 6-4 12-8 19-12 5-3 9-5 13-8 4-2 7-5 10-7 4-3 7-7 9-10 2-4 3-8 3-13 0-7-2-13-7-16-4-3-9-5-14-6 0 0-1-1-2-1s-1 0-2 0c-7 0-14 3-19 7s-8 10-8 19v5h-2-35v-5c0-2 0-5 0-9 1-3 2-6 3-10 3-8 10-15 19-22s23-11 42-11h3c15 0 29 4 42 12 12 7 19 19 19 36 0 12-4 21-10 29-7 7-14 13-22 18-2 2-4 3-7 4-2 2-4 3-6 4-6 3-11 6-16 9-4 2-8 5-11 7-1 2-3 3-5 5-1 2-2 4-3 6h79zM352 160c-22 0-38-8-49-22s-17-33-17-57 6-44 17-58c11-15 27-23 49-23h2c20 0 34 5 44 16 9 10 15 21 18 33 3 6 4 11 4 17 1 5 1 10 1 15 0 4 0 9-1 14 0 6-1 11-4 17-3 12-9 23-18 33-10 10-24 15-44 15zM353 135c10-1 16-4 20-11s6-14 7-23c1-3 1-7 1-11 0-3 0-6 0-9s0-7 0-10c0-4 0-7-1-11-1-8-3-16-7-23s-10-10-20-11c-9 1-16 4-19 11-4 7-7 15-8 23 0 3-1 7-1 11 0 3 0 7 0 10s0 6 0 10c0 3 1 7 1 11 1 8 4 15 8 22 3 7 10 10 19 11z">
          <text:p/>
        </draw:path>
        <draw:path draw:style-name="gr7" draw:text-style-name="P5" draw:layer="layout" svg:width="0.42cm" svg:height="0.158cm" svg:x="11.133cm" svg:y="19.226cm" svg:viewBox="0 0 421 159" svg:d="M0 30h5c9 0 19-3 27-8 9-5 14-11 16-20h2 29v154h-3-38v-108h-38zM171 103c0 1 1 3 1 5s0 3 1 5c1 5 4 9 8 13 4 5 11 7 19 8 9-1 16-3 20-8 5-5 7-10 7-17 0-6-2-11-5-14-3-2-6-4-10-5-2-1-4-1-6-1-1 0-3 0-4 0h-17v-25h13c1 0 3-1 5-1s4 0 7-1 7-2 10-5c2-3 4-7 4-13 0-1 0-2-1-4 0-1 0-2-1-4-1-3-4-5-7-7-4-3-9-4-16-4-1 0-2 0-4 0-1 0-2 0-3 1-5 1-9 3-13 7s-5 10-5 20h-3-34c0-3 0-6 1-10 0-4 1-8 3-12 3-8 9-15 17-21 9-7 23-10 42-10h2c19 0 34 4 43 11 10 8 15 18 15 30 0 9-2 17-7 22s-10 8-15 10c-1 1-3 1-4 1-1 1-2 1-3 1v1c9 0 17 4 24 10s11 15 11 27-4 22-10 28c-7 6-14 10-22 13-7 2-13 3-19 4-6 0-10 1-12 1h-2c-21 0-36-4-46-11-9-7-16-15-19-25-1-3-2-7-2-11-1-3-1-6-1-9h2zM352 159c-22 0-38-7-49-22s-16-34-16-58 5-43 16-58c11-14 27-21 49-21h2c20 0 34 5 44 14 9 10 15 21 18 33 3 6 4 11 5 17 0 5 0 10 0 15 0 4 0 9 0 15-1 5-2 11-5 16-3 12-9 24-18 34-10 10-24 15-44 15zM353 134c10 0 16-4 20-12 4-7 6-14 7-22 1-4 1-8 1-11 0-4 0-7 0-10s0-7 0-10c0-4 0-7-1-11-1-8-3-16-7-23s-10-10-20-10c-9 0-15 3-19 10s-7 15-8 23c0 3 0 7-1 11 0 3 0 7 0 10s0 6 0 10c1 3 1 7 1 11 1 8 4 15 8 22 4 8 10 12 19 12z">
          <text:p/>
        </draw:path>
        <draw:path draw:style-name="gr7" draw:text-style-name="P5" draw:layer="layout" svg:width="0.42cm" svg:height="0.158cm" svg:x="11.133cm" svg:y="18.838cm" svg:viewBox="0 0 421 159" svg:d="M0 30h5c9 0 19-2 27-7 9-5 14-12 16-20h2 29v154h-3-38v-108h-38zM132 122v-27l77-92h2 36v93h22v26h-22v35h-3-37v-35zM209 96v-56l-46 56zM352 159c-22 0-38-7-49-21-11-15-16-34-16-58s5-44 16-58c11-15 27-22 49-22h2c20 0 34 5 44 15 9 10 15 21 18 34 3 5 4 11 5 16 0 6 0 11 0 15 0 5 0 10 0 15-1 6-2 11-5 17-3 12-9 23-18 32-10 10-24 15-44 15zM353 134c10 0 16-3 20-10s6-15 7-23c1-4 1-7 1-11 0-3 0-7 0-10s0-6 0-10c0-3 0-7-1-11-1-8-3-15-7-23-4-7-10-11-20-11-9 0-15 4-19 11-4 8-7 15-8 23 0 4 0 8-1 11 0 4 0 7 0 10s0 7 0 10c1 4 1 8 1 11 1 8 4 16 8 23s10 10 19 10z">
          <text:p/>
        </draw:path>
        <draw:path draw:style-name="gr7" draw:text-style-name="P5" draw:layer="layout" svg:width="0.42cm" svg:height="0.159cm" svg:x="11.133cm" svg:y="18.497cm" svg:viewBox="0 0 421 160" svg:d="M0 30h5c9 0 19-2 27-7 9-5 14-11 16-20h2 29v154h-3-38v-108h-38zM174 113v1c1 5 4 10 8 14 4 5 10 7 18 7s14-2 17-6c4-4 7-8 8-12 1-3 1-5 1-7 1-3 1-5 1-6 0-9-2-16-7-20-5-5-10-7-15-8-1 0-1-1-2-1s-1 0-2 0-3 0-4 1c-2 0-3 0-5 0-3 1-6 2-9 4-2 2-5 4-6 6h-2-36l10-83h2 104v27h-79l-4 31c5-3 11-5 17-7 6-1 12-2 20-2h2c15 0 28 5 39 13 10 10 16 23 16 39s-6 29-17 40c-11 10-27 16-49 16h-2c-19 0-34-4-43-12s-15-16-18-25c0-2-1-4-1-5 0-2 0-4 0-5h2zM352 160c-22 0-38-8-49-22s-16-33-16-57c0-25 5-45 16-59s27-22 49-22h2c20 0 34 5 44 15 9 10 15 21 18 33 3 6 4 11 5 17 0 6 0 11 0 16 0 4 0 9 0 14-1 6-2 12-5 17-3 12-9 23-18 33-10 10-24 15-44 15zM353 135c10-1 16-4 20-11s6-14 7-23c1-3 1-7 1-10 0-4 0-7 0-10s0-7 0-10c0-5 0-8-1-12-1-8-3-16-7-23s-10-10-20-10c-9 0-15 3-19 10s-7 15-8 23c0 3 0 7-1 12 0 3 0 7 0 10s0 6 0 10c1 3 1 7 1 11 1 8 4 15 8 22s10 10 19 11z">
          <text:p/>
        </draw:path>
        <draw:path draw:style-name="gr7" draw:text-style-name="P5" draw:layer="layout" svg:width="0.421cm" svg:height="0.159cm" svg:x="11.132cm" svg:y="18.206cm" svg:viewBox="0 0 422 160" svg:d="M0 30h5c10 0 19-2 29-7 8-5 14-12 16-20h2 29v154h-3-38v-107h-40zM231 39c-1-5-5-8-9-10-5-2-11-3-16-3h-1c-10 0-17 3-22 10-5 8-8 16-8 27 4-3 9-6 15-8s12-3 18-3h2c16 0 29 4 41 13 11 8 17 21 17 39 0 3 0 6-1 10 0 4-1 8-3 12-3 8-9 16-17 23-9 7-22 10-40 10l-2 1c-21-1-36-5-46-15-9-10-15-20-18-32-2-6-3-11-3-17-1-5-1-10-1-15 0-22 5-42 16-58 11-15 28-23 53-23h2c15 0 26 3 34 8 8 4 14 10 18 16 2 2 3 5 4 8 1 2 2 5 2 7h-2zM174 104c0 9 3 16 8 22 6 5 13 8 22 8 8 0 15-2 20-8 6-5 8-12 8-21 0-8-2-15-7-21s-12-8-22-9c-1 0-2 1-3 1s-2 0-3 0c-6 1-11 4-16 8-4 5-7 11-7 20zM354 160c-21-1-38-8-49-22s-16-34-16-58 5-44 16-58c11-15 28-22 49-22h3c19 0 33 5 43 15 9 10 15 21 19 34 1 6 2 11 3 17 0 5 0 10 0 14 0 5 0 10 0 15-1 6-2 11-3 17-4 12-10 23-19 33-10 9-24 14-43 14zM355 134c10 0 16-3 20-10s6-15 7-23c1-4 1-7 1-11 1-3 1-7 1-10s0-6-1-9c0-4 0-8-1-11-1-9-3-16-7-24-4-7-10-10-20-11-9 1-15 4-19 11-4 8-7 15-8 23 0 4 0 8 0 11-1 4-1 7-1 10s0 7 1 10c0 4 0 8 0 11 1 8 4 16 8 23s10 10 19 10z">
          <text:p/>
        </draw:path>
        <draw:path draw:style-name="gr7" draw:text-style-name="P5" draw:layer="layout" svg:width="0.151cm" svg:height="0.182cm" svg:x="14.163cm" svg:y="27.024cm" svg:viewBox="0 0 152 183" svg:d="M45 128v1 1c1 6 4 11 9 16s12 8 21 8 16-3 20-7c5-4 8-9 9-15 1-3 1-5 2-8 0-2 0-5 0-7 0-10-3-18-8-23s-11-8-17-9c-1-1-2-1-3-1 0 0-1 0-2 0-2 0-3 0-5 0-2 1-3 1-5 1-4 1-7 3-11 5-3 1-5 4-7 7h-3-42l12-97h3 122v31h-93l-5 38c6-4 13-7 20-8 7-2 14-3 23-3h2c18 0 35 5 47 16 12 10 18 25 18 44 0 18-6 34-19 46s-33 19-58 19h-2c-23 0-40-5-51-14s-18-19-20-29c-1-3-1-5-2-6 0-2 0-4 0-6h2z">
          <text:p/>
        </draw:path>
        <draw:path draw:style-name="gr7" draw:text-style-name="P5" draw:layer="layout" svg:width="0.313cm" svg:height="0.185cm" svg:x="14.093cm" svg:y="26.537cm" svg:viewBox="0 0 314 186" svg:d="M0 35h6c12 0 22-3 32-8 10-6 16-14 18-23h3 34v179h-3-45v-125h-45zM234 186c-25 0-44-9-57-25-13-17-19-39-19-67s6-52 19-69c13-16 32-25 57-25h3c23 0 39 6 50 18 11 11 18 24 22 39 2 6 3 13 4 19 1 7 1 12 1 18 0 5 0 11-1 17s-2 13-4 19c-4 14-11 27-22 38-11 12-27 18-50 18zM236 157c11-1 18-5 23-13 4-8 7-17 8-26 1-4 1-9 1-13s1-8 1-11c0-4-1-8-1-12s0-8-1-13c-1-9-4-19-8-27-5-8-12-12-23-12s-19 4-23 12c-5 8-8 18-9 27 0 4-1 9-1 13s0 8 0 12c0 3 0 7 0 11 0 5 1 9 1 13 1 10 4 18 9 26 4 8 12 12 23 13z">
          <text:p/>
        </draw:path>
        <draw:path draw:style-name="gr7" draw:text-style-name="P5" draw:layer="layout" svg:width="0.311cm" svg:height="0.182cm" svg:x="14.093cm" svg:y="26.101cm" svg:viewBox="0 0 312 183" svg:d="M0 32h6c13 0 23-3 33-9 10-5 16-13 18-23h3 34v179h-3-45v-126h-46zM205 128v1 1c1 6 4 11 9 16s12 8 21 8 16-3 20-7c5-5 8-9 9-15 1-3 2-5 2-8 0-2 0-5 0-7 0-10-2-18-8-23-5-5-11-8-17-9-1-1-2-1-3-1 0 0-1 0-2 0s-3 0-5 0c-1 1-3 1-5 1-3 1-7 3-10 4-4 2-6 5-8 8h-2-42l12-97h2 122v31h-93l-5 38c7-4 13-7 20-8 7-2 15-3 23-3h3c18 0 33 5 45 16 13 10 19 25 19 44 0 18-7 34-20 46-12 12-31 18-56 18l-3 1c-23 0-40-5-51-14s-17-19-20-30c-1-2-1-4-1-6-1-1-1-3-1-5h2z">
          <text:p/>
        </draw:path>
        <draw:path draw:style-name="gr7" draw:text-style-name="P5" draw:layer="layout" svg:width="0.331cm" svg:height="0.185cm" svg:x="14.075cm" svg:y="25.71cm" svg:viewBox="0 0 332 186" svg:d="M149 183h-3-145v-7c0-10 1-19 5-26 4-8 10-15 18-22 5-4 11-8 17-13 7-4 14-9 23-14 5-4 10-7 15-10 4-3 8-6 11-8 5-4 8-8 11-12 2-4 3-9 3-15 0-8-3-15-8-19s-10-6-16-7c-1 0-2 0-3 0 0 0-1-1-2-1-9 1-16 3-22 8s-9 12-9 22v6h-3-41v-5c0-3 0-7 1-11 0-3 1-7 3-11 4-10 11-18 22-26 10-8 27-12 49-12h3c18 0 35 4 49 12 15 9 22 23 22 43 0 14-4 25-11 33-8 9-16 17-26 23-2 2-5 3-7 5-3 1-5 2-8 4-7 4-13 7-18 10s-9 6-13 9c-2 2-4 4-6 6-1 2-3 4-4 6h93zM251 186c-25 0-44-8-57-25s-19-39-19-68c0-28 6-51 19-67 13-17 32-26 57-26h3c23 0 40 6 51 18 11 11 18 24 22 38 2 7 3 13 4 20 0 6 1 12 1 17 0 6-1 12-1 18-1 6-2 13-4 20-4 13-11 26-22 38-11 11-28 17-51 17zM253 157c10 0 18-5 23-13 4-8 8-16 9-26 1-4 1-9 1-13s0-9 0-12c0-4 0-8 0-12s0-8-1-12c-1-10-5-19-9-27-5-8-13-12-23-12-11 0-19 4-23 12-5 8-8 17-9 26-1 5-1 9-1 13s0 8 0 12c0 3 0 8 0 12 0 5 0 9 1 13 1 10 4 18 9 26 4 8 12 13 23 13z">
          <text:p/>
        </draw:path>
        <draw:path draw:style-name="gr7" draw:text-style-name="P5" draw:layer="layout" svg:width="0.335cm" svg:height="0.184cm" svg:x="14.071cm" svg:y="24.884cm" svg:viewBox="0 0 336 185" svg:d="M44 121c0 2 1 4 1 6s0 4 1 6c1 6 5 11 10 15 4 5 12 8 22 8s18-3 23-8c6-6 8-12 8-19 0-8-2-13-5-17-4-3-8-5-12-6-2-1-5-1-7-1s-4 0-5 0h-19v-30h14c1 0 3 0 6 0s5-1 8-1c4-1 8-3 12-7 3-3 5-8 5-14 0-2-1-3-1-6 0-1-1-3-2-5-1-3-4-6-8-9-4-2-11-4-19-4-1 0-2 0-4 0-1 1-2 1-4 1-5 1-10 4-14 9-5 4-7 13-7 24h-3-40c0-4 1-7 1-12 1-5 2-10 4-14 3-9 10-18 20-26 10-7 26-11 48-11h3c22 0 39 4 51 13 11 9 17 21 17 35 0 12-3 20-8 26-6 6-12 10-18 13-2 0-3 0-4 1-1 0-3 1-4 1 11 1 20 5 28 13 8 7 12 17 12 31s-4 24-11 31c-8 7-17 13-26 16-8 2-15 4-22 4-7 1-12 1-14 1h-3c-24 0-41-4-53-13-11-8-18-17-22-27-1-4-2-8-3-13 0-4 0-8 0-11h2zM256 185c-25 0-44-8-57-25s-19-39-19-67 6-51 19-68 32-25 57-25h3c23 0 39 5 50 17s18 24 22 39c2 7 3 13 4 20 1 6 1 12 1 17s0 11-1 17c-1 7-2 13-4 20-4 14-11 26-22 38-11 11-27 17-50 17zM258 156c11 0 18-4 23-12 4-8 7-17 8-27 1-4 1-8 1-12 0-5 1-8 1-12s-1-7-1-12c0-4 0-8-1-12-1-10-4-19-8-28-5-8-12-12-23-12s-19 4-23 12c-5 9-8 18-9 28 0 4-1 8-1 12 0 5 0 8 0 12s0 7 0 12c0 4 1 8 1 12 1 10 4 19 9 27 4 8 12 12 23 12z">
          <text:p/>
        </draw:path>
        <draw:path draw:style-name="gr7" draw:text-style-name="P5" draw:layer="layout" svg:width="0.337cm" svg:height="0.184cm" svg:x="14.069cm" svg:y="24.156cm" svg:viewBox="0 0 338 185" svg:d="M0 142v-32l90-107h3 41v108h27v31h-27v40h-2-44v-40zM90 111v-64l-53 64zM258 185c-25 0-44-8-58-25-13-17-19-39-19-67s6-50 19-68c14-17 33-25 58-25h3c23 0 39 5 50 17s18 25 22 39c2 7 3 13 4 20 1 6 1 12 1 17s0 11-1 17c-1 7-2 13-4 20-4 14-11 26-22 38-11 11-27 17-50 17zM260 156c11 0 18-4 23-12 4-8 7-17 8-27 1-4 1-8 1-13 0-4 1-8 1-11 0-4-1-7-1-12 0-4 0-8-1-12-1-10-4-19-8-27-5-9-12-13-23-13s-19 4-23 13c-5 8-8 17-9 26 0 5-1 9-1 13 0 5 0 8 0 12 0 3 0 7 0 12 0 4 1 8 1 12 1 10 4 19 9 27 4 8 12 12 23 12z">
          <text:p/>
        </draw:path>
        <draw:path draw:style-name="gr7" draw:text-style-name="P5" draw:layer="layout" svg:width="0.332cm" svg:height="0.185cm" svg:x="14.074cm" svg:y="23.427cm" svg:viewBox="0 0 333 186" svg:d="M45 131c0 1 1 1 1 1 0 1 0 1 0 1 1 6 4 12 9 17 4 5 12 7 21 7s16-2 20-7c4-4 7-9 9-14 1-3 1-6 2-8 0-3 0-5 0-7 0-11-3-19-8-24s-11-8-17-9c-1 0-2 0-3 0s-1 0-2 0c-2 0-3 0-5 0s-3 0-5 1c-4 1-7 2-11 4-3 2-5 4-7 7h-3-43l12-96h3 122v32h-92l-5 36c6-3 13-6 20-8 7-1 14-2 23-2h2c18 0 34 5 46 15 12 11 18 25 18 44s-6 34-19 47c-13 12-32 18-57 18h-2c-23 0-41-5-52-13-11-9-18-19-21-30 0-2 0-4-1-6 0-2 0-4 0-6h2zM253 186c-25 0-44-8-57-25s-19-39-19-67 6-51 19-68 32-26 57-26h3c23 0 39 6 50 18 11 11 18 25 22 39 2 7 3 13 4 20 1 6 1 12 1 17s0 11-1 17c-1 7-2 13-4 20-4 13-11 26-22 38-11 11-27 17-50 17zM255 157c11 0 18-5 23-13 4-8 7-16 8-26 1-4 1-9 1-13s1-8 1-11c0-4-1-8-1-12s0-8-1-12c-1-10-4-19-8-27-5-8-12-13-23-13s-19 5-23 13c-5 8-8 17-9 26 0 5-1 9-1 13s0 8 0 12c0 3 0 7 0 11 0 5 1 9 1 13 1 10 4 18 9 26 4 8 12 13 23 13z">
          <text:p/>
        </draw:path>
        <draw:path draw:style-name="gr7" draw:text-style-name="P5" draw:layer="layout" svg:width="0.333cm" svg:height="0.184cm" svg:x="14.073cm" svg:y="22.796cm" svg:viewBox="0 0 334 185" svg:d="M111 45c-2-5-6-9-11-12-6-2-12-4-19-4h-2c-11 0-20 4-25 12-6 8-9 18-10 31 5-4 11-8 18-10s14-3 22-3h3c18 0 33 5 47 15 13 10 20 25 20 46 0 4 0 8-1 12 0 5-2 9-3 14-4 10-11 19-21 27s-26 12-47 12h-3c-24 0-42-5-53-17-11-11-18-23-22-37-2-7-3-13-3-21-1-6-1-12-1-17 0-26 6-49 19-66 12-18 33-27 62-27h3c17 0 30 3 40 8 9 6 16 12 20 19 2 3 4 6 5 9 2 4 2 6 3 9h-3zM44 121c0 10 3 18 9 25 6 6 15 10 25 10s18-3 25-9c6-6 9-15 9-25 0-11-3-19-9-26-6-6-14-10-26-10-1 0-2 0-3 0-2 1-3 1-4 1-7 1-13 5-18 10-6 5-8 12-8 24zM255 185c-26 0-45-8-58-25s-19-39-19-68c0-28 6-50 19-67s32-25 58-25h2c23 0 40 5 50 17 11 12 19 24 22 38 2 7 3 13 4 20 1 6 1 12 1 17s0 11-1 17c-1 8-2 14-4 21-3 14-11 26-22 38-10 11-27 17-50 17zM256 156c11 0 18-4 23-12 4-8 7-17 8-27 1-5 1-9 2-13 0-5 0-8 0-12s0-7 0-12c-1-4-1-8-2-12-1-10-4-19-8-27-5-8-12-12-23-12s-19 4-23 12c-5 8-8 17-9 27 0 4-1 8-1 12 0 5 0 8 0 12s0 7 0 12c0 4 1 8 1 13 1 10 4 19 9 27 4 8 12 12 23 12z">
          <text:p/>
        </draw:path>
        <draw:path draw:style-name="gr7" draw:text-style-name="P5" draw:layer="layout" svg:width="0.336cm" svg:height="0.185cm" svg:x="14.07cm" svg:y="22.164cm" svg:viewBox="0 0 337 186" svg:d="M0 3h2 157v31c-1 1-5 4-12 11-7 6-14 15-22 26-4 5-7 10-11 16-3 5-6 11-9 17-7 14-11 27-14 40s-5 26-5 38h-3-47c1-10 3-21 5-30 3-10 6-19 9-27 1-2 2-5 3-7 1-3 2-5 3-7 6-13 14-26 24-38 9-12 19-23 29-32 1-1 1-1 2-2 0 0 1-1 2-1v-1h-113zM257 186c-25-1-44-9-58-26-13-16-19-39-19-67s6-50 19-67c14-18 33-26 58-26h3c23 0 39 6 50 18s18 25 22 38c2 7 3 14 4 20s1 12 1 17 0 11-1 17c-1 7-2 13-4 20-4 14-11 27-22 38-11 12-27 17-50 17zM259 156c11 0 18-4 23-12 4-8 7-17 8-27 1-4 1-8 1-12s1-8 1-12c0-3-1-7-1-11s0-9-1-13c-1-10-4-18-8-26-5-8-12-13-23-13s-19 5-23 13c-5 8-8 16-9 26 0 4-1 8-1 13 0 4 0 8 0 11 0 4 0 8 0 12s1 8 1 13c1 9 4 18 9 26 4 8 12 12 23 12z">
          <text:p/>
        </draw:path>
        <draw:path draw:style-name="gr7" draw:text-style-name="P5" draw:layer="layout" svg:width="0.335cm" svg:height="0.185cm" svg:x="14.071cm" svg:y="21.581cm" svg:viewBox="0 0 336 186" svg:d="M77 186c0 0-1 0-2 0s-2 0-3 0c-3 0-6-1-9-1s-6 0-9-1c-14-2-26-7-37-15s-17-20-17-37c0-12 3-22 10-29 6-7 14-12 24-15-9-3-16-8-21-15-4-7-7-15-7-23 0-13 6-24 16-34 11-10 29-15 55-15h3c1 0 3 0 5 0s4 0 5 0c15 1 29 5 43 13 12 7 19 18 19 36 0 10-3 18-8 25-6 6-12 10-21 13 11 3 19 8 25 15 7 7 10 17 10 29 0 17-6 30-17 38s-25 13-39 14c-3 1-6 1-9 1-3 1-6 1-9 1h-2c-1 0-1 0-1 0-1 0-1 0-1 0-1 0-1 0-2 0zM78 157h1c2 0 3-1 5-1s4 0 6-1c5-1 11-4 16-8 4-4 7-10 7-18 0-2 0-3-1-5 0-2 0-3-1-5-1-5-5-9-10-13-4-4-12-6-23-6-10 0-18 2-22 6-5 4-9 8-10 13-1 2-1 3-1 5-1 2-1 3-1 5 0 8 3 15 8 19s10 6 16 8c2 0 3 0 5 0s4 1 5 1zM78 76c2 0 4 0 6 0s4-1 6-1c5-2 9-4 13-7 4-4 6-9 6-16 0-6-2-10-5-14-3-3-7-5-11-7-3-1-6-2-8-2-3 0-5 0-7 0-1 0-3 0-6 0-2 0-5 1-8 2-4 1-7 4-11 7-3 4-5 8-5 14 0 7 2 13 6 16 4 4 8 6 13 7 2 0 4 1 6 1s4 0 5 0zM256 186c-25 0-44-9-57-25-13-17-19-39-19-67s6-51 19-68 32-26 57-26h3c23 0 39 6 50 18 11 11 18 25 22 39 2 7 3 13 4 19 1 7 1 13 1 18s0 11-1 17-2 13-4 19c-4 14-11 27-22 39-11 11-27 17-50 17zM258 157c11-1 18-5 23-13 4-8 7-16 8-26 1-4 1-9 1-13s1-8 1-11c0-4-1-8-1-12s0-8-1-13c-1-9-4-18-8-26-5-9-12-13-23-13s-19 4-23 13c-5 8-8 17-9 26 0 5-1 9-1 13s0 8 0 12c0 3 0 7 0 11 0 5 1 9 1 13 1 10 4 18 9 26 4 8 12 12 23 13z">
          <text:p/>
        </draw:path>
        <draw:path draw:style-name="gr7" draw:text-style-name="P5" draw:layer="layout" svg:width="0.333cm" svg:height="0.185cm" svg:x="14.073cm" svg:y="21.095cm" svg:viewBox="0 0 334 186" svg:d="M45 140c2 6 6 10 11 12s11 3 18 4c2 0 4-1 7-1s5-1 8-2c5-2 9-7 13-13 5-6 7-15 8-27-3 3-6 5-10 7-3 2-7 3-11 4-3 1-6 2-10 2-3 0-6 0-9 0h-3c-18 0-33-5-47-15-13-10-20-26-20-45 0-1 0-2 0-3s0-2 0-2c1-15 7-29 18-42 11-12 30-19 55-19h3c24 0 42 6 52 17 11 10 18 22 22 35 2 7 3 13 3 20 1 6 1 11 1 16 0 28-6 51-19 69-12 19-33 29-62 29h-2c-17 0-30-3-39-9-9-5-16-11-20-18-2-4-4-7-5-11-2-3-3-6-3-8h2zM110 65c0-2 0-4 0-7-1-3-2-5-3-8-2-5-5-10-10-14s-12-6-22-6c-9 0-17 3-24 9-6 6-9 15-9 25s3 18 9 25c6 6 14 9 24 10 11-1 19-4 26-9 6-6 9-14 9-25zM255 186c-26 0-45-9-58-25-13-18-19-40-19-68s6-51 19-68c13-16 32-25 58-25h2c23 0 40 6 50 18 11 11 19 24 22 38 2 6 3 13 4 19 1 7 1 12 1 18 0 5 0 10-1 17-1 6-2 13-4 19-3 14-11 27-22 39-10 12-27 18-50 18zM256 156c11-1 18-5 23-13 4-8 7-17 8-26 1-5 1-9 2-13 0-4 0-8 0-11 0-4 0-8 0-12-1-4-1-8-2-13-1-9-4-18-8-26-5-8-12-12-23-13-11 1-19 5-23 13-5 8-8 17-9 26 0 4-1 9-1 13s0 8 0 12c0 3 0 7 0 11s1 9 1 13c1 9 4 18 9 26 4 8 12 12 23 13z">
          <text:p/>
        </draw:path>
        <draw:path draw:style-name="gr7" draw:text-style-name="P5" draw:layer="layout" svg:width="0.42cm" svg:height="0.159cm" svg:x="14.038cm" svg:y="20.585cm" svg:viewBox="0 0 421 160" svg:d="M0 30h5c10 0 19-2 28-7s14-11 16-20h2 29v154h-2-39v-107h-39zM200 160c-21 0-38-8-49-22s-16-33-16-57 5-44 16-59c11-14 28-22 49-22h3c19 0 34 5 43 15s15 22 19 34c1 6 2 11 3 17 0 5 1 10 1 15 0 4-1 9-1 14-1 6-2 11-3 17-4 12-10 23-19 33s-24 15-43 15zM202 135c9-1 16-4 19-11 4-7 7-14 8-23 0-3 1-7 1-10 0-4 0-7 0-10s0-7 0-10c0-4-1-7-1-11-1-8-4-16-8-23-3-8-10-11-19-11-10 0-16 3-20 11-4 7-6 15-7 23-1 3-1 7-1 11 0 3-1 7-1 10s1 6 1 10c0 3 0 7 1 11 1 8 3 15 7 22s10 10 20 11zM353 160c-22 0-38-8-49-22s-16-33-16-57 5-44 16-59c11-14 27-22 49-22h2c20 0 34 5 44 15 9 10 15 22 18 34 2 6 3 11 4 17 0 5 0 10 0 15 0 4 0 9 0 14-1 6-2 11-4 17-3 12-9 23-18 33-10 10-24 15-44 15zM354 135c10-1 16-4 20-11s6-14 7-23c1-3 1-7 1-10 0-4 0-7 0-10s0-7 0-10c0-4 0-7-1-11-1-8-3-16-7-23-4-8-10-11-20-11-9 0-15 3-19 11-4 7-7 15-8 23 0 3 0 7-1 11 0 3 0 7 0 10s0 6 0 10c1 3 1 7 1 11 1 8 4 15 8 22s10 10 19 11z">
          <text:p/>
        </draw:path>
        <draw:path draw:style-name="gr7" draw:text-style-name="P5" draw:layer="layout" svg:width="0.42cm" svg:height="0.159cm" svg:x="14.038cm" svg:y="20.099cm" svg:viewBox="0 0 421 160" svg:d="M0 30h5c9 0 19-2 28-7s14-12 16-20h2 29v154h-2-39v-107h-39zM154 30h5c9 0 19-2 27-7 9-5 14-12 16-20h2 29v154h-3-38v-107h-38zM353 160c-22-1-38-8-49-22s-16-34-16-58 5-44 16-58c11-15 27-22 49-22h3c19 0 33 5 43 15 9 10 15 21 18 34 2 6 3 11 4 17 0 5 0 10 0 14 0 5 0 10 0 15-1 6-2 11-4 17-3 12-9 23-18 33-10 9-24 14-43 14zM354 135c10-1 16-4 20-11s6-15 7-23c1-3 1-7 1-11 1-3 1-7 1-10s0-6-1-9c0-4 0-8-1-11-1-9-3-17-7-24s-10-10-20-11c-9 1-15 4-19 11s-7 15-8 23c0 4 0 8 0 11-1 4-1 7-1 10s0 7 1 10c0 4 0 8 0 11 1 9 4 16 8 23s10 10 19 11z">
          <text:p/>
        </draw:path>
        <draw:path draw:style-name="gr7" draw:text-style-name="P5" draw:layer="layout" svg:width="0.42cm" svg:height="0.159cm" svg:x="14.038cm" svg:y="19.662cm" svg:viewBox="0 0 421 160" svg:d="M0 31h5c10 0 19-2 28-7s14-11 16-21h2 29v154h-2-39v-107h-39zM266 157h-3-125v-6c0-9 2-16 5-22 4-7 9-13 16-19 4-3 9-7 14-11 6-4 12-8 19-12 5-3 10-5 13-8 4-2 7-5 10-7 4-3 7-7 9-10 2-4 3-8 3-13 0-7-2-13-7-16-4-3-8-5-14-6 0 0-1-1-2-1s-1 0-2 0c-7 0-14 3-19 7s-8 10-8 19v5h-2-35v-5c0-2 0-5 0-9 1-3 2-6 3-10 3-8 10-15 19-22s23-11 42-11h3c15 0 29 4 42 12 12 7 19 19 19 36 0 12-4 21-10 29-7 7-14 13-22 18-2 2-4 3-7 4-2 2-4 3-6 4-6 3-11 6-16 9-4 2-8 5-10 7s-4 3-6 5c-1 2-2 4-3 6h80zM353 160c-22 0-38-8-49-22s-16-33-16-57 5-44 16-58c11-15 27-23 49-23h2c20 0 34 5 44 16 9 10 15 21 18 33 2 6 3 11 4 17 0 5 0 10 0 15 0 4 0 9 0 14-1 6-2 11-4 17-3 12-9 23-18 33-10 10-24 15-44 15zM354 135c10-1 16-4 20-11s6-14 7-23c1-3 1-7 1-11 0-3 0-6 0-9s0-7 0-10c0-4 0-7-1-11-1-8-3-16-7-23s-10-10-20-11c-9 1-15 4-19 11s-7 15-8 23c0 3 0 7-1 11 0 3 0 7 0 10s0 6 0 10c1 3 1 7 1 11 1 8 4 15 8 22s10 10 19 11z">
          <text:p/>
        </draw:path>
        <draw:path draw:style-name="gr7" draw:text-style-name="P5" draw:layer="layout" svg:width="0.42cm" svg:height="0.158cm" svg:x="14.038cm" svg:y="19.226cm" svg:viewBox="0 0 421 159" svg:d="M0 30h5c9 0 19-3 28-8s14-11 16-20h2 29v154h-2-39v-108h-39zM172 103c0 1 1 3 1 5s0 3 1 5c1 5 4 9 8 13 4 5 11 7 19 8 9-1 16-3 20-8 5-5 7-10 7-17 0-6-2-11-5-14-3-2-6-4-10-5-2-1-4-1-5-1-2 0-4 0-5 0h-17v-25h13c1 0 3-1 5-1s4 0 7-1 7-2 10-5 4-7 4-13c0-1 0-2 0-4-1-1-1-2-2-4-1-3-4-5-7-7-4-3-9-4-16-4-1 0-2 0-3 0-2 0-3 0-4 1-5 1-9 3-13 7-3 4-5 10-5 20h-3-34c0-3 0-6 1-10 0-4 1-8 3-12 3-8 9-15 17-21 9-7 23-10 42-10h2c19 0 34 4 44 11 9 8 14 18 14 30 0 9-2 17-7 22-4 5-10 8-15 10-1 1-2 1-4 1-1 1-2 1-3 1v1c9 0 18 4 24 10 7 6 11 15 11 27s-4 22-10 28c-7 6-14 10-22 13-7 2-13 3-19 4-6 0-10 1-12 1h-2c-21 0-36-4-46-11-9-7-16-15-19-25-1-3-2-7-2-11-1-3-1-6-1-9h2zM353 159c-22 0-38-7-49-22s-16-34-16-58 5-43 16-58c11-14 27-21 49-21h3c19 0 33 5 43 14 9 10 15 21 18 33 2 6 3 11 4 17 0 5 0 10 0 15 0 4 0 9 0 15-1 5-2 11-4 16-3 12-9 24-18 34-10 10-24 15-43 15zM354 134c10 0 16-4 20-12 4-7 6-14 7-22 1-4 1-8 1-11 1-4 1-7 1-10s0-7-1-10c0-4 0-7-1-11-1-8-3-16-7-23s-10-10-20-10c-9 0-15 3-19 10s-7 15-8 23c0 3 0 7 0 11-1 3-1 7-1 10s0 6 1 10c0 3 0 7 0 11 1 8 4 15 8 22 4 8 10 12 19 12z">
          <text:p/>
        </draw:path>
        <draw:path draw:style-name="gr7" draw:text-style-name="P5" draw:layer="layout" svg:width="0.42cm" svg:height="0.158cm" svg:x="14.038cm" svg:y="18.838cm" svg:viewBox="0 0 421 159" svg:d="M0 30h5c9 0 19-2 28-7s14-12 16-20h2 29v154h-2-39v-108h-39zM133 122v-27l77-92h2 36v93h22v26h-22v35h-3-36v-35zM210 96v-56l-46 56zM353 159c-22 0-38-7-49-21-11-15-16-34-16-58s5-44 16-58c11-15 27-22 49-22h3c19 0 33 5 43 15 9 10 15 21 18 34 2 5 3 11 4 16 0 6 0 11 0 15 0 5 0 10 0 15-1 6-2 11-4 17-3 12-9 23-18 32-10 10-24 15-43 15zM354 134c10 0 16-3 20-10s6-15 7-23c1-4 1-7 1-11 1-3 1-7 1-10s0-6-1-10c0-3 0-7-1-11-1-8-3-15-7-23-4-7-10-11-20-11-9 0-15 4-19 11-4 8-7 15-8 23 0 4 0 8 0 11-1 4-1 7-1 10s0 7 1 10c0 4 0 8 0 11 1 8 4 16 8 23s10 10 19 10z">
          <text:p/>
        </draw:path>
        <draw:path draw:style-name="gr7" draw:text-style-name="P5" draw:layer="layout" svg:width="0.42cm" svg:height="0.159cm" svg:x="14.038cm" svg:y="18.497cm" svg:viewBox="0 0 421 160" svg:d="M0 30h5c9 0 19-2 28-7s14-11 16-20h2 29v154h-2-39v-108h-39zM175 113v1c1 5 4 10 8 14 4 5 10 7 18 7s14-2 18-6c3-4 6-8 7-12 1-3 1-5 2-7 0-3 0-5 0-6 0-9-2-16-7-20-5-5-9-7-15-8-1 0-1-1-2-1s-1 0-2 0-3 0-4 1c-2 0-3 0-4 0-4 1-7 2-10 4-2 2-5 4-6 6h-2-36l10-83h2 104v27h-79l-4 31c5-3 11-5 17-7 6-1 12-2 20-2h2c15 0 28 5 39 13 10 10 16 23 16 39s-6 29-17 40c-11 10-27 16-49 16h-2c-19 0-34-4-43-12s-15-16-18-25c0-2-1-4-1-5 0-2 0-4 0-5h2zM353 160c-22 0-38-8-49-22s-16-33-16-57c0-25 5-45 16-59s27-22 49-22h3c19 0 33 5 43 15 9 10 15 21 18 33 2 6 3 11 4 17 0 6 0 11 0 16 0 4 0 9 0 14-1 6-2 12-4 17-3 12-9 23-18 33-10 10-24 15-43 15zM354 135c10-1 16-4 20-11s6-14 7-23c1-3 1-7 1-10 1-4 1-7 1-10s0-7-1-10c0-5 0-8-1-12-1-8-3-16-7-23s-10-10-20-10c-9 0-15 3-19 10s-7 15-8 23c0 3 0 7 0 12-1 3-1 7-1 10s0 6 1 10c0 3 0 7 0 11 1 8 4 15 8 22s10 10 19 11z">
          <text:p/>
        </draw:path>
        <draw:path draw:style-name="gr7" draw:text-style-name="P5" draw:layer="layout" svg:width="0.421cm" svg:height="0.159cm" svg:x="14.038cm" svg:y="18.206cm" svg:viewBox="0 0 422 160" svg:d="M0 30h5c9 0 19-2 27-7 9-5 14-12 16-20h2 30v154h-3-39v-107h-38zM230 39c-1-5-5-8-9-10-5-2-11-3-16-3h-1c-10 0-17 3-22 10-5 8-8 16-8 27 4-3 9-6 15-8s12-3 18-3h2c16 0 29 4 41 13 12 8 17 21 17 39 0 3 0 6 0 10-1 4-2 8-3 12-4 8-10 16-18 23-9 7-22 10-40 10l-2 1c-21-1-36-5-46-15-9-10-15-20-18-32-2-6-3-11-3-17-1-5-1-10-1-15 0-22 5-42 16-58 11-15 29-23 53-23h2c15 0 26 3 34 8 8 4 14 10 18 16 2 2 3 5 4 8 1 2 2 5 3 7h-3zM173 104c0 9 3 16 9 22 5 5 12 8 21 8 8 0 15-2 20-8 6-5 8-12 8-21 0-8-2-15-7-21s-12-8-22-9c-1 0-2 1-3 1s-2 0-3 0c-6 1-11 4-16 8-4 5-7 11-7 20zM353 160c-21-1-38-8-49-22s-16-34-16-58 5-44 16-58c11-15 28-22 49-22h3c19 0 34 5 43 15s15 21 19 34c1 6 2 11 3 17 0 5 1 10 1 14 0 5-1 10-1 15-1 6-2 11-3 17-4 12-10 23-19 33-9 9-24 14-43 14zM355 134c9 0 15-3 19-10s7-15 8-23c0-4 0-7 1-11 0-3 0-7 0-10s0-6 0-9c-1-4-1-8-1-11-1-9-4-16-8-24-4-7-10-10-19-11-10 1-16 4-20 11-4 8-6 15-7 23-1 4-1 8-1 11-1 4-1 7-1 10s0 7 1 10c0 4 0 8 1 11 1 8 3 16 7 23s10 10 20 10z">
          <text:p/>
        </draw:path>
        <draw:path draw:style-name="gr7" draw:text-style-name="P5" draw:layer="layout" svg:width="0.152cm" svg:height="0.182cm" svg:x="15.612cm" svg:y="26.978cm" svg:viewBox="0 0 153 183" svg:d="M46 128v1 1c1 6 4 11 9 16s12 8 21 8 16-3 20-7c5-5 8-9 9-15 1-3 2-5 2-8 0-2 0-5 0-7 0-10-2-18-8-23-5-5-11-8-17-9-1-1-2-1-2-1-1 0-2 0-3 0s-3 0-5 0c-1 1-3 1-5 1-3 1-7 3-10 4-4 2-6 5-8 8h-2-43l12-97h3 122v31h-93l-5 37c7-4 13-7 20-8 7-2 15-3 23-3h3c18 0 33 5 45 16 13 11 19 26 19 45 0 18-7 34-20 46-12 12-31 18-56 18l-3 1c-23 0-40-5-51-14s-18-19-21-30c-1-2-1-4-1-6-1-1-1-3-1-5h3z">
          <text:p/>
        </draw:path>
        <draw:path draw:style-name="gr7" draw:text-style-name="P5" draw:layer="layout" svg:width="0.312cm" svg:height="0.185cm" svg:x="15.543cm" svg:y="26.488cm" svg:viewBox="0 0 313 186" svg:d="M0 35h6c11 0 22-3 32-8 9-6 16-14 18-23h2 34v179h-3-45v-126h-44zM234 186c-27 0-46-9-59-25-13-17-19-39-19-68 0-28 6-51 19-68 13-16 32-25 59-25h2c23 0 40 6 51 18 10 11 18 24 22 38 1 7 3 13 3 19 1 7 1 13 1 18s0 12-1 18c0 6-2 13-3 19-4 14-12 27-22 39-11 11-28 17-51 17zM235 157c11-1 19-5 23-13s7-17 8-26c1-4 2-9 2-13 0-5 0-9 0-12 0-4 0-8 0-12s-1-8-2-13c-1-9-4-18-8-26s-12-12-23-12-18 4-24 12c-5 8-7 17-9 26 0 4 0 9-1 13 0 4 0 8 0 12 0 3 0 7 0 12 1 5 1 9 1 13 2 10 4 18 9 26 6 8 13 12 24 13z">
          <text:p/>
        </draw:path>
        <draw:path draw:style-name="gr7" draw:text-style-name="P5" draw:layer="layout" svg:width="0.311cm" svg:height="0.181cm" svg:x="15.542cm" svg:y="26.005cm" svg:viewBox="0 0 312 182" svg:d="M0 32h6c12 0 23-3 32-9 10-6 16-13 19-23h2 34v179h-3-45v-126h-45zM205 126c0 1 0 1 0 1 0 1 0 1 0 1 1 6 4 12 9 17 5 6 12 8 22 9 9-1 15-3 20-8 4-5 7-10 9-15 0-3 1-6 1-8 0-3 1-5 1-7 0-11-3-18-8-24-6-5-11-8-18-9-1 0-1 0-2 0s-2 0-3 0-3 0-4 0c-2 0-4 1-5 1-4 1-8 2-11 4s-6 4-8 7h-2-42l12-95h2 122v31h-92l-6 37c7-4 13-7 20-9 7-1 15-2 23-2h3c18 0 33 5 45 15 13 11 19 26 19 45 0 18-6 34-19 47-13 12-32 18-57 18h-3c-23 0-40-4-50-13-11-9-18-20-21-31-1-2-1-4-1-6s-1-4-1-6h3z">
          <text:p/>
        </draw:path>
        <draw:path draw:style-name="gr7" draw:text-style-name="P5" draw:layer="layout" svg:width="0.331cm" svg:height="0.185cm" svg:x="15.524cm" svg:y="25.567cm" svg:viewBox="0 0 332 186" svg:d="M149 182h-2-146v-7c0-10 2-19 6-26s10-14 18-21c4-5 10-9 17-13 6-5 14-9 22-14 6-3 11-7 15-9 4-3 8-6 12-9 4-4 8-7 10-12 2-4 3-9 3-14 0-10-2-16-7-20s-11-7-17-8c-1 0-1 0-2 0s-2 0-3 0c-8 0-16 3-22 7-6 5-9 13-9 23v7h-2-42v-6c0-3 0-7 1-11s2-8 3-12c4-9 11-18 22-26s27-11 50-11h2c19 0 35 4 50 12 14 8 21 22 21 42 0 15-3 26-11 35s-16 16-25 21c-3 2-6 4-8 5-3 1-5 3-8 4-7 4-13 8-18 11s-9 5-13 8c-2 2-4 4-5 6-2 2-4 4-5 6h93zM253 186c-26-1-45-9-58-26-13-16-19-39-19-67s6-51 19-68 32-25 58-25h2c23 0 40 6 50 17 11 12 19 25 22 40 2 6 3 13 4 19s1 12 1 17 0 11-1 17c-1 7-2 13-4 20-3 14-11 27-22 38-10 12-27 17-50 17zM254 156c11 0 18-4 23-12 4-8 7-17 8-27 1-4 1-8 1-12 1-4 1-8 1-12 0-3 0-7-1-11 0-4 0-9-1-13-1-10-4-19-8-27-5-8-12-13-23-13s-19 5-23 13c-5 8-8 17-9 27 0 4-1 8-1 13 0 4 0 8 0 11 0 4 0 8 0 12s1 8 1 13c1 9 4 18 9 26 4 8 12 12 23 12z">
          <text:p/>
        </draw:path>
        <draw:path draw:style-name="gr7" draw:text-style-name="P5" draw:layer="layout" svg:width="0.335cm" svg:height="0.185cm" svg:x="15.52cm" svg:y="24.74cm" svg:viewBox="0 0 336 186" svg:d="M45 122c0 2 0 4 0 6s1 4 1 6c2 5 5 11 10 15 6 5 13 7 23 8 10-1 18-3 24-9 5-5 8-11 8-18 0-8-2-13-6-17-4-3-8-5-12-6-2-1-4-1-6-1-3-1-5-1-6-1h-19v-29h14c2 0 4 0 6 0 3 0 6-1 9-1 4-2 7-4 11-7 3-3 5-8 5-15 0-1 0-2-1-4 0-1-1-3-1-5-2-3-5-6-9-9-4-2-10-4-18-4-2 0-3 0-4 0-2 0-3 1-5 1-5 1-10 4-15 8-5 5-7 13-7 24h-2-40c0-4 0-8 0-12 1-4 2-9 4-13 3-10 10-18 20-26 11-8 27-12 49-12h3c23 0 40 4 51 14 12 9 17 21 17 35 0 11-3 19-8 25s-12 10-18 13c-1 0-3 0-4 1-1 0-2 0-4 0v1c11 1 21 5 29 12 8 8 12 18 12 31 0 14-4 25-12 32s-16 12-26 15c-7 3-15 4-22 5-7 0-11 1-14 1h-2c-26 0-43-4-54-13-11-8-19-17-22-27-2-5-3-9-3-13-1-4-1-8-1-11h2zM257 186c-26 0-45-8-58-25s-19-39-19-67 6-51 19-67c13-17 32-27 58-27h2c23 0 40 6 51 19 10 11 18 24 22 38 1 7 3 13 3 20 1 6 1 12 1 17s0 11-1 17c0 6-2 13-3 20-4 13-12 26-22 38-11 11-28 17-51 17zM258 157c11 0 19-5 23-13s7-16 8-26c1-4 2-9 2-13s0-8 0-11c0-4 0-8 0-12s-1-8-2-12c-1-10-4-19-8-27s-12-12-23-12-18 4-23 12-7 17-9 26c0 5 0 9-1 13 0 4 0 8 0 12 0 3 0 7 0 11 1 5 1 9 1 13 2 10 4 18 9 26s12 13 23 13z">
          <text:p/>
        </draw:path>
        <draw:path draw:style-name="gr7" draw:text-style-name="P5" draw:layer="layout" svg:width="0.336cm" svg:height="0.185cm" svg:x="15.519cm" svg:y="23.914cm" svg:viewBox="0 0 337 186" svg:d="M0 142v-32l89-107h3 42v108h27v31h-27v40h-2-44v-40zM89 111v-65l-53 65zM258 186c-26 0-45-9-58-26-13-16-19-39-19-68 0-28 6-50 19-67s32-25 58-25h2c23 0 40 6 51 17 10 12 18 25 22 39 1 6 3 13 3 19 1 7 1 12 1 17 0 6 0 12-1 19 0 6-2 13-3 19-4 14-12 27-22 38-11 12-28 18-51 18zM259 157c11-1 19-5 23-13s7-17 8-26c1-5 2-9 2-13s0-9 0-13c0-3 0-7 0-11s-1-9-2-13c-1-9-4-18-8-26s-12-12-23-13c-11 1-18 5-23 13s-7 16-9 26c0 4 0 9-1 13 0 4 0 8 0 11 0 4 0 9 0 13 1 4 1 9 1 13 2 9 4 18 9 26s12 12 23 13z">
          <text:p/>
        </draw:path>
        <draw:path draw:style-name="gr7" draw:text-style-name="P5" draw:layer="layout" svg:width="0.332cm" svg:height="0.184cm" svg:x="15.523cm" svg:y="23.137cm" svg:viewBox="0 0 333 185" svg:d="M45 129c0 1 0 1 0 1 0 1 0 1 0 1 1 6 4 13 9 18s12 7 21 8c9-1 16-3 20-7 5-5 8-10 9-16 1-3 2-6 2-8 0-3 0-5 0-7 0-11-2-19-8-24-5-5-11-8-17-9-1 0-2 0-3 0 0 0-1 0-2 0-2 0-3 0-5 0-1 0-3 1-5 1-3 1-7 2-10 4-4 2-6 4-8 7h-2-43l13-95h2 122v31h-93l-5 37c6-4 13-7 20-9 7-1 15-2 23-2h3c18 0 33 5 45 15 12 11 19 26 19 45 0 18-7 34-20 47-12 12-31 18-57 18h-2c-23 0-40-4-51-13s-17-19-20-30c-1-2-1-5-1-7-1-2-1-4-1-6h2zM254 185c-27 0-46-8-59-25s-19-40-19-68 6-50 19-67 32-25 59-25h2c23 0 40 5 51 17 10 12 18 24 22 38 1 7 3 13 3 20 1 6 1 12 1 17s0 11-1 17c0 7-2 13-3 20-4 15-12 27-22 39-11 11-28 17-51 17zM255 156c11 0 19-4 23-12 4-9 7-18 8-28 1-4 2-8 2-13 0-4 0-8 0-11 0-4 0-7 0-12 0-4-1-8-2-12-1-10-4-19-8-27s-12-12-23-12c-12 0-19 4-24 12s-7 17-9 26c0 5 0 9-1 13 0 5 0 8 0 12 0 3 0 7 0 12 1 4 1 8 1 12 2 10 4 19 9 28 5 8 12 12 24 12z">
          <text:p/>
        </draw:path>
        <draw:path draw:style-name="gr7" draw:text-style-name="P5" draw:layer="layout" svg:width="0.333cm" svg:height="0.185cm" svg:x="15.522cm" svg:y="22.457cm" svg:viewBox="0 0 334 186" svg:d="M110 45c-2-5-5-9-11-11-6-3-12-4-19-4h-1c-11 0-20 4-25 12-6 7-9 18-10 30 5-4 11-7 18-10 7-2 14-3 21-3h3c18 0 34 5 47 15 14 11 20 26 20 47 0 3 0 7-1 12 0 4-1 9-3 13-4 10-11 19-21 27s-25 13-46 13h-3c-24 0-42-6-53-17s-18-24-21-37c-2-7-3-14-4-20-1-7-1-13-1-18 0-27 7-49 19-67 13-18 33-27 61-27h3c17 0 30 3 40 9 9 5 16 11 21 18 2 4 3 7 5 10 1 3 2 6 2 8h-2zM44 121c0 10 3 18 9 25 7 7 15 10 25 11 10-1 18-4 24-10s9-14 9-25c0-10-3-18-8-24-6-7-15-10-25-10-2 0-3 0-4 0s-3 0-4 1c-6 1-13 4-18 9s-8 13-8 23zM254 186c-26 0-45-9-58-26-12-16-19-39-19-67 0-29 7-51 19-68 13-17 32-25 58-25h2c23 0 41 6 52 17 11 12 18 25 22 39 2 6 3 13 3 19 1 7 1 13 1 18 0 6 0 11-1 18 0 6-1 13-3 19-4 14-11 27-22 38-11 12-29 18-52 18zM255 157c11-1 19-5 23-13 5-8 7-17 9-26 0-5 1-9 1-13s0-8 0-12c0-3 0-7 0-12 0-4-1-9-1-13-2-9-4-18-9-26-4-8-12-12-23-13-11 1-18 5-23 13-4 8-7 16-8 26-1 4-1 9-2 13 0 5 0 9 0 12 0 4 0 8 0 12 1 4 1 9 2 13 1 9 4 18 8 26 5 8 12 12 23 13z">
          <text:p/>
        </draw:path>
        <draw:path draw:style-name="gr7" draw:text-style-name="P5" draw:layer="layout" svg:width="0.336cm" svg:height="0.185cm" svg:x="15.519cm" svg:y="21.872cm" svg:viewBox="0 0 337 186" svg:d="M0 4h2 159v29c-1 1-6 5-13 12-7 6-14 15-22 26-4 5-7 10-11 15-3 6-6 12-9 18-7 15-12 28-15 41s-5 25-5 38h-3-46c0-11 2-21 4-31 3-9 6-18 9-26 1-3 2-5 3-8s2-6 3-8c7-13 15-25 24-37s19-23 30-32c1-1 1-2 2-2 0-1 1-1 2-2v-1h-114zM258 186c-26 0-45-8-58-25s-19-39-19-68c0-28 6-51 19-67 13-17 32-26 58-26h2c23 0 40 6 51 18 10 11 18 24 22 38 1 7 3 13 3 20 1 6 1 12 1 17s0 11-1 17c0 8-2 14-3 21-4 14-12 26-22 38-11 11-28 17-51 17zM259 157c11 0 19-5 23-12 4-9 7-17 8-27 1-5 2-9 2-14 0-4 0-8 0-11 0-4 0-7 0-12 0-4-1-8-2-12-1-10-4-19-8-27s-12-12-23-12-18 4-23 12-7 17-9 26c0 5 0 9-1 13 0 4 0 8 0 12 0 3 0 7 0 11 1 5 1 9 1 14 2 10 4 18 9 27 5 7 12 12 23 12z">
          <text:p/>
        </draw:path>
        <draw:path draw:style-name="gr7" draw:text-style-name="P5" draw:layer="layout" svg:width="0.335cm" svg:height="0.185cm" svg:x="15.52cm" svg:y="21.242cm" svg:viewBox="0 0 336 186" svg:d="M78 185c0 0-1 0-2 0s-2 0-2 0c-3 0-7 0-10 0s-6-1-9-1c-13-2-26-7-37-15-12-8-18-21-18-38 0-12 4-21 10-28 7-7 15-12 25-16-9-3-16-8-20-14-6-7-9-15-9-24 0-12 7-23 17-33 11-11 29-16 55-16h3c2 0 3 0 5 0s4 0 6 1c15 1 28 5 41 13 13 7 19 19 19 35 0 11-3 19-8 25-6 7-12 11-20 13 10 4 18 9 25 16 6 7 9 16 9 28 0 18-5 30-17 38-11 8-24 13-37 15-3 0-7 1-10 1s-6 0-9 0h-2c-1 0-1 0-1 0-1 0-1 0-1 0-1 0-1 0-2 0zM79 156c1 0 1 0 1 0 2 0 4 0 5 0 2 0 4-1 6-1 6-1 11-4 16-8s7-10 7-19c0-1 0-3 0-5-1-1-1-3-1-5-2-4-5-8-10-12s-13-6-23-7c-11 1-18 3-23 7s-8 8-10 12c-1 2-1 4-1 5 0 2-1 4-1 5 0 9 3 15 8 19s10 7 16 8c2 0 4 1 5 1 2 0 4 0 5 0zM80 76c1 0 3 0 5 0 2-1 4-1 7-2 4-1 9-3 12-7 4-3 6-8 6-15 0-6-1-10-5-14-3-3-7-5-11-6-3-1-6-2-8-2-3-1-5-1-6-1-2 0-4 0-6 1-3 0-6 1-9 2-4 1-7 3-11 6-3 3-4 8-4 14 0 7 1 12 5 16 4 3 9 5 13 7 2 0 4 0 6 1 2 0 4 0 6 0zM257 186c-26-1-45-9-58-26-13-16-19-39-19-67s6-50 19-67c13-18 32-26 58-26h2c23 0 40 6 51 18 10 12 18 25 22 39 1 6 3 13 3 19 1 6 1 12 1 17s0 11-1 18c0 6-2 12-3 19-4 14-12 27-22 38-11 12-28 17-51 17zM258 156c11 0 19-4 23-12s7-17 8-27c1-4 2-8 2-12s0-8 0-12c0-3 0-7 0-11s-1-9-2-13c-1-10-4-18-8-26s-12-13-23-13-18 5-23 13-7 16-9 26c0 4 0 8-1 13 0 4 0 8 0 11 0 4 0 8 0 12 1 4 1 8 1 13 2 9 4 18 9 26s12 12 23 12z">
          <text:p/>
        </draw:path>
        <draw:path draw:style-name="gr7" draw:text-style-name="P5" draw:layer="layout" svg:width="0.333cm" svg:height="0.185cm" svg:x="15.522cm" svg:y="20.706cm" svg:viewBox="0 0 334 186" svg:d="M45 140c2 6 6 10 11 12 6 2 12 4 18 4 2 0 4 0 7-1 2 0 4-1 7-2 5-2 9-6 14-12 4-6 7-16 7-28-3 3-6 5-10 7-3 2-7 3-10 4-4 1-7 2-10 2s-6 1-9 1h-2c-18 0-34-6-48-16-13-10-20-25-20-45 0-1 0-2 0-3s0-1 0-2c1-15 7-29 18-42 12-12 30-18 56-18h2c24 0 41 5 52 16 10 11 17 22 21 35 2 7 3 14 4 20 0 6 0 12 0 17 0 27-6 50-19 68-12 19-32 29-60 29h-3c-17 0-29-3-39-9-9-6-16-12-20-19-2-3-4-6-5-9-2-4-2-6-3-9h3zM110 65c0-2-1-4-1-7-1-2-1-5-2-8-3-5-6-10-11-14s-12-6-21-6-17 3-23 9c-7 6-10 15-10 26 0 9 3 17 9 24 6 6 14 10 25 10 9 0 17-3 24-9 6-6 10-14 10-25zM254 186c-26 0-45-10-58-26-12-17-19-39-19-67s7-51 19-67c13-17 32-26 58-26h2c23 0 41 6 52 18 11 11 18 24 22 38 2 7 3 13 3 19 1 7 1 13 1 18s0 11-1 17c0 6-1 13-3 19-4 14-11 27-22 39s-29 18-52 18zM255 156c11-1 19-5 23-13 5-8 7-16 9-26 0-4 1-9 1-13s0-8 0-11c0-4 0-8 0-12s-1-8-1-13c-2-9-4-18-9-26-4-8-12-12-23-12s-18 4-23 12c-4 8-7 17-8 26-1 5-1 9-2 13 0 4 0 8 0 12 0 3 0 7 0 11 1 5 1 9 2 13 1 10 4 18 8 26 5 8 12 12 23 13z">
          <text:p/>
        </draw:path>
        <draw:path draw:style-name="gr7" draw:text-style-name="P5" draw:layer="layout" svg:width="0.421cm" svg:height="0.158cm" svg:x="15.487cm" svg:y="20.2cm" svg:viewBox="0 0 422 159" svg:d="M0 30h5c10 0 19-3 28-8 8-5 13-11 15-20h2 29v154h-2-39v-108h-38zM200 159c-22 0-38-7-49-22-11-14-17-33-17-58 0-24 6-43 17-58 11-14 27-21 49-21h2c19 0 34 4 43 14s16 21 20 33c2 6 3 11 3 17 1 5 1 10 1 15 0 4 0 9-1 15 0 5-1 12-3 17-4 12-11 23-20 33s-24 15-43 15zM201 134c9 0 16-4 20-11 3-7 6-14 7-24 0-3 1-7 1-10 0-4 0-7 0-10s0-7 0-10c0-4-1-7-1-11-1-8-4-16-7-23-4-7-11-10-20-10s-16 3-20 10-6 15-7 23c-1 3-1 7-1 11 0 3 0 7 0 10s0 6 0 10c0 3 0 7 1 11 1 9 3 16 7 23s11 11 20 11zM353 159c-21 0-38-7-49-22-11-14-16-33-16-58 0-24 5-43 16-58 11-14 28-21 49-21h3c19 0 34 4 43 14s15 21 19 33c1 6 2 11 3 17 0 5 1 10 1 15 0 4-1 9-1 15-1 5-2 12-3 17-4 12-10 23-19 33s-24 15-43 15zM355 134c9 0 16-4 19-11 4-7 7-14 8-24 0-3 1-7 1-10 0-4 0-7 0-10s0-7 0-10c0-4-1-7-1-11-1-8-4-16-8-23-3-7-10-10-19-10-10 0-16 3-20 10s-6 15-7 23c-1 3-1 7-1 11 0 3-1 7-1 10s1 6 1 10c0 3 0 7 1 11 1 9 3 16 7 23s10 11 20 11z">
          <text:p/>
        </draw:path>
        <draw:path draw:style-name="gr7" draw:text-style-name="P5" draw:layer="layout" svg:width="0.421cm" svg:height="0.158cm" svg:x="15.487cm" svg:y="19.762cm" svg:viewBox="0 0 422 159" svg:d="M0 30h5c10 0 19-3 27-7 9-5 14-12 16-20h2 29v153h-2-39v-108h-38zM153 30h5c10 0 19-3 27-7 9-5 14-12 16-20h2 29v153h-2-39v-108h-38zM354 159c-22 0-39-7-50-21-11-15-16-34-16-58 0-25 5-44 16-59 11-14 28-21 50-21h2c19 0 34 5 43 15s16 21 19 33c1 5 2 11 3 16 0 7 1 12 1 16s-1 9-1 15c-1 5-2 11-3 16-3 12-10 23-19 33s-24 15-43 15zM355 134c9 0 16-4 19-11 4-6 7-14 8-22 0-4 1-8 1-11 0-4 0-7 0-10s0-6 0-10-1-8-1-12c-1-8-4-16-8-22-3-7-10-11-19-11-10 0-16 4-20 11-4 6-6 14-7 22-1 4-1 7-1 12 0 4 0 7 0 10s0 6 0 10 0 7 1 11c1 8 3 16 7 22 4 7 10 11 20 11z">
          <text:p/>
        </draw:path>
        <draw:path draw:style-name="gr7" draw:text-style-name="P5" draw:layer="layout" svg:width="0.421cm" svg:height="0.159cm" svg:x="15.487cm" svg:y="19.275cm" svg:viewBox="0 0 422 160" svg:d="M0 30h5c10 0 19-2 28-7 8-5 13-12 15-20h2 29v154h-2-39v-108h-38zM266 157h-2-126v-6c0-9 1-16 5-23 3-6 8-12 15-18 4-4 9-7 15-11 5-4 12-8 19-12 4-3 9-6 13-9 3-3 7-5 9-7 4-3 7-7 9-10 2-4 3-8 3-13 0-7-2-13-6-16-5-4-9-6-14-7-1 0-2 0-3 0 0 0-1 0-2 0-7 0-13 2-18 7-6 4-8 10-8 18v6h-3-35v-5c0-3 0-6 1-9 0-3 1-6 2-10 4-8 10-15 19-22s24-10 43-10h2c16 0 30 4 42 10 13 7 20 20 20 37 0 12-4 21-11 29-6 8-14 14-22 19-2 2-4 3-6 4s-5 3-7 4c-6 3-11 6-15 9-5 2-8 5-11 7-2 2-4 3-5 5-2 2-3 3-4 5h81zM353 160c-21-1-38-8-49-22s-16-34-16-59c0-24 5-43 16-57 11-15 28-22 49-22h3c19 0 34 5 43 15s15 21 19 33c1 6 2 11 3 17 0 5 1 10 1 14 0 6-1 11-1 16-1 6-2 11-3 17-4 12-10 23-19 33-9 9-24 14-43 14zM355 134c9 0 16-3 19-10 4-7 7-15 8-23 0-4 1-7 1-11 0-3 0-7 0-11 0-3 0-6 0-9 0-4-1-8-1-11-1-9-4-16-8-23-3-7-10-10-19-11-10 1-16 4-20 11s-6 14-7 22c-1 4-1 8-1 11 0 4-1 7-1 10 0 4 1 8 1 11 0 4 0 8 1 11 1 8 3 16 7 23s10 10 20 10z">
          <text:p/>
        </draw:path>
        <draw:path draw:style-name="gr7" draw:text-style-name="P5" draw:layer="layout" svg:width="0.421cm" svg:height="0.159cm" svg:x="15.487cm" svg:y="18.886cm" svg:viewBox="0 0 422 160" svg:d="M0 30h5c10 0 19-2 27-7 9-5 14-11 16-20h2 29v154h-2-39v-108h-38zM172 104c0 1 0 3 0 5 0 1 1 3 1 5 1 5 4 9 8 13s11 6 20 7c8-1 15-3 20-8 4-4 6-9 6-16 0-6-1-11-4-14-4-3-7-4-11-5-2-1-3-1-5-1s-4 0-5 0h-16v-26h12c1 0 3 0 5 0s5 0 7-1c4-1 7-3 10-5 3-3 4-7 4-13 0-1 0-2 0-4 0-1-1-2-2-4-1-3-4-5-7-8-4-2-9-3-16-3-1 0-2 0-3 0s-3 0-4 1c-4 1-9 3-12 7-4 4-6 10-6 20h-2-35c0-3 1-6 1-10 1-4 2-8 3-12 3-8 9-15 18-21 8-7 22-10 41-10h2c19 0 34 4 44 11 10 8 15 18 15 30 0 9-3 17-8 22-4 5-9 8-15 10-1 1-2 1-3 1-1 1-2 1-4 1v1c10 0 18 4 25 10 8 6 11 15 11 27s-3 21-11 27c-7 6-14 10-22 14-7 2-13 3-19 4-6 0-10 0-12 0l-2 1c-21-1-36-4-46-12-9-7-15-15-18-24-2-3-3-7-3-11 0-3-1-6-1-9h2zM354 160c-22 0-39-9-50-23s-16-33-16-57 5-44 16-58 28-22 50-22h2c19 0 34 5 43 15s16 21 19 33c1 6 2 11 3 17 0 5 1 10 1 15 0 4-1 9-1 14-1 6-2 11-3 17-3 12-10 23-19 33-9 11-24 16-43 16zM355 134c9-1 16-4 19-11 4-7 7-14 8-23 0-3 1-7 1-10 0-4 0-7 0-10s0-7 0-10c0-4-1-7-1-11-1-8-4-16-8-23-3-7-10-10-19-10-10 0-16 3-20 10s-6 15-7 23c-1 3-1 7-1 11 0 3 0 7 0 10s0 6 0 10c0 3 0 7 1 11 1 8 3 15 7 22s10 10 20 11z">
          <text:p/>
        </draw:path>
        <draw:path draw:style-name="gr7" draw:text-style-name="P5" draw:layer="layout" svg:width="0.421cm" svg:height="0.158cm" svg:x="15.487cm" svg:y="18.498cm" svg:viewBox="0 0 422 159" svg:d="M0 30h5c10 0 19-3 27-8 9-4 14-11 16-19h2 29v153h-2-39v-108h-38zM132 122v-27l77-92h2 36v92h24v27h-24v34h-2-37v-34zM209 95v-56l-46 56zM354 159c-22 0-39-7-50-22-11-14-16-33-16-57 0-25 5-44 16-59 11-14 28-21 50-21h2c19 0 34 5 43 15s16 21 19 32c1 6 2 12 3 17 0 7 1 12 1 16s-1 9-1 15c-1 5-2 11-3 16-3 12-10 23-19 33s-24 15-43 15zM355 134c9 0 16-4 19-11 4-7 7-14 8-22 0-4 1-8 1-11 0-4 0-7 0-10s0-6 0-10-1-8-1-12c-1-8-4-16-8-22-3-7-10-11-19-11-10 0-16 4-20 11-4 6-6 14-7 22-1 4-1 7-1 12 0 4 0 7 0 10s0 6 0 10 0 7 1 11c1 8 3 15 7 22s10 11 20 11z">
          <text:p/>
        </draw:path>
        <draw:path draw:style-name="gr7" draw:text-style-name="P5" draw:layer="layout" svg:width="0.421cm" svg:height="0.158cm" svg:x="15.487cm" svg:y="18.158cm" svg:viewBox="0 0 422 159" svg:d="M0 30h5c10 0 19-2 27-7 9-5 14-12 16-20h2 29v153h-2-39v-108h-38zM174 112c0 1 0 1 0 1 1 0 1 1 1 1 0 5 3 10 7 14s10 7 19 7c7 0 13-2 17-6s6-8 7-13c1-2 2-5 2-7s0-4 0-6c0-9-2-17-7-21-4-4-9-7-15-8 0 0-1 0-2 0 0 0-1 0-2 0s-3 0-4 0-3 1-4 1c-3 1-6 2-9 3-3 2-5 4-7 7h-2-36l10-82h2 105v26h-79l-5 32c6-3 11-6 17-7 6-2 13-2 20-2h2c16 0 29 4 39 13 11 9 17 21 17 39 0 16-6 29-17 39-11 11-28 16-49 16h-2c-20 0-35-4-44-11-9-8-15-16-18-26 0-1 0-3-1-5 0-1 0-3 0-5h2zM354 159c-22 0-39-7-50-21-11-15-16-34-16-59 0-24 5-43 16-57 11-15 28-22 50-22h2c19 0 34 5 43 15s16 21 19 33c1 5 2 11 3 16 0 6 1 11 1 15 0 5-1 9-1 16-1 5-2 11-3 17-3 12-10 22-19 32s-24 15-43 15zM355 134c9 0 16-4 19-10 4-7 7-15 8-23 0-4 1-7 1-12 0-4 0-7 0-10s0-6 0-10c0-3-1-7-1-11-1-8-4-15-8-22-3-7-10-11-19-11-10 0-16 4-20 11s-6 14-7 22c-1 4-1 8-1 11 0 4 0 7 0 10s0 6 0 10c0 5 0 8 1 12 1 8 3 16 7 23 4 6 10 10 20 10z">
          <text:p/>
        </draw:path>
        <draw:path draw:style-name="gr7" draw:text-style-name="P5" draw:layer="layout" svg:width="0.151cm" svg:height="0.182cm" svg:x="12.711cm" svg:y="26.977cm" svg:viewBox="0 0 152 183" svg:d="M44 128l1 1v1c1 6 5 11 10 16 4 5 12 8 21 8s16-2 20-7c4-4 7-9 9-15 1-2 1-5 2-8 0-2 0-5 0-7 0-10-3-18-8-23s-11-8-17-9c-1 0-2-1-3-1s-1 0-2 0c-2 0-3 0-5 1-2 0-3 0-5 0-4 1-7 3-11 5-3 1-5 4-8 7h-3-42l12-97h3 122v31h-93l-5 37c6-4 14-6 21-8s14-3 23-3h2c18 0 34 6 46 16 12 11 18 26 18 45 0 18-6 34-19 46s-32 19-57 19h-2c-23 0-41-5-52-14s-18-19-21-29c0-2 0-4-1-6 0-2 0-4 0-6h2z">
          <text:p/>
        </draw:path>
        <draw:path draw:style-name="gr7" draw:text-style-name="P5" draw:layer="layout" svg:width="0.313cm" svg:height="0.184cm" svg:x="12.641cm" svg:y="26.392cm" svg:viewBox="0 0 314 185" svg:d="M0 36h6c12 0 22-3 32-9s16-13 18-24h3 34v179h-3-45v-125h-45zM233 185c-25 0-44-8-57-25s-19-39-19-67 6-50 19-67c13-18 32-26 57-26h3c23 0 39 5 50 18 11 12 18 24 23 38 2 7 3 13 4 20 0 6 1 12 1 17s-1 11-1 17c-1 7-2 13-4 20-5 14-12 26-23 38-11 11-27 17-50 17zM235 156c11 0 18-4 23-12 4-8 7-17 8-27 1-4 1-8 1-12 0-5 0-8 0-12s0-7 0-12c0-4 0-8-1-12-1-10-4-19-8-27-5-8-12-12-23-12s-19 4-23 12c-5 8-8 17-9 27 0 4-1 8-1 12 0 5 0 8 0 12s0 7 0 12c0 4 1 8 1 12 1 10 4 19 9 27 4 8 12 12 23 12z">
          <text:p/>
        </draw:path>
        <draw:path draw:style-name="gr7" draw:text-style-name="P5" draw:layer="layout" svg:width="0.311cm" svg:height="0.181cm" svg:x="12.641cm" svg:y="25.81cm" svg:viewBox="0 0 312 182" svg:d="M0 32h6c11 0 22-3 32-9 10-5 16-13 18-23h3 33v179h-2-45v-126h-45zM204 126c0 1 0 1 0 1 0 1 0 1 0 1 1 6 4 12 9 17s13 8 22 8 16-3 20-7c5-5 8-10 9-15 1-3 2-6 2-8 0-3 0-5 0-7 0-11-2-18-8-23-5-5-11-9-17-10-1 0-2 0-3 0 0 0-1 0-2 0-2 0-3 0-5 0-1 0-3 1-5 1-5 1-8 2-11 4-4 2-6 4-8 8h-3-42l12-96h3 123v31h-94l-5 37c6-4 13-7 20-9 8-1 16-2 24-2h3c18 0 33 5 45 16 12 10 19 25 19 44 0 18-7 33-20 46-12 13-31 19-57 19h-2c-24 0-41-4-52-13-11-10-17-20-20-31-1-2-1-4-2-6 0-2 0-4 0-6h2z">
          <text:p/>
        </draw:path>
        <draw:path draw:style-name="gr7" draw:text-style-name="P5" draw:layer="layout" svg:width="0.331cm" svg:height="0.185cm" svg:x="12.623cm" svg:y="25.273cm" svg:viewBox="0 0 332 186" svg:d="M150 183h-3-147v-7c0-10 2-20 6-27s10-15 18-21c5-5 11-9 17-13 7-5 14-9 23-14 5-4 10-7 15-10s9-5 12-8c5-4 8-8 10-12 3-4 4-9 4-15 0-8-3-14-8-18s-10-7-17-8c-1 0-2 0-3 0 0 0-1 0-2 0-9 0-16 2-22 7s-9 12-9 22v7h-3-41v-6c0-3 0-7 1-10 0-4 1-8 3-12 4-10 11-18 22-26 10-8 27-12 49-12h3c19 0 36 4 50 13 15 8 22 22 22 42 0 14-4 25-11 34-8 8-17 15-26 21-2 2-5 3-7 5-3 1-5 3-8 4-7 4-13 7-19 10-5 3-9 6-13 9-2 2-4 4-6 6s-3 4-4 6h94zM252 186c-25 0-44-8-57-26-13-17-19-39-19-67s6-50 19-67 32-25 57-25h3c22 0 39 5 50 17s18 24 22 38c2 7 3 13 4 20 0 6 1 12 1 17s-1 11-1 17c-1 7-2 13-4 20-4 14-11 26-22 39-11 11-28 17-50 17zM253 156c11 0 19-4 24-12 4-8 7-17 8-27 1-4 1-8 1-13 0-4 0-8 0-11 0-4 0-7 0-12 0-4 0-8-1-12-1-10-4-19-8-27-5-8-13-12-24-12-10 0-18 4-22 12-5 8-8 17-9 26-1 5-1 9-1 13 0 5 0 8 0 12 0 3 0 7 0 12 0 4 0 8 1 12 1 10 4 19 9 27 4 8 12 12 22 12z">
          <text:p/>
        </draw:path>
        <draw:path draw:style-name="gr7" draw:text-style-name="P5" draw:layer="layout" svg:width="0.336cm" svg:height="0.184cm" svg:x="12.618cm" svg:y="24.351cm" svg:viewBox="0 0 337 185" svg:d="M45 121c0 2 0 4 1 6 0 2 0 4 1 6 1 6 5 11 9 15 5 5 13 7 23 8 10-1 18-3 23-9 6-5 8-11 8-18 0-8-2-13-5-17-4-3-8-5-12-6-2-1-5-1-7-1s-4-1-6-1h-19v-29h15c1 0 3 0 6 0s5-1 8-1c4-1 8-4 11-7 4-3 6-8 6-14 0-2-1-3-1-5 0-1-1-3-2-5-1-3-4-6-8-9-4-2-11-5-19-5-1 0-2 0-4 0-1 0-2 2-4 2-5 1-10 4-14 8-5 5-7 13-7 24h-3-40c0-4 1-8 1-12 1-4 2-9 3-13 4-11 11-19 21-27 10-7 26-11 48-11h3c22 0 39 4 51 13 11 9 17 22 17 36 0 11-3 19-8 25-6 6-12 10-19 13-1 0-2 0-3 1-2 0-3 0-4 1 11 1 20 5 28 12 8 8 12 18 12 31 0 14-4 25-11 32-8 7-17 12-26 16-8 2-15 3-22 4s-12 1-14 1h-3c-24 0-42-4-53-13-11-8-18-17-22-27-1-4-2-9-3-13 0-4-1-8-1-11h3zM256 185c-25 0-44-8-57-25s-19-39-19-67 6-50 19-68c13-17 32-25 57-25h3c24 0 40 5 51 17s18 25 22 39c2 7 3 13 4 20 0 6 1 12 1 17s-1 11-1 17c-1 7-2 13-4 20-4 14-11 26-22 38-11 11-27 17-51 17zM258 156c11 0 18-4 24-12 4-8 7-17 8-27 1-4 1-8 1-13 0-4 0-8 0-11 0-4 0-7 0-12 0-4 0-8-1-12-1-10-4-19-8-27-6-8-13-13-24-13s-19 5-23 13c-5 8-8 17-9 26 0 5-1 9-1 13 0 5 0 8 0 12 0 3 0 7 0 12 0 4 1 8 1 12 1 10 4 19 9 27 4 8 12 12 23 12z">
          <text:p/>
        </draw:path>
        <draw:path draw:style-name="gr7" draw:text-style-name="P5" draw:layer="layout" svg:width="0.337cm" svg:height="0.185cm" svg:x="12.617cm" svg:y="23.378cm" svg:viewBox="0 0 338 186" svg:d="M0 142v-31l90-108h2 42v108h27v31h-27v40h-3-43v-40zM90 111v-65l-53 65zM257 186c-25 0-44-9-57-25-13-17-19-40-19-68 0-29 6-51 19-68s32-25 57-25h3c23 0 39 6 50 17 12 12 19 25 23 39 2 6 3 13 4 19 0 7 1 13 1 18 0 6-1 11-1 18-1 6-2 13-4 19-4 14-11 27-23 38-11 12-27 18-50 18zM259 157c11-1 18-5 23-13 4-8 7-17 8-26 1-5 1-9 1-13s0-8 0-12c0-3 0-7 0-12 0-4 0-8-1-13-1-9-4-18-8-26-5-8-12-12-23-13-11 1-19 5-23 13-5 8-8 17-9 26 0 4-1 9-1 13 0 5 0 9 0 12 0 4 0 8 0 12s1 9 1 13c1 9 4 18 9 26 4 8 12 12 23 13z">
          <text:p/>
        </draw:path>
        <draw:path draw:style-name="gr7" draw:text-style-name="P5" draw:layer="layout" svg:width="0.332cm" svg:height="0.185cm" svg:x="12.622cm" svg:y="22.551cm" svg:viewBox="0 0 333 186" svg:d="M44 130c0 0 0 1 1 1v1c1 6 4 11 9 16 4 5 11 8 21 8 9 0 16-2 20-7 4-4 7-9 9-14 1-3 1-6 2-8 0-3 0-5 0-7 0-11-3-19-8-24s-11-8-17-9c-1 0-2 0-3 0-1-1-1-1-2-1-2 0-3 1-5 1s-3 0-5 1c-4 1-7 2-11 4-3 2-6 4-7 7h-3-42l12-95h3 121v31h-92l-5 36c6-4 13-6 20-8s14-2 23-2h2c18 0 34 5 46 15 12 11 18 25 18 44s-6 34-19 46c-13 14-32 20-57 20h-2c-23 0-40-5-51-15-11-9-18-18-21-29 0-2-1-4-1-6s0-4 0-6h2zM253 186c-25 0-44-9-57-26s-19-39-19-67 6-51 19-68c13-16 32-25 57-25h3c23 0 39 6 50 18 11 11 18 24 22 38 2 7 3 13 4 19 0 7 1 13 1 18s-1 11-1 17c-1 6-2 13-4 19-4 14-11 27-22 39s-27 18-50 18zM255 156c11-1 18-5 23-13 4-8 7-16 8-26 1-4 1-9 1-13s0-8 0-11c0-4 0-8 0-12s0-8-1-13c-1-9-4-18-8-26-5-8-12-12-23-12s-19 4-23 12c-5 8-8 17-9 26 0 5-1 9-1 13s0 8 0 12c0 3 0 7 0 11 0 5 1 9 1 13 1 10 4 18 9 26 4 8 12 12 23 13z">
          <text:p/>
        </draw:path>
        <draw:path draw:style-name="gr7" draw:text-style-name="P5" draw:layer="layout" svg:width="0.333cm" svg:height="0.184cm" svg:x="12.621cm" svg:y="21.873cm" svg:viewBox="0 0 334 185" svg:d="M110 45c-2-6-6-9-12-12-5-2-11-4-18-4-1 0-1 0-1 0-11 0-20 4-26 12-5 8-8 18-9 31 5-4 11-8 18-10s14-3 21-3h3c17 0 33 5 47 15 13 10 20 25 20 46 0 4 0 8-1 12-1 5-2 9-3 14-4 10-11 19-21 27s-26 12-47 12h-2c-24 0-42-6-53-17s-18-23-22-37c-2-7-3-13-3-21-1-6-1-12-1-17 0-26 6-49 19-66 12-18 33-27 61-27h3c17 0 30 3 39 8 10 6 17 12 21 19 2 3 4 6 5 9 1 4 2 6 3 9h-3zM43 121c0 10 4 18 10 25 6 6 15 10 25 10 9 0 17-3 24-9 6-6 9-15 9-25 0-11-3-19-9-26-6-6-14-10-25-10-1 0-2 0-3 0-2 1-3 1-4 1-7 1-13 5-18 10-6 5-9 12-9 24zM254 185c-25 0-44-8-58-25-13-17-19-39-19-68 0-28 6-50 19-67 14-17 33-25 58-25h3c23 0 40 5 50 17 11 12 19 24 22 38 2 7 3 13 4 20 1 6 1 12 1 17s0 11-1 17c-1 8-2 14-4 21-3 14-11 26-22 38-10 11-27 17-50 17zM256 156c11 0 18-4 23-12 4-8 7-17 8-27 1-5 1-9 1-14 0-4 1-8 1-11 0-4-1-7-1-12 0-4 0-8-1-12-1-10-4-19-8-27-5-8-12-12-23-12s-19 4-23 12c-5 8-8 17-9 26 0 5-1 9-1 13 0 5 0 8 0 12 0 3 0 7 0 12 0 4 1 8 1 13 1 10 4 19 9 27 4 8 12 12 23 12z">
          <text:p/>
        </draw:path>
        <draw:path draw:style-name="gr7" draw:text-style-name="P5" draw:layer="layout" svg:width="0.337cm" svg:height="0.185cm" svg:x="12.617cm" svg:y="21.191cm" svg:viewBox="0 0 338 186" svg:d="M0 4h3 157v29c-1 1-5 5-12 11-7 7-14 16-22 28-4 4-8 10-11 15-3 6-7 12-9 18-7 13-11 27-14 40s-5 25-5 38h-3-47c1-11 2-21 5-31 3-9 6-18 9-26 1-3 2-5 3-8 1-2 2-5 3-7 6-13 14-25 24-37 9-12 19-24 29-34 0 0 1-1 2-1 0-1 1-1 1-2v-1h-113zM257 186c-25 0-44-8-57-25s-19-39-19-67 6-52 19-68c13-17 32-26 57-26h3c23 0 39 6 50 18 12 11 19 24 23 38 2 8 3 14 4 20 0 7 1 13 1 18s-1 11-1 17c-1 6-2 13-4 19-4 14-11 27-23 39-11 11-27 17-50 17zM259 157c11 0 18-5 23-13 4-8 7-16 8-26 1-4 1-9 1-13s0-8 0-11c0-4 0-8 0-12s0-8-1-12c-1-11-4-20-8-28-5-8-12-12-23-12s-19 4-23 12c-5 8-8 17-9 27 0 5-1 9-1 13s0 8 0 12c0 3 0 7 0 11 0 5 1 9 1 13 1 10 4 18 9 26 4 8 12 13 23 13z">
          <text:p/>
        </draw:path>
        <draw:path draw:style-name="gr7" draw:text-style-name="P5" draw:layer="layout" svg:width="0.335cm" svg:height="0.184cm" svg:x="12.619cm" svg:y="20.513cm" svg:viewBox="0 0 336 185" svg:d="M77 185c-1 0-1 0-2 0s-2 0-3 0c-3 0-6 0-9 0-3-1-6-1-9-2-14-1-26-6-37-14s-17-21-17-38c0-12 3-21 10-28 6-7 14-12 24-16-9-3-16-8-21-15-4-7-7-14-7-23 0-12 5-23 16-33s29-16 55-16h3c1 0 3 0 5 0s3 0 5 0c15 1 29 7 42 14 12 7 19 19 19 35 0 10-3 19-8 25-6 6-13 11-20 13 10 4 18 9 24 16 7 7 10 16 10 28 0 17-6 30-17 38-12 8-24 13-38 15-3 0-6 1-9 1s-6 0-9 0h-3-1-1-1zM78 156h1c2 0 3 0 5 0 2-1 4-1 5-1 6-2 12-4 16-8 5-4 8-11 8-19 0-2 0-3-1-5 0-2 0-3-1-5-1-4-5-9-10-13s-12-6-23-6c-10 0-18 2-23 6-4 4-8 9-9 13-1 2-1 3-2 5 0 2 0 3 0 5 0 8 3 15 7 19 5 4 11 7 17 8 2 0 3 0 5 1 2 0 4 0 5 0zM78 76c2 0 4 0 6-1 2 0 4 0 6-1 5-1 9-4 13-7s6-9 6-15-2-11-5-14-7-5-11-6c-3-2-6-2-9-3-2 0-4 0-6 0-1 0-3 0-6 0-2 1-5 1-8 2-4 2-7 4-11 7-3 3-5 8-5 14 0 7 2 12 6 15 4 4 8 6 13 7 2 1 4 1 6 1 2 1 4 1 5 1zM256 185c-26 0-45-8-58-25s-19-39-19-67 6-50 19-67 32-26 58-26h3c23 0 39 6 50 18s18 24 22 38c2 7 3 13 4 20 0 6 1 12 1 17s-1 11-1 17c-1 7-2 13-4 20-4 14-11 26-22 38-11 11-27 17-50 17zM258 156c11 0 18-4 23-12 4-8 7-17 8-27 1-4 1-8 1-12 0-5 0-8 0-12s0-7 0-11c0-5 0-9-1-13-1-10-4-19-8-27-5-8-12-12-23-12s-20 4-24 12c-5 8-8 17-9 27 0 4-1 8-1 12 0 5 0 8 0 12s0 7 0 12c0 4 1 8 1 12 1 10 4 19 9 27 4 8 13 12 24 12z">
          <text:p/>
        </draw:path>
        <draw:path draw:style-name="gr7" draw:text-style-name="P5" draw:layer="layout" svg:width="0.333cm" svg:height="0.185cm" svg:x="12.621cm" svg:y="19.977cm" svg:viewBox="0 0 334 186" svg:d="M45 140c2 5 6 10 11 12s11 3 18 4c2 0 4-1 6-1 3 0 5-1 8-2 5-3 9-7 13-13 5-6 7-15 8-27-3 2-7 5-10 7-4 2-7 3-11 4-3 1-6 1-9 2-3 0-6 0-9 0h-3c-18 0-33-5-47-15-13-10-20-26-20-45 0-1 0-2 0-3s0-2 0-2c1-16 7-29 18-42 11-12 30-19 55-19h3c23 0 40 6 51 17 11 10 18 22 22 35 1 7 3 13 3 20 1 6 1 11 1 16 0 28-6 51-19 69-12 19-33 29-61 29h-2c-17 0-30-3-39-9s-16-12-20-19c-3-3-4-6-6-10-1-3-2-6-2-8h2zM109 65c0-2 0-4 0-7-1-3-2-5-3-8-2-5-5-10-10-14s-12-6-21-6-17 3-24 9c-6 6-9 15-9 25s3 18 9 25c5 6 14 9 24 10 10-1 18-4 24-9 7-6 10-14 10-25zM254 186c-25 0-44-9-58-26-13-17-19-40-19-68s6-50 19-67c14-17 33-25 58-25h3c23 0 40 6 50 17 11 12 19 25 22 39 2 6 3 13 4 19 1 7 1 12 1 17 0 6 0 11-1 18-1 6-2 13-4 19-3 14-11 27-22 38-10 13-27 19-50 19zM256 156c11-1 18-5 23-13 4-8 7-17 8-26 1-5 1-9 1-13s1-8 1-12c0-3-1-7-1-11s0-8-1-13c-1-9-4-18-8-26-5-8-12-12-23-13-11 1-19 5-23 13-5 8-8 17-9 26 0 4-1 9-1 13s0 8 0 11c0 4 0 8 0 12s1 9 1 13c1 9 4 18 9 26 4 8 12 12 23 13z">
          <text:p/>
        </draw:path>
        <draw:path draw:style-name="gr7" draw:text-style-name="P5" draw:layer="layout" svg:width="0.42cm" svg:height="0.158cm" svg:x="12.586cm" svg:y="19.47cm" svg:viewBox="0 0 421 159" svg:d="M0 30h5c10 0 19-3 27-7 9-5 14-12 16-20h2 29v153h-2-39v-107h-38zM199 159c-21 0-38-7-49-21-11-15-16-34-16-58s5-44 16-59c11-14 28-21 49-21h3c19 0 34 5 44 15 9 10 15 21 19 34 1 5 2 11 3 16 0 6 1 11 1 15s-1 9-1 15c-1 5-2 11-3 17-4 11-10 22-19 32-10 10-25 15-44 15zM200 134c10 0 16-4 20-11 5-6 7-14 9-22 0-4 0-7 1-11 0-4 0-7 0-10s0-6 0-10c-1-3-1-7-1-11-2-8-4-15-9-23-4-7-10-11-20-11-9 0-15 4-19 11-4 8-7 15-8 23 0 4 0 7 0 11-1 4-1 7-1 10s0 6 1 10c0 4 0 7 0 11 1 8 4 16 8 22 4 7 10 11 19 11zM353 159c-22 0-38-7-49-21-11-15-17-34-17-58s6-44 17-59c11-14 27-21 49-21h2c20 0 34 5 43 15 10 10 16 21 19 34 2 5 3 11 3 16 1 6 1 11 1 15s0 9-1 15c0 5-1 11-3 17-3 11-9 22-19 32-9 10-23 15-43 15zM354 134c10 0 16-4 20-11 4-6 6-14 7-22 1-4 1-7 1-11s0-7 0-10 0-6 0-10c0-3 0-7-1-11-1-8-3-15-7-23-4-7-10-11-20-11-9 0-16 4-19 11-4 8-7 15-8 23 0 4-1 7-1 11s0 7 0 10 0 6 0 10 1 7 1 11c1 8 4 16 8 22 3 7 10 11 19 11z">
          <text:p/>
        </draw:path>
        <draw:path draw:style-name="gr7" draw:text-style-name="P5" draw:layer="layout" svg:width="0.42cm" svg:height="0.158cm" svg:x="12.586cm" svg:y="18.885cm" svg:viewBox="0 0 421 159" svg:d="M0 30h5c9 0 19-2 27-7 9-5 14-12 16-20h2 29v153h-3-38v-108h-38zM152 30h6c9 0 19-2 27-7s14-12 16-20h2 30v153h-3-39v-108h-39zM353 159c-22 0-38-8-49-22-11-15-16-34-16-58s5-43 16-57c11-15 27-22 49-22h2c20 0 34 5 44 15 9 10 15 21 18 33 2 5 3 11 4 16 0 6 0 11 0 15 0 5 0 9 0 15-1 5-2 11-4 17-3 12-9 22-18 32-10 10-24 16-44 16zM354 133c10 0 16-4 20-10 4-7 6-15 7-23 1-4 1-7 1-11s0-7 0-10 0-6 0-10c0-3 0-7-1-11-1-8-3-15-7-22s-10-11-20-11c-9 0-15 4-19 11s-7 14-8 22c0 4 0 8-1 11 0 4 0 7 0 10s0 6 0 10c1 4 1 7 1 11 1 8 4 16 8 23 4 6 10 10 19 10z">
          <text:p/>
        </draw:path>
        <draw:path draw:style-name="gr7" draw:text-style-name="P5" draw:layer="layout" svg:width="0.42cm" svg:height="0.158cm" svg:x="12.586cm" svg:y="18.448cm" svg:viewBox="0 0 421 159" svg:d="M0 30h5c10 0 19-2 27-7 9-5 14-12 16-20h2 29v154h-2-39v-109h-38zM265 157h-2-126v-7c0-8 2-15 5-22 4-6 9-13 16-19 4-4 9-8 14-11 6-4 12-8 19-12 5-3 9-6 13-8 4-3 7-5 10-7 4-4 7-7 9-10 3-4 4-8 4-13 0-7-2-13-8-16-4-4-9-6-14-7 0 0-1 0-2 0s-1 0-2 0c-7 0-14 2-19 6-5 5-8 11-8 19v6h-2-35v-5c0-3 0-6 0-9 1-3 2-7 3-10 3-8 10-15 19-22s23-10 42-10h3c15 0 30 3 43 10 12 7 19 19 19 37 0 12-4 21-10 29-7 7-14 13-22 18-2 1-4 3-7 4-2 1-5 2-7 3-6 4-11 7-16 9-4 3-8 5-11 9-1 1-3 3-5 5-1 1-2 3-3 5h80zM353 159c-22 0-38-7-49-21-11-15-17-35-17-59s6-43 17-57c11-15 27-22 49-22h2c20 0 34 5 43 15 10 10 16 21 19 33 2 5 3 11 3 16 1 6 1 11 1 15 0 5 0 10-1 15 0 6-1 11-3 17-3 13-9 24-19 33-9 10-23 15-43 15zM354 134c10 0 16-3 20-10 4-8 6-16 7-24 1-4 1-7 1-11 0-3 0-7 0-10s0-6 0-10c0-3 0-7-1-10-1-9-3-16-7-23s-10-11-20-11c-9 0-16 4-19 11-4 7-7 14-8 22 0 4-1 8-1 11 0 4 0 7 0 10s0 7 0 10c0 4 1 8 1 11 1 8 4 16 8 24 3 7 10 10 19 10z">
          <text:p/>
        </draw:path>
        <draw:path draw:style-name="gr7" draw:text-style-name="P5" draw:layer="layout" svg:width="0.42cm" svg:height="0.158cm" svg:x="12.586cm" svg:y="18.157cm" svg:viewBox="0 0 421 159" svg:d="M0 30h5c9 0 19-3 27-7 9-5 14-12 16-20h2 29v153h-3-38v-108h-38zM171 104c0 2 1 3 1 5s0 4 1 5c1 5 4 10 8 14s11 6 19 6c9 0 16-3 20-7 6-5 8-10 8-16 0-7-2-11-6-14-3-3-6-6-10-7-2 0-4-1-6-1-1 0-3 0-5 0h-16v-25h13c1 0 3 0 5 0 2-1 4-1 7-1 3-1 7-3 10-6 2-3 5-7 5-13 0-1 0-2-2-3 0-2 0-3-1-5s-4-5-7-7c-4-2-9-4-16-4-1 0-2 0-4 0-1 1-2 1-3 1-5 1-9 3-13 7s-5 11-5 20h-3-34c0-3 0-6 1-10 0-4 1-7 3-11 3-8 9-15 17-22 9-7 23-10 42-10h2c19 0 35 4 44 12 10 7 15 17 15 30 0 9-2 16-7 21s-10 9-15 11c-1 0-3 0-4 1-1 0-2 0-3 0v1c9 1 17 4 24 10 7 8 11 16 11 28s-4 21-10 27c-7 6-14 11-22 13-7 2-14 4-20 4-6 1-10 1-12 1h-2c-21 0-36-4-46-11-9-7-16-15-19-24-1-3-2-7-2-10-1-4-1-7-1-10h2zM353 159c-22 0-38-7-49-21-11-15-16-34-16-59 0-24 5-43 16-58 11-14 27-21 49-21h2c20 0 34 5 44 15 9 10 15 21 18 33 2 5 3 11 4 16 0 6 0 11 0 15s0 9 0 16c-1 5-2 11-4 17-3 11-9 22-18 32-10 10-24 15-44 15zM354 134c10 0 16-4 20-11 4-6 6-14 7-22 1-4 1-8 1-12s0-7 0-10 0-6 0-10c0-3 0-7-1-11-1-8-3-16-7-22-4-7-10-11-20-11-9 0-15 4-19 11-4 6-7 14-8 22 0 4 0 7-1 11 0 4 0 7 0 10s0 6 0 10c1 5 1 8 1 12 1 8 4 16 8 22 4 7 10 11 19 11z">
          <text:p/>
        </draw:path>
        <draw:path draw:style-name="gr7" draw:text-style-name="P5" draw:layer="layout" svg:width="0.151cm" svg:height="0.182cm" svg:x="17.07cm" svg:y="26.977cm" svg:viewBox="0 0 152 183" svg:d="M45 128v1 1c1 6 4 11 9 16s12 8 22 8c9 0 16-2 20-7 5-4 7-9 9-15 1-2 1-5 2-8 0-2 0-5 0-7 0-10-3-18-8-23s-11-8-17-9c-1 0-2-1-3-1s-1 0-2 0c-2 0-3 0-5 1-2 0-4 0-6 0-4 1-7 3-11 5-3 1-5 4-7 7h-3-42l12-97h3 122v31h-93l-5 37c6-4 13-6 20-8 8-2 15-3 24-3h2c18 0 34 6 46 16 12 11 18 26 18 45 0 18-6 34-19 46s-32 19-57 19h-2c-24 0-41-5-52-14s-18-19-21-29c0-2 0-4-1-6 0-2 0-4 0-6h2z">
          <text:p/>
        </draw:path>
        <draw:path draw:style-name="gr7" draw:text-style-name="P5" draw:layer="layout" svg:width="0.313cm" svg:height="0.184cm" svg:x="17cm" svg:y="26.392cm" svg:viewBox="0 0 314 185" svg:d="M0 36h7c12 0 22-3 32-9s16-13 18-24h3 34v179h-3-45v-125h-46zM234 185c-25 0-44-8-57-25s-19-39-19-67 6-50 19-67c13-18 32-26 57-26h3c23 0 39 5 50 18 11 12 18 24 22 38 2 7 3 13 4 20 1 6 1 12 1 17s0 11-1 17c-1 7-2 13-4 20-4 14-11 26-22 38-11 11-27 17-50 17zM236 156c11 0 18-4 23-12 4-8 7-17 8-27 1-4 1-8 1-12 0-5 0-8 0-12s0-7 0-12c0-4 0-8-1-12-1-10-4-19-8-27-5-8-12-12-23-12s-19 4-23 12c-5 8-8 17-9 27 0 4-1 8-1 12 0 5 0 8 0 12s0 7 0 12c0 4 1 8 1 12 1 10 4 19 9 27 4 8 12 12 23 12z">
          <text:p/>
        </draw:path>
        <draw:path draw:style-name="gr7" draw:text-style-name="P5" draw:layer="layout" svg:width="0.311cm" svg:height="0.181cm" svg:x="17cm" svg:y="25.81cm" svg:viewBox="0 0 312 182" svg:d="M0 32h6c12 0 22-3 32-9 10-5 16-13 18-23h3 33v179h-2-45v-126h-45zM204 126c0 1 0 1 0 1 0 1 0 1 0 1 2 6 5 12 10 17s12 8 21 8 16-3 20-7c5-5 8-10 9-15 1-3 2-6 2-8 0-3 0-5 0-7 0-11-2-18-8-23-5-5-11-9-17-10-1 0-2 0-3 0 0 0-1 0-2 0-2 0-3 0-5 0-1 0-3 1-5 1-3 1-7 2-10 4-4 2-6 4-8 8h-2-44l13-96h2 123v31h-93l-6 37c7-4 14-7 21-9 7-1 15-2 23-2h3c18 0 33 5 45 16 12 10 19 25 19 44 0 18-7 33-20 46-12 13-31 19-56 19h-3c-23 0-41-4-52-13-11-10-17-20-20-31-1-2-1-4-1-6-1-2-1-4-1-6h2z">
          <text:p/>
        </draw:path>
        <draw:path draw:style-name="gr7" draw:text-style-name="P5" draw:layer="layout" svg:width="0.331cm" svg:height="0.185cm" svg:x="16.982cm" svg:y="25.273cm" svg:viewBox="0 0 332 186" svg:d="M150 183h-3-146v-7c0-10 1-20 5-27s11-15 19-21c5-5 11-9 17-13 7-5 14-9 23-14 5-4 10-7 15-10 4-3 8-5 11-8 5-4 8-8 10-12 3-4 4-9 4-15 0-8-3-14-8-18s-10-7-16-8c-1 0-2 0-3 0 0 0-1 0-2 0-9 0-16 2-22 7s-9 12-9 22v7h-3-42v-6c0-3 0-7 1-10 0-4 1-8 3-12 4-10 12-18 23-26 10-8 27-12 49-12h3c18 0 35 4 49 13 15 8 22 22 22 42 0 14-4 25-11 34-8 8-16 15-26 21-2 2-5 3-7 5-3 1-5 3-8 4-7 4-13 7-18 10s-9 6-13 9c-2 2-4 4-6 6-1 2-3 4-4 6h93zM252 186c-25 0-44-8-57-26-13-17-19-39-19-67s6-50 19-67 32-25 57-25h3c23 0 39 5 50 17s18 24 22 38c2 7 3 13 4 20 0 6 1 12 1 17s-1 11-1 17c-1 7-2 13-4 20-4 14-11 26-22 39-11 11-27 17-50 17zM254 156c10 0 18-4 23-12 4-8 7-17 8-27 1-4 1-8 1-13 0-4 0-8 0-11 0-4 0-7 0-12 0-4 0-8-1-12-1-10-4-19-8-27-5-8-13-12-23-12-11 0-19 4-23 12-5 8-8 17-9 26-1 5-1 9-1 13 0 5 0 8 0 12 0 3 0 7 0 12 0 4 0 8 1 12 1 10 4 19 9 27 4 8 12 12 23 12z">
          <text:p/>
        </draw:path>
        <draw:path draw:style-name="gr7" draw:text-style-name="P5" draw:layer="layout" svg:width="0.336cm" svg:height="0.184cm" svg:x="16.977cm" svg:y="24.351cm" svg:viewBox="0 0 337 185" svg:d="M45 121c0 2 0 4 1 6 0 2 0 4 1 6 1 6 5 11 10 15 4 5 12 7 22 8 10-1 18-3 23-9 6-5 8-11 8-18 0-8-2-13-5-17-4-3-8-5-12-6-2-1-5-1-7-1s-4-1-6-1h-18v-29h14c1 0 3 0 6 0s5-1 8-1c4-1 8-4 11-7 4-3 6-8 6-14 0-2-1-3-1-5 0-1-1-3-2-5-1-3-4-6-8-9-4-2-11-5-19-5-1 0-2 0-4 0-1 0-2 2-4 2-5 1-10 4-14 8-5 5-7 13-7 24h-3-40c0-4 1-8 1-12 1-4 2-9 3-13 4-11 11-19 21-27 10-7 26-11 48-11h3c22 0 39 4 51 13 11 9 17 22 17 36 0 11-3 19-8 25-6 6-12 10-18 13-2 0-3 0-4 1-1 0-3 0-4 1 11 1 20 5 28 12 8 8 12 18 12 31 0 14-4 25-11 32-8 7-17 12-26 16-8 2-15 3-22 4s-12 1-14 1h-3c-24 0-41-4-53-13-11-8-18-17-22-27-1-4-2-9-3-13 0-4-1-8-1-11h3zM256 185c-25 0-44-8-57-25s-19-39-19-67 6-50 19-68c13-17 32-25 57-25h3c24 0 40 5 51 17s18 25 22 39c2 7 3 13 4 20 1 6 1 12 1 17s0 11-1 17c-1 7-2 13-4 20-4 14-11 26-22 38-11 11-27 17-51 17zM258 156c11 0 19-4 24-12 4-8 7-17 8-27 1-4 1-8 1-13 0-4 0-8 0-11 0-4 0-7 0-12 0-4 0-8-1-12-1-10-4-19-8-27-5-8-13-13-24-13s-19 5-23 13c-5 8-8 17-9 26 0 5-1 9-1 13 0 5 0 8 0 12 0 3 0 7 0 12 0 4 1 8 1 12 1 10 4 19 9 27 4 8 12 12 23 12z">
          <text:p/>
        </draw:path>
        <draw:path draw:style-name="gr7" draw:text-style-name="P5" draw:layer="layout" svg:width="0.337cm" svg:height="0.185cm" svg:x="16.976cm" svg:y="23.378cm" svg:viewBox="0 0 338 186" svg:d="M0 142v-31l90-108h3 41v108h27v31h-27v40h-3-43v-40zM90 111v-65l-53 65zM257 186c-25 0-44-9-57-25-13-17-19-40-19-68 0-29 6-51 19-68s32-25 57-25h3c23 0 39 6 50 17 11 12 19 25 23 39 2 6 3 13 4 19 1 7 1 13 1 18 0 6 0 11-1 18-1 6-2 13-4 19-4 14-12 27-23 38-11 12-27 18-50 18zM259 157c11-1 18-5 23-13 4-8 7-17 8-26 1-5 1-9 1-13s0-8 0-12c0-3 0-7 0-12 0-4 0-8-1-13-1-9-4-18-8-26-5-8-12-12-23-13-11 1-19 5-23 13-5 8-8 17-9 26 0 4-1 9-1 13 0 5 0 9 0 12 0 4 0 8 0 12s1 9 1 13c1 9 4 18 9 26 4 8 12 12 23 13z">
          <text:p/>
        </draw:path>
        <draw:path draw:style-name="gr7" draw:text-style-name="P5" draw:layer="layout" svg:width="0.332cm" svg:height="0.185cm" svg:x="16.981cm" svg:y="22.551cm" svg:viewBox="0 0 333 186" svg:d="M44 130c0 0 0 1 1 1v1c1 6 4 11 9 16 4 5 12 8 21 8s16-2 20-7c4-4 7-9 9-14 1-3 1-6 2-8 0-3 0-5 0-7 0-11-3-19-8-24s-11-8-17-9c-1 0-2 0-3 0-1-1-1-1-2-1-2 0-3 1-5 1s-3 0-5 1c-4 1-7 2-11 4-3 2-6 4-7 7h-3-42l12-95h3 122v31h-93l-5 36c6-4 13-6 20-8s14-2 23-2h2c18 0 35 5 47 15 12 11 18 25 18 44s-6 34-19 46c-13 14-33 20-58 20h-2c-23 0-40-5-51-15-11-9-18-18-21-29 0-2-1-4-1-6s0-4 0-6h2zM253 186c-25 0-44-9-57-26s-19-39-19-67 6-51 19-68c13-16 32-25 57-25h3c23 0 39 6 50 18 11 11 18 24 22 38 2 7 3 13 4 19 1 7 1 13 1 18s0 11-1 17-2 13-4 19c-4 14-11 27-22 39s-27 18-50 18zM255 156c11-1 18-5 23-13 4-8 7-16 8-26 1-4 1-9 1-13s0-8 0-11c0-4 0-8 0-12s0-8-1-13c-1-9-4-18-8-26-5-8-12-12-23-12s-19 4-23 12c-5 8-8 17-9 26 0 5-1 9-1 13s0 8 0 12c0 3 0 7 0 11 0 5 1 9 1 13 1 10 4 18 9 26 4 8 12 12 23 13z">
          <text:p/>
        </draw:path>
        <draw:path draw:style-name="gr7" draw:text-style-name="P5" draw:layer="layout" svg:width="0.333cm" svg:height="0.184cm" svg:x="16.98cm" svg:y="21.873cm" svg:viewBox="0 0 334 185" svg:d="M110 45c-2-6-6-9-11-12-6-2-12-4-19-4-1 0-1 0-1 0-11 0-20 4-25 12-6 8-9 18-10 31 5-4 11-8 18-10s14-3 21-3h3c18 0 33 5 47 15 13 10 20 25 20 46 0 4 0 8-1 12-1 5-2 9-3 14-4 10-11 19-21 27s-26 12-47 12h-2c-24 0-42-6-53-17s-18-23-22-37c-2-7-3-13-3-21-1-6-1-12-1-17 0-26 6-49 19-66 12-18 33-27 61-27h3c17 0 30 3 39 8 10 6 17 12 21 19 2 3 4 6 5 9 2 4 2 6 3 9h-3zM44 121c0 10 3 18 9 25 6 6 15 10 25 10 9 0 17-3 24-9 6-6 9-15 9-25 0-11-3-19-9-26-6-6-14-10-25-10-1 0-2 0-3 0-2 1-3 1-4 1-7 1-13 5-18 10-6 5-8 12-8 24zM254 185c-25 0-44-8-57-25s-19-39-19-68c0-28 6-50 19-67s32-25 57-25h3c23 0 40 5 50 17 11 12 19 24 22 38 2 7 3 13 4 20 1 6 1 12 1 17s0 11-1 17c-1 8-2 14-4 21-3 14-11 26-22 38-10 11-27 17-50 17zM256 156c11 0 18-4 23-12 4-8 7-17 8-27 1-5 1-9 1-14 1-4 1-8 1-11 0-4 0-7-1-12 0-4 0-8-1-12-1-10-4-19-8-27-5-8-12-12-23-12s-19 4-23 12c-5 8-8 17-9 26 0 5-1 9-1 13 0 5 0 8 0 12 0 3 0 7 0 12 0 4 1 8 1 13 1 10 4 19 9 27 4 8 12 12 23 12z">
          <text:p/>
        </draw:path>
        <draw:path draw:style-name="gr7" draw:text-style-name="P5" draw:layer="layout" svg:width="0.337cm" svg:height="0.185cm" svg:x="16.976cm" svg:y="21.191cm" svg:viewBox="0 0 338 186" svg:d="M0 4h3 157v29c-1 1-5 5-12 11-7 7-14 16-22 28-4 4-8 10-11 15-3 6-7 12-9 18-7 13-11 27-14 40s-5 25-5 38h-3-47c1-11 2-21 5-31 3-9 6-18 9-26 1-3 2-5 3-8 1-2 2-5 3-7 6-13 14-25 24-37 9-12 19-24 29-34 0 0 1-1 2-1 0-1 1-1 2-2v-1h-114zM257 186c-25 0-44-8-57-25s-19-39-19-67 6-52 19-68c13-17 32-26 57-26h3c23 0 39 6 50 18 11 11 19 24 23 38 2 8 3 14 4 20 1 7 1 13 1 18s0 11-1 17-2 13-4 19c-4 14-12 27-23 39-11 11-27 17-50 17zM259 157c11 0 18-5 23-13 4-8 7-16 8-26 1-4 1-9 1-13s0-8 0-11c0-4 0-8 0-12s0-8-1-12c-1-11-4-20-8-28-5-8-12-12-23-12s-19 4-23 12c-5 8-8 17-9 27 0 5-1 9-1 13s0 8 0 12c0 3 0 7 0 11 0 5 1 9 1 13 1 10 4 18 9 26 4 8 12 13 23 13z">
          <text:p/>
        </draw:path>
        <draw:path draw:style-name="gr7" draw:text-style-name="P5" draw:layer="layout" svg:width="0.335cm" svg:height="0.184cm" svg:x="16.978cm" svg:y="20.513cm" svg:viewBox="0 0 336 185" svg:d="M77 185c-1 0-1 0-2 0s-2 0-3 0c-3 0-6 0-9 0-3-1-6-1-9-2-14-1-26-6-37-14s-17-21-17-38c0-12 3-21 10-28 6-7 14-12 24-16-9-3-16-8-21-15-4-7-7-14-7-23 0-12 6-23 16-33 11-10 29-16 55-16h3c1 0 3 0 5 0s4 0 5 0c15 1 29 7 42 14 12 7 19 19 19 35 0 10-3 19-8 25-6 6-13 11-20 13 10 4 18 9 24 16 7 7 10 16 10 28 0 17-6 30-17 38-12 8-24 13-38 15-3 0-6 1-9 1s-6 0-9 0h-2c-1 0-1 0-2 0h-1-1zM78 156h1c2 0 3 0 5 0 2-1 4-1 5-1 6-2 12-4 17-8 4-4 7-11 7-19 0-2 0-3-1-5 0-2 0-3-1-5-1-4-5-9-10-13-4-4-12-6-23-6-10 0-18 2-22 6-5 4-9 9-10 13-1 2-1 3-2 5 0 2 0 3 0 5 0 8 3 15 8 19 4 4 10 7 16 8 2 0 3 0 5 1 2 0 4 0 5 0zM78 76c2 0 4 0 6-1 2 0 4 0 6-1 5-1 9-4 13-7s6-9 6-15-2-11-5-14-7-5-11-6c-3-2-6-2-9-3-2 0-4 0-6 0-1 0-3 0-6 0-2 1-5 1-8 2-4 2-7 4-11 7-3 3-5 8-5 14 0 7 2 12 6 15 4 4 8 6 13 7 2 1 4 1 6 1 2 1 4 1 5 1zM256 185c-25 0-45-8-58-25s-19-39-19-67 6-50 19-67 33-26 58-26h3c23 0 39 6 50 18s18 24 22 38c2 7 3 13 4 20 1 6 1 12 1 17s0 11-1 17c-1 7-2 13-4 20-4 14-11 26-22 38-11 11-27 17-50 17zM258 156c11 0 18-4 23-12 4-8 7-17 8-27 1-4 1-8 1-12 0-5 0-8 0-12s0-7 0-11c0-5 0-9-1-13-1-10-4-19-8-27-5-8-12-12-23-12s-19 4-23 12c-5 8-8 17-9 27 0 4-1 8-1 12 0 5 0 8 0 12s0 7 0 12c0 4 1 8 1 12 1 10 4 19 9 27 4 8 12 12 23 12z">
          <text:p/>
        </draw:path>
        <draw:path draw:style-name="gr7" draw:text-style-name="P5" draw:layer="layout" svg:width="0.333cm" svg:height="0.185cm" svg:x="16.98cm" svg:y="19.977cm" svg:viewBox="0 0 334 186" svg:d="M45 140c2 5 6 10 11 12s11 3 18 4c2 0 4-1 6-1 3 0 5-1 8-2 5-3 9-7 13-13 5-6 7-15 8-27-3 2-6 5-10 7-3 2-7 3-11 4-3 1-6 1-9 2-3 0-6 0-9 0h-3c-18 0-33-5-47-15-13-10-20-26-20-45 0-1 0-2 0-3s0-2 0-2c1-16 7-29 18-42 11-12 30-19 55-19h3c23 0 41 6 51 17 11 10 18 22 22 35 1 7 3 13 3 20 1 6 1 11 1 16 0 28-6 51-19 69-12 19-33 29-61 29h-2c-17 0-30-3-39-9s-16-12-20-19c-2-3-4-6-6-10-1-3-2-6-2-8h2zM109 65c0-2 0-4 0-7-1-3-2-5-3-8-2-5-5-10-10-14s-12-6-21-6-17 3-24 9c-6 6-9 15-9 25s3 18 9 25c6 6 14 9 24 10 10-1 18-4 25-9 6-6 9-14 9-25zM254 186c-25 0-44-9-57-26s-19-40-19-68 6-50 19-67 32-25 57-25h3c23 0 40 6 50 17 11 12 19 25 22 39 2 6 3 13 4 19 1 7 1 12 1 17 0 6 0 11-1 18-1 6-2 13-4 19-3 14-11 27-22 38-10 13-27 19-50 19zM256 156c11-1 18-5 23-13 4-8 7-17 8-26 1-5 1-9 1-13 1-4 1-8 1-12 0-3 0-7-1-11 0-4 0-8-1-13-1-9-4-18-8-26-5-8-12-12-23-13-11 1-19 5-23 13-5 8-8 17-9 26 0 4-1 9-1 13s0 8 0 11c0 4 0 8 0 12s1 9 1 13c1 9 4 18 9 26 4 8 12 12 23 13z">
          <text:p/>
        </draw:path>
        <draw:path draw:style-name="gr7" draw:text-style-name="P5" draw:layer="layout" svg:width="0.42cm" svg:height="0.158cm" svg:x="16.945cm" svg:y="19.47cm" svg:viewBox="0 0 421 159" svg:d="M0 30h5c10 0 19-3 27-7 9-5 14-12 16-20h2 30v153h-2-40v-107h-38zM200 159c-21 0-38-7-49-21-11-15-16-34-16-58s5-44 16-59c11-14 28-21 49-21h3c19 0 34 5 43 15s15 21 19 34c1 5 2 11 3 16 0 6 1 11 1 15s-1 9-1 15c-1 5-2 11-3 17-4 11-10 22-19 32s-24 15-43 15zM202 134c9 0 16-4 19-11 4-6 7-14 8-22 0-4 0-7 1-11 0-4 0-7 0-10s0-6 0-10c-1-3-1-7-1-11-1-8-4-15-8-23-3-7-10-11-19-11-10 0-16 4-20 11-4 8-6 15-7 23-1 4-1 7-1 11-1 4-1 7-1 10s0 6 1 10c0 4 0 7 1 11 1 8 3 16 7 22 4 7 10 11 20 11zM353 159c-22 0-38-7-49-21-11-15-17-34-17-58s6-44 17-59c11-14 27-21 49-21h2c20 0 34 5 44 15 9 10 15 21 18 34 2 5 3 11 4 16 0 6 0 11 0 15s0 9 0 15c-1 5-2 11-4 17-3 11-9 22-18 32-10 10-24 15-44 15zM354 134c10 0 16-4 20-11 4-6 6-14 7-22 1-4 1-7 1-11s0-7 0-10 0-6 0-10c0-3 0-7-1-11-1-8-3-15-7-23-4-7-10-11-20-11-9 0-16 4-19 11-4 8-7 15-8 23 0 4 0 7-1 11 0 4 0 7 0 10s0 6 0 10c1 4 1 7 1 11 1 8 4 16 8 22 3 7 10 11 19 11z">
          <text:p/>
        </draw:path>
        <draw:path draw:style-name="gr7" draw:text-style-name="P5" draw:layer="layout" svg:width="0.42cm" svg:height="0.158cm" svg:x="16.945cm" svg:y="18.885cm" svg:viewBox="0 0 421 159" svg:d="M0 30h5c9 0 19-2 27-7 9-5 14-12 16-20h2 30v153h-3-39v-108h-38zM154 30h5c9 0 19-2 27-7 9-5 14-12 16-20h2 29v153h-3-38v-108h-38zM353 159c-22 0-38-8-49-22-11-15-16-34-16-58s5-43 16-57c11-15 27-22 49-22h2c20 0 34 5 44 15 9 10 15 21 18 33 2 5 3 11 4 16 0 6 0 11 0 15 0 5 0 9 0 15-1 5-2 11-4 17-3 12-9 22-18 32-10 10-24 16-44 16zM354 133c10 0 16-4 20-10 4-7 6-15 7-23 1-4 1-7 1-11s1-7 1-10-1-6-1-10c0-3 0-7-1-11-1-8-3-15-7-22s-10-11-20-11c-9 0-15 4-19 11s-7 14-8 22c0 4 0 8-1 11 0 4 0 7 0 10s0 6 0 10c1 4 1 7 1 11 1 8 4 16 8 23 4 6 10 10 19 10z">
          <text:p/>
        </draw:path>
        <draw:path draw:style-name="gr7" draw:text-style-name="P5" draw:layer="layout" svg:width="0.42cm" svg:height="0.158cm" svg:x="16.945cm" svg:y="18.448cm" svg:viewBox="0 0 421 159" svg:d="M0 30h5c10 0 19-2 27-7 9-5 14-12 16-20h2 30v154h-2-40v-109h-38zM265 157h-2-125v-7c0-8 2-15 5-22 4-6 9-13 16-19 4-4 9-8 14-11 6-4 12-8 19-12 5-3 9-6 13-8 4-3 7-5 10-7 4-4 7-7 9-10 2-4 3-8 3-13 0-7-2-13-7-16-4-4-8-6-14-7 0 0-1 0-2 0s-1 0-2 0c-7 0-14 2-19 6-5 5-8 11-8 19v6h-2-35v-5c0-3 0-6 0-9 1-3 2-7 3-10 3-8 10-15 19-22s23-10 42-10h3c15 0 29 3 42 10 12 7 19 19 19 37 0 12-4 21-10 29-7 7-14 13-22 18-2 1-4 3-7 4-2 1-4 2-6 3-6 4-11 7-16 9-4 3-8 5-10 9-2 1-4 3-6 5-1 1-2 3-3 5h79zM353 159c-22 0-38-7-49-21-11-15-17-35-17-59s6-43 17-57c11-15 27-22 49-22h2c20 0 34 5 44 15 9 10 15 21 18 33 2 5 3 11 4 16 0 6 0 11 0 15 0 5 0 10 0 15-1 6-2 11-4 17-3 13-9 24-18 33-10 10-24 15-44 15zM354 134c10 0 16-3 20-10 4-8 6-16 7-24 1-4 1-7 1-11 0-3 0-7 0-10s0-6 0-10c0-3 0-7-1-10-1-9-3-16-7-23s-10-11-20-11c-9 0-16 4-19 11-4 7-7 14-8 22 0 4 0 8-1 11 0 4 0 7 0 10s0 7 0 10c1 4 1 8 1 11 1 8 4 16 8 24 3 7 10 10 19 10z">
          <text:p/>
        </draw:path>
        <draw:path draw:style-name="gr7" draw:text-style-name="P5" draw:layer="layout" svg:width="0.42cm" svg:height="0.158cm" svg:x="16.945cm" svg:y="18.157cm" svg:viewBox="0 0 421 159" svg:d="M0 30h5c9 0 19-3 27-7 9-5 14-12 16-20h2 30v153h-3-39v-108h-38zM172 104c0 2 1 3 1 5s0 4 1 5c1 5 4 10 8 14s11 6 19 6c9 0 16-3 20-7 5-5 7-10 7-16 0-7-2-11-5-14s-6-6-10-7c-2 0-4-1-6-1-1 0-3 0-4 0h-17v-25h13c1 0 3 0 5 0 2-1 4-1 7-1 3-1 7-3 10-6 2-3 4-7 4-13 0-1 0-2 0-3-1-2-1-3-2-5s-4-5-7-7c-4-2-9-4-16-4-1 0-2 0-4 0-1 1-2 1-3 1-5 1-9 3-13 7-3 4-5 11-5 20h-3-34c0-3 0-6 1-10 0-4 1-7 3-11 3-8 9-15 17-22 9-7 23-10 42-10h2c19 0 34 4 43 12 10 7 15 17 15 30 0 9-2 16-7 21s-10 9-15 11c-1 0-3 0-4 1-1 0-2 0-3 0v1c9 1 17 4 24 10 7 8 11 16 11 28s-4 21-10 27c-7 6-14 11-22 13-7 2-13 4-19 4-6 1-10 1-12 1h-2c-21 0-36-4-46-11-9-7-16-15-19-24-1-3-2-7-2-10-1-4-1-7-1-10h2zM353 159c-22 0-38-7-49-21-11-15-16-34-16-59 0-24 5-43 16-58 11-14 27-21 49-21h2c20 0 34 5 44 15 9 10 15 21 18 33 2 5 3 11 4 16 0 6 0 11 0 15s0 9 0 16c-1 5-2 11-4 17-3 11-9 22-18 32-10 10-24 15-44 15zM354 134c10 0 16-4 20-11 4-6 6-14 7-22 1-4 1-8 1-12s1-7 1-10-1-6-1-10c0-3 0-7-1-11-1-8-3-16-7-22-4-7-10-11-20-11-9 0-15 4-19 11-4 6-7 14-8 22 0 4 0 7-1 11 0 4 0 7 0 10s0 6 0 10c1 5 1 8 1 12 1 8 4 16 8 22 4 7 10 11 19 11z">
          <text:p/>
        </draw:path>
        <draw:line draw:style-name="gr10" draw:text-style-name="P6" draw:layer="layout" svg:x1="18.184cm" svg:y1="27.058cm" svg:x2="18.287cm" svg:y2="27.058cm">
          <text:p/>
        </draw:line>
        <draw:line draw:style-name="gr10" draw:text-style-name="P6" draw:layer="layout" svg:x1="18.184cm" svg:y1="26.088cm" svg:x2="18.287cm" svg:y2="26.088cm">
          <text:p/>
        </draw:line>
        <draw:line draw:style-name="gr10" draw:text-style-name="P6" draw:layer="layout" svg:x1="18.184cm" svg:y1="25.213cm" svg:x2="18.287cm" svg:y2="25.213cm">
          <text:p/>
        </draw:line>
        <draw:line draw:style-name="gr10" draw:text-style-name="P6" draw:layer="layout" svg:x1="18.184cm" svg:y1="24.337cm" svg:x2="18.287cm" svg:y2="24.337cm">
          <text:p/>
        </draw:line>
        <draw:line draw:style-name="gr10" draw:text-style-name="P6" draw:layer="layout" svg:x1="18.184cm" svg:y1="23.511cm" svg:x2="18.287cm" svg:y2="23.511cm">
          <text:p/>
        </draw:line>
        <draw:line draw:style-name="gr10" draw:text-style-name="P6" draw:layer="layout" svg:x1="18.184cm" svg:y1="22.782cm" svg:x2="18.287cm" svg:y2="22.782cm">
          <text:p/>
        </draw:line>
        <draw:line draw:style-name="gr10" draw:text-style-name="P6" draw:layer="layout" svg:x1="18.184cm" svg:y1="22.152cm" svg:x2="18.287cm" svg:y2="22.152cm">
          <text:p/>
        </draw:line>
        <draw:line draw:style-name="gr10" draw:text-style-name="P6" draw:layer="layout" svg:x1="18.184cm" svg:y1="21.472cm" svg:x2="18.287cm" svg:y2="21.472cm">
          <text:p/>
        </draw:line>
        <draw:line draw:style-name="gr10" draw:text-style-name="P6" draw:layer="layout" svg:x1="18.184cm" svg:y1="20.937cm" svg:x2="18.287cm" svg:y2="20.937cm">
          <text:p/>
        </draw:line>
        <draw:line draw:style-name="gr10" draw:text-style-name="P6" draw:layer="layout" svg:x1="18.184cm" svg:y1="20.404cm" svg:x2="18.287cm" svg:y2="20.404cm">
          <text:p/>
        </draw:line>
        <draw:line draw:style-name="gr10" draw:text-style-name="P6" draw:layer="layout" svg:x1="18.184cm" svg:y1="19.917cm" svg:x2="18.287cm" svg:y2="19.917cm">
          <text:p/>
        </draw:line>
        <draw:line draw:style-name="gr10" draw:text-style-name="P6" draw:layer="layout" svg:x1="18.184cm" svg:y1="19.431cm" svg:x2="18.287cm" svg:y2="19.431cm">
          <text:p/>
        </draw:line>
        <draw:line draw:style-name="gr10" draw:text-style-name="P6" draw:layer="layout" svg:x1="18.184cm" svg:y1="18.996cm" svg:x2="18.287cm" svg:y2="18.996cm">
          <text:p/>
        </draw:line>
        <draw:line draw:style-name="gr10" draw:text-style-name="P6" draw:layer="layout" svg:x1="18.184cm" svg:y1="18.604cm" svg:x2="18.287cm" svg:y2="18.604cm">
          <text:p/>
        </draw:line>
        <draw:line draw:style-name="gr10" draw:text-style-name="P6" draw:layer="layout" svg:x1="18.184cm" svg:y1="26.575cm" svg:x2="18.339cm" svg:y2="26.575cm">
          <text:p/>
        </draw:line>
        <draw:line draw:style-name="gr10" draw:text-style-name="P6" draw:layer="layout" svg:x1="18.184cm" svg:y1="25.647cm" svg:x2="18.339cm" svg:y2="25.647cm">
          <text:p/>
        </draw:line>
        <draw:line draw:style-name="gr10" draw:text-style-name="P6" draw:layer="layout" svg:x1="18.184cm" svg:y1="24.726cm" svg:x2="18.339cm" svg:y2="24.726cm">
          <text:p/>
        </draw:line>
        <draw:line draw:style-name="gr10" draw:text-style-name="P6" draw:layer="layout" svg:x1="18.184cm" svg:y1="23.951cm" svg:x2="18.339cm" svg:y2="23.951cm">
          <text:p/>
        </draw:line>
        <draw:line draw:style-name="gr10" draw:text-style-name="P6" draw:layer="layout" svg:x1="18.184cm" svg:y1="23.125cm" svg:x2="18.339cm" svg:y2="23.125cm">
          <text:p/>
        </draw:line>
        <draw:line draw:style-name="gr10" draw:text-style-name="P6" draw:layer="layout" svg:x1="18.184cm" svg:y1="22.443cm" svg:x2="18.339cm" svg:y2="22.443cm">
          <text:p/>
        </draw:line>
        <draw:line draw:style-name="gr10" draw:text-style-name="P6" draw:layer="layout" svg:x1="18.184cm" svg:y1="21.812cm" svg:x2="18.339cm" svg:y2="21.812cm">
          <text:p/>
        </draw:line>
        <draw:line draw:style-name="gr10" draw:text-style-name="P6" draw:layer="layout" svg:x1="18.184cm" svg:y1="21.179cm" svg:x2="18.339cm" svg:y2="21.179cm">
          <text:p/>
        </draw:line>
        <draw:line draw:style-name="gr10" draw:text-style-name="P6" draw:layer="layout" svg:x1="18.184cm" svg:y1="20.695cm" svg:x2="18.339cm" svg:y2="20.695cm">
          <text:p/>
        </draw:line>
        <draw:line draw:style-name="gr10" draw:text-style-name="P6" draw:layer="layout" svg:x1="18.184cm" svg:y1="20.159cm" svg:x2="18.339cm" svg:y2="20.159cm">
          <text:p/>
        </draw:line>
        <draw:line draw:style-name="gr10" draw:text-style-name="P6" draw:layer="layout" svg:x1="18.184cm" svg:y1="19.673cm" svg:x2="18.339cm" svg:y2="19.673cm">
          <text:p/>
        </draw:line>
        <draw:line draw:style-name="gr10" draw:text-style-name="P6" draw:layer="layout" svg:x1="18.184cm" svg:y1="19.186cm" svg:x2="18.339cm" svg:y2="19.186cm">
          <text:p/>
        </draw:line>
        <draw:line draw:style-name="gr10" draw:text-style-name="P6" draw:layer="layout" svg:x1="18.184cm" svg:y1="18.8cm" svg:x2="18.339cm" svg:y2="18.8cm">
          <text:p/>
        </draw:line>
        <draw:line draw:style-name="gr10" draw:text-style-name="P6" draw:layer="layout" svg:x1="18.184cm" svg:y1="18.408cm" svg:x2="18.339cm" svg:y2="18.408cm">
          <text:p/>
        </draw:line>
        <draw:line draw:style-name="gr10" draw:text-style-name="P6" draw:layer="layout" svg:x1="19.014cm" svg:y1="27.058cm" svg:x2="18.911cm" svg:y2="27.058cm">
          <text:p/>
        </draw:line>
        <draw:line draw:style-name="gr10" draw:text-style-name="P6" draw:layer="layout" svg:x1="19.014cm" svg:y1="26.088cm" svg:x2="18.911cm" svg:y2="26.088cm">
          <text:p/>
        </draw:line>
        <draw:line draw:style-name="gr10" draw:text-style-name="P6" draw:layer="layout" svg:x1="19.014cm" svg:y1="25.213cm" svg:x2="18.911cm" svg:y2="25.213cm">
          <text:p/>
        </draw:line>
        <draw:line draw:style-name="gr10" draw:text-style-name="P6" draw:layer="layout" svg:x1="19.014cm" svg:y1="24.337cm" svg:x2="18.911cm" svg:y2="24.337cm">
          <text:p/>
        </draw:line>
        <draw:line draw:style-name="gr10" draw:text-style-name="P6" draw:layer="layout" svg:x1="19.014cm" svg:y1="23.511cm" svg:x2="18.911cm" svg:y2="23.511cm">
          <text:p/>
        </draw:line>
        <draw:line draw:style-name="gr10" draw:text-style-name="P6" draw:layer="layout" svg:x1="19.014cm" svg:y1="22.782cm" svg:x2="18.911cm" svg:y2="22.782cm">
          <text:p/>
        </draw:line>
        <draw:line draw:style-name="gr10" draw:text-style-name="P6" draw:layer="layout" svg:x1="19.014cm" svg:y1="22.152cm" svg:x2="18.911cm" svg:y2="22.152cm">
          <text:p/>
        </draw:line>
        <draw:line draw:style-name="gr10" draw:text-style-name="P6" draw:layer="layout" svg:x1="19.014cm" svg:y1="21.472cm" svg:x2="18.911cm" svg:y2="21.472cm">
          <text:p/>
        </draw:line>
        <draw:line draw:style-name="gr10" draw:text-style-name="P6" draw:layer="layout" svg:x1="19.014cm" svg:y1="20.937cm" svg:x2="18.911cm" svg:y2="20.937cm">
          <text:p/>
        </draw:line>
        <draw:line draw:style-name="gr10" draw:text-style-name="P6" draw:layer="layout" svg:x1="19.014cm" svg:y1="20.404cm" svg:x2="18.911cm" svg:y2="20.404cm">
          <text:p/>
        </draw:line>
        <draw:line draw:style-name="gr10" draw:text-style-name="P6" draw:layer="layout" svg:x1="19.014cm" svg:y1="19.917cm" svg:x2="18.911cm" svg:y2="19.917cm">
          <text:p/>
        </draw:line>
        <draw:line draw:style-name="gr10" draw:text-style-name="P6" draw:layer="layout" svg:x1="19.014cm" svg:y1="19.431cm" svg:x2="18.911cm" svg:y2="19.431cm">
          <text:p/>
        </draw:line>
        <draw:line draw:style-name="gr10" draw:text-style-name="P6" draw:layer="layout" svg:x1="19.014cm" svg:y1="18.996cm" svg:x2="18.911cm" svg:y2="18.996cm">
          <text:p/>
        </draw:line>
        <draw:line draw:style-name="gr10" draw:text-style-name="P6" draw:layer="layout" svg:x1="19.014cm" svg:y1="18.604cm" svg:x2="18.911cm" svg:y2="18.604cm">
          <text:p/>
        </draw:line>
        <draw:line draw:style-name="gr10" draw:text-style-name="P6" draw:layer="layout" svg:x1="19.014cm" svg:y1="26.575cm" svg:x2="18.858cm" svg:y2="26.575cm">
          <text:p/>
        </draw:line>
        <draw:line draw:style-name="gr10" draw:text-style-name="P6" draw:layer="layout" svg:x1="19.014cm" svg:y1="25.647cm" svg:x2="18.858cm" svg:y2="25.647cm">
          <text:p/>
        </draw:line>
        <draw:line draw:style-name="gr10" draw:text-style-name="P6" draw:layer="layout" svg:x1="19.014cm" svg:y1="24.726cm" svg:x2="18.858cm" svg:y2="24.726cm">
          <text:p/>
        </draw:line>
        <draw:line draw:style-name="gr10" draw:text-style-name="P6" draw:layer="layout" svg:x1="19.014cm" svg:y1="23.951cm" svg:x2="18.858cm" svg:y2="23.951cm">
          <text:p/>
        </draw:line>
        <draw:line draw:style-name="gr10" draw:text-style-name="P6" draw:layer="layout" svg:x1="19.014cm" svg:y1="23.125cm" svg:x2="18.858cm" svg:y2="23.125cm">
          <text:p/>
        </draw:line>
        <draw:line draw:style-name="gr10" draw:text-style-name="P6" draw:layer="layout" svg:x1="19.014cm" svg:y1="22.443cm" svg:x2="18.858cm" svg:y2="22.443cm">
          <text:p/>
        </draw:line>
        <draw:line draw:style-name="gr10" draw:text-style-name="P6" draw:layer="layout" svg:x1="19.014cm" svg:y1="21.812cm" svg:x2="18.858cm" svg:y2="21.812cm">
          <text:p/>
        </draw:line>
        <draw:line draw:style-name="gr10" draw:text-style-name="P6" draw:layer="layout" svg:x1="19.014cm" svg:y1="21.179cm" svg:x2="18.858cm" svg:y2="21.179cm">
          <text:p/>
        </draw:line>
        <draw:line draw:style-name="gr10" draw:text-style-name="P6" draw:layer="layout" svg:x1="19.014cm" svg:y1="20.695cm" svg:x2="18.858cm" svg:y2="20.695cm">
          <text:p/>
        </draw:line>
        <draw:line draw:style-name="gr10" draw:text-style-name="P6" draw:layer="layout" svg:x1="19.014cm" svg:y1="20.159cm" svg:x2="18.858cm" svg:y2="20.159cm">
          <text:p/>
        </draw:line>
        <draw:line draw:style-name="gr10" draw:text-style-name="P6" draw:layer="layout" svg:x1="19.014cm" svg:y1="19.673cm" svg:x2="18.858cm" svg:y2="19.673cm">
          <text:p/>
        </draw:line>
        <draw:line draw:style-name="gr10" draw:text-style-name="P6" draw:layer="layout" svg:x1="19.014cm" svg:y1="19.186cm" svg:x2="18.858cm" svg:y2="19.186cm">
          <text:p/>
        </draw:line>
        <draw:line draw:style-name="gr10" draw:text-style-name="P6" draw:layer="layout" svg:x1="19.014cm" svg:y1="18.8cm" svg:x2="18.858cm" svg:y2="18.8cm">
          <text:p/>
        </draw:line>
        <draw:line draw:style-name="gr10" draw:text-style-name="P6" draw:layer="layout" svg:x1="19.014cm" svg:y1="18.408cm" svg:x2="18.858cm" svg:y2="18.408cm">
          <text:p/>
        </draw:line>
        <draw:path draw:style-name="gr7" draw:text-style-name="P5" draw:layer="layout" svg:width="0.151cm" svg:height="0.182cm" svg:x="18.526cm" svg:y="26.978cm" svg:viewBox="0 0 152 183" svg:d="M45 128v1 1c1 6 4 11 9 16s12 8 21 8 16-3 20-7c5-5 7-9 9-15 1-3 1-5 2-8 0-2 0-5 0-7 0-10-3-18-8-23s-11-8-17-9c-1-1-2-1-3-1s-1 0-2 0c-2 0-3 0-5 0-2 1-3 1-5 1-4 1-7 3-11 4-3 2-5 5-7 8h-3-42l12-97h3 122v31h-93l-5 37c6-4 13-7 20-8 7-2 14-3 23-3h2c18 0 34 5 47 16 12 11 18 26 18 45 0 18-6 34-19 46-14 12-33 18-58 18l-2 1c-23 0-40-5-51-14s-18-19-21-30c0-2 0-4-1-6 0-1 0-3 0-5h2z">
          <text:p/>
        </draw:path>
        <draw:path draw:style-name="gr7" draw:text-style-name="P5" draw:layer="layout" svg:width="0.313cm" svg:height="0.185cm" svg:x="18.456cm" svg:y="26.488cm" svg:viewBox="0 0 314 186" svg:d="M0 35h6c12 0 22-3 32-8 10-6 16-14 18-23h3 34v179h-3-45v-126h-45zM234 186c-25 0-44-9-57-25-13-17-19-39-19-68 0-28 6-51 19-68 13-16 32-25 57-25h3c23 0 39 6 50 18 11 11 18 24 22 38 2 7 3 13 4 19 1 7 1 13 1 18s0 12-1 18-2 13-4 19c-4 14-11 27-22 39-11 11-27 17-50 17zM236 157c11-1 18-5 23-13 4-8 7-17 8-26 1-4 1-9 1-13 0-5 0-9 0-12 0-4 0-8 0-12s0-8-1-13c-1-9-4-18-8-26-5-8-12-12-23-12s-19 4-23 12c-5 8-8 17-9 26 0 4-1 9-1 13s0 8 0 12c0 3 0 7 0 12s1 9 1 13c1 10 4 18 9 26 4 8 12 12 23 13z">
          <text:p/>
        </draw:path>
        <draw:path draw:style-name="gr7" draw:text-style-name="P5" draw:layer="layout" svg:width="0.311cm" svg:height="0.181cm" svg:x="18.456cm" svg:y="26.005cm" svg:viewBox="0 0 312 182" svg:d="M0 32h6c12 0 22-3 32-9s16-13 18-23h3 33v179h-2-45v-126h-45zM204 126c0 1 0 1 0 1 0 1 0 1 0 1 1 6 4 12 9 17 5 6 12 8 21 9 9-1 16-3 20-8 5-5 8-10 9-15 1-3 2-6 2-8 0-3 0-5 0-7 0-11-2-18-8-24-5-5-11-8-17-9-1 0-2 0-3 0 0 0-1 0-2 0-2 0-3 0-5 0-1 0-3 1-5 1-3 1-7 2-10 4-4 2-6 4-8 7h-2-43l13-95h2 123v31h-94l-5 37c7-4 13-7 20-9 7-1 15-2 23-2h3c18 0 33 5 45 15 14 11 20 26 20 45 0 18-7 34-21 47-12 12-31 18-56 18h-3c-23 0-40-4-51-13s-17-20-20-31c-1-2-1-4-1-6-1-2-1-4-1-6h2z">
          <text:p/>
        </draw:path>
        <draw:path draw:style-name="gr7" draw:text-style-name="P5" draw:layer="layout" svg:width="0.331cm" svg:height="0.185cm" svg:x="18.438cm" svg:y="25.567cm" svg:viewBox="0 0 332 186" svg:d="M149 182h-3-145v-7c0-10 1-19 5-26s10-14 18-21c5-5 11-9 17-13 7-5 14-9 23-14 5-3 10-7 15-9 4-3 8-6 11-9 5-4 8-7 10-12 3-4 4-9 4-14 0-10-3-16-8-20s-10-7-16-8c-1 0-2 0-3 0 0 0-1 0-2 0-9 0-16 3-22 7-6 5-9 13-9 23v7h-3-41v-6c0-3 0-7 1-11 0-4 1-8 3-12 4-9 11-18 22-26 10-8 27-11 49-11h3c18 0 35 4 49 12 15 8 22 22 22 42 0 15-4 26-11 35-8 9-16 16-26 21-2 2-5 4-7 5-3 1-5 3-8 4-7 4-13 8-18 11s-9 5-13 8c-2 2-4 4-6 6-1 2-3 4-4 6h93zM252 186c-25-1-44-9-58-26-13-16-19-39-19-67s6-51 19-68c14-17 33-25 58-25h3c23 0 39 6 50 17 11 12 18 25 22 40 2 6 3 13 4 19 0 6 1 12 1 17s-1 11-1 17c-1 7-2 13-4 20-4 14-11 27-22 38-11 12-27 17-50 17zM254 156c10 0 18-4 23-12 4-8 7-17 8-27 1-4 1-8 1-12s0-8 0-12c0-3 0-7 0-11s0-9-1-13c-1-10-4-19-8-27-5-8-13-13-23-13-11 0-19 5-23 13-5 8-8 17-9 27-1 4-1 8-1 13 0 4 0 8 0 11 0 4 0 8 0 12s0 8 1 13c1 9 4 18 9 26 4 8 12 12 23 12z">
          <text:p/>
        </draw:path>
        <draw:path draw:style-name="gr7" draw:text-style-name="P5" draw:layer="layout" svg:width="0.335cm" svg:height="0.184cm" svg:x="18.434cm" svg:y="24.643cm" svg:viewBox="0 0 336 185" svg:d="M44 121c0 2 1 4 1 6s0 4 1 6c1 6 5 11 10 15 4 5 12 7 22 8 10-1 18-3 23-9 6-5 8-11 8-18 0-8-2-13-5-17-4-3-8-5-12-7-2-1-5-1-7-1-2-1-4-1-6-1h-18v-29h14c1 0 3 0 6 0s5-1 8-1c4-1 8-4 12-7 3-3 5-8 5-14 0-2-1-3-1-5 0-1-1-3-2-5-1-3-4-6-8-9-4-2-11-4-19-4-1 0-2 0-4 0-1 0-2 1-4 1-5 1-10 4-14 8-5 5-7 13-7 24h-3-40c0-4 1-8 1-12 1-4 2-9 3-13 4-10 11-18 21-26 10-7 26-11 48-11h3c22 0 39 4 51 13 11 9 17 21 17 35 0 11-3 19-8 25-6 6-12 10-18 13-2 0-3 0-4 1-1 0-3 0-4 1 11 1 20 5 28 12 8 9 12 19 12 32 0 14-4 25-11 32-8 7-17 12-26 16-8 2-15 3-22 4s-12 1-14 1h-3c-24 0-41-4-53-13-11-8-18-17-22-27-1-4-2-9-3-13 0-4 0-8 0-11h2zM256 185c-25 0-44-8-57-25s-19-39-19-68c0-28 6-50 19-67s32-25 57-25h3c23 0 39 5 50 17s18 24 22 38c2 7 3 13 4 20 1 6 1 12 1 17s0 11-1 18-2 13-4 20c-4 14-11 26-22 38-11 11-27 17-50 17zM258 156c11 0 18-4 23-12 4-8 7-17 8-27 1-4 1-8 1-14 0-4 0-8 0-11 0-4 0-7 0-12 0-4 0-8-1-12-1-10-4-19-8-27-5-8-12-12-23-12s-19 4-23 12c-5 8-8 17-9 26 0 5-1 9-1 13 0 5 0 8 0 12 0 3 0 7 0 12s1 9 1 13c1 10 4 19 9 27 4 8 12 12 23 12z">
          <text:p/>
        </draw:path>
        <draw:path draw:style-name="gr7" draw:text-style-name="P5" draw:layer="layout" svg:width="0.337cm" svg:height="0.185cm" svg:x="18.432cm" svg:y="23.865cm" svg:viewBox="0 0 338 186" svg:d="M0 141v-31l90-107h3 41v107h27v31h-27v41h-3-43v-41zM90 110v-64l-53 64zM258 186c-25 0-45-9-58-25-13-18-19-41-19-69s6-50 19-67 33-25 58-25h3c23 0 39 6 50 17 11 12 18 25 22 39 2 6 3 13 4 19 1 7 1 12 1 17 0 6 0 11-1 18-1 6-2 13-4 19-4 14-11 28-22 39-11 12-27 18-50 18zM260 157c11-1 18-5 23-14 4-8 7-17 8-26 1-5 1-9 1-13s0-8 0-12c0-3 0-7 0-11s0-8-1-13c-1-9-4-18-8-26-5-8-12-12-23-13-11 1-19 5-23 13-5 8-8 17-9 26 0 4-1 9-1 13s0 8 0 11c0 4 0 8 0 12s1 9 1 13c1 9 4 18 9 26 4 9 12 13 23 14z">
          <text:p/>
        </draw:path>
        <draw:path draw:style-name="gr7" draw:text-style-name="P5" draw:layer="layout" svg:width="0.332cm" svg:height="0.184cm" svg:x="18.437cm" svg:y="23.039cm" svg:viewBox="0 0 333 185" svg:d="M44 130c0 1 0 1 1 1 0 1 0 1 0 1 1 6 4 12 9 17 4 5 12 7 21 8 9-1 16-3 20-7 4-5 7-10 9-15 1-3 1-6 2-8 0-3 0-5 0-7 0-11-3-18-8-23-5-6-11-9-17-10-1 0-2 0-3 0s-1 0-2 0c-2 0-3 0-5 0s-3 1-5 1c-4 1-7 2-11 4-3 2-6 4-7 8h-3-42l12-97h3 121v31h-92l-5 38c6-4 13-7 20-9 7-1 14-2 23-2h2c18 0 34 5 46 15 12 11 18 26 18 45 0 18-6 33-19 46-13 12-32 18-57 18h-2c-23 0-40-4-51-13s-18-19-21-30c0-2-1-4-1-6s0-4 0-6h2zM252 185c-25 0-44-8-57-25s-19-39-19-67 6-51 19-68 32-25 57-25h3c23 0 39 5 50 17s19 24 23 39c2 7 3 13 4 20 1 6 1 12 1 17s0 11-1 17c-1 7-2 13-4 20-4 14-12 26-23 38-11 11-27 17-50 17zM254 156c11 0 18-4 23-12 4-8 7-17 8-27 1-4 1-8 1-12 0-5 0-8 0-12 0-3 0-7 0-11 0-5 0-9-1-13-1-10-4-20-8-28-5-8-12-12-23-12s-19 4-23 12c-5 8-8 18-9 28 0 4-1 8-1 12 0 5 0 9 0 12 0 4 0 7 0 12 0 4 1 8 1 13 1 9 4 18 9 26 4 8 12 12 23 12z">
          <text:p/>
        </draw:path>
        <draw:path draw:style-name="gr7" draw:text-style-name="P5" draw:layer="layout" svg:width="0.333cm" svg:height="0.185cm" svg:x="18.436cm" svg:y="22.359cm" svg:viewBox="0 0 334 186" svg:d="M111 45c-2-5-6-9-11-11-6-3-12-4-19-4h-1c-11 0-20 4-25 12-6 7-10 18-11 31 6-5 12-8 19-11 7-2 14-3 21-3h3c17 0 33 5 47 15 13 10 20 26 20 46 0 3 0 7-1 12-1 4-2 9-3 13-4 10-11 19-21 27-10 10-26 14-47 14h-2c-24 0-43-7-54-18s-18-24-22-37c-2-7-3-14-3-20-1-7-1-12-1-18 0-26 6-48 19-66 12-18 34-27 62-27h3c17 0 30 3 39 9 10 5 17 12 21 18 2 4 4 7 5 10 2 3 2 6 3 8h-3zM44 120c0 10 4 19 10 25 6 7 15 10 25 11 9-1 17-4 24-10 6-6 9-14 9-25 0-10-3-18-9-24-6-7-14-10-25-10-1 0-2 0-3 0-2 0-3 0-4 1-7 1-13 4-18 9-6 5-9 13-9 23zM254 186c-25 0-44-10-57-26-13-17-19-40-19-68 0-27 6-50 19-67 13-16 32-25 57-25h3c23 0 40 6 50 18 11 11 19 24 22 38 2 6 3 13 4 19 1 7 1 12 1 17 0 6 0 11-1 18-1 6-2 13-4 19-3 14-11 27-22 38-10 12-27 19-50 19zM256 156c11-1 18-5 23-13 4-8 7-17 8-26 1-5 1-9 1-13 1-4 1-8 1-12 0-3 0-7-1-11 0-4 0-8-1-13-1-9-4-18-8-26-5-8-12-12-23-13-11 1-19 5-23 13-5 8-8 17-9 26 0 4-1 9-1 13s0 8 0 11c0 4 0 8 0 12s1 9 1 13c1 9 4 18 9 26 4 8 12 12 23 13z">
          <text:p/>
        </draw:path>
        <draw:path draw:style-name="gr7" draw:text-style-name="P5" draw:layer="layout" svg:width="0.337cm" svg:height="0.184cm" svg:x="18.432cm" svg:y="21.729cm" svg:viewBox="0 0 338 185" svg:d="M0 3h3 157v29c-1 1-5 5-12 12-7 6-14 15-22 26-4 6-8 11-11 16-3 6-7 12-9 18-7 14-11 27-14 40s-5 25-5 38h-3-47c1-11 2-21 5-31 3-9 6-18 9-26 1-3 2-5 3-8 1-2 2-5 3-7 6-13 14-25 24-38 9-12 19-23 29-32 0-1 1-2 2-2 0-1 1-1 2-2h-114zM258 185c-25 0-45-8-58-25s-19-39-19-67c0-29 6-52 19-68 13-17 33-25 58-25h3c23 0 39 5 50 17s18 24 22 38c2 7 3 13 4 20s1 13 1 18 0 11-1 17c-1 7-2 13-4 20-4 14-11 26-22 38-11 11-27 17-50 17zM260 156c11 0 18-4 23-12 4-8 7-17 8-27 1-4 1-8 1-13 0-4 0-8 0-11 0-4 0-7 0-12 0-4 0-9-1-13-1-10-4-19-8-27-5-8-12-12-23-12s-19 4-23 12c-5 8-8 17-9 26 0 5-1 10-1 14s0 8 0 12c0 3 0 7 0 12 0 4 1 8 1 12 1 10 4 19 9 27 4 8 12 12 23 12z">
          <text:p/>
        </draw:path>
        <draw:path draw:style-name="gr7" draw:text-style-name="P5" draw:layer="layout" svg:width="0.335cm" svg:height="0.185cm" svg:x="18.434cm" svg:y="21.095cm" svg:viewBox="0 0 336 186" svg:d="M77 186c0-1-1-1-2-1s-2 0-3 0c-3 0-6 0-9 0s-6-1-9-1c-14-2-26-7-37-15s-17-21-17-38c0-12 3-22 10-29 6-7 14-12 24-15-9-3-16-8-21-15-4-7-7-15-7-24 0-12 6-23 16-33 11-10 29-15 55-15h3c1 0 3 0 5 0s4 1 5 1c16 1 30 5 43 12 12 7 19 19 19 35 0 11-3 19-8 25-6 7-12 11-20 14 10 3 18 8 24 15 7 7 10 17 10 29 0 17-6 30-17 38s-24 13-39 15c-3 1-6 1-9 1s-6 0-9 0l-2 1c-1-1-1-1-1-1-1 0-1 0-2 0h-1-1zM78 155h1c2 0 3 0 5 0s4 0 5-1c6-1 12-4 17-8s8-10 8-19c0-1 0-3-1-4 0-2 0-4-1-5-1-5-5-9-11-13-4-4-12-6-23-6-10 0-18 2-22 6-5 4-9 8-10 13-1 1-1 3-1 5-1 1-1 3-1 4 0 9 3 15 8 19 4 4 10 7 16 8 2 1 3 1 5 1s4 0 5 0zM78 75c2 0 4 0 6 0s4-1 6-2c5-1 9-3 14-7 4-3 6-8 6-15 0-6-2-10-5-13-4-4-8-6-12-7-3-1-6-2-9-2-2 0-4-1-6-1-1 0-3 1-6 1-2 0-5 1-8 2-4 1-7 3-11 6-3 3-5 8-5 14 0 7 2 12 6 16 4 3 8 6 13 7 2 0 4 1 6 1s4 0 5 0zM256 186c-25 0-44-9-57-26s-19-40-19-68 6-50 19-67 32-25 57-25h3c23 0 39 6 50 17 11 12 18 25 22 39 2 6 3 13 4 19 1 7 1 12 1 17 0 6 0 11-1 18-1 6-2 13-4 19-4 14-11 27-22 39s-27 18-50 18zM258 156c11-1 18-5 23-13 4-8 7-17 8-26 1-5 1-9 1-13s0-8 0-12c0-3 0-7 0-11s0-9-1-13c-1-9-4-18-8-26-5-8-12-12-23-13-11 1-19 5-23 13-5 8-8 16-9 26 0 4-1 9-1 13s0 8 0 11c0 4 0 8 0 12s1 9 1 13c1 9 4 18 9 26 4 8 12 12 23 13z">
          <text:p/>
        </draw:path>
        <draw:path draw:style-name="gr7" draw:text-style-name="P5" draw:layer="layout" svg:width="0.333cm" svg:height="0.185cm" svg:x="18.436cm" svg:y="20.611cm" svg:viewBox="0 0 334 186" svg:d="M45 141c3 6 7 10 12 12s11 4 18 4c2 0 4 0 6-1 3 0 5-1 8-2 5-2 9-6 13-12 5-6 7-16 8-28-3 3-6 5-10 7-3 2-7 3-11 4-3 1-6 2-9 2s-6 0-9 0h-3c-18 0-34-5-48-15-13-10-20-26-20-46 0-1 0-2 0-3s0-1 0-2c1-15 7-29 18-42 11-12 31-18 56-18h3c23 0 41 5 51 16 11 11 18 22 22 35 2 7 3 14 3 20 1 6 1 12 1 18 0 27-6 50-19 68-12 19-33 28-61 28h-2c-17 0-31-3-40-8-9-6-16-12-20-19-2-3-4-6-6-9-1-4-2-7-2-9h2zM110 65c0-2 0-4 0-7-1-2-2-5-3-8-2-5-5-10-10-14s-12-6-21-6-17 3-24 9-10 15-10 26c0 9 3 17 10 25 6 6 14 10 24 10s18-3 25-9c6-7 9-15 9-26zM254 186c-25 0-44-9-57-25-13-17-19-39-19-67 0-29 6-52 19-69 13-16 32-25 57-25h3c23 0 40 6 50 18 11 11 19 24 22 38 2 7 3 13 4 19 1 7 1 13 1 19 0 5 0 11-1 17s-2 13-4 19c-3 14-11 27-22 39-10 11-27 17-50 17zM256 157c11-1 18-5 23-13 4-8 7-17 8-26 1-4 1-9 1-13 1-4 1-8 1-11 0-5 0-9-1-13 0-4 0-8-1-13-1-9-4-18-8-26-5-8-12-12-23-12s-19 4-23 12c-5 8-8 17-9 26 0 4-1 9-1 13s0 8 0 13c0 3 0 7 0 11 0 5 1 9 1 13 1 10 4 18 9 26 4 8 12 12 23 13z">
          <text:p/>
        </draw:path>
        <draw:path draw:style-name="gr7" draw:text-style-name="P5" draw:layer="layout" svg:width="0.42cm" svg:height="0.158cm" svg:x="18.401cm" svg:y="20.102cm" svg:viewBox="0 0 421 159" svg:d="M0 30h5c10 0 19-3 27-8 9-5 14-11 16-20h2 29v154h-2-39v-107h-38zM199 159c-21 0-38-7-49-22-11-14-16-33-16-57s5-44 16-59c11-14 28-21 49-21h3c19 0 34 5 43 15 9 9 15 20 19 33 1 6 2 12 3 17 0 5 1 10 1 15 0 4-1 9-1 15-1 5-2 11-3 16-4 12-10 23-19 33s-24 15-43 15zM201 134c9 0 16-4 19-11 4-7 7-14 8-22 0-4 1-8 1-11 0-4 0-7 0-10s0-7 0-10c0-4-1-7-1-11-1-8-4-17-8-24-3-6-10-10-19-10-10 0-16 4-20 10-4 7-6 16-7 24-1 4-1 7-1 11-1 3-1 7-1 10s0 6 1 10c0 3 0 7 1 11 1 8 3 15 7 22s10 11 20 11zM353 159c-22 0-38-7-49-22-11-14-18-33-18-57s7-44 18-59c11-14 27-21 49-21h2c20 0 34 5 44 15 9 9 15 20 18 33 2 6 3 12 4 17 0 5 0 10 0 15 0 4 0 9 0 15-1 5-2 11-4 16-3 12-9 23-18 33-10 10-24 15-44 15zM354 134c10 0 16-4 20-11s6-14 7-22c1-4 1-8 1-11 0-4 0-7 0-10s0-7 0-10c0-4 0-7-1-11-1-8-3-17-7-24-4-6-10-10-20-10-9 0-16 4-19 10-4 7-7 16-8 24 0 4 0 7-1 11 0 3 0 7 0 10s0 6 0 10c1 3 1 7 1 11 1 8 4 15 8 22 3 7 10 11 19 11z">
          <text:p/>
        </draw:path>
        <draw:path draw:style-name="gr7" draw:text-style-name="P5" draw:layer="layout" svg:width="0.42cm" svg:height="0.158cm" svg:x="18.401cm" svg:y="19.618cm" svg:viewBox="0 0 421 159" svg:d="M0 30h5c9 0 19-3 27-7 9-5 14-12 16-20h2 29v153h-3-38v-108h-38zM153 30h5c9 0 19-3 27-7 9-5 14-12 16-20h2 29v153h-3-38v-108h-38zM353 159c-22 0-38-7-49-21-11-15-17-34-17-58s6-44 17-59c11-14 27-21 49-21h2c20 0 34 5 44 15 9 10 15 21 18 33 2 6 3 12 4 17 0 6 0 11 0 15s0 9 0 15c-1 5-2 11-4 17-3 11-9 22-18 32-10 10-24 15-44 15zM354 134c10 0 16-4 20-11 4-6 6-14 7-22 1-4 1-8 1-11 0-4 1-7 1-10s-1-6-1-10c0-3 0-7-1-11-1-9-3-17-7-23-4-7-10-11-20-11-9 0-15 4-19 11-4 6-7 14-8 23 0 4 0 7-1 11 0 4 0 7 0 10s0 6 0 10c1 4 1 7 1 11 1 8 4 16 8 22 4 7 10 11 19 11z">
          <text:p/>
        </draw:path>
        <draw:path draw:style-name="gr7" draw:text-style-name="P5" draw:layer="layout" svg:width="0.42cm" svg:height="0.159cm" svg:x="18.401cm" svg:y="19.131cm" svg:viewBox="0 0 421 160" svg:d="M0 30h5c10 0 19-2 27-7 9-5 14-12 16-20h2 29v154h-2-39v-108h-38zM265 157h-3-125v-6c0-9 2-16 5-23 4-6 9-12 16-18 4-4 9-7 14-11 6-4 12-8 19-12 5-3 9-6 13-8s7-5 10-7c4-3 7-8 9-11 2-4 3-8 3-13 0-7-2-13-7-16-4-4-8-6-14-6 0-1-1-1-2-1s-1 0-2 0c-7 0-14 2-19 7-5 4-8 10-8 18v6h-2-35v-5c0-2 0-6 0-9 1-3 2-6 3-10 3-8 10-15 19-22s23-10 42-10h3c15 0 29 4 42 11 12 7 19 19 19 36 0 12-4 22-10 30-7 7-14 13-22 18-2 2-4 3-7 4-2 1-4 3-6 4-6 3-11 6-16 9-4 2-8 5-10 7s-4 3-6 5c-1 2-2 3-3 5h80zM353 160c-22-1-38-8-49-22s-18-34-18-58c0-25 7-44 18-58 11-15 27-22 49-22h2c20 0 34 5 44 15 9 10 15 21 18 33 2 6 3 11 4 17 0 6 0 11 0 15 0 5 0 10 0 15-1 6-2 11-4 17-3 12-9 23-18 33-10 9-24 14-44 14zM354 135c10-1 16-4 20-11s6-15 7-23c1-3 1-7 1-11 0-3 0-7 0-10s0-6 0-9c0-4 0-9-1-12-1-9-3-16-7-23s-10-10-20-11c-9 1-16 4-19 11-4 7-7 14-8 22 0 4 0 9-1 12 0 4 0 7 0 10s0 7 0 10c1 4 1 8 1 11 1 9 4 16 8 23 3 7 10 10 19 11z">
          <text:p/>
        </draw:path>
        <draw:path draw:style-name="gr7" draw:text-style-name="P5" draw:layer="layout" svg:width="0.42cm" svg:height="0.158cm" svg:x="18.401cm" svg:y="18.74cm" svg:viewBox="0 0 421 159" svg:d="M0 30h5c9 0 19-3 27-8 9-5 14-11 16-19h2 29v153h-3-38v-108h-38zM171 103c0 1 1 3 1 5s0 3 1 5c1 5 4 9 8 13s11 6 19 7c9-1 16-3 20-7 5-5 7-10 7-17 0-6-2-11-5-14-3-2-6-4-10-5-2-1-4-1-6-1-1 0-3 0-4 0h-17v-25h13c1 0 3 0 5-1 2 0 4 0 7-1s7-2 10-5c2-3 4-7 4-13 0-1 0-2 0-3-1-2-1-3-2-5-1-3-4-5-7-7-4-3-9-4-16-4-1 0-2 0-3 0-2 0-3 0-4 1-5 1-9 3-13 7-3 4-5 10-5 20h-3-34c0-3 0-6 1-10 0-4 1-8 3-11 3-8 9-16 17-22 9-7 23-10 42-10h2c19 0 34 4 43 11 10 8 15 18 15 30 0 10-2 17-7 22s-10 8-15 10c-1 1-3 1-4 1-1 1-2 1-3 1v1c9 0 17 4 24 10s11 15 11 27-4 21-10 27c-7 7-14 11-22 14-7 2-13 3-19 4-6 0-10 1-12 1h-2c-21 0-36-4-46-11-9-8-16-16-19-25-1-3-2-7-2-10-1-4-1-7-1-10h2zM353 159c-22 0-38-7-49-23-11-14-17-33-17-57s6-43 17-58c11-14 27-21 49-21h2c20 0 34 5 44 15 9 9 15 20 18 32 2 6 3 12 4 17 0 5 0 10 0 15 0 4 0 9 0 15-1 5-2 11-4 16-3 12-9 23-18 34-10 10-24 15-44 15zM354 133c10 0 16-4 20-11s6-14 7-22c1-4 1-8 1-11 0-4 1-7 1-10s-1-6-1-10 0-7-1-11c-1-8-3-16-7-23-4-6-10-10-20-10-9 0-15 4-19 10-4 7-7 15-8 23 0 4 0 7-1 11 0 3 0 7 0 10s0 6 0 10c1 3 1 7 1 11 1 8 4 15 8 22s10 11 19 11z">
          <text:p/>
        </draw:path>
        <draw:path draw:style-name="gr7" draw:text-style-name="P5" draw:layer="layout" svg:width="0.42cm" svg:height="0.158cm" svg:x="18.401cm" svg:y="18.305cm" svg:viewBox="0 0 421 159" svg:d="M0 30h5c9 0 19-3 27-7 9-5 14-12 16-20h2 29v153h-3-38v-108h-38zM132 122v-28l77-91h2 36v91h22v28h-22v34h-3-37v-34zM209 94v-54l-46 54zM353 159c-22 0-38-7-49-22-11-14-17-33-17-58 0-24 6-43 17-58 11-14 27-21 49-21h2c20 0 34 5 44 15 9 10 15 21 18 33 2 5 3 11 4 16 0 6 0 11 0 15s0 9 0 15c-1 5-2 12-4 17-3 12-9 23-18 33-10 10-24 15-44 15zM354 134c10 0 16-4 20-11 4-6 6-14 7-23 1-4 1-8 1-11 0-4 1-7 1-10s-1-6-1-10c0-3 0-7-1-11-1-8-3-16-7-22-4-7-10-11-20-11-9 0-15 4-19 11-4 6-7 14-8 22 0 4 0 7-1 11 0 4 0 7 0 10s0 6 0 10c1 4 1 7 1 11 1 9 4 17 8 23 4 7 10 11 19 11z">
          <text:p/>
        </draw:path>
        <draw:polygon draw:style-name="gr6" draw:text-style-name="P5" draw:layer="layout" svg:width="0.18cm" svg:height="0.22cm" svg:x="10.738cm" svg:y="17.619cm" svg:viewBox="0 0 181 221" draw:points="31,27 31,221 0,221 0,0 181,0 181,221 150,221 150,27">
          <text:p/>
        </draw:polygon>
        <draw:path draw:style-name="gr6" draw:text-style-name="P5" draw:layer="layout" svg:width="0.204cm" svg:height="0.22cm" svg:x="11.759cm" svg:y="17.625cm" svg:viewBox="0 0 205 221" svg:d="M0 220v-26c17 4 30-1 40-15s16-42 18-83l2-96h145v220h-32v-193h-84l-2 75c-2 45-9 77-22 94-8 11-17 18-28 21-11 4-23 5-37 3z">
          <text:p/>
        </draw:path>
        <draw:polygon draw:style-name="gr6" draw:text-style-name="P5" draw:layer="layout" svg:width="0.181cm" svg:height="0.22cm" svg:x="12.186cm" svg:y="17.619cm" svg:viewBox="0 0 182 221" draw:points="32,27 32,221 0,221 0,0 182,0 182,221 151,221 151,27">
          <text:p/>
        </draw:polygon>
        <draw:path draw:style-name="gr6" draw:text-style-name="P5" draw:layer="layout" svg:width="0.204cm" svg:height="0.22cm" svg:x="13.207cm" svg:y="17.625cm" svg:viewBox="0 0 205 221" svg:d="M0 220v-26c17 4 30-1 40-15s16-42 18-83l2-96h145v220h-31v-193h-85l-2 75c-1 45-9 77-22 94-8 11-17 18-28 21-10 4-23 5-37 3z">
          <text:p/>
        </draw:path>
        <draw:polygon draw:style-name="gr6" draw:text-style-name="P5" draw:layer="layout" svg:width="0.18cm" svg:height="0.22cm" svg:x="13.635cm" svg:y="17.619cm" svg:viewBox="0 0 181 221" draw:points="31,27 31,221 0,221 0,0 181,0 181,221 150,221 150,27">
          <text:p/>
        </draw:polygon>
        <draw:path draw:style-name="gr6" draw:text-style-name="P5" draw:layer="layout" svg:width="0.204cm" svg:height="0.22cm" svg:x="14.655cm" svg:y="17.625cm" svg:viewBox="0 0 205 221" svg:d="M0 220v-26c17 4 30-1 40-15 11-14 16-42 18-83l2-96h145v220h-31v-193h-85l-2 75c-1 45-9 77-21 94-8 11-18 18-28 21-11 4-24 5-38 3z">
          <text:p/>
        </draw:path>
        <draw:polygon draw:style-name="gr6" draw:text-style-name="P5" draw:layer="layout" svg:width="0.18cm" svg:height="0.22cm" svg:x="15.083cm" svg:y="17.619cm" svg:viewBox="0 0 181 221" draw:points="31,27 31,221 0,221 0,0 181,0 181,221 150,221 150,27">
          <text:p/>
        </draw:polygon>
        <draw:path draw:style-name="gr6" draw:text-style-name="P5" draw:layer="layout" svg:width="0.204cm" svg:height="0.22cm" svg:x="16.103cm" svg:y="17.625cm" svg:viewBox="0 0 205 221" svg:d="M0 220v-26c17 4 31-1 41-15s16-42 17-83l2-96h145v220h-31v-193h-85l-2 75c-1 45-8 77-21 94-8 11-18 18-28 21-11 4-23 5-38 3z">
          <text:p/>
        </draw:path>
        <draw:polygon draw:style-name="gr6" draw:text-style-name="P5" draw:layer="layout" svg:width="0.18cm" svg:height="0.22cm" svg:x="16.531cm" svg:y="17.619cm" svg:viewBox="0 0 181 221" draw:points="31,27 31,221 0,221 0,0 181,0 181,221 150,221 150,27">
          <text:p/>
        </draw:polygon>
        <draw:path draw:style-name="gr6" draw:text-style-name="P5" draw:layer="layout" svg:width="0.204cm" svg:height="0.22cm" svg:x="17.552cm" svg:y="17.625cm" svg:viewBox="0 0 205 221" svg:d="M0 220v-26c16 4 30-1 40-15s16-42 17-83l2-96h146v220h-32v-193h-84l-2 75c-2 45-9 77-22 94-8 11-17 18-28 21-11 4-23 5-37 3z">
          <text:p/>
        </draw:path>
        <draw:polygon draw:style-name="gr6" draw:text-style-name="P5" draw:layer="layout" svg:width="0.18cm" svg:height="0.22cm" svg:x="17.991cm" svg:y="17.619cm" svg:viewBox="0 0 181 221" draw:points="31,27 31,221 0,221 0,0 181,0 181,221 150,221 150,27">
          <text:p/>
        </draw:polygon>
        <draw:path draw:style-name="gr6" draw:text-style-name="P5" draw:layer="layout" svg:width="0.204cm" svg:height="0.22cm" svg:x="19.011cm" svg:y="17.625cm" svg:viewBox="0 0 205 221" svg:d="M0 220v-26c17 4 30-1 41-15 10-14 16-42 17-83l2-96h145v220h-31v-193h-84l-2 75c-1 45-8 77-21 94-9 11-19 18-29 21-11 4-24 5-38 3z">
          <text:p/>
        </draw:path>
        <draw:polygon draw:style-name="gr6" draw:text-style-name="P5" draw:layer="layout" svg:width="0.145cm" svg:height="0.159cm" svg:x="17.951cm" svg:y="27.623cm" svg:viewBox="0 0 146 160" draw:points="29,19 29,160 0,160 0,0 146,0 146,160 115,160 115,19">
          <text:p/>
        </draw:polygon>
        <draw:path draw:style-name="gr6" draw:text-style-name="P5" draw:layer="layout" svg:width="0.16cm" svg:height="0.159cm" svg:x="19.082cm" svg:y="27.617cm" svg:viewBox="0 0 161 160" svg:d="M0 160v-20c15 2 26-3 33-16 4-9 8-30 9-64l1-60h118v160h-29v-141h-61l-1 41c-1 22-2 39-4 50-1 11-4 21-8 28-6 10-15 16-27 19-11 3-21 4-31 3z">
          <text:p/>
        </draw:path>
        <draw:polygon draw:style-name="gr6" draw:text-style-name="P5" draw:layer="layout" svg:width="0.145cm" svg:height="0.159cm" svg:x="16.506cm" svg:y="27.623cm" svg:viewBox="0 0 146 160" draw:points="29,19 29,160 0,160 0,0 146,0 146,160 115,160 115,19">
          <text:p/>
        </draw:polygon>
        <draw:path draw:style-name="gr6" draw:text-style-name="P5" draw:layer="layout" svg:width="0.16cm" svg:height="0.159cm" svg:x="17.637cm" svg:y="27.617cm" svg:viewBox="0 0 161 160" svg:d="M0 160v-20c15 2 26-3 32-16 5-9 7-30 9-64l1-60h119v160h-30v-141h-61v41c-1 22-2 39-4 50-1 11-4 21-9 28-6 10-15 16-26 19s-22 4-31 3z">
          <text:p/>
        </draw:path>
        <draw:polygon draw:style-name="gr6" draw:text-style-name="P5" draw:layer="layout" svg:width="0.145cm" svg:height="0.159cm" svg:x="15.049cm" svg:y="27.623cm" svg:viewBox="0 0 146 160" draw:points="29,19 29,160 0,160 0,0 146,0 146,160 115,160 115,19">
          <text:p/>
        </draw:polygon>
        <draw:path draw:style-name="gr6" draw:text-style-name="P5" draw:layer="layout" svg:width="0.16cm" svg:height="0.159cm" svg:x="16.18cm" svg:y="27.617cm" svg:viewBox="0 0 161 160" svg:d="M0 160v-20c15 2 26-3 32-16 5-9 8-30 9-64l1-60h119v160h-29v-141h-61l-1 41c-1 22-2 39-4 50-1 11-4 21-10 28-6 10-14 16-25 19s-22 4-31 3z">
          <text:p/>
        </draw:path>
        <draw:polygon draw:style-name="gr6" draw:text-style-name="P5" draw:layer="layout" svg:width="0.145cm" svg:height="0.159cm" svg:x="13.592cm" svg:y="27.623cm" svg:viewBox="0 0 146 160" draw:points="30,19 30,160 0,160 0,0 146,0 146,160 116,160 116,19">
          <text:p/>
        </draw:polygon>
        <draw:path draw:style-name="gr6" draw:text-style-name="P5" draw:layer="layout" svg:width="0.16cm" svg:height="0.159cm" svg:x="14.723cm" svg:y="27.617cm" svg:viewBox="0 0 161 160" svg:d="M0 160v-20c15 2 26-3 32-16 5-9 8-30 9-64l1-60h119v160h-29v-141h-62l-1 41c-1 22-2 39-4 50-1 11-4 21-8 28-6 10-15 16-26 19s-22 4-31 3z">
          <text:p/>
        </draw:path>
        <draw:polygon draw:style-name="gr6" draw:text-style-name="P5" draw:layer="layout" svg:width="0.144cm" svg:height="0.159cm" svg:x="12.147cm" svg:y="27.623cm" svg:viewBox="0 0 145 160" draw:points="30,19 30,160 0,160 0,0 145,0 145,160 116,160 116,19">
          <text:p/>
        </draw:polygon>
        <draw:path draw:style-name="gr6" draw:text-style-name="P5" draw:layer="layout" svg:width="0.16cm" svg:height="0.159cm" svg:x="13.278cm" svg:y="27.617cm" svg:viewBox="0 0 161 160" svg:d="M0 160v-20c15 2 26-3 32-16 5-9 7-30 9-64l1-60h119v160h-30v-141h-62v41c-1 22-2 39-4 50-1 11-4 21-9 28-6 10-14 16-25 19s-22 4-31 3z">
          <text:p/>
        </draw:path>
        <draw:path draw:style-name="gr6" draw:text-style-name="P5" draw:layer="layout" svg:width="0.161cm" svg:height="0.159cm" svg:x="11.832cm" svg:y="27.617cm" svg:viewBox="0 0 162 160" svg:d="M0 160v-20c15 2 26-3 33-16 4-9 7-30 8-64l2-60h119v160h-30v-141h-62v41c-1 22-3 39-4 50-2 11-5 21-9 28-6 10-14 16-26 19-11 3-21 4-31 3z">
          <text:p/>
        </draw:path>
        <draw:path draw:style-name="gr7" draw:text-style-name="P5" draw:layer="layout" svg:width="0.195cm" svg:height="0.233cm" svg:x="19.951cm" svg:y="26.986cm" svg:viewBox="0 0 196 234" svg:d="M59 163c0 1 0 1 0 2v1c2 7 5 15 12 21 6 6 15 10 27 10s21-3 26-9c6-6 10-12 11-19 2-3 2-7 3-11 0-4 0-7 0-9 0-14-3-24-10-30-7-7-14-11-23-12-1 0-2 0-3-1-1 0-2 0-3 0-2 0-4 0-6 1-2 0-4 0-6 1-5 1-10 3-14 5-4 3-7 6-10 10h-3-55l15-123h4 157v40h-119l-6 47c8-5 16-9 25-11s19-3 30-3h3c23 0 43 7 59 20s23 32 23 57c0 24-8 44-24 60-17 16-41 24-73 24h-4c-29 0-51-6-66-18-14-11-23-24-26-37-1-3-2-6-2-8 0-3 0-5-1-8h4z">
          <text:p/>
        </draw:path>
        <draw:path draw:style-name="gr7" draw:text-style-name="P5" draw:layer="layout" svg:width="0.402cm" svg:height="0.238cm" svg:x="19.862cm" svg:y="26.5cm" svg:viewBox="0 0 403 239" svg:d="M0 45h8c14 0 28-3 41-11 13-7 21-17 23-29h4 43v229h-3-58v-161h-58zM300 239c-33 0-58-11-74-33-17-21-25-51-25-87s8-65 25-86c16-22 41-33 74-33h3c29 0 51 8 65 23s24 31 29 49c2 8 4 17 5 25s1 15 1 22 0 14-1 22-3 17-5 26c-5 18-15 34-29 49s-36 22-65 22zM301 201c15 0 24-6 30-16s9-21 11-35c1-5 1-11 1-16 1-6 1-10 1-15s0-9-1-15c0-5 0-11-1-16-2-12-5-24-11-34s-15-16-30-16c-13 0-23 6-29 16s-10 21-11 34c-1 5-1 11-1 16-1 5-1 10-1 15s0 10 1 15c0 5 0 11 1 16 1 14 5 25 11 35s16 16 29 16z">
          <text:p/>
        </draw:path>
        <draw:path draw:style-name="gr7" draw:text-style-name="P5" draw:layer="layout" svg:width="0.399cm" svg:height="0.233cm" svg:x="19.862cm" svg:y="26.115cm" svg:viewBox="0 0 400 234" svg:d="M0 40h8c14 0 28-3 41-11 13-7 20-17 23-29h4 43v229h-4-57v-161h-58zM262 163c0 1 0 1 0 1 0 1 0 1 0 2 1 7 5 14 11 21 7 6 17 10 29 10s20-3 26-9c5-6 9-12 11-19 1-4 2-7 2-10 1-4 1-7 1-9 0-14-4-24-10-30-7-7-15-11-23-12-1-1-2-1-3-1s-2 0-3 0c-2 0-4 0-6 0-2 1-4 1-7 2-5 1-10 3-14 5-5 2-8 5-10 9h-3-54l15-123h3 158v39h-120l-7 48c9-5 17-9 26-11 10-2 20-3 30-3h4c23 0 43 6 58 20 16 14 24 33 24 58 0 23-8 43-25 59-16 16-40 24-73 24h-3c-30 0-52-6-66-18-14-11-23-24-27-38 0-2-1-5-1-7 0-3-1-5-1-8h3z">
          <text:p/>
        </draw:path>
        <draw:path draw:style-name="gr7" draw:text-style-name="P5" draw:layer="layout" svg:width="0.426cm" svg:height="0.237cm" svg:x="19.838cm" svg:y="25.676cm" svg:viewBox="0 0 427 238" svg:d="M192 234h-3-188v-9c0-13 3-24 8-33 5-10 13-19 23-28 6-5 13-11 22-17 8-5 18-11 28-17 8-5 14-9 20-13 6-3 10-7 15-10 6-5 10-10 13-15 3-6 4-12 4-19 0-11-3-19-9-25-7-5-14-8-22-10-1 0-2-1-3-1s-2 0-3 0c-11 0-21 5-28 11-8 6-12 16-12 28v8h-3-54v-7c0-4 1-8 1-13 1-5 3-10 5-15 4-13 14-25 28-34 13-10 35-15 64-15h3c23 0 44 5 63 15 19 11 28 30 28 56 0 17-5 32-14 43-10 11-21 20-33 28-3 2-7 4-10 6s-6 3-9 5c-10 5-18 10-24 13-7 4-12 8-16 11-3 3-6 5-8 8-2 2-4 5-6 8h120zM324 238c-33 0-58-11-74-32-17-22-25-50-25-86s8-65 25-88c16-21 41-32 74-32h3c30 0 52 7 66 22s23 33 28 50c2 9 4 17 5 25 0 9 1 16 1 23 0 6-1 14-1 22-1 8-3 16-5 25-5 18-14 34-28 49s-36 22-66 22zM325 201c14-1 24-6 31-16 6-11 9-22 11-34 1-6 1-11 1-17 0-5 0-10 0-14 0-5 0-10 0-15s0-11-1-17c-2-12-5-23-11-33-7-11-17-17-31-17s-23 6-29 17c-6 10-10 21-11 33-1 6-1 11-2 17 0 5 0 10 0 15 0 4 0 9 0 15 1 5 1 11 2 16 1 12 5 23 11 34 6 10 15 15 29 16z">
          <text:p/>
        </draw:path>
        <draw:path draw:style-name="gr7" draw:text-style-name="P5" draw:layer="layout" svg:width="0.431cm" svg:height="0.238cm" svg:x="19.833cm" svg:y="24.898cm" svg:viewBox="0 0 432 239" svg:d="M58 156c0 2 0 5 0 8 0 2 1 5 2 8 1 7 6 14 12 19 6 6 16 10 29 10s23-4 30-11c7-6 10-14 10-24s-2-17-7-21-10-7-16-8c-2-1-5-1-8-2-3 0-5 0-7 0h-25v-39h19c2 0 4 0 8 0 3 0 6-1 10-1 5-2 10-5 15-9 4-4 6-10 6-19 0-1 0-3 0-5-1-2-2-4-3-7-2-4-5-8-11-11-5-4-13-5-23-6-2 0-4 0-5 1-2 0-4 0-6 1-7 1-13 5-19 10-5 6-8 16-8 30h-3-52c0-4 0-9 1-15 1-5 2-11 4-17 5-12 14-23 27-32 13-10 34-15 62-15h3c29 0 51 5 66 17 14 12 22 27 22 45 0 14-4 25-11 32-7 8-15 14-23 17-2 1-3 1-5 2-2 0-3 0-5 1v1c14 1 26 6 36 15 11 10 16 23 16 40 0 18-5 32-15 41s-21 16-33 20c-10 3-19 5-28 5-9 1-15 1-18 1l-4 1c-31-1-54-6-68-17-14-10-24-22-28-35-2-6-4-11-4-16-1-6-1-10-1-15h3zM330 239c-33 0-58-11-74-33-17-21-25-50-25-86 0-37 8-66 25-87 16-22 41-33 74-33h3c29 0 51 8 65 23s23 31 28 49c2 8 4 17 5 25s1 17 1 23c0 7 0 14-1 22-1 9-3 17-5 25-5 18-14 35-28 49-14 15-36 23-65 23zM331 201c15 0 24-5 30-16 6-10 9-21 11-34 1-5 1-11 1-16 1-5 1-10 1-15 0-4 0-9-1-16 0-5 0-10-1-16-2-12-5-24-11-34s-15-16-30-16c-13 0-23 6-29 16s-10 22-11 34c-1 5-1 11-1 16-1 7-1 12-1 16 0 5 0 10 1 15 0 6 0 11 1 17 1 12 5 23 11 33 6 11 16 16 29 16z">
          <text:p/>
        </draw:path>
        <draw:path draw:style-name="gr7" draw:text-style-name="P5" draw:layer="layout" svg:width="0.433cm" svg:height="0.238cm" svg:x="19.831cm" svg:y="24.121cm" svg:viewBox="0 0 434 239" svg:d="M0 183v-42l116-137h3 53v138h35v41h-35v51h-3-55v-51zM116 142v-82l-69 82zM332 239c-33-1-58-12-74-33-18-22-26-51-26-87s8-65 26-87c16-21 41-32 74-32h3c29 0 51 7 65 22s23 32 28 50c2 8 4 16 5 25 1 8 1 15 1 22 0 6 0 14-1 22s-3 17-5 25c-5 19-14 35-28 50s-36 22-65 22zM333 201c15-1 24-6 30-16s9-23 11-35c1-6 1-11 1-16 1-6 1-11 1-15 0-5 0-10-1-15 0-5 0-11-1-16-2-13-5-24-11-34-6-11-15-16-30-16-13 0-23 5-29 16-6 10-10 21-11 33-1 6-1 11-1 17-1 5-1 10-1 15 0 4 0 9 1 15 0 5 0 11 1 16 1 12 5 25 11 35s16 15 29 16z">
          <text:p/>
        </draw:path>
        <draw:path draw:style-name="gr7" draw:text-style-name="P5" draw:layer="layout" svg:width="0.427cm" svg:height="0.237cm" svg:x="19.837cm" svg:y="23.44cm" svg:viewBox="0 0 428 238" svg:d="M58 168l1 1v1c1 8 5 15 11 21 6 7 16 10 28 10 11 0 20-3 26-9 5-5 9-12 11-18 1-4 2-8 2-11s1-6 1-9c0-14-4-24-11-31-6-6-14-10-22-12-1 0-2 0-3 0s-2 0-3 0c-2 0-4 0-6 0s-5 1-7 1c-5 1-9 3-14 5-4 3-7 6-9 10h-4-55l17-123h3 156v40h-118l-7 47c8-5 17-8 26-11 9-2 18-3 29-3h4c23 0 42 7 58 20 16 14 24 33 24 58 0 24-8 43-25 59-16 16-41 24-73 24h-3c-30 0-51-6-65-17-15-12-24-24-28-38-1-3-1-5-1-8-1-2-1-5-1-7h3zM326 238c-33 0-58-11-74-32-17-22-25-50-25-87 0-36 8-65 25-87 16-21 41-32 74-32h3c29 0 51 7 65 22s23 31 28 49c2 9 4 17 5 25 1 9 1 16 1 23 0 6 0 14-1 22-1 9-3 17-5 26-5 18-14 34-28 49s-36 22-65 22zM327 201c15-1 24-6 30-16 6-11 9-22 11-34 1-6 1-12 1-18 1-5 1-10 1-14 0-5 0-10-1-15 0-6 0-11-1-17-2-12-5-23-11-34-6-10-15-15-30-16-13 1-23 6-29 16-6 11-10 22-11 34-1 6-1 11-1 17-1 5-1 10-1 15 0 4 0 9 1 15 0 5 0 11 1 17 1 12 5 23 11 34 6 10 16 15 29 16z">
          <text:p/>
        </draw:path>
        <draw:path draw:style-name="gr7" draw:text-style-name="P5" draw:layer="layout" svg:width="0.428cm" svg:height="0.237cm" svg:x="19.836cm" svg:y="22.759cm" svg:viewBox="0 0 429 238" svg:d="M142 58c-2-7-7-12-14-15-8-3-16-5-24-5h-1c-15 0-26 5-33 15-8 10-13 23-14 40 7-6 16-10 25-13 8-3 17-5 27-5h3c23 0 43 7 61 20 17 13 26 33 26 60 0 4-1 9-1 15-1 5-3 11-5 17-5 13-14 25-27 35-13 11-32 16-59 16h-4c-31 0-54-7-69-22-14-14-23-30-27-48-3-8-4-17-5-25s-1-16-1-22c0-35 8-64 24-87s44-34 80-34h3c22 0 39 4 52 11 12 7 21 15 26 24 3 4 5 8 7 12 1 4 2 8 3 11h-3zM56 155c0 13 4 24 13 32 8 9 19 13 32 14 12-1 23-5 31-13 8-7 12-18 12-32 0-12-4-23-12-31-7-9-18-14-31-14-2 0-4 0-5 0-2 0-4 2-5 2-9 2-16 6-23 12-8 7-12 17-12 30zM327 238c-33 0-57-11-74-32-16-22-25-51-25-87 0-37 9-65 25-87 17-22 41-32 74-32h3c29 0 51 7 65 22s23 31 28 49c3 9 4 17 5 25s1 17 1 23c0 7 0 14-1 23-1 8-2 16-5 25-5 17-14 34-28 49-14 14-36 22-65 22zM329 201c14-1 24-6 29-17 6-10 10-21 11-33 1-6 2-11 2-17 0-5 0-10 0-15 0-4 0-10 0-15 0-6-1-11-2-17-1-12-5-23-11-34-5-10-15-15-29-16-14 1-24 6-30 16-6 11-9 22-11 34-1 5-1 11-1 16 0 6-1 12-1 16 0 5 1 10 1 15 0 6 0 11 1 17 2 12 5 23 11 33 6 11 16 16 30 17z">
          <text:p/>
        </draw:path>
        <draw:path draw:style-name="gr7" draw:text-style-name="P5" draw:layer="layout" svg:width="0.432cm" svg:height="0.237cm" svg:x="19.832cm" svg:y="22.08cm" svg:viewBox="0 0 433 238" svg:d="M0 4h3 202v38c-1 1-7 6-16 14-9 9-18 20-29 35-4 6-9 13-13 20-5 7-9 15-12 23-8 17-14 34-18 51s-6 33-7 49h-3-60c1-13 3-27 6-39 4-13 7-24 11-34 2-3 3-7 4-10 2-3 3-6 4-9 9-16 19-33 31-48 12-17 24-30 37-43 1 0 2-1 2-2 1-1 2-1 3-2v-1h-145zM331 238c-33 0-58-11-74-32-18-22-26-50-26-86s8-66 26-88c16-21 41-32 74-32h3c29 0 51 7 65 22s23 32 28 49c2 10 4 18 5 26 1 9 1 16 1 23 0 6 0 14-1 22s-3 16-5 25c-5 18-14 34-28 49s-36 22-65 22zM332 201c15-1 24-6 30-16 6-11 9-22 11-34 1-6 1-11 1-17 1-5 1-10 1-14 0-5 0-10-1-15 0-5 0-11-1-16-2-14-5-25-11-35-6-11-15-16-30-16-13 0-23 5-29 16-6 10-10 21-11 34-1 6-1 11-1 17-1 5-1 10-1 15 0 4 0 9 1 15 0 5 0 11 1 16 1 12 5 23 11 34 6 10 16 15 29 16z">
          <text:p/>
        </draw:path>
        <draw:path draw:style-name="gr7" draw:text-style-name="P5" draw:layer="layout" svg:width="0.431cm" svg:height="0.237cm" svg:x="19.833cm" svg:y="21.594cm" svg:viewBox="0 0 432 238" svg:d="M100 238c-1 0-2 0-3 0s-2 0-4 0c-4 0-7-1-11-1s-8-1-13-1c-17-3-33-9-47-19-14-11-22-27-22-48 0-16 5-28 13-37s19-16 31-20c-11-4-20-10-26-19-7-10-10-20-10-31 0-16 7-30 21-43s37-19 71-19h3c2 0 4 0 7 0 2 0 4 0 7 1 19 1 37 6 54 16 16 9 24 24 24 45 0 13-3 24-10 33-7 8-16 14-27 17 14 4 25 11 33 20s12 21 12 37c0 22-7 38-22 48-14 11-31 17-49 19-4 1-8 1-12 1-4 1-8 1-11 1h-4-1-1c-1 0-2 0-2 0zM101 200h1c2 0 4 0 7 0 2 0 4-1 7-1 7-2 14-5 20-11 6-5 10-13 10-24 0-2-1-4-1-6s-1-4-1-6c-3-6-7-12-13-17s-16-7-30-8c-13 1-23 3-29 8s-11 11-13 17c-1 2-1 4-1 6-1 2-1 4-1 6 0 11 3 19 10 25 6 5 13 8 21 10 2 0 4 1 7 1 2 0 4 0 6 0zM101 97c3 0 5 0 8 0 2-1 5-1 8-2 6-2 11-6 16-10s8-11 8-20c0-7-3-13-7-17s-9-7-14-9c-4-1-7-2-11-2-3-1-6-1-8-1-1 0-4 0-7 1-4 0-7 1-11 2-5 2-10 5-14 9s-7 9-7 17c0 9 3 16 8 21 5 4 11 8 17 9 2 1 5 1 7 2 3 0 5 0 7 0zM330 238c-33 0-58-11-74-32-17-22-25-51-25-87 0-37 8-65 25-87 16-22 41-32 74-32h3c29 0 51 7 65 22s23 31 28 49c2 9 4 17 5 26 1 8 1 16 1 22 0 7 0 14-1 23-1 8-3 16-5 25-5 18-14 34-28 49s-36 22-65 22zM331 201c15-1 24-6 30-16 6-11 9-22 11-34 1-6 1-11 1-17 1-5 1-10 1-15 0-4 0-9-1-14 0-6 0-11-1-18-2-12-5-23-11-34-6-10-15-15-30-16-13 1-23 6-29 16-6 11-10 22-11 34-1 7-1 12-1 17-1 6-1 11-1 15 0 5 0 10 1 15 0 6 0 11 1 17 1 12 5 23 11 34 6 10 16 15 29 16z">
          <text:p/>
        </draw:path>
        <draw:path draw:style-name="gr7" draw:text-style-name="P5" draw:layer="layout" svg:width="0.428cm" svg:height="0.238cm" svg:x="19.836cm" svg:y="21.058cm" svg:viewBox="0 0 429 239" svg:d="M58 181c2 7 7 12 15 15 7 3 15 5 23 5 3 0 5 0 8-1 3 0 6-1 10-3 6-3 12-8 17-16 6-7 9-19 10-36-4 3-8 7-13 10-4 2-9 4-13 5-5 2-9 2-13 3-3 0-7 0-11 0h-3c-24 0-45-6-62-21-17-13-26-32-26-58 0-1 0-2 0-3s0-2 0-3c1-19 9-37 23-53 15-17 38-25 72-25h4c30 0 52 7 66 21 13 14 23 29 27 46 3 9 4 17 5 25 0 8 1 15 1 22 0 35-8 65-24 89-17 24-43 35-79 35l-3 1c-21-1-39-4-51-11s-20-15-26-24c-3-4-5-8-7-12-1-4-2-8-3-11h3zM142 83c0-2-1-5-1-8-1-4-2-7-3-11-3-6-8-12-14-18-6-5-15-8-26-8-13 0-23 4-31 12-9 8-13 19-13 33 0 12 4 23 11 31 9 8 19 12 33 13 12-1 23-4 31-12 8-7 13-18 13-32zM327 239c-33-1-57-11-74-33-16-21-25-50-25-87 0-36 9-65 25-87 17-21 41-32 74-32h3c29 0 51 8 65 22 14 15 23 32 28 50 3 8 4 16 5 25 1 8 1 15 1 22 0 6 0 14-1 22s-2 18-5 26c-5 18-14 34-28 49s-36 22-65 22zM329 201c14 0 24-6 29-16 6-10 10-22 11-35 1-6 2-11 2-16 0-6 0-11 0-15 0-5 0-10 0-15s-1-11-2-16c-1-13-5-24-11-34-5-10-15-16-29-16s-24 6-30 16-9 21-11 33c-1 6-1 11-1 17 0 5-1 10-1 15 0 4 1 9 1 15 0 5 0 11 1 16 2 13 5 25 11 35s16 16 30 16z">
          <text:p/>
        </draw:path>
        <draw:path draw:style-name="gr7" draw:text-style-name="P5" draw:layer="layout" svg:width="0.631cm" svg:height="0.238cm" svg:x="19.748cm" svg:y="20.574cm" svg:viewBox="0 0 632 239" svg:d="M0 45h7c15 0 29-3 41-11 13-7 21-17 24-29h3 44v230h-3-59v-162h-57zM300 239c-33 0-57-11-74-33-16-21-24-51-24-87s8-65 24-86c17-22 41-33 74-33h4c29 0 50 8 64 23s24 31 28 49c3 8 5 17 5 25 1 8 1 16 1 22 0 7 0 14-1 22 0 9-2 17-5 26-4 18-14 35-28 49-14 15-35 23-64 23zM302 201c14 0 24-5 30-16 5-10 9-22 10-35 1-5 2-11 2-16s0-10 0-15c0-4 0-9 0-15 0-5-1-10-2-16-1-12-5-24-10-34-6-10-16-16-30-16s-24 6-30 16c-5 10-9 22-11 34 0 5-1 11-1 16 0 6 0 11 0 15 0 5 0 10 0 15 0 6 1 11 1 17 2 12 6 24 11 34 6 11 16 16 30 16zM529 239c-32 0-57-11-73-33-17-21-25-51-25-87s8-65 25-86c16-22 41-33 73-33h4c29 0 50 8 64 23s24 31 29 49c2 8 4 17 4 25 1 8 2 16 2 22 0 7-1 14-2 22 0 9-2 17-4 26-5 18-15 35-29 49-14 15-35 23-64 23zM531 201c14 0 24-5 30-16 5-10 9-22 11-35 0-5 1-11 1-16s0-10 0-15c0-4 0-9 0-15 0-5-1-10-1-16-2-12-6-24-11-34-6-10-16-16-30-16s-24 6-30 16c-5 10-9 22-11 34 0 5-1 11-1 16 0 6 0 11 0 15 0 5 0 10 0 15 0 6 1 11 1 17 2 12 6 24 11 34 6 11 16 16 30 16z">
          <text:p/>
        </draw:path>
        <draw:path draw:style-name="gr7" draw:text-style-name="P5" draw:layer="layout" svg:width="0.632cm" svg:height="0.238cm" svg:x="19.747cm" svg:y="20.135cm" svg:viewBox="0 0 633 239" svg:d="M0 45h8c15 0 29-4 41-11 13-7 21-17 24-30h3 43v230h-3-58v-161h-58zM231 45h7c15 0 29-4 42-11 12-7 20-17 23-30h3 44v230h-4-57v-161h-58zM530 239c-32-1-57-11-73-33-17-21-25-50-25-87 0-36 8-65 25-87 16-21 41-32 73-32h4c29 0 51 7 65 22s23 32 28 50c2 8 4 16 5 25 0 8 1 15 1 22 0 6-1 15-1 23-1 8-3 17-5 25-5 18-14 34-28 49s-36 22-65 22zM532 201c14 0 24-6 30-16s9-22 11-34c1-6 1-11 1-16 0-7 0-12 0-16 0-5 0-10 0-15s0-11-1-16c-2-13-5-24-11-34-6-11-16-16-30-16s-24 5-29 16c-6 10-10 21-11 33-1 6-1 11-2 17 0 5 0 10 0 15 0 4 0 9 0 16 1 5 1 11 2 16 1 12 5 24 11 34 5 10 15 16 29 16z">
          <text:p/>
        </draw:path>
        <draw:path draw:style-name="gr7" draw:text-style-name="P5" draw:layer="layout" svg:width="0.631cm" svg:height="0.238cm" svg:x="19.748cm" svg:y="19.698cm" svg:viewBox="0 0 632 239" svg:d="M0 45h7c15 0 29-3 41-11 13-7 21-17 24-29h3 44v229h-3-59v-161h-57zM398 234h-3-188v-9c0-13 2-24 8-33 5-10 12-19 23-28 6-5 13-11 22-16 8-6 18-12 28-18 7-4 14-9 20-12 5-4 10-7 14-11 6-5 11-10 14-16 2-5 4-12 4-19 0-11-3-19-10-24-6-5-13-9-21-10-1 0-2 0-3 0s-2 0-3 0c-11 0-21 3-29 9-7 7-11 16-11 28v9h-4-53v-7c0-4 0-9 1-14s2-10 4-15c5-12 14-23 28-33s35-15 64-15h3c24 0 45 5 64 16 19 10 28 28 28 54 0 18-5 33-15 44-10 12-20 21-32 28-4 2-7 4-10 6-4 2-7 4-10 5-9 5-17 10-23 14-7 4-12 7-17 11-3 2-5 5-7 7-2 3-4 6-6 8h120zM529 239c-32 0-57-11-73-33-17-21-25-50-25-86 0-37 8-66 25-87 16-22 41-33 73-33h4c29 0 50 8 64 23 14 14 24 31 29 49 2 8 4 17 4 26 1 8 2 15 2 22s-1 14-2 22c0 8-2 17-4 25-5 18-15 34-29 49s-35 22-64 22zM531 201c14 0 24-6 30-16 5-10 9-22 11-34 0-5 1-11 1-16 0-6 0-11 0-15 0-5 0-9 0-15 0-5-1-11-1-17-2-13-6-24-11-34-6-10-16-16-30-16s-24 6-30 16c-5 10-9 21-11 34 0 6-1 12-1 17s0 10 0 15c0 4 0 9 0 15 0 5 1 11 1 16 2 13 6 24 11 34 6 10 16 16 30 16z">
          <text:p/>
        </draw:path>
        <draw:path draw:style-name="gr7" draw:text-style-name="P5" draw:layer="layout" svg:width="0.632cm" svg:height="0.238cm" svg:x="19.747cm" svg:y="19.212cm" svg:viewBox="0 0 633 239" svg:d="M0 45h8c15 0 29-4 41-11 13-7 21-17 24-30h3 43v230h-3-58v-162h-58zM259 156c0 2 0 5 1 7 0 3 1 6 1 8 2 7 6 14 13 20 6 6 15 9 28 10 14-1 24-4 30-11 7-7 11-15 11-24 0-10-3-17-7-21-5-5-10-7-16-9-3 0-5-1-8-1s-5 0-8 0h-24v-39h18c2 0 5 0 8 0 4-1 7-1 11-2 5-1 10-4 14-8 5-4 7-10 7-19 0-2 0-4-1-6 0-2-1-4-2-6-2-4-6-8-11-12-5-3-13-5-24-5-1 0-3 0-5 0-1 0-3 1-5 1-7 2-13 5-19 11s-8 16-8 30h-4-51c0-4 0-9 1-15 0-6 2-11 4-17 5-12 14-23 27-33s33-15 61-15h4c29 0 51 6 65 18 15 11 22 26 22 45 0 13-3 24-10 32-7 7-15 14-24 17-1 0-3 1-4 1-2 1-4 1-5 1v1c14 1 26 6 36 16 10 9 16 22 16 40s-5 31-15 40c-10 10-21 16-33 20-10 3-20 5-29 6s-15 1-18 1h-3c-31 0-54-5-68-16s-24-23-29-36c-1-5-3-10-3-16-1-5-1-10-1-14h3zM530 239c-32-1-57-12-73-33-17-22-25-50-25-86 0-37 8-66 25-88 16-21 41-32 73-32h4c29 0 51 7 65 22s23 32 28 50c2 8 4 16 5 25 0 9 1 16 1 23 0 6-1 14-1 22-1 8-3 17-5 25-5 18-14 34-28 49s-36 22-65 22zM532 201c14-1 24-6 30-16s9-22 11-34c1-6 1-11 1-16 0-6 0-11 0-15 0-5 0-10 0-15 0-6 0-12-1-17-2-13-5-24-11-34-6-11-16-16-30-16s-24 5-29 16c-6 10-10 21-11 33-1 6-1 11-2 18 0 5 0 10 0 15 0 4 0 9 0 15 1 5 1 11 2 16 1 12 5 24 11 34 5 10 15 15 29 16z">
          <text:p/>
        </draw:path>
        <draw:path draw:style-name="gr7" draw:text-style-name="P5" draw:layer="layout" svg:width="0.632cm" svg:height="0.237cm" svg:x="19.747cm" svg:y="18.484cm" svg:viewBox="0 0 633 238" svg:d="M0 45h8c15 0 29-4 41-11 13-7 21-17 24-30h3 43v230h-3-58v-162h-58zM263 168v1l1 1c1 8 5 15 11 21 6 7 15 10 27 10s21-3 26-9c6-5 10-12 12-18 1-4 1-8 2-11 0-3 0-6 0-9 0-13-3-23-10-30s-14-11-22-13c-1 0-2 0-3 0s-3 0-4 0c-2 0-4 0-6 0s-4 1-6 1c-5 1-10 3-14 6-4 2-7 6-10 10h-3-54l16-124h3 156v40h-119l-6 47c8-5 17-8 25-10 9-3 19-4 30-4h3c24 0 43 7 59 20 16 14 24 34 24 58s-9 44-25 59c-17 16-41 24-73 24h-4c-29 0-51-6-65-17-14-12-22-24-26-38-1-3-1-5-2-8 0-2 0-5-1-7h4zM530 238c-32 0-57-11-73-32-17-22-25-50-25-87 0-36 8-65 25-87 16-21 41-32 73-32h4c29 0 51 7 65 22s23 32 28 49c2 9 4 17 5 25 0 9 1 16 1 23s-1 15-1 23c-1 8-3 16-5 25-5 18-14 34-28 49s-36 22-65 22zM532 201c14-1 24-6 30-16 6-11 9-22 11-34 1-6 1-11 1-17 0-5 0-10 0-15s0-10 0-15 0-11-1-17c-2-12-5-23-11-33-6-11-16-16-30-16s-24 5-29 16c-6 10-10 21-11 33-1 6-1 11-2 17 0 5 0 10 0 15s0 10 0 16c1 5 1 11 2 16 1 12 5 23 11 34 5 10 15 15 29 16z">
          <text:p/>
        </draw:path>
        <draw:path draw:style-name="gr7" draw:text-style-name="P5" draw:layer="layout" svg:width="0.632cm" svg:height="0.237cm" svg:x="19.747cm" svg:y="18.193cm" svg:viewBox="0 0 633 238" svg:d="M0 45h8c15 0 28-4 41-11 13-8 21-17 23-30h4 43v230h-3-58v-162h-58zM346 58c-2-7-7-12-15-15-7-3-15-5-23-5h-1c-15 0-26 5-33 15-8 10-12 23-13 40 7-6 15-10 23-13 9-3 18-4 27-4h4c23 0 43 6 60 19 18 13 26 32 26 59 0 4 0 9-1 15 0 7-2 12-4 18-5 13-14 25-27 35-13 11-33 16-60 16h-3c-31 0-54-7-68-22-14-14-23-30-28-49-2-8-4-17-4-25-1-8-1-16-1-22 0-34 8-63 24-86s42-34 79-34h3c22 0 39 4 51 11s21 15 27 24c3 4 5 8 6 12 2 4 3 8 4 11h-3zM261 154c0 13 4 25 12 33 8 9 19 13 32 14 12-1 22-5 30-13 8-7 12-19 12-33 0-12-3-23-11-31-7-9-18-13-32-13-1 0-3 0-5 0-1 1-3 1-4 1-9 2-17 6-24 12-7 7-10 17-10 30zM531 238c-33 0-58-11-74-32-17-22-25-52-25-88s8-64 25-86c16-22 41-32 74-32h3c29 0 51 7 65 22s23 31 28 49c2 9 4 17 5 25 0 8 1 16 1 22 0 7-1 14-1 23-1 8-3 16-5 25-5 19-14 35-28 50-14 14-36 22-65 22zM532 201c14-1 24-6 30-16 6-12 9-23 11-35 1-6 1-11 1-17 0-5 1-10 1-15 0-4-1-9-1-14 0-6 0-11-1-17-2-12-5-23-11-34-6-10-16-15-30-16-14 1-23 6-29 16-6 11-10 22-11 34-1 6-1 11-2 16 0 6 0 11 0 15 0 5 0 10 0 15 1 6 1 11 2 17 1 12 5 23 11 35 6 10 15 15 29 16z">
          <text:p/>
        </draw:path>
        <draw:polygon draw:style-name="gr6" draw:text-style-name="P5" draw:layer="layout" svg:width="0.13cm" svg:height="0.36cm" svg:x="20.384cm" svg:y="27.942cm" svg:viewBox="0 0 131 361" draw:points="65,0 131,140 87,140 87,361 43,361 43,140 0,140">
          <text:p/>
        </draw:polygon>
        <draw:path draw:style-name="gr17" draw:text-style-name="P6" draw:layer="layout" svg:width="0.155cm" svg:height="0.146cm" svg:x="10.759cm" svg:y="27.032cm" svg:viewBox="0 0 156 147" svg:d="M156 74c0-40-35-74-78-74-42 0-78 34-78 74s36 73 78 73c43 0 78-33 78-73z">
          <text:p/>
        </draw:path>
        <draw:path draw:style-name="gr17" draw:text-style-name="P6" draw:layer="layout" svg:width="0.155cm" svg:height="0.145cm" svg:x="10.759cm" svg:y="26.546cm" svg:viewBox="0 0 156 146" svg:d="M156 74c0-41-35-74-78-74-42 0-78 33-78 74 0 40 36 72 78 72 43 0 78-32 78-72z">
          <text:p/>
        </draw:path>
        <draw:path draw:style-name="gr17" draw:text-style-name="P6" draw:layer="layout" svg:width="0.155cm" svg:height="0.146cm" svg:x="10.759cm" svg:y="26.158cm" svg:viewBox="0 0 156 147" svg:d="M156 74c0-40-35-74-78-74-42 0-78 34-78 74s36 73 78 73c43 0 78-33 78-73z">
          <text:p/>
        </draw:path>
        <draw:path draw:style-name="gr17" draw:text-style-name="P6" draw:layer="layout" svg:width="0.155cm" svg:height="0.145cm" svg:x="10.759cm" svg:y="25.722cm" svg:viewBox="0 0 156 146" svg:d="M156 73c0-40-35-73-78-73-42 0-78 33-78 73s36 73 78 73c43 0 78-33 78-73z">
          <text:p/>
        </draw:path>
        <draw:path draw:style-name="gr17" draw:text-style-name="P6" draw:layer="layout" svg:width="0.156cm" svg:height="0.146cm" svg:x="10.764cm" svg:y="25.282cm" svg:viewBox="0 0 157 147" svg:d="M157 74c0-40-35-74-78-74s-79 34-79 74 36 73 79 73 78-33 78-73z">
          <text:p/>
        </draw:path>
        <draw:path draw:style-name="gr17" draw:text-style-name="P6" draw:layer="layout" svg:width="0.155cm" svg:height="0.145cm" svg:x="10.759cm" svg:y="24.895cm" svg:viewBox="0 0 156 146" svg:d="M156 73c0-41-35-73-78-73-42 0-78 32-78 73 0 40 36 73 78 73 43 0 78-33 78-73z">
          <text:p/>
        </draw:path>
        <draw:path draw:style-name="gr17" draw:text-style-name="P6" draw:layer="layout" svg:width="0.155cm" svg:height="0.145cm" svg:x="10.759cm" svg:y="24.505cm" svg:viewBox="0 0 156 146" svg:d="M156 74c0-42-35-74-78-74-42 0-78 32-78 74 0 40 36 72 78 72 43 0 78-32 78-72z">
          <text:p/>
        </draw:path>
        <draw:path draw:style-name="gr17" draw:text-style-name="P6" draw:layer="layout" svg:width="0.155cm" svg:height="0.145cm" svg:x="10.759cm" svg:y="24.167cm" svg:viewBox="0 0 156 146" svg:d="M156 72c0-40-35-72-78-72-42 0-78 32-78 72 0 41 36 74 78 74 43 0 78-33 78-74z">
          <text:p/>
        </draw:path>
        <draw:path draw:style-name="gr17" draw:text-style-name="P6" draw:layer="layout" svg:width="0.155cm" svg:height="0.145cm" svg:x="10.759cm" svg:y="23.777cm" svg:viewBox="0 0 156 146" svg:d="M156 72c0-40-35-72-78-72-42 0-78 32-78 72 0 42 36 74 78 74 43 0 78-32 78-74z">
          <text:p/>
        </draw:path>
        <draw:path draw:style-name="gr17" draw:text-style-name="P6" draw:layer="layout" svg:width="0.156cm" svg:height="0.146cm" svg:x="10.761cm" svg:y="23.436cm" svg:viewBox="0 0 157 147" svg:d="M157 73c0-40-35-73-78-73s-79 33-79 73 36 74 79 74 78-34 78-74z">
          <text:p/>
        </draw:path>
        <draw:path draw:style-name="gr17" draw:text-style-name="P6" draw:layer="layout" svg:width="0.156cm" svg:height="0.145cm" svg:x="10.761cm" svg:y="23.145cm" svg:viewBox="0 0 157 146" svg:d="M157 73c0-40-35-73-78-73s-79 33-79 73 36 73 79 73 78-33 78-73z">
          <text:p/>
        </draw:path>
        <draw:path draw:style-name="gr17" draw:text-style-name="P6" draw:layer="layout" svg:width="0.155cm" svg:height="0.146cm" svg:x="10.759cm" svg:y="22.804cm" svg:viewBox="0 0 156 147" svg:d="M156 74c0-41-35-74-78-74-42 0-78 33-78 74 0 40 36 73 78 73 43 0 78-33 78-73z">
          <text:p/>
        </draw:path>
        <draw:path draw:style-name="gr17" draw:text-style-name="P6" draw:layer="layout" svg:width="0.155cm" svg:height="0.146cm" svg:x="10.759cm" svg:y="22.466cm" svg:viewBox="0 0 156 147" svg:d="M156 73c0-40-35-73-78-73-42 0-78 33-78 73 0 41 36 74 78 74 43 0 78-33 78-74z">
          <text:p/>
        </draw:path>
        <draw:path draw:style-name="gr17" draw:text-style-name="P6" draw:layer="layout" svg:width="0.155cm" svg:height="0.146cm" svg:x="10.759cm" svg:y="22.175cm" svg:viewBox="0 0 156 147" svg:d="M156 73c0-40-35-73-78-73-42 0-78 33-78 73 0 41 36 74 78 74 43 0 78-33 78-74z">
          <text:p/>
        </draw:path>
        <draw:path draw:style-name="gr17" draw:text-style-name="P6" draw:layer="layout" svg:width="0.155cm" svg:height="0.145cm" svg:x="10.759cm" svg:y="21.931cm" svg:viewBox="0 0 156 146" svg:d="M156 73c0-41-35-73-78-73-42 0-78 32-78 73 0 40 36 73 78 73 43 0 78-33 78-73z">
          <text:p/>
        </draw:path>
        <draw:path draw:style-name="gr17" draw:text-style-name="P6" draw:layer="layout" svg:width="0.156cm" svg:height="0.146cm" svg:x="10.761cm" svg:y="21.59cm" svg:viewBox="0 0 157 147" svg:d="M157 73c0-40-35-73-78-73s-79 33-79 73c0 41 36 74 79 74s78-33 78-74z">
          <text:p/>
        </draw:path>
        <draw:path draw:style-name="gr17" draw:text-style-name="P6" draw:layer="layout" svg:width="0.156cm" svg:height="0.146cm" svg:x="10.761cm" svg:y="21.348cm" svg:viewBox="0 0 157 147" svg:d="M157 74c0-41-35-74-78-74s-79 33-79 74c0 40 36 73 79 73s78-33 78-73z">
          <text:p/>
        </draw:path>
        <draw:path draw:style-name="gr17" draw:text-style-name="P6" draw:layer="layout" svg:width="0.155cm" svg:height="0.145cm" svg:x="10.759cm" svg:y="21.104cm" svg:viewBox="0 0 156 146" svg:d="M156 73c0-41-35-73-78-73-42 0-78 32-78 73 0 40 36 73 78 73 43 0 78-33 78-73z">
          <text:p/>
        </draw:path>
        <draw:path draw:style-name="gr17" draw:text-style-name="P6" draw:layer="layout" svg:width="0.155cm" svg:height="0.146cm" svg:x="10.759cm" svg:y="20.62cm" svg:viewBox="0 0 156 147" svg:d="M156 74c0-41-35-74-78-74-42 0-78 33-78 74 0 40 36 73 78 73 43 0 78-33 78-73z">
          <text:p/>
        </draw:path>
        <draw:path draw:style-name="gr17" draw:text-style-name="P6" draw:layer="layout" svg:width="0.155cm" svg:height="0.145cm" svg:x="10.759cm" svg:y="20.862cm" svg:viewBox="0 0 156 146" svg:d="M156 73c0-40-35-73-78-73-42 0-78 33-78 73 0 41 36 73 78 73 43 0 78-32 78-73z">
          <text:p/>
        </draw:path>
        <draw:path draw:style-name="gr17" draw:text-style-name="P6" draw:layer="layout" svg:width="0.155cm" svg:height="0.145cm" svg:x="10.759cm" svg:y="20.376cm" svg:viewBox="0 0 156 146" svg:d="M156 72c0-40-35-72-78-72-42 0-78 32-78 72 0 41 36 74 78 74 43 0 78-33 78-74z">
          <text:p/>
        </draw:path>
        <draw:path draw:style-name="gr17" draw:text-style-name="P6" draw:layer="layout" svg:width="0.155cm" svg:height="0.145cm" svg:x="10.759cm" svg:y="19.939cm" svg:viewBox="0 0 156 146" svg:d="M156 73c0-40-35-73-78-73-42 0-78 33-78 73s36 73 78 73c43 0 78-33 78-73z">
          <text:p/>
        </draw:path>
        <draw:path draw:style-name="gr17" draw:text-style-name="P6" draw:layer="layout" svg:width="0.155cm" svg:height="0.145cm" svg:x="10.759cm" svg:y="20.134cm" svg:viewBox="0 0 156 146" svg:d="M156 73c0-41-35-73-78-73-42 0-78 32-78 73s36 73 78 73c43 0 78-32 78-73z">
          <text:p/>
        </draw:path>
        <draw:path draw:style-name="gr17" draw:text-style-name="P6" draw:layer="layout" svg:width="0.155cm" svg:height="0.146cm" svg:x="10.759cm" svg:y="19.697cm" svg:viewBox="0 0 156 147" svg:d="M156 73c0-40-35-73-78-73-42 0-78 33-78 73 0 41 36 74 78 74 43 0 78-33 78-74z">
          <text:p/>
        </draw:path>
        <draw:path draw:style-name="gr17" draw:text-style-name="P6" draw:layer="layout" svg:width="0.155cm" svg:height="0.147cm" svg:x="10.759cm" svg:y="19.502cm" svg:viewBox="0 0 156 148" svg:d="M156 74c0-40-35-74-78-74-42 0-78 34-78 74s36 74 78 74c43 0 78-34 78-74z">
          <text:p/>
        </draw:path>
        <draw:path draw:style-name="gr17" draw:text-style-name="P6" draw:layer="layout" svg:width="0.155cm" svg:height="0.145cm" svg:x="10.759cm" svg:y="19.258cm" svg:viewBox="0 0 156 146" svg:d="M156 72c0-40-35-72-78-72-42 0-78 32-78 72 0 42 36 74 78 74 43 0 78-32 78-74z">
          <text:p/>
        </draw:path>
        <draw:path draw:style-name="gr17" draw:text-style-name="P6" draw:layer="layout" svg:width="0.155cm" svg:height="0.146cm" svg:x="10.759cm" svg:y="19.065cm" svg:viewBox="0 0 156 147" svg:d="M156 74c0-40-35-74-78-74-42 0-78 34-78 74s36 73 78 73c43 0 78-33 78-73z">
          <text:p/>
        </draw:path>
        <draw:path draw:style-name="gr17" draw:text-style-name="P6" draw:layer="layout" svg:width="0.155cm" svg:height="0.146cm" svg:x="10.759cm" svg:y="18.87cm" svg:viewBox="0 0 156 147" svg:d="M156 74c0-41-35-74-78-74-42 0-78 33-78 74 0 40 36 73 78 73 43 0 78-33 78-73z">
          <text:p/>
        </draw:path>
        <draw:path draw:style-name="gr17" draw:text-style-name="P6" draw:layer="layout" svg:width="0.156cm" svg:height="0.146cm" svg:x="10.761cm" svg:y="18.675cm" svg:viewBox="0 0 157 147" svg:d="M157 73c0-40-35-73-78-73s-79 33-79 73c0 41 36 74 79 74s78-33 78-74z">
          <text:p/>
        </draw:path>
        <draw:path draw:style-name="gr17" draw:text-style-name="P6" draw:layer="layout" svg:width="0.156cm" svg:height="0.146cm" svg:x="10.761cm" svg:y="18.48cm" svg:viewBox="0 0 157 147" svg:d="M157 74c0-40-35-74-78-74s-79 34-79 74 36 73 79 73 78-33 78-73z">
          <text:p/>
        </draw:path>
        <draw:path draw:style-name="gr17" draw:text-style-name="P6" draw:layer="layout" svg:width="0.156cm" svg:height="0.146cm" svg:x="10.761cm" svg:y="18.189cm" svg:viewBox="0 0 157 147" svg:d="M157 74c0-40-35-74-78-74s-79 34-79 74 36 73 79 73 78-33 78-73z">
          <text:p/>
        </draw:path>
        <draw:path draw:style-name="gr17" draw:text-style-name="P6" draw:layer="layout" svg:width="0.155cm" svg:height="0.145cm" svg:x="12.212cm" svg:y="26.983cm" svg:viewBox="0 0 156 146" svg:d="M156 74c0-42-35-74-79-74-42 0-77 32-77 74 0 40 35 72 77 72 44 0 79-32 79-72z">
          <text:p/>
        </draw:path>
        <draw:path draw:style-name="gr17" draw:text-style-name="P6" draw:layer="layout" svg:width="0.155cm" svg:height="0.146cm" svg:x="12.212cm" svg:y="26.4cm" svg:viewBox="0 0 156 147" svg:d="M156 74c0-41-35-74-79-74-42 0-77 33-77 74 0 40 35 73 77 73 44 0 79-33 79-73z">
          <text:p/>
        </draw:path>
        <draw:path draw:style-name="gr17" draw:text-style-name="P6" draw:layer="layout" svg:width="0.155cm" svg:height="0.145cm" svg:x="12.212cm" svg:y="25.818cm" svg:viewBox="0 0 156 146" svg:d="M156 74c0-42-35-74-79-74-42 0-77 32-77 74 0 40 35 72 77 72 44 0 79-32 79-72z">
          <text:p/>
        </draw:path>
        <draw:path draw:style-name="gr17" draw:text-style-name="P6" draw:layer="layout" svg:width="0.156cm" svg:height="0.146cm" svg:x="12.217cm" svg:y="25.282cm" svg:viewBox="0 0 157 147" svg:d="M157 74c0-40-35-74-79-74-43 0-78 34-78 74s35 73 78 73c44 0 79-33 79-73z">
          <text:p/>
        </draw:path>
        <draw:path draw:style-name="gr17" draw:text-style-name="P6" draw:layer="layout" svg:width="0.155cm" svg:height="0.146cm" svg:x="12.212cm" svg:y="24.798cm" svg:viewBox="0 0 156 147" svg:d="M156 74c0-41-35-74-79-74-42 0-77 33-77 74 0 40 35 73 77 73 44 0 79-33 79-73z">
          <text:p/>
        </draw:path>
        <draw:path draw:style-name="gr17" draw:text-style-name="P6" draw:layer="layout" svg:width="0.155cm" svg:height="0.146cm" svg:x="12.212cm" svg:y="24.359cm" svg:viewBox="0 0 156 147" svg:d="M156 73c0-40-35-73-79-73-42 0-77 33-77 73 0 41 35 74 77 74 44 0 79-33 79-74z">
          <text:p/>
        </draw:path>
        <draw:path draw:style-name="gr17" draw:text-style-name="P6" draw:layer="layout" svg:width="0.155cm" svg:height="0.146cm" svg:x="12.212cm" svg:y="23.875cm" svg:viewBox="0 0 156 147" svg:d="M156 73c0-40-35-73-79-73-42 0-77 33-77 73s35 74 77 74c44 0 79-34 79-74z">
          <text:p/>
        </draw:path>
        <draw:path draw:style-name="gr17" draw:text-style-name="P6" draw:layer="layout" svg:width="0.156cm" svg:height="0.146cm" svg:x="12.214cm" svg:y="23.389cm" svg:viewBox="0 0 157 147" svg:d="M157 74c0-40-35-74-79-74-43 0-78 34-78 74s35 73 78 73c44 0 79-33 79-73z">
          <text:p/>
        </draw:path>
        <draw:path draw:style-name="gr17" draw:text-style-name="P6" draw:layer="layout" svg:width="0.155cm" svg:height="0.146cm" svg:x="12.212cm" svg:y="22.999cm" svg:viewBox="0 0 156 147" svg:d="M156 73c0-40-35-73-79-73-42 0-77 33-77 73s35 74 77 74c44 0 79-34 79-74z">
          <text:p/>
        </draw:path>
        <draw:path draw:style-name="gr17" draw:text-style-name="P6" draw:layer="layout" svg:width="0.155cm" svg:height="0.146cm" svg:x="12.212cm" svg:y="22.562cm" svg:viewBox="0 0 156 147" svg:d="M156 73c0-40-35-73-79-73-42 0-77 33-77 73s35 74 77 74c44 0 79-34 79-74z">
          <text:p/>
        </draw:path>
        <draw:path draw:style-name="gr17" draw:text-style-name="P6" draw:layer="layout" svg:width="0.155cm" svg:height="0.145cm" svg:x="12.212cm" svg:y="22.222cm" svg:viewBox="0 0 156 146" svg:d="M156 74c0-42-35-74-79-74-42 0-77 32-77 74 0 40 35 72 77 72 44 0 79-32 79-72z">
          <text:p/>
        </draw:path>
        <draw:path draw:style-name="gr17" draw:text-style-name="P6" draw:layer="layout" svg:width="0.155cm" svg:height="0.146cm" svg:x="12.212cm" svg:y="21.881cm" svg:viewBox="0 0 156 147" svg:d="M156 73c0-40-35-73-79-73-42 0-77 33-77 73 0 41 35 74 77 74 44 0 79-33 79-74z">
          <text:p/>
        </draw:path>
        <draw:path draw:style-name="gr17" draw:text-style-name="P6" draw:layer="layout" svg:width="0.156cm" svg:height="0.146cm" svg:x="12.214cm" svg:y="21.543cm" svg:viewBox="0 0 157 147" svg:d="M157 73c0-40-35-73-79-73-43 0-78 33-78 73s35 74 78 74c44 0 79-34 79-74z">
          <text:p/>
        </draw:path>
        <draw:path draw:style-name="gr17" draw:text-style-name="P6" draw:layer="layout" svg:width="0.155cm" svg:height="0.146cm" svg:x="12.212cm" svg:y="21.202cm" svg:viewBox="0 0 156 147" svg:d="M156 74c0-41-35-74-79-74-42 0-77 33-77 74 0 40 35 73 77 73 44 0 79-33 79-73z">
          <text:p/>
        </draw:path>
        <draw:path draw:style-name="gr17" draw:text-style-name="P6" draw:layer="layout" svg:width="0.155cm" svg:height="0.146cm" svg:x="12.212cm" svg:y="20.521cm" svg:viewBox="0 0 156 147" svg:d="M156 73c0-40-35-73-79-73-42 0-77 33-77 73s35 74 77 74c44 0 79-34 79-74z">
          <text:p/>
        </draw:path>
        <draw:path draw:style-name="gr17" draw:text-style-name="P6" draw:layer="layout" svg:width="0.155cm" svg:height="0.145cm" svg:x="12.212cm" svg:y="20.862cm" svg:viewBox="0 0 156 146" svg:d="M156 73c0-40-35-73-79-73-42 0-77 33-77 73 0 41 35 73 77 73 44 0 79-32 79-73z">
          <text:p/>
        </draw:path>
        <draw:path draw:style-name="gr17" draw:text-style-name="P6" draw:layer="layout" svg:width="0.155cm" svg:height="0.146cm" svg:x="12.212cm" svg:y="20.23cm" svg:viewBox="0 0 156 147" svg:d="M156 73c0-40-35-73-79-73-42 0-77 33-77 73s35 74 77 74c44 0 79-34 79-74z">
          <text:p/>
        </draw:path>
        <draw:path draw:style-name="gr17" draw:text-style-name="P6" draw:layer="layout" svg:width="0.155cm" svg:height="0.146cm" svg:x="12.212cm" svg:y="19.988cm" svg:viewBox="0 0 156 147" svg:d="M156 73c0-40-35-73-79-73-42 0-77 33-77 73 0 41 35 74 77 74 44 0 79-33 79-74z">
          <text:p/>
        </draw:path>
        <draw:path draw:style-name="gr17" draw:text-style-name="P6" draw:layer="layout" svg:width="0.155cm" svg:height="0.146cm" svg:x="12.212cm" svg:y="19.697cm" svg:viewBox="0 0 156 147" svg:d="M156 73c0-40-35-73-79-73-42 0-77 33-77 73 0 41 35 74 77 74 44 0 79-33 79-74z">
          <text:p/>
        </draw:path>
        <draw:path draw:style-name="gr17" draw:text-style-name="P6" draw:layer="layout" svg:width="0.155cm" svg:height="0.145cm" svg:x="12.212cm" svg:y="19.453cm" svg:viewBox="0 0 156 146" svg:d="M156 73c0-41-35-73-79-73-42 0-77 32-77 73s35 73 77 73c44 0 79-32 79-73z">
          <text:p/>
        </draw:path>
        <draw:path draw:style-name="gr17" draw:text-style-name="P6" draw:layer="layout" svg:width="0.155cm" svg:height="0.146cm" svg:x="12.212cm" svg:y="19.161cm" svg:viewBox="0 0 156 147" svg:d="M156 74c0-41-35-74-79-74-42 0-77 33-77 74 0 40 35 73 77 73 44 0 79-33 79-73z">
          <text:p/>
        </draw:path>
        <draw:path draw:style-name="gr17" draw:text-style-name="P6" draw:layer="layout" svg:width="0.155cm" svg:height="0.146cm" svg:x="12.212cm" svg:y="18.919cm" svg:viewBox="0 0 156 147" svg:d="M156 74c0-40-35-74-79-74-42 0-77 34-77 74s35 73 77 73c44 0 79-33 79-73z">
          <text:p/>
        </draw:path>
        <draw:path draw:style-name="gr17" draw:text-style-name="P6" draw:layer="layout" svg:width="0.156cm" svg:height="0.146cm" svg:x="12.214cm" svg:y="18.675cm" svg:viewBox="0 0 157 147" svg:d="M157 73c0-40-35-73-79-73-43 0-78 33-78 73 0 41 35 74 78 74 44 0 79-33 79-74z">
          <text:p/>
        </draw:path>
        <draw:path draw:style-name="gr17" draw:text-style-name="P6" draw:layer="layout" svg:width="0.156cm" svg:height="0.146cm" svg:x="12.214cm" svg:y="18.48cm" svg:viewBox="0 0 157 147" svg:d="M157 74c0-40-35-74-79-74-43 0-78 34-78 74s35 73 78 73c44 0 79-33 79-73z">
          <text:p/>
        </draw:path>
        <draw:path draw:style-name="gr17" draw:text-style-name="P6" draw:layer="layout" svg:width="0.156cm" svg:height="0.146cm" svg:x="12.214cm" svg:y="18.189cm" svg:viewBox="0 0 157 147" svg:d="M157 74c0-40-35-74-79-74-43 0-78 34-78 74s35 73 78 73c44 0 79-33 79-73z">
          <text:p/>
        </draw:path>
        <draw:path draw:style-name="gr17" draw:text-style-name="P6" draw:layer="layout" svg:width="0.155cm" svg:height="0.145cm" svg:x="16.571cm" svg:y="26.983cm" svg:viewBox="0 0 156 146" svg:d="M156 74c0-42-35-74-79-74-42 0-77 32-77 74 0 40 35 72 77 72 44 0 79-32 79-72z">
          <text:p/>
        </draw:path>
        <draw:path draw:style-name="gr17" draw:text-style-name="P6" draw:layer="layout" svg:width="0.155cm" svg:height="0.146cm" svg:x="16.571cm" svg:y="26.4cm" svg:viewBox="0 0 156 147" svg:d="M156 74c0-41-35-74-79-74-42 0-77 33-77 74 0 40 35 73 77 73 44 0 79-33 79-73z">
          <text:p/>
        </draw:path>
        <draw:path draw:style-name="gr17" draw:text-style-name="P6" draw:layer="layout" svg:width="0.155cm" svg:height="0.145cm" svg:x="16.571cm" svg:y="25.818cm" svg:viewBox="0 0 156 146" svg:d="M156 74c0-42-35-74-79-74-42 0-77 32-77 74 0 40 35 72 77 72 44 0 79-32 79-72z">
          <text:p/>
        </draw:path>
        <draw:path draw:style-name="gr17" draw:text-style-name="P6" draw:layer="layout" svg:width="0.156cm" svg:height="0.146cm" svg:x="16.576cm" svg:y="25.282cm" svg:viewBox="0 0 157 147" svg:d="M157 74c0-40-35-74-79-74-43 0-78 34-78 74s35 73 78 73c44 0 79-33 79-73z">
          <text:p/>
        </draw:path>
        <draw:path draw:style-name="gr17" draw:text-style-name="P6" draw:layer="layout" svg:width="0.155cm" svg:height="0.146cm" svg:x="16.571cm" svg:y="24.798cm" svg:viewBox="0 0 156 147" svg:d="M156 74c0-41-35-74-79-74-42 0-77 33-77 74 0 40 35 73 77 73 44 0 79-33 79-73z">
          <text:p/>
        </draw:path>
        <draw:path draw:style-name="gr17" draw:text-style-name="P6" draw:layer="layout" svg:width="0.155cm" svg:height="0.146cm" svg:x="16.571cm" svg:y="24.359cm" svg:viewBox="0 0 156 147" svg:d="M156 73c0-40-35-73-79-73-42 0-77 33-77 73 0 41 35 74 77 74 44 0 79-33 79-74z">
          <text:p/>
        </draw:path>
        <draw:path draw:style-name="gr17" draw:text-style-name="P6" draw:layer="layout" svg:width="0.155cm" svg:height="0.146cm" svg:x="16.571cm" svg:y="23.875cm" svg:viewBox="0 0 156 147" svg:d="M156 73c0-40-35-73-79-73-42 0-77 33-77 73s35 74 77 74c44 0 79-34 79-74z">
          <text:p/>
        </draw:path>
        <draw:path draw:style-name="gr17" draw:text-style-name="P6" draw:layer="layout" svg:width="0.156cm" svg:height="0.146cm" svg:x="16.573cm" svg:y="23.389cm" svg:viewBox="0 0 157 147" svg:d="M157 74c0-40-35-74-79-74-43 0-78 34-78 74s35 73 78 73c44 0 79-33 79-73z">
          <text:p/>
        </draw:path>
        <draw:path draw:style-name="gr17" draw:text-style-name="P6" draw:layer="layout" svg:width="0.155cm" svg:height="0.146cm" svg:x="16.571cm" svg:y="22.999cm" svg:viewBox="0 0 156 147" svg:d="M156 73c0-40-35-73-79-73-42 0-77 33-77 73s35 74 77 74c44 0 79-34 79-74z">
          <text:p/>
        </draw:path>
        <draw:path draw:style-name="gr17" draw:text-style-name="P6" draw:layer="layout" svg:width="0.155cm" svg:height="0.146cm" svg:x="16.571cm" svg:y="22.562cm" svg:viewBox="0 0 156 147" svg:d="M156 73c0-40-35-73-79-73-42 0-77 33-77 73s35 74 77 74c44 0 79-34 79-74z">
          <text:p/>
        </draw:path>
        <draw:path draw:style-name="gr17" draw:text-style-name="P6" draw:layer="layout" svg:width="0.155cm" svg:height="0.145cm" svg:x="16.571cm" svg:y="22.222cm" svg:viewBox="0 0 156 146" svg:d="M156 74c0-42-35-74-79-74-42 0-77 32-77 74 0 40 35 72 77 72 44 0 79-32 79-72z">
          <text:p/>
        </draw:path>
        <draw:path draw:style-name="gr17" draw:text-style-name="P6" draw:layer="layout" svg:width="0.155cm" svg:height="0.146cm" svg:x="16.571cm" svg:y="21.881cm" svg:viewBox="0 0 156 147" svg:d="M156 73c0-40-35-73-79-73-42 0-77 33-77 73 0 41 35 74 77 74 44 0 79-33 79-74z">
          <text:p/>
        </draw:path>
        <draw:path draw:style-name="gr17" draw:text-style-name="P6" draw:layer="layout" svg:width="0.156cm" svg:height="0.146cm" svg:x="16.573cm" svg:y="21.543cm" svg:viewBox="0 0 157 147" svg:d="M157 73c0-40-35-73-79-73-43 0-78 33-78 73s35 74 78 74c44 0 79-34 79-74z">
          <text:p/>
        </draw:path>
        <draw:path draw:style-name="gr17" draw:text-style-name="P6" draw:layer="layout" svg:width="0.155cm" svg:height="0.146cm" svg:x="16.571cm" svg:y="21.202cm" svg:viewBox="0 0 156 147" svg:d="M156 74c0-41-35-74-79-74-42 0-77 33-77 74 0 40 35 73 77 73 44 0 79-33 79-73z">
          <text:p/>
        </draw:path>
        <draw:path draw:style-name="gr17" draw:text-style-name="P6" draw:layer="layout" svg:width="0.155cm" svg:height="0.146cm" svg:x="16.571cm" svg:y="20.521cm" svg:viewBox="0 0 156 147" svg:d="M156 73c0-40-35-73-79-73-42 0-77 33-77 73s35 74 77 74c44 0 79-34 79-74z">
          <text:p/>
        </draw:path>
        <draw:path draw:style-name="gr17" draw:text-style-name="P6" draw:layer="layout" svg:width="0.155cm" svg:height="0.145cm" svg:x="16.571cm" svg:y="20.862cm" svg:viewBox="0 0 156 146" svg:d="M156 73c0-40-35-73-79-73-42 0-77 33-77 73 0 41 35 73 77 73 44 0 79-32 79-73z">
          <text:p/>
        </draw:path>
        <draw:path draw:style-name="gr17" draw:text-style-name="P6" draw:layer="layout" svg:width="0.155cm" svg:height="0.146cm" svg:x="16.571cm" svg:y="20.23cm" svg:viewBox="0 0 156 147" svg:d="M156 73c0-40-35-73-79-73-42 0-77 33-77 73s35 74 77 74c44 0 79-34 79-74z">
          <text:p/>
        </draw:path>
        <draw:path draw:style-name="gr17" draw:text-style-name="P6" draw:layer="layout" svg:width="0.155cm" svg:height="0.146cm" svg:x="16.571cm" svg:y="19.988cm" svg:viewBox="0 0 156 147" svg:d="M156 73c0-40-35-73-79-73-42 0-77 33-77 73 0 41 35 74 77 74 44 0 79-33 79-74z">
          <text:p/>
        </draw:path>
        <draw:path draw:style-name="gr17" draw:text-style-name="P6" draw:layer="layout" svg:width="0.155cm" svg:height="0.146cm" svg:x="16.571cm" svg:y="19.697cm" svg:viewBox="0 0 156 147" svg:d="M156 73c0-40-35-73-79-73-42 0-77 33-77 73 0 41 35 74 77 74 44 0 79-33 79-74z">
          <text:p/>
        </draw:path>
        <draw:path draw:style-name="gr17" draw:text-style-name="P6" draw:layer="layout" svg:width="0.155cm" svg:height="0.145cm" svg:x="16.571cm" svg:y="19.453cm" svg:viewBox="0 0 156 146" svg:d="M156 73c0-41-35-73-79-73-42 0-77 32-77 73s35 73 77 73c44 0 79-32 79-73z">
          <text:p/>
        </draw:path>
        <draw:path draw:style-name="gr17" draw:text-style-name="P6" draw:layer="layout" svg:width="0.155cm" svg:height="0.146cm" svg:x="16.571cm" svg:y="19.161cm" svg:viewBox="0 0 156 147" svg:d="M156 74c0-41-35-74-79-74-42 0-77 33-77 74 0 40 35 73 77 73 44 0 79-33 79-73z">
          <text:p/>
        </draw:path>
        <draw:path draw:style-name="gr17" draw:text-style-name="P6" draw:layer="layout" svg:width="0.155cm" svg:height="0.146cm" svg:x="16.571cm" svg:y="18.919cm" svg:viewBox="0 0 156 147" svg:d="M156 74c0-40-35-74-79-74-42 0-77 34-77 74s35 73 77 73c44 0 79-33 79-73z">
          <text:p/>
        </draw:path>
        <draw:path draw:style-name="gr17" draw:text-style-name="P6" draw:layer="layout" svg:width="0.156cm" svg:height="0.146cm" svg:x="16.573cm" svg:y="18.675cm" svg:viewBox="0 0 157 147" svg:d="M157 73c0-40-35-73-79-73-43 0-78 33-78 73 0 41 35 74 78 74 44 0 79-33 79-74z">
          <text:p/>
        </draw:path>
        <draw:path draw:style-name="gr17" draw:text-style-name="P6" draw:layer="layout" svg:width="0.156cm" svg:height="0.146cm" svg:x="16.573cm" svg:y="18.48cm" svg:viewBox="0 0 157 147" svg:d="M157 74c0-40-35-74-79-74-43 0-78 34-78 74s35 73 78 73c44 0 79-33 79-73z">
          <text:p/>
        </draw:path>
        <draw:path draw:style-name="gr17" draw:text-style-name="P6" draw:layer="layout" svg:width="0.156cm" svg:height="0.146cm" svg:x="16.573cm" svg:y="18.189cm" svg:viewBox="0 0 157 147" svg:d="M157 74c0-40-35-74-79-74-43 0-78 34-78 74s35 73 78 73c44 0 79-33 79-73z">
          <text:p/>
        </draw:path>
        <draw:path draw:style-name="gr17" draw:text-style-name="P6" draw:layer="layout" svg:width="0.156cm" svg:height="0.145cm" svg:x="15.12cm" svg:y="26.983cm" svg:viewBox="0 0 157 146" svg:d="M157 74c0-42-36-74-79-74s-78 32-78 74c0 40 35 72 78 72s79-32 79-72z">
          <text:p/>
        </draw:path>
        <draw:path draw:style-name="gr17" draw:text-style-name="P6" draw:layer="layout" svg:width="0.156cm" svg:height="0.146cm" svg:x="15.12cm" svg:y="26.499cm" svg:viewBox="0 0 157 147" svg:d="M157 73c0-40-36-73-79-73s-78 33-78 73c0 41 35 74 78 74s79-33 79-74z">
          <text:p/>
        </draw:path>
        <draw:path draw:style-name="gr17" draw:text-style-name="P6" draw:layer="layout" svg:width="0.156cm" svg:height="0.146cm" svg:x="15.12cm" svg:y="25.573cm" svg:viewBox="0 0 157 147" svg:d="M157 74c0-40-36-74-79-74s-78 34-78 74 35 73 78 73 79-33 79-73z">
          <text:p/>
        </draw:path>
        <draw:path draw:style-name="gr17" draw:text-style-name="P6" draw:layer="layout" svg:width="0.156cm" svg:height="0.145cm" svg:x="15.12cm" svg:y="26.013cm" svg:viewBox="0 0 157 146" svg:d="M157 74c0-41-36-74-79-74s-78 33-78 74c0 40 35 72 78 72s79-32 79-72z">
          <text:p/>
        </draw:path>
        <draw:path draw:style-name="gr17" draw:text-style-name="P6" draw:layer="layout" svg:width="0.155cm" svg:height="0.146cm" svg:x="15.126cm" svg:y="25.186cm" svg:viewBox="0 0 156 147" svg:d="M156 73c0-40-36-73-79-73s-77 33-77 73 34 74 77 74 79-34 79-74z">
          <text:p/>
        </draw:path>
        <draw:path draw:style-name="gr17" draw:text-style-name="P6" draw:layer="layout" svg:width="0.156cm" svg:height="0.146cm" svg:x="15.12cm" svg:y="24.749cm" svg:viewBox="0 0 157 147" svg:d="M157 73c0-40-36-73-79-73s-78 33-78 73 35 74 78 74 79-34 79-74z">
          <text:p/>
        </draw:path>
        <draw:path draw:style-name="gr17" draw:text-style-name="P6" draw:layer="layout" svg:width="0.156cm" svg:height="0.146cm" svg:x="15.12cm" svg:y="24.359cm" svg:viewBox="0 0 157 147" svg:d="M157 73c0-40-36-73-79-73s-78 33-78 73c0 41 35 74 78 74s79-33 79-74z">
          <text:p/>
        </draw:path>
        <draw:path draw:style-name="gr17" draw:text-style-name="P6" draw:layer="layout" svg:width="0.156cm" svg:height="0.146cm" svg:x="15.12cm" svg:y="23.922cm" svg:viewBox="0 0 157 147" svg:d="M157 73c0-40-36-73-79-73s-78 33-78 73c0 41 35 74 78 74s79-33 79-74z">
          <text:p/>
        </draw:path>
        <draw:path draw:style-name="gr17" draw:text-style-name="P6" draw:layer="layout" svg:width="0.155cm" svg:height="0.145cm" svg:x="15.123cm" svg:y="23.535cm" svg:viewBox="0 0 156 146" svg:d="M156 74c0-40-35-74-78-74s-78 34-78 74 35 72 78 72 78-32 78-72z">
          <text:p/>
        </draw:path>
        <draw:path draw:style-name="gr17" draw:text-style-name="P6" draw:layer="layout" svg:width="0.155cm" svg:height="0.145cm" svg:x="15.123cm" svg:y="23.145cm" svg:viewBox="0 0 156 146" svg:d="M156 73c0-40-35-73-78-73s-78 33-78 73 35 73 78 73 78-33 78-73z">
          <text:p/>
        </draw:path>
        <draw:path draw:style-name="gr17" draw:text-style-name="P6" draw:layer="layout" svg:width="0.156cm" svg:height="0.146cm" svg:x="15.12cm" svg:y="22.804cm" svg:viewBox="0 0 157 147" svg:d="M157 74c0-41-36-74-79-74s-78 33-78 74c0 40 35 73 78 73s79-33 79-73z">
          <text:p/>
        </draw:path>
        <draw:path draw:style-name="gr17" draw:text-style-name="P6" draw:layer="layout" svg:width="0.156cm" svg:height="0.146cm" svg:x="15.12cm" svg:y="22.466cm" svg:viewBox="0 0 157 147" svg:d="M157 73c0-40-36-73-79-73s-78 33-78 73c0 41 35 74 78 74s79-33 79-74z">
          <text:p/>
        </draw:path>
        <draw:path draw:style-name="gr17" draw:text-style-name="P6" draw:layer="layout" svg:width="0.156cm" svg:height="0.146cm" svg:x="15.12cm" svg:y="22.175cm" svg:viewBox="0 0 157 147" svg:d="M157 73c0-40-36-73-79-73s-78 33-78 73c0 41 35 74 78 74s79-33 79-74z">
          <text:p/>
        </draw:path>
        <draw:path draw:style-name="gr17" draw:text-style-name="P6" draw:layer="layout" svg:width="0.156cm" svg:height="0.146cm" svg:x="15.12cm" svg:y="21.881cm" svg:viewBox="0 0 157 147" svg:d="M157 73c0-40-36-73-79-73s-78 33-78 73c0 41 35 74 78 74s79-33 79-74z">
          <text:p/>
        </draw:path>
        <draw:path draw:style-name="gr17" draw:text-style-name="P6" draw:layer="layout" svg:width="0.155cm" svg:height="0.146cm" svg:x="15.123cm" svg:y="21.543cm" svg:viewBox="0 0 156 147" svg:d="M156 73c0-40-35-73-78-73s-78 33-78 73 35 74 78 74 78-34 78-74z">
          <text:p/>
        </draw:path>
        <draw:path draw:style-name="gr17" draw:text-style-name="P6" draw:layer="layout" svg:width="0.155cm" svg:height="0.145cm" svg:x="15.123cm" svg:y="21.252cm" svg:viewBox="0 0 156 146" svg:d="M156 73c0-40-35-73-78-73s-78 33-78 73 35 73 78 73 78-33 78-73z">
          <text:p/>
        </draw:path>
        <draw:path draw:style-name="gr17" draw:text-style-name="P6" draw:layer="layout" svg:width="0.156cm" svg:height="0.146cm" svg:x="15.12cm" svg:y="21.007cm" svg:viewBox="0 0 157 147" svg:d="M157 73c0-40-36-73-79-73s-78 33-78 73c0 41 35 74 78 74s79-33 79-74z">
          <text:p/>
        </draw:path>
        <draw:path draw:style-name="gr17" draw:text-style-name="P6" draw:layer="layout" svg:width="0.156cm" svg:height="0.146cm" svg:x="15.12cm" svg:y="20.425cm" svg:viewBox="0 0 157 147" svg:d="M157 73c0-40-36-73-79-73s-78 33-78 73c0 41 35 74 78 74s79-33 79-74z">
          <text:p/>
        </draw:path>
        <draw:path draw:style-name="gr17" draw:text-style-name="P6" draw:layer="layout" svg:width="0.155cm" svg:height="0.145cm" svg:x="15.126cm" svg:y="20.181cm" svg:viewBox="0 0 156 146" svg:d="M156 73c0-41-36-73-79-73s-77 32-77 73 34 73 77 73 79-32 79-73z">
          <text:p/>
        </draw:path>
        <draw:path draw:style-name="gr17" draw:text-style-name="P6" draw:layer="layout" svg:width="0.156cm" svg:height="0.146cm" svg:x="15.12cm" svg:y="20.716cm" svg:viewBox="0 0 157 147" svg:d="M157 73c0-40-36-73-79-73s-78 33-78 73c0 41 35 74 78 74s79-33 79-74z">
          <text:p/>
        </draw:path>
        <draw:path draw:style-name="gr17" draw:text-style-name="P6" draw:layer="layout" svg:width="0.156cm" svg:height="0.145cm" svg:x="15.12cm" svg:y="19.939cm" svg:viewBox="0 0 157 146" svg:d="M157 73c0-40-36-73-79-73s-78 33-78 73 35 73 78 73 79-33 79-73z">
          <text:p/>
        </draw:path>
        <draw:path draw:style-name="gr17" draw:text-style-name="P6" draw:layer="layout" svg:width="0.156cm" svg:height="0.145cm" svg:x="15.12cm" svg:y="19.744cm" svg:viewBox="0 0 157 146" svg:d="M157 74c0-41-36-74-79-74s-78 33-78 74c0 40 35 72 78 72s79-32 79-72z">
          <text:p/>
        </draw:path>
        <draw:path draw:style-name="gr17" draw:text-style-name="P6" draw:layer="layout" svg:width="0.156cm" svg:height="0.147cm" svg:x="15.12cm" svg:y="19.502cm" svg:viewBox="0 0 157 148" svg:d="M157 74c0-40-36-74-79-74s-78 34-78 74 35 74 78 74 79-34 79-74z">
          <text:p/>
        </draw:path>
        <draw:path draw:style-name="gr17" draw:text-style-name="P6" draw:layer="layout" svg:width="0.156cm" svg:height="0.145cm" svg:x="15.12cm" svg:y="19.258cm" svg:viewBox="0 0 157 146" svg:d="M157 72c0-40-36-72-79-72s-78 32-78 72c0 42 35 74 78 74s79-32 79-74z">
          <text:p/>
        </draw:path>
        <draw:path draw:style-name="gr17" draw:text-style-name="P6" draw:layer="layout" svg:width="0.156cm" svg:height="0.146cm" svg:x="15.12cm" svg:y="19.065cm" svg:viewBox="0 0 157 147" svg:d="M157 74c0-40-36-74-79-74s-78 34-78 74 35 73 78 73 79-33 79-73z">
          <text:p/>
        </draw:path>
        <draw:path draw:style-name="gr17" draw:text-style-name="P6" draw:layer="layout" svg:width="0.156cm" svg:height="0.146cm" svg:x="15.12cm" svg:y="18.87cm" svg:viewBox="0 0 157 147" svg:d="M157 74c0-41-36-74-79-74s-78 33-78 74c0 40 35 73 78 73s79-33 79-73z">
          <text:p/>
        </draw:path>
        <draw:path draw:style-name="gr17" draw:text-style-name="P6" draw:layer="layout" svg:width="0.155cm" svg:height="0.146cm" svg:x="15.123cm" svg:y="18.675cm" svg:viewBox="0 0 156 147" svg:d="M156 73c0-40-35-73-78-73s-78 33-78 73c0 41 35 74 78 74s78-33 78-74z">
          <text:p/>
        </draw:path>
        <draw:path draw:style-name="gr17" draw:text-style-name="P6" draw:layer="layout" svg:width="0.155cm" svg:height="0.146cm" svg:x="15.123cm" svg:y="18.48cm" svg:viewBox="0 0 156 147" svg:d="M156 74c0-40-35-74-78-74s-78 34-78 74 35 73 78 73 78-33 78-73z">
          <text:p/>
        </draw:path>
        <draw:path draw:style-name="gr17" draw:text-style-name="P6" draw:layer="layout" svg:width="0.155cm" svg:height="0.146cm" svg:x="15.123cm" svg:y="18.142cm" svg:viewBox="0 0 156 147" svg:d="M156 74c0-41-35-74-78-74s-78 33-78 74c0 40 35 73 78 73s78-33 78-73z">
          <text:p/>
        </draw:path>
        <draw:path draw:style-name="gr17" draw:text-style-name="P6" draw:layer="layout" svg:width="0.156cm" svg:height="0.145cm" svg:x="16.104cm" svg:y="26.983cm" svg:viewBox="0 0 157 146" svg:d="M157 74c0-42-35-74-79-74-43 0-78 32-78 74 0 40 35 72 78 72 44 0 79-32 79-72z">
          <text:p/>
        </draw:path>
        <draw:path draw:style-name="gr17" draw:text-style-name="P6" draw:layer="layout" svg:width="0.156cm" svg:height="0.146cm" svg:x="16.104cm" svg:y="26.499cm" svg:viewBox="0 0 157 147" svg:d="M157 73c0-40-35-73-79-73-43 0-78 33-78 73 0 41 35 74 78 74 44 0 79-33 79-74z">
          <text:p/>
        </draw:path>
        <draw:path draw:style-name="gr17" draw:text-style-name="P6" draw:layer="layout" svg:width="0.156cm" svg:height="0.146cm" svg:x="16.104cm" svg:y="25.573cm" svg:viewBox="0 0 157 147" svg:d="M157 74c0-40-35-74-79-74-43 0-78 34-78 74s35 73 78 73c44 0 79-33 79-73z">
          <text:p/>
        </draw:path>
        <draw:path draw:style-name="gr17" draw:text-style-name="P6" draw:layer="layout" svg:width="0.156cm" svg:height="0.145cm" svg:x="16.104cm" svg:y="26.013cm" svg:viewBox="0 0 157 146" svg:d="M157 74c0-41-35-74-79-74-43 0-78 33-78 74 0 40 35 72 78 72 44 0 79-32 79-72z">
          <text:p/>
        </draw:path>
        <draw:path draw:style-name="gr17" draw:text-style-name="P6" draw:layer="layout" svg:width="0.156cm" svg:height="0.146cm" svg:x="16.109cm" svg:y="25.186cm" svg:viewBox="0 0 157 147" svg:d="M157 73c0-40-35-73-79-73-43 0-78 33-78 73s35 74 78 74c44 0 79-34 79-74z">
          <text:p/>
        </draw:path>
        <draw:path draw:style-name="gr17" draw:text-style-name="P6" draw:layer="layout" svg:width="0.156cm" svg:height="0.146cm" svg:x="16.104cm" svg:y="24.749cm" svg:viewBox="0 0 157 147" svg:d="M157 73c0-40-35-73-79-73-43 0-78 33-78 73s35 74 78 74c44 0 79-34 79-74z">
          <text:p/>
        </draw:path>
        <draw:path draw:style-name="gr17" draw:text-style-name="P6" draw:layer="layout" svg:width="0.156cm" svg:height="0.146cm" svg:x="16.104cm" svg:y="24.359cm" svg:viewBox="0 0 157 147" svg:d="M157 73c0-40-35-73-79-73-43 0-78 33-78 73 0 41 35 74 78 74 44 0 79-33 79-74z">
          <text:p/>
        </draw:path>
        <draw:path draw:style-name="gr17" draw:text-style-name="P6" draw:layer="layout" svg:width="0.156cm" svg:height="0.146cm" svg:x="16.104cm" svg:y="23.922cm" svg:viewBox="0 0 157 147" svg:d="M157 73c0-40-35-73-79-73-43 0-78 33-78 73 0 41 35 74 78 74 44 0 79-33 79-74z">
          <text:p/>
        </draw:path>
        <draw:path draw:style-name="gr17" draw:text-style-name="P6" draw:layer="layout" svg:width="0.155cm" svg:height="0.145cm" svg:x="16.107cm" svg:y="23.535cm" svg:viewBox="0 0 156 146" svg:d="M156 74c0-40-35-74-78-74s-78 34-78 74 35 72 78 72 78-32 78-72z">
          <text:p/>
        </draw:path>
        <draw:path draw:style-name="gr17" draw:text-style-name="P6" draw:layer="layout" svg:width="0.155cm" svg:height="0.145cm" svg:x="16.107cm" svg:y="23.145cm" svg:viewBox="0 0 156 146" svg:d="M156 73c0-40-35-73-78-73s-78 33-78 73 35 73 78 73 78-33 78-73z">
          <text:p/>
        </draw:path>
        <draw:path draw:style-name="gr17" draw:text-style-name="P6" draw:layer="layout" svg:width="0.156cm" svg:height="0.146cm" svg:x="16.104cm" svg:y="22.804cm" svg:viewBox="0 0 157 147" svg:d="M157 74c0-41-35-74-79-74-43 0-78 33-78 74 0 40 35 73 78 73 44 0 79-33 79-73z">
          <text:p/>
        </draw:path>
        <draw:path draw:style-name="gr17" draw:text-style-name="P6" draw:layer="layout" svg:width="0.156cm" svg:height="0.146cm" svg:x="16.104cm" svg:y="22.466cm" svg:viewBox="0 0 157 147" svg:d="M157 73c0-40-35-73-79-73-43 0-78 33-78 73 0 41 35 74 78 74 44 0 79-33 79-74z">
          <text:p/>
        </draw:path>
        <draw:path draw:style-name="gr17" draw:text-style-name="P6" draw:layer="layout" svg:width="0.156cm" svg:height="0.146cm" svg:x="16.104cm" svg:y="22.175cm" svg:viewBox="0 0 157 147" svg:d="M157 73c0-40-35-73-79-73-43 0-78 33-78 73 0 41 35 74 78 74 44 0 79-33 79-74z">
          <text:p/>
        </draw:path>
        <draw:path draw:style-name="gr17" draw:text-style-name="P6" draw:layer="layout" svg:width="0.156cm" svg:height="0.146cm" svg:x="16.104cm" svg:y="21.881cm" svg:viewBox="0 0 157 147" svg:d="M157 73c0-40-35-73-79-73-43 0-78 33-78 73 0 41 35 74 78 74 44 0 79-33 79-74z">
          <text:p/>
        </draw:path>
        <draw:path draw:style-name="gr17" draw:text-style-name="P6" draw:layer="layout" svg:width="0.155cm" svg:height="0.146cm" svg:x="16.107cm" svg:y="21.543cm" svg:viewBox="0 0 156 147" svg:d="M156 73c0-40-35-73-78-73s-78 33-78 73 35 74 78 74 78-34 78-74z">
          <text:p/>
        </draw:path>
        <draw:path draw:style-name="gr17" draw:text-style-name="P6" draw:layer="layout" svg:width="0.155cm" svg:height="0.145cm" svg:x="16.107cm" svg:y="21.252cm" svg:viewBox="0 0 156 146" svg:d="M156 73c0-40-35-73-78-73s-78 33-78 73 35 73 78 73 78-33 78-73z">
          <text:p/>
        </draw:path>
        <draw:path draw:style-name="gr17" draw:text-style-name="P6" draw:layer="layout" svg:width="0.156cm" svg:height="0.146cm" svg:x="16.104cm" svg:y="21.007cm" svg:viewBox="0 0 157 147" svg:d="M157 73c0-40-35-73-79-73-43 0-78 33-78 73 0 41 35 74 78 74 44 0 79-33 79-74z">
          <text:p/>
        </draw:path>
        <draw:path draw:style-name="gr17" draw:text-style-name="P6" draw:layer="layout" svg:width="0.156cm" svg:height="0.146cm" svg:x="16.104cm" svg:y="20.425cm" svg:viewBox="0 0 157 147" svg:d="M157 73c0-40-35-73-79-73-43 0-78 33-78 73 0 41 35 74 78 74 44 0 79-33 79-74z">
          <text:p/>
        </draw:path>
        <draw:path draw:style-name="gr17" draw:text-style-name="P6" draw:layer="layout" svg:width="0.156cm" svg:height="0.145cm" svg:x="16.109cm" svg:y="20.181cm" svg:viewBox="0 0 157 146" svg:d="M157 73c0-41-35-73-79-73-43 0-78 32-78 73s35 73 78 73c44 0 79-32 79-73z">
          <text:p/>
        </draw:path>
        <draw:path draw:style-name="gr17" draw:text-style-name="P6" draw:layer="layout" svg:width="0.156cm" svg:height="0.146cm" svg:x="16.104cm" svg:y="20.716cm" svg:viewBox="0 0 157 147" svg:d="M157 73c0-40-35-73-79-73-43 0-78 33-78 73 0 41 35 74 78 74 44 0 79-33 79-74z">
          <text:p/>
        </draw:path>
        <draw:path draw:style-name="gr17" draw:text-style-name="P6" draw:layer="layout" svg:width="0.156cm" svg:height="0.145cm" svg:x="16.104cm" svg:y="19.939cm" svg:viewBox="0 0 157 146" svg:d="M157 73c0-40-35-73-79-73-43 0-78 33-78 73s35 73 78 73c44 0 79-33 79-73z">
          <text:p/>
        </draw:path>
        <draw:path draw:style-name="gr17" draw:text-style-name="P6" draw:layer="layout" svg:width="0.156cm" svg:height="0.145cm" svg:x="16.104cm" svg:y="19.744cm" svg:viewBox="0 0 157 146" svg:d="M157 74c0-41-35-74-79-74-43 0-78 33-78 74 0 40 35 72 78 72 44 0 79-32 79-72z">
          <text:p/>
        </draw:path>
        <draw:path draw:style-name="gr17" draw:text-style-name="P6" draw:layer="layout" svg:width="0.156cm" svg:height="0.147cm" svg:x="16.104cm" svg:y="19.502cm" svg:viewBox="0 0 157 148" svg:d="M157 74c0-40-35-74-79-74-43 0-78 34-78 74s35 74 78 74c44 0 79-34 79-74z">
          <text:p/>
        </draw:path>
        <draw:path draw:style-name="gr17" draw:text-style-name="P6" draw:layer="layout" svg:width="0.156cm" svg:height="0.145cm" svg:x="16.104cm" svg:y="19.258cm" svg:viewBox="0 0 157 146" svg:d="M157 72c0-40-35-72-79-72-43 0-78 32-78 72 0 42 35 74 78 74 44 0 79-32 79-74z">
          <text:p/>
        </draw:path>
        <draw:path draw:style-name="gr17" draw:text-style-name="P6" draw:layer="layout" svg:width="0.156cm" svg:height="0.146cm" svg:x="16.104cm" svg:y="19.065cm" svg:viewBox="0 0 157 147" svg:d="M157 74c0-40-35-74-79-74-43 0-78 34-78 74s35 73 78 73c44 0 79-33 79-73z">
          <text:p/>
        </draw:path>
        <draw:path draw:style-name="gr17" draw:text-style-name="P6" draw:layer="layout" svg:width="0.156cm" svg:height="0.146cm" svg:x="16.104cm" svg:y="18.87cm" svg:viewBox="0 0 157 147" svg:d="M157 74c0-41-35-74-79-74-43 0-78 33-78 74 0 40 35 73 78 73 44 0 79-33 79-73z">
          <text:p/>
        </draw:path>
        <draw:path draw:style-name="gr17" draw:text-style-name="P6" draw:layer="layout" svg:width="0.155cm" svg:height="0.146cm" svg:x="16.107cm" svg:y="18.675cm" svg:viewBox="0 0 156 147" svg:d="M156 73c0-40-35-73-78-73s-78 33-78 73c0 41 35 74 78 74s78-33 78-74z">
          <text:p/>
        </draw:path>
        <draw:path draw:style-name="gr17" draw:text-style-name="P6" draw:layer="layout" svg:width="0.155cm" svg:height="0.146cm" svg:x="16.107cm" svg:y="18.48cm" svg:viewBox="0 0 156 147" svg:d="M156 74c0-40-35-74-78-74s-78 34-78 74 35 73 78 73 78-33 78-73z">
          <text:p/>
        </draw:path>
        <draw:path draw:style-name="gr17" draw:text-style-name="P6" draw:layer="layout" svg:width="0.155cm" svg:height="0.146cm" svg:x="16.107cm" svg:y="18.142cm" svg:viewBox="0 0 156 147" svg:d="M156 74c0-41-35-74-78-74s-78 33-78 74c0 40 35 73 78 73s78-33 78-73z">
          <text:p/>
        </draw:path>
        <draw:path draw:style-name="gr17" draw:text-style-name="P6" draw:layer="layout" svg:width="0.156cm" svg:height="0.145cm" svg:x="13.195cm" svg:y="26.983cm" svg:viewBox="0 0 157 146" svg:d="M157 74c0-42-35-74-78-74-44 0-79 32-79 74 0 40 35 72 79 72 43 0 78-32 78-72z">
          <text:p/>
        </draw:path>
        <draw:path draw:style-name="gr17" draw:text-style-name="P6" draw:layer="layout" svg:width="0.156cm" svg:height="0.146cm" svg:x="13.195cm" svg:y="26.4cm" svg:viewBox="0 0 157 147" svg:d="M157 74c0-41-35-74-78-74-44 0-79 33-79 74 0 40 35 73 79 73 43 0 78-33 78-73z">
          <text:p/>
        </draw:path>
        <draw:path draw:style-name="gr17" draw:text-style-name="P6" draw:layer="layout" svg:width="0.156cm" svg:height="0.145cm" svg:x="13.195cm" svg:y="25.818cm" svg:viewBox="0 0 157 146" svg:d="M157 74c0-42-35-74-78-74-44 0-79 32-79 74 0 40 35 72 79 72 43 0 78-32 78-72z">
          <text:p/>
        </draw:path>
        <draw:path draw:style-name="gr17" draw:text-style-name="P6" draw:layer="layout" svg:width="0.155cm" svg:height="0.146cm" svg:x="13.201cm" svg:y="25.282cm" svg:viewBox="0 0 156 147" svg:d="M156 74c0-40-35-74-77-74-44 0-79 34-79 74s35 73 79 73c42 0 77-33 77-73z">
          <text:p/>
        </draw:path>
        <draw:path draw:style-name="gr17" draw:text-style-name="P6" draw:layer="layout" svg:width="0.156cm" svg:height="0.146cm" svg:x="13.195cm" svg:y="24.798cm" svg:viewBox="0 0 157 147" svg:d="M157 74c0-41-35-74-78-74-44 0-79 33-79 74 0 40 35 73 79 73 43 0 78-33 78-73z">
          <text:p/>
        </draw:path>
        <draw:path draw:style-name="gr17" draw:text-style-name="P6" draw:layer="layout" svg:width="0.156cm" svg:height="0.146cm" svg:x="13.195cm" svg:y="24.359cm" svg:viewBox="0 0 157 147" svg:d="M157 73c0-40-35-73-78-73-44 0-79 33-79 73 0 41 35 74 79 74 43 0 78-33 78-74z">
          <text:p/>
        </draw:path>
        <draw:path draw:style-name="gr17" draw:text-style-name="P6" draw:layer="layout" svg:width="0.156cm" svg:height="0.146cm" svg:x="13.195cm" svg:y="23.875cm" svg:viewBox="0 0 157 147" svg:d="M157 73c0-40-35-73-78-73-44 0-79 33-79 73s35 74 79 74c43 0 78-34 78-74z">
          <text:p/>
        </draw:path>
        <draw:path draw:style-name="gr17" draw:text-style-name="P6" draw:layer="layout" svg:width="0.156cm" svg:height="0.146cm" svg:x="13.198cm" svg:y="23.389cm" svg:viewBox="0 0 157 147" svg:d="M157 74c0-40-35-74-78-74-44 0-79 34-79 74s35 73 79 73c43 0 78-33 78-73z">
          <text:p/>
        </draw:path>
        <draw:path draw:style-name="gr17" draw:text-style-name="P6" draw:layer="layout" svg:width="0.156cm" svg:height="0.146cm" svg:x="13.195cm" svg:y="22.999cm" svg:viewBox="0 0 157 147" svg:d="M157 73c0-40-35-73-78-73-44 0-79 33-79 73s35 74 79 74c43 0 78-34 78-74z">
          <text:p/>
        </draw:path>
        <draw:path draw:style-name="gr17" draw:text-style-name="P6" draw:layer="layout" svg:width="0.156cm" svg:height="0.146cm" svg:x="13.195cm" svg:y="22.562cm" svg:viewBox="0 0 157 147" svg:d="M157 73c0-40-35-73-78-73-44 0-79 33-79 73s35 74 79 74c43 0 78-34 78-74z">
          <text:p/>
        </draw:path>
        <draw:path draw:style-name="gr17" draw:text-style-name="P6" draw:layer="layout" svg:width="0.156cm" svg:height="0.145cm" svg:x="13.195cm" svg:y="22.222cm" svg:viewBox="0 0 157 146" svg:d="M157 74c0-42-35-74-78-74-44 0-79 32-79 74 0 40 35 72 79 72 43 0 78-32 78-72z">
          <text:p/>
        </draw:path>
        <draw:path draw:style-name="gr17" draw:text-style-name="P6" draw:layer="layout" svg:width="0.156cm" svg:height="0.146cm" svg:x="13.195cm" svg:y="21.881cm" svg:viewBox="0 0 157 147" svg:d="M157 73c0-40-35-73-78-73-44 0-79 33-79 73 0 41 35 74 79 74 43 0 78-33 78-74z">
          <text:p/>
        </draw:path>
        <draw:path draw:style-name="gr17" draw:text-style-name="P6" draw:layer="layout" svg:width="0.156cm" svg:height="0.146cm" svg:x="13.198cm" svg:y="21.543cm" svg:viewBox="0 0 157 147" svg:d="M157 73c0-40-35-73-78-73-44 0-79 33-79 73s35 74 79 74c43 0 78-34 78-74z">
          <text:p/>
        </draw:path>
        <draw:path draw:style-name="gr17" draw:text-style-name="P6" draw:layer="layout" svg:width="0.156cm" svg:height="0.146cm" svg:x="13.195cm" svg:y="21.202cm" svg:viewBox="0 0 157 147" svg:d="M157 74c0-41-35-74-78-74-44 0-79 33-79 74 0 40 35 73 79 73 43 0 78-33 78-73z">
          <text:p/>
        </draw:path>
        <draw:path draw:style-name="gr17" draw:text-style-name="P6" draw:layer="layout" svg:width="0.156cm" svg:height="0.146cm" svg:x="13.195cm" svg:y="20.521cm" svg:viewBox="0 0 157 147" svg:d="M157 73c0-40-35-73-78-73-44 0-79 33-79 73s35 74 79 74c43 0 78-34 78-74z">
          <text:p/>
        </draw:path>
        <draw:path draw:style-name="gr17" draw:text-style-name="P6" draw:layer="layout" svg:width="0.156cm" svg:height="0.145cm" svg:x="13.195cm" svg:y="20.862cm" svg:viewBox="0 0 157 146" svg:d="M157 73c0-40-35-73-78-73-44 0-79 33-79 73 0 41 35 73 79 73 43 0 78-32 78-73z">
          <text:p/>
        </draw:path>
        <draw:path draw:style-name="gr17" draw:text-style-name="P6" draw:layer="layout" svg:width="0.156cm" svg:height="0.146cm" svg:x="13.195cm" svg:y="20.23cm" svg:viewBox="0 0 157 147" svg:d="M157 73c0-40-35-73-78-73-44 0-79 33-79 73s35 74 79 74c43 0 78-34 78-74z">
          <text:p/>
        </draw:path>
        <draw:path draw:style-name="gr17" draw:text-style-name="P6" draw:layer="layout" svg:width="0.156cm" svg:height="0.146cm" svg:x="13.195cm" svg:y="19.988cm" svg:viewBox="0 0 157 147" svg:d="M157 73c0-40-35-73-78-73-44 0-79 33-79 73 0 41 35 74 79 74 43 0 78-33 78-74z">
          <text:p/>
        </draw:path>
        <draw:path draw:style-name="gr17" draw:text-style-name="P6" draw:layer="layout" svg:width="0.156cm" svg:height="0.146cm" svg:x="13.195cm" svg:y="19.697cm" svg:viewBox="0 0 157 147" svg:d="M157 73c0-40-35-73-78-73-44 0-79 33-79 73 0 41 35 74 79 74 43 0 78-33 78-74z">
          <text:p/>
        </draw:path>
        <draw:path draw:style-name="gr17" draw:text-style-name="P6" draw:layer="layout" svg:width="0.156cm" svg:height="0.145cm" svg:x="13.195cm" svg:y="19.453cm" svg:viewBox="0 0 157 146" svg:d="M157 73c0-41-35-73-78-73-44 0-79 32-79 73s35 73 79 73c43 0 78-32 78-73z">
          <text:p/>
        </draw:path>
        <draw:path draw:style-name="gr17" draw:text-style-name="P6" draw:layer="layout" svg:width="0.156cm" svg:height="0.146cm" svg:x="13.195cm" svg:y="19.161cm" svg:viewBox="0 0 157 147" svg:d="M157 74c0-41-35-74-78-74-44 0-79 33-79 74 0 40 35 73 79 73 43 0 78-33 78-73z">
          <text:p/>
        </draw:path>
        <draw:path draw:style-name="gr17" draw:text-style-name="P6" draw:layer="layout" svg:width="0.156cm" svg:height="0.146cm" svg:x="13.195cm" svg:y="18.919cm" svg:viewBox="0 0 157 147" svg:d="M157 74c0-40-35-74-78-74-44 0-79 34-79 74s35 73 79 73c43 0 78-33 78-73z">
          <text:p/>
        </draw:path>
        <draw:path draw:style-name="gr17" draw:text-style-name="P6" draw:layer="layout" svg:width="0.156cm" svg:height="0.146cm" svg:x="13.198cm" svg:y="18.675cm" svg:viewBox="0 0 157 147" svg:d="M157 73c0-40-35-73-78-73-44 0-79 33-79 73 0 41 35 74 79 74 43 0 78-33 78-74z">
          <text:p/>
        </draw:path>
        <draw:path draw:style-name="gr17" draw:text-style-name="P6" draw:layer="layout" svg:width="0.156cm" svg:height="0.146cm" svg:x="13.198cm" svg:y="18.48cm" svg:viewBox="0 0 157 147" svg:d="M157 74c0-40-35-74-78-74-44 0-79 34-79 74s35 73 79 73c43 0 78-33 78-73z">
          <text:p/>
        </draw:path>
        <draw:path draw:style-name="gr17" draw:text-style-name="P6" draw:layer="layout" svg:width="0.156cm" svg:height="0.146cm" svg:x="13.198cm" svg:y="18.189cm" svg:viewBox="0 0 157 147" svg:d="M157 74c0-40-35-74-78-74-44 0-79 34-79 74s35 73 79 73c43 0 78-33 78-73z">
          <text:p/>
        </draw:path>
        <draw:path draw:style-name="gr17" draw:text-style-name="P6" draw:layer="layout" svg:width="0.156cm" svg:height="0.145cm" svg:x="17.557cm" svg:y="26.983cm" svg:viewBox="0 0 157 146" svg:d="M157 74c0-42-35-74-78-74-44 0-79 32-79 74 0 40 35 72 79 72 43 0 78-32 78-72z">
          <text:p/>
        </draw:path>
        <draw:path draw:style-name="gr17" draw:text-style-name="P6" draw:layer="layout" svg:width="0.156cm" svg:height="0.146cm" svg:x="17.557cm" svg:y="26.4cm" svg:viewBox="0 0 157 147" svg:d="M157 74c0-41-35-74-78-74-44 0-79 33-79 74 0 40 35 73 79 73 43 0 78-33 78-73z">
          <text:p/>
        </draw:path>
        <draw:path draw:style-name="gr17" draw:text-style-name="P6" draw:layer="layout" svg:width="0.156cm" svg:height="0.145cm" svg:x="17.557cm" svg:y="25.818cm" svg:viewBox="0 0 157 146" svg:d="M157 74c0-42-35-74-78-74-44 0-79 32-79 74 0 40 35 72 79 72 43 0 78-32 78-72z">
          <text:p/>
        </draw:path>
        <draw:path draw:style-name="gr17" draw:text-style-name="P6" draw:layer="layout" svg:width="0.155cm" svg:height="0.146cm" svg:x="17.563cm" svg:y="25.282cm" svg:viewBox="0 0 156 147" svg:d="M156 74c0-40-35-74-78-74-42 0-78 34-78 74s36 73 78 73c43 0 78-33 78-73z">
          <text:p/>
        </draw:path>
        <draw:path draw:style-name="gr17" draw:text-style-name="P6" draw:layer="layout" svg:width="0.156cm" svg:height="0.146cm" svg:x="17.557cm" svg:y="24.798cm" svg:viewBox="0 0 157 147" svg:d="M157 74c0-41-35-74-78-74-44 0-79 33-79 74 0 40 35 73 79 73 43 0 78-33 78-73z">
          <text:p/>
        </draw:path>
        <draw:path draw:style-name="gr17" draw:text-style-name="P6" draw:layer="layout" svg:width="0.156cm" svg:height="0.146cm" svg:x="17.557cm" svg:y="24.359cm" svg:viewBox="0 0 157 147" svg:d="M157 73c0-40-35-73-78-73-44 0-79 33-79 73 0 41 35 74 79 74 43 0 78-33 78-74z">
          <text:p/>
        </draw:path>
        <draw:path draw:style-name="gr17" draw:text-style-name="P6" draw:layer="layout" svg:width="0.156cm" svg:height="0.146cm" svg:x="17.557cm" svg:y="23.875cm" svg:viewBox="0 0 157 147" svg:d="M157 73c0-40-35-73-78-73-44 0-79 33-79 73s35 74 79 74c43 0 78-34 78-74z">
          <text:p/>
        </draw:path>
        <draw:path draw:style-name="gr17" draw:text-style-name="P6" draw:layer="layout" svg:width="0.156cm" svg:height="0.146cm" svg:x="17.56cm" svg:y="23.389cm" svg:viewBox="0 0 157 147" svg:d="M157 74c0-40-35-74-78-74s-79 34-79 74 36 73 79 73 78-33 78-73z">
          <text:p/>
        </draw:path>
        <draw:path draw:style-name="gr17" draw:text-style-name="P6" draw:layer="layout" svg:width="0.156cm" svg:height="0.146cm" svg:x="17.557cm" svg:y="22.999cm" svg:viewBox="0 0 157 147" svg:d="M157 73c0-40-35-73-78-73-44 0-79 33-79 73s35 74 79 74c43 0 78-34 78-74z">
          <text:p/>
        </draw:path>
        <draw:path draw:style-name="gr17" draw:text-style-name="P6" draw:layer="layout" svg:width="0.156cm" svg:height="0.146cm" svg:x="17.557cm" svg:y="22.562cm" svg:viewBox="0 0 157 147" svg:d="M157 73c0-40-35-73-78-73-44 0-79 33-79 73s35 74 79 74c43 0 78-34 78-74z">
          <text:p/>
        </draw:path>
        <draw:path draw:style-name="gr17" draw:text-style-name="P6" draw:layer="layout" svg:width="0.156cm" svg:height="0.145cm" svg:x="17.557cm" svg:y="22.222cm" svg:viewBox="0 0 157 146" svg:d="M157 74c0-42-35-74-78-74-44 0-79 32-79 74 0 40 35 72 79 72 43 0 78-32 78-72z">
          <text:p/>
        </draw:path>
        <draw:path draw:style-name="gr17" draw:text-style-name="P6" draw:layer="layout" svg:width="0.156cm" svg:height="0.146cm" svg:x="17.557cm" svg:y="21.881cm" svg:viewBox="0 0 157 147" svg:d="M157 73c0-40-35-73-78-73-44 0-79 33-79 73 0 41 35 74 79 74 43 0 78-33 78-74z">
          <text:p/>
        </draw:path>
        <draw:path draw:style-name="gr17" draw:text-style-name="P6" draw:layer="layout" svg:width="0.156cm" svg:height="0.146cm" svg:x="17.56cm" svg:y="21.543cm" svg:viewBox="0 0 157 147" svg:d="M157 73c0-40-35-73-78-73s-79 33-79 73 36 74 79 74 78-34 78-74z">
          <text:p/>
        </draw:path>
        <draw:path draw:style-name="gr17" draw:text-style-name="P6" draw:layer="layout" svg:width="0.156cm" svg:height="0.146cm" svg:x="17.557cm" svg:y="21.202cm" svg:viewBox="0 0 157 147" svg:d="M157 74c0-41-35-74-78-74-44 0-79 33-79 74 0 40 35 73 79 73 43 0 78-33 78-73z">
          <text:p/>
        </draw:path>
        <draw:path draw:style-name="gr17" draw:text-style-name="P6" draw:layer="layout" svg:width="0.156cm" svg:height="0.146cm" svg:x="17.557cm" svg:y="20.521cm" svg:viewBox="0 0 157 147" svg:d="M157 73c0-40-35-73-78-73-44 0-79 33-79 73s35 74 79 74c43 0 78-34 78-74z">
          <text:p/>
        </draw:path>
        <draw:path draw:style-name="gr17" draw:text-style-name="P6" draw:layer="layout" svg:width="0.156cm" svg:height="0.145cm" svg:x="17.557cm" svg:y="20.862cm" svg:viewBox="0 0 157 146" svg:d="M157 73c0-40-35-73-78-73-44 0-79 33-79 73 0 41 35 73 79 73 43 0 78-32 78-73z">
          <text:p/>
        </draw:path>
        <draw:path draw:style-name="gr17" draw:text-style-name="P6" draw:layer="layout" svg:width="0.156cm" svg:height="0.146cm" svg:x="17.557cm" svg:y="20.23cm" svg:viewBox="0 0 157 147" svg:d="M157 73c0-40-35-73-78-73-44 0-79 33-79 73s35 74 79 74c43 0 78-34 78-74z">
          <text:p/>
        </draw:path>
        <draw:path draw:style-name="gr17" draw:text-style-name="P6" draw:layer="layout" svg:width="0.156cm" svg:height="0.146cm" svg:x="17.557cm" svg:y="19.988cm" svg:viewBox="0 0 157 147" svg:d="M157 73c0-40-35-73-78-73-44 0-79 33-79 73 0 41 35 74 79 74 43 0 78-33 78-74z">
          <text:p/>
        </draw:path>
        <draw:path draw:style-name="gr17" draw:text-style-name="P6" draw:layer="layout" svg:width="0.156cm" svg:height="0.146cm" svg:x="17.557cm" svg:y="19.697cm" svg:viewBox="0 0 157 147" svg:d="M157 73c0-40-35-73-78-73-44 0-79 33-79 73 0 41 35 74 79 74 43 0 78-33 78-74z">
          <text:p/>
        </draw:path>
        <draw:path draw:style-name="gr17" draw:text-style-name="P6" draw:layer="layout" svg:width="0.156cm" svg:height="0.145cm" svg:x="17.557cm" svg:y="19.453cm" svg:viewBox="0 0 157 146" svg:d="M157 73c0-41-35-73-78-73-44 0-79 32-79 73s35 73 79 73c43 0 78-32 78-73z">
          <text:p/>
        </draw:path>
        <draw:path draw:style-name="gr17" draw:text-style-name="P6" draw:layer="layout" svg:width="0.156cm" svg:height="0.146cm" svg:x="17.557cm" svg:y="19.161cm" svg:viewBox="0 0 157 147" svg:d="M157 74c0-41-35-74-78-74-44 0-79 33-79 74 0 40 35 73 79 73 43 0 78-33 78-73z">
          <text:p/>
        </draw:path>
        <draw:path draw:style-name="gr17" draw:text-style-name="P6" draw:layer="layout" svg:width="0.156cm" svg:height="0.146cm" svg:x="17.557cm" svg:y="18.919cm" svg:viewBox="0 0 157 147" svg:d="M157 74c0-40-35-74-78-74-44 0-79 34-79 74s35 73 79 73c43 0 78-33 78-73z">
          <text:p/>
        </draw:path>
        <draw:path draw:style-name="gr17" draw:text-style-name="P6" draw:layer="layout" svg:width="0.156cm" svg:height="0.146cm" svg:x="17.56cm" svg:y="18.675cm" svg:viewBox="0 0 157 147" svg:d="M157 73c0-40-35-73-78-73s-79 33-79 73c0 41 36 74 79 74s78-33 78-74z">
          <text:p/>
        </draw:path>
        <draw:path draw:style-name="gr17" draw:text-style-name="P6" draw:layer="layout" svg:width="0.156cm" svg:height="0.146cm" svg:x="17.56cm" svg:y="18.48cm" svg:viewBox="0 0 157 147" svg:d="M157 74c0-40-35-74-78-74s-79 34-79 74 36 73 79 73 78-33 78-73z">
          <text:p/>
        </draw:path>
        <draw:path draw:style-name="gr17" draw:text-style-name="P6" draw:layer="layout" svg:width="0.156cm" svg:height="0.146cm" svg:x="17.56cm" svg:y="18.189cm" svg:viewBox="0 0 157 147" svg:d="M157 74c0-40-35-74-78-74s-79 34-79 74 36 73 79 73 78-33 78-73z">
          <text:p/>
        </draw:path>
        <draw:path draw:style-name="gr17" draw:text-style-name="P6" draw:layer="layout" svg:width="0.155cm" svg:height="0.146cm" svg:x="13.664cm" svg:y="27.032cm" svg:viewBox="0 0 156 147" svg:d="M156 74c0-40-35-74-77-74-44 0-79 34-79 74s35 73 79 73c42 0 77-33 77-73z">
          <text:p/>
        </draw:path>
        <draw:path draw:style-name="gr17" draw:text-style-name="P6" draw:layer="layout" svg:width="0.155cm" svg:height="0.145cm" svg:x="13.664cm" svg:y="26.546cm" svg:viewBox="0 0 156 146" svg:d="M156 74c0-41-35-74-77-74-44 0-79 33-79 74 0 40 35 72 79 72 42 0 77-32 77-72z">
          <text:p/>
        </draw:path>
        <draw:path draw:style-name="gr17" draw:text-style-name="P6" draw:layer="layout" svg:width="0.155cm" svg:height="0.146cm" svg:x="13.664cm" svg:y="26.158cm" svg:viewBox="0 0 156 147" svg:d="M156 74c0-40-35-74-77-74-44 0-79 34-79 74s35 73 79 73c42 0 77-33 77-73z">
          <text:p/>
        </draw:path>
        <draw:path draw:style-name="gr17" draw:text-style-name="P6" draw:layer="layout" svg:width="0.155cm" svg:height="0.145cm" svg:x="13.664cm" svg:y="25.722cm" svg:viewBox="0 0 156 146" svg:d="M156 73c0-40-35-73-77-73-44 0-79 33-79 73s35 73 79 73c42 0 77-33 77-73z">
          <text:p/>
        </draw:path>
        <draw:path draw:style-name="gr17" draw:text-style-name="P6" draw:layer="layout" svg:width="0.156cm" svg:height="0.146cm" svg:x="13.669cm" svg:y="25.282cm" svg:viewBox="0 0 157 147" svg:d="M157 74c0-40-35-74-78-74-44 0-79 34-79 74s35 73 79 73c43 0 78-33 78-73z">
          <text:p/>
        </draw:path>
        <draw:path draw:style-name="gr17" draw:text-style-name="P6" draw:layer="layout" svg:width="0.155cm" svg:height="0.145cm" svg:x="13.664cm" svg:y="24.895cm" svg:viewBox="0 0 156 146" svg:d="M156 73c0-41-35-73-77-73-44 0-79 32-79 73 0 40 35 73 79 73 42 0 77-33 77-73z">
          <text:p/>
        </draw:path>
        <draw:path draw:style-name="gr17" draw:text-style-name="P6" draw:layer="layout" svg:width="0.155cm" svg:height="0.145cm" svg:x="13.664cm" svg:y="24.505cm" svg:viewBox="0 0 156 146" svg:d="M156 74c0-42-35-74-77-74-44 0-79 32-79 74 0 40 35 72 79 72 42 0 77-32 77-72z">
          <text:p/>
        </draw:path>
        <draw:path draw:style-name="gr17" draw:text-style-name="P6" draw:layer="layout" svg:width="0.155cm" svg:height="0.145cm" svg:x="13.664cm" svg:y="24.167cm" svg:viewBox="0 0 156 146" svg:d="M156 72c0-40-35-72-77-72-44 0-79 32-79 72 0 41 35 74 79 74 42 0 77-33 77-74z">
          <text:p/>
        </draw:path>
        <draw:path draw:style-name="gr17" draw:text-style-name="P6" draw:layer="layout" svg:width="0.155cm" svg:height="0.145cm" svg:x="13.664cm" svg:y="23.777cm" svg:viewBox="0 0 156 146" svg:d="M156 72c0-40-35-72-77-72-44 0-79 32-79 72 0 42 35 74 79 74 42 0 77-32 77-74z">
          <text:p/>
        </draw:path>
        <draw:path draw:style-name="gr17" draw:text-style-name="P6" draw:layer="layout" svg:width="0.156cm" svg:height="0.146cm" svg:x="13.666cm" svg:y="23.436cm" svg:viewBox="0 0 157 147" svg:d="M157 73c0-40-35-73-78-73-44 0-79 33-79 73s35 74 79 74c43 0 78-34 78-74z">
          <text:p/>
        </draw:path>
        <draw:path draw:style-name="gr17" draw:text-style-name="P6" draw:layer="layout" svg:width="0.156cm" svg:height="0.145cm" svg:x="13.666cm" svg:y="23.145cm" svg:viewBox="0 0 157 146" svg:d="M157 73c0-40-35-73-78-73-44 0-79 33-79 73s35 73 79 73c43 0 78-33 78-73z">
          <text:p/>
        </draw:path>
        <draw:path draw:style-name="gr17" draw:text-style-name="P6" draw:layer="layout" svg:width="0.155cm" svg:height="0.146cm" svg:x="13.664cm" svg:y="22.804cm" svg:viewBox="0 0 156 147" svg:d="M156 74c0-41-35-74-77-74-44 0-79 33-79 74 0 40 35 73 79 73 42 0 77-33 77-73z">
          <text:p/>
        </draw:path>
        <draw:path draw:style-name="gr17" draw:text-style-name="P6" draw:layer="layout" svg:width="0.155cm" svg:height="0.146cm" svg:x="13.664cm" svg:y="22.466cm" svg:viewBox="0 0 156 147" svg:d="M156 73c0-40-35-73-77-73-44 0-79 33-79 73 0 41 35 74 79 74 42 0 77-33 77-74z">
          <text:p/>
        </draw:path>
        <draw:path draw:style-name="gr17" draw:text-style-name="P6" draw:layer="layout" svg:width="0.155cm" svg:height="0.146cm" svg:x="13.664cm" svg:y="22.175cm" svg:viewBox="0 0 156 147" svg:d="M156 73c0-40-35-73-77-73-44 0-79 33-79 73 0 41 35 74 79 74 42 0 77-33 77-74z">
          <text:p/>
        </draw:path>
        <draw:path draw:style-name="gr17" draw:text-style-name="P6" draw:layer="layout" svg:width="0.155cm" svg:height="0.145cm" svg:x="13.664cm" svg:y="21.931cm" svg:viewBox="0 0 156 146" svg:d="M156 73c0-41-35-73-77-73-44 0-79 32-79 73 0 40 35 73 79 73 42 0 77-33 77-73z">
          <text:p/>
        </draw:path>
        <draw:path draw:style-name="gr17" draw:text-style-name="P6" draw:layer="layout" svg:width="0.156cm" svg:height="0.146cm" svg:x="13.666cm" svg:y="21.59cm" svg:viewBox="0 0 157 147" svg:d="M157 73c0-40-35-73-78-73-44 0-79 33-79 73 0 41 35 74 79 74 43 0 78-33 78-74z">
          <text:p/>
        </draw:path>
        <draw:path draw:style-name="gr17" draw:text-style-name="P6" draw:layer="layout" svg:width="0.156cm" svg:height="0.146cm" svg:x="13.666cm" svg:y="21.348cm" svg:viewBox="0 0 157 147" svg:d="M157 74c0-41-35-74-78-74-44 0-79 33-79 74 0 40 35 73 79 73 43 0 78-33 78-73z">
          <text:p/>
        </draw:path>
        <draw:path draw:style-name="gr17" draw:text-style-name="P6" draw:layer="layout" svg:width="0.155cm" svg:height="0.145cm" svg:x="13.664cm" svg:y="21.104cm" svg:viewBox="0 0 156 146" svg:d="M156 73c0-41-35-73-77-73-44 0-79 32-79 73 0 40 35 73 79 73 42 0 77-33 77-73z">
          <text:p/>
        </draw:path>
        <draw:path draw:style-name="gr17" draw:text-style-name="P6" draw:layer="layout" svg:width="0.155cm" svg:height="0.146cm" svg:x="13.664cm" svg:y="20.62cm" svg:viewBox="0 0 156 147" svg:d="M156 74c0-41-35-74-77-74-44 0-79 33-79 74 0 40 35 73 79 73 42 0 77-33 77-73z">
          <text:p/>
        </draw:path>
        <draw:path draw:style-name="gr17" draw:text-style-name="P6" draw:layer="layout" svg:width="0.155cm" svg:height="0.145cm" svg:x="13.664cm" svg:y="20.862cm" svg:viewBox="0 0 156 146" svg:d="M156 73c0-40-35-73-77-73-44 0-79 33-79 73 0 41 35 73 79 73 42 0 77-32 77-73z">
          <text:p/>
        </draw:path>
        <draw:path draw:style-name="gr17" draw:text-style-name="P6" draw:layer="layout" svg:width="0.155cm" svg:height="0.145cm" svg:x="13.664cm" svg:y="20.376cm" svg:viewBox="0 0 156 146" svg:d="M156 72c0-40-35-72-77-72-44 0-79 32-79 72 0 41 35 74 79 74 42 0 77-33 77-74z">
          <text:p/>
        </draw:path>
        <draw:path draw:style-name="gr17" draw:text-style-name="P6" draw:layer="layout" svg:width="0.155cm" svg:height="0.145cm" svg:x="13.664cm" svg:y="19.939cm" svg:viewBox="0 0 156 146" svg:d="M156 73c0-40-35-73-77-73-44 0-79 33-79 73s35 73 79 73c42 0 77-33 77-73z">
          <text:p/>
        </draw:path>
        <draw:path draw:style-name="gr17" draw:text-style-name="P6" draw:layer="layout" svg:width="0.155cm" svg:height="0.145cm" svg:x="13.664cm" svg:y="20.134cm" svg:viewBox="0 0 156 146" svg:d="M156 73c0-41-35-73-77-73-44 0-79 32-79 73s35 73 79 73c42 0 77-32 77-73z">
          <text:p/>
        </draw:path>
        <draw:path draw:style-name="gr17" draw:text-style-name="P6" draw:layer="layout" svg:width="0.155cm" svg:height="0.146cm" svg:x="13.664cm" svg:y="19.697cm" svg:viewBox="0 0 156 147" svg:d="M156 73c0-40-35-73-77-73-44 0-79 33-79 73 0 41 35 74 79 74 42 0 77-33 77-74z">
          <text:p/>
        </draw:path>
        <draw:path draw:style-name="gr17" draw:text-style-name="P6" draw:layer="layout" svg:width="0.155cm" svg:height="0.147cm" svg:x="13.664cm" svg:y="19.502cm" svg:viewBox="0 0 156 148" svg:d="M156 74c0-40-35-74-77-74-44 0-79 34-79 74s35 74 79 74c42 0 77-34 77-74z">
          <text:p/>
        </draw:path>
        <draw:path draw:style-name="gr17" draw:text-style-name="P6" draw:layer="layout" svg:width="0.155cm" svg:height="0.145cm" svg:x="13.664cm" svg:y="19.258cm" svg:viewBox="0 0 156 146" svg:d="M156 72c0-40-35-72-77-72-44 0-79 32-79 72 0 42 35 74 79 74 42 0 77-32 77-74z">
          <text:p/>
        </draw:path>
        <draw:path draw:style-name="gr17" draw:text-style-name="P6" draw:layer="layout" svg:width="0.155cm" svg:height="0.146cm" svg:x="13.664cm" svg:y="19.065cm" svg:viewBox="0 0 156 147" svg:d="M156 74c0-40-35-74-77-74-44 0-79 34-79 74s35 73 79 73c42 0 77-33 77-73z">
          <text:p/>
        </draw:path>
        <draw:path draw:style-name="gr17" draw:text-style-name="P6" draw:layer="layout" svg:width="0.155cm" svg:height="0.146cm" svg:x="13.664cm" svg:y="18.87cm" svg:viewBox="0 0 156 147" svg:d="M156 74c0-41-35-74-77-74-44 0-79 33-79 74 0 40 35 73 79 73 42 0 77-33 77-73z">
          <text:p/>
        </draw:path>
        <draw:path draw:style-name="gr17" draw:text-style-name="P6" draw:layer="layout" svg:width="0.156cm" svg:height="0.146cm" svg:x="13.666cm" svg:y="18.675cm" svg:viewBox="0 0 157 147" svg:d="M157 73c0-40-35-73-78-73-44 0-79 33-79 73 0 41 35 74 79 74 43 0 78-33 78-74z">
          <text:p/>
        </draw:path>
        <draw:path draw:style-name="gr17" draw:text-style-name="P6" draw:layer="layout" svg:width="0.156cm" svg:height="0.146cm" svg:x="13.666cm" svg:y="18.48cm" svg:viewBox="0 0 157 147" svg:d="M157 74c0-40-35-74-78-74-44 0-79 34-79 74s35 73 79 73c43 0 78-33 78-73z">
          <text:p/>
        </draw:path>
        <draw:path draw:style-name="gr17" draw:text-style-name="P6" draw:layer="layout" svg:width="0.156cm" svg:height="0.146cm" svg:x="13.666cm" svg:y="18.189cm" svg:viewBox="0 0 157 147" svg:d="M157 74c0-40-35-74-78-74-44 0-79 34-79 74s35 73 79 73c43 0 78-33 78-73z">
          <text:p/>
        </draw:path>
        <draw:path draw:style-name="gr17" draw:text-style-name="P6" draw:layer="layout" svg:width="0.156cm" svg:height="0.146cm" svg:x="14.65cm" svg:y="27.032cm" svg:viewBox="0 0 157 147" svg:d="M157 74c0-40-36-74-79-74s-78 34-78 74 35 73 78 73 79-33 79-73z">
          <text:p/>
        </draw:path>
        <draw:path draw:style-name="gr17" draw:text-style-name="P6" draw:layer="layout" svg:width="0.156cm" svg:height="0.145cm" svg:x="14.65cm" svg:y="26.546cm" svg:viewBox="0 0 157 146" svg:d="M157 74c0-41-36-74-79-74s-78 33-78 74c0 40 35 72 78 72s79-32 79-72z">
          <text:p/>
        </draw:path>
        <draw:path draw:style-name="gr17" draw:text-style-name="P6" draw:layer="layout" svg:width="0.156cm" svg:height="0.146cm" svg:x="14.65cm" svg:y="26.158cm" svg:viewBox="0 0 157 147" svg:d="M157 74c0-40-36-74-79-74s-78 34-78 74 35 73 78 73 79-33 79-73z">
          <text:p/>
        </draw:path>
        <draw:path draw:style-name="gr17" draw:text-style-name="P6" draw:layer="layout" svg:width="0.156cm" svg:height="0.145cm" svg:x="14.65cm" svg:y="25.722cm" svg:viewBox="0 0 157 146" svg:d="M157 73c0-40-36-73-79-73s-78 33-78 73 35 73 78 73 79-33 79-73z">
          <text:p/>
        </draw:path>
        <draw:path draw:style-name="gr17" draw:text-style-name="P6" draw:layer="layout" svg:width="0.155cm" svg:height="0.146cm" svg:x="14.656cm" svg:y="25.282cm" svg:viewBox="0 0 156 147" svg:d="M156 74c0-40-36-74-78-74-43 0-78 34-78 74s35 73 78 73c42 0 78-33 78-73z">
          <text:p/>
        </draw:path>
        <draw:path draw:style-name="gr17" draw:text-style-name="P6" draw:layer="layout" svg:width="0.156cm" svg:height="0.145cm" svg:x="14.65cm" svg:y="24.895cm" svg:viewBox="0 0 157 146" svg:d="M157 73c0-41-36-73-79-73s-78 32-78 73c0 40 35 73 78 73s79-33 79-73z">
          <text:p/>
        </draw:path>
        <draw:path draw:style-name="gr17" draw:text-style-name="P6" draw:layer="layout" svg:width="0.156cm" svg:height="0.145cm" svg:x="14.65cm" svg:y="24.505cm" svg:viewBox="0 0 157 146" svg:d="M157 74c0-42-36-74-79-74s-78 32-78 74c0 40 35 72 78 72s79-32 79-72z">
          <text:p/>
        </draw:path>
        <draw:path draw:style-name="gr17" draw:text-style-name="P6" draw:layer="layout" svg:width="0.156cm" svg:height="0.145cm" svg:x="14.65cm" svg:y="24.167cm" svg:viewBox="0 0 157 146" svg:d="M157 72c0-40-36-72-79-72s-78 32-78 72c0 41 35 74 78 74s79-33 79-74z">
          <text:p/>
        </draw:path>
        <draw:path draw:style-name="gr17" draw:text-style-name="P6" draw:layer="layout" svg:width="0.156cm" svg:height="0.145cm" svg:x="14.65cm" svg:y="23.777cm" svg:viewBox="0 0 157 146" svg:d="M157 72c0-40-36-72-79-72s-78 32-78 72c0 42 35 74 78 74s79-32 79-74z">
          <text:p/>
        </draw:path>
        <draw:path draw:style-name="gr17" draw:text-style-name="P6" draw:layer="layout" svg:width="0.156cm" svg:height="0.146cm" svg:x="14.653cm" svg:y="23.436cm" svg:viewBox="0 0 157 147" svg:d="M157 73c0-40-36-73-79-73s-78 33-78 73 35 74 78 74 79-34 79-74z">
          <text:p/>
        </draw:path>
        <draw:path draw:style-name="gr17" draw:text-style-name="P6" draw:layer="layout" svg:width="0.156cm" svg:height="0.145cm" svg:x="14.653cm" svg:y="23.145cm" svg:viewBox="0 0 157 146" svg:d="M157 73c0-40-36-73-79-73s-78 33-78 73 35 73 78 73 79-33 79-73z">
          <text:p/>
        </draw:path>
        <draw:path draw:style-name="gr17" draw:text-style-name="P6" draw:layer="layout" svg:width="0.156cm" svg:height="0.146cm" svg:x="14.65cm" svg:y="22.804cm" svg:viewBox="0 0 157 147" svg:d="M157 74c0-41-36-74-79-74s-78 33-78 74c0 40 35 73 78 73s79-33 79-73z">
          <text:p/>
        </draw:path>
        <draw:path draw:style-name="gr17" draw:text-style-name="P6" draw:layer="layout" svg:width="0.156cm" svg:height="0.146cm" svg:x="14.65cm" svg:y="22.466cm" svg:viewBox="0 0 157 147" svg:d="M157 73c0-40-36-73-79-73s-78 33-78 73c0 41 35 74 78 74s79-33 79-74z">
          <text:p/>
        </draw:path>
        <draw:path draw:style-name="gr17" draw:text-style-name="P6" draw:layer="layout" svg:width="0.156cm" svg:height="0.146cm" svg:x="14.65cm" svg:y="22.175cm" svg:viewBox="0 0 157 147" svg:d="M157 73c0-40-36-73-79-73s-78 33-78 73c0 41 35 74 78 74s79-33 79-74z">
          <text:p/>
        </draw:path>
        <draw:path draw:style-name="gr17" draw:text-style-name="P6" draw:layer="layout" svg:width="0.156cm" svg:height="0.145cm" svg:x="14.65cm" svg:y="21.931cm" svg:viewBox="0 0 157 146" svg:d="M157 73c0-41-36-73-79-73s-78 32-78 73c0 40 35 73 78 73s79-33 79-73z">
          <text:p/>
        </draw:path>
        <draw:path draw:style-name="gr17" draw:text-style-name="P6" draw:layer="layout" svg:width="0.156cm" svg:height="0.146cm" svg:x="14.653cm" svg:y="21.59cm" svg:viewBox="0 0 157 147" svg:d="M157 73c0-40-36-73-79-73s-78 33-78 73c0 41 35 74 78 74s79-33 79-74z">
          <text:p/>
        </draw:path>
        <draw:path draw:style-name="gr17" draw:text-style-name="P6" draw:layer="layout" svg:width="0.156cm" svg:height="0.146cm" svg:x="14.653cm" svg:y="21.348cm" svg:viewBox="0 0 157 147" svg:d="M157 74c0-41-36-74-79-74s-78 33-78 74c0 40 35 73 78 73s79-33 79-73z">
          <text:p/>
        </draw:path>
        <draw:path draw:style-name="gr17" draw:text-style-name="P6" draw:layer="layout" svg:width="0.156cm" svg:height="0.145cm" svg:x="14.65cm" svg:y="21.104cm" svg:viewBox="0 0 157 146" svg:d="M157 73c0-41-36-73-79-73s-78 32-78 73c0 40 35 73 78 73s79-33 79-73z">
          <text:p/>
        </draw:path>
        <draw:path draw:style-name="gr17" draw:text-style-name="P6" draw:layer="layout" svg:width="0.156cm" svg:height="0.146cm" svg:x="14.65cm" svg:y="20.62cm" svg:viewBox="0 0 157 147" svg:d="M157 74c0-41-36-74-79-74s-78 33-78 74c0 40 35 73 78 73s79-33 79-73z">
          <text:p/>
        </draw:path>
        <draw:path draw:style-name="gr17" draw:text-style-name="P6" draw:layer="layout" svg:width="0.156cm" svg:height="0.145cm" svg:x="14.65cm" svg:y="20.862cm" svg:viewBox="0 0 157 146" svg:d="M157 73c0-40-36-73-79-73s-78 33-78 73c0 41 35 73 78 73s79-32 79-73z">
          <text:p/>
        </draw:path>
        <draw:path draw:style-name="gr17" draw:text-style-name="P6" draw:layer="layout" svg:width="0.156cm" svg:height="0.145cm" svg:x="14.65cm" svg:y="20.376cm" svg:viewBox="0 0 157 146" svg:d="M157 72c0-40-36-72-79-72s-78 32-78 72c0 41 35 74 78 74s79-33 79-74z">
          <text:p/>
        </draw:path>
        <draw:path draw:style-name="gr17" draw:text-style-name="P6" draw:layer="layout" svg:width="0.156cm" svg:height="0.145cm" svg:x="14.65cm" svg:y="19.939cm" svg:viewBox="0 0 157 146" svg:d="M157 73c0-40-36-73-79-73s-78 33-78 73 35 73 78 73 79-33 79-73z">
          <text:p/>
        </draw:path>
        <draw:path draw:style-name="gr17" draw:text-style-name="P6" draw:layer="layout" svg:width="0.156cm" svg:height="0.145cm" svg:x="14.65cm" svg:y="20.134cm" svg:viewBox="0 0 157 146" svg:d="M157 73c0-41-36-73-79-73s-78 32-78 73 35 73 78 73 79-32 79-73z">
          <text:p/>
        </draw:path>
        <draw:path draw:style-name="gr17" draw:text-style-name="P6" draw:layer="layout" svg:width="0.156cm" svg:height="0.146cm" svg:x="14.65cm" svg:y="19.697cm" svg:viewBox="0 0 157 147" svg:d="M157 73c0-40-36-73-79-73s-78 33-78 73c0 41 35 74 78 74s79-33 79-74z">
          <text:p/>
        </draw:path>
        <draw:path draw:style-name="gr17" draw:text-style-name="P6" draw:layer="layout" svg:width="0.156cm" svg:height="0.147cm" svg:x="14.65cm" svg:y="19.502cm" svg:viewBox="0 0 157 148" svg:d="M157 74c0-40-36-74-79-74s-78 34-78 74 35 74 78 74 79-34 79-74z">
          <text:p/>
        </draw:path>
        <draw:path draw:style-name="gr17" draw:text-style-name="P6" draw:layer="layout" svg:width="0.156cm" svg:height="0.145cm" svg:x="14.65cm" svg:y="19.258cm" svg:viewBox="0 0 157 146" svg:d="M157 72c0-40-36-72-79-72s-78 32-78 72c0 42 35 74 78 74s79-32 79-74z">
          <text:p/>
        </draw:path>
        <draw:path draw:style-name="gr17" draw:text-style-name="P6" draw:layer="layout" svg:width="0.156cm" svg:height="0.146cm" svg:x="14.65cm" svg:y="19.065cm" svg:viewBox="0 0 157 147" svg:d="M157 74c0-40-36-74-79-74s-78 34-78 74 35 73 78 73 79-33 79-73z">
          <text:p/>
        </draw:path>
        <draw:path draw:style-name="gr17" draw:text-style-name="P6" draw:layer="layout" svg:width="0.156cm" svg:height="0.146cm" svg:x="14.65cm" svg:y="18.87cm" svg:viewBox="0 0 157 147" svg:d="M157 74c0-41-36-74-79-74s-78 33-78 74c0 40 35 73 78 73s79-33 79-73z">
          <text:p/>
        </draw:path>
        <draw:path draw:style-name="gr17" draw:text-style-name="P6" draw:layer="layout" svg:width="0.156cm" svg:height="0.146cm" svg:x="14.653cm" svg:y="18.675cm" svg:viewBox="0 0 157 147" svg:d="M157 73c0-40-36-73-79-73s-78 33-78 73c0 41 35 74 78 74s79-33 79-74z">
          <text:p/>
        </draw:path>
        <draw:path draw:style-name="gr17" draw:text-style-name="P6" draw:layer="layout" svg:width="0.156cm" svg:height="0.146cm" svg:x="14.653cm" svg:y="18.48cm" svg:viewBox="0 0 157 147" svg:d="M157 74c0-40-36-74-79-74s-78 34-78 74 35 73 78 73 79-33 79-73z">
          <text:p/>
        </draw:path>
        <draw:path draw:style-name="gr17" draw:text-style-name="P6" draw:layer="layout" svg:width="0.156cm" svg:height="0.146cm" svg:x="14.653cm" svg:y="18.189cm" svg:viewBox="0 0 157 147" svg:d="M157 74c0-40-36-74-79-74s-78 34-78 74 35 73 78 73 79-33 79-73z">
          <text:p/>
        </draw:path>
        <draw:path draw:style-name="gr17" draw:text-style-name="P6" draw:layer="layout" svg:width="0.156cm" svg:height="0.146cm" svg:x="11.742cm" svg:y="27.032cm" svg:viewBox="0 0 157 147" svg:d="M157 74c0-40-35-74-79-74-43 0-78 34-78 74s35 73 78 73c44 0 79-33 79-73z">
          <text:p/>
        </draw:path>
        <draw:path draw:style-name="gr17" draw:text-style-name="P6" draw:layer="layout" svg:width="0.156cm" svg:height="0.145cm" svg:x="11.742cm" svg:y="26.546cm" svg:viewBox="0 0 157 146" svg:d="M157 74c0-41-35-74-79-74-43 0-78 33-78 74 0 40 35 72 78 72 44 0 79-32 79-72z">
          <text:p/>
        </draw:path>
        <draw:path draw:style-name="gr17" draw:text-style-name="P6" draw:layer="layout" svg:width="0.156cm" svg:height="0.146cm" svg:x="11.742cm" svg:y="26.158cm" svg:viewBox="0 0 157 147" svg:d="M157 74c0-40-35-74-79-74-43 0-78 34-78 74s35 73 78 73c44 0 79-33 79-73z">
          <text:p/>
        </draw:path>
        <draw:path draw:style-name="gr17" draw:text-style-name="P6" draw:layer="layout" svg:width="0.156cm" svg:height="0.145cm" svg:x="11.742cm" svg:y="25.722cm" svg:viewBox="0 0 157 146" svg:d="M157 73c0-40-35-73-79-73-43 0-78 33-78 73s35 73 78 73c44 0 79-33 79-73z">
          <text:p/>
        </draw:path>
        <draw:path draw:style-name="gr17" draw:text-style-name="P6" draw:layer="layout" svg:width="0.155cm" svg:height="0.146cm" svg:x="11.748cm" svg:y="25.282cm" svg:viewBox="0 0 156 147" svg:d="M156 74c0-40-35-74-78-74s-78 34-78 74 35 73 78 73 78-33 78-73z">
          <text:p/>
        </draw:path>
        <draw:path draw:style-name="gr17" draw:text-style-name="P6" draw:layer="layout" svg:width="0.156cm" svg:height="0.145cm" svg:x="11.742cm" svg:y="24.895cm" svg:viewBox="0 0 157 146" svg:d="M157 73c0-41-35-73-79-73-43 0-78 32-78 73 0 40 35 73 78 73 44 0 79-33 79-73z">
          <text:p/>
        </draw:path>
        <draw:path draw:style-name="gr17" draw:text-style-name="P6" draw:layer="layout" svg:width="0.156cm" svg:height="0.145cm" svg:x="11.742cm" svg:y="24.505cm" svg:viewBox="0 0 157 146" svg:d="M157 74c0-42-35-74-79-74-43 0-78 32-78 74 0 40 35 72 78 72 44 0 79-32 79-72z">
          <text:p/>
        </draw:path>
        <draw:path draw:style-name="gr17" draw:text-style-name="P6" draw:layer="layout" svg:width="0.156cm" svg:height="0.145cm" svg:x="11.742cm" svg:y="24.167cm" svg:viewBox="0 0 157 146" svg:d="M157 72c0-40-35-72-79-72-43 0-78 32-78 72 0 41 35 74 78 74 44 0 79-33 79-74z">
          <text:p/>
        </draw:path>
        <draw:path draw:style-name="gr17" draw:text-style-name="P6" draw:layer="layout" svg:width="0.156cm" svg:height="0.145cm" svg:x="11.742cm" svg:y="23.777cm" svg:viewBox="0 0 157 146" svg:d="M157 72c0-40-35-72-79-72-43 0-78 32-78 72 0 42 35 74 78 74 44 0 79-32 79-74z">
          <text:p/>
        </draw:path>
        <draw:path draw:style-name="gr17" draw:text-style-name="P6" draw:layer="layout" svg:width="0.156cm" svg:height="0.146cm" svg:x="11.745cm" svg:y="23.436cm" svg:viewBox="0 0 157 147" svg:d="M157 73c0-40-35-73-79-73-43 0-78 33-78 73s35 74 78 74c44 0 79-34 79-74z">
          <text:p/>
        </draw:path>
        <draw:path draw:style-name="gr17" draw:text-style-name="P6" draw:layer="layout" svg:width="0.156cm" svg:height="0.145cm" svg:x="11.745cm" svg:y="23.145cm" svg:viewBox="0 0 157 146" svg:d="M157 73c0-40-35-73-79-73-43 0-78 33-78 73s35 73 78 73c44 0 79-33 79-73z">
          <text:p/>
        </draw:path>
        <draw:path draw:style-name="gr17" draw:text-style-name="P6" draw:layer="layout" svg:width="0.156cm" svg:height="0.146cm" svg:x="11.742cm" svg:y="22.804cm" svg:viewBox="0 0 157 147" svg:d="M157 74c0-41-35-74-79-74-43 0-78 33-78 74 0 40 35 73 78 73 44 0 79-33 79-73z">
          <text:p/>
        </draw:path>
        <draw:path draw:style-name="gr17" draw:text-style-name="P6" draw:layer="layout" svg:width="0.156cm" svg:height="0.146cm" svg:x="11.742cm" svg:y="22.466cm" svg:viewBox="0 0 157 147" svg:d="M157 73c0-40-35-73-79-73-43 0-78 33-78 73 0 41 35 74 78 74 44 0 79-33 79-74z">
          <text:p/>
        </draw:path>
        <draw:path draw:style-name="gr17" draw:text-style-name="P6" draw:layer="layout" svg:width="0.156cm" svg:height="0.146cm" svg:x="11.742cm" svg:y="22.175cm" svg:viewBox="0 0 157 147" svg:d="M157 73c0-40-35-73-79-73-43 0-78 33-78 73 0 41 35 74 78 74 44 0 79-33 79-74z">
          <text:p/>
        </draw:path>
        <draw:path draw:style-name="gr17" draw:text-style-name="P6" draw:layer="layout" svg:width="0.156cm" svg:height="0.145cm" svg:x="11.742cm" svg:y="21.931cm" svg:viewBox="0 0 157 146" svg:d="M157 73c0-41-35-73-79-73-43 0-78 32-78 73 0 40 35 73 78 73 44 0 79-33 79-73z">
          <text:p/>
        </draw:path>
        <draw:path draw:style-name="gr17" draw:text-style-name="P6" draw:layer="layout" svg:width="0.156cm" svg:height="0.146cm" svg:x="11.745cm" svg:y="21.59cm" svg:viewBox="0 0 157 147" svg:d="M157 73c0-40-35-73-79-73-43 0-78 33-78 73 0 41 35 74 78 74 44 0 79-33 79-74z">
          <text:p/>
        </draw:path>
        <draw:path draw:style-name="gr17" draw:text-style-name="P6" draw:layer="layout" svg:width="0.156cm" svg:height="0.146cm" svg:x="11.745cm" svg:y="21.348cm" svg:viewBox="0 0 157 147" svg:d="M157 74c0-41-35-74-79-74-43 0-78 33-78 74 0 40 35 73 78 73 44 0 79-33 79-73z">
          <text:p/>
        </draw:path>
        <draw:path draw:style-name="gr17" draw:text-style-name="P6" draw:layer="layout" svg:width="0.156cm" svg:height="0.145cm" svg:x="11.742cm" svg:y="21.104cm" svg:viewBox="0 0 157 146" svg:d="M157 73c0-41-35-73-79-73-43 0-78 32-78 73 0 40 35 73 78 73 44 0 79-33 79-73z">
          <text:p/>
        </draw:path>
        <draw:path draw:style-name="gr17" draw:text-style-name="P6" draw:layer="layout" svg:width="0.156cm" svg:height="0.146cm" svg:x="11.742cm" svg:y="20.62cm" svg:viewBox="0 0 157 147" svg:d="M157 74c0-41-35-74-79-74-43 0-78 33-78 74 0 40 35 73 78 73 44 0 79-33 79-73z">
          <text:p/>
        </draw:path>
        <draw:path draw:style-name="gr17" draw:text-style-name="P6" draw:layer="layout" svg:width="0.156cm" svg:height="0.145cm" svg:x="11.742cm" svg:y="20.862cm" svg:viewBox="0 0 157 146" svg:d="M157 73c0-40-35-73-79-73-43 0-78 33-78 73 0 41 35 73 78 73 44 0 79-32 79-73z">
          <text:p/>
        </draw:path>
        <draw:path draw:style-name="gr17" draw:text-style-name="P6" draw:layer="layout" svg:width="0.156cm" svg:height="0.145cm" svg:x="11.742cm" svg:y="20.376cm" svg:viewBox="0 0 157 146" svg:d="M157 72c0-40-35-72-79-72-43 0-78 32-78 72 0 41 35 74 78 74 44 0 79-33 79-74z">
          <text:p/>
        </draw:path>
        <draw:path draw:style-name="gr17" draw:text-style-name="P6" draw:layer="layout" svg:width="0.156cm" svg:height="0.145cm" svg:x="11.742cm" svg:y="19.939cm" svg:viewBox="0 0 157 146" svg:d="M157 73c0-40-35-73-79-73-43 0-78 33-78 73s35 73 78 73c44 0 79-33 79-73z">
          <text:p/>
        </draw:path>
        <draw:path draw:style-name="gr17" draw:text-style-name="P6" draw:layer="layout" svg:width="0.156cm" svg:height="0.145cm" svg:x="11.742cm" svg:y="20.134cm" svg:viewBox="0 0 157 146" svg:d="M157 73c0-41-35-73-79-73-43 0-78 32-78 73s35 73 78 73c44 0 79-32 79-73z">
          <text:p/>
        </draw:path>
        <draw:path draw:style-name="gr17" draw:text-style-name="P6" draw:layer="layout" svg:width="0.156cm" svg:height="0.146cm" svg:x="11.742cm" svg:y="19.697cm" svg:viewBox="0 0 157 147" svg:d="M157 73c0-40-35-73-79-73-43 0-78 33-78 73 0 41 35 74 78 74 44 0 79-33 79-74z">
          <text:p/>
        </draw:path>
        <draw:path draw:style-name="gr17" draw:text-style-name="P6" draw:layer="layout" svg:width="0.156cm" svg:height="0.147cm" svg:x="11.742cm" svg:y="19.502cm" svg:viewBox="0 0 157 148" svg:d="M157 74c0-40-35-74-79-74-43 0-78 34-78 74s35 74 78 74c44 0 79-34 79-74z">
          <text:p/>
        </draw:path>
        <draw:path draw:style-name="gr17" draw:text-style-name="P6" draw:layer="layout" svg:width="0.156cm" svg:height="0.145cm" svg:x="11.742cm" svg:y="19.258cm" svg:viewBox="0 0 157 146" svg:d="M157 72c0-40-35-72-79-72-43 0-78 32-78 72 0 42 35 74 78 74 44 0 79-32 79-74z">
          <text:p/>
        </draw:path>
        <draw:path draw:style-name="gr17" draw:text-style-name="P6" draw:layer="layout" svg:width="0.156cm" svg:height="0.146cm" svg:x="11.742cm" svg:y="19.065cm" svg:viewBox="0 0 157 147" svg:d="M157 74c0-40-35-74-79-74-43 0-78 34-78 74s35 73 78 73c44 0 79-33 79-73z">
          <text:p/>
        </draw:path>
        <draw:path draw:style-name="gr17" draw:text-style-name="P6" draw:layer="layout" svg:width="0.156cm" svg:height="0.146cm" svg:x="11.742cm" svg:y="18.87cm" svg:viewBox="0 0 157 147" svg:d="M157 74c0-41-35-74-79-74-43 0-78 33-78 74 0 40 35 73 78 73 44 0 79-33 79-73z">
          <text:p/>
        </draw:path>
        <draw:path draw:style-name="gr17" draw:text-style-name="P6" draw:layer="layout" svg:width="0.156cm" svg:height="0.146cm" svg:x="11.745cm" svg:y="18.675cm" svg:viewBox="0 0 157 147" svg:d="M157 73c0-40-35-73-79-73-43 0-78 33-78 73 0 41 35 74 78 74 44 0 79-33 79-74z">
          <text:p/>
        </draw:path>
        <draw:path draw:style-name="gr17" draw:text-style-name="P6" draw:layer="layout" svg:width="0.156cm" svg:height="0.146cm" svg:x="11.745cm" svg:y="18.48cm" svg:viewBox="0 0 157 147" svg:d="M157 74c0-40-35-74-79-74-43 0-78 34-78 74s35 73 78 73c44 0 79-33 79-73z">
          <text:p/>
        </draw:path>
        <draw:path draw:style-name="gr17" draw:text-style-name="P6" draw:layer="layout" svg:width="0.156cm" svg:height="0.146cm" svg:x="11.745cm" svg:y="18.189cm" svg:viewBox="0 0 157 147" svg:d="M157 74c0-40-35-74-79-74-43 0-78 34-78 74s35 73 78 73c44 0 79-33 79-73z">
          <text:p/>
        </draw:path>
        <draw:path draw:style-name="gr17" draw:text-style-name="P6" draw:layer="layout" svg:width="0.156cm" svg:height="0.145cm" svg:x="18.022cm" svg:y="26.985cm" svg:viewBox="0 0 157 146" svg:d="M157 74c0-42-35-74-78-74-44 0-79 32-79 74 0 40 35 72 79 72 43 0 78-32 78-72z">
          <text:p/>
        </draw:path>
        <draw:path draw:style-name="gr17" draw:text-style-name="P6" draw:layer="layout" svg:width="0.156cm" svg:height="0.146cm" svg:x="18.022cm" svg:y="26.501cm" svg:viewBox="0 0 157 147" svg:d="M157 73c0-40-35-73-78-73-44 0-79 33-79 73 0 41 35 74 79 74 43 0 78-33 78-74z">
          <text:p/>
        </draw:path>
        <draw:path draw:style-name="gr17" draw:text-style-name="P6" draw:layer="layout" svg:width="0.156cm" svg:height="0.146cm" svg:x="18.022cm" svg:y="26.014cm" svg:viewBox="0 0 157 147" svg:d="M157 74c0-40-35-74-78-74-44 0-79 34-79 74s35 73 79 73c43 0 78-33 78-73z">
          <text:p/>
        </draw:path>
        <draw:path draw:style-name="gr17" draw:text-style-name="P6" draw:layer="layout" svg:width="0.156cm" svg:height="0.145cm" svg:x="18.022cm" svg:y="25.574cm" svg:viewBox="0 0 157 146" svg:d="M157 74c0-40-35-74-78-74-44 0-79 34-79 74s35 72 79 72c43 0 78-32 78-72z">
          <text:p/>
        </draw:path>
        <draw:path draw:style-name="gr17" draw:text-style-name="P6" draw:layer="layout" svg:width="0.156cm" svg:height="0.146cm" svg:x="18.022cm" svg:y="25.139cm" svg:viewBox="0 0 157 147" svg:d="M157 74c0-40-35-74-78-74-44 0-79 34-79 74s35 73 79 73c43 0 78-33 78-73z">
          <text:p/>
        </draw:path>
        <draw:path draw:style-name="gr17" draw:text-style-name="P6" draw:layer="layout" svg:width="0.156cm" svg:height="0.146cm" svg:x="18.022cm" svg:y="24.652cm" svg:viewBox="0 0 157 147" svg:d="M157 74c0-41-35-74-78-74-44 0-79 33-79 74 0 40 35 73 79 73 43 0 78-33 78-73z">
          <text:p/>
        </draw:path>
        <draw:path draw:style-name="gr17" draw:text-style-name="P6" draw:layer="layout" svg:width="0.156cm" svg:height="0.145cm" svg:x="18.022cm" svg:y="24.264cm" svg:viewBox="0 0 157 146" svg:d="M157 73c0-40-35-73-78-73-44 0-79 33-79 73 0 41 35 73 79 73 43 0 78-32 78-73z">
          <text:p/>
        </draw:path>
        <draw:path draw:style-name="gr17" draw:text-style-name="P6" draw:layer="layout" svg:width="0.156cm" svg:height="0.145cm" svg:x="18.022cm" svg:y="23.878cm" svg:viewBox="0 0 157 146" svg:d="M157 73c0-40-35-73-78-73-44 0-79 33-79 73s35 73 79 73c43 0 78-33 78-73z">
          <text:p/>
        </draw:path>
        <draw:path draw:style-name="gr17" draw:text-style-name="P6" draw:layer="layout" svg:width="0.156cm" svg:height="0.146cm" svg:x="18.022cm" svg:y="23.437cm" svg:viewBox="0 0 157 147" svg:d="M157 73c0-40-35-73-78-73-44 0-79 33-79 73s35 74 79 74c43 0 78-34 78-74z">
          <text:p/>
        </draw:path>
        <draw:path draw:style-name="gr17" draw:text-style-name="P6" draw:layer="layout" svg:width="0.156cm" svg:height="0.145cm" svg:x="18.022cm" svg:y="23.049cm" svg:viewBox="0 0 157 146" svg:d="M157 72c0-40-35-72-78-72-44 0-79 32-79 72 0 41 35 74 79 74 43 0 78-33 78-74z">
          <text:p/>
        </draw:path>
        <draw:path draw:style-name="gr17" draw:text-style-name="P6" draw:layer="layout" svg:width="0.156cm" svg:height="0.145cm" svg:x="18.022cm" svg:y="22.709cm" svg:viewBox="0 0 157 146" svg:d="M157 73c0-41-35-73-78-73-44 0-79 32-79 73 0 40 35 73 79 73 43 0 78-33 78-73z">
          <text:p/>
        </draw:path>
        <draw:path draw:style-name="gr17" draw:text-style-name="P6" draw:layer="layout" svg:width="0.156cm" svg:height="0.146cm" svg:x="18.025cm" svg:y="22.369cm" svg:viewBox="0 0 157 147" svg:d="M157 74c0-41-35-74-78-74s-79 33-79 74c0 40 36 73 79 73s78-33 78-73z">
          <text:p/>
        </draw:path>
        <draw:path draw:style-name="gr17" draw:text-style-name="P6" draw:layer="layout" svg:width="0.156cm" svg:height="0.146cm" svg:x="18.022cm" svg:y="22.078cm" svg:viewBox="0 0 157 147" svg:d="M157 74c0-41-35-74-78-74-44 0-79 33-79 74 0 40 35 73 79 73 43 0 78-33 78-73z">
          <text:p/>
        </draw:path>
        <draw:path draw:style-name="gr17" draw:text-style-name="P6" draw:layer="layout" svg:width="0.156cm" svg:height="0.146cm" svg:x="18.022cm" svg:y="21.735cm" svg:viewBox="0 0 157 147" svg:d="M157 73c0-40-35-73-78-73-44 0-79 33-79 73 0 41 35 74 79 74 43 0 78-33 78-74z">
          <text:p/>
        </draw:path>
        <draw:path draw:style-name="gr17" draw:text-style-name="P6" draw:layer="layout" svg:width="0.156cm" svg:height="0.145cm" svg:x="18.025cm" svg:y="21.399cm" svg:viewBox="0 0 157 146" svg:d="M157 72c0-40-35-72-78-72s-79 32-79 72c0 41 36 74 79 74s78-33 78-74z">
          <text:p/>
        </draw:path>
        <draw:path draw:style-name="gr17" draw:text-style-name="P6" draw:layer="layout" svg:width="0.156cm" svg:height="0.145cm" svg:x="18.022cm" svg:y="21.105cm" svg:viewBox="0 0 157 146" svg:d="M157 73c0-40-35-73-78-73-44 0-79 33-79 73s35 73 79 73c43 0 78-33 78-73z">
          <text:p/>
        </draw:path>
        <draw:path draw:style-name="gr17" draw:text-style-name="P6" draw:layer="layout" svg:width="0.156cm" svg:height="0.146cm" svg:x="18.022cm" svg:y="20.863cm" svg:viewBox="0 0 157 147" svg:d="M157 73c0-40-35-73-78-73-44 0-79 33-79 73 0 41 35 74 79 74 43 0 78-33 78-74z">
          <text:p/>
        </draw:path>
        <draw:path draw:style-name="gr17" draw:text-style-name="P6" draw:layer="layout" svg:width="0.156cm" svg:height="0.146cm" svg:x="18.022cm" svg:y="20.621cm" svg:viewBox="0 0 157 147" svg:d="M157 74c0-41-35-74-78-74-44 0-79 33-79 74 0 40 35 73 79 73 43 0 78-33 78-73z">
          <text:p/>
        </draw:path>
        <draw:path draw:style-name="gr17" draw:text-style-name="P6" draw:layer="layout" svg:width="0.156cm" svg:height="0.146cm" svg:x="18.022cm" svg:y="20.33cm" svg:viewBox="0 0 157 147" svg:d="M157 74c0-41-35-74-78-74-44 0-79 33-79 74 0 40 35 73 79 73 43 0 78-33 78-73z">
          <text:p/>
        </draw:path>
        <draw:path draw:style-name="gr17" draw:text-style-name="P6" draw:layer="layout" svg:width="0.156cm" svg:height="0.145cm" svg:x="18.022cm" svg:y="20.086cm" svg:viewBox="0 0 157 146" svg:d="M157 72c0-40-35-72-78-72-44 0-79 32-79 72s35 74 79 74c43 0 78-34 78-74z">
          <text:p/>
        </draw:path>
        <draw:path draw:style-name="gr17" draw:text-style-name="P6" draw:layer="layout" svg:width="0.156cm" svg:height="0.145cm" svg:x="18.022cm" svg:y="19.844cm" svg:viewBox="0 0 157 146" svg:d="M157 72c0-40-35-72-78-72-44 0-79 32-79 72 0 42 35 74 79 74 43 0 78-32 78-74z">
          <text:p/>
        </draw:path>
        <draw:path draw:style-name="gr17" draw:text-style-name="P6" draw:layer="layout" svg:width="0.156cm" svg:height="0.146cm" svg:x="18.022cm" svg:y="19.599cm" svg:viewBox="0 0 157 147" svg:d="M157 74c0-41-35-74-78-74-44 0-79 33-79 74 0 40 35 73 79 73 43 0 78-33 78-73z">
          <text:p/>
        </draw:path>
        <draw:path draw:style-name="gr17" draw:text-style-name="P6" draw:layer="layout" svg:width="0.156cm" svg:height="0.147cm" svg:x="18.022cm" svg:y="19.357cm" svg:viewBox="0 0 157 148" svg:d="M157 74c0-40-35-74-78-74-44 0-79 34-79 74s35 74 79 74c43 0 78-34 78-74z">
          <text:p/>
        </draw:path>
        <draw:path draw:style-name="gr17" draw:text-style-name="P6" draw:layer="layout" svg:width="0.156cm" svg:height="0.146cm" svg:x="18.022cm" svg:y="19.112cm" svg:viewBox="0 0 157 147" svg:d="M157 73c0-40-35-73-78-73-44 0-79 33-79 73 0 41 35 74 79 74 43 0 78-33 78-74z">
          <text:p/>
        </draw:path>
        <draw:path draw:style-name="gr17" draw:text-style-name="P6" draw:layer="layout" svg:width="0.156cm" svg:height="0.146cm" svg:x="18.022cm" svg:y="18.919cm" svg:viewBox="0 0 157 147" svg:d="M157 74c0-40-35-74-78-74-44 0-79 34-79 74s35 73 79 73c43 0 78-33 78-73z">
          <text:p/>
        </draw:path>
        <draw:path draw:style-name="gr17" draw:text-style-name="P6" draw:layer="layout" svg:width="0.156cm" svg:height="0.146cm" svg:x="18.022cm" svg:y="18.726cm" svg:viewBox="0 0 157 147" svg:d="M157 74c0-41-35-74-78-74-44 0-79 33-79 74 0 40 35 73 79 73 43 0 78-33 78-73z">
          <text:p/>
        </draw:path>
        <draw:path draw:style-name="gr17" draw:text-style-name="P6" draw:layer="layout" svg:width="0.156cm" svg:height="0.145cm" svg:x="18.025cm" svg:y="18.531cm" svg:viewBox="0 0 157 146" svg:d="M157 72c0-40-35-72-78-72s-79 32-79 72c0 42 36 74 79 74s78-32 78-74z">
          <text:p/>
        </draw:path>
        <draw:path draw:style-name="gr17" draw:text-style-name="P6" draw:layer="layout" svg:width="0.156cm" svg:height="0.145cm" svg:x="18.025cm" svg:y="18.335cm" svg:viewBox="0 0 157 146" svg:d="M157 74c0-40-35-74-78-74s-79 34-79 74 36 72 79 72 78-32 78-72z">
          <text:p/>
        </draw:path>
        <draw:path draw:style-name="gr17" draw:text-style-name="P6" draw:layer="layout" svg:width="0.156cm" svg:height="0.145cm" svg:x="19.009cm" svg:y="26.985cm" svg:viewBox="0 0 157 146" svg:d="M157 74c0-42-36-74-79-74s-78 32-78 74c0 40 35 72 78 72s79-32 79-72z">
          <text:p/>
        </draw:path>
        <draw:path draw:style-name="gr17" draw:text-style-name="P6" draw:layer="layout" svg:width="0.156cm" svg:height="0.146cm" svg:x="19.009cm" svg:y="26.501cm" svg:viewBox="0 0 157 147" svg:d="M157 73c0-40-36-73-79-73s-78 33-78 73c0 41 35 74 78 74s79-33 79-74z">
          <text:p/>
        </draw:path>
        <draw:path draw:style-name="gr17" draw:text-style-name="P6" draw:layer="layout" svg:width="0.156cm" svg:height="0.146cm" svg:x="19.009cm" svg:y="26.014cm" svg:viewBox="0 0 157 147" svg:d="M157 74c0-40-36-74-79-74s-78 34-78 74 35 73 78 73 79-33 79-73z">
          <text:p/>
        </draw:path>
        <draw:path draw:style-name="gr17" draw:text-style-name="P6" draw:layer="layout" svg:width="0.156cm" svg:height="0.145cm" svg:x="19.009cm" svg:y="25.574cm" svg:viewBox="0 0 157 146" svg:d="M157 74c0-40-36-74-79-74s-78 34-78 74 35 72 78 72 79-32 79-72z">
          <text:p/>
        </draw:path>
        <draw:path draw:style-name="gr17" draw:text-style-name="P6" draw:layer="layout" svg:width="0.156cm" svg:height="0.146cm" svg:x="19.009cm" svg:y="25.139cm" svg:viewBox="0 0 157 147" svg:d="M157 74c0-40-36-74-79-74s-78 34-78 74 35 73 78 73 79-33 79-73z">
          <text:p/>
        </draw:path>
        <draw:path draw:style-name="gr17" draw:text-style-name="P6" draw:layer="layout" svg:width="0.156cm" svg:height="0.146cm" svg:x="19.009cm" svg:y="24.652cm" svg:viewBox="0 0 157 147" svg:d="M157 74c0-41-36-74-79-74s-78 33-78 74c0 40 35 73 78 73s79-33 79-73z">
          <text:p/>
        </draw:path>
        <draw:path draw:style-name="gr17" draw:text-style-name="P6" draw:layer="layout" svg:width="0.156cm" svg:height="0.145cm" svg:x="19.009cm" svg:y="24.264cm" svg:viewBox="0 0 157 146" svg:d="M157 73c0-40-36-73-79-73s-78 33-78 73c0 41 35 73 78 73s79-32 79-73z">
          <text:p/>
        </draw:path>
        <draw:path draw:style-name="gr17" draw:text-style-name="P6" draw:layer="layout" svg:width="0.156cm" svg:height="0.145cm" svg:x="19.009cm" svg:y="23.878cm" svg:viewBox="0 0 157 146" svg:d="M157 73c0-40-36-73-79-73s-78 33-78 73 35 73 78 73 79-33 79-73z">
          <text:p/>
        </draw:path>
        <draw:path draw:style-name="gr17" draw:text-style-name="P6" draw:layer="layout" svg:width="0.156cm" svg:height="0.146cm" svg:x="19.009cm" svg:y="23.437cm" svg:viewBox="0 0 157 147" svg:d="M157 73c0-40-36-73-79-73s-78 33-78 73 35 74 78 74 79-34 79-74z">
          <text:p/>
        </draw:path>
        <draw:path draw:style-name="gr17" draw:text-style-name="P6" draw:layer="layout" svg:width="0.156cm" svg:height="0.145cm" svg:x="19.009cm" svg:y="23.049cm" svg:viewBox="0 0 157 146" svg:d="M157 72c0-40-36-72-79-72s-78 32-78 72c0 41 35 74 78 74s79-33 79-74z">
          <text:p/>
        </draw:path>
        <draw:path draw:style-name="gr17" draw:text-style-name="P6" draw:layer="layout" svg:width="0.156cm" svg:height="0.145cm" svg:x="19.009cm" svg:y="22.709cm" svg:viewBox="0 0 157 146" svg:d="M157 73c0-41-36-73-79-73s-78 32-78 73c0 40 35 73 78 73s79-33 79-73z">
          <text:p/>
        </draw:path>
        <draw:path draw:style-name="gr17" draw:text-style-name="P6" draw:layer="layout" svg:width="0.155cm" svg:height="0.146cm" svg:x="19.012cm" svg:y="22.369cm" svg:viewBox="0 0 156 147" svg:d="M156 74c0-41-35-74-78-74s-78 33-78 74c0 40 35 73 78 73s78-33 78-73z">
          <text:p/>
        </draw:path>
        <draw:path draw:style-name="gr17" draw:text-style-name="P6" draw:layer="layout" svg:width="0.156cm" svg:height="0.146cm" svg:x="19.009cm" svg:y="22.078cm" svg:viewBox="0 0 157 147" svg:d="M157 74c0-41-36-74-79-74s-78 33-78 74c0 40 35 73 78 73s79-33 79-73z">
          <text:p/>
        </draw:path>
        <draw:path draw:style-name="gr17" draw:text-style-name="P6" draw:layer="layout" svg:width="0.156cm" svg:height="0.146cm" svg:x="19.009cm" svg:y="21.735cm" svg:viewBox="0 0 157 147" svg:d="M157 73c0-40-36-73-79-73s-78 33-78 73c0 41 35 74 78 74s79-33 79-74z">
          <text:p/>
        </draw:path>
        <draw:path draw:style-name="gr17" draw:text-style-name="P6" draw:layer="layout" svg:width="0.155cm" svg:height="0.145cm" svg:x="19.012cm" svg:y="21.399cm" svg:viewBox="0 0 156 146" svg:d="M156 72c0-40-35-72-78-72s-78 32-78 72c0 41 35 74 78 74s78-33 78-74z">
          <text:p/>
        </draw:path>
        <draw:path draw:style-name="gr17" draw:text-style-name="P6" draw:layer="layout" svg:width="0.156cm" svg:height="0.145cm" svg:x="19.009cm" svg:y="21.105cm" svg:viewBox="0 0 157 146" svg:d="M157 73c0-40-36-73-79-73s-78 33-78 73 35 73 78 73 79-33 79-73z">
          <text:p/>
        </draw:path>
        <draw:path draw:style-name="gr17" draw:text-style-name="P6" draw:layer="layout" svg:width="0.156cm" svg:height="0.146cm" svg:x="19.009cm" svg:y="20.863cm" svg:viewBox="0 0 157 147" svg:d="M157 73c0-40-36-73-79-73s-78 33-78 73c0 41 35 74 78 74s79-33 79-74z">
          <text:p/>
        </draw:path>
        <draw:path draw:style-name="gr17" draw:text-style-name="P6" draw:layer="layout" svg:width="0.156cm" svg:height="0.146cm" svg:x="19.009cm" svg:y="20.621cm" svg:viewBox="0 0 157 147" svg:d="M157 74c0-41-36-74-79-74s-78 33-78 74c0 40 35 73 78 73s79-33 79-73z">
          <text:p/>
        </draw:path>
        <draw:path draw:style-name="gr17" draw:text-style-name="P6" draw:layer="layout" svg:width="0.156cm" svg:height="0.146cm" svg:x="19.009cm" svg:y="20.33cm" svg:viewBox="0 0 157 147" svg:d="M157 74c0-41-36-74-79-74s-78 33-78 74c0 40 35 73 78 73s79-33 79-73z">
          <text:p/>
        </draw:path>
        <draw:path draw:style-name="gr17" draw:text-style-name="P6" draw:layer="layout" svg:width="0.156cm" svg:height="0.145cm" svg:x="19.009cm" svg:y="20.086cm" svg:viewBox="0 0 157 146" svg:d="M157 72c0-40-36-72-79-72s-78 32-78 72 35 74 78 74 79-34 79-74z">
          <text:p/>
        </draw:path>
        <draw:path draw:style-name="gr17" draw:text-style-name="P6" draw:layer="layout" svg:width="0.156cm" svg:height="0.145cm" svg:x="19.009cm" svg:y="19.844cm" svg:viewBox="0 0 157 146" svg:d="M157 72c0-40-36-72-79-72s-78 32-78 72c0 42 35 74 78 74s79-32 79-74z">
          <text:p/>
        </draw:path>
        <draw:path draw:style-name="gr17" draw:text-style-name="P6" draw:layer="layout" svg:width="0.156cm" svg:height="0.146cm" svg:x="19.009cm" svg:y="19.599cm" svg:viewBox="0 0 157 147" svg:d="M157 74c0-41-36-74-79-74s-78 33-78 74c0 40 35 73 78 73s79-33 79-73z">
          <text:p/>
        </draw:path>
        <draw:path draw:style-name="gr17" draw:text-style-name="P6" draw:layer="layout" svg:width="0.156cm" svg:height="0.147cm" svg:x="19.009cm" svg:y="19.357cm" svg:viewBox="0 0 157 148" svg:d="M157 74c0-40-36-74-79-74s-78 34-78 74 35 74 78 74 79-34 79-74z">
          <text:p/>
        </draw:path>
        <draw:path draw:style-name="gr17" draw:text-style-name="P6" draw:layer="layout" svg:width="0.156cm" svg:height="0.146cm" svg:x="19.009cm" svg:y="19.112cm" svg:viewBox="0 0 157 147" svg:d="M157 73c0-40-36-73-79-73s-78 33-78 73c0 41 35 74 78 74s79-33 79-74z">
          <text:p/>
        </draw:path>
        <draw:path draw:style-name="gr17" draw:text-style-name="P6" draw:layer="layout" svg:width="0.156cm" svg:height="0.146cm" svg:x="19.009cm" svg:y="18.919cm" svg:viewBox="0 0 157 147" svg:d="M157 74c0-40-36-74-79-74s-78 34-78 74 35 73 78 73 79-33 79-73z">
          <text:p/>
        </draw:path>
        <draw:path draw:style-name="gr17" draw:text-style-name="P6" draw:layer="layout" svg:width="0.156cm" svg:height="0.146cm" svg:x="19.009cm" svg:y="18.726cm" svg:viewBox="0 0 157 147" svg:d="M157 74c0-41-36-74-79-74s-78 33-78 74c0 40 35 73 78 73s79-33 79-73z">
          <text:p/>
        </draw:path>
        <draw:path draw:style-name="gr17" draw:text-style-name="P6" draw:layer="layout" svg:width="0.155cm" svg:height="0.145cm" svg:x="19.012cm" svg:y="18.531cm" svg:viewBox="0 0 156 146" svg:d="M156 72c0-40-35-72-78-72s-78 32-78 72c0 42 35 74 78 74s78-32 78-74z">
          <text:p/>
        </draw:path>
        <draw:path draw:style-name="gr17" draw:text-style-name="P6" draw:layer="layout" svg:width="0.155cm" svg:height="0.145cm" svg:x="19.012cm" svg:y="18.335cm" svg:viewBox="0 0 156 146" svg:d="M156 74c0-40-35-74-78-74s-78 34-78 74 35 72 78 72 78-32 78-72z">
          <text:p/>
        </draw:path>
        <draw:line draw:style-name="gr18" draw:text-style-name="P6" draw:layer="layout" svg:x1="10.578cm" svg:y1="15.427cm" svg:x2="10.578cm" svg:y2="28.876cm">
          <text:p/>
        </draw:line>
        <draw:polygon draw:style-name="gr4" draw:text-style-name="P4" draw:layer="layout" svg:width="10.154cm" svg:height="13.42cm" svg:x="0.392cm" svg:y="15.441cm" svg:viewBox="0 0 10155 13421" draw:points="0,0 10155,0 10155,13421 0,13421">
          <text:p/>
        </draw:polygon>
        <draw:polygon draw:style-name="gr5" draw:text-style-name="P5" draw:layer="layout" svg:width="11.617cm" svg:height="0.486cm" svg:x="0.444cm" svg:y="15.407cm" svg:viewBox="0 0 11618 487" draw:points="11618,0 0,0 0,487 11618,487">
          <text:p/>
        </draw:polygon>
        <draw:polygon draw:style-name="gr6" draw:text-style-name="P5" draw:layer="layout" svg:width="1.453cm" svg:height="0.681cm" svg:x="1.874cm" svg:y="16.717cm" svg:viewBox="0 0 1454 682" draw:points="0,0 1454,0 1454,682 0,682">
          <text:p/>
        </draw:polygon>
        <draw:polygon draw:style-name="gr6" draw:text-style-name="P5" draw:layer="layout" svg:width="1.453cm" svg:height="0.681cm" svg:x="3.325cm" svg:y="16.717cm" svg:viewBox="0 0 1454 682" draw:points="0,0 1454,0 1454,682 0,682">
          <text:p/>
        </draw:polygon>
        <draw:polygon draw:style-name="gr6" draw:text-style-name="P5" draw:layer="layout" svg:width="1.453cm" svg:height="0.681cm" svg:x="4.779cm" svg:y="16.717cm" svg:viewBox="0 0 1454 682" draw:points="0,0 1454,0 1454,682 0,682">
          <text:p/>
        </draw:polygon>
        <draw:polygon draw:style-name="gr6" draw:text-style-name="P5" draw:layer="layout" svg:width="1.453cm" svg:height="0.681cm" svg:x="6.233cm" svg:y="16.717cm" svg:viewBox="0 0 1454 682" draw:points="0,0 1454,0 1454,682 0,682">
          <text:p/>
        </draw:polygon>
        <draw:polygon draw:style-name="gr6" draw:text-style-name="P5" draw:layer="layout" svg:width="1.456cm" svg:height="0.681cm" svg:x="7.684cm" svg:y="16.717cm" svg:viewBox="0 0 1457 682" draw:points="0,0 1457,0 1457,682 0,682">
          <text:p/>
        </draw:polygon>
        <draw:polygon draw:style-name="gr6" draw:text-style-name="P5" draw:layer="layout" svg:width="1.453cm" svg:height="0.681cm" svg:x="9.141cm" svg:y="16.717cm" svg:viewBox="0 0 1454 682" draw:points="0,0 1454,0 1454,682 0,682">
          <text:p/>
        </draw:polygon>
        <draw:line draw:style-name="gr9" draw:text-style-name="P6" draw:layer="layout" svg:x1="1.839cm" svg:y1="17.397cm" svg:x2="10.616cm" svg:y2="17.397cm">
          <text:p/>
        </draw:line>
        <draw:line draw:style-name="gr9" draw:text-style-name="P6" draw:layer="layout" svg:x1="1.875cm" svg:y1="16.717cm" svg:x2="10.58cm" svg:y2="16.717cm">
          <text:p/>
        </draw:line>
        <draw:line draw:style-name="gr9" draw:text-style-name="P6" draw:layer="layout" svg:x1="0.42cm" svg:y1="18.076cm" svg:x2="10.553cm" svg:y2="18.076cm">
          <text:p/>
        </draw:line>
        <draw:line draw:style-name="gr9" draw:text-style-name="P6" draw:layer="layout" svg:x1="1.88cm" svg:y1="27.524cm" svg:x2="10.553cm" svg:y2="27.524cm">
          <text:p/>
        </draw:line>
        <draw:line draw:style-name="gr10" draw:text-style-name="P6" draw:layer="layout" svg:x1="1.88cm" svg:y1="28.376cm" svg:x2="10.533cm" svg:y2="28.376cm">
          <text:p/>
        </draw:line>
        <draw:line draw:style-name="gr9" draw:text-style-name="P6" draw:layer="layout" svg:x1="1.858cm" svg:y1="27.869cm" svg:x2="10.585cm" svg:y2="27.869cm">
          <text:p/>
        </draw:line>
        <draw:line draw:style-name="gr12" draw:text-style-name="P6" draw:layer="layout" svg:x1="1.874cm" svg:y1="15.891cm" svg:x2="1.874cm" svg:y2="28.889cm">
          <text:p/>
        </draw:line>
        <draw:line draw:style-name="gr12" draw:text-style-name="P6" draw:layer="layout" svg:x1="3.325cm" svg:y1="15.891cm" svg:x2="3.325cm" svg:y2="28.861cm">
          <text:p/>
        </draw:line>
        <draw:line draw:style-name="gr12" draw:text-style-name="P6" draw:layer="layout" svg:x1="4.779cm" svg:y1="15.891cm" svg:x2="4.779cm" svg:y2="28.887cm">
          <text:p/>
        </draw:line>
        <draw:line draw:style-name="gr12" draw:text-style-name="P6" draw:layer="layout" svg:x1="6.233cm" svg:y1="15.891cm" svg:x2="6.233cm" svg:y2="28.884cm">
          <text:p/>
        </draw:line>
        <draw:line draw:style-name="gr12" draw:text-style-name="P6" draw:layer="layout" svg:x1="7.684cm" svg:y1="15.891cm" svg:x2="7.684cm" svg:y2="28.88cm">
          <text:p/>
        </draw:line>
        <draw:line draw:style-name="gr12" draw:text-style-name="P6" draw:layer="layout" svg:x1="9.161cm" svg:y1="15.891cm" svg:x2="9.141cm" svg:y2="28.892cm">
          <text:p/>
        </draw:line>
        <draw:path draw:style-name="gr3" draw:text-style-name="P4" draw:layer="layout" svg:width="0.278cm" svg:height="0.302cm" svg:x="2.501cm" svg:y="16.902cm" svg:viewBox="0 0 279 303" svg:d="M158 0c2 0 5 0 7 0s4 0 6 0c27 2 52 9 74 22 23 14 34 39 34 76 0 30-7 52-21 66s-29 23-45 28c-11 3-22 5-32 6s-18 1-24 1h-75v104h-4-78v-303h5zM82 140h57c17 0 31-2 41-8 9-6 14-17 14-34 0-15-4-25-14-31-9-5-23-8-41-8h-57z">
          <text:p/>
        </draw:path>
        <draw:path draw:style-name="gr3" draw:text-style-name="P4" draw:layer="layout" svg:width="0.746cm" svg:height="0.32cm" svg:x="3.718cm" svg:y="16.894cm" svg:viewBox="0 0 747 321" svg:d="M82 102v209h-5-77v-303h4 109l76 203 76-203h4 109v303h-4-78v-209l-79 209h-4-52zM747 204c0 7-2 14-4 22-2 9-5 17-9 26-8 17-23 33-44 47-20 14-51 21-92 21l-4 1c-4-1-8-1-11-1-4 0-8 0-11-1-35-3-66-15-95-36s-43-60-43-118c0-49 13-88 38-119s65-46 119-46h5c40 0 71 7 92 20 21 14 35 29 43 45 5 8 8 16 10 24 1 8 2 15 3 21h-5-76c0-2-1-6-2-10s-3-8-5-13c-4-7-11-13-20-19s-22-9-39-10c-26 1-45 11-57 29-12 19-18 44-18 75 0 3 0 10 1 20 0 9 3 19 7 29 4 12 12 24 23 34 11 11 26 16 47 17 17-1 30-5 40-12 9-7 15-15 19-23 2-4 4-8 5-12s2-8 2-11h4z">
          <text:p/>
        </draw:path>
        <draw:path draw:style-name="gr3" draw:text-style-name="P4" draw:layer="layout" svg:width="0.313cm" svg:height="0.32cm" svg:x="5.381cm" svg:y="16.894cm" svg:viewBox="0 0 314 321" svg:d="M314 204c0 7-2 14-4 22-2 9-5 17-9 26-8 17-23 33-44 47-20 14-51 21-91 21l-5 1c-4-1-7-1-11-1s-8 0-11-1c-35-3-67-15-96-36s-43-60-43-118c0-49 13-88 38-119 26-31 66-46 121-46h4c41 0 71 7 92 20 21 14 35 29 43 45 5 8 8 16 10 24s3 15 3 21h-5-76c0-2-1-6-2-10s-3-8-5-13c-4-7-11-13-20-19s-22-9-39-10c-26 1-45 11-57 29-13 19-19 44-19 75 0 3 0 10 1 20 1 9 3 19 7 29 5 12 13 24 24 34 11 11 26 16 47 17 17-1 30-5 40-12 9-7 15-15 20-23 2-4 3-8 4-12s2-8 2-11h5z">
          <text:p/>
        </draw:path>
        <draw:path draw:style-name="gr3" draw:text-style-name="P4" draw:layer="layout" svg:width="0.46cm" svg:height="0.32cm" svg:x="6.761cm" svg:y="16.893cm" svg:viewBox="0 0 461 321" svg:d="M82 9v303h-5-77v-303h4zM461 147v165h-5-57v-28c-9 11-19 19-30 24s-23 8-35 10c-5 1-11 2-16 2-6 1-11 1-16 1h-4c-1 0-1 0-1 0h-1c-6 0-17-1-31-2s-30-5-45-11c-21-9-40-24-58-46-17-23-25-56-25-103s13-85 41-115c28-29 72-44 131-44h5c33 0 61 6 80 17 19 12 33 24 43 37 8 12 14 23 16 33 3 11 5 17 5 20h-4-81c-1-12-6-23-15-33-11-9-26-14-47-15-25 1-44 7-56 18-12 12-20 25-24 39-3 8-5 17-6 25 0 8-1 15-1 20 0 35 8 59 23 74s31 24 48 26c3 0 5 1 7 1s4 0 6 0c23 0 40-6 54-18 12-12 19-25 21-41h-67v-56h5z">
          <text:p/>
        </draw:path>
        <draw:path draw:style-name="gr3" draw:text-style-name="P4" draw:layer="layout" svg:width="0.607cm" svg:height="0.302cm" svg:x="8.129cm" svg:y="16.902cm" svg:viewBox="0 0 608 303" svg:d="M0 59v-59h5 276v59h-99v244h-4-78v-244zM322 0h4 168c40 0 68 9 84 26s24 37 24 60c0 21-4 36-13 47-9 12-19 20-29 25-2 1-4 2-6 2-2 1-4 2-6 2v1c18 5 29 12 36 22 6 11 9 22 10 34 1 3 1 6 1 9s0 6 0 8c1 19 1 32 2 40s4 16 8 22c0 1 1 2 1 2 1 1 1 2 2 3h-4-79c-5-6-8-14-9-22-2-9-3-23-4-42 0-2 0-3 0-5s0-3 0-4c-1-10-5-19-11-27s-20-12-42-12h-55v112h-5-77zM404 136h66c1 0 1 0 1 0 12 0 23-3 33-8 11-5 16-15 16-30 0-16-5-27-16-32-10-5-22-7-37-7h-63z">
          <text:p/>
        </draw:path>
        <draw:path draw:style-name="gr3" draw:text-style-name="P4" draw:layer="layout" svg:width="0.469cm" svg:height="0.32cm" svg:x="9.651cm" svg:y="16.893cm" svg:viewBox="0 0 470 321" svg:d="M323 147v165h-4-58v-28c-8 11-18 19-29 24s-23 8-34 10c-6 1-11 2-17 2-5 1-10 1-15 1h-5c-1 0-1 0-1 0-7 0-17-1-31-2-15-1-30-5-46-11-21-9-40-24-57-46-17-23-26-56-26-103s14-85 42-115c28-29 71-44 131-44h4c34 0 60 6 80 17 19 12 33 24 42 37 9 12 14 23 17 33 3 11 4 17 5 20h-5-81c0-12-5-23-15-33-9-9-25-14-46-15-25 1-43 7-55 18-12 12-20 25-25 39-3 8-4 17-5 25s-1 15-1 20c0 35 7 59 22 74s31 24 49 26c2 0 5 1 7 1s4 0 6 0c22 0 40-6 52-18 13-12 20-25 21-41h-65v-56h4zM470 9v303h-5-78v-303h4z">
          <text:p/>
        </draw:path>
        <draw:path draw:style-name="gr13" draw:text-style-name="P5" draw:layer="layout" svg:width="0.357cm" svg:height="0.284cm" svg:x="9.688cm" svg:y="27.991cm" svg:viewBox="0 0 358 285" svg:d="M55 62c-7 5-13 10-18 14s-10 7-15 10c-3 2-6 4-8 5-3 2-6 3-9 5l-5-8c3-2 6-5 10-8 3-3 7-6 10-9 8-7 15-14 22-22 8-8 14-16 20-25 3-4 6-8 8-12 3-4 5-8 7-12h14v258c0 6 1 11 3 14 3 2 5 4 8 4 1 0 2 1 3 1s2 0 3 0h18v8h-105v-8h18c4 0 7-1 11-3 3-2 5-8 5-16zM288 62c-7 5-13 10-18 14s-10 7-15 10c-3 2-6 4-8 5-3 2-6 3-9 5l-5-8c3-2 6-5 10-8 3-3 7-6 10-9 8-7 15-14 22-22s14-16 20-25c3-4 5-8 8-12 2-4 5-8 7-12h14v258c0 6 1 11 3 14 2 2 5 4 8 4 1 0 2 1 3 1s2 0 3 0h17v8h-104v-8h17c4 0 8-1 12-3 3-2 5-8 5-16z">
          <text:p/>
        </draw:path>
        <draw:path draw:style-name="gr13" draw:text-style-name="P5" draw:layer="layout" svg:width="0.196cm" svg:height="0.291cm" svg:x="6.861cm" svg:y="27.99cm" svg:viewBox="0 0 197 292" svg:d="M50 116c1 0 2 1 5 1 2 0 6 1 9 1 3 1 6 1 9 2 2 0 4 0 4 0 24 0 42-4 56-13 14-10 21-23 21-40 0-18-6-32-18-42-11-10-26-15-44-15-14 0-24 2-29 5-4 4-7 9-8 13-1 1-1 3-1 4s0 2 0 3c0 8-1 14-4 18s-6 6-10 7c-1 1-3 1-4 1-2 0-3 0-4 0-5 0-10-2-14-6s-6-9-6-16c0-2 1-4 1-6 1-3 2-5 4-8 5-6 13-12 25-17 11-5 28-8 49-8 31 0 54 5 69 14 15 10 25 20 30 31 1 4 3 8 3 12 1 4 1 7 1 11 0 14-6 26-19 38s-32 18-57 20c21 3 40 11 56 25 16 13 23 32 23 55s-9 42-28 59c-20 17-46 27-82 27-23 0-40-4-53-12-13-7-23-15-28-24-2-4-3-7-4-11-1-3-2-6-2-9 0-6 2-10 5-13s7-5 11-5c1-1 2-1 3-1s2 0 3 0c6 0 11 2 14 5 4 4 6 7 6 11 1 1 1 1 1 2s0 1 0 2c0 2 0 4-1 5-1 2-1 4-2 6v1c0 1 0 1 0 1-1 1-1 1-1 2v1 1c0 0-1 0-1 1s0 1 0 1c0 1 0 1 0 1 0 0 1 0 1 1v1c0 1 1 2 1 4 1 1 2 3 4 5 3 3 8 6 15 8 6 3 16 4 28 4 2 0 7 0 14-1 6-1 12-4 19-7 9-5 17-12 24-22s10-24 10-42c0-22-4-38-11-49-8-10-16-18-25-22-7-3-13-5-20-5-7-1-11-1-14-1h-1c-4 0-8 0-14 1-5 1-12 2-19 3z">
          <text:p/>
        </draw:path>
        <draw:path draw:style-name="gr13" draw:text-style-name="P5" draw:layer="layout" svg:width="0.195cm" svg:height="0.292cm" svg:x="5.413cm" svg:y="27.99cm" svg:viewBox="0 0 196 293" svg:d="M150 163c-6 3-11 6-16 8s-10 4-16 5c-5 1-10 2-15 3s-11 1-16 1c-22 0-42-7-60-22s-27-36-27-64c0-26 8-48 25-66 16-18 40-28 70-28 34 0 61 13 77 39 16 25 24 59 24 97 0 51-12 89-37 114-25 24-52 38-82 42-2 0-5 0-7 1-3 0-5 0-8 0-15 0-28-4-37-10-9-7-14-14-16-22 0-1 0-2 0-3s0-2 0-3c0-6 2-10 5-13 4-3 8-5 12-5h1c1 0 1 0 1 0 1 0 2 0 3 0 0 0 1 0 2 0 5 1 9 2 13 5s6 7 6 13c0 1 0 2 0 3s0 2-1 3v1c0 1 0 2 0 3s0 2 0 4c0 0 0 1 0 2s0 2 0 3c1 2 2 4 3 6 2 3 6 4 11 4 1 0 3-1 5-1s4 0 6 0c18-4 34-14 49-33s24-48 25-87zM151 151c1-5 1-12 2-19s1-14 1-22c0-3 0-7 0-10-1-3-1-6-1-11-2-19-6-38-15-54-8-16-23-25-43-25-16 0-28 6-35 16s-12 21-14 33c-2 7-2 13-3 19 0 6-1 11-1 16 0 24 5 41 15 51 9 10 19 16 31 18 4 1 8 1 11 2 4 0 7 0 11 0 3 0 5 0 8-1 3 0 6-1 9-2 4-1 8-2 12-4s9-4 12-7z">
          <text:p/>
        </draw:path>
        <draw:path draw:style-name="gr13" draw:text-style-name="P5" draw:layer="layout" svg:width="0.195cm" svg:height="0.292cm" svg:x="3.959cm" svg:y="27.99cm" svg:viewBox="0 0 196 293" svg:d="M150 163c-5 3-10 6-15 8s-10 4-16 5c-5 1-10 2-15 3s-10 1-15 1c-23 0-43-7-62-22-18-15-27-36-27-64 0-26 8-48 25-66s41-28 71-28c34 0 60 13 76 39 16 25 24 59 24 97 0 51-12 89-37 114-24 24-51 38-81 42-2 0-5 0-7 1-3 0-5 0-8 0-15 0-29-4-38-10-8-7-14-14-16-22 0-1 0-2 0-3s0-2 0-3c0-6 2-10 5-13 4-3 8-5 12-5h1c1 0 1 0 1 0 1 0 2 0 3 0s1 0 2 0c5 1 10 2 14 5s6 7 6 13c0 1 0 2 0 3s0 2-1 3v1c0 1 0 2 0 3s0 2 0 4c0 0 0 1 0 2s0 2 0 3c1 2 2 4 3 6 2 3 6 4 11 4 1 0 3-1 5-1s4 0 6 0c18-4 34-14 49-33s23-48 24-87zM151 151c1-5 1-12 2-19s1-14 1-22c0-3 0-7 0-10s-1-6-1-11c-1-19-6-38-14-54s-23-25-43-25c-16 0-27 6-35 16-7 10-12 21-14 33-2 7-2 13-3 19 0 6-1 11-1 16 0 24 5 41 15 51 9 10 19 16 31 18 4 1 8 1 11 2 4 0 7 0 11 0 3 0 5 0 8-1 3 0 6-1 9-2 4-1 8-2 12-4s8-4 11-7z">
          <text:p/>
        </draw:path>
        <draw:path draw:style-name="gr13" draw:text-style-name="P5" draw:layer="layout" svg:width="0.195cm" svg:height="0.292cm" svg:x="2.505cm" svg:y="27.99cm" svg:viewBox="0 0 196 293" svg:d="M150 163c-5 3-10 6-15 8s-11 4-17 5c-5 1-10 2-15 3s-10 1-15 1c-23 0-43-7-61-22s-27-36-27-64c0-26 8-48 25-66 16-18 40-28 70-28 35 0 61 13 77 39 16 25 24 59 24 97 0 51-12 89-37 114-24 24-52 38-82 42-2 0-5 0-7 1-3 0-5 0-8 0-15 0-27-4-36-10-9-7-15-14-17-22 0-1 0-2 0-3s0-2 0-3c0-6 2-10 5-13 4-3 8-5 12-5h1c1 0 1 0 1 0 1 0 2 0 3 0s1 0 2 0c5 1 9 2 13 5s6 7 6 13c0 1 0 2 0 3s0 2-1 3v1c0 1 0 2 0 3s0 2 0 4c0 0 0 1 0 2s0 2 0 3c1 2 2 4 3 6 2 3 6 4 11 4 1 0 3-1 5-1s4 0 6 0c18-4 34-14 49-33 16-19 24-48 25-87zM151 151c1-5 1-12 2-19s1-14 1-22c0-3 0-7 0-10s-1-6-1-11c-1-19-6-38-14-54s-24-25-44-25c-16 0-27 6-35 16-7 10-12 21-14 33-2 7-2 13-3 19 0 6 0 11 0 16 0 24 4 41 14 51 9 10 20 16 31 18 4 1 8 1 11 2 4 0 7 0 11 0 3 0 6 0 8-1 3 0 6-1 9-2 5-1 9-2 13-4s8-4 11-7z">
          <text:p/>
        </draw:path>
        <draw:path draw:style-name="gr13" draw:text-style-name="P5" draw:layer="layout" svg:width="0.196cm" svg:height="0.291cm" svg:x="8.315cm" svg:y="27.99cm" svg:viewBox="0 0 197 292" svg:d="M51 116c1 0 2 1 5 1 2 0 5 1 9 1 3 1 6 1 9 2 2 0 4 0 4 0 23 0 41-4 55-13 14-10 21-23 21-40 0-18-6-32-18-42-11-10-26-15-43-15-14 0-24 2-29 5-5 4-7 9-8 13-1 1-1 3-1 4s0 2 0 3c0 8-1 14-4 18s-6 6-10 7c-1 1-3 1-4 1-2 0-3 0-4 0-5 0-10-2-14-6-5-4-7-9-7-16 0-2 1-4 1-6 1-3 3-5 5-8 5-6 13-12 25-17 11-5 28-8 49-8 30 0 53 5 68 14 15 10 24 20 30 31 1 4 3 8 3 12 1 4 1 7 1 11 0 14-6 26-19 38s-32 18-57 20c21 3 40 11 56 25 16 13 23 32 23 55s-9 42-28 59c-20 17-46 27-81 27-23 0-41-4-53-12-13-7-24-15-29-24-2-4-3-7-4-11-2-3-2-6-2-9 0-6 2-10 5-13s7-5 12-5c1-1 2-1 3-1s2 0 3 0c6 0 11 2 14 5 4 4 6 7 6 11 1 1 1 1 1 2s0 1 0 2c0 2 0 4-1 5-1 2-1 4-2 6v1c0 1 0 1 0 1-1 1-1 1-1 2v1 1c-1 0-1 0-1 1s0 1 0 1c0 1 0 1 0 1 0 0 1 0 1 1v1c0 1 1 2 1 4 1 1 2 3 4 5 3 3 8 6 14 8 7 3 17 4 29 4 2 0 7 0 13-1s12-4 19-7c9-5 17-12 24-22s10-24 10-42c0-22-4-38-11-49-8-10-16-18-25-22-7-3-13-5-20-5-6-1-10-1-13-1h-1c-4 0-8 0-14 1-5 1-12 2-19 3z">
          <text:p/>
        </draw:path>
        <draw:path draw:style-name="gr13" draw:text-style-name="P5" draw:layer="layout" svg:width="0.199cm" svg:height="0.285cm" svg:x="9.766cm" svg:y="28.474cm" svg:viewBox="0 0 200 286" svg:d="M0 226v-13c4-5 8-10 12-15s7-11 11-16c22-30 40-57 56-83s26-44 32-54c2-4 5-8 7-12s4-7 6-10c0-1 0-1 0-1 1 0 1-1 1-1 2-3 4-6 6-10 2-3 5-7 7-11l36 18-163 197h113v-106l35-28v134h41v11h-41v33c0 7 1 11 4 13 2 3 4 4 7 5 1 0 2 0 3 0 1 1 2 1 3 1h24v8h-117v-8h24c1 0 2 0 3-1 1 0 2 0 3 0 3-1 5-2 7-5 2-2 4-6 4-13v-33z">
          <text:p/>
        </draw:path>
        <draw:path draw:style-name="gr13" draw:text-style-name="P5" draw:layer="layout" svg:width="0.197cm" svg:height="0.29cm" svg:x="6.863cm" svg:y="28.474cm" svg:viewBox="0 0 198 291" svg:d="M125 124c3 2 6 4 10 6 3 1 6 3 9 5 16 9 29 19 39 30s15 26 15 46c0 2 0 3-1 5 0 2 0 4 0 5-3 18-12 34-27 49-16 14-39 21-69 21-35 0-61-8-77-24s-24-34-24-53c0-1 0-1 0-1v-1c0-17 6-33 18-47s28-24 47-30c-7-3-14-7-19-11-6-4-10-8-14-12-7-7-12-15-15-23-2-8-3-13-3-18 0-3 0-7 1-11s2-8 3-12c5-12 14-23 27-33 14-10 32-15 58-15 27 0 47 5 61 17 13 11 21 23 23 37 0 2 1 3 1 5 0 1 0 3 0 4v1 1c-1 12-6 24-17 36-11 11-26 19-46 23zM76 142c-15 6-26 16-33 28-7 13-11 26-12 40 0 1 0 1 0 2s0 2 0 2c0 21 7 38 21 50s30 18 50 18 35-5 45-17c11-12 16-25 18-38 0-1 0-2 0-3s0-3 0-4c0-19-8-34-24-45-16-10-34-20-54-28-2-1-4-2-6-3s-4-1-5-2zM114 118c15-5 26-12 33-23 8-11 11-23 11-35 0-15-5-28-15-37s-25-14-43-14c-19 0-33 5-41 15-9 9-14 20-15 32 0 1 0 1 0 2v1c0 9 5 18 13 26 9 9 19 16 29 21 5 3 11 5 15 7 5 2 9 4 13 5z">
          <text:p/>
        </draw:path>
        <draw:path draw:style-name="gr13" draw:text-style-name="P5" draw:layer="layout" svg:width="0.185cm" svg:height="0.29cm" svg:x="5.418cm" svg:y="28.474cm" svg:viewBox="0 0 186 291" svg:d="M171 0h15l-33 71c-23 50-39 90-47 122-9 31-16 54-21 70-3 10-7 17-11 22-4 4-10 6-17 6-1 0-3 0-4 0-2 0-4 0-6-1-3-1-5-3-9-5-2-2-4-5-4-9 0-7 4-20 12-39 7-18 26-54 56-107 8-12 14-23 20-33 5-11 11-20 15-30 2-2 3-5 5-7 1-3 2-5 3-8 1-2 3-5 4-7 1-3 3-5 4-8h-98c-14 0-26 2-32 6-7 5-11 12-13 22h-10l10-60h157z">
          <text:p/>
        </draw:path>
        <draw:path draw:style-name="gr13" draw:text-style-name="P5" draw:layer="layout" svg:width="0.185cm" svg:height="0.29cm" svg:x="3.964cm" svg:y="28.474cm" svg:viewBox="0 0 186 291" svg:d="M171 0h15l-33 71c-23 50-39 90-47 122-9 31-16 54-21 70-3 10-7 17-11 22-4 4-10 6-17 6-1 0-3 0-4 0-2 0-4 0-6-1-3-1-5-3-8-5-2-2-4-5-4-9 0-7 4-20 11-39 7-18 26-54 57-107 7-12 13-23 19-33 6-11 11-20 15-30 2-2 3-5 5-7 1-3 2-5 3-8 2-2 3-5 4-7 1-3 3-5 4-8h-98c-14 0-25 2-31 6-7 5-12 12-13 22h-11l11-60h156z">
          <text:p/>
        </draw:path>
        <draw:path draw:style-name="gr13" draw:text-style-name="P5" draw:layer="layout" svg:width="0.19cm" svg:height="0.298cm" svg:x="2.505cm" svg:y="28.466cm" svg:viewBox="0 0 191 299" svg:d="M39 104c48 0 82 6 103 18 21 13 35 27 41 42 4 7 6 14 7 20 1 7 1 13 1 18 0 30-11 54-34 71-22 16-47 26-74 26h-1-1c-2 0-4 0-7 0-2 0-4 0-7-1-17-1-32-6-46-15-14-8-21-18-21-30 0-8 2-15 7-18 4-3 9-5 15-5s11 2 15 6 6 8 6 14c0 0-1 1-1 2s-1 2-1 3v1c-1 1-1 2-1 3s-1 1-1 2-1 3-1 4c0 2 0 3 0 4 0 6 3 10 8 13 5 2 11 4 18 5 4 0 7 0 10 1 4 0 6 0 9 0 23 0 40-9 50-27s15-38 15-59c0-30-9-51-27-64-18-12-38-19-60-22-7-1-12-1-18-2-6 0-11 0-16 0l12-101h93c12 0 21 0 26-2s8-4 9-6v-1l1-4h10l-10 43h-120z">
          <text:p/>
        </draw:path>
        <draw:path draw:style-name="gr13" draw:text-style-name="P5" draw:layer="layout" svg:width="0.395cm" svg:height="0.29cm" svg:x="8.233cm" svg:y="28.474cm" svg:viewBox="0 0 396 291" svg:d="M56 63c-7 5-13 10-18 13-5 4-10 8-15 11-3 2-6 3-8 6-3 2-6 3-9 4l-6-8c4-3 7-5 11-8 3-3 7-6 10-9 8-7 15-14 22-22s14-17 20-25c3-4 5-8 8-12 2-4 5-8 7-13h14v259c0 7 1 11 3 13 2 3 5 4 7 5 2 0 3 0 4 0 1 1 2 1 3 1h17v8h-104v-8h17c4 0 8-1 12-3 3-2 5-7 5-16zM202 146c0-4 0-8 0-12 1-4 1-9 1-13 4-31 13-59 29-84 17-25 39-37 68-37s51 12 67 37c15 25 25 53 28 84 0 4 1 9 1 13s0 8 0 12 0 8 0 12 0 8-1 12c-3 30-12 58-28 83-16 26-38 38-67 38s-51-12-68-37c-16-25-25-53-29-83 0-4 0-8-1-13 0-4 0-8 0-12zM246 146c0 40 3 69 10 88 6 18 14 31 21 38 4 3 8 6 12 7s8 1 11 1c2 0 6 0 10-1 4-2 8-4 12-8 8-7 15-19 21-38 7-19 10-48 10-87 0-7 0-16-1-26 0-10-1-20-2-31-3-20-8-37-15-54-7-16-19-24-35-24-17 0-28 8-36 24-7 17-12 34-15 54-1 11-2 21-2 31-1 10-1 19-1 26z">
          <text:p/>
        </draw:path>
        <draw:path draw:style-name="gr14" draw:text-style-name="P6" draw:layer="layout" svg:width="0.516cm" svg:height="0.484cm" svg:x="2.339cm" svg:y="27.892cm" svg:viewBox="0 0 517 485" svg:d="M258 0c142 0 259 109 259 242 0 134-117 243-259 243s-258-109-258-243c0-133 116-242 258-242z">
          <text:p/>
        </draw:path>
        <draw:path draw:style-name="gr14" draw:text-style-name="P6" draw:layer="layout" svg:width="0.516cm" svg:height="0.484cm" svg:x="3.79cm" svg:y="27.892cm" svg:viewBox="0 0 517 485" svg:d="M259 0c142 0 258 109 258 242 0 134-116 243-258 243s-259-109-259-243c0-133 117-242 259-242z">
          <text:p/>
        </draw:path>
        <draw:path draw:style-name="gr14" draw:text-style-name="P6" draw:layer="layout" svg:width="0.516cm" svg:height="0.484cm" svg:x="5.244cm" svg:y="27.892cm" svg:viewBox="0 0 517 485" svg:d="M259 0c142 0 258 109 258 242 0 134-116 243-258 243-143 0-259-109-259-243 0-133 116-242 259-242z">
          <text:p/>
        </draw:path>
        <draw:path draw:style-name="gr14" draw:text-style-name="P6" draw:layer="layout" svg:width="0.516cm" svg:height="0.484cm" svg:x="6.698cm" svg:y="27.892cm" svg:viewBox="0 0 517 485" svg:d="M258 0c143 0 259 109 259 242 0 134-116 243-259 243-142 0-258-109-258-243 0-133 116-242 258-242z">
          <text:p/>
        </draw:path>
        <draw:path draw:style-name="gr14" draw:text-style-name="P6" draw:layer="layout" svg:width="0.516cm" svg:height="0.484cm" svg:x="8.149cm" svg:y="27.892cm" svg:viewBox="0 0 517 485" svg:d="M258 0c143 0 259 109 259 242 0 134-116 243-259 243-142 0-258-109-258-243 0-133 116-242 258-242z">
          <text:p/>
        </draw:path>
        <draw:path draw:style-name="gr14" draw:text-style-name="P6" draw:layer="layout" svg:width="0.516cm" svg:height="0.483cm" svg:x="9.603cm" svg:y="28.379cm" svg:viewBox="0 0 517 484" svg:d="M258 0c142 0 259 109 259 242 0 134-117 242-259 242s-258-108-258-242c0-133 116-242 258-242z">
          <text:p/>
        </draw:path>
        <draw:path draw:style-name="gr14" draw:text-style-name="P6" draw:layer="layout" svg:width="0.516cm" svg:height="0.483cm" svg:x="6.698cm" svg:y="28.379cm" svg:viewBox="0 0 517 484" svg:d="M258 0c143 0 259 109 259 242 0 134-116 242-259 242-142 0-258-108-258-242 0-133 116-242 258-242z">
          <text:p/>
        </draw:path>
        <draw:path draw:style-name="gr14" draw:text-style-name="P6" draw:layer="layout" svg:width="0.516cm" svg:height="0.483cm" svg:x="5.244cm" svg:y="28.379cm" svg:viewBox="0 0 517 484" svg:d="M259 0c142 0 258 109 258 242 0 134-116 242-258 242-143 0-259-108-259-242 0-133 116-242 259-242z">
          <text:p/>
        </draw:path>
        <draw:path draw:style-name="gr14" draw:text-style-name="P6" draw:layer="layout" svg:width="0.516cm" svg:height="0.483cm" svg:x="3.79cm" svg:y="28.379cm" svg:viewBox="0 0 517 484" svg:d="M259 0c142 0 258 109 258 242 0 134-116 242-258 242s-259-108-259-242c0-133 117-242 259-242z">
          <text:p/>
        </draw:path>
        <draw:path draw:style-name="gr14" draw:text-style-name="P6" draw:layer="layout" svg:width="0.516cm" svg:height="0.483cm" svg:x="2.339cm" svg:y="28.379cm" svg:viewBox="0 0 517 484" svg:d="M258 0c142 0 259 109 259 242 0 134-117 242-259 242s-258-108-258-242c0-133 116-242 258-242z">
          <text:p/>
        </draw:path>
        <draw:path draw:style-name="gr14" draw:text-style-name="P6" draw:layer="layout" svg:width="0.646cm" svg:height="0.483cm" svg:x="8.085cm" svg:y="28.379cm" svg:viewBox="0 0 647 484" svg:d="M323 0c178 0 324 109 324 242 0 134-146 242-324 242s-323-108-323-242c0-133 145-242 323-242z">
          <text:p/>
        </draw:path>
        <draw:path draw:style-name="gr14" draw:text-style-name="P6" draw:layer="layout" svg:width="0.583cm" svg:height="0.484cm" svg:x="9.582cm" svg:y="27.892cm" svg:viewBox="0 0 584 485" svg:d="M292 0c161 0 292 109 292 242 0 134-131 243-292 243-160 0-292-109-292-243 0-133 132-242 292-242z">
          <text:p/>
        </draw:path>
        <draw:path draw:style-name="gr15" draw:text-style-name="P6" draw:layer="layout" svg:width="0.623cm" svg:height="0.583cm" svg:x="3.737cm" svg:y="17.453cm" svg:viewBox="0 0 624 584" svg:d="M313 584c171 0 311-131 311-292s-140-292-311-292c-173 0-313 131-313 292s140 292 313 292z">
          <text:p/>
        </draw:path>
        <draw:path draw:style-name="gr15" draw:text-style-name="P6" draw:layer="layout" svg:width="0.622cm" svg:height="0.583cm" svg:x="2.298cm" svg:y="17.453cm" svg:viewBox="0 0 623 584" svg:d="M311 584c172 0 312-131 312-292s-140-292-312-292c-171 0-311 131-311 292s140 292 311 292z">
          <text:p/>
        </draw:path>
        <draw:path draw:style-name="gr15" draw:text-style-name="P6" draw:layer="layout" svg:width="0.623cm" svg:height="0.583cm" svg:x="5.191cm" svg:y="17.453cm" svg:viewBox="0 0 624 584" svg:d="M313 584c171 0 311-131 311-292s-140-292-311-292c-172 0-313 131-313 292s141 292 313 292z">
          <text:p/>
        </draw:path>
        <draw:path draw:style-name="gr15" draw:text-style-name="P6" draw:layer="layout" svg:width="0.623cm" svg:height="0.583cm" svg:x="6.642cm" svg:y="17.453cm" svg:viewBox="0 0 624 584" svg:d="M312 584c171 0 312-131 312-292s-141-292-312-292c-172 0-312 131-312 292s140 292 312 292z">
          <text:p/>
        </draw:path>
        <draw:path draw:style-name="gr15" draw:text-style-name="P6" draw:layer="layout" svg:width="0.623cm" svg:height="0.583cm" svg:x="8.096cm" svg:y="17.453cm" svg:viewBox="0 0 624 584" svg:d="M313 584c171 0 311-131 311-292s-140-292-311-292c-173 0-313 131-313 292s140 292 313 292z">
          <text:p/>
        </draw:path>
        <draw:path draw:style-name="gr15" draw:text-style-name="P6" draw:layer="layout" svg:width="0.623cm" svg:height="0.583cm" svg:x="9.55cm" svg:y="17.453cm" svg:viewBox="0 0 624 584" svg:d="M313 584c171 0 311-131 311-292s-140-292-311-292c-172 0-313 131-313 292s141 292 313 292z">
          <text:p/>
        </draw:path>
        <draw:line draw:style-name="gr10" draw:text-style-name="P6" draw:layer="layout" svg:x1="2.185cm" svg:y1="18.076cm" svg:x2="2.185cm" svg:y2="27.892cm">
          <text:p/>
        </draw:line>
        <draw:line draw:style-name="gr10" draw:text-style-name="P6" draw:layer="layout" svg:x1="7.998cm" svg:y1="18.076cm" svg:x2="7.998cm" svg:y2="27.892cm">
          <text:p/>
        </draw:line>
        <draw:line draw:style-name="gr10" draw:text-style-name="P6" draw:layer="layout" svg:x1="9.449cm" svg:y1="18.076cm" svg:x2="9.449cm" svg:y2="27.892cm">
          <text:p/>
        </draw:line>
        <draw:line draw:style-name="gr10" draw:text-style-name="P6" draw:layer="layout" svg:x1="3.639cm" svg:y1="18.076cm" svg:x2="3.639cm" svg:y2="27.892cm">
          <text:p/>
        </draw:line>
        <draw:line draw:style-name="gr10" draw:text-style-name="P6" draw:layer="layout" svg:x1="6.544cm" svg:y1="18.076cm" svg:x2="6.544cm" svg:y2="27.892cm">
          <text:p/>
        </draw:line>
        <draw:line draw:style-name="gr10" draw:text-style-name="P6" draw:layer="layout" svg:x1="3.015cm" svg:y1="18.076cm" svg:x2="3.015cm" svg:y2="27.892cm">
          <text:p/>
        </draw:line>
        <draw:line draw:style-name="gr10" draw:text-style-name="P6" draw:layer="layout" svg:x1="5.92cm" svg:y1="18.076cm" svg:x2="5.92cm" svg:y2="27.892cm">
          <text:p/>
        </draw:line>
        <draw:line draw:style-name="gr10" draw:text-style-name="P6" draw:layer="layout" svg:x1="8.828cm" svg:y1="18.076cm" svg:x2="8.828cm" svg:y2="27.892cm">
          <text:p/>
        </draw:line>
        <draw:line draw:style-name="gr10" draw:text-style-name="P6" draw:layer="layout" svg:x1="10.279cm" svg:y1="18.076cm" svg:x2="10.279cm" svg:y2="27.892cm">
          <text:p/>
        </draw:line>
        <draw:line draw:style-name="gr10" draw:text-style-name="P6" draw:layer="layout" svg:x1="4.469cm" svg:y1="18.076cm" svg:x2="4.469cm" svg:y2="27.892cm">
          <text:p/>
        </draw:line>
        <draw:line draw:style-name="gr10" draw:text-style-name="P6" draw:layer="layout" svg:x1="7.374cm" svg:y1="18.076cm" svg:x2="7.374cm" svg:y2="27.892cm">
          <text:p/>
        </draw:line>
        <draw:line draw:style-name="gr14" draw:text-style-name="P6" draw:layer="layout" svg:x1="1.718cm" svg:y1="27.115cm" svg:x2="1.873cm" svg:y2="27.115cm">
          <text:p/>
        </draw:line>
        <draw:line draw:style-name="gr14" draw:text-style-name="P6" draw:layer="layout" svg:x1="1.718cm" svg:y1="26.242cm" svg:x2="1.873cm" svg:y2="26.242cm">
          <text:p/>
        </draw:line>
        <draw:line draw:style-name="gr14" draw:text-style-name="P6" draw:layer="layout" svg:x1="1.718cm" svg:y1="25.413cm" svg:x2="1.873cm" svg:y2="25.413cm">
          <text:p/>
        </draw:line>
        <draw:line draw:style-name="gr14" draw:text-style-name="P6" draw:layer="layout" svg:x1="1.718cm" svg:y1="24.636cm" svg:x2="1.873cm" svg:y2="24.636cm">
          <text:p/>
        </draw:line>
        <draw:line draw:style-name="gr14" draw:text-style-name="P6" draw:layer="layout" svg:x1="1.718cm" svg:y1="23.91cm" svg:x2="1.873cm" svg:y2="23.91cm">
          <text:p/>
        </draw:line>
        <draw:line draw:style-name="gr14" draw:text-style-name="P6" draw:layer="layout" svg:x1="1.718cm" svg:y1="23.228cm" svg:x2="1.873cm" svg:y2="23.228cm">
          <text:p/>
        </draw:line>
        <draw:line draw:style-name="gr14" draw:text-style-name="P6" draw:layer="layout" svg:x1="1.718cm" svg:y1="22.548cm" svg:x2="1.873cm" svg:y2="22.548cm">
          <text:p/>
        </draw:line>
        <draw:line draw:style-name="gr14" draw:text-style-name="P6" draw:layer="layout" svg:x1="1.718cm" svg:y1="21.964cm" svg:x2="1.873cm" svg:y2="21.964cm">
          <text:p/>
        </draw:line>
        <draw:line draw:style-name="gr14" draw:text-style-name="P6" draw:layer="layout" svg:x1="1.718cm" svg:y1="21.48cm" svg:x2="1.873cm" svg:y2="21.48cm">
          <text:p/>
        </draw:line>
        <draw:line draw:style-name="gr14" draw:text-style-name="P6" draw:layer="layout" svg:x1="1.718cm" svg:y1="20.944cm" svg:x2="1.873cm" svg:y2="20.944cm">
          <text:p/>
        </draw:line>
        <draw:line draw:style-name="gr14" draw:text-style-name="P6" draw:layer="layout" svg:x1="1.718cm" svg:y1="20.507cm" svg:x2="1.873cm" svg:y2="20.507cm">
          <text:p/>
        </draw:line>
        <draw:line draw:style-name="gr14" draw:text-style-name="P6" draw:layer="layout" svg:x1="1.718cm" svg:y1="20.023cm" svg:x2="1.873cm" svg:y2="20.023cm">
          <text:p/>
        </draw:line>
        <draw:line draw:style-name="gr14" draw:text-style-name="P6" draw:layer="layout" svg:x1="1.718cm" svg:y1="19.585cm" svg:x2="1.873cm" svg:y2="19.585cm">
          <text:p/>
        </draw:line>
        <draw:line draw:style-name="gr14" draw:text-style-name="P6" draw:layer="layout" svg:x1="1.718cm" svg:y1="19.193cm" svg:x2="1.873cm" svg:y2="19.193cm">
          <text:p/>
        </draw:line>
        <draw:line draw:style-name="gr16" draw:text-style-name="P6" draw:layer="layout" svg:x1="1.616cm" svg:y1="26.628cm" svg:x2="1.874cm" svg:y2="26.628cm">
          <text:p/>
        </draw:line>
        <draw:line draw:style-name="gr10" draw:text-style-name="P6" draw:layer="layout" svg:x1="2.185cm" svg:y1="27.259cm" svg:x2="2.288cm" svg:y2="27.259cm">
          <text:p/>
        </draw:line>
        <draw:line draw:style-name="gr10" draw:text-style-name="P6" draw:layer="layout" svg:x1="2.185cm" svg:y1="26.432cm" svg:x2="2.288cm" svg:y2="26.432cm">
          <text:p/>
        </draw:line>
        <draw:line draw:style-name="gr10" draw:text-style-name="P6" draw:layer="layout" svg:x1="2.185cm" svg:y1="25.655cm" svg:x2="2.288cm" svg:y2="25.655cm">
          <text:p/>
        </draw:line>
        <draw:line draw:style-name="gr10" draw:text-style-name="P6" draw:layer="layout" svg:x1="2.185cm" svg:y1="24.978cm" svg:x2="2.288cm" svg:y2="24.978cm">
          <text:p/>
        </draw:line>
        <draw:line draw:style-name="gr10" draw:text-style-name="P6" draw:layer="layout" svg:x1="2.185cm" svg:y1="24.345cm" svg:x2="2.288cm" svg:y2="24.345cm">
          <text:p/>
        </draw:line>
        <draw:line draw:style-name="gr10" draw:text-style-name="P6" draw:layer="layout" svg:x1="2.185cm" svg:y1="23.763cm" svg:x2="2.288cm" svg:y2="23.763cm">
          <text:p/>
        </draw:line>
        <draw:line draw:style-name="gr10" draw:text-style-name="P6" draw:layer="layout" svg:x1="2.185cm" svg:y1="23.182cm" svg:x2="2.288cm" svg:y2="23.182cm">
          <text:p/>
        </draw:line>
        <draw:line draw:style-name="gr10" draw:text-style-name="P6" draw:layer="layout" svg:x1="2.185cm" svg:y1="22.597cm" svg:x2="2.288cm" svg:y2="22.597cm">
          <text:p/>
        </draw:line>
        <draw:line draw:style-name="gr10" draw:text-style-name="P6" draw:layer="layout" svg:x1="2.185cm" svg:y1="22.11cm" svg:x2="2.288cm" svg:y2="22.11cm">
          <text:p/>
        </draw:line>
        <draw:line draw:style-name="gr10" draw:text-style-name="P6" draw:layer="layout" svg:x1="2.185cm" svg:y1="21.627cm" svg:x2="2.288cm" svg:y2="21.627cm">
          <text:p/>
        </draw:line>
        <draw:line draw:style-name="gr10" draw:text-style-name="P6" draw:layer="layout" svg:x1="2.185cm" svg:y1="21.186cm" svg:x2="2.288cm" svg:y2="21.186cm">
          <text:p/>
        </draw:line>
        <draw:line draw:style-name="gr10" draw:text-style-name="P6" draw:layer="layout" svg:x1="2.185cm" svg:y1="20.748cm" svg:x2="2.288cm" svg:y2="20.748cm">
          <text:p/>
        </draw:line>
        <draw:line draw:style-name="gr10" draw:text-style-name="P6" draw:layer="layout" svg:x1="2.185cm" svg:y1="20.363cm" svg:x2="2.288cm" svg:y2="20.363cm">
          <text:p/>
        </draw:line>
        <draw:line draw:style-name="gr10" draw:text-style-name="P6" draw:layer="layout" svg:x1="2.185cm" svg:y1="19.971cm" svg:x2="2.288cm" svg:y2="19.971cm">
          <text:p/>
        </draw:line>
        <draw:line draw:style-name="gr10" draw:text-style-name="P6" draw:layer="layout" svg:x1="2.185cm" svg:y1="19.585cm" svg:x2="2.288cm" svg:y2="19.585cm">
          <text:p/>
        </draw:line>
        <draw:line draw:style-name="gr10" draw:text-style-name="P6" draw:layer="layout" svg:x1="2.185cm" svg:y1="19.294cm" svg:x2="2.288cm" svg:y2="19.294cm">
          <text:p/>
        </draw:line>
        <draw:line draw:style-name="gr10" draw:text-style-name="P6" draw:layer="layout" svg:x1="2.185cm" svg:y1="18.903cm" svg:x2="2.288cm" svg:y2="18.903cm">
          <text:p/>
        </draw:line>
        <draw:line draw:style-name="gr10" draw:text-style-name="P6" draw:layer="layout" svg:x1="2.185cm" svg:y1="18.612cm" svg:x2="2.288cm" svg:y2="18.612cm">
          <text:p/>
        </draw:line>
        <draw:line draw:style-name="gr10" draw:text-style-name="P6" draw:layer="layout" svg:x1="2.185cm" svg:y1="18.37cm" svg:x2="2.288cm" svg:y2="18.37cm">
          <text:p/>
        </draw:line>
        <draw:line draw:style-name="gr10" draw:text-style-name="P6" draw:layer="layout" svg:x1="2.185cm" svg:y1="26.775cm" svg:x2="2.34cm" svg:y2="26.775cm">
          <text:p/>
        </draw:line>
        <draw:line draw:style-name="gr10" draw:text-style-name="P6" draw:layer="layout" svg:x1="2.861cm" svg:y1="26.775cm" svg:x2="3.017cm" svg:y2="26.775cm">
          <text:p/>
        </draw:line>
        <draw:line draw:style-name="gr10" draw:text-style-name="P6" draw:layer="layout" svg:x1="3.639cm" svg:y1="27.164cm" svg:x2="3.742cm" svg:y2="27.164cm">
          <text:p/>
        </draw:line>
        <draw:line draw:style-name="gr10" draw:text-style-name="P6" draw:layer="layout" svg:x1="3.639cm" svg:y1="26.288cm" svg:x2="3.742cm" svg:y2="26.288cm">
          <text:p/>
        </draw:line>
        <draw:line draw:style-name="gr10" draw:text-style-name="P6" draw:layer="layout" svg:x1="3.639cm" svg:y1="25.511cm" svg:x2="3.742cm" svg:y2="25.511cm">
          <text:p/>
        </draw:line>
        <draw:line draw:style-name="gr10" draw:text-style-name="P6" draw:layer="layout" svg:x1="3.639cm" svg:y1="24.734cm" svg:x2="3.742cm" svg:y2="24.734cm">
          <text:p/>
        </draw:line>
        <draw:line draw:style-name="gr10" draw:text-style-name="P6" draw:layer="layout" svg:x1="3.639cm" svg:y1="24.054cm" svg:x2="3.742cm" svg:y2="24.054cm">
          <text:p/>
        </draw:line>
        <draw:line draw:style-name="gr10" draw:text-style-name="P6" draw:layer="layout" svg:x1="3.639cm" svg:y1="23.423cm" svg:x2="3.742cm" svg:y2="23.423cm">
          <text:p/>
        </draw:line>
        <draw:line draw:style-name="gr10" draw:text-style-name="P6" draw:layer="layout" svg:x1="3.639cm" svg:y1="22.79cm" svg:x2="3.742cm" svg:y2="22.79cm">
          <text:p/>
        </draw:line>
        <draw:line draw:style-name="gr10" draw:text-style-name="P6" draw:layer="layout" svg:x1="3.639cm" svg:y1="22.257cm" svg:x2="3.742cm" svg:y2="22.257cm">
          <text:p/>
        </draw:line>
        <draw:line draw:style-name="gr10" draw:text-style-name="P6" draw:layer="layout" svg:x1="3.639cm" svg:y1="21.722cm" svg:x2="3.742cm" svg:y2="21.722cm">
          <text:p/>
        </draw:line>
        <draw:line draw:style-name="gr10" draw:text-style-name="P6" draw:layer="layout" svg:x1="3.639cm" svg:y1="21.235cm" svg:x2="3.742cm" svg:y2="21.235cm">
          <text:p/>
        </draw:line>
        <draw:line draw:style-name="gr10" draw:text-style-name="P6" draw:layer="layout" svg:x1="3.639cm" svg:y1="20.748cm" svg:x2="3.742cm" svg:y2="20.748cm">
          <text:p/>
        </draw:line>
        <draw:line draw:style-name="gr10" draw:text-style-name="P6" draw:layer="layout" svg:x1="3.639cm" svg:y1="20.314cm" svg:x2="3.742cm" svg:y2="20.314cm">
          <text:p/>
        </draw:line>
        <draw:line draw:style-name="gr10" draw:text-style-name="P6" draw:layer="layout" svg:x1="3.639cm" svg:y1="19.925cm" svg:x2="3.742cm" svg:y2="19.925cm">
          <text:p/>
        </draw:line>
        <draw:line draw:style-name="gr10" draw:text-style-name="P6" draw:layer="layout" svg:x1="3.639cm" svg:y1="19.536cm" svg:x2="3.742cm" svg:y2="19.536cm">
          <text:p/>
        </draw:line>
        <draw:line draw:style-name="gr10" draw:text-style-name="P6" draw:layer="layout" svg:x1="3.639cm" svg:y1="18.759cm" svg:x2="3.742cm" svg:y2="18.759cm">
          <text:p/>
        </draw:line>
        <draw:line draw:style-name="gr10" draw:text-style-name="P6" draw:layer="layout" svg:x1="3.639cm" svg:y1="18.468cm" svg:x2="3.742cm" svg:y2="18.468cm">
          <text:p/>
        </draw:line>
        <draw:line draw:style-name="gr10" draw:text-style-name="P6" draw:layer="layout" svg:x1="3.639cm" svg:y1="19.147cm" svg:x2="3.742cm" svg:y2="19.147cm">
          <text:p/>
        </draw:line>
        <draw:line draw:style-name="gr10" draw:text-style-name="P6" draw:layer="layout" svg:x1="3.639cm" svg:y1="26.677cm" svg:x2="3.794cm" svg:y2="26.677cm">
          <text:p/>
        </draw:line>
        <draw:line draw:style-name="gr10" draw:text-style-name="P6" draw:layer="layout" svg:x1="3.639cm" svg:y1="25.9cm" svg:x2="3.794cm" svg:y2="25.9cm">
          <text:p/>
        </draw:line>
        <draw:line draw:style-name="gr10" draw:text-style-name="P6" draw:layer="layout" svg:x1="3.639cm" svg:y1="25.122cm" svg:x2="3.794cm" svg:y2="25.122cm">
          <text:p/>
        </draw:line>
        <draw:line draw:style-name="gr10" draw:text-style-name="P6" draw:layer="layout" svg:x1="3.639cm" svg:y1="24.394cm" svg:x2="3.794cm" svg:y2="24.394cm">
          <text:p/>
        </draw:line>
        <draw:line draw:style-name="gr10" draw:text-style-name="P6" draw:layer="layout" svg:x1="3.639cm" svg:y1="23.763cm" svg:x2="3.794cm" svg:y2="23.763cm">
          <text:p/>
        </draw:line>
        <draw:line draw:style-name="gr10" draw:text-style-name="P6" draw:layer="layout" svg:x1="3.639cm" svg:y1="23.133cm" svg:x2="3.794cm" svg:y2="23.133cm">
          <text:p/>
        </draw:line>
        <draw:line draw:style-name="gr10" draw:text-style-name="P6" draw:layer="layout" svg:x1="3.639cm" svg:y1="22.499cm" svg:x2="3.794cm" svg:y2="22.499cm">
          <text:p/>
        </draw:line>
        <draw:line draw:style-name="gr10" draw:text-style-name="P6" draw:layer="layout" svg:x1="3.639cm" svg:y1="21.964cm" svg:x2="3.794cm" svg:y2="21.964cm">
          <text:p/>
        </draw:line>
        <draw:line draw:style-name="gr10" draw:text-style-name="P6" draw:layer="layout" svg:x1="3.639cm" svg:y1="21.48cm" svg:x2="3.794cm" svg:y2="21.48cm">
          <text:p/>
        </draw:line>
        <draw:line draw:style-name="gr10" draw:text-style-name="P6" draw:layer="layout" svg:x1="3.639cm" svg:y1="20.993cm" svg:x2="3.794cm" svg:y2="20.993cm">
          <text:p/>
        </draw:line>
        <draw:line draw:style-name="gr10" draw:text-style-name="P6" draw:layer="layout" svg:x1="3.639cm" svg:y1="20.507cm" svg:x2="3.794cm" svg:y2="20.507cm">
          <text:p/>
        </draw:line>
        <draw:line draw:style-name="gr10" draw:text-style-name="P6" draw:layer="layout" svg:x1="3.639cm" svg:y1="20.118cm" svg:x2="3.794cm" svg:y2="20.118cm">
          <text:p/>
        </draw:line>
        <draw:line draw:style-name="gr10" draw:text-style-name="P6" draw:layer="layout" svg:x1="3.639cm" svg:y1="19.729cm" svg:x2="3.794cm" svg:y2="19.729cm">
          <text:p/>
        </draw:line>
        <draw:line draw:style-name="gr10" draw:text-style-name="P6" draw:layer="layout" svg:x1="3.639cm" svg:y1="19.34cm" svg:x2="3.794cm" svg:y2="19.34cm">
          <text:p/>
        </draw:line>
        <draw:line draw:style-name="gr10" draw:text-style-name="P6" draw:layer="layout" svg:x1="3.639cm" svg:y1="18.952cm" svg:x2="3.794cm" svg:y2="18.952cm">
          <text:p/>
        </draw:line>
        <draw:line draw:style-name="gr10" draw:text-style-name="P6" draw:layer="layout" svg:x1="3.639cm" svg:y1="18.612cm" svg:x2="3.794cm" svg:y2="18.612cm">
          <text:p/>
        </draw:line>
        <draw:line draw:style-name="gr10" draw:text-style-name="P6" draw:layer="layout" svg:x1="3.639cm" svg:y1="18.321cm" svg:x2="3.794cm" svg:y2="18.321cm">
          <text:p/>
        </draw:line>
        <draw:line draw:style-name="gr10" draw:text-style-name="P6" draw:layer="layout" svg:x1="6.543cm" svg:y1="27.163cm" svg:x2="6.646cm" svg:y2="27.163cm">
          <text:p/>
        </draw:line>
        <draw:line draw:style-name="gr10" draw:text-style-name="P6" draw:layer="layout" svg:x1="6.543cm" svg:y1="26.287cm" svg:x2="6.646cm" svg:y2="26.287cm">
          <text:p/>
        </draw:line>
        <draw:line draw:style-name="gr10" draw:text-style-name="P6" draw:layer="layout" svg:x1="6.543cm" svg:y1="25.509cm" svg:x2="6.646cm" svg:y2="25.509cm">
          <text:p/>
        </draw:line>
        <draw:line draw:style-name="gr10" draw:text-style-name="P6" draw:layer="layout" svg:x1="6.543cm" svg:y1="24.732cm" svg:x2="6.646cm" svg:y2="24.732cm">
          <text:p/>
        </draw:line>
        <draw:line draw:style-name="gr10" draw:text-style-name="P6" draw:layer="layout" svg:x1="6.543cm" svg:y1="24.053cm" svg:x2="6.646cm" svg:y2="24.053cm">
          <text:p/>
        </draw:line>
        <draw:line draw:style-name="gr10" draw:text-style-name="P6" draw:layer="layout" svg:x1="6.543cm" svg:y1="23.421cm" svg:x2="6.646cm" svg:y2="23.421cm">
          <text:p/>
        </draw:line>
        <draw:line draw:style-name="gr10" draw:text-style-name="P6" draw:layer="layout" svg:x1="6.543cm" svg:y1="22.79cm" svg:x2="6.646cm" svg:y2="22.79cm">
          <text:p/>
        </draw:line>
        <draw:line draw:style-name="gr10" draw:text-style-name="P6" draw:layer="layout" svg:x1="6.543cm" svg:y1="22.256cm" svg:x2="6.646cm" svg:y2="22.256cm">
          <text:p/>
        </draw:line>
        <draw:line draw:style-name="gr10" draw:text-style-name="P6" draw:layer="layout" svg:x1="6.543cm" svg:y1="21.721cm" svg:x2="6.646cm" svg:y2="21.721cm">
          <text:p/>
        </draw:line>
        <draw:line draw:style-name="gr10" draw:text-style-name="P6" draw:layer="layout" svg:x1="6.543cm" svg:y1="21.235cm" svg:x2="6.646cm" svg:y2="21.235cm">
          <text:p/>
        </draw:line>
        <draw:line draw:style-name="gr10" draw:text-style-name="P6" draw:layer="layout" svg:x1="6.543cm" svg:y1="20.749cm" svg:x2="6.646cm" svg:y2="20.749cm">
          <text:p/>
        </draw:line>
        <draw:line draw:style-name="gr10" draw:text-style-name="P6" draw:layer="layout" svg:x1="6.543cm" svg:y1="20.312cm" svg:x2="6.646cm" svg:y2="20.312cm">
          <text:p/>
        </draw:line>
        <draw:line draw:style-name="gr10" draw:text-style-name="P6" draw:layer="layout" svg:x1="6.543cm" svg:y1="19.924cm" svg:x2="6.646cm" svg:y2="19.924cm">
          <text:p/>
        </draw:line>
        <draw:line draw:style-name="gr10" draw:text-style-name="P6" draw:layer="layout" svg:x1="6.543cm" svg:y1="19.534cm" svg:x2="6.646cm" svg:y2="19.534cm">
          <text:p/>
        </draw:line>
        <draw:line draw:style-name="gr10" draw:text-style-name="P6" draw:layer="layout" svg:x1="6.543cm" svg:y1="18.757cm" svg:x2="6.646cm" svg:y2="18.757cm">
          <text:p/>
        </draw:line>
        <draw:line draw:style-name="gr10" draw:text-style-name="P6" draw:layer="layout" svg:x1="6.543cm" svg:y1="18.466cm" svg:x2="6.646cm" svg:y2="18.466cm">
          <text:p/>
        </draw:line>
        <draw:line draw:style-name="gr10" draw:text-style-name="P6" draw:layer="layout" svg:x1="6.543cm" svg:y1="19.147cm" svg:x2="6.646cm" svg:y2="19.147cm">
          <text:p/>
        </draw:line>
        <draw:line draw:style-name="gr10" draw:text-style-name="P6" draw:layer="layout" svg:x1="6.543cm" svg:y1="26.677cm" svg:x2="6.699cm" svg:y2="26.677cm">
          <text:p/>
        </draw:line>
        <draw:line draw:style-name="gr10" draw:text-style-name="P6" draw:layer="layout" svg:x1="6.543cm" svg:y1="25.899cm" svg:x2="6.699cm" svg:y2="25.899cm">
          <text:p/>
        </draw:line>
        <draw:line draw:style-name="gr10" draw:text-style-name="P6" draw:layer="layout" svg:x1="6.543cm" svg:y1="25.122cm" svg:x2="6.699cm" svg:y2="25.122cm">
          <text:p/>
        </draw:line>
        <draw:line draw:style-name="gr10" draw:text-style-name="P6" draw:layer="layout" svg:x1="6.543cm" svg:y1="24.394cm" svg:x2="6.699cm" svg:y2="24.394cm">
          <text:p/>
        </draw:line>
        <draw:line draw:style-name="gr10" draw:text-style-name="P6" draw:layer="layout" svg:x1="6.543cm" svg:y1="23.762cm" svg:x2="6.699cm" svg:y2="23.762cm">
          <text:p/>
        </draw:line>
        <draw:line draw:style-name="gr10" draw:text-style-name="P6" draw:layer="layout" svg:x1="6.543cm" svg:y1="23.13cm" svg:x2="6.699cm" svg:y2="23.13cm">
          <text:p/>
        </draw:line>
        <draw:line draw:style-name="gr10" draw:text-style-name="P6" draw:layer="layout" svg:x1="6.543cm" svg:y1="22.498cm" svg:x2="6.699cm" svg:y2="22.498cm">
          <text:p/>
        </draw:line>
        <draw:line draw:style-name="gr10" draw:text-style-name="P6" draw:layer="layout" svg:x1="6.543cm" svg:y1="21.963cm" svg:x2="6.699cm" svg:y2="21.963cm">
          <text:p/>
        </draw:line>
        <draw:line draw:style-name="gr10" draw:text-style-name="P6" draw:layer="layout" svg:x1="6.543cm" svg:y1="21.479cm" svg:x2="6.699cm" svg:y2="21.479cm">
          <text:p/>
        </draw:line>
        <draw:line draw:style-name="gr10" draw:text-style-name="P6" draw:layer="layout" svg:x1="6.543cm" svg:y1="20.993cm" svg:x2="6.699cm" svg:y2="20.993cm">
          <text:p/>
        </draw:line>
        <draw:line draw:style-name="gr10" draw:text-style-name="P6" draw:layer="layout" svg:x1="6.543cm" svg:y1="20.507cm" svg:x2="6.699cm" svg:y2="20.507cm">
          <text:p/>
        </draw:line>
        <draw:line draw:style-name="gr10" draw:text-style-name="P6" draw:layer="layout" svg:x1="6.543cm" svg:y1="20.117cm" svg:x2="6.699cm" svg:y2="20.117cm">
          <text:p/>
        </draw:line>
        <draw:line draw:style-name="gr10" draw:text-style-name="P6" draw:layer="layout" svg:x1="6.543cm" svg:y1="19.729cm" svg:x2="6.699cm" svg:y2="19.729cm">
          <text:p/>
        </draw:line>
        <draw:line draw:style-name="gr10" draw:text-style-name="P6" draw:layer="layout" svg:x1="6.543cm" svg:y1="19.339cm" svg:x2="6.699cm" svg:y2="19.339cm">
          <text:p/>
        </draw:line>
        <draw:line draw:style-name="gr10" draw:text-style-name="P6" draw:layer="layout" svg:x1="6.543cm" svg:y1="18.952cm" svg:x2="6.699cm" svg:y2="18.952cm">
          <text:p/>
        </draw:line>
        <draw:line draw:style-name="gr10" draw:text-style-name="P6" draw:layer="layout" svg:x1="6.543cm" svg:y1="18.611cm" svg:x2="6.699cm" svg:y2="18.611cm">
          <text:p/>
        </draw:line>
        <draw:line draw:style-name="gr10" draw:text-style-name="P6" draw:layer="layout" svg:x1="6.543cm" svg:y1="18.32cm" svg:x2="6.699cm" svg:y2="18.32cm">
          <text:p/>
        </draw:line>
        <draw:line draw:style-name="gr10" draw:text-style-name="P6" draw:layer="layout" svg:x1="4.47cm" svg:y1="27.169cm" svg:x2="4.367cm" svg:y2="27.169cm">
          <text:p/>
        </draw:line>
        <draw:line draw:style-name="gr10" draw:text-style-name="P6" draw:layer="layout" svg:x1="4.47cm" svg:y1="26.293cm" svg:x2="4.367cm" svg:y2="26.293cm">
          <text:p/>
        </draw:line>
        <draw:line draw:style-name="gr10" draw:text-style-name="P6" draw:layer="layout" svg:x1="4.47cm" svg:y1="25.515cm" svg:x2="4.367cm" svg:y2="25.515cm">
          <text:p/>
        </draw:line>
        <draw:line draw:style-name="gr10" draw:text-style-name="P6" draw:layer="layout" svg:x1="4.47cm" svg:y1="24.738cm" svg:x2="4.367cm" svg:y2="24.738cm">
          <text:p/>
        </draw:line>
        <draw:line draw:style-name="gr10" draw:text-style-name="P6" draw:layer="layout" svg:x1="4.47cm" svg:y1="24.059cm" svg:x2="4.367cm" svg:y2="24.059cm">
          <text:p/>
        </draw:line>
        <draw:line draw:style-name="gr10" draw:text-style-name="P6" draw:layer="layout" svg:x1="4.47cm" svg:y1="23.427cm" svg:x2="4.367cm" svg:y2="23.427cm">
          <text:p/>
        </draw:line>
        <draw:line draw:style-name="gr10" draw:text-style-name="P6" draw:layer="layout" svg:x1="4.47cm" svg:y1="22.795cm" svg:x2="4.367cm" svg:y2="22.795cm">
          <text:p/>
        </draw:line>
        <draw:line draw:style-name="gr10" draw:text-style-name="P6" draw:layer="layout" svg:x1="4.47cm" svg:y1="22.262cm" svg:x2="4.367cm" svg:y2="22.262cm">
          <text:p/>
        </draw:line>
        <draw:line draw:style-name="gr10" draw:text-style-name="P6" draw:layer="layout" svg:x1="4.47cm" svg:y1="21.727cm" svg:x2="4.367cm" svg:y2="21.727cm">
          <text:p/>
        </draw:line>
        <draw:line draw:style-name="gr10" draw:text-style-name="P6" draw:layer="layout" svg:x1="4.47cm" svg:y1="21.24cm" svg:x2="4.367cm" svg:y2="21.24cm">
          <text:p/>
        </draw:line>
        <draw:line draw:style-name="gr10" draw:text-style-name="P6" draw:layer="layout" svg:x1="4.47cm" svg:y1="20.754cm" svg:x2="4.367cm" svg:y2="20.754cm">
          <text:p/>
        </draw:line>
        <draw:line draw:style-name="gr10" draw:text-style-name="P6" draw:layer="layout" svg:x1="4.47cm" svg:y1="20.317cm" svg:x2="4.367cm" svg:y2="20.317cm">
          <text:p/>
        </draw:line>
        <draw:line draw:style-name="gr10" draw:text-style-name="P6" draw:layer="layout" svg:x1="4.47cm" svg:y1="19.93cm" svg:x2="4.367cm" svg:y2="19.93cm">
          <text:p/>
        </draw:line>
        <draw:line draw:style-name="gr10" draw:text-style-name="P6" draw:layer="layout" svg:x1="4.47cm" svg:y1="19.54cm" svg:x2="4.367cm" svg:y2="19.54cm">
          <text:p/>
        </draw:line>
        <draw:line draw:style-name="gr10" draw:text-style-name="P6" draw:layer="layout" svg:x1="4.47cm" svg:y1="18.763cm" svg:x2="4.367cm" svg:y2="18.763cm">
          <text:p/>
        </draw:line>
        <draw:line draw:style-name="gr10" draw:text-style-name="P6" draw:layer="layout" svg:x1="4.47cm" svg:y1="18.471cm" svg:x2="4.367cm" svg:y2="18.471cm">
          <text:p/>
        </draw:line>
        <draw:line draw:style-name="gr10" draw:text-style-name="P6" draw:layer="layout" svg:x1="4.47cm" svg:y1="19.152cm" svg:x2="4.367cm" svg:y2="19.152cm">
          <text:p/>
        </draw:line>
        <draw:line draw:style-name="gr10" draw:text-style-name="P6" draw:layer="layout" svg:x1="4.47cm" svg:y1="26.683cm" svg:x2="4.315cm" svg:y2="26.683cm">
          <text:p/>
        </draw:line>
        <draw:line draw:style-name="gr10" draw:text-style-name="P6" draw:layer="layout" svg:x1="4.47cm" svg:y1="25.905cm" svg:x2="4.315cm" svg:y2="25.905cm">
          <text:p/>
        </draw:line>
        <draw:line draw:style-name="gr10" draw:text-style-name="P6" draw:layer="layout" svg:x1="4.47cm" svg:y1="25.128cm" svg:x2="4.315cm" svg:y2="25.128cm">
          <text:p/>
        </draw:line>
        <draw:line draw:style-name="gr10" draw:text-style-name="P6" draw:layer="layout" svg:x1="4.47cm" svg:y1="24.4cm" svg:x2="4.315cm" svg:y2="24.4cm">
          <text:p/>
        </draw:line>
        <draw:line draw:style-name="gr10" draw:text-style-name="P6" draw:layer="layout" svg:x1="4.47cm" svg:y1="23.768cm" svg:x2="4.315cm" svg:y2="23.768cm">
          <text:p/>
        </draw:line>
        <draw:line draw:style-name="gr10" draw:text-style-name="P6" draw:layer="layout" svg:x1="4.47cm" svg:y1="23.136cm" svg:x2="4.315cm" svg:y2="23.136cm">
          <text:p/>
        </draw:line>
        <draw:line draw:style-name="gr10" draw:text-style-name="P6" draw:layer="layout" svg:x1="4.47cm" svg:y1="22.504cm" svg:x2="4.315cm" svg:y2="22.504cm">
          <text:p/>
        </draw:line>
        <draw:line draw:style-name="gr10" draw:text-style-name="P6" draw:layer="layout" svg:x1="4.47cm" svg:y1="21.969cm" svg:x2="4.315cm" svg:y2="21.969cm">
          <text:p/>
        </draw:line>
        <draw:line draw:style-name="gr10" draw:text-style-name="P6" draw:layer="layout" svg:x1="4.47cm" svg:y1="21.485cm" svg:x2="4.315cm" svg:y2="21.485cm">
          <text:p/>
        </draw:line>
        <draw:line draw:style-name="gr10" draw:text-style-name="P6" draw:layer="layout" svg:x1="4.47cm" svg:y1="20.999cm" svg:x2="4.315cm" svg:y2="20.999cm">
          <text:p/>
        </draw:line>
        <draw:line draw:style-name="gr10" draw:text-style-name="P6" draw:layer="layout" svg:x1="4.47cm" svg:y1="20.512cm" svg:x2="4.315cm" svg:y2="20.512cm">
          <text:p/>
        </draw:line>
        <draw:line draw:style-name="gr10" draw:text-style-name="P6" draw:layer="layout" svg:x1="4.47cm" svg:y1="20.122cm" svg:x2="4.315cm" svg:y2="20.122cm">
          <text:p/>
        </draw:line>
        <draw:line draw:style-name="gr10" draw:text-style-name="P6" draw:layer="layout" svg:x1="4.47cm" svg:y1="19.735cm" svg:x2="4.315cm" svg:y2="19.735cm">
          <text:p/>
        </draw:line>
        <draw:line draw:style-name="gr10" draw:text-style-name="P6" draw:layer="layout" svg:x1="4.47cm" svg:y1="19.345cm" svg:x2="4.315cm" svg:y2="19.345cm">
          <text:p/>
        </draw:line>
        <draw:line draw:style-name="gr10" draw:text-style-name="P6" draw:layer="layout" svg:x1="4.47cm" svg:y1="18.957cm" svg:x2="4.315cm" svg:y2="18.957cm">
          <text:p/>
        </draw:line>
        <draw:line draw:style-name="gr10" draw:text-style-name="P6" draw:layer="layout" svg:x1="4.47cm" svg:y1="18.617cm" svg:x2="4.315cm" svg:y2="18.617cm">
          <text:p/>
        </draw:line>
        <draw:line draw:style-name="gr10" draw:text-style-name="P6" draw:layer="layout" svg:x1="4.47cm" svg:y1="18.326cm" svg:x2="4.315cm" svg:y2="18.326cm">
          <text:p/>
        </draw:line>
        <draw:line draw:style-name="gr10" draw:text-style-name="P6" draw:layer="layout" svg:x1="7.374cm" svg:y1="27.17cm" svg:x2="7.271cm" svg:y2="27.17cm">
          <text:p/>
        </draw:line>
        <draw:line draw:style-name="gr10" draw:text-style-name="P6" draw:layer="layout" svg:x1="7.374cm" svg:y1="26.294cm" svg:x2="7.271cm" svg:y2="26.294cm">
          <text:p/>
        </draw:line>
        <draw:line draw:style-name="gr10" draw:text-style-name="P6" draw:layer="layout" svg:x1="7.374cm" svg:y1="25.517cm" svg:x2="7.271cm" svg:y2="25.517cm">
          <text:p/>
        </draw:line>
        <draw:line draw:style-name="gr10" draw:text-style-name="P6" draw:layer="layout" svg:x1="7.374cm" svg:y1="24.739cm" svg:x2="7.271cm" svg:y2="24.739cm">
          <text:p/>
        </draw:line>
        <draw:line draw:style-name="gr10" draw:text-style-name="P6" draw:layer="layout" svg:x1="7.374cm" svg:y1="24.06cm" svg:x2="7.271cm" svg:y2="24.06cm">
          <text:p/>
        </draw:line>
        <draw:line draw:style-name="gr10" draw:text-style-name="P6" draw:layer="layout" svg:x1="7.374cm" svg:y1="23.426cm" svg:x2="7.271cm" svg:y2="23.426cm">
          <text:p/>
        </draw:line>
        <draw:line draw:style-name="gr10" draw:text-style-name="P6" draw:layer="layout" svg:x1="7.374cm" svg:y1="22.796cm" svg:x2="7.271cm" svg:y2="22.796cm">
          <text:p/>
        </draw:line>
        <draw:line draw:style-name="gr10" draw:text-style-name="P6" draw:layer="layout" svg:x1="7.374cm" svg:y1="22.263cm" svg:x2="7.271cm" svg:y2="22.263cm">
          <text:p/>
        </draw:line>
        <draw:line draw:style-name="gr10" draw:text-style-name="P6" draw:layer="layout" svg:x1="7.374cm" svg:y1="21.727cm" svg:x2="7.271cm" svg:y2="21.727cm">
          <text:p/>
        </draw:line>
        <draw:line draw:style-name="gr10" draw:text-style-name="P6" draw:layer="layout" svg:x1="7.374cm" svg:y1="21.241cm" svg:x2="7.271cm" svg:y2="21.241cm">
          <text:p/>
        </draw:line>
        <draw:line draw:style-name="gr10" draw:text-style-name="P6" draw:layer="layout" svg:x1="7.374cm" svg:y1="20.754cm" svg:x2="7.271cm" svg:y2="20.754cm">
          <text:p/>
        </draw:line>
        <draw:line draw:style-name="gr10" draw:text-style-name="P6" draw:layer="layout" svg:x1="7.374cm" svg:y1="20.316cm" svg:x2="7.271cm" svg:y2="20.316cm">
          <text:p/>
        </draw:line>
        <draw:line draw:style-name="gr10" draw:text-style-name="P6" draw:layer="layout" svg:x1="7.374cm" svg:y1="19.931cm" svg:x2="7.271cm" svg:y2="19.931cm">
          <text:p/>
        </draw:line>
        <draw:line draw:style-name="gr10" draw:text-style-name="P6" draw:layer="layout" svg:x1="7.374cm" svg:y1="19.539cm" svg:x2="7.271cm" svg:y2="19.539cm">
          <text:p/>
        </draw:line>
        <draw:line draw:style-name="gr10" draw:text-style-name="P6" draw:layer="layout" svg:x1="7.374cm" svg:y1="18.762cm" svg:x2="7.271cm" svg:y2="18.762cm">
          <text:p/>
        </draw:line>
        <draw:line draw:style-name="gr10" draw:text-style-name="P6" draw:layer="layout" svg:x1="7.374cm" svg:y1="18.471cm" svg:x2="7.271cm" svg:y2="18.471cm">
          <text:p/>
        </draw:line>
        <draw:line draw:style-name="gr10" draw:text-style-name="P6" draw:layer="layout" svg:x1="7.374cm" svg:y1="19.153cm" svg:x2="7.271cm" svg:y2="19.153cm">
          <text:p/>
        </draw:line>
        <draw:line draw:style-name="gr10" draw:text-style-name="P6" draw:layer="layout" svg:x1="7.374cm" svg:y1="26.683cm" svg:x2="7.218cm" svg:y2="26.683cm">
          <text:p/>
        </draw:line>
        <draw:line draw:style-name="gr10" draw:text-style-name="P6" draw:layer="layout" svg:x1="8.102cm" svg:y1="27.311cm" svg:x2="7.999cm" svg:y2="27.311cm">
          <text:p/>
        </draw:line>
        <draw:line draw:style-name="gr10" draw:text-style-name="P6" draw:layer="layout" svg:x1="8.102cm" svg:y1="26.432cm" svg:x2="7.999cm" svg:y2="26.432cm">
          <text:p/>
        </draw:line>
        <draw:line draw:style-name="gr10" draw:text-style-name="P6" draw:layer="layout" svg:x1="8.102cm" svg:y1="25.805cm" svg:x2="7.999cm" svg:y2="25.805cm">
          <text:p/>
        </draw:line>
        <draw:line draw:style-name="gr10" draw:text-style-name="P6" draw:layer="layout" svg:x1="8.102cm" svg:y1="25.122cm" svg:x2="7.999cm" svg:y2="25.122cm">
          <text:p/>
        </draw:line>
        <draw:line draw:style-name="gr10" draw:text-style-name="P6" draw:layer="layout" svg:x1="8.102cm" svg:y1="24.492cm" svg:x2="7.999cm" svg:y2="24.492cm">
          <text:p/>
        </draw:line>
        <draw:line draw:style-name="gr10" draw:text-style-name="P6" draw:layer="layout" svg:x1="8.102cm" svg:y1="23.91cm" svg:x2="7.999cm" svg:y2="23.91cm">
          <text:p/>
        </draw:line>
        <draw:line draw:style-name="gr10" draw:text-style-name="P6" draw:layer="layout" svg:x1="8.102cm" svg:y1="23.326cm" svg:x2="7.999cm" svg:y2="23.326cm">
          <text:p/>
        </draw:line>
        <draw:line draw:style-name="gr10" draw:text-style-name="P6" draw:layer="layout" svg:x1="8.102cm" svg:y1="22.839cm" svg:x2="7.999cm" svg:y2="22.839cm">
          <text:p/>
        </draw:line>
        <draw:line draw:style-name="gr10" draw:text-style-name="P6" draw:layer="layout" svg:x1="8.102cm" svg:y1="22.303cm" svg:x2="7.999cm" svg:y2="22.303cm">
          <text:p/>
        </draw:line>
        <draw:line draw:style-name="gr10" draw:text-style-name="P6" draw:layer="layout" svg:x1="8.102cm" svg:y1="21.869cm" svg:x2="7.999cm" svg:y2="21.869cm">
          <text:p/>
        </draw:line>
        <draw:line draw:style-name="gr10" draw:text-style-name="P6" draw:layer="layout" svg:x1="8.102cm" svg:y1="21.431cm" svg:x2="7.999cm" svg:y2="21.431cm">
          <text:p/>
        </draw:line>
        <draw:line draw:style-name="gr10" draw:text-style-name="P6" draw:layer="layout" svg:x1="8.102cm" svg:y1="21.042cm" svg:x2="7.999cm" svg:y2="21.042cm">
          <text:p/>
        </draw:line>
        <draw:line draw:style-name="gr10" draw:text-style-name="P6" draw:layer="layout" svg:x1="8.102cm" svg:y1="20.653cm" svg:x2="7.999cm" svg:y2="20.653cm">
          <text:p/>
        </draw:line>
        <draw:line draw:style-name="gr10" draw:text-style-name="P6" draw:layer="layout" svg:x1="8.102cm" svg:y1="20.265cm" svg:x2="7.999cm" svg:y2="20.265cm">
          <text:p/>
        </draw:line>
        <draw:line draw:style-name="gr10" draw:text-style-name="P6" draw:layer="layout" svg:x1="8.102cm" svg:y1="19.876cm" svg:x2="7.999cm" svg:y2="19.876cm">
          <text:p/>
        </draw:line>
        <draw:line draw:style-name="gr10" draw:text-style-name="P6" draw:layer="layout" svg:x1="8.102cm" svg:y1="19.536cm" svg:x2="7.999cm" svg:y2="19.536cm">
          <text:p/>
        </draw:line>
        <draw:line draw:style-name="gr10" draw:text-style-name="P6" draw:layer="layout" svg:x1="8.102cm" svg:y1="19.245cm" svg:x2="7.999cm" svg:y2="19.245cm">
          <text:p/>
        </draw:line>
        <draw:line draw:style-name="gr10" draw:text-style-name="P6" draw:layer="layout" svg:x1="8.102cm" svg:y1="18.903cm" svg:x2="7.999cm" svg:y2="18.903cm">
          <text:p/>
        </draw:line>
        <draw:line draw:style-name="gr10" draw:text-style-name="P6" draw:layer="layout" svg:x1="8.102cm" svg:y1="18.416cm" svg:x2="7.999cm" svg:y2="18.416cm">
          <text:p/>
        </draw:line>
        <draw:line draw:style-name="gr10" draw:text-style-name="P6" draw:layer="layout" svg:x1="8.102cm" svg:y1="18.641cm" svg:x2="7.999cm" svg:y2="18.641cm">
          <text:p/>
        </draw:line>
        <draw:line draw:style-name="gr10" draw:text-style-name="P6" draw:layer="layout" svg:x1="8.154cm" svg:y1="26.824cm" svg:x2="7.999cm" svg:y2="26.824cm">
          <text:p/>
        </draw:line>
        <draw:line draw:style-name="gr10" draw:text-style-name="P6" draw:layer="layout" svg:x1="8.154cm" svg:y1="26.096cm" svg:x2="7.999cm" svg:y2="26.096cm">
          <text:p/>
        </draw:line>
        <draw:line draw:style-name="gr10" draw:text-style-name="P6" draw:layer="layout" svg:x1="8.154cm" svg:y1="25.465cm" svg:x2="7.999cm" svg:y2="25.465cm">
          <text:p/>
        </draw:line>
        <draw:line draw:style-name="gr10" draw:text-style-name="P6" draw:layer="layout" svg:x1="8.154cm" svg:y1="24.831cm" svg:x2="7.999cm" svg:y2="24.831cm">
          <text:p/>
        </draw:line>
        <draw:line draw:style-name="gr10" draw:text-style-name="P6" draw:layer="layout" svg:x1="8.154cm" svg:y1="24.201cm" svg:x2="7.999cm" svg:y2="24.201cm">
          <text:p/>
        </draw:line>
        <draw:line draw:style-name="gr10" draw:text-style-name="P6" draw:layer="layout" svg:x1="8.154cm" svg:y1="23.616cm" svg:x2="7.999cm" svg:y2="23.616cm">
          <text:p/>
        </draw:line>
        <draw:line draw:style-name="gr10" draw:text-style-name="P6" draw:layer="layout" svg:x1="8.154cm" svg:y1="23.081cm" svg:x2="7.999cm" svg:y2="23.081cm">
          <text:p/>
        </draw:line>
        <draw:line draw:style-name="gr10" draw:text-style-name="P6" draw:layer="layout" svg:x1="8.154cm" svg:y1="22.548cm" svg:x2="7.999cm" svg:y2="22.548cm">
          <text:p/>
        </draw:line>
        <draw:line draw:style-name="gr10" draw:text-style-name="P6" draw:layer="layout" svg:x1="8.154cm" svg:y1="22.11cm" svg:x2="7.999cm" svg:y2="22.11cm">
          <text:p/>
        </draw:line>
        <draw:line draw:style-name="gr10" draw:text-style-name="P6" draw:layer="layout" svg:x1="8.154cm" svg:y1="21.627cm" svg:x2="7.999cm" svg:y2="21.627cm">
          <text:p/>
        </draw:line>
        <draw:line draw:style-name="gr10" draw:text-style-name="P6" draw:layer="layout" svg:x1="8.154cm" svg:y1="21.186cm" svg:x2="7.999cm" svg:y2="21.186cm">
          <text:p/>
        </draw:line>
        <draw:line draw:style-name="gr10" draw:text-style-name="P6" draw:layer="layout" svg:x1="8.154cm" svg:y1="20.849cm" svg:x2="7.999cm" svg:y2="20.849cm">
          <text:p/>
        </draw:line>
        <draw:line draw:style-name="gr10" draw:text-style-name="P6" draw:layer="layout" svg:x1="8.154cm" svg:y1="20.458cm" svg:x2="7.999cm" svg:y2="20.458cm">
          <text:p/>
        </draw:line>
        <draw:line draw:style-name="gr10" draw:text-style-name="P6" draw:layer="layout" svg:x1="8.154cm" svg:y1="20.072cm" svg:x2="7.999cm" svg:y2="20.072cm">
          <text:p/>
        </draw:line>
        <draw:line draw:style-name="gr10" draw:text-style-name="P6" draw:layer="layout" svg:x1="8.154cm" svg:y1="19.68cm" svg:x2="7.999cm" svg:y2="19.68cm">
          <text:p/>
        </draw:line>
        <draw:line draw:style-name="gr10" draw:text-style-name="P6" draw:layer="layout" svg:x1="8.154cm" svg:y1="19.389cm" svg:x2="7.999cm" svg:y2="19.389cm">
          <text:p/>
        </draw:line>
        <draw:line draw:style-name="gr10" draw:text-style-name="P6" draw:layer="layout" svg:x1="8.154cm" svg:y1="19.05cm" svg:x2="7.999cm" svg:y2="19.05cm">
          <text:p/>
        </draw:line>
        <draw:line draw:style-name="gr10" draw:text-style-name="P6" draw:layer="layout" svg:x1="8.154cm" svg:y1="18.759cm" svg:x2="7.999cm" svg:y2="18.759cm">
          <text:p/>
        </draw:line>
        <draw:line draw:style-name="gr10" draw:text-style-name="P6" draw:layer="layout" svg:x1="8.154cm" svg:y1="18.321cm" svg:x2="7.999cm" svg:y2="18.321cm">
          <text:p/>
        </draw:line>
        <draw:line draw:style-name="gr10" draw:text-style-name="P6" draw:layer="layout" svg:x1="8.154cm" svg:y1="18.517cm" svg:x2="7.999cm" svg:y2="18.517cm">
          <text:p/>
        </draw:line>
        <draw:line draw:style-name="gr10" draw:text-style-name="P6" draw:layer="layout" svg:x1="9.553cm" svg:y1="27.309cm" svg:x2="9.451cm" svg:y2="27.309cm">
          <text:p/>
        </draw:line>
        <draw:line draw:style-name="gr10" draw:text-style-name="P6" draw:layer="layout" svg:x1="9.553cm" svg:y1="26.432cm" svg:x2="9.451cm" svg:y2="26.432cm">
          <text:p/>
        </draw:line>
        <draw:line draw:style-name="gr10" draw:text-style-name="P6" draw:layer="layout" svg:x1="9.553cm" svg:y1="25.803cm" svg:x2="9.451cm" svg:y2="25.803cm">
          <text:p/>
        </draw:line>
        <draw:line draw:style-name="gr10" draw:text-style-name="P6" draw:layer="layout" svg:x1="9.553cm" svg:y1="25.122cm" svg:x2="9.451cm" svg:y2="25.122cm">
          <text:p/>
        </draw:line>
        <draw:line draw:style-name="gr10" draw:text-style-name="P6" draw:layer="layout" svg:x1="9.553cm" svg:y1="24.49cm" svg:x2="9.451cm" svg:y2="24.49cm">
          <text:p/>
        </draw:line>
        <draw:line draw:style-name="gr10" draw:text-style-name="P6" draw:layer="layout" svg:x1="9.553cm" svg:y1="23.908cm" svg:x2="9.451cm" svg:y2="23.908cm">
          <text:p/>
        </draw:line>
        <draw:line draw:style-name="gr10" draw:text-style-name="P6" draw:layer="layout" svg:x1="9.553cm" svg:y1="23.325cm" svg:x2="9.451cm" svg:y2="23.325cm">
          <text:p/>
        </draw:line>
        <draw:line draw:style-name="gr10" draw:text-style-name="P6" draw:layer="layout" svg:x1="9.553cm" svg:y1="22.839cm" svg:x2="9.451cm" svg:y2="22.839cm">
          <text:p/>
        </draw:line>
        <draw:line draw:style-name="gr10" draw:text-style-name="P6" draw:layer="layout" svg:x1="9.553cm" svg:y1="22.303cm" svg:x2="9.451cm" svg:y2="22.303cm">
          <text:p/>
        </draw:line>
        <draw:line draw:style-name="gr10" draw:text-style-name="P6" draw:layer="layout" svg:x1="9.553cm" svg:y1="21.867cm" svg:x2="9.451cm" svg:y2="21.867cm">
          <text:p/>
        </draw:line>
        <draw:line draw:style-name="gr10" draw:text-style-name="P6" draw:layer="layout" svg:x1="9.553cm" svg:y1="21.43cm" svg:x2="9.451cm" svg:y2="21.43cm">
          <text:p/>
        </draw:line>
        <draw:line draw:style-name="gr10" draw:text-style-name="P6" draw:layer="layout" svg:x1="9.553cm" svg:y1="21.04cm" svg:x2="9.451cm" svg:y2="21.04cm">
          <text:p/>
        </draw:line>
        <draw:line draw:style-name="gr10" draw:text-style-name="P6" draw:layer="layout" svg:x1="9.553cm" svg:y1="20.652cm" svg:x2="9.451cm" svg:y2="20.652cm">
          <text:p/>
        </draw:line>
        <draw:line draw:style-name="gr10" draw:text-style-name="P6" draw:layer="layout" svg:x1="9.553cm" svg:y1="20.262cm" svg:x2="9.451cm" svg:y2="20.262cm">
          <text:p/>
        </draw:line>
        <draw:line draw:style-name="gr10" draw:text-style-name="P6" draw:layer="layout" svg:x1="9.553cm" svg:y1="19.875cm" svg:x2="9.451cm" svg:y2="19.875cm">
          <text:p/>
        </draw:line>
        <draw:line draw:style-name="gr10" draw:text-style-name="P6" draw:layer="layout" svg:x1="9.553cm" svg:y1="19.534cm" svg:x2="9.451cm" svg:y2="19.534cm">
          <text:p/>
        </draw:line>
        <draw:line draw:style-name="gr10" draw:text-style-name="P6" draw:layer="layout" svg:x1="9.553cm" svg:y1="19.243cm" svg:x2="9.451cm" svg:y2="19.243cm">
          <text:p/>
        </draw:line>
        <draw:line draw:style-name="gr10" draw:text-style-name="P6" draw:layer="layout" svg:x1="9.553cm" svg:y1="18.902cm" svg:x2="9.451cm" svg:y2="18.902cm">
          <text:p/>
        </draw:line>
        <draw:line draw:style-name="gr10" draw:text-style-name="P6" draw:layer="layout" svg:x1="9.553cm" svg:y1="18.416cm" svg:x2="9.451cm" svg:y2="18.416cm">
          <text:p/>
        </draw:line>
        <draw:line draw:style-name="gr10" draw:text-style-name="P6" draw:layer="layout" svg:x1="9.553cm" svg:y1="18.641cm" svg:x2="9.451cm" svg:y2="18.641cm">
          <text:p/>
        </draw:line>
        <draw:line draw:style-name="gr10" draw:text-style-name="P6" draw:layer="layout" svg:x1="9.606cm" svg:y1="26.822cm" svg:x2="9.451cm" svg:y2="26.822cm">
          <text:p/>
        </draw:line>
        <draw:line draw:style-name="gr10" draw:text-style-name="P6" draw:layer="layout" svg:x1="9.606cm" svg:y1="26.094cm" svg:x2="9.451cm" svg:y2="26.094cm">
          <text:p/>
        </draw:line>
        <draw:line draw:style-name="gr10" draw:text-style-name="P6" draw:layer="layout" svg:x1="9.606cm" svg:y1="25.463cm" svg:x2="9.451cm" svg:y2="25.463cm">
          <text:p/>
        </draw:line>
        <draw:line draw:style-name="gr10" draw:text-style-name="P6" draw:layer="layout" svg:x1="9.606cm" svg:y1="24.831cm" svg:x2="9.451cm" svg:y2="24.831cm">
          <text:p/>
        </draw:line>
        <draw:line draw:style-name="gr10" draw:text-style-name="P6" draw:layer="layout" svg:x1="9.606cm" svg:y1="24.199cm" svg:x2="9.451cm" svg:y2="24.199cm">
          <text:p/>
        </draw:line>
        <draw:line draw:style-name="gr10" draw:text-style-name="P6" draw:layer="layout" svg:x1="9.606cm" svg:y1="23.616cm" svg:x2="9.451cm" svg:y2="23.616cm">
          <text:p/>
        </draw:line>
        <draw:line draw:style-name="gr10" draw:text-style-name="P6" draw:layer="layout" svg:x1="9.606cm" svg:y1="23.081cm" svg:x2="9.451cm" svg:y2="23.081cm">
          <text:p/>
        </draw:line>
        <draw:line draw:style-name="gr10" draw:text-style-name="P6" draw:layer="layout" svg:x1="9.606cm" svg:y1="22.548cm" svg:x2="9.451cm" svg:y2="22.548cm">
          <text:p/>
        </draw:line>
        <draw:line draw:style-name="gr10" draw:text-style-name="P6" draw:layer="layout" svg:x1="9.606cm" svg:y1="22.108cm" svg:x2="9.451cm" svg:y2="22.108cm">
          <text:p/>
        </draw:line>
        <draw:line draw:style-name="gr10" draw:text-style-name="P6" draw:layer="layout" svg:x1="9.606cm" svg:y1="21.625cm" svg:x2="9.451cm" svg:y2="21.625cm">
          <text:p/>
        </draw:line>
        <draw:line draw:style-name="gr10" draw:text-style-name="P6" draw:layer="layout" svg:x1="9.606cm" svg:y1="21.185cm" svg:x2="9.451cm" svg:y2="21.185cm">
          <text:p/>
        </draw:line>
        <draw:line draw:style-name="gr10" draw:text-style-name="P6" draw:layer="layout" svg:x1="9.606cm" svg:y1="20.847cm" svg:x2="9.451cm" svg:y2="20.847cm">
          <text:p/>
        </draw:line>
        <draw:line draw:style-name="gr10" draw:text-style-name="P6" draw:layer="layout" svg:x1="9.606cm" svg:y1="20.457cm" svg:x2="9.451cm" svg:y2="20.457cm">
          <text:p/>
        </draw:line>
        <draw:line draw:style-name="gr10" draw:text-style-name="P6" draw:layer="layout" svg:x1="9.606cm" svg:y1="20.07cm" svg:x2="9.451cm" svg:y2="20.07cm">
          <text:p/>
        </draw:line>
        <draw:line draw:style-name="gr10" draw:text-style-name="P6" draw:layer="layout" svg:x1="9.606cm" svg:y1="19.68cm" svg:x2="9.451cm" svg:y2="19.68cm">
          <text:p/>
        </draw:line>
        <draw:line draw:style-name="gr10" draw:text-style-name="P6" draw:layer="layout" svg:x1="9.606cm" svg:y1="19.389cm" svg:x2="9.451cm" svg:y2="19.389cm">
          <text:p/>
        </draw:line>
        <draw:line draw:style-name="gr10" draw:text-style-name="P6" draw:layer="layout" svg:x1="9.606cm" svg:y1="19.048cm" svg:x2="9.451cm" svg:y2="19.048cm">
          <text:p/>
        </draw:line>
        <draw:line draw:style-name="gr10" draw:text-style-name="P6" draw:layer="layout" svg:x1="9.606cm" svg:y1="18.757cm" svg:x2="9.451cm" svg:y2="18.757cm">
          <text:p/>
        </draw:line>
        <draw:line draw:style-name="gr10" draw:text-style-name="P6" draw:layer="layout" svg:x1="9.606cm" svg:y1="18.32cm" svg:x2="9.451cm" svg:y2="18.32cm">
          <text:p/>
        </draw:line>
        <draw:line draw:style-name="gr10" draw:text-style-name="P6" draw:layer="layout" svg:x1="9.606cm" svg:y1="18.515cm" svg:x2="9.451cm" svg:y2="18.515cm">
          <text:p/>
        </draw:line>
        <draw:line draw:style-name="gr10" draw:text-style-name="P6" draw:layer="layout" svg:x1="8.73cm" svg:y1="27.309cm" svg:x2="8.832cm" svg:y2="27.309cm">
          <text:p/>
        </draw:line>
        <draw:line draw:style-name="gr10" draw:text-style-name="P6" draw:layer="layout" svg:x1="8.73cm" svg:y1="26.432cm" svg:x2="8.832cm" svg:y2="26.432cm">
          <text:p/>
        </draw:line>
        <draw:line draw:style-name="gr10" draw:text-style-name="P6" draw:layer="layout" svg:x1="8.73cm" svg:y1="25.803cm" svg:x2="8.832cm" svg:y2="25.803cm">
          <text:p/>
        </draw:line>
        <draw:line draw:style-name="gr10" draw:text-style-name="P6" draw:layer="layout" svg:x1="8.73cm" svg:y1="25.122cm" svg:x2="8.832cm" svg:y2="25.122cm">
          <text:p/>
        </draw:line>
        <draw:line draw:style-name="gr10" draw:text-style-name="P6" draw:layer="layout" svg:x1="8.73cm" svg:y1="24.49cm" svg:x2="8.832cm" svg:y2="24.49cm">
          <text:p/>
        </draw:line>
        <draw:line draw:style-name="gr10" draw:text-style-name="P6" draw:layer="layout" svg:x1="8.73cm" svg:y1="23.908cm" svg:x2="8.832cm" svg:y2="23.908cm">
          <text:p/>
        </draw:line>
        <draw:line draw:style-name="gr10" draw:text-style-name="P6" draw:layer="layout" svg:x1="8.73cm" svg:y1="23.325cm" svg:x2="8.832cm" svg:y2="23.325cm">
          <text:p/>
        </draw:line>
        <draw:line draw:style-name="gr10" draw:text-style-name="P6" draw:layer="layout" svg:x1="8.73cm" svg:y1="22.839cm" svg:x2="8.832cm" svg:y2="22.839cm">
          <text:p/>
        </draw:line>
        <draw:line draw:style-name="gr10" draw:text-style-name="P6" draw:layer="layout" svg:x1="8.73cm" svg:y1="22.303cm" svg:x2="8.832cm" svg:y2="22.303cm">
          <text:p/>
        </draw:line>
        <draw:line draw:style-name="gr10" draw:text-style-name="P6" draw:layer="layout" svg:x1="8.73cm" svg:y1="21.867cm" svg:x2="8.832cm" svg:y2="21.867cm">
          <text:p/>
        </draw:line>
        <draw:line draw:style-name="gr10" draw:text-style-name="P6" draw:layer="layout" svg:x1="8.73cm" svg:y1="21.43cm" svg:x2="8.832cm" svg:y2="21.43cm">
          <text:p/>
        </draw:line>
        <draw:line draw:style-name="gr10" draw:text-style-name="P6" draw:layer="layout" svg:x1="8.73cm" svg:y1="21.04cm" svg:x2="8.832cm" svg:y2="21.04cm">
          <text:p/>
        </draw:line>
        <draw:line draw:style-name="gr10" draw:text-style-name="P6" draw:layer="layout" svg:x1="8.73cm" svg:y1="20.652cm" svg:x2="8.832cm" svg:y2="20.652cm">
          <text:p/>
        </draw:line>
        <draw:line draw:style-name="gr10" draw:text-style-name="P6" draw:layer="layout" svg:x1="8.73cm" svg:y1="20.262cm" svg:x2="8.832cm" svg:y2="20.262cm">
          <text:p/>
        </draw:line>
        <draw:line draw:style-name="gr10" draw:text-style-name="P6" draw:layer="layout" svg:x1="8.73cm" svg:y1="19.875cm" svg:x2="8.832cm" svg:y2="19.875cm">
          <text:p/>
        </draw:line>
        <draw:line draw:style-name="gr10" draw:text-style-name="P6" draw:layer="layout" svg:x1="8.73cm" svg:y1="19.534cm" svg:x2="8.832cm" svg:y2="19.534cm">
          <text:p/>
        </draw:line>
        <draw:line draw:style-name="gr10" draw:text-style-name="P6" draw:layer="layout" svg:x1="8.73cm" svg:y1="19.243cm" svg:x2="8.832cm" svg:y2="19.243cm">
          <text:p/>
        </draw:line>
        <draw:line draw:style-name="gr10" draw:text-style-name="P6" draw:layer="layout" svg:x1="8.73cm" svg:y1="18.902cm" svg:x2="8.832cm" svg:y2="18.902cm">
          <text:p/>
        </draw:line>
        <draw:line draw:style-name="gr10" draw:text-style-name="P6" draw:layer="layout" svg:x1="8.73cm" svg:y1="18.416cm" svg:x2="8.832cm" svg:y2="18.416cm">
          <text:p/>
        </draw:line>
        <draw:line draw:style-name="gr10" draw:text-style-name="P6" draw:layer="layout" svg:x1="8.73cm" svg:y1="18.641cm" svg:x2="8.832cm" svg:y2="18.641cm">
          <text:p/>
        </draw:line>
        <draw:line draw:style-name="gr10" draw:text-style-name="P6" draw:layer="layout" svg:x1="8.677cm" svg:y1="26.822cm" svg:x2="8.832cm" svg:y2="26.822cm">
          <text:p/>
        </draw:line>
        <draw:line draw:style-name="gr10" draw:text-style-name="P6" draw:layer="layout" svg:x1="8.677cm" svg:y1="26.094cm" svg:x2="8.832cm" svg:y2="26.094cm">
          <text:p/>
        </draw:line>
        <draw:line draw:style-name="gr10" draw:text-style-name="P6" draw:layer="layout" svg:x1="8.677cm" svg:y1="25.463cm" svg:x2="8.832cm" svg:y2="25.463cm">
          <text:p/>
        </draw:line>
        <draw:line draw:style-name="gr10" draw:text-style-name="P6" draw:layer="layout" svg:x1="8.677cm" svg:y1="24.831cm" svg:x2="8.832cm" svg:y2="24.831cm">
          <text:p/>
        </draw:line>
        <draw:line draw:style-name="gr10" draw:text-style-name="P6" draw:layer="layout" svg:x1="8.677cm" svg:y1="24.199cm" svg:x2="8.832cm" svg:y2="24.199cm">
          <text:p/>
        </draw:line>
        <draw:line draw:style-name="gr10" draw:text-style-name="P6" draw:layer="layout" svg:x1="8.677cm" svg:y1="23.616cm" svg:x2="8.832cm" svg:y2="23.616cm">
          <text:p/>
        </draw:line>
        <draw:line draw:style-name="gr10" draw:text-style-name="P6" draw:layer="layout" svg:x1="8.677cm" svg:y1="23.081cm" svg:x2="8.832cm" svg:y2="23.081cm">
          <text:p/>
        </draw:line>
        <draw:line draw:style-name="gr10" draw:text-style-name="P6" draw:layer="layout" svg:x1="8.677cm" svg:y1="22.548cm" svg:x2="8.832cm" svg:y2="22.548cm">
          <text:p/>
        </draw:line>
        <draw:line draw:style-name="gr10" draw:text-style-name="P6" draw:layer="layout" svg:x1="8.677cm" svg:y1="22.108cm" svg:x2="8.832cm" svg:y2="22.108cm">
          <text:p/>
        </draw:line>
        <draw:line draw:style-name="gr10" draw:text-style-name="P6" draw:layer="layout" svg:x1="8.677cm" svg:y1="21.625cm" svg:x2="8.832cm" svg:y2="21.625cm">
          <text:p/>
        </draw:line>
        <draw:line draw:style-name="gr10" draw:text-style-name="P6" draw:layer="layout" svg:x1="8.677cm" svg:y1="21.185cm" svg:x2="8.832cm" svg:y2="21.185cm">
          <text:p/>
        </draw:line>
        <draw:line draw:style-name="gr10" draw:text-style-name="P6" draw:layer="layout" svg:x1="8.677cm" svg:y1="20.847cm" svg:x2="8.832cm" svg:y2="20.847cm">
          <text:p/>
        </draw:line>
        <draw:line draw:style-name="gr10" draw:text-style-name="P6" draw:layer="layout" svg:x1="8.677cm" svg:y1="20.457cm" svg:x2="8.832cm" svg:y2="20.457cm">
          <text:p/>
        </draw:line>
        <draw:line draw:style-name="gr10" draw:text-style-name="P6" draw:layer="layout" svg:x1="8.677cm" svg:y1="20.07cm" svg:x2="8.832cm" svg:y2="20.07cm">
          <text:p/>
        </draw:line>
        <draw:line draw:style-name="gr10" draw:text-style-name="P6" draw:layer="layout" svg:x1="8.677cm" svg:y1="19.68cm" svg:x2="8.832cm" svg:y2="19.68cm">
          <text:p/>
        </draw:line>
        <draw:line draw:style-name="gr10" draw:text-style-name="P6" draw:layer="layout" svg:x1="8.677cm" svg:y1="19.389cm" svg:x2="8.832cm" svg:y2="19.389cm">
          <text:p/>
        </draw:line>
        <draw:line draw:style-name="gr10" draw:text-style-name="P6" draw:layer="layout" svg:x1="8.677cm" svg:y1="19.048cm" svg:x2="8.832cm" svg:y2="19.048cm">
          <text:p/>
        </draw:line>
        <draw:line draw:style-name="gr10" draw:text-style-name="P6" draw:layer="layout" svg:x1="8.677cm" svg:y1="18.757cm" svg:x2="8.832cm" svg:y2="18.757cm">
          <text:p/>
        </draw:line>
        <draw:line draw:style-name="gr10" draw:text-style-name="P6" draw:layer="layout" svg:x1="8.677cm" svg:y1="18.32cm" svg:x2="8.832cm" svg:y2="18.32cm">
          <text:p/>
        </draw:line>
        <draw:line draw:style-name="gr10" draw:text-style-name="P6" draw:layer="layout" svg:x1="8.677cm" svg:y1="18.515cm" svg:x2="8.832cm" svg:y2="18.515cm">
          <text:p/>
        </draw:line>
        <draw:line draw:style-name="gr10" draw:text-style-name="P6" draw:layer="layout" svg:x1="10.18cm" svg:y1="27.311cm" svg:x2="10.283cm" svg:y2="27.311cm">
          <text:p/>
        </draw:line>
        <draw:line draw:style-name="gr10" draw:text-style-name="P6" draw:layer="layout" svg:x1="10.18cm" svg:y1="26.432cm" svg:x2="10.283cm" svg:y2="26.432cm">
          <text:p/>
        </draw:line>
        <draw:line draw:style-name="gr10" draw:text-style-name="P6" draw:layer="layout" svg:x1="10.18cm" svg:y1="25.805cm" svg:x2="10.283cm" svg:y2="25.805cm">
          <text:p/>
        </draw:line>
        <draw:line draw:style-name="gr10" draw:text-style-name="P6" draw:layer="layout" svg:x1="10.18cm" svg:y1="25.122cm" svg:x2="10.283cm" svg:y2="25.122cm">
          <text:p/>
        </draw:line>
        <draw:line draw:style-name="gr10" draw:text-style-name="P6" draw:layer="layout" svg:x1="10.18cm" svg:y1="24.492cm" svg:x2="10.283cm" svg:y2="24.492cm">
          <text:p/>
        </draw:line>
        <draw:line draw:style-name="gr10" draw:text-style-name="P6" draw:layer="layout" svg:x1="10.18cm" svg:y1="23.91cm" svg:x2="10.283cm" svg:y2="23.91cm">
          <text:p/>
        </draw:line>
        <draw:line draw:style-name="gr10" draw:text-style-name="P6" draw:layer="layout" svg:x1="10.18cm" svg:y1="23.326cm" svg:x2="10.283cm" svg:y2="23.326cm">
          <text:p/>
        </draw:line>
        <draw:line draw:style-name="gr10" draw:text-style-name="P6" draw:layer="layout" svg:x1="10.18cm" svg:y1="22.839cm" svg:x2="10.283cm" svg:y2="22.839cm">
          <text:p/>
        </draw:line>
        <draw:line draw:style-name="gr10" draw:text-style-name="P6" draw:layer="layout" svg:x1="10.18cm" svg:y1="22.303cm" svg:x2="10.283cm" svg:y2="22.303cm">
          <text:p/>
        </draw:line>
        <draw:line draw:style-name="gr10" draw:text-style-name="P6" draw:layer="layout" svg:x1="10.18cm" svg:y1="21.869cm" svg:x2="10.283cm" svg:y2="21.869cm">
          <text:p/>
        </draw:line>
        <draw:line draw:style-name="gr10" draw:text-style-name="P6" draw:layer="layout" svg:x1="10.18cm" svg:y1="21.431cm" svg:x2="10.283cm" svg:y2="21.431cm">
          <text:p/>
        </draw:line>
        <draw:line draw:style-name="gr10" draw:text-style-name="P6" draw:layer="layout" svg:x1="10.18cm" svg:y1="21.042cm" svg:x2="10.283cm" svg:y2="21.042cm">
          <text:p/>
        </draw:line>
        <draw:line draw:style-name="gr10" draw:text-style-name="P6" draw:layer="layout" svg:x1="10.18cm" svg:y1="20.653cm" svg:x2="10.283cm" svg:y2="20.653cm">
          <text:p/>
        </draw:line>
        <draw:line draw:style-name="gr10" draw:text-style-name="P6" draw:layer="layout" svg:x1="10.18cm" svg:y1="20.265cm" svg:x2="10.283cm" svg:y2="20.265cm">
          <text:p/>
        </draw:line>
        <draw:line draw:style-name="gr10" draw:text-style-name="P6" draw:layer="layout" svg:x1="10.18cm" svg:y1="19.876cm" svg:x2="10.283cm" svg:y2="19.876cm">
          <text:p/>
        </draw:line>
        <draw:line draw:style-name="gr10" draw:text-style-name="P6" draw:layer="layout" svg:x1="10.18cm" svg:y1="19.536cm" svg:x2="10.283cm" svg:y2="19.536cm">
          <text:p/>
        </draw:line>
        <draw:line draw:style-name="gr10" draw:text-style-name="P6" draw:layer="layout" svg:x1="10.18cm" svg:y1="19.245cm" svg:x2="10.283cm" svg:y2="19.245cm">
          <text:p/>
        </draw:line>
        <draw:line draw:style-name="gr10" draw:text-style-name="P6" draw:layer="layout" svg:x1="10.18cm" svg:y1="18.903cm" svg:x2="10.283cm" svg:y2="18.903cm">
          <text:p/>
        </draw:line>
        <draw:line draw:style-name="gr10" draw:text-style-name="P6" draw:layer="layout" svg:x1="10.18cm" svg:y1="18.416cm" svg:x2="10.283cm" svg:y2="18.416cm">
          <text:p/>
        </draw:line>
        <draw:line draw:style-name="gr10" draw:text-style-name="P6" draw:layer="layout" svg:x1="10.18cm" svg:y1="18.641cm" svg:x2="10.283cm" svg:y2="18.641cm">
          <text:p/>
        </draw:line>
        <draw:line draw:style-name="gr10" draw:text-style-name="P6" draw:layer="layout" svg:x1="10.128cm" svg:y1="26.824cm" svg:x2="10.283cm" svg:y2="26.824cm">
          <text:p/>
        </draw:line>
        <draw:line draw:style-name="gr10" draw:text-style-name="P6" draw:layer="layout" svg:x1="10.128cm" svg:y1="26.096cm" svg:x2="10.283cm" svg:y2="26.096cm">
          <text:p/>
        </draw:line>
        <draw:line draw:style-name="gr10" draw:text-style-name="P6" draw:layer="layout" svg:x1="10.128cm" svg:y1="25.465cm" svg:x2="10.283cm" svg:y2="25.465cm">
          <text:p/>
        </draw:line>
        <draw:line draw:style-name="gr10" draw:text-style-name="P6" draw:layer="layout" svg:x1="10.128cm" svg:y1="24.831cm" svg:x2="10.283cm" svg:y2="24.831cm">
          <text:p/>
        </draw:line>
        <draw:line draw:style-name="gr10" draw:text-style-name="P6" draw:layer="layout" svg:x1="10.128cm" svg:y1="24.201cm" svg:x2="10.283cm" svg:y2="24.201cm">
          <text:p/>
        </draw:line>
        <draw:line draw:style-name="gr10" draw:text-style-name="P6" draw:layer="layout" svg:x1="10.128cm" svg:y1="23.616cm" svg:x2="10.283cm" svg:y2="23.616cm">
          <text:p/>
        </draw:line>
        <draw:line draw:style-name="gr10" draw:text-style-name="P6" draw:layer="layout" svg:x1="10.128cm" svg:y1="23.081cm" svg:x2="10.283cm" svg:y2="23.081cm">
          <text:p/>
        </draw:line>
        <draw:line draw:style-name="gr10" draw:text-style-name="P6" draw:layer="layout" svg:x1="10.128cm" svg:y1="22.548cm" svg:x2="10.283cm" svg:y2="22.548cm">
          <text:p/>
        </draw:line>
        <draw:line draw:style-name="gr10" draw:text-style-name="P6" draw:layer="layout" svg:x1="10.128cm" svg:y1="22.11cm" svg:x2="10.283cm" svg:y2="22.11cm">
          <text:p/>
        </draw:line>
        <draw:line draw:style-name="gr10" draw:text-style-name="P6" draw:layer="layout" svg:x1="10.128cm" svg:y1="21.627cm" svg:x2="10.283cm" svg:y2="21.627cm">
          <text:p/>
        </draw:line>
        <draw:line draw:style-name="gr10" draw:text-style-name="P6" draw:layer="layout" svg:x1="10.128cm" svg:y1="21.186cm" svg:x2="10.283cm" svg:y2="21.186cm">
          <text:p/>
        </draw:line>
        <draw:line draw:style-name="gr10" draw:text-style-name="P6" draw:layer="layout" svg:x1="10.128cm" svg:y1="20.849cm" svg:x2="10.283cm" svg:y2="20.849cm">
          <text:p/>
        </draw:line>
        <draw:line draw:style-name="gr10" draw:text-style-name="P6" draw:layer="layout" svg:x1="10.128cm" svg:y1="20.458cm" svg:x2="10.283cm" svg:y2="20.458cm">
          <text:p/>
        </draw:line>
        <draw:line draw:style-name="gr10" draw:text-style-name="P6" draw:layer="layout" svg:x1="10.128cm" svg:y1="20.072cm" svg:x2="10.283cm" svg:y2="20.072cm">
          <text:p/>
        </draw:line>
        <draw:line draw:style-name="gr10" draw:text-style-name="P6" draw:layer="layout" svg:x1="10.128cm" svg:y1="19.68cm" svg:x2="10.283cm" svg:y2="19.68cm">
          <text:p/>
        </draw:line>
        <draw:line draw:style-name="gr10" draw:text-style-name="P6" draw:layer="layout" svg:x1="10.128cm" svg:y1="19.389cm" svg:x2="10.283cm" svg:y2="19.389cm">
          <text:p/>
        </draw:line>
        <draw:line draw:style-name="gr10" draw:text-style-name="P6" draw:layer="layout" svg:x1="10.128cm" svg:y1="19.05cm" svg:x2="10.283cm" svg:y2="19.05cm">
          <text:p/>
        </draw:line>
        <draw:line draw:style-name="gr10" draw:text-style-name="P6" draw:layer="layout" svg:x1="10.128cm" svg:y1="18.759cm" svg:x2="10.283cm" svg:y2="18.759cm">
          <text:p/>
        </draw:line>
        <draw:line draw:style-name="gr10" draw:text-style-name="P6" draw:layer="layout" svg:x1="10.128cm" svg:y1="18.321cm" svg:x2="10.283cm" svg:y2="18.321cm">
          <text:p/>
        </draw:line>
        <draw:line draw:style-name="gr10" draw:text-style-name="P6" draw:layer="layout" svg:x1="10.128cm" svg:y1="18.517cm" svg:x2="10.283cm" svg:y2="18.517cm">
          <text:p/>
        </draw:line>
        <draw:line draw:style-name="gr10" draw:text-style-name="P6" draw:layer="layout" svg:x1="7.374cm" svg:y1="25.906cm" svg:x2="7.218cm" svg:y2="25.906cm">
          <text:p/>
        </draw:line>
        <draw:line draw:style-name="gr10" draw:text-style-name="P6" draw:layer="layout" svg:x1="7.374cm" svg:y1="25.128cm" svg:x2="7.218cm" svg:y2="25.128cm">
          <text:p/>
        </draw:line>
        <draw:line draw:style-name="gr10" draw:text-style-name="P6" draw:layer="layout" svg:x1="7.374cm" svg:y1="24.4cm" svg:x2="7.218cm" svg:y2="24.4cm">
          <text:p/>
        </draw:line>
        <draw:line draw:style-name="gr10" draw:text-style-name="P6" draw:layer="layout" svg:x1="7.374cm" svg:y1="23.769cm" svg:x2="7.218cm" svg:y2="23.769cm">
          <text:p/>
        </draw:line>
        <draw:line draw:style-name="gr10" draw:text-style-name="P6" draw:layer="layout" svg:x1="7.374cm" svg:y1="23.135cm" svg:x2="7.218cm" svg:y2="23.135cm">
          <text:p/>
        </draw:line>
        <draw:line draw:style-name="gr10" draw:text-style-name="P6" draw:layer="layout" svg:x1="7.374cm" svg:y1="22.505cm" svg:x2="7.218cm" svg:y2="22.505cm">
          <text:p/>
        </draw:line>
        <draw:line draw:style-name="gr10" draw:text-style-name="P6" draw:layer="layout" svg:x1="7.374cm" svg:y1="21.969cm" svg:x2="7.218cm" svg:y2="21.969cm">
          <text:p/>
        </draw:line>
        <draw:line draw:style-name="gr10" draw:text-style-name="P6" draw:layer="layout" svg:x1="7.374cm" svg:y1="21.486cm" svg:x2="7.218cm" svg:y2="21.486cm">
          <text:p/>
        </draw:line>
        <draw:line draw:style-name="gr10" draw:text-style-name="P6" draw:layer="layout" svg:x1="7.374cm" svg:y1="20.999cm" svg:x2="7.218cm" svg:y2="20.999cm">
          <text:p/>
        </draw:line>
        <draw:line draw:style-name="gr10" draw:text-style-name="P6" draw:layer="layout" svg:x1="7.374cm" svg:y1="20.512cm" svg:x2="7.218cm" svg:y2="20.512cm">
          <text:p/>
        </draw:line>
        <draw:line draw:style-name="gr10" draw:text-style-name="P6" draw:layer="layout" svg:x1="7.374cm" svg:y1="20.124cm" svg:x2="7.218cm" svg:y2="20.124cm">
          <text:p/>
        </draw:line>
        <draw:line draw:style-name="gr10" draw:text-style-name="P6" draw:layer="layout" svg:x1="7.374cm" svg:y1="19.735cm" svg:x2="7.218cm" svg:y2="19.735cm">
          <text:p/>
        </draw:line>
        <draw:line draw:style-name="gr10" draw:text-style-name="P6" draw:layer="layout" svg:x1="7.374cm" svg:y1="19.346cm" svg:x2="7.218cm" svg:y2="19.346cm">
          <text:p/>
        </draw:line>
        <draw:line draw:style-name="gr10" draw:text-style-name="P6" draw:layer="layout" svg:x1="7.374cm" svg:y1="18.957cm" svg:x2="7.218cm" svg:y2="18.957cm">
          <text:p/>
        </draw:line>
        <draw:line draw:style-name="gr10" draw:text-style-name="P6" draw:layer="layout" svg:x1="7.374cm" svg:y1="18.618cm" svg:x2="7.218cm" svg:y2="18.618cm">
          <text:p/>
        </draw:line>
        <draw:line draw:style-name="gr10" draw:text-style-name="P6" draw:layer="layout" svg:x1="7.374cm" svg:y1="18.327cm" svg:x2="7.218cm" svg:y2="18.327cm">
          <text:p/>
        </draw:line>
        <draw:line draw:style-name="gr10" draw:text-style-name="P6" draw:layer="layout" svg:x1="2.185cm" svg:y1="25.998cm" svg:x2="2.34cm" svg:y2="25.998cm">
          <text:p/>
        </draw:line>
        <draw:line draw:style-name="gr10" draw:text-style-name="P6" draw:layer="layout" svg:x1="2.861cm" svg:y1="25.998cm" svg:x2="3.017cm" svg:y2="25.998cm">
          <text:p/>
        </draw:line>
        <draw:line draw:style-name="gr10" draw:text-style-name="P6" draw:layer="layout" svg:x1="2.185cm" svg:y1="25.318cm" svg:x2="2.34cm" svg:y2="25.318cm">
          <text:p/>
        </draw:line>
        <draw:line draw:style-name="gr10" draw:text-style-name="P6" draw:layer="layout" svg:x1="2.185cm" svg:y1="24.636cm" svg:x2="2.34cm" svg:y2="24.636cm">
          <text:p/>
        </draw:line>
        <draw:line draw:style-name="gr10" draw:text-style-name="P6" draw:layer="layout" svg:x1="2.861cm" svg:y1="24.636cm" svg:x2="3.017cm" svg:y2="24.636cm">
          <text:p/>
        </draw:line>
        <draw:line draw:style-name="gr10" draw:text-style-name="P6" draw:layer="layout" svg:x1="2.185cm" svg:y1="24.054cm" svg:x2="2.34cm" svg:y2="24.054cm">
          <text:p/>
        </draw:line>
        <draw:line draw:style-name="gr10" draw:text-style-name="P6" draw:layer="layout" svg:x1="2.185cm" svg:y1="23.423cm" svg:x2="2.34cm" svg:y2="23.423cm">
          <text:p/>
        </draw:line>
        <draw:line draw:style-name="gr10" draw:text-style-name="P6" draw:layer="layout" svg:x1="2.861cm" svg:y1="23.423cm" svg:x2="3.017cm" svg:y2="23.423cm">
          <text:p/>
        </draw:line>
        <draw:line draw:style-name="gr10" draw:text-style-name="P6" draw:layer="layout" svg:x1="2.185cm" svg:y1="22.888cm" svg:x2="2.34cm" svg:y2="22.888cm">
          <text:p/>
        </draw:line>
        <draw:line draw:style-name="gr10" draw:text-style-name="P6" draw:layer="layout" svg:x1="2.861cm" svg:y1="22.888cm" svg:x2="3.017cm" svg:y2="22.888cm">
          <text:p/>
        </draw:line>
        <draw:line draw:style-name="gr10" draw:text-style-name="P6" draw:layer="layout" svg:x1="2.185cm" svg:y1="22.303cm" svg:x2="2.34cm" svg:y2="22.303cm">
          <text:p/>
        </draw:line>
        <draw:line draw:style-name="gr10" draw:text-style-name="P6" draw:layer="layout" svg:x1="2.185cm" svg:y1="21.867cm" svg:x2="2.341cm" svg:y2="21.867cm">
          <text:p/>
        </draw:line>
        <draw:line draw:style-name="gr10" draw:text-style-name="P6" draw:layer="layout" svg:x1="2.185cm" svg:y1="21.38cm" svg:x2="2.341cm" svg:y2="21.38cm">
          <text:p/>
        </draw:line>
        <draw:line draw:style-name="gr10" draw:text-style-name="P6" draw:layer="layout" svg:x1="2.185cm" svg:y1="20.943cm" svg:x2="2.341cm" svg:y2="20.943cm">
          <text:p/>
        </draw:line>
        <draw:line draw:style-name="gr10" draw:text-style-name="P6" draw:layer="layout" svg:x1="2.185cm" svg:y1="20.507cm" svg:x2="2.341cm" svg:y2="20.507cm">
          <text:p/>
        </draw:line>
        <draw:line draw:style-name="gr10" draw:text-style-name="P6" draw:layer="layout" svg:x1="2.185cm" svg:y1="20.166cm" svg:x2="2.341cm" svg:y2="20.166cm">
          <text:p/>
        </draw:line>
        <draw:line draw:style-name="gr10" draw:text-style-name="P6" draw:layer="layout" svg:x1="2.858cm" svg:y1="21.867cm" svg:x2="3.014cm" svg:y2="21.867cm">
          <text:p/>
        </draw:line>
        <draw:line draw:style-name="gr10" draw:text-style-name="P6" draw:layer="layout" svg:x1="2.858cm" svg:y1="21.38cm" svg:x2="3.014cm" svg:y2="21.38cm">
          <text:p/>
        </draw:line>
        <draw:line draw:style-name="gr10" draw:text-style-name="P6" draw:layer="layout" svg:x1="2.858cm" svg:y1="20.943cm" svg:x2="3.014cm" svg:y2="20.943cm">
          <text:p/>
        </draw:line>
        <draw:line draw:style-name="gr10" draw:text-style-name="P6" draw:layer="layout" svg:x1="2.858cm" svg:y1="20.507cm" svg:x2="3.014cm" svg:y2="20.507cm">
          <text:p/>
        </draw:line>
        <draw:line draw:style-name="gr10" draw:text-style-name="P6" draw:layer="layout" svg:x1="2.858cm" svg:y1="20.166cm" svg:x2="3.014cm" svg:y2="20.166cm">
          <text:p/>
        </draw:line>
        <draw:line draw:style-name="gr10" draw:text-style-name="P6" draw:layer="layout" svg:x1="2.185cm" svg:y1="18.468cm" svg:x2="2.34cm" svg:y2="18.468cm">
          <text:p/>
        </draw:line>
        <draw:line draw:style-name="gr10" draw:text-style-name="P6" draw:layer="layout" svg:x1="2.185cm" svg:y1="19.779cm" svg:x2="2.341cm" svg:y2="19.779cm">
          <text:p/>
        </draw:line>
        <draw:line draw:style-name="gr10" draw:text-style-name="P6" draw:layer="layout" svg:x1="2.185cm" svg:y1="19.438cm" svg:x2="2.341cm" svg:y2="19.438cm">
          <text:p/>
        </draw:line>
        <draw:line draw:style-name="gr10" draw:text-style-name="P6" draw:layer="layout" svg:x1="2.185cm" svg:y1="19.097cm" svg:x2="2.341cm" svg:y2="19.097cm">
          <text:p/>
        </draw:line>
        <draw:line draw:style-name="gr10" draw:text-style-name="P6" draw:layer="layout" svg:x1="2.185cm" svg:y1="18.757cm" svg:x2="2.341cm" svg:y2="18.757cm">
          <text:p/>
        </draw:line>
        <draw:line draw:style-name="gr10" draw:text-style-name="P6" draw:layer="layout" svg:x1="2.185cm" svg:y1="18.224cm" svg:x2="2.341cm" svg:y2="18.224cm">
          <text:p/>
        </draw:line>
        <draw:line draw:style-name="gr10" draw:text-style-name="P6" draw:layer="layout" svg:x1="2.858cm" svg:y1="19.779cm" svg:x2="3.014cm" svg:y2="19.779cm">
          <text:p/>
        </draw:line>
        <draw:line draw:style-name="gr10" draw:text-style-name="P6" draw:layer="layout" svg:x1="2.858cm" svg:y1="19.438cm" svg:x2="3.014cm" svg:y2="19.438cm">
          <text:p/>
        </draw:line>
        <draw:line draw:style-name="gr10" draw:text-style-name="P6" draw:layer="layout" svg:x1="2.858cm" svg:y1="19.097cm" svg:x2="3.014cm" svg:y2="19.097cm">
          <text:p/>
        </draw:line>
        <draw:line draw:style-name="gr10" draw:text-style-name="P6" draw:layer="layout" svg:x1="2.858cm" svg:y1="18.757cm" svg:x2="3.014cm" svg:y2="18.757cm">
          <text:p/>
        </draw:line>
        <draw:line draw:style-name="gr10" draw:text-style-name="P6" draw:layer="layout" svg:x1="2.858cm" svg:y1="18.224cm" svg:x2="3.014cm" svg:y2="18.224cm">
          <text:p/>
        </draw:line>
        <draw:line draw:style-name="gr10" draw:text-style-name="P6" draw:layer="layout" svg:x1="3.015cm" svg:y1="27.265cm" svg:x2="2.912cm" svg:y2="27.265cm">
          <text:p/>
        </draw:line>
        <draw:line draw:style-name="gr10" draw:text-style-name="P6" draw:layer="layout" svg:x1="3.015cm" svg:y1="26.438cm" svg:x2="2.912cm" svg:y2="26.438cm">
          <text:p/>
        </draw:line>
        <draw:line draw:style-name="gr10" draw:text-style-name="P6" draw:layer="layout" svg:x1="3.015cm" svg:y1="25.661cm" svg:x2="2.912cm" svg:y2="25.661cm">
          <text:p/>
        </draw:line>
        <draw:line draw:style-name="gr10" draw:text-style-name="P6" draw:layer="layout" svg:x1="3.015cm" svg:y1="24.981cm" svg:x2="2.912cm" svg:y2="24.981cm">
          <text:p/>
        </draw:line>
        <draw:line draw:style-name="gr10" draw:text-style-name="P6" draw:layer="layout" svg:x1="3.015cm" svg:y1="24.351cm" svg:x2="2.912cm" svg:y2="24.351cm">
          <text:p/>
        </draw:line>
        <draw:line draw:style-name="gr10" draw:text-style-name="P6" draw:layer="layout" svg:x1="3.015cm" svg:y1="23.769cm" svg:x2="2.912cm" svg:y2="23.769cm">
          <text:p/>
        </draw:line>
        <draw:line draw:style-name="gr10" draw:text-style-name="P6" draw:layer="layout" svg:x1="3.015cm" svg:y1="23.184cm" svg:x2="2.912cm" svg:y2="23.184cm">
          <text:p/>
        </draw:line>
        <draw:line draw:style-name="gr10" draw:text-style-name="P6" draw:layer="layout" svg:x1="3.015cm" svg:y1="22.6cm" svg:x2="2.912cm" svg:y2="22.6cm">
          <text:p/>
        </draw:line>
        <draw:line draw:style-name="gr10" draw:text-style-name="P6" draw:layer="layout" svg:x1="3.015cm" svg:y1="22.113cm" svg:x2="2.912cm" svg:y2="22.113cm">
          <text:p/>
        </draw:line>
        <draw:line draw:style-name="gr10" draw:text-style-name="P6" draw:layer="layout" svg:x1="3.015cm" svg:y1="21.63cm" svg:x2="2.912cm" svg:y2="21.63cm">
          <text:p/>
        </draw:line>
        <draw:line draw:style-name="gr10" draw:text-style-name="P6" draw:layer="layout" svg:x1="3.015cm" svg:y1="21.192cm" svg:x2="2.912cm" svg:y2="21.192cm">
          <text:p/>
        </draw:line>
        <draw:line draw:style-name="gr10" draw:text-style-name="P6" draw:layer="layout" svg:x1="3.015cm" svg:y1="20.754cm" svg:x2="2.912cm" svg:y2="20.754cm">
          <text:p/>
        </draw:line>
        <draw:line draw:style-name="gr10" draw:text-style-name="P6" draw:layer="layout" svg:x1="3.015cm" svg:y1="20.368cm" svg:x2="2.912cm" svg:y2="20.368cm">
          <text:p/>
        </draw:line>
        <draw:line draw:style-name="gr10" draw:text-style-name="P6" draw:layer="layout" svg:x1="3.015cm" svg:y1="19.977cm" svg:x2="2.912cm" svg:y2="19.977cm">
          <text:p/>
        </draw:line>
        <draw:line draw:style-name="gr10" draw:text-style-name="P6" draw:layer="layout" svg:x1="3.015cm" svg:y1="19.591cm" svg:x2="2.912cm" svg:y2="19.591cm">
          <text:p/>
        </draw:line>
        <draw:line draw:style-name="gr10" draw:text-style-name="P6" draw:layer="layout" svg:x1="3.015cm" svg:y1="19.297cm" svg:x2="2.912cm" svg:y2="19.297cm">
          <text:p/>
        </draw:line>
        <draw:line draw:style-name="gr10" draw:text-style-name="P6" draw:layer="layout" svg:x1="3.015cm" svg:y1="18.908cm" svg:x2="2.912cm" svg:y2="18.908cm">
          <text:p/>
        </draw:line>
        <draw:line draw:style-name="gr10" draw:text-style-name="P6" draw:layer="layout" svg:x1="3.015cm" svg:y1="18.618cm" svg:x2="2.912cm" svg:y2="18.618cm">
          <text:p/>
        </draw:line>
        <draw:line draw:style-name="gr10" draw:text-style-name="P6" draw:layer="layout" svg:x1="3.015cm" svg:y1="18.376cm" svg:x2="2.912cm" svg:y2="18.376cm">
          <text:p/>
        </draw:line>
        <draw:line draw:style-name="gr10" draw:text-style-name="P6" draw:layer="layout" svg:x1="3.016cm" svg:y1="25.325cm" svg:x2="2.859cm" svg:y2="25.319cm">
          <text:p/>
        </draw:line>
        <draw:line draw:style-name="gr10" draw:text-style-name="P6" draw:layer="layout" svg:x1="3.016cm" svg:y1="24.061cm" svg:x2="2.859cm" svg:y2="24.055cm">
          <text:p/>
        </draw:line>
        <draw:line draw:style-name="gr10" draw:text-style-name="P6" draw:layer="layout" svg:x1="3.016cm" svg:y1="22.31cm" svg:x2="2.859cm" svg:y2="22.304cm">
          <text:p/>
        </draw:line>
        <draw:line draw:style-name="gr10" draw:text-style-name="P6" draw:layer="layout" svg:x1="3.016cm" svg:y1="18.472cm" svg:x2="2.859cm" svg:y2="18.466cm">
          <text:p/>
        </draw:line>
        <draw:line draw:style-name="gr16" draw:text-style-name="P6" draw:layer="layout" svg:x1="1.616cm" svg:y1="25.805cm" svg:x2="1.874cm" svg:y2="25.805cm">
          <text:p/>
        </draw:line>
        <draw:line draw:style-name="gr16" draw:text-style-name="P6" draw:layer="layout" svg:x1="1.616cm" svg:y1="25.027cm" svg:x2="1.874cm" svg:y2="25.027cm">
          <text:p/>
        </draw:line>
        <draw:line draw:style-name="gr16" draw:text-style-name="P6" draw:layer="layout" svg:x1="1.616cm" svg:y1="24.25cm" svg:x2="1.874cm" svg:y2="24.25cm">
          <text:p/>
        </draw:line>
        <draw:line draw:style-name="gr16" draw:text-style-name="P6" draw:layer="layout" svg:x1="1.616cm" svg:y1="23.567cm" svg:x2="1.874cm" svg:y2="23.567cm">
          <text:p/>
        </draw:line>
        <draw:line draw:style-name="gr16" draw:text-style-name="P6" draw:layer="layout" svg:x1="1.616cm" svg:y1="22.888cm" svg:x2="1.874cm" svg:y2="22.888cm">
          <text:p/>
        </draw:line>
        <draw:line draw:style-name="gr16" draw:text-style-name="P6" draw:layer="layout" svg:x1="1.616cm" svg:y1="22.208cm" svg:x2="1.874cm" svg:y2="22.208cm">
          <text:p/>
        </draw:line>
        <draw:line draw:style-name="gr16" draw:text-style-name="P6" draw:layer="layout" svg:x1="1.616cm" svg:y1="21.722cm" svg:x2="1.874cm" svg:y2="21.722cm">
          <text:p/>
        </draw:line>
        <draw:line draw:style-name="gr16" draw:text-style-name="P6" draw:layer="layout" svg:x1="1.616cm" svg:y1="21.186cm" svg:x2="1.874cm" svg:y2="21.186cm">
          <text:p/>
        </draw:line>
        <draw:line draw:style-name="gr16" draw:text-style-name="P6" draw:layer="layout" svg:x1="1.616cm" svg:y1="20.702cm" svg:x2="1.874cm" svg:y2="20.702cm">
          <text:p/>
        </draw:line>
        <draw:line draw:style-name="gr16" draw:text-style-name="P6" draw:layer="layout" svg:x1="1.616cm" svg:y1="20.265cm" svg:x2="1.874cm" svg:y2="20.265cm">
          <text:p/>
        </draw:line>
        <draw:line draw:style-name="gr16" draw:text-style-name="P6" draw:layer="layout" svg:x1="1.616cm" svg:y1="19.827cm" svg:x2="1.874cm" svg:y2="19.827cm">
          <text:p/>
        </draw:line>
        <draw:line draw:style-name="gr16" draw:text-style-name="P6" draw:layer="layout" svg:x1="1.616cm" svg:y1="19.34cm" svg:x2="1.874cm" svg:y2="19.34cm">
          <text:p/>
        </draw:line>
        <draw:line draw:style-name="gr16" draw:text-style-name="P6" draw:layer="layout" svg:x1="1.616cm" svg:y1="19.003cm" svg:x2="1.874cm" svg:y2="19.003cm">
          <text:p/>
        </draw:line>
        <draw:path draw:style-name="gr7" draw:text-style-name="P5" draw:layer="layout" svg:width="0.195cm" svg:height="0.234cm" svg:x="0.947cm" svg:y="26.995cm" svg:viewBox="0 0 196 235" svg:d="M57 164c0 0 0 1 1 1 0 1 0 1 0 1 1 8 5 15 11 22 6 6 16 9 28 10 11-1 20-4 26-9 6-6 10-12 12-19 1-4 2-7 2-11 0-3 1-6 1-10 0-13-4-23-11-30-7-6-15-10-23-12-1 0-2 0-3 0s-2 0-3 0c-2 0-4 0-6 0-3 1-5 1-7 1-5 2-9 3-14 6-4 2-7 5-9 9h-4-54l16-123h3 157v40h-119l-7 47c8-5 17-8 26-10s18-3 29-3h3c25 0 44 6 60 20 16 13 24 32 24 57 0 24-8 44-25 60-16 15-41 23-74 23l-3 1c-30-1-51-6-65-18-14-11-23-24-27-38-1-3-1-5-1-8-1-2-1-5-1-7h3z">
          <text:p/>
        </draw:path>
        <draw:path draw:style-name="gr7" draw:text-style-name="P5" draw:layer="layout" svg:width="0.151cm" svg:height="0.182cm" svg:x="3.979cm" svg:y="27.081cm" svg:viewBox="0 0 152 183" svg:d="M46 127v1 1c1 6 4 11 9 16s12 8 21 8 16-3 20-7c5-5 7-9 9-15 1-3 1-5 2-8 0-2 0-5 0-7 0-10-3-18-8-23s-11-8-17-9c-1-1-2-1-3-1s-1 0-2 0c-2 0-3 0-5 0-2 1-3 1-5 1-4 1-7 3-11 4-3 2-5 5-7 8h-3-43l12-96h3 122v31h-92l-5 37c6-4 13-7 20-8 7-2 14-3 23-3h2c18 0 34 5 46 16 12 10 18 25 18 44 0 18-6 34-19 47-13 12-32 18-57 18l-2 1c-23 0-40-5-52-14-11-10-18-20-21-31 0-2 0-4-1-6 0-1 0-3 0-5h2z">
          <text:p/>
        </draw:path>
        <draw:path draw:style-name="gr7" draw:text-style-name="P5" draw:layer="layout" svg:width="0.313cm" svg:height="0.184cm" svg:x="3.909cm" svg:y="26.592cm" svg:viewBox="0 0 314 185" svg:d="M0 35h6c12 0 22-3 32-9 10-5 16-13 18-23h3 34v179h-3-45v-126h-45zM233 185c-25 0-44-9-57-26s-19-39-19-67 6-50 19-67 32-25 57-25h3c23 0 39 5 50 17s19 24 23 38c2 7 3 13 4 20 1 6 1 12 1 17s0 11-1 17c-1 7-2 13-4 20-4 14-12 26-23 38-11 11-27 18-50 18zM235 155c11 0 18-4 23-12 4-8 7-17 8-27 1-4 1-8 1-12 0-5 0-8 0-12 0-3 0-7 0-11 0-5 0-9-1-13-1-10-4-19-8-27-5-8-12-12-23-12s-19 4-23 12c-5 8-8 17-9 27 0 4-1 8-1 12 0 5 0 9 0 12 0 4 0 7 0 12 0 4 1 8 1 13 1 9 4 18 9 26 4 8 12 12 23 12z">
          <text:p/>
        </draw:path>
        <draw:path draw:style-name="gr7" draw:text-style-name="P5" draw:layer="layout" svg:width="0.311cm" svg:height="0.181cm" svg:x="3.909cm" svg:y="26.208cm" svg:viewBox="0 0 312 182" svg:d="M0 31h6c12 0 22-3 32-8 10-6 16-14 18-23h3 33v179h-2-45v-126h-45zM204 126v1 2c1 6 4 11 9 16s12 8 21 8 16-2 20-7c5-4 8-9 9-14 1-3 2-7 2-10 0-2 0-4 0-7 0-10-2-18-8-23-5-5-11-8-17-9-1 0-2 0-3-1 0 0-1 0-2 0s-3 0-5 1c-1 0-3 0-5 1-3 0-7 2-10 4-4 2-6 4-8 7h-2-43l13-95h2 123v31h-94l-5 36c7-4 13-6 20-8s15-3 23-3h3c18 0 34 6 46 16 13 10 19 25 19 44 0 20-7 35-20 47-12 13-32 19-57 19h-3c-23 0-40-5-51-14s-17-19-20-29c-1-2-1-4-1-6-1-2-1-4-1-7h2z">
          <text:p/>
        </draw:path>
        <draw:path draw:style-name="gr7" draw:text-style-name="P5" draw:layer="layout" svg:width="0.331cm" svg:height="0.185cm" svg:x="3.891cm" svg:y="25.814cm" svg:viewBox="0 0 332 186" svg:d="M149 183h-3-145v-8c0-9 1-18 5-25 4-8 10-15 18-22 5-4 11-8 17-13 7-4 14-9 23-14 5-3 10-6 15-9 4-3 8-6 11-8 5-4 8-8 11-12 2-4 3-9 3-15 0-8-3-15-8-20-5-4-10-6-16-7-1 0-2-1-3-1 0 0-1 0-2 0-9 0-16 3-22 8-6 6-9 13-9 23v6h-3-41v-5c0-3 0-7 1-11 0-4 1-8 3-13 4-9 11-18 22-25 10-8 27-12 49-12h3c18 0 35 4 49 12 15 8 22 22 22 43 0 14-4 26-11 34-8 9-16 16-26 22-2 1-5 3-7 4-3 2-5 3-8 5-7 4-13 7-18 10s-9 6-13 8c-2 2-4 4-6 6-1 2-3 4-4 7h93zM252 186c-26 0-45-9-58-25-13-17-19-39-19-67s6-51 19-69c13-16 32-25 58-25h3c23 0 39 6 50 18 11 11 18 25 22 39 2 6 3 13 4 19 0 7 1 13 1 18s-1 10-1 17c-1 6-2 13-4 19-4 14-11 27-22 38-11 12-27 18-50 18zM254 157c10-1 18-5 23-13 4-8 7-17 8-26 1-4 1-9 1-13s0-8 0-11c0-4 0-8 0-12s0-8-1-13c-1-9-4-18-8-26-5-9-13-13-23-13-11 0-19 4-24 13-5 8-8 17-9 26-1 4-1 9-1 13s0 8 0 12c0 3 0 7 0 11s0 9 1 13c1 10 4 18 9 26s13 12 24 13z">
          <text:p/>
        </draw:path>
        <draw:path draw:style-name="gr7" draw:text-style-name="P5" draw:layer="layout" svg:width="0.335cm" svg:height="0.185cm" svg:x="3.887cm" svg:y="25.037cm" svg:viewBox="0 0 336 186" svg:d="M44 121c0 2 1 4 1 6s0 4 1 6c1 6 5 11 10 16 4 4 12 7 22 7s18-3 23-8c6-5 8-12 8-19 0-8-2-13-5-16-4-4-8-6-12-7-2-1-5-1-7-1s-4 0-5 0h-19v-31h14c1 0 3 0 6 0s5 0 8-1c4-1 8-3 12-6 3-4 5-8 5-15 0-1-1-3-1-4 0-2-1-4-2-5-1-4-4-7-8-9-4-3-11-5-19-5-1 0-2 0-4 1-1 0-2 0-4 0-5 1-10 4-14 9-5 4-7 12-7 23h-3-40c0-3 1-7 1-12 1-4 2-9 3-13 4-9 11-18 21-25 10-8 26-12 48-12h3c22 0 39 5 51 13 11 9 17 21 17 35 0 11-3 20-8 25-6 6-12 12-18 14-2 0-3 1-4 1s-3 1-4 1v1c11 0 20 4 28 12 8 7 12 17 12 31s-4 24-11 31c-8 8-17 13-26 16-8 2-15 4-22 4-7 1-12 1-14 1h-3c-24 0-41-4-53-12-11-9-18-18-22-28-1-4-2-8-3-12 0-5 0-8 0-12h2zM255 186c-25-1-44-9-57-26-13-16-19-39-19-67 0-29 6-51 19-68s32-25 57-25h3c23 0 39 6 51 17 11 12 18 25 22 38 2 7 3 13 4 20s1 13 1 18 0 11-1 17c-1 7-2 13-4 20-4 14-11 27-22 38-12 12-28 17-51 17zM257 156c11 0 18-4 23-12 4-8 7-17 8-27 1-4 1-8 1-12s0-8 0-12c0-3 0-7 0-11 0-6 0-10-1-14-1-10-4-18-8-26-5-8-12-13-23-13s-19 5-23 13c-5 8-8 16-9 26 0 4-1 8-1 14 0 4 0 8 0 11 0 4 0 8 0 12s1 8 1 13c1 9 4 18 9 26 4 8 12 12 23 12z">
          <text:p/>
        </draw:path>
        <draw:path draw:style-name="gr7" draw:text-style-name="P5" draw:layer="layout" svg:width="0.337cm" svg:height="0.184cm" svg:x="3.885cm" svg:y="24.309cm" svg:viewBox="0 0 338 185" svg:d="M0 142v-32l90-107h3 41v108h27v31h-27v40h-3-43v-40zM90 111v-65l-53 65zM257 185c-25 0-44-8-57-25s-19-39-19-67c0-29 6-51 19-68s32-25 57-25h3c23 0 39 6 50 17 12 12 19 24 23 38 2 7 3 13 4 21 1 6 1 12 1 17s0 11-1 17c-1 7-2 13-4 20-4 14-11 26-23 38-11 11-27 17-50 17zM259 156c11 0 18-4 23-12 4-8 7-17 8-27 1-4 1-8 1-12 0-5 0-8 0-12 0-3 0-7 0-11 0-5 0-9-1-14-1-10-4-19-8-27-5-8-12-12-23-12s-19 4-23 12c-5 8-8 17-9 27 0 5-1 9-1 13 0 5 0 9 0 12 0 4 0 7 0 12 0 4 1 8 1 13 1 9 4 18 9 26 4 8 12 12 23 12z">
          <text:p/>
        </draw:path>
        <draw:path draw:style-name="gr7" draw:text-style-name="P5" draw:layer="layout" svg:width="0.332cm" svg:height="0.185cm" svg:x="3.89cm" svg:y="23.677cm" svg:viewBox="0 0 333 186" svg:d="M44 130l1 1v1c1 6 4 11 9 16 4 6 12 9 21 9s16-3 20-8 7-9 9-15c1-3 1-5 2-8 0-2 0-5 0-7 0-10-3-18-8-23s-11-8-17-9c-1-1-2-1-3-1s-1 0-2 0c-2 0-3 0-5 0-2 1-3 1-5 1-4 1-7 3-11 4-3 2-6 5-7 8h-3-42l12-96h3 121v31h-92l-5 37c6-4 13-7 20-8 7-2 14-3 23-3h2c18 0 34 5 46 16 12 10 18 25 18 44 0 18-6 35-19 47s-32 18-57 18l-2 1c-23-1-40-5-51-14s-18-19-21-31c0-2 0-4-1-6 0-1 0-3 0-5h2zM252 186c-25-1-44-9-57-26s-19-40-19-68 6-50 19-67 32-25 57-25h3c24 0 40 6 51 17 11 12 18 25 22 39 2 6 3 13 4 19s1 12 1 17 0 11-1 18c-1 6-2 12-4 19-4 14-11 28-22 39-11 12-27 17-51 17zM254 156c12 0 19-5 24-13 4-8 7-17 8-26 1-5 1-9 1-13s0-8 0-12c0-3 0-7 0-11s0-9-1-13c-1-10-4-18-8-26-5-8-12-13-24-13-11 0-19 5-23 13-5 8-8 16-9 26 0 4-1 8-1 13 0 4 0 8 0 11 0 4 0 8 0 12s1 8 1 13c1 9 4 18 9 26 4 8 12 13 23 13z">
          <text:p/>
        </draw:path>
        <draw:path draw:style-name="gr7" draw:text-style-name="P5" draw:layer="layout" svg:width="0.333cm" svg:height="0.185cm" svg:x="3.889cm" svg:y="23.045cm" svg:viewBox="0 0 334 186" svg:d="M110 45c-2-5-6-9-11-11-6-3-12-4-19-4h-1c-11 0-20 4-25 12-6 8-9 19-10 32 5-5 11-8 18-11 7-2 14-3 21-3h3c18 0 33 5 47 15 13 10 20 25 20 46 0 3 0 7-1 12-1 4-2 9-3 13-4 10-11 19-21 27s-26 13-47 13h-2c-24 0-42-6-53-17s-18-24-22-37c-2-7-3-14-3-20-1-7-1-12-1-18 0-26 6-49 19-67 12-18 33-27 61-27h3c17 0 30 3 39 9 10 5 17 12 21 18 2 4 4 7 5 10 2 3 2 6 3 8h-3zM44 121c0 10 3 18 9 25s15 10 25 11c9-1 17-4 24-10 6-6 9-14 9-25 0-10-3-18-9-24-6-7-14-10-25-10-1 0-2 0-3 0-2 0-3 0-4 1-7 1-13 4-18 9-6 5-8 13-8 23zM254 186c-26 0-45-9-58-26-13-16-19-39-19-67s6-51 19-68 32-25 58-25h2c24 0 41 6 51 17 11 12 19 25 22 40 2 6 3 13 4 19 1 7 1 12 1 17 0 6 0 11-1 18-1 6-2 13-4 19-3 14-11 27-22 38-10 12-27 18-51 18zM255 157c11-1 18-5 24-13 4-8 7-17 8-26 1-5 1-9 1-13 1-4 1-8 1-12 0-3 0-7-1-11 0-4 0-8-1-13-1-9-4-18-8-27-6-8-13-12-24-13-11 1-19 5-23 13-5 9-8 18-9 27 0 4-1 9-1 13s0 8 0 11c0 4 0 8 0 12s1 9 1 13c1 9 4 18 9 26 4 8 12 12 23 13z">
          <text:p/>
        </draw:path>
        <draw:path draw:style-name="gr7" draw:text-style-name="P5" draw:layer="layout" svg:width="0.337cm" svg:height="0.185cm" svg:x="3.885cm" svg:y="22.413cm" svg:viewBox="0 0 338 186" svg:d="M0 4h3 157v29c-1 1-5 5-12 11-7 7-14 15-22 27-4 4-8 9-11 15s-7 11-9 18c-7 13-11 28-14 40-3 13-5 26-5 39h-3-47c1-11 3-21 5-31 3-10 6-18 9-27 1-3 2-6 3-8 1-3 2-5 3-7 6-13 14-25 24-37 9-13 19-23 29-33 0 0 1-1 2-1 0-1 1-2 2-2v-1h-114zM257 186c-25 0-44-9-57-25-13-17-19-40-19-68s6-51 19-68c13-16 32-25 57-25h3c23 0 39 6 50 18 12 11 19 24 23 38 2 6 3 13 4 19 1 7 1 12 1 18 0 5 0 10-1 17-1 6-2 13-4 20-4 14-11 27-23 38-11 12-27 18-50 18zM259 157c11-1 18-5 23-13 4-8 7-18 8-27 1-4 1-9 1-13s0-8 0-11c0-4 0-8 0-12s0-8-1-13c-1-9-4-18-8-26-5-8-12-12-23-12s-19 4-23 12c-5 8-8 17-9 26 0 4-1 9-1 13s0 8 0 12c0 3 0 7 0 11s1 9 1 13c1 11 4 19 9 27 4 8 12 12 23 13z">
          <text:p/>
        </draw:path>
        <draw:path draw:style-name="gr7" draw:text-style-name="P5" draw:layer="layout" svg:width="0.335cm" svg:height="0.185cm" svg:x="3.887cm" svg:y="21.88cm" svg:viewBox="0 0 336 186" svg:d="M77 186c0-1-1-1-2-1s-2 0-3 0c-3 0-6 0-9 0s-6-1-9-1c-14-2-26-7-37-15s-17-20-17-37c0-12 3-22 10-30 6-7 14-12 24-15-9-3-16-8-21-15-4-7-7-15-7-23 0-13 6-24 16-34 11-10 29-15 55-15h3c1 0 3 0 5 0 2 1 4 1 5 1 15 1 29 5 42 12 12 8 19 19 19 36 0 10-3 18-8 24-6 7-12 11-20 14 10 3 18 8 24 15 7 8 10 18 10 30 0 17-6 30-17 38s-24 12-38 14c-3 1-6 1-9 1s-6 0-9 0l-2 1c-1-1-1-1-1-1-1 0-1 0-1 0-1 0-1 0-2 0h-1zM78 156h1c2 0 3 0 5 0s4 0 5-1c6-1 12-4 17-8 4-4 7-10 7-19 0-1 0-3-1-4 0-2 0-4-1-5-1-5-5-9-10-14-4-4-12-6-23-6-10 0-18 2-22 6-5 5-9 9-10 14-1 1-1 3-1 5-1 1-1 3-1 4 0 9 3 15 8 19s10 7 16 8c2 1 3 1 5 1s4 0 5 0zM78 75c2 0 4 0 6 0s4-1 6-1c5-2 9-4 13-8 4-3 6-8 6-15 0-6-2-10-5-13s-7-6-11-7c-3-1-6-2-8-2-3 0-5-1-7-1-1 0-3 1-6 1-2 0-5 1-8 2-4 1-7 3-11 6-3 4-5 8-5 14 0 7 2 13 6 16s8 6 13 7c2 0 4 1 6 1s4 0 5 0zM255 186c-25 0-44-9-57-25-13-17-19-40-19-68s6-51 19-68c13-16 32-25 57-25h3c23 0 40 6 51 18 11 11 18 24 22 38 2 6 3 13 4 19 1 7 1 12 1 18 0 5 0 10-1 18-1 6-2 13-4 19-4 14-11 27-22 38-11 12-28 18-51 18zM257 157c11-1 18-5 23-13 4-8 7-17 9-26 1-5 1-9 1-14 0-4 0-8 0-11 0-4 0-8 0-12s0-8-1-13c-2-9-5-18-9-26-5-8-12-12-23-13-11 1-19 5-23 13-5 8-8 17-9 26 0 4-1 9-1 13s0 8 0 12c0 3 0 7 0 11 0 5 1 10 1 14 1 9 4 18 9 26 4 8 12 12 23 13z">
          <text:p/>
        </draw:path>
        <draw:path draw:style-name="gr7" draw:text-style-name="P5" draw:layer="layout" svg:width="0.333cm" svg:height="0.185cm" svg:x="3.889cm" svg:y="21.394cm" svg:viewBox="0 0 334 186" svg:d="M45 141c2 5 6 9 11 12 5 2 11 3 18 3 2 0 4 0 6 0 3-1 5-1 8-2 5-3 9-7 13-13 5-6 7-15 8-28-3 3-6 6-10 8-3 1-7 3-11 4-3 1-6 1-9 2-3 0-6 0-9 0h-3c-18 0-33-5-47-15-13-11-20-26-20-46 0 0 0-1 0-2s0-2 0-3c1-15 7-29 18-42s30-19 55-19h3c23 0 41 6 51 16 11 11 18 23 22 37 2 7 3 13 3 19 1 7 1 12 1 17 0 28-6 51-19 69-12 18-33 27-61 27l-2 1c-17-1-30-3-39-9-9-5-16-11-20-18-2-3-4-7-6-10-1-3-2-6-2-8h2zM109 66c0-2 0-5 0-7-1-3-2-6-3-8-2-5-5-11-10-15s-12-6-21-7c-9 1-17 4-24 10-6 7-9 15-9 26 0 10 3 18 9 24 6 7 14 10 24 11 10-1 18-4 25-10 6-5 9-14 9-24zM254 186c-26-1-45-9-58-26-13-16-19-39-19-67s6-50 19-68c13-17 32-25 58-25h2c24 0 41 6 51 17 11 12 19 26 22 40 2 6 3 13 4 19s1 12 1 17 0 11-1 18c-1 6-2 12-4 19-3 14-11 27-22 38-10 12-27 17-51 17zM255 156c11 0 18-4 24-12 4-8 7-17 8-26 1-5 1-9 1-13 1-4 1-8 1-12 0-3 0-7-1-11 0-4 0-9-1-13-1-10-4-18-8-27-6-8-13-12-24-13-11 1-19 5-23 13-5 9-8 17-9 27 0 4-1 8-1 13 0 4 0 8 0 11 0 4 0 8 0 12s1 8 1 13c1 9 4 18 9 26 4 8 12 12 23 12z">
          <text:p/>
        </draw:path>
        <draw:path draw:style-name="gr7" draw:text-style-name="P5" draw:layer="layout" svg:width="0.42cm" svg:height="0.158cm" svg:x="3.854cm" svg:y="20.934cm" svg:viewBox="0 0 421 159" svg:d="M0 31h5c10 0 19-3 27-8 9-5 14-11 16-20h2 29v153h-2-39v-107h-38zM200 159c-21 0-38-7-49-22-11-14-17-33-17-57s6-43 17-58c11-14 28-22 49-22h3c19 0 34 6 43 16 9 9 15 20 19 32 1 6 2 11 3 17 0 5 1 10 1 15 0 4-1 9-1 15-1 5-2 11-3 16-4 12-10 23-19 33s-24 15-43 15zM202 134c9 0 16-4 19-11 4-7 7-14 8-22 0-4 1-8 1-11 0-4 0-7 0-10s0-7 0-10c0-4-1-7-1-11-1-8-4-16-8-23-3-6-10-10-19-10-10 0-16 4-20 10-4 7-6 15-7 23-1 4-1 7-1 11 0 3-1 7-1 10s1 6 1 10c0 3 0 7 1 11 1 8 3 15 7 22s10 11 20 11zM353 159c-22 0-38-7-49-22-11-14-17-33-17-57s6-43 17-58c11-14 27-22 49-22h2c20 0 34 6 44 16 9 9 15 20 18 32 2 6 3 11 4 17 0 5 0 10 0 15 0 4 0 9 0 15-1 5-2 11-4 16-3 12-9 23-18 33-10 10-24 15-44 15zM354 134c10 0 16-4 20-11s6-14 7-22c1-4 1-8 1-11 0-4 0-7 0-10s0-7 0-10c0-4 0-7-1-11-1-8-3-16-7-23-4-6-10-10-20-10-9 0-16 4-19 10-4 7-7 15-8 23 0 4 0 7-1 11 0 3 0 7 0 10s0 6 0 10c1 3 1 7 1 11 1 8 4 15 8 22 3 7 10 11 19 11z">
          <text:p/>
        </draw:path>
        <draw:path draw:style-name="gr7" draw:text-style-name="P5" draw:layer="layout" svg:width="0.42cm" svg:height="0.159cm" svg:x="3.854cm" svg:y="20.447cm" svg:viewBox="0 0 421 160" svg:d="M0 31h5c9 0 19-2 27-7 9-5 14-12 16-21h2 29v154h-2-39v-107h-38zM154 31h5c9 0 19-2 27-7 9-5 14-12 16-21h2 29v154h-3-38v-107h-38zM353 160c-22 0-38-8-49-22s-16-33-16-57 5-44 16-58c11-15 27-23 49-23h2c20 0 34 5 44 16 9 10 15 21 18 33 2 6 3 11 4 17 0 5 0 10 0 15 0 4 0 9 0 14-1 6-2 11-4 17-3 12-9 23-18 33-10 10-24 15-44 15zM354 135c10-1 16-4 20-11s6-14 7-23c1-3 1-7 1-11 1-3 1-6 1-9s0-7-1-10c0-4 0-8-1-11-1-8-3-16-7-23s-10-10-20-11c-9 1-15 4-19 11s-7 15-8 23c0 3 0 7-1 11 0 3 0 7 0 10s0 6 0 10c1 3 1 7 1 11 1 8 4 15 8 22s10 10 19 11z">
          <text:p/>
        </draw:path>
        <draw:path draw:style-name="gr7" draw:text-style-name="P5" draw:layer="layout" svg:width="0.42cm" svg:height="0.158cm" svg:x="3.854cm" svg:y="20.06cm" svg:viewBox="0 0 421 159" svg:d="M0 30h5c10 0 19-3 27-7 9-5 14-12 16-20h2 29v153h-2-39v-108h-38zM266 156h-3-125v-6c0-8 2-16 5-22 4-6 9-12 16-18 4-4 9-8 14-11 6-4 12-8 19-12 5-4 10-7 13-9 4-3 7-5 10-8 4-3 7-6 9-10 2-3 3-7 3-12 0-8-2-13-7-16-4-4-8-6-14-7 0 0-1 0-2 0s-1 0-2 0c-7 0-14 2-19 6s-8 11-8 19v6h-2-35v-5c0-3 0-6 0-9 1-3 2-7 3-10 3-8 10-16 19-22 9-7 23-10 42-10h3c15 0 29 3 42 10 12 7 19 19 19 36 0 12-4 22-10 29-7 8-14 15-22 20-2 1-4 3-6 4-3 1-5 2-7 3-6 4-11 7-16 9-4 3-8 5-10 8-2 1-4 3-6 5-1 1-2 3-3 5h80zM353 159c-22 0-38-7-49-21-11-15-17-34-17-59 0-24 6-43 17-58 11-14 27-21 49-21h2c20 0 34 5 44 15 9 10 15 21 18 33 2 5 3 11 4 16 0 6 0 11 0 15s0 10 0 16c-1 5-2 11-4 17-3 11-9 22-18 32-10 10-24 15-44 15zM354 134c10 0 16-4 20-11 4-6 6-14 7-22 1-4 1-7 1-11s0-8 0-11 0-6 0-10c0-3 0-7-1-11-1-8-3-15-7-22s-10-11-20-11c-9 0-16 4-19 11-4 7-7 14-8 22 0 4 0 7-1 11 0 4 0 7 0 10s0 7 0 11c1 4 1 7 1 11 1 8 4 16 8 22 3 7 10 11 19 11z">
          <text:p/>
        </draw:path>
        <draw:path draw:style-name="gr7" draw:text-style-name="P5" draw:layer="layout" svg:width="0.42cm" svg:height="0.158cm" svg:x="3.854cm" svg:y="19.67cm" svg:viewBox="0 0 421 159" svg:d="M0 31h5c9 0 19-2 27-7 9-5 14-12 16-20h2 29v152h-2-39v-107h-38zM172 104c0 2 1 3 1 5s0 4 1 5c1 5 4 10 8 14s11 6 19 6c9 0 16-3 20-7 5-5 7-10 7-16 0-7-2-11-5-14s-6-5-10-6c-2 0-4-1-5-1-2 0-4 0-5 0h-17v-25h13c1 0 3 0 5 0s4-1 7-1c3-1 7-3 10-6 3-2 4-7 4-12 0-2 0-3 0-4-1-1-1-3-2-4-1-3-4-6-7-8-4-2-9-4-16-4-1 0-2 0-4 0-1 1-2 1-3 1-5 1-9 3-13 7-3 4-5 11-5 20h-3-34c0-3 0-6 1-10 0-4 1-7 3-11 3-8 9-15 17-22 9-7 23-11 42-11h2c19 0 34 5 44 13 9 7 14 17 14 30 0 9-2 16-7 21-4 5-10 9-15 11-1 0-3 0-4 1-1 0-2 0-3 0v1c9 1 18 4 24 10 7 7 11 16 11 27 0 12-4 21-10 27-7 6-14 11-22 13-7 2-13 4-19 4-6 1-10 1-12 1h-2c-21 0-36-4-46-11-9-7-16-15-19-23-2-4-3-8-3-11-1-4-1-7-1-10h2zM353 159c-22 0-38-7-49-21-11-15-16-34-16-58s5-43 16-57c11-15 27-23 49-23h2c20 0 34 6 44 16 9 10 15 21 18 33 2 5 3 11 4 16 0 6 0 11 0 15 0 5 0 9 0 15-1 5-2 11-4 17-3 12-9 22-18 32-10 10-24 15-44 15zM354 134c10 0 16-4 20-10 4-7 6-15 7-23 1-4 1-7 1-11 1-4 1-7 1-10s0-6-1-10c0-3 0-7-1-11-1-8-3-15-7-22s-10-11-20-11c-9 0-15 4-19 11s-7 14-8 22c0 4 0 8-1 11 0 4 0 7 0 10s0 6 0 10c1 4 1 7 1 11 1 8 4 16 8 23 4 6 10 10 19 10z">
          <text:p/>
        </draw:path>
        <draw:path draw:style-name="gr7" draw:text-style-name="P5" draw:layer="layout" svg:width="0.42cm" svg:height="0.159cm" svg:x="3.854cm" svg:y="19.282cm" svg:viewBox="0 0 421 160" svg:d="M0 30h5c9 0 19-2 27-7 9-5 14-11 16-20h2 29v154h-2-39v-108h-38zM132 123v-28l78-92h2 36v93h22v27h-22v34h-3-37v-34zM210 96v-56l-46 56zM353 160c-22 0-38-8-49-22s-16-33-16-57c0-25 5-45 16-59s27-22 49-22h2c20 0 34 5 44 15 9 10 15 21 18 33 2 6 3 11 4 17 0 5 0 11 0 16 0 4 0 9 0 14-1 6-2 11-4 17-3 12-9 23-18 33-10 10-24 15-44 15zM354 135c10-1 16-4 20-11s6-14 7-23c1-3 1-7 1-10 1-4 1-7 1-10s0-7-1-11c0-4 0-7-1-11-1-8-3-16-7-23s-10-10-20-10c-9 0-15 3-19 10s-7 15-8 23c0 3 0 7-1 11 0 4 0 8 0 11s0 6 0 10c1 3 1 7 1 11 1 8 4 15 8 22s10 10 19 11z">
          <text:p/>
        </draw:path>
        <draw:path draw:style-name="gr7" draw:text-style-name="P5" draw:layer="layout" svg:width="0.42cm" svg:height="0.158cm" svg:x="3.854cm" svg:y="18.893cm" svg:viewBox="0 0 421 159" svg:d="M0 30h5c9 0 19-3 27-8 9-5 14-11 16-20h2 29v154h-2-39v-108h-38zM175 111v1c1 5 4 10 8 14 4 5 10 7 18 7s14-2 17-6c4-4 7-8 8-12 1-3 1-5 2-7 0-3 0-4 0-6 0-9-2-16-7-20-5-5-10-7-15-8-1 0-1 0-2-1-1 0-1 0-2 0s-3 0-4 1c-2 0-3 0-4 0-4 1-7 2-10 4-2 2-5 4-6 6h-2-36l10-82h2 104v27h-79l-4 31c5-3 11-5 17-7 6-1 12-2 20-2h2c15 0 28 5 39 13 10 9 16 22 16 38s-6 29-17 40-27 17-49 17h-2c-19 0-34-4-43-12-9-9-15-17-18-26 0-2-1-4-1-5 0-2 0-4 0-5h2zM353 159c-22 0-38-7-49-23-11-14-16-33-16-57s5-44 16-58 27-21 49-21h2c20 0 34 4 44 14 9 10 15 21 18 33 2 6 3 11 4 17 0 5 0 10 0 15 0 4 0 9 0 14-1 6-2 12-4 17-3 12-9 23-18 33-10 11-24 16-44 16zM354 133c10 0 16-4 20-11s6-14 7-23c1-3 1-7 1-10 1-4 1-7 1-10s0-7-1-10c0-4 0-7-1-11-1-8-3-16-7-23s-10-10-20-10c-9 0-15 3-19 10s-7 15-8 23c0 3 0 7-1 11 0 3 0 7 0 10s0 6 0 10c1 3 1 7 1 11 1 8 4 15 8 22s10 11 19 11z">
          <text:p/>
        </draw:path>
        <draw:path draw:style-name="gr7" draw:text-style-name="P5" draw:layer="layout" svg:width="0.422cm" svg:height="0.159cm" svg:x="3.853cm" svg:y="18.554cm" svg:viewBox="0 0 423 160" svg:d="M0 31h6c9 0 19-2 27-7 9-5 14-11 16-21h2 29v154h-3-38v-107h-39zM231 40c-1-4-5-8-9-10-5-2-11-3-16-3h-1c-10 0-17 3-22 10s-8 16-8 26c4-3 9-6 15-8s12-3 18-3h2c16 0 29 4 41 13 11 9 17 22 17 39 0 3 0 6-1 10 0 4-1 8-2 12-4 8-10 16-18 23-9 7-22 11-40 11h-2c-21 0-36-5-46-15-9-9-16-20-19-32-2-5-3-11-3-17-1-5-1-10-1-15 0-22 5-41 17-56 11-17 29-24 53-24h2c15 0 26 2 34 7 8 6 14 11 18 17 2 3 3 5 4 8s2 5 3 7h-3zM174 104c0 9 3 16 9 22 5 5 12 8 21 9 8-1 15-3 20-8 6-6 8-13 8-22 0-8-2-15-7-21-5-5-12-8-22-8-1 0-2 0-3 0s-2 0-3 0c-6 2-11 4-16 9-4 4-7 11-7 19zM354 160c-21 0-38-8-49-22s-16-33-16-57 5-44 16-58c11-15 28-23 49-23h3c19 0 33 5 43 16 9 10 15 21 19 33 1 6 2 11 3 17 0 5 1 10 1 15 0 4-1 9-1 14-1 6-2 11-3 17-4 12-10 23-19 33-10 10-24 15-43 15zM356 135c9-1 15-4 19-11s7-14 8-23c0-3 0-7 1-11 0-3 0-6 0-9s0-7 0-10c-1-4-1-8-1-11-1-8-4-16-8-23s-10-10-19-11c-10 1-16 4-20 11s-6 14-8 23c0 3 0 7 0 11-1 3-1 7-1 10s0 6 1 10c0 3 0 7 0 11 2 8 4 15 8 22s10 10 20 11z">
          <text:p/>
        </draw:path>
        <draw:path draw:style-name="gr7" draw:text-style-name="P5" draw:layer="layout" svg:width="0.42cm" svg:height="0.158cm" svg:x="3.854cm" svg:y="18.214cm" svg:viewBox="0 0 421 159" svg:d="M0 30h5c9 0 19-3 27-7 9-5 14-12 16-20h2 29v153h-2-39v-107h-38zM132 3h2 136v25c-1 1-4 4-10 11-6 5-13 13-20 22-3 4-6 9-9 13-3 5-5 10-8 15-5 12-9 23-12 35-2 11-4 22-4 32h-2-40c0-9 2-17 4-26 2-8 5-16 7-22 1-3 2-5 3-7s2-4 3-6c5-11 12-22 20-32 8-11 16-20 25-29l1-1c1-1 1-1 2-2h-98zM353 159c-22 0-38-7-49-22-11-14-16-33-16-57s5-43 16-59c11-14 27-21 49-21h2c20 0 34 5 44 15 9 10 15 22 18 33 2 6 3 12 4 17 0 6 0 11 0 15s0 9 0 15c-1 5-2 11-4 16-3 12-9 23-18 33-10 10-24 15-44 15zM354 134c10 0 16-4 20-11 4-6 6-14 7-22 1-4 1-8 1-11 1-4 1-7 1-10s0-6-1-10c0-3 0-7-1-11-1-8-3-16-7-22-4-8-10-12-20-12-9 0-15 4-19 12-4 6-7 14-8 22 0 4 0 7-1 11 0 4 0 7 0 10s0 6 0 10c1 4 1 7 1 11 1 8 4 16 8 22 4 7 10 11 19 11z">
          <text:p/>
        </draw:path>
        <draw:path draw:style-name="gr7" draw:text-style-name="P5" draw:layer="layout" svg:width="0.152cm" svg:height="0.182cm" svg:x="6.884cm" svg:y="27.081cm" svg:viewBox="0 0 153 183" svg:d="M45 127v1 1c1 6 4 11 9 16s12 8 21 8 16-3 20-7c5-5 8-9 9-15 1-3 2-5 2-8 0-2 0-5 0-7 0-10-3-18-8-23s-11-8-17-9c-1-1-2-1-3-1 0 0-1 0-2 0-2 0-3 0-5 0-1 1-3 1-5 1-4 1-7 3-11 4-3 2-5 5-7 8h-3-42l12-96h3 122v31h-93l-5 37c6-4 13-7 20-8 7-2 14-3 23-3h2c19 0 34 5 46 16 13 10 20 25 20 44 0 18-7 34-21 47-13 12-32 18-57 18l-2 1c-23 0-40-5-51-14-11-10-18-20-20-31-1-2-1-4-2-6 0-1 0-3 0-5h2z">
          <text:p/>
        </draw:path>
        <draw:path draw:style-name="gr7" draw:text-style-name="P5" draw:layer="layout" svg:width="0.313cm" svg:height="0.184cm" svg:x="6.814cm" svg:y="26.592cm" svg:viewBox="0 0 314 185" svg:d="M0 35h6c12 0 22-3 32-9 10-5 16-13 19-23h2 34v179h-3-45v-126h-45zM234 185c-25 0-45-9-58-26s-19-39-19-67 6-50 19-67 33-25 58-25h3c23 0 40 5 50 17 11 12 19 24 22 38 2 7 3 13 4 20 1 6 1 12 1 17s0 11-1 17c-1 7-2 13-4 20-3 14-11 26-22 38-10 11-27 18-50 18zM236 155c11 0 18-4 23-12 4-8 7-17 8-27 1-4 1-8 1-12 0-5 1-8 1-12 0-3-1-7-1-11 0-5 0-9-1-13-1-10-4-19-8-27-5-8-12-12-23-12s-19 4-23 12c-5 8-9 17-10 27 0 4-1 8-1 12 0 5 0 9 0 12 0 4 0 7 0 12 0 4 1 8 1 13 1 9 5 18 10 26 4 8 12 12 23 12z">
          <text:p/>
        </draw:path>
        <draw:path draw:style-name="gr7" draw:text-style-name="P5" draw:layer="layout" svg:width="0.311cm" svg:height="0.181cm" svg:x="6.814cm" svg:y="26.208cm" svg:viewBox="0 0 312 182" svg:d="M0 31h6c12 0 22-3 32-8 10-6 16-14 18-23h3 34v179h-3-45v-126h-45zM205 126v1 2c1 6 4 11 9 16s12 8 21 8 16-2 20-7c5-4 8-9 9-14 1-3 2-7 2-10 0-2 0-4 0-7 0-10-2-18-8-23-5-5-11-8-17-9-1 0-2 0-2-1-1 0-2 0-3 0s-3 0-5 1c-1 0-3 0-5 1-3 0-7 2-10 4-4 2-6 4-8 7h-2-42l12-95h2 122v31h-93l-5 36c7-4 13-6 20-8s15-3 23-3h3c18 0 33 6 45 16 13 10 19 25 19 44 0 20-7 35-19 47-13 13-32 19-57 19h-3c-23 0-40-5-51-14-10-9-17-19-20-29-2-2-2-4-2-6-1-2-1-4-1-7h4z">
          <text:p/>
        </draw:path>
        <draw:path draw:style-name="gr7" draw:text-style-name="P5" draw:layer="layout" svg:width="0.331cm" svg:height="0.185cm" svg:x="6.796cm" svg:y="25.814cm" svg:viewBox="0 0 332 186" svg:d="M149 183h-3-145v-9c0-9 2-18 5-25 4-8 10-15 18-22 5-4 11-8 17-13 7-4 14-9 23-14 5-3 10-6 15-9 4-3 8-6 11-8 5-4 8-8 11-12 2-4 3-9 3-15 0-8-3-15-8-19-4-4-10-6-16-7-1 0-2-1-2-1-1 0-2 0-3 0-9 0-16 3-22 8s-9 12-9 22v6h-3-41v-5c0-3 0-7 1-11 0-4 1-8 3-12 4-9 11-18 22-25 10-8 27-12 49-12h3c18 0 35 4 49 12 15 8 22 22 22 42 0 14-4 26-11 34-8 9-16 16-26 22-2 2-5 3-7 4-3 2-5 3-8 5-7 4-13 7-18 10s-9 6-13 8c-2 2-4 4-6 6-1 2-3 4-4 7h93zM251 186c-25 0-44-10-57-26-13-17-19-39-19-67s6-51 19-68c13-16 32-25 57-25h3c23 0 39 6 51 18 11 11 18 24 22 38 2 6 3 13 4 19 0 7 1 13 1 18s-1 11-1 17c-1 6-2 13-4 19-4 14-11 27-22 38-12 13-28 19-51 19zM253 156c11-1 18-5 23-13 4-8 7-17 8-26 1-4 1-9 1-13s0-8 0-11c0-4 0-8 0-12s0-8-1-13c-1-9-4-18-8-26-5-8-12-12-23-12s-19 4-23 12c-5 8-8 17-9 26 0 4-1 9-1 13s0 8 0 12c0 3 0 7 0 11 0 5 1 9 1 13 1 10 4 18 9 26 4 8 12 12 23 13z">
          <text:p/>
        </draw:path>
        <draw:path draw:style-name="gr7" draw:text-style-name="P5" draw:layer="layout" svg:width="0.335cm" svg:height="0.185cm" svg:x="6.792cm" svg:y="25.037cm" svg:viewBox="0 0 336 186" svg:d="M44 121c0 2 1 4 1 6s0 4 1 6c2 6 5 11 10 16 4 4 12 7 23 7 10 0 18-3 23-8 6-5 8-12 8-19 0-8-2-13-5-16-4-4-8-6-12-7-2 0-5-1-7-1s-4 0-5 0h-20v-31h14c2 0 5 0 7 0 3 0 5 0 8-1 4-1 8-3 12-6 3-3 5-8 5-15 0-1 0-3-1-4 0-2-1-4-2-5-1-4-4-7-8-9-4-3-10-5-19-5-2 0-3 0-4 1-2 0-3 0-5 0-5 1-10 4-14 9-5 4-7 12-7 23h-3-40c0-3 1-7 1-12 1-4 2-9 4-13 3-9 10-18 20-25 10-8 26-12 49-12h3c22 0 39 5 51 13 11 9 17 21 17 36 0 10-3 19-8 24-6 6-12 12-18 14-2 0-3 1-4 1s-3 1-4 1v1c11 0 20 4 28 12 8 7 12 17 12 31s-3 24-11 31c-8 8-17 13-26 16-8 2-15 4-22 4-7 1-11 1-14 1h-2c-26 0-43-4-55-12-11-9-18-18-22-28-1-4-2-8-3-12 0-5 0-8 0-12h2zM256 186c-25-1-44-9-57-26-13-16-19-39-19-67 0-29 6-51 19-68s32-25 57-25h3c23 0 40 6 50 17 11 12 19 25 22 38 2 7 3 14 4 20 1 7 1 13 1 18s0 11-1 17c-1 7-2 13-4 20-3 14-11 27-22 38-10 12-27 17-50 17zM258 156c11 0 18-4 23-12 4-8 7-17 8-27 1-4 1-8 1-12s1-8 1-12c0-3-1-7-1-11 0-6 0-10-1-14-1-10-4-18-8-26-5-8-12-13-23-13s-19 5-23 13c-5 8-8 16-9 26 0 4-1 8-1 14 0 4 0 8 0 11 0 4 0 8 0 12s1 8 1 13c1 9 4 18 9 26 4 8 12 12 23 12z">
          <text:p/>
        </draw:path>
        <draw:path draw:style-name="gr7" draw:text-style-name="P5" draw:layer="layout" svg:width="0.337cm" svg:height="0.184cm" svg:x="6.79cm" svg:y="24.309cm" svg:viewBox="0 0 338 185" svg:d="M0 142v-32l90-107h3 42v108h27v31h-27v40h-2-45v-40zM90 111v-65l-53 65zM258 185c-25 0-44-8-57-25s-19-39-19-67c0-29 6-51 19-68s32-25 57-25h3c23 0 40 6 50 17 11 12 19 24 22 38 2 7 3 13 4 21 1 6 1 12 1 17s0 11-1 17c-1 7-2 13-4 20-3 14-11 26-22 38-10 11-27 17-50 17zM260 156c11 0 18-4 23-12 4-8 7-17 8-27 1-4 1-8 1-12 0-5 1-8 1-12 0-3-1-7-1-11 0-5 0-9-1-14-1-10-4-19-8-27-5-8-12-12-23-12s-19 4-23 12c-5 8-8 17-9 27 0 5-1 9-1 13 0 5 0 9 0 12 0 4 0 8 0 12s1 8 1 13c1 9 4 18 9 26 4 8 12 12 23 12z">
          <text:p/>
        </draw:path>
        <draw:path draw:style-name="gr7" draw:text-style-name="P5" draw:layer="layout" svg:width="0.332cm" svg:height="0.185cm" svg:x="6.795cm" svg:y="23.677cm" svg:viewBox="0 0 333 186" svg:d="M46 130v1 1c1 6 4 11 9 16 4 6 12 9 21 9s16-3 20-8c5-5 7-9 9-15 1-3 1-5 2-8 0-2 0-5 0-7 0-10-3-18-8-23s-11-8-17-9c-1-1-2-1-3-1s-1 0-2 0c-2 0-3 0-5 0-2 1-3 1-5 1-4 1-7 3-11 4-3 2-5 5-7 8h-3-43l13-96h3 121v31h-92l-5 37c6-4 13-7 20-8 7-2 14-3 23-3h2c18 0 34 5 46 16 12 10 18 25 18 44 0 18-6 35-19 47s-32 18-57 18l-2 1c-23-1-40-5-51-14s-19-19-22-31c0-2 0-4-1-6 0-1 0-3 0-5h2zM253 186c-25-1-44-9-57-26s-19-40-19-68 6-50 19-67 32-25 57-25h3c23 0 40 6 50 17 11 12 19 25 22 39 2 6 3 13 4 19s1 12 1 17 0 11-1 18c-1 6-2 12-4 19-3 14-11 28-22 39-10 12-27 17-50 17zM255 156c11 0 18-5 23-13 4-8 7-17 8-26 1-5 1-9 1-13s1-8 1-12c0-3-1-7-1-11s0-9-1-13c-1-10-4-18-8-26-5-8-12-13-23-13s-19 5-23 13c-5 8-8 16-9 26 0 4-1 8-1 13 0 4 0 8 0 11 0 4 0 8 0 12s1 8 1 13c1 9 4 18 9 26 4 8 12 13 23 13z">
          <text:p/>
        </draw:path>
        <draw:path draw:style-name="gr7" draw:text-style-name="P5" draw:layer="layout" svg:width="0.333cm" svg:height="0.185cm" svg:x="6.794cm" svg:y="23.045cm" svg:viewBox="0 0 334 186" svg:d="M111 45c-2-5-6-9-11-11-6-3-12-4-19-4h-1c-11 0-20 4-25 12-6 8-9 19-10 32 5-5 11-8 18-11 7-2 14-3 21-3h3c18 0 33 5 47 15 13 10 20 25 20 46 0 3 0 7-1 12 0 4-2 9-3 13-4 10-11 19-21 27s-26 13-46 13h-3c-24 0-42-6-54-17-11-11-18-24-22-37-1-7-3-14-3-20-1-7-1-12-1-18 0-26 6-49 19-67 12-18 34-27 62-27h3c17 0 30 3 40 9 9 5 16 12 20 18 2 4 4 7 5 10 2 3 3 6 3 8h-3zM45 121c0 10 3 18 9 25s15 10 25 11c10-1 17-4 24-10 6-6 9-14 9-25 0-10-3-18-9-24-5-7-14-10-25-10-1 0-2 0-3 0-2 0-3 0-4 1-7 1-13 4-18 9-6 5-8 13-8 23zM255 186c-26 0-45-9-58-25-13-17-19-40-19-68s6-51 19-68 32-25 58-25h2c23 0 40 6 51 17 10 12 18 25 21 40 2 6 4 13 4 19 1 7 1 12 1 17 0 6 0 11-1 18 0 6-2 13-4 19-3 14-11 27-21 38-11 12-28 18-51 18zM256 157c11-1 18-5 23-13 4-8 7-17 8-26 1-5 1-9 2-13 0-4 0-8 0-12 0-3 0-7 0-11-1-4-1-8-2-13-1-9-4-18-8-27-5-8-12-12-23-13-11 1-19 5-23 13-5 9-7 18-9 27 0 4-1 9-1 13s0 8 0 11c0 4 0 8 0 12s1 9 1 13c2 9 4 18 9 26 4 8 12 12 23 13z">
          <text:p/>
        </draw:path>
        <draw:path draw:style-name="gr7" draw:text-style-name="P5" draw:layer="layout" svg:width="0.336cm" svg:height="0.185cm" svg:x="6.791cm" svg:y="22.413cm" svg:viewBox="0 0 337 186" svg:d="M0 4h2 159v29c-2 1-6 5-13 11-7 7-14 16-22 27-4 4-7 10-11 15-3 6-6 11-9 18-7 13-12 28-15 40-3 13-5 26-5 39h-3-47c1-11 3-21 5-31 3-10 6-18 9-27 1-3 2-6 3-8s2-5 3-7c7-13 14-25 24-37 9-12 20-23 30-33 1 0 1-1 2-1 0-1 1-2 2-2v-1h-114zM257 186c-25 0-44-9-57-25-13-17-19-40-19-68s6-51 19-68c13-16 32-25 57-25h3c23 0 40 6 50 18 11 11 19 24 22 38 2 6 3 13 4 19 1 7 1 12 1 18 0 5 0 11-1 17s-2 13-4 20c-3 14-11 27-22 38-10 12-27 18-50 18zM259 157c11-1 18-5 23-13 4-8 7-18 8-27 1-4 1-9 1-13s1-8 1-11c0-4-1-8-1-12s0-8-1-13c-1-9-4-18-8-26-5-8-12-12-23-12s-19 4-23 12c-5 8-8 17-9 26 0 4-1 9-1 13s0 8 0 12c0 3 0 7 0 11 0 5 1 9 1 13 1 11 4 19 9 27 4 8 12 12 23 13z">
          <text:p/>
        </draw:path>
        <draw:path draw:style-name="gr7" draw:text-style-name="P5" draw:layer="layout" svg:width="0.335cm" svg:height="0.185cm" svg:x="6.792cm" svg:y="21.88cm" svg:viewBox="0 0 336 186" svg:d="M78 186c0-1-1-1-2-1s-2 0-3 0c-3 0-6 0-9 0s-6-1-10-1c-14-2-26-7-37-15s-17-20-17-37c0-12 3-22 10-30 6-7 14-12 24-15-9-3-16-8-21-15-4-7-7-15-7-23 0-13 6-24 16-34 11-10 29-15 56-15h3c2 0 3 0 5 1 2 0 4 0 5 0 15 1 29 5 42 12 13 8 19 19 19 36 0 10-3 18-8 24-6 7-12 11-20 14 10 3 18 8 24 15 7 8 10 18 10 30 0 17-6 30-17 38s-24 12-38 14c-3 1-6 1-9 1s-6 0-9 0l-2 1c-1-1-1-1-1-1-1 0-1 0-1 0-1 0-1 0-2 0h-1zM79 156h1c2 0 3 0 5 0s4 0 6-1c5-1 11-4 16-8 4-4 7-10 7-19 0-1 0-3 0-4-1-2-1-4-2-5-1-5-5-9-10-14-4-4-12-6-22-6-11 0-19 2-23 6-6 5-10 9-11 14-1 1-1 3-1 5-1 1-1 3-1 4 0 9 3 15 8 19 6 4 11 7 17 8 2 1 4 1 5 1 2 0 4 0 5 0zM80 75c1 0 3 0 5 0s4-1 6-1c5-2 9-4 13-8 4-3 6-8 6-15 0-6-2-10-5-13s-7-6-11-7c-3-1-6-2-8-2-3 0-5-1-6-1-2 0-4 1-6 1-3 0-6 1-9 2-4 1-7 3-12 6-3 4-5 8-5 14 0 7 2 13 6 16 5 3 9 6 14 7 2 0 4 1 6 1s4 0 6 0zM256 186c-25 0-44-9-57-25-13-17-19-39-19-68 0-28 6-51 19-68 13-16 32-25 57-25h3c23 0 40 6 50 18 11 11 19 24 22 38 2 6 3 13 4 19 1 7 1 12 1 18 0 5 0 10-1 18-1 6-2 13-4 19-3 14-11 27-22 38-10 12-27 18-50 18zM258 157c11-1 18-5 23-13 4-8 7-17 8-26 1-5 1-9 1-14 0-4 1-8 1-11 0-4-1-8-1-12s0-8-1-13c-1-9-4-18-8-26-5-8-12-12-23-13-11 1-19 5-23 13-5 8-8 17-9 26 0 4-1 9-1 13s0 8 0 12c0 3 0 7 0 11 0 5 1 10 1 14 1 9 4 18 9 26 4 8 12 12 23 13z">
          <text:p/>
        </draw:path>
        <draw:path draw:style-name="gr7" draw:text-style-name="P5" draw:layer="layout" svg:width="0.333cm" svg:height="0.185cm" svg:x="6.794cm" svg:y="21.394cm" svg:viewBox="0 0 334 186" svg:d="M46 141c2 5 6 9 11 12 5 2 11 3 18 3 2 0 4 0 6 0 3-1 5-1 8-2 5-3 9-7 14-13 4-6 6-15 7-28-3 3-6 6-10 8-3 1-7 3-11 4-3 1-6 1-9 2-3 0-6 0-9 0h-3c-17 0-33-5-48-15-13-11-20-26-20-46 0 0 0-1 0-2s0-2 0-3c1-15 7-29 18-42s31-19 56-19h3c23 0 41 6 51 16 11 11 18 23 22 37 2 7 3 13 3 19 1 7 1 12 1 17 0 28-6 51-19 69-12 18-33 27-61 27l-2 1c-17 0-30-3-40-9-9-5-16-11-20-18-2-3-4-7-5-10-2-3-3-6-3-8h2zM110 66c0-2 0-4 0-7-1-3-2-6-3-8-2-5-5-11-10-15s-12-6-21-7c-9 1-17 4-23 10-7 7-10 15-10 26 0 10 3 18 9 24 6 7 14 10 24 11 10-1 18-4 25-10 6-5 9-14 9-24zM255 186c-26 0-45-9-58-26-13-16-19-39-19-67s6-50 19-68c13-17 32-25 58-25h2c23 0 40 6 51 17 10 12 18 26 21 40 2 6 4 13 4 19 1 6 1 12 1 17s0 11-1 18c0 6-2 12-4 19-3 14-11 27-21 38-11 12-28 17-51 17zM256 156c11 0 18-4 23-12 4-8 7-17 8-26 1-5 1-9 2-13 0-4 0-8 0-12 0-3 0-7 0-11-1-4-1-9-2-13-1-10-4-18-8-27-5-8-12-12-23-13-11 1-19 5-23 13-5 9-7 17-9 27 0 4-1 8-1 13 0 4 0 8 0 11 0 4 0 8 0 12s1 8 1 13c2 9 4 18 9 26 4 8 12 12 23 12z">
          <text:p/>
        </draw:path>
        <draw:path draw:style-name="gr7" draw:text-style-name="P5" draw:layer="layout" svg:width="0.42cm" svg:height="0.158cm" svg:x="6.759cm" svg:y="20.934cm" svg:viewBox="0 0 421 159" svg:d="M0 31h5c10 0 19-3 27-8 9-5 14-11 16-20h2 29v153h-2-39v-107h-38zM201 159c-22 0-40-7-51-22-11-14-16-33-16-57s5-43 16-58c11-14 29-22 51-22h2c19 0 34 6 43 16 9 9 15 20 19 32 1 6 2 12 3 17 0 5 1 10 1 15 0 4-1 9-1 15-1 5-2 11-3 16-4 12-10 23-19 33s-24 15-43 15zM202 134c9 0 16-4 19-11 4-7 7-14 8-22 0-4 1-8 1-11 0-4 0-7 0-10s0-7 0-10c0-4-1-7-1-11-1-8-4-16-8-23-3-6-10-10-19-10-10 0-16 4-20 10-4 7-6 15-7 23-1 4-1 7-1 11 0 3 0 7 0 10s0 6 0 10c0 3 0 7 1 11 1 8 3 15 7 22s10 11 20 11zM353 159c-22 0-38-7-49-22-11-14-16-33-16-57s5-43 16-58c11-14 27-22 49-22h2c20 0 34 6 44 16 9 9 15 20 18 32 2 6 3 12 4 17 0 5 0 10 0 15 0 4 0 9 0 15-1 5-2 11-4 16-3 12-9 23-18 33-10 10-24 15-44 15zM354 134c10 0 16-4 20-11s6-14 7-22c1-4 1-8 1-11 0-4 0-7 0-10s0-7 0-10c0-4 0-7-1-11-1-8-3-16-7-23-4-6-10-10-20-10-9 0-15 4-19 10-4 7-7 15-8 23 0 4 0 7-1 11 0 3 0 7 0 10s0 6 0 10c1 3 1 7 1 11 1 8 4 15 8 22s10 11 19 11z">
          <text:p/>
        </draw:path>
        <draw:path draw:style-name="gr7" draw:text-style-name="P5" draw:layer="layout" svg:width="0.421cm" svg:height="0.159cm" svg:x="6.759cm" svg:y="20.447cm" svg:viewBox="0 0 422 160" svg:d="M0 31h5c10 0 19-2 27-7 9-5 14-12 16-21h2 29v154h-2-39v-107h-38zM153 31h5c9 0 20-2 28-7 9-5 14-12 16-21h2 29v154h-2-39v-107h-39zM353 160c-21 0-38-8-49-22s-16-33-16-57 5-44 16-58c11-15 28-23 49-23h3c19 0 33 5 43 16 9 10 15 21 19 33 1 6 2 11 3 17 0 5 1 10 1 15 0 4-1 9-1 14-1 6-2 11-3 17-4 12-10 23-19 33-10 10-24 15-43 15zM354 135c10-1 16-4 20-11s6-14 7-23c1-3 1-7 1-11 1-3 1-6 1-9s0-7-1-10c0-4 0-7-1-11-1-8-3-16-7-23s-10-10-20-11c-9 1-15 4-19 11s-7 15-8 23c0 3 0 7 0 11-1 3-1 7-1 10s0 6 1 10c0 3 0 7 0 11 1 8 4 15 8 22s10 10 19 11z">
          <text:p/>
        </draw:path>
        <draw:path draw:style-name="gr7" draw:text-style-name="P5" draw:layer="layout" svg:width="0.42cm" svg:height="0.158cm" svg:x="6.759cm" svg:y="20.06cm" svg:viewBox="0 0 421 159" svg:d="M0 30h5c10 0 19-2 27-7 9-5 14-12 16-20h2 29v153h-2-39v-108h-38zM266 156h-3-126v-6c0-8 2-16 5-22 4-6 9-12 16-18 4-4 9-8 15-11 6-4 12-8 19-12 5-4 10-7 13-9 4-3 7-5 10-8 4-3 7-6 9-10 2-3 3-7 3-12 0-8-2-13-6-16-5-4-9-6-15-7 0 0-1 0-2 0 0 0-1 0-2 0-7 0-14 2-19 6s-8 11-8 19v6h-2-36v-5c0-3 0-6 0-9 1-3 2-7 3-10 3-8 10-16 19-22 9-7 24-10 44-10h2c15 0 29 3 42 10s19 19 19 36c0 12-3 22-10 29-7 8-14 15-22 20-2 1-4 3-6 4-3 1-5 2-7 3-6 4-11 7-16 9-4 3-7 5-10 8-2 1-4 3-5 5-2 1-3 3-4 5h80zM353 159c-22 0-38-7-49-21-11-15-16-34-16-59 0-24 5-43 16-57 11-15 27-22 49-22h2c20 0 34 5 44 15 9 10 15 21 18 33 2 5 3 11 4 16 0 6 0 11 0 15s0 10 0 16c-1 5-2 11-4 17-3 12-9 22-18 32-10 10-24 15-44 15zM354 134c10 0 16-4 20-10 4-7 6-15 7-23 1-4 1-7 1-11s0-8 0-11 0-6 0-10c0-3 0-7-1-11-1-8-3-15-7-22s-10-11-20-11c-9 0-15 4-19 11s-7 14-8 22c0 4 0 7-1 11 0 4 0 7 0 10s0 7 0 11c1 4 1 7 1 11 1 8 4 16 8 23 4 6 10 10 19 10z">
          <text:p/>
        </draw:path>
        <draw:path draw:style-name="gr7" draw:text-style-name="P5" draw:layer="layout" svg:width="0.421cm" svg:height="0.158cm" svg:x="6.759cm" svg:y="19.67cm" svg:viewBox="0 0 422 159" svg:d="M0 31h5c10 0 19-2 27-7 9-5 14-12 16-20h2 29v152h-2-39v-107h-38zM173 104c0 2 0 3 0 5s0 4 1 5c1 5 4 10 8 14s11 6 19 6c9 0 16-3 20-7 5-5 7-10 7-16 0-7-1-11-5-14-3-3-6-5-10-6-2 0-4-1-5-1-2 0-4 0-5 0h-17v-25h13c1 0 3 0 5 0s4-1 7-1c3-1 7-3 10-6 3-2 4-7 4-12 0-2 0-3 0-4-1-1-1-3-2-4-1-3-4-6-7-8-4-2-9-4-16-4-1 0-2 0-3 0-2 1-3 1-4 1-5 1-9 3-13 7-3 4-5 11-5 20h-2-36c0-3 0-6 1-10 0-4 1-7 3-11 3-8 9-15 17-22 9-7 24-11 43-11h2c19 0 34 5 44 13 9 7 14 17 14 30 0 9-2 16-7 21-4 5-10 9-15 11-1 0-2 0-4 1-1 0-2 0-3 0v1c10 1 18 4 24 10 7 7 11 16 11 27 0 12-4 21-10 27-7 6-14 11-22 13-7 2-13 4-19 4-6 1-10 1-12 1h-2c-21 0-37-4-47-11-9-7-16-15-19-23-1-4-2-8-2-11-1-4-1-7-1-10h2zM353 159c-21 0-38-7-49-21-11-15-16-34-16-58s5-43 16-57c11-15 28-23 49-23h3c19 0 33 6 43 16 9 10 15 21 19 33 1 5 2 11 3 16 0 6 1 11 1 15 0 5-1 9-1 15-1 5-2 11-3 17-4 12-10 22-19 32-10 10-24 15-43 15zM354 134c10 0 16-4 20-10 4-7 6-15 7-23 1-4 1-7 1-11 1-4 1-7 1-10s0-6-1-10c0-3 0-7-1-11-1-8-3-15-7-22s-10-11-20-11c-9 0-15 4-19 11s-7 14-8 22c0 4 0 8 0 11-1 4-1 7-1 10s0 6 1 10c0 4 0 7 0 11 1 8 4 16 8 23 4 6 10 10 19 10z">
          <text:p/>
        </draw:path>
        <draw:path draw:style-name="gr7" draw:text-style-name="P5" draw:layer="layout" svg:width="0.421cm" svg:height="0.159cm" svg:x="6.759cm" svg:y="19.282cm" svg:viewBox="0 0 422 160" svg:d="M0 31h5c10 0 19-3 27-8 9-5 14-11 16-20h2 29v154h-2-39v-108h-38zM132 123v-28l78-92h2 36v93h23v27h-23v34h-3-36v-34zM210 96v-56l-47 56zM353 160c-21 0-38-8-49-22s-16-33-16-57c0-25 5-45 16-59s28-22 49-22h3c19 0 33 5 43 15 9 10 15 21 19 33 1 6 2 11 3 17 0 5 1 11 1 16 0 4-1 9-1 14-1 6-2 12-3 17-4 12-10 23-19 33-10 10-24 15-43 15zM354 135c10-1 16-4 20-11s6-14 7-23c1-3 1-7 1-10 1-4 1-7 1-10s0-7-1-11c0-4 0-7-1-11-1-8-3-16-7-23s-10-10-20-10c-9 0-15 3-19 10s-7 15-8 23c0 3 0 7 0 11-1 4-1 8-1 11s0 6 1 10c0 3 0 7 0 11 1 8 4 15 8 22s10 10 19 11z">
          <text:p/>
        </draw:path>
        <draw:path draw:style-name="gr7" draw:text-style-name="P5" draw:layer="layout" svg:width="0.421cm" svg:height="0.158cm" svg:x="6.759cm" svg:y="18.893cm" svg:viewBox="0 0 422 159" svg:d="M0 30h5c10 0 19-3 27-8 9-5 14-11 16-20h2 29v154h-2-39v-108h-38zM175 111v1c1 5 4 10 8 14 4 5 10 7 18 7s14-2 18-6c3-4 6-8 7-12 1-3 1-5 2-7 0-3 0-4 0-6 0-9-2-16-7-20-4-5-9-7-15-8-1 0-1 0-2-1-1 0-1 0-2 0s-3 0-4 1c-1 0-3 0-4 0-4 1-7 2-10 4-2 2-5 4-6 6h-2-37l10-82h2 105v27h-79l-4 31c5-3 11-5 17-7 6-1 12-2 20-2h2c15 0 28 5 39 14 11 8 16 21 16 37s-6 29-17 40-27 17-48 17h-3c-19 0-35-4-44-12-9-9-15-17-18-26 0-2-1-4-1-5 0-2 0-4 0-5h2zM353 159c-21 0-38-7-49-23-11-14-16-33-16-57s5-44 16-58 28-21 49-21h3c19 0 33 4 43 14 9 10 15 21 19 33 1 6 2 11 3 17 0 5 1 10 1 15 0 4-1 9-1 14-1 6-2 12-3 17-4 12-10 23-19 33-10 11-24 16-43 16zM354 133c10 0 16-4 20-11s6-14 7-23c1-3 1-7 1-10 1-4 1-7 1-10s0-7-1-10c0-4 0-7-1-11-1-8-3-16-7-23s-10-10-20-10c-9 0-15 3-19 10s-7 15-8 23c0 3 0 7 0 11-1 3-1 7-1 10s0 6 1 10c0 3 0 7 0 11 1 8 4 15 8 22s10 11 19 11z">
          <text:p/>
        </draw:path>
        <draw:path draw:style-name="gr7" draw:text-style-name="P5" draw:layer="layout" svg:width="0.421cm" svg:height="0.159cm" svg:x="6.759cm" svg:y="18.554cm" svg:viewBox="0 0 422 160" svg:d="M0 31h5c9 0 19-2 27-7 9-5 14-11 16-21h2 29v154h-3-38v-107h-38zM230 40c-1-4-4-8-9-10s-11-3-16-3h-1c-10 0-18 3-23 10s-8 16-8 27c4-4 9-7 16-9 6-2 12-3 18-3h3c15 0 28 4 40 13s17 22 17 39c0 3 0 6 0 10-1 4-2 8-3 12-4 8-10 16-18 23-9 7-22 11-40 11h-2c-22 0-37-5-47-15-9-9-15-20-18-32-2-5-3-11-3-17-1-5-1-10-1-15 0-22 6-41 16-56 11-17 29-24 54-24h2c15 0 26 2 34 7 8 6 14 11 18 17 2 3 3 5 4 8s2 5 3 7h-3zM173 104c0 9 2 16 8 22 5 5 13 8 22 9 8-1 15-3 20-8 6-6 8-13 8-22 0-8-2-15-7-21-5-5-12-8-21-8-2 0-3 0-4 0s-2 0-3 0c-6 2-12 4-16 9-5 4-7 11-7 19zM353 160c-21 0-38-8-49-22s-16-33-16-57 5-44 16-58c11-15 28-23 49-23h3c19 0 34 5 43 16 9 10 15 21 19 33 1 6 2 11 3 17 0 5 1 10 1 15 0 4-1 9-1 14-1 6-2 11-3 17-4 12-10 23-19 33s-24 15-43 15zM355 135c9-1 16-4 19-11 4-7 7-14 8-23 0-3 1-7 1-11 0-3 0-6 0-9s0-7 0-10c0-4-1-7-1-11-1-8-4-16-8-23-3-7-10-10-19-11-10 1-16 4-20 11s-6 15-7 23c-1 3-1 7-1 11 0 3-1 7-1 10s1 6 1 10c0 3 0 7 1 11 1 8 3 15 7 22s10 10 20 11z">
          <text:p/>
        </draw:path>
        <draw:path draw:style-name="gr7" draw:text-style-name="P5" draw:layer="layout" svg:width="0.421cm" svg:height="0.158cm" svg:x="6.759cm" svg:y="18.214cm" svg:viewBox="0 0 422 159" svg:d="M0 30h5c10 0 19-3 27-7 9-5 14-12 16-20h2 29v153h-2-39v-107h-38zM132 3h2 136v25c-1 1-4 4-10 11-6 5-13 13-20 22-3 4-6 9-9 13-3 5-5 10-8 15-5 12-9 23-12 35-2 11-4 22-4 32h-2-41c0-9 2-17 4-26 2-8 6-16 8-22 1-3 2-5 3-7s2-4 3-6c5-11 12-22 20-32 8-11 16-20 25-29l1-1c1-1 2-1 2-2h-98zM353 159c-21 0-38-7-49-22-11-14-16-33-16-57s5-43 16-59c11-14 28-21 49-21h3c19 0 33 5 43 15 9 10 15 22 19 34 1 5 2 11 3 16 0 6 1 11 1 15s-1 9-1 15c-1 5-2 11-3 16-4 12-10 23-19 33-10 10-24 15-43 15zM354 134c10 0 16-4 20-11 4-6 6-14 7-22 1-4 1-8 1-11 1-4 1-7 1-10s0-6-1-10c0-3 0-7-1-11-1-8-3-16-7-22-4-8-10-12-20-12-9 0-15 4-19 12-4 6-7 14-8 22 0 4 0 7 0 11-1 4-1 7-1 10s0 6 1 10c0 4 0 7 0 11 1 8 4 16 8 22 4 7 10 11 19 11z">
          <text:p/>
        </draw:path>
        <draw:path draw:style-name="gr7" draw:text-style-name="P5" draw:layer="layout" svg:width="0.151cm" svg:height="0.181cm" svg:x="8.338cm" svg:y="27.227cm" svg:viewBox="0 0 152 182" svg:d="M45 127c0 1 1 1 1 1 0 1 0 1 0 1 1 6 4 12 9 17 4 5 12 7 21 8 9-1 16-3 20-7 4-5 7-10 9-15 1-3 1-6 2-8 0-3 0-5 0-7 0-11-3-19-8-24s-11-8-17-9c-1 0-2 0-3 0s-1 0-2 0c-2 0-3 0-5 0s-3 1-5 1c-4 1-7 2-11 4-3 2-5 4-7 7h-3-43l12-96h3 122v32h-92l-6 37c7-4 14-7 21-9 7-1 14-2 23-2h2c18 0 34 5 46 15 12 11 18 25 18 44s-6 34-19 47c-13 12-32 18-57 18h-2c-23 0-41-4-52-13s-18-19-21-30c0-2 0-4-1-6 0-2 0-4 0-6h2z">
          <text:p/>
        </draw:path>
        <draw:path draw:style-name="gr7" draw:text-style-name="P5" draw:layer="layout" svg:width="0.313cm" svg:height="0.185cm" svg:x="8.268cm" svg:y="26.737cm" svg:viewBox="0 0 314 186" svg:d="M0 35h6c12 0 22-2 32-8s16-14 18-23h3 34v179h-3-45v-125h-45zM233 186c-25 0-44-9-57-25-13-17-19-39-19-67s6-51 19-68 32-26 57-26h3c23 0 39 6 50 18 11 11 18 25 22 39 2 7 3 13 5 19 0 7 1 13 1 18s-1 11-1 17c-2 6-3 13-5 19-4 14-11 27-22 39-11 11-27 17-50 17zM235 157c11-1 18-5 23-13 4-8 7-16 8-26 1-4 1-9 1-13s0-8 0-11c0-4 0-8 0-12s0-8-1-13c-1-9-4-18-8-26-5-9-12-13-23-13s-19 4-23 13c-5 8-8 17-9 26 0 5-1 9-1 13s0 8 0 12c0 3 0 7 0 11 0 5 1 9 1 13 1 10 4 18 9 26 4 8 12 12 23 13z">
          <text:p/>
        </draw:path>
        <draw:path draw:style-name="gr7" draw:text-style-name="P5" draw:layer="layout" svg:width="0.311cm" svg:height="0.182cm" svg:x="8.268cm" svg:y="26.353cm" svg:viewBox="0 0 312 183" svg:d="M0 32h6c11 0 22-3 32-9 10-5 16-13 18-23h3 33v179h-2-45v-126h-45zM204 127v1 1c1 5 4 11 9 16s12 8 21 8 16-3 20-7c6-5 9-10 10-15 1-3 2-5 2-8s0-5 0-7c0-10-2-18-8-23s-12-8-18-10c-1 0-2 0-3 0 0 0-1 0-2 0-2 0-3 0-5 0-1 1-3 1-5 1-4 1-7 3-10 4-4 2-6 5-8 8h-3-42l12-96h3 123v31h-94l-5 37c6-4 13-7 20-8 7-2 15-3 23-3h3c19 0 34 5 46 16 12 10 19 25 19 44 0 18-7 34-20 46-12 13-31 19-58 19l-2 1c-23-1-40-5-51-14-11-10-17-20-20-31-1-2-1-4-2-6 0-2 0-3 0-5h2z">
          <text:p/>
        </draw:path>
        <draw:path draw:style-name="gr7" draw:text-style-name="P5" draw:layer="layout" svg:width="0.331cm" svg:height="0.185cm" svg:x="8.25cm" svg:y="26.009cm" svg:viewBox="0 0 332 186" svg:d="M149 183h-3-146v-8c0-10 2-19 6-26 4-8 10-15 18-22 5-4 11-8 17-13 7-4 14-9 23-14 5-3 10-6 15-9 4-3 8-6 11-8 5-4 8-8 10-12 3-4 4-9 4-15 0-9-3-15-8-19s-10-6-16-7c-1 0-2-1-3-1 0 0-1 0-2 0-9 0-16 3-22 8s-9 12-9 22v6h-3-41v-5c0-3 0-7 1-11 0-4 1-8 3-12 4-9 11-18 22-25 10-8 27-12 49-12h3c18 0 35 4 49 12 15 8 22 22 22 42 0 14-4 26-11 34-8 9-17 16-26 22-2 1-5 3-7 4-3 2-5 3-8 5-7 4-13 7-18 10s-9 6-13 8c-2 2-4 4-6 6s-3 4-4 7h93zM252 186c-25 0-44-9-57-26s-19-39-19-67 6-51 19-68c13-16 32-25 57-25h3c22 0 39 6 50 18 11 11 18 24 22 38 2 6 3 13 4 19 0 7 1 12 1 18 0 5-1 10-1 17-1 6-2 13-4 19-4 14-11 27-22 38-11 13-28 19-50 19zM253 156c11-1 19-5 24-13 4-8 7-17 8-26 1-4 1-9 1-13s0-8 0-11c0-4 0-8 0-12s0-8-1-13c-1-9-4-18-8-26-5-8-13-12-24-12-10 0-18 4-22 12-5 8-8 17-9 26-1 4-1 9-1 13s0 8 0 12c0 3 0 7 0 11s0 9 1 13c1 10 4 18 9 26 4 8 12 12 22 13z">
          <text:p/>
        </draw:path>
        <draw:path draw:style-name="gr7" draw:text-style-name="P5" draw:layer="layout" svg:width="0.336cm" svg:height="0.185cm" svg:x="8.245cm" svg:y="25.377cm" svg:viewBox="0 0 337 186" svg:d="M45 122c0 2 0 4 1 6 0 2 0 4 1 6 1 5 5 11 9 15 5 5 13 7 23 8 10-1 18-3 23-9 6-5 8-11 8-18 0-8-2-13-5-17-4-3-8-6-12-7-2-1-5-1-7-1-2-1-4-1-6-1h-19v-29h15c1 0 3 0 6 0s5-1 8-1c4-2 8-4 11-7 4-3 6-8 6-15 0-1-1-2-1-4 0-1-1-3-2-5-1-3-4-6-8-9-4-2-11-4-19-4-1 0-2 0-4 0-1 0-2 1-4 1-5 1-10 4-14 8-5 5-7 13-7 24h-3-40c0-4 1-8 1-12 1-4 2-9 3-13 4-10 11-18 21-26s26-11 48-11h3c22 0 39 4 51 13 11 9 17 21 17 35 0 11-3 19-8 25-6 6-12 10-19 13-1 0-2 0-3 1-2 0-3 0-4 0v1c11 1 20 5 28 12 8 9 12 19 12 32 0 14-4 25-11 32-8 7-17 12-26 15-8 3-15 4-22 5-7 0-12 1-14 1h-3c-24 0-42-4-53-13-11-8-18-17-22-27-1-5-2-9-3-13 0-4-1-8-1-11h3zM256 186c-25 0-44-8-57-25s-19-39-19-68c0-28 6-51 19-67 13-17 32-26 57-26h3c23 0 40 6 51 18 11 11 18 24 22 38 2 7 3 13 4 20 0 6 1 12 1 17s-1 11-1 18c-1 6-2 13-4 19-4 14-11 27-22 39-11 11-28 17-51 17zM258 157c11 0 18-5 23-13 4-8 7-16 8-26 1-4 1-9 1-14 0-4 0-8 0-11 0-4 0-8 0-12s0-8-1-12c-1-10-4-19-8-27-5-8-12-12-23-12s-19 4-23 12c-5 8-8 17-9 26 0 5-1 9-1 13s0 8 0 12c0 3 0 7 0 11 0 6 1 10 1 14 1 10 4 18 9 26 4 8 12 13 23 13z">
          <text:p/>
        </draw:path>
        <draw:path draw:style-name="gr7" draw:text-style-name="P5" draw:layer="layout" svg:width="0.337cm" svg:height="0.184cm" svg:x="8.244cm" svg:y="24.746cm" svg:viewBox="0 0 338 185" svg:d="M0 142v-32l90-106h2 42v107h27v31h-27v40h-3-43v-40zM90 111v-64l-53 64zM257 185c-25 0-44-8-57-25s-19-39-19-67 6-50 19-67 32-26 57-26h3c23 0 39 6 50 18s19 24 23 38c2 7 3 13 4 20 0 6 1 12 1 17s-1 11-1 17c-1 7-2 13-4 20-4 14-12 26-23 38-11 11-27 17-50 17zM259 156c11 0 18-4 23-12 4-8 7-17 8-27 1-4 1-8 1-13 0-4 0-8 0-11 0-4 0-7 0-12 0-4 0-8-1-12-1-10-4-19-8-27-5-8-12-12-23-12s-19 4-23 12c-5 8-8 17-9 26 0 5-1 9-1 13 0 5 0 8 0 12 0 3 0 7 0 12 0 4 1 8 1 12 1 10 4 19 9 27 4 8 12 12 23 12z">
          <text:p/>
        </draw:path>
        <draw:path draw:style-name="gr7" draw:text-style-name="P5" draw:layer="layout" svg:width="0.332cm" svg:height="0.184cm" svg:x="8.249cm" svg:y="24.114cm" svg:viewBox="0 0 333 185" svg:d="M44 131l1 1c1 6 4 12 9 17 4 5 12 8 21 8s16-3 20-7c4-5 7-10 9-15 1-3 1-6 2-8 0-3 0-5 0-7 0-11-3-18-8-23s-11-9-17-10c-1 0-2 0-3 0s-1 0-2 0c-2 0-3 0-5 0s-3 1-5 1c-4 1-7 2-11 4-3 2-6 5-7 8h-3-42l12-97h3 121v31h-92l-5 37c6-4 13-7 20-9 7-1 14-2 23-2h2c18 0 34 5 46 16s18 26 18 45c0 18-6 33-19 46-13 12-32 18-57 18h-2c-23 0-40-4-51-13s-18-19-21-30c0-2-1-4-1-6s0-4 0-5h2zM253 185c-25 0-45-8-58-25s-19-39-19-67c0-29 6-51 19-68s33-25 58-25h3c23 0 39 6 50 17 11 12 18 24 22 38 2 7 3 13 4 20 0 6 1 13 1 18s-1 11-1 17c-1 7-2 13-4 20-4 14-11 26-22 38-11 11-27 17-50 17zM255 156c11 0 18-4 23-12 4-8 7-17 8-27 1-4 1-8 1-12 0-5 0-8 0-12 0-3 0-7 0-12s0-9-1-13c-1-10-4-19-8-27-5-8-12-12-23-12s-19 4-23 12c-5 8-8 17-9 27 0 4-1 8-1 12 0 6 0 10 0 13 0 4 0 8 0 12s1 8 1 13c1 9 4 18 9 26 4 8 12 12 23 12z">
          <text:p/>
        </draw:path>
        <draw:path draw:style-name="gr7" draw:text-style-name="P5" draw:layer="layout" svg:width="0.333cm" svg:height="0.185cm" svg:x="8.248cm" svg:y="23.531cm" svg:viewBox="0 0 334 186" svg:d="M110 46c-2-6-6-10-12-12-5-3-11-4-18-4-1 0-1 0-1 0-11 0-20 4-26 12-5 8-8 18-9 31 5-5 11-8 18-10 7-3 14-4 21-4h3c17 0 33 5 47 15 13 10 20 26 20 47 0 4 0 7-1 12-1 4-2 9-3 13-4 10-11 19-21 28-10 8-26 12-47 12h-2c-24 0-42-6-53-17s-18-24-22-37c-2-7-3-14-3-21-1-6-1-12-1-17 0-27 6-49 19-67 12-18 33-26 61-26h3c17 0 30 2 39 8 10 6 17 12 21 19 2 3 4 6 5 9s2 6 3 9h-3zM43 121c0 10 4 19 10 25 6 7 15 10 25 11 9-1 17-4 24-10 6-6 9-14 9-25s-3-19-9-25c-6-7-14-10-25-10-1 0-2 0-3 0-2 0-3 1-4 1-7 1-13 4-18 9-6 5-9 13-9 24zM254 186c-26 0-45-9-58-25-13-17-19-39-19-68 0-28 6-51 19-68 13-16 32-25 58-25h3c23 0 40 6 50 18 11 11 19 24 22 38 2 7 3 13 4 19 1 7 1 13 1 18s0 11-1 17c-1 7-2 14-4 20-3 14-11 27-22 39-10 11-27 17-50 17zM256 157c11-1 18-5 23-13 4-8 7-17 8-26 1-5 1-10 1-14s1-8 1-11c0-4-1-8-1-12s0-8-1-13c-1-9-4-18-8-26-5-8-12-12-23-12s-20 4-24 12c-5 8-8 17-9 26 0 4-1 9-1 13s0 8 0 12c0 3 0 7 0 11 0 5 1 9 1 14 1 10 4 18 9 26 4 8 13 12 24 13z">
          <text:p/>
        </draw:path>
        <draw:path draw:style-name="gr7" draw:text-style-name="P5" draw:layer="layout" svg:width="0.337cm" svg:height="0.185cm" svg:x="8.244cm" svg:y="22.998cm" svg:viewBox="0 0 338 186" svg:d="M0 4h3 157v29c-1 1-5 5-12 11-7 7-14 15-22 26-4 5-8 10-11 16-3 5-7 12-9 19-7 13-11 26-14 39s-5 26-5 39h-3-47c1-11 2-21 5-31s6-18 9-26c1-3 2-6 3-8 1-3 2-5 3-7 6-13 14-26 24-39 9-12 19-22 29-32 0 0 1-1 2-2l1-1v-1h-113zM257 186c-25 0-44-9-57-25-13-17-19-39-19-68 0-28 6-51 19-68 13-16 32-25 57-25h3c23 0 39 6 50 18 11 11 19 24 23 38 2 6 3 13 4 19 0 7 1 12 1 18s-1 11-1 18c-1 6-2 13-4 19-4 14-12 27-23 38-11 12-27 18-50 18zM259 157c11-1 18-5 23-13 4-8 7-17 8-26 1-5 1-9 1-13s0-8 0-12 0-8 0-12 0-8-1-13c-1-9-4-18-8-26-5-8-12-12-23-13-11 1-19 5-23 13-5 8-8 17-9 26 0 4-1 9-1 13s0 8 0 12 0 8 0 12 1 9 1 13c1 9 4 18 9 26 4 8 12 12 23 13z">
          <text:p/>
        </draw:path>
        <draw:path draw:style-name="gr7" draw:text-style-name="P5" draw:layer="layout" svg:width="0.335cm" svg:height="0.184cm" svg:x="8.246cm" svg:y="22.463cm" svg:viewBox="0 0 336 185" svg:d="M77 185c-1 0-1 0-2 0s-2 0-3 0c-3 0-6 0-9 0-3-1-6-1-9-2-14-1-26-6-37-14s-17-21-17-38c0-12 3-21 10-28 6-7 14-12 24-16-9-3-16-8-21-16-4-7-7-14-7-23 0-12 5-23 16-33s29-15 55-15h3c1 0 3 0 5 0s3 0 5 0c15 1 29 6 42 13 12 7 19 19 19 35 0 10-3 19-8 25-6 7-13 12-20 14 10 4 18 9 24 16 7 7 10 16 10 28 0 17-6 30-17 38-12 8-24 13-38 15-3 0-6 0-9 1-3 0-6 0-9 0h-3-1-1-1zM78 156h1c2 0 3 0 5 0 2-1 4-1 5-1 6-2 12-4 16-8 5-4 8-11 8-19 0-2 0-3-1-5 0-2 0-3-1-5-1-4-5-9-10-13s-12-6-23-6c-10 0-18 2-23 6-4 4-8 9-9 13-1 2-1 3-2 5 0 2 0 3 0 5 0 8 3 15 8 19 4 4 10 7 16 8 2 0 3 0 5 1 2 0 4 0 5 0zM78 75c2 0 4 0 6-1 2 0 4 0 6-1 5-1 9-4 13-7s6-9 6-16c0-5-2-10-5-13s-7-5-11-6c-3-2-6-2-9-3-2 0-4 0-6 0-1 0-3 0-6 0-2 1-5 1-8 2-4 2-7 4-11 7-3 3-5 8-5 13 0 8 2 13 6 16 4 4 8 6 13 7 2 1 4 1 6 1 2 1 4 1 5 1zM255 185c-25 0-44-8-57-25s-19-39-19-67c0-29 6-51 19-68s32-25 57-25h3c24 0 40 5 51 17s18 24 22 38c2 7 3 13 4 20 0 7 1 13 1 18s-1 11-1 17c-1 7-2 13-4 20-4 14-11 26-22 38-11 11-27 17-51 17zM257 156c11 0 19-4 24-12 4-8 7-17 8-27 1-4 1-8 1-13 0-4 0-8 0-11 0-4 0-7 0-12s0-9-1-13c-1-10-4-19-8-27-5-8-13-12-24-12s-19 4-23 12c-5 8-8 17-9 27 0 4-1 8-1 13s0 8 0 12c0 3 0 7 0 12 0 4 1 8 1 12 1 10 4 19 9 27 4 8 12 12 23 12z">
          <text:p/>
        </draw:path>
        <draw:path draw:style-name="gr7" draw:text-style-name="P5" draw:layer="layout" svg:width="0.333cm" svg:height="0.185cm" svg:x="8.248cm" svg:y="22.026cm" svg:viewBox="0 0 334 186" svg:d="M45 139c2 6 6 11 11 14 5 2 11 3 18 3 2 0 4 0 6 0 3-1 5-2 8-3 5-2 9-7 13-13 5-6 7-15 8-28-3 3-7 6-10 7-4 2-7 4-11 5-3 1-6 1-9 1-3 1-6 1-9 1h-3c-18 0-33-5-47-16-13-10-20-25-20-45 0-1 0-1 0-2s0-2 0-3c1-15 7-29 18-41 11-13 30-19 55-19h3c23 0 40 5 51 16s18 23 22 36c1 7 3 13 3 19 1 7 1 12 1 17 0 28-6 50-19 70-12 18-33 27-61 27l-2 1c-17-1-30-3-39-9s-16-12-20-18c-3-4-4-7-6-10-1-4-2-7-2-10h2zM109 65c0-2 0-5 0-7-1-3-2-6-3-9-2-5-5-9-10-13s-12-7-21-7-17 4-24 10c-6 6-9 14-9 25 0 10 3 18 9 24 5 7 14 10 24 10s18-3 24-9c7-6 10-14 10-24zM254 186c-26-1-45-9-58-26-13-18-19-40-19-68s6-50 19-67 32-25 58-25h3c23 0 40 6 50 17 11 12 19 24 22 38 2 7 3 13 4 20 1 6 1 12 1 17s0 11-1 17c-1 7-2 13-4 20-3 14-11 27-22 39-10 12-27 17-50 17zM256 156c11 0 18-4 23-13 4-8 7-17 8-27 1-4 1-8 1-12 0-5 1-8 1-12 0-3-1-7-1-11 0-5 0-9-1-13-1-10-4-19-8-27-5-7-12-12-23-12s-20 5-24 12c-5 8-8 17-9 27 0 4-1 8-1 12 0 5 0 9 0 12 0 4 0 8 0 12s1 8 1 13c1 9 4 18 9 26 4 9 13 13 24 13z">
          <text:p/>
        </draw:path>
        <draw:path draw:style-name="gr7" draw:text-style-name="P5" draw:layer="layout" svg:width="0.42cm" svg:height="0.158cm" svg:x="8.213cm" svg:y="21.516cm" svg:viewBox="0 0 421 159" svg:d="M0 30h5c10 0 19-2 27-7 9-5 14-12 16-20h2 29v154h-2-39v-109h-38zM199 159c-21 0-38-7-49-21-11-15-16-34-16-58s5-44 16-58c11-15 28-22 49-22h3c19 0 33 5 43 15 9 10 15 21 19 33 1 6 2 12 3 17 0 6 1 11 1 15 0 5-1 10-1 15-1 6-2 11-3 17-4 12-10 23-19 32-10 10-24 15-43 15zM200 134c10 0 16-3 20-10s7-15 8-23c0-4 0-7 1-11 0-3 0-7 0-10s0-6 0-10c-1-3-1-7-1-11-1-9-4-16-8-23s-10-11-20-11c-9 0-15 4-19 11s-6 14-8 23c0 4 0 8 0 11-1 4-1 7-1 10s0 7 1 10c0 4 0 8 0 11 2 8 4 16 8 23s10 10 19 10zM352 159c-22 0-38-7-49-21-11-15-17-34-17-58s6-44 17-58c11-15 27-22 49-22h2c20 0 34 5 44 15s16 21 19 33c2 6 3 12 3 17 1 6 1 11 1 15 0 5 0 10-1 15 0 6-1 11-3 17-3 12-9 23-19 32-10 10-24 15-44 15zM353 134c10 0 16-3 20-10s6-15 7-23c1-4 1-7 1-11 0-3 0-7 0-10s0-6 0-10c0-3 0-7-1-11-1-9-3-16-7-23s-10-11-20-11c-9 0-16 4-19 11-4 7-7 14-8 23 0 4-1 8-1 11 0 4 0 7 0 10s0 7 0 10c0 4 1 8 1 11 1 8 4 16 8 23 3 7 10 10 19 10z">
          <text:p/>
        </draw:path>
        <draw:path draw:style-name="gr7" draw:text-style-name="P5" draw:layer="layout" svg:width="0.42cm" svg:height="0.159cm" svg:x="8.213cm" svg:y="21.079cm" svg:viewBox="0 0 421 160" svg:d="M0 31h5c9 0 19-2 27-7 9-5 14-13 16-21h2 29v154h-3-38v-107h-38zM152 31h6c9 0 19-2 27-7 9-5 14-13 16-21h2 29v154h-3-38v-107h-39zM352 160c-22-1-38-8-49-22s-16-34-16-58 5-43 16-57c11-16 27-23 49-23h2c20 0 34 5 45 16 9 10 15 21 18 33 2 6 3 11 4 17 0 5 0 10 0 14 0 5 0 10 0 15-1 6-2 11-4 17-3 12-9 23-18 33-11 9-25 14-45 14zM353 134c10 0 16-3 20-10s6-15 7-23c1-4 1-7 1-11 0-3 0-7 0-10s0-6 0-9c0-4 0-8-1-11-1-9-3-16-7-23s-10-10-20-11c-9 1-15 4-19 11s-7 14-8 22c0 4 0 8-1 11 0 4 0 7 0 10s0 7 0 10c1 4 1 8 1 11 1 8 4 16 8 23s10 10 19 10z">
          <text:p/>
        </draw:path>
        <draw:path draw:style-name="gr7" draw:text-style-name="P5" draw:layer="layout" svg:width="0.42cm" svg:height="0.159cm" svg:x="8.213cm" svg:y="20.738cm" svg:viewBox="0 0 421 160" svg:d="M0 31h5c10 0 19-3 27-8 9-5 14-11 16-19h2 29v153h-2-39v-107h-38zM264 157h-2-125v-6c0-9 2-16 5-22 4-7 9-13 16-19 4-3 9-7 14-11 6-3 12-7 19-12 5-2 9-5 13-8 4-2 7-4 10-7 4-3 7-6 9-10 2-3 3-8 3-12 0-8-2-14-7-18-4-3-9-5-14-6 0 0-1 0-2 0s-1 0-2 0c-7 0-14 2-19 6s-8 11-8 20v5h-2-35v-4c0-3 0-6 0-9 1-4 2-8 3-11 3-9 10-16 19-23 9-6 23-10 42-10h3c15 0 29 4 42 11 12 7 19 19 19 37 0 12-4 22-10 29-7 8-14 14-22 19-2 1-4 2-7 4-2 1-4 2-6 3-6 3-11 6-16 9-4 3-8 5-11 7-1 2-3 4-5 5-1 2-2 4-3 6h79zM352 160c-22 0-38-7-49-22-11-14-17-33-17-57s6-44 17-59c11-14 27-21 49-21h2c20 0 34 5 44 15 10 9 16 20 19 33 2 6 3 12 3 17 1 5 1 10 1 15 0 4 0 9-1 15 0 5-1 11-3 16-3 12-9 23-19 33s-24 15-44 15zM353 135c10 0 16-4 20-11s6-14 7-22c1-4 1-8 1-11 0-4 0-7 0-10s0-6 0-10 0-7-1-11c-1-8-3-16-7-24-4-6-10-10-20-10-9 0-16 4-19 10-4 8-7 16-8 24 0 4-1 7-1 11 0 3 0 7 0 10s0 6 0 10c0 3 1 7 1 11 1 8 4 15 8 22 3 7 10 11 19 11z">
          <text:p/>
        </draw:path>
        <draw:path draw:style-name="gr7" draw:text-style-name="P5" draw:layer="layout" svg:width="0.42cm" svg:height="0.159cm" svg:x="8.213cm" svg:y="20.351cm" svg:viewBox="0 0 421 160" svg:d="M0 30h5c9 0 19-2 27-7 9-5 14-12 16-20h2 29v154h-3-38v-109h-38zM171 103c0 2 1 4 1 5 0 3 0 5 1 7 1 4 4 9 8 13s11 6 19 6c9 0 16-2 20-7 5-4 7-10 7-16 0-7-2-12-5-15s-6-5-10-6c-2 0-4 0-6-1-1 0-3 0-5 0h-16v-25h13c1 0 3 0 5 0s4-1 7-1c3-1 7-3 10-6 2-2 4-6 4-12 0-1 0-3-1-4 0-1 0-3-1-4-1-3-4-6-7-8-4-2-9-3-16-4-1 0-2 1-4 1-1 0-2 0-3 0-5 1-9 4-13 7-4 4-5 11-5 20h-3-34c0-2 0-6 1-10 0-3 1-7 3-11 3-8 9-15 17-22 9-6 23-10 42-10h2c19 0 34 4 43 12 10 8 15 18 15 30 0 9-2 16-7 21s-10 9-15 11c-1 0-3 1-4 1s-2 0-3 1c9 1 17 4 24 11 7 6 11 15 11 27s-4 21-10 27c-7 7-14 11-22 14-7 2-13 3-19 3-6 1-10 1-12 1h-2c-21 0-36-3-46-11-9-7-16-15-19-23-1-4-2-7-2-11-1-3-1-8-1-11h2zM352 160c-22-1-38-8-49-22-11-15-16-35-16-59s5-43 16-57c11-15 27-22 49-22h2c20 0 34 5 45 15 9 10 15 21 18 33 2 5 3 11 4 17 0 5 0 10 0 14 0 5 0 10 0 15-1 6-2 11-4 18-3 12-9 23-18 32-11 10-25 15-45 15zM353 134c10 0 16-3 20-10s6-16 7-24c1-4 1-7 1-11 0-3 0-7 0-10s0-6 0-10c0-3 0-7-1-10-1-9-3-16-7-23s-10-10-20-11c-9 1-15 4-19 11s-7 14-8 22c0 4 0 8-1 11 0 4 0 7 0 10s0 7 0 10c1 4 1 8 1 11 1 8 4 17 8 24s10 10 19 10z">
          <text:p/>
        </draw:path>
        <draw:path draw:style-name="gr7" draw:text-style-name="P5" draw:layer="layout" svg:width="0.42cm" svg:height="0.159cm" svg:x="8.213cm" svg:y="19.961cm" svg:viewBox="0 0 421 160" svg:d="M0 31h5c9 0 19-2 27-8 9-5 14-12 16-20h2 29v154h-3-38v-107h-38zM132 122v-27l77-92h2 36v93h22v26h-22v35h-3-37v-35zM209 96v-55l-46 55zM352 160c-22-1-38-8-49-22s-16-34-16-58 5-43 16-58 27-22 49-22h2c20 0 34 5 45 15 9 10 15 22 18 34 2 6 3 11 4 17 0 5 0 10 0 14 0 5 0 10 0 15-1 6-2 11-4 17-3 12-9 23-18 33-11 9-25 14-45 14zM353 134c10 0 16-3 20-10s6-15 7-23c1-4 1-7 1-11 0-3 0-7 0-10s0-6 0-9c0-4 0-8-1-11-1-9-3-16-7-23s-10-10-20-12c-9 2-15 5-19 12s-7 14-8 22c0 4 0 8-1 11 0 4 0 7 0 10s0 7 0 10c1 4 1 8 1 11 1 8 4 16 8 23s10 10 19 10z">
          <text:p/>
        </draw:path>
        <draw:path draw:style-name="gr7" draw:text-style-name="P5" draw:layer="layout" svg:width="0.42cm" svg:height="0.158cm" svg:x="8.213cm" svg:y="19.623cm" svg:viewBox="0 0 421 159" svg:d="M0 30h5c9 0 19-2 27-7 9-5 14-12 16-20h2 29v154h-3-38v-108h-38zM174 112c0 1 0 1 0 1v1c1 5 4 10 8 14s10 7 18 7 14-2 17-6c4-4 7-8 8-13 1-2 1-5 1-7 1-2 1-4 1-6 0-9-3-15-7-20-5-4-10-7-15-8-1 0-1 0-2 0s-1 0-2 0-3 0-4 0c-2 0-3 1-5 1-3 1-6 2-9 4-2 1-5 3-6 6h-2-36l10-83h2 104v26h-79l-4 33c5-3 11-6 17-7 6-2 12-2 20-2h2c15 0 28 4 39 13 10 9 16 22 16 38s-6 29-17 39c-11 11-27 16-49 16h-2c-19 0-34-4-43-11-10-8-15-16-18-26 0-1-1-3-1-5 0-1 0-3 0-5h2zM352 159c-22 0-38-7-49-21-11-15-16-34-16-58s5-44 16-58c11-15 27-22 49-22h2c20 0 34 5 45 15 9 10 15 21 18 34 2 5 3 11 4 16 0 6 0 11 0 15 0 5 0 10 0 15-1 6-2 11-4 17-3 12-9 23-18 32-11 10-25 15-45 15zM353 134c10 0 16-3 20-10s6-15 7-23c1-4 1-7 1-11 0-3 0-7 0-10s0-6 0-10c0-3 0-7-1-11-1-8-3-16-7-23s-10-11-20-11c-9 0-15 4-19 11s-7 15-8 23c0 4 0 8-1 11 0 4 0 7 0 10s0 7 0 10c1 4 1 8 1 11 1 8 4 16 8 23s10 10 19 10z">
          <text:p/>
        </draw:path>
        <draw:path draw:style-name="gr7" draw:text-style-name="P5" draw:layer="layout" svg:width="0.421cm" svg:height="0.159cm" svg:x="8.212cm" svg:y="19.329cm" svg:viewBox="0 0 422 160" svg:d="M0 31h5c10 0 19-2 28-8 8-5 14-11 16-20h2 29v154h-3-38v-107h-39zM230 40c-1-4-5-8-9-10-5-2-11-3-16-3h-1c-10 0-17 3-22 10s-8 16-8 26c4-3 9-6 15-8s12-3 18-3h2c16 0 29 4 41 13 11 9 17 22 17 39 0 3 0 6-1 10 0 4-1 8-3 12-3 8-9 16-17 23-9 7-22 11-40 11h-2c-21 0-36-5-46-15-9-9-15-20-18-32-2-5-3-11-3-17-1-5-1-10-1-15 0-22 5-41 16-57s28-23 53-23h2c15 0 26 2 34 7s14 10 18 16c2 4 3 6 4 9s2 5 2 7h-2zM173 104c0 9 3 16 9 22 5 5 12 8 21 9 8-1 15-3 20-8 5-6 8-13 8-22 0-8-2-15-7-21-5-5-12-8-22-8-1 0-2 0-3 0s-2 0-3 0c-6 2-11 4-16 9-4 4-7 10-7 19zM353 160c-21 0-38-8-49-22s-16-33-16-57 5-44 16-59c11-14 28-22 49-22h3c19 0 33 5 43 15 9 10 15 22 19 34 2 6 3 11 4 17 0 5 0 10 0 15 0 4 0 9 0 14-1 6-2 11-4 17-4 12-10 23-19 33-10 10-24 15-43 15zM354 135c10-1 16-4 20-11s6-14 7-23c1-3 1-7 1-11 1-3 1-6 1-9s0-7-1-10c0-4 0-8-1-11-1-8-3-16-7-23s-10-10-20-12c-9 2-15 5-19 12s-7 14-8 23c0 3 0 7 0 11-1 3-1 7-1 10s0 6 1 10c0 3 0 7 0 11 1 8 4 15 8 22s10 10 19 11z">
          <text:p/>
        </draw:path>
        <draw:path draw:style-name="gr7" draw:text-style-name="P5" draw:layer="layout" svg:width="0.42cm" svg:height="0.159cm" svg:x="8.213cm" svg:y="18.991cm" svg:viewBox="0 0 421 160" svg:d="M0 30h5c9 0 19-2 27-7 9-5 14-12 16-20h2 29v154h-3-38v-107h-38zM132 3h2 135v25c-1 1-4 4-10 10s-13 14-20 24c-3 4-6 8-9 13s-5 10-8 15c-5 12-9 23-12 34-2 11-4 22-4 33h-2-40c0-9 1-18 4-26 2-9 4-16 7-23 1-2 2-5 3-7s2-4 3-6c5-11 12-21 20-32 8-10 16-20 25-28 0-1 1-1 1-2 1 0 1-1 2-1v-1h-97zM352 160c-22-1-38-8-49-22s-16-34-16-58 5-44 16-58c11-15 27-22 49-22h2c20 0 34 5 45 15 9 10 15 21 18 34 2 6 3 11 4 17 0 5 0 10 0 14 0 5 0 10 0 15-1 6-2 11-4 17-3 12-9 23-18 33-11 9-25 14-45 14zM353 135c10-1 16-4 20-11s6-15 7-23c1-3 1-7 1-11 0-3 0-7 0-10s0-6 0-9c0-4 0-8-1-11-1-9-3-17-7-24s-10-10-20-11c-9 1-15 4-19 11s-7 15-8 23c0 4 0 8-1 11 0 4 0 7 0 10s0 7 0 10c1 4 1 8 1 11 1 9 4 16 8 23s10 10 19 11z">
          <text:p/>
        </draw:path>
        <draw:path draw:style-name="gr7" draw:text-style-name="P5" draw:layer="layout" svg:width="0.42cm" svg:height="0.158cm" svg:x="8.213cm" svg:y="18.7cm" svg:viewBox="0 0 421 159" svg:d="M0 31h5c9 0 19-2 27-7 9-6 14-13 16-21h2 29v153h-3-38v-107h-38zM200 159c-1 0-2 0-2 0-1 0-2 0-3 0-2 0-5 0-8 0-2-1-5-1-8-1-11-2-22-6-31-13-10-7-15-18-15-32 0-10 3-19 9-24 5-6 12-11 21-14-8-2-14-7-18-13s-6-12-6-19c0-11 4-21 13-30 10-8 25-13 48-13h2c1 0 3 0 4 0 2 0 3 0 5 1 13 1 24 4 35 10s17 18 17 32c0 8-3 15-7 21-5 5-11 9-17 11 8 3 15 8 21 14 5 5 8 14 8 24 0 15-5 26-15 32-9 7-20 11-32 13-3 0-5 1-8 1-2 0-5 0-8 0h-2-1-1zM200 134c1 0 1 0 1 0 2 0 3 0 4 0 2 0 3-1 5-1 5-1 10-3 14-7 4-3 6-9 6-16 0-1 0-3 0-4s-1-3-1-4c-2-4-5-8-9-11-4-4-10-5-19-5s-16 1-20 5c-4 3-7 7-9 11 0 1 0 3 0 4-1 1-1 3-1 4 0 7 2 13 7 16 4 4 8 6 14 7 1 1 3 1 4 1 2 0 3 0 4 0zM201 65c1 0 3 0 4 0 2 0 4-1 6-1 4-1 8-3 11-6s5-7 5-13c0-5-2-9-5-12-2-2-6-4-9-5-2-1-5-2-7-2-2-1-4-1-5-1-2 0-3 0-6 1-2 0-4 1-7 1-3 1-6 3-9 6s-4 7-4 12c0 6 1 10 5 13 3 3 7 5 11 6 2 1 3 1 5 1s3 0 5 0zM352 159c-22 0-38-7-49-21-11-15-16-34-16-58s5-43 16-58 27-22 49-22h2c20 0 34 5 45 15 9 11 15 22 18 34 2 5 3 11 4 16 0 6 0 11 0 15 0 5 0 10 0 15-1 5-2 11-4 17-3 12-9 22-18 32-11 10-25 15-45 15zM353 134c10 0 16-4 20-10 4-7 6-15 7-23 1-4 1-7 1-11 0-3 0-7 0-10s0-6 0-10c0-3 0-7-1-11-1-8-3-15-7-22s-10-11-20-11c-9 0-15 4-19 11s-7 14-8 22c0 4 0 8-1 11 0 4 0 7 0 10s0 7 0 10c1 4 1 7 1 11 1 8 4 16 8 23 4 6 10 10 19 10z">
          <text:p/>
        </draw:path>
        <draw:path draw:style-name="gr7" draw:text-style-name="P5" draw:layer="layout" svg:width="0.421cm" svg:height="0.158cm" svg:x="8.212cm" svg:y="18.456cm" svg:viewBox="0 0 422 159" svg:d="M0 30h5c10 0 19-3 28-8 8-4 14-11 16-19h2 29v153h-3-38v-108h-39zM175 120c1 5 4 9 9 11s10 3 15 3c2 0 4 0 6-1 2 0 4-1 6-2 4-1 8-5 12-10s6-14 7-25c-3 3-6 5-9 6-3 2-6 3-9 4s-6 1-8 1c-3 1-6 1-8 1h-2c-16 0-29-5-41-13-11-9-17-22-17-39 0-1 0-2 0-2 0-1 0-2 0-3 1-12 6-24 16-35 9-11 25-16 47-16h2c20 0 35 5 44 14s15 19 18 30c2 6 3 12 4 17 0 5 0 10 0 14 0 24-5 45-16 60-11 16-28 24-52 24h-2c-15 0-26-3-34-7-7-5-13-10-17-16-2-3-3-5-4-8s-2-5-3-8h3zM230 55c0-1 0-3-1-6 0-2-1-4-2-7-2-4-5-8-9-11-4-4-10-6-18-6s-14 3-20 8c-5 5-8 12-8 22 0 8 3 15 8 21 5 5 12 8 21 8 8 0 15-3 20-8 6-5 9-12 9-21zM353 159c-21 0-38-7-49-22-11-14-16-34-16-58s5-43 16-58c11-14 28-21 49-21h3c19 0 33 5 43 15 9 10 15 20 19 32 2 6 3 12 4 17 0 6 0 10 0 15 0 4 0 9 0 15-1 5-2 11-4 17-4 12-10 23-19 33-10 10-24 15-43 15zM354 134c10 0 16-4 20-11s6-15 7-23c1-4 1-8 1-11 1-4 1-7 1-10s0-6-1-10c0-4 0-7-1-11-1-8-3-16-7-23-4-6-10-10-20-10-9 0-15 4-19 10-4 7-7 15-8 23 0 4 0 7 0 11-1 4-1 7-1 10s0 6 1 10c0 3 0 7 0 11 1 8 4 16 8 23s10 11 19 11z">
          <text:p/>
        </draw:path>
        <draw:path draw:style-name="gr7" draw:text-style-name="P5" draw:layer="layout" svg:width="0.436cm" svg:height="0.158cm" svg:x="8.197cm" svg:y="18.214cm" svg:viewBox="0 0 437 159" svg:d="M128 156h-3-125v-6c0-8 2-16 5-22 4-6 9-13 16-18 4-4 9-8 14-12 6-3 12-7 19-11 5-3 10-6 13-8 4-3 8-5 10-8 4-3 7-6 9-10 2-3 3-7 3-12 0-8-2-13-6-18-5-3-9-5-15-6 0 0-1 0-2 0 0 0-1 0-2 0-7 0-13 2-19 6-5 5-7 12-7 20v6h-3-35v-5c0-3 0-6 1-9 0-4 1-7 2-11 3-8 10-16 19-22 9-7 23-10 43-10h2c15 0 30 3 42 10 13 7 19 19 19 37 0 12-3 22-10 29-7 8-14 14-22 19-2 1-4 2-6 4-3 1-5 2-7 3-6 4-11 7-15 9-5 3-8 5-11 7-2 2-4 4-5 5-2 2-3 4-4 6h80zM215 159c-22 0-38-7-49-22-11-14-16-33-16-57s5-43 16-59c11-14 27-21 49-21h2c20 0 34 5 44 15 9 10 15 22 18 34 2 5 3 11 4 16 0 6 0 11 0 15s0 9 0 15c-1 5-2 11-4 16-3 12-9 23-18 33-10 10-24 15-44 15zM216 134c10 0 16-4 20-11 4-6 6-14 7-22 1-4 1-8 1-11 0-4 1-7 1-10s-1-6-1-10c0-3 0-7-1-11-1-8-3-16-7-22-4-8-10-12-20-12-9 0-15 4-19 12-4 6-7 14-8 22 0 4 0 7-1 11 0 4 0 7 0 10s0 6 0 10c1 4 1 7 1 11 1 8 4 16 8 22 4 7 10 11 19 11zM369 159c-22 0-38-7-49-22-11-14-18-33-18-57s7-43 18-59c11-14 27-21 49-21h2c20 0 34 5 43 15 10 10 16 22 19 34 2 5 3 11 3 16 1 6 1 11 1 15s0 9-1 15c0 5-1 11-3 16-3 12-9 23-19 33-9 10-23 15-43 15zM370 134c9 0 16-4 20-11 4-6 6-14 7-22 1-4 1-8 1-11 0-4 0-7 0-10s0-6 0-10c0-3 0-7-1-11-1-8-3-16-7-22-4-8-11-12-20-12s-16 4-20 12c-3 6-6 14-7 22 0 4-1 7-1 11s0 7 0 10 0 6 0 10 1 7 1 11c1 8 4 16 7 22 4 7 11 11 20 11z">
          <text:p/>
        </draw:path>
        <draw:path draw:style-name="gr7" draw:text-style-name="P5" draw:layer="layout" svg:width="0.151cm" svg:height="0.181cm" svg:x="9.789cm" svg:y="27.227cm" svg:viewBox="0 0 152 182" svg:d="M45 127c0 1 0 1 0 1 0 1 0 1 0 1 1 6 4 12 9 17s12 7 21 8c9-1 16-3 20-7 5-5 9-10 10-15 1-3 1-6 2-8 0-3 0-5 0-7 0-11-3-19-9-24-5-5-11-8-17-9-1 0-2 0-3 0 0 0-1 0-2 0-2 0-3 0-5 0s-3 1-5 1c-4 1-7 2-11 4-3 2-5 4-7 7h-3-42l12-96h3 122v32h-93l-5 37c6-4 13-7 20-9 7-1 14-2 23-2h2c19 0 35 5 47 15 12 11 18 25 18 44s-6 34-19 47c-13 12-33 18-58 18h-2c-23 0-40-4-51-13s-18-19-20-30c-1-2-1-4-2-6 0-2 0-4 0-6h2z">
          <text:p/>
        </draw:path>
        <draw:path draw:style-name="gr7" draw:text-style-name="P5" draw:layer="layout" svg:width="0.313cm" svg:height="0.185cm" svg:x="9.719cm" svg:y="26.737cm" svg:viewBox="0 0 314 186" svg:d="M0 35h6c12 0 22-2 32-8s16-14 19-23h2 34v179h-3-45v-125h-45zM234 186c-25 0-44-9-57-25-13-17-19-39-19-67s6-51 19-68 32-26 57-26h3c23 0 39 6 50 18 11 11 18 25 22 39 2 7 3 13 4 19 1 7 1 13 1 18s0 11-1 17-2 13-4 19c-4 14-11 27-22 39-11 11-27 17-50 17zM236 157c11-1 18-5 23-13 4-8 7-16 8-26 1-4 1-9 1-13s1-8 1-11c0-4-1-8-1-12s0-8-1-13c-1-9-4-18-8-26-5-9-12-13-23-13s-19 4-23 13c-5 8-8 17-9 26 0 5-1 9-1 13s0 8 0 12c0 3 0 7 0 11 0 5 1 9 1 13 1 10 4 18 9 26 4 8 12 12 23 13z">
          <text:p/>
        </draw:path>
        <draw:path draw:style-name="gr7" draw:text-style-name="P5" draw:layer="layout" svg:width="0.311cm" svg:height="0.182cm" svg:x="9.719cm" svg:y="26.353cm" svg:viewBox="0 0 312 183" svg:d="M0 32h6c12 0 22-3 32-9 11-5 17-13 19-23h3 34v179h-3-46v-126h-45zM205 127v1 1c1 5 4 11 9 16s12 8 21 8 16-3 20-7c5-5 8-10 9-15 1-3 2-5 2-8s0-5 0-7c0-10-2-18-8-23-5-5-11-8-17-10-1 0-2 0-3 0 0 0-1 0-2 0s-3 0-5 0c-1 1-3 1-5 1-3 1-7 3-10 4-4 2-6 5-8 8h-2-42l12-96h2 122v31h-93l-5 37c7-4 13-7 20-8 7-2 15-3 23-3h3c18 0 33 5 45 16 13 10 19 25 19 44 0 18-7 34-20 46-12 13-31 19-56 19l-3 1c-23-1-40-5-51-14-10-10-17-20-20-31-1-2-1-4-1-6-1-2-1-3-1-5h2z">
          <text:p/>
        </draw:path>
        <draw:path draw:style-name="gr7" draw:text-style-name="P5" draw:layer="layout" svg:width="0.331cm" svg:height="0.185cm" svg:x="9.701cm" svg:y="26.009cm" svg:viewBox="0 0 332 186" svg:d="M150 183h-3-146v-8c0-10 1-19 5-26 4-8 10-15 18-22 5-4 12-8 18-13 7-4 14-9 23-14 5-3 10-6 15-9 4-3 8-6 11-8 5-4 8-8 11-12 2-4 3-9 3-15 0-9-3-15-8-19s-10-6-16-7c-1 0-2-1-3-1 0 0-1 0-2 0-9 0-16 3-22 8s-9 12-9 22v6h-3-42v-5c0-3 0-7 1-11 0-4 1-8 3-12 4-9 11-18 22-25 11-8 28-12 50-12h3c18 0 35 4 49 12 15 8 22 22 22 42 0 14-4 26-11 34-8 9-16 16-26 22-2 1-5 3-7 4-3 2-5 3-8 5-7 4-13 7-18 10s-9 6-13 8c-2 2-4 4-6 6-1 2-3 4-4 7h93zM252 186c-25 0-44-9-57-26s-19-39-19-67 6-51 19-68c13-16 32-25 57-25h3c23 0 39 6 50 18 11 11 18 24 22 38 2 6 3 13 4 19 0 7 1 12 1 18 0 5-1 10-1 17-1 6-2 13-4 19-4 14-11 27-22 38-11 13-27 19-50 19zM254 156c10-1 18-5 23-13 4-8 7-17 8-26 1-4 1-9 1-13s0-8 0-11c0-4 0-8 0-12s0-8-1-13c-1-9-4-18-8-26-5-8-13-12-23-12-11 0-19 4-23 12-5 8-8 17-9 26-1 4-1 9-1 13s0 8 0 12c0 3 0 7 0 11s0 9 1 13c1 10 4 18 9 26 4 8 12 12 23 13z">
          <text:p/>
        </draw:path>
        <draw:path draw:style-name="gr7" draw:text-style-name="P5" draw:layer="layout" svg:width="0.335cm" svg:height="0.185cm" svg:x="9.697cm" svg:y="25.377cm" svg:viewBox="0 0 336 186" svg:d="M44 122c0 2 1 4 1 6s0 4 1 6c1 5 5 11 10 15 4 5 12 7 22 8 10-1 18-3 23-9 6-5 8-11 8-18 0-8-2-13-5-17-4-3-8-6-12-7-2-1-5-1-7-1-2-1-4-1-5-1h-19v-29h14c1 0 4 0 6 0 3 0 5-1 8-1 4-2 8-4 12-7 3-3 5-8 5-15 0-1-1-2-1-4 0-1-1-3-2-5-1-3-4-6-8-9-4-2-11-4-19-4-1 0-2 0-4 0-1 0-2 1-4 1-5 1-10 4-14 8-5 5-7 13-7 24h-3-40c0-4 1-8 1-12 1-4 2-9 4-13 3-10 10-18 20-26s26-11 48-11h3c22 0 39 4 51 13 11 9 17 21 17 35 0 11-3 19-8 25-6 6-12 10-18 13-2 0-3 0-4 1-1 0-3 0-4 0v1c11 1 20 5 28 12 8 9 12 19 12 32 0 14-4 25-11 32-8 7-17 12-26 15-8 3-15 4-22 5-7 0-12 1-14 1h-2c-25 0-42-4-54-13-11-8-18-17-22-27-1-5-2-9-3-13 0-4 0-8 0-11h2zM256 186c-25 0-44-8-57-25-14-17-20-39-20-68 0-28 6-51 20-67 13-17 32-26 57-26h3c23 0 39 6 50 18 11 11 18 24 22 38 2 7 3 13 4 20 1 6 1 12 1 17s0 11-1 18c-1 6-2 13-4 19-4 14-11 27-22 39-11 11-27 17-50 17zM258 157c11 0 18-5 23-13 4-8 7-16 8-26 1-4 1-9 1-14 0-4 1-8 1-11 0-4-1-8-1-12s0-8-1-12c-1-10-4-19-8-27-5-8-12-12-23-12s-19 4-23 12c-5 8-8 17-9 26 0 5-1 9-1 13s0 8 0 12c0 3 0 7 0 11 0 6 1 10 1 14 1 10 4 18 9 26 4 8 12 13 23 13z">
          <text:p/>
        </draw:path>
        <draw:path draw:style-name="gr7" draw:text-style-name="P5" draw:layer="layout" svg:width="0.337cm" svg:height="0.184cm" svg:x="9.695cm" svg:y="24.746cm" svg:viewBox="0 0 338 185" svg:d="M0 142v-32l90-106h3 41v107h27v31h-27v40h-2-44v-40zM90 111v-64l-53 64zM258 185c-25 0-45-8-58-25s-19-39-19-67 6-50 19-67 33-26 58-26h3c23 0 39 6 50 18s18 24 22 38c2 7 3 13 4 20 1 6 1 12 1 17s0 11-1 17c-1 7-2 13-4 20-4 14-11 26-22 38-11 11-27 17-50 17zM260 156c11 0 18-4 23-12 4-8 7-17 8-27 1-4 1-8 1-13 0-4 1-8 1-11 0-4-1-7-1-12 0-4 0-8-1-12-1-10-4-19-8-27-5-8-12-12-23-12s-19 4-23 12c-5 8-8 17-9 26 0 5-1 9-1 13 0 5 0 8 0 12 0 3 0 7 0 12 0 4 1 8 1 12 1 10 4 19 9 27 4 8 12 12 23 12z">
          <text:p/>
        </draw:path>
        <draw:path draw:style-name="gr7" draw:text-style-name="P5" draw:layer="layout" svg:width="0.332cm" svg:height="0.184cm" svg:x="9.7cm" svg:y="24.114cm" svg:viewBox="0 0 333 185" svg:d="M44 131c0 0 1 0 1 1 1 6 4 12 9 17 4 5 12 8 21 8s16-3 21-7c4-5 7-10 9-15 1-3 1-6 2-8 0-3 0-5 0-7 0-11-3-18-8-23-6-5-12-9-18-10-1 0-2 0-3 0s-1 0-2 0c-2 0-3 0-5 0s-3 1-5 1c-4 1-7 2-11 4-3 2-5 5-7 8h-3-42l12-97h3 122v31h-93l-5 37c6-4 13-7 20-9 7-1 14-2 23-2h2c19 0 35 5 47 16s18 26 18 45c0 18-6 33-19 46-13 12-32 18-58 18h-2c-23 0-40-4-51-13s-18-19-21-30c0-2 0-4-1-6 0-2 0-4 0-5h2zM253 185c-25 0-44-8-57-25s-19-39-19-67c0-29 6-51 19-68s32-25 57-25h3c23 0 39 6 50 17 11 12 18 24 22 38 2 7 3 13 4 20 1 6 1 13 1 18s0 11-1 17c-1 7-2 13-4 20-4 14-11 26-22 38-11 11-27 17-50 17zM255 156c11 0 18-4 23-12 4-8 7-17 8-27 1-4 1-8 1-12 0-5 1-8 1-12 0-3-1-7-1-12s0-9-1-13c-1-10-4-19-8-27-5-8-12-12-23-12s-19 4-23 12c-5 8-8 17-9 27 0 4-1 8-1 12 0 6 0 10 0 13 0 4 0 8 0 12s1 8 1 13c1 9 4 18 9 26 4 8 12 12 23 12z">
          <text:p/>
        </draw:path>
        <draw:path draw:style-name="gr7" draw:text-style-name="P5" draw:layer="layout" svg:width="0.333cm" svg:height="0.185cm" svg:x="9.699cm" svg:y="23.531cm" svg:viewBox="0 0 334 186" svg:d="M110 46c-2-6-6-10-11-12-6-3-12-4-19-4h-1c-11 0-20 4-25 12-6 8-9 18-10 31 5-5 11-8 18-10 7-3 14-4 21-4h3c18 0 33 5 48 15 13 10 20 26 20 47 0 4 0 7-1 12 0 4-2 9-3 13-4 10-11 19-21 28-11 8-27 12-48 12h-2c-24 0-42-6-53-17s-18-24-22-37c-2-7-3-14-3-21-1-6-1-12-1-17 0-27 6-49 19-67 12-18 33-26 61-26h3c17 0 30 2 40 8s17 12 21 19c2 3 4 6 5 9 2 3 2 6 3 9h-3zM44 121c0 10 3 19 9 25 6 7 15 10 25 11 9-1 17-4 24-10 6-6 9-14 9-25s-3-19-9-25c-6-7-14-10-25-10-1 0-2 0-3 0-2 0-3 1-4 1-7 1-13 4-18 9-6 5-8 13-8 24zM255 186c-26 0-45-9-58-25-13-17-19-39-19-68 0-28 6-51 19-68 13-16 32-25 58-25h2c23 0 40 6 50 18 11 11 19 24 22 38 2 7 3 13 4 19 1 7 1 13 1 18s0 11-1 17c-1 7-2 14-4 20-3 14-11 27-22 39-10 11-27 17-50 17zM256 157c11-1 18-5 23-13 4-8 7-17 8-26 1-5 1-10 2-14 0-4 0-8 0-11 0-4 0-8 0-12-1-4-1-8-2-13-1-9-4-18-8-26-5-8-12-12-23-12s-19 4-23 12c-5 8-8 17-9 26 0 4-1 9-1 13s0 8 0 12c0 3 0 7 0 11 0 5 1 9 1 14 1 10 4 18 9 26 4 8 12 12 23 13z">
          <text:p/>
        </draw:path>
        <draw:path draw:style-name="gr7" draw:text-style-name="P5" draw:layer="layout" svg:width="0.336cm" svg:height="0.185cm" svg:x="9.696cm" svg:y="22.998cm" svg:viewBox="0 0 337 186" svg:d="M0 4h2 157v29c-1 1-5 5-12 11-7 7-14 15-22 26-4 5-7 10-11 16-3 5-6 12-9 19-7 13-11 26-14 39s-5 26-5 39h-3-47c1-11 3-21 5-31 3-10 6-18 9-26 1-3 2-6 3-8 1-3 2-5 3-7 6-13 14-26 24-39 9-12 19-22 29-32 1 0 1-1 2-2 0 0 1-1 2-1v-1h-113zM257 186c-25 0-45-9-58-25-13-17-19-39-19-68 0-28 6-51 19-68 13-16 33-25 58-25h3c23 0 39 6 50 18 11 11 18 24 22 38 2 6 3 13 4 19 1 7 1 12 1 18s0 11-1 18c-1 6-2 13-4 19-4 14-11 27-22 38-11 12-27 18-50 18zM259 157c11-1 18-5 23-13 4-8 7-17 8-26 1-5 1-9 1-13s1-8 1-12-1-8-1-12 0-8-1-13c-1-9-4-18-8-26-5-8-12-12-23-13-11 1-19 5-23 13-5 8-8 17-9 26 0 4-1 9-1 13s0 8 0 12 0 8 0 12 1 9 1 13c1 9 4 18 9 26 4 8 12 12 23 13z">
          <text:p/>
        </draw:path>
        <draw:path draw:style-name="gr7" draw:text-style-name="P5" draw:layer="layout" svg:width="0.335cm" svg:height="0.184cm" svg:x="9.697cm" svg:y="22.463cm" svg:viewBox="0 0 336 185" svg:d="M77 185c0 0-1 0-2 0s-2 0-3 0c-3 0-6 0-9 0-3-1-6-1-9-2-14-1-26-6-37-14s-17-21-17-38c0-12 3-21 10-28 6-7 14-12 24-16-9-3-16-8-21-16-4-7-7-14-7-23 0-12 6-23 16-33 11-10 29-15 55-15h3c1 0 3 0 5 0s4 0 5 0c15 1 29 6 42 13 12 7 19 19 19 35 0 10-3 19-8 25-6 7-12 12-20 14 10 4 18 9 24 16 7 7 11 16 11 28 0 17-7 30-18 38s-24 13-38 15c-3 0-6 0-9 1-3 0-6 0-9 0h-2c-1 0-1 0-1 0-1 0-1 0-1 0-1 0-1 0-2 0zM78 156h1c2 0 3 0 5 0 2-1 4-1 6-1 5-2 11-4 16-8 4-4 7-11 7-19 0-2 0-3-1-5 0-2 0-3-1-5-1-4-5-9-10-13-4-4-12-6-22-6-11 0-19 2-23 6-5 4-9 9-10 13-1 2-1 3-1 5-1 2-1 3-1 5 0 8 3 15 8 19s10 7 16 8c2 0 3 0 5 1 2 0 4 0 5 0zM79 75c1 0 3 0 5-1 2 0 4 0 6-1 5-1 9-4 13-7s6-9 6-16c0-5-2-10-5-13s-7-5-11-6c-3-2-6-2-8-3-3 0-5 0-6 0-2 0-4 0-7 0-2 1-5 1-8 2-4 2-7 4-11 7-3 3-5 8-5 13 0 8 2 13 6 16 4 4 8 6 13 7 2 1 4 1 6 1 2 1 4 1 6 1zM256 185c-25 0-44-8-57-25s-19-39-19-67c0-29 6-51 19-68s32-25 57-25h3c23 0 39 5 50 17s18 24 22 38c2 7 3 13 4 20s1 13 1 18 0 11-1 17c-1 7-2 13-4 20-4 14-11 26-22 38-11 11-27 17-50 17zM258 156c11 0 18-4 23-12 4-8 7-17 8-27 1-4 1-8 1-13 0-4 1-8 1-11 0-4-1-7-1-12s0-9-1-13c-1-10-4-19-8-27-5-8-12-12-23-12s-19 4-23 12c-5 8-8 17-9 27 0 4-1 8-1 13s0 8 0 12c0 3 0 7 0 12 0 4 1 8 1 12 1 10 4 19 9 27 4 8 12 12 23 12z">
          <text:p/>
        </draw:path>
        <draw:path draw:style-name="gr7" draw:text-style-name="P5" draw:layer="layout" svg:width="0.333cm" svg:height="0.185cm" svg:x="9.699cm" svg:y="22.026cm" svg:viewBox="0 0 334 186" svg:d="M45 139c2 6 6 11 11 14 5 2 11 3 18 3 2 0 4 0 6 0 3-1 5-2 8-3 5-2 9-7 13-13 5-6 7-15 8-28-3 3-6 6-10 7-3 2-7 4-11 5-3 1-6 1-9 1-3 1-6 1-9 1h-3c-18 0-33-5-47-16-13-10-20-25-20-45 0-1 0-1 0-2s0-2 0-3c1-15 7-29 18-41 11-13 30-19 55-19h3c23 0 41 5 52 16s18 23 22 36c2 7 3 13 3 19 1 7 1 12 1 17 0 28-6 50-19 70-13 18-34 27-62 27l-2 1c-17-1-30-3-39-9s-16-12-20-18c-2-4-4-7-5-10-2-4-3-7-3-10h2zM109 65c0-2 0-5 0-7-1-3-2-6-3-9-2-5-5-9-10-13s-12-7-21-7-17 4-23 10c-7 6-10 14-10 25 0 10 3 18 9 24 6 7 14 10 24 10s18-3 25-9c6-6 9-14 9-24zM255 186c-26-1-45-9-58-26-13-18-19-40-19-68s6-50 19-67 32-25 58-25h2c23 0 40 6 50 17 11 12 19 24 22 38 2 7 3 13 4 20 1 6 1 12 1 17s0 11-1 17c-1 7-2 13-4 20-3 14-11 27-22 39-10 12-27 17-50 17zM256 156c11 0 18-4 23-13 4-8 7-17 8-27 1-4 1-8 2-12 0-5 0-8 0-12 0-3 0-7 0-11-1-5-1-9-2-13-1-10-4-19-8-27-5-7-12-12-23-12s-19 5-23 12c-5 8-8 17-9 27 0 4-1 8-1 12 0 5 0 9 0 12 0 4 0 8 0 12s1 8 1 13c1 9 4 18 9 26 4 9 12 13 23 13z">
          <text:p/>
        </draw:path>
        <draw:path draw:style-name="gr7" draw:text-style-name="P5" draw:layer="layout" svg:width="0.42cm" svg:height="0.158cm" svg:x="9.664cm" svg:y="21.516cm" svg:viewBox="0 0 421 159" svg:d="M0 30h5c10 0 19-2 27-7 9-5 14-12 16-20h2 29v154h-2-39v-109h-38zM199 159c-21 0-38-7-49-21-11-15-16-34-16-58s5-44 16-58c11-15 28-22 49-22h3c20 0 35 5 44 15s15 21 19 33c1 6 2 12 3 17 0 6 1 11 1 15 0 5-1 10-1 15-1 6-2 11-3 17-4 12-10 23-19 32-9 10-24 15-44 15zM201 134c10 0 17-3 20-10 4-7 7-15 8-23 0-4 1-7 1-11 0-3 0-7 0-10s0-6 0-10c0-3-1-7-1-11-1-9-4-16-8-23-3-7-10-11-20-11s-16 4-20 11-6 14-7 23c-1 4-1 8-1 11 0 4-1 7-1 10s1 7 1 10c0 4 0 8 1 11 1 8 3 16 7 23s10 10 20 10zM353 159c-22 0-38-7-49-21-11-15-16-34-16-58s5-44 16-58c11-15 27-22 49-22h2c20 0 34 5 44 15 9 10 15 21 18 33 2 6 3 12 4 17 0 6 0 11 0 15 0 5 0 10 0 15-1 6-2 11-4 17-3 12-9 23-18 32-10 10-24 15-44 15zM354 134c10 0 16-3 20-10s6-15 7-23c1-4 1-7 1-11 0-3 0-7 0-10s0-6 0-10c0-3 0-7-1-11-1-9-3-16-7-23s-10-11-20-11c-9 0-15 4-19 11s-7 14-8 23c0 4 0 8-1 11 0 4 0 7 0 10s0 7 0 10c1 4 1 8 1 11 1 8 4 16 8 23s10 10 19 10z">
          <text:p/>
        </draw:path>
        <draw:path draw:style-name="gr7" draw:text-style-name="P5" draw:layer="layout" svg:width="0.42cm" svg:height="0.159cm" svg:x="9.664cm" svg:y="21.079cm" svg:viewBox="0 0 421 160" svg:d="M0 31h5c9 0 19-2 27-7 9-5 14-13 16-21h2 29v154h-2-39v-107h-38zM153 31h5c9 0 19-2 27-7 9-5 14-13 16-21h2 30v154h-3-39v-107h-38zM353 160c-22-1-38-8-49-22s-16-34-16-58 5-43 16-57c11-16 27-23 49-23h3c19 0 33 5 43 16 9 10 15 21 18 33 2 6 3 11 4 17 0 5 0 10 0 14 0 5 0 10 0 15-1 6-2 11-4 17-3 12-9 23-18 33-10 9-24 14-43 14zM354 134c10 0 16-3 20-10s6-15 7-23c1-4 1-7 1-11 1-3 1-7 1-10s0-6-1-9c0-4 0-8-1-11-1-9-3-16-7-23s-10-10-20-11c-9 1-15 4-19 11s-7 14-8 22c0 4 0 8 0 11-1 4-1 7-1 10s0 7 1 10c0 4 0 8 0 11 1 8 4 16 8 23s10 10 19 10z">
          <text:p/>
        </draw:path>
        <draw:path draw:style-name="gr7" draw:text-style-name="P5" draw:layer="layout" svg:width="0.42cm" svg:height="0.159cm" svg:x="9.664cm" svg:y="20.738cm" svg:viewBox="0 0 421 160" svg:d="M0 31h5c10 0 19-3 27-8 9-5 14-11 16-19h2 29v153h-2-39v-107h-38zM266 157h-3-126v-6c0-9 2-16 5-22 4-7 9-13 16-19 4-3 9-7 14-11 6-3 12-7 19-12 5-2 10-5 13-8 5-2 8-4 11-7 4-3 7-6 9-10 2-3 3-8 3-12 0-8-2-14-7-18-4-3-8-5-15-6 0 0-1 0-2 0s-1 0-2 0c-7 0-14 2-19 6s-8 11-8 20v5h-2-35v-4c0-3 0-6 0-9 1-4 2-8 3-11 3-9 10-16 19-23 9-6 23-10 42-10h3c16 0 30 4 43 11 12 7 19 19 19 37 0 12-4 22-10 29-7 8-14 14-22 19-2 1-4 2-7 4-2 1-4 2-6 3-6 3-11 6-17 9-4 3-8 5-10 7s-4 4-6 5c-1 2-2 4-3 6h81zM353 160c-22 0-38-7-49-22-11-14-16-33-16-57s5-44 16-59c11-14 27-21 49-21h2c20 0 34 5 44 15 9 9 15 20 18 33 2 6 3 12 4 17 0 5 0 10 0 15 0 4 0 9 0 15-1 5-2 11-4 16-3 12-9 23-18 33-10 10-24 15-44 15zM354 135c10 0 16-4 20-11s6-14 7-22c1-4 1-8 1-11 0-4 0-7 0-10s0-6 0-10 0-7-1-11c-1-8-3-16-7-24-4-6-10-10-20-10-9 0-15 4-19 10-4 8-7 16-8 24 0 4 0 7-1 11 0 3 0 7 0 10s0 6 0 10c1 3 1 7 1 11 1 8 4 15 8 22s10 11 19 11z">
          <text:p/>
        </draw:path>
        <draw:path draw:style-name="gr7" draw:text-style-name="P5" draw:layer="layout" svg:width="0.42cm" svg:height="0.159cm" svg:x="9.664cm" svg:y="20.351cm" svg:viewBox="0 0 421 160" svg:d="M0 30h5c9 0 19-2 27-7 9-5 14-12 16-20h2 29v154h-2-39v-109h-38zM171 103c0 2 1 4 1 5 0 3 0 5 1 7 1 4 4 9 8 13s11 6 19 6c10 0 17-2 21-7 5-4 7-10 7-16 0-7-1-12-5-15-3-3-6-5-10-6-2 0-4 0-5-1-3 0-5 0-6 0h-17v-25h13c1 0 3 0 5 0s5-1 8-1c3-1 7-3 10-6 3-2 4-6 4-12 0-1 0-3 0-4-1-1-1-3-2-4-1-3-4-6-7-8-4-2-9-3-17-4-1 0-2 1-3 1-2 0-3 0-4 0-5 1-9 4-13 7-3 4-5 11-5 20h-3-34c0-2 0-6 1-10 0-3 1-7 3-11 3-8 9-15 17-22 9-6 23-10 42-10h2c20 0 35 4 45 12 9 8 14 18 14 30 0 9-2 16-7 21-4 5-10 9-15 11-1 0-2 1-4 1-1 0-2 0-3 1 9 1 18 4 24 11 7 6 11 15 11 27s-4 21-10 27c-7 7-14 11-22 14-7 2-13 3-19 3-6 1-11 1-13 1h-2c-21 0-36-3-46-11-9-7-16-15-19-23-1-4-2-7-2-11-1-3-1-8-1-11h2zM353 160c-22-1-38-8-49-22-11-15-16-35-16-59s5-43 16-57c11-15 27-22 49-22h3c19 0 33 5 43 15 9 10 15 21 18 33 2 5 3 11 4 17 0 5 0 10 0 14 0 5 0 10 0 15-1 6-2 11-4 18-3 12-9 23-18 32-10 10-24 15-43 15zM354 134c10 0 16-3 20-10s6-16 7-24c1-4 1-7 1-11 1-3 1-7 1-10s0-6-1-10c0-3 0-7-1-10-1-9-3-16-7-23s-10-10-20-11c-9 1-15 4-19 11s-7 14-8 22c0 4 0 8 0 11-1 4-1 7-1 10s0 7 1 10c0 4 0 8 0 11 1 8 4 17 8 24s10 10 19 10z">
          <text:p/>
        </draw:path>
        <draw:path draw:style-name="gr7" draw:text-style-name="P5" draw:layer="layout" svg:width="0.42cm" svg:height="0.159cm" svg:x="9.664cm" svg:y="19.961cm" svg:viewBox="0 0 421 160" svg:d="M0 31h5c9 0 19-2 27-8 9-5 14-12 16-20h2 29v154h-2-39v-107h-38zM132 122v-27l78-92h2 36v93h22v26h-22v35h-3-36v-35zM210 96v-55l-47 55zM353 160c-22-1-38-8-49-22s-16-34-16-58 5-43 16-58 27-22 49-22h3c19 0 33 5 43 15 9 10 15 22 18 34 2 6 3 11 4 17 0 5 0 10 0 14 0 5 0 10 0 15-1 6-2 11-4 17-3 12-9 23-18 33-10 9-24 14-43 14zM354 134c10 0 16-3 20-10s6-15 7-23c1-4 1-7 1-11 1-3 1-7 1-10s0-6-1-9c0-4 0-8-1-11-1-9-3-16-7-23s-10-10-20-12c-9 2-15 5-19 12s-7 14-8 22c0 4 0 8 0 11-1 4-1 7-1 10s0 7 1 10c0 4 0 8 0 11 1 8 4 16 8 23s10 10 19 10z">
          <text:p/>
        </draw:path>
        <draw:path draw:style-name="gr7" draw:text-style-name="P5" draw:layer="layout" svg:width="0.42cm" svg:height="0.158cm" svg:x="9.664cm" svg:y="19.623cm" svg:viewBox="0 0 421 159" svg:d="M0 30h5c9 0 19-2 27-7 9-5 14-12 16-20h2 29v154h-2-39v-108h-38zM174 112c0 1 0 1 0 1v1c1 5 4 10 8 14s10 7 18 7c9 0 15-2 19-6 3-4 6-8 7-13 1-2 1-5 2-7 0-2 0-4 0-6 0-9-2-15-7-20-5-4-9-7-16-8-1 0-1 0-2 0s-1 0-2 0-3 0-4 0c-2 0-3 1-4 1-4 1-7 2-10 4-2 1-5 3-6 6h-2-36l10-83h2 105v26h-80l-4 33c5-3 11-6 17-7 6-2 12-2 21-2h2c15 0 28 4 39 13 10 9 16 22 16 38s-6 29-17 39c-11 11-27 16-50 16h-2c-19 0-34-4-43-11-9-8-15-16-18-26 0-1-1-3-1-5 0-1 0-3 0-5h2zM353 159c-22 0-38-7-49-21-11-15-16-34-16-58s5-44 16-58c11-15 27-22 49-22h3c19 0 33 5 43 15 9 10 15 21 18 34 2 5 3 11 4 16 0 6 0 11 0 15 0 5 0 10 0 15-1 6-2 11-4 17-3 12-9 23-18 32-10 10-24 15-43 15zM354 134c10 0 16-3 20-10s6-15 7-23c1-4 1-7 1-11 1-3 1-7 1-10s0-6-1-10c0-3 0-7-1-11-1-8-3-16-7-23s-10-11-20-11c-9 0-15 4-19 11s-7 15-8 23c0 4 0 8 0 11-1 4-1 7-1 10s0 7 1 10c0 4 0 8 0 11 1 8 4 16 8 23s10 10 19 10z">
          <text:p/>
        </draw:path>
        <draw:path draw:style-name="gr7" draw:text-style-name="P5" draw:layer="layout" svg:width="0.421cm" svg:height="0.159cm" svg:x="9.664cm" svg:y="19.329cm" svg:viewBox="0 0 422 160" svg:d="M0 31h5c9 0 19-2 27-8 9-5 14-11 16-20h2 29v154h-3-38v-107h-38zM229 40c-1-4-4-8-9-10s-11-3-16-3h-1c-10 0-17 3-22 10s-8 16-8 26c4-3 9-6 15-8s12-3 18-3h2c16 0 30 4 42 13s17 22 17 39c0 3 0 6 0 10-1 4-2 8-3 12-4 8-10 16-18 23-9 7-23 11-41 11h-2c-21 0-36-5-46-15-9-9-15-20-18-32-2-5-3-11-3-17-1-5-1-10-1-15 0-22 5-41 16-57s29-23 53-23h2c15 0 27 2 35 7s14 10 18 16c2 4 3 6 4 9s2 5 3 7h-3zM172 104c0 9 3 16 9 22 5 5 12 8 21 9 8-1 15-3 20-8 6-6 9-13 9-22 0-8-3-15-8-21-5-5-12-8-22-8-1 0-2 0-3 0s-2 0-3 0c-6 2-11 4-16 9-4 4-7 10-7 19zM353 160c-21 0-38-8-49-22s-16-33-16-57 5-44 16-59c11-14 28-22 49-22h3c19 0 34 5 43 15s15 22 19 34c1 6 2 11 3 17 0 5 1 10 1 15 0 4-1 9-1 14-1 6-2 11-3 17-4 12-10 23-19 33s-24 15-43 15zM355 135c9-1 15-4 19-11s7-14 8-23c0-3 0-7 1-11 0-3 0-6 0-9s0-7 0-10c-1-4-1-8-1-11-1-8-4-16-8-23s-10-10-19-12c-10 2-16 5-20 12s-6 14-8 23c0 3 0 7 0 11-1 3-1 7-1 10s0 6 1 10c0 3 0 7 0 11 2 8 4 15 8 22s10 10 20 11z">
          <text:p/>
        </draw:path>
        <draw:path draw:style-name="gr7" draw:text-style-name="P5" draw:layer="layout" svg:width="0.42cm" svg:height="0.159cm" svg:x="9.664cm" svg:y="18.991cm" svg:viewBox="0 0 421 160" svg:d="M0 30h5c9 0 19-2 27-7 9-5 14-12 16-20h2 29v154h-2-39v-107h-38zM132 3h2 136v25c-1 1-4 4-10 10s-13 14-20 24c-3 4-6 8-9 13s-5 10-8 15c-5 12-9 23-12 34-2 11-4 22-4 33h-3-40c0-9 2-18 4-26 2-9 5-16 7-23 1-2 2-5 3-7s2-4 3-6c5-11 12-21 20-32 9-10 17-20 26-28 0-1 1-1 1-2 1 0 1-1 2-1v-1h-98zM353 160c-22-1-38-8-49-22s-16-34-16-58 5-44 16-58c11-15 27-22 49-22h3c19 0 33 5 43 15 9 10 15 21 18 34 2 6 3 11 4 17 0 5 0 10 0 14 0 5 0 10 0 15-1 6-2 11-4 17-3 12-9 23-18 33-10 9-24 14-43 14zM354 135c10-1 16-4 20-11s6-15 7-23c1-3 1-7 1-11 1-3 1-7 1-10s0-6-1-9c0-4 0-8-1-11-1-9-3-17-7-24s-10-10-20-11c-9 1-15 4-19 11s-7 15-8 23c0 4 0 8 0 11-1 4-1 7-1 10s0 7 1 10c0 4 0 8 0 11 1 9 4 16 8 23s10 10 19 11z">
          <text:p/>
        </draw:path>
        <draw:path draw:style-name="gr7" draw:text-style-name="P5" draw:layer="layout" svg:width="0.42cm" svg:height="0.158cm" svg:x="9.664cm" svg:y="18.7cm" svg:viewBox="0 0 421 159" svg:d="M0 31h5c9 0 19-2 27-7 9-6 14-13 16-21h2 29v153h-2-39v-107h-38zM200 159c-1 0-2 0-2 0-1 0-2 0-3 0-2 0-5 0-7 0-3-1-6-1-9-1-11-2-22-6-31-13-10-7-15-18-15-32 0-10 3-19 9-24 5-6 12-11 21-14-8-2-14-7-18-13s-6-12-6-19c0-11 4-21 13-30 10-8 25-13 48-13h2c1 0 3 0 5 0s3 0 5 1c13 1 25 4 35 10 11 6 17 18 17 32 0 8-3 15-7 21-5 5-11 9-17 11 8 3 15 8 21 14 5 5 8 14 8 24 0 15-5 26-15 32-9 7-20 11-32 13-3 0-5 1-8 1-2 0-5 0-7 0h-4-1c-1 0-1 0-2 0zM200 134c1 0 1 0 1 0 2 0 3 0 6 0 1 0 3-1 4-1 5-1 10-3 14-7 4-3 6-9 6-16 0-1 0-3 0-4s-1-3-1-4c-2-4-4-8-9-11-4-4-10-5-20-5-9 0-16 1-20 5-4 3-7 7-8 11-1 1-1 3-1 4-1 1-1 3-1 4 0 7 2 13 7 16 4 4 9 6 14 7 1 1 3 1 4 1 2 0 3 0 4 0zM201 65c1 0 3 0 6 0 1 0 3-1 5-1 4-1 8-3 11-6s5-7 5-13c0-5-2-9-4-12-3-2-6-4-10-5-2-1-5-2-7-2-3-1-5-1-6-1s-3 0-5 1c-3 0-5 1-8 1-3 1-6 3-9 6s-4 7-4 12c0 6 1 10 5 13 3 3 7 5 11 6 2 1 3 1 5 1s3 0 5 0zM353 159c-22 0-38-7-49-21-11-15-16-34-16-58s5-43 16-58 27-22 49-22h3c19 0 33 5 43 15 9 11 15 22 18 34 2 5 3 11 4 16 0 6 0 11 0 15 0 5 0 10 0 15-1 5-2 11-4 17-3 12-9 22-18 32-10 10-24 15-43 15zM354 134c10 0 16-4 20-10 4-7 6-15 7-23 1-4 1-7 1-11 1-3 1-7 1-10s0-6-1-10c0-3 0-7-1-11-1-8-3-15-7-22s-10-11-20-11c-9 0-15 4-19 11s-7 14-8 22c0 4 0 8 0 11-1 4-1 7-1 10s0 7 1 10c0 4 0 7 0 11 1 8 4 16 8 23 4 6 10 10 19 10z">
          <text:p/>
        </draw:path>
        <draw:path draw:style-name="gr7" draw:text-style-name="P5" draw:layer="layout" svg:width="0.421cm" svg:height="0.158cm" svg:x="9.664cm" svg:y="18.456cm" svg:viewBox="0 0 422 159" svg:d="M0 30h5c9 0 19-3 27-8 9-4 14-11 16-19h2 29v153h-3-38v-108h-38zM174 120c1 5 4 9 9 11s10 3 15 3c2 0 4 0 6-1 2 0 4-1 6-2 4-1 8-5 12-10s6-14 7-25c-3 3-6 5-9 6-3 2-6 3-9 4s-6 1-8 1c-3 1-5 1-8 1h-2c-15 0-29-5-41-13-11-9-17-22-17-39 0-1 0-2 0-2 0-1 0-2 0-3 1-12 6-24 16-35 9-11 25-16 47-16h2c20 0 36 5 45 14s15 19 19 30c1 6 2 12 3 17 0 5 0 10 0 14 0 24-5 45-16 60-11 16-29 24-53 24h-2c-14 0-26-3-33-7-8-5-14-10-18-16-2-3-3-5-4-8s-2-5-3-8h3zM229 55c0-1 0-3-1-6 0-2-1-4-2-7-2-4-5-8-9-11-4-4-10-6-18-6s-14 3-20 8c-5 5-8 12-8 22 0 8 3 15 8 21 5 5 12 8 21 8 8 0 15-3 20-8 6-5 9-12 9-21zM353 159c-21 0-38-7-49-22-11-14-16-34-16-58s5-43 16-58c11-14 28-21 49-21h3c19 0 34 5 43 15s15 20 19 32c1 6 2 12 3 17 0 6 1 10 1 15 0 4-1 9-1 15-1 5-2 11-3 17-4 12-10 23-19 33s-24 15-43 15zM355 134c9 0 15-4 19-11s7-15 8-23c0-4 0-8 1-11 0-4 0-7 0-10s0-6 0-10c-1-4-1-7-1-11-1-8-4-16-8-23-4-6-10-10-19-10-10 0-16 4-20 10-4 7-6 15-8 23 0 4 0 7 0 11-1 4-1 7-1 10s0 6 1 10c0 3 0 7 0 11 2 8 4 16 8 23s10 11 20 11z">
          <text:p/>
        </draw:path>
        <draw:path draw:style-name="gr7" draw:text-style-name="P5" draw:layer="layout" svg:width="0.436cm" svg:height="0.158cm" svg:x="9.648cm" svg:y="18.214cm" svg:viewBox="0 0 437 159" svg:d="M128 156h-2-126v-6c0-8 2-16 6-22 3-6 8-13 15-18 4-4 9-8 15-12 5-3 11-7 19-11 4-3 9-6 12-8 4-3 8-5 10-8 4-3 7-6 9-10 2-3 3-7 3-12 0-8-2-13-6-18-5-3-9-5-14-6-1 0-2 0-3 0 0 0-1 0-2 0-7 0-13 2-19 6-5 5-7 12-7 20v6h-3-35v-5c0-3 0-6 1-9 0-4 1-7 2-11 4-8 10-16 19-22 9-7 23-10 43-10h2c16 0 30 3 42 10 13 7 19 19 19 37 0 12-3 22-10 29-7 8-14 14-22 19-2 1-4 2-6 4-3 1-5 2-7 3-6 4-11 7-15 9-5 3-8 5-11 7-2 2-4 4-5 5-2 2-3 4-4 6h80zM216 159c-21 0-38-7-49-22-12-14-17-33-17-57s5-43 17-59c11-14 28-21 49-21h3c19 0 33 5 43 15 9 10 15 22 19 34 1 5 2 11 3 16 0 6 0 11 0 15s0 9 0 15c-1 5-2 11-3 16-4 12-10 23-19 33-10 10-24 15-43 15zM217 134c10 0 16-4 20-11 4-6 6-14 8-22 0-4 0-8 1-11 0-4 0-7 0-10s0-6 0-10c-1-3-1-7-1-11-2-8-4-16-8-22-4-8-10-12-20-12-9 0-15 4-19 12-4 6-7 14-8 22 0 4 0 7 0 11-1 4-1 7-1 10s0 6 1 10c0 4 0 7 0 11 1 8 4 16 8 22 4 7 10 11 19 11zM369 159c-22 0-38-7-49-22-11-14-17-33-17-57s6-43 17-59c11-14 27-21 49-21h2c20 0 34 5 43 15 10 10 16 22 19 34 2 5 3 11 3 16 1 6 1 11 1 15s0 9-1 15c0 5-1 11-3 16-3 12-9 23-19 33-9 10-23 15-43 15zM370 134c10 0 16-4 20-11 4-6 6-14 7-22 1-4 1-8 1-11 0-4 0-7 0-10s0-6 0-10c0-3 0-7-1-11-1-8-3-16-7-22-4-8-10-12-20-12-9 0-16 4-19 12-4 6-7 14-8 22 0 4-1 7-1 11s0 7 0 10 0 6 0 10 1 7 1 11c1 8 4 16 8 22 3 7 10 11 19 11z">
          <text:p/>
        </draw:path>
        <draw:path draw:style-name="gr7" draw:text-style-name="P5" draw:layer="layout" svg:width="0.151cm" svg:height="0.182cm" svg:x="2.526cm" svg:y="27.17cm" svg:viewBox="0 0 152 183" svg:d="M45 128v1c1 6 4 12 9 17s12 8 21 8 16-3 20-7c5-5 7-10 9-15 1-3 1-5 2-8 0-3 0-5 0-7 0-11-3-18-8-23s-11-9-17-10c-1 0-2 0-3 0 0 0-1 0-2 0-2 0-3 0-5 0s-3 1-5 1c-4 1-7 2-11 4-3 2-5 5-7 8h-3-42l12-97h3 122v31h-93l-5 37c6-4 13-7 20-9 7-1 14-2 23-2h2c18 0 35 5 47 17 12 10 18 25 18 44 0 18-6 33-19 46-13 12-33 18-58 18l-2 1c-23-1-40-5-51-14s-18-19-21-30c0-2 0-4-1-6 0-2 0-4 0-5h2z">
          <text:p/>
        </draw:path>
        <draw:path draw:style-name="gr7" draw:text-style-name="P5" draw:layer="layout" svg:width="0.313cm" svg:height="0.185cm" svg:x="2.456cm" svg:y="26.69cm" svg:viewBox="0 0 314 186" svg:d="M0 35h6c12 0 22-2 32-8s16-13 18-23h3 34v179h-3-45v-126h-45zM234 186c-25 0-45-8-58-25s-19-39-19-67c0-29 6-52 19-68 13-17 33-26 58-26h3c23 0 39 6 50 18 11 11 18 24 22 38 2 7 3 13 4 20 1 6 1 13 1 18s0 11-1 17-2 13-4 19c-4 14-11 27-22 39-11 11-27 17-50 17zM236 157c11 0 18-5 23-13 4-8 7-16 8-26 1-4 1-9 1-13s0-8 0-11c0-4 0-8 0-13 0-4 0-8-1-12-1-10-4-19-8-27-5-8-12-12-23-12s-19 4-23 12c-5 8-8 17-9 26 0 5-1 9-1 13 0 5 0 9 0 13 0 3 0 7 0 11 0 5 1 9 1 13 1 10 4 18 9 26 4 8 12 13 23 13z">
          <text:p/>
        </draw:path>
        <draw:path draw:style-name="gr7" draw:text-style-name="P5" draw:layer="layout" svg:width="0.311cm" svg:height="0.182cm" svg:x="2.456cm" svg:y="26.353cm" svg:viewBox="0 0 312 183" svg:d="M0 32h6c12 0 22-3 32-9 10-5 16-13 18-23h3 34v179h-3-45v-126h-45zM205 127v1 1c1 5 4 11 9 16s12 8 21 8 16-3 20-7c5-5 8-10 9-15 1-3 2-5 2-8s0-5 0-7c0-10-2-18-8-23-5-5-11-8-17-10-1 0-2 0-2 0-1 0-2 0-3 0s-3 0-5 0c-1 1-3 1-5 1-3 1-7 3-10 4-4 2-6 5-8 8h-2-43l12-96h2 123v31h-93l-5 37c7-4 13-7 20-8 7-2 15-3 23-3h3c18 0 33 5 45 16 13 10 19 25 19 44 0 18-7 34-20 46-12 13-31 19-56 19l-3 1c-23-1-40-5-51-14-12-10-18-20-21-31-1-2-1-4-1-6-1-2-1-3-1-5h2z">
          <text:p/>
        </draw:path>
        <draw:path draw:style-name="gr7" draw:text-style-name="P5" draw:layer="layout" svg:width="0.331cm" svg:height="0.185cm" svg:x="2.438cm" svg:y="25.913cm" svg:viewBox="0 0 332 186" svg:d="M150 182h-3-146v-7c0-10 1-18 5-26 4-7 10-14 18-21 5-4 11-9 18-13s14-9 23-14c5-3 10-6 15-9 4-3 8-6 11-9 5-4 8-8 11-12 2-5 3-10 3-15 0-9-3-15-8-19s-10-7-16-8c-1 0-2 0-3 0 0 0-1 0-2 0-9 0-16 3-22 8-6 4-9 12-9 22v6h-3-42v-6c0-3 0-6 1-10 0-4 1-8 3-12 4-9 11-18 22-26 10-7 28-11 50-11h3c18 0 35 4 49 12 15 8 22 22 22 42 0 14-4 25-11 35-8 9-16 16-26 22-2 1-5 3-7 4-3 2-5 3-8 4-7 4-13 8-18 11s-9 5-13 8c-2 2-4 4-6 6-1 2-3 4-4 6h93zM252 186c-25 0-44-9-57-26-13-16-19-39-19-67 0-29 6-51 19-68s32-25 57-25h3c23 0 39 6 50 17 11 12 18 25 22 39 2 6 3 13 4 19 0 7 1 13 1 18s-1 11-1 18c-1 6-2 13-4 19-4 14-11 27-22 38-11 12-27 17-50 17zM254 156c10 0 18-4 23-12 4-8 7-17 8-26 1-5 1-9 1-13s0-8 0-12c0-3 0-7 0-11 0-5 0-10-1-14-1-9-4-18-8-26-5-8-13-12-23-13-11 1-19 5-23 13-5 8-8 16-9 26-1 4-1 8-1 14 0 4 0 8 0 11 0 4 0 8 0 12s0 8 1 13c1 9 4 18 9 26 4 8 12 12 23 12z">
          <text:p/>
        </draw:path>
        <draw:path draw:style-name="gr7" draw:text-style-name="P5" draw:layer="layout" svg:width="0.335cm" svg:height="0.185cm" svg:x="2.434cm" svg:y="25.232cm" svg:viewBox="0 0 336 186" svg:d="M44 121c0 2 1 4 1 6s0 4 1 6c1 6 5 11 10 16 4 4 12 7 22 7 11 0 19-3 24-8 6-5 8-12 8-19 0-8-2-13-5-16-4-4-8-6-12-7-2-1-5-1-7-1s-4 0-5 0h-20v-30h14c1 0 3 0 7 0 3 0 5 0 8-1 4-1 8-3 12-7 3-4 5-8 5-15 0-1 0-3-1-4 0-2-1-4-2-6-1-3-4-6-8-8-4-3-11-5-20-5-1 0-2 0-4 1-1 0-2 0-4 0-5 1-10 4-14 9-5 4-7 12-7 23h-3-40c0-3 1-7 1-12 1-4 2-9 4-13 3-9 10-18 20-25 10-8 26-12 48-12h4c22 0 39 4 51 13 11 9 17 21 17 35 0 11-3 20-8 26-6 6-12 11-18 13-2 0-3 1-4 1s-3 1-4 1v1c11 0 20 4 28 12 8 7 12 17 12 31s-4 24-11 31c-8 8-17 13-26 16-8 2-15 4-22 4-7 1-12 1-14 1h-4c-24 0-41-4-53-12-11-9-18-18-22-28-1-4-2-8-3-13 0-4 0-8 0-11h2zM256 186c-25-1-44-9-57-26-13-16-19-39-19-67 0-29 6-51 19-68s32-25 57-25h3c23 0 39 6 50 17 11 12 18 25 22 38 2 7 3 14 4 21 1 6 1 12 1 17s0 11-1 17c-1 7-2 13-4 20-4 14-11 26-22 38s-27 17-50 17zM258 156c11 0 18-4 23-12 4-8 7-17 8-27 1-4 1-8 1-12s0-8 0-12c0-3 0-7 0-11 0-5 0-9-1-14-1-10-4-18-8-26-5-8-12-13-23-13s-19 5-23 13c-5 8-8 16-9 26 0 5-1 9-1 14 0 4 0 8 0 11 0 4 0 8 0 12s1 8 1 13c1 9 4 18 9 26 4 8 12 12 23 12z">
          <text:p/>
        </draw:path>
        <draw:path draw:style-name="gr7" draw:text-style-name="P5" draw:layer="layout" svg:width="0.337cm" svg:height="0.184cm" svg:x="2.432cm" svg:y="24.551cm" svg:viewBox="0 0 338 185" svg:d="M0 142v-32l91-107h3 41v108h27v31h-27v40h-2-44v-40zM91 111v-64l-54 64zM258 185c-25 0-44-8-57-25s-19-39-19-67 6-50 19-67c13-18 32-26 57-26h3c23 0 39 5 50 18 11 12 18 24 22 38 2 7 3 13 4 20 1 6 1 12 1 17s0 11-1 17c-1 7-2 13-4 20-4 14-11 26-22 38-11 11-27 17-50 17zM260 156c11 0 18-4 23-12 4-8 7-17 8-27 1-4 1-8 1-13 0-4 0-8 0-11 0-4 0-7 0-12 0-4 0-8-1-12-1-10-4-19-8-27-5-8-12-12-23-12s-19 4-23 12c-5 8-8 17-9 26 0 5-1 9-1 13 0 5 0 8 0 12 0 3 0 7 0 12 0 4 1 8 1 12 1 10 4 19 9 27 4 8 12 12 23 12z">
          <text:p/>
        </draw:path>
        <draw:path draw:style-name="gr7" draw:text-style-name="P5" draw:layer="layout" svg:width="0.332cm" svg:height="0.185cm" svg:x="2.437cm" svg:y="23.968cm" svg:viewBox="0 0 333 186" svg:d="M44 131l1 1v1c1 6 4 11 10 16 4 5 12 8 21 8s16-2 20-7c4-4 7-9 9-15 1-2 1-5 2-8 0-2 0-5 0-7 0-10-3-18-8-23s-11-8-17-9c-1 0-2-1-3-1s-1 0-2 0c-2 0-3 0-5 1-2 0-3 0-5 0-4 1-7 3-11 5-4 1-6 4-8 7h-3-42l12-97h3 122v31h-93l-5 38c6-4 14-6 21-8s14-3 23-3h2c18 0 34 6 46 16s18 25 18 44c0 18-6 34-19 46s-32 19-57 19h-2c-24 0-41-5-52-14s-18-19-21-29c0-2 0-4-1-6 0-2 0-4 0-6h2zM253 186c-25 0-44-9-57-25-13-17-19-40-19-68 0-27 6-51 19-68 13-16 32-25 57-25h3c23 0 39 6 50 18 11 11 18 24 22 39 2 6 3 13 4 19 1 7 1 12 1 17 0 6 0 11-1 18-1 6-2 13-4 19-4 14-11 27-22 38-11 12-27 18-50 18zM255 157c11-1 18-5 23-13 4-8 7-17 8-26 1-5 1-9 1-13s0-8 0-12c0-3 0-7 0-11s0-8-1-13c-1-9-4-18-8-27-5-8-12-12-23-13-11 1-19 5-23 13-5 9-8 18-9 27 0 4-1 9-1 13s0 8 0 11c0 4 0 8 0 12s1 9 1 13c1 9 4 18 9 26 4 8 12 12 23 13z">
          <text:p/>
        </draw:path>
        <draw:path draw:style-name="gr7" draw:text-style-name="P5" draw:layer="layout" svg:width="0.333cm" svg:height="0.185cm" svg:x="2.436cm" svg:y="23.336cm" svg:viewBox="0 0 334 186" svg:d="M111 46c-2-6-6-10-11-12-6-3-12-4-19-4h-1c-11 0-21 4-26 12-6 8-9 18-10 31 5-5 11-8 19-10 7-3 14-4 21-4h3c18 0 33 5 47 15 13 11 20 26 20 46 0 5 0 8-1 13 0 4-2 9-3 13-4 10-11 19-21 28-10 8-26 12-46 12h-3c-25 0-43-6-54-17s-18-24-22-37c-2-7-3-14-3-21-1-6-1-12-1-17 0-27 6-49 19-67 12-18 33-26 62-26h3c17 0 30 2 40 8 9 6 16 12 20 19 2 3 4 6 5 9 2 3 2 6 3 9h-3zM44 121c0 10 3 19 9 25 6 7 16 10 26 11 9-1 17-4 24-10 6-6 9-14 9-26 0-10-3-18-9-24-6-7-14-10-25-10-1 0-2 0-3 0-2 0-3 1-4 1-7 1-14 4-19 9-6 5-8 13-8 24zM255 186c-26 0-45-9-58-25-13-17-19-40-19-68s6-51 19-68c13-16 32-25 58-25h2c23 0 40 6 50 18 11 11 19 24 22 38 2 7 4 13 4 19 1 7 1 13 1 18s0 11-1 17c0 6-2 13-4 20-3 14-11 27-22 39-10 11-27 17-50 17zM256 157c11-1 18-5 23-13 4-8 7-17 8-27 1-4 1-9 1-13 1-4 1-8 1-11 0-4 0-8-1-12 0-4 0-8-1-13-1-9-4-18-8-26-5-8-12-12-23-12s-19 4-23 12c-5 8-8 17-9 26 0 5-1 9-1 13s0 8 0 12c0 3 0 7 0 11 0 5 1 9 1 13 1 11 4 19 9 27 4 8 12 12 23 13z">
          <text:p/>
        </draw:path>
        <draw:path draw:style-name="gr7" draw:text-style-name="P5" draw:layer="layout" svg:width="0.337cm" svg:height="0.185cm" svg:x="2.432cm" svg:y="22.803cm" svg:viewBox="0 0 338 186" svg:d="M0 4h3 158v29c-1 1-5 5-12 11-7 7-14 15-22 26-4 5-7 10-11 16-3 5-6 11-9 18-7 14-11 27-14 40s-6 26-6 39h-3-47c1-11 3-21 5-31 3-10 6-18 9-26 1-3 2-6 3-8 1-3 2-5 3-7 6-14 14-26 24-38 10-13 20-23 30-33 0 0 1-1 2-2 0 0 1-1 2-1v-1h-115zM258 186c-25 0-44-9-57-25-13-17-19-39-19-68 0-28 6-51 19-68 13-16 32-25 57-25h3c23 0 39 6 50 18 11 11 18 24 22 38 2 6 3 13 4 19 1 7 1 12 1 18 0 5 0 10-1 18-1 6-2 13-4 19-4 14-11 27-22 38-11 12-27 18-50 18zM260 157c11-1 18-5 23-13 4-8 7-17 8-26 1-5 1-9 1-14 0-4 0-8 0-11 0-4 0-8 0-12s0-8-1-13c-1-9-4-18-8-26-5-8-12-12-23-13-11 1-19 5-23 13-5 8-8 17-9 26 0 4-1 9-1 13s0 8 0 12c0 3 0 7 0 11 0 5 1 10 1 14 1 9 4 18 9 26 4 8 12 12 23 13z">
          <text:p/>
        </draw:path>
        <draw:path draw:style-name="gr7" draw:text-style-name="P5" draw:layer="layout" svg:width="0.335cm" svg:height="0.184cm" svg:x="2.434cm" svg:y="22.221cm" svg:viewBox="0 0 336 185" svg:d="M78 185c0 0-1 0-2 0s-2 0-3 0c-4 0-7 0-10 0-3-1-6-1-9-1-14-2-26-7-37-15s-17-21-17-39c0-12 3-21 10-28 6-7 14-12 24-16-9-3-16-8-21-15-4-7-7-14-7-23 0-12 6-23 16-33 11-10 29-15 56-15h3c1 0 3 0 5 0s4 0 5 0c15 2 29 6 42 13 12 7 19 19 19 35 0 10-3 19-8 25-6 6-12 11-20 13 10 4 18 9 24 16 7 7 10 16 10 28 0 19-6 31-17 39s-24 13-38 15c-3 0-6 1-9 1s-6 0-9 0h-2c-1 0-1 0-1 0-1 0-1 0-1 0-1 0-1 0-2 0zM79 156h1c2 0 3 0 5 0s4-1 6-1c5-2 11-4 16-8 4-4 7-12 7-20 0-2 0-3-1-5 0-1 0-3-1-5-1-4-5-9-10-13-4-3-12-6-23-6s-19 3-23 6c-5 4-9 9-10 13-1 2-1 4-1 5-1 2-1 3-1 5 0 10 3 16 8 20s10 7 16 8c2 0 4 1 6 1s4 0 5 0zM79 75c2 0 4 0 6-1 2 0 4 0 6-1 5-1 9-3 13-7 4-3 6-9 6-15s-2-11-5-14-7-5-11-6c-3-1-6-2-8-2-3-1-5-1-7-1-1 0-3 0-6 1-3 0-6 0-9 1-4 2-7 4-11 7-3 3-5 8-5 14 0 7 2 12 6 16 4 3 8 5 13 6 2 1 5 1 7 1 2 1 4 1 5 1zM256 185c-25 0-44-8-57-25s-19-40-19-68 6-50 19-67 32-25 57-25h3c23 0 39 6 50 17 11 12 18 24 22 38 2 7 3 13 4 20 1 6 1 12 1 17s0 11-1 17c-1 7-2 13-4 20-4 15-11 27-22 39-11 11-27 17-50 17zM258 156c11 0 18-4 23-12 4-8 7-18 8-28 1-4 1-8 1-12 0-5 0-8 0-12 0-3 0-7 0-11 0-5 0-9-1-13-1-10-4-19-8-27-5-8-12-12-23-12s-19 4-23 12c-5 8-8 17-9 27 0 4-1 8-1 12 0 5 0 9 0 12 0 4 0 7 0 12 0 4 1 8 1 13 1 9 4 19 9 27 4 8 12 12 23 12z">
          <text:p/>
        </draw:path>
        <draw:path draw:style-name="gr7" draw:text-style-name="P5" draw:layer="layout" svg:width="0.333cm" svg:height="0.185cm" svg:x="2.436cm" svg:y="21.781cm" svg:viewBox="0 0 334 186" svg:d="M45 141c2 6 6 10 11 12s12 4 19 4c2 0 4 0 6-1 3 0 5-1 8-2 5-2 9-6 13-12 5-6 7-16 8-28-3 3-6 5-10 7-3 2-7 3-11 4-3 1-6 2-9 2s-6 1-9 1h-3c-19 0-34-6-48-16-13-10-20-25-20-45 0-1 0-2 0-3 0 0 0-1 0-2 1-15 7-29 18-43 11-12 30-18 56-18h3c23 0 41 5 51 16 11 12 18 24 22 36 2 7 3 14 3 20 1 6 1 12 1 17 0 27-6 50-19 68-12 19-33 28-61 28h-2c-18 0-31-3-40-8-9-6-16-12-20-19-2-3-4-6-5-9-2-4-3-6-3-9h2zM110 66c0-2 0-4 0-7-1-2-2-5-3-8-2-5-5-9-10-14-5-4-12-6-21-6s-18 3-24 9c-7 6-10 15-10 26 0 9 3 18 9 24s15 10 25 10 18-3 25-9c6-6 9-14 9-25zM255 186c-26 0-45-8-58-25s-19-39-19-67 6-51 19-67c13-18 32-27 58-27h2c23 0 40 6 50 18 11 12 19 25 22 39 2 7 4 13 4 19 1 7 1 13 1 18s0 11-1 17c0 6-2 13-4 19-3 14-11 27-22 39-10 11-27 17-50 17zM256 157c11 0 18-5 23-13 4-8 7-16 8-26 1-4 1-9 1-13 1-4 1-8 1-11 0-4 0-8-1-12 0-4 0-8-1-12-1-10-4-19-8-27-5-8-12-12-23-12s-19 4-23 12c-5 8-8 17-9 26 0 5-1 9-1 13s0 8 0 12c0 3 0 7 0 11 0 5 1 9 1 13 1 10 4 18 9 26 4 8 12 13 23 13z">
          <text:p/>
        </draw:path>
        <draw:path draw:style-name="gr7" draw:text-style-name="P5" draw:layer="layout" svg:width="0.42cm" svg:height="0.158cm" svg:x="2.401cm" svg:y="21.324cm" svg:viewBox="0 0 421 159" svg:d="M0 30h5c10 0 19-3 27-8 9-5 14-11 16-20h2 29v154h-2-39v-108h-38zM199 159c-21 0-38-7-49-22-11-14-16-33-16-58 0-24 5-43 16-58 11-14 28-21 49-21h3c19 0 34 5 43 14 9 10 15 21 19 33 1 6 2 11 3 17 0 5 1 10 1 15 0 4-1 10-1 16-1 5-2 11-3 16-4 12-10 23-19 33s-24 15-43 15zM201 134c9 0 16-4 19-11 4-7 7-14 8-22 0-4 1-8 1-11 0-4 0-8 0-11s0-7 0-10c0-4-1-7-1-11-1-8-4-16-8-23-3-7-10-10-19-10-10 0-16 3-20 10s-6 15-7 23c-1 3-1 7-1 11 0 3-1 7-1 10s1 7 1 11c0 3 0 7 1 11 1 8 3 15 7 22s10 11 20 11zM353 159c-22 0-39-7-50-22-11-14-16-33-16-58 0-24 5-43 16-58 11-14 28-21 50-21h2c20 0 34 5 44 14 9 10 15 21 18 33 2 6 3 11 4 17 0 5 0 10 0 15 0 4 0 10 0 16-1 5-2 11-4 16-3 12-9 23-18 33-10 10-24 15-44 15zM354 134c10 0 16-4 20-11s6-14 7-22c1-4 1-8 1-11 0-4 0-8 0-11s0-7 0-10c0-4 0-7-1-11-1-8-3-16-7-23s-10-10-20-10c-9 0-15 3-19 10s-8 15-9 23c0 3 0 7-1 11 0 3 0 7 0 10s0 7 0 11c1 3 1 7 1 11 1 8 5 15 9 22s10 11 19 11z">
          <text:p/>
        </draw:path>
        <draw:path draw:style-name="gr7" draw:text-style-name="P5" draw:layer="layout" svg:width="0.42cm" svg:height="0.159cm" svg:x="2.401cm" svg:y="20.884cm" svg:viewBox="0 0 421 160" svg:d="M0 30h5c9 0 19-2 27-7 9-5 14-12 16-20h2 29v154h-2-39v-108h-38zM153 30h5c9 0 19-2 27-7 9-5 14-12 16-20h2 29v154h-3-38v-108h-38zM353 160c-22-1-39-8-50-22s-16-34-16-58 5-44 16-58c11-15 28-22 50-22h3c19 0 33 5 43 15 9 10 15 21 18 33 2 7 3 12 4 18 0 5 0 10 0 14 0 5 0 10 0 15-1 6-2 11-4 17-3 12-9 23-18 33-10 9-24 14-43 14zM354 135c10-1 16-4 20-11s6-15 7-23c1-4 1-7 1-11 1-3 1-7 1-10s0-6-1-9c0-4 0-8-1-11-1-10-3-17-7-24s-10-10-20-11c-9 1-15 4-19 11s-8 14-9 23c0 4 0 8 0 11-1 4-1 7-1 10s0 7 1 10c0 4 0 8 0 11 1 8 5 16 9 23s10 10 19 11z">
          <text:p/>
        </draw:path>
        <draw:path draw:style-name="gr7" draw:text-style-name="P5" draw:layer="layout" svg:width="0.42cm" svg:height="0.159cm" svg:x="2.401cm" svg:y="20.447cm" svg:viewBox="0 0 421 160" svg:d="M0 31h5c10 0 19-2 27-7 9-5 14-12 16-21h2 29v154h-2-39v-107h-38zM265 157h-3-125v-6c0-9 2-16 5-22 4-7 9-13 16-19 4-4 9-7 14-11 6-4 12-8 19-12 5-3 10-5 13-8 4-2 7-5 10-7 4-3 7-7 9-10 2-4 3-8 3-13 0-7-2-13-7-16-4-3-8-5-14-6 0 0-1-1-2-1s-1 0-2 0c-7 0-14 3-19 7s-8 10-8 19v5h-2-35v-5c0-2 0-5 0-9 1-3 2-6 3-10 3-8 10-15 19-23 9-6 23-10 42-10h3c15 0 29 4 42 11 12 8 19 20 19 37 0 12-4 21-10 29-7 7-14 13-22 18-2 2-4 3-6 4-3 2-5 3-7 4-6 3-11 6-16 9-4 2-8 5-10 7s-4 3-5 5c-2 2-3 4-4 6h80zM353 160c-22 0-39-8-50-22s-16-33-16-57 5-44 16-58c11-15 28-23 50-23h2c20 0 34 5 44 16 9 10 15 21 18 33 2 6 3 11 4 17 0 5 0 10 0 15 0 4 0 9 0 14-1 6-2 11-4 17-3 12-9 23-18 33-10 10-24 15-44 15zM354 135c10-1 16-4 20-11s6-14 7-23c1-3 1-7 1-11 0-3 0-6 0-9s0-7 0-10c0-4 0-8-1-11-1-8-3-16-7-23s-10-10-20-11c-9 1-15 4-19 11s-8 15-9 23c0 3 0 7-1 11 0 3 0 7 0 10s0 6 0 10c1 3 1 7 1 11 1 8 5 15 9 22s10 10 19 11z">
          <text:p/>
        </draw:path>
        <draw:path draw:style-name="gr7" draw:text-style-name="P5" draw:layer="layout" svg:width="0.42cm" svg:height="0.158cm" svg:x="2.401cm" svg:y="20.107cm" svg:viewBox="0 0 421 159" svg:d="M0 30h5c9 0 19-3 27-7 9-5 14-12 16-20h2 29v153h-2-39v-107h-38zM171 104c0 1 1 3 1 5s0 4 1 5c1 5 4 10 8 13 4 4 11 7 19 7 9 0 16-3 20-7 5-5 7-10 7-16 0-7-2-11-5-14s-6-5-10-6c-2 0-4-1-5-1-2 0-4 0-5 0h-17v-25h13c1 0 3 0 5 0 2-1 4-1 7-1 3-1 7-3 10-6s4-7 4-13c0-1 0-2 0-3-1-2-1-3-2-6-1-2-4-5-7-7-4-3-9-4-16-4-1 0-2 0-3 0-2 0-3 1-4 1-5 1-9 3-13 7-3 4-5 12-5 21h-3-34c0-3 0-6 1-10 0-4 1-8 3-12 3-8 9-16 17-22 9-7 23-10 42-10h2c19 0 34 4 44 12 9 7 14 17 14 31 0 9-2 16-7 21-4 5-10 9-15 11-1 0-2 0-4 1-1 0-2 0-3 0v1c9 1 18 4 24 10 7 7 11 15 11 27s-4 21-10 27c-7 6-14 11-22 13-7 2-13 4-19 4-6 1-10 1-12 1h-2c-21 0-36-4-46-11-9-7-16-15-19-24-1-3-2-7-2-10-1-4-1-7-1-10h2zM353 159c-22 0-39-7-50-22-11-14-16-33-16-57s5-44 16-59c11-14 28-21 50-21h3c19 0 33 5 43 15 9 10 15 21 18 34 2 5 3 11 4 16 0 6 0 11 0 15s0 9 0 15c-1 5-2 11-4 16-3 12-9 23-18 33-10 10-24 15-43 15zM354 134c10 0 16-4 20-11 4-6 6-14 7-22 1-4 1-8 1-11 1-4 1-7 1-10s0-6-1-10c0-3 0-7-1-11-1-8-3-16-7-23s-10-11-20-11c-9 0-15 4-19 11s-8 15-9 23c0 4 0 7 0 11-1 4-1 7-1 10s0 6 1 10c0 4 0 7 0 11 1 8 5 16 9 22 4 7 10 11 19 11z">
          <text:p/>
        </draw:path>
        <draw:path draw:style-name="gr7" draw:text-style-name="P5" draw:layer="layout" svg:width="0.42cm" svg:height="0.159cm" svg:x="2.401cm" svg:y="19.719cm" svg:viewBox="0 0 421 160" svg:d="M0 30h5c9 0 19-2 27-7 9-5 14-11 16-20h2 29v154h-2-39v-108h-38zM132 122v-28l77-91h2 36v92h22v27h-22v35h-3-37v-35zM209 95v-55l-46 55zM353 160c-22 0-39-8-50-22s-16-35-16-58c0-25 5-44 16-58s28-22 50-22h3c19 0 33 5 43 15 9 10 15 21 18 33 2 6 3 11 4 17 0 5 0 10 0 15 0 4 0 9 0 14-1 6-2 11-4 18-3 12-9 23-18 33-10 10-24 14-43 14zM354 135c10-1 16-4 20-11s6-16 7-24c1-3 1-7 1-11 1-3 1-6 1-9 0-4 0-7-1-10 0-4 0-8-1-11-1-9-3-16-7-23s-10-10-20-11c-9 1-15 4-19 11s-8 14-9 23c0 3 0 7 0 11-1 3-1 6-1 10 0 3 0 6 1 9 0 4 0 8 0 11 1 9 5 17 9 24s10 10 19 11z">
          <text:p/>
        </draw:path>
        <draw:path draw:style-name="gr7" draw:text-style-name="P5" draw:layer="layout" svg:width="0.42cm" svg:height="0.158cm" svg:x="2.401cm" svg:y="19.379cm" svg:viewBox="0 0 421 159" svg:d="M0 30h5c9 0 19-3 27-8 9-4 14-11 16-19h2 29v153h-2-39v-108h-38zM174 111v1 1c1 5 4 9 8 14 4 4 10 6 18 6s14-2 17-6c4-3 7-8 8-12 1-3 1-5 2-7 0-2 0-4 0-6 0-9-2-16-7-20s-9-7-15-8c-1 0-1 0-2 0s-1 0-2 0-3 0-4 0c-2 0-3 0-4 1-4 0-7 2-10 3-2 2-5 4-6 6h-2-36l10-81h2 104v26h-79l-4 32c5-4 11-6 17-7 6-2 12-3 20-3h2c15 0 28 5 39 14 10 9 16 21 16 38 0 15-6 28-17 40-11 11-27 16-49 16h-2c-19 0-34-4-43-12-9-7-15-17-18-26 0-2-1-3-1-5s0-3 0-5h2zM353 159c-22 0-39-7-50-22s-16-34-16-58 5-43 16-58c11-14 28-21 50-21h3c19 0 33 5 43 15 9 10 15 20 18 32 2 6 3 12 4 17 0 6 0 11 0 15s0 9 0 15c-1 5-2 11-4 16-3 12-9 23-18 34-10 10-24 15-43 15zM354 133c10 0 16-4 20-11s6-14 7-22c1-4 1-8 1-11 1-4 1-7 1-10s0-6-1-10c0-4 0-7-1-11-1-8-3-16-7-23-4-6-10-10-20-10-9 0-15 4-19 10-4 7-8 15-9 23 0 4 0 7 0 11-1 4-1 7-1 10s0 6 1 10c0 3 0 7 0 11 1 8 5 15 9 22s10 11 19 11z">
          <text:p/>
        </draw:path>
        <draw:path draw:style-name="gr7" draw:text-style-name="P5" draw:layer="layout" svg:width="0.421cm" svg:height="0.158cm" svg:x="2.401cm" svg:y="19.038cm" svg:viewBox="0 0 422 159" svg:d="M0 31h5c9 0 19-2 27-7 9-5 14-12 16-20h2 29v153h-3-38v-108h-38zM229 40c-1-5-4-8-9-10s-11-3-16-4h-1c-10 1-17 4-22 11-5 6-8 15-8 26 4-4 9-6 15-8s12-3 18-3h2c16 0 29 4 41 13 12 8 17 21 17 39 0 3 0 6 0 10-1 4-2 8-3 12-4 8-10 16-18 23-9 7-22 10-40 10h-2c-21 0-36-5-46-14-9-10-15-20-18-32-2-6-3-11-3-17-1-6-1-10-1-15 0-23 5-41 16-57 11-15 29-24 53-24h2c15 0 26 4 34 9 8 4 14 10 18 16 2 2 3 5 4 8 1 2 2 5 3 7h-3zM172 104c0 9 3 16 9 21 5 6 12 9 21 9 8 0 15-3 20-8 6-5 8-12 8-21s-2-16-7-21c-5-6-12-9-22-9-1 0-2 0-3 1-1 0-2 0-3 0-6 1-11 4-16 8-4 5-7 11-7 20zM353 159c-22 0-39-7-50-21-11-15-16-34-16-58s5-43 16-57c11-15 28-23 50-23h3c19 0 34 6 43 16s15 21 19 33c1 5 2 11 3 16 0 6 1 11 1 15 0 5-1 10-1 15-1 6-2 11-3 17-4 12-10 23-19 32-9 10-24 15-43 15zM355 134c9 0 16-3 19-10 4-7 7-15 8-23 0-4 0-7 1-11 0-3 0-7 0-10s0-6 0-10c-1-3-1-7-1-10-1-9-4-16-8-23-3-7-10-11-19-11-10 0-16 4-21 11-4 7-6 14-8 22 0 4 0 8 0 11-1 4-1 7-1 10s0 7 1 10c0 4 0 8 0 11 2 8 4 16 8 23 5 7 11 10 21 10z">
          <text:p/>
        </draw:path>
        <draw:path draw:style-name="gr7" draw:text-style-name="P5" draw:layer="layout" svg:width="0.42cm" svg:height="0.158cm" svg:x="2.401cm" svg:y="18.7cm" svg:viewBox="0 0 421 159" svg:d="M0 31h5c9 0 19-2 27-7 9-6 14-13 16-21h2 29v153h-2-39v-107h-38zM132 3h2 135v26c-1 1-4 4-10 10-6 5-13 13-20 22-3 4-6 9-9 14-3 4-5 9-8 15-5 11-9 23-12 34-2 11-4 22-4 32h-2-40c0-9 2-17 4-26 2-8 5-16 7-22 1-3 2-5 3-7s2-4 3-6c5-11 12-22 20-32s16-20 25-28l1-1c1-1 1-1 2-2h-97zM353 159c-22 0-39-7-50-21-11-15-16-34-16-58s5-43 16-58 28-22 50-22h3c19 0 33 5 43 15 9 11 15 22 18 34 2 5 3 11 4 16 0 6 0 11 0 15 0 5 0 10 0 15-1 5-2 11-4 17-3 12-9 22-18 32-10 10-24 15-43 15zM354 134c10 0 16-4 20-10 4-7 6-15 7-23 1-4 1-7 1-11 1-4 1-7 1-10s0-6-1-10c0-3 0-7-1-11-1-8-3-15-7-22s-10-11-20-11c-9 0-15 4-19 11s-8 14-9 22c0 4 0 8 0 11-1 4-1 7-1 10s0 7 1 10c0 4 0 7 0 11 1 8 5 16 9 23 4 6 10 10 19 10z">
          <text:p/>
        </draw:path>
        <draw:path draw:style-name="gr7" draw:text-style-name="P5" draw:layer="layout" svg:width="0.42cm" svg:height="0.16cm" svg:x="2.401cm" svg:y="18.406cm" svg:viewBox="0 0 421 161" svg:d="M0 31h5c9 0 19-2 27-7 9-5 14-11 16-20h2 29v153h-2-39v-107h-38zM200 159c-1 0-2 0-2 0-1 0-2 0-3 0-2 0-5 0-7 0-3 0-6-1-9-1-11-2-22-6-31-13-10-7-15-17-15-32 0-10 3-18 9-24 5-6 12-11 21-13-8-3-14-7-18-13s-6-13-6-20c0-11 4-20 13-29 10-8 25-14 48-14h2c1 0 3 2 4 2 2 0 3 0 5 0 13 1 25 4 35 11 11 6 17 16 17 30 0 9-3 16-7 21-5 6-11 9-17 12 8 2 15 7 21 13 5 6 8 14 8 24 0 15-5 26-15 33-9 7-20 11-32 12-3 1-5 1-8 1-2 0-5 0-7 0h-3-1c-1 0-1 0-2 0zM200 134c1 0 1 0 1 0 2 0 3 0 5 0 1 0 3 0 4-1 5-1 10-3 14-7 4-3 6-8 6-16 0-1 0-2 0-4 0-1-1-3-1-4-2-4-4-8-9-11-4-3-10-5-19-5s-16 2-20 5-7 7-8 11c-1 1-1 3-1 4-1 2-1 3-1 4 0 8 2 13 7 17 4 3 9 5 14 7 1 0 3 0 4 0 2 0 3 0 4 0zM201 66c1 0 3 0 5-1 1 0 3 0 5-1 4-1 8-3 11-6s5-7 5-13c0-5-2-9-4-12-3-2-6-4-10-5-2-1-5-2-7-2s-4 0-5 0-3 0-5 0c-3 0-5 1-8 2s-6 3-9 5c-3 3-4 7-4 12 0 6 1 11 5 14 3 3 7 4 11 5 2 1 3 1 5 1 2 1 3 1 5 1zM353 161c-22 0-39-9-50-23s-16-34-16-58 5-43 16-57c11-15 28-23 50-23h3c19 0 33 6 43 16 9 10 15 21 18 33 2 6 3 11 4 17 0 5 0 10 0 14 0 5 0 10 0 15-1 6-2 11-4 17-3 12-9 23-18 33-10 10-24 14-43 14zM354 135c10-1 16-4 20-11s6-15 7-23c1-3 1-7 1-11 1-3 1-7 1-10s0-6-1-9c0-4 0-8-1-11-1-9-3-16-7-23s-10-10-20-11c-9 1-15 4-19 11s-8 14-9 22c0 4 0 8 0 12-1 3-1 6-1 9s0 7 1 10c0 4 0 8 0 11 1 9 5 16 9 23s10 10 19 11z">
          <text:p/>
        </draw:path>
        <draw:path draw:style-name="gr7" draw:text-style-name="P5" draw:layer="layout" svg:width="0.421cm" svg:height="0.159cm" svg:x="2.401cm" svg:y="18.164cm" svg:viewBox="0 0 422 160" svg:d="M0 30h5c9 0 19-2 27-7 9-5 14-11 16-20h2 29v154h-3-38v-108h-38zM174 121c1 5 5 9 9 11 5 1 10 3 15 3 2 0 4 0 6-1 2 0 4-1 6-2 5-2 8-5 12-10s6-13 7-24c-3 2-6 4-9 6s-6 3-9 4c-3 0-6 1-8 1-3 0-5 1-8 1h-2c-15 0-29-5-41-14-11-9-17-22-17-39 0-1 0-2 0-3 0 0 0-1 0-2 1-13 6-24 16-35 9-11 25-16 47-16h2c20 0 35 4 44 14 9 9 15 19 19 30 1 6 2 11 3 17 0 5 0 10 0 14 0 25-5 44-16 60s-28 24-52 24h-2c-14 0-26-3-33-8-8-4-14-9-18-15-2-3-3-6-4-8-1-3-2-6-3-8h3zM229 56c0-2 0-4-1-6 0-2-1-5-2-7-2-4-5-8-9-12-4-3-10-5-18-5s-14 3-20 8c-5 5-8 12-8 22 0 8 3 15 8 20 5 6 12 10 21 10 8 0 15-4 20-9 6-5 9-12 9-21zM353 160c-22 0-39-8-50-22s-16-33-16-58c0-24 5-44 16-58s28-22 50-22h3c19 0 34 5 43 15s15 21 19 33c1 6 2 11 3 17 0 5 1 10 1 15 0 4-1 10-1 15-1 6-2 11-3 17-4 12-10 23-19 33s-24 15-43 15zM355 135c9-1 16-4 19-11 4-7 7-14 8-23 0-3 0-7 1-11 0-3 0-7 0-10s0-7 0-10c-1-4-1-7-1-11-1-8-4-16-8-23-3-7-10-10-19-10-10 0-16 3-21 10-4 7-6 15-8 23 0 3 0 7 0 11-1 3-1 7-1 10s0 7 1 11c0 3 0 7 0 11 2 8 4 15 8 22 5 7 11 10 21 11z">
          <text:p/>
        </draw:path>
        <draw:line draw:style-name="gr10" draw:text-style-name="P6" draw:layer="layout" svg:x1="5.09cm" svg:y1="27.066cm" svg:x2="5.193cm" svg:y2="27.066cm">
          <text:p/>
        </draw:line>
        <draw:line draw:style-name="gr10" draw:text-style-name="P6" draw:layer="layout" svg:x1="5.09cm" svg:y1="26.096cm" svg:x2="5.193cm" svg:y2="26.096cm">
          <text:p/>
        </draw:line>
        <draw:line draw:style-name="gr10" draw:text-style-name="P6" draw:layer="layout" svg:x1="5.09cm" svg:y1="25.22cm" svg:x2="5.193cm" svg:y2="25.22cm">
          <text:p/>
        </draw:line>
        <draw:line draw:style-name="gr10" draw:text-style-name="P6" draw:layer="layout" svg:x1="5.09cm" svg:y1="24.345cm" svg:x2="5.193cm" svg:y2="24.345cm">
          <text:p/>
        </draw:line>
        <draw:line draw:style-name="gr10" draw:text-style-name="P6" draw:layer="layout" svg:x1="5.09cm" svg:y1="23.518cm" svg:x2="5.193cm" svg:y2="23.518cm">
          <text:p/>
        </draw:line>
        <draw:line draw:style-name="gr10" draw:text-style-name="P6" draw:layer="layout" svg:x1="5.09cm" svg:y1="22.79cm" svg:x2="5.193cm" svg:y2="22.79cm">
          <text:p/>
        </draw:line>
        <draw:line draw:style-name="gr10" draw:text-style-name="P6" draw:layer="layout" svg:x1="5.09cm" svg:y1="22.159cm" svg:x2="5.193cm" svg:y2="22.159cm">
          <text:p/>
        </draw:line>
        <draw:line draw:style-name="gr10" draw:text-style-name="P6" draw:layer="layout" svg:x1="5.09cm" svg:y1="21.48cm" svg:x2="5.193cm" svg:y2="21.48cm">
          <text:p/>
        </draw:line>
        <draw:line draw:style-name="gr10" draw:text-style-name="P6" draw:layer="layout" svg:x1="5.09cm" svg:y1="20.944cm" svg:x2="5.193cm" svg:y2="20.944cm">
          <text:p/>
        </draw:line>
        <draw:line draw:style-name="gr10" draw:text-style-name="P6" draw:layer="layout" svg:x1="5.09cm" svg:y1="20.412cm" svg:x2="5.193cm" svg:y2="20.412cm">
          <text:p/>
        </draw:line>
        <draw:line draw:style-name="gr10" draw:text-style-name="P6" draw:layer="layout" svg:x1="5.09cm" svg:y1="19.925cm" svg:x2="5.193cm" svg:y2="19.925cm">
          <text:p/>
        </draw:line>
        <draw:line draw:style-name="gr10" draw:text-style-name="P6" draw:layer="layout" svg:x1="5.09cm" svg:y1="19.438cm" svg:x2="5.193cm" svg:y2="19.438cm">
          <text:p/>
        </draw:line>
        <draw:line draw:style-name="gr10" draw:text-style-name="P6" draw:layer="layout" svg:x1="5.09cm" svg:y1="19.003cm" svg:x2="5.193cm" svg:y2="19.003cm">
          <text:p/>
        </draw:line>
        <draw:line draw:style-name="gr10" draw:text-style-name="P6" draw:layer="layout" svg:x1="5.09cm" svg:y1="18.612cm" svg:x2="5.193cm" svg:y2="18.612cm">
          <text:p/>
        </draw:line>
        <draw:line draw:style-name="gr10" draw:text-style-name="P6" draw:layer="layout" svg:x1="5.09cm" svg:y1="26.582cm" svg:x2="5.245cm" svg:y2="26.582cm">
          <text:p/>
        </draw:line>
        <draw:line draw:style-name="gr10" draw:text-style-name="P6" draw:layer="layout" svg:x1="5.09cm" svg:y1="25.655cm" svg:x2="5.245cm" svg:y2="25.655cm">
          <text:p/>
        </draw:line>
        <draw:line draw:style-name="gr10" draw:text-style-name="P6" draw:layer="layout" svg:x1="5.09cm" svg:y1="24.734cm" svg:x2="5.245cm" svg:y2="24.734cm">
          <text:p/>
        </draw:line>
        <draw:line draw:style-name="gr10" draw:text-style-name="P6" draw:layer="layout" svg:x1="5.09cm" svg:y1="23.959cm" svg:x2="5.245cm" svg:y2="23.959cm">
          <text:p/>
        </draw:line>
        <draw:line draw:style-name="gr10" draw:text-style-name="P6" draw:layer="layout" svg:x1="5.09cm" svg:y1="23.133cm" svg:x2="5.245cm" svg:y2="23.133cm">
          <text:p/>
        </draw:line>
        <draw:line draw:style-name="gr10" draw:text-style-name="P6" draw:layer="layout" svg:x1="5.09cm" svg:y1="22.45cm" svg:x2="5.245cm" svg:y2="22.45cm">
          <text:p/>
        </draw:line>
        <draw:line draw:style-name="gr10" draw:text-style-name="P6" draw:layer="layout" svg:x1="5.09cm" svg:y1="21.82cm" svg:x2="5.245cm" svg:y2="21.82cm">
          <text:p/>
        </draw:line>
        <draw:line draw:style-name="gr10" draw:text-style-name="P6" draw:layer="layout" svg:x1="5.09cm" svg:y1="21.186cm" svg:x2="5.245cm" svg:y2="21.186cm">
          <text:p/>
        </draw:line>
        <draw:line draw:style-name="gr10" draw:text-style-name="P6" draw:layer="layout" svg:x1="5.09cm" svg:y1="20.702cm" svg:x2="5.245cm" svg:y2="20.702cm">
          <text:p/>
        </draw:line>
        <draw:line draw:style-name="gr10" draw:text-style-name="P6" draw:layer="layout" svg:x1="5.09cm" svg:y1="20.167cm" svg:x2="5.245cm" svg:y2="20.167cm">
          <text:p/>
        </draw:line>
        <draw:line draw:style-name="gr10" draw:text-style-name="P6" draw:layer="layout" svg:x1="5.09cm" svg:y1="19.68cm" svg:x2="5.245cm" svg:y2="19.68cm">
          <text:p/>
        </draw:line>
        <draw:line draw:style-name="gr10" draw:text-style-name="P6" draw:layer="layout" svg:x1="5.09cm" svg:y1="19.193cm" svg:x2="5.245cm" svg:y2="19.193cm">
          <text:p/>
        </draw:line>
        <draw:line draw:style-name="gr10" draw:text-style-name="P6" draw:layer="layout" svg:x1="5.09cm" svg:y1="18.808cm" svg:x2="5.245cm" svg:y2="18.808cm">
          <text:p/>
        </draw:line>
        <draw:line draw:style-name="gr10" draw:text-style-name="P6" draw:layer="layout" svg:x1="5.09cm" svg:y1="18.416cm" svg:x2="5.245cm" svg:y2="18.416cm">
          <text:p/>
        </draw:line>
        <draw:line draw:style-name="gr10" draw:text-style-name="P6" draw:layer="layout" svg:x1="5.92cm" svg:y1="27.066cm" svg:x2="5.817cm" svg:y2="27.066cm">
          <text:p/>
        </draw:line>
        <draw:line draw:style-name="gr10" draw:text-style-name="P6" draw:layer="layout" svg:x1="5.92cm" svg:y1="26.096cm" svg:x2="5.817cm" svg:y2="26.096cm">
          <text:p/>
        </draw:line>
        <draw:line draw:style-name="gr10" draw:text-style-name="P6" draw:layer="layout" svg:x1="5.92cm" svg:y1="25.22cm" svg:x2="5.817cm" svg:y2="25.22cm">
          <text:p/>
        </draw:line>
        <draw:line draw:style-name="gr10" draw:text-style-name="P6" draw:layer="layout" svg:x1="5.92cm" svg:y1="24.345cm" svg:x2="5.817cm" svg:y2="24.345cm">
          <text:p/>
        </draw:line>
        <draw:line draw:style-name="gr10" draw:text-style-name="P6" draw:layer="layout" svg:x1="5.92cm" svg:y1="23.518cm" svg:x2="5.817cm" svg:y2="23.518cm">
          <text:p/>
        </draw:line>
        <draw:line draw:style-name="gr10" draw:text-style-name="P6" draw:layer="layout" svg:x1="5.92cm" svg:y1="22.79cm" svg:x2="5.817cm" svg:y2="22.79cm">
          <text:p/>
        </draw:line>
        <draw:line draw:style-name="gr10" draw:text-style-name="P6" draw:layer="layout" svg:x1="5.92cm" svg:y1="22.159cm" svg:x2="5.817cm" svg:y2="22.159cm">
          <text:p/>
        </draw:line>
        <draw:line draw:style-name="gr10" draw:text-style-name="P6" draw:layer="layout" svg:x1="5.92cm" svg:y1="21.48cm" svg:x2="5.817cm" svg:y2="21.48cm">
          <text:p/>
        </draw:line>
        <draw:line draw:style-name="gr10" draw:text-style-name="P6" draw:layer="layout" svg:x1="5.92cm" svg:y1="20.944cm" svg:x2="5.817cm" svg:y2="20.944cm">
          <text:p/>
        </draw:line>
        <draw:line draw:style-name="gr10" draw:text-style-name="P6" draw:layer="layout" svg:x1="5.92cm" svg:y1="20.412cm" svg:x2="5.817cm" svg:y2="20.412cm">
          <text:p/>
        </draw:line>
        <draw:line draw:style-name="gr10" draw:text-style-name="P6" draw:layer="layout" svg:x1="5.92cm" svg:y1="19.925cm" svg:x2="5.817cm" svg:y2="19.925cm">
          <text:p/>
        </draw:line>
        <draw:line draw:style-name="gr10" draw:text-style-name="P6" draw:layer="layout" svg:x1="5.92cm" svg:y1="19.438cm" svg:x2="5.817cm" svg:y2="19.438cm">
          <text:p/>
        </draw:line>
        <draw:line draw:style-name="gr10" draw:text-style-name="P6" draw:layer="layout" svg:x1="5.92cm" svg:y1="19.003cm" svg:x2="5.817cm" svg:y2="19.003cm">
          <text:p/>
        </draw:line>
        <draw:line draw:style-name="gr10" draw:text-style-name="P6" draw:layer="layout" svg:x1="5.92cm" svg:y1="18.612cm" svg:x2="5.817cm" svg:y2="18.612cm">
          <text:p/>
        </draw:line>
        <draw:line draw:style-name="gr10" draw:text-style-name="P6" draw:layer="layout" svg:x1="5.92cm" svg:y1="26.582cm" svg:x2="5.764cm" svg:y2="26.582cm">
          <text:p/>
        </draw:line>
        <draw:line draw:style-name="gr10" draw:text-style-name="P6" draw:layer="layout" svg:x1="5.92cm" svg:y1="25.655cm" svg:x2="5.764cm" svg:y2="25.655cm">
          <text:p/>
        </draw:line>
        <draw:line draw:style-name="gr10" draw:text-style-name="P6" draw:layer="layout" svg:x1="5.92cm" svg:y1="24.734cm" svg:x2="5.764cm" svg:y2="24.734cm">
          <text:p/>
        </draw:line>
        <draw:line draw:style-name="gr10" draw:text-style-name="P6" draw:layer="layout" svg:x1="5.92cm" svg:y1="23.959cm" svg:x2="5.764cm" svg:y2="23.959cm">
          <text:p/>
        </draw:line>
        <draw:line draw:style-name="gr10" draw:text-style-name="P6" draw:layer="layout" svg:x1="5.92cm" svg:y1="23.133cm" svg:x2="5.764cm" svg:y2="23.133cm">
          <text:p/>
        </draw:line>
        <draw:line draw:style-name="gr10" draw:text-style-name="P6" draw:layer="layout" svg:x1="5.92cm" svg:y1="22.45cm" svg:x2="5.764cm" svg:y2="22.45cm">
          <text:p/>
        </draw:line>
        <draw:line draw:style-name="gr10" draw:text-style-name="P6" draw:layer="layout" svg:x1="5.92cm" svg:y1="21.82cm" svg:x2="5.764cm" svg:y2="21.82cm">
          <text:p/>
        </draw:line>
        <draw:line draw:style-name="gr10" draw:text-style-name="P6" draw:layer="layout" svg:x1="5.92cm" svg:y1="21.186cm" svg:x2="5.764cm" svg:y2="21.186cm">
          <text:p/>
        </draw:line>
        <draw:line draw:style-name="gr10" draw:text-style-name="P6" draw:layer="layout" svg:x1="5.92cm" svg:y1="20.702cm" svg:x2="5.764cm" svg:y2="20.702cm">
          <text:p/>
        </draw:line>
        <draw:line draw:style-name="gr10" draw:text-style-name="P6" draw:layer="layout" svg:x1="5.92cm" svg:y1="20.167cm" svg:x2="5.764cm" svg:y2="20.167cm">
          <text:p/>
        </draw:line>
        <draw:line draw:style-name="gr10" draw:text-style-name="P6" draw:layer="layout" svg:x1="5.92cm" svg:y1="19.68cm" svg:x2="5.764cm" svg:y2="19.68cm">
          <text:p/>
        </draw:line>
        <draw:line draw:style-name="gr10" draw:text-style-name="P6" draw:layer="layout" svg:x1="5.92cm" svg:y1="19.193cm" svg:x2="5.764cm" svg:y2="19.193cm">
          <text:p/>
        </draw:line>
        <draw:line draw:style-name="gr10" draw:text-style-name="P6" draw:layer="layout" svg:x1="5.92cm" svg:y1="18.808cm" svg:x2="5.764cm" svg:y2="18.808cm">
          <text:p/>
        </draw:line>
        <draw:line draw:style-name="gr10" draw:text-style-name="P6" draw:layer="layout" svg:x1="5.92cm" svg:y1="18.416cm" svg:x2="5.764cm" svg:y2="18.416cm">
          <text:p/>
        </draw:line>
        <draw:path draw:style-name="gr7" draw:text-style-name="P5" draw:layer="layout" svg:width="0.152cm" svg:height="0.181cm" svg:x="5.432cm" svg:y="26.986cm" svg:viewBox="0 0 153 182" svg:d="M45 127c0 1 0 1 0 1 0 1 0 1 0 1 1 6 4 12 9 17s12 7 21 7c10 0 17-2 21-7 5-4 8-9 9-14 1-3 2-6 2-8 0-3 0-5 0-7 0-11-2-19-8-24-5-5-11-8-17-9-1 0-3 0-4 0 0 0-1 0-2 0-2 0-3 0-5 0-1 0-3 0-5 1-4 1-7 2-10 4-4 2-6 4-8 7h-3-42l12-96h3 123v31h-94l-5 36c6-3 13-6 20-8 7-1 15-2 24-2h3c18 0 33 5 45 15 12 12 19 26 19 45s-7 34-20 47c-12 12-31 18-58 18h-2c-23 0-40-5-51-13-11-9-17-19-20-30-1-2-1-4-2-6 0-2 0-4 0-6h2z">
          <text:p/>
        </draw:path>
        <draw:path draw:style-name="gr7" draw:text-style-name="P5" draw:layer="layout" svg:width="0.312cm" svg:height="0.185cm" svg:x="5.363cm" svg:y="26.496cm" svg:viewBox="0 0 313 186" svg:d="M0 35h5c12 0 23-3 32-9 10-5 16-13 19-23h2 34v179h-3-45v-126h-44zM234 186c-26-1-45-9-58-26-13-16-19-39-19-68 0-28 6-50 19-67s32-25 58-25h2c23 0 40 6 50 17 11 12 19 25 22 38 2 7 4 14 4 20 1 6 1 12 1 17 0 6 0 12-1 18 0 7-2 13-4 20-3 14-11 27-22 38-10 12-27 17-50 17zM235 156c11 0 18-4 23-12 4-8 7-17 8-27 1-4 1-8 2-12 0-4 0-8 0-13 0-3 0-7 0-11-1-4-1-9-2-13-1-10-4-18-8-26-5-8-12-13-23-13s-19 5-23 13c-5 8-7 16-9 26 0 4-1 8-1 13 0 4 0 8 0 11 0 5 0 9 0 13s1 8 1 13c2 9 4 18 9 26 4 8 12 12 23 12z">
          <text:p/>
        </draw:path>
        <draw:path draw:style-name="gr7" draw:text-style-name="P5" draw:layer="layout" svg:width="0.311cm" svg:height="0.181cm" svg:x="5.362cm" svg:y="26.013cm" svg:viewBox="0 0 312 182" svg:d="M0 31h6c12 0 22-3 32-8 10-6 16-14 19-23h2 35v179h-3-46v-126h-45zM205 126v1 1c1 6 4 11 9 17 5 5 12 8 21 8 10 0 16-2 21-7 4-5 7-10 8-15 1-3 2-6 2-9 0-2 0-4 0-7 0-10-2-18-7-23-6-5-12-8-18-9-1 0-2 0-2-1-1 0-2 0-3 0s-3 0-5 1c-1 0-3 0-5 1-3 0-7 2-10 4s-6 4-8 7h-2-42l12-95h2 122v30h-93l-5 37c7-4 13-6 20-8s15-3 23-3h3c18 0 33 6 45 16 13 10 19 25 19 44s-7 35-19 47c-13 13-32 19-57 19h-3c-23 0-40-5-50-14-11-9-18-19-21-30-1-2-1-4-1-6-1-2-1-4-1-6h3z">
          <text:p/>
        </draw:path>
        <draw:path draw:style-name="gr7" draw:text-style-name="P5" draw:layer="layout" svg:width="0.331cm" svg:height="0.185cm" svg:x="5.344cm" svg:y="25.574cm" svg:viewBox="0 0 332 186" svg:d="M150 183h-2-147v-7c0-10 2-19 6-26 4-8 10-15 18-22 4-4 10-8 17-13 6-4 14-9 22-14 5-3 10-6 15-9 4-3 8-6 11-8 5-4 8-8 11-12s4-9 4-15c0-9-2-16-8-20-5-4-11-6-17-7-1 0-2 0-2 0-1-1-2-1-3-1-8 1-16 3-22 8s-9 13-9 23v6h-3-41v-5c0-3 0-7 1-11 0-4 1-8 3-12 4-10 11-18 22-26s27-12 50-12h2c18 0 36 4 50 12 15 9 22 23 22 44 0 14-3 25-11 33-8 9-16 16-26 22-2 2-5 3-7 5-3 1-6 2-9 4-7 4-13 7-18 10s-9 6-13 9c-2 2-4 4-6 6-1 2-3 4-4 6h94zM252 186c-25 0-44-8-57-25s-19-39-19-67 6-52 19-68c13-17 32-26 57-26h3c23 0 40 6 50 18 11 11 19 24 22 39 2 7 3 13 4 20 1 6 1 12 1 17s0 11-1 17-2 13-4 19c-3 14-11 27-22 39-10 11-27 17-50 17zM254 157c11 0 18-5 23-13 4-8 7-16 8-26 1-4 1-9 1-13s1-8 1-11c0-4-1-8-1-12s0-8-1-12c-1-10-4-19-8-28-5-8-12-12-23-12s-19 4-23 12c-5 9-8 18-9 27 0 5-1 9-1 13s0 8 0 12c0 3 0 7 0 11 0 5 1 9 1 13 1 10 4 18 9 26 4 8 12 13 23 13z">
          <text:p/>
        </draw:path>
        <draw:path draw:style-name="gr7" draw:text-style-name="P5" draw:layer="layout" svg:width="0.335cm" svg:height="0.185cm" svg:x="5.34cm" svg:y="24.65cm" svg:viewBox="0 0 336 186" svg:d="M45 121c0 2 0 4 0 6s1 4 1 7c2 5 5 10 10 15s12 7 22 7 18-3 23-8c6-5 8-11 8-19 0-7-1-13-5-16s-8-6-12-7c-2 0-4-1-7-1-2 0-4 0-5 0h-19v-30h14c2 0 4 0 6-1 3 0 6 0 8-1 5-1 8-3 12-6 3-3 5-8 5-15 0-1 0-3-1-4 0-2-1-3-1-5-2-3-5-6-9-9s-10-4-18-4c-2 0-3 0-4 0-2 0-3 0-5 1-5 1-10 3-14 8-5 4-7 12-7 23h-2-40c0-3 0-7 0-11 1-5 2-9 4-14 3-9 10-17 20-25s27-12 48-12h3c23 0 40 5 51 14s17 20 17 35c0 11-3 19-8 25-6 6-12 10-18 12-1 1-3 1-4 1-1 1-3 1-4 1v1c11 1 20 5 28 13 9 7 13 18 13 31 0 14-4 25-12 32s-16 12-26 15c-8 2-15 4-22 5-7 0-11 0-14 0l-2 1c-25-1-42-5-53-13-12-8-19-18-22-28-2-4-3-8-4-12 0-4 0-8 0-12h2zM257 186c-26 0-45-9-58-25-14-17-20-40-20-69 0-28 6-50 20-67 13-17 32-25 58-25h2c23 0 40 6 50 17 11 12 19 25 22 39 2 6 4 13 4 19 1 7 1 12 1 17 0 6 0 12-1 19 0 6-2 13-4 19-3 14-11 27-22 38-10 12-27 18-50 18zM258 157c11-1 18-5 23-13 4-8 7-17 8-26 1-5 1-9 2-13 0-4 0-9 0-13 0-3 0-7 0-11-1-4-1-8-2-13-1-9-4-18-8-26-5-8-12-12-23-13-11 1-19 5-23 13-5 8-7 17-9 26 0 4-1 9-1 13s0 8 0 11c0 4 0 9 0 13s1 9 1 13c2 9 4 18 9 26 4 8 12 12 23 13z">
          <text:p/>
        </draw:path>
        <draw:path draw:style-name="gr7" draw:text-style-name="P5" draw:layer="layout" svg:width="0.337cm" svg:height="0.184cm" svg:x="5.338cm" svg:y="23.873cm" svg:viewBox="0 0 338 185" svg:d="M0 142v-33l90-106h3 41v107h27v32h-27v40h-2-43v-40zM90 110v-64l-53 64zM259 185c-26 0-45-8-59-25-13-17-19-40-19-68s6-50 19-67c14-17 33-25 59-25h2c23 0 40 5 50 17 11 12 19 24 22 38 2 7 4 13 4 20 1 6 1 12 1 17s0 11-1 17c0 7-2 13-4 20-3 15-11 27-22 39-10 11-27 17-50 17zM260 156c11 0 18-4 23-12 4-9 7-18 8-28 1-4 1-8 2-12 0-5 0-8 0-12 0-3 0-7 0-11-1-5-1-9-2-13-1-10-4-19-8-27-5-8-12-12-23-12s-19 4-23 12c-5 8-7 17-9 27 0 4-1 8-1 12 0 5 0 9 0 12 0 4 0 7 0 12 0 4 1 8 1 12 2 10 4 19 9 28 4 8 12 12 23 12z">
          <text:p/>
        </draw:path>
        <draw:path draw:style-name="gr7" draw:text-style-name="P5" draw:layer="layout" svg:width="0.332cm" svg:height="0.185cm" svg:x="5.343cm" svg:y="23.046cm" svg:viewBox="0 0 333 186" svg:d="M45 131v1 1c1 6 4 11 9 16s12 8 21 8 16-2 20-7c5-4 8-9 9-14 1-3 2-6 2-9 0-2 0-4 0-7 0-10-2-18-8-23-5-5-11-8-17-9-1 0-2 0-3-1 0 0-1 0-2 0-2 0-3 0-5 1-1 0-3 0-5 1-4 1-7 2-10 4-4 2-6 4-8 7h-3-42l12-96h3 122v31h-93l-5 37c6-4 13-6 20-8s15-3 23-3h2c19 0 34 6 46 16 13 10 20 25 20 44s-7 34-21 46c-12 13-31 19-57 19h-2c-23 0-40-5-51-14s-18-18-20-29c-1-2-1-4-2-6 0-2 0-4 0-6h2zM254 186c-26 0-45-9-58-25-13-17-19-39-19-67s6-52 19-69c13-16 32-25 58-25h2c23 0 40 6 50 18 11 11 19 24 22 39 2 6 4 13 4 19 1 7 1 12 1 18 0 5 0 10-1 17 0 6-2 13-4 19-3 14-11 27-22 38-10 12-27 18-50 18zM255 157c11-1 18-5 23-13 4-8 7-17 8-26 1-4 1-9 2-13 0-4 0-8 0-11 0-4 0-8 0-12-1-4-1-8-2-13-1-9-4-18-8-27-5-8-12-12-23-12s-19 4-23 12c-5 9-7 18-9 27 0 4-1 9-1 13s0 8 0 12c0 3 0 7 0 11s1 9 1 13c2 10 4 18 9 26 4 8 12 12 23 13z">
          <text:p/>
        </draw:path>
        <draw:path draw:style-name="gr7" draw:text-style-name="P5" draw:layer="layout" svg:width="0.333cm" svg:height="0.184cm" svg:x="5.342cm" svg:y="22.367cm" svg:viewBox="0 0 334 185" svg:d="M110 45c-2-5-6-9-11-12-6-2-12-3-19-4h-1c-11 0-20 4-25 12-6 8-9 18-10 31 5-4 11-8 18-10s14-3 21-3h3c18 0 33 5 47 15 13 10 21 25 21 45 0 4 0 8-2 12 0 5-1 9-3 14-4 10-11 19-21 27-10 9-25 13-46 13h-3c-24 0-42-5-53-18-11-11-18-23-22-37-1-7-3-13-3-20-1-6-1-12-1-17 0-26 6-48 19-66s33-27 61-27h3c17 0 30 3 40 8 9 6 16 12 20 19 2 3 4 6 5 10 2 3 3 5 3 8h-2zM44 120c0 10 3 18 9 25 7 6 15 10 25 10s18-3 24-9 9-15 9-25-3-18-9-25c-5-6-14-10-24-10-2 0-3 0-4 1-1 0-3 0-4 0-7 2-13 5-18 10-6 5-8 12-8 23zM255 185c-26 0-45-8-58-26-13-17-19-39-19-67s6-50 19-67 32-25 58-25h2c23 0 40 5 51 17 10 12 18 24 22 38 1 7 3 13 3 20 1 6 1 12 1 17s0 11-1 17c0 7-2 13-3 20-4 14-12 26-22 38-11 12-28 18-51 18zM256 155c11 0 19-4 23-12s7-17 8-27c1-4 2-8 2-12 0-5 0-8 0-12 0-3 0-7 0-11 0-5-1-9-2-13-1-10-4-19-8-27s-12-12-23-12-18 4-23 12-7 17-9 27c0 4 0 8-1 12 0 5 0 9 0 12 0 4 0 7 0 12 1 4 1 8 1 13 2 9 4 18 9 26s12 12 23 12z">
          <text:p/>
        </draw:path>
        <draw:path draw:style-name="gr7" draw:text-style-name="P5" draw:layer="layout" svg:width="0.336cm" svg:height="0.185cm" svg:x="5.339cm" svg:y="21.736cm" svg:viewBox="0 0 337 186" svg:d="M0 3h2 158v30c-2 1-6 5-13 11-7 7-14 15-22 27-4 5-7 10-11 16-3 5-6 11-9 18-7 13-11 26-14 39s-5 26-5 38h-3-46c0-10 2-20 4-30 3-10 6-19 9-26 1-3 2-6 3-8 1-3 2-5 3-7 7-13 15-25 24-38s19-23 29-33c1 0 1-1 2-2 0 0 1-1 2-1v-1h-113zM258 186c-26 0-45-9-59-25-13-17-19-40-19-68 0-29 6-51 19-68 14-17 33-25 59-25h2c23 0 40 6 50 17 11 12 19 25 22 39 2 6 4 14 4 20 1 7 1 12 1 17 0 6 0 11-1 18 0 6-2 13-4 19-3 14-11 27-22 38-10 12-27 18-50 18zM259 157c11-1 18-5 23-13 4-8 7-17 8-26 1-5 1-9 2-13 0-4 0-8 0-12 0-3 0-7 0-11-1-4-1-8-2-14-1-9-4-18-8-26-5-8-12-12-23-13-11 1-19 5-23 13-5 8-7 17-9 26 0 5-1 10-1 14s0 8 0 11c0 4 0 8 0 12s1 9 1 13c2 9 4 18 9 26 4 8 12 12 23 13z">
          <text:p/>
        </draw:path>
        <draw:path draw:style-name="gr7" draw:text-style-name="P5" draw:layer="layout" svg:width="0.335cm" svg:height="0.184cm" svg:x="5.34cm" svg:y="21.103cm" svg:viewBox="0 0 336 185" svg:d="M77 185c0 0-1 0-2 0s-2 0-3 0c-3 0-6 0-9 0-3-1-6-1-9-2-14-1-26-6-37-14s-17-22-17-39c0-12 3-21 10-28 6-7 14-12 24-16-9-3-16-8-20-15-5-7-8-14-8-23 0-12 6-23 16-33 11-10 29-15 55-15h3c2 0 3 0 5 0s4 0 5 0c15 1 29 6 42 13s19 19 19 35c0 10-3 19-8 25-6 6-12 11-20 13 10 4 18 9 24 16 7 7 10 16 10 28 0 17-6 31-17 39s-24 13-37 15c-4 0-7 0-10 1-3 0-6 0-9 0h-2c-1 0-1 0-1 0-1 0-1 0-1 0-1 0-1 0-2 0zM78 156c1 0 1 0 1 0 2 0 4 0 5 0 2-1 4-1 6-1 5-2 11-4 16-9 5-4 7-11 7-19 0-2 0-3 0-5-1-2-1-3-2-5-1-4-5-9-9-13-5-4-13-6-23-6-11 0-18 2-23 6s-8 9-10 13c-1 2-1 3-1 5-1 2-1 3-1 5 0 8 3 15 8 19 5 5 10 8 16 9 2 0 4 0 5 1 2 0 4 0 5 0zM79 75c1 0 3 0 5-1 2 0 4 0 6-1 5-1 10-4 13-7 4-4 6-9 6-16 0-5-2-10-5-13s-7-5-11-6c-3-2-6-2-8-3-3 0-5 0-6 0-2 0-4 0-6 0-3 1-6 1-9 2-4 2-7 4-11 7-3 3-5 8-5 13 0 8 2 13 6 16 4 4 9 6 13 7 2 1 4 1 6 1 2 1 4 1 6 1zM257 185c-26 0-45-8-58-25-13-18-19-40-19-68s6-50 19-67 32-25 58-25h2c23 0 40 5 50 17 11 12 19 24 22 38 2 7 4 13 4 20 1 6 1 12 1 17s0 11-1 17c0 7-2 13-4 20-3 14-11 27-22 39-10 11-27 17-50 17zM258 156c11 0 18-4 23-13 4-8 7-17 8-27 1-4 1-8 2-13 0-4 0-8 0-11 0-4 0-7 0-12-1-4-1-8-2-12-1-10-4-19-8-27-5-8-12-12-23-12s-19 4-23 12c-5 8-7 17-9 26 0 5-1 9-1 13 0 5 0 8 0 12 0 3 0 7 0 12 0 4 1 8 1 12 2 10 4 19 9 27 4 9 12 13 23 13z">
          <text:p/>
        </draw:path>
        <draw:path draw:style-name="gr7" draw:text-style-name="P5" draw:layer="layout" svg:width="0.333cm" svg:height="0.185cm" svg:x="5.342cm" svg:y="20.619cm" svg:viewBox="0 0 334 186" svg:d="M45 140c2 6 6 10 11 13 6 2 11 3 18 3 2 0 4 0 6 0 3-1 5-1 8-3 5-2 9-6 14-12 4-6 6-15 7-28-3 3-6 6-10 7-3 2-7 4-10 5-4 1-7 1-10 2-3 0-6 0-9 0h-2c-18 0-34-5-48-15-13-11-20-26-20-47 0 0 0-1 0-2s0-2 0-3c1-15 7-29 18-41 11-13 30-19 55-19h3c24 0 41 5 51 16 11 11 18 23 22 36 2 7 3 13 3 19 2 7 2 13 2 18 0 28-7 51-20 69-12 18-33 27-61 27l-2 1c-17-1-30-3-39-9-9-5-16-12-20-18-2-3-4-7-5-10-2-3-3-6-3-9h3zM110 65c0-2-1-5-1-7-1-3-1-6-2-8-3-5-6-10-11-14s-12-6-21-7c-9 1-17 4-23 10-7 6-10 14-10 25 0 10 3 19 9 25 6 7 14 10 25 10 9 0 17-3 24-9 6-5 10-15 10-25zM255 186c-26-1-45-9-58-26-13-16-19-39-19-67 0-29 6-51 19-68s32-25 58-25h2c23 0 40 6 51 17 10 12 18 25 22 39 1 6 3 13 3 19 1 6 1 13 1 18s0 11-1 17c0 7-2 13-3 20-4 14-12 27-22 38-11 12-28 17-51 17zM256 156c11 0 19-4 23-12s7-17 8-27c1-4 2-8 2-12s0-8 0-12c0-3 0-7 0-11 0-5-1-10-2-14-1-10-4-18-8-26s-12-13-23-13-18 5-23 13-7 16-9 26c0 4 0 8-1 14 0 4 0 8 0 11 0 4 0 8 0 12 1 4 1 8 1 13 2 9 4 18 9 26s12 12 23 12z">
          <text:p/>
        </draw:path>
        <draw:path draw:style-name="gr7" draw:text-style-name="P5" draw:layer="layout" svg:width="0.42cm" svg:height="0.159cm" svg:x="5.307cm" svg:y="20.109cm" svg:viewBox="0 0 421 160" svg:d="M0 30h5c10 0 19-2 27-7 9-5 14-12 16-20h2 29v154h-2-39v-107h-38zM200 160c-22-1-39-8-50-22s-16-34-16-58 5-43 16-58 28-22 50-22h2c19 0 34 5 43 15s16 22 19 34c1 6 2 11 3 17 1 5 1 10 1 14 0 5 0 10-1 15-1 6-2 11-3 17-3 12-10 23-19 33-9 9-24 14-43 14zM201 134c9 0 16-3 20-10 3-7 6-15 7-23 0-4 1-7 1-11 0-3 0-7 0-10s0-6 0-10c0-3-1-7-1-10-1-9-4-16-7-23-4-8-11-11-20-12-9 1-16 4-20 12-4 7-6 14-7 22-1 4-1 8-1 11 0 4 0 7 0 10s0 7 0 10c0 4 0 8 1 11 1 8 3 16 7 23s11 10 20 10zM352 160c-21-1-38-8-49-22s-16-34-16-58 5-43 16-58 28-22 49-22h3c20 0 34 5 44 15 9 10 15 22 19 34 1 6 2 11 3 17 0 5 0 10 0 14 0 5 0 10 0 15-1 6-2 11-3 17-4 12-10 23-19 33-10 9-24 14-44 14zM353 134c11 0 17-3 21-10s6-15 7-23c1-4 1-7 1-11 1-3 1-7 1-10s0-6-1-10c0-3 0-7-1-10-1-9-3-16-7-23-4-8-10-11-21-12-9 1-15 4-19 12-4 7-7 14-8 22 0 4 0 8 0 11-1 4-1 7-1 10s0 7 1 10c0 4 0 8 0 11 1 8 4 16 8 23s10 10 19 10z">
          <text:p/>
        </draw:path>
        <draw:path draw:style-name="gr7" draw:text-style-name="P5" draw:layer="layout" svg:width="0.421cm" svg:height="0.159cm" svg:x="5.307cm" svg:y="19.625cm" svg:viewBox="0 0 422 160" svg:d="M0 30h5c10 0 19-2 27-7 9-5 14-11 16-20h2 29v154h-2-39v-107h-38zM153 30h5c10 0 19-2 27-7 9-5 14-11 16-20h2 29v154h-2-39v-107h-38zM352 160c-21 0-38-8-49-22s-16-33-16-57 5-45 16-59 28-22 49-22h3c20 0 35 5 44 15s15 21 19 34c1 6 2 11 3 17 0 5 1 10 1 15 0 4-1 9-1 14-1 6-2 11-3 17-4 12-10 23-19 33s-24 15-44 15zM354 135c10-1 17-4 20-11 4-7 7-14 8-23 0-3 1-7 1-11 0-3 0-6 0-9s0-7 0-10c0-4-1-7-1-11-1-8-4-17-8-24-3-7-10-10-20-10s-16 3-20 10-6 16-7 24c-1 3-1 7-1 11 0 3-1 7-1 10s1 6 1 10c0 3 0 7 1 11 1 8 3 15 7 22s10 10 20 11z">
          <text:p/>
        </draw:path>
        <draw:path draw:style-name="gr7" draw:text-style-name="P5" draw:layer="layout" svg:width="0.42cm" svg:height="0.158cm" svg:x="5.307cm" svg:y="19.139cm" svg:viewBox="0 0 421 159" svg:d="M0 30h5c10 0 19-3 27-7 9-5 14-12 16-20h2 29v153h-2-39v-108h-38zM265 156h-3-125v-6c0-8 2-16 6-22 3-6 8-13 15-18 4-4 9-8 15-11 5-4 11-8 19-12 4-3 9-6 12-8 4-3 8-5 10-8 4-3 7-6 9-10s3-8 3-13c0-8-2-13-6-17-5-3-9-5-14-6-1 0-2 0-3 0 0 0-1 0-2 0-7 0-13 2-19 6-5 4-7 11-7 19v6h-3-35v-5c0-3 0-6 1-9 0-4 1-7 2-10 4-8 10-16 19-22 9-7 23-10 43-10h2c15 0 30 3 42 10 13 7 19 19 19 36 0 13-3 23-10 30-7 8-14 14-22 19-2 1-4 2-6 4-3 1-5 2-7 3-6 4-11 7-15 9-5 3-8 5-11 7-2 2-4 4-5 5-2 2-3 4-4 6h80zM352 159c-21 0-38-7-49-22-11-14-16-33-16-57 0-25 5-44 16-59 11-14 28-21 49-21h3c20 0 34 5 44 15 9 10 15 21 19 33 1 5 2 12 3 17 0 6 0 11 0 15s0 9 0 15c-1 5-2 11-3 16-4 12-10 23-19 33-10 10-24 15-44 15zM353 134c11 0 17-4 21-11 4-6 6-14 7-22 1-4 1-8 1-11 1-4 1-7 1-10s0-6-1-10c0-3 0-7-1-11-1-9-3-17-7-23-4-7-10-11-21-11-9 0-15 4-19 11-4 6-7 14-8 23 0 4 0 7 0 11-1 4-1 7-1 10s0 6 1 10c0 4 0 7 0 11 1 8 4 16 8 22 4 7 10 11 19 11z">
          <text:p/>
        </draw:path>
        <draw:path draw:style-name="gr7" draw:text-style-name="P5" draw:layer="layout" svg:width="0.421cm" svg:height="0.159cm" svg:x="5.307cm" svg:y="18.747cm" svg:viewBox="0 0 422 160" svg:d="M0 30h5c10 0 19-2 27-7 9-5 14-12 16-20h2 29v154h-2-39v-108h-38zM172 103c0 2 0 4 0 5 0 2 1 4 1 6 1 5 4 9 8 13s11 6 19 6c9 0 16-2 20-7 5-4 7-10 7-16s-1-11-5-14c-3-3-6-5-10-6-2 0-3 0-5-1-2 0-4 0-5 0h-17v-25h13c1 0 3 0 5 0s5-1 7-1c4-1 7-3 10-6 3-2 4-6 4-12 0-1 0-3 0-4-1-1-1-3-2-4-1-3-4-5-7-8-4-2-9-3-16-4-1 0-2 1-3 1s-3 0-4 0c-4 1-9 4-12 7-4 4-6 11-6 20h-2-35c0-2 1-6 1-10 0-3 1-7 3-11 3-8 9-15 18-22 8-6 22-10 41-10h2c19 0 34 4 44 12 9 8 14 18 14 30 0 9-2 16-7 21-4 5-10 9-15 11-1 0-2 1-3 1-2 0-3 1-4 1 10 1 18 4 25 11 6 6 10 15 10 26 0 12-3 22-10 28-7 7-14 11-22 14-7 2-13 3-19 3-6 1-10 1-12 1h-2c-21 0-36-3-46-11-9-7-15-16-19-24-1-4-2-7-2-11-1-3-1-7-1-10h2zM352 160c-21-1-38-8-49-22-11-15-16-35-16-59s5-43 16-57c11-15 28-22 49-22h3c20 0 35 5 44 15s15 21 19 33c1 6 2 11 3 17 0 5 1 10 1 14 0 5-1 10-1 15-1 6-2 11-3 17-4 12-10 24-19 34-9 9-24 14-44 14zM354 133c10 0 17-3 20-10 4-7 7-15 8-23 0-4 1-7 1-11 0-3 0-7 0-10s0-6 0-9c0-4-1-8-1-11-1-9-4-16-8-23-3-7-10-10-20-11-10 1-16 4-20 11s-6 14-7 22c-1 4-1 8-1 11 0 4-1 7-1 10s1 7 1 10c0 4 0 8 1 11 1 8 3 16 7 23s10 10 20 10z">
          <text:p/>
        </draw:path>
        <draw:path draw:style-name="gr7" draw:text-style-name="P5" draw:layer="layout" svg:width="0.421cm" svg:height="0.159cm" svg:x="5.307cm" svg:y="18.312cm" svg:viewBox="0 0 422 160" svg:d="M0 30h5c10 0 19-2 27-7 9-5 14-11 16-20h2 29v154h-2-39v-108h-38zM132 123v-29l77-91h2 36v93h23v27h-23v34h-2-37v-34zM209 96v-56l-46 56zM352 160c-21 0-38-8-49-22s-16-33-16-58c0-24 5-44 16-58s28-22 49-22h3c20 0 35 5 44 15s15 21 19 33c1 6 2 11 3 17 0 5 1 10 1 15 0 4-1 9-1 14-1 7-2 12-3 18-4 12-10 23-19 33s-24 15-44 15zM354 135c10-1 17-4 20-11 4-7 7-14 8-23 0-3 1-8 1-12 0-3 0-6 0-9s0-7 0-10c0-4-1-7-1-11-1-8-4-16-8-23-3-7-10-10-20-11-10 1-16 4-20 11s-6 14-7 23c-1 3-1 7-1 11 0 3-1 7-1 10s1 6 1 10c0 3 0 8 1 12 1 8 3 15 7 22s10 10 20 11z">
          <text:p/>
        </draw:path>
        <draw:path draw:style-name="gr7" draw:text-style-name="P5" draw:layer="layout" svg:width="0.401cm" svg:height="0.238cm" svg:x="0.858cm" svg:y="26.507cm" svg:viewBox="0 0 402 239" svg:d="M0 45h7c15 0 29-3 41-11 13-7 21-17 24-29h3 43v230h-3-58v-162h-57zM300 239c-33 0-57-11-74-33-16-21-24-51-24-87s8-65 24-86c17-22 41-33 74-33h3c30 0 51 8 65 23s24 31 28 49c3 8 4 17 5 25s1 16 1 22c0 7 0 14-1 22-1 9-2 18-5 26-4 18-14 35-28 49-14 15-35 23-65 23zM302 201c14 0 24-6 29-16 6-10 10-21 11-35 1-5 2-11 2-16s0-10 0-15c0-4 0-9 0-15 0-5-1-10-2-16-1-12-5-24-11-34-5-10-15-16-29-16s-24 6-30 16c-5 10-9 21-11 34 0 5-1 11-1 16 0 6 0 11 0 15 0 5 0 10 0 15 0 6 1 11 1 17 2 13 6 24 11 34 6 10 16 16 30 16z">
          <text:p/>
        </draw:path>
        <draw:path draw:style-name="gr7" draw:text-style-name="P5" draw:layer="layout" svg:width="0.4cm" svg:height="0.233cm" svg:x="0.857cm" svg:y="26.123cm" svg:viewBox="0 0 401 234" svg:d="M0 41h8c15 0 28-4 41-11 13-8 21-18 24-30h3 43v230h-3-58v-162h-58zM263 164v1 1c2 8 6 15 12 21 6 7 15 10 27 10s21-3 26-9c6-6 10-12 12-19 1-3 1-7 2-10 0-3 0-6 0-9 0-14-3-24-10-30-7-7-14-11-22-12-1 0-3 0-4 0-1-1-2-1-3-1-2 0-4 1-6 1s-4 0-6 1c-5 1-10 3-14 5-4 3-7 6-10 10h-3-54l16-124h3 156v40h-119l-6 47c8-5 16-9 25-11s19-3 30-3h3c23 0 43 7 59 21 16 13 24 32 24 57 0 24-9 43-25 59-17 16-41 24-73 24h-4c-29 0-51-6-65-17-14-12-23-25-26-38-1-3-1-6-2-8 0-3 0-5-1-7h4z">
          <text:p/>
        </draw:path>
        <draw:path draw:style-name="gr7" draw:text-style-name="P5" draw:layer="layout" svg:width="0.425cm" svg:height="0.237cm" svg:x="0.834cm" svg:y="25.684cm" svg:viewBox="0 0 426 238" svg:d="M192 234h-4-187v-9c0-13 2-24 7-34 5-9 13-18 23-27 6-6 14-11 22-17 9-5 18-11 29-18 7-4 13-8 19-12 6-3 11-7 15-10 6-5 10-10 13-15 3-6 5-12 5-19 0-11-4-20-10-25s-13-8-21-9c-1 0-2-1-3-1-2 0-3 0-4 0-11 0-20 4-28 10s-12 16-12 28v8h-3-53v-7c0-4 0-8 1-13s2-10 4-15c5-12 14-25 28-35s35-14 64-14h3c24 0 45 5 64 15 18 11 28 30 28 56 0 17-5 32-15 43s-21 20-33 28c-3 2-6 4-10 6-3 2-6 3-9 5-9 5-17 10-24 13-6 4-12 8-16 11-3 3-5 5-8 8-2 2-4 5-5 8h120zM324 238c-33 0-57-11-74-32-16-22-26-50-26-86s10-65 26-87c17-22 41-33 74-33h3c30 0 51 7 65 22 14 16 23 32 28 50 3 9 4 17 5 25 1 9 1 16 1 23 0 6 0 14-1 22s-2 16-5 25c-5 18-14 34-28 49s-35 22-65 22zM326 201c14-1 24-6 29-16 6-11 10-22 11-34 1-6 2-11 2-17 0-5 0-10 0-14 0-5 0-10 0-15 0-6-1-11-2-17-1-12-5-23-11-34-5-10-15-15-29-16-14 1-24 6-30 16-6 11-9 22-11 34-1 6-1 11-1 17 0 5-1 10-1 15 0 4 1 9 1 15 0 5 0 11 1 16 2 12 5 23 11 34 6 10 16 15 30 16z">
          <text:p/>
        </draw:path>
        <draw:path draw:style-name="gr7" draw:text-style-name="P5" draw:layer="layout" svg:width="0.431cm" svg:height="0.238cm" svg:x="0.828cm" svg:y="24.906cm" svg:viewBox="0 0 432 239" svg:d="M58 156c0 2 0 5 0 8 1 2 1 5 2 8 2 7 6 13 12 19 7 6 16 10 29 10s23-4 30-11c7-6 10-14 10-24s-2-17-7-21-10-7-15-8c-3-1-6-2-9-2-2 0-5 0-7 0h-24v-39h18c2 0 5 0 8 0s7-1 11-2c5-1 10-4 14-8s7-10 7-19c0-1-1-3-1-5s-1-4-2-7c-2-4-6-8-11-11-6-4-14-5-24-6-2 0-3 0-5 1-2 0-3 0-5 1-7 1-13 5-19 10-6 6-9 16-9 30h-3-51c0-4 0-9 0-15 1-5 3-11 5-17 4-12 13-23 26-33 13-9 34-14 62-14h3c29 0 51 5 66 17 15 11 22 26 22 45 0 14-3 24-10 32-7 9-15 14-24 17-1 1-3 1-5 1-1 1-3 1-4 2v1c13 1 26 6 36 15s15 23 15 40c0 18-5 32-15 41s-21 16-33 20c-10 3-19 4-28 5s-15 1-18 1l-3 1c-31-1-54-6-68-17-15-10-24-22-29-35-2-6-3-11-4-16 0-6-1-11-1-15h4zM330 239c-33 0-57-11-74-33-17-21-25-50-25-86 0-37 8-66 25-87 17-22 41-33 74-33h3c30 0 51 8 65 23s24 31 28 49c3 8 4 17 5 25 1 9 1 17 1 23 0 7 0 14-1 22-1 9-2 17-5 25-4 18-14 35-28 49-14 15-35 23-65 23zM332 201c14 0 24-5 29-16 6-10 10-21 11-34 1-5 2-11 2-16s0-10 0-15c0-4 0-9 0-15 0-5-1-11-2-17-1-12-5-24-11-34-5-10-15-16-29-16s-24 6-30 16c-5 10-9 22-11 34 0 5-1 12-1 17 0 6 0 11 0 15 0 5 0 10 0 15 0 6 1 11 1 17 2 12 6 23 11 33 6 11 16 16 30 16z">
          <text:p/>
        </draw:path>
        <draw:path draw:style-name="gr7" draw:text-style-name="P5" draw:layer="layout" svg:width="0.432cm" svg:height="0.237cm" svg:x="0.827cm" svg:y="24.129cm" svg:viewBox="0 0 433 238" svg:d="M0 183v-42l115-137h3 54v138h34v41h-34v51h-4-55v-51zM115 142v-83l-69 83zM331 238c-33 0-57-11-74-32-17-22-25-51-25-87s8-65 25-87c17-21 41-32 74-32h3c30 0 51 7 65 22s24 32 28 49c3 9 4 17 5 25 1 9 1 16 1 23 0 6 0 14-1 22s-2 16-5 26c-4 18-14 34-28 49s-35 22-65 22zM333 201c14-1 24-6 29-16 6-11 10-23 11-35 1-6 2-11 2-17 0-5 0-10 0-14 0-5 0-10 0-15s-1-11-2-16c-1-13-5-24-11-34-5-11-15-16-29-16s-24 5-30 16c-5 10-9 21-11 33 0 6-1 11-1 17 0 5 0 10 0 15 0 4 0 9 0 15 0 5 1 11 1 16 2 12 6 24 11 35 6 10 16 15 30 16z">
          <text:p/>
        </draw:path>
        <draw:path draw:style-name="gr7" draw:text-style-name="P5" draw:layer="layout" svg:width="0.427cm" svg:height="0.238cm" svg:x="0.832cm" svg:y="23.449cm" svg:viewBox="0 0 428 239" svg:d="M58 168c0 1 0 1 0 1 0 1 0 1 0 2 2 7 5 14 12 21 6 6 15 10 27 10s20-3 26-9 9-12 11-19c1-4 2-7 2-10 1-4 1-7 1-9 0-14-3-25-10-31-7-7-15-11-23-12-1 0-2-1-3-1s-2 0-3 0c-2 0-4 0-6 1-2 0-4 0-6 1-5 1-10 3-14 5s-8 6-10 9h-3-54l15-122h4 156v39h-119l-6 48c8-5 16-9 25-11s19-3 30-3h3c23 0 43 6 59 20 15 13 23 32 23 58 0 23-8 43-24 59-17 16-41 24-74 24h-3c-29 0-51-6-65-18-14-11-23-24-26-38-1-2-2-5-2-7 0-3-1-5-1-8h3zM326 239c-33 0-57-11-74-33-17-21-25-50-25-87 0-36 8-65 25-86 17-22 41-33 74-33h3c30 0 51 8 65 23s24 31 28 49c3 8 4 17 5 25s1 16 1 22c0 7 0 15-1 23-1 9-2 17-5 25-4 18-14 35-28 49-14 15-35 23-65 23zM328 201c14 0 24-5 29-16 6-10 10-21 11-34 1-5 2-11 2-16 0-6 0-11 0-16 0-4 0-9 0-15 0-5-1-10-2-16-1-12-5-24-11-34-5-10-15-16-29-16s-24 6-30 16c-5 10-9 22-11 34 0 5-1 11-1 16 0 6 0 11 0 15 0 5 0 10 0 16s1 11 1 17c2 12 6 23 11 33 6 11 16 16 30 16z">
          <text:p/>
        </draw:path>
        <draw:path draw:style-name="gr7" draw:text-style-name="P5" draw:layer="layout" svg:width="0.429cm" svg:height="0.237cm" svg:x="0.831cm" svg:y="22.767cm" svg:viewBox="0 0 430 238" svg:d="M141 58c-2-7-7-12-14-15s-15-5-23-5c-1 0-1 0-1 0h-1c-14 0-25 5-33 15-7 10-11 24-12 40 7-6 14-10 23-13s18-4 27-4h3c24 0 44 6 61 19 17 14 26 34 26 60 0 4 0 9-1 15s-2 12-4 18c-5 12-14 24-27 34-13 11-33 16-60 16h-3c-31 0-54-7-68-21-14-15-24-31-28-48-2-9-4-17-5-26 0-8-1-15-1-22 0-35 8-63 25-86 16-23 42-35 79-35h3c22 0 39 4 51 11s21 15 27 24c2 4 4 8 6 12s3 8 4 11h-4zM56 155c0 13 4 24 13 32 8 9 18 13 32 14 12-1 22-5 30-12 8-8 12-19 12-33 0-12-4-23-11-31-8-8-18-13-32-13-2 0-3 0-5 1-2 0-3 0-5 1-8 1-16 5-23 12-7 6-11 16-11 29zM327 238c-32 0-57-11-73-32-18-22-26-50-26-86 0-37 8-66 26-88 16-21 41-32 73-32h4c29 0 50 7 64 22s24 32 29 49c2 9 4 17 4 25 1 10 2 17 2 24 0 6-1 14-2 22 0 8-2 16-4 25-5 18-15 34-29 49s-35 22-64 22zM329 201c14-1 24-6 30-16 5-10 9-22 11-34 0-6 1-11 1-17 0-5 0-10 0-14 0-5 0-10 0-15 0-6-1-12-1-17-2-13-6-24-11-34-6-11-16-16-30-16s-24 5-29 16c-6 10-10 21-12 33 0 6-1 11-1 18 0 5 0 10 0 15 0 4 0 9 0 15 0 5 1 11 1 16 2 12 6 24 12 34 5 10 15 15 29 16z">
          <text:p/>
        </draw:path>
        <draw:path draw:style-name="gr7" draw:text-style-name="P5" draw:layer="layout" svg:width="0.432cm" svg:height="0.238cm" svg:x="0.827cm" svg:y="22.087cm" svg:viewBox="0 0 433 239" svg:d="M0 5h3 203v38c-2 1-7 6-16 14s-19 21-29 35c-5 6-9 13-14 20-4 7-8 14-12 22-8 18-14 35-18 52-4 16-6 33-6 49h-4-60c1-14 3-27 6-40 4-12 8-23 12-34 1-3 2-6 4-10 1-3 2-6 4-8 8-17 18-33 30-49 12-15 25-30 38-42 0-1 1-2 2-2 1-1 1-2 2-2v-1h-145zM331 239c-33 0-57-11-74-33-17-21-25-50-25-86s8-66 25-87c17-22 41-33 74-33h3c30 0 51 8 65 23s24 31 28 49c3 9 4 18 5 26s1 16 1 22c0 7 0 14-1 22-1 9-2 17-5 25-4 18-14 35-28 49-14 15-35 23-65 23zM333 201c14 0 24-5 29-16 6-10 10-21 11-34 1-5 2-11 2-16s0-10 0-15c0-4 0-9 0-15 0-5-1-10-2-16-1-12-5-25-11-35-5-10-15-16-29-16s-24 6-30 16c-5 10-9 23-11 35 0 5-1 11-1 16 0 6 0 11 0 15 0 5 0 10 0 15 0 6 1 11 1 17 2 12 6 23 11 33 6 11 16 16 30 16z">
          <text:p/>
        </draw:path>
        <draw:path draw:style-name="gr7" draw:text-style-name="P5" draw:layer="layout" svg:width="0.43cm" svg:height="0.237cm" svg:x="0.829cm" svg:y="21.604cm" svg:viewBox="0 0 431 238" svg:d="M99 238c-1 0-2 0-3 0s-2 0-3 0c-4 0-8-1-12-1s-8-1-12-1c-17-3-33-9-48-19-14-11-21-27-21-49 0-15 4-27 12-36 9-9 19-16 32-20-12-4-21-10-27-19s-9-20-9-31c0-16 7-30 20-43 14-13 38-19 71-19h3c3 0 5 0 7 0s5 0 7 1c19 1 37 6 53 16 17 9 25 24 25 45 0 13-4 25-11 33s-15 14-25 17c13 4 23 11 31 20 9 9 13 21 13 36 0 23-8 39-22 49-15 10-31 17-49 19-4 1-7 1-11 1s-8 1-12 1h-3c-1 0-1 0-2 0h-1c-1 0-1 0-2 0zM100 200c1 0 1 0 1 0 3 0 5 0 7 0s5-1 7-1c7-2 14-5 21-11 6-5 9-13 9-24 0-2 0-4-1-6 0-2 0-4-1-6-2-6-6-12-13-17-6-5-16-7-29-8-14 1-23 3-30 8-6 5-10 11-12 17-1 2-2 4-2 6s0 4 0 6c0 11 3 19 9 25 7 5 14 8 21 10 2 0 5 1 7 1s4 0 6 0zM101 97c2 0 4 0 7 0 3-1 5-1 8-2 6-2 12-5 17-9 4-6 7-12 7-21 0-7-2-13-6-17-5-4-9-7-14-9-4-1-8-2-11-2-4-1-6-1-8-1s-5 0-8 1c-3 0-7 1-11 2-5 2-9 5-14 9-4 4-6 9-6 17 0 9 2 16 7 22 6 4 11 7 17 8 3 1 5 1 8 2 2 0 5 0 7 0zM329 238c-33 0-57-11-74-32-17-22-25-51-25-87s8-65 25-87 41-32 74-32h3c30 0 51 7 65 22s24 31 28 49c3 9 4 18 5 26s1 16 1 22c0 7 0 14-1 23-1 8-2 16-5 25-4 17-14 34-28 49-14 14-35 22-65 22zM331 201c14-1 24-6 29-17 6-10 10-21 11-33 1-6 2-11 2-17 0-5 0-10 0-15 0-4 0-9 0-14 0-6-1-11-2-17-1-13-5-24-11-35-5-10-15-15-29-16-14 1-24 6-30 16-5 11-9 22-11 35 0 5-1 11-1 16 0 6 0 11 0 15 0 5 0 10 0 15 0 6 1 11 1 17 2 12 6 23 11 33 6 11 16 16 30 17z">
          <text:p/>
        </draw:path>
        <draw:path draw:style-name="gr7" draw:text-style-name="P5" draw:layer="layout" svg:width="0.429cm" svg:height="0.238cm" svg:x="0.831cm" svg:y="21.068cm" svg:viewBox="0 0 430 239" svg:d="M58 181c3 7 7 12 14 15s15 5 23 5c3 0 6 0 9-1 3 0 6-1 9-3 6-3 12-8 18-16 5-7 9-19 10-35-4 3-9 6-13 9-5 2-9 4-14 5-4 1-8 2-12 3-4 0-8 0-12 0h-3c-23 0-43-6-61-21-17-13-26-32-26-58 0-1 0-2 0-3s0-2 1-3c1-20 8-37 23-53 14-17 38-25 71-25h3c30 0 52 7 66 21s23 29 28 46c2 9 3 17 4 25s1 15 1 22c0 36-8 65-24 89-16 23-42 35-78 35l-4 1c-21-1-38-4-49-11-12-7-21-15-26-24-3-4-6-8-7-12-2-4-3-8-4-11h4zM141 83c0-2 0-5-1-8-1-4-2-7-3-11-3-6-7-12-14-18-6-5-15-8-26-8-12 0-22 4-30 12-9 8-13 19-13 33 0 12 4 23 12 31 7 8 18 12 31 13 13-1 23-4 31-12 9-7 13-18 13-32zM327 239c-32-1-57-11-73-33-18-21-26-50-26-87 0-36 8-65 26-87 16-21 41-32 73-32h4c29 0 50 7 64 22s24 32 29 50c2 8 4 16 4 25 1 8 2 15 2 22 0 6-1 14-2 22 0 9-2 18-4 26-5 18-15 34-29 49s-35 22-64 22zM329 201c14 0 24-6 30-16 5-10 9-22 11-34 0-6 1-12 1-17 0-6 0-11 0-15 0-5 0-10 0-15s-1-11-1-16c-2-13-6-24-11-34-6-11-16-16-30-16s-24 5-29 16c-6 10-10 21-12 33 0 6-1 11-1 17 0 5 0 10 0 15 0 4 0 9 0 15 0 5 1 12 1 17 2 12 6 24 12 34 5 10 15 16 29 16z">
          <text:p/>
        </draw:path>
        <draw:path draw:style-name="gr7" draw:text-style-name="P5" draw:layer="layout" svg:width="0.631cm" svg:height="0.238cm" svg:x="0.743cm" svg:y="20.584cm" svg:viewBox="0 0 632 239" svg:d="M0 45h8c14 0 28-3 41-11 13-7 20-17 23-29h4 43v230h-4-57v-162h-58zM301 239c-33 0-58-11-74-33-17-21-26-50-26-87 0-36 9-65 26-86 16-22 41-33 74-33h3c29 0 51 8 65 23s23 31 28 49c2 8 4 17 5 25 0 8 1 15 1 22s-1 14-1 22c-1 9-3 18-5 26-5 18-14 35-28 49-14 15-36 23-65 23zM302 201c14 0 24-6 30-16s9-21 11-35c1-5 1-11 1-16s0-10 0-15c0-4 0-9 0-15 0-5 0-11-1-16-2-12-5-24-11-34s-16-16-30-16-23 6-29 16-10 21-11 34c-1 5-1 11-2 16 0 6 0 11 0 15 0 5 0 10 0 15 1 5 1 11 2 17 1 13 5 24 11 34s15 16 29 16zM530 239c-33 0-58-11-74-33-17-21-25-50-25-87 0-36 8-65 25-86 16-22 41-33 74-33h3c29 0 51 8 65 23s23 31 28 49c2 8 4 17 5 25s1 15 1 22 0 14-1 22c-1 9-3 18-5 26-5 18-14 35-28 49-14 15-36 23-65 23zM531 201c14 0 24-6 30-16s9-21 11-35c1-5 1-11 1-16 1-5 1-10 1-15 0-4 0-9-1-15 0-5 0-11-1-16-2-12-5-24-11-34s-16-16-30-16c-13 0-23 6-29 16s-10 21-11 34c-1 5-1 11-1 16-1 6-1 11-1 15 0 5 0 10 1 15 0 5 0 11 1 17 1 13 5 24 11 34s16 16 29 16z">
          <text:p/>
        </draw:path>
        <draw:path draw:style-name="gr7" draw:text-style-name="P5" draw:layer="layout" svg:width="0.631cm" svg:height="0.237cm" svg:x="0.743cm" svg:y="20.144cm" svg:viewBox="0 0 632 238" svg:d="M0 45h7c15 0 29-4 42-11 12-7 20-17 23-30h3 44v230h-4-57v-162h-58zM230 45h8c15 0 28-4 41-11s21-17 23-30h4 43v230h-3-58v-162h-58zM530 238c-33 0-57-11-74-32-16-22-25-51-25-87s9-65 25-87c17-21 41-32 74-32h3c29 0 51 7 65 22s23 31 28 49c3 9 4 17 5 25 1 9 1 16 1 23s0 14-1 23c-1 8-2 16-5 25-5 18-14 34-28 49s-36 22-65 22zM532 201c14-1 23-6 29-16 6-11 10-22 11-34 1-6 1-11 2-17 0-5 0-10 0-15s0-10 0-15c-1-6-1-11-2-17-1-12-5-23-11-34-6-10-15-15-29-16-14 1-24 6-30 16-6 11-9 22-11 34-1 6-1 11-1 17-1 5-1 10-1 15s0 10 1 15c0 6 0 11 1 17 2 12 5 23 11 34 6 10 16 15 30 16z">
          <text:p/>
        </draw:path>
        <draw:polygon draw:style-name="gr6" draw:text-style-name="P5" draw:layer="layout" svg:width="0.18cm" svg:height="0.219cm" svg:x="1.984cm" svg:y="17.627cm" svg:viewBox="0 0 181 220" draw:points="31,26 31,220 0,220 0,0 181,0 181,220 150,220 150,26">
          <text:p/>
        </draw:polygon>
        <draw:path draw:style-name="gr6" draw:text-style-name="P5" draw:layer="layout" svg:width="0.204cm" svg:height="0.22cm" svg:x="3.005cm" svg:y="17.632cm" svg:viewBox="0 0 205 221" svg:d="M0 221v-27c16 3 30-2 40-16s16-42 17-83l2-95h146v221h-32v-195h-84l-2 75c-2 46-9 77-22 95-8 10-17 17-28 22-11 3-23 4-37 3z">
          <text:p/>
        </draw:path>
        <draw:polygon draw:style-name="gr6" draw:text-style-name="P5" draw:layer="layout" svg:width="0.181cm" svg:height="0.219cm" svg:x="3.448cm" svg:y="17.627cm" svg:viewBox="0 0 182 220" draw:points="32,26 32,220 0,220 0,0 182,0 182,220 151,220 151,26">
          <text:p/>
        </draw:polygon>
        <draw:path draw:style-name="gr6" draw:text-style-name="P5" draw:layer="layout" svg:width="0.204cm" svg:height="0.219cm" svg:x="4.469cm" svg:y="17.633cm" svg:viewBox="0 0 205 220" svg:d="M0 220v-27c17 3 30-2 40-16s16-41 18-83l2-94h145v220h-31v-195h-85l-2 75c-1 46-9 77-22 95-8 10-17 17-28 22-10 3-23 4-37 3z">
          <text:p/>
        </draw:path>
        <draw:polygon draw:style-name="gr6" draw:text-style-name="P5" draw:layer="layout" svg:width="0.18cm" svg:height="0.219cm" svg:x="4.897cm" svg:y="17.627cm" svg:viewBox="0 0 181 220" draw:points="31,26 31,220 0,220 0,0 181,0 181,220 150,220 150,26">
          <text:p/>
        </draw:polygon>
        <draw:path draw:style-name="gr6" draw:text-style-name="P5" draw:layer="layout" svg:width="0.204cm" svg:height="0.219cm" svg:x="5.917cm" svg:y="17.633cm" svg:viewBox="0 0 205 220" svg:d="M0 220v-27c17 3 30-2 41-16 10-14 15-41 17-83l2-94h145v220h-31v-195h-85l-2 75c-1 46-8 77-21 95-8 10-18 17-28 22-11 3-24 4-38 3z">
          <text:p/>
        </draw:path>
        <draw:polygon draw:style-name="gr6" draw:text-style-name="P5" draw:layer="layout" svg:width="0.18cm" svg:height="0.219cm" svg:x="6.345cm" svg:y="17.627cm" svg:viewBox="0 0 181 220" draw:points="31,26 31,220 0,220 0,0 181,0 181,220 150,220 150,26">
          <text:p/>
        </draw:polygon>
        <draw:path draw:style-name="gr6" draw:text-style-name="P5" draw:layer="layout" svg:width="0.205cm" svg:height="0.219cm" svg:x="7.365cm" svg:y="17.633cm" svg:viewBox="0 0 206 220" svg:d="M0 220v-27c17 3 31-2 41-16s16-41 17-83l2-94h146v220h-32v-195h-84l-2 75c-1 46-9 77-22 95-8 10-18 17-28 22-11 3-23 4-38 3z">
          <text:p/>
        </draw:path>
        <draw:polygon draw:style-name="gr6" draw:text-style-name="P5" draw:layer="layout" svg:width="0.18cm" svg:height="0.219cm" svg:x="7.793cm" svg:y="17.627cm" svg:viewBox="0 0 181 220" draw:points="31,26 31,220 0,220 0,0 181,0 181,220 150,220 150,26">
          <text:p/>
        </draw:polygon>
        <draw:path draw:style-name="gr6" draw:text-style-name="P5" draw:layer="layout" svg:width="0.204cm" svg:height="0.219cm" svg:x="8.814cm" svg:y="17.633cm" svg:viewBox="0 0 205 220" svg:d="M0 220v-27c16 3 30-2 40-16s16-41 17-83l2-94h146v220h-32v-195h-83l-2 75c-2 46-9 77-22 95-9 10-18 17-29 22-11 3-23 4-37 3z">
          <text:p/>
        </draw:path>
        <draw:polygon draw:style-name="gr6" draw:text-style-name="P5" draw:layer="layout" svg:width="0.18cm" svg:height="0.219cm" svg:x="9.241cm" svg:y="17.627cm" svg:viewBox="0 0 181 220" draw:points="32,26 32,220 0,220 0,0 181,0 181,220 150,220 150,26">
          <text:p/>
        </draw:polygon>
        <draw:path draw:style-name="gr6" draw:text-style-name="P5" draw:layer="layout" svg:width="0.204cm" svg:height="0.219cm" svg:x="10.262cm" svg:y="17.633cm" svg:viewBox="0 0 205 220" svg:d="M0 220v-27c17 3 30-2 41-16 10-14 16-41 18-83l1-94h145v220h-31v-195h-84l-2 75c-2 46-9 77-22 95-8 10-17 17-29 22-11 3-23 4-37 3z">
          <text:p/>
        </draw:path>
        <draw:polygon draw:style-name="gr6" draw:text-style-name="P5" draw:layer="layout" svg:width="0.144cm" svg:height="0.159cm" svg:x="9.228cm" svg:y="27.63cm" svg:viewBox="0 0 145 160" draw:points="29,19 29,160 0,160 0,0 145,0 145,160 116,160 116,19">
          <text:p/>
        </draw:polygon>
        <draw:path draw:style-name="gr6" draw:text-style-name="P5" draw:layer="layout" svg:width="0.161cm" svg:height="0.159cm" svg:x="10.328cm" svg:y="27.623cm" svg:viewBox="0 0 162 160" svg:d="M0 159v-19c15 2 26-3 33-15 4-10 7-32 8-66l2-59h119v159h-31v-140h-61l-1 40c-1 23-2 40-3 50-2 11-5 21-9 28-6 10-15 17-26 20s-21 4-31 2z">
          <text:p/>
        </draw:path>
        <draw:polygon draw:style-name="gr6" draw:text-style-name="P5" draw:layer="layout" svg:width="0.145cm" svg:height="0.159cm" svg:x="7.782cm" svg:y="27.63cm" svg:viewBox="0 0 146 160" draw:points="29,19 29,160 0,160 0,0 146,0 146,160 116,160 116,19">
          <text:p/>
        </draw:polygon>
        <draw:path draw:style-name="gr6" draw:text-style-name="P5" draw:layer="layout" svg:width="0.161cm" svg:height="0.159cm" svg:x="8.913cm" svg:y="27.625cm" svg:viewBox="0 0 162 160" svg:d="M0 159v-19c15 2 26-3 33-15 4-10 7-32 8-66l2-59h119v159h-30v-140h-62l-1 40c0 23-2 39-3 50-2 11-5 21-9 28-6 10-15 17-26 20s-21 4-31 2z">
          <text:p/>
        </draw:path>
        <draw:polygon draw:style-name="gr6" draw:text-style-name="P5" draw:layer="layout" svg:width="0.145cm" svg:height="0.159cm" svg:x="6.337cm" svg:y="27.63cm" svg:viewBox="0 0 146 160" draw:points="29,19 29,160 0,160 0,0 146,0 146,160 116,160 116,19">
          <text:p/>
        </draw:polygon>
        <draw:path draw:style-name="gr6" draw:text-style-name="P5" draw:layer="layout" svg:width="0.16cm" svg:height="0.159cm" svg:x="7.468cm" svg:y="27.625cm" svg:viewBox="0 0 161 160" svg:d="M0 159v-19c15 2 26-3 33-15 4-10 7-32 8-66l1-59h119v159h-30v-140h-61l-1 40c-1 23-2 39-4 50-1 11-4 21-8 28-6 10-15 17-26 20s-21 4-31 2z">
          <text:p/>
        </draw:path>
        <draw:polygon draw:style-name="gr6" draw:text-style-name="P5" draw:layer="layout" svg:width="0.145cm" svg:height="0.159cm" svg:x="4.857cm" svg:y="27.63cm" svg:viewBox="0 0 146 160" draw:points="29,19 29,160 0,160 0,0 146,0 146,160 116,160 116,19">
          <text:p/>
        </draw:polygon>
        <draw:path draw:style-name="gr6" draw:text-style-name="P5" draw:layer="layout" svg:width="0.16cm" svg:height="0.159cm" svg:x="5.988cm" svg:y="27.625cm" svg:viewBox="0 0 161 160" svg:d="M0 159v-19c16 2 27-3 33-15 5-10 8-32 9-66l1-59h118v159h-29v-140h-61l-1 40c-1 23-2 39-4 50-1 11-4 21-9 28-5 10-14 17-25 20s-23 4-32 2z">
          <text:p/>
        </draw:path>
        <draw:polygon draw:style-name="gr6" draw:text-style-name="P5" draw:layer="layout" svg:width="0.145cm" svg:height="0.159cm" svg:x="3.4cm" svg:y="27.63cm" svg:viewBox="0 0 146 160" draw:points="29,19 29,160 0,160 0,0 146,0 146,160 115,160 115,19">
          <text:p/>
        </draw:polygon>
        <draw:path draw:style-name="gr6" draw:text-style-name="P5" draw:layer="layout" svg:width="0.16cm" svg:height="0.159cm" svg:x="4.531cm" svg:y="27.625cm" svg:viewBox="0 0 161 160" svg:d="M0 159v-19c15 2 26-3 34-15 4-10 7-32 8-66l1-59h118v159h-29v-140h-61l-1 40c-1 23-2 39-3 50-2 11-5 21-9 28-6 10-15 17-26 20-12 3-22 4-32 2z">
          <text:p/>
        </draw:path>
        <draw:polygon draw:style-name="gr6" draw:text-style-name="P5" draw:layer="layout" svg:width="0.145cm" svg:height="0.159cm" svg:x="1.969cm" svg:y="27.63cm" svg:viewBox="0 0 146 160" draw:points="29,19 29,160 0,160 0,0 146,0 146,160 115,160 115,19">
          <text:p/>
        </draw:polygon>
        <draw:path draw:style-name="gr6" draw:text-style-name="P5" draw:layer="layout" svg:width="0.161cm" svg:height="0.159cm" svg:x="3.1cm" svg:y="27.625cm" svg:viewBox="0 0 162 160" svg:d="M0 159v-19c15 2 27-3 34-15 4-10 7-32 8-66l2-59h118v159h-30v-140h-61l-1 40c-1 23-2 39-3 50-2 11-5 21-9 28-6 10-15 17-26 20s-22 4-32 2z">
          <text:p/>
        </draw:path>
        <draw:path draw:style-name="gr17" draw:text-style-name="P6" draw:layer="layout" svg:width="0.156cm" svg:height="0.146cm" svg:x="2.026cm" svg:y="25.244cm" svg:viewBox="0 0 157 147" svg:d="M157 74c0-41-35-74-78-74-44 0-79 33-79 74 0 40 35 73 79 73 43 0 78-33 78-73z">
          <text:p/>
        </draw:path>
        <draw:path draw:style-name="gr17" draw:text-style-name="P6" draw:layer="layout" svg:width="0.155cm" svg:height="0.146cm" svg:x="2.027cm" svg:y="27.185cm" svg:viewBox="0 0 156 147" svg:d="M156 74c0-40-35-74-77-74-44 0-79 34-79 74s35 73 79 73c42 0 77-33 77-73z">
          <text:p/>
        </draw:path>
        <draw:path draw:style-name="gr17" draw:text-style-name="P6" draw:layer="layout" svg:width="0.155cm" svg:height="0.146cm" svg:x="2.027cm" svg:y="26.699cm" svg:viewBox="0 0 156 147" svg:d="M156 74c0-41-35-74-77-74-44 0-79 33-79 74 0 40 35 73 79 73 42 0 77-33 77-73z">
          <text:p/>
        </draw:path>
        <draw:path draw:style-name="gr17" draw:text-style-name="P6" draw:layer="layout" svg:width="0.155cm" svg:height="0.146cm" svg:x="2.027cm" svg:y="26.358cm" svg:viewBox="0 0 156 147" svg:d="M156 73c0-40-35-73-77-73-44 0-79 33-79 73 0 41 35 74 79 74 42 0 77-33 77-74z">
          <text:p/>
        </draw:path>
        <draw:path draw:style-name="gr17" draw:text-style-name="P6" draw:layer="layout" svg:width="0.155cm" svg:height="0.145cm" svg:x="2.027cm" svg:y="25.922cm" svg:viewBox="0 0 156 146" svg:d="M156 72c0-40-35-72-77-72-44 0-79 32-79 72 0 42 35 74 79 74 42 0 77-32 77-74z">
          <text:p/>
        </draw:path>
        <draw:path draw:style-name="gr17" draw:text-style-name="P6" draw:layer="layout" svg:width="0.155cm" svg:height="0.146cm" svg:x="2.027cm" svg:y="25.581cm" svg:viewBox="0 0 156 147" svg:d="M156 74c0-40-35-74-77-74-44 0-79 34-79 74s35 73 79 73c42 0 77-33 77-73z">
          <text:p/>
        </draw:path>
        <draw:path draw:style-name="gr17" draw:text-style-name="P6" draw:layer="layout" svg:width="0.155cm" svg:height="0.145cm" svg:x="2.027cm" svg:y="25.243cm" svg:viewBox="0 0 156 146" svg:d="M156 74c0-41-35-74-77-74-44 0-79 33-79 74 0 40 35 72 79 72 42 0 77-32 77-72z">
          <text:p/>
        </draw:path>
        <draw:path draw:style-name="gr17" draw:text-style-name="P6" draw:layer="layout" svg:width="0.155cm" svg:height="0.146cm" svg:x="2.027cm" svg:y="24.902cm" svg:viewBox="0 0 156 147" svg:d="M156 73c0-40-35-73-77-73-44 0-79 33-79 73 0 41 35 74 79 74 42 0 77-33 77-74z">
          <text:p/>
        </draw:path>
        <draw:path draw:style-name="gr17" draw:text-style-name="P6" draw:layer="layout" svg:width="0.155cm" svg:height="0.145cm" svg:x="2.027cm" svg:y="24.562cm" svg:viewBox="0 0 156 146" svg:d="M156 73c0-40-35-73-77-73-44 0-79 33-79 73 0 41 35 73 79 73 42 0 77-32 77-73z">
          <text:p/>
        </draw:path>
        <draw:path draw:style-name="gr17" draw:text-style-name="P6" draw:layer="layout" svg:width="0.155cm" svg:height="0.146cm" svg:x="2.027cm" svg:y="24.27cm" svg:viewBox="0 0 156 147" svg:d="M156 74c0-40-35-74-77-74-44 0-79 34-79 74s35 73 79 73c42 0 77-33 77-73z">
          <text:p/>
        </draw:path>
        <draw:path draw:style-name="gr17" draw:text-style-name="P6" draw:layer="layout" svg:width="0.155cm" svg:height="0.146cm" svg:x="2.027cm" svg:y="23.979cm" svg:viewBox="0 0 156 147" svg:d="M156 74c0-40-35-74-77-74-44 0-79 34-79 74s35 73 79 73c42 0 77-33 77-73z">
          <text:p/>
        </draw:path>
        <draw:path draw:style-name="gr17" draw:text-style-name="P6" draw:layer="layout" svg:width="0.155cm" svg:height="0.146cm" svg:x="2.027cm" svg:y="23.688cm" svg:viewBox="0 0 156 147" svg:d="M156 74c0-40-35-74-77-74-44 0-79 34-79 74s35 73 79 73c42 0 77-33 77-73z">
          <text:p/>
        </draw:path>
        <draw:path draw:style-name="gr17" draw:text-style-name="P6" draw:layer="layout" svg:width="0.155cm" svg:height="0.146cm" svg:x="2.027cm" svg:y="23.347cm" svg:viewBox="0 0 156 147" svg:d="M156 74c0-41-35-74-77-74-44 0-79 33-79 74 0 40 35 73 79 73 42 0 77-33 77-73z">
          <text:p/>
        </draw:path>
        <draw:path draw:style-name="gr17" draw:text-style-name="P6" draw:layer="layout" svg:width="0.155cm" svg:height="0.145cm" svg:x="2.027cm" svg:y="23.106cm" svg:viewBox="0 0 156 146" svg:d="M156 73c0-40-35-73-77-73-44 0-79 33-79 73s35 73 79 73c42 0 77-33 77-73z">
          <text:p/>
        </draw:path>
        <draw:path draw:style-name="gr17" draw:text-style-name="P6" draw:layer="layout" svg:width="0.155cm" svg:height="0.145cm" svg:x="2.027cm" svg:y="22.812cm" svg:viewBox="0 0 156 146" svg:d="M156 74c0-40-35-74-77-74-44 0-79 34-79 74s35 72 79 72c42 0 77-32 77-72z">
          <text:p/>
        </draw:path>
        <draw:path draw:style-name="gr17" draw:text-style-name="P6" draw:layer="layout" svg:width="0.155cm" svg:height="0.145cm" svg:x="2.027cm" svg:y="22.521cm" svg:viewBox="0 0 156 146" svg:d="M156 73c0-40-35-73-77-73-44 0-79 33-79 73s35 73 79 73c42 0 77-33 77-73z">
          <text:p/>
        </draw:path>
        <draw:path draw:style-name="gr17" draw:text-style-name="P6" draw:layer="layout" svg:width="0.155cm" svg:height="0.146cm" svg:x="2.027cm" svg:y="22.229cm" svg:viewBox="0 0 156 147" svg:d="M156 74c0-40-35-74-77-74-44 0-79 34-79 74s35 73 79 73c42 0 77-33 77-73z">
          <text:p/>
        </draw:path>
        <draw:path draw:style-name="gr17" draw:text-style-name="P6" draw:layer="layout" svg:width="0.155cm" svg:height="0.146cm" svg:x="2.027cm" svg:y="22.034cm" svg:viewBox="0 0 156 147" svg:d="M156 73c0-40-35-73-77-73-44 0-79 33-79 73 0 41 35 74 79 74 42 0 77-33 77-74z">
          <text:p/>
        </draw:path>
        <draw:path draw:style-name="gr17" draw:text-style-name="P6" draw:layer="layout" svg:width="0.155cm" svg:height="0.145cm" svg:x="2.027cm" svg:y="21.793cm" svg:viewBox="0 0 156 146" svg:d="M156 73c0-40-35-73-77-73-44 0-79 33-79 73s35 73 79 73c42 0 77-33 77-73z">
          <text:p/>
        </draw:path>
        <draw:path draw:style-name="gr17" draw:text-style-name="P6" draw:layer="layout" svg:width="0.155cm" svg:height="0.145cm" svg:x="2.027cm" svg:y="21.551cm" svg:viewBox="0 0 156 146" svg:d="M156 72c0-40-35-72-77-72-44 0-79 32-79 72 0 41 35 74 79 74 42 0 77-33 77-74z">
          <text:p/>
        </draw:path>
        <draw:path draw:style-name="gr17" draw:text-style-name="P6" draw:layer="layout" svg:width="0.155cm" svg:height="0.146cm" svg:x="2.027cm" svg:y="21.306cm" svg:viewBox="0 0 156 147" svg:d="M156 73c0-40-35-73-77-73-44 0-79 33-79 73 0 41 35 74 79 74 42 0 77-33 77-74z">
          <text:p/>
        </draw:path>
        <draw:path draw:style-name="gr17" draw:text-style-name="P6" draw:layer="layout" svg:width="0.155cm" svg:height="0.146cm" svg:x="2.027cm" svg:y="21.111cm" svg:viewBox="0 0 156 147" svg:d="M156 73c0-40-35-73-77-73-44 0-79 33-79 73s35 74 79 74c42 0 77-34 77-74z">
          <text:p/>
        </draw:path>
        <draw:path draw:style-name="gr17" draw:text-style-name="P6" draw:layer="layout" svg:width="0.155cm" svg:height="0.146cm" svg:x="2.027cm" svg:y="20.869cm" svg:viewBox="0 0 156 147" svg:d="M156 73c0-40-35-73-77-73-44 0-79 33-79 73 0 41 35 74 79 74 42 0 77-33 77-74z">
          <text:p/>
        </draw:path>
        <draw:path draw:style-name="gr17" draw:text-style-name="P6" draw:layer="layout" svg:width="0.155cm" svg:height="0.146cm" svg:x="2.027cm" svg:y="20.674cm" svg:viewBox="0 0 156 147" svg:d="M156 73c0-40-35-73-77-73-44 0-79 33-79 73s35 74 79 74c42 0 77-34 77-74z">
          <text:p/>
        </draw:path>
        <draw:path draw:style-name="gr17" draw:text-style-name="P6" draw:layer="layout" svg:width="0.155cm" svg:height="0.145cm" svg:x="2.027cm" svg:y="20.433cm" svg:viewBox="0 0 156 146" svg:d="M156 72c0-40-35-72-77-72-44 0-79 32-79 72 0 42 35 74 79 74 42 0 77-32 77-74z">
          <text:p/>
        </draw:path>
        <draw:path draw:style-name="gr17" draw:text-style-name="P6" draw:layer="layout" svg:width="0.155cm" svg:height="0.146cm" svg:x="2.027cm" svg:y="20.287cm" svg:viewBox="0 0 156 147" svg:d="M156 73c0-40-35-73-77-73-44 0-79 33-79 73 0 41 35 74 79 74 42 0 77-33 77-74z">
          <text:p/>
        </draw:path>
        <draw:path draw:style-name="gr17" draw:text-style-name="P6" draw:layer="layout" svg:width="0.155cm" svg:height="0.146cm" svg:x="2.027cm" svg:y="20.092cm" svg:viewBox="0 0 156 147" svg:d="M156 73c0-40-35-73-77-73-44 0-79 33-79 73s35 74 79 74c42 0 77-34 77-74z">
          <text:p/>
        </draw:path>
        <draw:path draw:style-name="gr17" draw:text-style-name="P6" draw:layer="layout" svg:width="0.155cm" svg:height="0.146cm" svg:x="2.027cm" svg:y="19.897cm" svg:viewBox="0 0 156 147" svg:d="M156 74c0-41-35-74-77-74-44 0-79 33-79 74 0 40 35 73 79 73 42 0 77-33 77-73z">
          <text:p/>
        </draw:path>
        <draw:path draw:style-name="gr17" draw:text-style-name="P6" draw:layer="layout" svg:width="0.155cm" svg:height="0.146cm" svg:x="2.027cm" svg:y="19.704cm" svg:viewBox="0 0 156 147" svg:d="M156 73c0-40-35-73-77-73-44 0-79 33-79 73 0 41 35 74 79 74 42 0 77-33 77-74z">
          <text:p/>
        </draw:path>
        <draw:path draw:style-name="gr17" draw:text-style-name="P6" draw:layer="layout" svg:width="0.155cm" svg:height="0.145cm" svg:x="2.027cm" svg:y="19.51cm" svg:viewBox="0 0 156 146" svg:d="M156 72c0-40-35-72-77-72-44 0-79 32-79 72s35 74 79 74c42 0 77-34 77-74z">
          <text:p/>
        </draw:path>
        <draw:path draw:style-name="gr17" draw:text-style-name="P6" draw:layer="layout" svg:width="0.155cm" svg:height="0.146cm" svg:x="2.027cm" svg:y="19.364cm" svg:viewBox="0 0 156 147" svg:d="M156 73c0-40-35-73-77-73-44 0-79 33-79 73s35 74 79 74c42 0 77-34 77-74z">
          <text:p/>
        </draw:path>
        <draw:path draw:style-name="gr17" draw:text-style-name="P6" draw:layer="layout" svg:width="0.155cm" svg:height="0.146cm" svg:x="2.027cm" svg:y="19.218cm" svg:viewBox="0 0 156 147" svg:d="M156 73c0-40-35-73-77-73-44 0-79 33-79 73s35 74 79 74c42 0 77-34 77-74z">
          <text:p/>
        </draw:path>
        <draw:path draw:style-name="gr17" draw:text-style-name="P6" draw:layer="layout" svg:width="0.155cm" svg:height="0.146cm" svg:x="2.027cm" svg:y="19.023cm" svg:viewBox="0 0 156 147" svg:d="M156 74c0-41-35-74-77-74-44 0-79 33-79 74 0 40 35 73 79 73 42 0 77-33 77-73z">
          <text:p/>
        </draw:path>
        <draw:path draw:style-name="gr17" draw:text-style-name="P6" draw:layer="layout" svg:width="0.156cm" svg:height="0.145cm" svg:x="2.029cm" svg:y="18.683cm" svg:viewBox="0 0 157 146" svg:d="M157 73c0-41-35-73-78-73-44 0-79 32-79 73s35 73 79 73c43 0 78-32 78-73z">
          <text:p/>
        </draw:path>
        <draw:path draw:style-name="gr17" draw:text-style-name="P6" draw:layer="layout" svg:width="0.156cm" svg:height="0.146cm" svg:x="2.029cm" svg:y="18.391cm" svg:viewBox="0 0 157 147" svg:d="M157 73c0-40-35-73-78-73-44 0-79 33-79 73 0 41 35 74 79 74 43 0 78-33 78-74z">
          <text:p/>
        </draw:path>
        <draw:path draw:style-name="gr17" draw:text-style-name="P6" draw:layer="layout" svg:width="0.156cm" svg:height="0.145cm" svg:x="2.029cm" svg:y="18.15cm" svg:viewBox="0 0 157 146" svg:d="M157 73c0-41-35-73-78-73-44 0-79 32-79 73s35 73 79 73c43 0 78-32 78-73z">
          <text:p/>
        </draw:path>
        <draw:path draw:style-name="gr17" draw:text-style-name="P6" draw:layer="layout" svg:width="0.155cm" svg:height="0.146cm" svg:x="3.011cm" svg:y="27.185cm" svg:viewBox="0 0 156 147" svg:d="M156 74c0-40-35-74-78-74-42 0-78 34-78 74s36 73 78 73c43 0 78-33 78-73z">
          <text:p/>
        </draw:path>
        <draw:path draw:style-name="gr17" draw:text-style-name="P6" draw:layer="layout" svg:width="0.155cm" svg:height="0.146cm" svg:x="3.011cm" svg:y="26.699cm" svg:viewBox="0 0 156 147" svg:d="M156 74c0-41-35-74-78-74-42 0-78 33-78 74 0 40 36 73 78 73 43 0 78-33 78-73z">
          <text:p/>
        </draw:path>
        <draw:path draw:style-name="gr17" draw:text-style-name="P6" draw:layer="layout" svg:width="0.155cm" svg:height="0.146cm" svg:x="3.011cm" svg:y="26.358cm" svg:viewBox="0 0 156 147" svg:d="M156 73c0-40-35-73-78-73-42 0-78 33-78 73 0 41 36 74 78 74 43 0 78-33 78-74z">
          <text:p/>
        </draw:path>
        <draw:path draw:style-name="gr17" draw:text-style-name="P6" draw:layer="layout" svg:width="0.155cm" svg:height="0.145cm" svg:x="3.011cm" svg:y="25.922cm" svg:viewBox="0 0 156 146" svg:d="M156 72c0-40-35-72-78-72-42 0-78 32-78 72 0 42 36 74 78 74 43 0 78-32 78-74z">
          <text:p/>
        </draw:path>
        <draw:path draw:style-name="gr17" draw:text-style-name="P6" draw:layer="layout" svg:width="0.155cm" svg:height="0.146cm" svg:x="3.011cm" svg:y="25.581cm" svg:viewBox="0 0 156 147" svg:d="M156 74c0-40-35-74-78-74-42 0-78 34-78 74s36 73 78 73c43 0 78-33 78-73z">
          <text:p/>
        </draw:path>
        <draw:path draw:style-name="gr17" draw:text-style-name="P6" draw:layer="layout" svg:width="0.155cm" svg:height="0.145cm" svg:x="3.011cm" svg:y="25.243cm" svg:viewBox="0 0 156 146" svg:d="M156 74c0-41-35-74-78-74-42 0-78 33-78 74 0 40 36 72 78 72 43 0 78-32 78-72z">
          <text:p/>
        </draw:path>
        <draw:path draw:style-name="gr17" draw:text-style-name="P6" draw:layer="layout" svg:width="0.155cm" svg:height="0.146cm" svg:x="3.011cm" svg:y="24.902cm" svg:viewBox="0 0 156 147" svg:d="M156 73c0-40-35-73-78-73-42 0-78 33-78 73 0 41 36 74 78 74 43 0 78-33 78-74z">
          <text:p/>
        </draw:path>
        <draw:path draw:style-name="gr17" draw:text-style-name="P6" draw:layer="layout" svg:width="0.155cm" svg:height="0.145cm" svg:x="3.011cm" svg:y="24.562cm" svg:viewBox="0 0 156 146" svg:d="M156 73c0-40-35-73-78-73-42 0-78 33-78 73 0 41 36 73 78 73 43 0 78-32 78-73z">
          <text:p/>
        </draw:path>
        <draw:path draw:style-name="gr17" draw:text-style-name="P6" draw:layer="layout" svg:width="0.155cm" svg:height="0.146cm" svg:x="3.011cm" svg:y="24.27cm" svg:viewBox="0 0 156 147" svg:d="M156 74c0-40-35-74-78-74-42 0-78 34-78 74s36 73 78 73c43 0 78-33 78-73z">
          <text:p/>
        </draw:path>
        <draw:path draw:style-name="gr17" draw:text-style-name="P6" draw:layer="layout" svg:width="0.155cm" svg:height="0.146cm" svg:x="3.011cm" svg:y="23.979cm" svg:viewBox="0 0 156 147" svg:d="M156 74c0-40-35-74-78-74-42 0-78 34-78 74s36 73 78 73c43 0 78-33 78-73z">
          <text:p/>
        </draw:path>
        <draw:path draw:style-name="gr17" draw:text-style-name="P6" draw:layer="layout" svg:width="0.155cm" svg:height="0.146cm" svg:x="3.011cm" svg:y="23.688cm" svg:viewBox="0 0 156 147" svg:d="M156 74c0-40-35-74-78-74-42 0-78 34-78 74s36 73 78 73c43 0 78-33 78-73z">
          <text:p/>
        </draw:path>
        <draw:path draw:style-name="gr17" draw:text-style-name="P6" draw:layer="layout" svg:width="0.155cm" svg:height="0.146cm" svg:x="3.011cm" svg:y="23.347cm" svg:viewBox="0 0 156 147" svg:d="M156 74c0-41-35-74-78-74-42 0-78 33-78 74 0 40 36 73 78 73 43 0 78-33 78-73z">
          <text:p/>
        </draw:path>
        <draw:path draw:style-name="gr17" draw:text-style-name="P6" draw:layer="layout" svg:width="0.155cm" svg:height="0.145cm" svg:x="3.011cm" svg:y="23.106cm" svg:viewBox="0 0 156 146" svg:d="M156 73c0-40-35-73-78-73-42 0-78 33-78 73s36 73 78 73c43 0 78-33 78-73z">
          <text:p/>
        </draw:path>
        <draw:path draw:style-name="gr17" draw:text-style-name="P6" draw:layer="layout" svg:width="0.155cm" svg:height="0.145cm" svg:x="3.011cm" svg:y="22.812cm" svg:viewBox="0 0 156 146" svg:d="M156 74c0-40-35-74-78-74-42 0-78 34-78 74s36 72 78 72c43 0 78-32 78-72z">
          <text:p/>
        </draw:path>
        <draw:path draw:style-name="gr17" draw:text-style-name="P6" draw:layer="layout" svg:width="0.155cm" svg:height="0.145cm" svg:x="3.011cm" svg:y="22.521cm" svg:viewBox="0 0 156 146" svg:d="M156 73c0-40-35-73-78-73-42 0-78 33-78 73s36 73 78 73c43 0 78-33 78-73z">
          <text:p/>
        </draw:path>
        <draw:path draw:style-name="gr17" draw:text-style-name="P6" draw:layer="layout" svg:width="0.155cm" svg:height="0.146cm" svg:x="3.011cm" svg:y="22.229cm" svg:viewBox="0 0 156 147" svg:d="M156 74c0-40-35-74-78-74-42 0-78 34-78 74s36 73 78 73c43 0 78-33 78-73z">
          <text:p/>
        </draw:path>
        <draw:path draw:style-name="gr17" draw:text-style-name="P6" draw:layer="layout" svg:width="0.155cm" svg:height="0.146cm" svg:x="3.011cm" svg:y="22.034cm" svg:viewBox="0 0 156 147" svg:d="M156 73c0-40-35-73-78-73-42 0-78 33-78 73 0 41 36 74 78 74 43 0 78-33 78-74z">
          <text:p/>
        </draw:path>
        <draw:path draw:style-name="gr17" draw:text-style-name="P6" draw:layer="layout" svg:width="0.155cm" svg:height="0.145cm" svg:x="3.011cm" svg:y="21.793cm" svg:viewBox="0 0 156 146" svg:d="M156 73c0-40-35-73-78-73-42 0-78 33-78 73s36 73 78 73c43 0 78-33 78-73z">
          <text:p/>
        </draw:path>
        <draw:path draw:style-name="gr17" draw:text-style-name="P6" draw:layer="layout" svg:width="0.155cm" svg:height="0.145cm" svg:x="3.011cm" svg:y="21.551cm" svg:viewBox="0 0 156 146" svg:d="M156 72c0-40-35-72-78-72-42 0-78 32-78 72 0 41 36 74 78 74 43 0 78-33 78-74z">
          <text:p/>
        </draw:path>
        <draw:path draw:style-name="gr17" draw:text-style-name="P6" draw:layer="layout" svg:width="0.155cm" svg:height="0.146cm" svg:x="3.011cm" svg:y="21.306cm" svg:viewBox="0 0 156 147" svg:d="M156 73c0-40-35-73-78-73-42 0-78 33-78 73 0 41 36 74 78 74 43 0 78-33 78-74z">
          <text:p/>
        </draw:path>
        <draw:path draw:style-name="gr17" draw:text-style-name="P6" draw:layer="layout" svg:width="0.155cm" svg:height="0.146cm" svg:x="3.011cm" svg:y="21.111cm" svg:viewBox="0 0 156 147" svg:d="M156 73c0-40-35-73-78-73-42 0-78 33-78 73s36 74 78 74c43 0 78-34 78-74z">
          <text:p/>
        </draw:path>
        <draw:path draw:style-name="gr17" draw:text-style-name="P6" draw:layer="layout" svg:width="0.155cm" svg:height="0.146cm" svg:x="3.011cm" svg:y="20.869cm" svg:viewBox="0 0 156 147" svg:d="M156 73c0-40-35-73-78-73-42 0-78 33-78 73 0 41 36 74 78 74 43 0 78-33 78-74z">
          <text:p/>
        </draw:path>
        <draw:path draw:style-name="gr17" draw:text-style-name="P6" draw:layer="layout" svg:width="0.155cm" svg:height="0.146cm" svg:x="3.011cm" svg:y="20.674cm" svg:viewBox="0 0 156 147" svg:d="M156 73c0-40-35-73-78-73-42 0-78 33-78 73s36 74 78 74c43 0 78-34 78-74z">
          <text:p/>
        </draw:path>
        <draw:path draw:style-name="gr17" draw:text-style-name="P6" draw:layer="layout" svg:width="0.155cm" svg:height="0.145cm" svg:x="3.011cm" svg:y="20.433cm" svg:viewBox="0 0 156 146" svg:d="M156 72c0-40-35-72-78-72-42 0-78 32-78 72 0 42 36 74 78 74 43 0 78-32 78-74z">
          <text:p/>
        </draw:path>
        <draw:path draw:style-name="gr17" draw:text-style-name="P6" draw:layer="layout" svg:width="0.155cm" svg:height="0.146cm" svg:x="3.011cm" svg:y="20.287cm" svg:viewBox="0 0 156 147" svg:d="M156 73c0-40-35-73-78-73-42 0-78 33-78 73 0 41 36 74 78 74 43 0 78-33 78-74z">
          <text:p/>
        </draw:path>
        <draw:path draw:style-name="gr17" draw:text-style-name="P6" draw:layer="layout" svg:width="0.155cm" svg:height="0.146cm" svg:x="3.011cm" svg:y="20.092cm" svg:viewBox="0 0 156 147" svg:d="M156 73c0-40-35-73-78-73-42 0-78 33-78 73s36 74 78 74c43 0 78-34 78-74z">
          <text:p/>
        </draw:path>
        <draw:path draw:style-name="gr17" draw:text-style-name="P6" draw:layer="layout" svg:width="0.155cm" svg:height="0.146cm" svg:x="3.011cm" svg:y="19.897cm" svg:viewBox="0 0 156 147" svg:d="M156 74c0-41-35-74-78-74-42 0-78 33-78 74 0 40 36 73 78 73 43 0 78-33 78-73z">
          <text:p/>
        </draw:path>
        <draw:path draw:style-name="gr17" draw:text-style-name="P6" draw:layer="layout" svg:width="0.155cm" svg:height="0.146cm" svg:x="3.011cm" svg:y="19.704cm" svg:viewBox="0 0 156 147" svg:d="M156 73c0-40-35-73-78-73-42 0-78 33-78 73 0 41 36 74 78 74 43 0 78-33 78-74z">
          <text:p/>
        </draw:path>
        <draw:path draw:style-name="gr17" draw:text-style-name="P6" draw:layer="layout" svg:width="0.155cm" svg:height="0.145cm" svg:x="3.011cm" svg:y="19.51cm" svg:viewBox="0 0 156 146" svg:d="M156 72c0-40-35-72-78-72-42 0-78 32-78 72s36 74 78 74c43 0 78-34 78-74z">
          <text:p/>
        </draw:path>
        <draw:path draw:style-name="gr17" draw:text-style-name="P6" draw:layer="layout" svg:width="0.155cm" svg:height="0.146cm" svg:x="3.011cm" svg:y="19.364cm" svg:viewBox="0 0 156 147" svg:d="M156 73c0-40-35-73-78-73-42 0-78 33-78 73s36 74 78 74c43 0 78-34 78-74z">
          <text:p/>
        </draw:path>
        <draw:path draw:style-name="gr17" draw:text-style-name="P6" draw:layer="layout" svg:width="0.155cm" svg:height="0.146cm" svg:x="3.011cm" svg:y="19.218cm" svg:viewBox="0 0 156 147" svg:d="M156 73c0-40-35-73-78-73-42 0-78 33-78 73s36 74 78 74c43 0 78-34 78-74z">
          <text:p/>
        </draw:path>
        <draw:path draw:style-name="gr17" draw:text-style-name="P6" draw:layer="layout" svg:width="0.155cm" svg:height="0.146cm" svg:x="3.011cm" svg:y="19.023cm" svg:viewBox="0 0 156 147" svg:d="M156 74c0-41-35-74-78-74-42 0-78 33-78 74 0 40 36 73 78 73 43 0 78-33 78-73z">
          <text:p/>
        </draw:path>
        <draw:path draw:style-name="gr17" draw:text-style-name="P6" draw:layer="layout" svg:width="0.156cm" svg:height="0.145cm" svg:x="3.013cm" svg:y="18.683cm" svg:viewBox="0 0 157 146" svg:d="M157 73c0-41-35-73-78-73s-79 32-79 73 36 73 79 73 78-32 78-73z">
          <text:p/>
        </draw:path>
        <draw:path draw:style-name="gr17" draw:text-style-name="P6" draw:layer="layout" svg:width="0.156cm" svg:height="0.146cm" svg:x="3.013cm" svg:y="18.391cm" svg:viewBox="0 0 157 147" svg:d="M157 73c0-40-35-73-78-73s-79 33-79 73c0 41 36 74 79 74s78-33 78-74z">
          <text:p/>
        </draw:path>
        <draw:path draw:style-name="gr17" draw:text-style-name="P6" draw:layer="layout" svg:width="0.156cm" svg:height="0.145cm" svg:x="3.013cm" svg:y="18.15cm" svg:viewBox="0 0 157 146" svg:d="M157 73c0-41-35-73-78-73s-79 32-79 73 36 73 79 73 78-32 78-73z">
          <text:p/>
        </draw:path>
        <draw:path draw:style-name="gr17" draw:text-style-name="P6" draw:layer="layout" svg:width="0.155cm" svg:height="0.146cm" svg:x="3.48cm" svg:y="27.089cm" svg:viewBox="0 0 156 147" svg:d="M156 73c0-40-35-73-78-73-42 0-78 33-78 73 0 41 36 74 78 74 43 0 78-33 78-74z">
          <text:p/>
        </draw:path>
        <draw:path draw:style-name="gr17" draw:text-style-name="P6" draw:layer="layout" svg:width="0.155cm" svg:height="0.145cm" svg:x="3.48cm" svg:y="26.603cm" svg:viewBox="0 0 156 146" svg:d="M156 74c0-40-35-74-78-74-42 0-78 34-78 74s36 72 78 72c43 0 78-32 78-72z">
          <text:p/>
        </draw:path>
        <draw:path draw:style-name="gr17" draw:text-style-name="P6" draw:layer="layout" svg:width="0.155cm" svg:height="0.145cm" svg:x="3.48cm" svg:y="26.213cm" svg:viewBox="0 0 156 146" svg:d="M156 73c0-40-35-73-78-73-42 0-78 33-78 73 0 41 36 73 78 73 43 0 78-32 78-73z">
          <text:p/>
        </draw:path>
        <draw:path draw:style-name="gr17" draw:text-style-name="P6" draw:layer="layout" svg:width="0.155cm" svg:height="0.146cm" svg:x="3.48cm" svg:y="25.825cm" svg:viewBox="0 0 156 147" svg:d="M156 74c0-41-35-74-78-74-42 0-78 33-78 74 0 40 36 73 78 73 43 0 78-33 78-73z">
          <text:p/>
        </draw:path>
        <draw:path draw:style-name="gr17" draw:text-style-name="P6" draw:layer="layout" svg:width="0.155cm" svg:height="0.146cm" svg:x="3.48cm" svg:y="25.435cm" svg:viewBox="0 0 156 147" svg:d="M156 74c0-40-35-74-78-74-42 0-78 34-78 74s36 73 78 73c43 0 78-33 78-73z">
          <text:p/>
        </draw:path>
        <draw:path draw:style-name="gr17" draw:text-style-name="P6" draw:layer="layout" svg:width="0.155cm" svg:height="0.146cm" svg:x="3.48cm" svg:y="25.048cm" svg:viewBox="0 0 156 147" svg:d="M156 73c0-40-35-73-78-73-42 0-78 33-78 73 0 41 36 74 78 74 43 0 78-33 78-74z">
          <text:p/>
        </draw:path>
        <draw:path draw:style-name="gr17" draw:text-style-name="P6" draw:layer="layout" svg:width="0.155cm" svg:height="0.146cm" svg:x="3.48cm" svg:y="24.658cm" svg:viewBox="0 0 156 147" svg:d="M156 74c0-41-35-74-78-74-42 0-78 33-78 74 0 40 36 73 78 73 43 0 78-33 78-73z">
          <text:p/>
        </draw:path>
        <draw:path draw:style-name="gr17" draw:text-style-name="P6" draw:layer="layout" svg:width="0.155cm" svg:height="0.145cm" svg:x="3.48cm" svg:y="24.32cm" svg:viewBox="0 0 156 146" svg:d="M156 73c0-40-35-73-78-73-42 0-78 33-78 73 0 41 36 73 78 73 43 0 78-32 78-73z">
          <text:p/>
        </draw:path>
        <draw:path draw:style-name="gr17" draw:text-style-name="P6" draw:layer="layout" svg:width="0.155cm" svg:height="0.146cm" svg:x="3.48cm" svg:y="23.979cm" svg:viewBox="0 0 156 147" svg:d="M156 74c0-40-35-74-78-74-42 0-78 34-78 74s36 73 78 73c43 0 78-33 78-73z">
          <text:p/>
        </draw:path>
        <draw:path draw:style-name="gr17" draw:text-style-name="P6" draw:layer="layout" svg:width="0.155cm" svg:height="0.146cm" svg:x="3.48cm" svg:y="23.688cm" svg:viewBox="0 0 156 147" svg:d="M156 74c0-40-35-74-78-74-42 0-78 34-78 74s36 73 78 73c43 0 78-33 78-73z">
          <text:p/>
        </draw:path>
        <draw:path draw:style-name="gr17" draw:text-style-name="P6" draw:layer="layout" svg:width="0.155cm" svg:height="0.146cm" svg:x="3.48cm" svg:y="23.347cm" svg:viewBox="0 0 156 147" svg:d="M156 74c0-41-35-74-78-74-42 0-78 33-78 74 0 40 36 73 78 73 43 0 78-33 78-73z">
          <text:p/>
        </draw:path>
        <draw:path draw:style-name="gr17" draw:text-style-name="P6" draw:layer="layout" svg:width="0.155cm" svg:height="0.146cm" svg:x="3.48cm" svg:y="23.056cm" svg:viewBox="0 0 156 147" svg:d="M156 74c0-41-35-74-78-74-42 0-78 33-78 74 0 40 36 73 78 73 43 0 78-33 78-73z">
          <text:p/>
        </draw:path>
        <draw:path draw:style-name="gr17" draw:text-style-name="P6" draw:layer="layout" svg:width="0.155cm" svg:height="0.145cm" svg:x="3.48cm" svg:y="22.716cm" svg:viewBox="0 0 156 146" svg:d="M156 72c0-40-35-72-78-72-42 0-78 32-78 72s36 74 78 74c43 0 78-34 78-74z">
          <text:p/>
        </draw:path>
        <draw:path draw:style-name="gr17" draw:text-style-name="P6" draw:layer="layout" svg:width="0.155cm" svg:height="0.146cm" svg:x="3.48cm" svg:y="22.424cm" svg:viewBox="0 0 156 147" svg:d="M156 73c0-40-35-73-78-73-42 0-78 33-78 73s36 74 78 74c43 0 78-34 78-74z">
          <text:p/>
        </draw:path>
        <draw:path draw:style-name="gr17" draw:text-style-name="P6" draw:layer="layout" svg:width="0.155cm" svg:height="0.146cm" svg:x="3.48cm" svg:y="22.182cm" svg:viewBox="0 0 156 147" svg:d="M156 73c0-40-35-73-78-73-42 0-78 33-78 73 0 41 36 74 78 74 43 0 78-33 78-74z">
          <text:p/>
        </draw:path>
        <draw:path draw:style-name="gr17" draw:text-style-name="P6" draw:layer="layout" svg:width="0.155cm" svg:height="0.145cm" svg:x="3.48cm" svg:y="21.889cm" svg:viewBox="0 0 156 146" svg:d="M156 73c0-41-35-73-78-73-42 0-78 32-78 73s36 73 78 73c43 0 78-32 78-73z">
          <text:p/>
        </draw:path>
        <draw:path draw:style-name="gr17" draw:text-style-name="P6" draw:layer="layout" svg:width="0.155cm" svg:height="0.146cm" svg:x="3.48cm" svg:y="21.647cm" svg:viewBox="0 0 156 147" svg:d="M156 74c0-40-35-74-78-74-42 0-78 34-78 74s36 73 78 73c43 0 78-33 78-73z">
          <text:p/>
        </draw:path>
        <draw:path draw:style-name="gr17" draw:text-style-name="P6" draw:layer="layout" svg:width="0.156cm" svg:height="0.146cm" svg:x="3.482cm" svg:y="21.405cm" svg:viewBox="0 0 157 147" svg:d="M157 73c0-40-35-73-78-73s-79 33-79 73 36 74 79 74 78-34 78-74z">
          <text:p/>
        </draw:path>
        <draw:path draw:style-name="gr17" draw:text-style-name="P6" draw:layer="layout" svg:width="0.155cm" svg:height="0.145cm" svg:x="3.48cm" svg:y="21.161cm" svg:viewBox="0 0 156 146" svg:d="M156 72c0-40-35-72-78-72-42 0-78 32-78 72 0 42 36 74 78 74 43 0 78-32 78-74z">
          <text:p/>
        </draw:path>
        <draw:path draw:style-name="gr17" draw:text-style-name="P6" draw:layer="layout" svg:width="0.155cm" svg:height="0.145cm" svg:x="3.48cm" svg:y="20.919cm" svg:viewBox="0 0 156 146" svg:d="M156 74c0-41-35-74-78-74-42 0-78 33-78 74 0 40 36 72 78 72 43 0 78-32 78-72z">
          <text:p/>
        </draw:path>
        <draw:path draw:style-name="gr17" draw:text-style-name="P6" draw:layer="layout" svg:width="0.155cm" svg:height="0.146cm" svg:x="3.48cm" svg:y="20.674cm" svg:viewBox="0 0 156 147" svg:d="M156 73c0-40-35-73-78-73-42 0-78 33-78 73s36 74 78 74c43 0 78-34 78-74z">
          <text:p/>
        </draw:path>
        <draw:path draw:style-name="gr17" draw:text-style-name="P6" draw:layer="layout" svg:width="0.155cm" svg:height="0.145cm" svg:x="3.48cm" svg:y="20.433cm" svg:viewBox="0 0 156 146" svg:d="M156 72c0-40-35-72-78-72-42 0-78 32-78 72 0 42 36 74 78 74 43 0 78-32 78-74z">
          <text:p/>
        </draw:path>
        <draw:path draw:style-name="gr17" draw:text-style-name="P6" draw:layer="layout" svg:width="0.155cm" svg:height="0.145cm" svg:x="3.48cm" svg:y="20.238cm" svg:viewBox="0 0 156 146" svg:d="M156 72c0-40-35-72-78-72-42 0-78 32-78 72 0 41 36 74 78 74 43 0 78-33 78-74z">
          <text:p/>
        </draw:path>
        <draw:path draw:style-name="gr17" draw:text-style-name="P6" draw:layer="layout" svg:width="0.155cm" svg:height="0.145cm" svg:x="3.48cm" svg:y="20.043cm" svg:viewBox="0 0 156 146" svg:d="M156 73c0-41-35-73-78-73-42 0-78 32-78 73s36 73 78 73c43 0 78-32 78-73z">
          <text:p/>
        </draw:path>
        <draw:path draw:style-name="gr17" draw:text-style-name="P6" draw:layer="layout" svg:width="0.155cm" svg:height="0.146cm" svg:x="3.48cm" svg:y="19.85cm" svg:viewBox="0 0 156 147" svg:d="M156 73c0-40-35-73-78-73-42 0-78 33-78 73 0 41 36 74 78 74 43 0 78-33 78-74z">
          <text:p/>
        </draw:path>
        <draw:path draw:style-name="gr17" draw:text-style-name="P6" draw:layer="layout" svg:width="0.155cm" svg:height="0.146cm" svg:x="3.48cm" svg:y="19.655cm" svg:viewBox="0 0 156 147" svg:d="M156 73c0-40-35-73-78-73-42 0-78 33-78 73s36 74 78 74c43 0 78-34 78-74z">
          <text:p/>
        </draw:path>
        <draw:path draw:style-name="gr17" draw:text-style-name="P6" draw:layer="layout" svg:width="0.155cm" svg:height="0.146cm" svg:x="3.48cm" svg:y="19.46cm" svg:viewBox="0 0 156 147" svg:d="M156 74c0-41-35-74-78-74-42 0-78 33-78 74 0 40 36 73 78 73 43 0 78-33 78-73z">
          <text:p/>
        </draw:path>
        <draw:path draw:style-name="gr17" draw:text-style-name="P6" draw:layer="layout" svg:width="0.155cm" svg:height="0.146cm" svg:x="3.48cm" svg:y="19.265cm" svg:viewBox="0 0 156 147" svg:d="M156 73c0-40-35-73-78-73-42 0-78 33-78 73 0 41 36 74 78 74 43 0 78-33 78-74z">
          <text:p/>
        </draw:path>
        <draw:path draw:style-name="gr17" draw:text-style-name="P6" draw:layer="layout" svg:width="0.155cm" svg:height="0.145cm" svg:x="3.48cm" svg:y="19.073cm" svg:viewBox="0 0 156 146" svg:d="M156 72c0-40-35-72-78-72-42 0-78 32-78 72 0 41 36 74 78 74 43 0 78-33 78-74z">
          <text:p/>
        </draw:path>
        <draw:path draw:style-name="gr17" draw:text-style-name="P6" draw:layer="layout" svg:width="0.155cm" svg:height="0.145cm" svg:x="3.48cm" svg:y="18.878cm" svg:viewBox="0 0 156 146" svg:d="M156 73c0-41-35-73-78-73-42 0-78 32-78 73s36 73 78 73c43 0 78-32 78-73z">
          <text:p/>
        </draw:path>
        <draw:path draw:style-name="gr17" draw:text-style-name="P6" draw:layer="layout" svg:width="0.156cm" svg:height="0.146cm" svg:x="3.482cm" svg:y="18.537cm" svg:viewBox="0 0 157 147" svg:d="M157 73c0-40-35-73-78-73s-79 33-79 73c0 41 36 74 79 74s78-33 78-74z">
          <text:p/>
        </draw:path>
        <draw:path draw:style-name="gr17" draw:text-style-name="P6" draw:layer="layout" svg:width="0.156cm" svg:height="0.145cm" svg:x="3.482cm" svg:y="18.246cm" svg:viewBox="0 0 157 146" svg:d="M157 73c0-40-35-73-78-73s-79 33-79 73c0 41 36 73 79 73s78-32 78-73z">
          <text:p/>
        </draw:path>
        <draw:path draw:style-name="gr17" draw:text-style-name="P6" draw:layer="layout" svg:width="0.155cm" svg:height="0.146cm" svg:x="4.464cm" svg:y="27.089cm" svg:viewBox="0 0 156 147" svg:d="M156 73c0-40-35-73-79-73-43 0-77 33-77 73 0 41 34 74 77 74 44 0 79-33 79-74z">
          <text:p/>
        </draw:path>
        <draw:path draw:style-name="gr17" draw:text-style-name="P6" draw:layer="layout" svg:width="0.155cm" svg:height="0.145cm" svg:x="4.464cm" svg:y="26.603cm" svg:viewBox="0 0 156 146" svg:d="M156 74c0-40-35-74-79-74-43 0-77 34-77 74s34 72 77 72c44 0 79-32 79-72z">
          <text:p/>
        </draw:path>
        <draw:path draw:style-name="gr17" draw:text-style-name="P6" draw:layer="layout" svg:width="0.155cm" svg:height="0.145cm" svg:x="4.464cm" svg:y="26.213cm" svg:viewBox="0 0 156 146" svg:d="M156 73c0-40-35-73-79-73-43 0-77 33-77 73 0 41 34 73 77 73 44 0 79-32 79-73z">
          <text:p/>
        </draw:path>
        <draw:path draw:style-name="gr17" draw:text-style-name="P6" draw:layer="layout" svg:width="0.155cm" svg:height="0.146cm" svg:x="4.464cm" svg:y="25.825cm" svg:viewBox="0 0 156 147" svg:d="M156 74c0-41-35-74-79-74-43 0-77 33-77 74 0 40 34 73 77 73 44 0 79-33 79-73z">
          <text:p/>
        </draw:path>
        <draw:path draw:style-name="gr17" draw:text-style-name="P6" draw:layer="layout" svg:width="0.155cm" svg:height="0.146cm" svg:x="4.464cm" svg:y="25.435cm" svg:viewBox="0 0 156 147" svg:d="M156 74c0-40-35-74-79-74-43 0-77 34-77 74s34 73 77 73c44 0 79-33 79-73z">
          <text:p/>
        </draw:path>
        <draw:path draw:style-name="gr17" draw:text-style-name="P6" draw:layer="layout" svg:width="0.155cm" svg:height="0.146cm" svg:x="4.464cm" svg:y="25.048cm" svg:viewBox="0 0 156 147" svg:d="M156 73c0-40-35-73-79-73-43 0-77 33-77 73 0 41 34 74 77 74 44 0 79-33 79-74z">
          <text:p/>
        </draw:path>
        <draw:path draw:style-name="gr17" draw:text-style-name="P6" draw:layer="layout" svg:width="0.155cm" svg:height="0.146cm" svg:x="4.464cm" svg:y="24.658cm" svg:viewBox="0 0 156 147" svg:d="M156 74c0-41-35-74-79-74-43 0-77 33-77 74 0 40 34 73 77 73 44 0 79-33 79-73z">
          <text:p/>
        </draw:path>
        <draw:path draw:style-name="gr17" draw:text-style-name="P6" draw:layer="layout" svg:width="0.155cm" svg:height="0.145cm" svg:x="4.464cm" svg:y="24.32cm" svg:viewBox="0 0 156 146" svg:d="M156 73c0-40-35-73-79-73-43 0-77 33-77 73 0 41 34 73 77 73 44 0 79-32 79-73z">
          <text:p/>
        </draw:path>
        <draw:path draw:style-name="gr17" draw:text-style-name="P6" draw:layer="layout" svg:width="0.155cm" svg:height="0.146cm" svg:x="4.464cm" svg:y="23.979cm" svg:viewBox="0 0 156 147" svg:d="M156 74c0-40-35-74-79-74-43 0-77 34-77 74s34 73 77 73c44 0 79-33 79-73z">
          <text:p/>
        </draw:path>
        <draw:path draw:style-name="gr17" draw:text-style-name="P6" draw:layer="layout" svg:width="0.155cm" svg:height="0.146cm" svg:x="4.464cm" svg:y="23.688cm" svg:viewBox="0 0 156 147" svg:d="M156 74c0-40-35-74-79-74-43 0-77 34-77 74s34 73 77 73c44 0 79-33 79-73z">
          <text:p/>
        </draw:path>
        <draw:path draw:style-name="gr17" draw:text-style-name="P6" draw:layer="layout" svg:width="0.155cm" svg:height="0.146cm" svg:x="4.464cm" svg:y="23.347cm" svg:viewBox="0 0 156 147" svg:d="M156 74c0-41-35-74-79-74-43 0-77 33-77 74 0 40 34 73 77 73 44 0 79-33 79-73z">
          <text:p/>
        </draw:path>
        <draw:path draw:style-name="gr17" draw:text-style-name="P6" draw:layer="layout" svg:width="0.155cm" svg:height="0.146cm" svg:x="4.464cm" svg:y="23.056cm" svg:viewBox="0 0 156 147" svg:d="M156 74c0-41-35-74-79-74-43 0-77 33-77 74 0 40 34 73 77 73 44 0 79-33 79-73z">
          <text:p/>
        </draw:path>
        <draw:path draw:style-name="gr17" draw:text-style-name="P6" draw:layer="layout" svg:width="0.155cm" svg:height="0.145cm" svg:x="4.464cm" svg:y="22.716cm" svg:viewBox="0 0 156 146" svg:d="M156 72c0-40-35-72-79-72-43 0-77 32-77 72s34 74 77 74c44 0 79-34 79-74z">
          <text:p/>
        </draw:path>
        <draw:path draw:style-name="gr17" draw:text-style-name="P6" draw:layer="layout" svg:width="0.155cm" svg:height="0.146cm" svg:x="4.464cm" svg:y="22.424cm" svg:viewBox="0 0 156 147" svg:d="M156 73c0-40-35-73-79-73-43 0-77 33-77 73s34 74 77 74c44 0 79-34 79-74z">
          <text:p/>
        </draw:path>
        <draw:path draw:style-name="gr17" draw:text-style-name="P6" draw:layer="layout" svg:width="0.155cm" svg:height="0.146cm" svg:x="4.464cm" svg:y="22.182cm" svg:viewBox="0 0 156 147" svg:d="M156 73c0-40-35-73-79-73-43 0-77 33-77 73 0 41 34 74 77 74 44 0 79-33 79-74z">
          <text:p/>
        </draw:path>
        <draw:path draw:style-name="gr17" draw:text-style-name="P6" draw:layer="layout" svg:width="0.155cm" svg:height="0.145cm" svg:x="4.464cm" svg:y="21.889cm" svg:viewBox="0 0 156 146" svg:d="M156 73c0-41-35-73-79-73-43 0-77 32-77 73s34 73 77 73c44 0 79-32 79-73z">
          <text:p/>
        </draw:path>
        <draw:path draw:style-name="gr17" draw:text-style-name="P6" draw:layer="layout" svg:width="0.155cm" svg:height="0.146cm" svg:x="4.464cm" svg:y="21.647cm" svg:viewBox="0 0 156 147" svg:d="M156 74c0-40-35-74-79-74-43 0-77 34-77 74s34 73 77 73c44 0 79-33 79-73z">
          <text:p/>
        </draw:path>
        <draw:path draw:style-name="gr17" draw:text-style-name="P6" draw:layer="layout" svg:width="0.156cm" svg:height="0.146cm" svg:x="4.466cm" svg:y="21.405cm" svg:viewBox="0 0 157 147" svg:d="M157 73c0-40-35-73-79-73-43 0-78 33-78 73s35 74 78 74c44 0 79-34 79-74z">
          <text:p/>
        </draw:path>
        <draw:path draw:style-name="gr17" draw:text-style-name="P6" draw:layer="layout" svg:width="0.155cm" svg:height="0.145cm" svg:x="4.464cm" svg:y="21.161cm" svg:viewBox="0 0 156 146" svg:d="M156 72c0-40-35-72-79-72-43 0-77 32-77 72 0 42 34 74 77 74 44 0 79-32 79-74z">
          <text:p/>
        </draw:path>
        <draw:path draw:style-name="gr17" draw:text-style-name="P6" draw:layer="layout" svg:width="0.155cm" svg:height="0.145cm" svg:x="4.464cm" svg:y="20.919cm" svg:viewBox="0 0 156 146" svg:d="M156 74c0-41-35-74-79-74-43 0-77 33-77 74 0 40 34 72 77 72 44 0 79-32 79-72z">
          <text:p/>
        </draw:path>
        <draw:path draw:style-name="gr17" draw:text-style-name="P6" draw:layer="layout" svg:width="0.155cm" svg:height="0.146cm" svg:x="4.464cm" svg:y="20.674cm" svg:viewBox="0 0 156 147" svg:d="M156 73c0-40-35-73-79-73-43 0-77 33-77 73s34 74 77 74c44 0 79-34 79-74z">
          <text:p/>
        </draw:path>
        <draw:path draw:style-name="gr17" draw:text-style-name="P6" draw:layer="layout" svg:width="0.155cm" svg:height="0.145cm" svg:x="4.464cm" svg:y="20.433cm" svg:viewBox="0 0 156 146" svg:d="M156 72c0-40-35-72-79-72-43 0-77 32-77 72 0 42 34 74 77 74 44 0 79-32 79-74z">
          <text:p/>
        </draw:path>
        <draw:path draw:style-name="gr17" draw:text-style-name="P6" draw:layer="layout" svg:width="0.155cm" svg:height="0.145cm" svg:x="4.464cm" svg:y="20.238cm" svg:viewBox="0 0 156 146" svg:d="M156 72c0-40-35-72-79-72-43 0-77 32-77 72 0 41 34 74 77 74 44 0 79-33 79-74z">
          <text:p/>
        </draw:path>
        <draw:path draw:style-name="gr17" draw:text-style-name="P6" draw:layer="layout" svg:width="0.155cm" svg:height="0.145cm" svg:x="4.464cm" svg:y="20.043cm" svg:viewBox="0 0 156 146" svg:d="M156 73c0-41-35-73-79-73-43 0-77 32-77 73s34 73 77 73c44 0 79-32 79-73z">
          <text:p/>
        </draw:path>
        <draw:path draw:style-name="gr17" draw:text-style-name="P6" draw:layer="layout" svg:width="0.155cm" svg:height="0.146cm" svg:x="4.464cm" svg:y="19.85cm" svg:viewBox="0 0 156 147" svg:d="M156 73c0-40-35-73-79-73-43 0-77 33-77 73 0 41 34 74 77 74 44 0 79-33 79-74z">
          <text:p/>
        </draw:path>
        <draw:path draw:style-name="gr17" draw:text-style-name="P6" draw:layer="layout" svg:width="0.155cm" svg:height="0.146cm" svg:x="4.464cm" svg:y="19.655cm" svg:viewBox="0 0 156 147" svg:d="M156 73c0-40-35-73-79-73-43 0-77 33-77 73s34 74 77 74c44 0 79-34 79-74z">
          <text:p/>
        </draw:path>
        <draw:path draw:style-name="gr17" draw:text-style-name="P6" draw:layer="layout" svg:width="0.155cm" svg:height="0.146cm" svg:x="4.464cm" svg:y="19.46cm" svg:viewBox="0 0 156 147" svg:d="M156 74c0-41-35-74-79-74-43 0-77 33-77 74 0 40 34 73 77 73 44 0 79-33 79-73z">
          <text:p/>
        </draw:path>
        <draw:path draw:style-name="gr17" draw:text-style-name="P6" draw:layer="layout" svg:width="0.155cm" svg:height="0.146cm" svg:x="4.464cm" svg:y="19.265cm" svg:viewBox="0 0 156 147" svg:d="M156 73c0-40-35-73-79-73-43 0-77 33-77 73 0 41 34 74 77 74 44 0 79-33 79-74z">
          <text:p/>
        </draw:path>
        <draw:path draw:style-name="gr17" draw:text-style-name="P6" draw:layer="layout" svg:width="0.155cm" svg:height="0.145cm" svg:x="4.464cm" svg:y="19.073cm" svg:viewBox="0 0 156 146" svg:d="M156 72c0-40-35-72-79-72-43 0-77 32-77 72 0 41 34 74 77 74 44 0 79-33 79-74z">
          <text:p/>
        </draw:path>
        <draw:path draw:style-name="gr17" draw:text-style-name="P6" draw:layer="layout" svg:width="0.155cm" svg:height="0.145cm" svg:x="4.464cm" svg:y="18.878cm" svg:viewBox="0 0 156 146" svg:d="M156 73c0-41-35-73-79-73-43 0-77 32-77 73s34 73 77 73c44 0 79-32 79-73z">
          <text:p/>
        </draw:path>
        <draw:path draw:style-name="gr17" draw:text-style-name="P6" draw:layer="layout" svg:width="0.156cm" svg:height="0.146cm" svg:x="4.466cm" svg:y="18.537cm" svg:viewBox="0 0 157 147" svg:d="M157 73c0-40-35-73-79-73-43 0-78 33-78 73 0 41 35 74 78 74 44 0 79-33 79-74z">
          <text:p/>
        </draw:path>
        <draw:path draw:style-name="gr17" draw:text-style-name="P6" draw:layer="layout" svg:width="0.156cm" svg:height="0.145cm" svg:x="4.466cm" svg:y="18.246cm" svg:viewBox="0 0 157 146" svg:d="M157 73c0-40-35-73-79-73-43 0-78 33-78 73 0 41 35 73 78 73 44 0 79-32 79-73z">
          <text:p/>
        </draw:path>
        <draw:path draw:style-name="gr17" draw:text-style-name="P6" draw:layer="layout" svg:width="0.155cm" svg:height="0.146cm" svg:x="6.385cm" svg:y="27.089cm" svg:viewBox="0 0 156 147" svg:d="M156 73c0-40-35-73-77-73-44 0-79 33-79 73 0 41 35 74 79 74 42 0 77-33 77-74z">
          <text:p/>
        </draw:path>
        <draw:path draw:style-name="gr17" draw:text-style-name="P6" draw:layer="layout" svg:width="0.155cm" svg:height="0.145cm" svg:x="6.385cm" svg:y="26.603cm" svg:viewBox="0 0 156 146" svg:d="M156 74c0-40-35-74-77-74-44 0-79 34-79 74s35 72 79 72c42 0 77-32 77-72z">
          <text:p/>
        </draw:path>
        <draw:path draw:style-name="gr17" draw:text-style-name="P6" draw:layer="layout" svg:width="0.155cm" svg:height="0.145cm" svg:x="6.385cm" svg:y="26.213cm" svg:viewBox="0 0 156 146" svg:d="M156 73c0-40-35-73-77-73-44 0-79 33-79 73 0 41 35 73 79 73 42 0 77-32 77-73z">
          <text:p/>
        </draw:path>
        <draw:path draw:style-name="gr17" draw:text-style-name="P6" draw:layer="layout" svg:width="0.155cm" svg:height="0.146cm" svg:x="6.385cm" svg:y="25.825cm" svg:viewBox="0 0 156 147" svg:d="M156 74c0-41-35-74-77-74-44 0-79 33-79 74 0 40 35 73 79 73 42 0 77-33 77-73z">
          <text:p/>
        </draw:path>
        <draw:path draw:style-name="gr17" draw:text-style-name="P6" draw:layer="layout" svg:width="0.155cm" svg:height="0.146cm" svg:x="6.385cm" svg:y="25.435cm" svg:viewBox="0 0 156 147" svg:d="M156 74c0-40-35-74-77-74-44 0-79 34-79 74s35 73 79 73c42 0 77-33 77-73z">
          <text:p/>
        </draw:path>
        <draw:path draw:style-name="gr17" draw:text-style-name="P6" draw:layer="layout" svg:width="0.155cm" svg:height="0.146cm" svg:x="6.385cm" svg:y="25.048cm" svg:viewBox="0 0 156 147" svg:d="M156 73c0-40-35-73-77-73-44 0-79 33-79 73 0 41 35 74 79 74 42 0 77-33 77-74z">
          <text:p/>
        </draw:path>
        <draw:path draw:style-name="gr17" draw:text-style-name="P6" draw:layer="layout" svg:width="0.155cm" svg:height="0.146cm" svg:x="6.385cm" svg:y="24.658cm" svg:viewBox="0 0 156 147" svg:d="M156 74c0-41-35-74-77-74-44 0-79 33-79 74 0 40 35 73 79 73 42 0 77-33 77-73z">
          <text:p/>
        </draw:path>
        <draw:path draw:style-name="gr17" draw:text-style-name="P6" draw:layer="layout" svg:width="0.155cm" svg:height="0.145cm" svg:x="6.385cm" svg:y="24.32cm" svg:viewBox="0 0 156 146" svg:d="M156 73c0-40-35-73-77-73-44 0-79 33-79 73 0 41 35 73 79 73 42 0 77-32 77-73z">
          <text:p/>
        </draw:path>
        <draw:path draw:style-name="gr17" draw:text-style-name="P6" draw:layer="layout" svg:width="0.155cm" svg:height="0.146cm" svg:x="6.385cm" svg:y="23.979cm" svg:viewBox="0 0 156 147" svg:d="M156 74c0-40-35-74-77-74-44 0-79 34-79 74s35 73 79 73c42 0 77-33 77-73z">
          <text:p/>
        </draw:path>
        <draw:path draw:style-name="gr17" draw:text-style-name="P6" draw:layer="layout" svg:width="0.155cm" svg:height="0.146cm" svg:x="6.385cm" svg:y="23.688cm" svg:viewBox="0 0 156 147" svg:d="M156 74c0-40-35-74-77-74-44 0-79 34-79 74s35 73 79 73c42 0 77-33 77-73z">
          <text:p/>
        </draw:path>
        <draw:path draw:style-name="gr17" draw:text-style-name="P6" draw:layer="layout" svg:width="0.155cm" svg:height="0.146cm" svg:x="6.385cm" svg:y="23.347cm" svg:viewBox="0 0 156 147" svg:d="M156 74c0-41-35-74-77-74-44 0-79 33-79 74 0 40 35 73 79 73 42 0 77-33 77-73z">
          <text:p/>
        </draw:path>
        <draw:path draw:style-name="gr17" draw:text-style-name="P6" draw:layer="layout" svg:width="0.155cm" svg:height="0.146cm" svg:x="6.385cm" svg:y="23.056cm" svg:viewBox="0 0 156 147" svg:d="M156 74c0-41-35-74-77-74-44 0-79 33-79 74 0 40 35 73 79 73 42 0 77-33 77-73z">
          <text:p/>
        </draw:path>
        <draw:path draw:style-name="gr17" draw:text-style-name="P6" draw:layer="layout" svg:width="0.155cm" svg:height="0.145cm" svg:x="6.385cm" svg:y="22.716cm" svg:viewBox="0 0 156 146" svg:d="M156 72c0-40-35-72-77-72-44 0-79 32-79 72s35 74 79 74c42 0 77-34 77-74z">
          <text:p/>
        </draw:path>
        <draw:path draw:style-name="gr17" draw:text-style-name="P6" draw:layer="layout" svg:width="0.155cm" svg:height="0.146cm" svg:x="6.385cm" svg:y="22.424cm" svg:viewBox="0 0 156 147" svg:d="M156 73c0-40-35-73-77-73-44 0-79 33-79 73s35 74 79 74c42 0 77-34 77-74z">
          <text:p/>
        </draw:path>
        <draw:path draw:style-name="gr17" draw:text-style-name="P6" draw:layer="layout" svg:width="0.155cm" svg:height="0.146cm" svg:x="6.385cm" svg:y="22.182cm" svg:viewBox="0 0 156 147" svg:d="M156 73c0-40-35-73-77-73-44 0-79 33-79 73 0 41 35 74 79 74 42 0 77-33 77-74z">
          <text:p/>
        </draw:path>
        <draw:path draw:style-name="gr17" draw:text-style-name="P6" draw:layer="layout" svg:width="0.155cm" svg:height="0.145cm" svg:x="6.385cm" svg:y="21.889cm" svg:viewBox="0 0 156 146" svg:d="M156 73c0-41-35-73-77-73-44 0-79 32-79 73s35 73 79 73c42 0 77-32 77-73z">
          <text:p/>
        </draw:path>
        <draw:path draw:style-name="gr17" draw:text-style-name="P6" draw:layer="layout" svg:width="0.155cm" svg:height="0.146cm" svg:x="6.385cm" svg:y="21.647cm" svg:viewBox="0 0 156 147" svg:d="M156 74c0-40-35-74-77-74-44 0-79 34-79 74s35 73 79 73c42 0 77-33 77-73z">
          <text:p/>
        </draw:path>
        <draw:path draw:style-name="gr17" draw:text-style-name="P6" draw:layer="layout" svg:width="0.156cm" svg:height="0.146cm" svg:x="6.387cm" svg:y="21.405cm" svg:viewBox="0 0 157 147" svg:d="M157 73c0-40-35-73-78-73-44 0-79 33-79 73s35 74 79 74c43 0 78-34 78-74z">
          <text:p/>
        </draw:path>
        <draw:path draw:style-name="gr17" draw:text-style-name="P6" draw:layer="layout" svg:width="0.155cm" svg:height="0.145cm" svg:x="6.385cm" svg:y="21.161cm" svg:viewBox="0 0 156 146" svg:d="M156 72c0-40-35-72-77-72-44 0-79 32-79 72 0 42 35 74 79 74 42 0 77-32 77-74z">
          <text:p/>
        </draw:path>
        <draw:path draw:style-name="gr17" draw:text-style-name="P6" draw:layer="layout" svg:width="0.155cm" svg:height="0.145cm" svg:x="6.385cm" svg:y="20.919cm" svg:viewBox="0 0 156 146" svg:d="M156 74c0-41-35-74-77-74-44 0-79 33-79 74 0 40 35 72 79 72 42 0 77-32 77-72z">
          <text:p/>
        </draw:path>
        <draw:path draw:style-name="gr17" draw:text-style-name="P6" draw:layer="layout" svg:width="0.155cm" svg:height="0.146cm" svg:x="6.385cm" svg:y="20.674cm" svg:viewBox="0 0 156 147" svg:d="M156 73c0-40-35-73-77-73-44 0-79 33-79 73s35 74 79 74c42 0 77-34 77-74z">
          <text:p/>
        </draw:path>
        <draw:path draw:style-name="gr17" draw:text-style-name="P6" draw:layer="layout" svg:width="0.155cm" svg:height="0.145cm" svg:x="6.385cm" svg:y="20.433cm" svg:viewBox="0 0 156 146" svg:d="M156 72c0-40-35-72-77-72-44 0-79 32-79 72 0 42 35 74 79 74 42 0 77-32 77-74z">
          <text:p/>
        </draw:path>
        <draw:path draw:style-name="gr17" draw:text-style-name="P6" draw:layer="layout" svg:width="0.155cm" svg:height="0.145cm" svg:x="6.385cm" svg:y="20.238cm" svg:viewBox="0 0 156 146" svg:d="M156 72c0-40-35-72-77-72-44 0-79 32-79 72 0 41 35 74 79 74 42 0 77-33 77-74z">
          <text:p/>
        </draw:path>
        <draw:path draw:style-name="gr17" draw:text-style-name="P6" draw:layer="layout" svg:width="0.155cm" svg:height="0.145cm" svg:x="6.385cm" svg:y="20.043cm" svg:viewBox="0 0 156 146" svg:d="M156 73c0-41-35-73-77-73-44 0-79 32-79 73s35 73 79 73c42 0 77-32 77-73z">
          <text:p/>
        </draw:path>
        <draw:path draw:style-name="gr17" draw:text-style-name="P6" draw:layer="layout" svg:width="0.155cm" svg:height="0.146cm" svg:x="6.385cm" svg:y="19.85cm" svg:viewBox="0 0 156 147" svg:d="M156 73c0-40-35-73-77-73-44 0-79 33-79 73 0 41 35 74 79 74 42 0 77-33 77-74z">
          <text:p/>
        </draw:path>
        <draw:path draw:style-name="gr17" draw:text-style-name="P6" draw:layer="layout" svg:width="0.155cm" svg:height="0.146cm" svg:x="6.385cm" svg:y="19.655cm" svg:viewBox="0 0 156 147" svg:d="M156 73c0-40-35-73-77-73-44 0-79 33-79 73s35 74 79 74c42 0 77-34 77-74z">
          <text:p/>
        </draw:path>
        <draw:path draw:style-name="gr17" draw:text-style-name="P6" draw:layer="layout" svg:width="0.155cm" svg:height="0.146cm" svg:x="6.385cm" svg:y="19.46cm" svg:viewBox="0 0 156 147" svg:d="M156 74c0-41-35-74-77-74-44 0-79 33-79 74 0 40 35 73 79 73 42 0 77-33 77-73z">
          <text:p/>
        </draw:path>
        <draw:path draw:style-name="gr17" draw:text-style-name="P6" draw:layer="layout" svg:width="0.155cm" svg:height="0.146cm" svg:x="6.385cm" svg:y="19.265cm" svg:viewBox="0 0 156 147" svg:d="M156 73c0-40-35-73-77-73-44 0-79 33-79 73 0 41 35 74 79 74 42 0 77-33 77-74z">
          <text:p/>
        </draw:path>
        <draw:path draw:style-name="gr17" draw:text-style-name="P6" draw:layer="layout" svg:width="0.155cm" svg:height="0.145cm" svg:x="6.385cm" svg:y="19.073cm" svg:viewBox="0 0 156 146" svg:d="M156 72c0-40-35-72-77-72-44 0-79 32-79 72 0 41 35 74 79 74 42 0 77-33 77-74z">
          <text:p/>
        </draw:path>
        <draw:path draw:style-name="gr17" draw:text-style-name="P6" draw:layer="layout" svg:width="0.155cm" svg:height="0.145cm" svg:x="6.385cm" svg:y="18.878cm" svg:viewBox="0 0 156 146" svg:d="M156 73c0-41-35-73-77-73-44 0-79 32-79 73s35 73 79 73c42 0 77-32 77-73z">
          <text:p/>
        </draw:path>
        <draw:path draw:style-name="gr17" draw:text-style-name="P6" draw:layer="layout" svg:width="0.156cm" svg:height="0.146cm" svg:x="6.387cm" svg:y="18.537cm" svg:viewBox="0 0 157 147" svg:d="M157 73c0-40-35-73-78-73-44 0-79 33-79 73 0 41 35 74 79 74 43 0 78-33 78-74z">
          <text:p/>
        </draw:path>
        <draw:path draw:style-name="gr17" draw:text-style-name="P6" draw:layer="layout" svg:width="0.156cm" svg:height="0.145cm" svg:x="6.387cm" svg:y="18.246cm" svg:viewBox="0 0 157 146" svg:d="M157 73c0-40-35-73-78-73-44 0-79 33-79 73 0 41 35 73 79 73 43 0 78-32 78-73z">
          <text:p/>
        </draw:path>
        <draw:path draw:style-name="gr17" draw:text-style-name="P6" draw:layer="layout" svg:width="0.155cm" svg:height="0.145cm" svg:x="7.839cm" svg:y="27.235cm" svg:viewBox="0 0 156 146" svg:d="M156 72c0-40-36-72-79-72-42 0-77 32-77 72 0 42 35 74 77 74 43 0 79-32 79-74z">
          <text:p/>
        </draw:path>
        <draw:path draw:style-name="gr17" draw:text-style-name="P6" draw:layer="layout" svg:width="0.155cm" svg:height="0.146cm" svg:x="7.839cm" svg:y="26.748cm" svg:viewBox="0 0 156 147" svg:d="M156 74c0-40-36-74-79-74-42 0-77 34-77 74s35 73 77 73c43 0 79-33 79-73z">
          <text:p/>
        </draw:path>
        <draw:path draw:style-name="gr17" draw:text-style-name="P6" draw:layer="layout" svg:width="0.155cm" svg:height="0.146cm" svg:x="7.839cm" svg:y="26.358cm" svg:viewBox="0 0 156 147" svg:d="M156 73c0-40-36-73-79-73-42 0-77 33-77 73 0 41 35 74 77 74 43 0 79-33 79-74z">
          <text:p/>
        </draw:path>
        <draw:path draw:style-name="gr17" draw:text-style-name="P6" draw:layer="layout" svg:width="0.155cm" svg:height="0.146cm" svg:x="7.839cm" svg:y="26.02cm" svg:viewBox="0 0 156 147" svg:d="M156 74c0-40-36-74-79-74-42 0-77 34-77 74s35 73 77 73c43 0 79-33 79-73z">
          <text:p/>
        </draw:path>
        <draw:path draw:style-name="gr17" draw:text-style-name="P6" draw:layer="layout" svg:width="0.155cm" svg:height="0.146cm" svg:x="7.839cm" svg:y="25.729cm" svg:viewBox="0 0 156 147" svg:d="M156 74c0-40-36-74-79-74-42 0-77 34-77 74s35 73 77 73c43 0 79-33 79-73z">
          <text:p/>
        </draw:path>
        <draw:path draw:style-name="gr17" draw:text-style-name="P6" draw:layer="layout" svg:width="0.156cm" svg:height="0.146cm" svg:x="7.844cm" svg:y="25.388cm" svg:viewBox="0 0 157 147" svg:d="M157 74c0-41-36-74-79-74s-78 33-78 74c0 40 35 73 78 73s79-33 79-73z">
          <text:p/>
        </draw:path>
        <draw:path draw:style-name="gr17" draw:text-style-name="P6" draw:layer="layout" svg:width="0.155cm" svg:height="0.146cm" svg:x="7.839cm" svg:y="25.048cm" svg:viewBox="0 0 156 147" svg:d="M156 73c0-40-36-73-79-73-42 0-77 33-77 73 0 41 35 74 77 74 43 0 79-33 79-74z">
          <text:p/>
        </draw:path>
        <draw:path draw:style-name="gr17" draw:text-style-name="P6" draw:layer="layout" svg:width="0.155cm" svg:height="0.145cm" svg:x="7.839cm" svg:y="24.757cm" svg:viewBox="0 0 156 146" svg:d="M156 72c0-40-36-72-79-72-42 0-77 32-77 72 0 42 35 74 77 74 43 0 79-32 79-74z">
          <text:p/>
        </draw:path>
        <draw:path draw:style-name="gr17" draw:text-style-name="P6" draw:layer="layout" svg:width="0.155cm" svg:height="0.146cm" svg:x="7.839cm" svg:y="24.416cm" svg:viewBox="0 0 156 147" svg:d="M156 74c0-40-36-74-79-74-42 0-77 34-77 74s35 73 77 73c43 0 79-33 79-73z">
          <text:p/>
        </draw:path>
        <draw:path draw:style-name="gr17" draw:text-style-name="P6" draw:layer="layout" svg:width="0.155cm" svg:height="0.145cm" svg:x="7.839cm" svg:y="24.125cm" svg:viewBox="0 0 156 146" svg:d="M156 74c0-40-36-74-79-74-42 0-77 34-77 74s35 72 77 72c43 0 79-32 79-72z">
          <text:p/>
        </draw:path>
        <draw:path draw:style-name="gr17" draw:text-style-name="P6" draw:layer="layout" svg:width="0.155cm" svg:height="0.145cm" svg:x="7.839cm" svg:y="23.834cm" svg:viewBox="0 0 156 146" svg:d="M156 73c0-40-36-73-79-73-42 0-77 33-77 73 0 41 35 73 77 73 43 0 79-32 79-73z">
          <text:p/>
        </draw:path>
        <draw:path draw:style-name="gr17" draw:text-style-name="P6" draw:layer="layout" svg:width="0.156cm" svg:height="0.146cm" svg:x="7.841cm" svg:y="23.542cm" svg:viewBox="0 0 157 147" svg:d="M157 74c0-40-36-74-79-74s-78 34-78 74 35 73 78 73 79-33 79-73z">
          <text:p/>
        </draw:path>
        <draw:path draw:style-name="gr17" draw:text-style-name="P6" draw:layer="layout" svg:width="0.156cm" svg:height="0.146cm" svg:x="7.841cm" svg:y="23.251cm" svg:viewBox="0 0 157 147" svg:d="M157 74c0-40-36-74-79-74s-78 34-78 74 35 73 78 73 79-33 79-73z">
          <text:p/>
        </draw:path>
        <draw:path draw:style-name="gr17" draw:text-style-name="P6" draw:layer="layout" svg:width="0.155cm" svg:height="0.145cm" svg:x="7.839cm" svg:y="23.007cm" svg:viewBox="0 0 156 146" svg:d="M156 73c0-41-36-73-79-73-42 0-77 32-77 73 0 40 35 73 77 73 43 0 79-33 79-73z">
          <text:p/>
        </draw:path>
        <draw:path draw:style-name="gr17" draw:text-style-name="P6" draw:layer="layout" svg:width="0.155cm" svg:height="0.146cm" svg:x="7.839cm" svg:y="22.765cm" svg:viewBox="0 0 156 147" svg:d="M156 74c0-41-36-74-79-74-42 0-77 33-77 74 0 40 35 73 77 73 43 0 79-33 79-73z">
          <text:p/>
        </draw:path>
        <draw:path draw:style-name="gr17" draw:text-style-name="P6" draw:layer="layout" svg:width="0.155cm" svg:height="0.145cm" svg:x="7.839cm" svg:y="22.474cm" svg:viewBox="0 0 156 146" svg:d="M156 72c0-40-36-72-79-72-42 0-77 32-77 72 0 42 35 74 77 74 43 0 79-32 79-74z">
          <text:p/>
        </draw:path>
        <draw:path draw:style-name="gr17" draw:text-style-name="P6" draw:layer="layout" svg:width="0.155cm" svg:height="0.146cm" svg:x="7.839cm" svg:y="22.229cm" svg:viewBox="0 0 156 147" svg:d="M156 74c0-40-36-74-79-74-42 0-77 34-77 74s35 73 77 73c43 0 79-33 79-73z">
          <text:p/>
        </draw:path>
        <draw:path draw:style-name="gr17" draw:text-style-name="P6" draw:layer="layout" svg:width="0.155cm" svg:height="0.146cm" svg:x="7.839cm" svg:y="22.034cm" svg:viewBox="0 0 156 147" svg:d="M156 73c0-40-36-73-79-73-42 0-77 33-77 73 0 41 35 74 77 74 43 0 79-33 79-74z">
          <text:p/>
        </draw:path>
        <draw:path draw:style-name="gr17" draw:text-style-name="P6" draw:layer="layout" svg:width="0.155cm" svg:height="0.145cm" svg:x="7.839cm" svg:y="21.793cm" svg:viewBox="0 0 156 146" svg:d="M156 73c0-40-36-73-79-73-42 0-77 33-77 73s35 73 77 73c43 0 79-33 79-73z">
          <text:p/>
        </draw:path>
        <draw:path draw:style-name="gr17" draw:text-style-name="P6" draw:layer="layout" svg:width="0.156cm" svg:height="0.145cm" svg:x="7.841cm" svg:y="21.551cm" svg:viewBox="0 0 157 146" svg:d="M157 72c0-40-36-72-79-72s-78 32-78 72c0 41 35 74 78 74s79-33 79-74z">
          <text:p/>
        </draw:path>
        <draw:path draw:style-name="gr17" draw:text-style-name="P6" draw:layer="layout" svg:width="0.156cm" svg:height="0.145cm" svg:x="7.841cm" svg:y="21.356cm" svg:viewBox="0 0 157 146" svg:d="M157 73c0-40-36-73-79-73s-78 33-78 73c0 41 35 73 78 73s79-32 79-73z">
          <text:p/>
        </draw:path>
        <draw:path draw:style-name="gr17" draw:text-style-name="P6" draw:layer="layout" svg:width="0.155cm" svg:height="0.146cm" svg:x="7.839cm" svg:y="21.111cm" svg:viewBox="0 0 156 147" svg:d="M156 73c0-40-36-73-79-73-42 0-77 33-77 73s35 74 77 74c43 0 79-34 79-74z">
          <text:p/>
        </draw:path>
        <draw:path draw:style-name="gr17" draw:text-style-name="P6" draw:layer="layout" svg:width="0.155cm" svg:height="0.146cm" svg:x="7.839cm" svg:y="20.773cm" svg:viewBox="0 0 156 147" svg:d="M156 74c0-41-36-74-79-74-42 0-77 33-77 74 0 40 35 73 77 73 43 0 79-33 79-73z">
          <text:p/>
        </draw:path>
        <draw:path draw:style-name="gr17" draw:text-style-name="P6" draw:layer="layout" svg:width="0.155cm" svg:height="0.146cm" svg:x="7.839cm" svg:y="20.383cm" svg:viewBox="0 0 156 147" svg:d="M156 73c0-40-36-73-79-73-42 0-77 33-77 73s35 74 77 74c43 0 79-34 79-74z">
          <text:p/>
        </draw:path>
        <draw:path draw:style-name="gr17" draw:text-style-name="P6" draw:layer="layout" svg:width="0.155cm" svg:height="0.145cm" svg:x="7.839cm" svg:y="19.996cm" svg:viewBox="0 0 156 146" svg:d="M156 73c0-41-36-73-79-73-42 0-77 32-77 73s35 73 77 73c43 0 79-32 79-73z">
          <text:p/>
        </draw:path>
        <draw:path draw:style-name="gr17" draw:text-style-name="P6" draw:layer="layout" svg:width="0.155cm" svg:height="0.145cm" svg:x="7.839cm" svg:y="19.606cm" svg:viewBox="0 0 156 146" svg:d="M156 74c0-42-36-74-79-74-42 0-77 32-77 74 0 40 35 72 77 72 43 0 79-32 79-72z">
          <text:p/>
        </draw:path>
        <draw:path draw:style-name="gr17" draw:text-style-name="P6" draw:layer="layout" svg:width="0.155cm" svg:height="0.145cm" svg:x="7.839cm" svg:y="19.315cm" svg:viewBox="0 0 156 146" svg:d="M156 73c0-41-36-73-79-73-42 0-77 32-77 73 0 40 35 73 77 73 43 0 79-33 79-73z">
          <text:p/>
        </draw:path>
        <draw:path draw:style-name="gr17" draw:text-style-name="P6" draw:layer="layout" svg:width="0.155cm" svg:height="0.146cm" svg:x="7.839cm" svg:y="18.974cm" svg:viewBox="0 0 156 147" svg:d="M156 73c0-40-36-73-79-73-42 0-77 33-77 73 0 41 35 74 77 74 43 0 79-33 79-74z">
          <text:p/>
        </draw:path>
        <draw:path draw:style-name="gr17" draw:text-style-name="P6" draw:layer="layout" svg:width="0.156cm" svg:height="0.145cm" svg:x="7.841cm" svg:y="18.683cm" svg:viewBox="0 0 157 146" svg:d="M157 73c0-41-36-73-79-73s-78 32-78 73 35 73 78 73 79-32 79-73z">
          <text:p/>
        </draw:path>
        <draw:path draw:style-name="gr17" draw:text-style-name="P6" draw:layer="layout" svg:width="0.156cm" svg:height="0.145cm" svg:x="7.841cm" svg:y="18.441cm" svg:viewBox="0 0 157 146" svg:d="M157 74c0-41-36-74-79-74s-78 33-78 74c0 40 35 72 78 72s79-32 79-72z">
          <text:p/>
        </draw:path>
        <draw:path draw:style-name="gr17" draw:text-style-name="P6" draw:layer="layout" svg:width="0.156cm" svg:height="0.145cm" svg:x="7.841cm" svg:y="18.246cm" svg:viewBox="0 0 157 146" svg:d="M157 73c0-40-36-73-79-73s-78 33-78 73c0 41 35 73 78 73s79-32 79-73z">
          <text:p/>
        </draw:path>
        <draw:path draw:style-name="gr17" draw:text-style-name="P6" draw:layer="layout" svg:width="0.156cm" svg:height="0.145cm" svg:x="8.822cm" svg:y="27.235cm" svg:viewBox="0 0 157 146" svg:d="M157 72c0-40-35-72-79-72-43 0-78 32-78 72 0 42 35 74 78 74 44 0 79-32 79-74z">
          <text:p/>
        </draw:path>
        <draw:path draw:style-name="gr17" draw:text-style-name="P6" draw:layer="layout" svg:width="0.156cm" svg:height="0.146cm" svg:x="8.822cm" svg:y="26.748cm" svg:viewBox="0 0 157 147" svg:d="M157 74c0-40-35-74-79-74-43 0-78 34-78 74s35 73 78 73c44 0 79-33 79-73z">
          <text:p/>
        </draw:path>
        <draw:path draw:style-name="gr17" draw:text-style-name="P6" draw:layer="layout" svg:width="0.156cm" svg:height="0.146cm" svg:x="8.822cm" svg:y="26.358cm" svg:viewBox="0 0 157 147" svg:d="M157 73c0-40-35-73-79-73-43 0-78 33-78 73 0 41 35 74 78 74 44 0 79-33 79-74z">
          <text:p/>
        </draw:path>
        <draw:path draw:style-name="gr17" draw:text-style-name="P6" draw:layer="layout" svg:width="0.156cm" svg:height="0.146cm" svg:x="8.822cm" svg:y="26.02cm" svg:viewBox="0 0 157 147" svg:d="M157 74c0-40-35-74-79-74-43 0-78 34-78 74s35 73 78 73c44 0 79-33 79-73z">
          <text:p/>
        </draw:path>
        <draw:path draw:style-name="gr17" draw:text-style-name="P6" draw:layer="layout" svg:width="0.156cm" svg:height="0.146cm" svg:x="8.822cm" svg:y="25.729cm" svg:viewBox="0 0 157 147" svg:d="M157 74c0-40-35-74-79-74-43 0-78 34-78 74s35 73 78 73c44 0 79-33 79-73z">
          <text:p/>
        </draw:path>
        <draw:path draw:style-name="gr17" draw:text-style-name="P6" draw:layer="layout" svg:width="0.155cm" svg:height="0.146cm" svg:x="8.828cm" svg:y="25.388cm" svg:viewBox="0 0 156 147" svg:d="M156 74c0-41-35-74-78-74s-78 33-78 74c0 40 35 73 78 73s78-33 78-73z">
          <text:p/>
        </draw:path>
        <draw:path draw:style-name="gr17" draw:text-style-name="P6" draw:layer="layout" svg:width="0.156cm" svg:height="0.146cm" svg:x="8.822cm" svg:y="25.048cm" svg:viewBox="0 0 157 147" svg:d="M157 73c0-40-35-73-79-73-43 0-78 33-78 73 0 41 35 74 78 74 44 0 79-33 79-74z">
          <text:p/>
        </draw:path>
        <draw:path draw:style-name="gr17" draw:text-style-name="P6" draw:layer="layout" svg:width="0.156cm" svg:height="0.145cm" svg:x="8.822cm" svg:y="24.757cm" svg:viewBox="0 0 157 146" svg:d="M157 72c0-40-35-72-79-72-43 0-78 32-78 72 0 42 35 74 78 74 44 0 79-32 79-74z">
          <text:p/>
        </draw:path>
        <draw:path draw:style-name="gr17" draw:text-style-name="P6" draw:layer="layout" svg:width="0.156cm" svg:height="0.146cm" svg:x="8.822cm" svg:y="24.416cm" svg:viewBox="0 0 157 147" svg:d="M157 74c0-40-35-74-79-74-43 0-78 34-78 74s35 73 78 73c44 0 79-33 79-73z">
          <text:p/>
        </draw:path>
        <draw:path draw:style-name="gr17" draw:text-style-name="P6" draw:layer="layout" svg:width="0.156cm" svg:height="0.145cm" svg:x="8.822cm" svg:y="24.125cm" svg:viewBox="0 0 157 146" svg:d="M157 74c0-40-35-74-79-74-43 0-78 34-78 74s35 72 78 72c44 0 79-32 79-72z">
          <text:p/>
        </draw:path>
        <draw:path draw:style-name="gr17" draw:text-style-name="P6" draw:layer="layout" svg:width="0.156cm" svg:height="0.145cm" svg:x="8.822cm" svg:y="23.834cm" svg:viewBox="0 0 157 146" svg:d="M157 73c0-40-35-73-79-73-43 0-78 33-78 73 0 41 35 73 78 73 44 0 79-32 79-73z">
          <text:p/>
        </draw:path>
        <draw:path draw:style-name="gr17" draw:text-style-name="P6" draw:layer="layout" svg:width="0.156cm" svg:height="0.146cm" svg:x="8.825cm" svg:y="23.542cm" svg:viewBox="0 0 157 147" svg:d="M157 74c0-40-35-74-79-74-43 0-78 34-78 74s35 73 78 73c44 0 79-33 79-73z">
          <text:p/>
        </draw:path>
        <draw:path draw:style-name="gr17" draw:text-style-name="P6" draw:layer="layout" svg:width="0.156cm" svg:height="0.146cm" svg:x="8.825cm" svg:y="23.251cm" svg:viewBox="0 0 157 147" svg:d="M157 74c0-40-35-74-79-74-43 0-78 34-78 74s35 73 78 73c44 0 79-33 79-73z">
          <text:p/>
        </draw:path>
        <draw:path draw:style-name="gr17" draw:text-style-name="P6" draw:layer="layout" svg:width="0.156cm" svg:height="0.145cm" svg:x="8.822cm" svg:y="23.007cm" svg:viewBox="0 0 157 146" svg:d="M157 73c0-41-35-73-79-73-43 0-78 32-78 73 0 40 35 73 78 73 44 0 79-33 79-73z">
          <text:p/>
        </draw:path>
        <draw:path draw:style-name="gr17" draw:text-style-name="P6" draw:layer="layout" svg:width="0.156cm" svg:height="0.146cm" svg:x="8.822cm" svg:y="22.765cm" svg:viewBox="0 0 157 147" svg:d="M157 74c0-41-35-74-79-74-43 0-78 33-78 74 0 40 35 73 78 73 44 0 79-33 79-73z">
          <text:p/>
        </draw:path>
        <draw:path draw:style-name="gr17" draw:text-style-name="P6" draw:layer="layout" svg:width="0.156cm" svg:height="0.145cm" svg:x="8.822cm" svg:y="22.474cm" svg:viewBox="0 0 157 146" svg:d="M157 72c0-40-35-72-79-72-43 0-78 32-78 72 0 42 35 74 78 74 44 0 79-32 79-74z">
          <text:p/>
        </draw:path>
        <draw:path draw:style-name="gr17" draw:text-style-name="P6" draw:layer="layout" svg:width="0.156cm" svg:height="0.146cm" svg:x="8.822cm" svg:y="22.229cm" svg:viewBox="0 0 157 147" svg:d="M157 74c0-40-35-74-79-74-43 0-78 34-78 74s35 73 78 73c44 0 79-33 79-73z">
          <text:p/>
        </draw:path>
        <draw:path draw:style-name="gr17" draw:text-style-name="P6" draw:layer="layout" svg:width="0.156cm" svg:height="0.146cm" svg:x="8.822cm" svg:y="22.034cm" svg:viewBox="0 0 157 147" svg:d="M157 73c0-40-35-73-79-73-43 0-78 33-78 73 0 41 35 74 78 74 44 0 79-33 79-74z">
          <text:p/>
        </draw:path>
        <draw:path draw:style-name="gr17" draw:text-style-name="P6" draw:layer="layout" svg:width="0.156cm" svg:height="0.145cm" svg:x="8.822cm" svg:y="21.793cm" svg:viewBox="0 0 157 146" svg:d="M157 73c0-40-35-73-79-73-43 0-78 33-78 73s35 73 78 73c44 0 79-33 79-73z">
          <text:p/>
        </draw:path>
        <draw:path draw:style-name="gr17" draw:text-style-name="P6" draw:layer="layout" svg:width="0.156cm" svg:height="0.145cm" svg:x="8.825cm" svg:y="21.551cm" svg:viewBox="0 0 157 146" svg:d="M157 72c0-40-35-72-79-72-43 0-78 32-78 72 0 41 35 74 78 74 44 0 79-33 79-74z">
          <text:p/>
        </draw:path>
        <draw:path draw:style-name="gr17" draw:text-style-name="P6" draw:layer="layout" svg:width="0.156cm" svg:height="0.145cm" svg:x="8.825cm" svg:y="21.356cm" svg:viewBox="0 0 157 146" svg:d="M157 73c0-40-35-73-79-73-43 0-78 33-78 73 0 41 35 73 78 73 44 0 79-32 79-73z">
          <text:p/>
        </draw:path>
        <draw:path draw:style-name="gr17" draw:text-style-name="P6" draw:layer="layout" svg:width="0.156cm" svg:height="0.146cm" svg:x="8.822cm" svg:y="21.111cm" svg:viewBox="0 0 157 147" svg:d="M157 73c0-40-35-73-79-73-43 0-78 33-78 73s35 74 78 74c44 0 79-34 79-74z">
          <text:p/>
        </draw:path>
        <draw:path draw:style-name="gr17" draw:text-style-name="P6" draw:layer="layout" svg:width="0.156cm" svg:height="0.146cm" svg:x="8.822cm" svg:y="20.773cm" svg:viewBox="0 0 157 147" svg:d="M157 74c0-41-35-74-79-74-43 0-78 33-78 74 0 40 35 73 78 73 44 0 79-33 79-73z">
          <text:p/>
        </draw:path>
        <draw:path draw:style-name="gr17" draw:text-style-name="P6" draw:layer="layout" svg:width="0.156cm" svg:height="0.146cm" svg:x="8.822cm" svg:y="20.383cm" svg:viewBox="0 0 157 147" svg:d="M157 73c0-40-35-73-79-73-43 0-78 33-78 73s35 74 78 74c44 0 79-34 79-74z">
          <text:p/>
        </draw:path>
        <draw:path draw:style-name="gr17" draw:text-style-name="P6" draw:layer="layout" svg:width="0.156cm" svg:height="0.145cm" svg:x="8.822cm" svg:y="19.996cm" svg:viewBox="0 0 157 146" svg:d="M157 73c0-41-35-73-79-73-43 0-78 32-78 73s35 73 78 73c44 0 79-32 79-73z">
          <text:p/>
        </draw:path>
        <draw:path draw:style-name="gr17" draw:text-style-name="P6" draw:layer="layout" svg:width="0.156cm" svg:height="0.145cm" svg:x="8.822cm" svg:y="19.606cm" svg:viewBox="0 0 157 146" svg:d="M157 74c0-42-35-74-79-74-43 0-78 32-78 74 0 40 35 72 78 72 44 0 79-32 79-72z">
          <text:p/>
        </draw:path>
        <draw:path draw:style-name="gr17" draw:text-style-name="P6" draw:layer="layout" svg:width="0.156cm" svg:height="0.145cm" svg:x="8.822cm" svg:y="19.315cm" svg:viewBox="0 0 157 146" svg:d="M157 73c0-41-35-73-79-73-43 0-78 32-78 73 0 40 35 73 78 73 44 0 79-33 79-73z">
          <text:p/>
        </draw:path>
        <draw:path draw:style-name="gr17" draw:text-style-name="P6" draw:layer="layout" svg:width="0.156cm" svg:height="0.146cm" svg:x="8.822cm" svg:y="18.974cm" svg:viewBox="0 0 157 147" svg:d="M157 73c0-40-35-73-79-73-43 0-78 33-78 73 0 41 35 74 78 74 44 0 79-33 79-74z">
          <text:p/>
        </draw:path>
        <draw:path draw:style-name="gr17" draw:text-style-name="P6" draw:layer="layout" svg:width="0.156cm" svg:height="0.145cm" svg:x="8.825cm" svg:y="18.683cm" svg:viewBox="0 0 157 146" svg:d="M157 73c0-41-35-73-79-73-43 0-78 32-78 73s35 73 78 73c44 0 79-32 79-73z">
          <text:p/>
        </draw:path>
        <draw:path draw:style-name="gr17" draw:text-style-name="P6" draw:layer="layout" svg:width="0.156cm" svg:height="0.145cm" svg:x="8.825cm" svg:y="18.441cm" svg:viewBox="0 0 157 146" svg:d="M157 74c0-41-35-74-79-74-43 0-78 33-78 74 0 40 35 72 78 72 44 0 79-32 79-72z">
          <text:p/>
        </draw:path>
        <draw:path draw:style-name="gr17" draw:text-style-name="P6" draw:layer="layout" svg:width="0.156cm" svg:height="0.145cm" svg:x="8.825cm" svg:y="18.246cm" svg:viewBox="0 0 157 146" svg:d="M157 73c0-40-35-73-79-73-43 0-78 33-78 73 0 41 35 73 78 73 44 0 79-32 79-73z">
          <text:p/>
        </draw:path>
        <draw:path draw:style-name="gr17" draw:text-style-name="P6" draw:layer="layout" svg:width="0.155cm" svg:height="0.145cm" svg:x="9.29cm" svg:y="27.235cm" svg:viewBox="0 0 156 146" svg:d="M156 72c0-40-35-72-78-72s-78 32-78 72c0 42 35 74 78 74s78-32 78-74z">
          <text:p/>
        </draw:path>
        <draw:path draw:style-name="gr17" draw:text-style-name="P6" draw:layer="layout" svg:width="0.155cm" svg:height="0.146cm" svg:x="9.29cm" svg:y="26.748cm" svg:viewBox="0 0 156 147" svg:d="M156 74c0-40-35-74-78-74s-78 34-78 74 35 73 78 73 78-33 78-73z">
          <text:p/>
        </draw:path>
        <draw:path draw:style-name="gr17" draw:text-style-name="P6" draw:layer="layout" svg:width="0.155cm" svg:height="0.146cm" svg:x="9.29cm" svg:y="26.358cm" svg:viewBox="0 0 156 147" svg:d="M156 73c0-40-35-73-78-73s-78 33-78 73c0 41 35 74 78 74s78-33 78-74z">
          <text:p/>
        </draw:path>
        <draw:path draw:style-name="gr17" draw:text-style-name="P6" draw:layer="layout" svg:width="0.155cm" svg:height="0.146cm" svg:x="9.29cm" svg:y="26.02cm" svg:viewBox="0 0 156 147" svg:d="M156 74c0-40-35-74-78-74s-78 34-78 74 35 73 78 73 78-33 78-73z">
          <text:p/>
        </draw:path>
        <draw:path draw:style-name="gr17" draw:text-style-name="P6" draw:layer="layout" svg:width="0.155cm" svg:height="0.146cm" svg:x="9.29cm" svg:y="25.729cm" svg:viewBox="0 0 156 147" svg:d="M156 74c0-40-35-74-78-74s-78 34-78 74 35 73 78 73 78-33 78-73z">
          <text:p/>
        </draw:path>
        <draw:path draw:style-name="gr17" draw:text-style-name="P6" draw:layer="layout" svg:width="0.156cm" svg:height="0.146cm" svg:x="9.295cm" svg:y="25.388cm" svg:viewBox="0 0 157 147" svg:d="M157 74c0-41-35-74-79-74-43 0-78 33-78 74 0 40 35 73 78 73 44 0 79-33 79-73z">
          <text:p/>
        </draw:path>
        <draw:path draw:style-name="gr17" draw:text-style-name="P6" draw:layer="layout" svg:width="0.155cm" svg:height="0.146cm" svg:x="9.29cm" svg:y="25.048cm" svg:viewBox="0 0 156 147" svg:d="M156 73c0-40-35-73-78-73s-78 33-78 73c0 41 35 74 78 74s78-33 78-74z">
          <text:p/>
        </draw:path>
        <draw:path draw:style-name="gr17" draw:text-style-name="P6" draw:layer="layout" svg:width="0.155cm" svg:height="0.145cm" svg:x="9.29cm" svg:y="24.757cm" svg:viewBox="0 0 156 146" svg:d="M156 72c0-40-35-72-78-72s-78 32-78 72c0 42 35 74 78 74s78-32 78-74z">
          <text:p/>
        </draw:path>
        <draw:path draw:style-name="gr17" draw:text-style-name="P6" draw:layer="layout" svg:width="0.155cm" svg:height="0.146cm" svg:x="9.29cm" svg:y="24.416cm" svg:viewBox="0 0 156 147" svg:d="M156 74c0-40-35-74-78-74s-78 34-78 74 35 73 78 73 78-33 78-73z">
          <text:p/>
        </draw:path>
        <draw:path draw:style-name="gr17" draw:text-style-name="P6" draw:layer="layout" svg:width="0.155cm" svg:height="0.145cm" svg:x="9.29cm" svg:y="24.125cm" svg:viewBox="0 0 156 146" svg:d="M156 74c0-40-35-74-78-74s-78 34-78 74 35 72 78 72 78-32 78-72z">
          <text:p/>
        </draw:path>
        <draw:path draw:style-name="gr17" draw:text-style-name="P6" draw:layer="layout" svg:width="0.155cm" svg:height="0.145cm" svg:x="9.29cm" svg:y="23.834cm" svg:viewBox="0 0 156 146" svg:d="M156 73c0-40-35-73-78-73s-78 33-78 73c0 41 35 73 78 73s78-32 78-73z">
          <text:p/>
        </draw:path>
        <draw:path draw:style-name="gr17" draw:text-style-name="P6" draw:layer="layout" svg:width="0.156cm" svg:height="0.146cm" svg:x="9.292cm" svg:y="23.542cm" svg:viewBox="0 0 157 147" svg:d="M157 74c0-40-35-74-79-74-43 0-78 34-78 74s35 73 78 73c44 0 79-33 79-73z">
          <text:p/>
        </draw:path>
        <draw:path draw:style-name="gr17" draw:text-style-name="P6" draw:layer="layout" svg:width="0.156cm" svg:height="0.146cm" svg:x="9.292cm" svg:y="23.251cm" svg:viewBox="0 0 157 147" svg:d="M157 74c0-40-35-74-79-74-43 0-78 34-78 74s35 73 78 73c44 0 79-33 79-73z">
          <text:p/>
        </draw:path>
        <draw:path draw:style-name="gr17" draw:text-style-name="P6" draw:layer="layout" svg:width="0.155cm" svg:height="0.145cm" svg:x="9.29cm" svg:y="23.007cm" svg:viewBox="0 0 156 146" svg:d="M156 73c0-41-35-73-78-73s-78 32-78 73c0 40 35 73 78 73s78-33 78-73z">
          <text:p/>
        </draw:path>
        <draw:path draw:style-name="gr17" draw:text-style-name="P6" draw:layer="layout" svg:width="0.155cm" svg:height="0.146cm" svg:x="9.29cm" svg:y="22.765cm" svg:viewBox="0 0 156 147" svg:d="M156 74c0-41-35-74-78-74s-78 33-78 74c0 40 35 73 78 73s78-33 78-73z">
          <text:p/>
        </draw:path>
        <draw:path draw:style-name="gr17" draw:text-style-name="P6" draw:layer="layout" svg:width="0.155cm" svg:height="0.145cm" svg:x="9.29cm" svg:y="22.474cm" svg:viewBox="0 0 156 146" svg:d="M156 72c0-40-35-72-78-72s-78 32-78 72c0 42 35 74 78 74s78-32 78-74z">
          <text:p/>
        </draw:path>
        <draw:path draw:style-name="gr17" draw:text-style-name="P6" draw:layer="layout" svg:width="0.155cm" svg:height="0.146cm" svg:x="9.29cm" svg:y="22.229cm" svg:viewBox="0 0 156 147" svg:d="M156 74c0-40-35-74-78-74s-78 34-78 74 35 73 78 73 78-33 78-73z">
          <text:p/>
        </draw:path>
        <draw:path draw:style-name="gr17" draw:text-style-name="P6" draw:layer="layout" svg:width="0.155cm" svg:height="0.146cm" svg:x="9.29cm" svg:y="22.034cm" svg:viewBox="0 0 156 147" svg:d="M156 73c0-40-35-73-78-73s-78 33-78 73c0 41 35 74 78 74s78-33 78-74z">
          <text:p/>
        </draw:path>
        <draw:path draw:style-name="gr17" draw:text-style-name="P6" draw:layer="layout" svg:width="0.155cm" svg:height="0.145cm" svg:x="9.29cm" svg:y="21.793cm" svg:viewBox="0 0 156 146" svg:d="M156 73c0-40-35-73-78-73s-78 33-78 73 35 73 78 73 78-33 78-73z">
          <text:p/>
        </draw:path>
        <draw:path draw:style-name="gr17" draw:text-style-name="P6" draw:layer="layout" svg:width="0.156cm" svg:height="0.145cm" svg:x="9.292cm" svg:y="21.551cm" svg:viewBox="0 0 157 146" svg:d="M157 72c0-40-35-72-79-72-43 0-78 32-78 72 0 41 35 74 78 74 44 0 79-33 79-74z">
          <text:p/>
        </draw:path>
        <draw:path draw:style-name="gr17" draw:text-style-name="P6" draw:layer="layout" svg:width="0.156cm" svg:height="0.145cm" svg:x="9.292cm" svg:y="21.356cm" svg:viewBox="0 0 157 146" svg:d="M157 73c0-40-35-73-79-73-43 0-78 33-78 73 0 41 35 73 78 73 44 0 79-32 79-73z">
          <text:p/>
        </draw:path>
        <draw:path draw:style-name="gr17" draw:text-style-name="P6" draw:layer="layout" svg:width="0.155cm" svg:height="0.146cm" svg:x="9.29cm" svg:y="21.111cm" svg:viewBox="0 0 156 147" svg:d="M156 73c0-40-35-73-78-73s-78 33-78 73 35 74 78 74 78-34 78-74z">
          <text:p/>
        </draw:path>
        <draw:path draw:style-name="gr17" draw:text-style-name="P6" draw:layer="layout" svg:width="0.155cm" svg:height="0.146cm" svg:x="9.29cm" svg:y="20.773cm" svg:viewBox="0 0 156 147" svg:d="M156 74c0-41-35-74-78-74s-78 33-78 74c0 40 35 73 78 73s78-33 78-73z">
          <text:p/>
        </draw:path>
        <draw:path draw:style-name="gr17" draw:text-style-name="P6" draw:layer="layout" svg:width="0.155cm" svg:height="0.146cm" svg:x="9.29cm" svg:y="20.383cm" svg:viewBox="0 0 156 147" svg:d="M156 73c0-40-35-73-78-73s-78 33-78 73 35 74 78 74 78-34 78-74z">
          <text:p/>
        </draw:path>
        <draw:path draw:style-name="gr17" draw:text-style-name="P6" draw:layer="layout" svg:width="0.155cm" svg:height="0.145cm" svg:x="9.29cm" svg:y="19.996cm" svg:viewBox="0 0 156 146" svg:d="M156 73c0-41-35-73-78-73s-78 32-78 73 35 73 78 73 78-32 78-73z">
          <text:p/>
        </draw:path>
        <draw:path draw:style-name="gr17" draw:text-style-name="P6" draw:layer="layout" svg:width="0.155cm" svg:height="0.145cm" svg:x="9.29cm" svg:y="19.606cm" svg:viewBox="0 0 156 146" svg:d="M156 74c0-42-35-74-78-74s-78 32-78 74c0 40 35 72 78 72s78-32 78-72z">
          <text:p/>
        </draw:path>
        <draw:path draw:style-name="gr17" draw:text-style-name="P6" draw:layer="layout" svg:width="0.155cm" svg:height="0.145cm" svg:x="9.29cm" svg:y="19.315cm" svg:viewBox="0 0 156 146" svg:d="M156 73c0-41-35-73-78-73s-78 32-78 73c0 40 35 73 78 73s78-33 78-73z">
          <text:p/>
        </draw:path>
        <draw:path draw:style-name="gr17" draw:text-style-name="P6" draw:layer="layout" svg:width="0.155cm" svg:height="0.146cm" svg:x="9.29cm" svg:y="18.974cm" svg:viewBox="0 0 156 147" svg:d="M156 73c0-40-35-73-78-73s-78 33-78 73c0 41 35 74 78 74s78-33 78-74z">
          <text:p/>
        </draw:path>
        <draw:path draw:style-name="gr17" draw:text-style-name="P6" draw:layer="layout" svg:width="0.156cm" svg:height="0.145cm" svg:x="9.292cm" svg:y="18.683cm" svg:viewBox="0 0 157 146" svg:d="M157 73c0-41-35-73-79-73-43 0-78 32-78 73s35 73 78 73c44 0 79-32 79-73z">
          <text:p/>
        </draw:path>
        <draw:path draw:style-name="gr17" draw:text-style-name="P6" draw:layer="layout" svg:width="0.156cm" svg:height="0.145cm" svg:x="9.292cm" svg:y="18.441cm" svg:viewBox="0 0 157 146" svg:d="M157 74c0-41-35-74-79-74-43 0-78 33-78 74 0 40 35 72 78 72 44 0 79-32 79-72z">
          <text:p/>
        </draw:path>
        <draw:path draw:style-name="gr17" draw:text-style-name="P6" draw:layer="layout" svg:width="0.156cm" svg:height="0.145cm" svg:x="9.292cm" svg:y="18.246cm" svg:viewBox="0 0 157 146" svg:d="M157 73c0-40-35-73-79-73-43 0-78 33-78 73 0 41 35 73 78 73 44 0 79-32 79-73z">
          <text:p/>
        </draw:path>
        <draw:path draw:style-name="gr17" draw:text-style-name="P6" draw:layer="layout" svg:width="0.156cm" svg:height="0.145cm" svg:x="10.276cm" svg:y="27.235cm" svg:viewBox="0 0 157 146" svg:d="M157 72c0-40-35-72-78-72s-79 32-79 72c0 42 36 74 79 74s78-32 78-74z">
          <text:p/>
        </draw:path>
        <draw:path draw:style-name="gr17" draw:text-style-name="P6" draw:layer="layout" svg:width="0.156cm" svg:height="0.146cm" svg:x="10.276cm" svg:y="26.748cm" svg:viewBox="0 0 157 147" svg:d="M157 74c0-40-35-74-78-74s-79 34-79 74 36 73 79 73 78-33 78-73z">
          <text:p/>
        </draw:path>
        <draw:path draw:style-name="gr17" draw:text-style-name="P6" draw:layer="layout" svg:width="0.156cm" svg:height="0.146cm" svg:x="10.276cm" svg:y="26.358cm" svg:viewBox="0 0 157 147" svg:d="M157 73c0-40-35-73-78-73s-79 33-79 73c0 41 36 74 79 74s78-33 78-74z">
          <text:p/>
        </draw:path>
        <draw:path draw:style-name="gr17" draw:text-style-name="P6" draw:layer="layout" svg:width="0.156cm" svg:height="0.146cm" svg:x="10.276cm" svg:y="26.02cm" svg:viewBox="0 0 157 147" svg:d="M157 74c0-40-35-74-78-74s-79 34-79 74 36 73 79 73 78-33 78-73z">
          <text:p/>
        </draw:path>
        <draw:path draw:style-name="gr17" draw:text-style-name="P6" draw:layer="layout" svg:width="0.156cm" svg:height="0.146cm" svg:x="10.276cm" svg:y="25.729cm" svg:viewBox="0 0 157 147" svg:d="M157 74c0-40-35-74-78-74s-79 34-79 74 36 73 79 73 78-33 78-73z">
          <text:p/>
        </draw:path>
        <draw:path draw:style-name="gr17" draw:text-style-name="P6" draw:layer="layout" svg:width="0.155cm" svg:height="0.146cm" svg:x="10.282cm" svg:y="25.388cm" svg:viewBox="0 0 156 147" svg:d="M156 74c0-41-35-74-77-74-43 0-79 33-79 74 0 40 36 73 79 73 42 0 77-33 77-73z">
          <text:p/>
        </draw:path>
        <draw:path draw:style-name="gr17" draw:text-style-name="P6" draw:layer="layout" svg:width="0.156cm" svg:height="0.146cm" svg:x="10.276cm" svg:y="25.048cm" svg:viewBox="0 0 157 147" svg:d="M157 73c0-40-35-73-78-73s-79 33-79 73c0 41 36 74 79 74s78-33 78-74z">
          <text:p/>
        </draw:path>
        <draw:path draw:style-name="gr17" draw:text-style-name="P6" draw:layer="layout" svg:width="0.156cm" svg:height="0.145cm" svg:x="10.276cm" svg:y="24.757cm" svg:viewBox="0 0 157 146" svg:d="M157 72c0-40-35-72-78-72s-79 32-79 72c0 42 36 74 79 74s78-32 78-74z">
          <text:p/>
        </draw:path>
        <draw:path draw:style-name="gr17" draw:text-style-name="P6" draw:layer="layout" svg:width="0.156cm" svg:height="0.146cm" svg:x="10.276cm" svg:y="24.416cm" svg:viewBox="0 0 157 147" svg:d="M157 74c0-40-35-74-78-74s-79 34-79 74 36 73 79 73 78-33 78-73z">
          <text:p/>
        </draw:path>
        <draw:path draw:style-name="gr17" draw:text-style-name="P6" draw:layer="layout" svg:width="0.156cm" svg:height="0.145cm" svg:x="10.276cm" svg:y="24.125cm" svg:viewBox="0 0 157 146" svg:d="M157 74c0-40-35-74-78-74s-79 34-79 74 36 72 79 72 78-32 78-72z">
          <text:p/>
        </draw:path>
        <draw:path draw:style-name="gr17" draw:text-style-name="P6" draw:layer="layout" svg:width="0.156cm" svg:height="0.145cm" svg:x="10.276cm" svg:y="23.834cm" svg:viewBox="0 0 157 146" svg:d="M157 73c0-40-35-73-78-73s-79 33-79 73c0 41 36 73 79 73s78-32 78-73z">
          <text:p/>
        </draw:path>
        <draw:path draw:style-name="gr17" draw:text-style-name="P6" draw:layer="layout" svg:width="0.156cm" svg:height="0.146cm" svg:x="10.279cm" svg:y="23.542cm" svg:viewBox="0 0 157 147" svg:d="M157 74c0-40-35-74-78-74s-79 34-79 74 36 73 79 73 78-33 78-73z">
          <text:p/>
        </draw:path>
        <draw:path draw:style-name="gr17" draw:text-style-name="P6" draw:layer="layout" svg:width="0.156cm" svg:height="0.146cm" svg:x="10.279cm" svg:y="23.251cm" svg:viewBox="0 0 157 147" svg:d="M157 74c0-40-35-74-78-74s-79 34-79 74 36 73 79 73 78-33 78-73z">
          <text:p/>
        </draw:path>
        <draw:path draw:style-name="gr17" draw:text-style-name="P6" draw:layer="layout" svg:width="0.156cm" svg:height="0.145cm" svg:x="10.276cm" svg:y="23.007cm" svg:viewBox="0 0 157 146" svg:d="M157 73c0-41-35-73-78-73s-79 32-79 73c0 40 36 73 79 73s78-33 78-73z">
          <text:p/>
        </draw:path>
        <draw:path draw:style-name="gr17" draw:text-style-name="P6" draw:layer="layout" svg:width="0.156cm" svg:height="0.146cm" svg:x="10.276cm" svg:y="22.765cm" svg:viewBox="0 0 157 147" svg:d="M157 74c0-41-35-74-78-74s-79 33-79 74c0 40 36 73 79 73s78-33 78-73z">
          <text:p/>
        </draw:path>
        <draw:path draw:style-name="gr17" draw:text-style-name="P6" draw:layer="layout" svg:width="0.156cm" svg:height="0.145cm" svg:x="10.276cm" svg:y="22.474cm" svg:viewBox="0 0 157 146" svg:d="M157 72c0-40-35-72-78-72s-79 32-79 72c0 42 36 74 79 74s78-32 78-74z">
          <text:p/>
        </draw:path>
        <draw:path draw:style-name="gr17" draw:text-style-name="P6" draw:layer="layout" svg:width="0.156cm" svg:height="0.146cm" svg:x="10.276cm" svg:y="22.229cm" svg:viewBox="0 0 157 147" svg:d="M157 74c0-40-35-74-78-74s-79 34-79 74 36 73 79 73 78-33 78-73z">
          <text:p/>
        </draw:path>
        <draw:path draw:style-name="gr17" draw:text-style-name="P6" draw:layer="layout" svg:width="0.156cm" svg:height="0.146cm" svg:x="10.276cm" svg:y="22.034cm" svg:viewBox="0 0 157 147" svg:d="M157 73c0-40-35-73-78-73s-79 33-79 73c0 41 36 74 79 74s78-33 78-74z">
          <text:p/>
        </draw:path>
        <draw:path draw:style-name="gr17" draw:text-style-name="P6" draw:layer="layout" svg:width="0.156cm" svg:height="0.145cm" svg:x="10.276cm" svg:y="21.793cm" svg:viewBox="0 0 157 146" svg:d="M157 73c0-40-35-73-78-73s-79 33-79 73 36 73 79 73 78-33 78-73z">
          <text:p/>
        </draw:path>
        <draw:path draw:style-name="gr17" draw:text-style-name="P6" draw:layer="layout" svg:width="0.156cm" svg:height="0.145cm" svg:x="10.279cm" svg:y="21.551cm" svg:viewBox="0 0 157 146" svg:d="M157 72c0-40-35-72-78-72s-79 32-79 72c0 41 36 74 79 74s78-33 78-74z">
          <text:p/>
        </draw:path>
        <draw:path draw:style-name="gr17" draw:text-style-name="P6" draw:layer="layout" svg:width="0.156cm" svg:height="0.145cm" svg:x="10.279cm" svg:y="21.356cm" svg:viewBox="0 0 157 146" svg:d="M157 73c0-40-35-73-78-73s-79 33-79 73c0 41 36 73 79 73s78-32 78-73z">
          <text:p/>
        </draw:path>
        <draw:path draw:style-name="gr17" draw:text-style-name="P6" draw:layer="layout" svg:width="0.156cm" svg:height="0.146cm" svg:x="10.276cm" svg:y="21.111cm" svg:viewBox="0 0 157 147" svg:d="M157 73c0-40-35-73-78-73s-79 33-79 73 36 74 79 74 78-34 78-74z">
          <text:p/>
        </draw:path>
        <draw:path draw:style-name="gr17" draw:text-style-name="P6" draw:layer="layout" svg:width="0.156cm" svg:height="0.146cm" svg:x="10.276cm" svg:y="20.773cm" svg:viewBox="0 0 157 147" svg:d="M157 74c0-41-35-74-78-74s-79 33-79 74c0 40 36 73 79 73s78-33 78-73z">
          <text:p/>
        </draw:path>
        <draw:path draw:style-name="gr17" draw:text-style-name="P6" draw:layer="layout" svg:width="0.156cm" svg:height="0.146cm" svg:x="10.276cm" svg:y="20.383cm" svg:viewBox="0 0 157 147" svg:d="M157 73c0-40-35-73-78-73s-79 33-79 73 36 74 79 74 78-34 78-74z">
          <text:p/>
        </draw:path>
        <draw:path draw:style-name="gr17" draw:text-style-name="P6" draw:layer="layout" svg:width="0.156cm" svg:height="0.145cm" svg:x="10.276cm" svg:y="19.996cm" svg:viewBox="0 0 157 146" svg:d="M157 73c0-41-35-73-78-73s-79 32-79 73 36 73 79 73 78-32 78-73z">
          <text:p/>
        </draw:path>
        <draw:path draw:style-name="gr17" draw:text-style-name="P6" draw:layer="layout" svg:width="0.156cm" svg:height="0.145cm" svg:x="10.276cm" svg:y="19.606cm" svg:viewBox="0 0 157 146" svg:d="M157 74c0-42-35-74-78-74s-79 32-79 74c0 40 36 72 79 72s78-32 78-72z">
          <text:p/>
        </draw:path>
        <draw:path draw:style-name="gr17" draw:text-style-name="P6" draw:layer="layout" svg:width="0.156cm" svg:height="0.145cm" svg:x="10.276cm" svg:y="19.315cm" svg:viewBox="0 0 157 146" svg:d="M157 73c0-41-35-73-78-73s-79 32-79 73c0 40 36 73 79 73s78-33 78-73z">
          <text:p/>
        </draw:path>
        <draw:path draw:style-name="gr17" draw:text-style-name="P6" draw:layer="layout" svg:width="0.156cm" svg:height="0.146cm" svg:x="10.276cm" svg:y="18.974cm" svg:viewBox="0 0 157 147" svg:d="M157 73c0-40-35-73-78-73s-79 33-79 73c0 41 36 74 79 74s78-33 78-74z">
          <text:p/>
        </draw:path>
        <draw:path draw:style-name="gr17" draw:text-style-name="P6" draw:layer="layout" svg:width="0.156cm" svg:height="0.145cm" svg:x="10.279cm" svg:y="18.683cm" svg:viewBox="0 0 157 146" svg:d="M157 73c0-41-35-73-78-73s-79 32-79 73 36 73 79 73 78-32 78-73z">
          <text:p/>
        </draw:path>
        <draw:path draw:style-name="gr17" draw:text-style-name="P6" draw:layer="layout" svg:width="0.156cm" svg:height="0.145cm" svg:x="10.279cm" svg:y="18.441cm" svg:viewBox="0 0 157 146" svg:d="M157 74c0-41-35-74-78-74s-79 33-79 74c0 40 36 72 79 72s78-32 78-72z">
          <text:p/>
        </draw:path>
        <draw:path draw:style-name="gr17" draw:text-style-name="P6" draw:layer="layout" svg:width="0.156cm" svg:height="0.145cm" svg:x="10.279cm" svg:y="18.246cm" svg:viewBox="0 0 157 146" svg:d="M157 73c0-40-35-73-78-73s-79 33-79 73c0 41 36 73 79 73s78-32 78-73z">
          <text:p/>
        </draw:path>
        <draw:path draw:style-name="gr17" draw:text-style-name="P6" draw:layer="layout" svg:width="0.155cm" svg:height="0.146cm" svg:x="7.372cm" svg:y="27.089cm" svg:viewBox="0 0 156 147" svg:d="M156 73c0-40-36-73-79-73s-77 33-77 73c0 41 34 74 77 74s79-33 79-74z">
          <text:p/>
        </draw:path>
        <draw:path draw:style-name="gr17" draw:text-style-name="P6" draw:layer="layout" svg:width="0.155cm" svg:height="0.145cm" svg:x="7.372cm" svg:y="26.603cm" svg:viewBox="0 0 156 146" svg:d="M156 74c0-40-36-74-79-74s-77 34-77 74 34 72 77 72 79-32 79-72z">
          <text:p/>
        </draw:path>
        <draw:path draw:style-name="gr17" draw:text-style-name="P6" draw:layer="layout" svg:width="0.155cm" svg:height="0.145cm" svg:x="7.372cm" svg:y="26.213cm" svg:viewBox="0 0 156 146" svg:d="M156 73c0-40-36-73-79-73s-77 33-77 73c0 41 34 73 77 73s79-32 79-73z">
          <text:p/>
        </draw:path>
        <draw:path draw:style-name="gr17" draw:text-style-name="P6" draw:layer="layout" svg:width="0.155cm" svg:height="0.146cm" svg:x="7.372cm" svg:y="25.825cm" svg:viewBox="0 0 156 147" svg:d="M156 74c0-41-36-74-79-74s-77 33-77 74c0 40 34 73 77 73s79-33 79-73z">
          <text:p/>
        </draw:path>
        <draw:path draw:style-name="gr17" draw:text-style-name="P6" draw:layer="layout" svg:width="0.155cm" svg:height="0.146cm" svg:x="7.372cm" svg:y="25.435cm" svg:viewBox="0 0 156 147" svg:d="M156 74c0-40-36-74-79-74s-77 34-77 74 34 73 77 73 79-33 79-73z">
          <text:p/>
        </draw:path>
        <draw:path draw:style-name="gr17" draw:text-style-name="P6" draw:layer="layout" svg:width="0.155cm" svg:height="0.146cm" svg:x="7.372cm" svg:y="25.048cm" svg:viewBox="0 0 156 147" svg:d="M156 73c0-40-36-73-79-73s-77 33-77 73c0 41 34 74 77 74s79-33 79-74z">
          <text:p/>
        </draw:path>
        <draw:path draw:style-name="gr17" draw:text-style-name="P6" draw:layer="layout" svg:width="0.155cm" svg:height="0.146cm" svg:x="7.372cm" svg:y="24.658cm" svg:viewBox="0 0 156 147" svg:d="M156 74c0-41-36-74-79-74s-77 33-77 74c0 40 34 73 77 73s79-33 79-73z">
          <text:p/>
        </draw:path>
        <draw:path draw:style-name="gr17" draw:text-style-name="P6" draw:layer="layout" svg:width="0.155cm" svg:height="0.145cm" svg:x="7.372cm" svg:y="24.32cm" svg:viewBox="0 0 156 146" svg:d="M156 73c0-40-36-73-79-73s-77 33-77 73c0 41 34 73 77 73s79-32 79-73z">
          <text:p/>
        </draw:path>
        <draw:path draw:style-name="gr17" draw:text-style-name="P6" draw:layer="layout" svg:width="0.155cm" svg:height="0.146cm" svg:x="7.372cm" svg:y="23.979cm" svg:viewBox="0 0 156 147" svg:d="M156 74c0-40-36-74-79-74s-77 34-77 74 34 73 77 73 79-33 79-73z">
          <text:p/>
        </draw:path>
        <draw:path draw:style-name="gr17" draw:text-style-name="P6" draw:layer="layout" svg:width="0.155cm" svg:height="0.146cm" svg:x="7.372cm" svg:y="23.688cm" svg:viewBox="0 0 156 147" svg:d="M156 74c0-40-36-74-79-74s-77 34-77 74 34 73 77 73 79-33 79-73z">
          <text:p/>
        </draw:path>
        <draw:path draw:style-name="gr17" draw:text-style-name="P6" draw:layer="layout" svg:width="0.155cm" svg:height="0.146cm" svg:x="7.372cm" svg:y="23.347cm" svg:viewBox="0 0 156 147" svg:d="M156 74c0-41-36-74-79-74s-77 33-77 74c0 40 34 73 77 73s79-33 79-73z">
          <text:p/>
        </draw:path>
        <draw:path draw:style-name="gr17" draw:text-style-name="P6" draw:layer="layout" svg:width="0.155cm" svg:height="0.146cm" svg:x="7.372cm" svg:y="23.056cm" svg:viewBox="0 0 156 147" svg:d="M156 74c0-41-36-74-79-74s-77 33-77 74c0 40 34 73 77 73s79-33 79-73z">
          <text:p/>
        </draw:path>
        <draw:path draw:style-name="gr17" draw:text-style-name="P6" draw:layer="layout" svg:width="0.155cm" svg:height="0.145cm" svg:x="7.372cm" svg:y="22.716cm" svg:viewBox="0 0 156 146" svg:d="M156 72c0-40-36-72-79-72s-77 32-77 72 34 74 77 74 79-34 79-74z">
          <text:p/>
        </draw:path>
        <draw:path draw:style-name="gr17" draw:text-style-name="P6" draw:layer="layout" svg:width="0.155cm" svg:height="0.146cm" svg:x="7.372cm" svg:y="22.424cm" svg:viewBox="0 0 156 147" svg:d="M156 73c0-40-36-73-79-73s-77 33-77 73 34 74 77 74 79-34 79-74z">
          <text:p/>
        </draw:path>
        <draw:path draw:style-name="gr17" draw:text-style-name="P6" draw:layer="layout" svg:width="0.155cm" svg:height="0.146cm" svg:x="7.372cm" svg:y="22.182cm" svg:viewBox="0 0 156 147" svg:d="M156 73c0-40-36-73-79-73s-77 33-77 73c0 41 34 74 77 74s79-33 79-74z">
          <text:p/>
        </draw:path>
        <draw:path draw:style-name="gr17" draw:text-style-name="P6" draw:layer="layout" svg:width="0.155cm" svg:height="0.145cm" svg:x="7.372cm" svg:y="21.889cm" svg:viewBox="0 0 156 146" svg:d="M156 73c0-41-36-73-79-73s-77 32-77 73 34 73 77 73 79-32 79-73z">
          <text:p/>
        </draw:path>
        <draw:path draw:style-name="gr17" draw:text-style-name="P6" draw:layer="layout" svg:width="0.155cm" svg:height="0.146cm" svg:x="7.372cm" svg:y="21.647cm" svg:viewBox="0 0 156 147" svg:d="M156 74c0-40-36-74-79-74s-77 34-77 74 34 73 77 73 79-33 79-73z">
          <text:p/>
        </draw:path>
        <draw:path draw:style-name="gr17" draw:text-style-name="P6" draw:layer="layout" svg:width="0.156cm" svg:height="0.146cm" svg:x="7.374cm" svg:y="21.405cm" svg:viewBox="0 0 157 147" svg:d="M157 73c0-40-36-73-79-73s-78 33-78 73 35 74 78 74 79-34 79-74z">
          <text:p/>
        </draw:path>
        <draw:path draw:style-name="gr17" draw:text-style-name="P6" draw:layer="layout" svg:width="0.155cm" svg:height="0.145cm" svg:x="7.372cm" svg:y="21.161cm" svg:viewBox="0 0 156 146" svg:d="M156 72c0-40-36-72-79-72s-77 32-77 72c0 42 34 74 77 74s79-32 79-74z">
          <text:p/>
        </draw:path>
        <draw:path draw:style-name="gr17" draw:text-style-name="P6" draw:layer="layout" svg:width="0.155cm" svg:height="0.145cm" svg:x="7.372cm" svg:y="20.919cm" svg:viewBox="0 0 156 146" svg:d="M156 74c0-41-36-74-79-74s-77 33-77 74c0 40 34 72 77 72s79-32 79-72z">
          <text:p/>
        </draw:path>
        <draw:path draw:style-name="gr17" draw:text-style-name="P6" draw:layer="layout" svg:width="0.155cm" svg:height="0.146cm" svg:x="7.372cm" svg:y="20.674cm" svg:viewBox="0 0 156 147" svg:d="M156 73c0-40-36-73-79-73s-77 33-77 73 34 74 77 74 79-34 79-74z">
          <text:p/>
        </draw:path>
        <draw:path draw:style-name="gr17" draw:text-style-name="P6" draw:layer="layout" svg:width="0.155cm" svg:height="0.145cm" svg:x="7.372cm" svg:y="20.433cm" svg:viewBox="0 0 156 146" svg:d="M156 72c0-40-36-72-79-72s-77 32-77 72c0 42 34 74 77 74s79-32 79-74z">
          <text:p/>
        </draw:path>
        <draw:path draw:style-name="gr17" draw:text-style-name="P6" draw:layer="layout" svg:width="0.155cm" svg:height="0.145cm" svg:x="7.372cm" svg:y="20.238cm" svg:viewBox="0 0 156 146" svg:d="M156 72c0-40-36-72-79-72s-77 32-77 72c0 41 34 74 77 74s79-33 79-74z">
          <text:p/>
        </draw:path>
        <draw:path draw:style-name="gr17" draw:text-style-name="P6" draw:layer="layout" svg:width="0.155cm" svg:height="0.145cm" svg:x="7.372cm" svg:y="20.043cm" svg:viewBox="0 0 156 146" svg:d="M156 73c0-41-36-73-79-73s-77 32-77 73 34 73 77 73 79-32 79-73z">
          <text:p/>
        </draw:path>
        <draw:path draw:style-name="gr17" draw:text-style-name="P6" draw:layer="layout" svg:width="0.155cm" svg:height="0.146cm" svg:x="7.372cm" svg:y="19.85cm" svg:viewBox="0 0 156 147" svg:d="M156 73c0-40-36-73-79-73s-77 33-77 73c0 41 34 74 77 74s79-33 79-74z">
          <text:p/>
        </draw:path>
        <draw:path draw:style-name="gr17" draw:text-style-name="P6" draw:layer="layout" svg:width="0.155cm" svg:height="0.146cm" svg:x="7.372cm" svg:y="19.655cm" svg:viewBox="0 0 156 147" svg:d="M156 73c0-40-36-73-79-73s-77 33-77 73 34 74 77 74 79-34 79-74z">
          <text:p/>
        </draw:path>
        <draw:path draw:style-name="gr17" draw:text-style-name="P6" draw:layer="layout" svg:width="0.155cm" svg:height="0.146cm" svg:x="7.372cm" svg:y="19.46cm" svg:viewBox="0 0 156 147" svg:d="M156 74c0-41-36-74-79-74s-77 33-77 74c0 40 34 73 77 73s79-33 79-73z">
          <text:p/>
        </draw:path>
        <draw:path draw:style-name="gr17" draw:text-style-name="P6" draw:layer="layout" svg:width="0.155cm" svg:height="0.146cm" svg:x="7.372cm" svg:y="19.265cm" svg:viewBox="0 0 156 147" svg:d="M156 73c0-40-36-73-79-73s-77 33-77 73c0 41 34 74 77 74s79-33 79-74z">
          <text:p/>
        </draw:path>
        <draw:path draw:style-name="gr17" draw:text-style-name="P6" draw:layer="layout" svg:width="0.155cm" svg:height="0.145cm" svg:x="7.372cm" svg:y="19.073cm" svg:viewBox="0 0 156 146" svg:d="M156 72c0-40-36-72-79-72s-77 32-77 72c0 41 34 74 77 74s79-33 79-74z">
          <text:p/>
        </draw:path>
        <draw:path draw:style-name="gr17" draw:text-style-name="P6" draw:layer="layout" svg:width="0.155cm" svg:height="0.145cm" svg:x="7.372cm" svg:y="18.878cm" svg:viewBox="0 0 156 146" svg:d="M156 73c0-41-36-73-79-73s-77 32-77 73 34 73 77 73 79-32 79-73z">
          <text:p/>
        </draw:path>
        <draw:path draw:style-name="gr17" draw:text-style-name="P6" draw:layer="layout" svg:width="0.156cm" svg:height="0.146cm" svg:x="7.374cm" svg:y="18.537cm" svg:viewBox="0 0 157 147" svg:d="M157 73c0-40-36-73-79-73s-78 33-78 73c0 41 35 74 78 74s79-33 79-74z">
          <text:p/>
        </draw:path>
        <draw:path draw:style-name="gr17" draw:text-style-name="P6" draw:layer="layout" svg:width="0.156cm" svg:height="0.145cm" svg:x="7.374cm" svg:y="18.246cm" svg:viewBox="0 0 157 146" svg:d="M157 73c0-40-36-73-79-73s-78 33-78 73c0 41 35 73 78 73s79-32 79-73z">
          <text:p/>
        </draw:path>
        <draw:path draw:style-name="gr17" draw:text-style-name="P6" draw:layer="layout" svg:width="0.156cm" svg:height="0.146cm" svg:x="4.928cm" svg:y="26.992cm" svg:viewBox="0 0 157 147" svg:d="M157 74c0-41-35-74-79-74-43 0-78 33-78 74 0 40 35 73 78 73 44 0 79-33 79-73z">
          <text:p/>
        </draw:path>
        <draw:path draw:style-name="gr17" draw:text-style-name="P6" draw:layer="layout" svg:width="0.156cm" svg:height="0.145cm" svg:x="4.928cm" svg:y="26.509cm" svg:viewBox="0 0 157 146" svg:d="M157 72c0-40-35-72-79-72-43 0-78 32-78 72 0 41 35 74 78 74 44 0 79-33 79-74z">
          <text:p/>
        </draw:path>
        <draw:path draw:style-name="gr17" draw:text-style-name="P6" draw:layer="layout" svg:width="0.156cm" svg:height="0.146cm" svg:x="4.928cm" svg:y="26.022cm" svg:viewBox="0 0 157 147" svg:d="M157 74c0-40-35-74-79-74-43 0-78 34-78 74s35 73 78 73c44 0 79-33 79-73z">
          <text:p/>
        </draw:path>
        <draw:path draw:style-name="gr17" draw:text-style-name="P6" draw:layer="layout" svg:width="0.156cm" svg:height="0.146cm" svg:x="4.928cm" svg:y="25.581cm" svg:viewBox="0 0 157 147" svg:d="M157 74c0-40-35-74-79-74-43 0-78 34-78 74s35 73 78 73c44 0 79-33 79-73z">
          <text:p/>
        </draw:path>
        <draw:path draw:style-name="gr17" draw:text-style-name="P6" draw:layer="layout" svg:width="0.156cm" svg:height="0.145cm" svg:x="4.928cm" svg:y="25.147cm" svg:viewBox="0 0 157 146" svg:d="M157 73c0-40-35-73-79-73-43 0-78 33-78 73s35 73 78 73c44 0 79-33 79-73z">
          <text:p/>
        </draw:path>
        <draw:path draw:style-name="gr17" draw:text-style-name="P6" draw:layer="layout" svg:width="0.156cm" svg:height="0.146cm" svg:x="4.928cm" svg:y="24.66cm" svg:viewBox="0 0 157 147" svg:d="M157 74c0-41-35-74-79-74-43 0-78 33-78 74 0 40 35 73 78 73 44 0 79-33 79-73z">
          <text:p/>
        </draw:path>
        <draw:path draw:style-name="gr17" draw:text-style-name="P6" draw:layer="layout" svg:width="0.156cm" svg:height="0.146cm" svg:x="4.928cm" svg:y="24.271cm" svg:viewBox="0 0 157 147" svg:d="M157 74c0-40-35-74-79-74-43 0-78 34-78 74s35 73 78 73c44 0 79-33 79-73z">
          <text:p/>
        </draw:path>
        <draw:path draw:style-name="gr17" draw:text-style-name="P6" draw:layer="layout" svg:width="0.156cm" svg:height="0.146cm" svg:x="4.928cm" svg:y="23.885cm" svg:viewBox="0 0 157 147" svg:d="M157 73c0-40-35-73-79-73-43 0-78 33-78 73 0 41 35 74 78 74 44 0 79-33 79-74z">
          <text:p/>
        </draw:path>
        <draw:path draw:style-name="gr17" draw:text-style-name="P6" draw:layer="layout" svg:width="0.156cm" svg:height="0.145cm" svg:x="4.928cm" svg:y="23.445cm" svg:viewBox="0 0 157 146" svg:d="M157 73c0-40-35-73-79-73-43 0-78 33-78 73s35 73 78 73c44 0 79-33 79-73z">
          <text:p/>
        </draw:path>
        <draw:path draw:style-name="gr17" draw:text-style-name="P6" draw:layer="layout" svg:width="0.156cm" svg:height="0.146cm" svg:x="4.928cm" svg:y="23.056cm" svg:viewBox="0 0 157 147" svg:d="M157 74c0-41-35-74-79-74-43 0-78 33-78 74 0 40 35 73 78 73 44 0 79-33 79-73z">
          <text:p/>
        </draw:path>
        <draw:path draw:style-name="gr17" draw:text-style-name="P6" draw:layer="layout" svg:width="0.156cm" svg:height="0.146cm" svg:x="4.928cm" svg:y="22.716cm" svg:viewBox="0 0 157 147" svg:d="M157 73c0-40-35-73-79-73-43 0-78 33-78 73s35 74 78 74c44 0 79-34 79-74z">
          <text:p/>
        </draw:path>
        <draw:path draw:style-name="gr17" draw:text-style-name="P6" draw:layer="layout" svg:width="0.156cm" svg:height="0.145cm" svg:x="4.931cm" svg:y="22.377cm" svg:viewBox="0 0 157 146" svg:d="M157 73c0-40-35-73-79-73-43 0-78 33-78 73s35 73 78 73c44 0 79-33 79-73z">
          <text:p/>
        </draw:path>
        <draw:path draw:style-name="gr17" draw:text-style-name="P6" draw:layer="layout" svg:width="0.156cm" svg:height="0.145cm" svg:x="4.928cm" svg:y="22.086cm" svg:viewBox="0 0 157 146" svg:d="M157 74c0-41-35-74-79-74-43 0-78 33-78 74 0 40 35 72 78 72 44 0 79-32 79-72z">
          <text:p/>
        </draw:path>
        <draw:path draw:style-name="gr17" draw:text-style-name="P6" draw:layer="layout" svg:width="0.156cm" svg:height="0.146cm" svg:x="4.928cm" svg:y="21.743cm" svg:viewBox="0 0 157 147" svg:d="M157 73c0-40-35-73-79-73-43 0-78 33-78 73 0 41 35 74 78 74 44 0 79-33 79-74z">
          <text:p/>
        </draw:path>
        <draw:path draw:style-name="gr17" draw:text-style-name="P6" draw:layer="layout" svg:width="0.156cm" svg:height="0.146cm" svg:x="4.931cm" svg:y="21.406cm" svg:viewBox="0 0 157 147" svg:d="M157 73c0-40-35-73-79-73-43 0-78 33-78 73s35 74 78 74c44 0 79-34 79-74z">
          <text:p/>
        </draw:path>
        <draw:path draw:style-name="gr17" draw:text-style-name="P6" draw:layer="layout" svg:width="0.156cm" svg:height="0.146cm" svg:x="4.928cm" svg:y="21.112cm" svg:viewBox="0 0 157 147" svg:d="M157 73c0-40-35-73-79-73-43 0-78 33-78 73s35 74 78 74c44 0 79-34 79-74z">
          <text:p/>
        </draw:path>
        <draw:path draw:style-name="gr17" draw:text-style-name="P6" draw:layer="layout" svg:width="0.156cm" svg:height="0.145cm" svg:x="4.928cm" svg:y="20.871cm" svg:viewBox="0 0 157 146" svg:d="M157 72c0-40-35-72-79-72-43 0-78 32-78 72 0 41 35 74 78 74 44 0 79-33 79-74z">
          <text:p/>
        </draw:path>
        <draw:path draw:style-name="gr17" draw:text-style-name="P6" draw:layer="layout" svg:width="0.156cm" svg:height="0.145cm" svg:x="4.928cm" svg:y="20.629cm" svg:viewBox="0 0 157 146" svg:d="M157 74c0-42-35-74-79-74-43 0-78 32-78 74 0 40 35 72 78 72 44 0 79-32 79-72z">
          <text:p/>
        </draw:path>
        <draw:path draw:style-name="gr17" draw:text-style-name="P6" draw:layer="layout" svg:width="0.156cm" svg:height="0.145cm" svg:x="4.928cm" svg:y="20.338cm" svg:viewBox="0 0 157 146" svg:d="M157 74c0-41-35-74-79-74-43 0-78 33-78 74 0 40 35 72 78 72 44 0 79-32 79-72z">
          <text:p/>
        </draw:path>
        <draw:path draw:style-name="gr17" draw:text-style-name="P6" draw:layer="layout" svg:width="0.156cm" svg:height="0.146cm" svg:x="4.928cm" svg:y="20.093cm" svg:viewBox="0 0 157 147" svg:d="M157 73c0-40-35-73-79-73-43 0-78 33-78 73s35 74 78 74c44 0 79-34 79-74z">
          <text:p/>
        </draw:path>
        <draw:path draw:style-name="gr17" draw:text-style-name="P6" draw:layer="layout" svg:width="0.156cm" svg:height="0.146cm" svg:x="4.928cm" svg:y="19.851cm" svg:viewBox="0 0 157 147" svg:d="M157 73c0-40-35-73-79-73-43 0-78 33-78 73 0 41 35 74 78 74 44 0 79-33 79-74z">
          <text:p/>
        </draw:path>
        <draw:path draw:style-name="gr17" draw:text-style-name="P6" draw:layer="layout" svg:width="0.156cm" svg:height="0.146cm" svg:x="4.928cm" svg:y="19.606cm" svg:viewBox="0 0 157 147" svg:d="M157 74c0-41-35-74-79-74-43 0-78 33-78 74 0 40 35 73 78 73 44 0 79-33 79-73z">
          <text:p/>
        </draw:path>
        <draw:path draw:style-name="gr17" draw:text-style-name="P6" draw:layer="layout" svg:width="0.156cm" svg:height="0.145cm" svg:x="4.928cm" svg:y="19.365cm" svg:viewBox="0 0 157 146" svg:d="M157 72c0-40-35-72-79-72-43 0-78 32-78 72 0 41 35 74 78 74 44 0 79-33 79-74z">
          <text:p/>
        </draw:path>
        <draw:path draw:style-name="gr17" draw:text-style-name="P6" draw:layer="layout" svg:width="0.156cm" svg:height="0.145cm" svg:x="4.928cm" svg:y="19.12cm" svg:viewBox="0 0 157 146" svg:d="M157 73c0-40-35-73-79-73-43 0-78 33-78 73 0 41 35 73 78 73 44 0 79-32 79-73z">
          <text:p/>
        </draw:path>
        <draw:path draw:style-name="gr17" draw:text-style-name="P6" draw:layer="layout" svg:width="0.156cm" svg:height="0.146cm" svg:x="4.928cm" svg:y="18.927cm" svg:viewBox="0 0 157 147" svg:d="M157 73c0-40-35-73-79-73-43 0-78 33-78 73s35 74 78 74c44 0 79-34 79-74z">
          <text:p/>
        </draw:path>
        <draw:path draw:style-name="gr17" draw:text-style-name="P6" draw:layer="layout" svg:width="0.156cm" svg:height="0.146cm" svg:x="4.928cm" svg:y="18.734cm" svg:viewBox="0 0 157 147" svg:d="M157 74c0-41-35-74-79-74-43 0-78 33-78 74 0 40 35 73 78 73 44 0 79-33 79-73z">
          <text:p/>
        </draw:path>
        <draw:path draw:style-name="gr17" draw:text-style-name="P6" draw:layer="layout" svg:width="0.156cm" svg:height="0.146cm" svg:x="4.931cm" svg:y="18.538cm" svg:viewBox="0 0 157 147" svg:d="M157 73c0-40-35-73-79-73-43 0-78 33-78 73 0 41 35 74 78 74 44 0 79-33 79-74z">
          <text:p/>
        </draw:path>
        <draw:path draw:style-name="gr17" draw:text-style-name="P6" draw:layer="layout" svg:width="0.156cm" svg:height="0.147cm" svg:x="4.931cm" svg:y="18.342cm" svg:viewBox="0 0 157 148" svg:d="M157 74c0-40-35-74-79-74-43 0-78 34-78 74s35 74 78 74c44 0 79-34 79-74z">
          <text:p/>
        </draw:path>
        <draw:path draw:style-name="gr17" draw:text-style-name="P6" draw:layer="layout" svg:width="0.156cm" svg:height="0.146cm" svg:x="5.915cm" svg:y="26.992cm" svg:viewBox="0 0 157 147" svg:d="M157 74c0-41-35-74-78-74-44 0-79 33-79 74 0 40 35 73 79 73 43 0 78-33 78-73z">
          <text:p/>
        </draw:path>
        <draw:path draw:style-name="gr17" draw:text-style-name="P6" draw:layer="layout" svg:width="0.156cm" svg:height="0.145cm" svg:x="5.915cm" svg:y="26.509cm" svg:viewBox="0 0 157 146" svg:d="M157 72c0-40-35-72-78-72-44 0-79 32-79 72 0 41 35 74 79 74 43 0 78-33 78-74z">
          <text:p/>
        </draw:path>
        <draw:path draw:style-name="gr17" draw:text-style-name="P6" draw:layer="layout" svg:width="0.156cm" svg:height="0.146cm" svg:x="5.915cm" svg:y="26.022cm" svg:viewBox="0 0 157 147" svg:d="M157 74c0-40-35-74-78-74-44 0-79 34-79 74s35 73 79 73c43 0 78-33 78-73z">
          <text:p/>
        </draw:path>
        <draw:path draw:style-name="gr17" draw:text-style-name="P6" draw:layer="layout" svg:width="0.156cm" svg:height="0.146cm" svg:x="5.915cm" svg:y="25.581cm" svg:viewBox="0 0 157 147" svg:d="M157 74c0-40-35-74-78-74-44 0-79 34-79 74s35 73 79 73c43 0 78-33 78-73z">
          <text:p/>
        </draw:path>
        <draw:path draw:style-name="gr17" draw:text-style-name="P6" draw:layer="layout" svg:width="0.156cm" svg:height="0.145cm" svg:x="5.915cm" svg:y="25.147cm" svg:viewBox="0 0 157 146" svg:d="M157 73c0-40-35-73-78-73-44 0-79 33-79 73s35 73 79 73c43 0 78-33 78-73z">
          <text:p/>
        </draw:path>
        <draw:path draw:style-name="gr17" draw:text-style-name="P6" draw:layer="layout" svg:width="0.156cm" svg:height="0.146cm" svg:x="5.915cm" svg:y="24.66cm" svg:viewBox="0 0 157 147" svg:d="M157 74c0-41-35-74-78-74-44 0-79 33-79 74 0 40 35 73 79 73 43 0 78-33 78-73z">
          <text:p/>
        </draw:path>
        <draw:path draw:style-name="gr17" draw:text-style-name="P6" draw:layer="layout" svg:width="0.156cm" svg:height="0.146cm" svg:x="5.915cm" svg:y="24.271cm" svg:viewBox="0 0 157 147" svg:d="M157 74c0-40-35-74-78-74-44 0-79 34-79 74s35 73 79 73c43 0 78-33 78-73z">
          <text:p/>
        </draw:path>
        <draw:path draw:style-name="gr17" draw:text-style-name="P6" draw:layer="layout" svg:width="0.156cm" svg:height="0.146cm" svg:x="5.915cm" svg:y="23.885cm" svg:viewBox="0 0 157 147" svg:d="M157 73c0-40-35-73-78-73-44 0-79 33-79 73 0 41 35 74 79 74 43 0 78-33 78-74z">
          <text:p/>
        </draw:path>
        <draw:path draw:style-name="gr17" draw:text-style-name="P6" draw:layer="layout" svg:width="0.156cm" svg:height="0.145cm" svg:x="5.915cm" svg:y="23.445cm" svg:viewBox="0 0 157 146" svg:d="M157 73c0-40-35-73-78-73-44 0-79 33-79 73s35 73 79 73c43 0 78-33 78-73z">
          <text:p/>
        </draw:path>
        <draw:path draw:style-name="gr17" draw:text-style-name="P6" draw:layer="layout" svg:width="0.156cm" svg:height="0.146cm" svg:x="5.915cm" svg:y="23.056cm" svg:viewBox="0 0 157 147" svg:d="M157 74c0-41-35-74-78-74-44 0-79 33-79 74 0 40 35 73 79 73 43 0 78-33 78-73z">
          <text:p/>
        </draw:path>
        <draw:path draw:style-name="gr17" draw:text-style-name="P6" draw:layer="layout" svg:width="0.156cm" svg:height="0.146cm" svg:x="5.915cm" svg:y="22.716cm" svg:viewBox="0 0 157 147" svg:d="M157 73c0-40-35-73-78-73-44 0-79 33-79 73s35 74 79 74c43 0 78-34 78-74z">
          <text:p/>
        </draw:path>
        <draw:path draw:style-name="gr17" draw:text-style-name="P6" draw:layer="layout" svg:width="0.156cm" svg:height="0.145cm" svg:x="5.918cm" svg:y="22.377cm" svg:viewBox="0 0 157 146" svg:d="M157 73c0-40-35-73-78-73-44 0-79 33-79 73s35 73 79 73c43 0 78-33 78-73z">
          <text:p/>
        </draw:path>
        <draw:path draw:style-name="gr17" draw:text-style-name="P6" draw:layer="layout" svg:width="0.156cm" svg:height="0.145cm" svg:x="5.915cm" svg:y="22.086cm" svg:viewBox="0 0 157 146" svg:d="M157 74c0-41-35-74-78-74-44 0-79 33-79 74 0 40 35 72 79 72 43 0 78-32 78-72z">
          <text:p/>
        </draw:path>
        <draw:path draw:style-name="gr17" draw:text-style-name="P6" draw:layer="layout" svg:width="0.156cm" svg:height="0.146cm" svg:x="5.915cm" svg:y="21.743cm" svg:viewBox="0 0 157 147" svg:d="M157 73c0-40-35-73-78-73-44 0-79 33-79 73 0 41 35 74 79 74 43 0 78-33 78-74z">
          <text:p/>
        </draw:path>
        <draw:path draw:style-name="gr17" draw:text-style-name="P6" draw:layer="layout" svg:width="0.156cm" svg:height="0.146cm" svg:x="5.918cm" svg:y="21.406cm" svg:viewBox="0 0 157 147" svg:d="M157 73c0-40-35-73-78-73-44 0-79 33-79 73s35 74 79 74c43 0 78-34 78-74z">
          <text:p/>
        </draw:path>
        <draw:path draw:style-name="gr17" draw:text-style-name="P6" draw:layer="layout" svg:width="0.156cm" svg:height="0.146cm" svg:x="5.915cm" svg:y="21.112cm" svg:viewBox="0 0 157 147" svg:d="M157 73c0-40-35-73-78-73-44 0-79 33-79 73s35 74 79 74c43 0 78-34 78-74z">
          <text:p/>
        </draw:path>
        <draw:path draw:style-name="gr17" draw:text-style-name="P6" draw:layer="layout" svg:width="0.156cm" svg:height="0.145cm" svg:x="5.915cm" svg:y="20.92cm" svg:viewBox="0 0 157 146" svg:d="M157 73c0-41-35-73-78-73-44 0-79 32-79 73 0 40 35 73 79 73 43 0 78-33 78-73z">
          <text:p/>
        </draw:path>
        <draw:path draw:style-name="gr17" draw:text-style-name="P6" draw:layer="layout" svg:width="0.156cm" svg:height="0.145cm" svg:x="5.915cm" svg:y="20.629cm" svg:viewBox="0 0 157 146" svg:d="M157 74c0-42-35-74-78-74-44 0-79 32-79 74 0 40 35 72 79 72 43 0 78-32 78-72z">
          <text:p/>
        </draw:path>
        <draw:path draw:style-name="gr17" draw:text-style-name="P6" draw:layer="layout" svg:width="0.156cm" svg:height="0.145cm" svg:x="5.915cm" svg:y="20.338cm" svg:viewBox="0 0 157 146" svg:d="M157 74c0-41-35-74-78-74-44 0-79 33-79 74 0 40 35 72 79 72 43 0 78-32 78-72z">
          <text:p/>
        </draw:path>
        <draw:path draw:style-name="gr17" draw:text-style-name="P6" draw:layer="layout" svg:width="0.156cm" svg:height="0.146cm" svg:x="5.915cm" svg:y="20.093cm" svg:viewBox="0 0 157 147" svg:d="M157 73c0-40-35-73-78-73-44 0-79 33-79 73s35 74 79 74c43 0 78-34 78-74z">
          <text:p/>
        </draw:path>
        <draw:path draw:style-name="gr17" draw:text-style-name="P6" draw:layer="layout" svg:width="0.156cm" svg:height="0.146cm" svg:x="5.915cm" svg:y="19.851cm" svg:viewBox="0 0 157 147" svg:d="M157 73c0-40-35-73-78-73-44 0-79 33-79 73 0 41 35 74 79 74 43 0 78-33 78-74z">
          <text:p/>
        </draw:path>
        <draw:path draw:style-name="gr17" draw:text-style-name="P6" draw:layer="layout" svg:width="0.156cm" svg:height="0.146cm" svg:x="5.915cm" svg:y="19.606cm" svg:viewBox="0 0 157 147" svg:d="M157 74c0-41-35-74-78-74-44 0-79 33-79 74 0 40 35 73 79 73 43 0 78-33 78-73z">
          <text:p/>
        </draw:path>
        <draw:path draw:style-name="gr17" draw:text-style-name="P6" draw:layer="layout" svg:width="0.156cm" svg:height="0.145cm" svg:x="5.915cm" svg:y="19.365cm" svg:viewBox="0 0 157 146" svg:d="M157 72c0-40-35-72-78-72-44 0-79 32-79 72 0 41 35 74 79 74 43 0 78-33 78-74z">
          <text:p/>
        </draw:path>
        <draw:path draw:style-name="gr17" draw:text-style-name="P6" draw:layer="layout" svg:width="0.156cm" svg:height="0.145cm" svg:x="5.915cm" svg:y="19.12cm" svg:viewBox="0 0 157 146" svg:d="M157 73c0-40-35-73-78-73-44 0-79 33-79 73 0 41 35 73 79 73 43 0 78-32 78-73z">
          <text:p/>
        </draw:path>
        <draw:path draw:style-name="gr17" draw:text-style-name="P6" draw:layer="layout" svg:width="0.156cm" svg:height="0.146cm" svg:x="5.915cm" svg:y="18.927cm" svg:viewBox="0 0 157 147" svg:d="M157 73c0-40-35-73-78-73-44 0-79 33-79 73s35 74 79 74c43 0 78-34 78-74z">
          <text:p/>
        </draw:path>
        <draw:path draw:style-name="gr17" draw:text-style-name="P6" draw:layer="layout" svg:width="0.156cm" svg:height="0.146cm" svg:x="5.915cm" svg:y="18.734cm" svg:viewBox="0 0 157 147" svg:d="M157 74c0-41-35-74-78-74-44 0-79 33-79 74 0 40 35 73 79 73 43 0 78-33 78-73z">
          <text:p/>
        </draw:path>
        <draw:path draw:style-name="gr17" draw:text-style-name="P6" draw:layer="layout" svg:width="0.156cm" svg:height="0.146cm" svg:x="5.918cm" svg:y="18.538cm" svg:viewBox="0 0 157 147" svg:d="M157 73c0-40-35-73-78-73-44 0-79 33-79 73 0 41 35 74 79 74 43 0 78-33 78-74z">
          <text:p/>
        </draw:path>
        <draw:path draw:style-name="gr17" draw:text-style-name="P6" draw:layer="layout" svg:width="0.156cm" svg:height="0.147cm" svg:x="5.918cm" svg:y="18.342cm" svg:viewBox="0 0 157 148" svg:d="M157 74c0-40-35-74-78-74-44 0-79 34-79 74s35 74 79 74c43 0 78-34 78-74z">
          <text:p/>
        </draw:path>
        <draw:polygon draw:style-name="gr17" draw:text-style-name="P6" draw:layer="layout" svg:width="0.334cm" svg:height="0.38cm" svg:x="3.417cm" svg:y="27.939cm" svg:viewBox="0 0 335 381" draw:points="0,381 161,0 335,381">
          <text:p/>
        </draw:polygon>
        <draw:polygon draw:style-name="gr17" draw:text-style-name="P6" draw:layer="layout" svg:width="0.334cm" svg:height="0.38cm" svg:x="4.363cm" svg:y="27.939cm" svg:viewBox="0 0 335 381" draw:points="0,381 161,0 335,381">
          <text:p/>
        </draw:polygon>
        <draw:polygon draw:style-name="gr17" draw:text-style-name="P6" draw:layer="layout" svg:width="0.333cm" svg:height="0.38cm" svg:x="4.88cm" svg:y="27.939cm" svg:viewBox="0 0 334 381" draw:points="0,381 159,0 334,381">
          <text:p/>
        </draw:polygon>
        <draw:polygon draw:style-name="gr17" draw:text-style-name="P6" draw:layer="layout" svg:width="0.334cm" svg:height="0.38cm" svg:x="5.826cm" svg:y="27.939cm" svg:viewBox="0 0 335 381" draw:points="0,381 160,0 335,381">
          <text:p/>
        </draw:polygon>
        <draw:polygon draw:style-name="gr17" draw:text-style-name="P6" draw:layer="layout" svg:width="0.334cm" svg:height="0.38cm" svg:x="6.328cm" svg:y="27.939cm" svg:viewBox="0 0 335 381" draw:points="0,381 159,0 335,381">
          <text:p/>
        </draw:polygon>
        <draw:polygon draw:style-name="gr17" draw:text-style-name="P6" draw:layer="layout" svg:width="0.334cm" svg:height="0.38cm" svg:x="7.274cm" svg:y="27.939cm" svg:viewBox="0 0 335 381" draw:points="0,381 160,0 335,381">
          <text:p/>
        </draw:polygon>
        <draw:polygon draw:style-name="gr17" draw:text-style-name="P6" draw:layer="layout" svg:width="0.334cm" svg:height="0.38cm" svg:x="7.776cm" svg:y="27.939cm" svg:viewBox="0 0 335 381" draw:points="0,381 161,0 335,381">
          <text:p/>
        </draw:polygon>
        <draw:polygon draw:style-name="gr17" draw:text-style-name="P6" draw:layer="layout" svg:width="0.334cm" svg:height="0.38cm" svg:x="8.722cm" svg:y="27.939cm" svg:viewBox="0 0 335 381" draw:points="0,381 161,0 335,381">
          <text:p/>
        </draw:polygon>
        <draw:polygon draw:style-name="gr17" draw:text-style-name="P6" draw:layer="layout" svg:width="0.334cm" svg:height="0.38cm" svg:x="9.224cm" svg:y="27.939cm" svg:viewBox="0 0 335 381" draw:points="0,381 160,0 335,381">
          <text:p/>
        </draw:polygon>
        <draw:polygon draw:style-name="gr17" draw:text-style-name="P6" draw:layer="layout" svg:width="0.334cm" svg:height="0.38cm" svg:x="10.17cm" svg:y="27.939cm" svg:viewBox="0 0 335 381" draw:points="0,381 160,0 335,381">
          <text:p/>
        </draw:polygon>
        <draw:polygon draw:style-name="gr17" draw:text-style-name="P6" draw:layer="layout" svg:width="0.334cm" svg:height="0.38cm" svg:x="9.224cm" svg:y="28.434cm" svg:viewBox="0 0 335 381" draw:points="0,0 160,381 335,0">
          <text:p/>
        </draw:polygon>
        <draw:polygon draw:style-name="gr17" draw:text-style-name="P6" draw:layer="layout" svg:width="0.334cm" svg:height="0.38cm" svg:x="10.17cm" svg:y="28.434cm" svg:viewBox="0 0 335 381" draw:points="0,0 160,381 335,0">
          <text:p/>
        </draw:polygon>
        <draw:polygon draw:style-name="gr17" draw:text-style-name="P6" draw:layer="layout" svg:width="0.334cm" svg:height="0.38cm" svg:x="7.77cm" svg:y="28.434cm" svg:viewBox="0 0 335 381" draw:points="0,0 161,381 335,0">
          <text:p/>
        </draw:polygon>
        <draw:polygon draw:style-name="gr17" draw:text-style-name="P6" draw:layer="layout" svg:width="0.334cm" svg:height="0.38cm" svg:x="8.716cm" svg:y="28.434cm" svg:viewBox="0 0 335 381" draw:points="0,0 161,381 335,0">
          <text:p/>
        </draw:polygon>
        <draw:polygon draw:style-name="gr17" draw:text-style-name="P6" draw:layer="layout" svg:width="0.334cm" svg:height="0.38cm" svg:x="6.316cm" svg:y="28.434cm" svg:viewBox="0 0 335 381" draw:points="0,0 160,381 335,0">
          <text:p/>
        </draw:polygon>
        <draw:polygon draw:style-name="gr17" draw:text-style-name="P6" draw:layer="layout" svg:width="0.334cm" svg:height="0.38cm" svg:x="7.262cm" svg:y="28.434cm" svg:viewBox="0 0 335 381" draw:points="0,0 160,381 335,0">
          <text:p/>
        </draw:polygon>
        <draw:polygon draw:style-name="gr17" draw:text-style-name="P6" draw:layer="layout" svg:width="0.334cm" svg:height="0.38cm" svg:x="4.862cm" svg:y="28.434cm" svg:viewBox="0 0 335 381" draw:points="0,0 160,381 335,0">
          <text:p/>
        </draw:polygon>
        <draw:polygon draw:style-name="gr17" draw:text-style-name="P6" draw:layer="layout" svg:width="0.334cm" svg:height="0.38cm" svg:x="5.808cm" svg:y="28.434cm" svg:viewBox="0 0 335 381" draw:points="0,0 161,381 335,0">
          <text:p/>
        </draw:polygon>
        <draw:polygon draw:style-name="gr17" draw:text-style-name="P6" draw:layer="layout" svg:width="0.334cm" svg:height="0.38cm" svg:x="3.408cm" svg:y="28.434cm" svg:viewBox="0 0 335 381" draw:points="0,0 161,381 335,0">
          <text:p/>
        </draw:polygon>
        <draw:polygon draw:style-name="gr17" draw:text-style-name="P6" draw:layer="layout" svg:width="0.334cm" svg:height="0.38cm" svg:x="4.354cm" svg:y="28.434cm" svg:viewBox="0 0 335 381" draw:points="0,0 161,381 335,0">
          <text:p/>
        </draw:polygon>
        <draw:polygon draw:style-name="gr17" draw:text-style-name="P6" draw:layer="layout" svg:width="0.334cm" svg:height="0.38cm" svg:x="1.966cm" svg:y="27.939cm" svg:viewBox="0 0 335 381" draw:points="0,381 160,0 335,381">
          <text:p/>
        </draw:polygon>
        <draw:polygon draw:style-name="gr17" draw:text-style-name="P6" draw:layer="layout" svg:width="0.334cm" svg:height="0.38cm" svg:x="2.912cm" svg:y="27.939cm" svg:viewBox="0 0 335 381" draw:points="0,381 160,0 335,381">
          <text:p/>
        </draw:polygon>
        <draw:polygon draw:style-name="gr17" draw:text-style-name="P6" draw:layer="layout" svg:width="0.334cm" svg:height="0.38cm" svg:x="1.954cm" svg:y="28.434cm" svg:viewBox="0 0 335 381" draw:points="0,0 160,381 335,0">
          <text:p/>
        </draw:polygon>
        <draw:polygon draw:style-name="gr17" draw:text-style-name="P6" draw:layer="layout" svg:width="0.334cm" svg:height="0.38cm" svg:x="2.9cm" svg:y="28.434cm" svg:viewBox="0 0 335 381" draw:points="0,0 160,381 335,0">
          <text:p/>
        </draw:polygon>
        <draw:polygon draw:style-name="gr17" draw:text-style-name="P6" draw:layer="layout" svg:width="0.334cm" svg:height="0.38cm" svg:x="10.704cm" svg:y="27.931cm" svg:viewBox="0 0 335 381" draw:points="0,381 160,0 335,381">
          <text:p/>
        </draw:polygon>
        <draw:polygon draw:style-name="gr17" draw:text-style-name="P6" draw:layer="layout" svg:width="0.334cm" svg:height="0.38cm" svg:x="11.65cm" svg:y="27.931cm" svg:viewBox="0 0 335 381" draw:points="0,381 160,0 335,381">
          <text:p/>
        </draw:polygon>
        <draw:polygon draw:style-name="gr17" draw:text-style-name="P6" draw:layer="layout" svg:width="0.334cm" svg:height="0.38cm" svg:x="12.143cm" svg:y="27.931cm" svg:viewBox="0 0 335 381" draw:points="0,381 161,0 335,381">
          <text:p/>
        </draw:polygon>
        <draw:polygon draw:style-name="gr17" draw:text-style-name="P6" draw:layer="layout" svg:width="0.334cm" svg:height="0.38cm" svg:x="13.089cm" svg:y="27.931cm" svg:viewBox="0 0 335 381" draw:points="0,381 161,0 335,381">
          <text:p/>
        </draw:polygon>
        <draw:polygon draw:style-name="gr17" draw:text-style-name="P6" draw:layer="layout" svg:width="0.334cm" svg:height="0.38cm" svg:x="13.583cm" svg:y="27.931cm" svg:viewBox="0 0 335 381" draw:points="0,381 159,0 335,381">
          <text:p/>
        </draw:polygon>
        <draw:polygon draw:style-name="gr17" draw:text-style-name="P6" draw:layer="layout" svg:width="0.334cm" svg:height="0.38cm" svg:x="14.529cm" svg:y="27.931cm" svg:viewBox="0 0 335 381" draw:points="0,381 160,0 335,381">
          <text:p/>
        </draw:polygon>
        <draw:polygon draw:style-name="gr17" draw:text-style-name="P6" draw:layer="layout" svg:width="0.334cm" svg:height="0.38cm" svg:x="15.057cm" svg:y="27.931cm" svg:viewBox="0 0 335 381" draw:points="0,381 161,0 335,381">
          <text:p/>
        </draw:polygon>
        <draw:polygon draw:style-name="gr17" draw:text-style-name="P6" draw:layer="layout" svg:width="0.334cm" svg:height="0.38cm" svg:x="16.015cm" svg:y="27.931cm" svg:viewBox="0 0 335 381" draw:points="0,381 160,0 335,381">
          <text:p/>
        </draw:polygon>
        <draw:polygon draw:style-name="gr17" draw:text-style-name="P6" draw:layer="layout" svg:width="0.334cm" svg:height="0.38cm" svg:x="16.508cm" svg:y="27.931cm" svg:viewBox="0 0 335 381" draw:points="0,381 160,0 335,381">
          <text:p/>
        </draw:polygon>
        <draw:polygon draw:style-name="gr17" draw:text-style-name="P6" draw:layer="layout" svg:width="0.334cm" svg:height="0.38cm" svg:x="17.454cm" svg:y="27.931cm" svg:viewBox="0 0 335 381" draw:points="0,381 161,0 335,381">
          <text:p/>
        </draw:polygon>
        <draw:polygon draw:style-name="gr17" draw:text-style-name="P6" draw:layer="layout" svg:width="0.333cm" svg:height="0.38cm" svg:x="17.948cm" svg:y="27.931cm" svg:viewBox="0 0 334 381" draw:points="0,381 159,0 334,381">
          <text:p/>
        </draw:polygon>
        <draw:polygon draw:style-name="gr17" draw:text-style-name="P6" draw:layer="layout" svg:width="0.334cm" svg:height="0.38cm" svg:x="18.894cm" svg:y="27.931cm" svg:viewBox="0 0 335 381" draw:points="0,381 159,0 335,381">
          <text:p/>
        </draw:polygon>
        <draw:polygon draw:style-name="gr17" draw:text-style-name="P6" draw:layer="layout" svg:width="0.334cm" svg:height="0.38cm" svg:x="10.701cm" svg:y="28.435cm" svg:viewBox="0 0 335 381" draw:points="0,0 161,381 335,0">
          <text:p/>
        </draw:polygon>
        <draw:polygon draw:style-name="gr17" draw:text-style-name="P6" draw:layer="layout" svg:width="0.334cm" svg:height="0.38cm" svg:x="11.647cm" svg:y="28.435cm" svg:viewBox="0 0 335 381" draw:points="0,0 160,381 335,0">
          <text:p/>
        </draw:polygon>
        <draw:polygon draw:style-name="gr17" draw:text-style-name="P6" draw:layer="layout" svg:width="0.333cm" svg:height="0.38cm" svg:x="12.167cm" svg:y="28.435cm" svg:viewBox="0 0 334 381" draw:points="0,0 159,381 334,0">
          <text:p/>
        </draw:polygon>
        <draw:polygon draw:style-name="gr17" draw:text-style-name="P6" draw:layer="layout" svg:width="0.333cm" svg:height="0.38cm" svg:x="13.113cm" svg:y="28.435cm" svg:viewBox="0 0 334 381" draw:points="0,0 160,381 334,0">
          <text:p/>
        </draw:polygon>
        <draw:polygon draw:style-name="gr17" draw:text-style-name="P6" draw:layer="layout" svg:width="0.333cm" svg:height="0.38cm" svg:x="13.589cm" svg:y="28.435cm" svg:viewBox="0 0 334 381" draw:points="0,0 159,381 334,0">
          <text:p/>
        </draw:polygon>
        <draw:polygon draw:style-name="gr17" draw:text-style-name="P6" draw:layer="layout" svg:width="0.333cm" svg:height="0.38cm" svg:x="14.535cm" svg:y="28.435cm" svg:viewBox="0 0 334 381" draw:points="0,0 159,381 334,0">
          <text:p/>
        </draw:polygon>
        <draw:polygon draw:style-name="gr17" draw:text-style-name="P6" draw:layer="layout" svg:width="0.334cm" svg:height="0.38cm" svg:x="15.063cm" svg:y="28.435cm" svg:viewBox="0 0 335 381" draw:points="0,0 161,381 335,0">
          <text:p/>
        </draw:polygon>
        <draw:polygon draw:style-name="gr17" draw:text-style-name="P6" draw:layer="layout" svg:width="0.334cm" svg:height="0.38cm" svg:x="16.009cm" svg:y="28.435cm" svg:viewBox="0 0 335 381" draw:points="0,0 161,381 335,0">
          <text:p/>
        </draw:polygon>
        <draw:polygon draw:style-name="gr17" draw:text-style-name="P6" draw:layer="layout" svg:width="0.334cm" svg:height="0.38cm" svg:x="16.511cm" svg:y="28.435cm" svg:viewBox="0 0 335 381" draw:points="0,0 160,381 335,0">
          <text:p/>
        </draw:polygon>
        <draw:polygon draw:style-name="gr17" draw:text-style-name="P6" draw:layer="layout" svg:width="0.334cm" svg:height="0.38cm" svg:x="17.457cm" svg:y="28.435cm" svg:viewBox="0 0 335 381" draw:points="0,0 161,381 335,0">
          <text:p/>
        </draw:polygon>
        <draw:polygon draw:style-name="gr17" draw:text-style-name="P6" draw:layer="layout" svg:width="0.333cm" svg:height="0.38cm" svg:x="17.951cm" svg:y="28.435cm" svg:viewBox="0 0 334 381" draw:points="0,0 159,381 334,0">
          <text:p/>
        </draw:polygon>
        <draw:polygon draw:style-name="gr17" draw:text-style-name="P6" draw:layer="layout" svg:width="0.333cm" svg:height="0.38cm" svg:x="18.897cm" svg:y="28.435cm" svg:viewBox="0 0 334 381" draw:points="0,0 159,381 334,0">
          <text:p/>
        </draw:polygon>
        <draw:path draw:style-name="gr19" draw:text-style-name="P7" draw:layer="layout" svg:width="0.44cm" svg:height="0.291cm" svg:x="18.339cm" svg:y="17.582cm" svg:viewBox="0 0 441 292" svg:d="M0 236v-20c16-23 30-43 40-60s19-33 27-49c2-5 4-10 6-15 2-4 4-9 7-14 2-4 3-9 5-13s4-9 6-13c2-7 5-13 6-17 2-4 4-8 5-13 1 0 1 0 1 0 0-1 0-1 0-1 1-3 3-6 4-10 2-3 3-7 5-11h5l60 22c-4 7-8 13-12 18-4 6-8 12-13 18-4 6-9 11-13 17s-8 11-13 17c-10 13-21 26-31 38s-19 23-28 33c-3 4-6 7-9 11-3 3-6 7-9 10-1 1-2 2-3 4-1 1-2 2-3 3-3 4-6 9-9 13s-6 9-10 15h81v-72l62-58h5v130h23v17h-23v23c0 8 1 12 4 14 3 1 7 2 11 2h1 21v17h-5-136v-17h20 1c5 0 9-1 12-2 3-2 4-6 4-14v-23zM435 225l-10 67h-4-183v-18c16-14 32-28 46-40 14-13 27-25 39-37 14-16 25-31 34-47 8-16 12-34 12-54 0-28-4-48-11-60-7-11-15-19-23-21-1 0-2 0-2 0-1 0-1 0-2 0-3 0-5 1-7 3s-3 4-4 7c0 1 0 1-2 2v1c0 1 0 1 0 2s0 1 0 2v1 1 1c0 2 2 3 2 4s1 2 1 3v1l1 1c0 1 0 1 1 2 0 1 0 2 0 3 0 0 1 1 1 2s0 2 0 3 0 2 0 3c0 0 0 1 0 2s0 1 0 2 0 1 0 2c-2 6-6 12-12 16-6 5-13 8-23 8h-4c-10 0-18-3-24-9-5-5-9-11-10-18 0 0 0-1 0-2s0-2 0-2c0-3 0-6 1-9 0-3 1-5 2-8 4-10 13-19 26-27s32-12 59-12h4c26 0 47 6 62 18 15 13 25 26 30 40 2 5 4 10 5 14 1 5 1 10 1 14 0 28-12 53-35 76s-49 45-77 65c-6 4-12 8-17 12-6 4-11 8-16 12h75c8 0 16 0 21-1 6-1 12-4 17-7 0-1 0-1 1-1 0 0 0-1 1-1l2-16h5z">
          <text:p/>
        </draw:path>
        <draw:path draw:style-name="gr19" draw:text-style-name="P7" draw:layer="layout" svg:width="0.445cm" svg:height="0.294cm" svg:x="16.904cm" svg:y="17.582cm" svg:viewBox="0 0 446 295" svg:d="M0 236v-20c16-24 29-44 39-61s19-33 27-49c2-5 4-10 6-15 2-4 5-9 7-14 2-4 4-9 5-13 2-4 4-9 6-13 3-7 5-13 7-17 1-4 3-8 5-12 0-1 0-1 0-1 2-3 3-6 4-10 2-3 4-7 6-11h4l60 22c-4 6-8 12-12 17-4 6-8 12-13 18-4 6-8 11-13 17-4 6-8 11-13 17-10 13-21 26-31 38s-19 23-27 33c-4 4-7 7-10 11-3 3-6 7-8 10-1 1-2 2-3 4-1 1-2 2-4 3-3 4-6 9-9 13-3 5-6 10-10 16h82v-73l61-58h5v131h24v17h-24v23c0 8 1 12 4 14 3 1 7 2 11 2 1 0 1 0 1 0h1 20v17h-4-136v-17h19c1 0 1 0 1 0h1c4 0 8-1 11-2 3-2 5-6 5-14v-23zM244 147c0-41 8-73 24-98 17-24 35-39 54-46 3-1 7-2 11-2 3-1 6-1 10-1h4c28 0 52 14 71 44 19 29 28 64 28 103s-9 74-28 104c-19 29-43 44-71 44h-4c-28 0-52-15-71-44s-28-64-28-104zM314 147c0 1 0 1 0 2s0 2 0 3c0 6 0 15 0 25s1 20 2 32c1 16 4 32 8 46 5 14 12 22 21 23 10-1 17-10 22-26 4-17 6-35 8-56 0-8 0-17 1-26 0-8 0-16 0-23s0-15 0-23c-1-8-1-17-1-26-1-19-4-37-8-54s-12-26-22-27c-10 1-17 9-21 24s-7 31-9 49c0 11-1 21-1 30 0 10 0 18 0 25 0 1 0 1 0 1z">
          <text:p/>
        </draw:path>
        <draw:path draw:style-name="gr19" draw:text-style-name="P7" draw:layer="layout" svg:width="0.434cm" svg:height="0.308cm" svg:x="15.457cm" svg:y="17.57cm" svg:viewBox="0 0 435 309" svg:d="M75 132c5-1 10-2 16-3 5-1 11-1 17-1h5c28 0 50 8 66 25 15 17 22 37 22 60 0 27-8 49-25 68s-38 28-62 28h-5c-29 0-54-11-76-32-22-22-33-58-33-109 0-7 1-13 2-20 0-7 1-13 3-20 6-29 20-56 40-80s48-36 82-36h5c18 0 32 3 42 10s16 14 18 23c1 1 1 3 1 4 1 2 1 3 1 5 0 10-3 18-9 23-6 7-13 10-20 10h-5c-9 0-17-2-24-8-8-5-11-11-11-20 0-1 0-1 0-2s0-2 0-3 0-2 0-2c0-1 1-2 1-3v-1c1-1 1-1 1-2s1-2 1-3 0-1 0-2c0-3 0-6-2-9-1-3-4-5-8-5-1 0-3 0-4 1-1 0-3 1-4 1-8 5-16 15-23 31s-12 41-12 72zM74 150c0 10-1 19-1 28-1 8-1 16-1 24 0 31 3 53 8 66 5 14 10 22 15 25 2 0 3 1 4 1 1 1 2 1 3 1 11-1 19-9 22-22 3-14 5-29 5-46 0-1 0-3 0-4 0-2 0-3 0-5v-1c0-3 0-5 0-8s0-5 0-8c-1-14-3-26-8-37-4-11-14-17-30-18-3 0-5 1-8 1-3 1-6 1-9 3zM418 0l-5 58h-126l-3 50c45 2 82 12 110 28 27 16 41 43 41 79 0 27-10 49-30 67-19 18-45 27-77 27h-4c-25 0-46-5-64-14-17-9-26-21-26-35 0-11 2-20 7-28s14-12 26-12h4c10 0 18 2 24 7 5 5 9 10 11 15 0 2 0 3 1 4 0 2 0 3 0 4 0 2 0 3-1 5s-1 4-2 6c0 0 0 1-1 2 0 1-1 1-1 2-1 1-1 2-2 4 0 1-1 2-1 4 0 5 2 10 4 14 3 5 7 7 14 7 2 0 5 0 8-1 2-1 5-3 8-5 7-4 13-11 19-22s9-26 9-46c0-28-6-49-17-62-11-14-23-24-36-28-5-2-9-3-14-4s-9-1-13-1h-22l10-108h65c29 0 46-1 53-5 7-3 11-7 11-12h4z">
          <text:p/>
        </draw:path>
        <draw:path draw:style-name="gr19" draw:text-style-name="P7" draw:layer="layout" svg:width="0.209cm" svg:height="0.291cm" svg:x="14.116cm" svg:y="17.582cm" svg:viewBox="0 0 210 292" svg:d="M0 236v-20c16-23 30-43 40-60s19-33 26-49c3-5 5-10 7-15 2-4 4-9 7-14 1-4 3-9 5-13s4-9 6-13c2-7 5-13 6-17 2-4 4-8 5-13h1c0-1 0-1 0-1 1-3 3-6 4-10 1-3 3-7 5-11h5l61 22c-4 7-8 13-12 18-4 6-9 12-13 18s-9 11-13 17-10 11-14 17c-11 13-21 26-31 38s-19 23-28 33c-3 4-6 7-9 11-3 3-6 7-9 10-1 1-2 2-3 4-1 1-2 2-3 3-3 4-6 9-9 13s-6 9-10 15h81v-72l63-58h4v130h24v17h-24v23c0 8 2 12 5 14 3 1 7 2 11 2h1 21v17h-5-137v-17h20 1c5 0 9-1 12-2 3-2 4-6 4-14v-23z">
          <text:p/>
        </draw:path>
        <draw:path draw:style-name="gr19" draw:text-style-name="P7" draw:layer="layout" svg:width="0.202cm" svg:height="0.291cm" svg:x="12.705cm" svg:y="17.582cm" svg:viewBox="0 0 203 292" svg:d="M197 225l-10 67h-5-182v-18c16-14 31-28 46-40 14-13 27-25 38-37 14-16 25-31 33-47 9-16 13-34 13-54 0-28-3-48-11-60-7-11-15-19-24-21h-1c-1 0-2 0-2 0-3 0-6 1-7 3-2 2-4 4-4 7-1 1-1 1-1 2v1c0 1-1 1-1 2s0 1 0 2v1l1 1v1c0 2 0 3 1 4 0 1 0 2 1 3v1c0 0 0 1 1 1 0 1 0 1 0 2s1 2 1 3c0 0 0 1 1 2 0 1 0 2 0 3s0 2 0 3c0 0 0 1 0 2s0 1 0 2 0 1-1 2c-1 6-4 12-10 16-6 5-14 8-23 8h-5c-10 0-17-3-23-9-6-5-9-11-10-18-1 0-1-1-1-2s0-2 0-2c0-3 1-6 1-9 1-3 2-5 3-8 4-10 13-19 26-27s32-12 58-12h4c27 0 47 6 62 18 15 13 25 26 31 40 2 5 4 10 4 14 1 5 2 10 2 14 0 28-12 53-35 76-24 23-50 45-78 65-6 4-11 8-17 12-5 4-10 8-16 12h76c8 0 15 0 21-1s11-4 16-7c1-1 1-1 1-1 1 0 1-1 1-1l3-16h4z">
          <text:p/>
        </draw:path>
        <draw:path draw:style-name="gr19" draw:text-style-name="P7" draw:layer="layout" svg:width="0.204cm" svg:height="0.296cm" svg:x="11.252cm" svg:y="17.582cm" svg:viewBox="0 0 205 297" svg:d="M49 120h4c5 1 10 2 14 3 5 1 10 1 15 1 14 0 24-3 31-10 6-6 11-13 13-21 1-4 2-8 3-12 0-4 0-7 0-10 0-21-3-35-10-44-7-8-15-12-24-13-6 1-10 3-12 7-3 4-4 10-4 16 0 1 0 2 0 3 1 1 1 1 1 1 0 1 0 2 0 2 0 1 1 2 1 3s0 1 0 2v1c0 1 0 2 0 3v1c0 8-3 15-9 20s-12 8-20 8c-1 0-1 0-1 0h-5c-9 0-17-3-24-8-8-5-12-13-12-24 0-2 0-4 1-6 0-1 0-3 1-5 4-11 12-19 25-27 12-7 32-11 58-11h4c29 0 52 5 67 16 16 10 26 23 31 36 1 2 2 5 2 8 0 2 1 5 1 8 0 1 0 3-1 4 0 2 0 4 0 5-2 14-9 26-21 38-11 11-28 17-49 19l1 1c21 3 39 11 53 25 14 13 22 31 22 54 0 29-12 50-34 63s-47 20-74 20h-5c-24 0-44-4-58-11s-25-15-30-24c-1-3-3-5-3-8-1-3-1-5-1-8 0-9 2-18 8-25 5-8 14-11 26-11h5c9 0 17 2 23 7s10 10 11 16c1 2 1 3 1 4s0 2 0 3 0 2 0 4c0 1 0 2 0 3s-1 3-1 4-1 2-1 3c-1 1-1 2-1 4-1 1-1 2-2 2 0 1 0 2 0 4 0 1 0 2 0 3 0 0 0 1 0 2v1c2 3 4 6 8 9 4 2 9 4 15 4 11-1 20-5 26-12 6-8 10-16 13-25 1-5 2-10 2-15 1-5 1-9 1-12 0-26-4-44-11-55-8-11-17-18-26-21-3-1-5-2-8-3-3 0-5 0-8 0-1 0-3 0-6 0-2 1-5 1-7 2-1 0-2 0-3 0s-2 1-3 1-3 1-5 1c-1 0-3 1-4 1h-4z">
          <text:p/>
        </draw:path>
        <draw:path draw:style-name="gr19" draw:text-style-name="P7" draw:layer="layout" svg:width="0.2cm" svg:height="0.308cm" svg:x="9.764cm" svg:y="17.578cm" svg:viewBox="0 0 201 309" svg:d="M184 0l-5 57h-126l-3 50c46 3 82 12 110 29 27 16 41 42 41 78 0 27-10 50-30 68-19 18-44 27-75 27h-5c-25 0-47-5-64-14-18-9-27-21-27-36 0-10 3-19 8-28 4-8 13-12 25-12h4c10 0 18 2 24 7s9 10 11 16c0 1 1 3 1 4s0 2 0 3c0 2 0 4-1 6 0 1-1 3-2 5 0 1 0 2-1 2 0 1 0 2-1 3 0 1-1 2-2 3 0 2 0 3 0 4 0 6 1 10 3 15 3 4 7 7 14 7 2 0 6-1 9-2s6-2 9-4c6-4 12-12 18-23 5-10 8-26 8-46 0-27-5-48-16-62s-23-23-37-28c-4-1-9-3-14-3-4-1-9-2-13-2h-22l10-107h66c28 0 45-2 52-5 7-4 11-8 11-12h5z">
          <text:p/>
        </draw:path>
        <draw:path draw:style-name="gr19" draw:text-style-name="P7" draw:layer="layout" svg:width="0.2cm" svg:height="0.308cm" svg:x="6.858cm" svg:y="17.578cm" svg:viewBox="0 0 201 309" svg:d="M185 0l-6 57h-125l-3 50c45 3 81 12 109 29 27 16 41 42 41 78 0 27-10 50-29 68-20 18-45 27-76 27h-5c-24 0-46-5-63-14-18-9-28-21-28-36 0-10 3-19 9-28 4-8 13-12 25-12h4c10 0 18 2 24 7s10 10 11 16c1 1 1 3 1 4s0 2 0 3c0 2 0 4-1 6 0 1-1 3-1 5-1 1-1 2-2 2 0 1 0 2-1 3 0 1-1 2-1 3-1 2-1 3-1 4 0 6 1 10 3 15 3 4 7 7 14 7 2 0 5-1 8-2s6-2 9-4c6-4 12-12 18-23 5-10 8-26 8-46 0-27-5-48-16-62s-23-23-35-28c-5-1-10-3-15-3-4-1-9-2-13-2h-22l10-107h65c28 0 46-2 52-5 7-4 11-8 11-12h5z">
          <text:p/>
        </draw:path>
        <draw:path draw:style-name="gr19" draw:text-style-name="P7" draw:layer="layout" svg:width="0.191cm" svg:height="0.297cm" svg:x="5.411cm" svg:y="17.589cm" svg:viewBox="0 0 192 298" svg:d="M0 73l11-67h155l2-6h5 19c-25 55-43 93-53 115s-17 41-21 56c-1 5-2 10-3 15s-2 11-3 17c0 6-1 12-2 18s-2 14-3 22c-2 19-5 32-9 41-5 9-14 14-28 14h-4c-13 0-22-4-29-10-6-7-10-15-10-23 0-14 5-32 15-55s28-52 53-88c2-3 3-6 5-8 2-3 4-5 6-8v-1c5-7 11-15 16-24 6-9 13-20 21-35h-44c-28 0-47 2-56 4-10 3-16 6-18 10 0 0 0 1-1 2 0 1 0 1 0 2l-1 9h-4z">
          <text:p/>
        </draw:path>
        <draw:path draw:style-name="gr19" draw:text-style-name="P7" draw:layer="layout" svg:width="0.191cm" svg:height="0.297cm" svg:x="3.958cm" svg:y="17.589cm" svg:viewBox="0 0 192 298" svg:d="M0 73l11-67h155l2-6h5 19c-25 55-42 93-53 115-10 22-18 41-22 56-1 5-2 10-3 15s-2 11-3 17c0 6-1 12-2 18s-2 14-3 22c-2 19-5 32-9 41-5 9-14 14-28 14h-4c-13 0-22-4-29-10-6-7-10-15-10-23 0-14 5-32 15-55s28-52 53-88c2-3 4-6 5-8 2-3 4-5 6-8v-1c5-7 11-15 16-24 7-9 14-20 23-35h-46c-28 0-47 2-56 4-10 3-16 6-18 10 0 0 0 1-1 2 0 1 0 1 0 2l-1 9h-4z">
          <text:p/>
        </draw:path>
        <draw:path draw:style-name="gr19" draw:text-style-name="P7" draw:layer="layout" svg:width="0.202cm" svg:height="0.297cm" svg:x="2.501cm" svg:y="17.589cm" svg:viewBox="0 0 203 298" svg:d="M128 178c-3 1-7 2-11 3-4 0-8 1-12 1-2 0-4 0-6 0-1 1-3 1-5 1h-4c-4 0-8-1-12-1-4-1-9-1-13-3-16-3-31-12-44-24-14-13-21-32-21-57 0-27 9-50 26-69s38-29 63-29h4c30 0 56 11 77 34 22 21 33 58 33 109 0 6-1 13-2 20s-2 14-4 21c-7 29-20 55-40 78-21 24-48 36-82 36h-4c-19 0-33-4-42-11-10-7-16-15-20-23 0-2 0-3-1-5 0-1 0-2 0-4 0-9 3-17 10-23 6-6 12-9 20-9h5c9 0 17 3 24 7 8 5 11 12 11 20 0 2 0 4 0 6 0 1 0 3-1 4 0 1 0 1 0 2-1 0-1 1-1 1 0 1 0 2-1 3 0 1 0 2 0 3 0 0-1 0-1 1v1c0 1 0 1 0 1l1 3c0 2 1 4 3 5 2 2 4 3 7 3 2 0 3 0 5-1 2 0 3-1 5-2 7-4 14-14 21-29 6-15 10-39 12-73zM129 161c0-7 1-14 1-19 0-6 0-12 0-17 0-3 0-5 0-8 0-2 0-4 0-6 0-6 0-11-1-17 0-5 0-11-1-17-2-20-4-35-8-45-3-11-10-16-19-17-12 1-19 8-23 22-3 14-4 32-4 55 0 3 0 6 0 8 0 3 0 6 0 9 0 13 3 26 8 37 4 12 14 18 30 19 2-1 4-1 7-1 3-1 6-2 10-3z">
          <text:p/>
        </draw:path>
        <draw:path draw:style-name="gr19" draw:text-style-name="P7" draw:layer="layout" svg:width="0.208cm" svg:height="0.291cm" svg:x="8.308cm" svg:y="17.589cm" svg:viewBox="0 0 209 292" svg:d="M0 236v-19c16-23 29-43 39-60s19-34 27-50c2-5 5-9 7-14s4-9 6-14 4-9 6-13c1-5 3-9 5-14 3-7 5-12 7-16s3-8 5-12v-1l1-1c1-3 2-7 4-10 1-3 3-7 5-12h5l60 24c-3 6-7 11-12 17-4 6-8 12-12 18-5 5-9 11-13 17-5 5-9 11-13 16-12 14-22 26-32 38s-20 23-28 33c-4 4-7 8-10 11-2 4-5 7-8 10-1 2-2 3-3 4-1 2-2 3-3 4-3 4-6 8-10 12-3 5-6 10-9 15h81v-71l63-59h4v130h24v17h-24v24c0 7 2 12 4 13 3 2 7 2 12 2h1 20v17h-4-137v-17h20 1c4 0 8 0 11-2 3-1 5-6 5-13v-24z">
          <text:p/>
        </draw:path>
        <draw:polygon draw:style-name="gr6" draw:text-style-name="P5" draw:layer="layout" svg:width="1.461cm" svg:height="0.044cm" svg:x="0.419cm" svg:y="28.343cm" svg:viewBox="0 0 1462 45" draw:points="0,0 1462,0 1462,45 0,45">
          <text:p/>
        </draw:polygon>
        <draw:line draw:style-name="gr10" draw:text-style-name="P6" draw:layer="layout" svg:x1="5.103cm" svg:y1="18.076cm" svg:x2="5.103cm" svg:y2="27.892cm">
          <text:p/>
        </draw:line>
        <draw:polygon draw:style-name="gr6" draw:text-style-name="P5" draw:layer="layout" svg:width="0.828cm" svg:height="0.287cm" svg:x="2.196cm" svg:y="27.557cm" svg:viewBox="0 0 829 288" draw:points="0,0 829,0 829,288 0,288">
          <text:p/>
        </draw:polygon>
        <draw:polygon draw:style-name="gr6" draw:text-style-name="P5" draw:layer="layout" svg:width="0.796cm" svg:height="0.28cm" svg:x="3.654cm" svg:y="27.557cm" svg:viewBox="0 0 797 281" draw:points="0,0 797,0 797,281 0,281">
          <text:p/>
        </draw:polygon>
        <draw:polygon draw:style-name="gr6" draw:text-style-name="P5" draw:layer="layout" svg:width="0.817cm" svg:height="0.299cm" svg:x="5.103cm" svg:y="27.557cm" svg:viewBox="0 0 818 300" draw:points="0,0 818,0 818,300 0,300">
          <text:p/>
        </draw:polygon>
        <draw:polygon draw:style-name="gr6" draw:text-style-name="P5" draw:layer="layout" svg:width="0.824cm" svg:height="0.295cm" svg:x="6.544cm" svg:y="27.557cm" svg:viewBox="0 0 825 296" draw:points="0,0 825,0 825,296 0,296">
          <text:p/>
        </draw:polygon>
        <draw:polygon draw:style-name="gr6" draw:text-style-name="P5" draw:layer="layout" svg:width="0.818cm" svg:height="0.284cm" svg:x="7.998cm" svg:y="27.557cm" svg:viewBox="0 0 819 285" draw:points="0,0 819,0 819,285 0,285">
          <text:p/>
        </draw:polygon>
        <draw:polygon draw:style-name="gr6" draw:text-style-name="P5" draw:layer="layout" svg:width="0.815cm" svg:height="0.298cm" svg:x="9.449cm" svg:y="27.546cm" svg:viewBox="0 0 816 299" draw:points="0,0 816,0 816,299 0,299">
          <text:p/>
        </draw:polygon>
        <draw:polygon draw:style-name="gr6" draw:text-style-name="P5" draw:layer="layout" svg:width="0.83cm" svg:height="0.308cm" svg:x="10.914cm" svg:y="27.531cm" svg:viewBox="0 0 831 309" draw:points="0,0 831,0 831,309 0,309">
          <text:p/>
        </draw:polygon>
        <draw:polygon draw:style-name="gr6" draw:text-style-name="P5" draw:layer="layout" svg:width="0.827cm" svg:height="0.322cm" svg:x="15.273cm" svg:y="27.516cm" svg:viewBox="0 0 828 323" draw:points="0,0 828,0 828,323 0,323">
          <text:p/>
        </draw:polygon>
        <draw:polygon draw:style-name="gr6" draw:text-style-name="P5" draw:layer="layout" svg:width="0.815cm" svg:height="0.346cm" svg:x="13.834cm" svg:y="27.516cm" svg:viewBox="0 0 816 347" draw:points="0,0 816,0 816,347 0,347">
          <text:p/>
        </draw:polygon>
        <draw:polygon draw:style-name="gr6" draw:text-style-name="P5" draw:layer="layout" svg:width="0.796cm" svg:height="0.316cm" svg:x="12.386cm" svg:y="27.526cm" svg:viewBox="0 0 797 317" draw:points="0,0 797,0 797,317 0,317">
          <text:p/>
        </draw:polygon>
        <draw:polygon draw:style-name="gr6" draw:text-style-name="P5" draw:layer="layout" svg:width="0.796cm" svg:height="0.318cm" svg:x="18.2cm" svg:y="27.529cm" svg:viewBox="0 0 797 319" draw:points="0,0 797,0 797,319 0,319">
          <text:p/>
        </draw:polygon>
        <draw:polygon draw:style-name="gr6" draw:text-style-name="P5" draw:layer="layout" svg:width="0.821cm" svg:height="0.331cm" svg:x="16.727cm" svg:y="27.531cm" svg:viewBox="0 0 822 332" draw:points="0,0 822,0 822,332 0,332">
          <text:p/>
        </draw:polygon>
        <draw:path draw:style-name="gr3" draw:text-style-name="P4" draw:layer="layout" svg:width="0.617cm" svg:height="0.302cm" svg:x="11.039cm" svg:y="27.539cm" svg:viewBox="0 0 618 303" svg:d="M0 0h4 168c40 0 67 10 84 27 16 17 24 37 24 60 0 20-4 35-13 47-9 11-19 19-29 24-2 1-4 2-6 2-2 1-4 2-6 2v1c17 5 29 12 35 23 6 10 10 21 11 33 0 3 1 6 1 9s0 6 0 9c0 18 1 31 2 39 1 9 3 16 8 22 0 1 0 2 1 3 1 0 1 1 2 2h-5-78c-5-6-8-14-10-22-1-8-3-23-3-42 0-2 0-3 0-5 0-1-1-3-1-4 0-10-4-18-10-27-7-7-21-11-43-11h-55v111h-4-77zM81 137h66c1 0 1 0 1 0h1c12-1 23-3 33-9 10-5 15-15 15-29 0-16-5-26-15-32-10-5-22-7-37-7h-64zM497 0c2 0 4 0 6 0 3 0 5 0 7 1 27 1 52 9 74 23 23 13 34 38 34 75 0 30-7 51-21 65s-29 23-45 28c-11 4-22 6-32 6-10 1-18 1-24 1h-74v104h-5-78v-303h5zM422 141h56c17 0 31-3 41-9 9-6 14-17 14-33 0-15-5-25-14-31-9-5-23-8-41-8h-56z">
          <text:p/>
        </draw:path>
        <draw:path draw:style-name="gr3" draw:text-style-name="P4" draw:layer="layout" svg:width="0.278cm" svg:height="0.303cm" svg:x="2.457cm" svg:y="27.541cm" svg:viewBox="0 0 279 304" svg:d="M158 0c2 0 4 0 6 0s4 0 6 0c28 3 53 10 75 23 23 14 34 39 34 75 0 30-7 52-21 66s-29 23-45 28c-11 3-22 5-32 6-11 1-19 1-25 1h-74v105h-4-78v-304h5zM82 140h56c17 0 31-3 42-8 9-6 14-17 14-33 0-15-4-25-14-31-10-5-24-8-42-8h-56z">
          <text:p/>
        </draw:path>
        <draw:path draw:style-name="gr3" draw:text-style-name="P4" draw:layer="layout" svg:width="0.746cm" svg:height="0.32cm" svg:x="3.69cm" svg:y="27.527cm" svg:viewBox="0 0 747 321" svg:d="M82 103v208h-4-78v-303h5 108l76 203 76-203h5 108v303h-4-77v-208l-79 208h-5-52zM747 204c0 7-1 14-4 22-2 9-5 17-9 26-8 17-23 33-43 47-21 14-52 21-92 21l-5 1c-4-1-7-1-11-1s-7 0-11-1c-35-3-66-15-95-36s-43-61-43-117c0-49 13-88 38-120 26-31 65-46 120-46h4c41 0 71 7 92 20 21 14 35 29 44 45 4 9 7 17 9 25s3 15 3 21h-4-76c-1-2-1-6-3-10-1-4-3-8-5-13-4-7-11-13-20-19-9-7-22-10-39-11-26 1-45 12-57 30-12 19-18 44-18 75 0 3 0 10 1 19s3 19 7 29c4 12 12 24 23 34 11 11 26 16 47 17 17-1 31-5 40-12s16-15 20-23c2-4 3-8 4-12s2-8 2-11h5z">
          <text:p/>
        </draw:path>
        <draw:path draw:style-name="gr3" draw:text-style-name="P4" draw:layer="layout" svg:width="0.313cm" svg:height="0.32cm" svg:x="5.337cm" svg:y="27.537cm" svg:viewBox="0 0 314 321" svg:d="M314 204c0 7-1 14-3 22-3 9-6 17-10 26-8 17-23 33-43 47-21 14-52 21-92 21l-5 1c-4-1-7-1-11-1s-7 0-12-1c-35-3-66-15-95-36s-43-60-43-117c0-49 13-88 38-120 26-31 65-46 121-46h4c41 0 71 7 92 20 21 14 35 29 44 46 4 8 7 16 9 24s3 15 3 21h-4-76c-1-2-1-6-3-10-1-4-3-8-5-13-4-7-11-13-20-19s-22-9-39-10c-27 1-46 11-58 29-12 19-18 44-18 75 0 3 0 10 1 19s3 19 7 29c4 12 12 24 23 34 11 11 27 16 48 17 17-1 31-5 40-12s16-15 20-23c2-4 3-8 4-12s2-8 2-11h5z">
          <text:p/>
        </draw:path>
        <draw:path draw:style-name="gr3" draw:text-style-name="P4" draw:layer="layout" svg:width="0.46cm" svg:height="0.32cm" svg:x="6.717cm" svg:y="27.538cm" svg:viewBox="0 0 461 321" svg:d="M82 9v303h-5-77v-303h5zM461 148v164h-5-57v-29c-10 11-19 19-31 24-11 6-22 9-34 11-5 1-11 1-16 2-6 0-11 0-16 0l-4 1-1-1h-1c-6 0-16 0-31-1-14-1-29-5-45-12-21-8-40-24-58-46-17-22-25-56-25-101 0-47 14-86 41-116 28-29 72-44 131-44h5c34 0 60 6 79 17 20 11 35 24 44 37 8 13 14 24 17 34 2 11 4 17 4 20h-4-82c-1-12-6-23-15-33-10-10-25-15-46-15-25 0-44 6-56 18s-20 24-24 38c-3 9-5 17-5 26-1 8-2 14-2 20 0 34 8 58 23 73s31 23 49 26c2 0 4 1 6 1s4 0 6 0c23-1 40-7 53-18 13-12 19-26 21-42h-66v-54h5z">
          <text:p/>
        </draw:path>
        <draw:path draw:style-name="gr3" draw:text-style-name="P4" draw:layer="layout" svg:width="0.607cm" svg:height="0.302cm" svg:x="8.113cm" svg:y="27.539cm" svg:viewBox="0 0 608 303" svg:d="M0 60v-60h5 276v60h-99v243h-5-77v-243zM322 0h4 168c40 0 68 10 84 27s24 37 24 60c0 20-4 35-13 47-9 11-19 19-29 24-2 1-4 2-6 2-2 1-4 2-6 2v1c18 5 29 12 35 23 6 10 10 21 11 33 1 3 1 6 1 9s0 6 0 9c0 18 1 31 2 39 1 9 4 16 8 22 0 1 1 2 1 2 1 1 1 2 2 3h-4-79c-5-6-8-14-10-22-1-8-2-23-3-42 0-2 0-3 0-5 0-1 0-3 0-4-1-10-5-19-11-27s-21-12-42-12h-55v112h-5-77zM404 137h66c1 0 1 0 1 0 12-1 23-3 33-9 11-5 16-15 16-29 0-16-5-26-16-32-10-5-22-7-37-7h-63z">
          <text:p/>
        </draw:path>
        <draw:path draw:style-name="gr3" draw:text-style-name="P4" draw:layer="layout" svg:width="0.469cm" svg:height="0.32cm" svg:x="9.629cm" svg:y="27.538cm" svg:viewBox="0 0 470 321" svg:d="M323 148v164h-4-57v-29c-9 11-19 19-30 24-11 6-23 9-34 11-6 1-11 1-17 2-5 0-10 0-15 0l-5 1v-1c-1 0-1 0-1 0-7 0-17 0-31-1-15-1-30-5-46-12-21-8-40-24-57-46s-26-56-26-101c0-47 14-86 42-116 28-29 71-44 131-44h4c34 0 61 6 80 17s33 24 43 37c8 13 13 24 16 34 3 11 4 17 5 20h-5-81c0-12-5-23-15-33-9-10-25-15-45-15-26 0-44 6-56 18s-20 24-25 38c-2 9-4 17-5 26-1 8-1 14-1 20 0 34 7 58 22 73s31 23 49 26c2 0 5 1 7 1s4 0 6 0c22-1 40-7 52-18 13-12 20-26 21-42h-65v-54h4zM470 9v303h-5-78v-303h4z">
          <text:p/>
        </draw:path>
        <draw:polygon draw:style-name="gr3" draw:text-style-name="P4" draw:layer="layout" svg:width="0.243cm" svg:height="0.301cm" svg:x="12.642cm" svg:y="27.526cm" svg:viewBox="0 0 244 302" draw:points="219,128 219,187 83,187 83,302 78,302 0,302 0,0 5,0 244,0 244,59 83,59 83,128">
          <text:p/>
        </draw:polygon>
        <draw:path draw:style-name="gr3" draw:text-style-name="P4" draw:layer="layout" svg:width="0.286cm" svg:height="0.302cm" svg:x="14.062cm" svg:y="27.537cm" svg:viewBox="0 0 287 303" svg:d="M0 0h5 168c40 0 68 10 84 27s25 37 25 60c0 20-5 36-14 47s-18 19-29 24c-2 1-4 2-6 3-2 0-4 1-5 1v2c17 4 29 11 35 22 6 10 9 21 11 33 0 3 0 6 0 9s0 6 0 9c1 18 1 31 3 40 1 8 3 15 7 21 1 1 1 2 2 3 0 1 1 1 1 2h-4-79c-4-6-8-13-9-22-2-8-3-22-4-42 0-1 0-3 0-5 0-1 0-3 0-4-1-9-4-18-11-26-6-8-20-12-42-12h-56v111h-5-77zM82 137h67 1c13 0 24-3 34-8s15-15 15-30c0-16-5-26-15-31s-23-8-38-8h-64z">
          <text:p/>
        </draw:path>
        <draw:polygon draw:style-name="gr3" draw:text-style-name="P4" draw:layer="layout" svg:width="0.309cm" svg:height="0.302cm" svg:x="15.54cm" svg:y="27.536cm" svg:viewBox="0 0 310 303" draw:points="220,0 224,0 310,0 198,303 194,303 112,303 0,0 4,0 94,0 158,209">
          <text:p/>
        </draw:polygon>
        <draw:path draw:style-name="gr3" draw:text-style-name="P4" draw:layer="layout" svg:width="0.625cm" svg:height="0.302cm" svg:x="16.828cm" svg:y="27.531cm" svg:viewBox="0 0 626 303" svg:d="M218 0h5 85l-111 303h-4-82l-111-303h4 89l64 209zM509 0c31 0 54 5 68 16 14 10 24 21 28 33 2 5 3 10 4 15s1 10 1 14c0 15-4 27-11 36-8 9-16 15-25 20-3 1-6 3-9 4s-6 2-9 3c3 1 6 2 9 2 3 1 7 2 10 3 12 5 24 13 35 24 11 12 16 28 16 48 0 30-9 50-27 62-18 11-38 18-59 21-7 1-14 1-20 2-7 0-13 0-19 0h-5-157v-303h4zM422 248h76c2 0 4-1 8-1 3-1 7-2 11-3 6-2 11-6 16-11 5-6 7-13 7-23 0-13-5-22-14-27-10-5-23-7-39-7h-65zM422 120h67c2 0 4 0 7 0 2 0 5-1 7-2 6-1 12-4 16-9 5-5 8-11 8-20 0-10-4-18-11-24s-17-9-31-9h-63z">
          <text:p/>
        </draw:path>
        <draw:polygon draw:style-name="gr3" draw:text-style-name="P4" draw:layer="layout" svg:width="0.268cm" svg:height="0.302cm" svg:x="18.442cm" svg:y="27.529cm" svg:viewBox="0 0 269 303" draw:points="243,121 243,176 82,176 82,244 269,244 269,303 265,303 0,303 0,0 4,0 265,0 265,60 82,60 82,121">
          <text:p/>
        </draw:polygon>
        <draw:polygon draw:style-name="gr20" draw:text-style-name="P6" draw:layer="layout" svg:width="1.488cm" svg:height="0.022cm" svg:x="0.392cm" svg:y="27.874cm" svg:viewBox="0 0 1489 23" draw:points="0,0 1489,0 1489,23 0,23">
          <text:p/>
        </draw:polygon>
        <draw:polygon draw:style-name="gr20" draw:text-style-name="P6" draw:layer="layout" svg:width="1.51cm" svg:height="0.022cm" svg:x="0.392cm" svg:y="27.501cm" svg:viewBox="0 0 1511 23" draw:points="0,0 1511,0 1511,23 0,23">
          <text:p/>
        </draw:polygon>
        <draw:polygon draw:style-name="gr20" draw:text-style-name="P6" draw:layer="layout" svg:width="1.391cm" svg:height="0.022cm" svg:x="19.19cm" svg:y="27.852cm" svg:viewBox="0 0 1392 23" draw:points="0,0 1392,0 1392,23 0,23">
          <text:p/>
        </draw:polygon>
        <draw:polygon draw:style-name="gr20" draw:text-style-name="P6" draw:layer="layout" svg:width="1.404cm" svg:height="0.022cm" svg:x="19.159cm" svg:y="27.493cm" svg:viewBox="0 0 1405 23" draw:points="0,0 1405,0 1405,23 0,23">
          <text:p/>
        </draw:polygon>
        <draw:frame draw:style-name="gr21" draw:text-style-name="P8" draw:layer="layout" svg:width="0.552cm" svg:height="0.463cm" svg:x="2.029cm" svg:y="25.841cm">
          <draw:text-box>
            <text:p text:style-name="P1"><text:span text:style-name="T4">2</text:span><text:span text:style-name="T5">2</text:span></text:p>
          </draw:text-box>
        </draw:frame>
        <draw:frame draw:style-name="gr22" draw:text-style-name="P9" draw:layer="layout" svg:width="14.704cm" svg:height="0.573cm" svg:x="4.146cm" svg:y="15.343cm">
          <draw:text-box>
            <text:p text:style-name="P1"><text:span text:style-name="T6">ПАСПОРТ <text:s/>ПСИХОФИЗИОЛОГИЧЕСКОГО <text:s/>ЗДОРОВЬЯ</text:span></text:p>
          </draw:text-box>
        </draw:frame>
        <draw:frame draw:style-name="gr22" draw:text-style-name="P9" draw:layer="layout" svg:width="14.704cm" svg:height="0.573cm" svg:x="4.146cm" svg:y="15.343cm">
          <draw:text-box>
            <text:p text:style-name="P1"><text:span text:style-name="T7">ПАСПОРТ <text:s/>ПСИХОФИЗИОЛОГИЧЕСКОГО <text:s/>ЗДОРОВЬЯ</text:span></text:p>
          </draw:text-box>
        </draw:frame>
        <draw:frame draw:style-name="gr23" draw:text-style-name="P10" draw:layer="layout" svg:width="2.631cm" svg:height="0.357cm" svg:x="0.622cm" svg:y="15.483cm">
          <draw:text-box>
            <text:p text:style-name="P1"><text:span text:style-name="T8">WWW.03OK.RU</text:span></text:p>
          </draw:text-box>
        </draw:frame>
        <draw:frame draw:style-name="gr23" draw:text-style-name="P10" draw:layer="layout" svg:width="2.631cm" svg:height="0.357cm" svg:x="0.622cm" svg:y="15.483cm">
          <draw:text-box>
            <text:p text:style-name="P1"><text:span text:style-name="T9">WWW.03OK.RU</text:span></text:p>
          </draw:text-box>
        </draw:frame>
        <draw:frame draw:style-name="gr24" draw:text-style-name="P11" draw:layer="layout" svg:width="2.86cm" svg:height="0.433cm" svg:x="17.977cm" svg:y="15.408cm">
          <draw:text-box>
            <text:p text:style-name="P1"><text:span text:style-name="T10">03ok@mail.ru</text:span></text:p>
          </draw:text-box>
        </draw:frame>
        <draw:path draw:style-name="gr7" draw:text-style-name="P5" draw:layer="layout" svg:width="0.68cm" svg:height="0.624cm" svg:x="0.758cm" svg:y="18.236cm" svg:viewBox="0 0 681 625" svg:d="M681 192v-112c-423-220-685 66-681 233 2 175 238 448 680 232v-111c-155 63-280-31-281-124 2-82 118-188 282-118z">
          <text:p/>
        </draw:path>
        <draw:polygon draw:style-name="gr7" draw:text-style-name="P5" draw:layer="layout" svg:width="0.155cm" svg:height="0.146cm" svg:x="1.344cm" svg:y="18.476cm" svg:viewBox="0 0 156 147" draw:points="119,147 119,54 156,54 156,0 0,0 0,51 41,51 41,145">
          <text:p/>
        </draw:polygon>
        <draw:path draw:style-name="gr3" draw:text-style-name="P4" draw:layer="layout" svg:width="0.222cm" svg:height="0.391cm" svg:x="0.882cm" svg:y="18.352cm" svg:viewBox="0 0 223 392" svg:d="M0 359v-248c0-46 49-111 119-111 57 0 103 56 104 111 0 63-54 147-144 113v-63c52 28 88-4 86-41-1-22-9-55-55-58-38 0-56 38-58 59v271z">
          <text:p/>
        </draw:path>
        <draw:frame draw:style-name="gr24" draw:text-style-name="P11" draw:layer="layout" svg:width="2.86cm" svg:height="0.433cm" svg:x="17.977cm" svg:y="15.408cm">
          <draw:text-box>
            <text:p text:style-name="P1"><text:span text:style-name="T11">03ok@mail.ru</text:span></text:p>
          </draw:text-box>
        </draw:frame>
        <draw:line draw:style-name="gr25" draw:text-style-name="P6" draw:layer="layout" svg:x1="3.328cm" svg:y1="16.655cm" svg:x2="3.328cm" svg:y2="17.455cm">
          <text:p/>
        </draw:line>
        <draw:frame draw:style-name="gr26" draw:text-style-name="P12" draw:layer="layout" svg:width="0.764cm" svg:height="0.311cm" svg:x="0.801cm" svg:y="18.877cm">
          <draw:text-box>
            <text:p text:style-name="P1"><text:span text:style-name="T12">АЕ63</text:span></text:p>
          </draw:text-box>
        </draw:frame>
        <draw:frame draw:style-name="gr27" draw:text-style-name="P13" draw:layer="layout" svg:width="1.213cm" svg:height="0.28cm" svg:x="19.426cm" svg:y="27.54cm">
          <draw:text-box>
            <text:p text:style-name="P1"><text:span text:style-name="T13">РЕГУЛЯЦИЯ</text:span></text:p>
          </draw:text-box>
        </draw:frame>
        <draw:polygon draw:style-name="gr6" draw:text-style-name="P5" draw:layer="layout" svg:width="0.13cm" svg:height="0.361cm" svg:x="0.525cm" svg:y="27.944cm" svg:viewBox="0 0 131 362" draw:points="66,0 131,141 88,141 88,362 43,362 43,141 0,141">
          <text:p/>
        </draw:polygon>
        <draw:polygon draw:style-name="gr6" draw:text-style-name="P5" draw:layer="layout" svg:width="0.129cm" svg:height="0.36cm" svg:x="0.522cm" svg:y="28.425cm" svg:viewBox="0 0 130 361" draw:points="65,361 0,221 43,221 43,0 87,0 87,221 130,221">
          <text:p/>
        </draw:polygon>
        <draw:frame draw:style-name="gr28" draw:text-style-name="P14" draw:layer="layout" svg:width="1.17cm" svg:height="0.348cm" svg:x="19.363cm" svg:y="27.979cm">
          <draw:text-box>
            <text:p text:style-name="P1"><text:span text:style-name="T14">ПОДНЯТЬ</text:span></text:p>
          </draw:text-box>
        </draw:frame>
        <draw:frame draw:style-name="gr29" draw:text-style-name="P10" draw:layer="layout" svg:width="1.2cm" svg:height="0.357cm" svg:x="0.7cm" svg:y="27.951cm">
          <draw:text-box>
            <text:p text:style-name="P1"><text:span text:style-name="T15">ПОДНЯТЬ</text:span></text:p>
          </draw:text-box>
        </draw:frame>
        <draw:line draw:style-name="gr25" draw:text-style-name="P6" draw:layer="layout" svg:x1="4.777cm" svg:y1="16.649cm" svg:x2="4.777cm" svg:y2="17.449cm">
          <text:p/>
        </draw:line>
        <draw:line draw:style-name="gr25" draw:text-style-name="P6" draw:layer="layout" svg:x1="6.233cm" svg:y1="16.655cm" svg:x2="6.233cm" svg:y2="17.455cm">
          <text:p/>
        </draw:line>
        <draw:line draw:style-name="gr25" draw:text-style-name="P6" draw:layer="layout" svg:x1="7.688cm" svg:y1="16.655cm" svg:x2="7.688cm" svg:y2="17.455cm">
          <text:p/>
        </draw:line>
        <draw:line draw:style-name="gr25" draw:text-style-name="P6" draw:layer="layout" svg:x1="9.157cm" svg:y1="16.662cm" svg:x2="9.157cm" svg:y2="17.461cm">
          <text:p/>
        </draw:line>
        <draw:line draw:style-name="gr25" draw:text-style-name="P6" draw:layer="layout" svg:x1="12.055cm" svg:y1="16.64cm" svg:x2="12.055cm" svg:y2="17.436cm">
          <text:p/>
        </draw:line>
        <draw:polygon draw:style-name="gr30" draw:text-style-name="P4" draw:layer="layout" svg:width="0.155cm" svg:height="0.783cm" svg:x="10.554cm" svg:y="16.659cm" svg:viewBox="0 0 156 784" draw:points="0,0 156,0 156,784 0,784">
          <text:p/>
        </draw:polygon>
        <draw:line draw:style-name="gr25" draw:text-style-name="P6" draw:layer="layout" svg:x1="13.511cm" svg:y1="16.64cm" svg:x2="13.511cm" svg:y2="17.436cm">
          <text:p/>
        </draw:line>
        <draw:line draw:style-name="gr25" draw:text-style-name="P6" draw:layer="layout" svg:x1="14.96cm" svg:y1="16.64cm" svg:x2="14.96cm" svg:y2="17.436cm">
          <text:p/>
        </draw:line>
        <draw:line draw:style-name="gr25" draw:text-style-name="P6" draw:layer="layout" svg:x1="16.422cm" svg:y1="16.653cm" svg:x2="16.422cm" svg:y2="17.449cm">
          <text:p/>
        </draw:line>
        <draw:line draw:style-name="gr25" draw:text-style-name="P6" draw:layer="layout" svg:x1="17.877cm" svg:y1="16.659cm" svg:x2="17.877cm" svg:y2="17.455cm">
          <text:p/>
        </draw:line>
        <draw:polygon draw:style-name="gr6" draw:text-style-name="P5" draw:layer="layout" svg:width="0.138cm" svg:height="0.159cm" svg:x="10.722cm" svg:y="27.615cm" svg:viewBox="0 0 139 160" draw:points="28,19 28,160 0,160 0,0 139,0 139,160 111,160 111,19">
          <text:p/>
        </draw:polygon>
        <draw:frame draw:style-name="gr31" draw:text-style-name="P10" draw:layer="layout" svg:width="1.035cm" svg:height="0.357cm" svg:x="0.771cm" svg:y="28.428cm">
          <draw:text-box>
            <text:p text:style-name="P1"><text:span text:style-name="T16">СНИЗИТЬ</text:span></text:p>
          </draw:text-box>
        </draw:frame>
        <draw:frame draw:style-name="gr27" draw:text-style-name="P13" draw:layer="layout" svg:width="1.213cm" svg:height="0.28cm" svg:x="0.619cm" svg:y="27.56cm">
          <draw:text-box>
            <text:p text:style-name="P1"><text:span text:style-name="T13">РЕГУЛЯЦИЯ</text:span></text:p>
          </draw:text-box>
        </draw:frame>
        <draw:frame draw:style-name="gr32" draw:text-style-name="P15" draw:layer="layout" svg:width="2.927cm" svg:height="0.213cm" draw:transform="rotate (1.57498511699968) translate (0.466cm 21.311cm)">
          <draw:text-box>
            <text:p text:style-name="P1"><text:span text:style-name="T17">S ANIS A , 1 95</text:span></text:p>
          </draw:text-box>
        </draw:frame>
        <draw:frame draw:style-name="gr32" draw:text-style-name="P15" draw:layer="layout" svg:width="0.352cm" svg:height="0.213cm" draw:transform="rotate (1.57498511699968) translate (0.465cm 21.076cm)">
          <draw:text-box>
            <text:p text:style-name="P1"><text:span text:style-name="T17">T</text:span></text:p>
          </draw:text-box>
        </draw:frame>
        <draw:path draw:style-name="gr33" draw:text-style-name="P16" draw:layer="layout" svg:width="0.189cm" svg:height="0.249cm" svg:x="0.477cm" svg:y="21.375cm" svg:viewBox="0 0 190 250" svg:d="M0 121c0-21 5-41 13-62 9-19 21-34 37-45 15-10 31-15 47-14 17 1 32 7 47 18 15 12 26 28 34 48 8 21 12 42 12 63-1 22-6 42-15 62-9 19-21 34-37 44-15 11-31 15-47 15-16-1-32-7-47-19s-26-28-34-48c-7-20-11-41-10-62zM15 122c0 17 3 34 9 51 7 17 16 30 28 40 13 10 26 15 40 16 13 1 26-3 39-12s23-21 30-37c8-17 11-34 12-51 0-18-3-36-9-54-7-16-16-30-28-39-13-10-26-15-39-16-14 0-27 4-40 13-13 8-23 21-30 37-7 18-11 34-12 52zM110 86l5-21c11 4 19 11 25 23 6 11 9 24 8 39 0 20-5 35-15 47s-23 17-40 16c-11 0-21-3-29-9s-14-14-17-24c-4-11-6-23-6-36 1-14 4-26 9-36 6-10 13-16 22-20l3 21c-6 3-11 8-14 14-4 6-6 14-6 23 0 12 3 23 10 31 6 9 16 13 29 14 13 0 22-3 29-10 7-8 10-18 11-30 0-10-2-19-6-27-4-7-10-12-18-15z">
          <text:p/>
        </draw:path>
        <draw:path draw:style-name="gr7" draw:text-style-name="P5" draw:layer="layout" svg:width="1.081cm" svg:height="1.386cm" svg:x="19.411cm" svg:y="16.229cm" svg:viewBox="0 0 1082 1387" svg:d="M254 180v-180h2 30v180h38v-180h1 30v223h-2-168v-223h2 30v180zM459 0h1 35l-50 102 53 121h-1-37l-43-106v106h-2-30v-223h2 30v91zM578 0l47 223h-1-32l-8-41h-45l-8 41h-2-31l47-223h2zM578 144l-17-81-15 81zM629 180h2c1 0 2 0 2 1 1 0 2 0 3 0 10-1 16-8 19-23 2-14 4-31 4-51l1-107h1 94v223h-2-30v-179h-34l-1 77c0 6 0 13 0 20 0 8-1 15-2 23-2 15-6 29-12 42-7 12-17 19-32 19h-2c-1 0-3-1-5-1s-4 0-6-1zM849 0l47 223h-2-31l-8-41h-44l-8 41h-2-32l48-223h1zM848 144l-15-81-16 81zM73 579h2 35l-51 102 54 121h-2-37l-43-106v106h-2-29v-223h1 30v91zM186 808c-24 0-40-12-50-36-9-24-14-52-14-82s5-58 14-82c10-24 26-36 50-36h1c24 0 40 12 50 36 9 24 14 52 14 82 0 31-5 58-14 82-10 24-26 36-50 36zM186 765c9-1 16-5 20-13s7-16 9-26c1-8 2-15 2-21 0-7 0-12 0-15 0-22-2-39-5-49-4-10-8-17-13-21-2-2-4-3-7-3-2-1-4-1-6-1-1 0-3 0-5 1-3 0-5 1-7 3-5 4-9 11-13 21-3 11-5 27-5 49 0 4 0 9 0 14s1 10 1 15c2 11 5 22 9 31s11 14 20 15zM336 579c1 0 1 0 2 0s2 0 3 0c10 1 20 6 28 16 9 10 13 29 13 56 0 22-2 38-8 48-5 10-11 17-17 21-4 2-8 4-12 4-4 1-7 1-10 1h-28v77h-2-30v-223h2zM307 682h21c7 0 12-2 16-7 4-4 6-12 6-24 0-11-2-19-6-23-3-4-9-6-16-6h-21zM484 579h1 30v223h-2-29v-141l-49 141h-2-29v-223h1 30v139zM675 758l-1 94h-2-26v-50h-85v50h-2-26l-1-94h12c7-17 12-37 15-57 2-21 4-45 4-71v-51h2 92v179zM594 622v26c0 24-1 44-3 61-3 18-6 34-12 49h47v-136zM752 808c-23 0-39-12-49-36s-15-52-15-82 5-58 15-82 26-36 49-36h2c23 0 40 12 49 36 10 24 15 52 15 82 0 31-5 58-15 82-9 24-26 36-49 36zM753 765c9-1 15-5 19-13 5-8 8-16 9-26 2-8 2-15 2-21 1-7 1-12 1-15 0-22-2-39-6-49s-8-17-12-21c-3-2-5-3-7-3-2-1-4-1-6-1s-4 0-6 1c-2 0-4 1-7 3-4 4-8 11-12 21-4 11-6 27-6 49 0 4 0 9 1 14 0 5 0 10 1 15 1 11 4 22 8 31 5 9 12 14 21 15zM902 579c1 0 2 0 3 0s1 0 2 0c11 1 20 6 29 16s13 29 13 56c0 22-3 38-8 48s-11 17-18 21c-4 2-8 4-12 4-4 1-7 1-9 1h-29v77h-1-30v-223h2zM873 682h22c7 0 12-2 16-7 3-4 5-12 5-24 0-11-2-19-5-23-4-4-9-6-16-6h-22zM1034 579l48 223h-2-32l-8-42h-44l-8 42h-2-31l47-223h2zM1034 722l-16-81-15 81zM196 1381h-2-30v-223h2 30v84h44v-84h2 30v223h-2-30v-96h-44zM360 1387c-24 0-40-12-50-36-9-24-14-51-14-82 0-30 5-57 14-81 10-24 26-36 50-36h1c24 0 40 12 50 36 9 24 14 51 14 81 0 31-5 58-14 82-10 24-26 36-50 36zM360 1344c9 0 15-5 20-13 4-7 7-16 9-26 1-7 2-14 2-21s0-12 0-15c0-22-2-38-5-49-4-10-8-17-13-21-2-1-4-3-7-3-2-1-4-1-6-1-1 0-3 0-5 1-3 0-5 2-7 4-5 3-9 10-13 21-3 10-5 26-5 48 0 4 0 9 0 14s1 10 1 15c2 11 5 22 9 31 4 10 11 15 20 15zM510 1158c1 0 1 0 2 0s2 0 3 0c10 1 20 7 28 16 9 10 13 29 13 56 0 22-2 38-8 48-5 11-11 18-17 21-4 3-9 4-12 5-4 0-7 0-10 0h-28v77h-2-30v-223h2zM481 1261h21c7 0 12-2 16-6 4-5 6-13 6-25 0-11-2-18-6-22-3-4-9-7-16-7h-21zM610 1228v153h-2-29v-223h1 42l29 149 30-149h1 42v223h-2-29v-153l-31 153h-1-21zM786 1239h31c14 0 25 5 31 15 7 10 11 21 13 33 0 5 1 9 1 13s0 8 0 12c0 22-3 39-11 51-7 12-18 18-34 18h-2-61v-223h2 30zM786 1338h23c6 0 11-2 14-6 4-4 6-12 6-22 0-11-2-18-6-22-3-4-8-6-15-6h-22zM902 1158v223h-2-30v-223h2z">
          <text:p/>
        </draw:path>
        <draw:frame draw:style-name="gr32" draw:text-style-name="P15" draw:layer="layout" svg:width="1.09cm" svg:height="0.213cm" draw:transform="rotate (1.57498511699968) translate (0.46cm 20.043cm)">
          <draw:text-box>
            <text:p text:style-name="P1"><text:span text:style-name="T17">L W 9</text:span></text:p>
          </draw:text-box>
        </draw:frame>
        <draw:frame draw:style-name="gr34" draw:text-style-name="P17" draw:layer="layout" svg:width="1.302cm" svg:height="0.289cm" svg:x="7.882cm" svg:y="16.006cm">
          <draw:text-box>
            <text:p text:style-name="P1"><text:span text:style-name="T18">ГОРМОН.</text:span></text:p>
          </draw:text-box>
        </draw:frame>
        <draw:frame draw:style-name="gr34" draw:text-style-name="P17" draw:layer="layout" svg:width="1.348cm" svg:height="0.289cm" svg:x="7.836cm" svg:y="16.279cm">
          <draw:text-box>
            <text:p text:style-name="P1"><text:span text:style-name="T18">СИСТЕМА</text:span></text:p>
          </draw:text-box>
        </draw:frame>
        <draw:frame draw:style-name="gr34" draw:text-style-name="P17" draw:layer="layout" svg:width="1.314cm" svg:height="0.289cm" svg:x="9.271cm" svg:y="16.004cm">
          <draw:text-box>
            <text:p text:style-name="P1"><text:span text:style-name="T18">ТОЛСТАЯ</text:span></text:p>
          </draw:text-box>
        </draw:frame>
        <draw:frame draw:style-name="gr34" draw:text-style-name="P17" draw:layer="layout" svg:width="1.103cm" svg:height="0.289cm" svg:x="9.401cm" svg:y="16.277cm">
          <draw:text-box>
            <text:p text:style-name="P1"><text:span text:style-name="T18">КИШКА</text:span></text:p>
          </draw:text-box>
        </draw:frame>
        <draw:frame draw:style-name="gr34" draw:text-style-name="P17" draw:layer="layout" svg:width="1.369cm" svg:height="0.289cm" svg:x="10.761cm" svg:y="16.022cm">
          <draw:text-box>
            <text:p text:style-name="P1"><text:span text:style-name="T18">СЕЛЕЗЁН,</text:span></text:p>
          </draw:text-box>
        </draw:frame>
        <draw:frame draw:style-name="gr35" draw:text-style-name="P18" draw:layer="layout" svg:width="1.488cm" svg:height="0.247cm" svg:x="10.764cm" svg:y="16.296cm">
          <draw:text-box>
            <text:p text:style-name="P1"><text:span text:style-name="T19">ПОДЖЕЛУД</text:span></text:p>
          </draw:text-box>
        </draw:frame>
        <draw:frame draw:style-name="gr34" draw:text-style-name="P17" draw:layer="layout" svg:width="1.141cm" svg:height="0.289cm" svg:x="12.229cm" svg:y="16.119cm">
          <draw:text-box>
            <text:p text:style-name="P1"><text:span text:style-name="T18">ПЕЧЕНЬ</text:span></text:p>
          </draw:text-box>
        </draw:frame>
        <draw:frame draw:style-name="gr34" draw:text-style-name="P17" draw:layer="layout" svg:width="1.022cm" svg:height="0.289cm" svg:x="13.788cm" svg:y="16.119cm">
          <draw:text-box>
            <text:p text:style-name="P1"><text:span text:style-name="T18">ПОЧКИ</text:span></text:p>
          </draw:text-box>
        </draw:frame>
        <draw:frame draw:style-name="gr36" draw:text-style-name="P19" draw:layer="layout" svg:width="1.297cm" svg:height="0.259cm" svg:x="15.117cm" svg:y="16.025cm">
          <draw:text-box>
            <text:p text:style-name="P1"><text:span text:style-name="T20">МОЧЕВОЙ</text:span></text:p>
          </draw:text-box>
        </draw:frame>
        <draw:path draw:style-name="gr7" draw:text-style-name="P5" draw:layer="layout" svg:width="0.632cm" svg:height="0.237cm" svg:x="19.747cm" svg:y="18.874cm" svg:viewBox="0 0 633 238" svg:d="M0 45h8c15 0 29-4 41-11 13-7 21-17 24-30h3 43v230h-3-58v-162h-58zM200 182v-41l115-137h4 53v138h34v40h-34v52h-3-56v-52zM316 142v-83l-69 83zM530 238c-32 0-57-11-73-32-17-23-25-51-25-87s8-65 25-87c16-21 41-32 73-32h4c29 0 51 7 65 22s23 32 28 49c2 9 4 17 5 25 0 9 1 16 1 23 0 6-1 14-1 22-1 8-3 16-5 25-5 18-14 34-28 50-14 15-36 22-65 22zM532 200c14-1 24-6 30-16 6-11 9-22 11-34 1-6 1-11 1-17 0-5 0-10 0-14 0-5 0-10 0-15 0-6 0-11-1-17-2-12-5-23-11-33-6-11-16-16-30-16s-24 5-29 16c-6 10-10 21-11 33-1 6-1 11-2 17 0 5 0 10 0 15 0 4 0 9 0 15 1 5 1 11 2 16 1 12 5 23 11 34 5 10 15 15 29 16z">
          <text:p/>
        </draw:path>
        <draw:frame draw:style-name="gr34" draw:text-style-name="P17" draw:layer="layout" svg:width="1.196cm" svg:height="0.289cm" svg:x="15.173cm" svg:y="16.277cm">
          <draw:text-box>
            <text:p text:style-name="P1"><text:span text:style-name="T18">ПУЗЫРЬ</text:span></text:p>
          </draw:text-box>
        </draw:frame>
        <draw:frame draw:style-name="gr36" draw:text-style-name="P19" draw:layer="layout" svg:width="1.403cm" svg:height="0.259cm" svg:x="16.557cm" svg:y="16.03cm">
          <draw:text-box>
            <text:p text:style-name="P1"><text:span text:style-name="T20">ЖЕЛЧНЫЙ</text:span></text:p>
          </draw:text-box>
        </draw:frame>
        <draw:frame draw:style-name="gr34" draw:text-style-name="P17" draw:layer="layout" svg:width="1.196cm" svg:height="0.289cm" svg:x="16.637cm" svg:y="16.282cm">
          <draw:text-box>
            <text:p text:style-name="P1"><text:span text:style-name="T18">ПУЗЫРЬ</text:span></text:p>
          </draw:text-box>
        </draw:frame>
        <draw:path draw:style-name="gr7" draw:text-style-name="P5" draw:layer="layout" svg:width="1.081cm" svg:height="1.386cm" svg:x="0.584cm" svg:y="16.229cm" svg:viewBox="0 0 1082 1387" svg:d="M255 180v-180h2 29v180h38v-180h2 30v223h-2-168v-223h1 30v180zM459 0h2 35l-51 102 54 121h-2-37l-43-106v106h-2-30v-223h2 30v91zM577 0l48 223h-2-31l-8-41h-45l-8 41h-1-32l48-223h1zM577 144l-15-81-16 81zM629 180h1c1 0 2 0 3 1 1 0 1 0 2 0 10-1 16-8 19-23 3-14 4-31 4-51l1-107h2 93v223h-2-29v-179h-34l-1 77c0 6 0 13-1 20 0 8-1 15-2 23-2 15-6 29-12 42-6 12-17 19-31 19h-2c-2 0-4-1-6-1-1 0-3 0-5-1zM848 0l47 223h-1-32l-8-41h-44l-8 41h-2-31l47-223h2zM848 144l-16-81-16 81zM74 579h1 35l-50 102 53 121h-2-36l-44-106v106h-1-30v-223h2 29v91zM186 808c-23 0-40-12-49-36-10-24-15-52-15-82s5-58 15-82c9-24 26-36 49-36h2c23 0 39 12 49 36s14 52 14 82c0 31-4 58-14 82s-26 36-49 36zM187 765c8-1 15-5 19-13s7-16 9-26c1-8 2-15 2-21 1-7 1-12 1-15 0-22-2-39-6-49s-8-17-13-21c-2-2-4-3-6-3-3-1-4-1-6-1s-4 0-6 1c-2 0-5 1-7 3-4 4-9 11-12 21-4 11-6 27-6 49 0 4 0 9 0 14 1 5 1 10 2 15 1 11 4 22 8 31 5 9 11 14 21 15zM336 579c1 0 2 0 3 0 0 0 1 0 2 0 10 1 20 6 29 16 8 10 13 29 13 56 0 22-3 38-8 48-6 10-12 17-18 21-4 2-8 4-12 4-4 1-7 1-9 1h-29v77h-2-29v-223h1zM307 682h22c6 0 12-2 15-7 4-4 6-12 6-24 0-11-2-19-5-23-4-4-9-6-16-6h-22zM484 579h2 30v223h-2-30v-141l-49 141h-1-30v-223h2 29v139zM675 758l-2 94h-2-26v-50h-84v50h-1-26l-2-94h12c8-17 12-37 15-57 3-21 4-45 4-71l1-51h1 92v179zM593 622v26c0 24-1 44-3 61-2 18-6 34-12 49h47v-136zM752 808c-24 0-40-12-50-36-9-24-14-52-14-82s5-58 14-82c10-24 26-36 50-36h1c23 0 40 12 50 36 9 24 14 52 14 82 0 31-5 58-14 82-10 24-27 36-50 36zM752 765c9-1 15-5 20-13 4-8 7-16 9-26 1-8 2-15 2-21 0-7 0-12 0-15 0-22-2-39-6-49-3-10-7-17-12-21-2-2-5-3-7-3-2-1-4-1-6-1-1 0-3 0-5 1-3 0-5 1-7 3-5 4-9 11-13 21-4 11-5 27-5 49 0 4 0 9 0 14s1 10 1 15c2 11 5 22 9 31s11 14 20 15zM902 579c1 0 1 0 2 0s2 0 3 0c10 1 20 6 28 16 9 10 13 29 13 56 0 22-2 38-8 48-5 10-11 17-17 21-4 2-9 4-12 4-4 1-8 1-10 1h-28v77h-2-30v-223h2zM873 682h21c7 0 12-2 16-7 4-4 6-12 6-24 0-11-2-19-6-23-3-4-9-6-16-6h-21zM1033 579l49 223h-2-31l-8-42h-45l-8 42h-2-32l48-223h1zM1033 722l-15-81-16 81zM196 1381h-1-30v-223h2 29v84h44v-84h2 30v223h-2-30v-96h-44zM360 1387c-23 0-40-12-49-36-10-24-15-51-15-82 0-30 5-57 15-81 9-24 26-36 49-36h2c23 0 39 12 49 36s14 51 14 81c0 31-4 58-14 82s-26 36-49 36zM361 1344c8 0 15-5 19-13 4-7 7-16 9-26 1-7 2-14 2-21s1-12 1-15c0-22-2-38-6-49-4-10-8-17-13-21-2-1-4-3-6-3-3-1-4-1-6-1s-4 0-6 1c-2 0-5 2-7 4-5 3-9 10-12 21-4 10-6 26-6 48 0 4 0 9 0 14 1 5 1 10 2 15 1 11 4 22 8 31 5 10 11 15 21 15zM510 1158c1 0 2 0 3 0 0 0 1 0 2 0 10 1 20 7 29 16 8 10 13 29 13 56 0 22-3 38-8 48-6 11-12 18-18 21-4 3-8 4-12 5-4 0-7 0-9 0h-29v77h-2-29v-223h1zM481 1261h22c6 0 12-2 15-6 4-5 6-13 6-25 0-11-2-18-5-22-4-4-9-7-16-7h-22zM609 1228v153h-1-30v-223h2 41l30 149 29-149h2 42v223h-2-30v-153l-30 153h-2-20zM785 1239h31c15 0 25 5 31 15 7 10 11 21 13 33 1 5 1 9 1 13 1 4 1 8 1 12 0 22-4 39-11 51-8 12-19 18-35 18h-1-61v-223h1 30zM785 1338h24c5 0 10-2 14-6 3-4 5-12 5-22 0-11-2-18-5-22-4-4-9-6-15-6h-23zM901 1158v223h-2-29v-223h1z">
          <text:p/>
        </draw:path>
        <draw:frame draw:style-name="gr34" draw:text-style-name="P17" draw:layer="layout" svg:width="1.492cm" svg:height="0.289cm" svg:x="18.011cm" svg:y="16.112cm">
          <draw:text-box>
            <text:p text:style-name="P1"><text:span text:style-name="T18">ЖЕЛУДОК</text:span></text:p>
          </draw:text-box>
        </draw:frame>
        <draw:frame draw:style-name="gr34" draw:text-style-name="P17" draw:layer="layout" svg:width="1.166cm" svg:height="0.289cm" svg:x="6.485cm" svg:y="16.006cm">
          <draw:text-box>
            <text:p text:style-name="P1"><text:span text:style-name="T18">ТОНКАЯ</text:span></text:p>
          </draw:text-box>
        </draw:frame>
        <draw:frame draw:style-name="gr34" draw:text-style-name="P17" draw:layer="layout" svg:width="1.188cm" svg:height="0.289cm" svg:x="6.509cm" svg:y="16.279cm">
          <draw:text-box>
            <text:p text:style-name="P1"><text:span text:style-name="T18"><text:s/></text:span><text:span text:style-name="T18">КИШКА</text:span></text:p>
          </draw:text-box>
        </draw:frame>
        <draw:frame draw:style-name="gr34" draw:text-style-name="P17" draw:layer="layout" svg:width="1.153cm" svg:height="0.289cm" svg:x="5.016cm" svg:y="16.137cm">
          <draw:text-box>
            <text:p text:style-name="P1"><text:span text:style-name="T18">СЕРДЦЕ</text:span></text:p>
          </draw:text-box>
        </draw:frame>
        <draw:frame draw:style-name="gr34" draw:text-style-name="P17" draw:layer="layout" svg:width="1.505cm" svg:height="0.289cm" svg:x="3.413cm" svg:y="16.019cm">
          <draw:text-box>
            <text:p text:style-name="P1"><text:span text:style-name="T18">СЕКСУАЛЬ</text:span></text:p>
          </draw:text-box>
        </draw:frame>
        <draw:frame draw:style-name="gr34" draw:text-style-name="P17" draw:layer="layout" svg:width="1.636cm" svg:height="0.289cm" svg:x="3.38cm" svg:y="16.293cm">
          <draw:text-box>
            <text:p text:style-name="P1"><text:span text:style-name="T18">СОСУДИСТ.</text:span></text:p>
          </draw:text-box>
        </draw:frame>
        <draw:frame draw:style-name="gr34" draw:text-style-name="P17" draw:layer="layout" svg:width="1.107cm" svg:height="0.289cm" svg:x="2.131cm" svg:y="16.126cm">
          <draw:text-box>
            <text:p text:style-name="P1"><text:span text:style-name="T18">ЛЁГКИЕ</text:span></text:p>
          </draw:text-box>
        </draw:frame>
        <draw:frame draw:style-name="gr37" draw:text-style-name="P15" draw:layer="layout" svg:width="1.429cm" svg:height="0.213cm" svg:x="1.945cm" svg:y="16.698cm">
          <draw:text-box>
            <text:p text:style-name="P1"><text:span text:style-name="T21">ВОСПИТАНИЕ</text:span></text:p>
          </draw:text-box>
        </draw:frame>
        <draw:frame draw:style-name="gr37" draw:text-style-name="P15" draw:layer="layout" svg:width="1.45cm" svg:height="0.213cm" svg:x="3.433cm" svg:y="16.693cm">
          <draw:text-box>
            <text:p text:style-name="P1"><text:span text:style-name="T21">ОБЩИТЕЛЬН.</text:span></text:p>
          </draw:text-box>
        </draw:frame>
        <draw:frame draw:style-name="gr37" draw:text-style-name="P15" draw:layer="layout" svg:width="1.412cm" svg:height="0.213cm" svg:x="4.86cm" svg:y="16.694cm">
          <draw:text-box>
            <text:p text:style-name="P1"><text:span text:style-name="T21">ВОСПРИЯТИЕ</text:span></text:p>
          </draw:text-box>
        </draw:frame>
        <draw:frame draw:style-name="gr37" draw:text-style-name="P15" draw:layer="layout" svg:width="1.331cm" svg:height="0.213cm" svg:x="7.854cm" svg:y="16.681cm">
          <draw:text-box>
            <text:p text:style-name="P1"><text:span text:style-name="T21">ОЩУЩЕНИЕ</text:span></text:p>
          </draw:text-box>
        </draw:frame>
        <draw:frame draw:style-name="gr37" draw:text-style-name="P15" draw:layer="layout" svg:width="1.505cm" svg:height="0.213cm" svg:x="9.201cm" svg:y="16.703cm">
          <draw:text-box>
            <text:p text:style-name="P1"><text:span text:style-name="T21">САМООЦЕНКА</text:span></text:p>
          </draw:text-box>
        </draw:frame>
        <draw:frame draw:style-name="gr37" draw:text-style-name="P15" draw:layer="layout" svg:width="1.488cm" svg:height="0.213cm" svg:x="10.739cm" svg:y="16.689cm">
          <draw:text-box>
            <text:p text:style-name="P1"><text:span text:style-name="T21">ПРИН.РЕШЕН.</text:span></text:p>
          </draw:text-box>
        </draw:frame>
        <draw:frame draw:style-name="gr37" draw:text-style-name="P15" draw:layer="layout" svg:width="1.086cm" svg:height="0.213cm" svg:x="12.252cm" svg:y="16.678cm">
          <draw:text-box>
            <text:p text:style-name="P1"><text:span text:style-name="T21">ХАРАКТЕР</text:span></text:p>
          </draw:text-box>
        </draw:frame>
        <draw:frame draw:style-name="gr37" draw:text-style-name="P15" draw:layer="layout" svg:width="1.391cm" svg:height="0.213cm" svg:x="13.605cm" svg:y="16.689cm">
          <draw:text-box>
            <text:p text:style-name="P1"><text:span text:style-name="T21">КАЧ.РАБОТЫ</text:span></text:p>
          </draw:text-box>
        </draw:frame>
        <draw:frame draw:style-name="gr37" draw:text-style-name="P15" draw:layer="layout" svg:width="1.302cm" svg:height="0.213cm" svg:x="15.105cm" svg:y="16.691cm">
          <draw:text-box>
            <text:p text:style-name="P1"><text:span text:style-name="T21">МЫШЛЕНИЕ</text:span></text:p>
          </draw:text-box>
        </draw:frame>
        <draw:frame draw:style-name="gr37" draw:text-style-name="P15" draw:layer="layout" svg:width="1.162cm" svg:height="0.213cm" svg:x="16.625cm" svg:y="16.689cm">
          <draw:text-box>
            <text:p text:style-name="P1"><text:span text:style-name="T21">ПОСТУПКИ</text:span></text:p>
          </draw:text-box>
        </draw:frame>
        <draw:frame draw:style-name="gr37" draw:text-style-name="P15" draw:layer="layout" svg:width="1.209cm" svg:height="0.213cm" svg:x="18.125cm" svg:y="16.684cm">
          <draw:text-box>
            <text:p text:style-name="P1"><text:span text:style-name="T21">РЕЗУЛЬТАТ</text:span></text:p>
          </draw:text-box>
        </draw:frame>
        <draw:frame draw:style-name="gr37" draw:text-style-name="P15" draw:layer="layout" svg:width="1.526cm" svg:height="0.213cm" svg:x="1.923cm" svg:y="17.205cm">
          <draw:text-box>
            <text:p text:style-name="P1"><text:span text:style-name="T21">БЛАГОДАРНО-</text:span></text:p>
          </draw:text-box>
        </draw:frame>
        <draw:frame draw:style-name="gr37" draw:text-style-name="P15" draw:layer="layout" svg:width="1.086cm" svg:height="0.213cm" svg:x="3.567cm" svg:y="17.211cm">
          <draw:text-box>
            <text:p text:style-name="P1"><text:span text:style-name="T21">ЖЕЛАНИЯ</text:span></text:p>
          </draw:text-box>
        </draw:frame>
        <draw:frame draw:style-name="gr37" draw:text-style-name="P15" draw:layer="layout" svg:width="0.942cm" svg:height="0.213cm" svg:x="5.159cm" svg:y="17.225cm">
          <draw:text-box>
            <text:p text:style-name="P1"><text:span text:style-name="T21">ЛЮБОВЬ</text:span></text:p>
          </draw:text-box>
        </draw:frame>
        <draw:frame draw:style-name="gr37" draw:text-style-name="P15" draw:layer="layout" svg:width="1.488cm" svg:height="0.213cm" svg:x="13.56cm" svg:y="17.219cm">
          <draw:text-box>
            <text:p text:style-name="P1"><text:span text:style-name="T21">ГЕНИАЛЬНОС.</text:span></text:p>
          </draw:text-box>
        </draw:frame>
        <draw:frame draw:style-name="gr37" draw:text-style-name="P15" draw:layer="layout" svg:width="1.458cm" svg:height="0.213cm" svg:x="12.15cm" svg:y="17.211cm">
          <draw:text-box>
            <text:p text:style-name="P1"><text:span text:style-name="T21">РЕАГИРОВАН.</text:span></text:p>
          </draw:text-box>
        </draw:frame>
        <draw:frame draw:style-name="gr37" draw:text-style-name="P15" draw:layer="layout" svg:width="1.399cm" svg:height="0.213cm" svg:x="10.748cm" svg:y="17.214cm">
          <draw:text-box>
            <text:p text:style-name="P1"><text:span text:style-name="T21">ВЛАСТНОСТЬ</text:span></text:p>
          </draw:text-box>
        </draw:frame>
        <draw:frame draw:style-name="gr37" draw:text-style-name="P15" draw:layer="layout" svg:width="0.828cm" svg:height="0.213cm" svg:x="9.496cm" svg:y="17.208cm">
          <draw:text-box>
            <text:p text:style-name="P1"><text:span text:style-name="T21">СТРАХИ</text:span></text:p>
          </draw:text-box>
        </draw:frame>
        <draw:frame draw:style-name="gr37" draw:text-style-name="P15" draw:layer="layout" svg:width="1.145cm" svg:height="0.213cm" svg:x="7.95cm" svg:y="17.228cm">
          <draw:text-box>
            <text:p text:style-name="P1"><text:span text:style-name="T21">ЗДОРОВЬЕ</text:span></text:p>
          </draw:text-box>
        </draw:frame>
        <draw:frame draw:style-name="gr37" draw:text-style-name="P15" draw:layer="layout" svg:width="0.857cm" svg:height="0.213cm" svg:x="6.602cm" svg:y="17.217cm">
          <draw:text-box>
            <text:p text:style-name="P1"><text:span text:style-name="T21">СУДЬБА</text:span></text:p>
          </draw:text-box>
        </draw:frame>
        <draw:frame draw:style-name="gr37" draw:text-style-name="P15" draw:layer="layout" svg:width="0.844cm" svg:height="0.213cm" svg:x="18.187cm" svg:y="17.218cm">
          <draw:text-box>
            <text:p text:style-name="P1"><text:span text:style-name="T21">ДЕНЬГИ</text:span></text:p>
          </draw:text-box>
        </draw:frame>
        <draw:frame draw:style-name="gr37" draw:text-style-name="P15" draw:layer="layout" svg:width="1.031cm" svg:height="0.213cm" svg:x="16.736cm" svg:y="17.221cm">
          <draw:text-box>
            <text:p text:style-name="P1"><text:span text:style-name="T21">СВОБОДА</text:span></text:p>
          </draw:text-box>
        </draw:frame>
        <draw:frame draw:style-name="gr37" draw:text-style-name="P15" draw:layer="layout" svg:width="1.348cm" svg:height="0.213cm" svg:x="15.109cm" svg:y="17.23cm">
          <draw:text-box>
            <text:p text:style-name="P1"><text:span text:style-name="T21">ВНЕШНОСТЬ</text:span></text:p>
          </draw:text-box>
        </draw:frame>
        <draw:path draw:style-name="gr38" draw:text-style-name="P5" draw:layer="layout" svg:width="1.282cm" svg:height="0.589cm" svg:x="19.136cm" svg:y="28.41cm" svg:viewBox="0 0 1283 590" svg:d="M641 590h-641c0-325 287-590 641-590 355 0 642 265 642 590z">
          <text:p/>
        </draw:path>
        <draw:polygon draw:style-name="gr30" draw:text-style-name="P4" draw:layer="layout" svg:width="0.387cm" svg:height="0.062cm" svg:x="0.426cm" svg:y="28.887cm" svg:viewBox="0 0 388 63" draw:points="0,0 388,0 388,63 0,63">
          <text:p/>
        </draw:polygon>
        <draw:path draw:style-name="gr7" draw:text-style-name="P5" draw:layer="layout" svg:width="0.631cm" svg:height="0.238cm" svg:x="0.787cm" svg:y="19.714cm" svg:viewBox="0 0 632 239" svg:d="M0 45h7c15 0 29-3 41-11 13-7 21-17 24-29h3 43v230h-3-58v-162h-57zM398 235h-3-188v-10c0-12 3-24 8-33s12-19 23-27c6-6 13-12 22-17 8-6 18-12 28-18 7-4 14-8 20-12 5-4 10-7 14-11 6-5 11-10 14-15 2-5 4-12 4-20 0-11-3-19-10-24-6-5-13-8-21-10-1 0-2 0-3 0s-2 0-3 0c-11 0-21 3-29 9-7 7-11 16-11 30v8h-4-53v-7c0-5 0-10 1-15s2-10 4-15c5-12 14-23 28-33s35-15 64-15h4c23 0 44 5 63 16 19 10 28 28 28 54 0 19-5 33-15 45-10 11-20 20-32 27-4 2-7 4-10 6s-7 4-10 5c-9 6-17 10-23 14-7 4-12 7-17 11-2 2-5 5-7 7-2 3-4 6-6 9h120zM529 239c-32 0-57-11-73-33-17-21-25-50-25-86s8-66 25-87c16-22 41-33 73-33h4c29 0 50 8 64 23s24 31 29 49c2 9 4 18 4 26 1 8 2 16 2 22 0 7-1 14-2 22 0 9-2 17-4 25-5 18-15 35-29 49-14 15-35 23-64 23zM531 201c14 0 24-6 30-16 5-10 9-21 11-34 0-5 1-11 1-16s0-10 0-15c0-4 0-9 0-15 0-5-1-10-1-16-2-12-6-25-11-35-6-10-16-16-30-16s-24 6-29 16c-6 10-10 23-12 35 0 5-1 11-1 16 0 6 0 11 0 15 0 5 0 10 0 15 0 6 1 11 1 17 2 12 6 23 12 33 5 10 15 16 29 16z">
          <text:p/>
        </draw:path>
        <draw:path draw:style-name="gr7" draw:text-style-name="P5" draw:layer="layout" svg:width="0.631cm" svg:height="0.237cm" svg:x="0.752cm" svg:y="19.234cm" svg:viewBox="0 0 632 238" svg:d="M0 45h8c14 0 28-4 41-11 13-8 20-17 23-30h3 44v230h-4-57v-162h-58zM259 155c0 3 0 5 0 8 1 3 1 5 2 8 2 7 6 14 12 20s16 9 29 9 23-4 30-10c7-7 10-15 10-25 0-9-2-16-7-21-5-4-10-7-15-8-3-1-6-1-9-1-2-1-5-1-7-1h-24v-37h18c2 0 5-1 8-1s7 0 10-1c6-2 11-4 15-8s7-12 7-20c0-2-1-4-1-6-1-2-1-4-2-6-2-5-6-8-11-12-6-3-14-5-24-5-2 0-4 0-5 0-2 0-4 0-6 1-6 1-13 5-18 11-6 5-9 15-9 30h-3-52c0-5 1-10 1-15 1-6 2-12 5-18 4-11 13-22 26-32s34-15 62-15h3c29 0 51 6 66 17 15 12 22 27 22 45 0 14-4 26-11 33-7 8-14 13-23 16-2 1-3 1-5 2-1 0-3 1-5 1v1c14 1 26 6 37 15 10 10 15 23 15 40 0 18-5 32-15 41s-21 16-33 20c-10 3-19 5-28 6-9 0-15 1-18 1h-3c-32 0-54-6-69-16-14-11-23-23-28-36-2-5-3-11-4-16s-1-10-1-15h3zM530 238c-33 0-57-11-74-32-16-22-25-51-25-87s9-65 25-87c17-22 41-32 74-32h3c30 0 51 7 65 22s23 31 28 49c3 9 4 18 5 26s1 16 1 22c0 7 0 14-1 23-1 8-2 16-5 25-5 18-14 34-28 49s-35 22-65 22zM532 201c14-1 24-6 29-16 6-11 10-22 11-34 1-6 2-11 2-17 0-5 0-10 0-15 0-4 0-9 0-14 0-6-1-11-2-17-1-13-5-24-11-35-5-10-15-15-29-16-14 1-24 6-30 16-6 11-9 22-11 35-1 6-1 11-1 16 0 6-1 11-1 15 0 5 1 10 1 15 0 6 0 11 1 17 2 12 5 23 11 34 6 10 16 15 30 16z">
          <text:p/>
        </draw:path>
        <draw:frame draw:style-name="gr39" draw:text-style-name="P20" draw:layer="layout" svg:width="1.501cm" svg:height="0.196cm" svg:x="6.3cm" svg:y="16.694cm">
          <draw:text-box>
            <text:p text:style-name="P1"><text:span text:style-name="T22">РАССУЖДЕНИЕ</text:span></text:p>
          </draw:text-box>
        </draw:frame>
        <draw:polygon draw:style-name="gr6" draw:text-style-name="P5" draw:layer="layout" svg:width="0.13cm" svg:height="0.361cm" svg:x="20.383cm" svg:y="28.425cm" svg:viewBox="0 0 131 362" draw:points="65,362 0,221 43,221 43,0 87,0 87,221 131,221">
          <text:p/>
        </draw:polygon>
        <draw:frame draw:style-name="gr1" draw:text-style-name="P2" draw:layer="layout" svg:width="20.91cm" svg:height="0.255cm" svg:x="0.426cm" svg:y="29.206cm">
          <draw:text-box>
            <text:p text:style-name="P1"><text:span text:style-name="T1">МЕТОД РЕЦЕНЗИРОВАЛИ ВИДНЫЕ РОССИЙСКИЕ УЧЁНЫЕ А.М.ВАСИЛЕНКО, В.Г.ЗИЛОВ, С.А.РАДЗИЕВСКИЙ. УЧЕБНОЕ ПОСОБИЕ РЕЦЕНЗИРОВАЛ А.М.ВАСИЛЕНКО. <text:s/></text:span></text:p>
          </draw:text-box>
        </draw:frame>
        <draw:frame draw:style-name="gr40" draw:text-style-name="P21" draw:layer="layout" svg:width="0.925cm" svg:height="0.59cm" svg:x="19.342cm" svg:y="28.47cm">
          <draw:text-box>
            <text:p text:style-name="P1"><text:span text:style-name="T23">SW</text:span></text:p>
          </draw:text-box>
        </draw:frame>
        <draw:line draw:style-name="gr41" draw:text-style-name="P6" draw:layer="layout" svg:x1="20.162cm" svg:y1="28.581cm" svg:x2="20.182cm" svg:y2="28.499cm">
          <text:p/>
        </draw:line>
        <draw:line draw:style-name="gr41" draw:text-style-name="P6" draw:layer="layout" svg:x1="20.087cm" svg:y1="28.585cm" svg:x2="20.115cm" svg:y2="28.463cm">
          <text:p/>
        </draw:line>
        <draw:polygon draw:style-name="gr30" draw:text-style-name="P4" draw:layer="layout" svg:width="0.037cm" svg:height="0.1cm" svg:x="20.107cm" svg:y="28.481cm" svg:viewBox="0 0 38 101" draw:points="38,0 0,0 0,101 38,101">
          <text:p/>
        </draw:polygon>
        <draw:polygon draw:style-name="gr30" draw:text-style-name="P4" draw:layer="layout" svg:width="0.057cm" svg:height="0.043cm" svg:x="20.124cm" svg:y="28.49cm" svg:viewBox="0 0 58 44" draw:points="58,0 0,0 0,44 58,44">
          <text:p/>
        </draw:polygon>
        <draw:polygon draw:style-name="gr30" draw:text-style-name="P4" draw:layer="layout" svg:width="0.024cm" svg:height="0.042cm" svg:x="20.139cm" svg:y="28.529cm" svg:viewBox="0 0 25 43" draw:points="0,0 25,0 25,43 0,43">
          <text:p/>
        </draw:polygon>
        <draw:polygon draw:style-name="gr30" draw:text-style-name="P4" draw:layer="layout" svg:width="0.011cm" svg:height="0.023cm" svg:x="20.157cm" svg:y="28.52cm" svg:viewBox="0 0 12 24" draw:points="0,0 12,0 12,24 0,24">
          <text:p/>
        </draw:polygon>
        <draw:polygon draw:style-name="gr30" draw:text-style-name="P4" draw:layer="layout" svg:width="0.022cm" svg:height="0.054cm" svg:x="20.102cm" svg:y="28.52cm" svg:viewBox="0 0 23 55" draw:points="23,0 0,0 0,55 23,55">
          <text:p/>
        </draw:polygon>
        <draw:polygon draw:style-name="gr30" draw:text-style-name="P4" draw:layer="layout" svg:width="0.012cm" svg:height="0.04cm" svg:x="20.094cm" svg:y="28.555cm" svg:viewBox="0 0 13 41" draw:points="0,41 13,41 13,0 0,0">
          <text:p/>
        </draw:polygon>
        <draw:polygon draw:style-name="gr30" draw:text-style-name="P4" draw:layer="layout" svg:width="0.012cm" svg:height="0.017cm" svg:x="20.099cm" svg:y="28.538cm" svg:viewBox="0 0 13 18" draw:points="13,0 0,0 0,18 13,18">
          <text:p/>
        </draw:polygon>
        <draw:polygon draw:style-name="gr6" draw:text-style-name="P5" draw:layer="layout" svg:width="0.084cm" svg:height="0.084cm" svg:x="19.401cm" svg:y="28.779cm" svg:viewBox="0 0 85 85" draw:points="24,0 85,52 60,85 0,32">
          <text:p/>
        </draw:polygon>
        <draw:polygon draw:style-name="gr6" draw:text-style-name="P5" draw:layer="layout" svg:width="0.154cm" svg:height="0.07cm" svg:x="19.355cm" svg:y="28.809cm" svg:viewBox="0 0 155 71" draw:points="0,0 155,0 155,71 0,71">
          <text:p/>
        </draw:polygon>
        <draw:polygon draw:style-name="gr30" draw:text-style-name="P4" draw:layer="layout" svg:width="0.044cm" svg:height="0.042cm" svg:x="20.124cm" svg:y="28.512cm" svg:viewBox="0 0 45 43" draw:points="0,0 45,0 45,43 0,43">
          <text:p/>
        </draw:polygon>
        <draw:polygon draw:style-name="gr30" draw:text-style-name="P4" draw:layer="layout" svg:width="0.023cm" svg:height="0.009cm" svg:x="20.139cm" svg:y="28.571cm" svg:viewBox="0 0 24 10" draw:points="0,0 24,0 24,10 0,10">
          <text:p/>
        </draw:polygon>
        <draw:polygon draw:style-name="gr3" draw:text-style-name="P4" draw:layer="layout" svg:width="0.385cm" svg:height="0.07cm" svg:x="19.137cm" svg:y="28.883cm" svg:viewBox="0 0 386 71" draw:points="0,71 386,71 386,0 0,0">
          <text:p/>
        </draw:polygon>
        <draw:frame draw:style-name="gr40" draw:text-style-name="P21" draw:layer="layout" svg:width="0.925cm" svg:height="0.59cm" svg:x="19.342cm" svg:y="28.47cm">
          <draw:text-box>
            <text:p text:style-name="P1"><text:span text:style-name="T24">SW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ArialMT" svg:font-family="ArialMT" style:font-pitch="variable"/>
    <style:font-face style:name="ArialMT1" svg:font-family="ArialMT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cm" fo:margin-bottom="1cm" fo:margin-left="0.3cm" fo:margin-right="0.3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4380"/>
    <meta:generator>LibreOffice/7.3.7.2$Linux_X86_64 LibreOffice_project/30$Build-2</meta:generator>
  </office:meta>
</office:document-meta>
</file>